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96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9.49mm"/>
    </style:style>
    <style:style style:name="co9" style:family="table-column">
      <style:table-column-properties fo:break-before="auto" style:column-width="3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date-style style:name="N10050" number:language="en" number:country="US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10052" number:language="en" number:country="US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>
      <style:table-cell-properties fo:background-color="#fff200"/>
    </style:style>
    <style:style style:name="ce6" style:family="table-cell" style:parent-style-name="Default" style:data-style-name="N52"/>
    <style:style style:name="ce7" style:family="table-cell" style:parent-style-name="Default" style:data-style-name="N10052"/>
    <style:style style:name="ce9" style:family="table-cell" style:parent-style-name="Default" style:data-style-name="N10000"/>
    <style:style style:name="ce12" style:family="table-cell" style:parent-style-name="Default" style:data-style-name="N10050"/>
    <style:style style:name="ce8" style:family="table-cell" style:parent-style-name="Default" style:data-style-name="N0">
      <style:table-cell-properties fo:background-color="#fff200"/>
    </style:style>
    <style:style style:name="ce25" style:family="table-cell" style:parent-style-name="Default" style:data-style-name="N0"/>
    <style:style style:name="ce1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f200"/>
    </style:style>
    <style:style style:name="ce1" style:family="table-cell" style:parent-style-name="Default" style:data-style-name="N100">
      <style:table-cell-properties fo:background-color="#fff200"/>
    </style:style>
    <style:style style:name="ce20" style:family="table-cell" style:parent-style-name="Default" style:data-style-name="N100">
      <style:table-cell-properties fo:background-color="#fff200"/>
      <style:text-properties style:use-window-font-color="true"/>
    </style:style>
    <style:style style:name="ce13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2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0">
      <style:table-cell-properties fo:background-color="#faa61a"/>
    </style:style>
    <style:style style:name="ce26" style:family="table-cell" style:parent-style-name="Default" style:data-style-name="N52">
      <style:table-cell-properties fo:background-color="transparent"/>
    </style:style>
    <style:style style:name="ce35" style:family="table-cell" style:parent-style-name="Default" style:data-style-name="N41">
      <style:table-cell-properties fo:background-color="transparent"/>
    </style:style>
    <style:style style:name="ce36" style:family="table-cell" style:parent-style-name="Default" style:data-style-name="N10000">
      <style:table-cell-properties fo:background-color="transparent"/>
    </style:style>
    <style:style style:name="ce37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imulacao_tcc" table:style-name="ta1">
        <table:table-column table:style-name="co1" table:default-cell-style-name="ce6"/>
        <table:table-column table:style-name="co2" table:number-columns-repeated="3" table:default-cell-style-name="ce9"/>
        <table:table-column table:style-name="co3" table:default-cell-style-name="ce25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ce35"/>
        <table:table-column table:style-name="co2" table:default-cell-style-name="ce11"/>
        <table:table-column table:style-name="co1" table:default-cell-style-name="ce11"/>
        <table:table-column table:style-name="co2" table:number-columns-repeated="3" table:default-cell-style-name="ce36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 table:style-name="ce5" office:value-type="string" calcext:value-type="string">
            <text:p>data</text:p>
          </table:table-cell>
          <table:table-cell table:style-name="ce5" office:value-type="string" calcext:value-type="string">
            <text:p>data dec</text:p>
          </table:table-cell>
          <table:table-cell table:style-name="ce5" office:value-type="string" calcext:value-type="string">
            <text:p>hora dec</text:p>
          </table:table-cell>
          <table:table-cell table:style-name="ce5" office:value-type="string" calcext:value-type="string">
            <text:p>tag (offset)</text:p>
          </table:table-cell>
          <table:table-cell table:style-name="ce5" office:value-type="string" calcext:value-type="string">
            <text:p>day mod count</text:p>
          </table:table-cell>
          <table:table-cell table:style-name="ce5" office:value-type="string" calcext:value-type="string">
            <text:p>incr</text:p>
          </table:table-cell>
          <table:table-cell table:style-name="ce10" office:value-type="string" calcext:value-type="string">
            <text:p>qdade casas</text:p>
          </table:table-cell>
          <table:table-cell table:style-name="ce10" office:value-type="string" calcext:value-type="string">
            <text:p>variância</text:p>
          </table:table-cell>
          <table:table-cell table:style-name="ce1" office:value-type="string" calcext:value-type="string">
            <text:p>dias:</text:p>
          </table:table-cell>
          <table:table-cell table:style-name="ce1" office:value-type="string" calcext:value-type="string">
            <text:p>Num ultima linha</text:p>
          </table:table-cell>
          <table:table-cell table:style-name="Default" office:value-type="string" calcext:value-type="string">
            <text:p>hora</text:p>
          </table:table-cell>
          <table:table-cell table:style-name="Default" office:value-type="string" calcext:value-type="string">
            <text:p>incr</text:p>
          </table:table-cell>
          <table:table-cell table:style-name="Default" office:value-type="string" calcext:value-type="string">
            <text:p>dia</text:p>
          </table:table-cell>
          <table:table-cell table:style-name="Default" office:value-type="string" calcext:value-type="string">
            <text:p>hora dec</text:p>
          </table:table-cell>
          <table:table-cell table:style-name="Default" office:value-type="string" calcext:value-type="string">
            <text:p>tag</text:p>
          </table:table-cell>
          <table:table-cell table:style-name="Default" office:value-type="string" calcext:value-type="string">
            <text:p>habilitar sleep</text:p>
          </table:table-cell>
          <table:table-cell office:value-type="string" calcext:value-type="string">
            <text:p>hora limite</text:p>
          </table:table-cell>
          <table:table-cell office:value-type="string" calcext:value-type="string">
            <text:p>num ult linha</text:p>
          </table:table-cell>
          <table:table-cell office:value-type="string" calcext:value-type="string">
            <text:p>inc hora</text:p>
          </table:table-cell>
        </table:table-row>
        <table:table-row table:style-name="ro1">
          <table:table-cell table:style-name="ce5" office:value-type="date" office:date-value="2019-10-07T09:30:00" calcext:value-type="date">
            <text:p>2019-10-07 09:30:00</text:p>
          </table:table-cell>
          <table:table-cell table:style-name="ce5" table:number-columns-repeated="3"/>
          <table:table-cell table:style-name="ce8" table:formula="of:=150+40+30" office:value-type="float" office:value="220" calcext:value-type="float">
            <text:p>220</text:p>
          </table:table-cell>
          <table:table-cell table:style-name="ce8" table:number-columns-repeated="2"/>
          <table:table-cell table:style-name="ce10" office:value-type="float" office:value="60" calcext:value-type="float">
            <text:p>60</text:p>
          </table:table-cell>
          <table:table-cell table:style-name="ce1" office:value-type="string" calcext:value-type="string">
            <text:p>00:15:00</text:p>
          </table:table-cell>
          <table:table-cell table:style-name="ce20" office:value-type="string" calcext:value-type="string">
            <text:p>22</text:p>
          </table:table-cell>
          <table:table-cell table:style-name="ce28" table:formula="of:=[.J2]*[.H2]+2" office:value-type="float" office:value="1322" calcext:value-type="float">
            <text:p>1322</text:p>
          </table:table-cell>
          <table:table-cell office:value-type="time" office:time-value="PT08H00M00S" calcext:value-type="time">
            <text:p>08:00:00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43745" calcext:value-type="float">
            <text:p>43745</text:p>
          </table:table-cell>
          <table:table-cell table:style-name="ce35" table:number-columns-repeated="2"/>
          <table:table-cell table:style-name="ce11" office:value-type="string" calcext:value-type="string">
            <text:p>extendido?</text:p>
          </table:table-cell>
          <table:table-cell table:style-name="ce35" office:value-type="time" office:time-value="PT11H00M00S" calcext:value-type="time">
            <text:p>11:00:00</text:p>
          </table:table-cell>
          <table:table-cell table:formula="of:=(([.R2]-[.L2])/[.T2])*[.J2]+2" office:value-type="float" office:value="398" calcext:value-type="float">
            <text:p>398</text:p>
          </table:table-cell>
          <table:table-cell table:style-name="ce35" office:value-type="time" office:time-value="PT00H10M00S" calcext:value-type="time">
            <text:p>00:10:00</text:p>
          </table:table-cell>
        </table:table-row>
        <table:table-row table:style-name="ro1">
          <table:table-cell table:formula="of:=SUM(COM.MICROSOFT.NORM.INV( RAND();[.$A$2];[.$I$2]);FLOOR([.G3]))" office:value-type="date" office:date-value="2019-10-07T09:32:07.245491" calcext:value-type="date">
            <text:p>2019-10-07 09:32:07</text:p>
          </table:table-cell>
          <table:table-cell table:style-name="ce7" table:formula="of:=[.A3]" office:value-type="date" office:date-value="2019-10-07T09:32:07.245491" calcext:value-type="date">
            <text:p>2019-10-07 09:32:07</text:p>
          </table:table-cell>
          <table:table-cell table:formula="of:=TRUNC([.A3])" office:value-type="float" office:value="43745" calcext:value-type="float">
            <text:p>43745</text:p>
          </table:table-cell>
          <table:table-cell table:style-name="ce12" table:formula="of:=[.B3]-[.C3]" office:value-type="date" office:date-value="1899-12-30T09:32:07.24549099803" calcext:value-type="date">
            <text:p>12/30/99 09:32 AM</text:p>
          </table:table-cell>
          <table:table-cell table:formula="of:=MOD([.E2]-[.$E$2];[.$H$2])+1+[.$E$2]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style-name="ce26"/>
          <table:table-cell table:formula="of:=SUM(MOD(SUM([.L2]-[.L$2];[.T$2]);[.R$2]-[.L$2]);[.L$2])" office:value-type="time" office:time-value="PT08H10M00S" calcext:value-type="time">
            <text:p>08:10:00</text:p>
          </table:table-cell>
          <table:table-cell table:formula="of:=IF([.L3]&lt;[.L2];[.M2]+[.H$2];[.M2])" office:value-type="float" office:value="0" calcext:value-type="float">
            <text:p>0</text:p>
          </table:table-cell>
          <table:table-cell table:formula="of:=OFFSET([.C$4];[.M3];0)" office:value-type="float" office:value="43745" calcext:value-type="float">
            <text:p>43745</text:p>
          </table:table-cell>
          <table:table-cell table:formula="of:=[.L3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3];0)&lt;=[.O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]))" office:value-type="date" office:date-value="2019-10-07T09:21:17.569107" calcext:value-type="date">
            <text:p>2019-10-07 09:21:18</text:p>
          </table:table-cell>
          <table:table-cell table:style-name="ce7" table:formula="of:=[.A4]" office:value-type="date" office:date-value="2019-10-07T09:21:17.569107" calcext:value-type="date">
            <text:p>2019-10-07 09:21:18</text:p>
          </table:table-cell>
          <table:table-cell table:formula="of:=TRUNC([.A4])" office:value-type="float" office:value="43745" calcext:value-type="float">
            <text:p>43745</text:p>
          </table:table-cell>
          <table:table-cell table:style-name="ce12" table:formula="of:=[.B4]-[.C4]" office:value-type="date" office:date-value="1899-12-30T09:21:17.56910703611" calcext:value-type="date">
            <text:p>12/30/99 09:21 AM</text:p>
          </table:table-cell>
          <table:table-cell table:formula="of:=MOD([.E3]-[.$E$2];[.$H$2])+1+[.$E$2]" office:value-type="float" office:value="222" calcext:value-type="float">
            <text:p>222</text:p>
          </table:table-cell>
          <table:table-cell table:formula="of:=MOD([.F3]+1/[.$H$2];5)" office:value-type="float" office:value="0.0166666666666667" calcext:value-type="float">
            <text:p>0,016666666666667</text:p>
          </table:table-cell>
          <table:table-cell table:formula="of:=IF([.F4]&lt;0.000001;[.G3]+2+1/[.$H$2];[.G3]+1/[.$H$2])" office:value-type="float" office:value="0.0166666666666667" calcext:value-type="float">
            <text:p>0,01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3]-[.L$2];[.T$2]);[.R$2]-[.L$2]);[.L$2])" office:value-type="time" office:time-value="PT08H20M00S" calcext:value-type="time">
            <text:p>08:20:00</text:p>
          </table:table-cell>
          <table:table-cell table:formula="of:=IF([.L4]&lt;[.L3];[.M3]+[.H$2];[.M3])" office:value-type="float" office:value="0" calcext:value-type="float">
            <text:p>0</text:p>
          </table:table-cell>
          <table:table-cell table:formula="of:=OFFSET([.C$4];[.M4];0)" office:value-type="float" office:value="43745" calcext:value-type="float">
            <text:p>43745</text:p>
          </table:table-cell>
          <table:table-cell table:formula="of:=[.L4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4];0)&lt;=[.O4];0;1)" office:value-type="float" office:value="1" calcext:value-type="float">
            <text:p>1</text:p>
          </table:table-cell>
          <table:table-cell table:style-name="ce37"/>
          <table:table-cell table:number-columns-repeated="2"/>
        </table:table-row>
        <table:table-row table:style-name="ro1">
          <table:table-cell table:formula="of:=SUM(COM.MICROSOFT.NORM.INV( RAND();[.$A$2];[.$I$2]);FLOOR([.G5]))" office:value-type="date" office:date-value="2019-10-07T09:28:50.232343" calcext:value-type="date">
            <text:p>2019-10-07 09:28:50</text:p>
          </table:table-cell>
          <table:table-cell table:style-name="ce7" table:formula="of:=[.A5]" office:value-type="date" office:date-value="2019-10-07T09:28:50.232343" calcext:value-type="date">
            <text:p>2019-10-07 09:28:50</text:p>
          </table:table-cell>
          <table:table-cell table:formula="of:=TRUNC([.A5])" office:value-type="float" office:value="43745" calcext:value-type="float">
            <text:p>43745</text:p>
          </table:table-cell>
          <table:table-cell table:style-name="ce12" table:formula="of:=[.B5]-[.C5]" office:value-type="date" office:date-value="1899-12-30T09:28:50.23234277498" calcext:value-type="date">
            <text:p>12/30/99 09:28 AM</text:p>
          </table:table-cell>
          <table:table-cell table:formula="of:=MOD([.E4]-[.$E$2];[.$H$2])+1+[.$E$2]" office:value-type="float" office:value="223" calcext:value-type="float">
            <text:p>223</text:p>
          </table:table-cell>
          <table:table-cell table:formula="of:=MOD([.F4]+1/[.$H$2];5)" office:value-type="float" office:value="0.0333333333333333" calcext:value-type="float">
            <text:p>0,033333333333333</text:p>
          </table:table-cell>
          <table:table-cell table:formula="of:=IF([.F5]&lt;0.000001;[.G4]+2+1/[.$H$2];[.G4]+1/[.$H$2])" office:value-type="float" office:value="0.0333333333333333" calcext:value-type="float">
            <text:p>0,033333333333333</text:p>
          </table:table-cell>
          <table:table-cell table:number-columns-repeated="2"/>
          <table:table-cell table:style-name="ce13"/>
          <table:table-cell table:style-name="ce26"/>
          <table:table-cell table:formula="of:=SUM(MOD(SUM([.L4]-[.L$2];[.T$2]);[.R$2]-[.L$2]);[.L$2])" office:value-type="time" office:time-value="PT08H30M00S" calcext:value-type="time">
            <text:p>08:30:00</text:p>
          </table:table-cell>
          <table:table-cell table:formula="of:=IF([.L5]&lt;[.L4];[.M4]+[.H$2];[.M4])" office:value-type="float" office:value="0" calcext:value-type="float">
            <text:p>0</text:p>
          </table:table-cell>
          <table:table-cell table:formula="of:=OFFSET([.C$4];[.M5];0)" office:value-type="float" office:value="43745" calcext:value-type="float">
            <text:p>43745</text:p>
          </table:table-cell>
          <table:table-cell table:formula="of:=[.L5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5];0)&lt;=[.O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]))" office:value-type="date" office:date-value="2019-10-07T09:30:23.758665" calcext:value-type="date">
            <text:p>2019-10-07 09:30:24</text:p>
          </table:table-cell>
          <table:table-cell table:style-name="ce7" table:formula="of:=[.A6]" office:value-type="date" office:date-value="2019-10-07T09:30:23.758665" calcext:value-type="date">
            <text:p>2019-10-07 09:30:24</text:p>
          </table:table-cell>
          <table:table-cell table:formula="of:=TRUNC([.A6])" office:value-type="float" office:value="43745" calcext:value-type="float">
            <text:p>43745</text:p>
          </table:table-cell>
          <table:table-cell table:style-name="ce12" table:formula="of:=[.B6]-[.C6]" office:value-type="date" office:date-value="1899-12-30T09:30:23.75866484363" calcext:value-type="date">
            <text:p>12/30/99 09:30 AM</text:p>
          </table:table-cell>
          <table:table-cell table:formula="of:=MOD([.E5]-[.$E$2];[.$H$2])+1+[.$E$2]" office:value-type="float" office:value="224" calcext:value-type="float">
            <text:p>224</text:p>
          </table:table-cell>
          <table:table-cell table:formula="of:=MOD([.F5]+1/[.$H$2];5)" office:value-type="float" office:value="0.05" calcext:value-type="float">
            <text:p>0,05</text:p>
          </table:table-cell>
          <table:table-cell table:formula="of:=IF([.F6]&lt;0.000001;[.G5]+2+1/[.$H$2];[.G5]+1/[.$H$2])" office:value-type="float" office:value="0.05" calcext:value-type="float">
            <text:p>0,05</text:p>
          </table:table-cell>
          <table:table-cell table:number-columns-repeated="2"/>
          <table:table-cell table:style-name="ce13"/>
          <table:table-cell table:style-name="ce26"/>
          <table:table-cell table:formula="of:=SUM(MOD(SUM([.L5]-[.L$2];[.T$2]);[.R$2]-[.L$2]);[.L$2])" office:value-type="time" office:time-value="PT08H40M00S" calcext:value-type="time">
            <text:p>08:40:00</text:p>
          </table:table-cell>
          <table:table-cell table:formula="of:=IF([.L6]&lt;[.L5];[.M5]+[.H$2];[.M5])" office:value-type="float" office:value="0" calcext:value-type="float">
            <text:p>0</text:p>
          </table:table-cell>
          <table:table-cell table:formula="of:=OFFSET([.C$4];[.M6];0)" office:value-type="float" office:value="43745" calcext:value-type="float">
            <text:p>43745</text:p>
          </table:table-cell>
          <table:table-cell table:formula="of:=[.L6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6];0)&lt;=[.O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]))" office:value-type="date" office:date-value="2019-10-07T09:28:30.708537" calcext:value-type="date">
            <text:p>2019-10-07 09:28:31</text:p>
          </table:table-cell>
          <table:table-cell table:style-name="ce7" table:formula="of:=[.A7]" office:value-type="date" office:date-value="2019-10-07T09:28:30.708537" calcext:value-type="date">
            <text:p>2019-10-07 09:28:31</text:p>
          </table:table-cell>
          <table:table-cell table:formula="of:=TRUNC([.A7])" office:value-type="float" office:value="43745" calcext:value-type="float">
            <text:p>43745</text:p>
          </table:table-cell>
          <table:table-cell table:style-name="ce12" table:formula="of:=[.B7]-[.C7]" office:value-type="date" office:date-value="1899-12-30T09:28:30.70853748824" calcext:value-type="date">
            <text:p>12/30/99 09:28 AM</text:p>
          </table:table-cell>
          <table:table-cell table:formula="of:=MOD([.E6]-[.$E$2];[.$H$2])+1+[.$E$2]" office:value-type="float" office:value="225" calcext:value-type="float">
            <text:p>225</text:p>
          </table:table-cell>
          <table:table-cell table:formula="of:=MOD([.F6]+1/[.$H$2];5)" office:value-type="float" office:value="0.0666666666666667" calcext:value-type="float">
            <text:p>0,066666666666667</text:p>
          </table:table-cell>
          <table:table-cell table:formula="of:=IF([.F7]&lt;0.000001;[.G6]+2+1/[.$H$2];[.G6]+1/[.$H$2])" office:value-type="float" office:value="0.0666666666666667" calcext:value-type="float">
            <text:p>0,066666666666667</text:p>
          </table:table-cell>
          <table:table-cell table:number-columns-repeated="2"/>
          <table:table-cell table:style-name="ce13"/>
          <table:table-cell table:style-name="ce26"/>
          <table:table-cell table:formula="of:=SUM(MOD(SUM([.L6]-[.L$2];[.T$2]);[.R$2]-[.L$2]);[.L$2])" office:value-type="time" office:time-value="PT08H50M00S" calcext:value-type="time">
            <text:p>08:50:00</text:p>
          </table:table-cell>
          <table:table-cell table:formula="of:=IF([.L7]&lt;[.L6];[.M6]+[.H$2];[.M6])" office:value-type="float" office:value="0" calcext:value-type="float">
            <text:p>0</text:p>
          </table:table-cell>
          <table:table-cell table:formula="of:=OFFSET([.C$4];[.M7];0)" office:value-type="float" office:value="43745" calcext:value-type="float">
            <text:p>43745</text:p>
          </table:table-cell>
          <table:table-cell table:formula="of:=[.L7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7];0)&lt;=[.O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]))" office:value-type="date" office:date-value="2019-10-07T10:02:05.503541" calcext:value-type="date">
            <text:p>2019-10-07 10:02:06</text:p>
          </table:table-cell>
          <table:table-cell table:style-name="ce7" table:formula="of:=[.A8]" office:value-type="date" office:date-value="2019-10-07T10:02:05.503541" calcext:value-type="date">
            <text:p>2019-10-07 10:02:06</text:p>
          </table:table-cell>
          <table:table-cell table:formula="of:=TRUNC([.A8])" office:value-type="float" office:value="43745" calcext:value-type="float">
            <text:p>43745</text:p>
          </table:table-cell>
          <table:table-cell table:style-name="ce12" table:formula="of:=[.B8]-[.C8]" office:value-type="date" office:date-value="1899-12-30T10:02:05.50354104023" calcext:value-type="date">
            <text:p>12/30/99 10:02 AM</text:p>
          </table:table-cell>
          <table:table-cell table:formula="of:=MOD([.E7]-[.$E$2];[.$H$2])+1+[.$E$2]" office:value-type="float" office:value="226" calcext:value-type="float">
            <text:p>226</text:p>
          </table:table-cell>
          <table:table-cell table:formula="of:=MOD([.F7]+1/[.$H$2];5)" office:value-type="float" office:value="0.0833333333333333" calcext:value-type="float">
            <text:p>0,083333333333333</text:p>
          </table:table-cell>
          <table:table-cell table:formula="of:=IF([.F8]&lt;0.000001;[.G7]+2+1/[.$H$2];[.G7]+1/[.$H$2])" office:value-type="float" office:value="0.0833333333333333" calcext:value-type="float">
            <text:p>0,08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7]-[.L$2];[.T$2]);[.R$2]-[.L$2]);[.L$2])" office:value-type="time" office:time-value="PT09H00M00S" calcext:value-type="time">
            <text:p>09:00:00</text:p>
          </table:table-cell>
          <table:table-cell table:formula="of:=IF([.L8]&lt;[.L7];[.M7]+[.H$2];[.M7])" office:value-type="float" office:value="0" calcext:value-type="float">
            <text:p>0</text:p>
          </table:table-cell>
          <table:table-cell table:formula="of:=OFFSET([.C$4];[.M8];0)" office:value-type="float" office:value="43745" calcext:value-type="float">
            <text:p>43745</text:p>
          </table:table-cell>
          <table:table-cell table:formula="of:=[.L8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8];0)&lt;=[.O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]))" office:value-type="date" office:date-value="2019-10-07T09:00:34.945761" calcext:value-type="date">
            <text:p>2019-10-07 09:00:35</text:p>
          </table:table-cell>
          <table:table-cell table:style-name="ce7" table:formula="of:=[.A9]" office:value-type="date" office:date-value="2019-10-07T09:00:34.945761" calcext:value-type="date">
            <text:p>2019-10-07 09:00:35</text:p>
          </table:table-cell>
          <table:table-cell table:formula="of:=TRUNC([.A9])" office:value-type="float" office:value="43745" calcext:value-type="float">
            <text:p>43745</text:p>
          </table:table-cell>
          <table:table-cell table:style-name="ce12" table:formula="of:=[.B9]-[.C9]" office:value-type="date" office:date-value="1899-12-30T09:00:34.94576134253" calcext:value-type="date">
            <text:p>12/30/99 09:00 AM</text:p>
          </table:table-cell>
          <table:table-cell table:formula="of:=MOD([.E8]-[.$E$2];[.$H$2])+1+[.$E$2]" office:value-type="float" office:value="227" calcext:value-type="float">
            <text:p>227</text:p>
          </table:table-cell>
          <table:table-cell table:formula="of:=MOD([.F8]+1/[.$H$2];5)" office:value-type="float" office:value="0.1" calcext:value-type="float">
            <text:p>0,1</text:p>
          </table:table-cell>
          <table:table-cell table:formula="of:=IF([.F9]&lt;0.000001;[.G8]+2+1/[.$H$2];[.G8]+1/[.$H$2])" office:value-type="float" office:value="0.1" calcext:value-type="float">
            <text:p>0,1</text:p>
          </table:table-cell>
          <table:table-cell table:style-name="ce11" table:number-columns-repeated="2"/>
          <table:table-cell table:style-name="ce13" table:number-columns-repeated="2"/>
          <table:table-cell table:formula="of:=SUM(MOD(SUM([.L8]-[.L$2];[.T$2]);[.R$2]-[.L$2]);[.L$2])" office:value-type="time" office:time-value="PT09H10M00S" calcext:value-type="time">
            <text:p>09:10:00</text:p>
          </table:table-cell>
          <table:table-cell table:formula="of:=IF([.L9]&lt;[.L8];[.M8]+[.H$2];[.M8])" office:value-type="float" office:value="0" calcext:value-type="float">
            <text:p>0</text:p>
          </table:table-cell>
          <table:table-cell table:formula="of:=OFFSET([.C$4];[.M9];0)" office:value-type="float" office:value="43745" calcext:value-type="float">
            <text:p>43745</text:p>
          </table:table-cell>
          <table:table-cell table:formula="of:=[.L9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];0)&lt;=[.O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]))" office:value-type="date" office:date-value="2019-10-07T09:39:29.490535" calcext:value-type="date">
            <text:p>2019-10-07 09:39:29</text:p>
          </table:table-cell>
          <table:table-cell table:style-name="ce7" table:formula="of:=[.A10]" office:value-type="date" office:date-value="2019-10-07T09:39:29.490535" calcext:value-type="date">
            <text:p>2019-10-07 09:39:29</text:p>
          </table:table-cell>
          <table:table-cell table:formula="of:=TRUNC([.A10])" office:value-type="float" office:value="43745" calcext:value-type="float">
            <text:p>43745</text:p>
          </table:table-cell>
          <table:table-cell table:style-name="ce12" table:formula="of:=[.B10]-[.C10]" office:value-type="date" office:date-value="1899-12-30T09:39:29.49053490534" calcext:value-type="date">
            <text:p>12/30/99 09:39 AM</text:p>
          </table:table-cell>
          <table:table-cell table:formula="of:=MOD([.E9]-[.$E$2];[.$H$2])+1+[.$E$2]" office:value-type="float" office:value="228" calcext:value-type="float">
            <text:p>228</text:p>
          </table:table-cell>
          <table:table-cell table:formula="of:=MOD([.F9]+1/[.$H$2];5)" office:value-type="float" office:value="0.116666666666667" calcext:value-type="float">
            <text:p>0,116666666666667</text:p>
          </table:table-cell>
          <table:table-cell table:formula="of:=IF([.F10]&lt;0.000001;[.G9]+2+1/[.$H$2];[.G9]+1/[.$H$2])" office:value-type="float" office:value="0.116666666666667" calcext:value-type="float">
            <text:p>0,11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9]-[.L$2];[.T$2]);[.R$2]-[.L$2]);[.L$2])" office:value-type="time" office:time-value="PT09H20M00S" calcext:value-type="time">
            <text:p>09:20:00</text:p>
          </table:table-cell>
          <table:table-cell table:formula="of:=IF([.L10]&lt;[.L9];[.M9]+[.H$2];[.M9])" office:value-type="float" office:value="0" calcext:value-type="float">
            <text:p>0</text:p>
          </table:table-cell>
          <table:table-cell table:formula="of:=OFFSET([.C$4];[.M10];0)" office:value-type="float" office:value="43745" calcext:value-type="float">
            <text:p>43745</text:p>
          </table:table-cell>
          <table:table-cell table:formula="of:=[.L10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];0)&lt;=[.O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]))" office:value-type="date" office:date-value="2019-10-07T09:17:08.804329" calcext:value-type="date">
            <text:p>2019-10-07 09:17:09</text:p>
          </table:table-cell>
          <table:table-cell table:style-name="ce7" table:formula="of:=[.A11]" office:value-type="date" office:date-value="2019-10-07T09:17:08.804329" calcext:value-type="date">
            <text:p>2019-10-07 09:17:09</text:p>
          </table:table-cell>
          <table:table-cell table:formula="of:=TRUNC([.A11])" office:value-type="float" office:value="43745" calcext:value-type="float">
            <text:p>43745</text:p>
          </table:table-cell>
          <table:table-cell table:style-name="ce12" table:formula="of:=[.B11]-[.C11]" office:value-type="date" office:date-value="1899-12-30T09:17:08.80432906095" calcext:value-type="date">
            <text:p>12/30/99 09:17 AM</text:p>
          </table:table-cell>
          <table:table-cell table:formula="of:=MOD([.E10]-[.$E$2];[.$H$2])+1+[.$E$2]" office:value-type="float" office:value="229" calcext:value-type="float">
            <text:p>229</text:p>
          </table:table-cell>
          <table:table-cell table:formula="of:=MOD([.F10]+1/[.$H$2];5)" office:value-type="float" office:value="0.133333333333333" calcext:value-type="float">
            <text:p>0,133333333333333</text:p>
          </table:table-cell>
          <table:table-cell table:formula="of:=IF([.F11]&lt;0.000001;[.G10]+2+1/[.$H$2];[.G10]+1/[.$H$2])" office:value-type="float" office:value="0.133333333333333" calcext:value-type="float">
            <text:p>0,133333333333333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0]-[.L$2];[.T$2]);[.R$2]-[.L$2]);[.L$2])" office:value-type="time" office:time-value="PT09H30M00S" calcext:value-type="time">
            <text:p>09:30:00</text:p>
          </table:table-cell>
          <table:table-cell table:formula="of:=IF([.L11]&lt;[.L10];[.M10]+[.H$2];[.M10])" office:value-type="float" office:value="0" calcext:value-type="float">
            <text:p>0</text:p>
          </table:table-cell>
          <table:table-cell table:formula="of:=OFFSET([.C$4];[.M11];0)" office:value-type="float" office:value="43745" calcext:value-type="float">
            <text:p>43745</text:p>
          </table:table-cell>
          <table:table-cell table:formula="of:=[.L11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1];0)&lt;=[.O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]))" office:value-type="date" office:date-value="2019-10-07T09:15:55.580829" calcext:value-type="date">
            <text:p>2019-10-07 09:15:56</text:p>
          </table:table-cell>
          <table:table-cell table:style-name="ce7" table:formula="of:=[.A12]" office:value-type="date" office:date-value="2019-10-07T09:15:55.580829" calcext:value-type="date">
            <text:p>2019-10-07 09:15:56</text:p>
          </table:table-cell>
          <table:table-cell table:formula="of:=TRUNC([.A12])" office:value-type="float" office:value="43745" calcext:value-type="float">
            <text:p>43745</text:p>
          </table:table-cell>
          <table:table-cell table:style-name="ce12" table:formula="of:=[.B12]-[.C12]" office:value-type="date" office:date-value="1899-12-30T09:15:55.58082887437" calcext:value-type="date">
            <text:p>12/30/99 09:15 AM</text:p>
          </table:table-cell>
          <table:table-cell table:formula="of:=MOD([.E11]-[.$E$2];[.$H$2])+1+[.$E$2]" office:value-type="float" office:value="230" calcext:value-type="float">
            <text:p>230</text:p>
          </table:table-cell>
          <table:table-cell table:formula="of:=MOD([.F11]+1/[.$H$2];5)" office:value-type="float" office:value="0.15" calcext:value-type="float">
            <text:p>0,15</text:p>
          </table:table-cell>
          <table:table-cell table:formula="of:=IF([.F12]&lt;0.000001;[.G11]+2+1/[.$H$2];[.G11]+1/[.$H$2])" office:value-type="float" office:value="0.15" calcext:value-type="float">
            <text:p>0,15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1]-[.L$2];[.T$2]);[.R$2]-[.L$2]);[.L$2])" office:value-type="time" office:time-value="PT09H40M00S" calcext:value-type="time">
            <text:p>09:40:00</text:p>
          </table:table-cell>
          <table:table-cell table:formula="of:=IF([.L12]&lt;[.L11];[.M11]+[.H$2];[.M11])" office:value-type="float" office:value="0" calcext:value-type="float">
            <text:p>0</text:p>
          </table:table-cell>
          <table:table-cell table:formula="of:=OFFSET([.C$4];[.M12];0)" office:value-type="float" office:value="43745" calcext:value-type="float">
            <text:p>43745</text:p>
          </table:table-cell>
          <table:table-cell table:formula="of:=[.L12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2];0)&lt;=[.O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]))" office:value-type="date" office:date-value="2019-10-07T09:17:34.831057" calcext:value-type="date">
            <text:p>2019-10-07 09:17:35</text:p>
          </table:table-cell>
          <table:table-cell table:style-name="ce7" table:formula="of:=[.A13]" office:value-type="date" office:date-value="2019-10-07T09:17:34.831057" calcext:value-type="date">
            <text:p>2019-10-07 09:17:35</text:p>
          </table:table-cell>
          <table:table-cell table:formula="of:=TRUNC([.A13])" office:value-type="float" office:value="43745" calcext:value-type="float">
            <text:p>43745</text:p>
          </table:table-cell>
          <table:table-cell table:style-name="ce12" table:formula="of:=[.B13]-[.C13]" office:value-type="date" office:date-value="1899-12-30T09:17:34.83105685562" calcext:value-type="date">
            <text:p>12/30/99 09:17 AM</text:p>
          </table:table-cell>
          <table:table-cell table:formula="of:=MOD([.E12]-[.$E$2];[.$H$2])+1+[.$E$2]" office:value-type="float" office:value="231" calcext:value-type="float">
            <text:p>231</text:p>
          </table:table-cell>
          <table:table-cell table:formula="of:=MOD([.F12]+1/[.$H$2];5)" office:value-type="float" office:value="0.166666666666667" calcext:value-type="float">
            <text:p>0,166666666666667</text:p>
          </table:table-cell>
          <table:table-cell table:formula="of:=IF([.F13]&lt;0.000001;[.G12]+2+1/[.$H$2];[.G12]+1/[.$H$2])" office:value-type="float" office:value="0.166666666666667" calcext:value-type="float">
            <text:p>0,166666666666667</text:p>
          </table:table-cell>
          <table:table-cell table:style-name="ce11" table:number-columns-repeated="2"/>
          <table:table-cell table:style-name="ce13"/>
          <table:table-cell table:style-name="ce26"/>
          <table:table-cell table:formula="of:=SUM(MOD(SUM([.L12]-[.L$2];[.T$2]);[.R$2]-[.L$2]);[.L$2])" office:value-type="time" office:time-value="PT09H50M00S" calcext:value-type="time">
            <text:p>09:50:00</text:p>
          </table:table-cell>
          <table:table-cell table:formula="of:=IF([.L13]&lt;[.L12];[.M12]+[.H$2];[.M12])" office:value-type="float" office:value="0" calcext:value-type="float">
            <text:p>0</text:p>
          </table:table-cell>
          <table:table-cell table:formula="of:=OFFSET([.C$4];[.M13];0)" office:value-type="float" office:value="43745" calcext:value-type="float">
            <text:p>43745</text:p>
          </table:table-cell>
          <table:table-cell table:formula="of:=[.L13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3];0)&lt;=[.O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]))" office:value-type="date" office:date-value="2019-10-07T09:57:50.497179" calcext:value-type="date">
            <text:p>2019-10-07 09:57:50</text:p>
          </table:table-cell>
          <table:table-cell table:style-name="ce7" table:formula="of:=[.A14]" office:value-type="date" office:date-value="2019-10-07T09:57:50.497179" calcext:value-type="date">
            <text:p>2019-10-07 09:57:50</text:p>
          </table:table-cell>
          <table:table-cell table:formula="of:=TRUNC([.A14])" office:value-type="float" office:value="43745" calcext:value-type="float">
            <text:p>43745</text:p>
          </table:table-cell>
          <table:table-cell table:style-name="ce12" table:formula="of:=[.B14]-[.C14]" office:value-type="date" office:date-value="1899-12-30T09:57:50.49717928749" calcext:value-type="date">
            <text:p>12/30/99 09:57 AM</text:p>
          </table:table-cell>
          <table:table-cell table:formula="of:=MOD([.E13]-[.$E$2];[.$H$2])+1+[.$E$2]" office:value-type="float" office:value="232" calcext:value-type="float">
            <text:p>232</text:p>
          </table:table-cell>
          <table:table-cell table:formula="of:=MOD([.F13]+1/[.$H$2];5)" office:value-type="float" office:value="0.183333333333333" calcext:value-type="float">
            <text:p>0,183333333333333</text:p>
          </table:table-cell>
          <table:table-cell table:formula="of:=IF([.F14]&lt;0.000001;[.G13]+2+1/[.$H$2];[.G13]+1/[.$H$2])" office:value-type="float" office:value="0.183333333333333" calcext:value-type="float">
            <text:p>0,183333333333333</text:p>
          </table:table-cell>
          <table:table-cell table:style-name="ce11" table:number-columns-repeated="2"/>
          <table:table-cell table:style-name="ce13" table:number-columns-repeated="2"/>
          <table:table-cell table:formula="of:=SUM(MOD(SUM([.L13]-[.L$2];[.T$2]);[.R$2]-[.L$2]);[.L$2])" office:value-type="time" office:time-value="PT10H00M00S" calcext:value-type="time">
            <text:p>10:00:00</text:p>
          </table:table-cell>
          <table:table-cell table:formula="of:=IF([.L14]&lt;[.L13];[.M13]+[.H$2];[.M13])" office:value-type="float" office:value="0" calcext:value-type="float">
            <text:p>0</text:p>
          </table:table-cell>
          <table:table-cell table:formula="of:=OFFSET([.C$4];[.M14];0)" office:value-type="float" office:value="43745" calcext:value-type="float">
            <text:p>43745</text:p>
          </table:table-cell>
          <table:table-cell table:formula="of:=[.L14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4];0)&lt;=[.O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]))" office:value-type="date" office:date-value="2019-10-07T09:28:08.637704" calcext:value-type="date">
            <text:p>2019-10-07 09:28:09</text:p>
          </table:table-cell>
          <table:table-cell table:style-name="ce7" table:formula="of:=[.A15]" office:value-type="date" office:date-value="2019-10-07T09:28:08.637704" calcext:value-type="date">
            <text:p>2019-10-07 09:28:09</text:p>
          </table:table-cell>
          <table:table-cell table:formula="of:=TRUNC([.A15])" office:value-type="float" office:value="43745" calcext:value-type="float">
            <text:p>43745</text:p>
          </table:table-cell>
          <table:table-cell table:style-name="ce12" table:formula="of:=[.B15]-[.C15]" office:value-type="date" office:date-value="1899-12-30T09:28:08.63770379685" calcext:value-type="date">
            <text:p>12/30/99 09:28 AM</text:p>
          </table:table-cell>
          <table:table-cell table:formula="of:=MOD([.E14]-[.$E$2];[.$H$2])+1+[.$E$2]" office:value-type="float" office:value="233" calcext:value-type="float">
            <text:p>233</text:p>
          </table:table-cell>
          <table:table-cell table:formula="of:=MOD([.F14]+1/[.$H$2];5)" office:value-type="float" office:value="0.2" calcext:value-type="float">
            <text:p>0,2</text:p>
          </table:table-cell>
          <table:table-cell table:formula="of:=IF([.F15]&lt;0.000001;[.G14]+2+1/[.$H$2];[.G14]+1/[.$H$2])" office:value-type="float" office:value="0.2" calcext:value-type="float">
            <text:p>0,2</text:p>
          </table:table-cell>
          <table:table-cell table:style-name="ce11" table:number-columns-repeated="2"/>
          <table:table-cell table:style-name="ce13" table:number-columns-repeated="2"/>
          <table:table-cell table:formula="of:=SUM(MOD(SUM([.L14]-[.L$2];[.T$2]);[.R$2]-[.L$2]);[.L$2])" office:value-type="time" office:time-value="PT10H10M00S" calcext:value-type="time">
            <text:p>10:10:00</text:p>
          </table:table-cell>
          <table:table-cell table:formula="of:=IF([.L15]&lt;[.L14];[.M14]+[.H$2];[.M14])" office:value-type="float" office:value="0" calcext:value-type="float">
            <text:p>0</text:p>
          </table:table-cell>
          <table:table-cell table:formula="of:=OFFSET([.C$4];[.M15];0)" office:value-type="float" office:value="43745" calcext:value-type="float">
            <text:p>43745</text:p>
          </table:table-cell>
          <table:table-cell table:formula="of:=[.L15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5];0)&lt;=[.O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]))" office:value-type="date" office:date-value="2019-10-07T09:35:10.547572" calcext:value-type="date">
            <text:p>2019-10-07 09:35:11</text:p>
          </table:table-cell>
          <table:table-cell table:style-name="ce7" table:formula="of:=[.A16]" office:value-type="date" office:date-value="2019-10-07T09:35:10.547572" calcext:value-type="date">
            <text:p>2019-10-07 09:35:11</text:p>
          </table:table-cell>
          <table:table-cell table:formula="of:=TRUNC([.A16])" office:value-type="float" office:value="43745" calcext:value-type="float">
            <text:p>43745</text:p>
          </table:table-cell>
          <table:table-cell table:style-name="ce12" table:formula="of:=[.B16]-[.C16]" office:value-type="date" office:date-value="1899-12-30T09:35:10.54757209495" calcext:value-type="date">
            <text:p>12/30/99 09:35 AM</text:p>
          </table:table-cell>
          <table:table-cell table:formula="of:=MOD([.E15]-[.$E$2];[.$H$2])+1+[.$E$2]" office:value-type="float" office:value="234" calcext:value-type="float">
            <text:p>234</text:p>
          </table:table-cell>
          <table:table-cell table:formula="of:=MOD([.F15]+1/[.$H$2];5)" office:value-type="float" office:value="0.216666666666667" calcext:value-type="float">
            <text:p>0,216666666666667</text:p>
          </table:table-cell>
          <table:table-cell table:formula="of:=IF([.F16]&lt;0.000001;[.G15]+2+1/[.$H$2];[.G15]+1/[.$H$2])" office:value-type="float" office:value="0.216666666666667" calcext:value-type="float">
            <text:p>0,216666666666667</text:p>
          </table:table-cell>
          <table:table-cell table:style-name="ce11"/>
          <table:table-cell/>
          <table:table-cell table:style-name="ce22"/>
          <table:table-cell table:style-name="ce13"/>
          <table:table-cell table:formula="of:=SUM(MOD(SUM([.L15]-[.L$2];[.T$2]);[.R$2]-[.L$2]);[.L$2])" office:value-type="time" office:time-value="PT10H20M00S" calcext:value-type="time">
            <text:p>10:20:00</text:p>
          </table:table-cell>
          <table:table-cell table:formula="of:=IF([.L16]&lt;[.L15];[.M15]+[.H$2];[.M15])" office:value-type="float" office:value="0" calcext:value-type="float">
            <text:p>0</text:p>
          </table:table-cell>
          <table:table-cell table:formula="of:=OFFSET([.C$4];[.M16];0)" office:value-type="float" office:value="43745" calcext:value-type="float">
            <text:p>43745</text:p>
          </table:table-cell>
          <table:table-cell table:formula="of:=[.L16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6];0)&lt;=[.O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]))" office:value-type="date" office:date-value="2019-10-07T09:22:21.208103" calcext:value-type="date">
            <text:p>2019-10-07 09:22:21</text:p>
          </table:table-cell>
          <table:table-cell table:style-name="ce7" table:formula="of:=[.A17]" office:value-type="date" office:date-value="2019-10-07T09:22:21.208103" calcext:value-type="date">
            <text:p>2019-10-07 09:22:21</text:p>
          </table:table-cell>
          <table:table-cell table:formula="of:=TRUNC([.A17])" office:value-type="float" office:value="43745" calcext:value-type="float">
            <text:p>43745</text:p>
          </table:table-cell>
          <table:table-cell table:style-name="ce12" table:formula="of:=[.B17]-[.C17]" office:value-type="date" office:date-value="1899-12-30T09:22:21.20810315944" calcext:value-type="date">
            <text:p>12/30/99 09:22 AM</text:p>
          </table:table-cell>
          <table:table-cell table:formula="of:=MOD([.E16]-[.$E$2];[.$H$2])+1+[.$E$2]" office:value-type="float" office:value="235" calcext:value-type="float">
            <text:p>235</text:p>
          </table:table-cell>
          <table:table-cell table:formula="of:=MOD([.F16]+1/[.$H$2];5)" office:value-type="float" office:value="0.233333333333333" calcext:value-type="float">
            <text:p>0,233333333333333</text:p>
          </table:table-cell>
          <table:table-cell table:formula="of:=IF([.F17]&lt;0.000001;[.G16]+2+1/[.$H$2];[.G16]+1/[.$H$2])" office:value-type="float" office:value="0.233333333333333" calcext:value-type="float">
            <text:p>0,233333333333333</text:p>
          </table:table-cell>
          <table:table-cell table:number-columns-repeated="2"/>
          <table:table-cell table:style-name="ce2" table:number-columns-repeated="2"/>
          <table:table-cell table:formula="of:=SUM(MOD(SUM([.L16]-[.L$2];[.T$2]);[.R$2]-[.L$2]);[.L$2])" office:value-type="time" office:time-value="PT10H30M00S" calcext:value-type="time">
            <text:p>10:30:00</text:p>
          </table:table-cell>
          <table:table-cell table:formula="of:=IF([.L17]&lt;[.L16];[.M16]+[.H$2];[.M16])" office:value-type="float" office:value="0" calcext:value-type="float">
            <text:p>0</text:p>
          </table:table-cell>
          <table:table-cell table:formula="of:=OFFSET([.C$4];[.M17];0)" office:value-type="float" office:value="43745" calcext:value-type="float">
            <text:p>43745</text:p>
          </table:table-cell>
          <table:table-cell table:formula="of:=[.L17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7];0)&lt;=[.O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]))" office:value-type="date" office:date-value="2019-10-07T09:17:14.269115" calcext:value-type="date">
            <text:p>2019-10-07 09:17:14</text:p>
          </table:table-cell>
          <table:table-cell table:style-name="ce7" table:formula="of:=[.A18]" office:value-type="date" office:date-value="2019-10-07T09:17:14.269115" calcext:value-type="date">
            <text:p>2019-10-07 09:17:14</text:p>
          </table:table-cell>
          <table:table-cell table:formula="of:=TRUNC([.A18])" office:value-type="float" office:value="43745" calcext:value-type="float">
            <text:p>43745</text:p>
          </table:table-cell>
          <table:table-cell table:style-name="ce12" table:formula="of:=[.B18]-[.C18]" office:value-type="date" office:date-value="1899-12-30T09:17:14.26911535207" calcext:value-type="date">
            <text:p>12/30/99 09:17 AM</text:p>
          </table:table-cell>
          <table:table-cell table:formula="of:=MOD([.E17]-[.$E$2];[.$H$2])+1+[.$E$2]" office:value-type="float" office:value="236" calcext:value-type="float">
            <text:p>236</text:p>
          </table:table-cell>
          <table:table-cell table:formula="of:=MOD([.F17]+1/[.$H$2];5)" office:value-type="float" office:value="0.25" calcext:value-type="float">
            <text:p>0,25</text:p>
          </table:table-cell>
          <table:table-cell table:formula="of:=IF([.F18]&lt;0.000001;[.G17]+2+1/[.$H$2];[.G17]+1/[.$H$2])" office:value-type="float" office:value="0.25" calcext:value-type="float">
            <text:p>0,25</text:p>
          </table:table-cell>
          <table:table-cell table:number-columns-repeated="2"/>
          <table:table-cell table:style-name="ce2" table:number-columns-repeated="2"/>
          <table:table-cell table:formula="of:=SUM(MOD(SUM([.L17]-[.L$2];[.T$2]);[.R$2]-[.L$2]);[.L$2])" office:value-type="time" office:time-value="PT10H40M00S" calcext:value-type="time">
            <text:p>10:40:00</text:p>
          </table:table-cell>
          <table:table-cell table:formula="of:=IF([.L18]&lt;[.L17];[.M17]+[.H$2];[.M17])" office:value-type="float" office:value="0" calcext:value-type="float">
            <text:p>0</text:p>
          </table:table-cell>
          <table:table-cell table:formula="of:=OFFSET([.C$4];[.M18];0)" office:value-type="float" office:value="43745" calcext:value-type="float">
            <text:p>43745</text:p>
          </table:table-cell>
          <table:table-cell table:formula="of:=[.L18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];0)&lt;=[.O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]))" office:value-type="date" office:date-value="2019-10-07T09:25:17.032427" calcext:value-type="date">
            <text:p>2019-10-07 09:25:17</text:p>
          </table:table-cell>
          <table:table-cell table:style-name="ce7" table:formula="of:=[.A19]" office:value-type="date" office:date-value="2019-10-07T09:25:17.032427" calcext:value-type="date">
            <text:p>2019-10-07 09:25:17</text:p>
          </table:table-cell>
          <table:table-cell table:formula="of:=TRUNC([.A19])" office:value-type="float" office:value="43745" calcext:value-type="float">
            <text:p>43745</text:p>
          </table:table-cell>
          <table:table-cell table:style-name="ce12" table:formula="of:=[.B19]-[.C19]" office:value-type="date" office:date-value="1899-12-30T09:25:17.0324267121" calcext:value-type="date">
            <text:p>12/30/99 09:25 AM</text:p>
          </table:table-cell>
          <table:table-cell table:formula="of:=MOD([.E18]-[.$E$2];[.$H$2])+1+[.$E$2]" office:value-type="float" office:value="237" calcext:value-type="float">
            <text:p>237</text:p>
          </table:table-cell>
          <table:table-cell table:formula="of:=MOD([.F18]+1/[.$H$2];5)" office:value-type="float" office:value="0.266666666666667" calcext:value-type="float">
            <text:p>0,266666666666667</text:p>
          </table:table-cell>
          <table:table-cell table:formula="of:=IF([.F19]&lt;0.000001;[.G18]+2+1/[.$H$2];[.G18]+1/[.$H$2])" office:value-type="float" office:value="0.266666666666667" calcext:value-type="float">
            <text:p>0,266666666666667</text:p>
          </table:table-cell>
          <table:table-cell table:number-columns-repeated="2"/>
          <table:table-cell table:style-name="ce2" table:number-columns-repeated="2"/>
          <table:table-cell table:formula="of:=SUM(MOD(SUM([.L18]-[.L$2];[.T$2]);[.R$2]-[.L$2]);[.L$2])" office:value-type="time" office:time-value="PT10H50M00S" calcext:value-type="time">
            <text:p>10:50:00</text:p>
          </table:table-cell>
          <table:table-cell table:formula="of:=IF([.L19]&lt;[.L18];[.M18]+[.H$2];[.M18])" office:value-type="float" office:value="0" calcext:value-type="float">
            <text:p>0</text:p>
          </table:table-cell>
          <table:table-cell table:formula="of:=OFFSET([.C$4];[.M19];0)" office:value-type="float" office:value="43745" calcext:value-type="float">
            <text:p>43745</text:p>
          </table:table-cell>
          <table:table-cell table:formula="of:=[.L19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9];0)&lt;=[.O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]))" office:value-type="date" office:date-value="2019-10-07T09:01:47.223516" calcext:value-type="date">
            <text:p>2019-10-07 09:01:47</text:p>
          </table:table-cell>
          <table:table-cell table:style-name="ce7" table:formula="of:=[.A20]" office:value-type="date" office:date-value="2019-10-07T09:01:47.223516" calcext:value-type="date">
            <text:p>2019-10-07 09:01:47</text:p>
          </table:table-cell>
          <table:table-cell table:formula="of:=TRUNC([.A20])" office:value-type="float" office:value="43745" calcext:value-type="float">
            <text:p>43745</text:p>
          </table:table-cell>
          <table:table-cell table:style-name="ce12" table:formula="of:=[.B20]-[.C20]" office:value-type="date" office:date-value="1899-12-30T09:01:47.22351630684" calcext:value-type="date">
            <text:p>12/30/99 09:01 AM</text:p>
          </table:table-cell>
          <table:table-cell table:formula="of:=MOD([.E19]-[.$E$2];[.$H$2])+1+[.$E$2]" office:value-type="float" office:value="238" calcext:value-type="float">
            <text:p>238</text:p>
          </table:table-cell>
          <table:table-cell table:formula="of:=MOD([.F19]+1/[.$H$2];5)" office:value-type="float" office:value="0.283333333333333" calcext:value-type="float">
            <text:p>0,283333333333333</text:p>
          </table:table-cell>
          <table:table-cell table:formula="of:=IF([.F20]&lt;0.000001;[.G19]+2+1/[.$H$2];[.G19]+1/[.$H$2])" office:value-type="float" office:value="0.283333333333333" calcext:value-type="float">
            <text:p>0,283333333333333</text:p>
          </table:table-cell>
          <table:table-cell table:number-columns-repeated="2"/>
          <table:table-cell table:style-name="ce2" table:number-columns-repeated="2"/>
          <table:table-cell table:formula="of:=SUM(MOD(SUM([.L19]-[.L$2];[.T$2]);[.R$2]-[.L$2]);[.L$2])" office:value-type="time" office:time-value="PT11H00M00S" calcext:value-type="time">
            <text:p>11:00:00</text:p>
          </table:table-cell>
          <table:table-cell table:formula="of:=IF([.L20]&lt;[.L19];[.M19]+[.H$2];[.M19])" office:value-type="float" office:value="0" calcext:value-type="float">
            <text:p>0</text:p>
          </table:table-cell>
          <table:table-cell table:formula="of:=OFFSET([.C$4];[.M20];0)" office:value-type="float" office:value="43745" calcext:value-type="float">
            <text:p>43745</text:p>
          </table:table-cell>
          <table:table-cell table:formula="of:=[.L20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0];0)&lt;=[.O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]))" office:value-type="date" office:date-value="2019-10-07T09:50:54.165791" calcext:value-type="date">
            <text:p>2019-10-07 09:50:54</text:p>
          </table:table-cell>
          <table:table-cell table:style-name="ce7" table:formula="of:=[.A21]" office:value-type="date" office:date-value="2019-10-07T09:50:54.165791" calcext:value-type="date">
            <text:p>2019-10-07 09:50:54</text:p>
          </table:table-cell>
          <table:table-cell table:formula="of:=TRUNC([.A21])" office:value-type="float" office:value="43745" calcext:value-type="float">
            <text:p>43745</text:p>
          </table:table-cell>
          <table:table-cell table:style-name="ce12" table:formula="of:=[.B21]-[.C21]" office:value-type="date" office:date-value="1899-12-30T09:50:54.16579109151" calcext:value-type="date">
            <text:p>12/30/99 09:50 AM</text:p>
          </table:table-cell>
          <table:table-cell table:formula="of:=MOD([.E20]-[.$E$2];[.$H$2])+1+[.$E$2]" office:value-type="float" office:value="239" calcext:value-type="float">
            <text:p>239</text:p>
          </table:table-cell>
          <table:table-cell table:formula="of:=MOD([.F20]+1/[.$H$2];5)" office:value-type="float" office:value="0.3" calcext:value-type="float">
            <text:p>0,3</text:p>
          </table:table-cell>
          <table:table-cell table:formula="of:=IF([.F21]&lt;0.000001;[.G20]+2+1/[.$H$2];[.G20]+1/[.$H$2])" office:value-type="float" office:value="0.3" calcext:value-type="float">
            <text:p>0,3</text:p>
          </table:table-cell>
          <table:table-cell table:number-columns-repeated="2"/>
          <table:table-cell table:style-name="ce2" table:number-columns-repeated="2"/>
          <table:table-cell table:formula="of:=SUM(MOD(SUM([.L20]-[.L$2];[.T$2]);[.R$2]-[.L$2]);[.L$2])" office:value-type="time" office:time-value="PT08H10M00S" calcext:value-type="time">
            <text:p>08:10:00</text:p>
          </table:table-cell>
          <table:table-cell table:formula="of:=IF([.L21]&lt;[.L20];[.M20]+[.H$2];[.M20])" office:value-type="float" office:value="60" calcext:value-type="float">
            <text:p>60</text:p>
          </table:table-cell>
          <table:table-cell table:formula="of:=OFFSET([.C$4];[.M21];0)" office:value-type="float" office:value="43746" calcext:value-type="float">
            <text:p>43746</text:p>
          </table:table-cell>
          <table:table-cell table:formula="of:=[.L21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1];0)&lt;=[.O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]))" office:value-type="date" office:date-value="2019-10-07T09:21:53.986063" calcext:value-type="date">
            <text:p>2019-10-07 09:21:54</text:p>
          </table:table-cell>
          <table:table-cell table:style-name="ce7" table:formula="of:=[.A22]" office:value-type="date" office:date-value="2019-10-07T09:21:53.986063" calcext:value-type="date">
            <text:p>2019-10-07 09:21:54</text:p>
          </table:table-cell>
          <table:table-cell table:formula="of:=TRUNC([.A22])" office:value-type="float" office:value="43745" calcext:value-type="float">
            <text:p>43745</text:p>
          </table:table-cell>
          <table:table-cell table:style-name="ce12" table:formula="of:=[.B22]-[.C22]" office:value-type="date" office:date-value="1899-12-30T09:21:53.98606274743" calcext:value-type="date">
            <text:p>12/30/99 09:21 AM</text:p>
          </table:table-cell>
          <table:table-cell table:formula="of:=MOD([.E21]-[.$E$2];[.$H$2])+1+[.$E$2]" office:value-type="float" office:value="240" calcext:value-type="float">
            <text:p>240</text:p>
          </table:table-cell>
          <table:table-cell table:formula="of:=MOD([.F21]+1/[.$H$2];5)" office:value-type="float" office:value="0.316666666666667" calcext:value-type="float">
            <text:p>0,316666666666667</text:p>
          </table:table-cell>
          <table:table-cell table:formula="of:=IF([.F22]&lt;0.000001;[.G21]+2+1/[.$H$2];[.G21]+1/[.$H$2])" office:value-type="float" office:value="0.316666666666667" calcext:value-type="float">
            <text:p>0,316666666666667</text:p>
          </table:table-cell>
          <table:table-cell table:number-columns-repeated="2"/>
          <table:table-cell table:style-name="ce15"/>
          <table:table-cell table:style-name="ce2"/>
          <table:table-cell table:formula="of:=SUM(MOD(SUM([.L21]-[.L$2];[.T$2]);[.R$2]-[.L$2]);[.L$2])" office:value-type="time" office:time-value="PT08H20M00S" calcext:value-type="time">
            <text:p>08:20:00</text:p>
          </table:table-cell>
          <table:table-cell table:formula="of:=IF([.L22]&lt;[.L21];[.M21]+[.H$2];[.M21])" office:value-type="float" office:value="60" calcext:value-type="float">
            <text:p>60</text:p>
          </table:table-cell>
          <table:table-cell table:formula="of:=OFFSET([.C$4];[.M22];0)" office:value-type="float" office:value="43746" calcext:value-type="float">
            <text:p>43746</text:p>
          </table:table-cell>
          <table:table-cell table:formula="of:=[.L22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2];0)&lt;=[.O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]))" office:value-type="date" office:date-value="2019-10-07T09:19:05.84492" calcext:value-type="date">
            <text:p>2019-10-07 09:19:06</text:p>
          </table:table-cell>
          <table:table-cell table:style-name="ce7" table:formula="of:=[.A23]" office:value-type="date" office:date-value="2019-10-07T09:19:05.84492" calcext:value-type="date">
            <text:p>2019-10-07 09:19:06</text:p>
          </table:table-cell>
          <table:table-cell table:formula="of:=TRUNC([.A23])" office:value-type="float" office:value="43745" calcext:value-type="float">
            <text:p>43745</text:p>
          </table:table-cell>
          <table:table-cell table:style-name="ce12" table:formula="of:=[.B23]-[.C23]" office:value-type="date" office:date-value="1899-12-30T09:19:05.84491958376" calcext:value-type="date">
            <text:p>12/30/99 09:19 AM</text:p>
          </table:table-cell>
          <table:table-cell table:formula="of:=MOD([.E22]-[.$E$2];[.$H$2])+1+[.$E$2]" office:value-type="float" office:value="241" calcext:value-type="float">
            <text:p>241</text:p>
          </table:table-cell>
          <table:table-cell table:formula="of:=MOD([.F22]+1/[.$H$2];5)" office:value-type="float" office:value="0.333333333333333" calcext:value-type="float">
            <text:p>0,333333333333333</text:p>
          </table:table-cell>
          <table:table-cell table:formula="of:=IF([.F23]&lt;0.000001;[.G22]+2+1/[.$H$2];[.G22]+1/[.$H$2])" office:value-type="float" office:value="0.333333333333333" calcext:value-type="float">
            <text:p>0,333333333333333</text:p>
          </table:table-cell>
          <table:table-cell table:number-columns-repeated="2"/>
          <table:table-cell table:style-name="ce15"/>
          <table:table-cell table:style-name="ce2"/>
          <table:table-cell table:formula="of:=SUM(MOD(SUM([.L22]-[.L$2];[.T$2]);[.R$2]-[.L$2]);[.L$2])" office:value-type="time" office:time-value="PT08H30M00S" calcext:value-type="time">
            <text:p>08:30:00</text:p>
          </table:table-cell>
          <table:table-cell table:formula="of:=IF([.L23]&lt;[.L22];[.M22]+[.H$2];[.M22])" office:value-type="float" office:value="60" calcext:value-type="float">
            <text:p>60</text:p>
          </table:table-cell>
          <table:table-cell table:formula="of:=OFFSET([.C$4];[.M23];0)" office:value-type="float" office:value="43746" calcext:value-type="float">
            <text:p>43746</text:p>
          </table:table-cell>
          <table:table-cell table:formula="of:=[.L23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3];0)&lt;=[.O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]))" office:value-type="date" office:date-value="2019-10-07T10:04:50.041659" calcext:value-type="date">
            <text:p>2019-10-07 10:04:50</text:p>
          </table:table-cell>
          <table:table-cell table:style-name="ce7" table:formula="of:=[.A24]" office:value-type="date" office:date-value="2019-10-07T10:04:50.041659" calcext:value-type="date">
            <text:p>2019-10-07 10:04:50</text:p>
          </table:table-cell>
          <table:table-cell table:formula="of:=TRUNC([.A24])" office:value-type="float" office:value="43745" calcext:value-type="float">
            <text:p>43745</text:p>
          </table:table-cell>
          <table:table-cell table:style-name="ce12" table:formula="of:=[.B24]-[.C24]" office:value-type="date" office:date-value="1899-12-30T10:04:50.0416592136" calcext:value-type="date">
            <text:p>12/30/99 10:04 AM</text:p>
          </table:table-cell>
          <table:table-cell table:formula="of:=MOD([.E23]-[.$E$2];[.$H$2])+1+[.$E$2]" office:value-type="float" office:value="242" calcext:value-type="float">
            <text:p>242</text:p>
          </table:table-cell>
          <table:table-cell table:formula="of:=MOD([.F23]+1/[.$H$2];5)" office:value-type="float" office:value="0.35" calcext:value-type="float">
            <text:p>0,35</text:p>
          </table:table-cell>
          <table:table-cell table:formula="of:=IF([.F24]&lt;0.000001;[.G23]+2+1/[.$H$2];[.G23]+1/[.$H$2])" office:value-type="float" office:value="0.35" calcext:value-type="float">
            <text:p>0,35</text:p>
          </table:table-cell>
          <table:table-cell table:number-columns-repeated="2"/>
          <table:table-cell table:style-name="ce16"/>
          <table:table-cell/>
          <table:table-cell table:formula="of:=SUM(MOD(SUM([.L23]-[.L$2];[.T$2]);[.R$2]-[.L$2]);[.L$2])" office:value-type="time" office:time-value="PT08H40M00S" calcext:value-type="time">
            <text:p>08:40:00</text:p>
          </table:table-cell>
          <table:table-cell table:formula="of:=IF([.L24]&lt;[.L23];[.M23]+[.H$2];[.M23])" office:value-type="float" office:value="60" calcext:value-type="float">
            <text:p>60</text:p>
          </table:table-cell>
          <table:table-cell table:formula="of:=OFFSET([.C$4];[.M24];0)" office:value-type="float" office:value="43746" calcext:value-type="float">
            <text:p>43746</text:p>
          </table:table-cell>
          <table:table-cell table:formula="of:=[.L24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4];0)&lt;=[.O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]))" office:value-type="date" office:date-value="2019-10-07T09:37:13.472928" calcext:value-type="date">
            <text:p>2019-10-07 09:37:13</text:p>
          </table:table-cell>
          <table:table-cell table:style-name="ce7" table:formula="of:=[.A25]" office:value-type="date" office:date-value="2019-10-07T09:37:13.472928" calcext:value-type="date">
            <text:p>2019-10-07 09:37:13</text:p>
          </table:table-cell>
          <table:table-cell table:formula="of:=TRUNC([.A25])" office:value-type="float" office:value="43745" calcext:value-type="float">
            <text:p>43745</text:p>
          </table:table-cell>
          <table:table-cell table:style-name="ce12" table:formula="of:=[.B25]-[.C25]" office:value-type="date" office:date-value="1899-12-30T09:37:13.47292814869" calcext:value-type="date">
            <text:p>12/30/99 09:37 AM</text:p>
          </table:table-cell>
          <table:table-cell table:formula="of:=MOD([.E24]-[.$E$2];[.$H$2])+1+[.$E$2]" office:value-type="float" office:value="243" calcext:value-type="float">
            <text:p>243</text:p>
          </table:table-cell>
          <table:table-cell table:formula="of:=MOD([.F24]+1/[.$H$2];5)" office:value-type="float" office:value="0.366666666666667" calcext:value-type="float">
            <text:p>0,366666666666667</text:p>
          </table:table-cell>
          <table:table-cell table:formula="of:=IF([.F25]&lt;0.000001;[.G24]+2+1/[.$H$2];[.G24]+1/[.$H$2])" office:value-type="float" office:value="0.366666666666667" calcext:value-type="float">
            <text:p>0,366666666666667</text:p>
          </table:table-cell>
          <table:table-cell table:number-columns-repeated="2"/>
          <table:table-cell table:style-name="ce16"/>
          <table:table-cell/>
          <table:table-cell table:formula="of:=SUM(MOD(SUM([.L24]-[.L$2];[.T$2]);[.R$2]-[.L$2]);[.L$2])" office:value-type="time" office:time-value="PT08H50M00S" calcext:value-type="time">
            <text:p>08:50:00</text:p>
          </table:table-cell>
          <table:table-cell table:formula="of:=IF([.L25]&lt;[.L24];[.M24]+[.H$2];[.M24])" office:value-type="float" office:value="60" calcext:value-type="float">
            <text:p>60</text:p>
          </table:table-cell>
          <table:table-cell table:formula="of:=OFFSET([.C$4];[.M25];0)" office:value-type="float" office:value="43746" calcext:value-type="float">
            <text:p>43746</text:p>
          </table:table-cell>
          <table:table-cell table:formula="of:=[.L25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25];0)&lt;=[.O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]))" office:value-type="date" office:date-value="2019-10-07T09:42:23.550517" calcext:value-type="date">
            <text:p>2019-10-07 09:42:24</text:p>
          </table:table-cell>
          <table:table-cell table:style-name="ce7" table:formula="of:=[.A26]" office:value-type="date" office:date-value="2019-10-07T09:42:23.550517" calcext:value-type="date">
            <text:p>2019-10-07 09:42:24</text:p>
          </table:table-cell>
          <table:table-cell table:formula="of:=TRUNC([.A26])" office:value-type="float" office:value="43745" calcext:value-type="float">
            <text:p>43745</text:p>
          </table:table-cell>
          <table:table-cell table:style-name="ce12" table:formula="of:=[.B26]-[.C26]" office:value-type="date" office:date-value="1899-12-30T09:42:23.55051729362" calcext:value-type="date">
            <text:p>12/30/99 09:42 AM</text:p>
          </table:table-cell>
          <table:table-cell table:formula="of:=MOD([.E25]-[.$E$2];[.$H$2])+1+[.$E$2]" office:value-type="float" office:value="244" calcext:value-type="float">
            <text:p>244</text:p>
          </table:table-cell>
          <table:table-cell table:formula="of:=MOD([.F25]+1/[.$H$2];5)" office:value-type="float" office:value="0.383333333333333" calcext:value-type="float">
            <text:p>0,383333333333333</text:p>
          </table:table-cell>
          <table:table-cell table:formula="of:=IF([.F26]&lt;0.000001;[.G25]+2+1/[.$H$2];[.G25]+1/[.$H$2])" office:value-type="float" office:value="0.383333333333333" calcext:value-type="float">
            <text:p>0,383333333333333</text:p>
          </table:table-cell>
          <table:table-cell table:number-columns-repeated="2"/>
          <table:table-cell table:style-name="ce16"/>
          <table:table-cell/>
          <table:table-cell table:formula="of:=SUM(MOD(SUM([.L25]-[.L$2];[.T$2]);[.R$2]-[.L$2]);[.L$2])" office:value-type="time" office:time-value="PT09H00M00S" calcext:value-type="time">
            <text:p>09:00:00</text:p>
          </table:table-cell>
          <table:table-cell table:formula="of:=IF([.L26]&lt;[.L25];[.M25]+[.H$2];[.M25])" office:value-type="float" office:value="60" calcext:value-type="float">
            <text:p>60</text:p>
          </table:table-cell>
          <table:table-cell table:formula="of:=OFFSET([.C$4];[.M26];0)" office:value-type="float" office:value="43746" calcext:value-type="float">
            <text:p>43746</text:p>
          </table:table-cell>
          <table:table-cell table:formula="of:=[.L26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26];0)&lt;=[.O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]))" office:value-type="date" office:date-value="2019-10-07T09:44:40.165144" calcext:value-type="date">
            <text:p>2019-10-07 09:44:40</text:p>
          </table:table-cell>
          <table:table-cell table:style-name="ce7" table:formula="of:=[.A27]" office:value-type="date" office:date-value="2019-10-07T09:44:40.165144" calcext:value-type="date">
            <text:p>2019-10-07 09:44:40</text:p>
          </table:table-cell>
          <table:table-cell table:formula="of:=TRUNC([.A27])" office:value-type="float" office:value="43745" calcext:value-type="float">
            <text:p>43745</text:p>
          </table:table-cell>
          <table:table-cell table:style-name="ce12" table:formula="of:=[.B27]-[.C27]" office:value-type="date" office:date-value="1899-12-30T09:44:40.16514354385" calcext:value-type="date">
            <text:p>12/30/99 09:44 AM</text:p>
          </table:table-cell>
          <table:table-cell table:formula="of:=MOD([.E26]-[.$E$2];[.$H$2])+1+[.$E$2]" office:value-type="float" office:value="245" calcext:value-type="float">
            <text:p>245</text:p>
          </table:table-cell>
          <table:table-cell table:formula="of:=MOD([.F26]+1/[.$H$2];5)" office:value-type="float" office:value="0.4" calcext:value-type="float">
            <text:p>0,4</text:p>
          </table:table-cell>
          <table:table-cell table:formula="of:=IF([.F27]&lt;0.000001;[.G26]+2+1/[.$H$2];[.G26]+1/[.$H$2])" office:value-type="float" office:value="0.4" calcext:value-type="float">
            <text:p>0,4</text:p>
          </table:table-cell>
          <table:table-cell table:number-columns-repeated="4"/>
          <table:table-cell table:formula="of:=SUM(MOD(SUM([.L26]-[.L$2];[.T$2]);[.R$2]-[.L$2]);[.L$2])" office:value-type="time" office:time-value="PT09H10M00S" calcext:value-type="time">
            <text:p>09:10:00</text:p>
          </table:table-cell>
          <table:table-cell table:formula="of:=IF([.L27]&lt;[.L26];[.M26]+[.H$2];[.M26])" office:value-type="float" office:value="60" calcext:value-type="float">
            <text:p>60</text:p>
          </table:table-cell>
          <table:table-cell table:formula="of:=OFFSET([.C$4];[.M27];0)" office:value-type="float" office:value="43746" calcext:value-type="float">
            <text:p>43746</text:p>
          </table:table-cell>
          <table:table-cell table:formula="of:=[.L27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7];0)&lt;=[.O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]))" office:value-type="date" office:date-value="2019-10-07T09:36:41.110026" calcext:value-type="date">
            <text:p>2019-10-07 09:36:41</text:p>
          </table:table-cell>
          <table:table-cell table:style-name="ce7" table:formula="of:=[.A28]" office:value-type="date" office:date-value="2019-10-07T09:36:41.110026" calcext:value-type="date">
            <text:p>2019-10-07 09:36:41</text:p>
          </table:table-cell>
          <table:table-cell table:formula="of:=TRUNC([.A28])" office:value-type="float" office:value="43745" calcext:value-type="float">
            <text:p>43745</text:p>
          </table:table-cell>
          <table:table-cell table:style-name="ce12" table:formula="of:=[.B28]-[.C28]" office:value-type="date" office:date-value="1899-12-30T09:36:41.11002596095" calcext:value-type="date">
            <text:p>12/30/99 09:36 AM</text:p>
          </table:table-cell>
          <table:table-cell table:formula="of:=MOD([.E27]-[.$E$2];[.$H$2])+1+[.$E$2]" office:value-type="float" office:value="246" calcext:value-type="float">
            <text:p>246</text:p>
          </table:table-cell>
          <table:table-cell table:formula="of:=MOD([.F27]+1/[.$H$2];5)" office:value-type="float" office:value="0.416666666666667" calcext:value-type="float">
            <text:p>0,416666666666667</text:p>
          </table:table-cell>
          <table:table-cell table:formula="of:=IF([.F28]&lt;0.000001;[.G27]+2+1/[.$H$2];[.G27]+1/[.$H$2])" office:value-type="float" office:value="0.416666666666667" calcext:value-type="float">
            <text:p>0,416666666666667</text:p>
          </table:table-cell>
          <table:table-cell table:number-columns-repeated="4"/>
          <table:table-cell table:formula="of:=SUM(MOD(SUM([.L27]-[.L$2];[.T$2]);[.R$2]-[.L$2]);[.L$2])" office:value-type="time" office:time-value="PT09H20M00S" calcext:value-type="time">
            <text:p>09:20:00</text:p>
          </table:table-cell>
          <table:table-cell table:formula="of:=IF([.L28]&lt;[.L27];[.M27]+[.H$2];[.M27])" office:value-type="float" office:value="60" calcext:value-type="float">
            <text:p>60</text:p>
          </table:table-cell>
          <table:table-cell table:formula="of:=OFFSET([.C$4];[.M28];0)" office:value-type="float" office:value="43746" calcext:value-type="float">
            <text:p>43746</text:p>
          </table:table-cell>
          <table:table-cell table:formula="of:=[.L28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8];0)&lt;=[.O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]))" office:value-type="date" office:date-value="2019-10-07T09:29:22.265538" calcext:value-type="date">
            <text:p>2019-10-07 09:29:22</text:p>
          </table:table-cell>
          <table:table-cell table:style-name="ce7" table:formula="of:=[.A29]" office:value-type="date" office:date-value="2019-10-07T09:29:22.265538" calcext:value-type="date">
            <text:p>2019-10-07 09:29:22</text:p>
          </table:table-cell>
          <table:table-cell table:formula="of:=TRUNC([.A29])" office:value-type="float" office:value="43745" calcext:value-type="float">
            <text:p>43745</text:p>
          </table:table-cell>
          <table:table-cell table:style-name="ce12" table:formula="of:=[.B29]-[.C29]" office:value-type="date" office:date-value="1899-12-30T09:29:22.26553756278" calcext:value-type="date">
            <text:p>12/30/99 09:29 AM</text:p>
          </table:table-cell>
          <table:table-cell table:formula="of:=MOD([.E28]-[.$E$2];[.$H$2])+1+[.$E$2]" office:value-type="float" office:value="247" calcext:value-type="float">
            <text:p>247</text:p>
          </table:table-cell>
          <table:table-cell table:formula="of:=MOD([.F28]+1/[.$H$2];5)" office:value-type="float" office:value="0.433333333333333" calcext:value-type="float">
            <text:p>0,433333333333333</text:p>
          </table:table-cell>
          <table:table-cell table:formula="of:=IF([.F29]&lt;0.000001;[.G28]+2+1/[.$H$2];[.G28]+1/[.$H$2])" office:value-type="float" office:value="0.433333333333333" calcext:value-type="float">
            <text:p>0,433333333333333</text:p>
          </table:table-cell>
          <table:table-cell table:number-columns-repeated="4"/>
          <table:table-cell table:formula="of:=SUM(MOD(SUM([.L28]-[.L$2];[.T$2]);[.R$2]-[.L$2]);[.L$2])" office:value-type="time" office:time-value="PT09H30M00S" calcext:value-type="time">
            <text:p>09:30:00</text:p>
          </table:table-cell>
          <table:table-cell table:formula="of:=IF([.L29]&lt;[.L28];[.M28]+[.H$2];[.M28])" office:value-type="float" office:value="60" calcext:value-type="float">
            <text:p>60</text:p>
          </table:table-cell>
          <table:table-cell table:formula="of:=OFFSET([.C$4];[.M29];0)" office:value-type="float" office:value="43746" calcext:value-type="float">
            <text:p>43746</text:p>
          </table:table-cell>
          <table:table-cell table:formula="of:=[.L29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9];0)&lt;=[.O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]))" office:value-type="date" office:date-value="2019-10-07T09:17:41.630246" calcext:value-type="date">
            <text:p>2019-10-07 09:17:42</text:p>
          </table:table-cell>
          <table:table-cell table:style-name="ce7" table:formula="of:=[.A30]" office:value-type="date" office:date-value="2019-10-07T09:17:41.630246" calcext:value-type="date">
            <text:p>2019-10-07 09:17:42</text:p>
          </table:table-cell>
          <table:table-cell table:formula="of:=TRUNC([.A30])" office:value-type="float" office:value="43745" calcext:value-type="float">
            <text:p>43745</text:p>
          </table:table-cell>
          <table:table-cell table:style-name="ce12" table:formula="of:=[.B30]-[.C30]" office:value-type="date" office:date-value="1899-12-30T09:17:41.63024611305" calcext:value-type="date">
            <text:p>12/30/99 09:17 AM</text:p>
          </table:table-cell>
          <table:table-cell table:formula="of:=MOD([.E29]-[.$E$2];[.$H$2])+1+[.$E$2]" office:value-type="float" office:value="248" calcext:value-type="float">
            <text:p>248</text:p>
          </table:table-cell>
          <table:table-cell table:formula="of:=MOD([.F29]+1/[.$H$2];5)" office:value-type="float" office:value="0.45" calcext:value-type="float">
            <text:p>0,45</text:p>
          </table:table-cell>
          <table:table-cell table:formula="of:=IF([.F30]&lt;0.000001;[.G29]+2+1/[.$H$2];[.G29]+1/[.$H$2])" office:value-type="float" office:value="0.45" calcext:value-type="float">
            <text:p>0,45</text:p>
          </table:table-cell>
          <table:table-cell table:number-columns-repeated="4"/>
          <table:table-cell table:formula="of:=SUM(MOD(SUM([.L29]-[.L$2];[.T$2]);[.R$2]-[.L$2]);[.L$2])" office:value-type="time" office:time-value="PT09H40M00S" calcext:value-type="time">
            <text:p>09:40:00</text:p>
          </table:table-cell>
          <table:table-cell table:formula="of:=IF([.L30]&lt;[.L29];[.M29]+[.H$2];[.M29])" office:value-type="float" office:value="60" calcext:value-type="float">
            <text:p>60</text:p>
          </table:table-cell>
          <table:table-cell table:formula="of:=OFFSET([.C$4];[.M30];0)" office:value-type="float" office:value="43746" calcext:value-type="float">
            <text:p>43746</text:p>
          </table:table-cell>
          <table:table-cell table:formula="of:=[.L30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30];0)&lt;=[.O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]))" office:value-type="date" office:date-value="2019-10-07T09:05:51.481576" calcext:value-type="date">
            <text:p>2019-10-07 09:05:51</text:p>
          </table:table-cell>
          <table:table-cell table:formula="of:=[.A31]" office:value-type="float" office:value="43745.3790680738" calcext:value-type="float">
            <text:p>43745.3790680738</text:p>
          </table:table-cell>
          <table:table-cell table:formula="of:=TRUNC([.A31])" office:value-type="float" office:value="43745" calcext:value-type="float">
            <text:p>43745</text:p>
          </table:table-cell>
          <table:table-cell table:formula="of:=[.B31]-[.C31]" office:value-type="float" office:value="0.379068073802046" calcext:value-type="float">
            <text:p>0.379068073802046</text:p>
          </table:table-cell>
          <table:table-cell table:formula="of:=MOD([.E30]-[.$E$2];[.$H$2])+1+[.$E$2]" office:value-type="float" office:value="249" calcext:value-type="float">
            <text:p>249</text:p>
          </table:table-cell>
          <table:table-cell table:formula="of:=MOD([.F30]+1/[.$H$2];5)" office:value-type="float" office:value="0.466666666666667" calcext:value-type="float">
            <text:p>0,466666666666667</text:p>
          </table:table-cell>
          <table:table-cell table:formula="of:=IF([.F31]&lt;0.000001;[.G30]+2+1/[.$H$2];[.G30]+1/[.$H$2])" office:value-type="float" office:value="0.466666666666667" calcext:value-type="float">
            <text:p>0,466666666666667</text:p>
          </table:table-cell>
          <table:table-cell table:number-columns-repeated="4"/>
          <table:table-cell table:formula="of:=SUM(MOD(SUM([.L30]-[.L$2];[.T$2]);[.R$2]-[.L$2]);[.L$2])" office:value-type="time" office:time-value="PT09H50M00S" calcext:value-type="time">
            <text:p>09:50:00</text:p>
          </table:table-cell>
          <table:table-cell table:formula="of:=IF([.L31]&lt;[.L30];[.M30]+[.H$2];[.M30])" office:value-type="float" office:value="60" calcext:value-type="float">
            <text:p>60</text:p>
          </table:table-cell>
          <table:table-cell table:formula="of:=OFFSET([.C$4];[.M31];0)" office:value-type="float" office:value="43746" calcext:value-type="float">
            <text:p>43746</text:p>
          </table:table-cell>
          <table:table-cell table:formula="of:=[.L31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31];0)&lt;=[.O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]))" office:value-type="date" office:date-value="2019-10-07T09:26:53.272537" calcext:value-type="date">
            <text:p>2019-10-07 09:26:53</text:p>
          </table:table-cell>
          <table:table-cell table:formula="of:=[.A32]" office:value-type="float" office:value="43745.3936721358" calcext:value-type="float">
            <text:p>43745.3936721358</text:p>
          </table:table-cell>
          <table:table-cell table:formula="of:=TRUNC([.A32])" office:value-type="float" office:value="43745" calcext:value-type="float">
            <text:p>43745</text:p>
          </table:table-cell>
          <table:table-cell table:formula="of:=[.B32]-[.C32]" office:value-type="float" office:value="0.393672135840461" calcext:value-type="float">
            <text:p>0.393672135840461</text:p>
          </table:table-cell>
          <table:table-cell table:formula="of:=MOD([.E31]-[.$E$2];[.$H$2])+1+[.$E$2]" office:value-type="float" office:value="250" calcext:value-type="float">
            <text:p>250</text:p>
          </table:table-cell>
          <table:table-cell table:formula="of:=MOD([.F31]+1/[.$H$2];5)" office:value-type="float" office:value="0.483333333333333" calcext:value-type="float">
            <text:p>0,483333333333333</text:p>
          </table:table-cell>
          <table:table-cell table:formula="of:=IF([.F32]&lt;0.000001;[.G31]+2+1/[.$H$2];[.G31]+1/[.$H$2])" office:value-type="float" office:value="0.483333333333333" calcext:value-type="float">
            <text:p>0,483333333333333</text:p>
          </table:table-cell>
          <table:table-cell table:number-columns-repeated="4"/>
          <table:table-cell table:formula="of:=SUM(MOD(SUM([.L31]-[.L$2];[.T$2]);[.R$2]-[.L$2]);[.L$2])" office:value-type="time" office:time-value="PT10H00M00S" calcext:value-type="time">
            <text:p>10:00:00</text:p>
          </table:table-cell>
          <table:table-cell table:formula="of:=IF([.L32]&lt;[.L31];[.M31]+[.H$2];[.M31])" office:value-type="float" office:value="60" calcext:value-type="float">
            <text:p>60</text:p>
          </table:table-cell>
          <table:table-cell table:formula="of:=OFFSET([.C$4];[.M32];0)" office:value-type="float" office:value="43746" calcext:value-type="float">
            <text:p>43746</text:p>
          </table:table-cell>
          <table:table-cell table:formula="of:=[.L32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32];0)&lt;=[.O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]))" office:value-type="date" office:date-value="2019-10-07T09:38:42.56462" calcext:value-type="date">
            <text:p>2019-10-07 09:38:43</text:p>
          </table:table-cell>
          <table:table-cell table:formula="of:=[.A33]" office:value-type="float" office:value="43745.401881535" calcext:value-type="float">
            <text:p>43745.401881535</text:p>
          </table:table-cell>
          <table:table-cell table:formula="of:=TRUNC([.A33])" office:value-type="float" office:value="43745" calcext:value-type="float">
            <text:p>43745</text:p>
          </table:table-cell>
          <table:table-cell table:formula="of:=[.B33]-[.C33]" office:value-type="float" office:value="0.401881534955464" calcext:value-type="float">
            <text:p>0.401881534955464</text:p>
          </table:table-cell>
          <table:table-cell table:formula="of:=MOD([.E32]-[.$E$2];[.$H$2])+1+[.$E$2]" office:value-type="float" office:value="251" calcext:value-type="float">
            <text:p>251</text:p>
          </table:table-cell>
          <table:table-cell table:formula="of:=MOD([.F32]+1/[.$H$2];5)" office:value-type="float" office:value="0.5" calcext:value-type="float">
            <text:p>0,5</text:p>
          </table:table-cell>
          <table:table-cell table:formula="of:=IF([.F33]&lt;0.000001;[.G32]+2+1/[.$H$2];[.G32]+1/[.$H$2])" office:value-type="float" office:value="0.5" calcext:value-type="float">
            <text:p>0,5</text:p>
          </table:table-cell>
          <table:table-cell table:number-columns-repeated="4"/>
          <table:table-cell table:formula="of:=SUM(MOD(SUM([.L32]-[.L$2];[.T$2]);[.R$2]-[.L$2]);[.L$2])" office:value-type="time" office:time-value="PT10H10M00S" calcext:value-type="time">
            <text:p>10:10:00</text:p>
          </table:table-cell>
          <table:table-cell table:formula="of:=IF([.L33]&lt;[.L32];[.M32]+[.H$2];[.M32])" office:value-type="float" office:value="60" calcext:value-type="float">
            <text:p>60</text:p>
          </table:table-cell>
          <table:table-cell table:formula="of:=OFFSET([.C$4];[.M33];0)" office:value-type="float" office:value="43746" calcext:value-type="float">
            <text:p>43746</text:p>
          </table:table-cell>
          <table:table-cell table:formula="of:=[.L33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33];0)&lt;=[.O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]))" office:value-type="date" office:date-value="2019-10-07T09:44:26.71549" calcext:value-type="date">
            <text:p>2019-10-07 09:44:27</text:p>
          </table:table-cell>
          <table:table-cell table:formula="of:=[.A34]" office:value-type="float" office:value="43745.4058647626" calcext:value-type="float">
            <text:p>43745.4058647626</text:p>
          </table:table-cell>
          <table:table-cell table:formula="of:=TRUNC([.A34])" office:value-type="float" office:value="43745" calcext:value-type="float">
            <text:p>43745</text:p>
          </table:table-cell>
          <table:table-cell table:formula="of:=[.B34]-[.C34]" office:value-type="float" office:value="0.405864762615238" calcext:value-type="float">
            <text:p>0.405864762615238</text:p>
          </table:table-cell>
          <table:table-cell table:formula="of:=MOD([.E33]-[.$E$2];[.$H$2])+1+[.$E$2]" office:value-type="float" office:value="252" calcext:value-type="float">
            <text:p>252</text:p>
          </table:table-cell>
          <table:table-cell table:formula="of:=MOD([.F33]+1/[.$H$2];5)" office:value-type="float" office:value="0.516666666666667" calcext:value-type="float">
            <text:p>0,516666666666667</text:p>
          </table:table-cell>
          <table:table-cell table:formula="of:=IF([.F34]&lt;0.000001;[.G33]+2+1/[.$H$2];[.G33]+1/[.$H$2])" office:value-type="float" office:value="0.516666666666667" calcext:value-type="float">
            <text:p>0,516666666666667</text:p>
          </table:table-cell>
          <table:table-cell table:number-columns-repeated="4"/>
          <table:table-cell table:formula="of:=SUM(MOD(SUM([.L33]-[.L$2];[.T$2]);[.R$2]-[.L$2]);[.L$2])" office:value-type="time" office:time-value="PT10H20M00S" calcext:value-type="time">
            <text:p>10:20:00</text:p>
          </table:table-cell>
          <table:table-cell table:formula="of:=IF([.L34]&lt;[.L33];[.M33]+[.H$2];[.M33])" office:value-type="float" office:value="60" calcext:value-type="float">
            <text:p>60</text:p>
          </table:table-cell>
          <table:table-cell table:formula="of:=OFFSET([.C$4];[.M34];0)" office:value-type="float" office:value="43746" calcext:value-type="float">
            <text:p>43746</text:p>
          </table:table-cell>
          <table:table-cell table:formula="of:=[.L34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34];0)&lt;=[.O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]))" office:value-type="date" office:date-value="2019-10-07T09:23:12.718441" calcext:value-type="date">
            <text:p>2019-10-07 09:23:13</text:p>
          </table:table-cell>
          <table:table-cell table:formula="of:=[.A35]" office:value-type="float" office:value="43745.3911194264" calcext:value-type="float">
            <text:p>43745.3911194264</text:p>
          </table:table-cell>
          <table:table-cell table:formula="of:=TRUNC([.A35])" office:value-type="float" office:value="43745" calcext:value-type="float">
            <text:p>43745</text:p>
          </table:table-cell>
          <table:table-cell table:formula="of:=[.B35]-[.C35]" office:value-type="float" office:value="0.39111942640011" calcext:value-type="float">
            <text:p>0.39111942640011</text:p>
          </table:table-cell>
          <table:table-cell table:formula="of:=MOD([.E34]-[.$E$2];[.$H$2])+1+[.$E$2]" office:value-type="float" office:value="253" calcext:value-type="float">
            <text:p>253</text:p>
          </table:table-cell>
          <table:table-cell table:formula="of:=MOD([.F34]+1/[.$H$2];5)" office:value-type="float" office:value="0.533333333333333" calcext:value-type="float">
            <text:p>0,533333333333333</text:p>
          </table:table-cell>
          <table:table-cell table:formula="of:=IF([.F35]&lt;0.000001;[.G34]+2+1/[.$H$2];[.G34]+1/[.$H$2])" office:value-type="float" office:value="0.533333333333333" calcext:value-type="float">
            <text:p>0,533333333333333</text:p>
          </table:table-cell>
          <table:table-cell table:number-columns-repeated="4"/>
          <table:table-cell table:formula="of:=SUM(MOD(SUM([.L34]-[.L$2];[.T$2]);[.R$2]-[.L$2]);[.L$2])" office:value-type="time" office:time-value="PT10H30M00S" calcext:value-type="time">
            <text:p>10:30:00</text:p>
          </table:table-cell>
          <table:table-cell table:formula="of:=IF([.L35]&lt;[.L34];[.M34]+[.H$2];[.M34])" office:value-type="float" office:value="60" calcext:value-type="float">
            <text:p>60</text:p>
          </table:table-cell>
          <table:table-cell table:formula="of:=OFFSET([.C$4];[.M35];0)" office:value-type="float" office:value="43746" calcext:value-type="float">
            <text:p>43746</text:p>
          </table:table-cell>
          <table:table-cell table:formula="of:=[.L35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35];0)&lt;=[.O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]))" office:value-type="date" office:date-value="2019-10-07T09:40:14.738176" calcext:value-type="date">
            <text:p>2019-10-07 09:40:15</text:p>
          </table:table-cell>
          <table:table-cell table:formula="of:=[.A36]" office:value-type="float" office:value="43745.4029483585" calcext:value-type="float">
            <text:p>43745.4029483585</text:p>
          </table:table-cell>
          <table:table-cell table:formula="of:=TRUNC([.A36])" office:value-type="float" office:value="43745" calcext:value-type="float">
            <text:p>43745</text:p>
          </table:table-cell>
          <table:table-cell table:formula="of:=[.B36]-[.C36]" office:value-type="float" office:value="0.402948358518188" calcext:value-type="float">
            <text:p>0.402948358518188</text:p>
          </table:table-cell>
          <table:table-cell table:formula="of:=MOD([.E35]-[.$E$2];[.$H$2])+1+[.$E$2]" office:value-type="float" office:value="254" calcext:value-type="float">
            <text:p>254</text:p>
          </table:table-cell>
          <table:table-cell table:formula="of:=MOD([.F35]+1/[.$H$2];5)" office:value-type="float" office:value="0.55" calcext:value-type="float">
            <text:p>0,55</text:p>
          </table:table-cell>
          <table:table-cell table:formula="of:=IF([.F36]&lt;0.000001;[.G35]+2+1/[.$H$2];[.G35]+1/[.$H$2])" office:value-type="float" office:value="0.55" calcext:value-type="float">
            <text:p>0,55</text:p>
          </table:table-cell>
          <table:table-cell table:number-columns-repeated="4"/>
          <table:table-cell table:formula="of:=SUM(MOD(SUM([.L35]-[.L$2];[.T$2]);[.R$2]-[.L$2]);[.L$2])" office:value-type="time" office:time-value="PT10H40M00S" calcext:value-type="time">
            <text:p>10:40:00</text:p>
          </table:table-cell>
          <table:table-cell table:formula="of:=IF([.L36]&lt;[.L35];[.M35]+[.H$2];[.M35])" office:value-type="float" office:value="60" calcext:value-type="float">
            <text:p>60</text:p>
          </table:table-cell>
          <table:table-cell table:formula="of:=OFFSET([.C$4];[.M36];0)" office:value-type="float" office:value="43746" calcext:value-type="float">
            <text:p>43746</text:p>
          </table:table-cell>
          <table:table-cell table:formula="of:=[.L36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36];0)&lt;=[.O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]))" office:value-type="date" office:date-value="2019-10-07T08:57:01.544935" calcext:value-type="date">
            <text:p>2019-10-07 08:57:02</text:p>
          </table:table-cell>
          <table:table-cell table:formula="of:=[.A37]" office:value-type="float" office:value="43745.3729345479" calcext:value-type="float">
            <text:p>43745.3729345479</text:p>
          </table:table-cell>
          <table:table-cell table:formula="of:=TRUNC([.A37])" office:value-type="float" office:value="43745" calcext:value-type="float">
            <text:p>43745</text:p>
          </table:table-cell>
          <table:table-cell table:formula="of:=[.B37]-[.C37]" office:value-type="float" office:value="0.372934547864133" calcext:value-type="float">
            <text:p>0.372934547864133</text:p>
          </table:table-cell>
          <table:table-cell table:formula="of:=MOD([.E36]-[.$E$2];[.$H$2])+1+[.$E$2]" office:value-type="float" office:value="255" calcext:value-type="float">
            <text:p>255</text:p>
          </table:table-cell>
          <table:table-cell table:formula="of:=MOD([.F36]+1/[.$H$2];5)" office:value-type="float" office:value="0.566666666666667" calcext:value-type="float">
            <text:p>0,566666666666667</text:p>
          </table:table-cell>
          <table:table-cell table:formula="of:=IF([.F37]&lt;0.000001;[.G36]+2+1/[.$H$2];[.G36]+1/[.$H$2])" office:value-type="float" office:value="0.566666666666667" calcext:value-type="float">
            <text:p>0,566666666666667</text:p>
          </table:table-cell>
          <table:table-cell table:number-columns-repeated="4"/>
          <table:table-cell table:formula="of:=SUM(MOD(SUM([.L36]-[.L$2];[.T$2]);[.R$2]-[.L$2]);[.L$2])" office:value-type="time" office:time-value="PT10H50M00S" calcext:value-type="time">
            <text:p>10:50:00</text:p>
          </table:table-cell>
          <table:table-cell table:formula="of:=IF([.L37]&lt;[.L36];[.M36]+[.H$2];[.M36])" office:value-type="float" office:value="60" calcext:value-type="float">
            <text:p>60</text:p>
          </table:table-cell>
          <table:table-cell table:formula="of:=OFFSET([.C$4];[.M37];0)" office:value-type="float" office:value="43746" calcext:value-type="float">
            <text:p>43746</text:p>
          </table:table-cell>
          <table:table-cell table:formula="of:=[.L37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37];0)&lt;=[.O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]))" office:value-type="date" office:date-value="2019-10-07T09:39:36.335436" calcext:value-type="date">
            <text:p>2019-10-07 09:39:36</text:p>
          </table:table-cell>
          <table:table-cell table:formula="of:=[.A38]" office:value-type="float" office:value="43745.4025038824" calcext:value-type="float">
            <text:p>43745.4025038824</text:p>
          </table:table-cell>
          <table:table-cell table:formula="of:=TRUNC([.A38])" office:value-type="float" office:value="43745" calcext:value-type="float">
            <text:p>43745</text:p>
          </table:table-cell>
          <table:table-cell table:formula="of:=[.B38]-[.C38]" office:value-type="float" office:value="0.402503882360179" calcext:value-type="float">
            <text:p>0.402503882360179</text:p>
          </table:table-cell>
          <table:table-cell table:formula="of:=MOD([.E37]-[.$E$2];[.$H$2])+1+[.$E$2]" office:value-type="float" office:value="256" calcext:value-type="float">
            <text:p>256</text:p>
          </table:table-cell>
          <table:table-cell table:formula="of:=MOD([.F37]+1/[.$H$2];5)" office:value-type="float" office:value="0.583333333333334" calcext:value-type="float">
            <text:p>0,583333333333334</text:p>
          </table:table-cell>
          <table:table-cell table:formula="of:=IF([.F38]&lt;0.000001;[.G37]+2+1/[.$H$2];[.G37]+1/[.$H$2])" office:value-type="float" office:value="0.583333333333334" calcext:value-type="float">
            <text:p>0,583333333333334</text:p>
          </table:table-cell>
          <table:table-cell table:number-columns-repeated="4"/>
          <table:table-cell table:formula="of:=SUM(MOD(SUM([.L37]-[.L$2];[.T$2]);[.R$2]-[.L$2]);[.L$2])" office:value-type="time" office:time-value="PT11H00M00S" calcext:value-type="time">
            <text:p>11:00:00</text:p>
          </table:table-cell>
          <table:table-cell table:formula="of:=IF([.L38]&lt;[.L37];[.M37]+[.H$2];[.M37])" office:value-type="float" office:value="60" calcext:value-type="float">
            <text:p>60</text:p>
          </table:table-cell>
          <table:table-cell table:formula="of:=OFFSET([.C$4];[.M38];0)" office:value-type="float" office:value="43746" calcext:value-type="float">
            <text:p>43746</text:p>
          </table:table-cell>
          <table:table-cell table:formula="of:=[.L38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38];0)&lt;=[.O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]))" office:value-type="date" office:date-value="2019-10-07T09:41:07.319128" calcext:value-type="date">
            <text:p>2019-10-07 09:41:07</text:p>
          </table:table-cell>
          <table:table-cell table:formula="of:=[.A39]" office:value-type="float" office:value="43745.4035569344" calcext:value-type="float">
            <text:p>43745.4035569344</text:p>
          </table:table-cell>
          <table:table-cell table:formula="of:=TRUNC([.A39])" office:value-type="float" office:value="43745" calcext:value-type="float">
            <text:p>43745</text:p>
          </table:table-cell>
          <table:table-cell table:formula="of:=[.B39]-[.C39]" office:value-type="float" office:value="0.403556934354128" calcext:value-type="float">
            <text:p>0.403556934354128</text:p>
          </table:table-cell>
          <table:table-cell table:formula="of:=MOD([.E38]-[.$E$2];[.$H$2])+1+[.$E$2]" office:value-type="float" office:value="257" calcext:value-type="float">
            <text:p>257</text:p>
          </table:table-cell>
          <table:table-cell table:formula="of:=MOD([.F38]+1/[.$H$2];5)" office:value-type="float" office:value="0.6" calcext:value-type="float">
            <text:p>0,6</text:p>
          </table:table-cell>
          <table:table-cell table:formula="of:=IF([.F39]&lt;0.000001;[.G38]+2+1/[.$H$2];[.G38]+1/[.$H$2])" office:value-type="float" office:value="0.6" calcext:value-type="float">
            <text:p>0,6</text:p>
          </table:table-cell>
          <table:table-cell table:number-columns-repeated="4"/>
          <table:table-cell table:formula="of:=SUM(MOD(SUM([.L38]-[.L$2];[.T$2]);[.R$2]-[.L$2]);[.L$2])" office:value-type="time" office:time-value="PT08H10M00S" calcext:value-type="time">
            <text:p>08:10:00</text:p>
          </table:table-cell>
          <table:table-cell table:formula="of:=IF([.L39]&lt;[.L38];[.M38]+[.H$2];[.M38])" office:value-type="float" office:value="120" calcext:value-type="float">
            <text:p>120</text:p>
          </table:table-cell>
          <table:table-cell table:formula="of:=OFFSET([.C$4];[.M39];0)" office:value-type="float" office:value="43747" calcext:value-type="float">
            <text:p>43747</text:p>
          </table:table-cell>
          <table:table-cell table:formula="of:=[.L39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39];0)&lt;=[.O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0]))" office:value-type="date" office:date-value="2019-10-07T09:52:05.867943" calcext:value-type="date">
            <text:p>2019-10-07 09:52:06</text:p>
          </table:table-cell>
          <table:table-cell table:formula="of:=[.A40]" office:value-type="float" office:value="43745.4111790271" calcext:value-type="float">
            <text:p>43745.4111790271</text:p>
          </table:table-cell>
          <table:table-cell table:formula="of:=TRUNC([.A40])" office:value-type="float" office:value="43745" calcext:value-type="float">
            <text:p>43745</text:p>
          </table:table-cell>
          <table:table-cell table:formula="of:=[.B40]-[.C40]" office:value-type="float" office:value="0.411179027112667" calcext:value-type="float">
            <text:p>0.411179027112667</text:p>
          </table:table-cell>
          <table:table-cell table:formula="of:=MOD([.E39]-[.$E$2];[.$H$2])+1+[.$E$2]" office:value-type="float" office:value="258" calcext:value-type="float">
            <text:p>258</text:p>
          </table:table-cell>
          <table:table-cell table:formula="of:=MOD([.F39]+1/[.$H$2];5)" office:value-type="float" office:value="0.616666666666667" calcext:value-type="float">
            <text:p>0,616666666666667</text:p>
          </table:table-cell>
          <table:table-cell table:formula="of:=IF([.F40]&lt;0.000001;[.G39]+2+1/[.$H$2];[.G39]+1/[.$H$2])" office:value-type="float" office:value="0.616666666666667" calcext:value-type="float">
            <text:p>0,616666666666667</text:p>
          </table:table-cell>
          <table:table-cell table:number-columns-repeated="4"/>
          <table:table-cell table:formula="of:=SUM(MOD(SUM([.L39]-[.L$2];[.T$2]);[.R$2]-[.L$2]);[.L$2])" office:value-type="time" office:time-value="PT08H20M00S" calcext:value-type="time">
            <text:p>08:20:00</text:p>
          </table:table-cell>
          <table:table-cell table:formula="of:=IF([.L40]&lt;[.L39];[.M39]+[.H$2];[.M39])" office:value-type="float" office:value="120" calcext:value-type="float">
            <text:p>120</text:p>
          </table:table-cell>
          <table:table-cell table:formula="of:=OFFSET([.C$4];[.M40];0)" office:value-type="float" office:value="43747" calcext:value-type="float">
            <text:p>43747</text:p>
          </table:table-cell>
          <table:table-cell table:formula="of:=[.L40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40];0)&lt;=[.O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1]))" office:value-type="date" office:date-value="2019-10-07T09:10:43.428436" calcext:value-type="date">
            <text:p>2019-10-07 09:10:43</text:p>
          </table:table-cell>
          <table:table-cell table:formula="of:=[.A41]" office:value-type="float" office:value="43745.3824470884" calcext:value-type="float">
            <text:p>43745.3824470884</text:p>
          </table:table-cell>
          <table:table-cell table:formula="of:=TRUNC([.A41])" office:value-type="float" office:value="43745" calcext:value-type="float">
            <text:p>43745</text:p>
          </table:table-cell>
          <table:table-cell table:formula="of:=[.B41]-[.C41]" office:value-type="float" office:value="0.382447088377376" calcext:value-type="float">
            <text:p>0.382447088377376</text:p>
          </table:table-cell>
          <table:table-cell table:formula="of:=MOD([.E40]-[.$E$2];[.$H$2])+1+[.$E$2]" office:value-type="float" office:value="259" calcext:value-type="float">
            <text:p>259</text:p>
          </table:table-cell>
          <table:table-cell table:formula="of:=MOD([.F40]+1/[.$H$2];5)" office:value-type="float" office:value="0.633333333333334" calcext:value-type="float">
            <text:p>0,633333333333334</text:p>
          </table:table-cell>
          <table:table-cell table:formula="of:=IF([.F41]&lt;0.000001;[.G40]+2+1/[.$H$2];[.G40]+1/[.$H$2])" office:value-type="float" office:value="0.633333333333334" calcext:value-type="float">
            <text:p>0,633333333333334</text:p>
          </table:table-cell>
          <table:table-cell table:number-columns-repeated="4"/>
          <table:table-cell table:formula="of:=SUM(MOD(SUM([.L40]-[.L$2];[.T$2]);[.R$2]-[.L$2]);[.L$2])" office:value-type="time" office:time-value="PT08H30M00S" calcext:value-type="time">
            <text:p>08:30:00</text:p>
          </table:table-cell>
          <table:table-cell table:formula="of:=IF([.L41]&lt;[.L40];[.M40]+[.H$2];[.M40])" office:value-type="float" office:value="120" calcext:value-type="float">
            <text:p>120</text:p>
          </table:table-cell>
          <table:table-cell table:formula="of:=OFFSET([.C$4];[.M41];0)" office:value-type="float" office:value="43747" calcext:value-type="float">
            <text:p>43747</text:p>
          </table:table-cell>
          <table:table-cell table:formula="of:=[.L41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41];0)&lt;=[.O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2]))" office:value-type="date" office:date-value="2019-10-07T09:16:09.678442" calcext:value-type="date">
            <text:p>2019-10-07 09:16:10</text:p>
          </table:table-cell>
          <table:table-cell table:formula="of:=[.A42]" office:value-type="float" office:value="43745.3862231301" calcext:value-type="float">
            <text:p>43745.3862231301</text:p>
          </table:table-cell>
          <table:table-cell table:formula="of:=TRUNC([.A42])" office:value-type="float" office:value="43745" calcext:value-type="float">
            <text:p>43745</text:p>
          </table:table-cell>
          <table:table-cell table:formula="of:=[.B42]-[.C42]" office:value-type="float" office:value="0.386223130117287" calcext:value-type="float">
            <text:p>0.386223130117287</text:p>
          </table:table-cell>
          <table:table-cell table:formula="of:=MOD([.E41]-[.$E$2];[.$H$2])+1+[.$E$2]" office:value-type="float" office:value="260" calcext:value-type="float">
            <text:p>260</text:p>
          </table:table-cell>
          <table:table-cell table:formula="of:=MOD([.F41]+1/[.$H$2];5)" office:value-type="float" office:value="0.65" calcext:value-type="float">
            <text:p>0,65</text:p>
          </table:table-cell>
          <table:table-cell table:formula="of:=IF([.F42]&lt;0.000001;[.G41]+2+1/[.$H$2];[.G41]+1/[.$H$2])" office:value-type="float" office:value="0.65" calcext:value-type="float">
            <text:p>0,65</text:p>
          </table:table-cell>
          <table:table-cell table:number-columns-repeated="4"/>
          <table:table-cell table:formula="of:=SUM(MOD(SUM([.L41]-[.L$2];[.T$2]);[.R$2]-[.L$2]);[.L$2])" office:value-type="time" office:time-value="PT08H40M00S" calcext:value-type="time">
            <text:p>08:40:00</text:p>
          </table:table-cell>
          <table:table-cell table:formula="of:=IF([.L42]&lt;[.L41];[.M41]+[.H$2];[.M41])" office:value-type="float" office:value="120" calcext:value-type="float">
            <text:p>120</text:p>
          </table:table-cell>
          <table:table-cell table:formula="of:=OFFSET([.C$4];[.M42];0)" office:value-type="float" office:value="43747" calcext:value-type="float">
            <text:p>43747</text:p>
          </table:table-cell>
          <table:table-cell table:formula="of:=[.L42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42];0)&lt;=[.O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3]))" office:value-type="date" office:date-value="2019-10-07T09:29:47.56766" calcext:value-type="date">
            <text:p>2019-10-07 09:29:48</text:p>
          </table:table-cell>
          <table:table-cell table:formula="of:=[.A43]" office:value-type="float" office:value="43745.3956894405" calcext:value-type="float">
            <text:p>43745.3956894405</text:p>
          </table:table-cell>
          <table:table-cell table:formula="of:=TRUNC([.A43])" office:value-type="float" office:value="43745" calcext:value-type="float">
            <text:p>43745</text:p>
          </table:table-cell>
          <table:table-cell table:formula="of:=[.B43]-[.C43]" office:value-type="float" office:value="0.395689440505521" calcext:value-type="float">
            <text:p>0.395689440505521</text:p>
          </table:table-cell>
          <table:table-cell table:formula="of:=MOD([.E42]-[.$E$2];[.$H$2])+1+[.$E$2]" office:value-type="float" office:value="261" calcext:value-type="float">
            <text:p>261</text:p>
          </table:table-cell>
          <table:table-cell table:formula="of:=MOD([.F42]+1/[.$H$2];5)" office:value-type="float" office:value="0.666666666666667" calcext:value-type="float">
            <text:p>0,666666666666667</text:p>
          </table:table-cell>
          <table:table-cell table:formula="of:=IF([.F43]&lt;0.000001;[.G42]+2+1/[.$H$2];[.G42]+1/[.$H$2])" office:value-type="float" office:value="0.666666666666667" calcext:value-type="float">
            <text:p>0,666666666666667</text:p>
          </table:table-cell>
          <table:table-cell table:number-columns-repeated="4"/>
          <table:table-cell table:formula="of:=SUM(MOD(SUM([.L42]-[.L$2];[.T$2]);[.R$2]-[.L$2]);[.L$2])" office:value-type="time" office:time-value="PT08H50M00S" calcext:value-type="time">
            <text:p>08:50:00</text:p>
          </table:table-cell>
          <table:table-cell table:formula="of:=IF([.L43]&lt;[.L42];[.M42]+[.H$2];[.M42])" office:value-type="float" office:value="120" calcext:value-type="float">
            <text:p>120</text:p>
          </table:table-cell>
          <table:table-cell table:formula="of:=OFFSET([.C$4];[.M43];0)" office:value-type="float" office:value="43747" calcext:value-type="float">
            <text:p>43747</text:p>
          </table:table-cell>
          <table:table-cell table:formula="of:=[.L43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43];0)&lt;=[.O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4]))" office:value-type="date" office:date-value="2019-10-07T09:51:06.92208" calcext:value-type="date">
            <text:p>2019-10-07 09:51:07</text:p>
          </table:table-cell>
          <table:table-cell table:style-name="ce7" table:formula="of:=[.A44]" office:value-type="date" office:date-value="2019-10-07T09:51:06.92208" calcext:value-type="date">
            <text:p>2019-10-07 09:51:07</text:p>
          </table:table-cell>
          <table:table-cell table:formula="of:=TRUNC([.A44])" office:value-type="float" office:value="43745" calcext:value-type="float">
            <text:p>43745</text:p>
          </table:table-cell>
          <table:table-cell table:style-name="ce12" table:formula="of:=[.B44]-[.C44]" office:value-type="date" office:date-value="1899-12-30T09:51:06.92208002787" calcext:value-type="date">
            <text:p>12/30/99 09:51 AM</text:p>
          </table:table-cell>
          <table:table-cell table:formula="of:=MOD([.E43]-[.$E$2];[.$H$2])+1+[.$E$2]" office:value-type="float" office:value="262" calcext:value-type="float">
            <text:p>262</text:p>
          </table:table-cell>
          <table:table-cell table:formula="of:=MOD([.F43]+1/[.$H$2];5)" office:value-type="float" office:value="0.683333333333334" calcext:value-type="float">
            <text:p>0,683333333333334</text:p>
          </table:table-cell>
          <table:table-cell table:formula="of:=IF([.F44]&lt;0.000001;[.G43]+2+1/[.$H$2];[.G43]+1/[.$H$2])" office:value-type="float" office:value="0.683333333333334" calcext:value-type="float">
            <text:p>0,683333333333334</text:p>
          </table:table-cell>
          <table:table-cell table:number-columns-repeated="4"/>
          <table:table-cell table:formula="of:=SUM(MOD(SUM([.L43]-[.L$2];[.T$2]);[.R$2]-[.L$2]);[.L$2])" office:value-type="time" office:time-value="PT09H00M00S" calcext:value-type="time">
            <text:p>09:00:00</text:p>
          </table:table-cell>
          <table:table-cell table:formula="of:=IF([.L44]&lt;[.L43];[.M43]+[.H$2];[.M43])" office:value-type="float" office:value="120" calcext:value-type="float">
            <text:p>120</text:p>
          </table:table-cell>
          <table:table-cell table:formula="of:=OFFSET([.C$4];[.M44];0)" office:value-type="float" office:value="43747" calcext:value-type="float">
            <text:p>43747</text:p>
          </table:table-cell>
          <table:table-cell table:formula="of:=[.L44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44];0)&lt;=[.O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5]))" office:value-type="date" office:date-value="2019-10-07T09:00:53.182094" calcext:value-type="date">
            <text:p>2019-10-07 09:00:53</text:p>
          </table:table-cell>
          <table:table-cell table:formula="of:=[.A45]" office:value-type="float" office:value="43745.3756155335" calcext:value-type="float">
            <text:p>43745.3756155335</text:p>
          </table:table-cell>
          <table:table-cell table:formula="of:=TRUNC([.A45])" office:value-type="float" office:value="43745" calcext:value-type="float">
            <text:p>43745</text:p>
          </table:table-cell>
          <table:table-cell table:formula="of:=[.B45]-[.C45]" office:value-type="float" office:value="0.375615533492237" calcext:value-type="float">
            <text:p>0.375615533492237</text:p>
          </table:table-cell>
          <table:table-cell table:formula="of:=MOD([.E44]-[.$E$2];[.$H$2])+1+[.$E$2]" office:value-type="float" office:value="263" calcext:value-type="float">
            <text:p>263</text:p>
          </table:table-cell>
          <table:table-cell table:formula="of:=MOD([.F44]+1/[.$H$2];5)" office:value-type="float" office:value="0.7" calcext:value-type="float">
            <text:p>0,7</text:p>
          </table:table-cell>
          <table:table-cell table:formula="of:=IF([.F45]&lt;0.000001;[.G44]+2+1/[.$H$2];[.G44]+1/[.$H$2])" office:value-type="float" office:value="0.7" calcext:value-type="float">
            <text:p>0,7</text:p>
          </table:table-cell>
          <table:table-cell table:number-columns-repeated="4"/>
          <table:table-cell table:formula="of:=SUM(MOD(SUM([.L44]-[.L$2];[.T$2]);[.R$2]-[.L$2]);[.L$2])" office:value-type="time" office:time-value="PT09H10M00S" calcext:value-type="time">
            <text:p>09:10:00</text:p>
          </table:table-cell>
          <table:table-cell table:formula="of:=IF([.L45]&lt;[.L44];[.M44]+[.H$2];[.M44])" office:value-type="float" office:value="120" calcext:value-type="float">
            <text:p>120</text:p>
          </table:table-cell>
          <table:table-cell table:formula="of:=OFFSET([.C$4];[.M45];0)" office:value-type="float" office:value="43747" calcext:value-type="float">
            <text:p>43747</text:p>
          </table:table-cell>
          <table:table-cell table:formula="of:=[.L45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45];0)&lt;=[.O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6]))" office:value-type="date" office:date-value="2019-10-07T09:47:29.826366" calcext:value-type="date">
            <text:p>2019-10-07 09:47:30</text:p>
          </table:table-cell>
          <table:table-cell table:formula="of:=[.A46]" office:value-type="float" office:value="43745.4079841015" calcext:value-type="float">
            <text:p>43745.4079841015</text:p>
          </table:table-cell>
          <table:table-cell table:formula="of:=TRUNC([.A46])" office:value-type="float" office:value="43745" calcext:value-type="float">
            <text:p>43745</text:p>
          </table:table-cell>
          <table:table-cell table:formula="of:=[.B46]-[.C46]" office:value-type="float" office:value="0.407984101453621" calcext:value-type="float">
            <text:p>0.407984101453621</text:p>
          </table:table-cell>
          <table:table-cell table:formula="of:=MOD([.E45]-[.$E$2];[.$H$2])+1+[.$E$2]" office:value-type="float" office:value="264" calcext:value-type="float">
            <text:p>264</text:p>
          </table:table-cell>
          <table:table-cell table:formula="of:=MOD([.F45]+1/[.$H$2];5)" office:value-type="float" office:value="0.716666666666667" calcext:value-type="float">
            <text:p>0,716666666666667</text:p>
          </table:table-cell>
          <table:table-cell table:formula="of:=IF([.F46]&lt;0.000001;[.G45]+2+1/[.$H$2];[.G45]+1/[.$H$2])" office:value-type="float" office:value="0.716666666666667" calcext:value-type="float">
            <text:p>0,716666666666667</text:p>
          </table:table-cell>
          <table:table-cell table:number-columns-repeated="4"/>
          <table:table-cell table:formula="of:=SUM(MOD(SUM([.L45]-[.L$2];[.T$2]);[.R$2]-[.L$2]);[.L$2])" office:value-type="time" office:time-value="PT09H20M00S" calcext:value-type="time">
            <text:p>09:20:00</text:p>
          </table:table-cell>
          <table:table-cell table:formula="of:=IF([.L46]&lt;[.L45];[.M45]+[.H$2];[.M45])" office:value-type="float" office:value="120" calcext:value-type="float">
            <text:p>120</text:p>
          </table:table-cell>
          <table:table-cell table:formula="of:=OFFSET([.C$4];[.M46];0)" office:value-type="float" office:value="43747" calcext:value-type="float">
            <text:p>43747</text:p>
          </table:table-cell>
          <table:table-cell table:formula="of:=[.L46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46];0)&lt;=[.O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7]))" office:value-type="date" office:date-value="2019-10-07T09:27:08.331043" calcext:value-type="date">
            <text:p>2019-10-07 09:27:08</text:p>
          </table:table-cell>
          <table:table-cell table:formula="of:=[.A47]" office:value-type="float" office:value="43745.3938464241" calcext:value-type="float">
            <text:p>43745.3938464241</text:p>
          </table:table-cell>
          <table:table-cell table:formula="of:=TRUNC([.A47])" office:value-type="float" office:value="43745" calcext:value-type="float">
            <text:p>43745</text:p>
          </table:table-cell>
          <table:table-cell table:formula="of:=[.B47]-[.C47]" office:value-type="float" office:value="0.393846424107323" calcext:value-type="float">
            <text:p>0.393846424107323</text:p>
          </table:table-cell>
          <table:table-cell table:formula="of:=MOD([.E46]-[.$E$2];[.$H$2])+1+[.$E$2]" office:value-type="float" office:value="265" calcext:value-type="float">
            <text:p>265</text:p>
          </table:table-cell>
          <table:table-cell table:formula="of:=MOD([.F46]+1/[.$H$2];5)" office:value-type="float" office:value="0.733333333333334" calcext:value-type="float">
            <text:p>0,733333333333334</text:p>
          </table:table-cell>
          <table:table-cell table:formula="of:=IF([.F47]&lt;0.000001;[.G46]+2+1/[.$H$2];[.G46]+1/[.$H$2])" office:value-type="float" office:value="0.733333333333334" calcext:value-type="float">
            <text:p>0,733333333333334</text:p>
          </table:table-cell>
          <table:table-cell table:number-columns-repeated="4"/>
          <table:table-cell table:formula="of:=SUM(MOD(SUM([.L46]-[.L$2];[.T$2]);[.R$2]-[.L$2]);[.L$2])" office:value-type="time" office:time-value="PT09H30M00S" calcext:value-type="time">
            <text:p>09:30:00</text:p>
          </table:table-cell>
          <table:table-cell table:formula="of:=IF([.L47]&lt;[.L46];[.M46]+[.H$2];[.M46])" office:value-type="float" office:value="120" calcext:value-type="float">
            <text:p>120</text:p>
          </table:table-cell>
          <table:table-cell table:formula="of:=OFFSET([.C$4];[.M47];0)" office:value-type="float" office:value="43747" calcext:value-type="float">
            <text:p>43747</text:p>
          </table:table-cell>
          <table:table-cell table:formula="of:=[.L47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47];0)&lt;=[.O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8]))" office:value-type="date" office:date-value="2019-10-07T09:28:54.134436" calcext:value-type="date">
            <text:p>2019-10-07 09:28:54</text:p>
          </table:table-cell>
          <table:table-cell table:formula="of:=[.A48]" office:value-type="float" office:value="43745.3950710004" calcext:value-type="float">
            <text:p>43745.3950710004</text:p>
          </table:table-cell>
          <table:table-cell table:formula="of:=TRUNC([.A48])" office:value-type="float" office:value="43745" calcext:value-type="float">
            <text:p>43745</text:p>
          </table:table-cell>
          <table:table-cell table:formula="of:=[.B48]-[.C48]" office:value-type="float" office:value="0.395071000413736" calcext:value-type="float">
            <text:p>0.395071000413736</text:p>
          </table:table-cell>
          <table:table-cell table:formula="of:=MOD([.E47]-[.$E$2];[.$H$2])+1+[.$E$2]" office:value-type="float" office:value="266" calcext:value-type="float">
            <text:p>266</text:p>
          </table:table-cell>
          <table:table-cell table:formula="of:=MOD([.F47]+1/[.$H$2];5)" office:value-type="float" office:value="0.750000000000001" calcext:value-type="float">
            <text:p>0,750000000000001</text:p>
          </table:table-cell>
          <table:table-cell table:formula="of:=IF([.F48]&lt;0.000001;[.G47]+2+1/[.$H$2];[.G47]+1/[.$H$2])" office:value-type="float" office:value="0.750000000000001" calcext:value-type="float">
            <text:p>0,750000000000001</text:p>
          </table:table-cell>
          <table:table-cell table:number-columns-repeated="4"/>
          <table:table-cell table:formula="of:=SUM(MOD(SUM([.L47]-[.L$2];[.T$2]);[.R$2]-[.L$2]);[.L$2])" office:value-type="time" office:time-value="PT09H40M00S" calcext:value-type="time">
            <text:p>09:40:00</text:p>
          </table:table-cell>
          <table:table-cell table:formula="of:=IF([.L48]&lt;[.L47];[.M47]+[.H$2];[.M47])" office:value-type="float" office:value="120" calcext:value-type="float">
            <text:p>120</text:p>
          </table:table-cell>
          <table:table-cell table:formula="of:=OFFSET([.C$4];[.M48];0)" office:value-type="float" office:value="43747" calcext:value-type="float">
            <text:p>43747</text:p>
          </table:table-cell>
          <table:table-cell table:formula="of:=[.L48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48];0)&lt;=[.O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49]))" office:value-type="date" office:date-value="2019-10-07T09:28:02.293949" calcext:value-type="date">
            <text:p>2019-10-07 09:28:02</text:p>
          </table:table-cell>
          <table:table-cell table:formula="of:=[.A49]" office:value-type="float" office:value="43745.3944709948" calcext:value-type="float">
            <text:p>43745.3944709948</text:p>
          </table:table-cell>
          <table:table-cell table:formula="of:=TRUNC([.A49])" office:value-type="float" office:value="43745" calcext:value-type="float">
            <text:p>43745</text:p>
          </table:table-cell>
          <table:table-cell table:formula="of:=[.B49]-[.C49]" office:value-type="float" office:value="0.394470994775475" calcext:value-type="float">
            <text:p>0.394470994775475</text:p>
          </table:table-cell>
          <table:table-cell table:formula="of:=MOD([.E48]-[.$E$2];[.$H$2])+1+[.$E$2]" office:value-type="float" office:value="267" calcext:value-type="float">
            <text:p>267</text:p>
          </table:table-cell>
          <table:table-cell table:formula="of:=MOD([.F48]+1/[.$H$2];5)" office:value-type="float" office:value="0.766666666666667" calcext:value-type="float">
            <text:p>0,766666666666667</text:p>
          </table:table-cell>
          <table:table-cell table:formula="of:=IF([.F49]&lt;0.000001;[.G48]+2+1/[.$H$2];[.G48]+1/[.$H$2])" office:value-type="float" office:value="0.766666666666667" calcext:value-type="float">
            <text:p>0,766666666666667</text:p>
          </table:table-cell>
          <table:table-cell table:number-columns-repeated="4"/>
          <table:table-cell table:formula="of:=SUM(MOD(SUM([.L48]-[.L$2];[.T$2]);[.R$2]-[.L$2]);[.L$2])" office:value-type="time" office:time-value="PT09H50M00S" calcext:value-type="time">
            <text:p>09:50:00</text:p>
          </table:table-cell>
          <table:table-cell table:formula="of:=IF([.L49]&lt;[.L48];[.M48]+[.H$2];[.M48])" office:value-type="float" office:value="120" calcext:value-type="float">
            <text:p>120</text:p>
          </table:table-cell>
          <table:table-cell table:formula="of:=OFFSET([.C$4];[.M49];0)" office:value-type="float" office:value="43747" calcext:value-type="float">
            <text:p>43747</text:p>
          </table:table-cell>
          <table:table-cell table:formula="of:=[.L49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49];0)&lt;=[.O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0]))" office:value-type="date" office:date-value="2019-10-07T09:10:11.816919" calcext:value-type="date">
            <text:p>2019-10-07 09:10:12</text:p>
          </table:table-cell>
          <table:table-cell table:formula="of:=[.A50]" office:value-type="float" office:value="43745.3820812143" calcext:value-type="float">
            <text:p>43745.3820812143</text:p>
          </table:table-cell>
          <table:table-cell table:formula="of:=TRUNC([.A50])" office:value-type="float" office:value="43745" calcext:value-type="float">
            <text:p>43745</text:p>
          </table:table-cell>
          <table:table-cell table:formula="of:=[.B50]-[.C50]" office:value-type="float" office:value="0.382081214338541" calcext:value-type="float">
            <text:p>0.382081214338541</text:p>
          </table:table-cell>
          <table:table-cell table:formula="of:=MOD([.E49]-[.$E$2];[.$H$2])+1+[.$E$2]" office:value-type="float" office:value="268" calcext:value-type="float">
            <text:p>268</text:p>
          </table:table-cell>
          <table:table-cell table:formula="of:=MOD([.F49]+1/[.$H$2];5)" office:value-type="float" office:value="0.783333333333334" calcext:value-type="float">
            <text:p>0,783333333333334</text:p>
          </table:table-cell>
          <table:table-cell table:formula="of:=IF([.F50]&lt;0.000001;[.G49]+2+1/[.$H$2];[.G49]+1/[.$H$2])" office:value-type="float" office:value="0.783333333333334" calcext:value-type="float">
            <text:p>0,783333333333334</text:p>
          </table:table-cell>
          <table:table-cell table:number-columns-repeated="4"/>
          <table:table-cell table:formula="of:=SUM(MOD(SUM([.L49]-[.L$2];[.T$2]);[.R$2]-[.L$2]);[.L$2])" office:value-type="time" office:time-value="PT10H00M00S" calcext:value-type="time">
            <text:p>10:00:00</text:p>
          </table:table-cell>
          <table:table-cell table:formula="of:=IF([.L50]&lt;[.L49];[.M49]+[.H$2];[.M49])" office:value-type="float" office:value="120" calcext:value-type="float">
            <text:p>120</text:p>
          </table:table-cell>
          <table:table-cell table:formula="of:=OFFSET([.C$4];[.M50];0)" office:value-type="float" office:value="43747" calcext:value-type="float">
            <text:p>43747</text:p>
          </table:table-cell>
          <table:table-cell table:formula="of:=[.L50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50];0)&lt;=[.O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1]))" office:value-type="date" office:date-value="2019-10-07T09:47:45.534783" calcext:value-type="date">
            <text:p>2019-10-07 09:47:46</text:p>
          </table:table-cell>
          <table:table-cell table:formula="of:=[.A51]" office:value-type="float" office:value="43745.4081659118" calcext:value-type="float">
            <text:p>43745.4081659118</text:p>
          </table:table-cell>
          <table:table-cell table:formula="of:=TRUNC([.A51])" office:value-type="float" office:value="43745" calcext:value-type="float">
            <text:p>43745</text:p>
          </table:table-cell>
          <table:table-cell table:formula="of:=[.B51]-[.C51]" office:value-type="float" office:value="0.408165911838296" calcext:value-type="float">
            <text:p>0.408165911838296</text:p>
          </table:table-cell>
          <table:table-cell table:formula="of:=MOD([.E50]-[.$E$2];[.$H$2])+1+[.$E$2]" office:value-type="float" office:value="269" calcext:value-type="float">
            <text:p>269</text:p>
          </table:table-cell>
          <table:table-cell table:formula="of:=MOD([.F50]+1/[.$H$2];5)" office:value-type="float" office:value="0.800000000000001" calcext:value-type="float">
            <text:p>0,800000000000001</text:p>
          </table:table-cell>
          <table:table-cell table:formula="of:=IF([.F51]&lt;0.000001;[.G50]+2+1/[.$H$2];[.G50]+1/[.$H$2])" office:value-type="float" office:value="0.800000000000001" calcext:value-type="float">
            <text:p>0,800000000000001</text:p>
          </table:table-cell>
          <table:table-cell table:number-columns-repeated="4"/>
          <table:table-cell table:formula="of:=SUM(MOD(SUM([.L50]-[.L$2];[.T$2]);[.R$2]-[.L$2]);[.L$2])" office:value-type="time" office:time-value="PT10H10M00S" calcext:value-type="time">
            <text:p>10:10:00</text:p>
          </table:table-cell>
          <table:table-cell table:formula="of:=IF([.L51]&lt;[.L50];[.M50]+[.H$2];[.M50])" office:value-type="float" office:value="120" calcext:value-type="float">
            <text:p>120</text:p>
          </table:table-cell>
          <table:table-cell table:formula="of:=OFFSET([.C$4];[.M51];0)" office:value-type="float" office:value="43747" calcext:value-type="float">
            <text:p>43747</text:p>
          </table:table-cell>
          <table:table-cell table:formula="of:=[.L51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51];0)&lt;=[.O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2]))" office:value-type="date" office:date-value="2019-10-07T09:19:29.770837" calcext:value-type="date">
            <text:p>2019-10-07 09:19:30</text:p>
          </table:table-cell>
          <table:table-cell table:formula="of:=[.A52]" office:value-type="float" office:value="43745.3885390143" calcext:value-type="float">
            <text:p>43745.3885390143</text:p>
          </table:table-cell>
          <table:table-cell table:formula="of:=TRUNC([.A52])" office:value-type="float" office:value="43745" calcext:value-type="float">
            <text:p>43745</text:p>
          </table:table-cell>
          <table:table-cell table:formula="of:=[.B52]-[.C52]" office:value-type="float" office:value="0.388539014318667" calcext:value-type="float">
            <text:p>0.388539014318667</text:p>
          </table:table-cell>
          <table:table-cell table:formula="of:=MOD([.E51]-[.$E$2];[.$H$2])+1+[.$E$2]" office:value-type="float" office:value="270" calcext:value-type="float">
            <text:p>270</text:p>
          </table:table-cell>
          <table:table-cell table:formula="of:=MOD([.F51]+1/[.$H$2];5)" office:value-type="float" office:value="0.816666666666668" calcext:value-type="float">
            <text:p>0,816666666666668</text:p>
          </table:table-cell>
          <table:table-cell table:formula="of:=IF([.F52]&lt;0.000001;[.G51]+2+1/[.$H$2];[.G51]+1/[.$H$2])" office:value-type="float" office:value="0.816666666666668" calcext:value-type="float">
            <text:p>0,816666666666668</text:p>
          </table:table-cell>
          <table:table-cell table:number-columns-repeated="4"/>
          <table:table-cell table:formula="of:=SUM(MOD(SUM([.L51]-[.L$2];[.T$2]);[.R$2]-[.L$2]);[.L$2])" office:value-type="time" office:time-value="PT10H20M00S" calcext:value-type="time">
            <text:p>10:20:00</text:p>
          </table:table-cell>
          <table:table-cell table:formula="of:=IF([.L52]&lt;[.L51];[.M51]+[.H$2];[.M51])" office:value-type="float" office:value="120" calcext:value-type="float">
            <text:p>120</text:p>
          </table:table-cell>
          <table:table-cell table:formula="of:=OFFSET([.C$4];[.M52];0)" office:value-type="float" office:value="43747" calcext:value-type="float">
            <text:p>43747</text:p>
          </table:table-cell>
          <table:table-cell table:formula="of:=[.L52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52];0)&lt;=[.O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3]))" office:value-type="date" office:date-value="2019-10-07T09:42:03.524071" calcext:value-type="date">
            <text:p>2019-10-07 09:42:04</text:p>
          </table:table-cell>
          <table:table-cell table:formula="of:=[.A53]" office:value-type="float" office:value="43745.4042074545" calcext:value-type="float">
            <text:p>43745.4042074545</text:p>
          </table:table-cell>
          <table:table-cell table:formula="of:=TRUNC([.A53])" office:value-type="float" office:value="43745" calcext:value-type="float">
            <text:p>43745</text:p>
          </table:table-cell>
          <table:table-cell table:formula="of:=[.B53]-[.C53]" office:value-type="float" office:value="0.40420745452866" calcext:value-type="float">
            <text:p>0.40420745452866</text:p>
          </table:table-cell>
          <table:table-cell table:formula="of:=MOD([.E52]-[.$E$2];[.$H$2])+1+[.$E$2]" office:value-type="float" office:value="271" calcext:value-type="float">
            <text:p>271</text:p>
          </table:table-cell>
          <table:table-cell table:formula="of:=MOD([.F52]+1/[.$H$2];5)" office:value-type="float" office:value="0.833333333333334" calcext:value-type="float">
            <text:p>0,833333333333334</text:p>
          </table:table-cell>
          <table:table-cell table:formula="of:=IF([.F53]&lt;0.000001;[.G52]+2+1/[.$H$2];[.G52]+1/[.$H$2])" office:value-type="float" office:value="0.833333333333334" calcext:value-type="float">
            <text:p>0,833333333333334</text:p>
          </table:table-cell>
          <table:table-cell table:number-columns-repeated="4"/>
          <table:table-cell table:formula="of:=SUM(MOD(SUM([.L52]-[.L$2];[.T$2]);[.R$2]-[.L$2]);[.L$2])" office:value-type="time" office:time-value="PT10H30M00S" calcext:value-type="time">
            <text:p>10:30:00</text:p>
          </table:table-cell>
          <table:table-cell table:formula="of:=IF([.L53]&lt;[.L52];[.M52]+[.H$2];[.M52])" office:value-type="float" office:value="120" calcext:value-type="float">
            <text:p>120</text:p>
          </table:table-cell>
          <table:table-cell table:formula="of:=OFFSET([.C$4];[.M53];0)" office:value-type="float" office:value="43747" calcext:value-type="float">
            <text:p>43747</text:p>
          </table:table-cell>
          <table:table-cell table:formula="of:=[.L53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53];0)&lt;=[.O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4]))" office:value-type="date" office:date-value="2019-10-07T09:44:31.903558" calcext:value-type="date">
            <text:p>2019-10-07 09:44:32</text:p>
          </table:table-cell>
          <table:table-cell table:formula="of:=[.A54]" office:value-type="float" office:value="43745.4059248097" calcext:value-type="float">
            <text:p>43745.4059248097</text:p>
          </table:table-cell>
          <table:table-cell table:formula="of:=TRUNC([.A54])" office:value-type="float" office:value="43745" calcext:value-type="float">
            <text:p>43745</text:p>
          </table:table-cell>
          <table:table-cell table:formula="of:=[.B54]-[.C54]" office:value-type="float" office:value="0.40592480970372" calcext:value-type="float">
            <text:p>0.40592480970372</text:p>
          </table:table-cell>
          <table:table-cell table:formula="of:=MOD([.E53]-[.$E$2];[.$H$2])+1+[.$E$2]" office:value-type="float" office:value="272" calcext:value-type="float">
            <text:p>272</text:p>
          </table:table-cell>
          <table:table-cell table:formula="of:=MOD([.F53]+1/[.$H$2];5)" office:value-type="float" office:value="0.850000000000001" calcext:value-type="float">
            <text:p>0,850000000000001</text:p>
          </table:table-cell>
          <table:table-cell table:formula="of:=IF([.F54]&lt;0.000001;[.G53]+2+1/[.$H$2];[.G53]+1/[.$H$2])" office:value-type="float" office:value="0.850000000000001" calcext:value-type="float">
            <text:p>0,850000000000001</text:p>
          </table:table-cell>
          <table:table-cell table:number-columns-repeated="4"/>
          <table:table-cell table:formula="of:=SUM(MOD(SUM([.L53]-[.L$2];[.T$2]);[.R$2]-[.L$2]);[.L$2])" office:value-type="time" office:time-value="PT10H40M00S" calcext:value-type="time">
            <text:p>10:40:00</text:p>
          </table:table-cell>
          <table:table-cell table:formula="of:=IF([.L54]&lt;[.L53];[.M53]+[.H$2];[.M53])" office:value-type="float" office:value="120" calcext:value-type="float">
            <text:p>120</text:p>
          </table:table-cell>
          <table:table-cell table:formula="of:=OFFSET([.C$4];[.M54];0)" office:value-type="float" office:value="43747" calcext:value-type="float">
            <text:p>43747</text:p>
          </table:table-cell>
          <table:table-cell table:formula="of:=[.L54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54];0)&lt;=[.O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5]))" office:value-type="date" office:date-value="2019-10-07T09:10:27.134645" calcext:value-type="date">
            <text:p>2019-10-07 09:10:27</text:p>
          </table:table-cell>
          <table:table-cell table:formula="of:=[.A55]" office:value-type="float" office:value="43745.3822585028" calcext:value-type="float">
            <text:p>43745.3822585028</text:p>
          </table:table-cell>
          <table:table-cell table:formula="of:=TRUNC([.A55])" office:value-type="float" office:value="43745" calcext:value-type="float">
            <text:p>43745</text:p>
          </table:table-cell>
          <table:table-cell table:formula="of:=[.B55]-[.C55]" office:value-type="float" office:value="0.38225850283925" calcext:value-type="float">
            <text:p>0.38225850283925</text:p>
          </table:table-cell>
          <table:table-cell table:formula="of:=MOD([.E54]-[.$E$2];[.$H$2])+1+[.$E$2]" office:value-type="float" office:value="273" calcext:value-type="float">
            <text:p>273</text:p>
          </table:table-cell>
          <table:table-cell table:formula="of:=MOD([.F54]+1/[.$H$2];5)" office:value-type="float" office:value="0.866666666666668" calcext:value-type="float">
            <text:p>0,866666666666668</text:p>
          </table:table-cell>
          <table:table-cell table:formula="of:=IF([.F55]&lt;0.000001;[.G54]+2+1/[.$H$2];[.G54]+1/[.$H$2])" office:value-type="float" office:value="0.866666666666668" calcext:value-type="float">
            <text:p>0,866666666666668</text:p>
          </table:table-cell>
          <table:table-cell table:number-columns-repeated="4"/>
          <table:table-cell table:formula="of:=SUM(MOD(SUM([.L54]-[.L$2];[.T$2]);[.R$2]-[.L$2]);[.L$2])" office:value-type="time" office:time-value="PT10H50M00S" calcext:value-type="time">
            <text:p>10:50:00</text:p>
          </table:table-cell>
          <table:table-cell table:formula="of:=IF([.L55]&lt;[.L54];[.M54]+[.H$2];[.M54])" office:value-type="float" office:value="120" calcext:value-type="float">
            <text:p>120</text:p>
          </table:table-cell>
          <table:table-cell table:formula="of:=OFFSET([.C$4];[.M55];0)" office:value-type="float" office:value="43747" calcext:value-type="float">
            <text:p>43747</text:p>
          </table:table-cell>
          <table:table-cell table:formula="of:=[.L55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55];0)&lt;=[.O5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6]))" office:value-type="date" office:date-value="2019-10-07T09:38:22.124105" calcext:value-type="date">
            <text:p>2019-10-07 09:38:22</text:p>
          </table:table-cell>
          <table:table-cell table:formula="of:=[.A56]" office:value-type="float" office:value="43745.4016449549" calcext:value-type="float">
            <text:p>43745.4016449549</text:p>
          </table:table-cell>
          <table:table-cell table:formula="of:=TRUNC([.A56])" office:value-type="float" office:value="43745" calcext:value-type="float">
            <text:p>43745</text:p>
          </table:table-cell>
          <table:table-cell table:formula="of:=[.B56]-[.C56]" office:value-type="float" office:value="0.40164495492354" calcext:value-type="float">
            <text:p>0.40164495492354</text:p>
          </table:table-cell>
          <table:table-cell table:formula="of:=MOD([.E55]-[.$E$2];[.$H$2])+1+[.$E$2]" office:value-type="float" office:value="274" calcext:value-type="float">
            <text:p>274</text:p>
          </table:table-cell>
          <table:table-cell table:formula="of:=MOD([.F55]+1/[.$H$2];5)" office:value-type="float" office:value="0.883333333333334" calcext:value-type="float">
            <text:p>0,883333333333334</text:p>
          </table:table-cell>
          <table:table-cell table:formula="of:=IF([.F56]&lt;0.000001;[.G55]+2+1/[.$H$2];[.G55]+1/[.$H$2])" office:value-type="float" office:value="0.883333333333334" calcext:value-type="float">
            <text:p>0,883333333333334</text:p>
          </table:table-cell>
          <table:table-cell table:number-columns-repeated="4"/>
          <table:table-cell table:formula="of:=SUM(MOD(SUM([.L55]-[.L$2];[.T$2]);[.R$2]-[.L$2]);[.L$2])" office:value-type="time" office:time-value="PT11H00M00S" calcext:value-type="time">
            <text:p>11:00:00</text:p>
          </table:table-cell>
          <table:table-cell table:formula="of:=IF([.L56]&lt;[.L55];[.M55]+[.H$2];[.M55])" office:value-type="float" office:value="120" calcext:value-type="float">
            <text:p>120</text:p>
          </table:table-cell>
          <table:table-cell table:formula="of:=OFFSET([.C$4];[.M56];0)" office:value-type="float" office:value="43747" calcext:value-type="float">
            <text:p>43747</text:p>
          </table:table-cell>
          <table:table-cell table:formula="of:=[.L56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56];0)&lt;=[.O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7]))" office:value-type="date" office:date-value="2019-10-07T09:13:50.728049" calcext:value-type="date">
            <text:p>2019-10-07 09:13:51</text:p>
          </table:table-cell>
          <table:table-cell table:formula="of:=[.A57]" office:value-type="float" office:value="43745.384614908" calcext:value-type="float">
            <text:p>43745.384614908</text:p>
          </table:table-cell>
          <table:table-cell table:formula="of:=TRUNC([.A57])" office:value-type="float" office:value="43745" calcext:value-type="float">
            <text:p>43745</text:p>
          </table:table-cell>
          <table:table-cell table:formula="of:=[.B57]-[.C57]" office:value-type="float" office:value="0.384614907976356" calcext:value-type="float">
            <text:p>0.384614907976356</text:p>
          </table:table-cell>
          <table:table-cell table:formula="of:=MOD([.E56]-[.$E$2];[.$H$2])+1+[.$E$2]" office:value-type="float" office:value="275" calcext:value-type="float">
            <text:p>275</text:p>
          </table:table-cell>
          <table:table-cell table:formula="of:=MOD([.F56]+1/[.$H$2];5)" office:value-type="float" office:value="0.900000000000001" calcext:value-type="float">
            <text:p>0,900000000000001</text:p>
          </table:table-cell>
          <table:table-cell table:formula="of:=IF([.F57]&lt;0.000001;[.G56]+2+1/[.$H$2];[.G56]+1/[.$H$2])" office:value-type="float" office:value="0.900000000000001" calcext:value-type="float">
            <text:p>0,900000000000001</text:p>
          </table:table-cell>
          <table:table-cell table:number-columns-repeated="4"/>
          <table:table-cell table:formula="of:=SUM(MOD(SUM([.L56]-[.L$2];[.T$2]);[.R$2]-[.L$2]);[.L$2])" office:value-type="time" office:time-value="PT08H10M00S" calcext:value-type="time">
            <text:p>08:10:00</text:p>
          </table:table-cell>
          <table:table-cell table:formula="of:=IF([.L57]&lt;[.L56];[.M56]+[.H$2];[.M56])" office:value-type="float" office:value="180" calcext:value-type="float">
            <text:p>180</text:p>
          </table:table-cell>
          <table:table-cell table:formula="of:=OFFSET([.C$4];[.M57];0)" office:value-type="float" office:value="43748" calcext:value-type="float">
            <text:p>43748</text:p>
          </table:table-cell>
          <table:table-cell table:formula="of:=[.L57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57];0)&lt;=[.O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8]))" office:value-type="date" office:date-value="2019-10-07T09:18:19.434112" calcext:value-type="date">
            <text:p>2019-10-07 09:18:19</text:p>
          </table:table-cell>
          <table:table-cell table:formula="of:=[.A58]" office:value-type="float" office:value="43745.3877249318" calcext:value-type="float">
            <text:p>43745.3877249318</text:p>
          </table:table-cell>
          <table:table-cell table:formula="of:=TRUNC([.A58])" office:value-type="float" office:value="43745" calcext:value-type="float">
            <text:p>43745</text:p>
          </table:table-cell>
          <table:table-cell table:formula="of:=[.B58]-[.C58]" office:value-type="float" office:value="0.387724931846606" calcext:value-type="float">
            <text:p>0.387724931846606</text:p>
          </table:table-cell>
          <table:table-cell table:formula="of:=MOD([.E57]-[.$E$2];[.$H$2])+1+[.$E$2]" office:value-type="float" office:value="276" calcext:value-type="float">
            <text:p>276</text:p>
          </table:table-cell>
          <table:table-cell table:formula="of:=MOD([.F57]+1/[.$H$2];5)" office:value-type="float" office:value="0.916666666666668" calcext:value-type="float">
            <text:p>0,916666666666668</text:p>
          </table:table-cell>
          <table:table-cell table:formula="of:=IF([.F58]&lt;0.000001;[.G57]+2+1/[.$H$2];[.G57]+1/[.$H$2])" office:value-type="float" office:value="0.916666666666668" calcext:value-type="float">
            <text:p>0,916666666666668</text:p>
          </table:table-cell>
          <table:table-cell table:number-columns-repeated="4"/>
          <table:table-cell table:formula="of:=SUM(MOD(SUM([.L57]-[.L$2];[.T$2]);[.R$2]-[.L$2]);[.L$2])" office:value-type="time" office:time-value="PT08H20M00S" calcext:value-type="time">
            <text:p>08:20:00</text:p>
          </table:table-cell>
          <table:table-cell table:formula="of:=IF([.L58]&lt;[.L57];[.M57]+[.H$2];[.M57])" office:value-type="float" office:value="180" calcext:value-type="float">
            <text:p>180</text:p>
          </table:table-cell>
          <table:table-cell table:formula="of:=OFFSET([.C$4];[.M58];0)" office:value-type="float" office:value="43748" calcext:value-type="float">
            <text:p>43748</text:p>
          </table:table-cell>
          <table:table-cell table:formula="of:=[.L58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58];0)&lt;=[.O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59]))" office:value-type="date" office:date-value="2019-10-07T09:31:12.318894" calcext:value-type="date">
            <text:p>2019-10-07 09:31:12</text:p>
          </table:table-cell>
          <table:table-cell table:formula="of:=[.A59]" office:value-type="float" office:value="43745.3966703576" calcext:value-type="float">
            <text:p>43745.3966703576</text:p>
          </table:table-cell>
          <table:table-cell table:formula="of:=TRUNC([.A59])" office:value-type="float" office:value="43745" calcext:value-type="float">
            <text:p>43745</text:p>
          </table:table-cell>
          <table:table-cell table:formula="of:=[.B59]-[.C59]" office:value-type="float" office:value="0.39667035756429" calcext:value-type="float">
            <text:p>0.39667035756429</text:p>
          </table:table-cell>
          <table:table-cell table:formula="of:=MOD([.E58]-[.$E$2];[.$H$2])+1+[.$E$2]" office:value-type="float" office:value="277" calcext:value-type="float">
            <text:p>277</text:p>
          </table:table-cell>
          <table:table-cell table:formula="of:=MOD([.F58]+1/[.$H$2];5)" office:value-type="float" office:value="0.933333333333334" calcext:value-type="float">
            <text:p>0,933333333333334</text:p>
          </table:table-cell>
          <table:table-cell table:formula="of:=IF([.F59]&lt;0.000001;[.G58]+2+1/[.$H$2];[.G58]+1/[.$H$2])" office:value-type="float" office:value="0.933333333333334" calcext:value-type="float">
            <text:p>0,933333333333334</text:p>
          </table:table-cell>
          <table:table-cell table:number-columns-repeated="4"/>
          <table:table-cell table:formula="of:=SUM(MOD(SUM([.L58]-[.L$2];[.T$2]);[.R$2]-[.L$2]);[.L$2])" office:value-type="time" office:time-value="PT08H30M00S" calcext:value-type="time">
            <text:p>08:30:00</text:p>
          </table:table-cell>
          <table:table-cell table:formula="of:=IF([.L59]&lt;[.L58];[.M58]+[.H$2];[.M58])" office:value-type="float" office:value="180" calcext:value-type="float">
            <text:p>180</text:p>
          </table:table-cell>
          <table:table-cell table:formula="of:=OFFSET([.C$4];[.M59];0)" office:value-type="float" office:value="43748" calcext:value-type="float">
            <text:p>43748</text:p>
          </table:table-cell>
          <table:table-cell table:formula="of:=[.L59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59];0)&lt;=[.O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0]))" office:value-type="date" office:date-value="2019-10-07T09:36:30.80924" calcext:value-type="date">
            <text:p>2019-10-07 09:36:31</text:p>
          </table:table-cell>
          <table:table-cell table:formula="of:=[.A60]" office:value-type="float" office:value="43745.4003565884" calcext:value-type="float">
            <text:p>43745.4003565884</text:p>
          </table:table-cell>
          <table:table-cell table:formula="of:=TRUNC([.A60])" office:value-type="float" office:value="43745" calcext:value-type="float">
            <text:p>43745</text:p>
          </table:table-cell>
          <table:table-cell table:formula="of:=[.B60]-[.C60]" office:value-type="float" office:value="0.400356588426803" calcext:value-type="float">
            <text:p>0.400356588426803</text:p>
          </table:table-cell>
          <table:table-cell table:formula="of:=MOD([.E59]-[.$E$2];[.$H$2])+1+[.$E$2]" office:value-type="float" office:value="278" calcext:value-type="float">
            <text:p>278</text:p>
          </table:table-cell>
          <table:table-cell table:formula="of:=MOD([.F59]+1/[.$H$2];5)" office:value-type="float" office:value="0.950000000000001" calcext:value-type="float">
            <text:p>0,950000000000001</text:p>
          </table:table-cell>
          <table:table-cell table:formula="of:=IF([.F60]&lt;0.000001;[.G59]+2+1/[.$H$2];[.G59]+1/[.$H$2])" office:value-type="float" office:value="0.950000000000001" calcext:value-type="float">
            <text:p>0,950000000000001</text:p>
          </table:table-cell>
          <table:table-cell table:number-columns-repeated="4"/>
          <table:table-cell table:formula="of:=SUM(MOD(SUM([.L59]-[.L$2];[.T$2]);[.R$2]-[.L$2]);[.L$2])" office:value-type="time" office:time-value="PT08H40M00S" calcext:value-type="time">
            <text:p>08:40:00</text:p>
          </table:table-cell>
          <table:table-cell table:formula="of:=IF([.L60]&lt;[.L59];[.M59]+[.H$2];[.M59])" office:value-type="float" office:value="180" calcext:value-type="float">
            <text:p>180</text:p>
          </table:table-cell>
          <table:table-cell table:formula="of:=OFFSET([.C$4];[.M60];0)" office:value-type="float" office:value="43748" calcext:value-type="float">
            <text:p>43748</text:p>
          </table:table-cell>
          <table:table-cell table:formula="of:=[.L60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60];0)&lt;=[.O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1]))" office:value-type="date" office:date-value="2019-10-07T09:51:45.703238" calcext:value-type="date">
            <text:p>2019-10-07 09:51:46</text:p>
          </table:table-cell>
          <table:table-cell table:formula="of:=[.A61]" office:value-type="float" office:value="43745.4109456393" calcext:value-type="float">
            <text:p>43745.4109456393</text:p>
          </table:table-cell>
          <table:table-cell table:formula="of:=TRUNC([.A61])" office:value-type="float" office:value="43745" calcext:value-type="float">
            <text:p>43745</text:p>
          </table:table-cell>
          <table:table-cell table:formula="of:=[.B61]-[.C61]" office:value-type="float" office:value="0.41094563932711" calcext:value-type="float">
            <text:p>0.41094563932711</text:p>
          </table:table-cell>
          <table:table-cell table:formula="of:=MOD([.E60]-[.$E$2];[.$H$2])+1+[.$E$2]" office:value-type="float" office:value="279" calcext:value-type="float">
            <text:p>279</text:p>
          </table:table-cell>
          <table:table-cell table:formula="of:=MOD([.F60]+1/[.$H$2];5)" office:value-type="float" office:value="0.966666666666668" calcext:value-type="float">
            <text:p>0,966666666666668</text:p>
          </table:table-cell>
          <table:table-cell table:formula="of:=IF([.F61]&lt;0.000001;[.G60]+2+1/[.$H$2];[.G60]+1/[.$H$2])" office:value-type="float" office:value="0.966666666666668" calcext:value-type="float">
            <text:p>0,966666666666668</text:p>
          </table:table-cell>
          <table:table-cell table:number-columns-repeated="4"/>
          <table:table-cell table:formula="of:=SUM(MOD(SUM([.L60]-[.L$2];[.T$2]);[.R$2]-[.L$2]);[.L$2])" office:value-type="time" office:time-value="PT08H50M00S" calcext:value-type="time">
            <text:p>08:50:00</text:p>
          </table:table-cell>
          <table:table-cell table:formula="of:=IF([.L61]&lt;[.L60];[.M60]+[.H$2];[.M60])" office:value-type="float" office:value="180" calcext:value-type="float">
            <text:p>180</text:p>
          </table:table-cell>
          <table:table-cell table:formula="of:=OFFSET([.C$4];[.M61];0)" office:value-type="float" office:value="43748" calcext:value-type="float">
            <text:p>43748</text:p>
          </table:table-cell>
          <table:table-cell table:formula="of:=[.L61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61];0)&lt;=[.O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2]))" office:value-type="date" office:date-value="2019-10-07T09:42:25.423961" calcext:value-type="date">
            <text:p>2019-10-07 09:42:25</text:p>
          </table:table-cell>
          <table:table-cell table:formula="of:=[.A62]" office:value-type="float" office:value="43745.4044609255" calcext:value-type="float">
            <text:p>43745.4044609255</text:p>
          </table:table-cell>
          <table:table-cell table:formula="of:=TRUNC([.A62])" office:value-type="float" office:value="43745" calcext:value-type="float">
            <text:p>43745</text:p>
          </table:table-cell>
          <table:table-cell table:formula="of:=[.B62]-[.C62]" office:value-type="float" office:value="0.40446092547063" calcext:value-type="float">
            <text:p>0.40446092547063</text:p>
          </table:table-cell>
          <table:table-cell table:formula="of:=MOD([.E61]-[.$E$2];[.$H$2])+1+[.$E$2]" office:value-type="float" office:value="280" calcext:value-type="float">
            <text:p>280</text:p>
          </table:table-cell>
          <table:table-cell table:formula="of:=MOD([.F61]+1/[.$H$2];5)" office:value-type="float" office:value="0.983333333333335" calcext:value-type="float">
            <text:p>0,983333333333335</text:p>
          </table:table-cell>
          <table:table-cell table:formula="of:=IF([.F62]&lt;0.000001;[.G61]+2+1/[.$H$2];[.G61]+1/[.$H$2])" office:value-type="float" office:value="0.983333333333335" calcext:value-type="float">
            <text:p>0,983333333333335</text:p>
          </table:table-cell>
          <table:table-cell table:number-columns-repeated="4"/>
          <table:table-cell table:formula="of:=SUM(MOD(SUM([.L61]-[.L$2];[.T$2]);[.R$2]-[.L$2]);[.L$2])" office:value-type="time" office:time-value="PT09H00M00S" calcext:value-type="time">
            <text:p>09:00:00</text:p>
          </table:table-cell>
          <table:table-cell table:formula="of:=IF([.L62]&lt;[.L61];[.M61]+[.H$2];[.M61])" office:value-type="float" office:value="180" calcext:value-type="float">
            <text:p>180</text:p>
          </table:table-cell>
          <table:table-cell table:formula="of:=OFFSET([.C$4];[.M62];0)" office:value-type="float" office:value="43748" calcext:value-type="float">
            <text:p>43748</text:p>
          </table:table-cell>
          <table:table-cell table:formula="of:=[.L62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62];0)&lt;=[.O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3]))" office:value-type="date" office:date-value="2019-10-08T09:39:00.824696" calcext:value-type="date">
            <text:p>2019-10-08 09:39:01</text:p>
          </table:table-cell>
          <table:table-cell table:formula="of:=[.A63]" office:value-type="float" office:value="43746.4020928784" calcext:value-type="float">
            <text:p>43746.4020928784</text:p>
          </table:table-cell>
          <table:table-cell table:formula="of:=TRUNC([.A63])" office:value-type="float" office:value="43746" calcext:value-type="float">
            <text:p>43746</text:p>
          </table:table-cell>
          <table:table-cell table:formula="of:=[.B63]-[.C63]" office:value-type="float" office:value="0.402092878422991" calcext:value-type="float">
            <text:p>0.402092878422991</text:p>
          </table:table-cell>
          <table:table-cell table:formula="of:=MOD([.E62]-[.$E$2];[.$H$2])+1+[.$E$2]" office:value-type="float" office:value="221" calcext:value-type="float">
            <text:p>221</text:p>
          </table:table-cell>
          <table:table-cell table:formula="of:=MOD([.F62]+1/[.$H$2];5)" office:value-type="float" office:value="1" calcext:value-type="float">
            <text:p>1</text:p>
          </table:table-cell>
          <table:table-cell table:formula="of:=IF([.F63]&lt;0.000001;[.G62]+2+1/[.$H$2];[.G62]+1/[.$H$2])" office:value-type="float" office:value="1" calcext:value-type="float">
            <text:p>1</text:p>
          </table:table-cell>
          <table:table-cell table:number-columns-repeated="4"/>
          <table:table-cell table:formula="of:=SUM(MOD(SUM([.L62]-[.L$2];[.T$2]);[.R$2]-[.L$2]);[.L$2])" office:value-type="time" office:time-value="PT09H10M00S" calcext:value-type="time">
            <text:p>09:10:00</text:p>
          </table:table-cell>
          <table:table-cell table:formula="of:=IF([.L63]&lt;[.L62];[.M62]+[.H$2];[.M62])" office:value-type="float" office:value="180" calcext:value-type="float">
            <text:p>180</text:p>
          </table:table-cell>
          <table:table-cell table:formula="of:=OFFSET([.C$4];[.M63];0)" office:value-type="float" office:value="43748" calcext:value-type="float">
            <text:p>43748</text:p>
          </table:table-cell>
          <table:table-cell table:formula="of:=[.L63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63];0)&lt;=[.O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4]))" office:value-type="date" office:date-value="2019-10-08T09:41:48.860231" calcext:value-type="date">
            <text:p>2019-10-08 09:41:49</text:p>
          </table:table-cell>
          <table:table-cell table:style-name="ce7" table:formula="of:=[.A64]" office:value-type="date" office:date-value="2019-10-08T09:41:48.860231" calcext:value-type="date">
            <text:p>2019-10-08 09:41:49</text:p>
          </table:table-cell>
          <table:table-cell table:formula="of:=TRUNC([.A64])" office:value-type="float" office:value="43746" calcext:value-type="float">
            <text:p>43746</text:p>
          </table:table-cell>
          <table:table-cell table:style-name="ce12" table:formula="of:=[.B64]-[.C64]" office:value-type="date" office:date-value="1899-12-30T09:41:48.86023070198" calcext:value-type="date">
            <text:p>12/30/99 09:41 AM</text:p>
          </table:table-cell>
          <table:table-cell table:formula="of:=MOD([.E63]-[.$E$2];[.$H$2])+1+[.$E$2]" office:value-type="float" office:value="222" calcext:value-type="float">
            <text:p>222</text:p>
          </table:table-cell>
          <table:table-cell table:formula="of:=MOD([.F63]+1/[.$H$2];5)" office:value-type="float" office:value="1.01666666666667" calcext:value-type="float">
            <text:p>1,01666666666667</text:p>
          </table:table-cell>
          <table:table-cell table:formula="of:=IF([.F64]&lt;0.000001;[.G63]+2+1/[.$H$2];[.G63]+1/[.$H$2])" office:value-type="float" office:value="1.01666666666667" calcext:value-type="float">
            <text:p>1,01666666666667</text:p>
          </table:table-cell>
          <table:table-cell table:number-columns-repeated="4"/>
          <table:table-cell table:formula="of:=SUM(MOD(SUM([.L63]-[.L$2];[.T$2]);[.R$2]-[.L$2]);[.L$2])" office:value-type="time" office:time-value="PT09H20M00S" calcext:value-type="time">
            <text:p>09:20:00</text:p>
          </table:table-cell>
          <table:table-cell table:formula="of:=IF([.L64]&lt;[.L63];[.M63]+[.H$2];[.M63])" office:value-type="float" office:value="180" calcext:value-type="float">
            <text:p>180</text:p>
          </table:table-cell>
          <table:table-cell table:formula="of:=OFFSET([.C$4];[.M64];0)" office:value-type="float" office:value="43748" calcext:value-type="float">
            <text:p>43748</text:p>
          </table:table-cell>
          <table:table-cell table:formula="of:=[.L64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64];0)&lt;=[.O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5]))" office:value-type="date" office:date-value="2019-10-08T09:16:59.858352" calcext:value-type="date">
            <text:p>2019-10-08 09:17:00</text:p>
          </table:table-cell>
          <table:table-cell table:formula="of:=[.A65]" office:value-type="float" office:value="43746.3868039161" calcext:value-type="float">
            <text:p>43746.3868039161</text:p>
          </table:table-cell>
          <table:table-cell table:formula="of:=TRUNC([.A65])" office:value-type="float" office:value="43746" calcext:value-type="float">
            <text:p>43746</text:p>
          </table:table-cell>
          <table:table-cell table:formula="of:=[.B65]-[.C65]" office:value-type="float" office:value="0.386803916109784" calcext:value-type="float">
            <text:p>0.386803916109784</text:p>
          </table:table-cell>
          <table:table-cell table:formula="of:=MOD([.E64]-[.$E$2];[.$H$2])+1+[.$E$2]" office:value-type="float" office:value="223" calcext:value-type="float">
            <text:p>223</text:p>
          </table:table-cell>
          <table:table-cell table:formula="of:=MOD([.F64]+1/[.$H$2];5)" office:value-type="float" office:value="1.03333333333333" calcext:value-type="float">
            <text:p>1,03333333333333</text:p>
          </table:table-cell>
          <table:table-cell table:formula="of:=IF([.F65]&lt;0.000001;[.G64]+2+1/[.$H$2];[.G64]+1/[.$H$2])" office:value-type="float" office:value="1.03333333333333" calcext:value-type="float">
            <text:p>1,03333333333333</text:p>
          </table:table-cell>
          <table:table-cell table:number-columns-repeated="4"/>
          <table:table-cell table:formula="of:=SUM(MOD(SUM([.L64]-[.L$2];[.T$2]);[.R$2]-[.L$2]);[.L$2])" office:value-type="time" office:time-value="PT09H30M00S" calcext:value-type="time">
            <text:p>09:30:00</text:p>
          </table:table-cell>
          <table:table-cell table:formula="of:=IF([.L65]&lt;[.L64];[.M64]+[.H$2];[.M64])" office:value-type="float" office:value="180" calcext:value-type="float">
            <text:p>180</text:p>
          </table:table-cell>
          <table:table-cell table:formula="of:=OFFSET([.C$4];[.M65];0)" office:value-type="float" office:value="43748" calcext:value-type="float">
            <text:p>43748</text:p>
          </table:table-cell>
          <table:table-cell table:formula="of:=[.L65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65];0)&lt;=[.O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6]))" office:value-type="date" office:date-value="2019-10-08T09:22:27.104331" calcext:value-type="date">
            <text:p>2019-10-08 09:22:27</text:p>
          </table:table-cell>
          <table:table-cell table:formula="of:=[.A66]" office:value-type="float" office:value="43746.3905914853" calcext:value-type="float">
            <text:p>43746.3905914853</text:p>
          </table:table-cell>
          <table:table-cell table:formula="of:=TRUNC([.A66])" office:value-type="float" office:value="43746" calcext:value-type="float">
            <text:p>43746</text:p>
          </table:table-cell>
          <table:table-cell table:formula="of:=[.B66]-[.C66]" office:value-type="float" office:value="0.390591485316691" calcext:value-type="float">
            <text:p>0.390591485316691</text:p>
          </table:table-cell>
          <table:table-cell table:formula="of:=MOD([.E65]-[.$E$2];[.$H$2])+1+[.$E$2]" office:value-type="float" office:value="224" calcext:value-type="float">
            <text:p>224</text:p>
          </table:table-cell>
          <table:table-cell table:formula="of:=MOD([.F65]+1/[.$H$2];5)" office:value-type="float" office:value="1.05" calcext:value-type="float">
            <text:p>1,05</text:p>
          </table:table-cell>
          <table:table-cell table:formula="of:=IF([.F66]&lt;0.000001;[.G65]+2+1/[.$H$2];[.G65]+1/[.$H$2])" office:value-type="float" office:value="1.05" calcext:value-type="float">
            <text:p>1,05</text:p>
          </table:table-cell>
          <table:table-cell table:number-columns-repeated="4"/>
          <table:table-cell table:formula="of:=SUM(MOD(SUM([.L65]-[.L$2];[.T$2]);[.R$2]-[.L$2]);[.L$2])" office:value-type="time" office:time-value="PT09H40M00S" calcext:value-type="time">
            <text:p>09:40:00</text:p>
          </table:table-cell>
          <table:table-cell table:formula="of:=IF([.L66]&lt;[.L65];[.M65]+[.H$2];[.M65])" office:value-type="float" office:value="180" calcext:value-type="float">
            <text:p>180</text:p>
          </table:table-cell>
          <table:table-cell table:formula="of:=OFFSET([.C$4];[.M66];0)" office:value-type="float" office:value="43748" calcext:value-type="float">
            <text:p>43748</text:p>
          </table:table-cell>
          <table:table-cell table:formula="of:=[.L66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66];0)&lt;=[.O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7]))" office:value-type="date" office:date-value="2019-10-08T09:12:41.019668" calcext:value-type="date">
            <text:p>2019-10-08 09:12:41</text:p>
          </table:table-cell>
          <table:table-cell table:formula="of:=[.A67]" office:value-type="float" office:value="43746.383808098" calcext:value-type="float">
            <text:p>43746.383808098</text:p>
          </table:table-cell>
          <table:table-cell table:formula="of:=TRUNC([.A67])" office:value-type="float" office:value="43746" calcext:value-type="float">
            <text:p>43746</text:p>
          </table:table-cell>
          <table:table-cell table:formula="of:=[.B67]-[.C67]" office:value-type="float" office:value="0.383808098013105" calcext:value-type="float">
            <text:p>0.383808098013105</text:p>
          </table:table-cell>
          <table:table-cell table:formula="of:=MOD([.E66]-[.$E$2];[.$H$2])+1+[.$E$2]" office:value-type="float" office:value="225" calcext:value-type="float">
            <text:p>225</text:p>
          </table:table-cell>
          <table:table-cell table:formula="of:=MOD([.F66]+1/[.$H$2];5)" office:value-type="float" office:value="1.06666666666667" calcext:value-type="float">
            <text:p>1,06666666666667</text:p>
          </table:table-cell>
          <table:table-cell table:formula="of:=IF([.F67]&lt;0.000001;[.G66]+2+1/[.$H$2];[.G66]+1/[.$H$2])" office:value-type="float" office:value="1.06666666666667" calcext:value-type="float">
            <text:p>1,06666666666667</text:p>
          </table:table-cell>
          <table:table-cell table:number-columns-repeated="4"/>
          <table:table-cell table:formula="of:=SUM(MOD(SUM([.L66]-[.L$2];[.T$2]);[.R$2]-[.L$2]);[.L$2])" office:value-type="time" office:time-value="PT09H50M00S" calcext:value-type="time">
            <text:p>09:50:00</text:p>
          </table:table-cell>
          <table:table-cell table:formula="of:=IF([.L67]&lt;[.L66];[.M66]+[.H$2];[.M66])" office:value-type="float" office:value="180" calcext:value-type="float">
            <text:p>180</text:p>
          </table:table-cell>
          <table:table-cell table:formula="of:=OFFSET([.C$4];[.M67];0)" office:value-type="float" office:value="43748" calcext:value-type="float">
            <text:p>43748</text:p>
          </table:table-cell>
          <table:table-cell table:formula="of:=[.L67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67];0)&lt;=[.O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8]))" office:value-type="date" office:date-value="2019-10-08T09:53:40.045784" calcext:value-type="date">
            <text:p>2019-10-08 09:53:40</text:p>
          </table:table-cell>
          <table:table-cell table:formula="of:=[.A68]" office:value-type="float" office:value="43746.4122690484" calcext:value-type="float">
            <text:p>43746.4122690484</text:p>
          </table:table-cell>
          <table:table-cell table:formula="of:=TRUNC([.A68])" office:value-type="float" office:value="43746" calcext:value-type="float">
            <text:p>43746</text:p>
          </table:table-cell>
          <table:table-cell table:formula="of:=[.B68]-[.C68]" office:value-type="float" office:value="0.412269048421877" calcext:value-type="float">
            <text:p>0.412269048421877</text:p>
          </table:table-cell>
          <table:table-cell table:formula="of:=MOD([.E67]-[.$E$2];[.$H$2])+1+[.$E$2]" office:value-type="float" office:value="226" calcext:value-type="float">
            <text:p>226</text:p>
          </table:table-cell>
          <table:table-cell table:formula="of:=MOD([.F67]+1/[.$H$2];5)" office:value-type="float" office:value="1.08333333333333" calcext:value-type="float">
            <text:p>1,08333333333333</text:p>
          </table:table-cell>
          <table:table-cell table:formula="of:=IF([.F68]&lt;0.000001;[.G67]+2+1/[.$H$2];[.G67]+1/[.$H$2])" office:value-type="float" office:value="1.08333333333333" calcext:value-type="float">
            <text:p>1,08333333333333</text:p>
          </table:table-cell>
          <table:table-cell table:number-columns-repeated="4"/>
          <table:table-cell table:formula="of:=SUM(MOD(SUM([.L67]-[.L$2];[.T$2]);[.R$2]-[.L$2]);[.L$2])" office:value-type="time" office:time-value="PT10H00M00S" calcext:value-type="time">
            <text:p>10:00:00</text:p>
          </table:table-cell>
          <table:table-cell table:formula="of:=IF([.L68]&lt;[.L67];[.M67]+[.H$2];[.M67])" office:value-type="float" office:value="180" calcext:value-type="float">
            <text:p>180</text:p>
          </table:table-cell>
          <table:table-cell table:formula="of:=OFFSET([.C$4];[.M68];0)" office:value-type="float" office:value="43748" calcext:value-type="float">
            <text:p>43748</text:p>
          </table:table-cell>
          <table:table-cell table:formula="of:=[.L68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68];0)&lt;=[.O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69]))" office:value-type="date" office:date-value="2019-10-08T09:48:19.194073" calcext:value-type="date">
            <text:p>2019-10-08 09:48:19</text:p>
          </table:table-cell>
          <table:table-cell table:formula="of:=[.A69]" office:value-type="float" office:value="43746.408555487" calcext:value-type="float">
            <text:p>43746.408555487</text:p>
          </table:table-cell>
          <table:table-cell table:formula="of:=TRUNC([.A69])" office:value-type="float" office:value="43746" calcext:value-type="float">
            <text:p>43746</text:p>
          </table:table-cell>
          <table:table-cell table:formula="of:=[.B69]-[.C69]" office:value-type="float" office:value="0.408555486952537" calcext:value-type="float">
            <text:p>0.408555486952537</text:p>
          </table:table-cell>
          <table:table-cell table:formula="of:=MOD([.E68]-[.$E$2];[.$H$2])+1+[.$E$2]" office:value-type="float" office:value="227" calcext:value-type="float">
            <text:p>227</text:p>
          </table:table-cell>
          <table:table-cell table:formula="of:=MOD([.F68]+1/[.$H$2];5)" office:value-type="float" office:value="1.1" calcext:value-type="float">
            <text:p>1,1</text:p>
          </table:table-cell>
          <table:table-cell table:formula="of:=IF([.F69]&lt;0.000001;[.G68]+2+1/[.$H$2];[.G68]+1/[.$H$2])" office:value-type="float" office:value="1.1" calcext:value-type="float">
            <text:p>1,1</text:p>
          </table:table-cell>
          <table:table-cell table:number-columns-repeated="4"/>
          <table:table-cell table:formula="of:=SUM(MOD(SUM([.L68]-[.L$2];[.T$2]);[.R$2]-[.L$2]);[.L$2])" office:value-type="time" office:time-value="PT10H10M00S" calcext:value-type="time">
            <text:p>10:10:00</text:p>
          </table:table-cell>
          <table:table-cell table:formula="of:=IF([.L69]&lt;[.L68];[.M68]+[.H$2];[.M68])" office:value-type="float" office:value="180" calcext:value-type="float">
            <text:p>180</text:p>
          </table:table-cell>
          <table:table-cell table:formula="of:=OFFSET([.C$4];[.M69];0)" office:value-type="float" office:value="43748" calcext:value-type="float">
            <text:p>43748</text:p>
          </table:table-cell>
          <table:table-cell table:formula="of:=[.L69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69];0)&lt;=[.O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0]))" office:value-type="date" office:date-value="2019-10-08T09:35:31.201283" calcext:value-type="date">
            <text:p>2019-10-08 09:35:31</text:p>
          </table:table-cell>
          <table:table-cell table:formula="of:=[.A70]" office:value-type="float" office:value="43746.3996666815" calcext:value-type="float">
            <text:p>43746.3996666815</text:p>
          </table:table-cell>
          <table:table-cell table:formula="of:=TRUNC([.A70])" office:value-type="float" office:value="43746" calcext:value-type="float">
            <text:p>43746</text:p>
          </table:table-cell>
          <table:table-cell table:formula="of:=[.B70]-[.C70]" office:value-type="float" office:value="0.399666681514645" calcext:value-type="float">
            <text:p>0.399666681514645</text:p>
          </table:table-cell>
          <table:table-cell table:formula="of:=MOD([.E69]-[.$E$2];[.$H$2])+1+[.$E$2]" office:value-type="float" office:value="228" calcext:value-type="float">
            <text:p>228</text:p>
          </table:table-cell>
          <table:table-cell table:formula="of:=MOD([.F69]+1/[.$H$2];5)" office:value-type="float" office:value="1.11666666666667" calcext:value-type="float">
            <text:p>1,11666666666667</text:p>
          </table:table-cell>
          <table:table-cell table:formula="of:=IF([.F70]&lt;0.000001;[.G69]+2+1/[.$H$2];[.G69]+1/[.$H$2])" office:value-type="float" office:value="1.11666666666667" calcext:value-type="float">
            <text:p>1,11666666666667</text:p>
          </table:table-cell>
          <table:table-cell table:number-columns-repeated="4"/>
          <table:table-cell table:formula="of:=SUM(MOD(SUM([.L69]-[.L$2];[.T$2]);[.R$2]-[.L$2]);[.L$2])" office:value-type="time" office:time-value="PT10H20M00S" calcext:value-type="time">
            <text:p>10:20:00</text:p>
          </table:table-cell>
          <table:table-cell table:formula="of:=IF([.L70]&lt;[.L69];[.M69]+[.H$2];[.M69])" office:value-type="float" office:value="180" calcext:value-type="float">
            <text:p>180</text:p>
          </table:table-cell>
          <table:table-cell table:formula="of:=OFFSET([.C$4];[.M70];0)" office:value-type="float" office:value="43748" calcext:value-type="float">
            <text:p>43748</text:p>
          </table:table-cell>
          <table:table-cell table:formula="of:=[.L70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70];0)&lt;=[.O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1]))" office:value-type="date" office:date-value="2019-10-08T09:42:28.569894" calcext:value-type="date">
            <text:p>2019-10-08 09:42:29</text:p>
          </table:table-cell>
          <table:table-cell table:formula="of:=[.A71]" office:value-type="float" office:value="43746.4044973367" calcext:value-type="float">
            <text:p>43746.4044973367</text:p>
          </table:table-cell>
          <table:table-cell table:formula="of:=TRUNC([.A71])" office:value-type="float" office:value="43746" calcext:value-type="float">
            <text:p>43746</text:p>
          </table:table-cell>
          <table:table-cell table:formula="of:=[.B71]-[.C71]" office:value-type="float" office:value="0.40449733674177" calcext:value-type="float">
            <text:p>0.40449733674177</text:p>
          </table:table-cell>
          <table:table-cell table:formula="of:=MOD([.E70]-[.$E$2];[.$H$2])+1+[.$E$2]" office:value-type="float" office:value="229" calcext:value-type="float">
            <text:p>229</text:p>
          </table:table-cell>
          <table:table-cell table:formula="of:=MOD([.F70]+1/[.$H$2];5)" office:value-type="float" office:value="1.13333333333333" calcext:value-type="float">
            <text:p>1,13333333333333</text:p>
          </table:table-cell>
          <table:table-cell table:formula="of:=IF([.F71]&lt;0.000001;[.G70]+2+1/[.$H$2];[.G70]+1/[.$H$2])" office:value-type="float" office:value="1.13333333333333" calcext:value-type="float">
            <text:p>1,13333333333333</text:p>
          </table:table-cell>
          <table:table-cell table:number-columns-repeated="4"/>
          <table:table-cell table:formula="of:=SUM(MOD(SUM([.L70]-[.L$2];[.T$2]);[.R$2]-[.L$2]);[.L$2])" office:value-type="time" office:time-value="PT10H30M00S" calcext:value-type="time">
            <text:p>10:30:00</text:p>
          </table:table-cell>
          <table:table-cell table:formula="of:=IF([.L71]&lt;[.L70];[.M70]+[.H$2];[.M70])" office:value-type="float" office:value="180" calcext:value-type="float">
            <text:p>180</text:p>
          </table:table-cell>
          <table:table-cell table:formula="of:=OFFSET([.C$4];[.M71];0)" office:value-type="float" office:value="43748" calcext:value-type="float">
            <text:p>43748</text:p>
          </table:table-cell>
          <table:table-cell table:formula="of:=[.L71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71];0)&lt;=[.O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2]))" office:value-type="date" office:date-value="2019-10-08T09:40:10.97455" calcext:value-type="date">
            <text:p>2019-10-08 09:40:11</text:p>
          </table:table-cell>
          <table:table-cell table:formula="of:=[.A72]" office:value-type="float" office:value="43746.402904798" calcext:value-type="float">
            <text:p>43746.402904798</text:p>
          </table:table-cell>
          <table:table-cell table:formula="of:=TRUNC([.A72])" office:value-type="float" office:value="43746" calcext:value-type="float">
            <text:p>43746</text:p>
          </table:table-cell>
          <table:table-cell table:formula="of:=[.B72]-[.C72]" office:value-type="float" office:value="0.402904798036616" calcext:value-type="float">
            <text:p>0.402904798036616</text:p>
          </table:table-cell>
          <table:table-cell table:formula="of:=MOD([.E71]-[.$E$2];[.$H$2])+1+[.$E$2]" office:value-type="float" office:value="230" calcext:value-type="float">
            <text:p>230</text:p>
          </table:table-cell>
          <table:table-cell table:formula="of:=MOD([.F71]+1/[.$H$2];5)" office:value-type="float" office:value="1.15" calcext:value-type="float">
            <text:p>1,15</text:p>
          </table:table-cell>
          <table:table-cell table:formula="of:=IF([.F72]&lt;0.000001;[.G71]+2+1/[.$H$2];[.G71]+1/[.$H$2])" office:value-type="float" office:value="1.15" calcext:value-type="float">
            <text:p>1,15</text:p>
          </table:table-cell>
          <table:table-cell table:number-columns-repeated="4"/>
          <table:table-cell table:formula="of:=SUM(MOD(SUM([.L71]-[.L$2];[.T$2]);[.R$2]-[.L$2]);[.L$2])" office:value-type="time" office:time-value="PT10H40M00S" calcext:value-type="time">
            <text:p>10:40:00</text:p>
          </table:table-cell>
          <table:table-cell table:formula="of:=IF([.L72]&lt;[.L71];[.M71]+[.H$2];[.M71])" office:value-type="float" office:value="180" calcext:value-type="float">
            <text:p>180</text:p>
          </table:table-cell>
          <table:table-cell table:formula="of:=OFFSET([.C$4];[.M72];0)" office:value-type="float" office:value="43748" calcext:value-type="float">
            <text:p>43748</text:p>
          </table:table-cell>
          <table:table-cell table:formula="of:=[.L72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72];0)&lt;=[.O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3]))" office:value-type="date" office:date-value="2019-10-08T09:20:35.241734" calcext:value-type="date">
            <text:p>2019-10-08 09:20:35</text:p>
          </table:table-cell>
          <table:table-cell table:formula="of:=[.A73]" office:value-type="float" office:value="43746.3892967793" calcext:value-type="float">
            <text:p>43746.3892967793</text:p>
          </table:table-cell>
          <table:table-cell table:formula="of:=TRUNC([.A73])" office:value-type="float" office:value="43746" calcext:value-type="float">
            <text:p>43746</text:p>
          </table:table-cell>
          <table:table-cell table:formula="of:=[.B73]-[.C73]" office:value-type="float" office:value="0.389296779329015" calcext:value-type="float">
            <text:p>0.389296779329015</text:p>
          </table:table-cell>
          <table:table-cell table:formula="of:=MOD([.E72]-[.$E$2];[.$H$2])+1+[.$E$2]" office:value-type="float" office:value="231" calcext:value-type="float">
            <text:p>231</text:p>
          </table:table-cell>
          <table:table-cell table:formula="of:=MOD([.F72]+1/[.$H$2];5)" office:value-type="float" office:value="1.16666666666667" calcext:value-type="float">
            <text:p>1,16666666666667</text:p>
          </table:table-cell>
          <table:table-cell table:formula="of:=IF([.F73]&lt;0.000001;[.G72]+2+1/[.$H$2];[.G72]+1/[.$H$2])" office:value-type="float" office:value="1.16666666666667" calcext:value-type="float">
            <text:p>1,16666666666667</text:p>
          </table:table-cell>
          <table:table-cell table:number-columns-repeated="4"/>
          <table:table-cell table:formula="of:=SUM(MOD(SUM([.L72]-[.L$2];[.T$2]);[.R$2]-[.L$2]);[.L$2])" office:value-type="time" office:time-value="PT10H50M00S" calcext:value-type="time">
            <text:p>10:50:00</text:p>
          </table:table-cell>
          <table:table-cell table:formula="of:=IF([.L73]&lt;[.L72];[.M72]+[.H$2];[.M72])" office:value-type="float" office:value="180" calcext:value-type="float">
            <text:p>180</text:p>
          </table:table-cell>
          <table:table-cell table:formula="of:=OFFSET([.C$4];[.M73];0)" office:value-type="float" office:value="43748" calcext:value-type="float">
            <text:p>43748</text:p>
          </table:table-cell>
          <table:table-cell table:formula="of:=[.L73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73];0)&lt;=[.O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4]))" office:value-type="date" office:date-value="2019-10-08T09:30:06.846487" calcext:value-type="date">
            <text:p>2019-10-08 09:30:07</text:p>
          </table:table-cell>
          <table:table-cell table:formula="of:=[.A74]" office:value-type="float" office:value="43746.3959125751" calcext:value-type="float">
            <text:p>43746.3959125751</text:p>
          </table:table-cell>
          <table:table-cell table:formula="of:=TRUNC([.A74])" office:value-type="float" office:value="43746" calcext:value-type="float">
            <text:p>43746</text:p>
          </table:table-cell>
          <table:table-cell table:formula="of:=[.B74]-[.C74]" office:value-type="float" office:value="0.395912575077091" calcext:value-type="float">
            <text:p>0.395912575077091</text:p>
          </table:table-cell>
          <table:table-cell table:formula="of:=MOD([.E73]-[.$E$2];[.$H$2])+1+[.$E$2]" office:value-type="float" office:value="232" calcext:value-type="float">
            <text:p>232</text:p>
          </table:table-cell>
          <table:table-cell table:formula="of:=MOD([.F73]+1/[.$H$2];5)" office:value-type="float" office:value="1.18333333333333" calcext:value-type="float">
            <text:p>1,18333333333333</text:p>
          </table:table-cell>
          <table:table-cell table:formula="of:=IF([.F74]&lt;0.000001;[.G73]+2+1/[.$H$2];[.G73]+1/[.$H$2])" office:value-type="float" office:value="1.18333333333333" calcext:value-type="float">
            <text:p>1,18333333333333</text:p>
          </table:table-cell>
          <table:table-cell table:number-columns-repeated="4"/>
          <table:table-cell table:formula="of:=SUM(MOD(SUM([.L73]-[.L$2];[.T$2]);[.R$2]-[.L$2]);[.L$2])" office:value-type="time" office:time-value="PT11H00M00S" calcext:value-type="time">
            <text:p>11:00:00</text:p>
          </table:table-cell>
          <table:table-cell table:formula="of:=IF([.L74]&lt;[.L73];[.M73]+[.H$2];[.M73])" office:value-type="float" office:value="180" calcext:value-type="float">
            <text:p>180</text:p>
          </table:table-cell>
          <table:table-cell table:formula="of:=OFFSET([.C$4];[.M74];0)" office:value-type="float" office:value="43748" calcext:value-type="float">
            <text:p>43748</text:p>
          </table:table-cell>
          <table:table-cell table:formula="of:=[.L74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74];0)&lt;=[.O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5]))" office:value-type="date" office:date-value="2019-10-08T09:47:46.141213" calcext:value-type="date">
            <text:p>2019-10-08 09:47:46</text:p>
          </table:table-cell>
          <table:table-cell table:formula="of:=[.A75]" office:value-type="float" office:value="43746.4081729307" calcext:value-type="float">
            <text:p>43746.4081729307</text:p>
          </table:table-cell>
          <table:table-cell table:formula="of:=TRUNC([.A75])" office:value-type="float" office:value="43746" calcext:value-type="float">
            <text:p>43746</text:p>
          </table:table-cell>
          <table:table-cell table:formula="of:=[.B75]-[.C75]" office:value-type="float" office:value="0.408172930707224" calcext:value-type="float">
            <text:p>0.408172930707224</text:p>
          </table:table-cell>
          <table:table-cell table:formula="of:=MOD([.E74]-[.$E$2];[.$H$2])+1+[.$E$2]" office:value-type="float" office:value="233" calcext:value-type="float">
            <text:p>233</text:p>
          </table:table-cell>
          <table:table-cell table:formula="of:=MOD([.F74]+1/[.$H$2];5)" office:value-type="float" office:value="1.2" calcext:value-type="float">
            <text:p>1,2</text:p>
          </table:table-cell>
          <table:table-cell table:formula="of:=IF([.F75]&lt;0.000001;[.G74]+2+1/[.$H$2];[.G74]+1/[.$H$2])" office:value-type="float" office:value="1.2" calcext:value-type="float">
            <text:p>1,2</text:p>
          </table:table-cell>
          <table:table-cell table:number-columns-repeated="4"/>
          <table:table-cell table:formula="of:=SUM(MOD(SUM([.L74]-[.L$2];[.T$2]);[.R$2]-[.L$2]);[.L$2])" office:value-type="time" office:time-value="PT08H10M00S" calcext:value-type="time">
            <text:p>08:10:00</text:p>
          </table:table-cell>
          <table:table-cell table:formula="of:=IF([.L75]&lt;[.L74];[.M74]+[.H$2];[.M74])" office:value-type="float" office:value="240" calcext:value-type="float">
            <text:p>240</text:p>
          </table:table-cell>
          <table:table-cell table:formula="of:=OFFSET([.C$4];[.M75];0)" office:value-type="float" office:value="43749" calcext:value-type="float">
            <text:p>43749</text:p>
          </table:table-cell>
          <table:table-cell table:formula="of:=[.L75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75];0)&lt;=[.O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6]))" office:value-type="date" office:date-value="2019-10-08T09:09:14.198842" calcext:value-type="date">
            <text:p>2019-10-08 09:09:14</text:p>
          </table:table-cell>
          <table:table-cell table:formula="of:=[.A76]" office:value-type="float" office:value="43746.3814143385" calcext:value-type="float">
            <text:p>43746.3814143385</text:p>
          </table:table-cell>
          <table:table-cell table:formula="of:=TRUNC([.A76])" office:value-type="float" office:value="43746" calcext:value-type="float">
            <text:p>43746</text:p>
          </table:table-cell>
          <table:table-cell table:formula="of:=[.B76]-[.C76]" office:value-type="float" office:value="0.381414338451577" calcext:value-type="float">
            <text:p>0.381414338451577</text:p>
          </table:table-cell>
          <table:table-cell table:formula="of:=MOD([.E75]-[.$E$2];[.$H$2])+1+[.$E$2]" office:value-type="float" office:value="234" calcext:value-type="float">
            <text:p>234</text:p>
          </table:table-cell>
          <table:table-cell table:formula="of:=MOD([.F75]+1/[.$H$2];5)" office:value-type="float" office:value="1.21666666666667" calcext:value-type="float">
            <text:p>1,21666666666667</text:p>
          </table:table-cell>
          <table:table-cell table:formula="of:=IF([.F76]&lt;0.000001;[.G75]+2+1/[.$H$2];[.G75]+1/[.$H$2])" office:value-type="float" office:value="1.21666666666667" calcext:value-type="float">
            <text:p>1,21666666666667</text:p>
          </table:table-cell>
          <table:table-cell table:number-columns-repeated="4"/>
          <table:table-cell table:formula="of:=SUM(MOD(SUM([.L75]-[.L$2];[.T$2]);[.R$2]-[.L$2]);[.L$2])" office:value-type="time" office:time-value="PT08H20M00S" calcext:value-type="time">
            <text:p>08:20:00</text:p>
          </table:table-cell>
          <table:table-cell table:formula="of:=IF([.L76]&lt;[.L75];[.M75]+[.H$2];[.M75])" office:value-type="float" office:value="240" calcext:value-type="float">
            <text:p>240</text:p>
          </table:table-cell>
          <table:table-cell table:formula="of:=OFFSET([.C$4];[.M76];0)" office:value-type="float" office:value="43749" calcext:value-type="float">
            <text:p>43749</text:p>
          </table:table-cell>
          <table:table-cell table:formula="of:=[.L76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76];0)&lt;=[.O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7]))" office:value-type="date" office:date-value="2019-10-08T09:19:21.185208" calcext:value-type="date">
            <text:p>2019-10-08 09:19:21</text:p>
          </table:table-cell>
          <table:table-cell table:formula="of:=[.A77]" office:value-type="float" office:value="43746.3884396436" calcext:value-type="float">
            <text:p>43746.3884396436</text:p>
          </table:table-cell>
          <table:table-cell table:formula="of:=TRUNC([.A77])" office:value-type="float" office:value="43746" calcext:value-type="float">
            <text:p>43746</text:p>
          </table:table-cell>
          <table:table-cell table:formula="of:=[.B77]-[.C77]" office:value-type="float" office:value="0.388439643611491" calcext:value-type="float">
            <text:p>0.388439643611491</text:p>
          </table:table-cell>
          <table:table-cell table:formula="of:=MOD([.E76]-[.$E$2];[.$H$2])+1+[.$E$2]" office:value-type="float" office:value="235" calcext:value-type="float">
            <text:p>235</text:p>
          </table:table-cell>
          <table:table-cell table:formula="of:=MOD([.F76]+1/[.$H$2];5)" office:value-type="float" office:value="1.23333333333333" calcext:value-type="float">
            <text:p>1,23333333333333</text:p>
          </table:table-cell>
          <table:table-cell table:formula="of:=IF([.F77]&lt;0.000001;[.G76]+2+1/[.$H$2];[.G76]+1/[.$H$2])" office:value-type="float" office:value="1.23333333333333" calcext:value-type="float">
            <text:p>1,23333333333333</text:p>
          </table:table-cell>
          <table:table-cell table:number-columns-repeated="4"/>
          <table:table-cell table:formula="of:=SUM(MOD(SUM([.L76]-[.L$2];[.T$2]);[.R$2]-[.L$2]);[.L$2])" office:value-type="time" office:time-value="PT08H30M00S" calcext:value-type="time">
            <text:p>08:30:00</text:p>
          </table:table-cell>
          <table:table-cell table:formula="of:=IF([.L77]&lt;[.L76];[.M76]+[.H$2];[.M76])" office:value-type="float" office:value="240" calcext:value-type="float">
            <text:p>240</text:p>
          </table:table-cell>
          <table:table-cell table:formula="of:=OFFSET([.C$4];[.M77];0)" office:value-type="float" office:value="43749" calcext:value-type="float">
            <text:p>43749</text:p>
          </table:table-cell>
          <table:table-cell table:formula="of:=[.L77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77];0)&lt;=[.O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8]))" office:value-type="date" office:date-value="2019-10-08T09:27:32.070885" calcext:value-type="date">
            <text:p>2019-10-08 09:27:32</text:p>
          </table:table-cell>
          <table:table-cell table:formula="of:=[.A78]" office:value-type="float" office:value="43746.3941211908" calcext:value-type="float">
            <text:p>43746.3941211908</text:p>
          </table:table-cell>
          <table:table-cell table:formula="of:=TRUNC([.A78])" office:value-type="float" office:value="43746" calcext:value-type="float">
            <text:p>43746</text:p>
          </table:table-cell>
          <table:table-cell table:formula="of:=[.B78]-[.C78]" office:value-type="float" office:value="0.394121190802252" calcext:value-type="float">
            <text:p>0.394121190802252</text:p>
          </table:table-cell>
          <table:table-cell table:formula="of:=MOD([.E77]-[.$E$2];[.$H$2])+1+[.$E$2]" office:value-type="float" office:value="236" calcext:value-type="float">
            <text:p>236</text:p>
          </table:table-cell>
          <table:table-cell table:formula="of:=MOD([.F77]+1/[.$H$2];5)" office:value-type="float" office:value="1.25" calcext:value-type="float">
            <text:p>1,25</text:p>
          </table:table-cell>
          <table:table-cell table:formula="of:=IF([.F78]&lt;0.000001;[.G77]+2+1/[.$H$2];[.G77]+1/[.$H$2])" office:value-type="float" office:value="1.25" calcext:value-type="float">
            <text:p>1,25</text:p>
          </table:table-cell>
          <table:table-cell table:number-columns-repeated="4"/>
          <table:table-cell table:formula="of:=SUM(MOD(SUM([.L77]-[.L$2];[.T$2]);[.R$2]-[.L$2]);[.L$2])" office:value-type="time" office:time-value="PT08H40M00S" calcext:value-type="time">
            <text:p>08:40:00</text:p>
          </table:table-cell>
          <table:table-cell table:formula="of:=IF([.L78]&lt;[.L77];[.M77]+[.H$2];[.M77])" office:value-type="float" office:value="240" calcext:value-type="float">
            <text:p>240</text:p>
          </table:table-cell>
          <table:table-cell table:formula="of:=OFFSET([.C$4];[.M78];0)" office:value-type="float" office:value="43749" calcext:value-type="float">
            <text:p>43749</text:p>
          </table:table-cell>
          <table:table-cell table:formula="of:=[.L78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78];0)&lt;=[.O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79]))" office:value-type="date" office:date-value="2019-10-08T09:19:38.18599" calcext:value-type="date">
            <text:p>2019-10-08 09:19:38</text:p>
          </table:table-cell>
          <table:table-cell table:formula="of:=[.A79]" office:value-type="float" office:value="43746.3886364119" calcext:value-type="float">
            <text:p>43746.3886364119</text:p>
          </table:table-cell>
          <table:table-cell table:formula="of:=TRUNC([.A79])" office:value-type="float" office:value="43746" calcext:value-type="float">
            <text:p>43746</text:p>
          </table:table-cell>
          <table:table-cell table:formula="of:=[.B79]-[.C79]" office:value-type="float" office:value="0.388636411917105" calcext:value-type="float">
            <text:p>0.388636411917105</text:p>
          </table:table-cell>
          <table:table-cell table:formula="of:=MOD([.E78]-[.$E$2];[.$H$2])+1+[.$E$2]" office:value-type="float" office:value="237" calcext:value-type="float">
            <text:p>237</text:p>
          </table:table-cell>
          <table:table-cell table:formula="of:=MOD([.F78]+1/[.$H$2];5)" office:value-type="float" office:value="1.26666666666667" calcext:value-type="float">
            <text:p>1,26666666666667</text:p>
          </table:table-cell>
          <table:table-cell table:formula="of:=IF([.F79]&lt;0.000001;[.G78]+2+1/[.$H$2];[.G78]+1/[.$H$2])" office:value-type="float" office:value="1.26666666666667" calcext:value-type="float">
            <text:p>1,26666666666667</text:p>
          </table:table-cell>
          <table:table-cell table:number-columns-repeated="4"/>
          <table:table-cell table:formula="of:=SUM(MOD(SUM([.L78]-[.L$2];[.T$2]);[.R$2]-[.L$2]);[.L$2])" office:value-type="time" office:time-value="PT08H50M00S" calcext:value-type="time">
            <text:p>08:50:00</text:p>
          </table:table-cell>
          <table:table-cell table:formula="of:=IF([.L79]&lt;[.L78];[.M78]+[.H$2];[.M78])" office:value-type="float" office:value="240" calcext:value-type="float">
            <text:p>240</text:p>
          </table:table-cell>
          <table:table-cell table:formula="of:=OFFSET([.C$4];[.M79];0)" office:value-type="float" office:value="43749" calcext:value-type="float">
            <text:p>43749</text:p>
          </table:table-cell>
          <table:table-cell table:formula="of:=[.L79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79];0)&lt;=[.O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0]))" office:value-type="date" office:date-value="2019-10-08T09:30:52.439139" calcext:value-type="date">
            <text:p>2019-10-08 09:30:52</text:p>
          </table:table-cell>
          <table:table-cell table:formula="of:=[.A80]" office:value-type="float" office:value="43746.3964402678" calcext:value-type="float">
            <text:p>43746.3964402678</text:p>
          </table:table-cell>
          <table:table-cell table:formula="of:=TRUNC([.A80])" office:value-type="float" office:value="43746" calcext:value-type="float">
            <text:p>43746</text:p>
          </table:table-cell>
          <table:table-cell table:formula="of:=[.B80]-[.C80]" office:value-type="float" office:value="0.396440267810249" calcext:value-type="float">
            <text:p>0.396440267810249</text:p>
          </table:table-cell>
          <table:table-cell table:formula="of:=MOD([.E79]-[.$E$2];[.$H$2])+1+[.$E$2]" office:value-type="float" office:value="238" calcext:value-type="float">
            <text:p>238</text:p>
          </table:table-cell>
          <table:table-cell table:formula="of:=MOD([.F79]+1/[.$H$2];5)" office:value-type="float" office:value="1.28333333333333" calcext:value-type="float">
            <text:p>1,28333333333333</text:p>
          </table:table-cell>
          <table:table-cell table:formula="of:=IF([.F80]&lt;0.000001;[.G79]+2+1/[.$H$2];[.G79]+1/[.$H$2])" office:value-type="float" office:value="1.28333333333333" calcext:value-type="float">
            <text:p>1,28333333333333</text:p>
          </table:table-cell>
          <table:table-cell table:number-columns-repeated="4"/>
          <table:table-cell table:formula="of:=SUM(MOD(SUM([.L79]-[.L$2];[.T$2]);[.R$2]-[.L$2]);[.L$2])" office:value-type="time" office:time-value="PT09H00M00S" calcext:value-type="time">
            <text:p>09:00:00</text:p>
          </table:table-cell>
          <table:table-cell table:formula="of:=IF([.L80]&lt;[.L79];[.M79]+[.H$2];[.M79])" office:value-type="float" office:value="240" calcext:value-type="float">
            <text:p>240</text:p>
          </table:table-cell>
          <table:table-cell table:formula="of:=OFFSET([.C$4];[.M80];0)" office:value-type="float" office:value="43749" calcext:value-type="float">
            <text:p>43749</text:p>
          </table:table-cell>
          <table:table-cell table:formula="of:=[.L80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80];0)&lt;=[.O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1]))" office:value-type="date" office:date-value="2019-10-08T09:26:10.895707" calcext:value-type="date">
            <text:p>2019-10-08 09:26:11</text:p>
          </table:table-cell>
          <table:table-cell table:formula="of:=[.A81]" office:value-type="float" office:value="43746.3931816633" calcext:value-type="float">
            <text:p>43746.3931816633</text:p>
          </table:table-cell>
          <table:table-cell table:formula="of:=TRUNC([.A81])" office:value-type="float" office:value="43746" calcext:value-type="float">
            <text:p>43746</text:p>
          </table:table-cell>
          <table:table-cell table:formula="of:=[.B81]-[.C81]" office:value-type="float" office:value="0.393181663275755" calcext:value-type="float">
            <text:p>0.393181663275755</text:p>
          </table:table-cell>
          <table:table-cell table:formula="of:=MOD([.E80]-[.$E$2];[.$H$2])+1+[.$E$2]" office:value-type="float" office:value="239" calcext:value-type="float">
            <text:p>239</text:p>
          </table:table-cell>
          <table:table-cell table:formula="of:=MOD([.F80]+1/[.$H$2];5)" office:value-type="float" office:value="1.3" calcext:value-type="float">
            <text:p>1,3</text:p>
          </table:table-cell>
          <table:table-cell table:formula="of:=IF([.F81]&lt;0.000001;[.G80]+2+1/[.$H$2];[.G80]+1/[.$H$2])" office:value-type="float" office:value="1.3" calcext:value-type="float">
            <text:p>1,3</text:p>
          </table:table-cell>
          <table:table-cell table:number-columns-repeated="4"/>
          <table:table-cell table:formula="of:=SUM(MOD(SUM([.L80]-[.L$2];[.T$2]);[.R$2]-[.L$2]);[.L$2])" office:value-type="time" office:time-value="PT09H10M00S" calcext:value-type="time">
            <text:p>09:10:00</text:p>
          </table:table-cell>
          <table:table-cell table:formula="of:=IF([.L81]&lt;[.L80];[.M80]+[.H$2];[.M80])" office:value-type="float" office:value="240" calcext:value-type="float">
            <text:p>240</text:p>
          </table:table-cell>
          <table:table-cell table:formula="of:=OFFSET([.C$4];[.M81];0)" office:value-type="float" office:value="43749" calcext:value-type="float">
            <text:p>43749</text:p>
          </table:table-cell>
          <table:table-cell table:formula="of:=[.L81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81];0)&lt;=[.O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2]))" office:value-type="date" office:date-value="2019-10-08T08:52:36.488142" calcext:value-type="date">
            <text:p>2019-10-08 08:52:36</text:p>
          </table:table-cell>
          <table:table-cell table:style-name="ce7" table:formula="of:=[.A82]" office:value-type="date" office:date-value="2019-10-08T08:52:36.488142" calcext:value-type="date">
            <text:p>2019-10-08 08:52:36</text:p>
          </table:table-cell>
          <table:table-cell table:formula="of:=TRUNC([.A82])" office:value-type="float" office:value="43746" calcext:value-type="float">
            <text:p>43746</text:p>
          </table:table-cell>
          <table:table-cell table:style-name="ce12" table:formula="of:=[.B82]-[.C82]" office:value-type="date" office:date-value="1899-12-30T08:52:36.48814165033" calcext:value-type="date">
            <text:p>12/30/99 08:52 AM</text:p>
          </table:table-cell>
          <table:table-cell table:formula="of:=MOD([.E81]-[.$E$2];[.$H$2])+1+[.$E$2]" office:value-type="float" office:value="240" calcext:value-type="float">
            <text:p>240</text:p>
          </table:table-cell>
          <table:table-cell table:formula="of:=MOD([.F81]+1/[.$H$2];5)" office:value-type="float" office:value="1.31666666666667" calcext:value-type="float">
            <text:p>1,31666666666667</text:p>
          </table:table-cell>
          <table:table-cell table:formula="of:=IF([.F82]&lt;0.000001;[.G81]+2+1/[.$H$2];[.G81]+1/[.$H$2])" office:value-type="float" office:value="1.31666666666667" calcext:value-type="float">
            <text:p>1,31666666666667</text:p>
          </table:table-cell>
          <table:table-cell table:number-columns-repeated="4"/>
          <table:table-cell table:formula="of:=SUM(MOD(SUM([.L81]-[.L$2];[.T$2]);[.R$2]-[.L$2]);[.L$2])" office:value-type="time" office:time-value="PT09H20M00S" calcext:value-type="time">
            <text:p>09:20:00</text:p>
          </table:table-cell>
          <table:table-cell table:formula="of:=IF([.L82]&lt;[.L81];[.M81]+[.H$2];[.M81])" office:value-type="float" office:value="240" calcext:value-type="float">
            <text:p>240</text:p>
          </table:table-cell>
          <table:table-cell table:formula="of:=OFFSET([.C$4];[.M82];0)" office:value-type="float" office:value="43749" calcext:value-type="float">
            <text:p>43749</text:p>
          </table:table-cell>
          <table:table-cell table:formula="of:=[.L82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82];0)&lt;=[.O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3]))" office:value-type="date" office:date-value="2019-10-08T09:08:51.109221" calcext:value-type="date">
            <text:p>2019-10-08 09:08:51</text:p>
          </table:table-cell>
          <table:table-cell table:style-name="ce7" table:formula="of:=[.A83]" office:value-type="date" office:date-value="2019-10-08T09:08:51.109221" calcext:value-type="date">
            <text:p>2019-10-08 09:08:51</text:p>
          </table:table-cell>
          <table:table-cell table:formula="of:=TRUNC([.A83])" office:value-type="float" office:value="43746" calcext:value-type="float">
            <text:p>43746</text:p>
          </table:table-cell>
          <table:table-cell table:style-name="ce12" table:formula="of:=[.B83]-[.C83]" office:value-type="date" office:date-value="1899-12-30T09:08:51.1092213029" calcext:value-type="date">
            <text:p>12/30/99 09:08 AM</text:p>
          </table:table-cell>
          <table:table-cell table:formula="of:=MOD([.E82]-[.$E$2];[.$H$2])+1+[.$E$2]" office:value-type="float" office:value="241" calcext:value-type="float">
            <text:p>241</text:p>
          </table:table-cell>
          <table:table-cell table:formula="of:=MOD([.F82]+1/[.$H$2];5)" office:value-type="float" office:value="1.33333333333333" calcext:value-type="float">
            <text:p>1,33333333333333</text:p>
          </table:table-cell>
          <table:table-cell table:formula="of:=IF([.F83]&lt;0.000001;[.G82]+2+1/[.$H$2];[.G82]+1/[.$H$2])" office:value-type="float" office:value="1.33333333333333" calcext:value-type="float">
            <text:p>1,33333333333333</text:p>
          </table:table-cell>
          <table:table-cell table:number-columns-repeated="4"/>
          <table:table-cell table:formula="of:=SUM(MOD(SUM([.L82]-[.L$2];[.T$2]);[.R$2]-[.L$2]);[.L$2])" office:value-type="time" office:time-value="PT09H30M00S" calcext:value-type="time">
            <text:p>09:30:00</text:p>
          </table:table-cell>
          <table:table-cell table:formula="of:=IF([.L83]&lt;[.L82];[.M82]+[.H$2];[.M82])" office:value-type="float" office:value="240" calcext:value-type="float">
            <text:p>240</text:p>
          </table:table-cell>
          <table:table-cell table:formula="of:=OFFSET([.C$4];[.M83];0)" office:value-type="float" office:value="43749" calcext:value-type="float">
            <text:p>43749</text:p>
          </table:table-cell>
          <table:table-cell table:formula="of:=[.L83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83];0)&lt;=[.O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4]))" office:value-type="date" office:date-value="2019-10-08T09:17:01.25491" calcext:value-type="date">
            <text:p>2019-10-08 09:17:01</text:p>
          </table:table-cell>
          <table:table-cell table:style-name="ce7" table:formula="of:=[.A84]" office:value-type="date" office:date-value="2019-10-08T09:17:01.25491" calcext:value-type="date">
            <text:p>2019-10-08 09:17:01</text:p>
          </table:table-cell>
          <table:table-cell table:formula="of:=TRUNC([.A84])" office:value-type="float" office:value="43746" calcext:value-type="float">
            <text:p>43746</text:p>
          </table:table-cell>
          <table:table-cell table:style-name="ce12" table:formula="of:=[.B84]-[.C84]" office:value-type="date" office:date-value="1899-12-30T09:17:01.25491001643" calcext:value-type="date">
            <text:p>12/30/99 09:17 AM</text:p>
          </table:table-cell>
          <table:table-cell table:formula="of:=MOD([.E83]-[.$E$2];[.$H$2])+1+[.$E$2]" office:value-type="float" office:value="242" calcext:value-type="float">
            <text:p>242</text:p>
          </table:table-cell>
          <table:table-cell table:formula="of:=MOD([.F83]+1/[.$H$2];5)" office:value-type="float" office:value="1.35" calcext:value-type="float">
            <text:p>1,35</text:p>
          </table:table-cell>
          <table:table-cell table:formula="of:=IF([.F84]&lt;0.000001;[.G83]+2+1/[.$H$2];[.G83]+1/[.$H$2])" office:value-type="float" office:value="1.35" calcext:value-type="float">
            <text:p>1,35</text:p>
          </table:table-cell>
          <table:table-cell table:number-columns-repeated="4"/>
          <table:table-cell table:formula="of:=SUM(MOD(SUM([.L83]-[.L$2];[.T$2]);[.R$2]-[.L$2]);[.L$2])" office:value-type="time" office:time-value="PT09H40M00S" calcext:value-type="time">
            <text:p>09:40:00</text:p>
          </table:table-cell>
          <table:table-cell table:formula="of:=IF([.L84]&lt;[.L83];[.M83]+[.H$2];[.M83])" office:value-type="float" office:value="240" calcext:value-type="float">
            <text:p>240</text:p>
          </table:table-cell>
          <table:table-cell table:formula="of:=OFFSET([.C$4];[.M84];0)" office:value-type="float" office:value="43749" calcext:value-type="float">
            <text:p>43749</text:p>
          </table:table-cell>
          <table:table-cell table:formula="of:=[.L84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84];0)&lt;=[.O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5]))" office:value-type="date" office:date-value="2019-10-08T09:20:48.957131" calcext:value-type="date">
            <text:p>2019-10-08 09:20:49</text:p>
          </table:table-cell>
          <table:table-cell table:style-name="ce7" table:formula="of:=[.A85]" office:value-type="date" office:date-value="2019-10-08T09:20:48.957131" calcext:value-type="date">
            <text:p>2019-10-08 09:20:49</text:p>
          </table:table-cell>
          <table:table-cell table:formula="of:=TRUNC([.A85])" office:value-type="float" office:value="43746" calcext:value-type="float">
            <text:p>43746</text:p>
          </table:table-cell>
          <table:table-cell table:style-name="ce12" table:formula="of:=[.B85]-[.C85]" office:value-type="date" office:date-value="1899-12-30T09:20:48.95713124424" calcext:value-type="date">
            <text:p>12/30/99 09:20 AM</text:p>
          </table:table-cell>
          <table:table-cell table:formula="of:=MOD([.E84]-[.$E$2];[.$H$2])+1+[.$E$2]" office:value-type="float" office:value="243" calcext:value-type="float">
            <text:p>243</text:p>
          </table:table-cell>
          <table:table-cell table:formula="of:=MOD([.F84]+1/[.$H$2];5)" office:value-type="float" office:value="1.36666666666667" calcext:value-type="float">
            <text:p>1,36666666666667</text:p>
          </table:table-cell>
          <table:table-cell table:formula="of:=IF([.F85]&lt;0.000001;[.G84]+2+1/[.$H$2];[.G84]+1/[.$H$2])" office:value-type="float" office:value="1.36666666666667" calcext:value-type="float">
            <text:p>1,36666666666667</text:p>
          </table:table-cell>
          <table:table-cell table:number-columns-repeated="4"/>
          <table:table-cell table:formula="of:=SUM(MOD(SUM([.L84]-[.L$2];[.T$2]);[.R$2]-[.L$2]);[.L$2])" office:value-type="time" office:time-value="PT09H50M00S" calcext:value-type="time">
            <text:p>09:50:00</text:p>
          </table:table-cell>
          <table:table-cell table:formula="of:=IF([.L85]&lt;[.L84];[.M84]+[.H$2];[.M84])" office:value-type="float" office:value="240" calcext:value-type="float">
            <text:p>240</text:p>
          </table:table-cell>
          <table:table-cell table:formula="of:=OFFSET([.C$4];[.M85];0)" office:value-type="float" office:value="43749" calcext:value-type="float">
            <text:p>43749</text:p>
          </table:table-cell>
          <table:table-cell table:formula="of:=[.L85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85];0)&lt;=[.O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6]))" office:value-type="date" office:date-value="2019-10-08T09:18:38.052205" calcext:value-type="date">
            <text:p>2019-10-08 09:18:38</text:p>
          </table:table-cell>
          <table:table-cell table:style-name="ce7" table:formula="of:=[.A86]" office:value-type="date" office:date-value="2019-10-08T09:18:38.052205" calcext:value-type="date">
            <text:p>2019-10-08 09:18:38</text:p>
          </table:table-cell>
          <table:table-cell table:formula="of:=TRUNC([.A86])" office:value-type="float" office:value="43746" calcext:value-type="float">
            <text:p>43746</text:p>
          </table:table-cell>
          <table:table-cell table:style-name="ce12" table:formula="of:=[.B86]-[.C86]" office:value-type="date" office:date-value="1899-12-30T09:18:38.05220483802" calcext:value-type="date">
            <text:p>12/30/99 09:18 AM</text:p>
          </table:table-cell>
          <table:table-cell table:formula="of:=MOD([.E85]-[.$E$2];[.$H$2])+1+[.$E$2]" office:value-type="float" office:value="244" calcext:value-type="float">
            <text:p>244</text:p>
          </table:table-cell>
          <table:table-cell table:formula="of:=MOD([.F85]+1/[.$H$2];5)" office:value-type="float" office:value="1.38333333333333" calcext:value-type="float">
            <text:p>1,38333333333333</text:p>
          </table:table-cell>
          <table:table-cell table:formula="of:=IF([.F86]&lt;0.000001;[.G85]+2+1/[.$H$2];[.G85]+1/[.$H$2])" office:value-type="float" office:value="1.38333333333333" calcext:value-type="float">
            <text:p>1,38333333333333</text:p>
          </table:table-cell>
          <table:table-cell table:number-columns-repeated="4"/>
          <table:table-cell table:formula="of:=SUM(MOD(SUM([.L85]-[.L$2];[.T$2]);[.R$2]-[.L$2]);[.L$2])" office:value-type="time" office:time-value="PT10H00M00S" calcext:value-type="time">
            <text:p>10:00:00</text:p>
          </table:table-cell>
          <table:table-cell table:formula="of:=IF([.L86]&lt;[.L85];[.M85]+[.H$2];[.M85])" office:value-type="float" office:value="240" calcext:value-type="float">
            <text:p>240</text:p>
          </table:table-cell>
          <table:table-cell table:formula="of:=OFFSET([.C$4];[.M86];0)" office:value-type="float" office:value="43749" calcext:value-type="float">
            <text:p>43749</text:p>
          </table:table-cell>
          <table:table-cell table:formula="of:=[.L86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86];0)&lt;=[.O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7]))" office:value-type="date" office:date-value="2019-10-08T09:44:27.878165" calcext:value-type="date">
            <text:p>2019-10-08 09:44:28</text:p>
          </table:table-cell>
          <table:table-cell table:style-name="ce7" table:formula="of:=[.A87]" office:value-type="date" office:date-value="2019-10-08T09:44:27.878165" calcext:value-type="date">
            <text:p>2019-10-08 09:44:28</text:p>
          </table:table-cell>
          <table:table-cell table:formula="of:=TRUNC([.A87])" office:value-type="float" office:value="43746" calcext:value-type="float">
            <text:p>43746</text:p>
          </table:table-cell>
          <table:table-cell table:style-name="ce12" table:formula="of:=[.B87]-[.C87]" office:value-type="date" office:date-value="1899-12-30T09:44:27.87816532888" calcext:value-type="date">
            <text:p>12/30/99 09:44 AM</text:p>
          </table:table-cell>
          <table:table-cell table:formula="of:=MOD([.E86]-[.$E$2];[.$H$2])+1+[.$E$2]" office:value-type="float" office:value="245" calcext:value-type="float">
            <text:p>245</text:p>
          </table:table-cell>
          <table:table-cell table:formula="of:=MOD([.F86]+1/[.$H$2];5)" office:value-type="float" office:value="1.4" calcext:value-type="float">
            <text:p>1,4</text:p>
          </table:table-cell>
          <table:table-cell table:formula="of:=IF([.F87]&lt;0.000001;[.G86]+2+1/[.$H$2];[.G86]+1/[.$H$2])" office:value-type="float" office:value="1.4" calcext:value-type="float">
            <text:p>1,4</text:p>
          </table:table-cell>
          <table:table-cell table:number-columns-repeated="4"/>
          <table:table-cell table:formula="of:=SUM(MOD(SUM([.L86]-[.L$2];[.T$2]);[.R$2]-[.L$2]);[.L$2])" office:value-type="time" office:time-value="PT10H10M00S" calcext:value-type="time">
            <text:p>10:10:00</text:p>
          </table:table-cell>
          <table:table-cell table:formula="of:=IF([.L87]&lt;[.L86];[.M86]+[.H$2];[.M86])" office:value-type="float" office:value="240" calcext:value-type="float">
            <text:p>240</text:p>
          </table:table-cell>
          <table:table-cell table:formula="of:=OFFSET([.C$4];[.M87];0)" office:value-type="float" office:value="43749" calcext:value-type="float">
            <text:p>43749</text:p>
          </table:table-cell>
          <table:table-cell table:formula="of:=[.L87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87];0)&lt;=[.O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8]))" office:value-type="date" office:date-value="2019-10-08T09:18:22.703668" calcext:value-type="date">
            <text:p>2019-10-08 09:18:23</text:p>
          </table:table-cell>
          <table:table-cell table:style-name="ce7" table:formula="of:=[.A88]" office:value-type="date" office:date-value="2019-10-08T09:18:22.703668" calcext:value-type="date">
            <text:p>2019-10-08 09:18:23</text:p>
          </table:table-cell>
          <table:table-cell table:formula="of:=TRUNC([.A88])" office:value-type="float" office:value="43746" calcext:value-type="float">
            <text:p>43746</text:p>
          </table:table-cell>
          <table:table-cell table:style-name="ce12" table:formula="of:=[.B88]-[.C88]" office:value-type="date" office:date-value="1899-12-30T09:18:22.70366796758" calcext:value-type="date">
            <text:p>12/30/99 09:18 AM</text:p>
          </table:table-cell>
          <table:table-cell table:formula="of:=MOD([.E87]-[.$E$2];[.$H$2])+1+[.$E$2]" office:value-type="float" office:value="246" calcext:value-type="float">
            <text:p>246</text:p>
          </table:table-cell>
          <table:table-cell table:formula="of:=MOD([.F87]+1/[.$H$2];5)" office:value-type="float" office:value="1.41666666666667" calcext:value-type="float">
            <text:p>1,41666666666667</text:p>
          </table:table-cell>
          <table:table-cell table:formula="of:=IF([.F88]&lt;0.000001;[.G87]+2+1/[.$H$2];[.G87]+1/[.$H$2])" office:value-type="float" office:value="1.41666666666667" calcext:value-type="float">
            <text:p>1,41666666666667</text:p>
          </table:table-cell>
          <table:table-cell table:number-columns-repeated="4"/>
          <table:table-cell table:formula="of:=SUM(MOD(SUM([.L87]-[.L$2];[.T$2]);[.R$2]-[.L$2]);[.L$2])" office:value-type="time" office:time-value="PT10H20M00S" calcext:value-type="time">
            <text:p>10:20:00</text:p>
          </table:table-cell>
          <table:table-cell table:formula="of:=IF([.L88]&lt;[.L87];[.M87]+[.H$2];[.M87])" office:value-type="float" office:value="240" calcext:value-type="float">
            <text:p>240</text:p>
          </table:table-cell>
          <table:table-cell table:formula="of:=OFFSET([.C$4];[.M88];0)" office:value-type="float" office:value="43749" calcext:value-type="float">
            <text:p>43749</text:p>
          </table:table-cell>
          <table:table-cell table:formula="of:=[.L88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88];0)&lt;=[.O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89]))" office:value-type="date" office:date-value="2019-10-08T09:27:31.872123" calcext:value-type="date">
            <text:p>2019-10-08 09:27:32</text:p>
          </table:table-cell>
          <table:table-cell table:style-name="ce7" table:formula="of:=[.A89]" office:value-type="date" office:date-value="2019-10-08T09:27:31.872123" calcext:value-type="date">
            <text:p>2019-10-08 09:27:32</text:p>
          </table:table-cell>
          <table:table-cell table:formula="of:=TRUNC([.A89])" office:value-type="float" office:value="43746" calcext:value-type="float">
            <text:p>43746</text:p>
          </table:table-cell>
          <table:table-cell table:style-name="ce12" table:formula="of:=[.B89]-[.C89]" office:value-type="date" office:date-value="1899-12-30T09:27:31.87212293968" calcext:value-type="date">
            <text:p>12/30/99 09:27 AM</text:p>
          </table:table-cell>
          <table:table-cell table:formula="of:=MOD([.E88]-[.$E$2];[.$H$2])+1+[.$E$2]" office:value-type="float" office:value="247" calcext:value-type="float">
            <text:p>247</text:p>
          </table:table-cell>
          <table:table-cell table:formula="of:=MOD([.F88]+1/[.$H$2];5)" office:value-type="float" office:value="1.43333333333333" calcext:value-type="float">
            <text:p>1,43333333333333</text:p>
          </table:table-cell>
          <table:table-cell table:formula="of:=IF([.F89]&lt;0.000001;[.G88]+2+1/[.$H$2];[.G88]+1/[.$H$2])" office:value-type="float" office:value="1.43333333333333" calcext:value-type="float">
            <text:p>1,43333333333333</text:p>
          </table:table-cell>
          <table:table-cell table:number-columns-repeated="4"/>
          <table:table-cell table:formula="of:=SUM(MOD(SUM([.L88]-[.L$2];[.T$2]);[.R$2]-[.L$2]);[.L$2])" office:value-type="time" office:time-value="PT10H30M00S" calcext:value-type="time">
            <text:p>10:30:00</text:p>
          </table:table-cell>
          <table:table-cell table:formula="of:=IF([.L89]&lt;[.L88];[.M88]+[.H$2];[.M88])" office:value-type="float" office:value="240" calcext:value-type="float">
            <text:p>240</text:p>
          </table:table-cell>
          <table:table-cell table:formula="of:=OFFSET([.C$4];[.M89];0)" office:value-type="float" office:value="43749" calcext:value-type="float">
            <text:p>43749</text:p>
          </table:table-cell>
          <table:table-cell table:formula="of:=[.L89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89];0)&lt;=[.O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0]))" office:value-type="date" office:date-value="2019-10-08T09:28:08.574958" calcext:value-type="date">
            <text:p>2019-10-08 09:28:09</text:p>
          </table:table-cell>
          <table:table-cell table:style-name="ce7" table:formula="of:=[.A90]" office:value-type="date" office:date-value="2019-10-08T09:28:08.574958" calcext:value-type="date">
            <text:p>2019-10-08 09:28:09</text:p>
          </table:table-cell>
          <table:table-cell table:formula="of:=TRUNC([.A90])" office:value-type="float" office:value="43746" calcext:value-type="float">
            <text:p>43746</text:p>
          </table:table-cell>
          <table:table-cell table:style-name="ce12" table:formula="of:=[.B90]-[.C90]" office:value-type="date" office:date-value="1899-12-30T09:28:08.5749577079" calcext:value-type="date">
            <text:p>12/30/99 09:28 AM</text:p>
          </table:table-cell>
          <table:table-cell table:formula="of:=MOD([.E89]-[.$E$2];[.$H$2])+1+[.$E$2]" office:value-type="float" office:value="248" calcext:value-type="float">
            <text:p>248</text:p>
          </table:table-cell>
          <table:table-cell table:formula="of:=MOD([.F89]+1/[.$H$2];5)" office:value-type="float" office:value="1.45" calcext:value-type="float">
            <text:p>1,45</text:p>
          </table:table-cell>
          <table:table-cell table:formula="of:=IF([.F90]&lt;0.000001;[.G89]+2+1/[.$H$2];[.G89]+1/[.$H$2])" office:value-type="float" office:value="1.45" calcext:value-type="float">
            <text:p>1,45</text:p>
          </table:table-cell>
          <table:table-cell table:number-columns-repeated="4"/>
          <table:table-cell table:formula="of:=SUM(MOD(SUM([.L89]-[.L$2];[.T$2]);[.R$2]-[.L$2]);[.L$2])" office:value-type="time" office:time-value="PT10H40M00S" calcext:value-type="time">
            <text:p>10:40:00</text:p>
          </table:table-cell>
          <table:table-cell table:formula="of:=IF([.L90]&lt;[.L89];[.M89]+[.H$2];[.M89])" office:value-type="float" office:value="240" calcext:value-type="float">
            <text:p>240</text:p>
          </table:table-cell>
          <table:table-cell table:formula="of:=OFFSET([.C$4];[.M90];0)" office:value-type="float" office:value="43749" calcext:value-type="float">
            <text:p>43749</text:p>
          </table:table-cell>
          <table:table-cell table:formula="of:=[.L90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0];0)&lt;=[.O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1]))" office:value-type="date" office:date-value="2019-10-08T09:31:02.032169" calcext:value-type="date">
            <text:p>2019-10-08 09:31:02</text:p>
          </table:table-cell>
          <table:table-cell table:style-name="ce7" table:formula="of:=[.A91]" office:value-type="date" office:date-value="2019-10-08T09:31:02.032169" calcext:value-type="date">
            <text:p>2019-10-08 09:31:02</text:p>
          </table:table-cell>
          <table:table-cell table:formula="of:=TRUNC([.A91])" office:value-type="float" office:value="43746" calcext:value-type="float">
            <text:p>43746</text:p>
          </table:table-cell>
          <table:table-cell table:style-name="ce12" table:formula="of:=[.B91]-[.C91]" office:value-type="date" office:date-value="1899-12-30T09:31:02.03216915019" calcext:value-type="date">
            <text:p>12/30/99 09:31 AM</text:p>
          </table:table-cell>
          <table:table-cell table:formula="of:=MOD([.E90]-[.$E$2];[.$H$2])+1+[.$E$2]" office:value-type="float" office:value="249" calcext:value-type="float">
            <text:p>249</text:p>
          </table:table-cell>
          <table:table-cell table:formula="of:=MOD([.F90]+1/[.$H$2];5)" office:value-type="float" office:value="1.46666666666667" calcext:value-type="float">
            <text:p>1,46666666666667</text:p>
          </table:table-cell>
          <table:table-cell table:formula="of:=IF([.F91]&lt;0.000001;[.G90]+2+1/[.$H$2];[.G90]+1/[.$H$2])" office:value-type="float" office:value="1.46666666666667" calcext:value-type="float">
            <text:p>1,46666666666667</text:p>
          </table:table-cell>
          <table:table-cell table:number-columns-repeated="4"/>
          <table:table-cell table:formula="of:=SUM(MOD(SUM([.L90]-[.L$2];[.T$2]);[.R$2]-[.L$2]);[.L$2])" office:value-type="time" office:time-value="PT10H50M00S" calcext:value-type="time">
            <text:p>10:50:00</text:p>
          </table:table-cell>
          <table:table-cell table:formula="of:=IF([.L91]&lt;[.L90];[.M90]+[.H$2];[.M90])" office:value-type="float" office:value="240" calcext:value-type="float">
            <text:p>240</text:p>
          </table:table-cell>
          <table:table-cell table:formula="of:=OFFSET([.C$4];[.M91];0)" office:value-type="float" office:value="43749" calcext:value-type="float">
            <text:p>43749</text:p>
          </table:table-cell>
          <table:table-cell table:formula="of:=[.L91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91];0)&lt;=[.O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2]))" office:value-type="date" office:date-value="2019-10-08T09:38:25.926265" calcext:value-type="date">
            <text:p>2019-10-08 09:38:26</text:p>
          </table:table-cell>
          <table:table-cell table:style-name="ce7" table:formula="of:=[.A92]" office:value-type="date" office:date-value="2019-10-08T09:38:25.926265" calcext:value-type="date">
            <text:p>2019-10-08 09:38:26</text:p>
          </table:table-cell>
          <table:table-cell table:formula="of:=TRUNC([.A92])" office:value-type="float" office:value="43746" calcext:value-type="float">
            <text:p>43746</text:p>
          </table:table-cell>
          <table:table-cell table:style-name="ce12" table:formula="of:=[.B92]-[.C92]" office:value-type="date" office:date-value="1899-12-30T09:38:25.92626491562" calcext:value-type="date">
            <text:p>12/30/99 09:38 AM</text:p>
          </table:table-cell>
          <table:table-cell table:formula="of:=MOD([.E91]-[.$E$2];[.$H$2])+1+[.$E$2]" office:value-type="float" office:value="250" calcext:value-type="float">
            <text:p>250</text:p>
          </table:table-cell>
          <table:table-cell table:formula="of:=MOD([.F91]+1/[.$H$2];5)" office:value-type="float" office:value="1.48333333333333" calcext:value-type="float">
            <text:p>1,48333333333333</text:p>
          </table:table-cell>
          <table:table-cell table:formula="of:=IF([.F92]&lt;0.000001;[.G91]+2+1/[.$H$2];[.G91]+1/[.$H$2])" office:value-type="float" office:value="1.48333333333333" calcext:value-type="float">
            <text:p>1,48333333333333</text:p>
          </table:table-cell>
          <table:table-cell table:number-columns-repeated="4"/>
          <table:table-cell table:formula="of:=SUM(MOD(SUM([.L91]-[.L$2];[.T$2]);[.R$2]-[.L$2]);[.L$2])" office:value-type="time" office:time-value="PT11H00M00S" calcext:value-type="time">
            <text:p>11:00:00</text:p>
          </table:table-cell>
          <table:table-cell table:formula="of:=IF([.L92]&lt;[.L91];[.M91]+[.H$2];[.M91])" office:value-type="float" office:value="240" calcext:value-type="float">
            <text:p>240</text:p>
          </table:table-cell>
          <table:table-cell table:formula="of:=OFFSET([.C$4];[.M92];0)" office:value-type="float" office:value="43749" calcext:value-type="float">
            <text:p>43749</text:p>
          </table:table-cell>
          <table:table-cell table:formula="of:=[.L92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92];0)&lt;=[.O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3]))" office:value-type="date" office:date-value="2019-10-08T09:22:09.370208" calcext:value-type="date">
            <text:p>2019-10-08 09:22:09</text:p>
          </table:table-cell>
          <table:table-cell table:style-name="ce7" table:formula="of:=[.A93]" office:value-type="date" office:date-value="2019-10-08T09:22:09.370208" calcext:value-type="date">
            <text:p>2019-10-08 09:22:09</text:p>
          </table:table-cell>
          <table:table-cell table:formula="of:=TRUNC([.A93])" office:value-type="float" office:value="43746" calcext:value-type="float">
            <text:p>43746</text:p>
          </table:table-cell>
          <table:table-cell table:style-name="ce12" table:formula="of:=[.B93]-[.C93]" office:value-type="date" office:date-value="1899-12-30T09:22:09.37020845711" calcext:value-type="date">
            <text:p>12/30/99 09:22 AM</text:p>
          </table:table-cell>
          <table:table-cell table:formula="of:=MOD([.E92]-[.$E$2];[.$H$2])+1+[.$E$2]" office:value-type="float" office:value="251" calcext:value-type="float">
            <text:p>251</text:p>
          </table:table-cell>
          <table:table-cell table:formula="of:=MOD([.F92]+1/[.$H$2];5)" office:value-type="float" office:value="1.5" calcext:value-type="float">
            <text:p>1,5</text:p>
          </table:table-cell>
          <table:table-cell table:formula="of:=IF([.F93]&lt;0.000001;[.G92]+2+1/[.$H$2];[.G92]+1/[.$H$2])" office:value-type="float" office:value="1.5" calcext:value-type="float">
            <text:p>1,5</text:p>
          </table:table-cell>
          <table:table-cell table:number-columns-repeated="4"/>
          <table:table-cell table:formula="of:=SUM(MOD(SUM([.L92]-[.L$2];[.T$2]);[.R$2]-[.L$2]);[.L$2])" office:value-type="time" office:time-value="PT08H10M00S" calcext:value-type="time">
            <text:p>08:10:00</text:p>
          </table:table-cell>
          <table:table-cell table:formula="of:=IF([.L93]&lt;[.L92];[.M92]+[.H$2];[.M92])" office:value-type="float" office:value="300" calcext:value-type="float">
            <text:p>300</text:p>
          </table:table-cell>
          <table:table-cell table:formula="of:=OFFSET([.C$4];[.M93];0)" office:value-type="float" office:value="43750" calcext:value-type="float">
            <text:p>43750</text:p>
          </table:table-cell>
          <table:table-cell table:formula="of:=[.L93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93];0)&lt;=[.O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4]))" office:value-type="date" office:date-value="2019-10-08T09:24:58.240276" calcext:value-type="date">
            <text:p>2019-10-08 09:24:58</text:p>
          </table:table-cell>
          <table:table-cell table:style-name="ce7" table:formula="of:=[.A94]" office:value-type="date" office:date-value="2019-10-08T09:24:58.240276" calcext:value-type="date">
            <text:p>2019-10-08 09:24:58</text:p>
          </table:table-cell>
          <table:table-cell table:formula="of:=TRUNC([.A94])" office:value-type="float" office:value="43746" calcext:value-type="float">
            <text:p>43746</text:p>
          </table:table-cell>
          <table:table-cell table:style-name="ce12" table:formula="of:=[.B94]-[.C94]" office:value-type="date" office:date-value="1899-12-30T09:24:58.24027607683" calcext:value-type="date">
            <text:p>12/30/99 09:24 AM</text:p>
          </table:table-cell>
          <table:table-cell table:formula="of:=MOD([.E93]-[.$E$2];[.$H$2])+1+[.$E$2]" office:value-type="float" office:value="252" calcext:value-type="float">
            <text:p>252</text:p>
          </table:table-cell>
          <table:table-cell table:formula="of:=MOD([.F93]+1/[.$H$2];5)" office:value-type="float" office:value="1.51666666666667" calcext:value-type="float">
            <text:p>1,51666666666667</text:p>
          </table:table-cell>
          <table:table-cell table:formula="of:=IF([.F94]&lt;0.000001;[.G93]+2+1/[.$H$2];[.G93]+1/[.$H$2])" office:value-type="float" office:value="1.51666666666667" calcext:value-type="float">
            <text:p>1,51666666666667</text:p>
          </table:table-cell>
          <table:table-cell table:number-columns-repeated="4"/>
          <table:table-cell table:formula="of:=SUM(MOD(SUM([.L93]-[.L$2];[.T$2]);[.R$2]-[.L$2]);[.L$2])" office:value-type="time" office:time-value="PT08H20M00S" calcext:value-type="time">
            <text:p>08:20:00</text:p>
          </table:table-cell>
          <table:table-cell table:formula="of:=IF([.L94]&lt;[.L93];[.M93]+[.H$2];[.M93])" office:value-type="float" office:value="300" calcext:value-type="float">
            <text:p>300</text:p>
          </table:table-cell>
          <table:table-cell table:formula="of:=OFFSET([.C$4];[.M94];0)" office:value-type="float" office:value="43750" calcext:value-type="float">
            <text:p>43750</text:p>
          </table:table-cell>
          <table:table-cell table:formula="of:=[.L94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94];0)&lt;=[.O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5]))" office:value-type="date" office:date-value="2019-10-08T10:00:24.382772" calcext:value-type="date">
            <text:p>2019-10-08 10:00:24</text:p>
          </table:table-cell>
          <table:table-cell table:style-name="ce7" table:formula="of:=[.A95]" office:value-type="date" office:date-value="2019-10-08T10:00:24.382772" calcext:value-type="date">
            <text:p>2019-10-08 10:00:24</text:p>
          </table:table-cell>
          <table:table-cell table:formula="of:=TRUNC([.A95])" office:value-type="float" office:value="43746" calcext:value-type="float">
            <text:p>43746</text:p>
          </table:table-cell>
          <table:table-cell table:style-name="ce12" table:formula="of:=[.B95]-[.C95]" office:value-type="date" office:date-value="1899-12-30T10:00:24.38277213369" calcext:value-type="date">
            <text:p>12/30/99 10:00 AM</text:p>
          </table:table-cell>
          <table:table-cell table:formula="of:=MOD([.E94]-[.$E$2];[.$H$2])+1+[.$E$2]" office:value-type="float" office:value="253" calcext:value-type="float">
            <text:p>253</text:p>
          </table:table-cell>
          <table:table-cell table:formula="of:=MOD([.F94]+1/[.$H$2];5)" office:value-type="float" office:value="1.53333333333333" calcext:value-type="float">
            <text:p>1,53333333333333</text:p>
          </table:table-cell>
          <table:table-cell table:formula="of:=IF([.F95]&lt;0.000001;[.G94]+2+1/[.$H$2];[.G94]+1/[.$H$2])" office:value-type="float" office:value="1.53333333333333" calcext:value-type="float">
            <text:p>1,53333333333333</text:p>
          </table:table-cell>
          <table:table-cell table:number-columns-repeated="4"/>
          <table:table-cell table:formula="of:=SUM(MOD(SUM([.L94]-[.L$2];[.T$2]);[.R$2]-[.L$2]);[.L$2])" office:value-type="time" office:time-value="PT08H30M00S" calcext:value-type="time">
            <text:p>08:30:00</text:p>
          </table:table-cell>
          <table:table-cell table:formula="of:=IF([.L95]&lt;[.L94];[.M94]+[.H$2];[.M94])" office:value-type="float" office:value="300" calcext:value-type="float">
            <text:p>300</text:p>
          </table:table-cell>
          <table:table-cell table:formula="of:=OFFSET([.C$4];[.M95];0)" office:value-type="float" office:value="43750" calcext:value-type="float">
            <text:p>43750</text:p>
          </table:table-cell>
          <table:table-cell table:formula="of:=[.L95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95];0)&lt;=[.O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6]))" office:value-type="date" office:date-value="2019-10-08T09:32:07.866996" calcext:value-type="date">
            <text:p>2019-10-08 09:32:08</text:p>
          </table:table-cell>
          <table:table-cell table:style-name="ce7" table:formula="of:=[.A96]" office:value-type="date" office:date-value="2019-10-08T09:32:07.866996" calcext:value-type="date">
            <text:p>2019-10-08 09:32:08</text:p>
          </table:table-cell>
          <table:table-cell table:formula="of:=TRUNC([.A96])" office:value-type="float" office:value="43746" calcext:value-type="float">
            <text:p>43746</text:p>
          </table:table-cell>
          <table:table-cell table:style-name="ce12" table:formula="of:=[.B96]-[.C96]" office:value-type="date" office:date-value="1899-12-30T09:32:07.86699612625" calcext:value-type="date">
            <text:p>12/30/99 09:32 AM</text:p>
          </table:table-cell>
          <table:table-cell table:formula="of:=MOD([.E95]-[.$E$2];[.$H$2])+1+[.$E$2]" office:value-type="float" office:value="254" calcext:value-type="float">
            <text:p>254</text:p>
          </table:table-cell>
          <table:table-cell table:formula="of:=MOD([.F95]+1/[.$H$2];5)" office:value-type="float" office:value="1.55" calcext:value-type="float">
            <text:p>1,55</text:p>
          </table:table-cell>
          <table:table-cell table:formula="of:=IF([.F96]&lt;0.000001;[.G95]+2+1/[.$H$2];[.G95]+1/[.$H$2])" office:value-type="float" office:value="1.55" calcext:value-type="float">
            <text:p>1,55</text:p>
          </table:table-cell>
          <table:table-cell table:number-columns-repeated="4"/>
          <table:table-cell table:formula="of:=SUM(MOD(SUM([.L95]-[.L$2];[.T$2]);[.R$2]-[.L$2]);[.L$2])" office:value-type="time" office:time-value="PT08H40M00S" calcext:value-type="time">
            <text:p>08:40:00</text:p>
          </table:table-cell>
          <table:table-cell table:formula="of:=IF([.L96]&lt;[.L95];[.M95]+[.H$2];[.M95])" office:value-type="float" office:value="300" calcext:value-type="float">
            <text:p>300</text:p>
          </table:table-cell>
          <table:table-cell table:formula="of:=OFFSET([.C$4];[.M96];0)" office:value-type="float" office:value="43750" calcext:value-type="float">
            <text:p>43750</text:p>
          </table:table-cell>
          <table:table-cell table:formula="of:=[.L96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96];0)&lt;=[.O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7]))" office:value-type="date" office:date-value="2019-10-08T09:43:46.641804" calcext:value-type="date">
            <text:p>2019-10-08 09:43:47</text:p>
          </table:table-cell>
          <table:table-cell table:style-name="ce7" table:formula="of:=[.A97]" office:value-type="date" office:date-value="2019-10-08T09:43:46.641804" calcext:value-type="date">
            <text:p>2019-10-08 09:43:47</text:p>
          </table:table-cell>
          <table:table-cell table:formula="of:=TRUNC([.A97])" office:value-type="float" office:value="43746" calcext:value-type="float">
            <text:p>43746</text:p>
          </table:table-cell>
          <table:table-cell table:style-name="ce12" table:formula="of:=[.B97]-[.C97]" office:value-type="date" office:date-value="1899-12-30T09:43:46.64180430584" calcext:value-type="date">
            <text:p>12/30/99 09:43 AM</text:p>
          </table:table-cell>
          <table:table-cell table:formula="of:=MOD([.E96]-[.$E$2];[.$H$2])+1+[.$E$2]" office:value-type="float" office:value="255" calcext:value-type="float">
            <text:p>255</text:p>
          </table:table-cell>
          <table:table-cell table:formula="of:=MOD([.F96]+1/[.$H$2];5)" office:value-type="float" office:value="1.56666666666667" calcext:value-type="float">
            <text:p>1,56666666666667</text:p>
          </table:table-cell>
          <table:table-cell table:formula="of:=IF([.F97]&lt;0.000001;[.G96]+2+1/[.$H$2];[.G96]+1/[.$H$2])" office:value-type="float" office:value="1.56666666666667" calcext:value-type="float">
            <text:p>1,56666666666667</text:p>
          </table:table-cell>
          <table:table-cell table:number-columns-repeated="4"/>
          <table:table-cell table:formula="of:=SUM(MOD(SUM([.L96]-[.L$2];[.T$2]);[.R$2]-[.L$2]);[.L$2])" office:value-type="time" office:time-value="PT08H50M00S" calcext:value-type="time">
            <text:p>08:50:00</text:p>
          </table:table-cell>
          <table:table-cell table:formula="of:=IF([.L97]&lt;[.L96];[.M96]+[.H$2];[.M96])" office:value-type="float" office:value="300" calcext:value-type="float">
            <text:p>300</text:p>
          </table:table-cell>
          <table:table-cell table:formula="of:=OFFSET([.C$4];[.M97];0)" office:value-type="float" office:value="43750" calcext:value-type="float">
            <text:p>43750</text:p>
          </table:table-cell>
          <table:table-cell table:formula="of:=[.L97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97];0)&lt;=[.O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8]))" office:value-type="date" office:date-value="2019-10-08T09:36:16.928657" calcext:value-type="date">
            <text:p>2019-10-08 09:36:17</text:p>
          </table:table-cell>
          <table:table-cell table:style-name="ce7" table:formula="of:=[.A98]" office:value-type="date" office:date-value="2019-10-08T09:36:16.928657" calcext:value-type="date">
            <text:p>2019-10-08 09:36:17</text:p>
          </table:table-cell>
          <table:table-cell table:formula="of:=TRUNC([.A98])" office:value-type="float" office:value="43746" calcext:value-type="float">
            <text:p>43746</text:p>
          </table:table-cell>
          <table:table-cell table:style-name="ce12" table:formula="of:=[.B98]-[.C98]" office:value-type="date" office:date-value="1899-12-30T09:36:16.92865692079" calcext:value-type="date">
            <text:p>12/30/99 09:36 AM</text:p>
          </table:table-cell>
          <table:table-cell table:formula="of:=MOD([.E97]-[.$E$2];[.$H$2])+1+[.$E$2]" office:value-type="float" office:value="256" calcext:value-type="float">
            <text:p>256</text:p>
          </table:table-cell>
          <table:table-cell table:formula="of:=MOD([.F97]+1/[.$H$2];5)" office:value-type="float" office:value="1.58333333333333" calcext:value-type="float">
            <text:p>1,58333333333333</text:p>
          </table:table-cell>
          <table:table-cell table:formula="of:=IF([.F98]&lt;0.000001;[.G97]+2+1/[.$H$2];[.G97]+1/[.$H$2])" office:value-type="float" office:value="1.58333333333333" calcext:value-type="float">
            <text:p>1,58333333333333</text:p>
          </table:table-cell>
          <table:table-cell table:number-columns-repeated="4"/>
          <table:table-cell table:formula="of:=SUM(MOD(SUM([.L97]-[.L$2];[.T$2]);[.R$2]-[.L$2]);[.L$2])" office:value-type="time" office:time-value="PT09H00M00S" calcext:value-type="time">
            <text:p>09:00:00</text:p>
          </table:table-cell>
          <table:table-cell table:formula="of:=IF([.L98]&lt;[.L97];[.M97]+[.H$2];[.M97])" office:value-type="float" office:value="300" calcext:value-type="float">
            <text:p>300</text:p>
          </table:table-cell>
          <table:table-cell table:formula="of:=OFFSET([.C$4];[.M98];0)" office:value-type="float" office:value="43750" calcext:value-type="float">
            <text:p>43750</text:p>
          </table:table-cell>
          <table:table-cell table:formula="of:=[.L98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98];0)&lt;=[.O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99]))" office:value-type="date" office:date-value="2019-10-08T09:45:25.241567" calcext:value-type="date">
            <text:p>2019-10-08 09:45:25</text:p>
          </table:table-cell>
          <table:table-cell table:style-name="ce7" table:formula="of:=[.A99]" office:value-type="date" office:date-value="2019-10-08T09:45:25.241567" calcext:value-type="date">
            <text:p>2019-10-08 09:45:25</text:p>
          </table:table-cell>
          <table:table-cell table:formula="of:=TRUNC([.A99])" office:value-type="float" office:value="43746" calcext:value-type="float">
            <text:p>43746</text:p>
          </table:table-cell>
          <table:table-cell table:style-name="ce12" table:formula="of:=[.B99]-[.C99]" office:value-type="date" office:date-value="1899-12-30T09:45:25.24156747386" calcext:value-type="date">
            <text:p>12/30/99 09:45 AM</text:p>
          </table:table-cell>
          <table:table-cell table:formula="of:=MOD([.E98]-[.$E$2];[.$H$2])+1+[.$E$2]" office:value-type="float" office:value="257" calcext:value-type="float">
            <text:p>257</text:p>
          </table:table-cell>
          <table:table-cell table:formula="of:=MOD([.F98]+1/[.$H$2];5)" office:value-type="float" office:value="1.6" calcext:value-type="float">
            <text:p>1,6</text:p>
          </table:table-cell>
          <table:table-cell table:formula="of:=IF([.F99]&lt;0.000001;[.G98]+2+1/[.$H$2];[.G98]+1/[.$H$2])" office:value-type="float" office:value="1.6" calcext:value-type="float">
            <text:p>1,6</text:p>
          </table:table-cell>
          <table:table-cell table:number-columns-repeated="4"/>
          <table:table-cell table:formula="of:=SUM(MOD(SUM([.L98]-[.L$2];[.T$2]);[.R$2]-[.L$2]);[.L$2])" office:value-type="time" office:time-value="PT09H10M00S" calcext:value-type="time">
            <text:p>09:10:00</text:p>
          </table:table-cell>
          <table:table-cell table:formula="of:=IF([.L99]&lt;[.L98];[.M98]+[.H$2];[.M98])" office:value-type="float" office:value="300" calcext:value-type="float">
            <text:p>300</text:p>
          </table:table-cell>
          <table:table-cell table:formula="of:=OFFSET([.C$4];[.M99];0)" office:value-type="float" office:value="43750" calcext:value-type="float">
            <text:p>43750</text:p>
          </table:table-cell>
          <table:table-cell table:formula="of:=[.L99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99];0)&lt;=[.O9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0]))" office:value-type="date" office:date-value="2019-10-08T09:05:58.300335" calcext:value-type="date">
            <text:p>2019-10-08 09:05:58</text:p>
          </table:table-cell>
          <table:table-cell table:style-name="ce7" table:formula="of:=[.A100]" office:value-type="date" office:date-value="2019-10-08T09:05:58.300335" calcext:value-type="date">
            <text:p>2019-10-08 09:05:58</text:p>
          </table:table-cell>
          <table:table-cell table:formula="of:=TRUNC([.A100])" office:value-type="float" office:value="43746" calcext:value-type="float">
            <text:p>43746</text:p>
          </table:table-cell>
          <table:table-cell table:style-name="ce12" table:formula="of:=[.B100]-[.C100]" office:value-type="date" office:date-value="1899-12-30T09:05:58.30033477396" calcext:value-type="date">
            <text:p>12/30/99 09:05 AM</text:p>
          </table:table-cell>
          <table:table-cell table:formula="of:=MOD([.E99]-[.$E$2];[.$H$2])+1+[.$E$2]" office:value-type="float" office:value="258" calcext:value-type="float">
            <text:p>258</text:p>
          </table:table-cell>
          <table:table-cell table:formula="of:=MOD([.F99]+1/[.$H$2];5)" office:value-type="float" office:value="1.61666666666667" calcext:value-type="float">
            <text:p>1,61666666666667</text:p>
          </table:table-cell>
          <table:table-cell table:formula="of:=IF([.F100]&lt;0.000001;[.G99]+2+1/[.$H$2];[.G99]+1/[.$H$2])" office:value-type="float" office:value="1.61666666666667" calcext:value-type="float">
            <text:p>1,61666666666667</text:p>
          </table:table-cell>
          <table:table-cell table:number-columns-repeated="4"/>
          <table:table-cell table:formula="of:=SUM(MOD(SUM([.L99]-[.L$2];[.T$2]);[.R$2]-[.L$2]);[.L$2])" office:value-type="time" office:time-value="PT09H20M00S" calcext:value-type="time">
            <text:p>09:20:00</text:p>
          </table:table-cell>
          <table:table-cell table:formula="of:=IF([.L100]&lt;[.L99];[.M99]+[.H$2];[.M99])" office:value-type="float" office:value="300" calcext:value-type="float">
            <text:p>300</text:p>
          </table:table-cell>
          <table:table-cell table:formula="of:=OFFSET([.C$4];[.M100];0)" office:value-type="float" office:value="43750" calcext:value-type="float">
            <text:p>43750</text:p>
          </table:table-cell>
          <table:table-cell table:formula="of:=[.L100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0];0)&lt;=[.O10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1]))" office:value-type="date" office:date-value="2019-10-08T09:14:37.466877" calcext:value-type="date">
            <text:p>2019-10-08 09:14:37</text:p>
          </table:table-cell>
          <table:table-cell table:style-name="ce7" table:formula="of:=[.A101]" office:value-type="date" office:date-value="2019-10-08T09:14:37.466877" calcext:value-type="date">
            <text:p>2019-10-08 09:14:37</text:p>
          </table:table-cell>
          <table:table-cell table:formula="of:=TRUNC([.A101])" office:value-type="float" office:value="43746" calcext:value-type="float">
            <text:p>43746</text:p>
          </table:table-cell>
          <table:table-cell table:style-name="ce12" table:formula="of:=[.B101]-[.C101]" office:value-type="date" office:date-value="1899-12-30T09:14:37.46687668841" calcext:value-type="date">
            <text:p>12/30/99 09:14 AM</text:p>
          </table:table-cell>
          <table:table-cell table:formula="of:=MOD([.E100]-[.$E$2];[.$H$2])+1+[.$E$2]" office:value-type="float" office:value="259" calcext:value-type="float">
            <text:p>259</text:p>
          </table:table-cell>
          <table:table-cell table:formula="of:=MOD([.F100]+1/[.$H$2];5)" office:value-type="float" office:value="1.63333333333333" calcext:value-type="float">
            <text:p>1,63333333333333</text:p>
          </table:table-cell>
          <table:table-cell table:formula="of:=IF([.F101]&lt;0.000001;[.G100]+2+1/[.$H$2];[.G100]+1/[.$H$2])" office:value-type="float" office:value="1.63333333333333" calcext:value-type="float">
            <text:p>1,63333333333333</text:p>
          </table:table-cell>
          <table:table-cell table:number-columns-repeated="4"/>
          <table:table-cell table:formula="of:=SUM(MOD(SUM([.L100]-[.L$2];[.T$2]);[.R$2]-[.L$2]);[.L$2])" office:value-type="time" office:time-value="PT09H30M00S" calcext:value-type="time">
            <text:p>09:30:00</text:p>
          </table:table-cell>
          <table:table-cell table:formula="of:=IF([.L101]&lt;[.L100];[.M100]+[.H$2];[.M100])" office:value-type="float" office:value="300" calcext:value-type="float">
            <text:p>300</text:p>
          </table:table-cell>
          <table:table-cell table:formula="of:=OFFSET([.C$4];[.M101];0)" office:value-type="float" office:value="43750" calcext:value-type="float">
            <text:p>43750</text:p>
          </table:table-cell>
          <table:table-cell table:formula="of:=[.L101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01];0)&lt;=[.O1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2]))" office:value-type="date" office:date-value="2019-10-08T09:32:40.076612" calcext:value-type="date">
            <text:p>2019-10-08 09:32:40</text:p>
          </table:table-cell>
          <table:table-cell table:style-name="ce7" table:formula="of:=[.A102]" office:value-type="date" office:date-value="2019-10-08T09:32:40.076612" calcext:value-type="date">
            <text:p>2019-10-08 09:32:40</text:p>
          </table:table-cell>
          <table:table-cell table:formula="of:=TRUNC([.A102])" office:value-type="float" office:value="43746" calcext:value-type="float">
            <text:p>43746</text:p>
          </table:table-cell>
          <table:table-cell table:style-name="ce12" table:formula="of:=[.B102]-[.C102]" office:value-type="date" office:date-value="1899-12-30T09:32:40.07661195472" calcext:value-type="date">
            <text:p>12/30/99 09:32 AM</text:p>
          </table:table-cell>
          <table:table-cell table:formula="of:=MOD([.E101]-[.$E$2];[.$H$2])+1+[.$E$2]" office:value-type="float" office:value="260" calcext:value-type="float">
            <text:p>260</text:p>
          </table:table-cell>
          <table:table-cell table:formula="of:=MOD([.F101]+1/[.$H$2];5)" office:value-type="float" office:value="1.65" calcext:value-type="float">
            <text:p>1,65</text:p>
          </table:table-cell>
          <table:table-cell table:formula="of:=IF([.F102]&lt;0.000001;[.G101]+2+1/[.$H$2];[.G101]+1/[.$H$2])" office:value-type="float" office:value="1.65" calcext:value-type="float">
            <text:p>1,65</text:p>
          </table:table-cell>
          <table:table-cell table:number-columns-repeated="4"/>
          <table:table-cell table:formula="of:=SUM(MOD(SUM([.L101]-[.L$2];[.T$2]);[.R$2]-[.L$2]);[.L$2])" office:value-type="time" office:time-value="PT09H40M00S" calcext:value-type="time">
            <text:p>09:40:00</text:p>
          </table:table-cell>
          <table:table-cell table:formula="of:=IF([.L102]&lt;[.L101];[.M101]+[.H$2];[.M101])" office:value-type="float" office:value="300" calcext:value-type="float">
            <text:p>300</text:p>
          </table:table-cell>
          <table:table-cell table:formula="of:=OFFSET([.C$4];[.M102];0)" office:value-type="float" office:value="43750" calcext:value-type="float">
            <text:p>43750</text:p>
          </table:table-cell>
          <table:table-cell table:formula="of:=[.L102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02];0)&lt;=[.O1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3]))" office:value-type="date" office:date-value="2019-10-08T09:23:18.454444" calcext:value-type="date">
            <text:p>2019-10-08 09:23:18</text:p>
          </table:table-cell>
          <table:table-cell table:style-name="ce7" table:formula="of:=[.A103]" office:value-type="date" office:date-value="2019-10-08T09:23:18.454444" calcext:value-type="date">
            <text:p>2019-10-08 09:23:18</text:p>
          </table:table-cell>
          <table:table-cell table:formula="of:=TRUNC([.A103])" office:value-type="float" office:value="43746" calcext:value-type="float">
            <text:p>43746</text:p>
          </table:table-cell>
          <table:table-cell table:style-name="ce12" table:formula="of:=[.B103]-[.C103]" office:value-type="date" office:date-value="1899-12-30T09:23:18.45444448292" calcext:value-type="date">
            <text:p>12/30/99 09:23 AM</text:p>
          </table:table-cell>
          <table:table-cell table:formula="of:=MOD([.E102]-[.$E$2];[.$H$2])+1+[.$E$2]" office:value-type="float" office:value="261" calcext:value-type="float">
            <text:p>261</text:p>
          </table:table-cell>
          <table:table-cell table:formula="of:=MOD([.F102]+1/[.$H$2];5)" office:value-type="float" office:value="1.66666666666667" calcext:value-type="float">
            <text:p>1,66666666666667</text:p>
          </table:table-cell>
          <table:table-cell table:formula="of:=IF([.F103]&lt;0.000001;[.G102]+2+1/[.$H$2];[.G102]+1/[.$H$2])" office:value-type="float" office:value="1.66666666666667" calcext:value-type="float">
            <text:p>1,66666666666667</text:p>
          </table:table-cell>
          <table:table-cell table:number-columns-repeated="4"/>
          <table:table-cell table:formula="of:=SUM(MOD(SUM([.L102]-[.L$2];[.T$2]);[.R$2]-[.L$2]);[.L$2])" office:value-type="time" office:time-value="PT09H50M00S" calcext:value-type="time">
            <text:p>09:50:00</text:p>
          </table:table-cell>
          <table:table-cell table:formula="of:=IF([.L103]&lt;[.L102];[.M102]+[.H$2];[.M102])" office:value-type="float" office:value="300" calcext:value-type="float">
            <text:p>300</text:p>
          </table:table-cell>
          <table:table-cell table:formula="of:=OFFSET([.C$4];[.M103];0)" office:value-type="float" office:value="43750" calcext:value-type="float">
            <text:p>43750</text:p>
          </table:table-cell>
          <table:table-cell table:formula="of:=[.L103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03];0)&lt;=[.O1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4]))" office:value-type="date" office:date-value="2019-10-08T09:34:00.810009" calcext:value-type="date">
            <text:p>2019-10-08 09:34:01</text:p>
          </table:table-cell>
          <table:table-cell table:style-name="ce7" table:formula="of:=[.A104]" office:value-type="date" office:date-value="2019-10-08T09:34:00.810009" calcext:value-type="date">
            <text:p>2019-10-08 09:34:01</text:p>
          </table:table-cell>
          <table:table-cell table:formula="of:=TRUNC([.A104])" office:value-type="float" office:value="43746" calcext:value-type="float">
            <text:p>43746</text:p>
          </table:table-cell>
          <table:table-cell table:style-name="ce12" table:formula="of:=[.B104]-[.C104]" office:value-type="date" office:date-value="1899-12-30T09:34:00.81000904553" calcext:value-type="date">
            <text:p>12/30/99 09:34 AM</text:p>
          </table:table-cell>
          <table:table-cell table:formula="of:=MOD([.E103]-[.$E$2];[.$H$2])+1+[.$E$2]" office:value-type="float" office:value="262" calcext:value-type="float">
            <text:p>262</text:p>
          </table:table-cell>
          <table:table-cell table:formula="of:=MOD([.F103]+1/[.$H$2];5)" office:value-type="float" office:value="1.68333333333333" calcext:value-type="float">
            <text:p>1,68333333333333</text:p>
          </table:table-cell>
          <table:table-cell table:formula="of:=IF([.F104]&lt;0.000001;[.G103]+2+1/[.$H$2];[.G103]+1/[.$H$2])" office:value-type="float" office:value="1.68333333333333" calcext:value-type="float">
            <text:p>1,68333333333333</text:p>
          </table:table-cell>
          <table:table-cell table:number-columns-repeated="4"/>
          <table:table-cell table:formula="of:=SUM(MOD(SUM([.L103]-[.L$2];[.T$2]);[.R$2]-[.L$2]);[.L$2])" office:value-type="time" office:time-value="PT10H00M00S" calcext:value-type="time">
            <text:p>10:00:00</text:p>
          </table:table-cell>
          <table:table-cell table:formula="of:=IF([.L104]&lt;[.L103];[.M103]+[.H$2];[.M103])" office:value-type="float" office:value="300" calcext:value-type="float">
            <text:p>300</text:p>
          </table:table-cell>
          <table:table-cell table:formula="of:=OFFSET([.C$4];[.M104];0)" office:value-type="float" office:value="43750" calcext:value-type="float">
            <text:p>43750</text:p>
          </table:table-cell>
          <table:table-cell table:formula="of:=[.L104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04];0)&lt;=[.O1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5]))" office:value-type="date" office:date-value="2019-10-08T09:28:05.099636" calcext:value-type="date">
            <text:p>2019-10-08 09:28:05</text:p>
          </table:table-cell>
          <table:table-cell table:style-name="ce7" table:formula="of:=[.A105]" office:value-type="date" office:date-value="2019-10-08T09:28:05.099636" calcext:value-type="date">
            <text:p>2019-10-08 09:28:05</text:p>
          </table:table-cell>
          <table:table-cell table:formula="of:=TRUNC([.A105])" office:value-type="float" office:value="43746" calcext:value-type="float">
            <text:p>43746</text:p>
          </table:table-cell>
          <table:table-cell table:style-name="ce12" table:formula="of:=[.B105]-[.C105]" office:value-type="date" office:date-value="1899-12-30T09:28:05.09963646065" calcext:value-type="date">
            <text:p>12/30/99 09:28 AM</text:p>
          </table:table-cell>
          <table:table-cell table:formula="of:=MOD([.E104]-[.$E$2];[.$H$2])+1+[.$E$2]" office:value-type="float" office:value="263" calcext:value-type="float">
            <text:p>263</text:p>
          </table:table-cell>
          <table:table-cell table:formula="of:=MOD([.F104]+1/[.$H$2];5)" office:value-type="float" office:value="1.7" calcext:value-type="float">
            <text:p>1,7</text:p>
          </table:table-cell>
          <table:table-cell table:formula="of:=IF([.F105]&lt;0.000001;[.G104]+2+1/[.$H$2];[.G104]+1/[.$H$2])" office:value-type="float" office:value="1.7" calcext:value-type="float">
            <text:p>1,7</text:p>
          </table:table-cell>
          <table:table-cell table:number-columns-repeated="4"/>
          <table:table-cell table:formula="of:=SUM(MOD(SUM([.L104]-[.L$2];[.T$2]);[.R$2]-[.L$2]);[.L$2])" office:value-type="time" office:time-value="PT10H10M00S" calcext:value-type="time">
            <text:p>10:10:00</text:p>
          </table:table-cell>
          <table:table-cell table:formula="of:=IF([.L105]&lt;[.L104];[.M104]+[.H$2];[.M104])" office:value-type="float" office:value="300" calcext:value-type="float">
            <text:p>300</text:p>
          </table:table-cell>
          <table:table-cell table:formula="of:=OFFSET([.C$4];[.M105];0)" office:value-type="float" office:value="43750" calcext:value-type="float">
            <text:p>43750</text:p>
          </table:table-cell>
          <table:table-cell table:formula="of:=[.L105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05];0)&lt;=[.O1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6]))" office:value-type="date" office:date-value="2019-10-08T09:36:57.976401" calcext:value-type="date">
            <text:p>2019-10-08 09:36:58</text:p>
          </table:table-cell>
          <table:table-cell table:style-name="ce7" table:formula="of:=[.A106]" office:value-type="date" office:date-value="2019-10-08T09:36:57.976401" calcext:value-type="date">
            <text:p>2019-10-08 09:36:58</text:p>
          </table:table-cell>
          <table:table-cell table:formula="of:=TRUNC([.A106])" office:value-type="float" office:value="43746" calcext:value-type="float">
            <text:p>43746</text:p>
          </table:table-cell>
          <table:table-cell table:style-name="ce12" table:formula="of:=[.B106]-[.C106]" office:value-type="date" office:date-value="1899-12-30T09:36:57.97640123405" calcext:value-type="date">
            <text:p>12/30/99 09:36 AM</text:p>
          </table:table-cell>
          <table:table-cell table:formula="of:=MOD([.E105]-[.$E$2];[.$H$2])+1+[.$E$2]" office:value-type="float" office:value="264" calcext:value-type="float">
            <text:p>264</text:p>
          </table:table-cell>
          <table:table-cell table:formula="of:=MOD([.F105]+1/[.$H$2];5)" office:value-type="float" office:value="1.71666666666667" calcext:value-type="float">
            <text:p>1,71666666666667</text:p>
          </table:table-cell>
          <table:table-cell table:formula="of:=IF([.F106]&lt;0.000001;[.G105]+2+1/[.$H$2];[.G105]+1/[.$H$2])" office:value-type="float" office:value="1.71666666666667" calcext:value-type="float">
            <text:p>1,71666666666667</text:p>
          </table:table-cell>
          <table:table-cell table:number-columns-repeated="4"/>
          <table:table-cell table:formula="of:=SUM(MOD(SUM([.L105]-[.L$2];[.T$2]);[.R$2]-[.L$2]);[.L$2])" office:value-type="time" office:time-value="PT10H20M00S" calcext:value-type="time">
            <text:p>10:20:00</text:p>
          </table:table-cell>
          <table:table-cell table:formula="of:=IF([.L106]&lt;[.L105];[.M105]+[.H$2];[.M105])" office:value-type="float" office:value="300" calcext:value-type="float">
            <text:p>300</text:p>
          </table:table-cell>
          <table:table-cell table:formula="of:=OFFSET([.C$4];[.M106];0)" office:value-type="float" office:value="43750" calcext:value-type="float">
            <text:p>43750</text:p>
          </table:table-cell>
          <table:table-cell table:formula="of:=[.L106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06];0)&lt;=[.O1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7]))" office:value-type="date" office:date-value="2019-10-08T09:41:26.312014" calcext:value-type="date">
            <text:p>2019-10-08 09:41:26</text:p>
          </table:table-cell>
          <table:table-cell table:style-name="ce7" table:formula="of:=[.A107]" office:value-type="date" office:date-value="2019-10-08T09:41:26.312014" calcext:value-type="date">
            <text:p>2019-10-08 09:41:26</text:p>
          </table:table-cell>
          <table:table-cell table:formula="of:=TRUNC([.A107])" office:value-type="float" office:value="43746" calcext:value-type="float">
            <text:p>43746</text:p>
          </table:table-cell>
          <table:table-cell table:style-name="ce12" table:formula="of:=[.B107]-[.C107]" office:value-type="date" office:date-value="1899-12-30T09:41:26.3120138878" calcext:value-type="date">
            <text:p>12/30/99 09:41 AM</text:p>
          </table:table-cell>
          <table:table-cell table:formula="of:=MOD([.E106]-[.$E$2];[.$H$2])+1+[.$E$2]" office:value-type="float" office:value="265" calcext:value-type="float">
            <text:p>265</text:p>
          </table:table-cell>
          <table:table-cell table:formula="of:=MOD([.F106]+1/[.$H$2];5)" office:value-type="float" office:value="1.73333333333333" calcext:value-type="float">
            <text:p>1,73333333333333</text:p>
          </table:table-cell>
          <table:table-cell table:formula="of:=IF([.F107]&lt;0.000001;[.G106]+2+1/[.$H$2];[.G106]+1/[.$H$2])" office:value-type="float" office:value="1.73333333333333" calcext:value-type="float">
            <text:p>1,73333333333333</text:p>
          </table:table-cell>
          <table:table-cell table:number-columns-repeated="4"/>
          <table:table-cell table:formula="of:=SUM(MOD(SUM([.L106]-[.L$2];[.T$2]);[.R$2]-[.L$2]);[.L$2])" office:value-type="time" office:time-value="PT10H30M00S" calcext:value-type="time">
            <text:p>10:30:00</text:p>
          </table:table-cell>
          <table:table-cell table:formula="of:=IF([.L107]&lt;[.L106];[.M106]+[.H$2];[.M106])" office:value-type="float" office:value="300" calcext:value-type="float">
            <text:p>300</text:p>
          </table:table-cell>
          <table:table-cell table:formula="of:=OFFSET([.C$4];[.M107];0)" office:value-type="float" office:value="43750" calcext:value-type="float">
            <text:p>43750</text:p>
          </table:table-cell>
          <table:table-cell table:formula="of:=[.L107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07];0)&lt;=[.O1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8]))" office:value-type="date" office:date-value="2019-10-08T09:44:52.120264" calcext:value-type="date">
            <text:p>2019-10-08 09:44:52</text:p>
          </table:table-cell>
          <table:table-cell table:style-name="ce7" table:formula="of:=[.A108]" office:value-type="date" office:date-value="2019-10-08T09:44:52.120264" calcext:value-type="date">
            <text:p>2019-10-08 09:44:52</text:p>
          </table:table-cell>
          <table:table-cell table:formula="of:=TRUNC([.A108])" office:value-type="float" office:value="43746" calcext:value-type="float">
            <text:p>43746</text:p>
          </table:table-cell>
          <table:table-cell table:style-name="ce12" table:formula="of:=[.B108]-[.C108]" office:value-type="date" office:date-value="1899-12-30T09:44:52.12026440073" calcext:value-type="date">
            <text:p>12/30/99 09:44 AM</text:p>
          </table:table-cell>
          <table:table-cell table:formula="of:=MOD([.E107]-[.$E$2];[.$H$2])+1+[.$E$2]" office:value-type="float" office:value="266" calcext:value-type="float">
            <text:p>266</text:p>
          </table:table-cell>
          <table:table-cell table:formula="of:=MOD([.F107]+1/[.$H$2];5)" office:value-type="float" office:value="1.75" calcext:value-type="float">
            <text:p>1,75</text:p>
          </table:table-cell>
          <table:table-cell table:formula="of:=IF([.F108]&lt;0.000001;[.G107]+2+1/[.$H$2];[.G107]+1/[.$H$2])" office:value-type="float" office:value="1.75" calcext:value-type="float">
            <text:p>1,75</text:p>
          </table:table-cell>
          <table:table-cell table:number-columns-repeated="4"/>
          <table:table-cell table:formula="of:=SUM(MOD(SUM([.L107]-[.L$2];[.T$2]);[.R$2]-[.L$2]);[.L$2])" office:value-type="time" office:time-value="PT10H40M00S" calcext:value-type="time">
            <text:p>10:40:00</text:p>
          </table:table-cell>
          <table:table-cell table:formula="of:=IF([.L108]&lt;[.L107];[.M107]+[.H$2];[.M107])" office:value-type="float" office:value="300" calcext:value-type="float">
            <text:p>300</text:p>
          </table:table-cell>
          <table:table-cell table:formula="of:=OFFSET([.C$4];[.M108];0)" office:value-type="float" office:value="43750" calcext:value-type="float">
            <text:p>43750</text:p>
          </table:table-cell>
          <table:table-cell table:formula="of:=[.L108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08];0)&lt;=[.O1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09]))" office:value-type="date" office:date-value="2019-10-08T09:29:59.449059" calcext:value-type="date">
            <text:p>2019-10-08 09:29:59</text:p>
          </table:table-cell>
          <table:table-cell table:style-name="ce7" table:formula="of:=[.A109]" office:value-type="date" office:date-value="2019-10-08T09:29:59.449059" calcext:value-type="date">
            <text:p>2019-10-08 09:29:59</text:p>
          </table:table-cell>
          <table:table-cell table:formula="of:=TRUNC([.A109])" office:value-type="float" office:value="43746" calcext:value-type="float">
            <text:p>43746</text:p>
          </table:table-cell>
          <table:table-cell table:style-name="ce12" table:formula="of:=[.B109]-[.C109]" office:value-type="date" office:date-value="1899-12-30T09:29:59.44905897137" calcext:value-type="date">
            <text:p>12/30/99 09:29 AM</text:p>
          </table:table-cell>
          <table:table-cell table:formula="of:=MOD([.E108]-[.$E$2];[.$H$2])+1+[.$E$2]" office:value-type="float" office:value="267" calcext:value-type="float">
            <text:p>267</text:p>
          </table:table-cell>
          <table:table-cell table:formula="of:=MOD([.F108]+1/[.$H$2];5)" office:value-type="float" office:value="1.76666666666667" calcext:value-type="float">
            <text:p>1,76666666666667</text:p>
          </table:table-cell>
          <table:table-cell table:formula="of:=IF([.F109]&lt;0.000001;[.G108]+2+1/[.$H$2];[.G108]+1/[.$H$2])" office:value-type="float" office:value="1.76666666666667" calcext:value-type="float">
            <text:p>1,76666666666667</text:p>
          </table:table-cell>
          <table:table-cell table:number-columns-repeated="4"/>
          <table:table-cell table:formula="of:=SUM(MOD(SUM([.L108]-[.L$2];[.T$2]);[.R$2]-[.L$2]);[.L$2])" office:value-type="time" office:time-value="PT10H50M00S" calcext:value-type="time">
            <text:p>10:50:00</text:p>
          </table:table-cell>
          <table:table-cell table:formula="of:=IF([.L109]&lt;[.L108];[.M108]+[.H$2];[.M108])" office:value-type="float" office:value="300" calcext:value-type="float">
            <text:p>300</text:p>
          </table:table-cell>
          <table:table-cell table:formula="of:=OFFSET([.C$4];[.M109];0)" office:value-type="float" office:value="43750" calcext:value-type="float">
            <text:p>43750</text:p>
          </table:table-cell>
          <table:table-cell table:formula="of:=[.L109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09];0)&lt;=[.O10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0]))" office:value-type="date" office:date-value="2019-10-08T09:22:26.801128" calcext:value-type="date">
            <text:p>2019-10-08 09:22:27</text:p>
          </table:table-cell>
          <table:table-cell table:style-name="ce7" table:formula="of:=[.A110]" office:value-type="date" office:date-value="2019-10-08T09:22:26.801128" calcext:value-type="date">
            <text:p>2019-10-08 09:22:27</text:p>
          </table:table-cell>
          <table:table-cell table:formula="of:=TRUNC([.A110])" office:value-type="float" office:value="43746" calcext:value-type="float">
            <text:p>43746</text:p>
          </table:table-cell>
          <table:table-cell table:style-name="ce12" table:formula="of:=[.B110]-[.C110]" office:value-type="date" office:date-value="1899-12-30T09:22:26.80112753995" calcext:value-type="date">
            <text:p>12/30/99 09:22 AM</text:p>
          </table:table-cell>
          <table:table-cell table:formula="of:=MOD([.E109]-[.$E$2];[.$H$2])+1+[.$E$2]" office:value-type="float" office:value="268" calcext:value-type="float">
            <text:p>268</text:p>
          </table:table-cell>
          <table:table-cell table:formula="of:=MOD([.F109]+1/[.$H$2];5)" office:value-type="float" office:value="1.78333333333333" calcext:value-type="float">
            <text:p>1,78333333333333</text:p>
          </table:table-cell>
          <table:table-cell table:formula="of:=IF([.F110]&lt;0.000001;[.G109]+2+1/[.$H$2];[.G109]+1/[.$H$2])" office:value-type="float" office:value="1.78333333333333" calcext:value-type="float">
            <text:p>1,78333333333333</text:p>
          </table:table-cell>
          <table:table-cell table:number-columns-repeated="4"/>
          <table:table-cell table:formula="of:=SUM(MOD(SUM([.L109]-[.L$2];[.T$2]);[.R$2]-[.L$2]);[.L$2])" office:value-type="time" office:time-value="PT11H00M00S" calcext:value-type="time">
            <text:p>11:00:00</text:p>
          </table:table-cell>
          <table:table-cell table:formula="of:=IF([.L110]&lt;[.L109];[.M109]+[.H$2];[.M109])" office:value-type="float" office:value="300" calcext:value-type="float">
            <text:p>300</text:p>
          </table:table-cell>
          <table:table-cell table:formula="of:=OFFSET([.C$4];[.M110];0)" office:value-type="float" office:value="43750" calcext:value-type="float">
            <text:p>43750</text:p>
          </table:table-cell>
          <table:table-cell table:formula="of:=[.L110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10];0)&lt;=[.O1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1]))" office:value-type="date" office:date-value="2019-10-08T10:05:29.034275" calcext:value-type="date">
            <text:p>2019-10-08 10:05:29</text:p>
          </table:table-cell>
          <table:table-cell table:style-name="ce7" table:formula="of:=[.A111]" office:value-type="date" office:date-value="2019-10-08T10:05:29.034275" calcext:value-type="date">
            <text:p>2019-10-08 10:05:29</text:p>
          </table:table-cell>
          <table:table-cell table:formula="of:=TRUNC([.A111])" office:value-type="float" office:value="43746" calcext:value-type="float">
            <text:p>43746</text:p>
          </table:table-cell>
          <table:table-cell table:style-name="ce12" table:formula="of:=[.B111]-[.C111]" office:value-type="date" office:date-value="1899-12-30T10:05:29.03427486308" calcext:value-type="date">
            <text:p>12/30/99 10:05 AM</text:p>
          </table:table-cell>
          <table:table-cell table:formula="of:=MOD([.E110]-[.$E$2];[.$H$2])+1+[.$E$2]" office:value-type="float" office:value="269" calcext:value-type="float">
            <text:p>269</text:p>
          </table:table-cell>
          <table:table-cell table:formula="of:=MOD([.F110]+1/[.$H$2];5)" office:value-type="float" office:value="1.8" calcext:value-type="float">
            <text:p>1,8</text:p>
          </table:table-cell>
          <table:table-cell table:formula="of:=IF([.F111]&lt;0.000001;[.G110]+2+1/[.$H$2];[.G110]+1/[.$H$2])" office:value-type="float" office:value="1.8" calcext:value-type="float">
            <text:p>1,8</text:p>
          </table:table-cell>
          <table:table-cell table:number-columns-repeated="4"/>
          <table:table-cell table:formula="of:=SUM(MOD(SUM([.L110]-[.L$2];[.T$2]);[.R$2]-[.L$2]);[.L$2])" office:value-type="time" office:time-value="PT08H10M00S" calcext:value-type="time">
            <text:p>08:10:00</text:p>
          </table:table-cell>
          <table:table-cell table:formula="of:=IF([.L111]&lt;[.L110];[.M110]+[.H$2];[.M110])" office:value-type="float" office:value="360" calcext:value-type="float">
            <text:p>360</text:p>
          </table:table-cell>
          <table:table-cell table:formula="of:=OFFSET([.C$4];[.M111];0)" office:value-type="float" office:value="43751" calcext:value-type="float">
            <text:p>43751</text:p>
          </table:table-cell>
          <table:table-cell table:formula="of:=[.L111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11];0)&lt;=[.O1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2]))" office:value-type="date" office:date-value="2019-10-08T09:39:26.782687" calcext:value-type="date">
            <text:p>2019-10-08 09:39:27</text:p>
          </table:table-cell>
          <table:table-cell table:style-name="ce7" table:formula="of:=[.A112]" office:value-type="date" office:date-value="2019-10-08T09:39:26.782687" calcext:value-type="date">
            <text:p>2019-10-08 09:39:27</text:p>
          </table:table-cell>
          <table:table-cell table:formula="of:=TRUNC([.A112])" office:value-type="float" office:value="43746" calcext:value-type="float">
            <text:p>43746</text:p>
          </table:table-cell>
          <table:table-cell table:style-name="ce12" table:formula="of:=[.B112]-[.C112]" office:value-type="date" office:date-value="1899-12-30T09:39:26.78268711548" calcext:value-type="date">
            <text:p>12/30/99 09:39 AM</text:p>
          </table:table-cell>
          <table:table-cell table:formula="of:=MOD([.E111]-[.$E$2];[.$H$2])+1+[.$E$2]" office:value-type="float" office:value="270" calcext:value-type="float">
            <text:p>270</text:p>
          </table:table-cell>
          <table:table-cell table:formula="of:=MOD([.F111]+1/[.$H$2];5)" office:value-type="float" office:value="1.81666666666667" calcext:value-type="float">
            <text:p>1,81666666666667</text:p>
          </table:table-cell>
          <table:table-cell table:formula="of:=IF([.F112]&lt;0.000001;[.G111]+2+1/[.$H$2];[.G111]+1/[.$H$2])" office:value-type="float" office:value="1.81666666666667" calcext:value-type="float">
            <text:p>1,81666666666667</text:p>
          </table:table-cell>
          <table:table-cell table:number-columns-repeated="4"/>
          <table:table-cell table:formula="of:=SUM(MOD(SUM([.L111]-[.L$2];[.T$2]);[.R$2]-[.L$2]);[.L$2])" office:value-type="time" office:time-value="PT08H20M00S" calcext:value-type="time">
            <text:p>08:20:00</text:p>
          </table:table-cell>
          <table:table-cell table:formula="of:=IF([.L112]&lt;[.L111];[.M111]+[.H$2];[.M111])" office:value-type="float" office:value="360" calcext:value-type="float">
            <text:p>360</text:p>
          </table:table-cell>
          <table:table-cell table:formula="of:=OFFSET([.C$4];[.M112];0)" office:value-type="float" office:value="43751" calcext:value-type="float">
            <text:p>43751</text:p>
          </table:table-cell>
          <table:table-cell table:formula="of:=[.L112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12];0)&lt;=[.O1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3]))" office:value-type="date" office:date-value="2019-10-08T09:29:35.750867" calcext:value-type="date">
            <text:p>2019-10-08 09:29:36</text:p>
          </table:table-cell>
          <table:table-cell table:style-name="ce7" table:formula="of:=[.A113]" office:value-type="date" office:date-value="2019-10-08T09:29:35.750867" calcext:value-type="date">
            <text:p>2019-10-08 09:29:36</text:p>
          </table:table-cell>
          <table:table-cell table:formula="of:=TRUNC([.A113])" office:value-type="float" office:value="43746" calcext:value-type="float">
            <text:p>43746</text:p>
          </table:table-cell>
          <table:table-cell table:style-name="ce12" table:formula="of:=[.B113]-[.C113]" office:value-type="date" office:date-value="1899-12-30T09:29:35.7508672541" calcext:value-type="date">
            <text:p>12/30/99 09:29 AM</text:p>
          </table:table-cell>
          <table:table-cell table:formula="of:=MOD([.E112]-[.$E$2];[.$H$2])+1+[.$E$2]" office:value-type="float" office:value="271" calcext:value-type="float">
            <text:p>271</text:p>
          </table:table-cell>
          <table:table-cell table:formula="of:=MOD([.F112]+1/[.$H$2];5)" office:value-type="float" office:value="1.83333333333333" calcext:value-type="float">
            <text:p>1,83333333333333</text:p>
          </table:table-cell>
          <table:table-cell table:formula="of:=IF([.F113]&lt;0.000001;[.G112]+2+1/[.$H$2];[.G112]+1/[.$H$2])" office:value-type="float" office:value="1.83333333333333" calcext:value-type="float">
            <text:p>1,83333333333333</text:p>
          </table:table-cell>
          <table:table-cell table:number-columns-repeated="4"/>
          <table:table-cell table:formula="of:=SUM(MOD(SUM([.L112]-[.L$2];[.T$2]);[.R$2]-[.L$2]);[.L$2])" office:value-type="time" office:time-value="PT08H30M00S" calcext:value-type="time">
            <text:p>08:30:00</text:p>
          </table:table-cell>
          <table:table-cell table:formula="of:=IF([.L113]&lt;[.L112];[.M112]+[.H$2];[.M112])" office:value-type="float" office:value="360" calcext:value-type="float">
            <text:p>360</text:p>
          </table:table-cell>
          <table:table-cell table:formula="of:=OFFSET([.C$4];[.M113];0)" office:value-type="float" office:value="43751" calcext:value-type="float">
            <text:p>43751</text:p>
          </table:table-cell>
          <table:table-cell table:formula="of:=[.L113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13];0)&lt;=[.O1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4]))" office:value-type="date" office:date-value="2019-10-08T09:55:25.251596" calcext:value-type="date">
            <text:p>2019-10-08 09:55:25</text:p>
          </table:table-cell>
          <table:table-cell table:style-name="ce7" table:formula="of:=[.A114]" office:value-type="date" office:date-value="2019-10-08T09:55:25.251596" calcext:value-type="date">
            <text:p>2019-10-08 09:55:25</text:p>
          </table:table-cell>
          <table:table-cell table:formula="of:=TRUNC([.A114])" office:value-type="float" office:value="43746" calcext:value-type="float">
            <text:p>43746</text:p>
          </table:table-cell>
          <table:table-cell table:style-name="ce12" table:formula="of:=[.B114]-[.C114]" office:value-type="date" office:date-value="1899-12-30T09:55:25.25159565266" calcext:value-type="date">
            <text:p>12/30/99 09:55 AM</text:p>
          </table:table-cell>
          <table:table-cell table:formula="of:=MOD([.E113]-[.$E$2];[.$H$2])+1+[.$E$2]" office:value-type="float" office:value="272" calcext:value-type="float">
            <text:p>272</text:p>
          </table:table-cell>
          <table:table-cell table:formula="of:=MOD([.F113]+1/[.$H$2];5)" office:value-type="float" office:value="1.85" calcext:value-type="float">
            <text:p>1,85</text:p>
          </table:table-cell>
          <table:table-cell table:formula="of:=IF([.F114]&lt;0.000001;[.G113]+2+1/[.$H$2];[.G113]+1/[.$H$2])" office:value-type="float" office:value="1.85" calcext:value-type="float">
            <text:p>1,85</text:p>
          </table:table-cell>
          <table:table-cell table:number-columns-repeated="4"/>
          <table:table-cell table:formula="of:=SUM(MOD(SUM([.L113]-[.L$2];[.T$2]);[.R$2]-[.L$2]);[.L$2])" office:value-type="time" office:time-value="PT08H40M00S" calcext:value-type="time">
            <text:p>08:40:00</text:p>
          </table:table-cell>
          <table:table-cell table:formula="of:=IF([.L114]&lt;[.L113];[.M113]+[.H$2];[.M113])" office:value-type="float" office:value="360" calcext:value-type="float">
            <text:p>360</text:p>
          </table:table-cell>
          <table:table-cell table:formula="of:=OFFSET([.C$4];[.M114];0)" office:value-type="float" office:value="43751" calcext:value-type="float">
            <text:p>43751</text:p>
          </table:table-cell>
          <table:table-cell table:formula="of:=[.L114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14];0)&lt;=[.O1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5]))" office:value-type="date" office:date-value="2019-10-08T09:11:06.749432" calcext:value-type="date">
            <text:p>2019-10-08 09:11:07</text:p>
          </table:table-cell>
          <table:table-cell table:style-name="ce7" table:formula="of:=[.A115]" office:value-type="date" office:date-value="2019-10-08T09:11:06.749432" calcext:value-type="date">
            <text:p>2019-10-08 09:11:07</text:p>
          </table:table-cell>
          <table:table-cell table:formula="of:=TRUNC([.A115])" office:value-type="float" office:value="43746" calcext:value-type="float">
            <text:p>43746</text:p>
          </table:table-cell>
          <table:table-cell table:style-name="ce12" table:formula="of:=[.B115]-[.C115]" office:value-type="date" office:date-value="1899-12-30T09:11:06.74943245016" calcext:value-type="date">
            <text:p>12/30/99 09:11 AM</text:p>
          </table:table-cell>
          <table:table-cell table:formula="of:=MOD([.E114]-[.$E$2];[.$H$2])+1+[.$E$2]" office:value-type="float" office:value="273" calcext:value-type="float">
            <text:p>273</text:p>
          </table:table-cell>
          <table:table-cell table:formula="of:=MOD([.F114]+1/[.$H$2];5)" office:value-type="float" office:value="1.86666666666666" calcext:value-type="float">
            <text:p>1,86666666666666</text:p>
          </table:table-cell>
          <table:table-cell table:formula="of:=IF([.F115]&lt;0.000001;[.G114]+2+1/[.$H$2];[.G114]+1/[.$H$2])" office:value-type="float" office:value="1.86666666666666" calcext:value-type="float">
            <text:p>1,86666666666666</text:p>
          </table:table-cell>
          <table:table-cell table:number-columns-repeated="4"/>
          <table:table-cell table:formula="of:=SUM(MOD(SUM([.L114]-[.L$2];[.T$2]);[.R$2]-[.L$2]);[.L$2])" office:value-type="time" office:time-value="PT08H50M00S" calcext:value-type="time">
            <text:p>08:50:00</text:p>
          </table:table-cell>
          <table:table-cell table:formula="of:=IF([.L115]&lt;[.L114];[.M114]+[.H$2];[.M114])" office:value-type="float" office:value="360" calcext:value-type="float">
            <text:p>360</text:p>
          </table:table-cell>
          <table:table-cell table:formula="of:=OFFSET([.C$4];[.M115];0)" office:value-type="float" office:value="43751" calcext:value-type="float">
            <text:p>43751</text:p>
          </table:table-cell>
          <table:table-cell table:formula="of:=[.L115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15];0)&lt;=[.O1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6]))" office:value-type="date" office:date-value="2019-10-08T09:15:48.182143" calcext:value-type="date">
            <text:p>2019-10-08 09:15:48</text:p>
          </table:table-cell>
          <table:table-cell table:style-name="ce7" table:formula="of:=[.A116]" office:value-type="date" office:date-value="2019-10-08T09:15:48.182143" calcext:value-type="date">
            <text:p>2019-10-08 09:15:48</text:p>
          </table:table-cell>
          <table:table-cell table:formula="of:=TRUNC([.A116])" office:value-type="float" office:value="43746" calcext:value-type="float">
            <text:p>43746</text:p>
          </table:table-cell>
          <table:table-cell table:style-name="ce12" table:formula="of:=[.B116]-[.C116]" office:value-type="date" office:date-value="1899-12-30T09:15:48.18214327097" calcext:value-type="date">
            <text:p>12/30/99 09:15 AM</text:p>
          </table:table-cell>
          <table:table-cell table:formula="of:=MOD([.E115]-[.$E$2];[.$H$2])+1+[.$E$2]" office:value-type="float" office:value="274" calcext:value-type="float">
            <text:p>274</text:p>
          </table:table-cell>
          <table:table-cell table:formula="of:=MOD([.F115]+1/[.$H$2];5)" office:value-type="float" office:value="1.88333333333333" calcext:value-type="float">
            <text:p>1,88333333333333</text:p>
          </table:table-cell>
          <table:table-cell table:formula="of:=IF([.F116]&lt;0.000001;[.G115]+2+1/[.$H$2];[.G115]+1/[.$H$2])" office:value-type="float" office:value="1.88333333333333" calcext:value-type="float">
            <text:p>1,88333333333333</text:p>
          </table:table-cell>
          <table:table-cell table:number-columns-repeated="4"/>
          <table:table-cell table:formula="of:=SUM(MOD(SUM([.L115]-[.L$2];[.T$2]);[.R$2]-[.L$2]);[.L$2])" office:value-type="time" office:time-value="PT09H00M00S" calcext:value-type="time">
            <text:p>09:00:00</text:p>
          </table:table-cell>
          <table:table-cell table:formula="of:=IF([.L116]&lt;[.L115];[.M115]+[.H$2];[.M115])" office:value-type="float" office:value="360" calcext:value-type="float">
            <text:p>360</text:p>
          </table:table-cell>
          <table:table-cell table:formula="of:=OFFSET([.C$4];[.M116];0)" office:value-type="float" office:value="43751" calcext:value-type="float">
            <text:p>43751</text:p>
          </table:table-cell>
          <table:table-cell table:formula="of:=[.L116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116];0)&lt;=[.O1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7]))" office:value-type="date" office:date-value="2019-10-08T09:31:32.76815" calcext:value-type="date">
            <text:p>2019-10-08 09:31:33</text:p>
          </table:table-cell>
          <table:table-cell table:style-name="ce7" table:formula="of:=[.A117]" office:value-type="date" office:date-value="2019-10-08T09:31:32.76815" calcext:value-type="date">
            <text:p>2019-10-08 09:31:33</text:p>
          </table:table-cell>
          <table:table-cell table:formula="of:=TRUNC([.A117])" office:value-type="float" office:value="43746" calcext:value-type="float">
            <text:p>43746</text:p>
          </table:table-cell>
          <table:table-cell table:style-name="ce12" table:formula="of:=[.B117]-[.C117]" office:value-type="date" office:date-value="1899-12-30T09:31:32.76814959012" calcext:value-type="date">
            <text:p>12/30/99 09:31 AM</text:p>
          </table:table-cell>
          <table:table-cell table:formula="of:=MOD([.E116]-[.$E$2];[.$H$2])+1+[.$E$2]" office:value-type="float" office:value="275" calcext:value-type="float">
            <text:p>275</text:p>
          </table:table-cell>
          <table:table-cell table:formula="of:=MOD([.F116]+1/[.$H$2];5)" office:value-type="float" office:value="1.9" calcext:value-type="float">
            <text:p>1,9</text:p>
          </table:table-cell>
          <table:table-cell table:formula="of:=IF([.F117]&lt;0.000001;[.G116]+2+1/[.$H$2];[.G116]+1/[.$H$2])" office:value-type="float" office:value="1.9" calcext:value-type="float">
            <text:p>1,9</text:p>
          </table:table-cell>
          <table:table-cell table:number-columns-repeated="4"/>
          <table:table-cell table:formula="of:=SUM(MOD(SUM([.L116]-[.L$2];[.T$2]);[.R$2]-[.L$2]);[.L$2])" office:value-type="time" office:time-value="PT09H10M00S" calcext:value-type="time">
            <text:p>09:10:00</text:p>
          </table:table-cell>
          <table:table-cell table:formula="of:=IF([.L117]&lt;[.L116];[.M116]+[.H$2];[.M116])" office:value-type="float" office:value="360" calcext:value-type="float">
            <text:p>360</text:p>
          </table:table-cell>
          <table:table-cell table:formula="of:=OFFSET([.C$4];[.M117];0)" office:value-type="float" office:value="43751" calcext:value-type="float">
            <text:p>43751</text:p>
          </table:table-cell>
          <table:table-cell table:formula="of:=[.L117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17];0)&lt;=[.O11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8]))" office:value-type="date" office:date-value="2019-10-08T09:34:45.092433" calcext:value-type="date">
            <text:p>2019-10-08 09:34:45</text:p>
          </table:table-cell>
          <table:table-cell table:style-name="ce7" table:formula="of:=[.A118]" office:value-type="date" office:date-value="2019-10-08T09:34:45.092433" calcext:value-type="date">
            <text:p>2019-10-08 09:34:45</text:p>
          </table:table-cell>
          <table:table-cell table:formula="of:=TRUNC([.A118])" office:value-type="float" office:value="43746" calcext:value-type="float">
            <text:p>43746</text:p>
          </table:table-cell>
          <table:table-cell table:style-name="ce12" table:formula="of:=[.B118]-[.C118]" office:value-type="date" office:date-value="1899-12-30T09:34:45.09243268054" calcext:value-type="date">
            <text:p>12/30/99 09:34 AM</text:p>
          </table:table-cell>
          <table:table-cell table:formula="of:=MOD([.E117]-[.$E$2];[.$H$2])+1+[.$E$2]" office:value-type="float" office:value="276" calcext:value-type="float">
            <text:p>276</text:p>
          </table:table-cell>
          <table:table-cell table:formula="of:=MOD([.F117]+1/[.$H$2];5)" office:value-type="float" office:value="1.91666666666666" calcext:value-type="float">
            <text:p>1,91666666666666</text:p>
          </table:table-cell>
          <table:table-cell table:formula="of:=IF([.F118]&lt;0.000001;[.G117]+2+1/[.$H$2];[.G117]+1/[.$H$2])" office:value-type="float" office:value="1.91666666666666" calcext:value-type="float">
            <text:p>1,91666666666666</text:p>
          </table:table-cell>
          <table:table-cell table:number-columns-repeated="4"/>
          <table:table-cell table:formula="of:=SUM(MOD(SUM([.L117]-[.L$2];[.T$2]);[.R$2]-[.L$2]);[.L$2])" office:value-type="time" office:time-value="PT09H20M00S" calcext:value-type="time">
            <text:p>09:20:00</text:p>
          </table:table-cell>
          <table:table-cell table:formula="of:=IF([.L118]&lt;[.L117];[.M117]+[.H$2];[.M117])" office:value-type="float" office:value="360" calcext:value-type="float">
            <text:p>360</text:p>
          </table:table-cell>
          <table:table-cell table:formula="of:=OFFSET([.C$4];[.M118];0)" office:value-type="float" office:value="43751" calcext:value-type="float">
            <text:p>43751</text:p>
          </table:table-cell>
          <table:table-cell table:formula="of:=[.L118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18];0)&lt;=[.O11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19]))" office:value-type="date" office:date-value="2019-10-08T09:14:00.614164" calcext:value-type="date">
            <text:p>2019-10-08 09:14:01</text:p>
          </table:table-cell>
          <table:table-cell table:style-name="ce7" table:formula="of:=[.A119]" office:value-type="date" office:date-value="2019-10-08T09:14:00.614164" calcext:value-type="date">
            <text:p>2019-10-08 09:14:01</text:p>
          </table:table-cell>
          <table:table-cell table:formula="of:=TRUNC([.A119])" office:value-type="float" office:value="43746" calcext:value-type="float">
            <text:p>43746</text:p>
          </table:table-cell>
          <table:table-cell table:style-name="ce12" table:formula="of:=[.B119]-[.C119]" office:value-type="date" office:date-value="1899-12-30T09:14:00.61416406184" calcext:value-type="date">
            <text:p>12/30/99 09:14 AM</text:p>
          </table:table-cell>
          <table:table-cell table:formula="of:=MOD([.E118]-[.$E$2];[.$H$2])+1+[.$E$2]" office:value-type="float" office:value="277" calcext:value-type="float">
            <text:p>277</text:p>
          </table:table-cell>
          <table:table-cell table:formula="of:=MOD([.F118]+1/[.$H$2];5)" office:value-type="float" office:value="1.93333333333333" calcext:value-type="float">
            <text:p>1,93333333333333</text:p>
          </table:table-cell>
          <table:table-cell table:formula="of:=IF([.F119]&lt;0.000001;[.G118]+2+1/[.$H$2];[.G118]+1/[.$H$2])" office:value-type="float" office:value="1.93333333333333" calcext:value-type="float">
            <text:p>1,93333333333333</text:p>
          </table:table-cell>
          <table:table-cell table:number-columns-repeated="4"/>
          <table:table-cell table:formula="of:=SUM(MOD(SUM([.L118]-[.L$2];[.T$2]);[.R$2]-[.L$2]);[.L$2])" office:value-type="time" office:time-value="PT09H30M00S" calcext:value-type="time">
            <text:p>09:30:00</text:p>
          </table:table-cell>
          <table:table-cell table:formula="of:=IF([.L119]&lt;[.L118];[.M118]+[.H$2];[.M118])" office:value-type="float" office:value="360" calcext:value-type="float">
            <text:p>360</text:p>
          </table:table-cell>
          <table:table-cell table:formula="of:=OFFSET([.C$4];[.M119];0)" office:value-type="float" office:value="43751" calcext:value-type="float">
            <text:p>43751</text:p>
          </table:table-cell>
          <table:table-cell table:formula="of:=[.L119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19];0)&lt;=[.O1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0]))" office:value-type="date" office:date-value="2019-10-08T09:25:36.028843" calcext:value-type="date">
            <text:p>2019-10-08 09:25:36</text:p>
          </table:table-cell>
          <table:table-cell table:style-name="ce7" table:formula="of:=[.A120]" office:value-type="date" office:date-value="2019-10-08T09:25:36.028843" calcext:value-type="date">
            <text:p>2019-10-08 09:25:36</text:p>
          </table:table-cell>
          <table:table-cell table:formula="of:=TRUNC([.A120])" office:value-type="float" office:value="43746" calcext:value-type="float">
            <text:p>43746</text:p>
          </table:table-cell>
          <table:table-cell table:style-name="ce12" table:formula="of:=[.B120]-[.C120]" office:value-type="date" office:date-value="1899-12-30T09:25:36.02884348948" calcext:value-type="date">
            <text:p>12/30/99 09:25 AM</text:p>
          </table:table-cell>
          <table:table-cell table:formula="of:=MOD([.E119]-[.$E$2];[.$H$2])+1+[.$E$2]" office:value-type="float" office:value="278" calcext:value-type="float">
            <text:p>278</text:p>
          </table:table-cell>
          <table:table-cell table:formula="of:=MOD([.F119]+1/[.$H$2];5)" office:value-type="float" office:value="1.95" calcext:value-type="float">
            <text:p>1,95</text:p>
          </table:table-cell>
          <table:table-cell table:formula="of:=IF([.F120]&lt;0.000001;[.G119]+2+1/[.$H$2];[.G119]+1/[.$H$2])" office:value-type="float" office:value="1.95" calcext:value-type="float">
            <text:p>1,95</text:p>
          </table:table-cell>
          <table:table-cell table:number-columns-repeated="4"/>
          <table:table-cell table:formula="of:=SUM(MOD(SUM([.L119]-[.L$2];[.T$2]);[.R$2]-[.L$2]);[.L$2])" office:value-type="time" office:time-value="PT09H40M00S" calcext:value-type="time">
            <text:p>09:40:00</text:p>
          </table:table-cell>
          <table:table-cell table:formula="of:=IF([.L120]&lt;[.L119];[.M119]+[.H$2];[.M119])" office:value-type="float" office:value="360" calcext:value-type="float">
            <text:p>360</text:p>
          </table:table-cell>
          <table:table-cell table:formula="of:=OFFSET([.C$4];[.M120];0)" office:value-type="float" office:value="43751" calcext:value-type="float">
            <text:p>43751</text:p>
          </table:table-cell>
          <table:table-cell table:formula="of:=[.L120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20];0)&lt;=[.O1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1]))" office:value-type="date" office:date-value="2019-10-08T09:15:59.13146" calcext:value-type="date">
            <text:p>2019-10-08 09:15:59</text:p>
          </table:table-cell>
          <table:table-cell table:style-name="ce7" table:formula="of:=[.A121]" office:value-type="date" office:date-value="2019-10-08T09:15:59.13146" calcext:value-type="date">
            <text:p>2019-10-08 09:15:59</text:p>
          </table:table-cell>
          <table:table-cell table:formula="of:=TRUNC([.A121])" office:value-type="float" office:value="43746" calcext:value-type="float">
            <text:p>43746</text:p>
          </table:table-cell>
          <table:table-cell table:style-name="ce12" table:formula="of:=[.B121]-[.C121]" office:value-type="date" office:date-value="1899-12-30T09:15:59.13145963568" calcext:value-type="date">
            <text:p>12/30/99 09:15 AM</text:p>
          </table:table-cell>
          <table:table-cell table:formula="of:=MOD([.E120]-[.$E$2];[.$H$2])+1+[.$E$2]" office:value-type="float" office:value="279" calcext:value-type="float">
            <text:p>279</text:p>
          </table:table-cell>
          <table:table-cell table:formula="of:=MOD([.F120]+1/[.$H$2];5)" office:value-type="float" office:value="1.96666666666666" calcext:value-type="float">
            <text:p>1,96666666666666</text:p>
          </table:table-cell>
          <table:table-cell table:formula="of:=IF([.F121]&lt;0.000001;[.G120]+2+1/[.$H$2];[.G120]+1/[.$H$2])" office:value-type="float" office:value="1.96666666666666" calcext:value-type="float">
            <text:p>1,96666666666666</text:p>
          </table:table-cell>
          <table:table-cell table:number-columns-repeated="4"/>
          <table:table-cell table:formula="of:=SUM(MOD(SUM([.L120]-[.L$2];[.T$2]);[.R$2]-[.L$2]);[.L$2])" office:value-type="time" office:time-value="PT09H50M00S" calcext:value-type="time">
            <text:p>09:50:00</text:p>
          </table:table-cell>
          <table:table-cell table:formula="of:=IF([.L121]&lt;[.L120];[.M120]+[.H$2];[.M120])" office:value-type="float" office:value="360" calcext:value-type="float">
            <text:p>360</text:p>
          </table:table-cell>
          <table:table-cell table:formula="of:=OFFSET([.C$4];[.M121];0)" office:value-type="float" office:value="43751" calcext:value-type="float">
            <text:p>43751</text:p>
          </table:table-cell>
          <table:table-cell table:formula="of:=[.L121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21];0)&lt;=[.O1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2]))" office:value-type="date" office:date-value="2019-10-08T09:29:58.193304" calcext:value-type="date">
            <text:p>2019-10-08 09:29:58</text:p>
          </table:table-cell>
          <table:table-cell table:style-name="ce7" table:formula="of:=[.A122]" office:value-type="date" office:date-value="2019-10-08T09:29:58.193304" calcext:value-type="date">
            <text:p>2019-10-08 09:29:58</text:p>
          </table:table-cell>
          <table:table-cell table:formula="of:=TRUNC([.A122])" office:value-type="float" office:value="43746" calcext:value-type="float">
            <text:p>43746</text:p>
          </table:table-cell>
          <table:table-cell table:style-name="ce12" table:formula="of:=[.B122]-[.C122]" office:value-type="date" office:date-value="1899-12-30T09:29:58.1933042407" calcext:value-type="date">
            <text:p>12/30/99 09:29 AM</text:p>
          </table:table-cell>
          <table:table-cell table:formula="of:=MOD([.E121]-[.$E$2];[.$H$2])+1+[.$E$2]" office:value-type="float" office:value="280" calcext:value-type="float">
            <text:p>280</text:p>
          </table:table-cell>
          <table:table-cell table:formula="of:=MOD([.F121]+1/[.$H$2];5)" office:value-type="float" office:value="1.98333333333333" calcext:value-type="float">
            <text:p>1,98333333333333</text:p>
          </table:table-cell>
          <table:table-cell table:formula="of:=IF([.F122]&lt;0.000001;[.G121]+2+1/[.$H$2];[.G121]+1/[.$H$2])" office:value-type="float" office:value="1.98333333333333" calcext:value-type="float">
            <text:p>1,98333333333333</text:p>
          </table:table-cell>
          <table:table-cell table:number-columns-repeated="4"/>
          <table:table-cell table:formula="of:=SUM(MOD(SUM([.L121]-[.L$2];[.T$2]);[.R$2]-[.L$2]);[.L$2])" office:value-type="time" office:time-value="PT10H00M00S" calcext:value-type="time">
            <text:p>10:00:00</text:p>
          </table:table-cell>
          <table:table-cell table:formula="of:=IF([.L122]&lt;[.L121];[.M121]+[.H$2];[.M121])" office:value-type="float" office:value="360" calcext:value-type="float">
            <text:p>360</text:p>
          </table:table-cell>
          <table:table-cell table:formula="of:=OFFSET([.C$4];[.M122];0)" office:value-type="float" office:value="43751" calcext:value-type="float">
            <text:p>43751</text:p>
          </table:table-cell>
          <table:table-cell table:formula="of:=[.L122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22];0)&lt;=[.O1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3]))" office:value-type="date" office:date-value="2019-10-09T09:23:41.494247" calcext:value-type="date">
            <text:p>2019-10-09 09:23:41</text:p>
          </table:table-cell>
          <table:table-cell table:style-name="ce7" table:formula="of:=[.A123]" office:value-type="date" office:date-value="2019-10-09T09:23:41.494247" calcext:value-type="date">
            <text:p>2019-10-09 09:23:41</text:p>
          </table:table-cell>
          <table:table-cell table:formula="of:=TRUNC([.A123])" office:value-type="float" office:value="43747" calcext:value-type="float">
            <text:p>43747</text:p>
          </table:table-cell>
          <table:table-cell table:style-name="ce12" table:formula="of:=[.B123]-[.C123]" office:value-type="date" office:date-value="1899-12-30T09:23:41.49424671661" calcext:value-type="date">
            <text:p>12/30/99 09:23 AM</text:p>
          </table:table-cell>
          <table:table-cell table:formula="of:=MOD([.E122]-[.$E$2];[.$H$2])+1+[.$E$2]" office:value-type="float" office:value="221" calcext:value-type="float">
            <text:p>221</text:p>
          </table:table-cell>
          <table:table-cell table:formula="of:=MOD([.F122]+1/[.$H$2];5)" office:value-type="float" office:value="2" calcext:value-type="float">
            <text:p>2</text:p>
          </table:table-cell>
          <table:table-cell table:formula="of:=IF([.F123]&lt;0.000001;[.G122]+2+1/[.$H$2];[.G122]+1/[.$H$2])" office:value-type="float" office:value="2" calcext:value-type="float">
            <text:p>2</text:p>
          </table:table-cell>
          <table:table-cell table:number-columns-repeated="4"/>
          <table:table-cell table:formula="of:=SUM(MOD(SUM([.L122]-[.L$2];[.T$2]);[.R$2]-[.L$2]);[.L$2])" office:value-type="time" office:time-value="PT10H10M00S" calcext:value-type="time">
            <text:p>10:10:00</text:p>
          </table:table-cell>
          <table:table-cell table:formula="of:=IF([.L123]&lt;[.L122];[.M122]+[.H$2];[.M122])" office:value-type="float" office:value="360" calcext:value-type="float">
            <text:p>360</text:p>
          </table:table-cell>
          <table:table-cell table:formula="of:=OFFSET([.C$4];[.M123];0)" office:value-type="float" office:value="43751" calcext:value-type="float">
            <text:p>43751</text:p>
          </table:table-cell>
          <table:table-cell table:formula="of:=[.L123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23];0)&lt;=[.O1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4]))" office:value-type="date" office:date-value="2019-10-09T09:48:54.560237" calcext:value-type="date">
            <text:p>2019-10-09 09:48:55</text:p>
          </table:table-cell>
          <table:table-cell table:style-name="ce7" table:formula="of:=[.A124]" office:value-type="date" office:date-value="2019-10-09T09:48:54.560237" calcext:value-type="date">
            <text:p>2019-10-09 09:48:55</text:p>
          </table:table-cell>
          <table:table-cell table:formula="of:=TRUNC([.A124])" office:value-type="float" office:value="43747" calcext:value-type="float">
            <text:p>43747</text:p>
          </table:table-cell>
          <table:table-cell table:style-name="ce12" table:formula="of:=[.B124]-[.C124]" office:value-type="date" office:date-value="1899-12-30T09:48:54.56023698673" calcext:value-type="date">
            <text:p>12/30/99 09:48 AM</text:p>
          </table:table-cell>
          <table:table-cell table:formula="of:=MOD([.E123]-[.$E$2];[.$H$2])+1+[.$E$2]" office:value-type="float" office:value="222" calcext:value-type="float">
            <text:p>222</text:p>
          </table:table-cell>
          <table:table-cell table:formula="of:=MOD([.F123]+1/[.$H$2];5)" office:value-type="float" office:value="2.01666666666666" calcext:value-type="float">
            <text:p>2,01666666666666</text:p>
          </table:table-cell>
          <table:table-cell table:formula="of:=IF([.F124]&lt;0.000001;[.G123]+2+1/[.$H$2];[.G123]+1/[.$H$2])" office:value-type="float" office:value="2.01666666666666" calcext:value-type="float">
            <text:p>2,01666666666666</text:p>
          </table:table-cell>
          <table:table-cell table:number-columns-repeated="4"/>
          <table:table-cell table:formula="of:=SUM(MOD(SUM([.L123]-[.L$2];[.T$2]);[.R$2]-[.L$2]);[.L$2])" office:value-type="time" office:time-value="PT10H20M00S" calcext:value-type="time">
            <text:p>10:20:00</text:p>
          </table:table-cell>
          <table:table-cell table:formula="of:=IF([.L124]&lt;[.L123];[.M123]+[.H$2];[.M123])" office:value-type="float" office:value="360" calcext:value-type="float">
            <text:p>360</text:p>
          </table:table-cell>
          <table:table-cell table:formula="of:=OFFSET([.C$4];[.M124];0)" office:value-type="float" office:value="43751" calcext:value-type="float">
            <text:p>43751</text:p>
          </table:table-cell>
          <table:table-cell table:formula="of:=[.L124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24];0)&lt;=[.O1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5]))" office:value-type="date" office:date-value="2019-10-09T09:33:42.996839" calcext:value-type="date">
            <text:p>2019-10-09 09:33:43</text:p>
          </table:table-cell>
          <table:table-cell table:style-name="ce7" table:formula="of:=[.A125]" office:value-type="date" office:date-value="2019-10-09T09:33:42.996839" calcext:value-type="date">
            <text:p>2019-10-09 09:33:43</text:p>
          </table:table-cell>
          <table:table-cell table:formula="of:=TRUNC([.A125])" office:value-type="float" office:value="43747" calcext:value-type="float">
            <text:p>43747</text:p>
          </table:table-cell>
          <table:table-cell table:style-name="ce12" table:formula="of:=[.B125]-[.C125]" office:value-type="date" office:date-value="1899-12-30T09:33:42.99683871679" calcext:value-type="date">
            <text:p>12/30/99 09:33 AM</text:p>
          </table:table-cell>
          <table:table-cell table:formula="of:=MOD([.E124]-[.$E$2];[.$H$2])+1+[.$E$2]" office:value-type="float" office:value="223" calcext:value-type="float">
            <text:p>223</text:p>
          </table:table-cell>
          <table:table-cell table:formula="of:=MOD([.F124]+1/[.$H$2];5)" office:value-type="float" office:value="2.03333333333333" calcext:value-type="float">
            <text:p>2,03333333333333</text:p>
          </table:table-cell>
          <table:table-cell table:formula="of:=IF([.F125]&lt;0.000001;[.G124]+2+1/[.$H$2];[.G124]+1/[.$H$2])" office:value-type="float" office:value="2.03333333333333" calcext:value-type="float">
            <text:p>2,03333333333333</text:p>
          </table:table-cell>
          <table:table-cell table:number-columns-repeated="4"/>
          <table:table-cell table:formula="of:=SUM(MOD(SUM([.L124]-[.L$2];[.T$2]);[.R$2]-[.L$2]);[.L$2])" office:value-type="time" office:time-value="PT10H30M00S" calcext:value-type="time">
            <text:p>10:30:00</text:p>
          </table:table-cell>
          <table:table-cell table:formula="of:=IF([.L125]&lt;[.L124];[.M124]+[.H$2];[.M124])" office:value-type="float" office:value="360" calcext:value-type="float">
            <text:p>360</text:p>
          </table:table-cell>
          <table:table-cell table:formula="of:=OFFSET([.C$4];[.M125];0)" office:value-type="float" office:value="43751" calcext:value-type="float">
            <text:p>43751</text:p>
          </table:table-cell>
          <table:table-cell table:formula="of:=[.L125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25];0)&lt;=[.O1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6]))" office:value-type="date" office:date-value="2019-10-09T09:16:43.069471" calcext:value-type="date">
            <text:p>2019-10-09 09:16:43</text:p>
          </table:table-cell>
          <table:table-cell table:style-name="ce7" table:formula="of:=[.A126]" office:value-type="date" office:date-value="2019-10-09T09:16:43.069471" calcext:value-type="date">
            <text:p>2019-10-09 09:16:43</text:p>
          </table:table-cell>
          <table:table-cell table:formula="of:=TRUNC([.A126])" office:value-type="float" office:value="43747" calcext:value-type="float">
            <text:p>43747</text:p>
          </table:table-cell>
          <table:table-cell table:style-name="ce12" table:formula="of:=[.B126]-[.C126]" office:value-type="date" office:date-value="1899-12-30T09:16:43.06947128847" calcext:value-type="date">
            <text:p>12/30/99 09:16 AM</text:p>
          </table:table-cell>
          <table:table-cell table:formula="of:=MOD([.E125]-[.$E$2];[.$H$2])+1+[.$E$2]" office:value-type="float" office:value="224" calcext:value-type="float">
            <text:p>224</text:p>
          </table:table-cell>
          <table:table-cell table:formula="of:=MOD([.F125]+1/[.$H$2];5)" office:value-type="float" office:value="2.05" calcext:value-type="float">
            <text:p>2,05</text:p>
          </table:table-cell>
          <table:table-cell table:formula="of:=IF([.F126]&lt;0.000001;[.G125]+2+1/[.$H$2];[.G125]+1/[.$H$2])" office:value-type="float" office:value="2.05" calcext:value-type="float">
            <text:p>2,05</text:p>
          </table:table-cell>
          <table:table-cell table:number-columns-repeated="4"/>
          <table:table-cell table:formula="of:=SUM(MOD(SUM([.L125]-[.L$2];[.T$2]);[.R$2]-[.L$2]);[.L$2])" office:value-type="time" office:time-value="PT10H40M00S" calcext:value-type="time">
            <text:p>10:40:00</text:p>
          </table:table-cell>
          <table:table-cell table:formula="of:=IF([.L126]&lt;[.L125];[.M125]+[.H$2];[.M125])" office:value-type="float" office:value="360" calcext:value-type="float">
            <text:p>360</text:p>
          </table:table-cell>
          <table:table-cell table:formula="of:=OFFSET([.C$4];[.M126];0)" office:value-type="float" office:value="43751" calcext:value-type="float">
            <text:p>43751</text:p>
          </table:table-cell>
          <table:table-cell table:formula="of:=[.L126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26];0)&lt;=[.O1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7]))" office:value-type="date" office:date-value="2019-10-09T09:27:43.056604" calcext:value-type="date">
            <text:p>2019-10-09 09:27:43</text:p>
          </table:table-cell>
          <table:table-cell table:style-name="ce7" table:formula="of:=[.A127]" office:value-type="date" office:date-value="2019-10-09T09:27:43.056604" calcext:value-type="date">
            <text:p>2019-10-09 09:27:43</text:p>
          </table:table-cell>
          <table:table-cell table:formula="of:=TRUNC([.A127])" office:value-type="float" office:value="43747" calcext:value-type="float">
            <text:p>43747</text:p>
          </table:table-cell>
          <table:table-cell table:style-name="ce12" table:formula="of:=[.B127]-[.C127]" office:value-type="date" office:date-value="1899-12-30T09:27:43.0566038657" calcext:value-type="date">
            <text:p>12/30/99 09:27 AM</text:p>
          </table:table-cell>
          <table:table-cell table:formula="of:=MOD([.E126]-[.$E$2];[.$H$2])+1+[.$E$2]" office:value-type="float" office:value="225" calcext:value-type="float">
            <text:p>225</text:p>
          </table:table-cell>
          <table:table-cell table:formula="of:=MOD([.F126]+1/[.$H$2];5)" office:value-type="float" office:value="2.06666666666666" calcext:value-type="float">
            <text:p>2,06666666666666</text:p>
          </table:table-cell>
          <table:table-cell table:formula="of:=IF([.F127]&lt;0.000001;[.G126]+2+1/[.$H$2];[.G126]+1/[.$H$2])" office:value-type="float" office:value="2.06666666666666" calcext:value-type="float">
            <text:p>2,06666666666666</text:p>
          </table:table-cell>
          <table:table-cell table:number-columns-repeated="4"/>
          <table:table-cell table:formula="of:=SUM(MOD(SUM([.L126]-[.L$2];[.T$2]);[.R$2]-[.L$2]);[.L$2])" office:value-type="time" office:time-value="PT10H50M00S" calcext:value-type="time">
            <text:p>10:50:00</text:p>
          </table:table-cell>
          <table:table-cell table:formula="of:=IF([.L127]&lt;[.L126];[.M126]+[.H$2];[.M126])" office:value-type="float" office:value="360" calcext:value-type="float">
            <text:p>360</text:p>
          </table:table-cell>
          <table:table-cell table:formula="of:=OFFSET([.C$4];[.M127];0)" office:value-type="float" office:value="43751" calcext:value-type="float">
            <text:p>43751</text:p>
          </table:table-cell>
          <table:table-cell table:formula="of:=[.L127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27];0)&lt;=[.O12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8]))" office:value-type="date" office:date-value="2019-10-09T09:39:44.961555" calcext:value-type="date">
            <text:p>2019-10-09 09:39:45</text:p>
          </table:table-cell>
          <table:table-cell table:style-name="ce7" table:formula="of:=[.A128]" office:value-type="date" office:date-value="2019-10-09T09:39:44.961555" calcext:value-type="date">
            <text:p>2019-10-09 09:39:45</text:p>
          </table:table-cell>
          <table:table-cell table:formula="of:=TRUNC([.A128])" office:value-type="float" office:value="43747" calcext:value-type="float">
            <text:p>43747</text:p>
          </table:table-cell>
          <table:table-cell table:style-name="ce12" table:formula="of:=[.B128]-[.C128]" office:value-type="date" office:date-value="1899-12-30T09:39:44.96155526955" calcext:value-type="date">
            <text:p>12/30/99 09:39 AM</text:p>
          </table:table-cell>
          <table:table-cell table:formula="of:=MOD([.E127]-[.$E$2];[.$H$2])+1+[.$E$2]" office:value-type="float" office:value="226" calcext:value-type="float">
            <text:p>226</text:p>
          </table:table-cell>
          <table:table-cell table:formula="of:=MOD([.F127]+1/[.$H$2];5)" office:value-type="float" office:value="2.08333333333333" calcext:value-type="float">
            <text:p>2,08333333333333</text:p>
          </table:table-cell>
          <table:table-cell table:formula="of:=IF([.F128]&lt;0.000001;[.G127]+2+1/[.$H$2];[.G127]+1/[.$H$2])" office:value-type="float" office:value="2.08333333333333" calcext:value-type="float">
            <text:p>2,08333333333333</text:p>
          </table:table-cell>
          <table:table-cell table:number-columns-repeated="4"/>
          <table:table-cell table:formula="of:=SUM(MOD(SUM([.L127]-[.L$2];[.T$2]);[.R$2]-[.L$2]);[.L$2])" office:value-type="time" office:time-value="PT11H00M00S" calcext:value-type="time">
            <text:p>11:00:00</text:p>
          </table:table-cell>
          <table:table-cell table:formula="of:=IF([.L128]&lt;[.L127];[.M127]+[.H$2];[.M127])" office:value-type="float" office:value="360" calcext:value-type="float">
            <text:p>360</text:p>
          </table:table-cell>
          <table:table-cell table:formula="of:=OFFSET([.C$4];[.M128];0)" office:value-type="float" office:value="43751" calcext:value-type="float">
            <text:p>43751</text:p>
          </table:table-cell>
          <table:table-cell table:formula="of:=[.L128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28];0)&lt;=[.O1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29]))" office:value-type="date" office:date-value="2019-10-09T09:48:23.241458" calcext:value-type="date">
            <text:p>2019-10-09 09:48:23</text:p>
          </table:table-cell>
          <table:table-cell table:style-name="ce7" table:formula="of:=[.A129]" office:value-type="date" office:date-value="2019-10-09T09:48:23.241458" calcext:value-type="date">
            <text:p>2019-10-09 09:48:23</text:p>
          </table:table-cell>
          <table:table-cell table:formula="of:=TRUNC([.A129])" office:value-type="float" office:value="43747" calcext:value-type="float">
            <text:p>43747</text:p>
          </table:table-cell>
          <table:table-cell table:style-name="ce12" table:formula="of:=[.B129]-[.C129]" office:value-type="date" office:date-value="1899-12-30T09:48:23.24145758059" calcext:value-type="date">
            <text:p>12/30/99 09:48 AM</text:p>
          </table:table-cell>
          <table:table-cell table:formula="of:=MOD([.E128]-[.$E$2];[.$H$2])+1+[.$E$2]" office:value-type="float" office:value="227" calcext:value-type="float">
            <text:p>227</text:p>
          </table:table-cell>
          <table:table-cell table:formula="of:=MOD([.F128]+1/[.$H$2];5)" office:value-type="float" office:value="2.1" calcext:value-type="float">
            <text:p>2,1</text:p>
          </table:table-cell>
          <table:table-cell table:formula="of:=IF([.F129]&lt;0.000001;[.G128]+2+1/[.$H$2];[.G128]+1/[.$H$2])" office:value-type="float" office:value="2.1" calcext:value-type="float">
            <text:p>2,1</text:p>
          </table:table-cell>
          <table:table-cell table:number-columns-repeated="4"/>
          <table:table-cell table:formula="of:=SUM(MOD(SUM([.L128]-[.L$2];[.T$2]);[.R$2]-[.L$2]);[.L$2])" office:value-type="time" office:time-value="PT08H10M00S" calcext:value-type="time">
            <text:p>08:10:00</text:p>
          </table:table-cell>
          <table:table-cell table:formula="of:=IF([.L129]&lt;[.L128];[.M128]+[.H$2];[.M128])" office:value-type="float" office:value="420" calcext:value-type="float">
            <text:p>420</text:p>
          </table:table-cell>
          <table:table-cell table:formula="of:=OFFSET([.C$4];[.M129];0)" office:value-type="float" office:value="43752" calcext:value-type="float">
            <text:p>43752</text:p>
          </table:table-cell>
          <table:table-cell table:formula="of:=[.L129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29];0)&lt;=[.O1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0]))" office:value-type="date" office:date-value="2019-10-09T09:37:20.840091" calcext:value-type="date">
            <text:p>2019-10-09 09:37:21</text:p>
          </table:table-cell>
          <table:table-cell table:style-name="ce7" table:formula="of:=[.A130]" office:value-type="date" office:date-value="2019-10-09T09:37:20.840091" calcext:value-type="date">
            <text:p>2019-10-09 09:37:21</text:p>
          </table:table-cell>
          <table:table-cell table:formula="of:=TRUNC([.A130])" office:value-type="float" office:value="43747" calcext:value-type="float">
            <text:p>43747</text:p>
          </table:table-cell>
          <table:table-cell table:style-name="ce12" table:formula="of:=[.B130]-[.C130]" office:value-type="date" office:date-value="1899-12-30T09:37:20.84009109065" calcext:value-type="date">
            <text:p>12/30/99 09:37 AM</text:p>
          </table:table-cell>
          <table:table-cell table:formula="of:=MOD([.E129]-[.$E$2];[.$H$2])+1+[.$E$2]" office:value-type="float" office:value="228" calcext:value-type="float">
            <text:p>228</text:p>
          </table:table-cell>
          <table:table-cell table:formula="of:=MOD([.F129]+1/[.$H$2];5)" office:value-type="float" office:value="2.11666666666666" calcext:value-type="float">
            <text:p>2,11666666666666</text:p>
          </table:table-cell>
          <table:table-cell table:formula="of:=IF([.F130]&lt;0.000001;[.G129]+2+1/[.$H$2];[.G129]+1/[.$H$2])" office:value-type="float" office:value="2.11666666666666" calcext:value-type="float">
            <text:p>2,11666666666666</text:p>
          </table:table-cell>
          <table:table-cell table:number-columns-repeated="4"/>
          <table:table-cell table:formula="of:=SUM(MOD(SUM([.L129]-[.L$2];[.T$2]);[.R$2]-[.L$2]);[.L$2])" office:value-type="time" office:time-value="PT08H20M00S" calcext:value-type="time">
            <text:p>08:20:00</text:p>
          </table:table-cell>
          <table:table-cell table:formula="of:=IF([.L130]&lt;[.L129];[.M129]+[.H$2];[.M129])" office:value-type="float" office:value="420" calcext:value-type="float">
            <text:p>420</text:p>
          </table:table-cell>
          <table:table-cell table:formula="of:=OFFSET([.C$4];[.M130];0)" office:value-type="float" office:value="43752" calcext:value-type="float">
            <text:p>43752</text:p>
          </table:table-cell>
          <table:table-cell table:formula="of:=[.L130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30];0)&lt;=[.O1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1]))" office:value-type="date" office:date-value="2019-10-09T09:40:03.760885" calcext:value-type="date">
            <text:p>2019-10-09 09:40:04</text:p>
          </table:table-cell>
          <table:table-cell table:style-name="ce7" table:formula="of:=[.A131]" office:value-type="date" office:date-value="2019-10-09T09:40:03.760885" calcext:value-type="date">
            <text:p>2019-10-09 09:40:04</text:p>
          </table:table-cell>
          <table:table-cell table:formula="of:=TRUNC([.A131])" office:value-type="float" office:value="43747" calcext:value-type="float">
            <text:p>43747</text:p>
          </table:table-cell>
          <table:table-cell table:style-name="ce12" table:formula="of:=[.B131]-[.C131]" office:value-type="date" office:date-value="1899-12-30T09:40:03.76088500489" calcext:value-type="date">
            <text:p>12/30/99 09:40 AM</text:p>
          </table:table-cell>
          <table:table-cell table:formula="of:=MOD([.E130]-[.$E$2];[.$H$2])+1+[.$E$2]" office:value-type="float" office:value="229" calcext:value-type="float">
            <text:p>229</text:p>
          </table:table-cell>
          <table:table-cell table:formula="of:=MOD([.F130]+1/[.$H$2];5)" office:value-type="float" office:value="2.13333333333333" calcext:value-type="float">
            <text:p>2,13333333333333</text:p>
          </table:table-cell>
          <table:table-cell table:formula="of:=IF([.F131]&lt;0.000001;[.G130]+2+1/[.$H$2];[.G130]+1/[.$H$2])" office:value-type="float" office:value="2.13333333333333" calcext:value-type="float">
            <text:p>2,13333333333333</text:p>
          </table:table-cell>
          <table:table-cell table:number-columns-repeated="4"/>
          <table:table-cell table:formula="of:=SUM(MOD(SUM([.L130]-[.L$2];[.T$2]);[.R$2]-[.L$2]);[.L$2])" office:value-type="time" office:time-value="PT08H30M00S" calcext:value-type="time">
            <text:p>08:30:00</text:p>
          </table:table-cell>
          <table:table-cell table:formula="of:=IF([.L131]&lt;[.L130];[.M130]+[.H$2];[.M130])" office:value-type="float" office:value="420" calcext:value-type="float">
            <text:p>420</text:p>
          </table:table-cell>
          <table:table-cell table:formula="of:=OFFSET([.C$4];[.M131];0)" office:value-type="float" office:value="43752" calcext:value-type="float">
            <text:p>43752</text:p>
          </table:table-cell>
          <table:table-cell table:formula="of:=[.L131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31];0)&lt;=[.O1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2]))" office:value-type="date" office:date-value="2019-10-09T09:41:54.980836" calcext:value-type="date">
            <text:p>2019-10-09 09:41:55</text:p>
          </table:table-cell>
          <table:table-cell table:style-name="ce7" table:formula="of:=[.A132]" office:value-type="date" office:date-value="2019-10-09T09:41:54.980836" calcext:value-type="date">
            <text:p>2019-10-09 09:41:55</text:p>
          </table:table-cell>
          <table:table-cell table:formula="of:=TRUNC([.A132])" office:value-type="float" office:value="43747" calcext:value-type="float">
            <text:p>43747</text:p>
          </table:table-cell>
          <table:table-cell table:style-name="ce12" table:formula="of:=[.B132]-[.C132]" office:value-type="date" office:date-value="1899-12-30T09:41:54.98083595652" calcext:value-type="date">
            <text:p>12/30/99 09:41 AM</text:p>
          </table:table-cell>
          <table:table-cell table:formula="of:=MOD([.E131]-[.$E$2];[.$H$2])+1+[.$E$2]" office:value-type="float" office:value="230" calcext:value-type="float">
            <text:p>230</text:p>
          </table:table-cell>
          <table:table-cell table:formula="of:=MOD([.F131]+1/[.$H$2];5)" office:value-type="float" office:value="2.15" calcext:value-type="float">
            <text:p>2,15</text:p>
          </table:table-cell>
          <table:table-cell table:formula="of:=IF([.F132]&lt;0.000001;[.G131]+2+1/[.$H$2];[.G131]+1/[.$H$2])" office:value-type="float" office:value="2.15" calcext:value-type="float">
            <text:p>2,15</text:p>
          </table:table-cell>
          <table:table-cell table:number-columns-repeated="4"/>
          <table:table-cell table:formula="of:=SUM(MOD(SUM([.L131]-[.L$2];[.T$2]);[.R$2]-[.L$2]);[.L$2])" office:value-type="time" office:time-value="PT08H40M00S" calcext:value-type="time">
            <text:p>08:40:00</text:p>
          </table:table-cell>
          <table:table-cell table:formula="of:=IF([.L132]&lt;[.L131];[.M131]+[.H$2];[.M131])" office:value-type="float" office:value="420" calcext:value-type="float">
            <text:p>420</text:p>
          </table:table-cell>
          <table:table-cell table:formula="of:=OFFSET([.C$4];[.M132];0)" office:value-type="float" office:value="43752" calcext:value-type="float">
            <text:p>43752</text:p>
          </table:table-cell>
          <table:table-cell table:formula="of:=[.L132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32];0)&lt;=[.O1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3]))" office:value-type="date" office:date-value="2019-10-09T09:30:28.460178" calcext:value-type="date">
            <text:p>2019-10-09 09:30:28</text:p>
          </table:table-cell>
          <table:table-cell table:style-name="ce7" table:formula="of:=[.A133]" office:value-type="date" office:date-value="2019-10-09T09:30:28.460178" calcext:value-type="date">
            <text:p>2019-10-09 09:30:28</text:p>
          </table:table-cell>
          <table:table-cell table:formula="of:=TRUNC([.A133])" office:value-type="float" office:value="43747" calcext:value-type="float">
            <text:p>43747</text:p>
          </table:table-cell>
          <table:table-cell table:style-name="ce12" table:formula="of:=[.B133]-[.C133]" office:value-type="date" office:date-value="1899-12-30T09:30:28.4601776395" calcext:value-type="date">
            <text:p>12/30/99 09:30 AM</text:p>
          </table:table-cell>
          <table:table-cell table:formula="of:=MOD([.E132]-[.$E$2];[.$H$2])+1+[.$E$2]" office:value-type="float" office:value="231" calcext:value-type="float">
            <text:p>231</text:p>
          </table:table-cell>
          <table:table-cell table:formula="of:=MOD([.F132]+1/[.$H$2];5)" office:value-type="float" office:value="2.16666666666666" calcext:value-type="float">
            <text:p>2,16666666666666</text:p>
          </table:table-cell>
          <table:table-cell table:formula="of:=IF([.F133]&lt;0.000001;[.G132]+2+1/[.$H$2];[.G132]+1/[.$H$2])" office:value-type="float" office:value="2.16666666666666" calcext:value-type="float">
            <text:p>2,16666666666666</text:p>
          </table:table-cell>
          <table:table-cell table:number-columns-repeated="4"/>
          <table:table-cell table:formula="of:=SUM(MOD(SUM([.L132]-[.L$2];[.T$2]);[.R$2]-[.L$2]);[.L$2])" office:value-type="time" office:time-value="PT08H50M00S" calcext:value-type="time">
            <text:p>08:50:00</text:p>
          </table:table-cell>
          <table:table-cell table:formula="of:=IF([.L133]&lt;[.L132];[.M132]+[.H$2];[.M132])" office:value-type="float" office:value="420" calcext:value-type="float">
            <text:p>420</text:p>
          </table:table-cell>
          <table:table-cell table:formula="of:=OFFSET([.C$4];[.M133];0)" office:value-type="float" office:value="43752" calcext:value-type="float">
            <text:p>43752</text:p>
          </table:table-cell>
          <table:table-cell table:formula="of:=[.L133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33];0)&lt;=[.O1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4]))" office:value-type="date" office:date-value="2019-10-09T09:29:26.844766" calcext:value-type="date">
            <text:p>2019-10-09 09:29:27</text:p>
          </table:table-cell>
          <table:table-cell table:style-name="ce7" table:formula="of:=[.A134]" office:value-type="date" office:date-value="2019-10-09T09:29:26.844766" calcext:value-type="date">
            <text:p>2019-10-09 09:29:27</text:p>
          </table:table-cell>
          <table:table-cell table:formula="of:=TRUNC([.A134])" office:value-type="float" office:value="43747" calcext:value-type="float">
            <text:p>43747</text:p>
          </table:table-cell>
          <table:table-cell table:style-name="ce12" table:formula="of:=[.B134]-[.C134]" office:value-type="date" office:date-value="1899-12-30T09:29:26.84476614464" calcext:value-type="date">
            <text:p>12/30/99 09:29 AM</text:p>
          </table:table-cell>
          <table:table-cell table:formula="of:=MOD([.E133]-[.$E$2];[.$H$2])+1+[.$E$2]" office:value-type="float" office:value="232" calcext:value-type="float">
            <text:p>232</text:p>
          </table:table-cell>
          <table:table-cell table:formula="of:=MOD([.F133]+1/[.$H$2];5)" office:value-type="float" office:value="2.18333333333333" calcext:value-type="float">
            <text:p>2,18333333333333</text:p>
          </table:table-cell>
          <table:table-cell table:formula="of:=IF([.F134]&lt;0.000001;[.G133]+2+1/[.$H$2];[.G133]+1/[.$H$2])" office:value-type="float" office:value="2.18333333333333" calcext:value-type="float">
            <text:p>2,18333333333333</text:p>
          </table:table-cell>
          <table:table-cell table:number-columns-repeated="4"/>
          <table:table-cell table:formula="of:=SUM(MOD(SUM([.L133]-[.L$2];[.T$2]);[.R$2]-[.L$2]);[.L$2])" office:value-type="time" office:time-value="PT09H00M00S" calcext:value-type="time">
            <text:p>09:00:00</text:p>
          </table:table-cell>
          <table:table-cell table:formula="of:=IF([.L134]&lt;[.L133];[.M133]+[.H$2];[.M133])" office:value-type="float" office:value="420" calcext:value-type="float">
            <text:p>420</text:p>
          </table:table-cell>
          <table:table-cell table:formula="of:=OFFSET([.C$4];[.M134];0)" office:value-type="float" office:value="43752" calcext:value-type="float">
            <text:p>43752</text:p>
          </table:table-cell>
          <table:table-cell table:formula="of:=[.L134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134];0)&lt;=[.O1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5]))" office:value-type="date" office:date-value="2019-10-09T09:14:40.381186" calcext:value-type="date">
            <text:p>2019-10-09 09:14:40</text:p>
          </table:table-cell>
          <table:table-cell table:style-name="ce7" table:formula="of:=[.A135]" office:value-type="date" office:date-value="2019-10-09T09:14:40.381186" calcext:value-type="date">
            <text:p>2019-10-09 09:14:40</text:p>
          </table:table-cell>
          <table:table-cell table:formula="of:=TRUNC([.A135])" office:value-type="float" office:value="43747" calcext:value-type="float">
            <text:p>43747</text:p>
          </table:table-cell>
          <table:table-cell table:style-name="ce12" table:formula="of:=[.B135]-[.C135]" office:value-type="date" office:date-value="1899-12-30T09:14:40.38118584082" calcext:value-type="date">
            <text:p>12/30/99 09:14 AM</text:p>
          </table:table-cell>
          <table:table-cell table:formula="of:=MOD([.E134]-[.$E$2];[.$H$2])+1+[.$E$2]" office:value-type="float" office:value="233" calcext:value-type="float">
            <text:p>233</text:p>
          </table:table-cell>
          <table:table-cell table:formula="of:=MOD([.F134]+1/[.$H$2];5)" office:value-type="float" office:value="2.2" calcext:value-type="float">
            <text:p>2,2</text:p>
          </table:table-cell>
          <table:table-cell table:formula="of:=IF([.F135]&lt;0.000001;[.G134]+2+1/[.$H$2];[.G134]+1/[.$H$2])" office:value-type="float" office:value="2.2" calcext:value-type="float">
            <text:p>2,2</text:p>
          </table:table-cell>
          <table:table-cell table:number-columns-repeated="4"/>
          <table:table-cell table:formula="of:=SUM(MOD(SUM([.L134]-[.L$2];[.T$2]);[.R$2]-[.L$2]);[.L$2])" office:value-type="time" office:time-value="PT09H10M00S" calcext:value-type="time">
            <text:p>09:10:00</text:p>
          </table:table-cell>
          <table:table-cell table:formula="of:=IF([.L135]&lt;[.L134];[.M134]+[.H$2];[.M134])" office:value-type="float" office:value="420" calcext:value-type="float">
            <text:p>420</text:p>
          </table:table-cell>
          <table:table-cell table:formula="of:=OFFSET([.C$4];[.M135];0)" office:value-type="float" office:value="43752" calcext:value-type="float">
            <text:p>43752</text:p>
          </table:table-cell>
          <table:table-cell table:formula="of:=[.L135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35];0)&lt;=[.O1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6]))" office:value-type="date" office:date-value="2019-10-09T09:26:24.682602" calcext:value-type="date">
            <text:p>2019-10-09 09:26:25</text:p>
          </table:table-cell>
          <table:table-cell table:style-name="ce7" table:formula="of:=[.A136]" office:value-type="date" office:date-value="2019-10-09T09:26:24.682602" calcext:value-type="date">
            <text:p>2019-10-09 09:26:25</text:p>
          </table:table-cell>
          <table:table-cell table:formula="of:=TRUNC([.A136])" office:value-type="float" office:value="43747" calcext:value-type="float">
            <text:p>43747</text:p>
          </table:table-cell>
          <table:table-cell table:style-name="ce12" table:formula="of:=[.B136]-[.C136]" office:value-type="date" office:date-value="1899-12-30T09:26:24.68260229565" calcext:value-type="date">
            <text:p>12/30/99 09:26 AM</text:p>
          </table:table-cell>
          <table:table-cell table:formula="of:=MOD([.E135]-[.$E$2];[.$H$2])+1+[.$E$2]" office:value-type="float" office:value="234" calcext:value-type="float">
            <text:p>234</text:p>
          </table:table-cell>
          <table:table-cell table:formula="of:=MOD([.F135]+1/[.$H$2];5)" office:value-type="float" office:value="2.21666666666666" calcext:value-type="float">
            <text:p>2,21666666666666</text:p>
          </table:table-cell>
          <table:table-cell table:formula="of:=IF([.F136]&lt;0.000001;[.G135]+2+1/[.$H$2];[.G135]+1/[.$H$2])" office:value-type="float" office:value="2.21666666666666" calcext:value-type="float">
            <text:p>2,21666666666666</text:p>
          </table:table-cell>
          <table:table-cell table:number-columns-repeated="4"/>
          <table:table-cell table:formula="of:=SUM(MOD(SUM([.L135]-[.L$2];[.T$2]);[.R$2]-[.L$2]);[.L$2])" office:value-type="time" office:time-value="PT09H20M00S" calcext:value-type="time">
            <text:p>09:20:00</text:p>
          </table:table-cell>
          <table:table-cell table:formula="of:=IF([.L136]&lt;[.L135];[.M135]+[.H$2];[.M135])" office:value-type="float" office:value="420" calcext:value-type="float">
            <text:p>420</text:p>
          </table:table-cell>
          <table:table-cell table:formula="of:=OFFSET([.C$4];[.M136];0)" office:value-type="float" office:value="43752" calcext:value-type="float">
            <text:p>43752</text:p>
          </table:table-cell>
          <table:table-cell table:formula="of:=[.L136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36];0)&lt;=[.O13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7]))" office:value-type="date" office:date-value="2019-10-09T09:27:19.001625" calcext:value-type="date">
            <text:p>2019-10-09 09:27:19</text:p>
          </table:table-cell>
          <table:table-cell table:style-name="ce7" table:formula="of:=[.A137]" office:value-type="date" office:date-value="2019-10-09T09:27:19.001625" calcext:value-type="date">
            <text:p>2019-10-09 09:27:19</text:p>
          </table:table-cell>
          <table:table-cell table:formula="of:=TRUNC([.A137])" office:value-type="float" office:value="43747" calcext:value-type="float">
            <text:p>43747</text:p>
          </table:table-cell>
          <table:table-cell table:style-name="ce12" table:formula="of:=[.B137]-[.C137]" office:value-type="date" office:date-value="1899-12-30T09:27:19.00162533391" calcext:value-type="date">
            <text:p>12/30/99 09:27 AM</text:p>
          </table:table-cell>
          <table:table-cell table:formula="of:=MOD([.E136]-[.$E$2];[.$H$2])+1+[.$E$2]" office:value-type="float" office:value="235" calcext:value-type="float">
            <text:p>235</text:p>
          </table:table-cell>
          <table:table-cell table:formula="of:=MOD([.F136]+1/[.$H$2];5)" office:value-type="float" office:value="2.23333333333333" calcext:value-type="float">
            <text:p>2,23333333333333</text:p>
          </table:table-cell>
          <table:table-cell table:formula="of:=IF([.F137]&lt;0.000001;[.G136]+2+1/[.$H$2];[.G136]+1/[.$H$2])" office:value-type="float" office:value="2.23333333333333" calcext:value-type="float">
            <text:p>2,23333333333333</text:p>
          </table:table-cell>
          <table:table-cell table:number-columns-repeated="4"/>
          <table:table-cell table:formula="of:=SUM(MOD(SUM([.L136]-[.L$2];[.T$2]);[.R$2]-[.L$2]);[.L$2])" office:value-type="time" office:time-value="PT09H30M00S" calcext:value-type="time">
            <text:p>09:30:00</text:p>
          </table:table-cell>
          <table:table-cell table:formula="of:=IF([.L137]&lt;[.L136];[.M136]+[.H$2];[.M136])" office:value-type="float" office:value="420" calcext:value-type="float">
            <text:p>420</text:p>
          </table:table-cell>
          <table:table-cell table:formula="of:=OFFSET([.C$4];[.M137];0)" office:value-type="float" office:value="43752" calcext:value-type="float">
            <text:p>43752</text:p>
          </table:table-cell>
          <table:table-cell table:formula="of:=[.L137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37];0)&lt;=[.O1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8]))" office:value-type="date" office:date-value="2019-10-09T09:41:32.929083" calcext:value-type="date">
            <text:p>2019-10-09 09:41:33</text:p>
          </table:table-cell>
          <table:table-cell table:style-name="ce7" table:formula="of:=[.A138]" office:value-type="date" office:date-value="2019-10-09T09:41:32.929083" calcext:value-type="date">
            <text:p>2019-10-09 09:41:33</text:p>
          </table:table-cell>
          <table:table-cell table:formula="of:=TRUNC([.A138])" office:value-type="float" office:value="43747" calcext:value-type="float">
            <text:p>43747</text:p>
          </table:table-cell>
          <table:table-cell table:style-name="ce12" table:formula="of:=[.B138]-[.C138]" office:value-type="date" office:date-value="1899-12-30T09:41:32.92908345815" calcext:value-type="date">
            <text:p>12/30/99 09:41 AM</text:p>
          </table:table-cell>
          <table:table-cell table:formula="of:=MOD([.E137]-[.$E$2];[.$H$2])+1+[.$E$2]" office:value-type="float" office:value="236" calcext:value-type="float">
            <text:p>236</text:p>
          </table:table-cell>
          <table:table-cell table:formula="of:=MOD([.F137]+1/[.$H$2];5)" office:value-type="float" office:value="2.25" calcext:value-type="float">
            <text:p>2,25</text:p>
          </table:table-cell>
          <table:table-cell table:formula="of:=IF([.F138]&lt;0.000001;[.G137]+2+1/[.$H$2];[.G137]+1/[.$H$2])" office:value-type="float" office:value="2.25" calcext:value-type="float">
            <text:p>2,25</text:p>
          </table:table-cell>
          <table:table-cell table:number-columns-repeated="4"/>
          <table:table-cell table:formula="of:=SUM(MOD(SUM([.L137]-[.L$2];[.T$2]);[.R$2]-[.L$2]);[.L$2])" office:value-type="time" office:time-value="PT09H40M00S" calcext:value-type="time">
            <text:p>09:40:00</text:p>
          </table:table-cell>
          <table:table-cell table:formula="of:=IF([.L138]&lt;[.L137];[.M137]+[.H$2];[.M137])" office:value-type="float" office:value="420" calcext:value-type="float">
            <text:p>420</text:p>
          </table:table-cell>
          <table:table-cell table:formula="of:=OFFSET([.C$4];[.M138];0)" office:value-type="float" office:value="43752" calcext:value-type="float">
            <text:p>43752</text:p>
          </table:table-cell>
          <table:table-cell table:formula="of:=[.L138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38];0)&lt;=[.O1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39]))" office:value-type="date" office:date-value="2019-10-09T09:54:18.1204" calcext:value-type="date">
            <text:p>2019-10-09 09:54:18</text:p>
          </table:table-cell>
          <table:table-cell table:style-name="ce7" table:formula="of:=[.A139]" office:value-type="date" office:date-value="2019-10-09T09:54:18.1204" calcext:value-type="date">
            <text:p>2019-10-09 09:54:18</text:p>
          </table:table-cell>
          <table:table-cell table:formula="of:=TRUNC([.A139])" office:value-type="float" office:value="43747" calcext:value-type="float">
            <text:p>43747</text:p>
          </table:table-cell>
          <table:table-cell table:style-name="ce12" table:formula="of:=[.B139]-[.C139]" office:value-type="date" office:date-value="1899-12-30T09:54:18.12039985321" calcext:value-type="date">
            <text:p>12/30/99 09:54 AM</text:p>
          </table:table-cell>
          <table:table-cell table:formula="of:=MOD([.E138]-[.$E$2];[.$H$2])+1+[.$E$2]" office:value-type="float" office:value="237" calcext:value-type="float">
            <text:p>237</text:p>
          </table:table-cell>
          <table:table-cell table:formula="of:=MOD([.F138]+1/[.$H$2];5)" office:value-type="float" office:value="2.26666666666666" calcext:value-type="float">
            <text:p>2,26666666666666</text:p>
          </table:table-cell>
          <table:table-cell table:formula="of:=IF([.F139]&lt;0.000001;[.G138]+2+1/[.$H$2];[.G138]+1/[.$H$2])" office:value-type="float" office:value="2.26666666666666" calcext:value-type="float">
            <text:p>2,26666666666666</text:p>
          </table:table-cell>
          <table:table-cell table:number-columns-repeated="4"/>
          <table:table-cell table:formula="of:=SUM(MOD(SUM([.L138]-[.L$2];[.T$2]);[.R$2]-[.L$2]);[.L$2])" office:value-type="time" office:time-value="PT09H50M00S" calcext:value-type="time">
            <text:p>09:50:00</text:p>
          </table:table-cell>
          <table:table-cell table:formula="of:=IF([.L139]&lt;[.L138];[.M138]+[.H$2];[.M138])" office:value-type="float" office:value="420" calcext:value-type="float">
            <text:p>420</text:p>
          </table:table-cell>
          <table:table-cell table:formula="of:=OFFSET([.C$4];[.M139];0)" office:value-type="float" office:value="43752" calcext:value-type="float">
            <text:p>43752</text:p>
          </table:table-cell>
          <table:table-cell table:formula="of:=[.L139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39];0)&lt;=[.O1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0]))" office:value-type="date" office:date-value="2019-10-09T09:19:16.354519" calcext:value-type="date">
            <text:p>2019-10-09 09:19:16</text:p>
          </table:table-cell>
          <table:table-cell table:style-name="ce7" table:formula="of:=[.A140]" office:value-type="date" office:date-value="2019-10-09T09:19:16.354519" calcext:value-type="date">
            <text:p>2019-10-09 09:19:16</text:p>
          </table:table-cell>
          <table:table-cell table:formula="of:=TRUNC([.A140])" office:value-type="float" office:value="43747" calcext:value-type="float">
            <text:p>43747</text:p>
          </table:table-cell>
          <table:table-cell table:style-name="ce12" table:formula="of:=[.B140]-[.C140]" office:value-type="date" office:date-value="1899-12-30T09:19:16.35451858398" calcext:value-type="date">
            <text:p>12/30/99 09:19 AM</text:p>
          </table:table-cell>
          <table:table-cell table:formula="of:=MOD([.E139]-[.$E$2];[.$H$2])+1+[.$E$2]" office:value-type="float" office:value="238" calcext:value-type="float">
            <text:p>238</text:p>
          </table:table-cell>
          <table:table-cell table:formula="of:=MOD([.F139]+1/[.$H$2];5)" office:value-type="float" office:value="2.28333333333333" calcext:value-type="float">
            <text:p>2,28333333333333</text:p>
          </table:table-cell>
          <table:table-cell table:formula="of:=IF([.F140]&lt;0.000001;[.G139]+2+1/[.$H$2];[.G139]+1/[.$H$2])" office:value-type="float" office:value="2.28333333333333" calcext:value-type="float">
            <text:p>2,28333333333333</text:p>
          </table:table-cell>
          <table:table-cell table:number-columns-repeated="4"/>
          <table:table-cell table:formula="of:=SUM(MOD(SUM([.L139]-[.L$2];[.T$2]);[.R$2]-[.L$2]);[.L$2])" office:value-type="time" office:time-value="PT10H00M00S" calcext:value-type="time">
            <text:p>10:00:00</text:p>
          </table:table-cell>
          <table:table-cell table:formula="of:=IF([.L140]&lt;[.L139];[.M139]+[.H$2];[.M139])" office:value-type="float" office:value="420" calcext:value-type="float">
            <text:p>420</text:p>
          </table:table-cell>
          <table:table-cell table:formula="of:=OFFSET([.C$4];[.M140];0)" office:value-type="float" office:value="43752" calcext:value-type="float">
            <text:p>43752</text:p>
          </table:table-cell>
          <table:table-cell table:formula="of:=[.L140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40];0)&lt;=[.O1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1]))" office:value-type="date" office:date-value="2019-10-09T09:30:32.269238" calcext:value-type="date">
            <text:p>2019-10-09 09:30:32</text:p>
          </table:table-cell>
          <table:table-cell table:style-name="ce7" table:formula="of:=[.A141]" office:value-type="date" office:date-value="2019-10-09T09:30:32.269238" calcext:value-type="date">
            <text:p>2019-10-09 09:30:32</text:p>
          </table:table-cell>
          <table:table-cell table:formula="of:=TRUNC([.A141])" office:value-type="float" office:value="43747" calcext:value-type="float">
            <text:p>43747</text:p>
          </table:table-cell>
          <table:table-cell table:style-name="ce12" table:formula="of:=[.B141]-[.C141]" office:value-type="date" office:date-value="1899-12-30T09:30:32.2692384012" calcext:value-type="date">
            <text:p>12/30/99 09:30 AM</text:p>
          </table:table-cell>
          <table:table-cell table:formula="of:=MOD([.E140]-[.$E$2];[.$H$2])+1+[.$E$2]" office:value-type="float" office:value="239" calcext:value-type="float">
            <text:p>239</text:p>
          </table:table-cell>
          <table:table-cell table:formula="of:=MOD([.F140]+1/[.$H$2];5)" office:value-type="float" office:value="2.3" calcext:value-type="float">
            <text:p>2,3</text:p>
          </table:table-cell>
          <table:table-cell table:formula="of:=IF([.F141]&lt;0.000001;[.G140]+2+1/[.$H$2];[.G140]+1/[.$H$2])" office:value-type="float" office:value="2.3" calcext:value-type="float">
            <text:p>2,3</text:p>
          </table:table-cell>
          <table:table-cell table:number-columns-repeated="4"/>
          <table:table-cell table:formula="of:=SUM(MOD(SUM([.L140]-[.L$2];[.T$2]);[.R$2]-[.L$2]);[.L$2])" office:value-type="time" office:time-value="PT10H10M00S" calcext:value-type="time">
            <text:p>10:10:00</text:p>
          </table:table-cell>
          <table:table-cell table:formula="of:=IF([.L141]&lt;[.L140];[.M140]+[.H$2];[.M140])" office:value-type="float" office:value="420" calcext:value-type="float">
            <text:p>420</text:p>
          </table:table-cell>
          <table:table-cell table:formula="of:=OFFSET([.C$4];[.M141];0)" office:value-type="float" office:value="43752" calcext:value-type="float">
            <text:p>43752</text:p>
          </table:table-cell>
          <table:table-cell table:formula="of:=[.L141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41];0)&lt;=[.O1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2]))" office:value-type="date" office:date-value="2019-10-09T09:41:36.14356" calcext:value-type="date">
            <text:p>2019-10-09 09:41:36</text:p>
          </table:table-cell>
          <table:table-cell table:style-name="ce7" table:formula="of:=[.A142]" office:value-type="date" office:date-value="2019-10-09T09:41:36.14356" calcext:value-type="date">
            <text:p>2019-10-09 09:41:36</text:p>
          </table:table-cell>
          <table:table-cell table:formula="of:=TRUNC([.A142])" office:value-type="float" office:value="43747" calcext:value-type="float">
            <text:p>43747</text:p>
          </table:table-cell>
          <table:table-cell table:style-name="ce12" table:formula="of:=[.B142]-[.C142]" office:value-type="date" office:date-value="1899-12-30T09:41:36.14356008824" calcext:value-type="date">
            <text:p>12/30/99 09:41 AM</text:p>
          </table:table-cell>
          <table:table-cell table:formula="of:=MOD([.E141]-[.$E$2];[.$H$2])+1+[.$E$2]" office:value-type="float" office:value="240" calcext:value-type="float">
            <text:p>240</text:p>
          </table:table-cell>
          <table:table-cell table:formula="of:=MOD([.F141]+1/[.$H$2];5)" office:value-type="float" office:value="2.31666666666666" calcext:value-type="float">
            <text:p>2,31666666666666</text:p>
          </table:table-cell>
          <table:table-cell table:formula="of:=IF([.F142]&lt;0.000001;[.G141]+2+1/[.$H$2];[.G141]+1/[.$H$2])" office:value-type="float" office:value="2.31666666666666" calcext:value-type="float">
            <text:p>2,31666666666666</text:p>
          </table:table-cell>
          <table:table-cell table:number-columns-repeated="4"/>
          <table:table-cell table:formula="of:=SUM(MOD(SUM([.L141]-[.L$2];[.T$2]);[.R$2]-[.L$2]);[.L$2])" office:value-type="time" office:time-value="PT10H20M00S" calcext:value-type="time">
            <text:p>10:20:00</text:p>
          </table:table-cell>
          <table:table-cell table:formula="of:=IF([.L142]&lt;[.L141];[.M141]+[.H$2];[.M141])" office:value-type="float" office:value="420" calcext:value-type="float">
            <text:p>420</text:p>
          </table:table-cell>
          <table:table-cell table:formula="of:=OFFSET([.C$4];[.M142];0)" office:value-type="float" office:value="43752" calcext:value-type="float">
            <text:p>43752</text:p>
          </table:table-cell>
          <table:table-cell table:formula="of:=[.L142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42];0)&lt;=[.O1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3]))" office:value-type="date" office:date-value="2019-10-09T09:34:27.359464" calcext:value-type="date">
            <text:p>2019-10-09 09:34:27</text:p>
          </table:table-cell>
          <table:table-cell table:style-name="ce7" table:formula="of:=[.A143]" office:value-type="date" office:date-value="2019-10-09T09:34:27.359464" calcext:value-type="date">
            <text:p>2019-10-09 09:34:27</text:p>
          </table:table-cell>
          <table:table-cell table:formula="of:=TRUNC([.A143])" office:value-type="float" office:value="43747" calcext:value-type="float">
            <text:p>43747</text:p>
          </table:table-cell>
          <table:table-cell table:style-name="ce12" table:formula="of:=[.B143]-[.C143]" office:value-type="date" office:date-value="1899-12-30T09:34:27.35946396366" calcext:value-type="date">
            <text:p>12/30/99 09:34 AM</text:p>
          </table:table-cell>
          <table:table-cell table:formula="of:=MOD([.E142]-[.$E$2];[.$H$2])+1+[.$E$2]" office:value-type="float" office:value="241" calcext:value-type="float">
            <text:p>241</text:p>
          </table:table-cell>
          <table:table-cell table:formula="of:=MOD([.F142]+1/[.$H$2];5)" office:value-type="float" office:value="2.33333333333333" calcext:value-type="float">
            <text:p>2,33333333333333</text:p>
          </table:table-cell>
          <table:table-cell table:formula="of:=IF([.F143]&lt;0.000001;[.G142]+2+1/[.$H$2];[.G142]+1/[.$H$2])" office:value-type="float" office:value="2.33333333333333" calcext:value-type="float">
            <text:p>2,33333333333333</text:p>
          </table:table-cell>
          <table:table-cell table:number-columns-repeated="4"/>
          <table:table-cell table:formula="of:=SUM(MOD(SUM([.L142]-[.L$2];[.T$2]);[.R$2]-[.L$2]);[.L$2])" office:value-type="time" office:time-value="PT10H30M00S" calcext:value-type="time">
            <text:p>10:30:00</text:p>
          </table:table-cell>
          <table:table-cell table:formula="of:=IF([.L143]&lt;[.L142];[.M142]+[.H$2];[.M142])" office:value-type="float" office:value="420" calcext:value-type="float">
            <text:p>420</text:p>
          </table:table-cell>
          <table:table-cell table:formula="of:=OFFSET([.C$4];[.M143];0)" office:value-type="float" office:value="43752" calcext:value-type="float">
            <text:p>43752</text:p>
          </table:table-cell>
          <table:table-cell table:formula="of:=[.L143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43];0)&lt;=[.O1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4]))" office:value-type="date" office:date-value="2019-10-09T09:50:35.357895" calcext:value-type="date">
            <text:p>2019-10-09 09:50:35</text:p>
          </table:table-cell>
          <table:table-cell table:style-name="ce7" table:formula="of:=[.A144]" office:value-type="date" office:date-value="2019-10-09T09:50:35.357895" calcext:value-type="date">
            <text:p>2019-10-09 09:50:35</text:p>
          </table:table-cell>
          <table:table-cell table:formula="of:=TRUNC([.A144])" office:value-type="float" office:value="43747" calcext:value-type="float">
            <text:p>43747</text:p>
          </table:table-cell>
          <table:table-cell table:style-name="ce12" table:formula="of:=[.B144]-[.C144]" office:value-type="date" office:date-value="1899-12-30T09:50:35.35789547022" calcext:value-type="date">
            <text:p>12/30/99 09:50 AM</text:p>
          </table:table-cell>
          <table:table-cell table:formula="of:=MOD([.E143]-[.$E$2];[.$H$2])+1+[.$E$2]" office:value-type="float" office:value="242" calcext:value-type="float">
            <text:p>242</text:p>
          </table:table-cell>
          <table:table-cell table:formula="of:=MOD([.F143]+1/[.$H$2];5)" office:value-type="float" office:value="2.35" calcext:value-type="float">
            <text:p>2,35</text:p>
          </table:table-cell>
          <table:table-cell table:formula="of:=IF([.F144]&lt;0.000001;[.G143]+2+1/[.$H$2];[.G143]+1/[.$H$2])" office:value-type="float" office:value="2.35" calcext:value-type="float">
            <text:p>2,35</text:p>
          </table:table-cell>
          <table:table-cell table:number-columns-repeated="4"/>
          <table:table-cell table:formula="of:=SUM(MOD(SUM([.L143]-[.L$2];[.T$2]);[.R$2]-[.L$2]);[.L$2])" office:value-type="time" office:time-value="PT10H40M00S" calcext:value-type="time">
            <text:p>10:40:00</text:p>
          </table:table-cell>
          <table:table-cell table:formula="of:=IF([.L144]&lt;[.L143];[.M143]+[.H$2];[.M143])" office:value-type="float" office:value="420" calcext:value-type="float">
            <text:p>420</text:p>
          </table:table-cell>
          <table:table-cell table:formula="of:=OFFSET([.C$4];[.M144];0)" office:value-type="float" office:value="43752" calcext:value-type="float">
            <text:p>43752</text:p>
          </table:table-cell>
          <table:table-cell table:formula="of:=[.L144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44];0)&lt;=[.O1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5]))" office:value-type="date" office:date-value="2019-10-09T09:25:47.211186" calcext:value-type="date">
            <text:p>2019-10-09 09:25:47</text:p>
          </table:table-cell>
          <table:table-cell table:style-name="ce7" table:formula="of:=[.A145]" office:value-type="date" office:date-value="2019-10-09T09:25:47.211186" calcext:value-type="date">
            <text:p>2019-10-09 09:25:47</text:p>
          </table:table-cell>
          <table:table-cell table:formula="of:=TRUNC([.A145])" office:value-type="float" office:value="43747" calcext:value-type="float">
            <text:p>43747</text:p>
          </table:table-cell>
          <table:table-cell table:style-name="ce12" table:formula="of:=[.B145]-[.C145]" office:value-type="date" office:date-value="1899-12-30T09:25:47.21118640155" calcext:value-type="date">
            <text:p>12/30/99 09:25 AM</text:p>
          </table:table-cell>
          <table:table-cell table:formula="of:=MOD([.E144]-[.$E$2];[.$H$2])+1+[.$E$2]" office:value-type="float" office:value="243" calcext:value-type="float">
            <text:p>243</text:p>
          </table:table-cell>
          <table:table-cell table:formula="of:=MOD([.F144]+1/[.$H$2];5)" office:value-type="float" office:value="2.36666666666666" calcext:value-type="float">
            <text:p>2,36666666666666</text:p>
          </table:table-cell>
          <table:table-cell table:formula="of:=IF([.F145]&lt;0.000001;[.G144]+2+1/[.$H$2];[.G144]+1/[.$H$2])" office:value-type="float" office:value="2.36666666666666" calcext:value-type="float">
            <text:p>2,36666666666666</text:p>
          </table:table-cell>
          <table:table-cell table:number-columns-repeated="4"/>
          <table:table-cell table:formula="of:=SUM(MOD(SUM([.L144]-[.L$2];[.T$2]);[.R$2]-[.L$2]);[.L$2])" office:value-type="time" office:time-value="PT10H50M00S" calcext:value-type="time">
            <text:p>10:50:00</text:p>
          </table:table-cell>
          <table:table-cell table:formula="of:=IF([.L145]&lt;[.L144];[.M144]+[.H$2];[.M144])" office:value-type="float" office:value="420" calcext:value-type="float">
            <text:p>420</text:p>
          </table:table-cell>
          <table:table-cell table:formula="of:=OFFSET([.C$4];[.M145];0)" office:value-type="float" office:value="43752" calcext:value-type="float">
            <text:p>43752</text:p>
          </table:table-cell>
          <table:table-cell table:formula="of:=[.L145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45];0)&lt;=[.O14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6]))" office:value-type="date" office:date-value="2019-10-09T09:25:44.376363" calcext:value-type="date">
            <text:p>2019-10-09 09:25:44</text:p>
          </table:table-cell>
          <table:table-cell table:style-name="ce7" table:formula="of:=[.A146]" office:value-type="date" office:date-value="2019-10-09T09:25:44.376363" calcext:value-type="date">
            <text:p>2019-10-09 09:25:44</text:p>
          </table:table-cell>
          <table:table-cell table:formula="of:=TRUNC([.A146])" office:value-type="float" office:value="43747" calcext:value-type="float">
            <text:p>43747</text:p>
          </table:table-cell>
          <table:table-cell table:style-name="ce12" table:formula="of:=[.B146]-[.C146]" office:value-type="date" office:date-value="1899-12-30T09:25:44.37636346556" calcext:value-type="date">
            <text:p>12/30/99 09:25 AM</text:p>
          </table:table-cell>
          <table:table-cell table:formula="of:=MOD([.E145]-[.$E$2];[.$H$2])+1+[.$E$2]" office:value-type="float" office:value="244" calcext:value-type="float">
            <text:p>244</text:p>
          </table:table-cell>
          <table:table-cell table:formula="of:=MOD([.F145]+1/[.$H$2];5)" office:value-type="float" office:value="2.38333333333333" calcext:value-type="float">
            <text:p>2,38333333333333</text:p>
          </table:table-cell>
          <table:table-cell table:formula="of:=IF([.F146]&lt;0.000001;[.G145]+2+1/[.$H$2];[.G145]+1/[.$H$2])" office:value-type="float" office:value="2.38333333333333" calcext:value-type="float">
            <text:p>2,38333333333333</text:p>
          </table:table-cell>
          <table:table-cell table:number-columns-repeated="4"/>
          <table:table-cell table:formula="of:=SUM(MOD(SUM([.L145]-[.L$2];[.T$2]);[.R$2]-[.L$2]);[.L$2])" office:value-type="time" office:time-value="PT11H00M00S" calcext:value-type="time">
            <text:p>11:00:00</text:p>
          </table:table-cell>
          <table:table-cell table:formula="of:=IF([.L146]&lt;[.L145];[.M145]+[.H$2];[.M145])" office:value-type="float" office:value="420" calcext:value-type="float">
            <text:p>420</text:p>
          </table:table-cell>
          <table:table-cell table:formula="of:=OFFSET([.C$4];[.M146];0)" office:value-type="float" office:value="43752" calcext:value-type="float">
            <text:p>43752</text:p>
          </table:table-cell>
          <table:table-cell table:formula="of:=[.L146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46];0)&lt;=[.O14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7]))" office:value-type="date" office:date-value="2019-10-09T09:14:06.733694" calcext:value-type="date">
            <text:p>2019-10-09 09:14:07</text:p>
          </table:table-cell>
          <table:table-cell table:style-name="ce7" table:formula="of:=[.A147]" office:value-type="date" office:date-value="2019-10-09T09:14:06.733694" calcext:value-type="date">
            <text:p>2019-10-09 09:14:07</text:p>
          </table:table-cell>
          <table:table-cell table:formula="of:=TRUNC([.A147])" office:value-type="float" office:value="43747" calcext:value-type="float">
            <text:p>43747</text:p>
          </table:table-cell>
          <table:table-cell table:style-name="ce12" table:formula="of:=[.B147]-[.C147]" office:value-type="date" office:date-value="1899-12-30T09:14:06.73369370867" calcext:value-type="date">
            <text:p>12/30/99 09:14 AM</text:p>
          </table:table-cell>
          <table:table-cell table:formula="of:=MOD([.E146]-[.$E$2];[.$H$2])+1+[.$E$2]" office:value-type="float" office:value="245" calcext:value-type="float">
            <text:p>245</text:p>
          </table:table-cell>
          <table:table-cell table:formula="of:=MOD([.F146]+1/[.$H$2];5)" office:value-type="float" office:value="2.4" calcext:value-type="float">
            <text:p>2,4</text:p>
          </table:table-cell>
          <table:table-cell table:formula="of:=IF([.F147]&lt;0.000001;[.G146]+2+1/[.$H$2];[.G146]+1/[.$H$2])" office:value-type="float" office:value="2.4" calcext:value-type="float">
            <text:p>2,4</text:p>
          </table:table-cell>
          <table:table-cell table:number-columns-repeated="4"/>
          <table:table-cell table:formula="of:=SUM(MOD(SUM([.L146]-[.L$2];[.T$2]);[.R$2]-[.L$2]);[.L$2])" office:value-type="time" office:time-value="PT08H10M00S" calcext:value-type="time">
            <text:p>08:10:00</text:p>
          </table:table-cell>
          <table:table-cell table:formula="of:=IF([.L147]&lt;[.L146];[.M146]+[.H$2];[.M146])" office:value-type="float" office:value="480" calcext:value-type="float">
            <text:p>480</text:p>
          </table:table-cell>
          <table:table-cell table:formula="of:=OFFSET([.C$4];[.M147];0)" office:value-type="float" office:value="43753" calcext:value-type="float">
            <text:p>43753</text:p>
          </table:table-cell>
          <table:table-cell table:formula="of:=[.L147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47];0)&lt;=[.O1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8]))" office:value-type="date" office:date-value="2019-10-09T09:33:15.861603" calcext:value-type="date">
            <text:p>2019-10-09 09:33:16</text:p>
          </table:table-cell>
          <table:table-cell table:style-name="ce7" table:formula="of:=[.A148]" office:value-type="date" office:date-value="2019-10-09T09:33:15.861603" calcext:value-type="date">
            <text:p>2019-10-09 09:33:16</text:p>
          </table:table-cell>
          <table:table-cell table:formula="of:=TRUNC([.A148])" office:value-type="float" office:value="43747" calcext:value-type="float">
            <text:p>43747</text:p>
          </table:table-cell>
          <table:table-cell table:style-name="ce12" table:formula="of:=[.B148]-[.C148]" office:value-type="date" office:date-value="1899-12-30T09:33:15.8616025513" calcext:value-type="date">
            <text:p>12/30/99 09:33 AM</text:p>
          </table:table-cell>
          <table:table-cell table:formula="of:=MOD([.E147]-[.$E$2];[.$H$2])+1+[.$E$2]" office:value-type="float" office:value="246" calcext:value-type="float">
            <text:p>246</text:p>
          </table:table-cell>
          <table:table-cell table:formula="of:=MOD([.F147]+1/[.$H$2];5)" office:value-type="float" office:value="2.41666666666666" calcext:value-type="float">
            <text:p>2,41666666666666</text:p>
          </table:table-cell>
          <table:table-cell table:formula="of:=IF([.F148]&lt;0.000001;[.G147]+2+1/[.$H$2];[.G147]+1/[.$H$2])" office:value-type="float" office:value="2.41666666666666" calcext:value-type="float">
            <text:p>2,41666666666666</text:p>
          </table:table-cell>
          <table:table-cell table:number-columns-repeated="4"/>
          <table:table-cell table:formula="of:=SUM(MOD(SUM([.L147]-[.L$2];[.T$2]);[.R$2]-[.L$2]);[.L$2])" office:value-type="time" office:time-value="PT08H20M00S" calcext:value-type="time">
            <text:p>08:20:00</text:p>
          </table:table-cell>
          <table:table-cell table:formula="of:=IF([.L148]&lt;[.L147];[.M147]+[.H$2];[.M147])" office:value-type="float" office:value="480" calcext:value-type="float">
            <text:p>480</text:p>
          </table:table-cell>
          <table:table-cell table:formula="of:=OFFSET([.C$4];[.M148];0)" office:value-type="float" office:value="43753" calcext:value-type="float">
            <text:p>43753</text:p>
          </table:table-cell>
          <table:table-cell table:formula="of:=[.L148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48];0)&lt;=[.O1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49]))" office:value-type="date" office:date-value="2019-10-09T09:28:43.855439" calcext:value-type="date">
            <text:p>2019-10-09 09:28:44</text:p>
          </table:table-cell>
          <table:table-cell table:style-name="ce7" table:formula="of:=[.A149]" office:value-type="date" office:date-value="2019-10-09T09:28:43.855439" calcext:value-type="date">
            <text:p>2019-10-09 09:28:44</text:p>
          </table:table-cell>
          <table:table-cell table:formula="of:=TRUNC([.A149])" office:value-type="float" office:value="43747" calcext:value-type="float">
            <text:p>43747</text:p>
          </table:table-cell>
          <table:table-cell table:style-name="ce12" table:formula="of:=[.B149]-[.C149]" office:value-type="date" office:date-value="1899-12-30T09:28:43.85543924756" calcext:value-type="date">
            <text:p>12/30/99 09:28 AM</text:p>
          </table:table-cell>
          <table:table-cell table:formula="of:=MOD([.E148]-[.$E$2];[.$H$2])+1+[.$E$2]" office:value-type="float" office:value="247" calcext:value-type="float">
            <text:p>247</text:p>
          </table:table-cell>
          <table:table-cell table:formula="of:=MOD([.F148]+1/[.$H$2];5)" office:value-type="float" office:value="2.43333333333333" calcext:value-type="float">
            <text:p>2,43333333333333</text:p>
          </table:table-cell>
          <table:table-cell table:formula="of:=IF([.F149]&lt;0.000001;[.G148]+2+1/[.$H$2];[.G148]+1/[.$H$2])" office:value-type="float" office:value="2.43333333333333" calcext:value-type="float">
            <text:p>2,43333333333333</text:p>
          </table:table-cell>
          <table:table-cell table:number-columns-repeated="4"/>
          <table:table-cell table:formula="of:=SUM(MOD(SUM([.L148]-[.L$2];[.T$2]);[.R$2]-[.L$2]);[.L$2])" office:value-type="time" office:time-value="PT08H30M00S" calcext:value-type="time">
            <text:p>08:30:00</text:p>
          </table:table-cell>
          <table:table-cell table:formula="of:=IF([.L149]&lt;[.L148];[.M148]+[.H$2];[.M148])" office:value-type="float" office:value="480" calcext:value-type="float">
            <text:p>480</text:p>
          </table:table-cell>
          <table:table-cell table:formula="of:=OFFSET([.C$4];[.M149];0)" office:value-type="float" office:value="43753" calcext:value-type="float">
            <text:p>43753</text:p>
          </table:table-cell>
          <table:table-cell table:formula="of:=[.L149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49];0)&lt;=[.O1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0]))" office:value-type="date" office:date-value="2019-10-09T09:28:04.098321" calcext:value-type="date">
            <text:p>2019-10-09 09:28:04</text:p>
          </table:table-cell>
          <table:table-cell table:style-name="ce7" table:formula="of:=[.A150]" office:value-type="date" office:date-value="2019-10-09T09:28:04.098321" calcext:value-type="date">
            <text:p>2019-10-09 09:28:04</text:p>
          </table:table-cell>
          <table:table-cell table:formula="of:=TRUNC([.A150])" office:value-type="float" office:value="43747" calcext:value-type="float">
            <text:p>43747</text:p>
          </table:table-cell>
          <table:table-cell table:style-name="ce12" table:formula="of:=[.B150]-[.C150]" office:value-type="date" office:date-value="1899-12-30T09:28:04.09832110628" calcext:value-type="date">
            <text:p>12/30/99 09:28 AM</text:p>
          </table:table-cell>
          <table:table-cell table:formula="of:=MOD([.E149]-[.$E$2];[.$H$2])+1+[.$E$2]" office:value-type="float" office:value="248" calcext:value-type="float">
            <text:p>248</text:p>
          </table:table-cell>
          <table:table-cell table:formula="of:=MOD([.F149]+1/[.$H$2];5)" office:value-type="float" office:value="2.45" calcext:value-type="float">
            <text:p>2,45</text:p>
          </table:table-cell>
          <table:table-cell table:formula="of:=IF([.F150]&lt;0.000001;[.G149]+2+1/[.$H$2];[.G149]+1/[.$H$2])" office:value-type="float" office:value="2.45" calcext:value-type="float">
            <text:p>2,45</text:p>
          </table:table-cell>
          <table:table-cell table:number-columns-repeated="4"/>
          <table:table-cell table:formula="of:=SUM(MOD(SUM([.L149]-[.L$2];[.T$2]);[.R$2]-[.L$2]);[.L$2])" office:value-type="time" office:time-value="PT08H40M00S" calcext:value-type="time">
            <text:p>08:40:00</text:p>
          </table:table-cell>
          <table:table-cell table:formula="of:=IF([.L150]&lt;[.L149];[.M149]+[.H$2];[.M149])" office:value-type="float" office:value="480" calcext:value-type="float">
            <text:p>480</text:p>
          </table:table-cell>
          <table:table-cell table:formula="of:=OFFSET([.C$4];[.M150];0)" office:value-type="float" office:value="43753" calcext:value-type="float">
            <text:p>43753</text:p>
          </table:table-cell>
          <table:table-cell table:formula="of:=[.L150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50];0)&lt;=[.O1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1]))" office:value-type="date" office:date-value="2019-10-09T09:47:31.842312" calcext:value-type="date">
            <text:p>2019-10-09 09:47:32</text:p>
          </table:table-cell>
          <table:table-cell table:style-name="ce7" table:formula="of:=[.A151]" office:value-type="date" office:date-value="2019-10-09T09:47:31.842312" calcext:value-type="date">
            <text:p>2019-10-09 09:47:32</text:p>
          </table:table-cell>
          <table:table-cell table:formula="of:=TRUNC([.A151])" office:value-type="float" office:value="43747" calcext:value-type="float">
            <text:p>43747</text:p>
          </table:table-cell>
          <table:table-cell table:style-name="ce12" table:formula="of:=[.B151]-[.C151]" office:value-type="date" office:date-value="1899-12-30T09:47:31.8423122121" calcext:value-type="date">
            <text:p>12/30/99 09:47 AM</text:p>
          </table:table-cell>
          <table:table-cell table:formula="of:=MOD([.E150]-[.$E$2];[.$H$2])+1+[.$E$2]" office:value-type="float" office:value="249" calcext:value-type="float">
            <text:p>249</text:p>
          </table:table-cell>
          <table:table-cell table:formula="of:=MOD([.F150]+1/[.$H$2];5)" office:value-type="float" office:value="2.46666666666666" calcext:value-type="float">
            <text:p>2,46666666666666</text:p>
          </table:table-cell>
          <table:table-cell table:formula="of:=IF([.F151]&lt;0.000001;[.G150]+2+1/[.$H$2];[.G150]+1/[.$H$2])" office:value-type="float" office:value="2.46666666666666" calcext:value-type="float">
            <text:p>2,46666666666666</text:p>
          </table:table-cell>
          <table:table-cell table:number-columns-repeated="4"/>
          <table:table-cell table:formula="of:=SUM(MOD(SUM([.L150]-[.L$2];[.T$2]);[.R$2]-[.L$2]);[.L$2])" office:value-type="time" office:time-value="PT08H50M00S" calcext:value-type="time">
            <text:p>08:50:00</text:p>
          </table:table-cell>
          <table:table-cell table:formula="of:=IF([.L151]&lt;[.L150];[.M150]+[.H$2];[.M150])" office:value-type="float" office:value="480" calcext:value-type="float">
            <text:p>480</text:p>
          </table:table-cell>
          <table:table-cell table:formula="of:=OFFSET([.C$4];[.M151];0)" office:value-type="float" office:value="43753" calcext:value-type="float">
            <text:p>43753</text:p>
          </table:table-cell>
          <table:table-cell table:formula="of:=[.L151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51];0)&lt;=[.O1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2]))" office:value-type="date" office:date-value="2019-10-09T09:21:58.434537" calcext:value-type="date">
            <text:p>2019-10-09 09:21:58</text:p>
          </table:table-cell>
          <table:table-cell table:style-name="ce7" table:formula="of:=[.A152]" office:value-type="date" office:date-value="2019-10-09T09:21:58.434537" calcext:value-type="date">
            <text:p>2019-10-09 09:21:58</text:p>
          </table:table-cell>
          <table:table-cell table:formula="of:=TRUNC([.A152])" office:value-type="float" office:value="43747" calcext:value-type="float">
            <text:p>43747</text:p>
          </table:table-cell>
          <table:table-cell table:style-name="ce12" table:formula="of:=[.B152]-[.C152]" office:value-type="date" office:date-value="1899-12-30T09:21:58.43453678302" calcext:value-type="date">
            <text:p>12/30/99 09:21 AM</text:p>
          </table:table-cell>
          <table:table-cell table:formula="of:=MOD([.E151]-[.$E$2];[.$H$2])+1+[.$E$2]" office:value-type="float" office:value="250" calcext:value-type="float">
            <text:p>250</text:p>
          </table:table-cell>
          <table:table-cell table:formula="of:=MOD([.F151]+1/[.$H$2];5)" office:value-type="float" office:value="2.48333333333333" calcext:value-type="float">
            <text:p>2,48333333333333</text:p>
          </table:table-cell>
          <table:table-cell table:formula="of:=IF([.F152]&lt;0.000001;[.G151]+2+1/[.$H$2];[.G151]+1/[.$H$2])" office:value-type="float" office:value="2.48333333333333" calcext:value-type="float">
            <text:p>2,48333333333333</text:p>
          </table:table-cell>
          <table:table-cell table:number-columns-repeated="4"/>
          <table:table-cell table:formula="of:=SUM(MOD(SUM([.L151]-[.L$2];[.T$2]);[.R$2]-[.L$2]);[.L$2])" office:value-type="time" office:time-value="PT09H00M00S" calcext:value-type="time">
            <text:p>09:00:00</text:p>
          </table:table-cell>
          <table:table-cell table:formula="of:=IF([.L152]&lt;[.L151];[.M151]+[.H$2];[.M151])" office:value-type="float" office:value="480" calcext:value-type="float">
            <text:p>480</text:p>
          </table:table-cell>
          <table:table-cell table:formula="of:=OFFSET([.C$4];[.M152];0)" office:value-type="float" office:value="43753" calcext:value-type="float">
            <text:p>43753</text:p>
          </table:table-cell>
          <table:table-cell table:formula="of:=[.L152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152];0)&lt;=[.O1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3]))" office:value-type="date" office:date-value="2019-10-09T09:17:35.485458" calcext:value-type="date">
            <text:p>2019-10-09 09:17:35</text:p>
          </table:table-cell>
          <table:table-cell table:style-name="ce7" table:formula="of:=[.A153]" office:value-type="date" office:date-value="2019-10-09T09:17:35.485458" calcext:value-type="date">
            <text:p>2019-10-09 09:17:35</text:p>
          </table:table-cell>
          <table:table-cell table:formula="of:=TRUNC([.A153])" office:value-type="float" office:value="43747" calcext:value-type="float">
            <text:p>43747</text:p>
          </table:table-cell>
          <table:table-cell table:style-name="ce12" table:formula="of:=[.B153]-[.C153]" office:value-type="date" office:date-value="1899-12-30T09:17:35.48545760103" calcext:value-type="date">
            <text:p>12/30/99 09:17 AM</text:p>
          </table:table-cell>
          <table:table-cell table:formula="of:=MOD([.E152]-[.$E$2];[.$H$2])+1+[.$E$2]" office:value-type="float" office:value="251" calcext:value-type="float">
            <text:p>251</text:p>
          </table:table-cell>
          <table:table-cell table:formula="of:=MOD([.F152]+1/[.$H$2];5)" office:value-type="float" office:value="2.5" calcext:value-type="float">
            <text:p>2,5</text:p>
          </table:table-cell>
          <table:table-cell table:formula="of:=IF([.F153]&lt;0.000001;[.G152]+2+1/[.$H$2];[.G152]+1/[.$H$2])" office:value-type="float" office:value="2.5" calcext:value-type="float">
            <text:p>2,5</text:p>
          </table:table-cell>
          <table:table-cell table:number-columns-repeated="4"/>
          <table:table-cell table:formula="of:=SUM(MOD(SUM([.L152]-[.L$2];[.T$2]);[.R$2]-[.L$2]);[.L$2])" office:value-type="time" office:time-value="PT09H10M00S" calcext:value-type="time">
            <text:p>09:10:00</text:p>
          </table:table-cell>
          <table:table-cell table:formula="of:=IF([.L153]&lt;[.L152];[.M152]+[.H$2];[.M152])" office:value-type="float" office:value="480" calcext:value-type="float">
            <text:p>480</text:p>
          </table:table-cell>
          <table:table-cell table:formula="of:=OFFSET([.C$4];[.M153];0)" office:value-type="float" office:value="43753" calcext:value-type="float">
            <text:p>43753</text:p>
          </table:table-cell>
          <table:table-cell table:formula="of:=[.L153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53];0)&lt;=[.O1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4]))" office:value-type="date" office:date-value="2019-10-09T09:31:42.421972" calcext:value-type="date">
            <text:p>2019-10-09 09:31:42</text:p>
          </table:table-cell>
          <table:table-cell table:style-name="ce7" table:formula="of:=[.A154]" office:value-type="date" office:date-value="2019-10-09T09:31:42.421972" calcext:value-type="date">
            <text:p>2019-10-09 09:31:42</text:p>
          </table:table-cell>
          <table:table-cell table:formula="of:=TRUNC([.A154])" office:value-type="float" office:value="43747" calcext:value-type="float">
            <text:p>43747</text:p>
          </table:table-cell>
          <table:table-cell table:style-name="ce12" table:formula="of:=[.B154]-[.C154]" office:value-type="date" office:date-value="1899-12-30T09:31:42.42197220214" calcext:value-type="date">
            <text:p>12/30/99 09:31 AM</text:p>
          </table:table-cell>
          <table:table-cell table:formula="of:=MOD([.E153]-[.$E$2];[.$H$2])+1+[.$E$2]" office:value-type="float" office:value="252" calcext:value-type="float">
            <text:p>252</text:p>
          </table:table-cell>
          <table:table-cell table:formula="of:=MOD([.F153]+1/[.$H$2];5)" office:value-type="float" office:value="2.51666666666666" calcext:value-type="float">
            <text:p>2,51666666666666</text:p>
          </table:table-cell>
          <table:table-cell table:formula="of:=IF([.F154]&lt;0.000001;[.G153]+2+1/[.$H$2];[.G153]+1/[.$H$2])" office:value-type="float" office:value="2.51666666666666" calcext:value-type="float">
            <text:p>2,51666666666666</text:p>
          </table:table-cell>
          <table:table-cell table:number-columns-repeated="4"/>
          <table:table-cell table:formula="of:=SUM(MOD(SUM([.L153]-[.L$2];[.T$2]);[.R$2]-[.L$2]);[.L$2])" office:value-type="time" office:time-value="PT09H20M00S" calcext:value-type="time">
            <text:p>09:20:00</text:p>
          </table:table-cell>
          <table:table-cell table:formula="of:=IF([.L154]&lt;[.L153];[.M153]+[.H$2];[.M153])" office:value-type="float" office:value="480" calcext:value-type="float">
            <text:p>480</text:p>
          </table:table-cell>
          <table:table-cell table:formula="of:=OFFSET([.C$4];[.M154];0)" office:value-type="float" office:value="43753" calcext:value-type="float">
            <text:p>43753</text:p>
          </table:table-cell>
          <table:table-cell table:formula="of:=[.L154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54];0)&lt;=[.O1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5]))" office:value-type="date" office:date-value="2019-10-09T09:58:44.235487" calcext:value-type="date">
            <text:p>2019-10-09 09:58:44</text:p>
          </table:table-cell>
          <table:table-cell table:style-name="ce7" table:formula="of:=[.A155]" office:value-type="date" office:date-value="2019-10-09T09:58:44.235487" calcext:value-type="date">
            <text:p>2019-10-09 09:58:44</text:p>
          </table:table-cell>
          <table:table-cell table:formula="of:=TRUNC([.A155])" office:value-type="float" office:value="43747" calcext:value-type="float">
            <text:p>43747</text:p>
          </table:table-cell>
          <table:table-cell table:style-name="ce12" table:formula="of:=[.B155]-[.C155]" office:value-type="date" office:date-value="1899-12-30T09:58:44.23548731022" calcext:value-type="date">
            <text:p>12/30/99 09:58 AM</text:p>
          </table:table-cell>
          <table:table-cell table:formula="of:=MOD([.E154]-[.$E$2];[.$H$2])+1+[.$E$2]" office:value-type="float" office:value="253" calcext:value-type="float">
            <text:p>253</text:p>
          </table:table-cell>
          <table:table-cell table:formula="of:=MOD([.F154]+1/[.$H$2];5)" office:value-type="float" office:value="2.53333333333333" calcext:value-type="float">
            <text:p>2,53333333333333</text:p>
          </table:table-cell>
          <table:table-cell table:formula="of:=IF([.F155]&lt;0.000001;[.G154]+2+1/[.$H$2];[.G154]+1/[.$H$2])" office:value-type="float" office:value="2.53333333333333" calcext:value-type="float">
            <text:p>2,53333333333333</text:p>
          </table:table-cell>
          <table:table-cell table:number-columns-repeated="4"/>
          <table:table-cell table:formula="of:=SUM(MOD(SUM([.L154]-[.L$2];[.T$2]);[.R$2]-[.L$2]);[.L$2])" office:value-type="time" office:time-value="PT09H30M00S" calcext:value-type="time">
            <text:p>09:30:00</text:p>
          </table:table-cell>
          <table:table-cell table:formula="of:=IF([.L155]&lt;[.L154];[.M154]+[.H$2];[.M154])" office:value-type="float" office:value="480" calcext:value-type="float">
            <text:p>480</text:p>
          </table:table-cell>
          <table:table-cell table:formula="of:=OFFSET([.C$4];[.M155];0)" office:value-type="float" office:value="43753" calcext:value-type="float">
            <text:p>43753</text:p>
          </table:table-cell>
          <table:table-cell table:formula="of:=[.L155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55];0)&lt;=[.O1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6]))" office:value-type="date" office:date-value="2019-10-09T09:23:19.126469" calcext:value-type="date">
            <text:p>2019-10-09 09:23:19</text:p>
          </table:table-cell>
          <table:table-cell table:style-name="ce7" table:formula="of:=[.A156]" office:value-type="date" office:date-value="2019-10-09T09:23:19.126469" calcext:value-type="date">
            <text:p>2019-10-09 09:23:19</text:p>
          </table:table-cell>
          <table:table-cell table:formula="of:=TRUNC([.A156])" office:value-type="float" office:value="43747" calcext:value-type="float">
            <text:p>43747</text:p>
          </table:table-cell>
          <table:table-cell table:style-name="ce12" table:formula="of:=[.B156]-[.C156]" office:value-type="date" office:date-value="1899-12-30T09:23:19.12646922749" calcext:value-type="date">
            <text:p>12/30/99 09:23 AM</text:p>
          </table:table-cell>
          <table:table-cell table:formula="of:=MOD([.E155]-[.$E$2];[.$H$2])+1+[.$E$2]" office:value-type="float" office:value="254" calcext:value-type="float">
            <text:p>254</text:p>
          </table:table-cell>
          <table:table-cell table:formula="of:=MOD([.F155]+1/[.$H$2];5)" office:value-type="float" office:value="2.55" calcext:value-type="float">
            <text:p>2,55</text:p>
          </table:table-cell>
          <table:table-cell table:formula="of:=IF([.F156]&lt;0.000001;[.G155]+2+1/[.$H$2];[.G155]+1/[.$H$2])" office:value-type="float" office:value="2.55" calcext:value-type="float">
            <text:p>2,55</text:p>
          </table:table-cell>
          <table:table-cell table:number-columns-repeated="4"/>
          <table:table-cell table:formula="of:=SUM(MOD(SUM([.L155]-[.L$2];[.T$2]);[.R$2]-[.L$2]);[.L$2])" office:value-type="time" office:time-value="PT09H40M00S" calcext:value-type="time">
            <text:p>09:40:00</text:p>
          </table:table-cell>
          <table:table-cell table:formula="of:=IF([.L156]&lt;[.L155];[.M155]+[.H$2];[.M155])" office:value-type="float" office:value="480" calcext:value-type="float">
            <text:p>480</text:p>
          </table:table-cell>
          <table:table-cell table:formula="of:=OFFSET([.C$4];[.M156];0)" office:value-type="float" office:value="43753" calcext:value-type="float">
            <text:p>43753</text:p>
          </table:table-cell>
          <table:table-cell table:formula="of:=[.L156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56];0)&lt;=[.O1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7]))" office:value-type="date" office:date-value="2019-10-09T09:20:44.091156" calcext:value-type="date">
            <text:p>2019-10-09 09:20:44</text:p>
          </table:table-cell>
          <table:table-cell table:style-name="ce7" table:formula="of:=[.A157]" office:value-type="date" office:date-value="2019-10-09T09:20:44.091156" calcext:value-type="date">
            <text:p>2019-10-09 09:20:44</text:p>
          </table:table-cell>
          <table:table-cell table:formula="of:=TRUNC([.A157])" office:value-type="float" office:value="43747" calcext:value-type="float">
            <text:p>43747</text:p>
          </table:table-cell>
          <table:table-cell table:style-name="ce12" table:formula="of:=[.B157]-[.C157]" office:value-type="date" office:date-value="1899-12-30T09:20:44.0911560785" calcext:value-type="date">
            <text:p>12/30/99 09:20 AM</text:p>
          </table:table-cell>
          <table:table-cell table:formula="of:=MOD([.E156]-[.$E$2];[.$H$2])+1+[.$E$2]" office:value-type="float" office:value="255" calcext:value-type="float">
            <text:p>255</text:p>
          </table:table-cell>
          <table:table-cell table:formula="of:=MOD([.F156]+1/[.$H$2];5)" office:value-type="float" office:value="2.56666666666666" calcext:value-type="float">
            <text:p>2,56666666666666</text:p>
          </table:table-cell>
          <table:table-cell table:formula="of:=IF([.F157]&lt;0.000001;[.G156]+2+1/[.$H$2];[.G156]+1/[.$H$2])" office:value-type="float" office:value="2.56666666666666" calcext:value-type="float">
            <text:p>2,56666666666666</text:p>
          </table:table-cell>
          <table:table-cell table:number-columns-repeated="4"/>
          <table:table-cell table:formula="of:=SUM(MOD(SUM([.L156]-[.L$2];[.T$2]);[.R$2]-[.L$2]);[.L$2])" office:value-type="time" office:time-value="PT09H50M00S" calcext:value-type="time">
            <text:p>09:50:00</text:p>
          </table:table-cell>
          <table:table-cell table:formula="of:=IF([.L157]&lt;[.L156];[.M156]+[.H$2];[.M156])" office:value-type="float" office:value="480" calcext:value-type="float">
            <text:p>480</text:p>
          </table:table-cell>
          <table:table-cell table:formula="of:=OFFSET([.C$4];[.M157];0)" office:value-type="float" office:value="43753" calcext:value-type="float">
            <text:p>43753</text:p>
          </table:table-cell>
          <table:table-cell table:formula="of:=[.L157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57];0)&lt;=[.O1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8]))" office:value-type="date" office:date-value="2019-10-09T09:33:47.929302" calcext:value-type="date">
            <text:p>2019-10-09 09:33:48</text:p>
          </table:table-cell>
          <table:table-cell table:style-name="ce7" table:formula="of:=[.A158]" office:value-type="date" office:date-value="2019-10-09T09:33:47.929302" calcext:value-type="date">
            <text:p>2019-10-09 09:33:48</text:p>
          </table:table-cell>
          <table:table-cell table:formula="of:=TRUNC([.A158])" office:value-type="float" office:value="43747" calcext:value-type="float">
            <text:p>43747</text:p>
          </table:table-cell>
          <table:table-cell table:style-name="ce12" table:formula="of:=[.B158]-[.C158]" office:value-type="date" office:date-value="1899-12-30T09:33:47.92930165306" calcext:value-type="date">
            <text:p>12/30/99 09:33 AM</text:p>
          </table:table-cell>
          <table:table-cell table:formula="of:=MOD([.E157]-[.$E$2];[.$H$2])+1+[.$E$2]" office:value-type="float" office:value="256" calcext:value-type="float">
            <text:p>256</text:p>
          </table:table-cell>
          <table:table-cell table:formula="of:=MOD([.F157]+1/[.$H$2];5)" office:value-type="float" office:value="2.58333333333333" calcext:value-type="float">
            <text:p>2,58333333333333</text:p>
          </table:table-cell>
          <table:table-cell table:formula="of:=IF([.F158]&lt;0.000001;[.G157]+2+1/[.$H$2];[.G157]+1/[.$H$2])" office:value-type="float" office:value="2.58333333333333" calcext:value-type="float">
            <text:p>2,58333333333333</text:p>
          </table:table-cell>
          <table:table-cell table:number-columns-repeated="4"/>
          <table:table-cell table:formula="of:=SUM(MOD(SUM([.L157]-[.L$2];[.T$2]);[.R$2]-[.L$2]);[.L$2])" office:value-type="time" office:time-value="PT10H00M00S" calcext:value-type="time">
            <text:p>10:00:00</text:p>
          </table:table-cell>
          <table:table-cell table:formula="of:=IF([.L158]&lt;[.L157];[.M157]+[.H$2];[.M157])" office:value-type="float" office:value="480" calcext:value-type="float">
            <text:p>480</text:p>
          </table:table-cell>
          <table:table-cell table:formula="of:=OFFSET([.C$4];[.M158];0)" office:value-type="float" office:value="43753" calcext:value-type="float">
            <text:p>43753</text:p>
          </table:table-cell>
          <table:table-cell table:formula="of:=[.L158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58];0)&lt;=[.O1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59]))" office:value-type="date" office:date-value="2019-10-09T09:34:14.797818" calcext:value-type="date">
            <text:p>2019-10-09 09:34:15</text:p>
          </table:table-cell>
          <table:table-cell table:style-name="ce7" table:formula="of:=[.A159]" office:value-type="date" office:date-value="2019-10-09T09:34:14.797818" calcext:value-type="date">
            <text:p>2019-10-09 09:34:15</text:p>
          </table:table-cell>
          <table:table-cell table:formula="of:=TRUNC([.A159])" office:value-type="float" office:value="43747" calcext:value-type="float">
            <text:p>43747</text:p>
          </table:table-cell>
          <table:table-cell table:style-name="ce12" table:formula="of:=[.B159]-[.C159]" office:value-type="date" office:date-value="1899-12-30T09:34:14.79781790636" calcext:value-type="date">
            <text:p>12/30/99 09:34 AM</text:p>
          </table:table-cell>
          <table:table-cell table:formula="of:=MOD([.E158]-[.$E$2];[.$H$2])+1+[.$E$2]" office:value-type="float" office:value="257" calcext:value-type="float">
            <text:p>257</text:p>
          </table:table-cell>
          <table:table-cell table:formula="of:=MOD([.F158]+1/[.$H$2];5)" office:value-type="float" office:value="2.6" calcext:value-type="float">
            <text:p>2,6</text:p>
          </table:table-cell>
          <table:table-cell table:formula="of:=IF([.F159]&lt;0.000001;[.G158]+2+1/[.$H$2];[.G158]+1/[.$H$2])" office:value-type="float" office:value="2.6" calcext:value-type="float">
            <text:p>2,6</text:p>
          </table:table-cell>
          <table:table-cell table:number-columns-repeated="4"/>
          <table:table-cell table:formula="of:=SUM(MOD(SUM([.L158]-[.L$2];[.T$2]);[.R$2]-[.L$2]);[.L$2])" office:value-type="time" office:time-value="PT10H10M00S" calcext:value-type="time">
            <text:p>10:10:00</text:p>
          </table:table-cell>
          <table:table-cell table:formula="of:=IF([.L159]&lt;[.L158];[.M158]+[.H$2];[.M158])" office:value-type="float" office:value="480" calcext:value-type="float">
            <text:p>480</text:p>
          </table:table-cell>
          <table:table-cell table:formula="of:=OFFSET([.C$4];[.M159];0)" office:value-type="float" office:value="43753" calcext:value-type="float">
            <text:p>43753</text:p>
          </table:table-cell>
          <table:table-cell table:formula="of:=[.L159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59];0)&lt;=[.O1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0]))" office:value-type="date" office:date-value="2019-10-09T09:28:39.044737" calcext:value-type="date">
            <text:p>2019-10-09 09:28:39</text:p>
          </table:table-cell>
          <table:table-cell table:style-name="ce7" table:formula="of:=[.A160]" office:value-type="date" office:date-value="2019-10-09T09:28:39.044737" calcext:value-type="date">
            <text:p>2019-10-09 09:28:39</text:p>
          </table:table-cell>
          <table:table-cell table:formula="of:=TRUNC([.A160])" office:value-type="float" office:value="43747" calcext:value-type="float">
            <text:p>43747</text:p>
          </table:table-cell>
          <table:table-cell table:style-name="ce12" table:formula="of:=[.B160]-[.C160]" office:value-type="date" office:date-value="1899-12-30T09:28:39.04473686591" calcext:value-type="date">
            <text:p>12/30/99 09:28 AM</text:p>
          </table:table-cell>
          <table:table-cell table:formula="of:=MOD([.E159]-[.$E$2];[.$H$2])+1+[.$E$2]" office:value-type="float" office:value="258" calcext:value-type="float">
            <text:p>258</text:p>
          </table:table-cell>
          <table:table-cell table:formula="of:=MOD([.F159]+1/[.$H$2];5)" office:value-type="float" office:value="2.61666666666666" calcext:value-type="float">
            <text:p>2,61666666666666</text:p>
          </table:table-cell>
          <table:table-cell table:formula="of:=IF([.F160]&lt;0.000001;[.G159]+2+1/[.$H$2];[.G159]+1/[.$H$2])" office:value-type="float" office:value="2.61666666666666" calcext:value-type="float">
            <text:p>2,61666666666666</text:p>
          </table:table-cell>
          <table:table-cell table:number-columns-repeated="4"/>
          <table:table-cell table:formula="of:=SUM(MOD(SUM([.L159]-[.L$2];[.T$2]);[.R$2]-[.L$2]);[.L$2])" office:value-type="time" office:time-value="PT10H20M00S" calcext:value-type="time">
            <text:p>10:20:00</text:p>
          </table:table-cell>
          <table:table-cell table:formula="of:=IF([.L160]&lt;[.L159];[.M159]+[.H$2];[.M159])" office:value-type="float" office:value="480" calcext:value-type="float">
            <text:p>480</text:p>
          </table:table-cell>
          <table:table-cell table:formula="of:=OFFSET([.C$4];[.M160];0)" office:value-type="float" office:value="43753" calcext:value-type="float">
            <text:p>43753</text:p>
          </table:table-cell>
          <table:table-cell table:formula="of:=[.L160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60];0)&lt;=[.O1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1]))" office:value-type="date" office:date-value="2019-10-09T09:16:45.694614" calcext:value-type="date">
            <text:p>2019-10-09 09:16:46</text:p>
          </table:table-cell>
          <table:table-cell table:style-name="ce7" table:formula="of:=[.A161]" office:value-type="date" office:date-value="2019-10-09T09:16:45.694614" calcext:value-type="date">
            <text:p>2019-10-09 09:16:46</text:p>
          </table:table-cell>
          <table:table-cell table:formula="of:=TRUNC([.A161])" office:value-type="float" office:value="43747" calcext:value-type="float">
            <text:p>43747</text:p>
          </table:table-cell>
          <table:table-cell table:style-name="ce12" table:formula="of:=[.B161]-[.C161]" office:value-type="date" office:date-value="1899-12-30T09:16:45.69461358245" calcext:value-type="date">
            <text:p>12/30/99 09:16 AM</text:p>
          </table:table-cell>
          <table:table-cell table:formula="of:=MOD([.E160]-[.$E$2];[.$H$2])+1+[.$E$2]" office:value-type="float" office:value="259" calcext:value-type="float">
            <text:p>259</text:p>
          </table:table-cell>
          <table:table-cell table:formula="of:=MOD([.F160]+1/[.$H$2];5)" office:value-type="float" office:value="2.63333333333333" calcext:value-type="float">
            <text:p>2,63333333333333</text:p>
          </table:table-cell>
          <table:table-cell table:formula="of:=IF([.F161]&lt;0.000001;[.G160]+2+1/[.$H$2];[.G160]+1/[.$H$2])" office:value-type="float" office:value="2.63333333333333" calcext:value-type="float">
            <text:p>2,63333333333333</text:p>
          </table:table-cell>
          <table:table-cell table:number-columns-repeated="4"/>
          <table:table-cell table:formula="of:=SUM(MOD(SUM([.L160]-[.L$2];[.T$2]);[.R$2]-[.L$2]);[.L$2])" office:value-type="time" office:time-value="PT10H30M00S" calcext:value-type="time">
            <text:p>10:30:00</text:p>
          </table:table-cell>
          <table:table-cell table:formula="of:=IF([.L161]&lt;[.L160];[.M160]+[.H$2];[.M160])" office:value-type="float" office:value="480" calcext:value-type="float">
            <text:p>480</text:p>
          </table:table-cell>
          <table:table-cell table:formula="of:=OFFSET([.C$4];[.M161];0)" office:value-type="float" office:value="43753" calcext:value-type="float">
            <text:p>43753</text:p>
          </table:table-cell>
          <table:table-cell table:formula="of:=[.L161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61];0)&lt;=[.O1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2]))" office:value-type="date" office:date-value="2019-10-09T09:31:19.845273" calcext:value-type="date">
            <text:p>2019-10-09 09:31:20</text:p>
          </table:table-cell>
          <table:table-cell table:style-name="ce7" table:formula="of:=[.A162]" office:value-type="date" office:date-value="2019-10-09T09:31:19.845273" calcext:value-type="date">
            <text:p>2019-10-09 09:31:20</text:p>
          </table:table-cell>
          <table:table-cell table:formula="of:=TRUNC([.A162])" office:value-type="float" office:value="43747" calcext:value-type="float">
            <text:p>43747</text:p>
          </table:table-cell>
          <table:table-cell table:style-name="ce12" table:formula="of:=[.B162]-[.C162]" office:value-type="date" office:date-value="1899-12-30T09:31:19.84527347144" calcext:value-type="date">
            <text:p>12/30/99 09:31 AM</text:p>
          </table:table-cell>
          <table:table-cell table:formula="of:=MOD([.E161]-[.$E$2];[.$H$2])+1+[.$E$2]" office:value-type="float" office:value="260" calcext:value-type="float">
            <text:p>260</text:p>
          </table:table-cell>
          <table:table-cell table:formula="of:=MOD([.F161]+1/[.$H$2];5)" office:value-type="float" office:value="2.65" calcext:value-type="float">
            <text:p>2,65</text:p>
          </table:table-cell>
          <table:table-cell table:formula="of:=IF([.F162]&lt;0.000001;[.G161]+2+1/[.$H$2];[.G161]+1/[.$H$2])" office:value-type="float" office:value="2.65" calcext:value-type="float">
            <text:p>2,65</text:p>
          </table:table-cell>
          <table:table-cell table:number-columns-repeated="4"/>
          <table:table-cell table:formula="of:=SUM(MOD(SUM([.L161]-[.L$2];[.T$2]);[.R$2]-[.L$2]);[.L$2])" office:value-type="time" office:time-value="PT10H40M00S" calcext:value-type="time">
            <text:p>10:40:00</text:p>
          </table:table-cell>
          <table:table-cell table:formula="of:=IF([.L162]&lt;[.L161];[.M161]+[.H$2];[.M161])" office:value-type="float" office:value="480" calcext:value-type="float">
            <text:p>480</text:p>
          </table:table-cell>
          <table:table-cell table:formula="of:=OFFSET([.C$4];[.M162];0)" office:value-type="float" office:value="43753" calcext:value-type="float">
            <text:p>43753</text:p>
          </table:table-cell>
          <table:table-cell table:formula="of:=[.L162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62];0)&lt;=[.O1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3]))" office:value-type="date" office:date-value="2019-10-09T09:32:04.903243" calcext:value-type="date">
            <text:p>2019-10-09 09:32:05</text:p>
          </table:table-cell>
          <table:table-cell table:style-name="ce7" table:formula="of:=[.A163]" office:value-type="date" office:date-value="2019-10-09T09:32:04.903243" calcext:value-type="date">
            <text:p>2019-10-09 09:32:05</text:p>
          </table:table-cell>
          <table:table-cell table:formula="of:=TRUNC([.A163])" office:value-type="float" office:value="43747" calcext:value-type="float">
            <text:p>43747</text:p>
          </table:table-cell>
          <table:table-cell table:style-name="ce12" table:formula="of:=[.B163]-[.C163]" office:value-type="date" office:date-value="1899-12-30T09:32:04.90324296523" calcext:value-type="date">
            <text:p>12/30/99 09:32 AM</text:p>
          </table:table-cell>
          <table:table-cell table:formula="of:=MOD([.E162]-[.$E$2];[.$H$2])+1+[.$E$2]" office:value-type="float" office:value="261" calcext:value-type="float">
            <text:p>261</text:p>
          </table:table-cell>
          <table:table-cell table:formula="of:=MOD([.F162]+1/[.$H$2];5)" office:value-type="float" office:value="2.66666666666666" calcext:value-type="float">
            <text:p>2,66666666666666</text:p>
          </table:table-cell>
          <table:table-cell table:formula="of:=IF([.F163]&lt;0.000001;[.G162]+2+1/[.$H$2];[.G162]+1/[.$H$2])" office:value-type="float" office:value="2.66666666666666" calcext:value-type="float">
            <text:p>2,66666666666666</text:p>
          </table:table-cell>
          <table:table-cell table:number-columns-repeated="4"/>
          <table:table-cell table:formula="of:=SUM(MOD(SUM([.L162]-[.L$2];[.T$2]);[.R$2]-[.L$2]);[.L$2])" office:value-type="time" office:time-value="PT10H50M00S" calcext:value-type="time">
            <text:p>10:50:00</text:p>
          </table:table-cell>
          <table:table-cell table:formula="of:=IF([.L163]&lt;[.L162];[.M162]+[.H$2];[.M162])" office:value-type="float" office:value="480" calcext:value-type="float">
            <text:p>480</text:p>
          </table:table-cell>
          <table:table-cell table:formula="of:=OFFSET([.C$4];[.M163];0)" office:value-type="float" office:value="43753" calcext:value-type="float">
            <text:p>43753</text:p>
          </table:table-cell>
          <table:table-cell table:formula="of:=[.L163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63];0)&lt;=[.O16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4]))" office:value-type="date" office:date-value="2019-10-09T09:26:03.999037" calcext:value-type="date">
            <text:p>2019-10-09 09:26:04</text:p>
          </table:table-cell>
          <table:table-cell table:style-name="ce7" table:formula="of:=[.A164]" office:value-type="date" office:date-value="2019-10-09T09:26:03.999037" calcext:value-type="date">
            <text:p>2019-10-09 09:26:04</text:p>
          </table:table-cell>
          <table:table-cell table:formula="of:=TRUNC([.A164])" office:value-type="float" office:value="43747" calcext:value-type="float">
            <text:p>43747</text:p>
          </table:table-cell>
          <table:table-cell table:style-name="ce12" table:formula="of:=[.B164]-[.C164]" office:value-type="date" office:date-value="1899-12-30T09:26:03.99903665297" calcext:value-type="date">
            <text:p>12/30/99 09:26 AM</text:p>
          </table:table-cell>
          <table:table-cell table:formula="of:=MOD([.E163]-[.$E$2];[.$H$2])+1+[.$E$2]" office:value-type="float" office:value="262" calcext:value-type="float">
            <text:p>262</text:p>
          </table:table-cell>
          <table:table-cell table:formula="of:=MOD([.F163]+1/[.$H$2];5)" office:value-type="float" office:value="2.68333333333333" calcext:value-type="float">
            <text:p>2,68333333333333</text:p>
          </table:table-cell>
          <table:table-cell table:formula="of:=IF([.F164]&lt;0.000001;[.G163]+2+1/[.$H$2];[.G163]+1/[.$H$2])" office:value-type="float" office:value="2.68333333333333" calcext:value-type="float">
            <text:p>2,68333333333333</text:p>
          </table:table-cell>
          <table:table-cell table:number-columns-repeated="4"/>
          <table:table-cell table:formula="of:=SUM(MOD(SUM([.L163]-[.L$2];[.T$2]);[.R$2]-[.L$2]);[.L$2])" office:value-type="time" office:time-value="PT11H00M00S" calcext:value-type="time">
            <text:p>11:00:00</text:p>
          </table:table-cell>
          <table:table-cell table:formula="of:=IF([.L164]&lt;[.L163];[.M163]+[.H$2];[.M163])" office:value-type="float" office:value="480" calcext:value-type="float">
            <text:p>480</text:p>
          </table:table-cell>
          <table:table-cell table:formula="of:=OFFSET([.C$4];[.M164];0)" office:value-type="float" office:value="43753" calcext:value-type="float">
            <text:p>43753</text:p>
          </table:table-cell>
          <table:table-cell table:formula="of:=[.L164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64];0)&lt;=[.O1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5]))" office:value-type="date" office:date-value="2019-10-09T09:48:21.876847" calcext:value-type="date">
            <text:p>2019-10-09 09:48:22</text:p>
          </table:table-cell>
          <table:table-cell table:style-name="ce7" table:formula="of:=[.A165]" office:value-type="date" office:date-value="2019-10-09T09:48:21.876847" calcext:value-type="date">
            <text:p>2019-10-09 09:48:22</text:p>
          </table:table-cell>
          <table:table-cell table:formula="of:=TRUNC([.A165])" office:value-type="float" office:value="43747" calcext:value-type="float">
            <text:p>43747</text:p>
          </table:table-cell>
          <table:table-cell table:style-name="ce12" table:formula="of:=[.B165]-[.C165]" office:value-type="date" office:date-value="1899-12-30T09:48:21.87684707344" calcext:value-type="date">
            <text:p>12/30/99 09:48 AM</text:p>
          </table:table-cell>
          <table:table-cell table:formula="of:=MOD([.E164]-[.$E$2];[.$H$2])+1+[.$E$2]" office:value-type="float" office:value="263" calcext:value-type="float">
            <text:p>263</text:p>
          </table:table-cell>
          <table:table-cell table:formula="of:=MOD([.F164]+1/[.$H$2];5)" office:value-type="float" office:value="2.7" calcext:value-type="float">
            <text:p>2,7</text:p>
          </table:table-cell>
          <table:table-cell table:formula="of:=IF([.F165]&lt;0.000001;[.G164]+2+1/[.$H$2];[.G164]+1/[.$H$2])" office:value-type="float" office:value="2.7" calcext:value-type="float">
            <text:p>2,7</text:p>
          </table:table-cell>
          <table:table-cell table:number-columns-repeated="4"/>
          <table:table-cell table:formula="of:=SUM(MOD(SUM([.L164]-[.L$2];[.T$2]);[.R$2]-[.L$2]);[.L$2])" office:value-type="time" office:time-value="PT08H10M00S" calcext:value-type="time">
            <text:p>08:10:00</text:p>
          </table:table-cell>
          <table:table-cell table:formula="of:=IF([.L165]&lt;[.L164];[.M164]+[.H$2];[.M164])" office:value-type="float" office:value="540" calcext:value-type="float">
            <text:p>540</text:p>
          </table:table-cell>
          <table:table-cell table:formula="of:=OFFSET([.C$4];[.M165];0)" office:value-type="float" office:value="43754" calcext:value-type="float">
            <text:p>43754</text:p>
          </table:table-cell>
          <table:table-cell table:formula="of:=[.L165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65];0)&lt;=[.O1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6]))" office:value-type="date" office:date-value="2019-10-09T09:28:52.289554" calcext:value-type="date">
            <text:p>2019-10-09 09:28:52</text:p>
          </table:table-cell>
          <table:table-cell table:style-name="ce7" table:formula="of:=[.A166]" office:value-type="date" office:date-value="2019-10-09T09:28:52.289554" calcext:value-type="date">
            <text:p>2019-10-09 09:28:52</text:p>
          </table:table-cell>
          <table:table-cell table:formula="of:=TRUNC([.A166])" office:value-type="float" office:value="43747" calcext:value-type="float">
            <text:p>43747</text:p>
          </table:table-cell>
          <table:table-cell table:style-name="ce12" table:formula="of:=[.B166]-[.C166]" office:value-type="date" office:date-value="1899-12-30T09:28:52.28955350351" calcext:value-type="date">
            <text:p>12/30/99 09:28 AM</text:p>
          </table:table-cell>
          <table:table-cell table:formula="of:=MOD([.E165]-[.$E$2];[.$H$2])+1+[.$E$2]" office:value-type="float" office:value="264" calcext:value-type="float">
            <text:p>264</text:p>
          </table:table-cell>
          <table:table-cell table:formula="of:=MOD([.F165]+1/[.$H$2];5)" office:value-type="float" office:value="2.71666666666666" calcext:value-type="float">
            <text:p>2,71666666666666</text:p>
          </table:table-cell>
          <table:table-cell table:formula="of:=IF([.F166]&lt;0.000001;[.G165]+2+1/[.$H$2];[.G165]+1/[.$H$2])" office:value-type="float" office:value="2.71666666666666" calcext:value-type="float">
            <text:p>2,71666666666666</text:p>
          </table:table-cell>
          <table:table-cell table:number-columns-repeated="4"/>
          <table:table-cell table:formula="of:=SUM(MOD(SUM([.L165]-[.L$2];[.T$2]);[.R$2]-[.L$2]);[.L$2])" office:value-type="time" office:time-value="PT08H20M00S" calcext:value-type="time">
            <text:p>08:20:00</text:p>
          </table:table-cell>
          <table:table-cell table:formula="of:=IF([.L166]&lt;[.L165];[.M165]+[.H$2];[.M165])" office:value-type="float" office:value="540" calcext:value-type="float">
            <text:p>540</text:p>
          </table:table-cell>
          <table:table-cell table:formula="of:=OFFSET([.C$4];[.M166];0)" office:value-type="float" office:value="43754" calcext:value-type="float">
            <text:p>43754</text:p>
          </table:table-cell>
          <table:table-cell table:formula="of:=[.L166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66];0)&lt;=[.O1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7]))" office:value-type="date" office:date-value="2019-10-09T09:20:30.860274" calcext:value-type="date">
            <text:p>2019-10-09 09:20:31</text:p>
          </table:table-cell>
          <table:table-cell table:style-name="ce7" table:formula="of:=[.A167]" office:value-type="date" office:date-value="2019-10-09T09:20:30.860274" calcext:value-type="date">
            <text:p>2019-10-09 09:20:31</text:p>
          </table:table-cell>
          <table:table-cell table:formula="of:=TRUNC([.A167])" office:value-type="float" office:value="43747" calcext:value-type="float">
            <text:p>43747</text:p>
          </table:table-cell>
          <table:table-cell table:style-name="ce12" table:formula="of:=[.B167]-[.C167]" office:value-type="date" office:date-value="1899-12-30T09:20:30.86027393583" calcext:value-type="date">
            <text:p>12/30/99 09:20 AM</text:p>
          </table:table-cell>
          <table:table-cell table:formula="of:=MOD([.E166]-[.$E$2];[.$H$2])+1+[.$E$2]" office:value-type="float" office:value="265" calcext:value-type="float">
            <text:p>265</text:p>
          </table:table-cell>
          <table:table-cell table:formula="of:=MOD([.F166]+1/[.$H$2];5)" office:value-type="float" office:value="2.73333333333333" calcext:value-type="float">
            <text:p>2,73333333333333</text:p>
          </table:table-cell>
          <table:table-cell table:formula="of:=IF([.F167]&lt;0.000001;[.G166]+2+1/[.$H$2];[.G166]+1/[.$H$2])" office:value-type="float" office:value="2.73333333333333" calcext:value-type="float">
            <text:p>2,73333333333333</text:p>
          </table:table-cell>
          <table:table-cell table:number-columns-repeated="4"/>
          <table:table-cell table:formula="of:=SUM(MOD(SUM([.L166]-[.L$2];[.T$2]);[.R$2]-[.L$2]);[.L$2])" office:value-type="time" office:time-value="PT08H30M00S" calcext:value-type="time">
            <text:p>08:30:00</text:p>
          </table:table-cell>
          <table:table-cell table:formula="of:=IF([.L167]&lt;[.L166];[.M166]+[.H$2];[.M166])" office:value-type="float" office:value="540" calcext:value-type="float">
            <text:p>540</text:p>
          </table:table-cell>
          <table:table-cell table:formula="of:=OFFSET([.C$4];[.M167];0)" office:value-type="float" office:value="43754" calcext:value-type="float">
            <text:p>43754</text:p>
          </table:table-cell>
          <table:table-cell table:formula="of:=[.L167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67];0)&lt;=[.O1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8]))" office:value-type="date" office:date-value="2019-10-09T09:15:22.244184" calcext:value-type="date">
            <text:p>2019-10-09 09:15:22</text:p>
          </table:table-cell>
          <table:table-cell table:style-name="ce7" table:formula="of:=[.A168]" office:value-type="date" office:date-value="2019-10-09T09:15:22.244184" calcext:value-type="date">
            <text:p>2019-10-09 09:15:22</text:p>
          </table:table-cell>
          <table:table-cell table:formula="of:=TRUNC([.A168])" office:value-type="float" office:value="43747" calcext:value-type="float">
            <text:p>43747</text:p>
          </table:table-cell>
          <table:table-cell table:style-name="ce12" table:formula="of:=[.B168]-[.C168]" office:value-type="date" office:date-value="1899-12-30T09:15:22.24418360274" calcext:value-type="date">
            <text:p>12/30/99 09:15 AM</text:p>
          </table:table-cell>
          <table:table-cell table:formula="of:=MOD([.E167]-[.$E$2];[.$H$2])+1+[.$E$2]" office:value-type="float" office:value="266" calcext:value-type="float">
            <text:p>266</text:p>
          </table:table-cell>
          <table:table-cell table:formula="of:=MOD([.F167]+1/[.$H$2];5)" office:value-type="float" office:value="2.75" calcext:value-type="float">
            <text:p>2,75</text:p>
          </table:table-cell>
          <table:table-cell table:formula="of:=IF([.F168]&lt;0.000001;[.G167]+2+1/[.$H$2];[.G167]+1/[.$H$2])" office:value-type="float" office:value="2.75" calcext:value-type="float">
            <text:p>2,75</text:p>
          </table:table-cell>
          <table:table-cell table:number-columns-repeated="4"/>
          <table:table-cell table:formula="of:=SUM(MOD(SUM([.L167]-[.L$2];[.T$2]);[.R$2]-[.L$2]);[.L$2])" office:value-type="time" office:time-value="PT08H40M00S" calcext:value-type="time">
            <text:p>08:40:00</text:p>
          </table:table-cell>
          <table:table-cell table:formula="of:=IF([.L168]&lt;[.L167];[.M167]+[.H$2];[.M167])" office:value-type="float" office:value="540" calcext:value-type="float">
            <text:p>540</text:p>
          </table:table-cell>
          <table:table-cell table:formula="of:=OFFSET([.C$4];[.M168];0)" office:value-type="float" office:value="43754" calcext:value-type="float">
            <text:p>43754</text:p>
          </table:table-cell>
          <table:table-cell table:formula="of:=[.L168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68];0)&lt;=[.O1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69]))" office:value-type="date" office:date-value="2019-10-09T09:30:53.011501" calcext:value-type="date">
            <text:p>2019-10-09 09:30:53</text:p>
          </table:table-cell>
          <table:table-cell table:style-name="ce7" table:formula="of:=[.A169]" office:value-type="date" office:date-value="2019-10-09T09:30:53.011501" calcext:value-type="date">
            <text:p>2019-10-09 09:30:53</text:p>
          </table:table-cell>
          <table:table-cell table:formula="of:=TRUNC([.A169])" office:value-type="float" office:value="43747" calcext:value-type="float">
            <text:p>43747</text:p>
          </table:table-cell>
          <table:table-cell table:style-name="ce12" table:formula="of:=[.B169]-[.C169]" office:value-type="date" office:date-value="1899-12-30T09:30:53.01150104497" calcext:value-type="date">
            <text:p>12/30/99 09:30 AM</text:p>
          </table:table-cell>
          <table:table-cell table:formula="of:=MOD([.E168]-[.$E$2];[.$H$2])+1+[.$E$2]" office:value-type="float" office:value="267" calcext:value-type="float">
            <text:p>267</text:p>
          </table:table-cell>
          <table:table-cell table:formula="of:=MOD([.F168]+1/[.$H$2];5)" office:value-type="float" office:value="2.76666666666666" calcext:value-type="float">
            <text:p>2,76666666666666</text:p>
          </table:table-cell>
          <table:table-cell table:formula="of:=IF([.F169]&lt;0.000001;[.G168]+2+1/[.$H$2];[.G168]+1/[.$H$2])" office:value-type="float" office:value="2.76666666666666" calcext:value-type="float">
            <text:p>2,76666666666666</text:p>
          </table:table-cell>
          <table:table-cell table:number-columns-repeated="4"/>
          <table:table-cell table:formula="of:=SUM(MOD(SUM([.L168]-[.L$2];[.T$2]);[.R$2]-[.L$2]);[.L$2])" office:value-type="time" office:time-value="PT08H50M00S" calcext:value-type="time">
            <text:p>08:50:00</text:p>
          </table:table-cell>
          <table:table-cell table:formula="of:=IF([.L169]&lt;[.L168];[.M168]+[.H$2];[.M168])" office:value-type="float" office:value="540" calcext:value-type="float">
            <text:p>540</text:p>
          </table:table-cell>
          <table:table-cell table:formula="of:=OFFSET([.C$4];[.M169];0)" office:value-type="float" office:value="43754" calcext:value-type="float">
            <text:p>43754</text:p>
          </table:table-cell>
          <table:table-cell table:formula="of:=[.L169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69];0)&lt;=[.O1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0]))" office:value-type="date" office:date-value="2019-10-09T09:22:12.408686" calcext:value-type="date">
            <text:p>2019-10-09 09:22:12</text:p>
          </table:table-cell>
          <table:table-cell table:style-name="ce7" table:formula="of:=[.A170]" office:value-type="date" office:date-value="2019-10-09T09:22:12.408686" calcext:value-type="date">
            <text:p>2019-10-09 09:22:12</text:p>
          </table:table-cell>
          <table:table-cell table:formula="of:=TRUNC([.A170])" office:value-type="float" office:value="43747" calcext:value-type="float">
            <text:p>43747</text:p>
          </table:table-cell>
          <table:table-cell table:style-name="ce12" table:formula="of:=[.B170]-[.C170]" office:value-type="date" office:date-value="1899-12-30T09:22:12.40868649445" calcext:value-type="date">
            <text:p>12/30/99 09:22 AM</text:p>
          </table:table-cell>
          <table:table-cell table:formula="of:=MOD([.E169]-[.$E$2];[.$H$2])+1+[.$E$2]" office:value-type="float" office:value="268" calcext:value-type="float">
            <text:p>268</text:p>
          </table:table-cell>
          <table:table-cell table:formula="of:=MOD([.F169]+1/[.$H$2];5)" office:value-type="float" office:value="2.78333333333333" calcext:value-type="float">
            <text:p>2,78333333333333</text:p>
          </table:table-cell>
          <table:table-cell table:formula="of:=IF([.F170]&lt;0.000001;[.G169]+2+1/[.$H$2];[.G169]+1/[.$H$2])" office:value-type="float" office:value="2.78333333333333" calcext:value-type="float">
            <text:p>2,78333333333333</text:p>
          </table:table-cell>
          <table:table-cell table:number-columns-repeated="4"/>
          <table:table-cell table:formula="of:=SUM(MOD(SUM([.L169]-[.L$2];[.T$2]);[.R$2]-[.L$2]);[.L$2])" office:value-type="time" office:time-value="PT09H00M00S" calcext:value-type="time">
            <text:p>09:00:00</text:p>
          </table:table-cell>
          <table:table-cell table:formula="of:=IF([.L170]&lt;[.L169];[.M169]+[.H$2];[.M169])" office:value-type="float" office:value="540" calcext:value-type="float">
            <text:p>540</text:p>
          </table:table-cell>
          <table:table-cell table:formula="of:=OFFSET([.C$4];[.M170];0)" office:value-type="float" office:value="43754" calcext:value-type="float">
            <text:p>43754</text:p>
          </table:table-cell>
          <table:table-cell table:formula="of:=[.L170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170];0)&lt;=[.O1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1]))" office:value-type="date" office:date-value="2019-10-09T09:13:07.066208" calcext:value-type="date">
            <text:p>2019-10-09 09:13:07</text:p>
          </table:table-cell>
          <table:table-cell table:style-name="ce7" table:formula="of:=[.A171]" office:value-type="date" office:date-value="2019-10-09T09:13:07.066208" calcext:value-type="date">
            <text:p>2019-10-09 09:13:07</text:p>
          </table:table-cell>
          <table:table-cell table:formula="of:=TRUNC([.A171])" office:value-type="float" office:value="43747" calcext:value-type="float">
            <text:p>43747</text:p>
          </table:table-cell>
          <table:table-cell table:style-name="ce12" table:formula="of:=[.B171]-[.C171]" office:value-type="date" office:date-value="1899-12-30T09:13:07.06620780285" calcext:value-type="date">
            <text:p>12/30/99 09:13 AM</text:p>
          </table:table-cell>
          <table:table-cell table:formula="of:=MOD([.E170]-[.$E$2];[.$H$2])+1+[.$E$2]" office:value-type="float" office:value="269" calcext:value-type="float">
            <text:p>269</text:p>
          </table:table-cell>
          <table:table-cell table:formula="of:=MOD([.F170]+1/[.$H$2];5)" office:value-type="float" office:value="2.79999999999999" calcext:value-type="float">
            <text:p>2,79999999999999</text:p>
          </table:table-cell>
          <table:table-cell table:formula="of:=IF([.F171]&lt;0.000001;[.G170]+2+1/[.$H$2];[.G170]+1/[.$H$2])" office:value-type="float" office:value="2.79999999999999" calcext:value-type="float">
            <text:p>2,79999999999999</text:p>
          </table:table-cell>
          <table:table-cell table:number-columns-repeated="4"/>
          <table:table-cell table:formula="of:=SUM(MOD(SUM([.L170]-[.L$2];[.T$2]);[.R$2]-[.L$2]);[.L$2])" office:value-type="time" office:time-value="PT09H10M00S" calcext:value-type="time">
            <text:p>09:10:00</text:p>
          </table:table-cell>
          <table:table-cell table:formula="of:=IF([.L171]&lt;[.L170];[.M170]+[.H$2];[.M170])" office:value-type="float" office:value="540" calcext:value-type="float">
            <text:p>540</text:p>
          </table:table-cell>
          <table:table-cell table:formula="of:=OFFSET([.C$4];[.M171];0)" office:value-type="float" office:value="43754" calcext:value-type="float">
            <text:p>43754</text:p>
          </table:table-cell>
          <table:table-cell table:formula="of:=[.L171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71];0)&lt;=[.O17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2]))" office:value-type="date" office:date-value="2019-10-09T09:37:21.183326" calcext:value-type="date">
            <text:p>2019-10-09 09:37:21</text:p>
          </table:table-cell>
          <table:table-cell table:style-name="ce7" table:formula="of:=[.A172]" office:value-type="date" office:date-value="2019-10-09T09:37:21.183326" calcext:value-type="date">
            <text:p>2019-10-09 09:37:21</text:p>
          </table:table-cell>
          <table:table-cell table:formula="of:=TRUNC([.A172])" office:value-type="float" office:value="43747" calcext:value-type="float">
            <text:p>43747</text:p>
          </table:table-cell>
          <table:table-cell table:style-name="ce12" table:formula="of:=[.B172]-[.C172]" office:value-type="date" office:date-value="1899-12-30T09:37:21.18332562502" calcext:value-type="date">
            <text:p>12/30/99 09:37 AM</text:p>
          </table:table-cell>
          <table:table-cell table:formula="of:=MOD([.E171]-[.$E$2];[.$H$2])+1+[.$E$2]" office:value-type="float" office:value="270" calcext:value-type="float">
            <text:p>270</text:p>
          </table:table-cell>
          <table:table-cell table:formula="of:=MOD([.F171]+1/[.$H$2];5)" office:value-type="float" office:value="2.81666666666666" calcext:value-type="float">
            <text:p>2,81666666666666</text:p>
          </table:table-cell>
          <table:table-cell table:formula="of:=IF([.F172]&lt;0.000001;[.G171]+2+1/[.$H$2];[.G171]+1/[.$H$2])" office:value-type="float" office:value="2.81666666666666" calcext:value-type="float">
            <text:p>2,81666666666666</text:p>
          </table:table-cell>
          <table:table-cell table:number-columns-repeated="4"/>
          <table:table-cell table:formula="of:=SUM(MOD(SUM([.L171]-[.L$2];[.T$2]);[.R$2]-[.L$2]);[.L$2])" office:value-type="time" office:time-value="PT09H20M00S" calcext:value-type="time">
            <text:p>09:20:00</text:p>
          </table:table-cell>
          <table:table-cell table:formula="of:=IF([.L172]&lt;[.L171];[.M171]+[.H$2];[.M171])" office:value-type="float" office:value="540" calcext:value-type="float">
            <text:p>540</text:p>
          </table:table-cell>
          <table:table-cell table:formula="of:=OFFSET([.C$4];[.M172];0)" office:value-type="float" office:value="43754" calcext:value-type="float">
            <text:p>43754</text:p>
          </table:table-cell>
          <table:table-cell table:formula="of:=[.L172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72];0)&lt;=[.O17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3]))" office:value-type="date" office:date-value="2019-10-09T09:07:07.675076" calcext:value-type="date">
            <text:p>2019-10-09 09:07:08</text:p>
          </table:table-cell>
          <table:table-cell table:style-name="ce7" table:formula="of:=[.A173]" office:value-type="date" office:date-value="2019-10-09T09:07:07.675076" calcext:value-type="date">
            <text:p>2019-10-09 09:07:08</text:p>
          </table:table-cell>
          <table:table-cell table:formula="of:=TRUNC([.A173])" office:value-type="float" office:value="43747" calcext:value-type="float">
            <text:p>43747</text:p>
          </table:table-cell>
          <table:table-cell table:style-name="ce12" table:formula="of:=[.B173]-[.C173]" office:value-type="date" office:date-value="1899-12-30T09:07:07.67507603858" calcext:value-type="date">
            <text:p>12/30/99 09:07 AM</text:p>
          </table:table-cell>
          <table:table-cell table:formula="of:=MOD([.E172]-[.$E$2];[.$H$2])+1+[.$E$2]" office:value-type="float" office:value="271" calcext:value-type="float">
            <text:p>271</text:p>
          </table:table-cell>
          <table:table-cell table:formula="of:=MOD([.F172]+1/[.$H$2];5)" office:value-type="float" office:value="2.83333333333333" calcext:value-type="float">
            <text:p>2,83333333333333</text:p>
          </table:table-cell>
          <table:table-cell table:formula="of:=IF([.F173]&lt;0.000001;[.G172]+2+1/[.$H$2];[.G172]+1/[.$H$2])" office:value-type="float" office:value="2.83333333333333" calcext:value-type="float">
            <text:p>2,83333333333333</text:p>
          </table:table-cell>
          <table:table-cell table:number-columns-repeated="4"/>
          <table:table-cell table:formula="of:=SUM(MOD(SUM([.L172]-[.L$2];[.T$2]);[.R$2]-[.L$2]);[.L$2])" office:value-type="time" office:time-value="PT09H30M00S" calcext:value-type="time">
            <text:p>09:30:00</text:p>
          </table:table-cell>
          <table:table-cell table:formula="of:=IF([.L173]&lt;[.L172];[.M172]+[.H$2];[.M172])" office:value-type="float" office:value="540" calcext:value-type="float">
            <text:p>540</text:p>
          </table:table-cell>
          <table:table-cell table:formula="of:=OFFSET([.C$4];[.M173];0)" office:value-type="float" office:value="43754" calcext:value-type="float">
            <text:p>43754</text:p>
          </table:table-cell>
          <table:table-cell table:formula="of:=[.L173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73];0)&lt;=[.O1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4]))" office:value-type="date" office:date-value="2019-10-09T09:39:14.883033" calcext:value-type="date">
            <text:p>2019-10-09 09:39:15</text:p>
          </table:table-cell>
          <table:table-cell table:style-name="ce7" table:formula="of:=[.A174]" office:value-type="date" office:date-value="2019-10-09T09:39:14.883033" calcext:value-type="date">
            <text:p>2019-10-09 09:39:15</text:p>
          </table:table-cell>
          <table:table-cell table:formula="of:=TRUNC([.A174])" office:value-type="float" office:value="43747" calcext:value-type="float">
            <text:p>43747</text:p>
          </table:table-cell>
          <table:table-cell table:style-name="ce12" table:formula="of:=[.B174]-[.C174]" office:value-type="date" office:date-value="1899-12-30T09:39:14.8830332933" calcext:value-type="date">
            <text:p>12/30/99 09:39 AM</text:p>
          </table:table-cell>
          <table:table-cell table:formula="of:=MOD([.E173]-[.$E$2];[.$H$2])+1+[.$E$2]" office:value-type="float" office:value="272" calcext:value-type="float">
            <text:p>272</text:p>
          </table:table-cell>
          <table:table-cell table:formula="of:=MOD([.F173]+1/[.$H$2];5)" office:value-type="float" office:value="2.84999999999999" calcext:value-type="float">
            <text:p>2,84999999999999</text:p>
          </table:table-cell>
          <table:table-cell table:formula="of:=IF([.F174]&lt;0.000001;[.G173]+2+1/[.$H$2];[.G173]+1/[.$H$2])" office:value-type="float" office:value="2.84999999999999" calcext:value-type="float">
            <text:p>2,84999999999999</text:p>
          </table:table-cell>
          <table:table-cell table:number-columns-repeated="4"/>
          <table:table-cell table:formula="of:=SUM(MOD(SUM([.L173]-[.L$2];[.T$2]);[.R$2]-[.L$2]);[.L$2])" office:value-type="time" office:time-value="PT09H40M00S" calcext:value-type="time">
            <text:p>09:40:00</text:p>
          </table:table-cell>
          <table:table-cell table:formula="of:=IF([.L174]&lt;[.L173];[.M173]+[.H$2];[.M173])" office:value-type="float" office:value="540" calcext:value-type="float">
            <text:p>540</text:p>
          </table:table-cell>
          <table:table-cell table:formula="of:=OFFSET([.C$4];[.M174];0)" office:value-type="float" office:value="43754" calcext:value-type="float">
            <text:p>43754</text:p>
          </table:table-cell>
          <table:table-cell table:formula="of:=[.L174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74];0)&lt;=[.O1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5]))" office:value-type="date" office:date-value="2019-10-09T09:41:01.311271" calcext:value-type="date">
            <text:p>2019-10-09 09:41:01</text:p>
          </table:table-cell>
          <table:table-cell table:style-name="ce7" table:formula="of:=[.A175]" office:value-type="date" office:date-value="2019-10-09T09:41:01.311271" calcext:value-type="date">
            <text:p>2019-10-09 09:41:01</text:p>
          </table:table-cell>
          <table:table-cell table:formula="of:=TRUNC([.A175])" office:value-type="float" office:value="43747" calcext:value-type="float">
            <text:p>43747</text:p>
          </table:table-cell>
          <table:table-cell table:style-name="ce12" table:formula="of:=[.B175]-[.C175]" office:value-type="date" office:date-value="1899-12-30T09:41:01.31127064582" calcext:value-type="date">
            <text:p>12/30/99 09:41 AM</text:p>
          </table:table-cell>
          <table:table-cell table:formula="of:=MOD([.E174]-[.$E$2];[.$H$2])+1+[.$E$2]" office:value-type="float" office:value="273" calcext:value-type="float">
            <text:p>273</text:p>
          </table:table-cell>
          <table:table-cell table:formula="of:=MOD([.F174]+1/[.$H$2];5)" office:value-type="float" office:value="2.86666666666666" calcext:value-type="float">
            <text:p>2,86666666666666</text:p>
          </table:table-cell>
          <table:table-cell table:formula="of:=IF([.F175]&lt;0.000001;[.G174]+2+1/[.$H$2];[.G174]+1/[.$H$2])" office:value-type="float" office:value="2.86666666666666" calcext:value-type="float">
            <text:p>2,86666666666666</text:p>
          </table:table-cell>
          <table:table-cell table:number-columns-repeated="4"/>
          <table:table-cell table:formula="of:=SUM(MOD(SUM([.L174]-[.L$2];[.T$2]);[.R$2]-[.L$2]);[.L$2])" office:value-type="time" office:time-value="PT09H50M00S" calcext:value-type="time">
            <text:p>09:50:00</text:p>
          </table:table-cell>
          <table:table-cell table:formula="of:=IF([.L175]&lt;[.L174];[.M174]+[.H$2];[.M174])" office:value-type="float" office:value="540" calcext:value-type="float">
            <text:p>540</text:p>
          </table:table-cell>
          <table:table-cell table:formula="of:=OFFSET([.C$4];[.M175];0)" office:value-type="float" office:value="43754" calcext:value-type="float">
            <text:p>43754</text:p>
          </table:table-cell>
          <table:table-cell table:formula="of:=[.L175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75];0)&lt;=[.O1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6]))" office:value-type="date" office:date-value="2019-10-09T09:35:29.009238" calcext:value-type="date">
            <text:p>2019-10-09 09:35:29</text:p>
          </table:table-cell>
          <table:table-cell table:style-name="ce7" table:formula="of:=[.A176]" office:value-type="date" office:date-value="2019-10-09T09:35:29.009238" calcext:value-type="date">
            <text:p>2019-10-09 09:35:29</text:p>
          </table:table-cell>
          <table:table-cell table:formula="of:=TRUNC([.A176])" office:value-type="float" office:value="43747" calcext:value-type="float">
            <text:p>43747</text:p>
          </table:table-cell>
          <table:table-cell table:style-name="ce12" table:formula="of:=[.B176]-[.C176]" office:value-type="date" office:date-value="1899-12-30T09:35:29.00923832785" calcext:value-type="date">
            <text:p>12/30/99 09:35 AM</text:p>
          </table:table-cell>
          <table:table-cell table:formula="of:=MOD([.E175]-[.$E$2];[.$H$2])+1+[.$E$2]" office:value-type="float" office:value="274" calcext:value-type="float">
            <text:p>274</text:p>
          </table:table-cell>
          <table:table-cell table:formula="of:=MOD([.F175]+1/[.$H$2];5)" office:value-type="float" office:value="2.88333333333333" calcext:value-type="float">
            <text:p>2,88333333333333</text:p>
          </table:table-cell>
          <table:table-cell table:formula="of:=IF([.F176]&lt;0.000001;[.G175]+2+1/[.$H$2];[.G175]+1/[.$H$2])" office:value-type="float" office:value="2.88333333333333" calcext:value-type="float">
            <text:p>2,88333333333333</text:p>
          </table:table-cell>
          <table:table-cell table:number-columns-repeated="4"/>
          <table:table-cell table:formula="of:=SUM(MOD(SUM([.L175]-[.L$2];[.T$2]);[.R$2]-[.L$2]);[.L$2])" office:value-type="time" office:time-value="PT10H00M00S" calcext:value-type="time">
            <text:p>10:00:00</text:p>
          </table:table-cell>
          <table:table-cell table:formula="of:=IF([.L176]&lt;[.L175];[.M175]+[.H$2];[.M175])" office:value-type="float" office:value="540" calcext:value-type="float">
            <text:p>540</text:p>
          </table:table-cell>
          <table:table-cell table:formula="of:=OFFSET([.C$4];[.M176];0)" office:value-type="float" office:value="43754" calcext:value-type="float">
            <text:p>43754</text:p>
          </table:table-cell>
          <table:table-cell table:formula="of:=[.L176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76];0)&lt;=[.O1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7]))" office:value-type="date" office:date-value="2019-10-09T09:05:20.880471" calcext:value-type="date">
            <text:p>2019-10-09 09:05:21</text:p>
          </table:table-cell>
          <table:table-cell table:style-name="ce7" table:formula="of:=[.A177]" office:value-type="date" office:date-value="2019-10-09T09:05:20.880471" calcext:value-type="date">
            <text:p>2019-10-09 09:05:21</text:p>
          </table:table-cell>
          <table:table-cell table:formula="of:=TRUNC([.A177])" office:value-type="float" office:value="43747" calcext:value-type="float">
            <text:p>43747</text:p>
          </table:table-cell>
          <table:table-cell table:style-name="ce12" table:formula="of:=[.B177]-[.C177]" office:value-type="date" office:date-value="1899-12-30T09:05:20.88047135621" calcext:value-type="date">
            <text:p>12/30/99 09:05 AM</text:p>
          </table:table-cell>
          <table:table-cell table:formula="of:=MOD([.E176]-[.$E$2];[.$H$2])+1+[.$E$2]" office:value-type="float" office:value="275" calcext:value-type="float">
            <text:p>275</text:p>
          </table:table-cell>
          <table:table-cell table:formula="of:=MOD([.F176]+1/[.$H$2];5)" office:value-type="float" office:value="2.89999999999999" calcext:value-type="float">
            <text:p>2,89999999999999</text:p>
          </table:table-cell>
          <table:table-cell table:formula="of:=IF([.F177]&lt;0.000001;[.G176]+2+1/[.$H$2];[.G176]+1/[.$H$2])" office:value-type="float" office:value="2.89999999999999" calcext:value-type="float">
            <text:p>2,89999999999999</text:p>
          </table:table-cell>
          <table:table-cell table:number-columns-repeated="4"/>
          <table:table-cell table:formula="of:=SUM(MOD(SUM([.L176]-[.L$2];[.T$2]);[.R$2]-[.L$2]);[.L$2])" office:value-type="time" office:time-value="PT10H10M00S" calcext:value-type="time">
            <text:p>10:10:00</text:p>
          </table:table-cell>
          <table:table-cell table:formula="of:=IF([.L177]&lt;[.L176];[.M176]+[.H$2];[.M176])" office:value-type="float" office:value="540" calcext:value-type="float">
            <text:p>540</text:p>
          </table:table-cell>
          <table:table-cell table:formula="of:=OFFSET([.C$4];[.M177];0)" office:value-type="float" office:value="43754" calcext:value-type="float">
            <text:p>43754</text:p>
          </table:table-cell>
          <table:table-cell table:formula="of:=[.L177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77];0)&lt;=[.O1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8]))" office:value-type="date" office:date-value="2019-10-09T09:40:15.175078" calcext:value-type="date">
            <text:p>2019-10-09 09:40:15</text:p>
          </table:table-cell>
          <table:table-cell table:style-name="ce7" table:formula="of:=[.A178]" office:value-type="date" office:date-value="2019-10-09T09:40:15.175078" calcext:value-type="date">
            <text:p>2019-10-09 09:40:15</text:p>
          </table:table-cell>
          <table:table-cell table:formula="of:=TRUNC([.A178])" office:value-type="float" office:value="43747" calcext:value-type="float">
            <text:p>43747</text:p>
          </table:table-cell>
          <table:table-cell table:style-name="ce12" table:formula="of:=[.B178]-[.C178]" office:value-type="date" office:date-value="1899-12-30T09:40:15.17507827375" calcext:value-type="date">
            <text:p>12/30/99 09:40 AM</text:p>
          </table:table-cell>
          <table:table-cell table:formula="of:=MOD([.E177]-[.$E$2];[.$H$2])+1+[.$E$2]" office:value-type="float" office:value="276" calcext:value-type="float">
            <text:p>276</text:p>
          </table:table-cell>
          <table:table-cell table:formula="of:=MOD([.F177]+1/[.$H$2];5)" office:value-type="float" office:value="2.91666666666666" calcext:value-type="float">
            <text:p>2,91666666666666</text:p>
          </table:table-cell>
          <table:table-cell table:formula="of:=IF([.F178]&lt;0.000001;[.G177]+2+1/[.$H$2];[.G177]+1/[.$H$2])" office:value-type="float" office:value="2.91666666666666" calcext:value-type="float">
            <text:p>2,91666666666666</text:p>
          </table:table-cell>
          <table:table-cell table:number-columns-repeated="4"/>
          <table:table-cell table:formula="of:=SUM(MOD(SUM([.L177]-[.L$2];[.T$2]);[.R$2]-[.L$2]);[.L$2])" office:value-type="time" office:time-value="PT10H20M00S" calcext:value-type="time">
            <text:p>10:20:00</text:p>
          </table:table-cell>
          <table:table-cell table:formula="of:=IF([.L178]&lt;[.L177];[.M177]+[.H$2];[.M177])" office:value-type="float" office:value="540" calcext:value-type="float">
            <text:p>540</text:p>
          </table:table-cell>
          <table:table-cell table:formula="of:=OFFSET([.C$4];[.M178];0)" office:value-type="float" office:value="43754" calcext:value-type="float">
            <text:p>43754</text:p>
          </table:table-cell>
          <table:table-cell table:formula="of:=[.L178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78];0)&lt;=[.O1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79]))" office:value-type="date" office:date-value="2019-10-09T09:23:30.643794" calcext:value-type="date">
            <text:p>2019-10-09 09:23:31</text:p>
          </table:table-cell>
          <table:table-cell table:style-name="ce7" table:formula="of:=[.A179]" office:value-type="date" office:date-value="2019-10-09T09:23:30.643794" calcext:value-type="date">
            <text:p>2019-10-09 09:23:31</text:p>
          </table:table-cell>
          <table:table-cell table:formula="of:=TRUNC([.A179])" office:value-type="float" office:value="43747" calcext:value-type="float">
            <text:p>43747</text:p>
          </table:table-cell>
          <table:table-cell table:style-name="ce12" table:formula="of:=[.B179]-[.C179]" office:value-type="date" office:date-value="1899-12-30T09:23:30.64379448071" calcext:value-type="date">
            <text:p>12/30/99 09:23 AM</text:p>
          </table:table-cell>
          <table:table-cell table:formula="of:=MOD([.E178]-[.$E$2];[.$H$2])+1+[.$E$2]" office:value-type="float" office:value="277" calcext:value-type="float">
            <text:p>277</text:p>
          </table:table-cell>
          <table:table-cell table:formula="of:=MOD([.F178]+1/[.$H$2];5)" office:value-type="float" office:value="2.93333333333333" calcext:value-type="float">
            <text:p>2,93333333333333</text:p>
          </table:table-cell>
          <table:table-cell table:formula="of:=IF([.F179]&lt;0.000001;[.G178]+2+1/[.$H$2];[.G178]+1/[.$H$2])" office:value-type="float" office:value="2.93333333333333" calcext:value-type="float">
            <text:p>2,93333333333333</text:p>
          </table:table-cell>
          <table:table-cell table:number-columns-repeated="4"/>
          <table:table-cell table:formula="of:=SUM(MOD(SUM([.L178]-[.L$2];[.T$2]);[.R$2]-[.L$2]);[.L$2])" office:value-type="time" office:time-value="PT10H30M00S" calcext:value-type="time">
            <text:p>10:30:00</text:p>
          </table:table-cell>
          <table:table-cell table:formula="of:=IF([.L179]&lt;[.L178];[.M178]+[.H$2];[.M178])" office:value-type="float" office:value="540" calcext:value-type="float">
            <text:p>540</text:p>
          </table:table-cell>
          <table:table-cell table:formula="of:=OFFSET([.C$4];[.M179];0)" office:value-type="float" office:value="43754" calcext:value-type="float">
            <text:p>43754</text:p>
          </table:table-cell>
          <table:table-cell table:formula="of:=[.L179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79];0)&lt;=[.O1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0]))" office:value-type="date" office:date-value="2019-10-09T09:15:15.863619" calcext:value-type="date">
            <text:p>2019-10-09 09:15:16</text:p>
          </table:table-cell>
          <table:table-cell table:style-name="ce7" table:formula="of:=[.A180]" office:value-type="date" office:date-value="2019-10-09T09:15:15.863619" calcext:value-type="date">
            <text:p>2019-10-09 09:15:16</text:p>
          </table:table-cell>
          <table:table-cell table:formula="of:=TRUNC([.A180])" office:value-type="float" office:value="43747" calcext:value-type="float">
            <text:p>43747</text:p>
          </table:table-cell>
          <table:table-cell table:style-name="ce12" table:formula="of:=[.B180]-[.C180]" office:value-type="date" office:date-value="1899-12-30T09:15:15.86361948866" calcext:value-type="date">
            <text:p>12/30/99 09:15 AM</text:p>
          </table:table-cell>
          <table:table-cell table:formula="of:=MOD([.E179]-[.$E$2];[.$H$2])+1+[.$E$2]" office:value-type="float" office:value="278" calcext:value-type="float">
            <text:p>278</text:p>
          </table:table-cell>
          <table:table-cell table:formula="of:=MOD([.F179]+1/[.$H$2];5)" office:value-type="float" office:value="2.94999999999999" calcext:value-type="float">
            <text:p>2,94999999999999</text:p>
          </table:table-cell>
          <table:table-cell table:formula="of:=IF([.F180]&lt;0.000001;[.G179]+2+1/[.$H$2];[.G179]+1/[.$H$2])" office:value-type="float" office:value="2.94999999999999" calcext:value-type="float">
            <text:p>2,94999999999999</text:p>
          </table:table-cell>
          <table:table-cell table:number-columns-repeated="4"/>
          <table:table-cell table:formula="of:=SUM(MOD(SUM([.L179]-[.L$2];[.T$2]);[.R$2]-[.L$2]);[.L$2])" office:value-type="time" office:time-value="PT10H40M00S" calcext:value-type="time">
            <text:p>10:40:00</text:p>
          </table:table-cell>
          <table:table-cell table:formula="of:=IF([.L180]&lt;[.L179];[.M179]+[.H$2];[.M179])" office:value-type="float" office:value="540" calcext:value-type="float">
            <text:p>540</text:p>
          </table:table-cell>
          <table:table-cell table:formula="of:=OFFSET([.C$4];[.M180];0)" office:value-type="float" office:value="43754" calcext:value-type="float">
            <text:p>43754</text:p>
          </table:table-cell>
          <table:table-cell table:formula="of:=[.L180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0];0)&lt;=[.O1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1]))" office:value-type="date" office:date-value="2019-10-09T09:46:08.880764" calcext:value-type="date">
            <text:p>2019-10-09 09:46:09</text:p>
          </table:table-cell>
          <table:table-cell table:style-name="ce7" table:formula="of:=[.A181]" office:value-type="date" office:date-value="2019-10-09T09:46:08.880764" calcext:value-type="date">
            <text:p>2019-10-09 09:46:09</text:p>
          </table:table-cell>
          <table:table-cell table:formula="of:=TRUNC([.A181])" office:value-type="float" office:value="43747" calcext:value-type="float">
            <text:p>43747</text:p>
          </table:table-cell>
          <table:table-cell table:style-name="ce12" table:formula="of:=[.B181]-[.C181]" office:value-type="date" office:date-value="1899-12-30T09:46:08.88076448813" calcext:value-type="date">
            <text:p>12/30/99 09:46 AM</text:p>
          </table:table-cell>
          <table:table-cell table:formula="of:=MOD([.E180]-[.$E$2];[.$H$2])+1+[.$E$2]" office:value-type="float" office:value="279" calcext:value-type="float">
            <text:p>279</text:p>
          </table:table-cell>
          <table:table-cell table:formula="of:=MOD([.F180]+1/[.$H$2];5)" office:value-type="float" office:value="2.96666666666666" calcext:value-type="float">
            <text:p>2,96666666666666</text:p>
          </table:table-cell>
          <table:table-cell table:formula="of:=IF([.F181]&lt;0.000001;[.G180]+2+1/[.$H$2];[.G180]+1/[.$H$2])" office:value-type="float" office:value="2.96666666666666" calcext:value-type="float">
            <text:p>2,96666666666666</text:p>
          </table:table-cell>
          <table:table-cell table:number-columns-repeated="4"/>
          <table:table-cell table:formula="of:=SUM(MOD(SUM([.L180]-[.L$2];[.T$2]);[.R$2]-[.L$2]);[.L$2])" office:value-type="time" office:time-value="PT10H50M00S" calcext:value-type="time">
            <text:p>10:50:00</text:p>
          </table:table-cell>
          <table:table-cell table:formula="of:=IF([.L181]&lt;[.L180];[.M180]+[.H$2];[.M180])" office:value-type="float" office:value="540" calcext:value-type="float">
            <text:p>540</text:p>
          </table:table-cell>
          <table:table-cell table:formula="of:=OFFSET([.C$4];[.M181];0)" office:value-type="float" office:value="43754" calcext:value-type="float">
            <text:p>43754</text:p>
          </table:table-cell>
          <table:table-cell table:formula="of:=[.L181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81];0)&lt;=[.O18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2]))" office:value-type="date" office:date-value="2019-10-09T09:00:56.954848" calcext:value-type="date">
            <text:p>2019-10-09 09:00:57</text:p>
          </table:table-cell>
          <table:table-cell table:style-name="ce7" table:formula="of:=[.A182]" office:value-type="date" office:date-value="2019-10-09T09:00:56.954848" calcext:value-type="date">
            <text:p>2019-10-09 09:00:57</text:p>
          </table:table-cell>
          <table:table-cell table:formula="of:=TRUNC([.A182])" office:value-type="float" office:value="43747" calcext:value-type="float">
            <text:p>43747</text:p>
          </table:table-cell>
          <table:table-cell table:style-name="ce12" table:formula="of:=[.B182]-[.C182]" office:value-type="date" office:date-value="1899-12-30T09:00:56.95484848693" calcext:value-type="date">
            <text:p>12/30/99 09:00 AM</text:p>
          </table:table-cell>
          <table:table-cell table:formula="of:=MOD([.E181]-[.$E$2];[.$H$2])+1+[.$E$2]" office:value-type="float" office:value="280" calcext:value-type="float">
            <text:p>280</text:p>
          </table:table-cell>
          <table:table-cell table:formula="of:=MOD([.F181]+1/[.$H$2];5)" office:value-type="float" office:value="2.98333333333333" calcext:value-type="float">
            <text:p>2,98333333333333</text:p>
          </table:table-cell>
          <table:table-cell table:formula="of:=IF([.F182]&lt;0.000001;[.G181]+2+1/[.$H$2];[.G181]+1/[.$H$2])" office:value-type="float" office:value="2.98333333333333" calcext:value-type="float">
            <text:p>2,98333333333333</text:p>
          </table:table-cell>
          <table:table-cell table:number-columns-repeated="4"/>
          <table:table-cell table:formula="of:=SUM(MOD(SUM([.L181]-[.L$2];[.T$2]);[.R$2]-[.L$2]);[.L$2])" office:value-type="time" office:time-value="PT11H00M00S" calcext:value-type="time">
            <text:p>11:00:00</text:p>
          </table:table-cell>
          <table:table-cell table:formula="of:=IF([.L182]&lt;[.L181];[.M181]+[.H$2];[.M181])" office:value-type="float" office:value="540" calcext:value-type="float">
            <text:p>540</text:p>
          </table:table-cell>
          <table:table-cell table:formula="of:=OFFSET([.C$4];[.M182];0)" office:value-type="float" office:value="43754" calcext:value-type="float">
            <text:p>43754</text:p>
          </table:table-cell>
          <table:table-cell table:formula="of:=[.L182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82];0)&lt;=[.O1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3]))" office:value-type="date" office:date-value="2019-10-09T09:12:23.043589" calcext:value-type="date">
            <text:p>2019-10-09 09:12:23</text:p>
          </table:table-cell>
          <table:table-cell table:style-name="ce7" table:formula="of:=[.A183]" office:value-type="date" office:date-value="2019-10-09T09:12:23.043589" calcext:value-type="date">
            <text:p>2019-10-09 09:12:23</text:p>
          </table:table-cell>
          <table:table-cell table:formula="of:=TRUNC([.A183])" office:value-type="float" office:value="43747" calcext:value-type="float">
            <text:p>43747</text:p>
          </table:table-cell>
          <table:table-cell table:style-name="ce12" table:formula="of:=[.B183]-[.C183]" office:value-type="date" office:date-value="1899-12-30T09:12:23.0435890099" calcext:value-type="date">
            <text:p>12/30/99 09:12 AM</text:p>
          </table:table-cell>
          <table:table-cell table:formula="of:=MOD([.E182]-[.$E$2];[.$H$2])+1+[.$E$2]" office:value-type="float" office:value="221" calcext:value-type="float">
            <text:p>221</text:p>
          </table:table-cell>
          <table:table-cell table:formula="of:=MOD([.F182]+1/[.$H$2];5)" office:value-type="float" office:value="3" calcext:value-type="float">
            <text:p>3</text:p>
          </table:table-cell>
          <table:table-cell table:formula="of:=IF([.F183]&lt;0.000001;[.G182]+2+1/[.$H$2];[.G182]+1/[.$H$2])" office:value-type="float" office:value="3" calcext:value-type="float">
            <text:p>3</text:p>
          </table:table-cell>
          <table:table-cell table:number-columns-repeated="4"/>
          <table:table-cell table:formula="of:=SUM(MOD(SUM([.L182]-[.L$2];[.T$2]);[.R$2]-[.L$2]);[.L$2])" office:value-type="time" office:time-value="PT08H10M00S" calcext:value-type="time">
            <text:p>08:10:00</text:p>
          </table:table-cell>
          <table:table-cell table:formula="of:=IF([.L183]&lt;[.L182];[.M182]+[.H$2];[.M182])" office:value-type="float" office:value="600" calcext:value-type="float">
            <text:p>600</text:p>
          </table:table-cell>
          <table:table-cell table:formula="of:=OFFSET([.C$4];[.M183];0)" office:value-type="float" office:value="43755" calcext:value-type="float">
            <text:p>43755</text:p>
          </table:table-cell>
          <table:table-cell table:formula="of:=[.L183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83];0)&lt;=[.O1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4]))" office:value-type="date" office:date-value="2019-10-10T09:23:48.414472" calcext:value-type="date">
            <text:p>2019-10-10 09:23:48</text:p>
          </table:table-cell>
          <table:table-cell table:style-name="ce7" table:formula="of:=[.A184]" office:value-type="date" office:date-value="2019-10-10T09:23:48.414472" calcext:value-type="date">
            <text:p>2019-10-10 09:23:48</text:p>
          </table:table-cell>
          <table:table-cell table:formula="of:=TRUNC([.A184])" office:value-type="float" office:value="43748" calcext:value-type="float">
            <text:p>43748</text:p>
          </table:table-cell>
          <table:table-cell table:style-name="ce12" table:formula="of:=[.B184]-[.C184]" office:value-type="date" office:date-value="1899-12-30T09:23:48.41447233222" calcext:value-type="date">
            <text:p>12/30/99 09:23 AM</text:p>
          </table:table-cell>
          <table:table-cell table:formula="of:=MOD([.E183]-[.$E$2];[.$H$2])+1+[.$E$2]" office:value-type="float" office:value="222" calcext:value-type="float">
            <text:p>222</text:p>
          </table:table-cell>
          <table:table-cell table:formula="of:=MOD([.F183]+1/[.$H$2];5)" office:value-type="float" office:value="3.01666666666666" calcext:value-type="float">
            <text:p>3,01666666666666</text:p>
          </table:table-cell>
          <table:table-cell table:formula="of:=IF([.F184]&lt;0.000001;[.G183]+2+1/[.$H$2];[.G183]+1/[.$H$2])" office:value-type="float" office:value="3.01666666666666" calcext:value-type="float">
            <text:p>3,01666666666666</text:p>
          </table:table-cell>
          <table:table-cell table:number-columns-repeated="4"/>
          <table:table-cell table:formula="of:=SUM(MOD(SUM([.L183]-[.L$2];[.T$2]);[.R$2]-[.L$2]);[.L$2])" office:value-type="time" office:time-value="PT08H20M00S" calcext:value-type="time">
            <text:p>08:20:00</text:p>
          </table:table-cell>
          <table:table-cell table:formula="of:=IF([.L184]&lt;[.L183];[.M183]+[.H$2];[.M183])" office:value-type="float" office:value="600" calcext:value-type="float">
            <text:p>600</text:p>
          </table:table-cell>
          <table:table-cell table:formula="of:=OFFSET([.C$4];[.M184];0)" office:value-type="float" office:value="43755" calcext:value-type="float">
            <text:p>43755</text:p>
          </table:table-cell>
          <table:table-cell table:formula="of:=[.L184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84];0)&lt;=[.O1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5]))" office:value-type="date" office:date-value="2019-10-10T09:54:23.501351" calcext:value-type="date">
            <text:p>2019-10-10 09:54:24</text:p>
          </table:table-cell>
          <table:table-cell table:style-name="ce7" table:formula="of:=[.A185]" office:value-type="date" office:date-value="2019-10-10T09:54:23.501351" calcext:value-type="date">
            <text:p>2019-10-10 09:54:24</text:p>
          </table:table-cell>
          <table:table-cell table:formula="of:=TRUNC([.A185])" office:value-type="float" office:value="43748" calcext:value-type="float">
            <text:p>43748</text:p>
          </table:table-cell>
          <table:table-cell table:style-name="ce12" table:formula="of:=[.B185]-[.C185]" office:value-type="date" office:date-value="1899-12-30T09:54:23.50135097746" calcext:value-type="date">
            <text:p>12/30/99 09:54 AM</text:p>
          </table:table-cell>
          <table:table-cell table:formula="of:=MOD([.E184]-[.$E$2];[.$H$2])+1+[.$E$2]" office:value-type="float" office:value="223" calcext:value-type="float">
            <text:p>223</text:p>
          </table:table-cell>
          <table:table-cell table:formula="of:=MOD([.F184]+1/[.$H$2];5)" office:value-type="float" office:value="3.03333333333333" calcext:value-type="float">
            <text:p>3,03333333333333</text:p>
          </table:table-cell>
          <table:table-cell table:formula="of:=IF([.F185]&lt;0.000001;[.G184]+2+1/[.$H$2];[.G184]+1/[.$H$2])" office:value-type="float" office:value="3.03333333333333" calcext:value-type="float">
            <text:p>3,03333333333333</text:p>
          </table:table-cell>
          <table:table-cell table:number-columns-repeated="4"/>
          <table:table-cell table:formula="of:=SUM(MOD(SUM([.L184]-[.L$2];[.T$2]);[.R$2]-[.L$2]);[.L$2])" office:value-type="time" office:time-value="PT08H30M00S" calcext:value-type="time">
            <text:p>08:30:00</text:p>
          </table:table-cell>
          <table:table-cell table:formula="of:=IF([.L185]&lt;[.L184];[.M184]+[.H$2];[.M184])" office:value-type="float" office:value="600" calcext:value-type="float">
            <text:p>600</text:p>
          </table:table-cell>
          <table:table-cell table:formula="of:=OFFSET([.C$4];[.M185];0)" office:value-type="float" office:value="43755" calcext:value-type="float">
            <text:p>43755</text:p>
          </table:table-cell>
          <table:table-cell table:formula="of:=[.L185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85];0)&lt;=[.O1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6]))" office:value-type="date" office:date-value="2019-10-10T09:40:53.033263" calcext:value-type="date">
            <text:p>2019-10-10 09:40:53</text:p>
          </table:table-cell>
          <table:table-cell table:style-name="ce7" table:formula="of:=[.A186]" office:value-type="date" office:date-value="2019-10-10T09:40:53.033263" calcext:value-type="date">
            <text:p>2019-10-10 09:40:53</text:p>
          </table:table-cell>
          <table:table-cell table:formula="of:=TRUNC([.A186])" office:value-type="float" office:value="43748" calcext:value-type="float">
            <text:p>43748</text:p>
          </table:table-cell>
          <table:table-cell table:style-name="ce12" table:formula="of:=[.B186]-[.C186]" office:value-type="date" office:date-value="1899-12-30T09:40:53.03326284047" calcext:value-type="date">
            <text:p>12/30/99 09:40 AM</text:p>
          </table:table-cell>
          <table:table-cell table:formula="of:=MOD([.E185]-[.$E$2];[.$H$2])+1+[.$E$2]" office:value-type="float" office:value="224" calcext:value-type="float">
            <text:p>224</text:p>
          </table:table-cell>
          <table:table-cell table:formula="of:=MOD([.F185]+1/[.$H$2];5)" office:value-type="float" office:value="3.04999999999999" calcext:value-type="float">
            <text:p>3,04999999999999</text:p>
          </table:table-cell>
          <table:table-cell table:formula="of:=IF([.F186]&lt;0.000001;[.G185]+2+1/[.$H$2];[.G185]+1/[.$H$2])" office:value-type="float" office:value="3.04999999999999" calcext:value-type="float">
            <text:p>3,04999999999999</text:p>
          </table:table-cell>
          <table:table-cell table:number-columns-repeated="4"/>
          <table:table-cell table:formula="of:=SUM(MOD(SUM([.L185]-[.L$2];[.T$2]);[.R$2]-[.L$2]);[.L$2])" office:value-type="time" office:time-value="PT08H40M00S" calcext:value-type="time">
            <text:p>08:40:00</text:p>
          </table:table-cell>
          <table:table-cell table:formula="of:=IF([.L186]&lt;[.L185];[.M185]+[.H$2];[.M185])" office:value-type="float" office:value="600" calcext:value-type="float">
            <text:p>600</text:p>
          </table:table-cell>
          <table:table-cell table:formula="of:=OFFSET([.C$4];[.M186];0)" office:value-type="float" office:value="43755" calcext:value-type="float">
            <text:p>43755</text:p>
          </table:table-cell>
          <table:table-cell table:formula="of:=[.L186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86];0)&lt;=[.O1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7]))" office:value-type="date" office:date-value="2019-10-10T09:42:38.794549" calcext:value-type="date">
            <text:p>2019-10-10 09:42:39</text:p>
          </table:table-cell>
          <table:table-cell table:style-name="ce7" table:formula="of:=[.A187]" office:value-type="date" office:date-value="2019-10-10T09:42:38.794549" calcext:value-type="date">
            <text:p>2019-10-10 09:42:39</text:p>
          </table:table-cell>
          <table:table-cell table:formula="of:=TRUNC([.A187])" office:value-type="float" office:value="43748" calcext:value-type="float">
            <text:p>43748</text:p>
          </table:table-cell>
          <table:table-cell table:style-name="ce12" table:formula="of:=[.B187]-[.C187]" office:value-type="date" office:date-value="1899-12-30T09:42:38.79454922397" calcext:value-type="date">
            <text:p>12/30/99 09:42 AM</text:p>
          </table:table-cell>
          <table:table-cell table:formula="of:=MOD([.E186]-[.$E$2];[.$H$2])+1+[.$E$2]" office:value-type="float" office:value="225" calcext:value-type="float">
            <text:p>225</text:p>
          </table:table-cell>
          <table:table-cell table:formula="of:=MOD([.F186]+1/[.$H$2];5)" office:value-type="float" office:value="3.06666666666666" calcext:value-type="float">
            <text:p>3,06666666666666</text:p>
          </table:table-cell>
          <table:table-cell table:formula="of:=IF([.F187]&lt;0.000001;[.G186]+2+1/[.$H$2];[.G186]+1/[.$H$2])" office:value-type="float" office:value="3.06666666666666" calcext:value-type="float">
            <text:p>3,06666666666666</text:p>
          </table:table-cell>
          <table:table-cell table:number-columns-repeated="4"/>
          <table:table-cell table:formula="of:=SUM(MOD(SUM([.L186]-[.L$2];[.T$2]);[.R$2]-[.L$2]);[.L$2])" office:value-type="time" office:time-value="PT08H50M00S" calcext:value-type="time">
            <text:p>08:50:00</text:p>
          </table:table-cell>
          <table:table-cell table:formula="of:=IF([.L187]&lt;[.L186];[.M186]+[.H$2];[.M186])" office:value-type="float" office:value="600" calcext:value-type="float">
            <text:p>600</text:p>
          </table:table-cell>
          <table:table-cell table:formula="of:=OFFSET([.C$4];[.M187];0)" office:value-type="float" office:value="43755" calcext:value-type="float">
            <text:p>43755</text:p>
          </table:table-cell>
          <table:table-cell table:formula="of:=[.L187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187];0)&lt;=[.O1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8]))" office:value-type="date" office:date-value="2019-10-10T09:13:52.842105" calcext:value-type="date">
            <text:p>2019-10-10 09:13:53</text:p>
          </table:table-cell>
          <table:table-cell table:style-name="ce7" table:formula="of:=[.A188]" office:value-type="date" office:date-value="2019-10-10T09:13:52.842105" calcext:value-type="date">
            <text:p>2019-10-10 09:13:53</text:p>
          </table:table-cell>
          <table:table-cell table:formula="of:=TRUNC([.A188])" office:value-type="float" office:value="43748" calcext:value-type="float">
            <text:p>43748</text:p>
          </table:table-cell>
          <table:table-cell table:style-name="ce12" table:formula="of:=[.B188]-[.C188]" office:value-type="date" office:date-value="1899-12-30T09:13:52.84210490528" calcext:value-type="date">
            <text:p>12/30/99 09:13 AM</text:p>
          </table:table-cell>
          <table:table-cell table:formula="of:=MOD([.E187]-[.$E$2];[.$H$2])+1+[.$E$2]" office:value-type="float" office:value="226" calcext:value-type="float">
            <text:p>226</text:p>
          </table:table-cell>
          <table:table-cell table:formula="of:=MOD([.F187]+1/[.$H$2];5)" office:value-type="float" office:value="3.08333333333333" calcext:value-type="float">
            <text:p>3,08333333333333</text:p>
          </table:table-cell>
          <table:table-cell table:formula="of:=IF([.F188]&lt;0.000001;[.G187]+2+1/[.$H$2];[.G187]+1/[.$H$2])" office:value-type="float" office:value="3.08333333333333" calcext:value-type="float">
            <text:p>3,08333333333333</text:p>
          </table:table-cell>
          <table:table-cell table:number-columns-repeated="4"/>
          <table:table-cell table:formula="of:=SUM(MOD(SUM([.L187]-[.L$2];[.T$2]);[.R$2]-[.L$2]);[.L$2])" office:value-type="time" office:time-value="PT09H00M00S" calcext:value-type="time">
            <text:p>09:00:00</text:p>
          </table:table-cell>
          <table:table-cell table:formula="of:=IF([.L188]&lt;[.L187];[.M187]+[.H$2];[.M187])" office:value-type="float" office:value="600" calcext:value-type="float">
            <text:p>600</text:p>
          </table:table-cell>
          <table:table-cell table:formula="of:=OFFSET([.C$4];[.M188];0)" office:value-type="float" office:value="43755" calcext:value-type="float">
            <text:p>43755</text:p>
          </table:table-cell>
          <table:table-cell table:formula="of:=[.L188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188];0)&lt;=[.O1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89]))" office:value-type="date" office:date-value="2019-10-10T09:27:32.409087" calcext:value-type="date">
            <text:p>2019-10-10 09:27:32</text:p>
          </table:table-cell>
          <table:table-cell table:style-name="ce7" table:formula="of:=[.A189]" office:value-type="date" office:date-value="2019-10-10T09:27:32.409087" calcext:value-type="date">
            <text:p>2019-10-10 09:27:32</text:p>
          </table:table-cell>
          <table:table-cell table:formula="of:=TRUNC([.A189])" office:value-type="float" office:value="43748" calcext:value-type="float">
            <text:p>43748</text:p>
          </table:table-cell>
          <table:table-cell table:style-name="ce12" table:formula="of:=[.B189]-[.C189]" office:value-type="date" office:date-value="1899-12-30T09:27:32.40908693522" calcext:value-type="date">
            <text:p>12/30/99 09:27 AM</text:p>
          </table:table-cell>
          <table:table-cell table:formula="of:=MOD([.E188]-[.$E$2];[.$H$2])+1+[.$E$2]" office:value-type="float" office:value="227" calcext:value-type="float">
            <text:p>227</text:p>
          </table:table-cell>
          <table:table-cell table:formula="of:=MOD([.F188]+1/[.$H$2];5)" office:value-type="float" office:value="3.09999999999999" calcext:value-type="float">
            <text:p>3,09999999999999</text:p>
          </table:table-cell>
          <table:table-cell table:formula="of:=IF([.F189]&lt;0.000001;[.G188]+2+1/[.$H$2];[.G188]+1/[.$H$2])" office:value-type="float" office:value="3.09999999999999" calcext:value-type="float">
            <text:p>3,09999999999999</text:p>
          </table:table-cell>
          <table:table-cell table:number-columns-repeated="4"/>
          <table:table-cell table:formula="of:=SUM(MOD(SUM([.L188]-[.L$2];[.T$2]);[.R$2]-[.L$2]);[.L$2])" office:value-type="time" office:time-value="PT09H10M00S" calcext:value-type="time">
            <text:p>09:10:00</text:p>
          </table:table-cell>
          <table:table-cell table:formula="of:=IF([.L189]&lt;[.L188];[.M188]+[.H$2];[.M188])" office:value-type="float" office:value="600" calcext:value-type="float">
            <text:p>600</text:p>
          </table:table-cell>
          <table:table-cell table:formula="of:=OFFSET([.C$4];[.M189];0)" office:value-type="float" office:value="43755" calcext:value-type="float">
            <text:p>43755</text:p>
          </table:table-cell>
          <table:table-cell table:formula="of:=[.L189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89];0)&lt;=[.O1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0]))" office:value-type="date" office:date-value="2019-10-10T09:14:47.757984" calcext:value-type="date">
            <text:p>2019-10-10 09:14:48</text:p>
          </table:table-cell>
          <table:table-cell table:style-name="ce7" table:formula="of:=[.A190]" office:value-type="date" office:date-value="2019-10-10T09:14:47.757984" calcext:value-type="date">
            <text:p>2019-10-10 09:14:48</text:p>
          </table:table-cell>
          <table:table-cell table:formula="of:=TRUNC([.A190])" office:value-type="float" office:value="43748" calcext:value-type="float">
            <text:p>43748</text:p>
          </table:table-cell>
          <table:table-cell table:style-name="ce12" table:formula="of:=[.B190]-[.C190]" office:value-type="date" office:date-value="1899-12-30T09:14:47.75798399001" calcext:value-type="date">
            <text:p>12/30/99 09:14 AM</text:p>
          </table:table-cell>
          <table:table-cell table:formula="of:=MOD([.E189]-[.$E$2];[.$H$2])+1+[.$E$2]" office:value-type="float" office:value="228" calcext:value-type="float">
            <text:p>228</text:p>
          </table:table-cell>
          <table:table-cell table:formula="of:=MOD([.F189]+1/[.$H$2];5)" office:value-type="float" office:value="3.11666666666666" calcext:value-type="float">
            <text:p>3,11666666666666</text:p>
          </table:table-cell>
          <table:table-cell table:formula="of:=IF([.F190]&lt;0.000001;[.G189]+2+1/[.$H$2];[.G189]+1/[.$H$2])" office:value-type="float" office:value="3.11666666666666" calcext:value-type="float">
            <text:p>3,11666666666666</text:p>
          </table:table-cell>
          <table:table-cell table:number-columns-repeated="4"/>
          <table:table-cell table:formula="of:=SUM(MOD(SUM([.L189]-[.L$2];[.T$2]);[.R$2]-[.L$2]);[.L$2])" office:value-type="time" office:time-value="PT09H20M00S" calcext:value-type="time">
            <text:p>09:20:00</text:p>
          </table:table-cell>
          <table:table-cell table:formula="of:=IF([.L190]&lt;[.L189];[.M189]+[.H$2];[.M189])" office:value-type="float" office:value="600" calcext:value-type="float">
            <text:p>600</text:p>
          </table:table-cell>
          <table:table-cell table:formula="of:=OFFSET([.C$4];[.M190];0)" office:value-type="float" office:value="43755" calcext:value-type="float">
            <text:p>43755</text:p>
          </table:table-cell>
          <table:table-cell table:formula="of:=[.L190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90];0)&lt;=[.O19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1]))" office:value-type="date" office:date-value="2019-10-10T09:11:28.386088" calcext:value-type="date">
            <text:p>2019-10-10 09:11:28</text:p>
          </table:table-cell>
          <table:table-cell table:style-name="ce7" table:formula="of:=[.A191]" office:value-type="date" office:date-value="2019-10-10T09:11:28.386088" calcext:value-type="date">
            <text:p>2019-10-10 09:11:28</text:p>
          </table:table-cell>
          <table:table-cell table:formula="of:=TRUNC([.A191])" office:value-type="float" office:value="43748" calcext:value-type="float">
            <text:p>43748</text:p>
          </table:table-cell>
          <table:table-cell table:style-name="ce12" table:formula="of:=[.B191]-[.C191]" office:value-type="date" office:date-value="1899-12-30T09:11:28.38608774822" calcext:value-type="date">
            <text:p>12/30/99 09:11 AM</text:p>
          </table:table-cell>
          <table:table-cell table:formula="of:=MOD([.E190]-[.$E$2];[.$H$2])+1+[.$E$2]" office:value-type="float" office:value="229" calcext:value-type="float">
            <text:p>229</text:p>
          </table:table-cell>
          <table:table-cell table:formula="of:=MOD([.F190]+1/[.$H$2];5)" office:value-type="float" office:value="3.13333333333333" calcext:value-type="float">
            <text:p>3,13333333333333</text:p>
          </table:table-cell>
          <table:table-cell table:formula="of:=IF([.F191]&lt;0.000001;[.G190]+2+1/[.$H$2];[.G190]+1/[.$H$2])" office:value-type="float" office:value="3.13333333333333" calcext:value-type="float">
            <text:p>3,13333333333333</text:p>
          </table:table-cell>
          <table:table-cell table:number-columns-repeated="4"/>
          <table:table-cell table:formula="of:=SUM(MOD(SUM([.L190]-[.L$2];[.T$2]);[.R$2]-[.L$2]);[.L$2])" office:value-type="time" office:time-value="PT09H30M00S" calcext:value-type="time">
            <text:p>09:30:00</text:p>
          </table:table-cell>
          <table:table-cell table:formula="of:=IF([.L191]&lt;[.L190];[.M190]+[.H$2];[.M190])" office:value-type="float" office:value="600" calcext:value-type="float">
            <text:p>600</text:p>
          </table:table-cell>
          <table:table-cell table:formula="of:=OFFSET([.C$4];[.M191];0)" office:value-type="float" office:value="43755" calcext:value-type="float">
            <text:p>43755</text:p>
          </table:table-cell>
          <table:table-cell table:formula="of:=[.L191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191];0)&lt;=[.O1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2]))" office:value-type="date" office:date-value="2019-10-10T09:31:02.07611" calcext:value-type="date">
            <text:p>2019-10-10 09:31:02</text:p>
          </table:table-cell>
          <table:table-cell table:style-name="ce7" table:formula="of:=[.A192]" office:value-type="date" office:date-value="2019-10-10T09:31:02.07611" calcext:value-type="date">
            <text:p>2019-10-10 09:31:02</text:p>
          </table:table-cell>
          <table:table-cell table:formula="of:=TRUNC([.A192])" office:value-type="float" office:value="43748" calcext:value-type="float">
            <text:p>43748</text:p>
          </table:table-cell>
          <table:table-cell table:style-name="ce12" table:formula="of:=[.B192]-[.C192]" office:value-type="date" office:date-value="1899-12-30T09:31:02.07611002028" calcext:value-type="date">
            <text:p>12/30/99 09:31 AM</text:p>
          </table:table-cell>
          <table:table-cell table:formula="of:=MOD([.E191]-[.$E$2];[.$H$2])+1+[.$E$2]" office:value-type="float" office:value="230" calcext:value-type="float">
            <text:p>230</text:p>
          </table:table-cell>
          <table:table-cell table:formula="of:=MOD([.F191]+1/[.$H$2];5)" office:value-type="float" office:value="3.14999999999999" calcext:value-type="float">
            <text:p>3,14999999999999</text:p>
          </table:table-cell>
          <table:table-cell table:formula="of:=IF([.F192]&lt;0.000001;[.G191]+2+1/[.$H$2];[.G191]+1/[.$H$2])" office:value-type="float" office:value="3.14999999999999" calcext:value-type="float">
            <text:p>3,14999999999999</text:p>
          </table:table-cell>
          <table:table-cell table:number-columns-repeated="4"/>
          <table:table-cell table:formula="of:=SUM(MOD(SUM([.L191]-[.L$2];[.T$2]);[.R$2]-[.L$2]);[.L$2])" office:value-type="time" office:time-value="PT09H40M00S" calcext:value-type="time">
            <text:p>09:40:00</text:p>
          </table:table-cell>
          <table:table-cell table:formula="of:=IF([.L192]&lt;[.L191];[.M191]+[.H$2];[.M191])" office:value-type="float" office:value="600" calcext:value-type="float">
            <text:p>600</text:p>
          </table:table-cell>
          <table:table-cell table:formula="of:=OFFSET([.C$4];[.M192];0)" office:value-type="float" office:value="43755" calcext:value-type="float">
            <text:p>43755</text:p>
          </table:table-cell>
          <table:table-cell table:formula="of:=[.L192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192];0)&lt;=[.O1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3]))" office:value-type="date" office:date-value="2019-10-10T09:13:06.371512" calcext:value-type="date">
            <text:p>2019-10-10 09:13:06</text:p>
          </table:table-cell>
          <table:table-cell table:style-name="ce7" table:formula="of:=[.A193]" office:value-type="date" office:date-value="2019-10-10T09:13:06.371512" calcext:value-type="date">
            <text:p>2019-10-10 09:13:06</text:p>
          </table:table-cell>
          <table:table-cell table:formula="of:=TRUNC([.A193])" office:value-type="float" office:value="43748" calcext:value-type="float">
            <text:p>43748</text:p>
          </table:table-cell>
          <table:table-cell table:style-name="ce12" table:formula="of:=[.B193]-[.C193]" office:value-type="date" office:date-value="1899-12-30T09:13:06.37151168659" calcext:value-type="date">
            <text:p>12/30/99 09:13 AM</text:p>
          </table:table-cell>
          <table:table-cell table:formula="of:=MOD([.E192]-[.$E$2];[.$H$2])+1+[.$E$2]" office:value-type="float" office:value="231" calcext:value-type="float">
            <text:p>231</text:p>
          </table:table-cell>
          <table:table-cell table:formula="of:=MOD([.F192]+1/[.$H$2];5)" office:value-type="float" office:value="3.16666666666666" calcext:value-type="float">
            <text:p>3,16666666666666</text:p>
          </table:table-cell>
          <table:table-cell table:formula="of:=IF([.F193]&lt;0.000001;[.G192]+2+1/[.$H$2];[.G192]+1/[.$H$2])" office:value-type="float" office:value="3.16666666666666" calcext:value-type="float">
            <text:p>3,16666666666666</text:p>
          </table:table-cell>
          <table:table-cell table:number-columns-repeated="4"/>
          <table:table-cell table:formula="of:=SUM(MOD(SUM([.L192]-[.L$2];[.T$2]);[.R$2]-[.L$2]);[.L$2])" office:value-type="time" office:time-value="PT09H50M00S" calcext:value-type="time">
            <text:p>09:50:00</text:p>
          </table:table-cell>
          <table:table-cell table:formula="of:=IF([.L193]&lt;[.L192];[.M192]+[.H$2];[.M192])" office:value-type="float" office:value="600" calcext:value-type="float">
            <text:p>600</text:p>
          </table:table-cell>
          <table:table-cell table:formula="of:=OFFSET([.C$4];[.M193];0)" office:value-type="float" office:value="43755" calcext:value-type="float">
            <text:p>43755</text:p>
          </table:table-cell>
          <table:table-cell table:formula="of:=[.L193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193];0)&lt;=[.O1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4]))" office:value-type="date" office:date-value="2019-10-10T09:46:20.583338" calcext:value-type="date">
            <text:p>2019-10-10 09:46:21</text:p>
          </table:table-cell>
          <table:table-cell table:style-name="ce7" table:formula="of:=[.A194]" office:value-type="date" office:date-value="2019-10-10T09:46:20.583338" calcext:value-type="date">
            <text:p>2019-10-10 09:46:21</text:p>
          </table:table-cell>
          <table:table-cell table:formula="of:=TRUNC([.A194])" office:value-type="float" office:value="43748" calcext:value-type="float">
            <text:p>43748</text:p>
          </table:table-cell>
          <table:table-cell table:style-name="ce12" table:formula="of:=[.B194]-[.C194]" office:value-type="date" office:date-value="1899-12-30T09:46:20.58333755471" calcext:value-type="date">
            <text:p>12/30/99 09:46 AM</text:p>
          </table:table-cell>
          <table:table-cell table:formula="of:=MOD([.E193]-[.$E$2];[.$H$2])+1+[.$E$2]" office:value-type="float" office:value="232" calcext:value-type="float">
            <text:p>232</text:p>
          </table:table-cell>
          <table:table-cell table:formula="of:=MOD([.F193]+1/[.$H$2];5)" office:value-type="float" office:value="3.18333333333333" calcext:value-type="float">
            <text:p>3,18333333333333</text:p>
          </table:table-cell>
          <table:table-cell table:formula="of:=IF([.F194]&lt;0.000001;[.G193]+2+1/[.$H$2];[.G193]+1/[.$H$2])" office:value-type="float" office:value="3.18333333333333" calcext:value-type="float">
            <text:p>3,18333333333333</text:p>
          </table:table-cell>
          <table:table-cell table:number-columns-repeated="4"/>
          <table:table-cell table:formula="of:=SUM(MOD(SUM([.L193]-[.L$2];[.T$2]);[.R$2]-[.L$2]);[.L$2])" office:value-type="time" office:time-value="PT10H00M00S" calcext:value-type="time">
            <text:p>10:00:00</text:p>
          </table:table-cell>
          <table:table-cell table:formula="of:=IF([.L194]&lt;[.L193];[.M193]+[.H$2];[.M193])" office:value-type="float" office:value="600" calcext:value-type="float">
            <text:p>600</text:p>
          </table:table-cell>
          <table:table-cell table:formula="of:=OFFSET([.C$4];[.M194];0)" office:value-type="float" office:value="43755" calcext:value-type="float">
            <text:p>43755</text:p>
          </table:table-cell>
          <table:table-cell table:formula="of:=[.L194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194];0)&lt;=[.O1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5]))" office:value-type="date" office:date-value="2019-10-10T09:10:20.571152" calcext:value-type="date">
            <text:p>2019-10-10 09:10:21</text:p>
          </table:table-cell>
          <table:table-cell table:style-name="ce7" table:formula="of:=[.A195]" office:value-type="date" office:date-value="2019-10-10T09:10:20.571152" calcext:value-type="date">
            <text:p>2019-10-10 09:10:21</text:p>
          </table:table-cell>
          <table:table-cell table:formula="of:=TRUNC([.A195])" office:value-type="float" office:value="43748" calcext:value-type="float">
            <text:p>43748</text:p>
          </table:table-cell>
          <table:table-cell table:style-name="ce12" table:formula="of:=[.B195]-[.C195]" office:value-type="date" office:date-value="1899-12-30T09:10:20.57115181815" calcext:value-type="date">
            <text:p>12/30/99 09:10 AM</text:p>
          </table:table-cell>
          <table:table-cell table:formula="of:=MOD([.E194]-[.$E$2];[.$H$2])+1+[.$E$2]" office:value-type="float" office:value="233" calcext:value-type="float">
            <text:p>233</text:p>
          </table:table-cell>
          <table:table-cell table:formula="of:=MOD([.F194]+1/[.$H$2];5)" office:value-type="float" office:value="3.19999999999999" calcext:value-type="float">
            <text:p>3,19999999999999</text:p>
          </table:table-cell>
          <table:table-cell table:formula="of:=IF([.F195]&lt;0.000001;[.G194]+2+1/[.$H$2];[.G194]+1/[.$H$2])" office:value-type="float" office:value="3.19999999999999" calcext:value-type="float">
            <text:p>3,19999999999999</text:p>
          </table:table-cell>
          <table:table-cell table:number-columns-repeated="4"/>
          <table:table-cell table:formula="of:=SUM(MOD(SUM([.L194]-[.L$2];[.T$2]);[.R$2]-[.L$2]);[.L$2])" office:value-type="time" office:time-value="PT10H10M00S" calcext:value-type="time">
            <text:p>10:10:00</text:p>
          </table:table-cell>
          <table:table-cell table:formula="of:=IF([.L195]&lt;[.L194];[.M194]+[.H$2];[.M194])" office:value-type="float" office:value="600" calcext:value-type="float">
            <text:p>600</text:p>
          </table:table-cell>
          <table:table-cell table:formula="of:=OFFSET([.C$4];[.M195];0)" office:value-type="float" office:value="43755" calcext:value-type="float">
            <text:p>43755</text:p>
          </table:table-cell>
          <table:table-cell table:formula="of:=[.L195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195];0)&lt;=[.O1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6]))" office:value-type="date" office:date-value="2019-10-10T09:34:39.130416" calcext:value-type="date">
            <text:p>2019-10-10 09:34:39</text:p>
          </table:table-cell>
          <table:table-cell table:style-name="ce7" table:formula="of:=[.A196]" office:value-type="date" office:date-value="2019-10-10T09:34:39.130416" calcext:value-type="date">
            <text:p>2019-10-10 09:34:39</text:p>
          </table:table-cell>
          <table:table-cell table:formula="of:=TRUNC([.A196])" office:value-type="float" office:value="43748" calcext:value-type="float">
            <text:p>43748</text:p>
          </table:table-cell>
          <table:table-cell table:style-name="ce12" table:formula="of:=[.B196]-[.C196]" office:value-type="date" office:date-value="1899-12-30T09:34:39.13041638676" calcext:value-type="date">
            <text:p>12/30/99 09:34 AM</text:p>
          </table:table-cell>
          <table:table-cell table:formula="of:=MOD([.E195]-[.$E$2];[.$H$2])+1+[.$E$2]" office:value-type="float" office:value="234" calcext:value-type="float">
            <text:p>234</text:p>
          </table:table-cell>
          <table:table-cell table:formula="of:=MOD([.F195]+1/[.$H$2];5)" office:value-type="float" office:value="3.21666666666666" calcext:value-type="float">
            <text:p>3,21666666666666</text:p>
          </table:table-cell>
          <table:table-cell table:formula="of:=IF([.F196]&lt;0.000001;[.G195]+2+1/[.$H$2];[.G195]+1/[.$H$2])" office:value-type="float" office:value="3.21666666666666" calcext:value-type="float">
            <text:p>3,21666666666666</text:p>
          </table:table-cell>
          <table:table-cell table:number-columns-repeated="4"/>
          <table:table-cell table:formula="of:=SUM(MOD(SUM([.L195]-[.L$2];[.T$2]);[.R$2]-[.L$2]);[.L$2])" office:value-type="time" office:time-value="PT10H20M00S" calcext:value-type="time">
            <text:p>10:20:00</text:p>
          </table:table-cell>
          <table:table-cell table:formula="of:=IF([.L196]&lt;[.L195];[.M195]+[.H$2];[.M195])" office:value-type="float" office:value="600" calcext:value-type="float">
            <text:p>600</text:p>
          </table:table-cell>
          <table:table-cell table:formula="of:=OFFSET([.C$4];[.M196];0)" office:value-type="float" office:value="43755" calcext:value-type="float">
            <text:p>43755</text:p>
          </table:table-cell>
          <table:table-cell table:formula="of:=[.L196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196];0)&lt;=[.O1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7]))" office:value-type="date" office:date-value="2019-10-10T09:37:43.978245" calcext:value-type="date">
            <text:p>2019-10-10 09:37:44</text:p>
          </table:table-cell>
          <table:table-cell table:style-name="ce7" table:formula="of:=[.A197]" office:value-type="date" office:date-value="2019-10-10T09:37:43.978245" calcext:value-type="date">
            <text:p>2019-10-10 09:37:44</text:p>
          </table:table-cell>
          <table:table-cell table:formula="of:=TRUNC([.A197])" office:value-type="float" office:value="43748" calcext:value-type="float">
            <text:p>43748</text:p>
          </table:table-cell>
          <table:table-cell table:style-name="ce12" table:formula="of:=[.B197]-[.C197]" office:value-type="date" office:date-value="1899-12-30T09:37:43.97824510932" calcext:value-type="date">
            <text:p>12/30/99 09:37 AM</text:p>
          </table:table-cell>
          <table:table-cell table:formula="of:=MOD([.E196]-[.$E$2];[.$H$2])+1+[.$E$2]" office:value-type="float" office:value="235" calcext:value-type="float">
            <text:p>235</text:p>
          </table:table-cell>
          <table:table-cell table:formula="of:=MOD([.F196]+1/[.$H$2];5)" office:value-type="float" office:value="3.23333333333333" calcext:value-type="float">
            <text:p>3,23333333333333</text:p>
          </table:table-cell>
          <table:table-cell table:formula="of:=IF([.F197]&lt;0.000001;[.G196]+2+1/[.$H$2];[.G196]+1/[.$H$2])" office:value-type="float" office:value="3.23333333333333" calcext:value-type="float">
            <text:p>3,23333333333333</text:p>
          </table:table-cell>
          <table:table-cell table:number-columns-repeated="4"/>
          <table:table-cell table:formula="of:=SUM(MOD(SUM([.L196]-[.L$2];[.T$2]);[.R$2]-[.L$2]);[.L$2])" office:value-type="time" office:time-value="PT10H30M00S" calcext:value-type="time">
            <text:p>10:30:00</text:p>
          </table:table-cell>
          <table:table-cell table:formula="of:=IF([.L197]&lt;[.L196];[.M196]+[.H$2];[.M196])" office:value-type="float" office:value="600" calcext:value-type="float">
            <text:p>600</text:p>
          </table:table-cell>
          <table:table-cell table:formula="of:=OFFSET([.C$4];[.M197];0)" office:value-type="float" office:value="43755" calcext:value-type="float">
            <text:p>43755</text:p>
          </table:table-cell>
          <table:table-cell table:formula="of:=[.L197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197];0)&lt;=[.O1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8]))" office:value-type="date" office:date-value="2019-10-10T09:12:56.817834" calcext:value-type="date">
            <text:p>2019-10-10 09:12:57</text:p>
          </table:table-cell>
          <table:table-cell table:style-name="ce7" table:formula="of:=[.A198]" office:value-type="date" office:date-value="2019-10-10T09:12:56.817834" calcext:value-type="date">
            <text:p>2019-10-10 09:12:57</text:p>
          </table:table-cell>
          <table:table-cell table:formula="of:=TRUNC([.A198])" office:value-type="float" office:value="43748" calcext:value-type="float">
            <text:p>43748</text:p>
          </table:table-cell>
          <table:table-cell table:style-name="ce12" table:formula="of:=[.B198]-[.C198]" office:value-type="date" office:date-value="1899-12-30T09:12:56.81783437729" calcext:value-type="date">
            <text:p>12/30/99 09:12 AM</text:p>
          </table:table-cell>
          <table:table-cell table:formula="of:=MOD([.E197]-[.$E$2];[.$H$2])+1+[.$E$2]" office:value-type="float" office:value="236" calcext:value-type="float">
            <text:p>236</text:p>
          </table:table-cell>
          <table:table-cell table:formula="of:=MOD([.F197]+1/[.$H$2];5)" office:value-type="float" office:value="3.24999999999999" calcext:value-type="float">
            <text:p>3,24999999999999</text:p>
          </table:table-cell>
          <table:table-cell table:formula="of:=IF([.F198]&lt;0.000001;[.G197]+2+1/[.$H$2];[.G197]+1/[.$H$2])" office:value-type="float" office:value="3.24999999999999" calcext:value-type="float">
            <text:p>3,24999999999999</text:p>
          </table:table-cell>
          <table:table-cell table:number-columns-repeated="4"/>
          <table:table-cell table:formula="of:=SUM(MOD(SUM([.L197]-[.L$2];[.T$2]);[.R$2]-[.L$2]);[.L$2])" office:value-type="time" office:time-value="PT10H40M00S" calcext:value-type="time">
            <text:p>10:40:00</text:p>
          </table:table-cell>
          <table:table-cell table:formula="of:=IF([.L198]&lt;[.L197];[.M197]+[.H$2];[.M197])" office:value-type="float" office:value="600" calcext:value-type="float">
            <text:p>600</text:p>
          </table:table-cell>
          <table:table-cell table:formula="of:=OFFSET([.C$4];[.M198];0)" office:value-type="float" office:value="43755" calcext:value-type="float">
            <text:p>43755</text:p>
          </table:table-cell>
          <table:table-cell table:formula="of:=[.L198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198];0)&lt;=[.O1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199]))" office:value-type="date" office:date-value="2019-10-10T08:39:59.173531" calcext:value-type="date">
            <text:p>2019-10-10 08:39:59</text:p>
          </table:table-cell>
          <table:table-cell table:style-name="ce7" table:formula="of:=[.A199]" office:value-type="date" office:date-value="2019-10-10T08:39:59.173531" calcext:value-type="date">
            <text:p>2019-10-10 08:39:59</text:p>
          </table:table-cell>
          <table:table-cell table:formula="of:=TRUNC([.A199])" office:value-type="float" office:value="43748" calcext:value-type="float">
            <text:p>43748</text:p>
          </table:table-cell>
          <table:table-cell table:style-name="ce12" table:formula="of:=[.B199]-[.C199]" office:value-type="date" office:date-value="1899-12-30T08:39:59.17353142519" calcext:value-type="date">
            <text:p>12/30/99 08:39 AM</text:p>
          </table:table-cell>
          <table:table-cell table:formula="of:=MOD([.E198]-[.$E$2];[.$H$2])+1+[.$E$2]" office:value-type="float" office:value="237" calcext:value-type="float">
            <text:p>237</text:p>
          </table:table-cell>
          <table:table-cell table:formula="of:=MOD([.F198]+1/[.$H$2];5)" office:value-type="float" office:value="3.26666666666666" calcext:value-type="float">
            <text:p>3,26666666666666</text:p>
          </table:table-cell>
          <table:table-cell table:formula="of:=IF([.F199]&lt;0.000001;[.G198]+2+1/[.$H$2];[.G198]+1/[.$H$2])" office:value-type="float" office:value="3.26666666666666" calcext:value-type="float">
            <text:p>3,26666666666666</text:p>
          </table:table-cell>
          <table:table-cell table:number-columns-repeated="4"/>
          <table:table-cell table:formula="of:=SUM(MOD(SUM([.L198]-[.L$2];[.T$2]);[.R$2]-[.L$2]);[.L$2])" office:value-type="time" office:time-value="PT10H50M00S" calcext:value-type="time">
            <text:p>10:50:00</text:p>
          </table:table-cell>
          <table:table-cell table:formula="of:=IF([.L199]&lt;[.L198];[.M198]+[.H$2];[.M198])" office:value-type="float" office:value="600" calcext:value-type="float">
            <text:p>600</text:p>
          </table:table-cell>
          <table:table-cell table:formula="of:=OFFSET([.C$4];[.M199];0)" office:value-type="float" office:value="43755" calcext:value-type="float">
            <text:p>43755</text:p>
          </table:table-cell>
          <table:table-cell table:formula="of:=[.L199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199];0)&lt;=[.O1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0]))" office:value-type="date" office:date-value="2019-10-10T09:29:12.37229" calcext:value-type="date">
            <text:p>2019-10-10 09:29:12</text:p>
          </table:table-cell>
          <table:table-cell table:style-name="ce7" table:formula="of:=[.A200]" office:value-type="date" office:date-value="2019-10-10T09:29:12.37229" calcext:value-type="date">
            <text:p>2019-10-10 09:29:12</text:p>
          </table:table-cell>
          <table:table-cell table:formula="of:=TRUNC([.A200])" office:value-type="float" office:value="43748" calcext:value-type="float">
            <text:p>43748</text:p>
          </table:table-cell>
          <table:table-cell table:style-name="ce12" table:formula="of:=[.B200]-[.C200]" office:value-type="date" office:date-value="1899-12-30T09:29:12.37229007762" calcext:value-type="date">
            <text:p>12/30/99 09:29 AM</text:p>
          </table:table-cell>
          <table:table-cell table:formula="of:=MOD([.E199]-[.$E$2];[.$H$2])+1+[.$E$2]" office:value-type="float" office:value="238" calcext:value-type="float">
            <text:p>238</text:p>
          </table:table-cell>
          <table:table-cell table:formula="of:=MOD([.F199]+1/[.$H$2];5)" office:value-type="float" office:value="3.28333333333333" calcext:value-type="float">
            <text:p>3,28333333333333</text:p>
          </table:table-cell>
          <table:table-cell table:formula="of:=IF([.F200]&lt;0.000001;[.G199]+2+1/[.$H$2];[.G199]+1/[.$H$2])" office:value-type="float" office:value="3.28333333333333" calcext:value-type="float">
            <text:p>3,28333333333333</text:p>
          </table:table-cell>
          <table:table-cell table:number-columns-repeated="4"/>
          <table:table-cell table:formula="of:=SUM(MOD(SUM([.L199]-[.L$2];[.T$2]);[.R$2]-[.L$2]);[.L$2])" office:value-type="time" office:time-value="PT11H00M00S" calcext:value-type="time">
            <text:p>11:00:00</text:p>
          </table:table-cell>
          <table:table-cell table:formula="of:=IF([.L200]&lt;[.L199];[.M199]+[.H$2];[.M199])" office:value-type="float" office:value="600" calcext:value-type="float">
            <text:p>600</text:p>
          </table:table-cell>
          <table:table-cell table:formula="of:=OFFSET([.C$4];[.M200];0)" office:value-type="float" office:value="43755" calcext:value-type="float">
            <text:p>43755</text:p>
          </table:table-cell>
          <table:table-cell table:formula="of:=[.L200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00];0)&lt;=[.O2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1]))" office:value-type="date" office:date-value="2019-10-10T09:35:53.366467" calcext:value-type="date">
            <text:p>2019-10-10 09:35:53</text:p>
          </table:table-cell>
          <table:table-cell table:style-name="ce7" table:formula="of:=[.A201]" office:value-type="date" office:date-value="2019-10-10T09:35:53.366467" calcext:value-type="date">
            <text:p>2019-10-10 09:35:53</text:p>
          </table:table-cell>
          <table:table-cell table:formula="of:=TRUNC([.A201])" office:value-type="float" office:value="43748" calcext:value-type="float">
            <text:p>43748</text:p>
          </table:table-cell>
          <table:table-cell table:style-name="ce12" table:formula="of:=[.B201]-[.C201]" office:value-type="date" office:date-value="1899-12-30T09:35:53.36646703072" calcext:value-type="date">
            <text:p>12/30/99 09:35 AM</text:p>
          </table:table-cell>
          <table:table-cell table:formula="of:=MOD([.E200]-[.$E$2];[.$H$2])+1+[.$E$2]" office:value-type="float" office:value="239" calcext:value-type="float">
            <text:p>239</text:p>
          </table:table-cell>
          <table:table-cell table:formula="of:=MOD([.F200]+1/[.$H$2];5)" office:value-type="float" office:value="3.29999999999999" calcext:value-type="float">
            <text:p>3,29999999999999</text:p>
          </table:table-cell>
          <table:table-cell table:formula="of:=IF([.F201]&lt;0.000001;[.G200]+2+1/[.$H$2];[.G200]+1/[.$H$2])" office:value-type="float" office:value="3.29999999999999" calcext:value-type="float">
            <text:p>3,29999999999999</text:p>
          </table:table-cell>
          <table:table-cell table:number-columns-repeated="4"/>
          <table:table-cell table:formula="of:=SUM(MOD(SUM([.L200]-[.L$2];[.T$2]);[.R$2]-[.L$2]);[.L$2])" office:value-type="time" office:time-value="PT08H10M00S" calcext:value-type="time">
            <text:p>08:10:00</text:p>
          </table:table-cell>
          <table:table-cell table:formula="of:=IF([.L201]&lt;[.L200];[.M200]+[.H$2];[.M200])" office:value-type="float" office:value="660" calcext:value-type="float">
            <text:p>660</text:p>
          </table:table-cell>
          <table:table-cell table:formula="of:=OFFSET([.C$4];[.M201];0)" office:value-type="float" office:value="43756" calcext:value-type="float">
            <text:p>43756</text:p>
          </table:table-cell>
          <table:table-cell table:formula="of:=[.L201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01];0)&lt;=[.O20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2]))" office:value-type="date" office:date-value="2019-10-10T09:06:36.080511" calcext:value-type="date">
            <text:p>2019-10-10 09:06:36</text:p>
          </table:table-cell>
          <table:table-cell table:style-name="ce7" table:formula="of:=[.A202]" office:value-type="date" office:date-value="2019-10-10T09:06:36.080511" calcext:value-type="date">
            <text:p>2019-10-10 09:06:36</text:p>
          </table:table-cell>
          <table:table-cell table:formula="of:=TRUNC([.A202])" office:value-type="float" office:value="43748" calcext:value-type="float">
            <text:p>43748</text:p>
          </table:table-cell>
          <table:table-cell table:style-name="ce12" table:formula="of:=[.B202]-[.C202]" office:value-type="date" office:date-value="1899-12-30T09:06:36.08051106334" calcext:value-type="date">
            <text:p>12/30/99 09:06 AM</text:p>
          </table:table-cell>
          <table:table-cell table:formula="of:=MOD([.E201]-[.$E$2];[.$H$2])+1+[.$E$2]" office:value-type="float" office:value="240" calcext:value-type="float">
            <text:p>240</text:p>
          </table:table-cell>
          <table:table-cell table:formula="of:=MOD([.F201]+1/[.$H$2];5)" office:value-type="float" office:value="3.31666666666666" calcext:value-type="float">
            <text:p>3,31666666666666</text:p>
          </table:table-cell>
          <table:table-cell table:formula="of:=IF([.F202]&lt;0.000001;[.G201]+2+1/[.$H$2];[.G201]+1/[.$H$2])" office:value-type="float" office:value="3.31666666666666" calcext:value-type="float">
            <text:p>3,31666666666666</text:p>
          </table:table-cell>
          <table:table-cell table:number-columns-repeated="4"/>
          <table:table-cell table:formula="of:=SUM(MOD(SUM([.L201]-[.L$2];[.T$2]);[.R$2]-[.L$2]);[.L$2])" office:value-type="time" office:time-value="PT08H20M00S" calcext:value-type="time">
            <text:p>08:20:00</text:p>
          </table:table-cell>
          <table:table-cell table:formula="of:=IF([.L202]&lt;[.L201];[.M201]+[.H$2];[.M201])" office:value-type="float" office:value="660" calcext:value-type="float">
            <text:p>660</text:p>
          </table:table-cell>
          <table:table-cell table:formula="of:=OFFSET([.C$4];[.M202];0)" office:value-type="float" office:value="43756" calcext:value-type="float">
            <text:p>43756</text:p>
          </table:table-cell>
          <table:table-cell table:formula="of:=[.L202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02];0)&lt;=[.O20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3]))" office:value-type="date" office:date-value="2019-10-10T09:17:40.068486" calcext:value-type="date">
            <text:p>2019-10-10 09:17:40</text:p>
          </table:table-cell>
          <table:table-cell table:style-name="ce7" table:formula="of:=[.A203]" office:value-type="date" office:date-value="2019-10-10T09:17:40.068486" calcext:value-type="date">
            <text:p>2019-10-10 09:17:40</text:p>
          </table:table-cell>
          <table:table-cell table:formula="of:=TRUNC([.A203])" office:value-type="float" office:value="43748" calcext:value-type="float">
            <text:p>43748</text:p>
          </table:table-cell>
          <table:table-cell table:style-name="ce12" table:formula="of:=[.B203]-[.C203]" office:value-type="date" office:date-value="1899-12-30T09:17:40.06848632824" calcext:value-type="date">
            <text:p>12/30/99 09:17 AM</text:p>
          </table:table-cell>
          <table:table-cell table:formula="of:=MOD([.E202]-[.$E$2];[.$H$2])+1+[.$E$2]" office:value-type="float" office:value="241" calcext:value-type="float">
            <text:p>241</text:p>
          </table:table-cell>
          <table:table-cell table:formula="of:=MOD([.F202]+1/[.$H$2];5)" office:value-type="float" office:value="3.33333333333333" calcext:value-type="float">
            <text:p>3,33333333333333</text:p>
          </table:table-cell>
          <table:table-cell table:formula="of:=IF([.F203]&lt;0.000001;[.G202]+2+1/[.$H$2];[.G202]+1/[.$H$2])" office:value-type="float" office:value="3.33333333333333" calcext:value-type="float">
            <text:p>3,33333333333333</text:p>
          </table:table-cell>
          <table:table-cell table:number-columns-repeated="4"/>
          <table:table-cell table:formula="of:=SUM(MOD(SUM([.L202]-[.L$2];[.T$2]);[.R$2]-[.L$2]);[.L$2])" office:value-type="time" office:time-value="PT08H30M00S" calcext:value-type="time">
            <text:p>08:30:00</text:p>
          </table:table-cell>
          <table:table-cell table:formula="of:=IF([.L203]&lt;[.L202];[.M202]+[.H$2];[.M202])" office:value-type="float" office:value="660" calcext:value-type="float">
            <text:p>660</text:p>
          </table:table-cell>
          <table:table-cell table:formula="of:=OFFSET([.C$4];[.M203];0)" office:value-type="float" office:value="43756" calcext:value-type="float">
            <text:p>43756</text:p>
          </table:table-cell>
          <table:table-cell table:formula="of:=[.L203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03];0)&lt;=[.O20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4]))" office:value-type="date" office:date-value="2019-10-10T09:22:39.109031" calcext:value-type="date">
            <text:p>2019-10-10 09:22:39</text:p>
          </table:table-cell>
          <table:table-cell table:style-name="ce7" table:formula="of:=[.A204]" office:value-type="date" office:date-value="2019-10-10T09:22:39.109031" calcext:value-type="date">
            <text:p>2019-10-10 09:22:39</text:p>
          </table:table-cell>
          <table:table-cell table:formula="of:=TRUNC([.A204])" office:value-type="float" office:value="43748" calcext:value-type="float">
            <text:p>43748</text:p>
          </table:table-cell>
          <table:table-cell table:style-name="ce12" table:formula="of:=[.B204]-[.C204]" office:value-type="date" office:date-value="1899-12-30T09:22:39.10903138574" calcext:value-type="date">
            <text:p>12/30/99 09:22 AM</text:p>
          </table:table-cell>
          <table:table-cell table:formula="of:=MOD([.E203]-[.$E$2];[.$H$2])+1+[.$E$2]" office:value-type="float" office:value="242" calcext:value-type="float">
            <text:p>242</text:p>
          </table:table-cell>
          <table:table-cell table:formula="of:=MOD([.F203]+1/[.$H$2];5)" office:value-type="float" office:value="3.34999999999999" calcext:value-type="float">
            <text:p>3,34999999999999</text:p>
          </table:table-cell>
          <table:table-cell table:formula="of:=IF([.F204]&lt;0.000001;[.G203]+2+1/[.$H$2];[.G203]+1/[.$H$2])" office:value-type="float" office:value="3.34999999999999" calcext:value-type="float">
            <text:p>3,34999999999999</text:p>
          </table:table-cell>
          <table:table-cell table:number-columns-repeated="4"/>
          <table:table-cell table:formula="of:=SUM(MOD(SUM([.L203]-[.L$2];[.T$2]);[.R$2]-[.L$2]);[.L$2])" office:value-type="time" office:time-value="PT08H40M00S" calcext:value-type="time">
            <text:p>08:40:00</text:p>
          </table:table-cell>
          <table:table-cell table:formula="of:=IF([.L204]&lt;[.L203];[.M203]+[.H$2];[.M203])" office:value-type="float" office:value="660" calcext:value-type="float">
            <text:p>660</text:p>
          </table:table-cell>
          <table:table-cell table:formula="of:=OFFSET([.C$4];[.M204];0)" office:value-type="float" office:value="43756" calcext:value-type="float">
            <text:p>43756</text:p>
          </table:table-cell>
          <table:table-cell table:formula="of:=[.L204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04];0)&lt;=[.O20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5]))" office:value-type="date" office:date-value="2019-10-10T09:45:53.502156" calcext:value-type="date">
            <text:p>2019-10-10 09:45:54</text:p>
          </table:table-cell>
          <table:table-cell table:style-name="ce7" table:formula="of:=[.A205]" office:value-type="date" office:date-value="2019-10-10T09:45:53.502156" calcext:value-type="date">
            <text:p>2019-10-10 09:45:54</text:p>
          </table:table-cell>
          <table:table-cell table:formula="of:=TRUNC([.A205])" office:value-type="float" office:value="43748" calcext:value-type="float">
            <text:p>43748</text:p>
          </table:table-cell>
          <table:table-cell table:style-name="ce12" table:formula="of:=[.B205]-[.C205]" office:value-type="date" office:date-value="1899-12-30T09:45:53.50215586368" calcext:value-type="date">
            <text:p>12/30/99 09:45 AM</text:p>
          </table:table-cell>
          <table:table-cell table:formula="of:=MOD([.E204]-[.$E$2];[.$H$2])+1+[.$E$2]" office:value-type="float" office:value="243" calcext:value-type="float">
            <text:p>243</text:p>
          </table:table-cell>
          <table:table-cell table:formula="of:=MOD([.F204]+1/[.$H$2];5)" office:value-type="float" office:value="3.36666666666666" calcext:value-type="float">
            <text:p>3,36666666666666</text:p>
          </table:table-cell>
          <table:table-cell table:formula="of:=IF([.F205]&lt;0.000001;[.G204]+2+1/[.$H$2];[.G204]+1/[.$H$2])" office:value-type="float" office:value="3.36666666666666" calcext:value-type="float">
            <text:p>3,36666666666666</text:p>
          </table:table-cell>
          <table:table-cell table:number-columns-repeated="4"/>
          <table:table-cell table:formula="of:=SUM(MOD(SUM([.L204]-[.L$2];[.T$2]);[.R$2]-[.L$2]);[.L$2])" office:value-type="time" office:time-value="PT08H50M00S" calcext:value-type="time">
            <text:p>08:50:00</text:p>
          </table:table-cell>
          <table:table-cell table:formula="of:=IF([.L205]&lt;[.L204];[.M204]+[.H$2];[.M204])" office:value-type="float" office:value="660" calcext:value-type="float">
            <text:p>660</text:p>
          </table:table-cell>
          <table:table-cell table:formula="of:=OFFSET([.C$4];[.M205];0)" office:value-type="float" office:value="43756" calcext:value-type="float">
            <text:p>43756</text:p>
          </table:table-cell>
          <table:table-cell table:formula="of:=[.L205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205];0)&lt;=[.O20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6]))" office:value-type="date" office:date-value="2019-10-10T09:47:10.552636" calcext:value-type="date">
            <text:p>2019-10-10 09:47:11</text:p>
          </table:table-cell>
          <table:table-cell table:style-name="ce7" table:formula="of:=[.A206]" office:value-type="date" office:date-value="2019-10-10T09:47:10.552636" calcext:value-type="date">
            <text:p>2019-10-10 09:47:11</text:p>
          </table:table-cell>
          <table:table-cell table:formula="of:=TRUNC([.A206])" office:value-type="float" office:value="43748" calcext:value-type="float">
            <text:p>43748</text:p>
          </table:table-cell>
          <table:table-cell table:style-name="ce12" table:formula="of:=[.B206]-[.C206]" office:value-type="date" office:date-value="1899-12-30T09:47:10.55263627321" calcext:value-type="date">
            <text:p>12/30/99 09:47 AM</text:p>
          </table:table-cell>
          <table:table-cell table:formula="of:=MOD([.E205]-[.$E$2];[.$H$2])+1+[.$E$2]" office:value-type="float" office:value="244" calcext:value-type="float">
            <text:p>244</text:p>
          </table:table-cell>
          <table:table-cell table:formula="of:=MOD([.F205]+1/[.$H$2];5)" office:value-type="float" office:value="3.38333333333333" calcext:value-type="float">
            <text:p>3,38333333333333</text:p>
          </table:table-cell>
          <table:table-cell table:formula="of:=IF([.F206]&lt;0.000001;[.G205]+2+1/[.$H$2];[.G205]+1/[.$H$2])" office:value-type="float" office:value="3.38333333333333" calcext:value-type="float">
            <text:p>3,38333333333333</text:p>
          </table:table-cell>
          <table:table-cell table:number-columns-repeated="4"/>
          <table:table-cell table:formula="of:=SUM(MOD(SUM([.L205]-[.L$2];[.T$2]);[.R$2]-[.L$2]);[.L$2])" office:value-type="time" office:time-value="PT09H00M00S" calcext:value-type="time">
            <text:p>09:00:00</text:p>
          </table:table-cell>
          <table:table-cell table:formula="of:=IF([.L206]&lt;[.L205];[.M205]+[.H$2];[.M205])" office:value-type="float" office:value="660" calcext:value-type="float">
            <text:p>660</text:p>
          </table:table-cell>
          <table:table-cell table:formula="of:=OFFSET([.C$4];[.M206];0)" office:value-type="float" office:value="43756" calcext:value-type="float">
            <text:p>43756</text:p>
          </table:table-cell>
          <table:table-cell table:formula="of:=[.L206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206];0)&lt;=[.O20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7]))" office:value-type="date" office:date-value="2019-10-10T09:25:04.308644" calcext:value-type="date">
            <text:p>2019-10-10 09:25:04</text:p>
          </table:table-cell>
          <table:table-cell table:style-name="ce7" table:formula="of:=[.A207]" office:value-type="date" office:date-value="2019-10-10T09:25:04.308644" calcext:value-type="date">
            <text:p>2019-10-10 09:25:04</text:p>
          </table:table-cell>
          <table:table-cell table:formula="of:=TRUNC([.A207])" office:value-type="float" office:value="43748" calcext:value-type="float">
            <text:p>43748</text:p>
          </table:table-cell>
          <table:table-cell table:style-name="ce12" table:formula="of:=[.B207]-[.C207]" office:value-type="date" office:date-value="1899-12-30T09:25:04.30864363443" calcext:value-type="date">
            <text:p>12/30/99 09:25 AM</text:p>
          </table:table-cell>
          <table:table-cell table:formula="of:=MOD([.E206]-[.$E$2];[.$H$2])+1+[.$E$2]" office:value-type="float" office:value="245" calcext:value-type="float">
            <text:p>245</text:p>
          </table:table-cell>
          <table:table-cell table:formula="of:=MOD([.F206]+1/[.$H$2];5)" office:value-type="float" office:value="3.39999999999999" calcext:value-type="float">
            <text:p>3,39999999999999</text:p>
          </table:table-cell>
          <table:table-cell table:formula="of:=IF([.F207]&lt;0.000001;[.G206]+2+1/[.$H$2];[.G206]+1/[.$H$2])" office:value-type="float" office:value="3.39999999999999" calcext:value-type="float">
            <text:p>3,39999999999999</text:p>
          </table:table-cell>
          <table:table-cell table:number-columns-repeated="4"/>
          <table:table-cell table:formula="of:=SUM(MOD(SUM([.L206]-[.L$2];[.T$2]);[.R$2]-[.L$2]);[.L$2])" office:value-type="time" office:time-value="PT09H10M00S" calcext:value-type="time">
            <text:p>09:10:00</text:p>
          </table:table-cell>
          <table:table-cell table:formula="of:=IF([.L207]&lt;[.L206];[.M206]+[.H$2];[.M206])" office:value-type="float" office:value="660" calcext:value-type="float">
            <text:p>660</text:p>
          </table:table-cell>
          <table:table-cell table:formula="of:=OFFSET([.C$4];[.M207];0)" office:value-type="float" office:value="43756" calcext:value-type="float">
            <text:p>43756</text:p>
          </table:table-cell>
          <table:table-cell table:formula="of:=[.L207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07];0)&lt;=[.O20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8]))" office:value-type="date" office:date-value="2019-10-10T09:52:32.532667" calcext:value-type="date">
            <text:p>2019-10-10 09:52:33</text:p>
          </table:table-cell>
          <table:table-cell table:style-name="ce7" table:formula="of:=[.A208]" office:value-type="date" office:date-value="2019-10-10T09:52:32.532667" calcext:value-type="date">
            <text:p>2019-10-10 09:52:33</text:p>
          </table:table-cell>
          <table:table-cell table:formula="of:=TRUNC([.A208])" office:value-type="float" office:value="43748" calcext:value-type="float">
            <text:p>43748</text:p>
          </table:table-cell>
          <table:table-cell table:style-name="ce12" table:formula="of:=[.B208]-[.C208]" office:value-type="date" office:date-value="1899-12-30T09:52:32.53266727086" calcext:value-type="date">
            <text:p>12/30/99 09:52 AM</text:p>
          </table:table-cell>
          <table:table-cell table:formula="of:=MOD([.E207]-[.$E$2];[.$H$2])+1+[.$E$2]" office:value-type="float" office:value="246" calcext:value-type="float">
            <text:p>246</text:p>
          </table:table-cell>
          <table:table-cell table:formula="of:=MOD([.F207]+1/[.$H$2];5)" office:value-type="float" office:value="3.41666666666666" calcext:value-type="float">
            <text:p>3,41666666666666</text:p>
          </table:table-cell>
          <table:table-cell table:formula="of:=IF([.F208]&lt;0.000001;[.G207]+2+1/[.$H$2];[.G207]+1/[.$H$2])" office:value-type="float" office:value="3.41666666666666" calcext:value-type="float">
            <text:p>3,41666666666666</text:p>
          </table:table-cell>
          <table:table-cell table:number-columns-repeated="4"/>
          <table:table-cell table:formula="of:=SUM(MOD(SUM([.L207]-[.L$2];[.T$2]);[.R$2]-[.L$2]);[.L$2])" office:value-type="time" office:time-value="PT09H20M00S" calcext:value-type="time">
            <text:p>09:20:00</text:p>
          </table:table-cell>
          <table:table-cell table:formula="of:=IF([.L208]&lt;[.L207];[.M207]+[.H$2];[.M207])" office:value-type="float" office:value="660" calcext:value-type="float">
            <text:p>660</text:p>
          </table:table-cell>
          <table:table-cell table:formula="of:=OFFSET([.C$4];[.M208];0)" office:value-type="float" office:value="43756" calcext:value-type="float">
            <text:p>43756</text:p>
          </table:table-cell>
          <table:table-cell table:formula="of:=[.L208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08];0)&lt;=[.O20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09]))" office:value-type="date" office:date-value="2019-10-10T09:33:57.497466" calcext:value-type="date">
            <text:p>2019-10-10 09:33:57</text:p>
          </table:table-cell>
          <table:table-cell table:style-name="ce7" table:formula="of:=[.A209]" office:value-type="date" office:date-value="2019-10-10T09:33:57.497466" calcext:value-type="date">
            <text:p>2019-10-10 09:33:57</text:p>
          </table:table-cell>
          <table:table-cell table:formula="of:=TRUNC([.A209])" office:value-type="float" office:value="43748" calcext:value-type="float">
            <text:p>43748</text:p>
          </table:table-cell>
          <table:table-cell table:style-name="ce12" table:formula="of:=[.B209]-[.C209]" office:value-type="date" office:date-value="1899-12-30T09:33:57.49746603426" calcext:value-type="date">
            <text:p>12/30/99 09:33 AM</text:p>
          </table:table-cell>
          <table:table-cell table:formula="of:=MOD([.E208]-[.$E$2];[.$H$2])+1+[.$E$2]" office:value-type="float" office:value="247" calcext:value-type="float">
            <text:p>247</text:p>
          </table:table-cell>
          <table:table-cell table:formula="of:=MOD([.F208]+1/[.$H$2];5)" office:value-type="float" office:value="3.43333333333333" calcext:value-type="float">
            <text:p>3,43333333333333</text:p>
          </table:table-cell>
          <table:table-cell table:formula="of:=IF([.F209]&lt;0.000001;[.G208]+2+1/[.$H$2];[.G208]+1/[.$H$2])" office:value-type="float" office:value="3.43333333333333" calcext:value-type="float">
            <text:p>3,43333333333333</text:p>
          </table:table-cell>
          <table:table-cell table:number-columns-repeated="4"/>
          <table:table-cell table:formula="of:=SUM(MOD(SUM([.L208]-[.L$2];[.T$2]);[.R$2]-[.L$2]);[.L$2])" office:value-type="time" office:time-value="PT09H30M00S" calcext:value-type="time">
            <text:p>09:30:00</text:p>
          </table:table-cell>
          <table:table-cell table:formula="of:=IF([.L209]&lt;[.L208];[.M208]+[.H$2];[.M208])" office:value-type="float" office:value="660" calcext:value-type="float">
            <text:p>660</text:p>
          </table:table-cell>
          <table:table-cell table:formula="of:=OFFSET([.C$4];[.M209];0)" office:value-type="float" office:value="43756" calcext:value-type="float">
            <text:p>43756</text:p>
          </table:table-cell>
          <table:table-cell table:formula="of:=[.L209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09];0)&lt;=[.O2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0]))" office:value-type="date" office:date-value="2019-10-10T09:23:26.762613" calcext:value-type="date">
            <text:p>2019-10-10 09:23:27</text:p>
          </table:table-cell>
          <table:table-cell table:style-name="ce7" table:formula="of:=[.A210]" office:value-type="date" office:date-value="2019-10-10T09:23:26.762613" calcext:value-type="date">
            <text:p>2019-10-10 09:23:27</text:p>
          </table:table-cell>
          <table:table-cell table:formula="of:=TRUNC([.A210])" office:value-type="float" office:value="43748" calcext:value-type="float">
            <text:p>43748</text:p>
          </table:table-cell>
          <table:table-cell table:style-name="ce12" table:formula="of:=[.B210]-[.C210]" office:value-type="date" office:date-value="1899-12-30T09:23:26.7626126809" calcext:value-type="date">
            <text:p>12/30/99 09:23 AM</text:p>
          </table:table-cell>
          <table:table-cell table:formula="of:=MOD([.E209]-[.$E$2];[.$H$2])+1+[.$E$2]" office:value-type="float" office:value="248" calcext:value-type="float">
            <text:p>248</text:p>
          </table:table-cell>
          <table:table-cell table:formula="of:=MOD([.F209]+1/[.$H$2];5)" office:value-type="float" office:value="3.44999999999999" calcext:value-type="float">
            <text:p>3,44999999999999</text:p>
          </table:table-cell>
          <table:table-cell table:formula="of:=IF([.F210]&lt;0.000001;[.G209]+2+1/[.$H$2];[.G209]+1/[.$H$2])" office:value-type="float" office:value="3.44999999999999" calcext:value-type="float">
            <text:p>3,44999999999999</text:p>
          </table:table-cell>
          <table:table-cell table:number-columns-repeated="4"/>
          <table:table-cell table:formula="of:=SUM(MOD(SUM([.L209]-[.L$2];[.T$2]);[.R$2]-[.L$2]);[.L$2])" office:value-type="time" office:time-value="PT09H40M00S" calcext:value-type="time">
            <text:p>09:40:00</text:p>
          </table:table-cell>
          <table:table-cell table:formula="of:=IF([.L210]&lt;[.L209];[.M209]+[.H$2];[.M209])" office:value-type="float" office:value="660" calcext:value-type="float">
            <text:p>660</text:p>
          </table:table-cell>
          <table:table-cell table:formula="of:=OFFSET([.C$4];[.M210];0)" office:value-type="float" office:value="43756" calcext:value-type="float">
            <text:p>43756</text:p>
          </table:table-cell>
          <table:table-cell table:formula="of:=[.L210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10];0)&lt;=[.O21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1]))" office:value-type="date" office:date-value="2019-10-10T09:18:33.459312" calcext:value-type="date">
            <text:p>2019-10-10 09:18:33</text:p>
          </table:table-cell>
          <table:table-cell table:style-name="ce7" table:formula="of:=[.A211]" office:value-type="date" office:date-value="2019-10-10T09:18:33.459312" calcext:value-type="date">
            <text:p>2019-10-10 09:18:33</text:p>
          </table:table-cell>
          <table:table-cell table:formula="of:=TRUNC([.A211])" office:value-type="float" office:value="43748" calcext:value-type="float">
            <text:p>43748</text:p>
          </table:table-cell>
          <table:table-cell table:style-name="ce12" table:formula="of:=[.B211]-[.C211]" office:value-type="date" office:date-value="1899-12-30T09:18:33.45931207761" calcext:value-type="date">
            <text:p>12/30/99 09:18 AM</text:p>
          </table:table-cell>
          <table:table-cell table:formula="of:=MOD([.E210]-[.$E$2];[.$H$2])+1+[.$E$2]" office:value-type="float" office:value="249" calcext:value-type="float">
            <text:p>249</text:p>
          </table:table-cell>
          <table:table-cell table:formula="of:=MOD([.F210]+1/[.$H$2];5)" office:value-type="float" office:value="3.46666666666666" calcext:value-type="float">
            <text:p>3,46666666666666</text:p>
          </table:table-cell>
          <table:table-cell table:formula="of:=IF([.F211]&lt;0.000001;[.G210]+2+1/[.$H$2];[.G210]+1/[.$H$2])" office:value-type="float" office:value="3.46666666666666" calcext:value-type="float">
            <text:p>3,46666666666666</text:p>
          </table:table-cell>
          <table:table-cell table:number-columns-repeated="4"/>
          <table:table-cell table:formula="of:=SUM(MOD(SUM([.L210]-[.L$2];[.T$2]);[.R$2]-[.L$2]);[.L$2])" office:value-type="time" office:time-value="PT09H50M00S" calcext:value-type="time">
            <text:p>09:50:00</text:p>
          </table:table-cell>
          <table:table-cell table:formula="of:=IF([.L211]&lt;[.L210];[.M210]+[.H$2];[.M210])" office:value-type="float" office:value="660" calcext:value-type="float">
            <text:p>660</text:p>
          </table:table-cell>
          <table:table-cell table:formula="of:=OFFSET([.C$4];[.M211];0)" office:value-type="float" office:value="43756" calcext:value-type="float">
            <text:p>43756</text:p>
          </table:table-cell>
          <table:table-cell table:formula="of:=[.L211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11];0)&lt;=[.O21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2]))" office:value-type="date" office:date-value="2019-10-10T09:40:38.998965" calcext:value-type="date">
            <text:p>2019-10-10 09:40:39</text:p>
          </table:table-cell>
          <table:table-cell table:style-name="ce7" table:formula="of:=[.A212]" office:value-type="date" office:date-value="2019-10-10T09:40:38.998965" calcext:value-type="date">
            <text:p>2019-10-10 09:40:39</text:p>
          </table:table-cell>
          <table:table-cell table:formula="of:=TRUNC([.A212])" office:value-type="float" office:value="43748" calcext:value-type="float">
            <text:p>43748</text:p>
          </table:table-cell>
          <table:table-cell table:style-name="ce12" table:formula="of:=[.B212]-[.C212]" office:value-type="date" office:date-value="1899-12-30T09:40:38.99896459188" calcext:value-type="date">
            <text:p>12/30/99 09:40 AM</text:p>
          </table:table-cell>
          <table:table-cell table:formula="of:=MOD([.E211]-[.$E$2];[.$H$2])+1+[.$E$2]" office:value-type="float" office:value="250" calcext:value-type="float">
            <text:p>250</text:p>
          </table:table-cell>
          <table:table-cell table:formula="of:=MOD([.F211]+1/[.$H$2];5)" office:value-type="float" office:value="3.48333333333333" calcext:value-type="float">
            <text:p>3,48333333333333</text:p>
          </table:table-cell>
          <table:table-cell table:formula="of:=IF([.F212]&lt;0.000001;[.G211]+2+1/[.$H$2];[.G211]+1/[.$H$2])" office:value-type="float" office:value="3.48333333333333" calcext:value-type="float">
            <text:p>3,48333333333333</text:p>
          </table:table-cell>
          <table:table-cell table:number-columns-repeated="4"/>
          <table:table-cell table:formula="of:=SUM(MOD(SUM([.L211]-[.L$2];[.T$2]);[.R$2]-[.L$2]);[.L$2])" office:value-type="time" office:time-value="PT10H00M00S" calcext:value-type="time">
            <text:p>10:00:00</text:p>
          </table:table-cell>
          <table:table-cell table:formula="of:=IF([.L212]&lt;[.L211];[.M211]+[.H$2];[.M211])" office:value-type="float" office:value="660" calcext:value-type="float">
            <text:p>660</text:p>
          </table:table-cell>
          <table:table-cell table:formula="of:=OFFSET([.C$4];[.M212];0)" office:value-type="float" office:value="43756" calcext:value-type="float">
            <text:p>43756</text:p>
          </table:table-cell>
          <table:table-cell table:formula="of:=[.L212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12];0)&lt;=[.O21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3]))" office:value-type="date" office:date-value="2019-10-10T09:38:33.186347" calcext:value-type="date">
            <text:p>2019-10-10 09:38:33</text:p>
          </table:table-cell>
          <table:table-cell table:style-name="ce7" table:formula="of:=[.A213]" office:value-type="date" office:date-value="2019-10-10T09:38:33.186347" calcext:value-type="date">
            <text:p>2019-10-10 09:38:33</text:p>
          </table:table-cell>
          <table:table-cell table:formula="of:=TRUNC([.A213])" office:value-type="float" office:value="43748" calcext:value-type="float">
            <text:p>43748</text:p>
          </table:table-cell>
          <table:table-cell table:style-name="ce12" table:formula="of:=[.B213]-[.C213]" office:value-type="date" office:date-value="1899-12-30T09:38:33.18634736817" calcext:value-type="date">
            <text:p>12/30/99 09:38 AM</text:p>
          </table:table-cell>
          <table:table-cell table:formula="of:=MOD([.E212]-[.$E$2];[.$H$2])+1+[.$E$2]" office:value-type="float" office:value="251" calcext:value-type="float">
            <text:p>251</text:p>
          </table:table-cell>
          <table:table-cell table:formula="of:=MOD([.F212]+1/[.$H$2];5)" office:value-type="float" office:value="3.49999999999999" calcext:value-type="float">
            <text:p>3,49999999999999</text:p>
          </table:table-cell>
          <table:table-cell table:formula="of:=IF([.F213]&lt;0.000001;[.G212]+2+1/[.$H$2];[.G212]+1/[.$H$2])" office:value-type="float" office:value="3.49999999999999" calcext:value-type="float">
            <text:p>3,49999999999999</text:p>
          </table:table-cell>
          <table:table-cell table:number-columns-repeated="4"/>
          <table:table-cell table:formula="of:=SUM(MOD(SUM([.L212]-[.L$2];[.T$2]);[.R$2]-[.L$2]);[.L$2])" office:value-type="time" office:time-value="PT10H10M00S" calcext:value-type="time">
            <text:p>10:10:00</text:p>
          </table:table-cell>
          <table:table-cell table:formula="of:=IF([.L213]&lt;[.L212];[.M212]+[.H$2];[.M212])" office:value-type="float" office:value="660" calcext:value-type="float">
            <text:p>660</text:p>
          </table:table-cell>
          <table:table-cell table:formula="of:=OFFSET([.C$4];[.M213];0)" office:value-type="float" office:value="43756" calcext:value-type="float">
            <text:p>43756</text:p>
          </table:table-cell>
          <table:table-cell table:formula="of:=[.L213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13];0)&lt;=[.O21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4]))" office:value-type="date" office:date-value="2019-10-10T09:58:25.830459" calcext:value-type="date">
            <text:p>2019-10-10 09:58:26</text:p>
          </table:table-cell>
          <table:table-cell table:style-name="ce7" table:formula="of:=[.A214]" office:value-type="date" office:date-value="2019-10-10T09:58:25.830459" calcext:value-type="date">
            <text:p>2019-10-10 09:58:26</text:p>
          </table:table-cell>
          <table:table-cell table:formula="of:=TRUNC([.A214])" office:value-type="float" office:value="43748" calcext:value-type="float">
            <text:p>43748</text:p>
          </table:table-cell>
          <table:table-cell table:style-name="ce12" table:formula="of:=[.B214]-[.C214]" office:value-type="date" office:date-value="1899-12-30T09:58:25.83045927342" calcext:value-type="date">
            <text:p>12/30/99 09:58 AM</text:p>
          </table:table-cell>
          <table:table-cell table:formula="of:=MOD([.E213]-[.$E$2];[.$H$2])+1+[.$E$2]" office:value-type="float" office:value="252" calcext:value-type="float">
            <text:p>252</text:p>
          </table:table-cell>
          <table:table-cell table:formula="of:=MOD([.F213]+1/[.$H$2];5)" office:value-type="float" office:value="3.51666666666666" calcext:value-type="float">
            <text:p>3,51666666666666</text:p>
          </table:table-cell>
          <table:table-cell table:formula="of:=IF([.F214]&lt;0.000001;[.G213]+2+1/[.$H$2];[.G213]+1/[.$H$2])" office:value-type="float" office:value="3.51666666666666" calcext:value-type="float">
            <text:p>3,51666666666666</text:p>
          </table:table-cell>
          <table:table-cell table:number-columns-repeated="4"/>
          <table:table-cell table:formula="of:=SUM(MOD(SUM([.L213]-[.L$2];[.T$2]);[.R$2]-[.L$2]);[.L$2])" office:value-type="time" office:time-value="PT10H20M00S" calcext:value-type="time">
            <text:p>10:20:00</text:p>
          </table:table-cell>
          <table:table-cell table:formula="of:=IF([.L214]&lt;[.L213];[.M213]+[.H$2];[.M213])" office:value-type="float" office:value="660" calcext:value-type="float">
            <text:p>660</text:p>
          </table:table-cell>
          <table:table-cell table:formula="of:=OFFSET([.C$4];[.M214];0)" office:value-type="float" office:value="43756" calcext:value-type="float">
            <text:p>43756</text:p>
          </table:table-cell>
          <table:table-cell table:formula="of:=[.L214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214];0)&lt;=[.O21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5]))" office:value-type="date" office:date-value="2019-10-10T09:32:22.260072" calcext:value-type="date">
            <text:p>2019-10-10 09:32:22</text:p>
          </table:table-cell>
          <table:table-cell table:style-name="ce7" table:formula="of:=[.A215]" office:value-type="date" office:date-value="2019-10-10T09:32:22.260072" calcext:value-type="date">
            <text:p>2019-10-10 09:32:22</text:p>
          </table:table-cell>
          <table:table-cell table:formula="of:=TRUNC([.A215])" office:value-type="float" office:value="43748" calcext:value-type="float">
            <text:p>43748</text:p>
          </table:table-cell>
          <table:table-cell table:style-name="ce12" table:formula="of:=[.B215]-[.C215]" office:value-type="date" office:date-value="1899-12-30T09:32:22.26007210091" calcext:value-type="date">
            <text:p>12/30/99 09:32 AM</text:p>
          </table:table-cell>
          <table:table-cell table:formula="of:=MOD([.E214]-[.$E$2];[.$H$2])+1+[.$E$2]" office:value-type="float" office:value="253" calcext:value-type="float">
            <text:p>253</text:p>
          </table:table-cell>
          <table:table-cell table:formula="of:=MOD([.F214]+1/[.$H$2];5)" office:value-type="float" office:value="3.53333333333333" calcext:value-type="float">
            <text:p>3,53333333333333</text:p>
          </table:table-cell>
          <table:table-cell table:formula="of:=IF([.F215]&lt;0.000001;[.G214]+2+1/[.$H$2];[.G214]+1/[.$H$2])" office:value-type="float" office:value="3.53333333333333" calcext:value-type="float">
            <text:p>3,53333333333333</text:p>
          </table:table-cell>
          <table:table-cell table:number-columns-repeated="4"/>
          <table:table-cell table:formula="of:=SUM(MOD(SUM([.L214]-[.L$2];[.T$2]);[.R$2]-[.L$2]);[.L$2])" office:value-type="time" office:time-value="PT10H30M00S" calcext:value-type="time">
            <text:p>10:30:00</text:p>
          </table:table-cell>
          <table:table-cell table:formula="of:=IF([.L215]&lt;[.L214];[.M214]+[.H$2];[.M214])" office:value-type="float" office:value="660" calcext:value-type="float">
            <text:p>660</text:p>
          </table:table-cell>
          <table:table-cell table:formula="of:=OFFSET([.C$4];[.M215];0)" office:value-type="float" office:value="43756" calcext:value-type="float">
            <text:p>43756</text:p>
          </table:table-cell>
          <table:table-cell table:formula="of:=[.L215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215];0)&lt;=[.O21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6]))" office:value-type="date" office:date-value="2019-10-10T09:48:42.278442" calcext:value-type="date">
            <text:p>2019-10-10 09:48:42</text:p>
          </table:table-cell>
          <table:table-cell table:style-name="ce7" table:formula="of:=[.A216]" office:value-type="date" office:date-value="2019-10-10T09:48:42.278442" calcext:value-type="date">
            <text:p>2019-10-10 09:48:42</text:p>
          </table:table-cell>
          <table:table-cell table:formula="of:=TRUNC([.A216])" office:value-type="float" office:value="43748" calcext:value-type="float">
            <text:p>43748</text:p>
          </table:table-cell>
          <table:table-cell table:style-name="ce12" table:formula="of:=[.B216]-[.C216]" office:value-type="date" office:date-value="1899-12-30T09:48:42.27844193112" calcext:value-type="date">
            <text:p>12/30/99 09:48 AM</text:p>
          </table:table-cell>
          <table:table-cell table:formula="of:=MOD([.E215]-[.$E$2];[.$H$2])+1+[.$E$2]" office:value-type="float" office:value="254" calcext:value-type="float">
            <text:p>254</text:p>
          </table:table-cell>
          <table:table-cell table:formula="of:=MOD([.F215]+1/[.$H$2];5)" office:value-type="float" office:value="3.54999999999999" calcext:value-type="float">
            <text:p>3,54999999999999</text:p>
          </table:table-cell>
          <table:table-cell table:formula="of:=IF([.F216]&lt;0.000001;[.G215]+2+1/[.$H$2];[.G215]+1/[.$H$2])" office:value-type="float" office:value="3.54999999999999" calcext:value-type="float">
            <text:p>3,54999999999999</text:p>
          </table:table-cell>
          <table:table-cell table:number-columns-repeated="4"/>
          <table:table-cell table:formula="of:=SUM(MOD(SUM([.L215]-[.L$2];[.T$2]);[.R$2]-[.L$2]);[.L$2])" office:value-type="time" office:time-value="PT10H40M00S" calcext:value-type="time">
            <text:p>10:40:00</text:p>
          </table:table-cell>
          <table:table-cell table:formula="of:=IF([.L216]&lt;[.L215];[.M215]+[.H$2];[.M215])" office:value-type="float" office:value="660" calcext:value-type="float">
            <text:p>660</text:p>
          </table:table-cell>
          <table:table-cell table:formula="of:=OFFSET([.C$4];[.M216];0)" office:value-type="float" office:value="43756" calcext:value-type="float">
            <text:p>43756</text:p>
          </table:table-cell>
          <table:table-cell table:formula="of:=[.L216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16];0)&lt;=[.O21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7]))" office:value-type="date" office:date-value="2019-10-10T09:31:43.483586" calcext:value-type="date">
            <text:p>2019-10-10 09:31:43</text:p>
          </table:table-cell>
          <table:table-cell table:style-name="ce7" table:formula="of:=[.A217]" office:value-type="date" office:date-value="2019-10-10T09:31:43.483586" calcext:value-type="date">
            <text:p>2019-10-10 09:31:43</text:p>
          </table:table-cell>
          <table:table-cell table:formula="of:=TRUNC([.A217])" office:value-type="float" office:value="43748" calcext:value-type="float">
            <text:p>43748</text:p>
          </table:table-cell>
          <table:table-cell table:style-name="ce12" table:formula="of:=[.B217]-[.C217]" office:value-type="date" office:date-value="1899-12-30T09:31:43.48358571064" calcext:value-type="date">
            <text:p>12/30/99 09:31 AM</text:p>
          </table:table-cell>
          <table:table-cell table:formula="of:=MOD([.E216]-[.$E$2];[.$H$2])+1+[.$E$2]" office:value-type="float" office:value="255" calcext:value-type="float">
            <text:p>255</text:p>
          </table:table-cell>
          <table:table-cell table:formula="of:=MOD([.F216]+1/[.$H$2];5)" office:value-type="float" office:value="3.56666666666666" calcext:value-type="float">
            <text:p>3,56666666666666</text:p>
          </table:table-cell>
          <table:table-cell table:formula="of:=IF([.F217]&lt;0.000001;[.G216]+2+1/[.$H$2];[.G216]+1/[.$H$2])" office:value-type="float" office:value="3.56666666666666" calcext:value-type="float">
            <text:p>3,56666666666666</text:p>
          </table:table-cell>
          <table:table-cell table:number-columns-repeated="4"/>
          <table:table-cell table:formula="of:=SUM(MOD(SUM([.L216]-[.L$2];[.T$2]);[.R$2]-[.L$2]);[.L$2])" office:value-type="time" office:time-value="PT10H50M00S" calcext:value-type="time">
            <text:p>10:50:00</text:p>
          </table:table-cell>
          <table:table-cell table:formula="of:=IF([.L217]&lt;[.L216];[.M216]+[.H$2];[.M216])" office:value-type="float" office:value="660" calcext:value-type="float">
            <text:p>660</text:p>
          </table:table-cell>
          <table:table-cell table:formula="of:=OFFSET([.C$4];[.M217];0)" office:value-type="float" office:value="43756" calcext:value-type="float">
            <text:p>43756</text:p>
          </table:table-cell>
          <table:table-cell table:formula="of:=[.L217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17];0)&lt;=[.O2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8]))" office:value-type="date" office:date-value="2019-10-10T09:26:19.783787" calcext:value-type="date">
            <text:p>2019-10-10 09:26:20</text:p>
          </table:table-cell>
          <table:table-cell table:style-name="ce7" table:formula="of:=[.A218]" office:value-type="date" office:date-value="2019-10-10T09:26:19.783787" calcext:value-type="date">
            <text:p>2019-10-10 09:26:20</text:p>
          </table:table-cell>
          <table:table-cell table:formula="of:=TRUNC([.A218])" office:value-type="float" office:value="43748" calcext:value-type="float">
            <text:p>43748</text:p>
          </table:table-cell>
          <table:table-cell table:style-name="ce12" table:formula="of:=[.B218]-[.C218]" office:value-type="date" office:date-value="1899-12-30T09:26:19.78378683329" calcext:value-type="date">
            <text:p>12/30/99 09:26 AM</text:p>
          </table:table-cell>
          <table:table-cell table:formula="of:=MOD([.E217]-[.$E$2];[.$H$2])+1+[.$E$2]" office:value-type="float" office:value="256" calcext:value-type="float">
            <text:p>256</text:p>
          </table:table-cell>
          <table:table-cell table:formula="of:=MOD([.F217]+1/[.$H$2];5)" office:value-type="float" office:value="3.58333333333333" calcext:value-type="float">
            <text:p>3,58333333333333</text:p>
          </table:table-cell>
          <table:table-cell table:formula="of:=IF([.F218]&lt;0.000001;[.G217]+2+1/[.$H$2];[.G217]+1/[.$H$2])" office:value-type="float" office:value="3.58333333333333" calcext:value-type="float">
            <text:p>3,58333333333333</text:p>
          </table:table-cell>
          <table:table-cell table:number-columns-repeated="4"/>
          <table:table-cell table:formula="of:=SUM(MOD(SUM([.L217]-[.L$2];[.T$2]);[.R$2]-[.L$2]);[.L$2])" office:value-type="time" office:time-value="PT11H00M00S" calcext:value-type="time">
            <text:p>11:00:00</text:p>
          </table:table-cell>
          <table:table-cell table:formula="of:=IF([.L218]&lt;[.L217];[.M217]+[.H$2];[.M217])" office:value-type="float" office:value="660" calcext:value-type="float">
            <text:p>660</text:p>
          </table:table-cell>
          <table:table-cell table:formula="of:=OFFSET([.C$4];[.M218];0)" office:value-type="float" office:value="43756" calcext:value-type="float">
            <text:p>43756</text:p>
          </table:table-cell>
          <table:table-cell table:formula="of:=[.L218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18];0)&lt;=[.O2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19]))" office:value-type="date" office:date-value="2019-10-10T09:36:14.439916" calcext:value-type="date">
            <text:p>2019-10-10 09:36:14</text:p>
          </table:table-cell>
          <table:table-cell table:style-name="ce7" table:formula="of:=[.A219]" office:value-type="date" office:date-value="2019-10-10T09:36:14.439916" calcext:value-type="date">
            <text:p>2019-10-10 09:36:14</text:p>
          </table:table-cell>
          <table:table-cell table:formula="of:=TRUNC([.A219])" office:value-type="float" office:value="43748" calcext:value-type="float">
            <text:p>43748</text:p>
          </table:table-cell>
          <table:table-cell table:style-name="ce12" table:formula="of:=[.B219]-[.C219]" office:value-type="date" office:date-value="1899-12-30T09:36:14.43991627079" calcext:value-type="date">
            <text:p>12/30/99 09:36 AM</text:p>
          </table:table-cell>
          <table:table-cell table:formula="of:=MOD([.E218]-[.$E$2];[.$H$2])+1+[.$E$2]" office:value-type="float" office:value="257" calcext:value-type="float">
            <text:p>257</text:p>
          </table:table-cell>
          <table:table-cell table:formula="of:=MOD([.F218]+1/[.$H$2];5)" office:value-type="float" office:value="3.59999999999999" calcext:value-type="float">
            <text:p>3,59999999999999</text:p>
          </table:table-cell>
          <table:table-cell table:formula="of:=IF([.F219]&lt;0.000001;[.G218]+2+1/[.$H$2];[.G218]+1/[.$H$2])" office:value-type="float" office:value="3.59999999999999" calcext:value-type="float">
            <text:p>3,59999999999999</text:p>
          </table:table-cell>
          <table:table-cell table:number-columns-repeated="4"/>
          <table:table-cell table:formula="of:=SUM(MOD(SUM([.L218]-[.L$2];[.T$2]);[.R$2]-[.L$2]);[.L$2])" office:value-type="time" office:time-value="PT08H10M00S" calcext:value-type="time">
            <text:p>08:10:00</text:p>
          </table:table-cell>
          <table:table-cell table:formula="of:=IF([.L219]&lt;[.L218];[.M218]+[.H$2];[.M218])" office:value-type="float" office:value="720" calcext:value-type="float">
            <text:p>720</text:p>
          </table:table-cell>
          <table:table-cell table:formula="of:=OFFSET([.C$4];[.M219];0)" office:value-type="float" office:value="43757" calcext:value-type="float">
            <text:p>43757</text:p>
          </table:table-cell>
          <table:table-cell table:formula="of:=[.L219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19];0)&lt;=[.O21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0]))" office:value-type="date" office:date-value="2019-10-10T09:38:06.822354" calcext:value-type="date">
            <text:p>2019-10-10 09:38:07</text:p>
          </table:table-cell>
          <table:table-cell table:style-name="ce7" table:formula="of:=[.A220]" office:value-type="date" office:date-value="2019-10-10T09:38:06.822354" calcext:value-type="date">
            <text:p>2019-10-10 09:38:07</text:p>
          </table:table-cell>
          <table:table-cell table:formula="of:=TRUNC([.A220])" office:value-type="float" office:value="43748" calcext:value-type="float">
            <text:p>43748</text:p>
          </table:table-cell>
          <table:table-cell table:style-name="ce12" table:formula="of:=[.B220]-[.C220]" office:value-type="date" office:date-value="1899-12-30T09:38:06.82235400192" calcext:value-type="date">
            <text:p>12/30/99 09:38 AM</text:p>
          </table:table-cell>
          <table:table-cell table:formula="of:=MOD([.E219]-[.$E$2];[.$H$2])+1+[.$E$2]" office:value-type="float" office:value="258" calcext:value-type="float">
            <text:p>258</text:p>
          </table:table-cell>
          <table:table-cell table:formula="of:=MOD([.F219]+1/[.$H$2];5)" office:value-type="float" office:value="3.61666666666666" calcext:value-type="float">
            <text:p>3,61666666666666</text:p>
          </table:table-cell>
          <table:table-cell table:formula="of:=IF([.F220]&lt;0.000001;[.G219]+2+1/[.$H$2];[.G219]+1/[.$H$2])" office:value-type="float" office:value="3.61666666666666" calcext:value-type="float">
            <text:p>3,61666666666666</text:p>
          </table:table-cell>
          <table:table-cell table:number-columns-repeated="4"/>
          <table:table-cell table:formula="of:=SUM(MOD(SUM([.L219]-[.L$2];[.T$2]);[.R$2]-[.L$2]);[.L$2])" office:value-type="time" office:time-value="PT08H20M00S" calcext:value-type="time">
            <text:p>08:20:00</text:p>
          </table:table-cell>
          <table:table-cell table:formula="of:=IF([.L220]&lt;[.L219];[.M219]+[.H$2];[.M219])" office:value-type="float" office:value="720" calcext:value-type="float">
            <text:p>720</text:p>
          </table:table-cell>
          <table:table-cell table:formula="of:=OFFSET([.C$4];[.M220];0)" office:value-type="float" office:value="43757" calcext:value-type="float">
            <text:p>43757</text:p>
          </table:table-cell>
          <table:table-cell table:formula="of:=[.L220]" office:value-type="float" office:value="0.347222222222222" calcext:value-type="float">
            <text:p>0.3472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20];0)&lt;=[.O22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1]))" office:value-type="date" office:date-value="2019-10-10T09:32:34.636233" calcext:value-type="date">
            <text:p>2019-10-10 09:32:35</text:p>
          </table:table-cell>
          <table:table-cell table:style-name="ce7" table:formula="of:=[.A221]" office:value-type="date" office:date-value="2019-10-10T09:32:34.636233" calcext:value-type="date">
            <text:p>2019-10-10 09:32:35</text:p>
          </table:table-cell>
          <table:table-cell table:formula="of:=TRUNC([.A221])" office:value-type="float" office:value="43748" calcext:value-type="float">
            <text:p>43748</text:p>
          </table:table-cell>
          <table:table-cell table:style-name="ce12" table:formula="of:=[.B221]-[.C221]" office:value-type="date" office:date-value="1899-12-30T09:32:34.63623334654" calcext:value-type="date">
            <text:p>12/30/99 09:32 AM</text:p>
          </table:table-cell>
          <table:table-cell table:formula="of:=MOD([.E220]-[.$E$2];[.$H$2])+1+[.$E$2]" office:value-type="float" office:value="259" calcext:value-type="float">
            <text:p>259</text:p>
          </table:table-cell>
          <table:table-cell table:formula="of:=MOD([.F220]+1/[.$H$2];5)" office:value-type="float" office:value="3.63333333333333" calcext:value-type="float">
            <text:p>3,63333333333333</text:p>
          </table:table-cell>
          <table:table-cell table:formula="of:=IF([.F221]&lt;0.000001;[.G220]+2+1/[.$H$2];[.G220]+1/[.$H$2])" office:value-type="float" office:value="3.63333333333333" calcext:value-type="float">
            <text:p>3,63333333333333</text:p>
          </table:table-cell>
          <table:table-cell table:number-columns-repeated="4"/>
          <table:table-cell table:formula="of:=SUM(MOD(SUM([.L220]-[.L$2];[.T$2]);[.R$2]-[.L$2]);[.L$2])" office:value-type="time" office:time-value="PT08H30M00S" calcext:value-type="time">
            <text:p>08:30:00</text:p>
          </table:table-cell>
          <table:table-cell table:formula="of:=IF([.L221]&lt;[.L220];[.M220]+[.H$2];[.M220])" office:value-type="float" office:value="720" calcext:value-type="float">
            <text:p>720</text:p>
          </table:table-cell>
          <table:table-cell table:formula="of:=OFFSET([.C$4];[.M221];0)" office:value-type="float" office:value="43757" calcext:value-type="float">
            <text:p>43757</text:p>
          </table:table-cell>
          <table:table-cell table:formula="of:=[.L221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21];0)&lt;=[.O22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2]))" office:value-type="date" office:date-value="2019-10-10T09:33:31.957657" calcext:value-type="date">
            <text:p>2019-10-10 09:33:32</text:p>
          </table:table-cell>
          <table:table-cell table:style-name="ce7" table:formula="of:=[.A222]" office:value-type="date" office:date-value="2019-10-10T09:33:31.957657" calcext:value-type="date">
            <text:p>2019-10-10 09:33:32</text:p>
          </table:table-cell>
          <table:table-cell table:formula="of:=TRUNC([.A222])" office:value-type="float" office:value="43748" calcext:value-type="float">
            <text:p>43748</text:p>
          </table:table-cell>
          <table:table-cell table:style-name="ce12" table:formula="of:=[.B222]-[.C222]" office:value-type="date" office:date-value="1899-12-30T09:33:31.95765724406" calcext:value-type="date">
            <text:p>12/30/99 09:33 AM</text:p>
          </table:table-cell>
          <table:table-cell table:formula="of:=MOD([.E221]-[.$E$2];[.$H$2])+1+[.$E$2]" office:value-type="float" office:value="260" calcext:value-type="float">
            <text:p>260</text:p>
          </table:table-cell>
          <table:table-cell table:formula="of:=MOD([.F221]+1/[.$H$2];5)" office:value-type="float" office:value="3.64999999999999" calcext:value-type="float">
            <text:p>3,64999999999999</text:p>
          </table:table-cell>
          <table:table-cell table:formula="of:=IF([.F222]&lt;0.000001;[.G221]+2+1/[.$H$2];[.G221]+1/[.$H$2])" office:value-type="float" office:value="3.64999999999999" calcext:value-type="float">
            <text:p>3,64999999999999</text:p>
          </table:table-cell>
          <table:table-cell table:number-columns-repeated="4"/>
          <table:table-cell table:formula="of:=SUM(MOD(SUM([.L221]-[.L$2];[.T$2]);[.R$2]-[.L$2]);[.L$2])" office:value-type="time" office:time-value="PT08H40M00S" calcext:value-type="time">
            <text:p>08:40:00</text:p>
          </table:table-cell>
          <table:table-cell table:formula="of:=IF([.L222]&lt;[.L221];[.M221]+[.H$2];[.M221])" office:value-type="float" office:value="720" calcext:value-type="float">
            <text:p>720</text:p>
          </table:table-cell>
          <table:table-cell table:formula="of:=OFFSET([.C$4];[.M222];0)" office:value-type="float" office:value="43757" calcext:value-type="float">
            <text:p>43757</text:p>
          </table:table-cell>
          <table:table-cell table:formula="of:=[.L222]" office:value-type="float" office:value="0.361111111111111" calcext:value-type="float">
            <text:p>0.3611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22];0)&lt;=[.O22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3]))" office:value-type="date" office:date-value="2019-10-10T09:59:06.230817" calcext:value-type="date">
            <text:p>2019-10-10 09:59:06</text:p>
          </table:table-cell>
          <table:table-cell table:style-name="ce7" table:formula="of:=[.A223]" office:value-type="date" office:date-value="2019-10-10T09:59:06.230817" calcext:value-type="date">
            <text:p>2019-10-10 09:59:06</text:p>
          </table:table-cell>
          <table:table-cell table:formula="of:=TRUNC([.A223])" office:value-type="float" office:value="43748" calcext:value-type="float">
            <text:p>43748</text:p>
          </table:table-cell>
          <table:table-cell table:style-name="ce12" table:formula="of:=[.B223]-[.C223]" office:value-type="date" office:date-value="1899-12-30T09:59:06.23081660829" calcext:value-type="date">
            <text:p>12/30/99 09:59 AM</text:p>
          </table:table-cell>
          <table:table-cell table:formula="of:=MOD([.E222]-[.$E$2];[.$H$2])+1+[.$E$2]" office:value-type="float" office:value="261" calcext:value-type="float">
            <text:p>261</text:p>
          </table:table-cell>
          <table:table-cell table:formula="of:=MOD([.F222]+1/[.$H$2];5)" office:value-type="float" office:value="3.66666666666666" calcext:value-type="float">
            <text:p>3,66666666666666</text:p>
          </table:table-cell>
          <table:table-cell table:formula="of:=IF([.F223]&lt;0.000001;[.G222]+2+1/[.$H$2];[.G222]+1/[.$H$2])" office:value-type="float" office:value="3.66666666666666" calcext:value-type="float">
            <text:p>3,66666666666666</text:p>
          </table:table-cell>
          <table:table-cell table:number-columns-repeated="4"/>
          <table:table-cell table:formula="of:=SUM(MOD(SUM([.L222]-[.L$2];[.T$2]);[.R$2]-[.L$2]);[.L$2])" office:value-type="time" office:time-value="PT08H50M00S" calcext:value-type="time">
            <text:p>08:50:00</text:p>
          </table:table-cell>
          <table:table-cell table:formula="of:=IF([.L223]&lt;[.L222];[.M222]+[.H$2];[.M222])" office:value-type="float" office:value="720" calcext:value-type="float">
            <text:p>720</text:p>
          </table:table-cell>
          <table:table-cell table:formula="of:=OFFSET([.C$4];[.M223];0)" office:value-type="float" office:value="43757" calcext:value-type="float">
            <text:p>43757</text:p>
          </table:table-cell>
          <table:table-cell table:formula="of:=[.L223]" office:value-type="float" office:value="0.368055555555555" calcext:value-type="float">
            <text:p>0.368055555555555</text:p>
          </table:table-cell>
          <table:table-cell office:value-type="float" office:value="222" calcext:value-type="float">
            <text:p>222</text:p>
          </table:table-cell>
          <table:table-cell table:formula="of:=IF(OFFSET([.D$4];[.M223];0)&lt;=[.O22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4]))" office:value-type="date" office:date-value="2019-10-10T09:09:51.200595" calcext:value-type="date">
            <text:p>2019-10-10 09:09:51</text:p>
          </table:table-cell>
          <table:table-cell table:style-name="ce7" table:formula="of:=[.A224]" office:value-type="date" office:date-value="2019-10-10T09:09:51.200595" calcext:value-type="date">
            <text:p>2019-10-10 09:09:51</text:p>
          </table:table-cell>
          <table:table-cell table:formula="of:=TRUNC([.A224])" office:value-type="float" office:value="43748" calcext:value-type="float">
            <text:p>43748</text:p>
          </table:table-cell>
          <table:table-cell table:style-name="ce12" table:formula="of:=[.B224]-[.C224]" office:value-type="date" office:date-value="1899-12-30T09:09:51.20059534907" calcext:value-type="date">
            <text:p>12/30/99 09:09 AM</text:p>
          </table:table-cell>
          <table:table-cell table:formula="of:=MOD([.E223]-[.$E$2];[.$H$2])+1+[.$E$2]" office:value-type="float" office:value="262" calcext:value-type="float">
            <text:p>262</text:p>
          </table:table-cell>
          <table:table-cell table:formula="of:=MOD([.F223]+1/[.$H$2];5)" office:value-type="float" office:value="3.68333333333333" calcext:value-type="float">
            <text:p>3,68333333333333</text:p>
          </table:table-cell>
          <table:table-cell table:formula="of:=IF([.F224]&lt;0.000001;[.G223]+2+1/[.$H$2];[.G223]+1/[.$H$2])" office:value-type="float" office:value="3.68333333333333" calcext:value-type="float">
            <text:p>3,68333333333333</text:p>
          </table:table-cell>
          <table:table-cell table:number-columns-repeated="4"/>
          <table:table-cell table:formula="of:=SUM(MOD(SUM([.L223]-[.L$2];[.T$2]);[.R$2]-[.L$2]);[.L$2])" office:value-type="time" office:time-value="PT09H00M00S" calcext:value-type="time">
            <text:p>09:00:00</text:p>
          </table:table-cell>
          <table:table-cell table:formula="of:=IF([.L224]&lt;[.L223];[.M223]+[.H$2];[.M223])" office:value-type="float" office:value="720" calcext:value-type="float">
            <text:p>720</text:p>
          </table:table-cell>
          <table:table-cell table:formula="of:=OFFSET([.C$4];[.M224];0)" office:value-type="float" office:value="43757" calcext:value-type="float">
            <text:p>43757</text:p>
          </table:table-cell>
          <table:table-cell table:formula="of:=[.L224]" office:value-type="float" office:value="0.375" calcext:value-type="float">
            <text:p>0.375</text:p>
          </table:table-cell>
          <table:table-cell office:value-type="float" office:value="222" calcext:value-type="float">
            <text:p>222</text:p>
          </table:table-cell>
          <table:table-cell table:formula="of:=IF(OFFSET([.D$4];[.M224];0)&lt;=[.O22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5]))" office:value-type="date" office:date-value="2019-10-10T09:23:47.957993" calcext:value-type="date">
            <text:p>2019-10-10 09:23:48</text:p>
          </table:table-cell>
          <table:table-cell table:style-name="ce7" table:formula="of:=[.A225]" office:value-type="date" office:date-value="2019-10-10T09:23:47.957993" calcext:value-type="date">
            <text:p>2019-10-10 09:23:48</text:p>
          </table:table-cell>
          <table:table-cell table:formula="of:=TRUNC([.A225])" office:value-type="float" office:value="43748" calcext:value-type="float">
            <text:p>43748</text:p>
          </table:table-cell>
          <table:table-cell table:style-name="ce12" table:formula="of:=[.B225]-[.C225]" office:value-type="date" office:date-value="1899-12-30T09:23:47.95799346641" calcext:value-type="date">
            <text:p>12/30/99 09:23 AM</text:p>
          </table:table-cell>
          <table:table-cell table:formula="of:=MOD([.E224]-[.$E$2];[.$H$2])+1+[.$E$2]" office:value-type="float" office:value="263" calcext:value-type="float">
            <text:p>263</text:p>
          </table:table-cell>
          <table:table-cell table:formula="of:=MOD([.F224]+1/[.$H$2];5)" office:value-type="float" office:value="3.69999999999999" calcext:value-type="float">
            <text:p>3,69999999999999</text:p>
          </table:table-cell>
          <table:table-cell table:formula="of:=IF([.F225]&lt;0.000001;[.G224]+2+1/[.$H$2];[.G224]+1/[.$H$2])" office:value-type="float" office:value="3.69999999999999" calcext:value-type="float">
            <text:p>3,69999999999999</text:p>
          </table:table-cell>
          <table:table-cell table:number-columns-repeated="4"/>
          <table:table-cell table:formula="of:=SUM(MOD(SUM([.L224]-[.L$2];[.T$2]);[.R$2]-[.L$2]);[.L$2])" office:value-type="time" office:time-value="PT09H10M00S" calcext:value-type="time">
            <text:p>09:10:00</text:p>
          </table:table-cell>
          <table:table-cell table:formula="of:=IF([.L225]&lt;[.L224];[.M224]+[.H$2];[.M224])" office:value-type="float" office:value="720" calcext:value-type="float">
            <text:p>720</text:p>
          </table:table-cell>
          <table:table-cell table:formula="of:=OFFSET([.C$4];[.M225];0)" office:value-type="float" office:value="43757" calcext:value-type="float">
            <text:p>43757</text:p>
          </table:table-cell>
          <table:table-cell table:formula="of:=[.L225]" office:value-type="float" office:value="0.381944444444444" calcext:value-type="float">
            <text:p>0.3819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25];0)&lt;=[.O22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6]))" office:value-type="date" office:date-value="2019-10-10T09:25:10.82947" calcext:value-type="date">
            <text:p>2019-10-10 09:25:11</text:p>
          </table:table-cell>
          <table:table-cell table:style-name="ce7" table:formula="of:=[.A226]" office:value-type="date" office:date-value="2019-10-10T09:25:10.82947" calcext:value-type="date">
            <text:p>2019-10-10 09:25:11</text:p>
          </table:table-cell>
          <table:table-cell table:formula="of:=TRUNC([.A226])" office:value-type="float" office:value="43748" calcext:value-type="float">
            <text:p>43748</text:p>
          </table:table-cell>
          <table:table-cell table:style-name="ce12" table:formula="of:=[.B226]-[.C226]" office:value-type="date" office:date-value="1899-12-30T09:25:10.82946988754" calcext:value-type="date">
            <text:p>12/30/99 09:25 AM</text:p>
          </table:table-cell>
          <table:table-cell table:formula="of:=MOD([.E225]-[.$E$2];[.$H$2])+1+[.$E$2]" office:value-type="float" office:value="264" calcext:value-type="float">
            <text:p>264</text:p>
          </table:table-cell>
          <table:table-cell table:formula="of:=MOD([.F225]+1/[.$H$2];5)" office:value-type="float" office:value="3.71666666666666" calcext:value-type="float">
            <text:p>3,71666666666666</text:p>
          </table:table-cell>
          <table:table-cell table:formula="of:=IF([.F226]&lt;0.000001;[.G225]+2+1/[.$H$2];[.G225]+1/[.$H$2])" office:value-type="float" office:value="3.71666666666666" calcext:value-type="float">
            <text:p>3,71666666666666</text:p>
          </table:table-cell>
          <table:table-cell table:number-columns-repeated="4"/>
          <table:table-cell table:formula="of:=SUM(MOD(SUM([.L225]-[.L$2];[.T$2]);[.R$2]-[.L$2]);[.L$2])" office:value-type="time" office:time-value="PT09H20M00S" calcext:value-type="time">
            <text:p>09:20:00</text:p>
          </table:table-cell>
          <table:table-cell table:formula="of:=IF([.L226]&lt;[.L225];[.M225]+[.H$2];[.M225])" office:value-type="float" office:value="720" calcext:value-type="float">
            <text:p>720</text:p>
          </table:table-cell>
          <table:table-cell table:formula="of:=OFFSET([.C$4];[.M226];0)" office:value-type="float" office:value="43757" calcext:value-type="float">
            <text:p>43757</text:p>
          </table:table-cell>
          <table:table-cell table:formula="of:=[.L226]" office:value-type="float" office:value="0.388888888888889" calcext:value-type="float">
            <text:p>0.3888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26];0)&lt;=[.O22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7]))" office:value-type="date" office:date-value="2019-10-10T09:21:51.673364" calcext:value-type="date">
            <text:p>2019-10-10 09:21:52</text:p>
          </table:table-cell>
          <table:table-cell table:style-name="ce7" table:formula="of:=[.A227]" office:value-type="date" office:date-value="2019-10-10T09:21:51.673364" calcext:value-type="date">
            <text:p>2019-10-10 09:21:52</text:p>
          </table:table-cell>
          <table:table-cell table:formula="of:=TRUNC([.A227])" office:value-type="float" office:value="43748" calcext:value-type="float">
            <text:p>43748</text:p>
          </table:table-cell>
          <table:table-cell table:style-name="ce12" table:formula="of:=[.B227]-[.C227]" office:value-type="date" office:date-value="1899-12-30T09:21:51.67336406652" calcext:value-type="date">
            <text:p>12/30/99 09:21 AM</text:p>
          </table:table-cell>
          <table:table-cell table:formula="of:=MOD([.E226]-[.$E$2];[.$H$2])+1+[.$E$2]" office:value-type="float" office:value="265" calcext:value-type="float">
            <text:p>265</text:p>
          </table:table-cell>
          <table:table-cell table:formula="of:=MOD([.F226]+1/[.$H$2];5)" office:value-type="float" office:value="3.73333333333332" calcext:value-type="float">
            <text:p>3,73333333333332</text:p>
          </table:table-cell>
          <table:table-cell table:formula="of:=IF([.F227]&lt;0.000001;[.G226]+2+1/[.$H$2];[.G226]+1/[.$H$2])" office:value-type="float" office:value="3.73333333333332" calcext:value-type="float">
            <text:p>3,73333333333332</text:p>
          </table:table-cell>
          <table:table-cell table:number-columns-repeated="4"/>
          <table:table-cell table:formula="of:=SUM(MOD(SUM([.L226]-[.L$2];[.T$2]);[.R$2]-[.L$2]);[.L$2])" office:value-type="time" office:time-value="PT09H30M00S" calcext:value-type="time">
            <text:p>09:30:00</text:p>
          </table:table-cell>
          <table:table-cell table:formula="of:=IF([.L227]&lt;[.L226];[.M226]+[.H$2];[.M226])" office:value-type="float" office:value="720" calcext:value-type="float">
            <text:p>720</text:p>
          </table:table-cell>
          <table:table-cell table:formula="of:=OFFSET([.C$4];[.M227];0)" office:value-type="float" office:value="43757" calcext:value-type="float">
            <text:p>43757</text:p>
          </table:table-cell>
          <table:table-cell table:formula="of:=[.L227]" office:value-type="float" office:value="0.395833333333333" calcext:value-type="float">
            <text:p>0.3958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27];0)&lt;=[.O2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8]))" office:value-type="date" office:date-value="2019-10-10T09:37:03.012671" calcext:value-type="date">
            <text:p>2019-10-10 09:37:03</text:p>
          </table:table-cell>
          <table:table-cell table:style-name="ce7" table:formula="of:=[.A228]" office:value-type="date" office:date-value="2019-10-10T09:37:03.012671" calcext:value-type="date">
            <text:p>2019-10-10 09:37:03</text:p>
          </table:table-cell>
          <table:table-cell table:formula="of:=TRUNC([.A228])" office:value-type="float" office:value="43748" calcext:value-type="float">
            <text:p>43748</text:p>
          </table:table-cell>
          <table:table-cell table:style-name="ce12" table:formula="of:=[.B228]-[.C228]" office:value-type="date" office:date-value="1899-12-30T09:37:03.01267068833" calcext:value-type="date">
            <text:p>12/30/99 09:37 AM</text:p>
          </table:table-cell>
          <table:table-cell table:formula="of:=MOD([.E227]-[.$E$2];[.$H$2])+1+[.$E$2]" office:value-type="float" office:value="266" calcext:value-type="float">
            <text:p>266</text:p>
          </table:table-cell>
          <table:table-cell table:formula="of:=MOD([.F227]+1/[.$H$2];5)" office:value-type="float" office:value="3.74999999999999" calcext:value-type="float">
            <text:p>3,74999999999999</text:p>
          </table:table-cell>
          <table:table-cell table:formula="of:=IF([.F228]&lt;0.000001;[.G227]+2+1/[.$H$2];[.G227]+1/[.$H$2])" office:value-type="float" office:value="3.74999999999999" calcext:value-type="float">
            <text:p>3,74999999999999</text:p>
          </table:table-cell>
          <table:table-cell table:number-columns-repeated="4"/>
          <table:table-cell table:formula="of:=SUM(MOD(SUM([.L227]-[.L$2];[.T$2]);[.R$2]-[.L$2]);[.L$2])" office:value-type="time" office:time-value="PT09H40M00S" calcext:value-type="time">
            <text:p>09:40:00</text:p>
          </table:table-cell>
          <table:table-cell table:formula="of:=IF([.L228]&lt;[.L227];[.M227]+[.H$2];[.M227])" office:value-type="float" office:value="720" calcext:value-type="float">
            <text:p>720</text:p>
          </table:table-cell>
          <table:table-cell table:formula="of:=OFFSET([.C$4];[.M228];0)" office:value-type="float" office:value="43757" calcext:value-type="float">
            <text:p>43757</text:p>
          </table:table-cell>
          <table:table-cell table:formula="of:=[.L228]" office:value-type="float" office:value="0.402777777777778" calcext:value-type="float">
            <text:p>0.4027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28];0)&lt;=[.O22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29]))" office:value-type="date" office:date-value="2019-10-10T09:32:55.291922" calcext:value-type="date">
            <text:p>2019-10-10 09:32:55</text:p>
          </table:table-cell>
          <table:table-cell table:style-name="ce7" table:formula="of:=[.A229]" office:value-type="date" office:date-value="2019-10-10T09:32:55.291922" calcext:value-type="date">
            <text:p>2019-10-10 09:32:55</text:p>
          </table:table-cell>
          <table:table-cell table:formula="of:=TRUNC([.A229])" office:value-type="float" office:value="43748" calcext:value-type="float">
            <text:p>43748</text:p>
          </table:table-cell>
          <table:table-cell table:style-name="ce12" table:formula="of:=[.B229]-[.C229]" office:value-type="date" office:date-value="1899-12-30T09:32:55.29192245565" calcext:value-type="date">
            <text:p>12/30/99 09:32 AM</text:p>
          </table:table-cell>
          <table:table-cell table:formula="of:=MOD([.E228]-[.$E$2];[.$H$2])+1+[.$E$2]" office:value-type="float" office:value="267" calcext:value-type="float">
            <text:p>267</text:p>
          </table:table-cell>
          <table:table-cell table:formula="of:=MOD([.F228]+1/[.$H$2];5)" office:value-type="float" office:value="3.76666666666666" calcext:value-type="float">
            <text:p>3,76666666666666</text:p>
          </table:table-cell>
          <table:table-cell table:formula="of:=IF([.F229]&lt;0.000001;[.G228]+2+1/[.$H$2];[.G228]+1/[.$H$2])" office:value-type="float" office:value="3.76666666666666" calcext:value-type="float">
            <text:p>3,76666666666666</text:p>
          </table:table-cell>
          <table:table-cell table:number-columns-repeated="4"/>
          <table:table-cell table:formula="of:=SUM(MOD(SUM([.L228]-[.L$2];[.T$2]);[.R$2]-[.L$2]);[.L$2])" office:value-type="time" office:time-value="PT09H50M00S" calcext:value-type="time">
            <text:p>09:50:00</text:p>
          </table:table-cell>
          <table:table-cell table:formula="of:=IF([.L229]&lt;[.L228];[.M228]+[.H$2];[.M228])" office:value-type="float" office:value="720" calcext:value-type="float">
            <text:p>720</text:p>
          </table:table-cell>
          <table:table-cell table:formula="of:=OFFSET([.C$4];[.M229];0)" office:value-type="float" office:value="43757" calcext:value-type="float">
            <text:p>43757</text:p>
          </table:table-cell>
          <table:table-cell table:formula="of:=[.L229]" office:value-type="float" office:value="0.409722222222222" calcext:value-type="float">
            <text:p>0.409722222222222</text:p>
          </table:table-cell>
          <table:table-cell office:value-type="float" office:value="222" calcext:value-type="float">
            <text:p>222</text:p>
          </table:table-cell>
          <table:table-cell table:formula="of:=IF(OFFSET([.D$4];[.M229];0)&lt;=[.O22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0]))" office:value-type="date" office:date-value="2019-10-10T09:56:48.748647" calcext:value-type="date">
            <text:p>2019-10-10 09:56:49</text:p>
          </table:table-cell>
          <table:table-cell table:style-name="ce7" table:formula="of:=[.A230]" office:value-type="date" office:date-value="2019-10-10T09:56:48.748647" calcext:value-type="date">
            <text:p>2019-10-10 09:56:49</text:p>
          </table:table-cell>
          <table:table-cell table:formula="of:=TRUNC([.A230])" office:value-type="float" office:value="43748" calcext:value-type="float">
            <text:p>43748</text:p>
          </table:table-cell>
          <table:table-cell table:style-name="ce12" table:formula="of:=[.B230]-[.C230]" office:value-type="date" office:date-value="1899-12-30T09:56:48.7486470351" calcext:value-type="date">
            <text:p>12/30/99 09:56 AM</text:p>
          </table:table-cell>
          <table:table-cell table:formula="of:=MOD([.E229]-[.$E$2];[.$H$2])+1+[.$E$2]" office:value-type="float" office:value="268" calcext:value-type="float">
            <text:p>268</text:p>
          </table:table-cell>
          <table:table-cell table:formula="of:=MOD([.F229]+1/[.$H$2];5)" office:value-type="float" office:value="3.78333333333332" calcext:value-type="float">
            <text:p>3,78333333333332</text:p>
          </table:table-cell>
          <table:table-cell table:formula="of:=IF([.F230]&lt;0.000001;[.G229]+2+1/[.$H$2];[.G229]+1/[.$H$2])" office:value-type="float" office:value="3.78333333333332" calcext:value-type="float">
            <text:p>3,78333333333332</text:p>
          </table:table-cell>
          <table:table-cell table:number-columns-repeated="4"/>
          <table:table-cell table:formula="of:=SUM(MOD(SUM([.L229]-[.L$2];[.T$2]);[.R$2]-[.L$2]);[.L$2])" office:value-type="time" office:time-value="PT10H00M00S" calcext:value-type="time">
            <text:p>10:00:00</text:p>
          </table:table-cell>
          <table:table-cell table:formula="of:=IF([.L230]&lt;[.L229];[.M229]+[.H$2];[.M229])" office:value-type="float" office:value="720" calcext:value-type="float">
            <text:p>720</text:p>
          </table:table-cell>
          <table:table-cell table:formula="of:=OFFSET([.C$4];[.M230];0)" office:value-type="float" office:value="43757" calcext:value-type="float">
            <text:p>43757</text:p>
          </table:table-cell>
          <table:table-cell table:formula="of:=[.L230]" office:value-type="float" office:value="0.416666666666667" calcext:value-type="float">
            <text:p>0.4166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30];0)&lt;=[.O23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1]))" office:value-type="date" office:date-value="2019-10-10T09:23:32.554667" calcext:value-type="date">
            <text:p>2019-10-10 09:23:33</text:p>
          </table:table-cell>
          <table:table-cell table:style-name="ce7" table:formula="of:=[.A231]" office:value-type="date" office:date-value="2019-10-10T09:23:32.554667" calcext:value-type="date">
            <text:p>2019-10-10 09:23:33</text:p>
          </table:table-cell>
          <table:table-cell table:formula="of:=TRUNC([.A231])" office:value-type="float" office:value="43748" calcext:value-type="float">
            <text:p>43748</text:p>
          </table:table-cell>
          <table:table-cell table:style-name="ce12" table:formula="of:=[.B231]-[.C231]" office:value-type="date" office:date-value="1899-12-30T09:23:32.5546666095" calcext:value-type="date">
            <text:p>12/30/99 09:23 AM</text:p>
          </table:table-cell>
          <table:table-cell table:formula="of:=MOD([.E230]-[.$E$2];[.$H$2])+1+[.$E$2]" office:value-type="float" office:value="269" calcext:value-type="float">
            <text:p>269</text:p>
          </table:table-cell>
          <table:table-cell table:formula="of:=MOD([.F230]+1/[.$H$2];5)" office:value-type="float" office:value="3.79999999999999" calcext:value-type="float">
            <text:p>3,79999999999999</text:p>
          </table:table-cell>
          <table:table-cell table:formula="of:=IF([.F231]&lt;0.000001;[.G230]+2+1/[.$H$2];[.G230]+1/[.$H$2])" office:value-type="float" office:value="3.79999999999999" calcext:value-type="float">
            <text:p>3,79999999999999</text:p>
          </table:table-cell>
          <table:table-cell table:number-columns-repeated="4"/>
          <table:table-cell table:formula="of:=SUM(MOD(SUM([.L230]-[.L$2];[.T$2]);[.R$2]-[.L$2]);[.L$2])" office:value-type="time" office:time-value="PT10H10M00S" calcext:value-type="time">
            <text:p>10:10:00</text:p>
          </table:table-cell>
          <table:table-cell table:formula="of:=IF([.L231]&lt;[.L230];[.M230]+[.H$2];[.M230])" office:value-type="float" office:value="720" calcext:value-type="float">
            <text:p>720</text:p>
          </table:table-cell>
          <table:table-cell table:formula="of:=OFFSET([.C$4];[.M231];0)" office:value-type="float" office:value="43757" calcext:value-type="float">
            <text:p>43757</text:p>
          </table:table-cell>
          <table:table-cell table:formula="of:=[.L231]" office:value-type="float" office:value="0.423611111111111" calcext:value-type="float">
            <text:p>0.423611111111111</text:p>
          </table:table-cell>
          <table:table-cell office:value-type="float" office:value="222" calcext:value-type="float">
            <text:p>222</text:p>
          </table:table-cell>
          <table:table-cell table:formula="of:=IF(OFFSET([.D$4];[.M231];0)&lt;=[.O23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2]))" office:value-type="date" office:date-value="2019-10-10T09:45:22.940819" calcext:value-type="date">
            <text:p>2019-10-10 09:45:23</text:p>
          </table:table-cell>
          <table:table-cell table:style-name="ce7" table:formula="of:=[.A232]" office:value-type="date" office:date-value="2019-10-10T09:45:22.940819" calcext:value-type="date">
            <text:p>2019-10-10 09:45:23</text:p>
          </table:table-cell>
          <table:table-cell table:formula="of:=TRUNC([.A232])" office:value-type="float" office:value="43748" calcext:value-type="float">
            <text:p>43748</text:p>
          </table:table-cell>
          <table:table-cell table:style-name="ce12" table:formula="of:=[.B232]-[.C232]" office:value-type="date" office:date-value="1899-12-30T09:45:22.94081866276" calcext:value-type="date">
            <text:p>12/30/99 09:45 AM</text:p>
          </table:table-cell>
          <table:table-cell table:formula="of:=MOD([.E231]-[.$E$2];[.$H$2])+1+[.$E$2]" office:value-type="float" office:value="270" calcext:value-type="float">
            <text:p>270</text:p>
          </table:table-cell>
          <table:table-cell table:formula="of:=MOD([.F231]+1/[.$H$2];5)" office:value-type="float" office:value="3.81666666666666" calcext:value-type="float">
            <text:p>3,81666666666666</text:p>
          </table:table-cell>
          <table:table-cell table:formula="of:=IF([.F232]&lt;0.000001;[.G231]+2+1/[.$H$2];[.G231]+1/[.$H$2])" office:value-type="float" office:value="3.81666666666666" calcext:value-type="float">
            <text:p>3,81666666666666</text:p>
          </table:table-cell>
          <table:table-cell table:number-columns-repeated="4"/>
          <table:table-cell table:formula="of:=SUM(MOD(SUM([.L231]-[.L$2];[.T$2]);[.R$2]-[.L$2]);[.L$2])" office:value-type="time" office:time-value="PT10H20M00S" calcext:value-type="time">
            <text:p>10:20:00</text:p>
          </table:table-cell>
          <table:table-cell table:formula="of:=IF([.L232]&lt;[.L231];[.M231]+[.H$2];[.M231])" office:value-type="float" office:value="720" calcext:value-type="float">
            <text:p>720</text:p>
          </table:table-cell>
          <table:table-cell table:formula="of:=OFFSET([.C$4];[.M232];0)" office:value-type="float" office:value="43757" calcext:value-type="float">
            <text:p>43757</text:p>
          </table:table-cell>
          <table:table-cell table:formula="of:=[.L232]" office:value-type="float" office:value="0.430555555555556" calcext:value-type="float">
            <text:p>0.430555555555556</text:p>
          </table:table-cell>
          <table:table-cell office:value-type="float" office:value="222" calcext:value-type="float">
            <text:p>222</text:p>
          </table:table-cell>
          <table:table-cell table:formula="of:=IF(OFFSET([.D$4];[.M232];0)&lt;=[.O23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3]))" office:value-type="date" office:date-value="2019-10-10T09:43:42.094784" calcext:value-type="date">
            <text:p>2019-10-10 09:43:42</text:p>
          </table:table-cell>
          <table:table-cell table:style-name="ce7" table:formula="of:=[.A233]" office:value-type="date" office:date-value="2019-10-10T09:43:42.094784" calcext:value-type="date">
            <text:p>2019-10-10 09:43:42</text:p>
          </table:table-cell>
          <table:table-cell table:formula="of:=TRUNC([.A233])" office:value-type="float" office:value="43748" calcext:value-type="float">
            <text:p>43748</text:p>
          </table:table-cell>
          <table:table-cell table:style-name="ce12" table:formula="of:=[.B233]-[.C233]" office:value-type="date" office:date-value="1899-12-30T09:43:42.09478360601" calcext:value-type="date">
            <text:p>12/30/99 09:43 AM</text:p>
          </table:table-cell>
          <table:table-cell table:formula="of:=MOD([.E232]-[.$E$2];[.$H$2])+1+[.$E$2]" office:value-type="float" office:value="271" calcext:value-type="float">
            <text:p>271</text:p>
          </table:table-cell>
          <table:table-cell table:formula="of:=MOD([.F232]+1/[.$H$2];5)" office:value-type="float" office:value="3.83333333333332" calcext:value-type="float">
            <text:p>3,83333333333332</text:p>
          </table:table-cell>
          <table:table-cell table:formula="of:=IF([.F233]&lt;0.000001;[.G232]+2+1/[.$H$2];[.G232]+1/[.$H$2])" office:value-type="float" office:value="3.83333333333332" calcext:value-type="float">
            <text:p>3,83333333333332</text:p>
          </table:table-cell>
          <table:table-cell table:number-columns-repeated="4"/>
          <table:table-cell table:formula="of:=SUM(MOD(SUM([.L232]-[.L$2];[.T$2]);[.R$2]-[.L$2]);[.L$2])" office:value-type="time" office:time-value="PT10H30M00S" calcext:value-type="time">
            <text:p>10:30:00</text:p>
          </table:table-cell>
          <table:table-cell table:formula="of:=IF([.L233]&lt;[.L232];[.M232]+[.H$2];[.M232])" office:value-type="float" office:value="720" calcext:value-type="float">
            <text:p>720</text:p>
          </table:table-cell>
          <table:table-cell table:formula="of:=OFFSET([.C$4];[.M233];0)" office:value-type="float" office:value="43757" calcext:value-type="float">
            <text:p>43757</text:p>
          </table:table-cell>
          <table:table-cell table:formula="of:=[.L233]" office:value-type="float" office:value="0.4375" calcext:value-type="float">
            <text:p>0.4375</text:p>
          </table:table-cell>
          <table:table-cell office:value-type="float" office:value="222" calcext:value-type="float">
            <text:p>222</text:p>
          </table:table-cell>
          <table:table-cell table:formula="of:=IF(OFFSET([.D$4];[.M233];0)&lt;=[.O23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4]))" office:value-type="date" office:date-value="2019-10-10T09:53:45.63738" calcext:value-type="date">
            <text:p>2019-10-10 09:53:46</text:p>
          </table:table-cell>
          <table:table-cell table:style-name="ce7" table:formula="of:=[.A234]" office:value-type="date" office:date-value="2019-10-10T09:53:45.63738" calcext:value-type="date">
            <text:p>2019-10-10 09:53:46</text:p>
          </table:table-cell>
          <table:table-cell table:formula="of:=TRUNC([.A234])" office:value-type="float" office:value="43748" calcext:value-type="float">
            <text:p>43748</text:p>
          </table:table-cell>
          <table:table-cell table:style-name="ce12" table:formula="of:=[.B234]-[.C234]" office:value-type="date" office:date-value="1899-12-30T09:53:45.63737975433" calcext:value-type="date">
            <text:p>12/30/99 09:53 AM</text:p>
          </table:table-cell>
          <table:table-cell table:formula="of:=MOD([.E233]-[.$E$2];[.$H$2])+1+[.$E$2]" office:value-type="float" office:value="272" calcext:value-type="float">
            <text:p>272</text:p>
          </table:table-cell>
          <table:table-cell table:formula="of:=MOD([.F233]+1/[.$H$2];5)" office:value-type="float" office:value="3.84999999999999" calcext:value-type="float">
            <text:p>3,84999999999999</text:p>
          </table:table-cell>
          <table:table-cell table:formula="of:=IF([.F234]&lt;0.000001;[.G233]+2+1/[.$H$2];[.G233]+1/[.$H$2])" office:value-type="float" office:value="3.84999999999999" calcext:value-type="float">
            <text:p>3,84999999999999</text:p>
          </table:table-cell>
          <table:table-cell table:number-columns-repeated="4"/>
          <table:table-cell table:formula="of:=SUM(MOD(SUM([.L233]-[.L$2];[.T$2]);[.R$2]-[.L$2]);[.L$2])" office:value-type="time" office:time-value="PT10H40M00S" calcext:value-type="time">
            <text:p>10:40:00</text:p>
          </table:table-cell>
          <table:table-cell table:formula="of:=IF([.L234]&lt;[.L233];[.M233]+[.H$2];[.M233])" office:value-type="float" office:value="720" calcext:value-type="float">
            <text:p>720</text:p>
          </table:table-cell>
          <table:table-cell table:formula="of:=OFFSET([.C$4];[.M234];0)" office:value-type="float" office:value="43757" calcext:value-type="float">
            <text:p>43757</text:p>
          </table:table-cell>
          <table:table-cell table:formula="of:=[.L234]" office:value-type="float" office:value="0.444444444444444" calcext:value-type="float">
            <text:p>0.444444444444444</text:p>
          </table:table-cell>
          <table:table-cell office:value-type="float" office:value="222" calcext:value-type="float">
            <text:p>222</text:p>
          </table:table-cell>
          <table:table-cell table:formula="of:=IF(OFFSET([.D$4];[.M234];0)&lt;=[.O23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5]))" office:value-type="date" office:date-value="2019-10-10T09:37:37.130239" calcext:value-type="date">
            <text:p>2019-10-10 09:37:37</text:p>
          </table:table-cell>
          <table:table-cell table:style-name="ce7" table:formula="of:=[.A235]" office:value-type="date" office:date-value="2019-10-10T09:37:37.130239" calcext:value-type="date">
            <text:p>2019-10-10 09:37:37</text:p>
          </table:table-cell>
          <table:table-cell table:formula="of:=TRUNC([.A235])" office:value-type="float" office:value="43748" calcext:value-type="float">
            <text:p>43748</text:p>
          </table:table-cell>
          <table:table-cell table:style-name="ce12" table:formula="of:=[.B235]-[.C235]" office:value-type="date" office:date-value="1899-12-30T09:37:37.13023860008" calcext:value-type="date">
            <text:p>12/30/99 09:37 AM</text:p>
          </table:table-cell>
          <table:table-cell table:formula="of:=MOD([.E234]-[.$E$2];[.$H$2])+1+[.$E$2]" office:value-type="float" office:value="273" calcext:value-type="float">
            <text:p>273</text:p>
          </table:table-cell>
          <table:table-cell table:formula="of:=MOD([.F234]+1/[.$H$2];5)" office:value-type="float" office:value="3.86666666666666" calcext:value-type="float">
            <text:p>3,86666666666666</text:p>
          </table:table-cell>
          <table:table-cell table:formula="of:=IF([.F235]&lt;0.000001;[.G234]+2+1/[.$H$2];[.G234]+1/[.$H$2])" office:value-type="float" office:value="3.86666666666666" calcext:value-type="float">
            <text:p>3,86666666666666</text:p>
          </table:table-cell>
          <table:table-cell table:number-columns-repeated="4"/>
          <table:table-cell table:formula="of:=SUM(MOD(SUM([.L234]-[.L$2];[.T$2]);[.R$2]-[.L$2]);[.L$2])" office:value-type="time" office:time-value="PT10H50M00S" calcext:value-type="time">
            <text:p>10:50:00</text:p>
          </table:table-cell>
          <table:table-cell table:formula="of:=IF([.L235]&lt;[.L234];[.M234]+[.H$2];[.M234])" office:value-type="float" office:value="720" calcext:value-type="float">
            <text:p>720</text:p>
          </table:table-cell>
          <table:table-cell table:formula="of:=OFFSET([.C$4];[.M235];0)" office:value-type="float" office:value="43757" calcext:value-type="float">
            <text:p>43757</text:p>
          </table:table-cell>
          <table:table-cell table:formula="of:=[.L235]" office:value-type="float" office:value="0.451388888888889" calcext:value-type="float">
            <text:p>0.451388888888889</text:p>
          </table:table-cell>
          <table:table-cell office:value-type="float" office:value="222" calcext:value-type="float">
            <text:p>222</text:p>
          </table:table-cell>
          <table:table-cell table:formula="of:=IF(OFFSET([.D$4];[.M235];0)&lt;=[.O23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6]))" office:value-type="date" office:date-value="2019-10-10T10:03:54.109843" calcext:value-type="date">
            <text:p>2019-10-10 10:03:54</text:p>
          </table:table-cell>
          <table:table-cell table:style-name="ce7" table:formula="of:=[.A236]" office:value-type="date" office:date-value="2019-10-10T10:03:54.109843" calcext:value-type="date">
            <text:p>2019-10-10 10:03:54</text:p>
          </table:table-cell>
          <table:table-cell table:formula="of:=TRUNC([.A236])" office:value-type="float" office:value="43748" calcext:value-type="float">
            <text:p>43748</text:p>
          </table:table-cell>
          <table:table-cell table:style-name="ce12" table:formula="of:=[.B236]-[.C236]" office:value-type="date" office:date-value="1899-12-30T10:03:54.10984317306" calcext:value-type="date">
            <text:p>12/30/99 10:03 AM</text:p>
          </table:table-cell>
          <table:table-cell table:formula="of:=MOD([.E235]-[.$E$2];[.$H$2])+1+[.$E$2]" office:value-type="float" office:value="274" calcext:value-type="float">
            <text:p>274</text:p>
          </table:table-cell>
          <table:table-cell table:formula="of:=MOD([.F235]+1/[.$H$2];5)" office:value-type="float" office:value="3.88333333333332" calcext:value-type="float">
            <text:p>3,88333333333332</text:p>
          </table:table-cell>
          <table:table-cell table:formula="of:=IF([.F236]&lt;0.000001;[.G235]+2+1/[.$H$2];[.G235]+1/[.$H$2])" office:value-type="float" office:value="3.88333333333332" calcext:value-type="float">
            <text:p>3,88333333333332</text:p>
          </table:table-cell>
          <table:table-cell table:number-columns-repeated="4"/>
          <table:table-cell table:formula="of:=SUM(MOD(SUM([.L235]-[.L$2];[.T$2]);[.R$2]-[.L$2]);[.L$2])" office:value-type="time" office:time-value="PT11H00M00S" calcext:value-type="time">
            <text:p>11:00:00</text:p>
          </table:table-cell>
          <table:table-cell table:formula="of:=IF([.L236]&lt;[.L235];[.M235]+[.H$2];[.M235])" office:value-type="float" office:value="720" calcext:value-type="float">
            <text:p>720</text:p>
          </table:table-cell>
          <table:table-cell table:formula="of:=OFFSET([.C$4];[.M236];0)" office:value-type="float" office:value="43757" calcext:value-type="float">
            <text:p>43757</text:p>
          </table:table-cell>
          <table:table-cell table:formula="of:=[.L236]" office:value-type="float" office:value="0.458333333333333" calcext:value-type="float">
            <text:p>0.458333333333333</text:p>
          </table:table-cell>
          <table:table-cell office:value-type="float" office:value="222" calcext:value-type="float">
            <text:p>222</text:p>
          </table:table-cell>
          <table:table-cell table:formula="of:=IF(OFFSET([.D$4];[.M236];0)&lt;=[.O2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7]))" office:value-type="date" office:date-value="2019-10-10T09:28:34.832285" calcext:value-type="date">
            <text:p>2019-10-10 09:28:35</text:p>
          </table:table-cell>
          <table:table-cell table:style-name="ce7" table:formula="of:=[.A237]" office:value-type="date" office:date-value="2019-10-10T09:28:34.832285" calcext:value-type="date">
            <text:p>2019-10-10 09:28:35</text:p>
          </table:table-cell>
          <table:table-cell table:formula="of:=TRUNC([.A237])" office:value-type="float" office:value="43748" calcext:value-type="float">
            <text:p>43748</text:p>
          </table:table-cell>
          <table:table-cell table:style-name="ce12" table:formula="of:=[.B237]-[.C237]" office:value-type="date" office:date-value="1899-12-30T09:28:34.83228486031" calcext:value-type="date">
            <text:p>12/30/99 09:28 AM</text:p>
          </table:table-cell>
          <table:table-cell table:formula="of:=MOD([.E236]-[.$E$2];[.$H$2])+1+[.$E$2]" office:value-type="float" office:value="275" calcext:value-type="float">
            <text:p>275</text:p>
          </table:table-cell>
          <table:table-cell table:formula="of:=MOD([.F236]+1/[.$H$2];5)" office:value-type="float" office:value="3.89999999999999" calcext:value-type="float">
            <text:p>3,89999999999999</text:p>
          </table:table-cell>
          <table:table-cell table:formula="of:=IF([.F237]&lt;0.000001;[.G236]+2+1/[.$H$2];[.G236]+1/[.$H$2])" office:value-type="float" office:value="3.89999999999999" calcext:value-type="float">
            <text:p>3,89999999999999</text:p>
          </table:table-cell>
          <table:table-cell table:number-columns-repeated="4"/>
          <table:table-cell table:formula="of:=SUM(MOD(SUM([.L236]-[.L$2];[.T$2]);[.R$2]-[.L$2]);[.L$2])" office:value-type="time" office:time-value="PT08H10M00S" calcext:value-type="time">
            <text:p>08:10:00</text:p>
          </table:table-cell>
          <table:table-cell table:formula="of:=IF([.L237]&lt;[.L236];[.M236]+[.H$2];[.M236])" office:value-type="float" office:value="780" calcext:value-type="float">
            <text:p>780</text:p>
          </table:table-cell>
          <table:table-cell table:formula="of:=OFFSET([.C$4];[.M237];0)" office:value-type="float" office:value="43758" calcext:value-type="float">
            <text:p>43758</text:p>
          </table:table-cell>
          <table:table-cell table:formula="of:=[.L237]" office:value-type="float" office:value="0.340277777777778" calcext:value-type="float">
            <text:p>0.340277777777778</text:p>
          </table:table-cell>
          <table:table-cell office:value-type="float" office:value="222" calcext:value-type="float">
            <text:p>222</text:p>
          </table:table-cell>
          <table:table-cell table:formula="of:=IF(OFFSET([.D$4];[.M237];0)&lt;=[.O23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8]))" office:value-type="date" office:date-value="2019-10-10T10:00:00.540511" calcext:value-type="date">
            <text:p>2019-10-10 10:00:01</text:p>
          </table:table-cell>
          <table:table-cell table:style-name="ce7" table:formula="of:=[.A238]" office:value-type="date" office:date-value="2019-10-10T10:00:00.540511" calcext:value-type="date">
            <text:p>2019-10-10 10:00:01</text:p>
          </table:table-cell>
          <table:table-cell table:formula="of:=TRUNC([.A238])" office:value-type="float" office:value="43748" calcext:value-type="float">
            <text:p>43748</text:p>
          </table:table-cell>
          <table:table-cell table:style-name="ce12" table:formula="of:=[.B238]-[.C238]" office:value-type="date" office:date-value="1899-12-30T10:00:00.54051121697" calcext:value-type="date">
            <text:p>12/30/99 10:00 AM</text:p>
          </table:table-cell>
          <table:table-cell table:formula="of:=MOD([.E237]-[.$E$2];[.$H$2])+1+[.$E$2]" office:value-type="float" office:value="276" calcext:value-type="float">
            <text:p>276</text:p>
          </table:table-cell>
          <table:table-cell table:formula="of:=MOD([.F237]+1/[.$H$2];5)" office:value-type="float" office:value="3.91666666666666" calcext:value-type="float">
            <text:p>3,91666666666666</text:p>
          </table:table-cell>
          <table:table-cell table:formula="of:=IF([.F238]&lt;0.000001;[.G237]+2+1/[.$H$2];[.G237]+1/[.$H$2])" office:value-type="float" office:value="3.91666666666666" calcext:value-type="float">
            <text:p>3,91666666666666</text:p>
          </table:table-cell>
          <table:table-cell table:number-columns-repeated="4"/>
          <table:table-cell table:formula="of:=SUM(MOD(SUM([.L237]-[.L$2];[.T$2]);[.R$2]-[.L$2]);[.L$2])" office:value-type="time" office:time-value="PT08H19M59.999999999S" calcext:value-type="time">
            <text:p>08:20:00</text:p>
          </table:table-cell>
          <table:table-cell table:formula="of:=IF([.L238]&lt;[.L237];[.M237]+[.H$2];[.M237])" office:value-type="float" office:value="780" calcext:value-type="float">
            <text:p>780</text:p>
          </table:table-cell>
          <table:table-cell table:formula="of:=OFFSET([.C$4];[.M238];0)" office:value-type="float" office:value="43758" calcext:value-type="float">
            <text:p>43758</text:p>
          </table:table-cell>
          <table:table-cell table:formula="of:=[.L238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38];0)&lt;=[.O23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39]))" office:value-type="date" office:date-value="2019-10-10T09:31:40.58937" calcext:value-type="date">
            <text:p>2019-10-10 09:31:41</text:p>
          </table:table-cell>
          <table:table-cell table:style-name="ce7" table:formula="of:=[.A239]" office:value-type="date" office:date-value="2019-10-10T09:31:40.58937" calcext:value-type="date">
            <text:p>2019-10-10 09:31:41</text:p>
          </table:table-cell>
          <table:table-cell table:formula="of:=TRUNC([.A239])" office:value-type="float" office:value="43748" calcext:value-type="float">
            <text:p>43748</text:p>
          </table:table-cell>
          <table:table-cell table:style-name="ce12" table:formula="of:=[.B239]-[.C239]" office:value-type="date" office:date-value="1899-12-30T09:31:40.58936986607" calcext:value-type="date">
            <text:p>12/30/99 09:31 AM</text:p>
          </table:table-cell>
          <table:table-cell table:formula="of:=MOD([.E238]-[.$E$2];[.$H$2])+1+[.$E$2]" office:value-type="float" office:value="277" calcext:value-type="float">
            <text:p>277</text:p>
          </table:table-cell>
          <table:table-cell table:formula="of:=MOD([.F238]+1/[.$H$2];5)" office:value-type="float" office:value="3.93333333333332" calcext:value-type="float">
            <text:p>3,93333333333332</text:p>
          </table:table-cell>
          <table:table-cell table:formula="of:=IF([.F239]&lt;0.000001;[.G238]+2+1/[.$H$2];[.G238]+1/[.$H$2])" office:value-type="float" office:value="3.93333333333332" calcext:value-type="float">
            <text:p>3,93333333333332</text:p>
          </table:table-cell>
          <table:table-cell table:number-columns-repeated="4"/>
          <table:table-cell table:formula="of:=SUM(MOD(SUM([.L238]-[.L$2];[.T$2]);[.R$2]-[.L$2]);[.L$2])" office:value-type="time" office:time-value="PT08H30M00S" calcext:value-type="time">
            <text:p>08:30:00</text:p>
          </table:table-cell>
          <table:table-cell table:formula="of:=IF([.L239]&lt;[.L238];[.M238]+[.H$2];[.M238])" office:value-type="float" office:value="780" calcext:value-type="float">
            <text:p>780</text:p>
          </table:table-cell>
          <table:table-cell table:formula="of:=OFFSET([.C$4];[.M239];0)" office:value-type="float" office:value="43758" calcext:value-type="float">
            <text:p>43758</text:p>
          </table:table-cell>
          <table:table-cell table:formula="of:=[.L239]" office:value-type="float" office:value="0.354166666666667" calcext:value-type="float">
            <text:p>0.354166666666667</text:p>
          </table:table-cell>
          <table:table-cell office:value-type="float" office:value="222" calcext:value-type="float">
            <text:p>222</text:p>
          </table:table-cell>
          <table:table-cell table:formula="of:=IF(OFFSET([.D$4];[.M239];0)&lt;=[.O23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0]))" office:value-type="date" office:date-value="2019-10-10T09:55:07.818498" calcext:value-type="date">
            <text:p>2019-10-10 09:55:08</text:p>
          </table:table-cell>
          <table:table-cell table:style-name="ce7" table:formula="of:=[.A240]" office:value-type="date" office:date-value="2019-10-10T09:55:07.818498" calcext:value-type="date">
            <text:p>2019-10-10 09:55:08</text:p>
          </table:table-cell>
          <table:table-cell table:formula="of:=TRUNC([.A240])" office:value-type="float" office:value="43748" calcext:value-type="float">
            <text:p>43748</text:p>
          </table:table-cell>
          <table:table-cell table:style-name="ce12" table:formula="of:=[.B240]-[.C240]" office:value-type="date" office:date-value="1899-12-30T09:55:07.8184976941" calcext:value-type="date">
            <text:p>12/30/99 09:55 AM</text:p>
          </table:table-cell>
          <table:table-cell table:formula="of:=MOD([.E239]-[.$E$2];[.$H$2])+1+[.$E$2]" office:value-type="float" office:value="278" calcext:value-type="float">
            <text:p>278</text:p>
          </table:table-cell>
          <table:table-cell table:formula="of:=MOD([.F239]+1/[.$H$2];5)" office:value-type="float" office:value="3.94999999999999" calcext:value-type="float">
            <text:p>3,94999999999999</text:p>
          </table:table-cell>
          <table:table-cell table:formula="of:=IF([.F240]&lt;0.000001;[.G239]+2+1/[.$H$2];[.G239]+1/[.$H$2])" office:value-type="float" office:value="3.94999999999999" calcext:value-type="float">
            <text:p>3,94999999999999</text:p>
          </table:table-cell>
          <table:table-cell table:number-columns-repeated="4"/>
          <table:table-cell table:formula="of:=SUM(MOD(SUM([.L239]-[.L$2];[.T$2]);[.R$2]-[.L$2]);[.L$2])" office:value-type="time" office:time-value="PT08H39M59.999999999S" calcext:value-type="time">
            <text:p>08:40:00</text:p>
          </table:table-cell>
          <table:table-cell table:formula="of:=IF([.L240]&lt;[.L239];[.M239]+[.H$2];[.M239])" office:value-type="float" office:value="780" calcext:value-type="float">
            <text:p>780</text:p>
          </table:table-cell>
          <table:table-cell table:formula="of:=OFFSET([.C$4];[.M240];0)" office:value-type="float" office:value="43758" calcext:value-type="float">
            <text:p>43758</text:p>
          </table:table-cell>
          <table:table-cell table:formula="of:=[.L240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40];0)&lt;=[.O24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1]))" office:value-type="date" office:date-value="2019-10-10T09:41:17.404449" calcext:value-type="date">
            <text:p>2019-10-10 09:41:17</text:p>
          </table:table-cell>
          <table:table-cell table:style-name="ce7" table:formula="of:=[.A241]" office:value-type="date" office:date-value="2019-10-10T09:41:17.404449" calcext:value-type="date">
            <text:p>2019-10-10 09:41:17</text:p>
          </table:table-cell>
          <table:table-cell table:formula="of:=TRUNC([.A241])" office:value-type="float" office:value="43748" calcext:value-type="float">
            <text:p>43748</text:p>
          </table:table-cell>
          <table:table-cell table:style-name="ce12" table:formula="of:=[.B241]-[.C241]" office:value-type="date" office:date-value="1899-12-30T09:41:17.40444929805" calcext:value-type="date">
            <text:p>12/30/99 09:41 AM</text:p>
          </table:table-cell>
          <table:table-cell table:formula="of:=MOD([.E240]-[.$E$2];[.$H$2])+1+[.$E$2]" office:value-type="float" office:value="279" calcext:value-type="float">
            <text:p>279</text:p>
          </table:table-cell>
          <table:table-cell table:formula="of:=MOD([.F240]+1/[.$H$2];5)" office:value-type="float" office:value="3.96666666666666" calcext:value-type="float">
            <text:p>3,96666666666666</text:p>
          </table:table-cell>
          <table:table-cell table:formula="of:=IF([.F241]&lt;0.000001;[.G240]+2+1/[.$H$2];[.G240]+1/[.$H$2])" office:value-type="float" office:value="3.96666666666666" calcext:value-type="float">
            <text:p>3,96666666666666</text:p>
          </table:table-cell>
          <table:table-cell table:number-columns-repeated="4"/>
          <table:table-cell table:formula="of:=SUM(MOD(SUM([.L240]-[.L$2];[.T$2]);[.R$2]-[.L$2]);[.L$2])" office:value-type="time" office:time-value="PT08H49M59.999999999S" calcext:value-type="time">
            <text:p>08:50:00</text:p>
          </table:table-cell>
          <table:table-cell table:formula="of:=IF([.L241]&lt;[.L240];[.M240]+[.H$2];[.M240])" office:value-type="float" office:value="780" calcext:value-type="float">
            <text:p>780</text:p>
          </table:table-cell>
          <table:table-cell table:formula="of:=OFFSET([.C$4];[.M241];0)" office:value-type="float" office:value="43758" calcext:value-type="float">
            <text:p>43758</text:p>
          </table:table-cell>
          <table:table-cell table:formula="of:=[.L241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41];0)&lt;=[.O24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2]))" office:value-type="date" office:date-value="2019-10-10T09:30:16.190324" calcext:value-type="date">
            <text:p>2019-10-10 09:30:16</text:p>
          </table:table-cell>
          <table:table-cell table:style-name="ce7" table:formula="of:=[.A242]" office:value-type="date" office:date-value="2019-10-10T09:30:16.190324" calcext:value-type="date">
            <text:p>2019-10-10 09:30:16</text:p>
          </table:table-cell>
          <table:table-cell table:formula="of:=TRUNC([.A242])" office:value-type="float" office:value="43748" calcext:value-type="float">
            <text:p>43748</text:p>
          </table:table-cell>
          <table:table-cell table:style-name="ce12" table:formula="of:=[.B242]-[.C242]" office:value-type="date" office:date-value="1899-12-30T09:30:16.1903236527" calcext:value-type="date">
            <text:p>12/30/99 09:30 AM</text:p>
          </table:table-cell>
          <table:table-cell table:formula="of:=MOD([.E241]-[.$E$2];[.$H$2])+1+[.$E$2]" office:value-type="float" office:value="280" calcext:value-type="float">
            <text:p>280</text:p>
          </table:table-cell>
          <table:table-cell table:formula="of:=MOD([.F241]+1/[.$H$2];5)" office:value-type="float" office:value="3.98333333333332" calcext:value-type="float">
            <text:p>3,98333333333332</text:p>
          </table:table-cell>
          <table:table-cell table:formula="of:=IF([.F242]&lt;0.000001;[.G241]+2+1/[.$H$2];[.G241]+1/[.$H$2])" office:value-type="float" office:value="3.98333333333332" calcext:value-type="float">
            <text:p>3,98333333333332</text:p>
          </table:table-cell>
          <table:table-cell table:number-columns-repeated="4"/>
          <table:table-cell table:formula="of:=SUM(MOD(SUM([.L241]-[.L$2];[.T$2]);[.R$2]-[.L$2]);[.L$2])" office:value-type="time" office:time-value="PT08H59M59.999999999S" calcext:value-type="time">
            <text:p>09:00:00</text:p>
          </table:table-cell>
          <table:table-cell table:formula="of:=IF([.L242]&lt;[.L241];[.M241]+[.H$2];[.M241])" office:value-type="float" office:value="780" calcext:value-type="float">
            <text:p>780</text:p>
          </table:table-cell>
          <table:table-cell table:formula="of:=OFFSET([.C$4];[.M242];0)" office:value-type="float" office:value="43758" calcext:value-type="float">
            <text:p>43758</text:p>
          </table:table-cell>
          <table:table-cell table:formula="of:=[.L242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42];0)&lt;=[.O24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3]))" office:value-type="date" office:date-value="2019-10-10T09:11:12.686283" calcext:value-type="date">
            <text:p>2019-10-10 09:11:13</text:p>
          </table:table-cell>
          <table:table-cell table:style-name="ce7" table:formula="of:=[.A243]" office:value-type="date" office:date-value="2019-10-10T09:11:12.686283" calcext:value-type="date">
            <text:p>2019-10-10 09:11:13</text:p>
          </table:table-cell>
          <table:table-cell table:formula="of:=TRUNC([.A243])" office:value-type="float" office:value="43748" calcext:value-type="float">
            <text:p>43748</text:p>
          </table:table-cell>
          <table:table-cell table:style-name="ce12" table:formula="of:=[.B243]-[.C243]" office:value-type="date" office:date-value="1899-12-30T09:11:12.68628291786" calcext:value-type="date">
            <text:p>12/30/99 09:11 AM</text:p>
          </table:table-cell>
          <table:table-cell table:formula="of:=MOD([.E242]-[.$E$2];[.$H$2])+1+[.$E$2]" office:value-type="float" office:value="221" calcext:value-type="float">
            <text:p>221</text:p>
          </table:table-cell>
          <table:table-cell table:formula="of:=MOD([.F242]+1/[.$H$2];5)" office:value-type="float" office:value="3.99999999999999" calcext:value-type="float">
            <text:p>3,99999999999999</text:p>
          </table:table-cell>
          <table:table-cell table:formula="of:=IF([.F243]&lt;0.000001;[.G242]+2+1/[.$H$2];[.G242]+1/[.$H$2])" office:value-type="float" office:value="3.99999999999999" calcext:value-type="float">
            <text:p>3,99999999999999</text:p>
          </table:table-cell>
          <table:table-cell table:number-columns-repeated="4"/>
          <table:table-cell table:formula="of:=SUM(MOD(SUM([.L242]-[.L$2];[.T$2]);[.R$2]-[.L$2]);[.L$2])" office:value-type="time" office:time-value="PT09H09M59.999999999S" calcext:value-type="time">
            <text:p>09:10:00</text:p>
          </table:table-cell>
          <table:table-cell table:formula="of:=IF([.L243]&lt;[.L242];[.M242]+[.H$2];[.M242])" office:value-type="float" office:value="780" calcext:value-type="float">
            <text:p>780</text:p>
          </table:table-cell>
          <table:table-cell table:formula="of:=OFFSET([.C$4];[.M243];0)" office:value-type="float" office:value="43758" calcext:value-type="float">
            <text:p>43758</text:p>
          </table:table-cell>
          <table:table-cell table:formula="of:=[.L243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43];0)&lt;=[.O24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4]))" office:value-type="date" office:date-value="2019-10-11T09:17:48.455945" calcext:value-type="date">
            <text:p>2019-10-11 09:17:48</text:p>
          </table:table-cell>
          <table:table-cell table:style-name="ce7" table:formula="of:=[.A244]" office:value-type="date" office:date-value="2019-10-11T09:17:48.455945" calcext:value-type="date">
            <text:p>2019-10-11 09:17:48</text:p>
          </table:table-cell>
          <table:table-cell table:formula="of:=TRUNC([.A244])" office:value-type="float" office:value="43749" calcext:value-type="float">
            <text:p>43749</text:p>
          </table:table-cell>
          <table:table-cell table:style-name="ce12" table:formula="of:=[.B244]-[.C244]" office:value-type="date" office:date-value="1899-12-30T09:17:48.4559446061" calcext:value-type="date">
            <text:p>12/30/99 09:17 AM</text:p>
          </table:table-cell>
          <table:table-cell table:formula="of:=MOD([.E243]-[.$E$2];[.$H$2])+1+[.$E$2]" office:value-type="float" office:value="222" calcext:value-type="float">
            <text:p>222</text:p>
          </table:table-cell>
          <table:table-cell table:formula="of:=MOD([.F243]+1/[.$H$2];5)" office:value-type="float" office:value="4.01666666666666" calcext:value-type="float">
            <text:p>4,01666666666666</text:p>
          </table:table-cell>
          <table:table-cell table:formula="of:=IF([.F244]&lt;0.000001;[.G243]+2+1/[.$H$2];[.G243]+1/[.$H$2])" office:value-type="float" office:value="4.01666666666666" calcext:value-type="float">
            <text:p>4,01666666666666</text:p>
          </table:table-cell>
          <table:table-cell table:number-columns-repeated="4"/>
          <table:table-cell table:formula="of:=SUM(MOD(SUM([.L243]-[.L$2];[.T$2]);[.R$2]-[.L$2]);[.L$2])" office:value-type="time" office:time-value="PT09H19M59.999999999S" calcext:value-type="time">
            <text:p>09:20:00</text:p>
          </table:table-cell>
          <table:table-cell table:formula="of:=IF([.L244]&lt;[.L243];[.M243]+[.H$2];[.M243])" office:value-type="float" office:value="780" calcext:value-type="float">
            <text:p>780</text:p>
          </table:table-cell>
          <table:table-cell table:formula="of:=OFFSET([.C$4];[.M244];0)" office:value-type="float" office:value="43758" calcext:value-type="float">
            <text:p>43758</text:p>
          </table:table-cell>
          <table:table-cell table:formula="of:=[.L244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44];0)&lt;=[.O24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5]))" office:value-type="date" office:date-value="2019-10-11T09:12:48.286078" calcext:value-type="date">
            <text:p>2019-10-11 09:12:48</text:p>
          </table:table-cell>
          <table:table-cell table:style-name="ce7" table:formula="of:=[.A245]" office:value-type="date" office:date-value="2019-10-11T09:12:48.286078" calcext:value-type="date">
            <text:p>2019-10-11 09:12:48</text:p>
          </table:table-cell>
          <table:table-cell table:formula="of:=TRUNC([.A245])" office:value-type="float" office:value="43749" calcext:value-type="float">
            <text:p>43749</text:p>
          </table:table-cell>
          <table:table-cell table:style-name="ce12" table:formula="of:=[.B245]-[.C245]" office:value-type="date" office:date-value="1899-12-30T09:12:48.28607807402" calcext:value-type="date">
            <text:p>12/30/99 09:12 AM</text:p>
          </table:table-cell>
          <table:table-cell table:formula="of:=MOD([.E244]-[.$E$2];[.$H$2])+1+[.$E$2]" office:value-type="float" office:value="223" calcext:value-type="float">
            <text:p>223</text:p>
          </table:table-cell>
          <table:table-cell table:formula="of:=MOD([.F244]+1/[.$H$2];5)" office:value-type="float" office:value="4.03333333333332" calcext:value-type="float">
            <text:p>4,03333333333332</text:p>
          </table:table-cell>
          <table:table-cell table:formula="of:=IF([.F245]&lt;0.000001;[.G244]+2+1/[.$H$2];[.G244]+1/[.$H$2])" office:value-type="float" office:value="4.03333333333332" calcext:value-type="float">
            <text:p>4,03333333333332</text:p>
          </table:table-cell>
          <table:table-cell table:number-columns-repeated="4"/>
          <table:table-cell table:formula="of:=SUM(MOD(SUM([.L244]-[.L$2];[.T$2]);[.R$2]-[.L$2]);[.L$2])" office:value-type="time" office:time-value="PT09H29M59.999999999S" calcext:value-type="time">
            <text:p>09:30:00</text:p>
          </table:table-cell>
          <table:table-cell table:formula="of:=IF([.L245]&lt;[.L244];[.M244]+[.H$2];[.M244])" office:value-type="float" office:value="780" calcext:value-type="float">
            <text:p>780</text:p>
          </table:table-cell>
          <table:table-cell table:formula="of:=OFFSET([.C$4];[.M245];0)" office:value-type="float" office:value="43758" calcext:value-type="float">
            <text:p>43758</text:p>
          </table:table-cell>
          <table:table-cell table:formula="of:=[.L245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45];0)&lt;=[.O2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6]))" office:value-type="date" office:date-value="2019-10-11T09:32:00.630682" calcext:value-type="date">
            <text:p>2019-10-11 09:32:01</text:p>
          </table:table-cell>
          <table:table-cell table:style-name="ce7" table:formula="of:=[.A246]" office:value-type="date" office:date-value="2019-10-11T09:32:00.630682" calcext:value-type="date">
            <text:p>2019-10-11 09:32:01</text:p>
          </table:table-cell>
          <table:table-cell table:formula="of:=TRUNC([.A246])" office:value-type="float" office:value="43749" calcext:value-type="float">
            <text:p>43749</text:p>
          </table:table-cell>
          <table:table-cell table:style-name="ce12" table:formula="of:=[.B246]-[.C246]" office:value-type="date" office:date-value="1899-12-30T09:32:00.63068202697" calcext:value-type="date">
            <text:p>12/30/99 09:32 AM</text:p>
          </table:table-cell>
          <table:table-cell table:formula="of:=MOD([.E245]-[.$E$2];[.$H$2])+1+[.$E$2]" office:value-type="float" office:value="224" calcext:value-type="float">
            <text:p>224</text:p>
          </table:table-cell>
          <table:table-cell table:formula="of:=MOD([.F245]+1/[.$H$2];5)" office:value-type="float" office:value="4.04999999999999" calcext:value-type="float">
            <text:p>4,04999999999999</text:p>
          </table:table-cell>
          <table:table-cell table:formula="of:=IF([.F246]&lt;0.000001;[.G245]+2+1/[.$H$2];[.G245]+1/[.$H$2])" office:value-type="float" office:value="4.04999999999999" calcext:value-type="float">
            <text:p>4,04999999999999</text:p>
          </table:table-cell>
          <table:table-cell table:number-columns-repeated="4"/>
          <table:table-cell table:formula="of:=SUM(MOD(SUM([.L245]-[.L$2];[.T$2]);[.R$2]-[.L$2]);[.L$2])" office:value-type="time" office:time-value="PT09H39M59.999999999S" calcext:value-type="time">
            <text:p>09:40:00</text:p>
          </table:table-cell>
          <table:table-cell table:formula="of:=IF([.L246]&lt;[.L245];[.M245]+[.H$2];[.M245])" office:value-type="float" office:value="780" calcext:value-type="float">
            <text:p>780</text:p>
          </table:table-cell>
          <table:table-cell table:formula="of:=OFFSET([.C$4];[.M246];0)" office:value-type="float" office:value="43758" calcext:value-type="float">
            <text:p>43758</text:p>
          </table:table-cell>
          <table:table-cell table:formula="of:=[.L246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46];0)&lt;=[.O2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7]))" office:value-type="date" office:date-value="2019-10-11T09:27:44.731314" calcext:value-type="date">
            <text:p>2019-10-11 09:27:45</text:p>
          </table:table-cell>
          <table:table-cell table:style-name="ce7" table:formula="of:=[.A247]" office:value-type="date" office:date-value="2019-10-11T09:27:44.731314" calcext:value-type="date">
            <text:p>2019-10-11 09:27:45</text:p>
          </table:table-cell>
          <table:table-cell table:formula="of:=TRUNC([.A247])" office:value-type="float" office:value="43749" calcext:value-type="float">
            <text:p>43749</text:p>
          </table:table-cell>
          <table:table-cell table:style-name="ce12" table:formula="of:=[.B247]-[.C247]" office:value-type="date" office:date-value="1899-12-30T09:27:44.73131377716" calcext:value-type="date">
            <text:p>12/30/99 09:27 AM</text:p>
          </table:table-cell>
          <table:table-cell table:formula="of:=MOD([.E246]-[.$E$2];[.$H$2])+1+[.$E$2]" office:value-type="float" office:value="225" calcext:value-type="float">
            <text:p>225</text:p>
          </table:table-cell>
          <table:table-cell table:formula="of:=MOD([.F246]+1/[.$H$2];5)" office:value-type="float" office:value="4.06666666666666" calcext:value-type="float">
            <text:p>4,06666666666666</text:p>
          </table:table-cell>
          <table:table-cell table:formula="of:=IF([.F247]&lt;0.000001;[.G246]+2+1/[.$H$2];[.G246]+1/[.$H$2])" office:value-type="float" office:value="4.06666666666666" calcext:value-type="float">
            <text:p>4,06666666666666</text:p>
          </table:table-cell>
          <table:table-cell table:number-columns-repeated="4"/>
          <table:table-cell table:formula="of:=SUM(MOD(SUM([.L246]-[.L$2];[.T$2]);[.R$2]-[.L$2]);[.L$2])" office:value-type="time" office:time-value="PT09H49M59.999999999S" calcext:value-type="time">
            <text:p>09:50:00</text:p>
          </table:table-cell>
          <table:table-cell table:formula="of:=IF([.L247]&lt;[.L246];[.M246]+[.H$2];[.M246])" office:value-type="float" office:value="780" calcext:value-type="float">
            <text:p>780</text:p>
          </table:table-cell>
          <table:table-cell table:formula="of:=OFFSET([.C$4];[.M247];0)" office:value-type="float" office:value="43758" calcext:value-type="float">
            <text:p>43758</text:p>
          </table:table-cell>
          <table:table-cell table:formula="of:=[.L247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47];0)&lt;=[.O24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8]))" office:value-type="date" office:date-value="2019-10-11T09:48:53.756179" calcext:value-type="date">
            <text:p>2019-10-11 09:48:54</text:p>
          </table:table-cell>
          <table:table-cell table:style-name="ce7" table:formula="of:=[.A248]" office:value-type="date" office:date-value="2019-10-11T09:48:53.756179" calcext:value-type="date">
            <text:p>2019-10-11 09:48:54</text:p>
          </table:table-cell>
          <table:table-cell table:formula="of:=TRUNC([.A248])" office:value-type="float" office:value="43749" calcext:value-type="float">
            <text:p>43749</text:p>
          </table:table-cell>
          <table:table-cell table:style-name="ce12" table:formula="of:=[.B248]-[.C248]" office:value-type="date" office:date-value="1899-12-30T09:48:53.75617903657" calcext:value-type="date">
            <text:p>12/30/99 09:48 AM</text:p>
          </table:table-cell>
          <table:table-cell table:formula="of:=MOD([.E247]-[.$E$2];[.$H$2])+1+[.$E$2]" office:value-type="float" office:value="226" calcext:value-type="float">
            <text:p>226</text:p>
          </table:table-cell>
          <table:table-cell table:formula="of:=MOD([.F247]+1/[.$H$2];5)" office:value-type="float" office:value="4.08333333333332" calcext:value-type="float">
            <text:p>4,08333333333332</text:p>
          </table:table-cell>
          <table:table-cell table:formula="of:=IF([.F248]&lt;0.000001;[.G247]+2+1/[.$H$2];[.G247]+1/[.$H$2])" office:value-type="float" office:value="4.08333333333332" calcext:value-type="float">
            <text:p>4,08333333333332</text:p>
          </table:table-cell>
          <table:table-cell table:number-columns-repeated="4"/>
          <table:table-cell table:formula="of:=SUM(MOD(SUM([.L247]-[.L$2];[.T$2]);[.R$2]-[.L$2]);[.L$2])" office:value-type="time" office:time-value="PT09H59M59.999999999S" calcext:value-type="time">
            <text:p>10:00:00</text:p>
          </table:table-cell>
          <table:table-cell table:formula="of:=IF([.L248]&lt;[.L247];[.M247]+[.H$2];[.M247])" office:value-type="float" office:value="780" calcext:value-type="float">
            <text:p>780</text:p>
          </table:table-cell>
          <table:table-cell table:formula="of:=OFFSET([.C$4];[.M248];0)" office:value-type="float" office:value="43758" calcext:value-type="float">
            <text:p>43758</text:p>
          </table:table-cell>
          <table:table-cell table:formula="of:=[.L248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48];0)&lt;=[.O24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49]))" office:value-type="date" office:date-value="2019-10-11T09:22:20.48736" calcext:value-type="date">
            <text:p>2019-10-11 09:22:20</text:p>
          </table:table-cell>
          <table:table-cell table:style-name="ce7" table:formula="of:=[.A249]" office:value-type="date" office:date-value="2019-10-11T09:22:20.48736" calcext:value-type="date">
            <text:p>2019-10-11 09:22:20</text:p>
          </table:table-cell>
          <table:table-cell table:formula="of:=TRUNC([.A249])" office:value-type="float" office:value="43749" calcext:value-type="float">
            <text:p>43749</text:p>
          </table:table-cell>
          <table:table-cell table:style-name="ce12" table:formula="of:=[.B249]-[.C249]" office:value-type="date" office:date-value="1899-12-30T09:22:20.48736048862" calcext:value-type="date">
            <text:p>12/30/99 09:22 AM</text:p>
          </table:table-cell>
          <table:table-cell table:formula="of:=MOD([.E248]-[.$E$2];[.$H$2])+1+[.$E$2]" office:value-type="float" office:value="227" calcext:value-type="float">
            <text:p>227</text:p>
          </table:table-cell>
          <table:table-cell table:formula="of:=MOD([.F248]+1/[.$H$2];5)" office:value-type="float" office:value="4.09999999999999" calcext:value-type="float">
            <text:p>4,09999999999999</text:p>
          </table:table-cell>
          <table:table-cell table:formula="of:=IF([.F249]&lt;0.000001;[.G248]+2+1/[.$H$2];[.G248]+1/[.$H$2])" office:value-type="float" office:value="4.09999999999999" calcext:value-type="float">
            <text:p>4,09999999999999</text:p>
          </table:table-cell>
          <table:table-cell table:number-columns-repeated="4"/>
          <table:table-cell table:formula="of:=SUM(MOD(SUM([.L248]-[.L$2];[.T$2]);[.R$2]-[.L$2]);[.L$2])" office:value-type="time" office:time-value="PT10H09M59.999999999S" calcext:value-type="time">
            <text:p>10:10:00</text:p>
          </table:table-cell>
          <table:table-cell table:formula="of:=IF([.L249]&lt;[.L248];[.M248]+[.H$2];[.M248])" office:value-type="float" office:value="780" calcext:value-type="float">
            <text:p>780</text:p>
          </table:table-cell>
          <table:table-cell table:formula="of:=OFFSET([.C$4];[.M249];0)" office:value-type="float" office:value="43758" calcext:value-type="float">
            <text:p>43758</text:p>
          </table:table-cell>
          <table:table-cell table:formula="of:=[.L249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49];0)&lt;=[.O24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0]))" office:value-type="date" office:date-value="2019-10-11T09:33:17.046722" calcext:value-type="date">
            <text:p>2019-10-11 09:33:17</text:p>
          </table:table-cell>
          <table:table-cell table:style-name="ce7" table:formula="of:=[.A250]" office:value-type="date" office:date-value="2019-10-11T09:33:17.046722" calcext:value-type="date">
            <text:p>2019-10-11 09:33:17</text:p>
          </table:table-cell>
          <table:table-cell table:formula="of:=TRUNC([.A250])" office:value-type="float" office:value="43749" calcext:value-type="float">
            <text:p>43749</text:p>
          </table:table-cell>
          <table:table-cell table:style-name="ce12" table:formula="of:=[.B250]-[.C250]" office:value-type="date" office:date-value="1899-12-30T09:33:17.04672172666" calcext:value-type="date">
            <text:p>12/30/99 09:33 AM</text:p>
          </table:table-cell>
          <table:table-cell table:formula="of:=MOD([.E249]-[.$E$2];[.$H$2])+1+[.$E$2]" office:value-type="float" office:value="228" calcext:value-type="float">
            <text:p>228</text:p>
          </table:table-cell>
          <table:table-cell table:formula="of:=MOD([.F249]+1/[.$H$2];5)" office:value-type="float" office:value="4.11666666666666" calcext:value-type="float">
            <text:p>4,11666666666666</text:p>
          </table:table-cell>
          <table:table-cell table:formula="of:=IF([.F250]&lt;0.000001;[.G249]+2+1/[.$H$2];[.G249]+1/[.$H$2])" office:value-type="float" office:value="4.11666666666666" calcext:value-type="float">
            <text:p>4,11666666666666</text:p>
          </table:table-cell>
          <table:table-cell table:number-columns-repeated="4"/>
          <table:table-cell table:formula="of:=SUM(MOD(SUM([.L249]-[.L$2];[.T$2]);[.R$2]-[.L$2]);[.L$2])" office:value-type="time" office:time-value="PT10H19M59.999999999S" calcext:value-type="time">
            <text:p>10:20:00</text:p>
          </table:table-cell>
          <table:table-cell table:formula="of:=IF([.L250]&lt;[.L249];[.M249]+[.H$2];[.M249])" office:value-type="float" office:value="780" calcext:value-type="float">
            <text:p>780</text:p>
          </table:table-cell>
          <table:table-cell table:formula="of:=OFFSET([.C$4];[.M250];0)" office:value-type="float" office:value="43758" calcext:value-type="float">
            <text:p>43758</text:p>
          </table:table-cell>
          <table:table-cell table:formula="of:=[.L250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50];0)&lt;=[.O25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1]))" office:value-type="date" office:date-value="2019-10-11T09:29:05.153484" calcext:value-type="date">
            <text:p>2019-10-11 09:29:05</text:p>
          </table:table-cell>
          <table:table-cell table:style-name="ce7" table:formula="of:=[.A251]" office:value-type="date" office:date-value="2019-10-11T09:29:05.153484" calcext:value-type="date">
            <text:p>2019-10-11 09:29:05</text:p>
          </table:table-cell>
          <table:table-cell table:formula="of:=TRUNC([.A251])" office:value-type="float" office:value="43749" calcext:value-type="float">
            <text:p>43749</text:p>
          </table:table-cell>
          <table:table-cell table:style-name="ce12" table:formula="of:=[.B251]-[.C251]" office:value-type="date" office:date-value="1899-12-30T09:29:05.15348367859" calcext:value-type="date">
            <text:p>12/30/99 09:29 AM</text:p>
          </table:table-cell>
          <table:table-cell table:formula="of:=MOD([.E250]-[.$E$2];[.$H$2])+1+[.$E$2]" office:value-type="float" office:value="229" calcext:value-type="float">
            <text:p>229</text:p>
          </table:table-cell>
          <table:table-cell table:formula="of:=MOD([.F250]+1/[.$H$2];5)" office:value-type="float" office:value="4.13333333333332" calcext:value-type="float">
            <text:p>4,13333333333332</text:p>
          </table:table-cell>
          <table:table-cell table:formula="of:=IF([.F251]&lt;0.000001;[.G250]+2+1/[.$H$2];[.G250]+1/[.$H$2])" office:value-type="float" office:value="4.13333333333332" calcext:value-type="float">
            <text:p>4,13333333333332</text:p>
          </table:table-cell>
          <table:table-cell table:number-columns-repeated="4"/>
          <table:table-cell table:formula="of:=SUM(MOD(SUM([.L250]-[.L$2];[.T$2]);[.R$2]-[.L$2]);[.L$2])" office:value-type="time" office:time-value="PT10H29M59.999999999S" calcext:value-type="time">
            <text:p>10:30:00</text:p>
          </table:table-cell>
          <table:table-cell table:formula="of:=IF([.L251]&lt;[.L250];[.M250]+[.H$2];[.M250])" office:value-type="float" office:value="780" calcext:value-type="float">
            <text:p>780</text:p>
          </table:table-cell>
          <table:table-cell table:formula="of:=OFFSET([.C$4];[.M251];0)" office:value-type="float" office:value="43758" calcext:value-type="float">
            <text:p>43758</text:p>
          </table:table-cell>
          <table:table-cell table:formula="of:=[.L251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51];0)&lt;=[.O25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2]))" office:value-type="date" office:date-value="2019-10-11T09:24:20.601544" calcext:value-type="date">
            <text:p>2019-10-11 09:24:21</text:p>
          </table:table-cell>
          <table:table-cell table:style-name="ce7" table:formula="of:=[.A252]" office:value-type="date" office:date-value="2019-10-11T09:24:20.601544" calcext:value-type="date">
            <text:p>2019-10-11 09:24:21</text:p>
          </table:table-cell>
          <table:table-cell table:formula="of:=TRUNC([.A252])" office:value-type="float" office:value="43749" calcext:value-type="float">
            <text:p>43749</text:p>
          </table:table-cell>
          <table:table-cell table:style-name="ce12" table:formula="of:=[.B252]-[.C252]" office:value-type="date" office:date-value="1899-12-30T09:24:20.60154377483" calcext:value-type="date">
            <text:p>12/30/99 09:24 AM</text:p>
          </table:table-cell>
          <table:table-cell table:formula="of:=MOD([.E251]-[.$E$2];[.$H$2])+1+[.$E$2]" office:value-type="float" office:value="230" calcext:value-type="float">
            <text:p>230</text:p>
          </table:table-cell>
          <table:table-cell table:formula="of:=MOD([.F251]+1/[.$H$2];5)" office:value-type="float" office:value="4.14999999999999" calcext:value-type="float">
            <text:p>4,14999999999999</text:p>
          </table:table-cell>
          <table:table-cell table:formula="of:=IF([.F252]&lt;0.000001;[.G251]+2+1/[.$H$2];[.G251]+1/[.$H$2])" office:value-type="float" office:value="4.14999999999999" calcext:value-type="float">
            <text:p>4,14999999999999</text:p>
          </table:table-cell>
          <table:table-cell table:number-columns-repeated="4"/>
          <table:table-cell table:formula="of:=SUM(MOD(SUM([.L251]-[.L$2];[.T$2]);[.R$2]-[.L$2]);[.L$2])" office:value-type="time" office:time-value="PT10H39M59.999999999S" calcext:value-type="time">
            <text:p>10:40:00</text:p>
          </table:table-cell>
          <table:table-cell table:formula="of:=IF([.L252]&lt;[.L251];[.M251]+[.H$2];[.M251])" office:value-type="float" office:value="780" calcext:value-type="float">
            <text:p>780</text:p>
          </table:table-cell>
          <table:table-cell table:formula="of:=OFFSET([.C$4];[.M252];0)" office:value-type="float" office:value="43758" calcext:value-type="float">
            <text:p>43758</text:p>
          </table:table-cell>
          <table:table-cell table:formula="of:=[.L252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52];0)&lt;=[.O25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3]))" office:value-type="date" office:date-value="2019-10-11T09:40:29.893562" calcext:value-type="date">
            <text:p>2019-10-11 09:40:30</text:p>
          </table:table-cell>
          <table:table-cell table:style-name="ce7" table:formula="of:=[.A253]" office:value-type="date" office:date-value="2019-10-11T09:40:29.893562" calcext:value-type="date">
            <text:p>2019-10-11 09:40:30</text:p>
          </table:table-cell>
          <table:table-cell table:formula="of:=TRUNC([.A253])" office:value-type="float" office:value="43749" calcext:value-type="float">
            <text:p>43749</text:p>
          </table:table-cell>
          <table:table-cell table:style-name="ce12" table:formula="of:=[.B253]-[.C253]" office:value-type="date" office:date-value="1899-12-30T09:40:29.89356236067" calcext:value-type="date">
            <text:p>12/30/99 09:40 AM</text:p>
          </table:table-cell>
          <table:table-cell table:formula="of:=MOD([.E252]-[.$E$2];[.$H$2])+1+[.$E$2]" office:value-type="float" office:value="231" calcext:value-type="float">
            <text:p>231</text:p>
          </table:table-cell>
          <table:table-cell table:formula="of:=MOD([.F252]+1/[.$H$2];5)" office:value-type="float" office:value="4.16666666666666" calcext:value-type="float">
            <text:p>4,16666666666666</text:p>
          </table:table-cell>
          <table:table-cell table:formula="of:=IF([.F253]&lt;0.000001;[.G252]+2+1/[.$H$2];[.G252]+1/[.$H$2])" office:value-type="float" office:value="4.16666666666666" calcext:value-type="float">
            <text:p>4,16666666666666</text:p>
          </table:table-cell>
          <table:table-cell table:number-columns-repeated="4"/>
          <table:table-cell table:formula="of:=SUM(MOD(SUM([.L252]-[.L$2];[.T$2]);[.R$2]-[.L$2]);[.L$2])" office:value-type="time" office:time-value="PT10H49M59.999999999S" calcext:value-type="time">
            <text:p>10:50:00</text:p>
          </table:table-cell>
          <table:table-cell table:formula="of:=IF([.L253]&lt;[.L252];[.M252]+[.H$2];[.M252])" office:value-type="float" office:value="780" calcext:value-type="float">
            <text:p>780</text:p>
          </table:table-cell>
          <table:table-cell table:formula="of:=OFFSET([.C$4];[.M253];0)" office:value-type="float" office:value="43758" calcext:value-type="float">
            <text:p>43758</text:p>
          </table:table-cell>
          <table:table-cell table:formula="of:=[.L253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53];0)&lt;=[.O25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4]))" office:value-type="date" office:date-value="2019-10-11T09:55:27.928949" calcext:value-type="date">
            <text:p>2019-10-11 09:55:28</text:p>
          </table:table-cell>
          <table:table-cell table:style-name="ce7" table:formula="of:=[.A254]" office:value-type="date" office:date-value="2019-10-11T09:55:27.928949" calcext:value-type="date">
            <text:p>2019-10-11 09:55:28</text:p>
          </table:table-cell>
          <table:table-cell table:formula="of:=TRUNC([.A254])" office:value-type="float" office:value="43749" calcext:value-type="float">
            <text:p>43749</text:p>
          </table:table-cell>
          <table:table-cell table:style-name="ce12" table:formula="of:=[.B254]-[.C254]" office:value-type="date" office:date-value="1899-12-30T09:55:27.9289492406" calcext:value-type="date">
            <text:p>12/30/99 09:55 AM</text:p>
          </table:table-cell>
          <table:table-cell table:formula="of:=MOD([.E253]-[.$E$2];[.$H$2])+1+[.$E$2]" office:value-type="float" office:value="232" calcext:value-type="float">
            <text:p>232</text:p>
          </table:table-cell>
          <table:table-cell table:formula="of:=MOD([.F253]+1/[.$H$2];5)" office:value-type="float" office:value="4.18333333333332" calcext:value-type="float">
            <text:p>4,18333333333332</text:p>
          </table:table-cell>
          <table:table-cell table:formula="of:=IF([.F254]&lt;0.000001;[.G253]+2+1/[.$H$2];[.G253]+1/[.$H$2])" office:value-type="float" office:value="4.18333333333332" calcext:value-type="float">
            <text:p>4,18333333333332</text:p>
          </table:table-cell>
          <table:table-cell table:number-columns-repeated="4"/>
          <table:table-cell table:formula="of:=SUM(MOD(SUM([.L253]-[.L$2];[.T$2]);[.R$2]-[.L$2]);[.L$2])" office:value-type="time" office:time-value="PT10H59M59.999999999S" calcext:value-type="time">
            <text:p>11:00:00</text:p>
          </table:table-cell>
          <table:table-cell table:formula="of:=IF([.L254]&lt;[.L253];[.M253]+[.H$2];[.M253])" office:value-type="float" office:value="780" calcext:value-type="float">
            <text:p>780</text:p>
          </table:table-cell>
          <table:table-cell table:formula="of:=OFFSET([.C$4];[.M254];0)" office:value-type="float" office:value="43758" calcext:value-type="float">
            <text:p>43758</text:p>
          </table:table-cell>
          <table:table-cell table:formula="of:=[.L254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54];0)&lt;=[.O25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5]))" office:value-type="date" office:date-value="2019-10-11T09:23:19.532992" calcext:value-type="date">
            <text:p>2019-10-11 09:23:20</text:p>
          </table:table-cell>
          <table:table-cell table:style-name="ce7" table:formula="of:=[.A255]" office:value-type="date" office:date-value="2019-10-11T09:23:19.532992" calcext:value-type="date">
            <text:p>2019-10-11 09:23:20</text:p>
          </table:table-cell>
          <table:table-cell table:formula="of:=TRUNC([.A255])" office:value-type="float" office:value="43749" calcext:value-type="float">
            <text:p>43749</text:p>
          </table:table-cell>
          <table:table-cell table:style-name="ce12" table:formula="of:=[.B255]-[.C255]" office:value-type="date" office:date-value="1899-12-30T09:23:19.53299174085" calcext:value-type="date">
            <text:p>12/30/99 09:23 AM</text:p>
          </table:table-cell>
          <table:table-cell table:formula="of:=MOD([.E254]-[.$E$2];[.$H$2])+1+[.$E$2]" office:value-type="float" office:value="233" calcext:value-type="float">
            <text:p>233</text:p>
          </table:table-cell>
          <table:table-cell table:formula="of:=MOD([.F254]+1/[.$H$2];5)" office:value-type="float" office:value="4.19999999999999" calcext:value-type="float">
            <text:p>4,19999999999999</text:p>
          </table:table-cell>
          <table:table-cell table:formula="of:=IF([.F255]&lt;0.000001;[.G254]+2+1/[.$H$2];[.G254]+1/[.$H$2])" office:value-type="float" office:value="4.19999999999999" calcext:value-type="float">
            <text:p>4,19999999999999</text:p>
          </table:table-cell>
          <table:table-cell table:number-columns-repeated="4"/>
          <table:table-cell table:formula="of:=SUM(MOD(SUM([.L254]-[.L$2];[.T$2]);[.R$2]-[.L$2]);[.L$2])" office:value-type="time" office:time-value="PT08H09M59.999999999S" calcext:value-type="time">
            <text:p>08:10:00</text:p>
          </table:table-cell>
          <table:table-cell table:formula="of:=IF([.L255]&lt;[.L254];[.M254]+[.H$2];[.M254])" office:value-type="float" office:value="840" calcext:value-type="float">
            <text:p>840</text:p>
          </table:table-cell>
          <table:table-cell table:formula="of:=OFFSET([.C$4];[.M255];0)" office:value-type="float" office:value="43759" calcext:value-type="float">
            <text:p>43759</text:p>
          </table:table-cell>
          <table:table-cell table:formula="of:=[.L255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55];0)&lt;=[.O2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6]))" office:value-type="date" office:date-value="2019-10-11T09:22:14.907969" calcext:value-type="date">
            <text:p>2019-10-11 09:22:15</text:p>
          </table:table-cell>
          <table:table-cell table:style-name="ce7" table:formula="of:=[.A256]" office:value-type="date" office:date-value="2019-10-11T09:22:14.907969" calcext:value-type="date">
            <text:p>2019-10-11 09:22:15</text:p>
          </table:table-cell>
          <table:table-cell table:formula="of:=TRUNC([.A256])" office:value-type="float" office:value="43749" calcext:value-type="float">
            <text:p>43749</text:p>
          </table:table-cell>
          <table:table-cell table:style-name="ce12" table:formula="of:=[.B256]-[.C256]" office:value-type="date" office:date-value="1899-12-30T09:22:14.90796948317" calcext:value-type="date">
            <text:p>12/30/99 09:22 AM</text:p>
          </table:table-cell>
          <table:table-cell table:formula="of:=MOD([.E255]-[.$E$2];[.$H$2])+1+[.$E$2]" office:value-type="float" office:value="234" calcext:value-type="float">
            <text:p>234</text:p>
          </table:table-cell>
          <table:table-cell table:formula="of:=MOD([.F255]+1/[.$H$2];5)" office:value-type="float" office:value="4.21666666666666" calcext:value-type="float">
            <text:p>4,21666666666666</text:p>
          </table:table-cell>
          <table:table-cell table:formula="of:=IF([.F256]&lt;0.000001;[.G255]+2+1/[.$H$2];[.G255]+1/[.$H$2])" office:value-type="float" office:value="4.21666666666666" calcext:value-type="float">
            <text:p>4,21666666666666</text:p>
          </table:table-cell>
          <table:table-cell table:number-columns-repeated="4"/>
          <table:table-cell table:formula="of:=SUM(MOD(SUM([.L255]-[.L$2];[.T$2]);[.R$2]-[.L$2]);[.L$2])" office:value-type="time" office:time-value="PT08H19M59.999999999S" calcext:value-type="time">
            <text:p>08:20:00</text:p>
          </table:table-cell>
          <table:table-cell table:formula="of:=IF([.L256]&lt;[.L255];[.M255]+[.H$2];[.M255])" office:value-type="float" office:value="840" calcext:value-type="float">
            <text:p>840</text:p>
          </table:table-cell>
          <table:table-cell table:formula="of:=OFFSET([.C$4];[.M256];0)" office:value-type="float" office:value="43759" calcext:value-type="float">
            <text:p>43759</text:p>
          </table:table-cell>
          <table:table-cell table:formula="of:=[.L256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56];0)&lt;=[.O25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7]))" office:value-type="date" office:date-value="2019-10-11T09:28:34.422373" calcext:value-type="date">
            <text:p>2019-10-11 09:28:34</text:p>
          </table:table-cell>
          <table:table-cell table:style-name="ce7" table:formula="of:=[.A257]" office:value-type="date" office:date-value="2019-10-11T09:28:34.422373" calcext:value-type="date">
            <text:p>2019-10-11 09:28:34</text:p>
          </table:table-cell>
          <table:table-cell table:formula="of:=TRUNC([.A257])" office:value-type="float" office:value="43749" calcext:value-type="float">
            <text:p>43749</text:p>
          </table:table-cell>
          <table:table-cell table:style-name="ce12" table:formula="of:=[.B257]-[.C257]" office:value-type="date" office:date-value="1899-12-30T09:28:34.42237333395" calcext:value-type="date">
            <text:p>12/30/99 09:28 AM</text:p>
          </table:table-cell>
          <table:table-cell table:formula="of:=MOD([.E256]-[.$E$2];[.$H$2])+1+[.$E$2]" office:value-type="float" office:value="235" calcext:value-type="float">
            <text:p>235</text:p>
          </table:table-cell>
          <table:table-cell table:formula="of:=MOD([.F256]+1/[.$H$2];5)" office:value-type="float" office:value="4.23333333333332" calcext:value-type="float">
            <text:p>4,23333333333332</text:p>
          </table:table-cell>
          <table:table-cell table:formula="of:=IF([.F257]&lt;0.000001;[.G256]+2+1/[.$H$2];[.G256]+1/[.$H$2])" office:value-type="float" office:value="4.23333333333332" calcext:value-type="float">
            <text:p>4,23333333333332</text:p>
          </table:table-cell>
          <table:table-cell table:number-columns-repeated="4"/>
          <table:table-cell table:formula="of:=SUM(MOD(SUM([.L256]-[.L$2];[.T$2]);[.R$2]-[.L$2]);[.L$2])" office:value-type="time" office:time-value="PT08H29M59.999999999S" calcext:value-type="time">
            <text:p>08:30:00</text:p>
          </table:table-cell>
          <table:table-cell table:formula="of:=IF([.L257]&lt;[.L256];[.M256]+[.H$2];[.M256])" office:value-type="float" office:value="840" calcext:value-type="float">
            <text:p>840</text:p>
          </table:table-cell>
          <table:table-cell table:formula="of:=OFFSET([.C$4];[.M257];0)" office:value-type="float" office:value="43759" calcext:value-type="float">
            <text:p>43759</text:p>
          </table:table-cell>
          <table:table-cell table:formula="of:=[.L257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57];0)&lt;=[.O25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8]))" office:value-type="date" office:date-value="2019-10-11T09:41:16.621446" calcext:value-type="date">
            <text:p>2019-10-11 09:41:17</text:p>
          </table:table-cell>
          <table:table-cell table:style-name="ce7" table:formula="of:=[.A258]" office:value-type="date" office:date-value="2019-10-11T09:41:16.621446" calcext:value-type="date">
            <text:p>2019-10-11 09:41:17</text:p>
          </table:table-cell>
          <table:table-cell table:formula="of:=TRUNC([.A258])" office:value-type="float" office:value="43749" calcext:value-type="float">
            <text:p>43749</text:p>
          </table:table-cell>
          <table:table-cell table:style-name="ce12" table:formula="of:=[.B258]-[.C258]" office:value-type="date" office:date-value="1899-12-30T09:41:16.62144647911" calcext:value-type="date">
            <text:p>12/30/99 09:41 AM</text:p>
          </table:table-cell>
          <table:table-cell table:formula="of:=MOD([.E257]-[.$E$2];[.$H$2])+1+[.$E$2]" office:value-type="float" office:value="236" calcext:value-type="float">
            <text:p>236</text:p>
          </table:table-cell>
          <table:table-cell table:formula="of:=MOD([.F257]+1/[.$H$2];5)" office:value-type="float" office:value="4.24999999999999" calcext:value-type="float">
            <text:p>4,24999999999999</text:p>
          </table:table-cell>
          <table:table-cell table:formula="of:=IF([.F258]&lt;0.000001;[.G257]+2+1/[.$H$2];[.G257]+1/[.$H$2])" office:value-type="float" office:value="4.24999999999999" calcext:value-type="float">
            <text:p>4,24999999999999</text:p>
          </table:table-cell>
          <table:table-cell table:number-columns-repeated="4"/>
          <table:table-cell table:formula="of:=SUM(MOD(SUM([.L257]-[.L$2];[.T$2]);[.R$2]-[.L$2]);[.L$2])" office:value-type="time" office:time-value="PT08H39M59.999999999S" calcext:value-type="time">
            <text:p>08:40:00</text:p>
          </table:table-cell>
          <table:table-cell table:formula="of:=IF([.L258]&lt;[.L257];[.M257]+[.H$2];[.M257])" office:value-type="float" office:value="840" calcext:value-type="float">
            <text:p>840</text:p>
          </table:table-cell>
          <table:table-cell table:formula="of:=OFFSET([.C$4];[.M258];0)" office:value-type="float" office:value="43759" calcext:value-type="float">
            <text:p>43759</text:p>
          </table:table-cell>
          <table:table-cell table:formula="of:=[.L258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58];0)&lt;=[.O25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59]))" office:value-type="date" office:date-value="2019-10-11T09:21:55.945081" calcext:value-type="date">
            <text:p>2019-10-11 09:21:56</text:p>
          </table:table-cell>
          <table:table-cell table:style-name="ce7" table:formula="of:=[.A259]" office:value-type="date" office:date-value="2019-10-11T09:21:55.945081" calcext:value-type="date">
            <text:p>2019-10-11 09:21:56</text:p>
          </table:table-cell>
          <table:table-cell table:formula="of:=TRUNC([.A259])" office:value-type="float" office:value="43749" calcext:value-type="float">
            <text:p>43749</text:p>
          </table:table-cell>
          <table:table-cell table:style-name="ce12" table:formula="of:=[.B259]-[.C259]" office:value-type="date" office:date-value="1899-12-30T09:21:55.94508073758" calcext:value-type="date">
            <text:p>12/30/99 09:21 AM</text:p>
          </table:table-cell>
          <table:table-cell table:formula="of:=MOD([.E258]-[.$E$2];[.$H$2])+1+[.$E$2]" office:value-type="float" office:value="237" calcext:value-type="float">
            <text:p>237</text:p>
          </table:table-cell>
          <table:table-cell table:formula="of:=MOD([.F258]+1/[.$H$2];5)" office:value-type="float" office:value="4.26666666666666" calcext:value-type="float">
            <text:p>4,26666666666666</text:p>
          </table:table-cell>
          <table:table-cell table:formula="of:=IF([.F259]&lt;0.000001;[.G258]+2+1/[.$H$2];[.G258]+1/[.$H$2])" office:value-type="float" office:value="4.26666666666666" calcext:value-type="float">
            <text:p>4,26666666666666</text:p>
          </table:table-cell>
          <table:table-cell table:number-columns-repeated="4"/>
          <table:table-cell table:formula="of:=SUM(MOD(SUM([.L258]-[.L$2];[.T$2]);[.R$2]-[.L$2]);[.L$2])" office:value-type="time" office:time-value="PT08H49M59.999999999S" calcext:value-type="time">
            <text:p>08:50:00</text:p>
          </table:table-cell>
          <table:table-cell table:formula="of:=IF([.L259]&lt;[.L258];[.M258]+[.H$2];[.M258])" office:value-type="float" office:value="840" calcext:value-type="float">
            <text:p>840</text:p>
          </table:table-cell>
          <table:table-cell table:formula="of:=OFFSET([.C$4];[.M259];0)" office:value-type="float" office:value="43759" calcext:value-type="float">
            <text:p>43759</text:p>
          </table:table-cell>
          <table:table-cell table:formula="of:=[.L259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59];0)&lt;=[.O25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0]))" office:value-type="date" office:date-value="2019-10-11T09:28:56.80858" calcext:value-type="date">
            <text:p>2019-10-11 09:28:57</text:p>
          </table:table-cell>
          <table:table-cell table:style-name="ce7" table:formula="of:=[.A260]" office:value-type="date" office:date-value="2019-10-11T09:28:56.80858" calcext:value-type="date">
            <text:p>2019-10-11 09:28:57</text:p>
          </table:table-cell>
          <table:table-cell table:formula="of:=TRUNC([.A260])" office:value-type="float" office:value="43749" calcext:value-type="float">
            <text:p>43749</text:p>
          </table:table-cell>
          <table:table-cell table:style-name="ce12" table:formula="of:=[.B260]-[.C260]" office:value-type="date" office:date-value="1899-12-30T09:28:56.80858011357" calcext:value-type="date">
            <text:p>12/30/99 09:28 AM</text:p>
          </table:table-cell>
          <table:table-cell table:formula="of:=MOD([.E259]-[.$E$2];[.$H$2])+1+[.$E$2]" office:value-type="float" office:value="238" calcext:value-type="float">
            <text:p>238</text:p>
          </table:table-cell>
          <table:table-cell table:formula="of:=MOD([.F259]+1/[.$H$2];5)" office:value-type="float" office:value="4.28333333333332" calcext:value-type="float">
            <text:p>4,28333333333332</text:p>
          </table:table-cell>
          <table:table-cell table:formula="of:=IF([.F260]&lt;0.000001;[.G259]+2+1/[.$H$2];[.G259]+1/[.$H$2])" office:value-type="float" office:value="4.28333333333332" calcext:value-type="float">
            <text:p>4,28333333333332</text:p>
          </table:table-cell>
          <table:table-cell table:number-columns-repeated="4"/>
          <table:table-cell table:formula="of:=SUM(MOD(SUM([.L259]-[.L$2];[.T$2]);[.R$2]-[.L$2]);[.L$2])" office:value-type="time" office:time-value="PT08H59M59.999999999S" calcext:value-type="time">
            <text:p>09:00:00</text:p>
          </table:table-cell>
          <table:table-cell table:formula="of:=IF([.L260]&lt;[.L259];[.M259]+[.H$2];[.M259])" office:value-type="float" office:value="840" calcext:value-type="float">
            <text:p>840</text:p>
          </table:table-cell>
          <table:table-cell table:formula="of:=OFFSET([.C$4];[.M260];0)" office:value-type="float" office:value="43759" calcext:value-type="float">
            <text:p>43759</text:p>
          </table:table-cell>
          <table:table-cell table:formula="of:=[.L260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60];0)&lt;=[.O26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1]))" office:value-type="date" office:date-value="2019-10-11T09:52:54.174003" calcext:value-type="date">
            <text:p>2019-10-11 09:52:54</text:p>
          </table:table-cell>
          <table:table-cell table:style-name="ce7" table:formula="of:=[.A261]" office:value-type="date" office:date-value="2019-10-11T09:52:54.174003" calcext:value-type="date">
            <text:p>2019-10-11 09:52:54</text:p>
          </table:table-cell>
          <table:table-cell table:formula="of:=TRUNC([.A261])" office:value-type="float" office:value="43749" calcext:value-type="float">
            <text:p>43749</text:p>
          </table:table-cell>
          <table:table-cell table:style-name="ce12" table:formula="of:=[.B261]-[.C261]" office:value-type="date" office:date-value="1899-12-30T09:52:54.17400344275" calcext:value-type="date">
            <text:p>12/30/99 09:52 AM</text:p>
          </table:table-cell>
          <table:table-cell table:formula="of:=MOD([.E260]-[.$E$2];[.$H$2])+1+[.$E$2]" office:value-type="float" office:value="239" calcext:value-type="float">
            <text:p>239</text:p>
          </table:table-cell>
          <table:table-cell table:formula="of:=MOD([.F260]+1/[.$H$2];5)" office:value-type="float" office:value="4.29999999999999" calcext:value-type="float">
            <text:p>4,29999999999999</text:p>
          </table:table-cell>
          <table:table-cell table:formula="of:=IF([.F261]&lt;0.000001;[.G260]+2+1/[.$H$2];[.G260]+1/[.$H$2])" office:value-type="float" office:value="4.29999999999999" calcext:value-type="float">
            <text:p>4,29999999999999</text:p>
          </table:table-cell>
          <table:table-cell table:number-columns-repeated="4"/>
          <table:table-cell table:formula="of:=SUM(MOD(SUM([.L260]-[.L$2];[.T$2]);[.R$2]-[.L$2]);[.L$2])" office:value-type="time" office:time-value="PT09H09M59.999999999S" calcext:value-type="time">
            <text:p>09:10:00</text:p>
          </table:table-cell>
          <table:table-cell table:formula="of:=IF([.L261]&lt;[.L260];[.M260]+[.H$2];[.M260])" office:value-type="float" office:value="840" calcext:value-type="float">
            <text:p>840</text:p>
          </table:table-cell>
          <table:table-cell table:formula="of:=OFFSET([.C$4];[.M261];0)" office:value-type="float" office:value="43759" calcext:value-type="float">
            <text:p>43759</text:p>
          </table:table-cell>
          <table:table-cell table:formula="of:=[.L261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61];0)&lt;=[.O26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2]))" office:value-type="date" office:date-value="2019-10-11T09:45:16.949857" calcext:value-type="date">
            <text:p>2019-10-11 09:45:17</text:p>
          </table:table-cell>
          <table:table-cell table:style-name="ce7" table:formula="of:=[.A262]" office:value-type="date" office:date-value="2019-10-11T09:45:16.949857" calcext:value-type="date">
            <text:p>2019-10-11 09:45:17</text:p>
          </table:table-cell>
          <table:table-cell table:formula="of:=TRUNC([.A262])" office:value-type="float" office:value="43749" calcext:value-type="float">
            <text:p>43749</text:p>
          </table:table-cell>
          <table:table-cell table:style-name="ce12" table:formula="of:=[.B262]-[.C262]" office:value-type="date" office:date-value="1899-12-30T09:45:16.94985651411" calcext:value-type="date">
            <text:p>12/30/99 09:45 AM</text:p>
          </table:table-cell>
          <table:table-cell table:formula="of:=MOD([.E261]-[.$E$2];[.$H$2])+1+[.$E$2]" office:value-type="float" office:value="240" calcext:value-type="float">
            <text:p>240</text:p>
          </table:table-cell>
          <table:table-cell table:formula="of:=MOD([.F261]+1/[.$H$2];5)" office:value-type="float" office:value="4.31666666666666" calcext:value-type="float">
            <text:p>4,31666666666666</text:p>
          </table:table-cell>
          <table:table-cell table:formula="of:=IF([.F262]&lt;0.000001;[.G261]+2+1/[.$H$2];[.G261]+1/[.$H$2])" office:value-type="float" office:value="4.31666666666666" calcext:value-type="float">
            <text:p>4,31666666666666</text:p>
          </table:table-cell>
          <table:table-cell table:number-columns-repeated="4"/>
          <table:table-cell table:formula="of:=SUM(MOD(SUM([.L261]-[.L$2];[.T$2]);[.R$2]-[.L$2]);[.L$2])" office:value-type="time" office:time-value="PT09H19M59.999999999S" calcext:value-type="time">
            <text:p>09:20:00</text:p>
          </table:table-cell>
          <table:table-cell table:formula="of:=IF([.L262]&lt;[.L261];[.M261]+[.H$2];[.M261])" office:value-type="float" office:value="840" calcext:value-type="float">
            <text:p>840</text:p>
          </table:table-cell>
          <table:table-cell table:formula="of:=OFFSET([.C$4];[.M262];0)" office:value-type="float" office:value="43759" calcext:value-type="float">
            <text:p>43759</text:p>
          </table:table-cell>
          <table:table-cell table:formula="of:=[.L262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62];0)&lt;=[.O26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3]))" office:value-type="date" office:date-value="2019-10-11T09:49:36.032897" calcext:value-type="date">
            <text:p>2019-10-11 09:49:36</text:p>
          </table:table-cell>
          <table:table-cell table:style-name="ce7" table:formula="of:=[.A263]" office:value-type="date" office:date-value="2019-10-11T09:49:36.032897" calcext:value-type="date">
            <text:p>2019-10-11 09:49:36</text:p>
          </table:table-cell>
          <table:table-cell table:formula="of:=TRUNC([.A263])" office:value-type="float" office:value="43749" calcext:value-type="float">
            <text:p>43749</text:p>
          </table:table-cell>
          <table:table-cell table:style-name="ce12" table:formula="of:=[.B263]-[.C263]" office:value-type="date" office:date-value="1899-12-30T09:49:36.03289727122" calcext:value-type="date">
            <text:p>12/30/99 09:49 AM</text:p>
          </table:table-cell>
          <table:table-cell table:formula="of:=MOD([.E262]-[.$E$2];[.$H$2])+1+[.$E$2]" office:value-type="float" office:value="241" calcext:value-type="float">
            <text:p>241</text:p>
          </table:table-cell>
          <table:table-cell table:formula="of:=MOD([.F262]+1/[.$H$2];5)" office:value-type="float" office:value="4.33333333333332" calcext:value-type="float">
            <text:p>4,33333333333332</text:p>
          </table:table-cell>
          <table:table-cell table:formula="of:=IF([.F263]&lt;0.000001;[.G262]+2+1/[.$H$2];[.G262]+1/[.$H$2])" office:value-type="float" office:value="4.33333333333332" calcext:value-type="float">
            <text:p>4,33333333333332</text:p>
          </table:table-cell>
          <table:table-cell table:number-columns-repeated="4"/>
          <table:table-cell table:formula="of:=SUM(MOD(SUM([.L262]-[.L$2];[.T$2]);[.R$2]-[.L$2]);[.L$2])" office:value-type="time" office:time-value="PT09H29M59.999999999S" calcext:value-type="time">
            <text:p>09:30:00</text:p>
          </table:table-cell>
          <table:table-cell table:formula="of:=IF([.L263]&lt;[.L262];[.M262]+[.H$2];[.M262])" office:value-type="float" office:value="840" calcext:value-type="float">
            <text:p>840</text:p>
          </table:table-cell>
          <table:table-cell table:formula="of:=OFFSET([.C$4];[.M263];0)" office:value-type="float" office:value="43759" calcext:value-type="float">
            <text:p>43759</text:p>
          </table:table-cell>
          <table:table-cell table:formula="of:=[.L263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63];0)&lt;=[.O2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4]))" office:value-type="date" office:date-value="2019-10-11T09:44:47.382991" calcext:value-type="date">
            <text:p>2019-10-11 09:44:47</text:p>
          </table:table-cell>
          <table:table-cell table:style-name="ce7" table:formula="of:=[.A264]" office:value-type="date" office:date-value="2019-10-11T09:44:47.382991" calcext:value-type="date">
            <text:p>2019-10-11 09:44:47</text:p>
          </table:table-cell>
          <table:table-cell table:formula="of:=TRUNC([.A264])" office:value-type="float" office:value="43749" calcext:value-type="float">
            <text:p>43749</text:p>
          </table:table-cell>
          <table:table-cell table:style-name="ce12" table:formula="of:=[.B264]-[.C264]" office:value-type="date" office:date-value="1899-12-30T09:44:47.38299126271" calcext:value-type="date">
            <text:p>12/30/99 09:44 AM</text:p>
          </table:table-cell>
          <table:table-cell table:formula="of:=MOD([.E263]-[.$E$2];[.$H$2])+1+[.$E$2]" office:value-type="float" office:value="242" calcext:value-type="float">
            <text:p>242</text:p>
          </table:table-cell>
          <table:table-cell table:formula="of:=MOD([.F263]+1/[.$H$2];5)" office:value-type="float" office:value="4.34999999999999" calcext:value-type="float">
            <text:p>4,34999999999999</text:p>
          </table:table-cell>
          <table:table-cell table:formula="of:=IF([.F264]&lt;0.000001;[.G263]+2+1/[.$H$2];[.G263]+1/[.$H$2])" office:value-type="float" office:value="4.34999999999999" calcext:value-type="float">
            <text:p>4,34999999999999</text:p>
          </table:table-cell>
          <table:table-cell table:number-columns-repeated="4"/>
          <table:table-cell table:formula="of:=SUM(MOD(SUM([.L263]-[.L$2];[.T$2]);[.R$2]-[.L$2]);[.L$2])" office:value-type="time" office:time-value="PT09H39M59.999999999S" calcext:value-type="time">
            <text:p>09:40:00</text:p>
          </table:table-cell>
          <table:table-cell table:formula="of:=IF([.L264]&lt;[.L263];[.M263]+[.H$2];[.M263])" office:value-type="float" office:value="840" calcext:value-type="float">
            <text:p>840</text:p>
          </table:table-cell>
          <table:table-cell table:formula="of:=OFFSET([.C$4];[.M264];0)" office:value-type="float" office:value="43759" calcext:value-type="float">
            <text:p>43759</text:p>
          </table:table-cell>
          <table:table-cell table:formula="of:=[.L264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64];0)&lt;=[.O26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5]))" office:value-type="date" office:date-value="2019-10-11T08:59:57.810843" calcext:value-type="date">
            <text:p>2019-10-11 08:59:58</text:p>
          </table:table-cell>
          <table:table-cell table:style-name="ce7" table:formula="of:=[.A265]" office:value-type="date" office:date-value="2019-10-11T08:59:57.810843" calcext:value-type="date">
            <text:p>2019-10-11 08:59:58</text:p>
          </table:table-cell>
          <table:table-cell table:formula="of:=TRUNC([.A265])" office:value-type="float" office:value="43749" calcext:value-type="float">
            <text:p>43749</text:p>
          </table:table-cell>
          <table:table-cell table:style-name="ce12" table:formula="of:=[.B265]-[.C265]" office:value-type="date" office:date-value="1899-12-30T08:59:57.81084344722" calcext:value-type="date">
            <text:p>12/30/99 08:59 AM</text:p>
          </table:table-cell>
          <table:table-cell table:formula="of:=MOD([.E264]-[.$E$2];[.$H$2])+1+[.$E$2]" office:value-type="float" office:value="243" calcext:value-type="float">
            <text:p>243</text:p>
          </table:table-cell>
          <table:table-cell table:formula="of:=MOD([.F264]+1/[.$H$2];5)" office:value-type="float" office:value="4.36666666666666" calcext:value-type="float">
            <text:p>4,36666666666666</text:p>
          </table:table-cell>
          <table:table-cell table:formula="of:=IF([.F265]&lt;0.000001;[.G264]+2+1/[.$H$2];[.G264]+1/[.$H$2])" office:value-type="float" office:value="4.36666666666666" calcext:value-type="float">
            <text:p>4,36666666666666</text:p>
          </table:table-cell>
          <table:table-cell table:number-columns-repeated="4"/>
          <table:table-cell table:formula="of:=SUM(MOD(SUM([.L264]-[.L$2];[.T$2]);[.R$2]-[.L$2]);[.L$2])" office:value-type="time" office:time-value="PT09H49M59.999999999S" calcext:value-type="time">
            <text:p>09:50:00</text:p>
          </table:table-cell>
          <table:table-cell table:formula="of:=IF([.L265]&lt;[.L264];[.M264]+[.H$2];[.M264])" office:value-type="float" office:value="840" calcext:value-type="float">
            <text:p>840</text:p>
          </table:table-cell>
          <table:table-cell table:formula="of:=OFFSET([.C$4];[.M265];0)" office:value-type="float" office:value="43759" calcext:value-type="float">
            <text:p>43759</text:p>
          </table:table-cell>
          <table:table-cell table:formula="of:=[.L265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65];0)&lt;=[.O26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6]))" office:value-type="date" office:date-value="2019-10-11T09:11:09.123744" calcext:value-type="date">
            <text:p>2019-10-11 09:11:09</text:p>
          </table:table-cell>
          <table:table-cell table:style-name="ce7" table:formula="of:=[.A266]" office:value-type="date" office:date-value="2019-10-11T09:11:09.123744" calcext:value-type="date">
            <text:p>2019-10-11 09:11:09</text:p>
          </table:table-cell>
          <table:table-cell table:formula="of:=TRUNC([.A266])" office:value-type="float" office:value="43749" calcext:value-type="float">
            <text:p>43749</text:p>
          </table:table-cell>
          <table:table-cell table:style-name="ce12" table:formula="of:=[.B266]-[.C266]" office:value-type="date" office:date-value="1899-12-30T09:11:09.12374377716" calcext:value-type="date">
            <text:p>12/30/99 09:11 AM</text:p>
          </table:table-cell>
          <table:table-cell table:formula="of:=MOD([.E265]-[.$E$2];[.$H$2])+1+[.$E$2]" office:value-type="float" office:value="244" calcext:value-type="float">
            <text:p>244</text:p>
          </table:table-cell>
          <table:table-cell table:formula="of:=MOD([.F265]+1/[.$H$2];5)" office:value-type="float" office:value="4.38333333333332" calcext:value-type="float">
            <text:p>4,38333333333332</text:p>
          </table:table-cell>
          <table:table-cell table:formula="of:=IF([.F266]&lt;0.000001;[.G265]+2+1/[.$H$2];[.G265]+1/[.$H$2])" office:value-type="float" office:value="4.38333333333332" calcext:value-type="float">
            <text:p>4,38333333333332</text:p>
          </table:table-cell>
          <table:table-cell table:number-columns-repeated="4"/>
          <table:table-cell table:formula="of:=SUM(MOD(SUM([.L265]-[.L$2];[.T$2]);[.R$2]-[.L$2]);[.L$2])" office:value-type="time" office:time-value="PT09H59M59.999999999S" calcext:value-type="time">
            <text:p>10:00:00</text:p>
          </table:table-cell>
          <table:table-cell table:formula="of:=IF([.L266]&lt;[.L265];[.M265]+[.H$2];[.M265])" office:value-type="float" office:value="840" calcext:value-type="float">
            <text:p>840</text:p>
          </table:table-cell>
          <table:table-cell table:formula="of:=OFFSET([.C$4];[.M266];0)" office:value-type="float" office:value="43759" calcext:value-type="float">
            <text:p>43759</text:p>
          </table:table-cell>
          <table:table-cell table:formula="of:=[.L266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66];0)&lt;=[.O26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7]))" office:value-type="date" office:date-value="2019-10-11T09:30:31.968747" calcext:value-type="date">
            <text:p>2019-10-11 09:30:32</text:p>
          </table:table-cell>
          <table:table-cell table:style-name="ce7" table:formula="of:=[.A267]" office:value-type="date" office:date-value="2019-10-11T09:30:31.968747" calcext:value-type="date">
            <text:p>2019-10-11 09:30:32</text:p>
          </table:table-cell>
          <table:table-cell table:formula="of:=TRUNC([.A267])" office:value-type="float" office:value="43749" calcext:value-type="float">
            <text:p>43749</text:p>
          </table:table-cell>
          <table:table-cell table:style-name="ce12" table:formula="of:=[.B267]-[.C267]" office:value-type="date" office:date-value="1899-12-30T09:30:31.9687471725" calcext:value-type="date">
            <text:p>12/30/99 09:30 AM</text:p>
          </table:table-cell>
          <table:table-cell table:formula="of:=MOD([.E266]-[.$E$2];[.$H$2])+1+[.$E$2]" office:value-type="float" office:value="245" calcext:value-type="float">
            <text:p>245</text:p>
          </table:table-cell>
          <table:table-cell table:formula="of:=MOD([.F266]+1/[.$H$2];5)" office:value-type="float" office:value="4.39999999999999" calcext:value-type="float">
            <text:p>4,39999999999999</text:p>
          </table:table-cell>
          <table:table-cell table:formula="of:=IF([.F267]&lt;0.000001;[.G266]+2+1/[.$H$2];[.G266]+1/[.$H$2])" office:value-type="float" office:value="4.39999999999999" calcext:value-type="float">
            <text:p>4,39999999999999</text:p>
          </table:table-cell>
          <table:table-cell table:number-columns-repeated="4"/>
          <table:table-cell table:formula="of:=SUM(MOD(SUM([.L266]-[.L$2];[.T$2]);[.R$2]-[.L$2]);[.L$2])" office:value-type="time" office:time-value="PT10H09M59.999999999S" calcext:value-type="time">
            <text:p>10:10:00</text:p>
          </table:table-cell>
          <table:table-cell table:formula="of:=IF([.L267]&lt;[.L266];[.M266]+[.H$2];[.M266])" office:value-type="float" office:value="840" calcext:value-type="float">
            <text:p>840</text:p>
          </table:table-cell>
          <table:table-cell table:formula="of:=OFFSET([.C$4];[.M267];0)" office:value-type="float" office:value="43759" calcext:value-type="float">
            <text:p>43759</text:p>
          </table:table-cell>
          <table:table-cell table:formula="of:=[.L267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67];0)&lt;=[.O26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8]))" office:value-type="date" office:date-value="2019-10-11T09:30:55.059219" calcext:value-type="date">
            <text:p>2019-10-11 09:30:55</text:p>
          </table:table-cell>
          <table:table-cell table:style-name="ce7" table:formula="of:=[.A268]" office:value-type="date" office:date-value="2019-10-11T09:30:55.059219" calcext:value-type="date">
            <text:p>2019-10-11 09:30:55</text:p>
          </table:table-cell>
          <table:table-cell table:formula="of:=TRUNC([.A268])" office:value-type="float" office:value="43749" calcext:value-type="float">
            <text:p>43749</text:p>
          </table:table-cell>
          <table:table-cell table:style-name="ce12" table:formula="of:=[.B268]-[.C268]" office:value-type="date" office:date-value="1899-12-30T09:30:55.05921926815" calcext:value-type="date">
            <text:p>12/30/99 09:30 AM</text:p>
          </table:table-cell>
          <table:table-cell table:formula="of:=MOD([.E267]-[.$E$2];[.$H$2])+1+[.$E$2]" office:value-type="float" office:value="246" calcext:value-type="float">
            <text:p>246</text:p>
          </table:table-cell>
          <table:table-cell table:formula="of:=MOD([.F267]+1/[.$H$2];5)" office:value-type="float" office:value="4.41666666666666" calcext:value-type="float">
            <text:p>4,41666666666666</text:p>
          </table:table-cell>
          <table:table-cell table:formula="of:=IF([.F268]&lt;0.000001;[.G267]+2+1/[.$H$2];[.G267]+1/[.$H$2])" office:value-type="float" office:value="4.41666666666666" calcext:value-type="float">
            <text:p>4,41666666666666</text:p>
          </table:table-cell>
          <table:table-cell table:number-columns-repeated="4"/>
          <table:table-cell table:formula="of:=SUM(MOD(SUM([.L267]-[.L$2];[.T$2]);[.R$2]-[.L$2]);[.L$2])" office:value-type="time" office:time-value="PT10H19M59.999999999S" calcext:value-type="time">
            <text:p>10:20:00</text:p>
          </table:table-cell>
          <table:table-cell table:formula="of:=IF([.L268]&lt;[.L267];[.M267]+[.H$2];[.M267])" office:value-type="float" office:value="840" calcext:value-type="float">
            <text:p>840</text:p>
          </table:table-cell>
          <table:table-cell table:formula="of:=OFFSET([.C$4];[.M268];0)" office:value-type="float" office:value="43759" calcext:value-type="float">
            <text:p>43759</text:p>
          </table:table-cell>
          <table:table-cell table:formula="of:=[.L268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68];0)&lt;=[.O26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69]))" office:value-type="date" office:date-value="2019-10-11T09:47:48.958439" calcext:value-type="date">
            <text:p>2019-10-11 09:47:49</text:p>
          </table:table-cell>
          <table:table-cell table:style-name="ce7" table:formula="of:=[.A269]" office:value-type="date" office:date-value="2019-10-11T09:47:48.958439" calcext:value-type="date">
            <text:p>2019-10-11 09:47:49</text:p>
          </table:table-cell>
          <table:table-cell table:formula="of:=TRUNC([.A269])" office:value-type="float" office:value="43749" calcext:value-type="float">
            <text:p>43749</text:p>
          </table:table-cell>
          <table:table-cell table:style-name="ce12" table:formula="of:=[.B269]-[.C269]" office:value-type="date" office:date-value="1899-12-30T09:47:48.95843907259" calcext:value-type="date">
            <text:p>12/30/99 09:47 AM</text:p>
          </table:table-cell>
          <table:table-cell table:formula="of:=MOD([.E268]-[.$E$2];[.$H$2])+1+[.$E$2]" office:value-type="float" office:value="247" calcext:value-type="float">
            <text:p>247</text:p>
          </table:table-cell>
          <table:table-cell table:formula="of:=MOD([.F268]+1/[.$H$2];5)" office:value-type="float" office:value="4.43333333333332" calcext:value-type="float">
            <text:p>4,43333333333332</text:p>
          </table:table-cell>
          <table:table-cell table:formula="of:=IF([.F269]&lt;0.000001;[.G268]+2+1/[.$H$2];[.G268]+1/[.$H$2])" office:value-type="float" office:value="4.43333333333332" calcext:value-type="float">
            <text:p>4,43333333333332</text:p>
          </table:table-cell>
          <table:table-cell table:number-columns-repeated="4"/>
          <table:table-cell table:formula="of:=SUM(MOD(SUM([.L268]-[.L$2];[.T$2]);[.R$2]-[.L$2]);[.L$2])" office:value-type="time" office:time-value="PT10H29M59.999999999S" calcext:value-type="time">
            <text:p>10:30:00</text:p>
          </table:table-cell>
          <table:table-cell table:formula="of:=IF([.L269]&lt;[.L268];[.M268]+[.H$2];[.M268])" office:value-type="float" office:value="840" calcext:value-type="float">
            <text:p>840</text:p>
          </table:table-cell>
          <table:table-cell table:formula="of:=OFFSET([.C$4];[.M269];0)" office:value-type="float" office:value="43759" calcext:value-type="float">
            <text:p>43759</text:p>
          </table:table-cell>
          <table:table-cell table:formula="of:=[.L269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69];0)&lt;=[.O26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0]))" office:value-type="date" office:date-value="2019-10-11T09:13:37.202955" calcext:value-type="date">
            <text:p>2019-10-11 09:13:37</text:p>
          </table:table-cell>
          <table:table-cell table:style-name="ce7" table:formula="of:=[.A270]" office:value-type="date" office:date-value="2019-10-11T09:13:37.202955" calcext:value-type="date">
            <text:p>2019-10-11 09:13:37</text:p>
          </table:table-cell>
          <table:table-cell table:formula="of:=TRUNC([.A270])" office:value-type="float" office:value="43749" calcext:value-type="float">
            <text:p>43749</text:p>
          </table:table-cell>
          <table:table-cell table:style-name="ce12" table:formula="of:=[.B270]-[.C270]" office:value-type="date" office:date-value="1899-12-30T09:13:37.20295529813" calcext:value-type="date">
            <text:p>12/30/99 09:13 AM</text:p>
          </table:table-cell>
          <table:table-cell table:formula="of:=MOD([.E269]-[.$E$2];[.$H$2])+1+[.$E$2]" office:value-type="float" office:value="248" calcext:value-type="float">
            <text:p>248</text:p>
          </table:table-cell>
          <table:table-cell table:formula="of:=MOD([.F269]+1/[.$H$2];5)" office:value-type="float" office:value="4.44999999999999" calcext:value-type="float">
            <text:p>4,44999999999999</text:p>
          </table:table-cell>
          <table:table-cell table:formula="of:=IF([.F270]&lt;0.000001;[.G269]+2+1/[.$H$2];[.G269]+1/[.$H$2])" office:value-type="float" office:value="4.44999999999999" calcext:value-type="float">
            <text:p>4,44999999999999</text:p>
          </table:table-cell>
          <table:table-cell table:number-columns-repeated="4"/>
          <table:table-cell table:formula="of:=SUM(MOD(SUM([.L269]-[.L$2];[.T$2]);[.R$2]-[.L$2]);[.L$2])" office:value-type="time" office:time-value="PT10H39M59.999999999S" calcext:value-type="time">
            <text:p>10:40:00</text:p>
          </table:table-cell>
          <table:table-cell table:formula="of:=IF([.L270]&lt;[.L269];[.M269]+[.H$2];[.M269])" office:value-type="float" office:value="840" calcext:value-type="float">
            <text:p>840</text:p>
          </table:table-cell>
          <table:table-cell table:formula="of:=OFFSET([.C$4];[.M270];0)" office:value-type="float" office:value="43759" calcext:value-type="float">
            <text:p>43759</text:p>
          </table:table-cell>
          <table:table-cell table:formula="of:=[.L270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70];0)&lt;=[.O27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1]))" office:value-type="date" office:date-value="2019-10-11T09:25:56.718952" calcext:value-type="date">
            <text:p>2019-10-11 09:25:57</text:p>
          </table:table-cell>
          <table:table-cell table:style-name="ce7" table:formula="of:=[.A271]" office:value-type="date" office:date-value="2019-10-11T09:25:56.718952" calcext:value-type="date">
            <text:p>2019-10-11 09:25:57</text:p>
          </table:table-cell>
          <table:table-cell table:formula="of:=TRUNC([.A271])" office:value-type="float" office:value="43749" calcext:value-type="float">
            <text:p>43749</text:p>
          </table:table-cell>
          <table:table-cell table:style-name="ce12" table:formula="of:=[.B271]-[.C271]" office:value-type="date" office:date-value="1899-12-30T09:25:56.71895204578" calcext:value-type="date">
            <text:p>12/30/99 09:25 AM</text:p>
          </table:table-cell>
          <table:table-cell table:formula="of:=MOD([.E270]-[.$E$2];[.$H$2])+1+[.$E$2]" office:value-type="float" office:value="249" calcext:value-type="float">
            <text:p>249</text:p>
          </table:table-cell>
          <table:table-cell table:formula="of:=MOD([.F270]+1/[.$H$2];5)" office:value-type="float" office:value="4.46666666666666" calcext:value-type="float">
            <text:p>4,46666666666666</text:p>
          </table:table-cell>
          <table:table-cell table:formula="of:=IF([.F271]&lt;0.000001;[.G270]+2+1/[.$H$2];[.G270]+1/[.$H$2])" office:value-type="float" office:value="4.46666666666666" calcext:value-type="float">
            <text:p>4,46666666666666</text:p>
          </table:table-cell>
          <table:table-cell table:number-columns-repeated="4"/>
          <table:table-cell table:formula="of:=SUM(MOD(SUM([.L270]-[.L$2];[.T$2]);[.R$2]-[.L$2]);[.L$2])" office:value-type="time" office:time-value="PT10H49M59.999999999S" calcext:value-type="time">
            <text:p>10:50:00</text:p>
          </table:table-cell>
          <table:table-cell table:formula="of:=IF([.L271]&lt;[.L270];[.M270]+[.H$2];[.M270])" office:value-type="float" office:value="840" calcext:value-type="float">
            <text:p>840</text:p>
          </table:table-cell>
          <table:table-cell table:formula="of:=OFFSET([.C$4];[.M271];0)" office:value-type="float" office:value="43759" calcext:value-type="float">
            <text:p>43759</text:p>
          </table:table-cell>
          <table:table-cell table:formula="of:=[.L271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71];0)&lt;=[.O2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2]))" office:value-type="date" office:date-value="2019-10-11T09:14:42.251891" calcext:value-type="date">
            <text:p>2019-10-11 09:14:42</text:p>
          </table:table-cell>
          <table:table-cell table:style-name="ce7" table:formula="of:=[.A272]" office:value-type="date" office:date-value="2019-10-11T09:14:42.251891" calcext:value-type="date">
            <text:p>2019-10-11 09:14:42</text:p>
          </table:table-cell>
          <table:table-cell table:formula="of:=TRUNC([.A272])" office:value-type="float" office:value="43749" calcext:value-type="float">
            <text:p>43749</text:p>
          </table:table-cell>
          <table:table-cell table:style-name="ce12" table:formula="of:=[.B272]-[.C272]" office:value-type="date" office:date-value="1899-12-30T09:14:42.25189147051" calcext:value-type="date">
            <text:p>12/30/99 09:14 AM</text:p>
          </table:table-cell>
          <table:table-cell table:formula="of:=MOD([.E271]-[.$E$2];[.$H$2])+1+[.$E$2]" office:value-type="float" office:value="250" calcext:value-type="float">
            <text:p>250</text:p>
          </table:table-cell>
          <table:table-cell table:formula="of:=MOD([.F271]+1/[.$H$2];5)" office:value-type="float" office:value="4.48333333333332" calcext:value-type="float">
            <text:p>4,48333333333332</text:p>
          </table:table-cell>
          <table:table-cell table:formula="of:=IF([.F272]&lt;0.000001;[.G271]+2+1/[.$H$2];[.G271]+1/[.$H$2])" office:value-type="float" office:value="4.48333333333332" calcext:value-type="float">
            <text:p>4,48333333333332</text:p>
          </table:table-cell>
          <table:table-cell table:number-columns-repeated="4"/>
          <table:table-cell table:formula="of:=SUM(MOD(SUM([.L271]-[.L$2];[.T$2]);[.R$2]-[.L$2]);[.L$2])" office:value-type="time" office:time-value="PT10H59M59.999999999S" calcext:value-type="time">
            <text:p>11:00:00</text:p>
          </table:table-cell>
          <table:table-cell table:formula="of:=IF([.L272]&lt;[.L271];[.M271]+[.H$2];[.M271])" office:value-type="float" office:value="840" calcext:value-type="float">
            <text:p>840</text:p>
          </table:table-cell>
          <table:table-cell table:formula="of:=OFFSET([.C$4];[.M272];0)" office:value-type="float" office:value="43759" calcext:value-type="float">
            <text:p>43759</text:p>
          </table:table-cell>
          <table:table-cell table:formula="of:=[.L272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72];0)&lt;=[.O2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3]))" office:value-type="date" office:date-value="2019-10-11T09:33:49.672129" calcext:value-type="date">
            <text:p>2019-10-11 09:33:50</text:p>
          </table:table-cell>
          <table:table-cell table:style-name="ce7" table:formula="of:=[.A273]" office:value-type="date" office:date-value="2019-10-11T09:33:49.672129" calcext:value-type="date">
            <text:p>2019-10-11 09:33:50</text:p>
          </table:table-cell>
          <table:table-cell table:formula="of:=TRUNC([.A273])" office:value-type="float" office:value="43749" calcext:value-type="float">
            <text:p>43749</text:p>
          </table:table-cell>
          <table:table-cell table:style-name="ce12" table:formula="of:=[.B273]-[.C273]" office:value-type="date" office:date-value="1899-12-30T09:33:49.67212877702" calcext:value-type="date">
            <text:p>12/30/99 09:33 AM</text:p>
          </table:table-cell>
          <table:table-cell table:formula="of:=MOD([.E272]-[.$E$2];[.$H$2])+1+[.$E$2]" office:value-type="float" office:value="251" calcext:value-type="float">
            <text:p>251</text:p>
          </table:table-cell>
          <table:table-cell table:formula="of:=MOD([.F272]+1/[.$H$2];5)" office:value-type="float" office:value="4.49999999999999" calcext:value-type="float">
            <text:p>4,49999999999999</text:p>
          </table:table-cell>
          <table:table-cell table:formula="of:=IF([.F273]&lt;0.000001;[.G272]+2+1/[.$H$2];[.G272]+1/[.$H$2])" office:value-type="float" office:value="4.49999999999999" calcext:value-type="float">
            <text:p>4,49999999999999</text:p>
          </table:table-cell>
          <table:table-cell table:number-columns-repeated="4"/>
          <table:table-cell table:formula="of:=SUM(MOD(SUM([.L272]-[.L$2];[.T$2]);[.R$2]-[.L$2]);[.L$2])" office:value-type="time" office:time-value="PT08H09M59.999999999S" calcext:value-type="time">
            <text:p>08:10:00</text:p>
          </table:table-cell>
          <table:table-cell table:formula="of:=IF([.L273]&lt;[.L272];[.M272]+[.H$2];[.M272])" office:value-type="float" office:value="900" calcext:value-type="float">
            <text:p>900</text:p>
          </table:table-cell>
          <table:table-cell table:formula="of:=OFFSET([.C$4];[.M273];0)" office:value-type="float" office:value="43760" calcext:value-type="float">
            <text:p>43760</text:p>
          </table:table-cell>
          <table:table-cell table:formula="of:=[.L273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73];0)&lt;=[.O27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4]))" office:value-type="date" office:date-value="2019-10-11T09:47:07.118321" calcext:value-type="date">
            <text:p>2019-10-11 09:47:07</text:p>
          </table:table-cell>
          <table:table-cell table:style-name="ce7" table:formula="of:=[.A274]" office:value-type="date" office:date-value="2019-10-11T09:47:07.118321" calcext:value-type="date">
            <text:p>2019-10-11 09:47:07</text:p>
          </table:table-cell>
          <table:table-cell table:formula="of:=TRUNC([.A274])" office:value-type="float" office:value="43749" calcext:value-type="float">
            <text:p>43749</text:p>
          </table:table-cell>
          <table:table-cell table:style-name="ce12" table:formula="of:=[.B274]-[.C274]" office:value-type="date" office:date-value="1899-12-30T09:47:07.11832139175" calcext:value-type="date">
            <text:p>12/30/99 09:47 AM</text:p>
          </table:table-cell>
          <table:table-cell table:formula="of:=MOD([.E273]-[.$E$2];[.$H$2])+1+[.$E$2]" office:value-type="float" office:value="252" calcext:value-type="float">
            <text:p>252</text:p>
          </table:table-cell>
          <table:table-cell table:formula="of:=MOD([.F273]+1/[.$H$2];5)" office:value-type="float" office:value="4.51666666666666" calcext:value-type="float">
            <text:p>4,51666666666666</text:p>
          </table:table-cell>
          <table:table-cell table:formula="of:=IF([.F274]&lt;0.000001;[.G273]+2+1/[.$H$2];[.G273]+1/[.$H$2])" office:value-type="float" office:value="4.51666666666666" calcext:value-type="float">
            <text:p>4,51666666666666</text:p>
          </table:table-cell>
          <table:table-cell table:number-columns-repeated="4"/>
          <table:table-cell table:formula="of:=SUM(MOD(SUM([.L273]-[.L$2];[.T$2]);[.R$2]-[.L$2]);[.L$2])" office:value-type="time" office:time-value="PT08H19M59.999999999S" calcext:value-type="time">
            <text:p>08:20:00</text:p>
          </table:table-cell>
          <table:table-cell table:formula="of:=IF([.L274]&lt;[.L273];[.M273]+[.H$2];[.M273])" office:value-type="float" office:value="900" calcext:value-type="float">
            <text:p>900</text:p>
          </table:table-cell>
          <table:table-cell table:formula="of:=OFFSET([.C$4];[.M274];0)" office:value-type="float" office:value="43760" calcext:value-type="float">
            <text:p>43760</text:p>
          </table:table-cell>
          <table:table-cell table:formula="of:=[.L274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74];0)&lt;=[.O27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5]))" office:value-type="date" office:date-value="2019-10-11T09:19:17.249964" calcext:value-type="date">
            <text:p>2019-10-11 09:19:17</text:p>
          </table:table-cell>
          <table:table-cell table:style-name="ce7" table:formula="of:=[.A275]" office:value-type="date" office:date-value="2019-10-11T09:19:17.249964" calcext:value-type="date">
            <text:p>2019-10-11 09:19:17</text:p>
          </table:table-cell>
          <table:table-cell table:formula="of:=TRUNC([.A275])" office:value-type="float" office:value="43749" calcext:value-type="float">
            <text:p>43749</text:p>
          </table:table-cell>
          <table:table-cell table:style-name="ce12" table:formula="of:=[.B275]-[.C275]" office:value-type="date" office:date-value="1899-12-30T09:19:17.24996421486" calcext:value-type="date">
            <text:p>12/30/99 09:19 AM</text:p>
          </table:table-cell>
          <table:table-cell table:formula="of:=MOD([.E274]-[.$E$2];[.$H$2])+1+[.$E$2]" office:value-type="float" office:value="253" calcext:value-type="float">
            <text:p>253</text:p>
          </table:table-cell>
          <table:table-cell table:formula="of:=MOD([.F274]+1/[.$H$2];5)" office:value-type="float" office:value="4.53333333333332" calcext:value-type="float">
            <text:p>4,53333333333332</text:p>
          </table:table-cell>
          <table:table-cell table:formula="of:=IF([.F275]&lt;0.000001;[.G274]+2+1/[.$H$2];[.G274]+1/[.$H$2])" office:value-type="float" office:value="4.53333333333332" calcext:value-type="float">
            <text:p>4,53333333333332</text:p>
          </table:table-cell>
          <table:table-cell table:number-columns-repeated="4"/>
          <table:table-cell table:formula="of:=SUM(MOD(SUM([.L274]-[.L$2];[.T$2]);[.R$2]-[.L$2]);[.L$2])" office:value-type="time" office:time-value="PT08H29M59.999999999S" calcext:value-type="time">
            <text:p>08:30:00</text:p>
          </table:table-cell>
          <table:table-cell table:formula="of:=IF([.L275]&lt;[.L274];[.M274]+[.H$2];[.M274])" office:value-type="float" office:value="900" calcext:value-type="float">
            <text:p>900</text:p>
          </table:table-cell>
          <table:table-cell table:formula="of:=OFFSET([.C$4];[.M275];0)" office:value-type="float" office:value="43760" calcext:value-type="float">
            <text:p>43760</text:p>
          </table:table-cell>
          <table:table-cell table:formula="of:=[.L275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75];0)&lt;=[.O27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6]))" office:value-type="date" office:date-value="2019-10-11T09:37:31.967486" calcext:value-type="date">
            <text:p>2019-10-11 09:37:32</text:p>
          </table:table-cell>
          <table:table-cell table:style-name="ce7" table:formula="of:=[.A276]" office:value-type="date" office:date-value="2019-10-11T09:37:31.967486" calcext:value-type="date">
            <text:p>2019-10-11 09:37:32</text:p>
          </table:table-cell>
          <table:table-cell table:formula="of:=TRUNC([.A276])" office:value-type="float" office:value="43749" calcext:value-type="float">
            <text:p>43749</text:p>
          </table:table-cell>
          <table:table-cell table:style-name="ce12" table:formula="of:=[.B276]-[.C276]" office:value-type="date" office:date-value="1899-12-30T09:37:31.96748622693" calcext:value-type="date">
            <text:p>12/30/99 09:37 AM</text:p>
          </table:table-cell>
          <table:table-cell table:formula="of:=MOD([.E275]-[.$E$2];[.$H$2])+1+[.$E$2]" office:value-type="float" office:value="254" calcext:value-type="float">
            <text:p>254</text:p>
          </table:table-cell>
          <table:table-cell table:formula="of:=MOD([.F275]+1/[.$H$2];5)" office:value-type="float" office:value="4.54999999999999" calcext:value-type="float">
            <text:p>4,54999999999999</text:p>
          </table:table-cell>
          <table:table-cell table:formula="of:=IF([.F276]&lt;0.000001;[.G275]+2+1/[.$H$2];[.G275]+1/[.$H$2])" office:value-type="float" office:value="4.54999999999999" calcext:value-type="float">
            <text:p>4,54999999999999</text:p>
          </table:table-cell>
          <table:table-cell table:number-columns-repeated="4"/>
          <table:table-cell table:formula="of:=SUM(MOD(SUM([.L275]-[.L$2];[.T$2]);[.R$2]-[.L$2]);[.L$2])" office:value-type="time" office:time-value="PT08H39M59.999999999S" calcext:value-type="time">
            <text:p>08:40:00</text:p>
          </table:table-cell>
          <table:table-cell table:formula="of:=IF([.L276]&lt;[.L275];[.M275]+[.H$2];[.M275])" office:value-type="float" office:value="900" calcext:value-type="float">
            <text:p>900</text:p>
          </table:table-cell>
          <table:table-cell table:formula="of:=OFFSET([.C$4];[.M276];0)" office:value-type="float" office:value="43760" calcext:value-type="float">
            <text:p>43760</text:p>
          </table:table-cell>
          <table:table-cell table:formula="of:=[.L276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76];0)&lt;=[.O27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7]))" office:value-type="date" office:date-value="2019-10-11T09:16:01.42171" calcext:value-type="date">
            <text:p>2019-10-11 09:16:01</text:p>
          </table:table-cell>
          <table:table-cell table:style-name="ce7" table:formula="of:=[.A277]" office:value-type="date" office:date-value="2019-10-11T09:16:01.42171" calcext:value-type="date">
            <text:p>2019-10-11 09:16:01</text:p>
          </table:table-cell>
          <table:table-cell table:formula="of:=TRUNC([.A277])" office:value-type="float" office:value="43749" calcext:value-type="float">
            <text:p>43749</text:p>
          </table:table-cell>
          <table:table-cell table:style-name="ce12" table:formula="of:=[.B277]-[.C277]" office:value-type="date" office:date-value="1899-12-30T09:16:01.42171011306" calcext:value-type="date">
            <text:p>12/30/99 09:16 AM</text:p>
          </table:table-cell>
          <table:table-cell table:formula="of:=MOD([.E276]-[.$E$2];[.$H$2])+1+[.$E$2]" office:value-type="float" office:value="255" calcext:value-type="float">
            <text:p>255</text:p>
          </table:table-cell>
          <table:table-cell table:formula="of:=MOD([.F276]+1/[.$H$2];5)" office:value-type="float" office:value="4.56666666666666" calcext:value-type="float">
            <text:p>4,56666666666666</text:p>
          </table:table-cell>
          <table:table-cell table:formula="of:=IF([.F277]&lt;0.000001;[.G276]+2+1/[.$H$2];[.G276]+1/[.$H$2])" office:value-type="float" office:value="4.56666666666666" calcext:value-type="float">
            <text:p>4,56666666666666</text:p>
          </table:table-cell>
          <table:table-cell table:number-columns-repeated="4"/>
          <table:table-cell table:formula="of:=SUM(MOD(SUM([.L276]-[.L$2];[.T$2]);[.R$2]-[.L$2]);[.L$2])" office:value-type="time" office:time-value="PT08H49M59.999999999S" calcext:value-type="time">
            <text:p>08:50:00</text:p>
          </table:table-cell>
          <table:table-cell table:formula="of:=IF([.L277]&lt;[.L276];[.M276]+[.H$2];[.M276])" office:value-type="float" office:value="900" calcext:value-type="float">
            <text:p>900</text:p>
          </table:table-cell>
          <table:table-cell table:formula="of:=OFFSET([.C$4];[.M277];0)" office:value-type="float" office:value="43760" calcext:value-type="float">
            <text:p>43760</text:p>
          </table:table-cell>
          <table:table-cell table:formula="of:=[.L277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77];0)&lt;=[.O27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8]))" office:value-type="date" office:date-value="2019-10-11T09:39:16.872693" calcext:value-type="date">
            <text:p>2019-10-11 09:39:17</text:p>
          </table:table-cell>
          <table:table-cell table:style-name="ce7" table:formula="of:=[.A278]" office:value-type="date" office:date-value="2019-10-11T09:39:16.872693" calcext:value-type="date">
            <text:p>2019-10-11 09:39:17</text:p>
          </table:table-cell>
          <table:table-cell table:formula="of:=TRUNC([.A278])" office:value-type="float" office:value="43749" calcext:value-type="float">
            <text:p>43749</text:p>
          </table:table-cell>
          <table:table-cell table:style-name="ce12" table:formula="of:=[.B278]-[.C278]" office:value-type="date" office:date-value="1899-12-30T09:39:16.87269321643" calcext:value-type="date">
            <text:p>12/30/99 09:39 AM</text:p>
          </table:table-cell>
          <table:table-cell table:formula="of:=MOD([.E277]-[.$E$2];[.$H$2])+1+[.$E$2]" office:value-type="float" office:value="256" calcext:value-type="float">
            <text:p>256</text:p>
          </table:table-cell>
          <table:table-cell table:formula="of:=MOD([.F277]+1/[.$H$2];5)" office:value-type="float" office:value="4.58333333333332" calcext:value-type="float">
            <text:p>4,58333333333332</text:p>
          </table:table-cell>
          <table:table-cell table:formula="of:=IF([.F278]&lt;0.000001;[.G277]+2+1/[.$H$2];[.G277]+1/[.$H$2])" office:value-type="float" office:value="4.58333333333332" calcext:value-type="float">
            <text:p>4,58333333333332</text:p>
          </table:table-cell>
          <table:table-cell table:number-columns-repeated="4"/>
          <table:table-cell table:formula="of:=SUM(MOD(SUM([.L277]-[.L$2];[.T$2]);[.R$2]-[.L$2]);[.L$2])" office:value-type="time" office:time-value="PT08H59M59.999999999S" calcext:value-type="time">
            <text:p>09:00:00</text:p>
          </table:table-cell>
          <table:table-cell table:formula="of:=IF([.L278]&lt;[.L277];[.M277]+[.H$2];[.M277])" office:value-type="float" office:value="900" calcext:value-type="float">
            <text:p>900</text:p>
          </table:table-cell>
          <table:table-cell table:formula="of:=OFFSET([.C$4];[.M278];0)" office:value-type="float" office:value="43760" calcext:value-type="float">
            <text:p>43760</text:p>
          </table:table-cell>
          <table:table-cell table:formula="of:=[.L278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78];0)&lt;=[.O27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79]))" office:value-type="date" office:date-value="2019-10-11T09:56:37.21451" calcext:value-type="date">
            <text:p>2019-10-11 09:56:37</text:p>
          </table:table-cell>
          <table:table-cell table:style-name="ce7" table:formula="of:=[.A279]" office:value-type="date" office:date-value="2019-10-11T09:56:37.21451" calcext:value-type="date">
            <text:p>2019-10-11 09:56:37</text:p>
          </table:table-cell>
          <table:table-cell table:formula="of:=TRUNC([.A279])" office:value-type="float" office:value="43749" calcext:value-type="float">
            <text:p>43749</text:p>
          </table:table-cell>
          <table:table-cell table:style-name="ce12" table:formula="of:=[.B279]-[.C279]" office:value-type="date" office:date-value="1899-12-30T09:56:37.21450998913" calcext:value-type="date">
            <text:p>12/30/99 09:56 AM</text:p>
          </table:table-cell>
          <table:table-cell table:formula="of:=MOD([.E278]-[.$E$2];[.$H$2])+1+[.$E$2]" office:value-type="float" office:value="257" calcext:value-type="float">
            <text:p>257</text:p>
          </table:table-cell>
          <table:table-cell table:formula="of:=MOD([.F278]+1/[.$H$2];5)" office:value-type="float" office:value="4.59999999999999" calcext:value-type="float">
            <text:p>4,59999999999999</text:p>
          </table:table-cell>
          <table:table-cell table:formula="of:=IF([.F279]&lt;0.000001;[.G278]+2+1/[.$H$2];[.G278]+1/[.$H$2])" office:value-type="float" office:value="4.59999999999999" calcext:value-type="float">
            <text:p>4,59999999999999</text:p>
          </table:table-cell>
          <table:table-cell table:number-columns-repeated="4"/>
          <table:table-cell table:formula="of:=SUM(MOD(SUM([.L278]-[.L$2];[.T$2]);[.R$2]-[.L$2]);[.L$2])" office:value-type="time" office:time-value="PT09H09M59.999999999S" calcext:value-type="time">
            <text:p>09:10:00</text:p>
          </table:table-cell>
          <table:table-cell table:formula="of:=IF([.L279]&lt;[.L278];[.M278]+[.H$2];[.M278])" office:value-type="float" office:value="900" calcext:value-type="float">
            <text:p>900</text:p>
          </table:table-cell>
          <table:table-cell table:formula="of:=OFFSET([.C$4];[.M279];0)" office:value-type="float" office:value="43760" calcext:value-type="float">
            <text:p>43760</text:p>
          </table:table-cell>
          <table:table-cell table:formula="of:=[.L279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79];0)&lt;=[.O27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0]))" office:value-type="date" office:date-value="2019-10-11T09:31:16.546203" calcext:value-type="date">
            <text:p>2019-10-11 09:31:17</text:p>
          </table:table-cell>
          <table:table-cell table:style-name="ce7" table:formula="of:=[.A280]" office:value-type="date" office:date-value="2019-10-11T09:31:16.546203" calcext:value-type="date">
            <text:p>2019-10-11 09:31:17</text:p>
          </table:table-cell>
          <table:table-cell table:formula="of:=TRUNC([.A280])" office:value-type="float" office:value="43749" calcext:value-type="float">
            <text:p>43749</text:p>
          </table:table-cell>
          <table:table-cell table:style-name="ce12" table:formula="of:=[.B280]-[.C280]" office:value-type="date" office:date-value="1899-12-30T09:31:16.54620290268" calcext:value-type="date">
            <text:p>12/30/99 09:31 AM</text:p>
          </table:table-cell>
          <table:table-cell table:formula="of:=MOD([.E279]-[.$E$2];[.$H$2])+1+[.$E$2]" office:value-type="float" office:value="258" calcext:value-type="float">
            <text:p>258</text:p>
          </table:table-cell>
          <table:table-cell table:formula="of:=MOD([.F279]+1/[.$H$2];5)" office:value-type="float" office:value="4.61666666666666" calcext:value-type="float">
            <text:p>4,61666666666666</text:p>
          </table:table-cell>
          <table:table-cell table:formula="of:=IF([.F280]&lt;0.000001;[.G279]+2+1/[.$H$2];[.G279]+1/[.$H$2])" office:value-type="float" office:value="4.61666666666666" calcext:value-type="float">
            <text:p>4,61666666666666</text:p>
          </table:table-cell>
          <table:table-cell table:number-columns-repeated="4"/>
          <table:table-cell table:formula="of:=SUM(MOD(SUM([.L279]-[.L$2];[.T$2]);[.R$2]-[.L$2]);[.L$2])" office:value-type="time" office:time-value="PT09H19M59.999999999S" calcext:value-type="time">
            <text:p>09:20:00</text:p>
          </table:table-cell>
          <table:table-cell table:formula="of:=IF([.L280]&lt;[.L279];[.M279]+[.H$2];[.M279])" office:value-type="float" office:value="900" calcext:value-type="float">
            <text:p>900</text:p>
          </table:table-cell>
          <table:table-cell table:formula="of:=OFFSET([.C$4];[.M280];0)" office:value-type="float" office:value="43760" calcext:value-type="float">
            <text:p>43760</text:p>
          </table:table-cell>
          <table:table-cell table:formula="of:=[.L280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80];0)&lt;=[.O28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1]))" office:value-type="date" office:date-value="2019-10-11T09:26:31.201974" calcext:value-type="date">
            <text:p>2019-10-11 09:26:31</text:p>
          </table:table-cell>
          <table:table-cell table:style-name="ce7" table:formula="of:=[.A281]" office:value-type="date" office:date-value="2019-10-11T09:26:31.201974" calcext:value-type="date">
            <text:p>2019-10-11 09:26:31</text:p>
          </table:table-cell>
          <table:table-cell table:formula="of:=TRUNC([.A281])" office:value-type="float" office:value="43749" calcext:value-type="float">
            <text:p>43749</text:p>
          </table:table-cell>
          <table:table-cell table:style-name="ce12" table:formula="of:=[.B281]-[.C281]" office:value-type="date" office:date-value="1899-12-30T09:26:31.20197449811" calcext:value-type="date">
            <text:p>12/30/99 09:26 AM</text:p>
          </table:table-cell>
          <table:table-cell table:formula="of:=MOD([.E280]-[.$E$2];[.$H$2])+1+[.$E$2]" office:value-type="float" office:value="259" calcext:value-type="float">
            <text:p>259</text:p>
          </table:table-cell>
          <table:table-cell table:formula="of:=MOD([.F280]+1/[.$H$2];5)" office:value-type="float" office:value="4.63333333333332" calcext:value-type="float">
            <text:p>4,63333333333332</text:p>
          </table:table-cell>
          <table:table-cell table:formula="of:=IF([.F281]&lt;0.000001;[.G280]+2+1/[.$H$2];[.G280]+1/[.$H$2])" office:value-type="float" office:value="4.63333333333332" calcext:value-type="float">
            <text:p>4,63333333333332</text:p>
          </table:table-cell>
          <table:table-cell table:number-columns-repeated="4"/>
          <table:table-cell table:formula="of:=SUM(MOD(SUM([.L280]-[.L$2];[.T$2]);[.R$2]-[.L$2]);[.L$2])" office:value-type="time" office:time-value="PT09H29M59.999999999S" calcext:value-type="time">
            <text:p>09:30:00</text:p>
          </table:table-cell>
          <table:table-cell table:formula="of:=IF([.L281]&lt;[.L280];[.M280]+[.H$2];[.M280])" office:value-type="float" office:value="900" calcext:value-type="float">
            <text:p>900</text:p>
          </table:table-cell>
          <table:table-cell table:formula="of:=OFFSET([.C$4];[.M281];0)" office:value-type="float" office:value="43760" calcext:value-type="float">
            <text:p>43760</text:p>
          </table:table-cell>
          <table:table-cell table:formula="of:=[.L281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81];0)&lt;=[.O2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2]))" office:value-type="date" office:date-value="2019-10-11T09:28:31.627486" calcext:value-type="date">
            <text:p>2019-10-11 09:28:32</text:p>
          </table:table-cell>
          <table:table-cell table:style-name="ce7" table:formula="of:=[.A282]" office:value-type="date" office:date-value="2019-10-11T09:28:31.627486" calcext:value-type="date">
            <text:p>2019-10-11 09:28:32</text:p>
          </table:table-cell>
          <table:table-cell table:formula="of:=TRUNC([.A282])" office:value-type="float" office:value="43749" calcext:value-type="float">
            <text:p>43749</text:p>
          </table:table-cell>
          <table:table-cell table:style-name="ce12" table:formula="of:=[.B282]-[.C282]" office:value-type="date" office:date-value="1899-12-30T09:28:31.62748555653" calcext:value-type="date">
            <text:p>12/30/99 09:28 AM</text:p>
          </table:table-cell>
          <table:table-cell table:formula="of:=MOD([.E281]-[.$E$2];[.$H$2])+1+[.$E$2]" office:value-type="float" office:value="260" calcext:value-type="float">
            <text:p>260</text:p>
          </table:table-cell>
          <table:table-cell table:formula="of:=MOD([.F281]+1/[.$H$2];5)" office:value-type="float" office:value="4.64999999999999" calcext:value-type="float">
            <text:p>4,64999999999999</text:p>
          </table:table-cell>
          <table:table-cell table:formula="of:=IF([.F282]&lt;0.000001;[.G281]+2+1/[.$H$2];[.G281]+1/[.$H$2])" office:value-type="float" office:value="4.64999999999999" calcext:value-type="float">
            <text:p>4,64999999999999</text:p>
          </table:table-cell>
          <table:table-cell table:number-columns-repeated="4"/>
          <table:table-cell table:formula="of:=SUM(MOD(SUM([.L281]-[.L$2];[.T$2]);[.R$2]-[.L$2]);[.L$2])" office:value-type="time" office:time-value="PT09H39M59.999999999S" calcext:value-type="time">
            <text:p>09:40:00</text:p>
          </table:table-cell>
          <table:table-cell table:formula="of:=IF([.L282]&lt;[.L281];[.M281]+[.H$2];[.M281])" office:value-type="float" office:value="900" calcext:value-type="float">
            <text:p>900</text:p>
          </table:table-cell>
          <table:table-cell table:formula="of:=OFFSET([.C$4];[.M282];0)" office:value-type="float" office:value="43760" calcext:value-type="float">
            <text:p>43760</text:p>
          </table:table-cell>
          <table:table-cell table:formula="of:=[.L282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82];0)&lt;=[.O28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3]))" office:value-type="date" office:date-value="2019-10-11T09:26:55.255804" calcext:value-type="date">
            <text:p>2019-10-11 09:26:55</text:p>
          </table:table-cell>
          <table:table-cell table:style-name="ce7" table:formula="of:=[.A283]" office:value-type="date" office:date-value="2019-10-11T09:26:55.255804" calcext:value-type="date">
            <text:p>2019-10-11 09:26:55</text:p>
          </table:table-cell>
          <table:table-cell table:formula="of:=TRUNC([.A283])" office:value-type="float" office:value="43749" calcext:value-type="float">
            <text:p>43749</text:p>
          </table:table-cell>
          <table:table-cell table:style-name="ce12" table:formula="of:=[.B283]-[.C283]" office:value-type="date" office:date-value="1899-12-30T09:26:55.25580449961" calcext:value-type="date">
            <text:p>12/30/99 09:26 AM</text:p>
          </table:table-cell>
          <table:table-cell table:formula="of:=MOD([.E282]-[.$E$2];[.$H$2])+1+[.$E$2]" office:value-type="float" office:value="261" calcext:value-type="float">
            <text:p>261</text:p>
          </table:table-cell>
          <table:table-cell table:formula="of:=MOD([.F282]+1/[.$H$2];5)" office:value-type="float" office:value="4.66666666666666" calcext:value-type="float">
            <text:p>4,66666666666666</text:p>
          </table:table-cell>
          <table:table-cell table:formula="of:=IF([.F283]&lt;0.000001;[.G282]+2+1/[.$H$2];[.G282]+1/[.$H$2])" office:value-type="float" office:value="4.66666666666666" calcext:value-type="float">
            <text:p>4,66666666666666</text:p>
          </table:table-cell>
          <table:table-cell table:number-columns-repeated="4"/>
          <table:table-cell table:formula="of:=SUM(MOD(SUM([.L282]-[.L$2];[.T$2]);[.R$2]-[.L$2]);[.L$2])" office:value-type="time" office:time-value="PT09H49M59.999999999S" calcext:value-type="time">
            <text:p>09:50:00</text:p>
          </table:table-cell>
          <table:table-cell table:formula="of:=IF([.L283]&lt;[.L282];[.M282]+[.H$2];[.M282])" office:value-type="float" office:value="900" calcext:value-type="float">
            <text:p>900</text:p>
          </table:table-cell>
          <table:table-cell table:formula="of:=OFFSET([.C$4];[.M283];0)" office:value-type="float" office:value="43760" calcext:value-type="float">
            <text:p>43760</text:p>
          </table:table-cell>
          <table:table-cell table:formula="of:=[.L283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83];0)&lt;=[.O28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4]))" office:value-type="date" office:date-value="2019-10-11T09:12:30.692112" calcext:value-type="date">
            <text:p>2019-10-11 09:12:31</text:p>
          </table:table-cell>
          <table:table-cell table:style-name="ce7" table:formula="of:=[.A284]" office:value-type="date" office:date-value="2019-10-11T09:12:30.692112" calcext:value-type="date">
            <text:p>2019-10-11 09:12:31</text:p>
          </table:table-cell>
          <table:table-cell table:formula="of:=TRUNC([.A284])" office:value-type="float" office:value="43749" calcext:value-type="float">
            <text:p>43749</text:p>
          </table:table-cell>
          <table:table-cell table:style-name="ce12" table:formula="of:=[.B284]-[.C284]" office:value-type="date" office:date-value="1899-12-30T09:12:30.69211169612" calcext:value-type="date">
            <text:p>12/30/99 09:12 AM</text:p>
          </table:table-cell>
          <table:table-cell table:formula="of:=MOD([.E283]-[.$E$2];[.$H$2])+1+[.$E$2]" office:value-type="float" office:value="262" calcext:value-type="float">
            <text:p>262</text:p>
          </table:table-cell>
          <table:table-cell table:formula="of:=MOD([.F283]+1/[.$H$2];5)" office:value-type="float" office:value="4.68333333333332" calcext:value-type="float">
            <text:p>4,68333333333332</text:p>
          </table:table-cell>
          <table:table-cell table:formula="of:=IF([.F284]&lt;0.000001;[.G283]+2+1/[.$H$2];[.G283]+1/[.$H$2])" office:value-type="float" office:value="4.68333333333332" calcext:value-type="float">
            <text:p>4,68333333333332</text:p>
          </table:table-cell>
          <table:table-cell table:number-columns-repeated="4"/>
          <table:table-cell table:formula="of:=SUM(MOD(SUM([.L283]-[.L$2];[.T$2]);[.R$2]-[.L$2]);[.L$2])" office:value-type="time" office:time-value="PT09H59M59.999999999S" calcext:value-type="time">
            <text:p>10:00:00</text:p>
          </table:table-cell>
          <table:table-cell table:formula="of:=IF([.L284]&lt;[.L283];[.M283]+[.H$2];[.M283])" office:value-type="float" office:value="900" calcext:value-type="float">
            <text:p>900</text:p>
          </table:table-cell>
          <table:table-cell table:formula="of:=OFFSET([.C$4];[.M284];0)" office:value-type="float" office:value="43760" calcext:value-type="float">
            <text:p>43760</text:p>
          </table:table-cell>
          <table:table-cell table:formula="of:=[.L284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84];0)&lt;=[.O28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5]))" office:value-type="date" office:date-value="2019-10-11T09:18:50.669239" calcext:value-type="date">
            <text:p>2019-10-11 09:18:51</text:p>
          </table:table-cell>
          <table:table-cell table:style-name="ce7" table:formula="of:=[.A285]" office:value-type="date" office:date-value="2019-10-11T09:18:50.669239" calcext:value-type="date">
            <text:p>2019-10-11 09:18:51</text:p>
          </table:table-cell>
          <table:table-cell table:formula="of:=TRUNC([.A285])" office:value-type="float" office:value="43749" calcext:value-type="float">
            <text:p>43749</text:p>
          </table:table-cell>
          <table:table-cell table:style-name="ce12" table:formula="of:=[.B285]-[.C285]" office:value-type="date" office:date-value="1899-12-30T09:18:50.66923934966" calcext:value-type="date">
            <text:p>12/30/99 09:18 AM</text:p>
          </table:table-cell>
          <table:table-cell table:formula="of:=MOD([.E284]-[.$E$2];[.$H$2])+1+[.$E$2]" office:value-type="float" office:value="263" calcext:value-type="float">
            <text:p>263</text:p>
          </table:table-cell>
          <table:table-cell table:formula="of:=MOD([.F284]+1/[.$H$2];5)" office:value-type="float" office:value="4.69999999999999" calcext:value-type="float">
            <text:p>4,69999999999999</text:p>
          </table:table-cell>
          <table:table-cell table:formula="of:=IF([.F285]&lt;0.000001;[.G284]+2+1/[.$H$2];[.G284]+1/[.$H$2])" office:value-type="float" office:value="4.69999999999999" calcext:value-type="float">
            <text:p>4,69999999999999</text:p>
          </table:table-cell>
          <table:table-cell table:number-columns-repeated="4"/>
          <table:table-cell table:formula="of:=SUM(MOD(SUM([.L284]-[.L$2];[.T$2]);[.R$2]-[.L$2]);[.L$2])" office:value-type="time" office:time-value="PT10H09M59.999999999S" calcext:value-type="time">
            <text:p>10:10:00</text:p>
          </table:table-cell>
          <table:table-cell table:formula="of:=IF([.L285]&lt;[.L284];[.M284]+[.H$2];[.M284])" office:value-type="float" office:value="900" calcext:value-type="float">
            <text:p>900</text:p>
          </table:table-cell>
          <table:table-cell table:formula="of:=OFFSET([.C$4];[.M285];0)" office:value-type="float" office:value="43760" calcext:value-type="float">
            <text:p>43760</text:p>
          </table:table-cell>
          <table:table-cell table:formula="of:=[.L285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85];0)&lt;=[.O28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6]))" office:value-type="date" office:date-value="2019-10-11T09:13:26.339091" calcext:value-type="date">
            <text:p>2019-10-11 09:13:26</text:p>
          </table:table-cell>
          <table:table-cell table:style-name="ce7" table:formula="of:=[.A286]" office:value-type="date" office:date-value="2019-10-11T09:13:26.339091" calcext:value-type="date">
            <text:p>2019-10-11 09:13:26</text:p>
          </table:table-cell>
          <table:table-cell table:formula="of:=TRUNC([.A286])" office:value-type="float" office:value="43749" calcext:value-type="float">
            <text:p>43749</text:p>
          </table:table-cell>
          <table:table-cell table:style-name="ce12" table:formula="of:=[.B286]-[.C286]" office:value-type="date" office:date-value="1899-12-30T09:13:26.33909096941" calcext:value-type="date">
            <text:p>12/30/99 09:13 AM</text:p>
          </table:table-cell>
          <table:table-cell table:formula="of:=MOD([.E285]-[.$E$2];[.$H$2])+1+[.$E$2]" office:value-type="float" office:value="264" calcext:value-type="float">
            <text:p>264</text:p>
          </table:table-cell>
          <table:table-cell table:formula="of:=MOD([.F285]+1/[.$H$2];5)" office:value-type="float" office:value="4.71666666666666" calcext:value-type="float">
            <text:p>4,71666666666666</text:p>
          </table:table-cell>
          <table:table-cell table:formula="of:=IF([.F286]&lt;0.000001;[.G285]+2+1/[.$H$2];[.G285]+1/[.$H$2])" office:value-type="float" office:value="4.71666666666666" calcext:value-type="float">
            <text:p>4,71666666666666</text:p>
          </table:table-cell>
          <table:table-cell table:number-columns-repeated="4"/>
          <table:table-cell table:formula="of:=SUM(MOD(SUM([.L285]-[.L$2];[.T$2]);[.R$2]-[.L$2]);[.L$2])" office:value-type="time" office:time-value="PT10H19M59.999999999S" calcext:value-type="time">
            <text:p>10:20:00</text:p>
          </table:table-cell>
          <table:table-cell table:formula="of:=IF([.L286]&lt;[.L285];[.M285]+[.H$2];[.M285])" office:value-type="float" office:value="900" calcext:value-type="float">
            <text:p>900</text:p>
          </table:table-cell>
          <table:table-cell table:formula="of:=OFFSET([.C$4];[.M286];0)" office:value-type="float" office:value="43760" calcext:value-type="float">
            <text:p>43760</text:p>
          </table:table-cell>
          <table:table-cell table:formula="of:=[.L286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86];0)&lt;=[.O28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7]))" office:value-type="date" office:date-value="2019-10-11T09:18:36.472587" calcext:value-type="date">
            <text:p>2019-10-11 09:18:36</text:p>
          </table:table-cell>
          <table:table-cell table:style-name="ce7" table:formula="of:=[.A287]" office:value-type="date" office:date-value="2019-10-11T09:18:36.472587" calcext:value-type="date">
            <text:p>2019-10-11 09:18:36</text:p>
          </table:table-cell>
          <table:table-cell table:formula="of:=TRUNC([.A287])" office:value-type="float" office:value="43749" calcext:value-type="float">
            <text:p>43749</text:p>
          </table:table-cell>
          <table:table-cell table:style-name="ce12" table:formula="of:=[.B287]-[.C287]" office:value-type="date" office:date-value="1899-12-30T09:18:36.47258657031" calcext:value-type="date">
            <text:p>12/30/99 09:18 AM</text:p>
          </table:table-cell>
          <table:table-cell table:formula="of:=MOD([.E286]-[.$E$2];[.$H$2])+1+[.$E$2]" office:value-type="float" office:value="265" calcext:value-type="float">
            <text:p>265</text:p>
          </table:table-cell>
          <table:table-cell table:formula="of:=MOD([.F286]+1/[.$H$2];5)" office:value-type="float" office:value="4.73333333333332" calcext:value-type="float">
            <text:p>4,73333333333332</text:p>
          </table:table-cell>
          <table:table-cell table:formula="of:=IF([.F287]&lt;0.000001;[.G286]+2+1/[.$H$2];[.G286]+1/[.$H$2])" office:value-type="float" office:value="4.73333333333332" calcext:value-type="float">
            <text:p>4,73333333333332</text:p>
          </table:table-cell>
          <table:table-cell table:number-columns-repeated="4"/>
          <table:table-cell table:formula="of:=SUM(MOD(SUM([.L286]-[.L$2];[.T$2]);[.R$2]-[.L$2]);[.L$2])" office:value-type="time" office:time-value="PT10H29M59.999999999S" calcext:value-type="time">
            <text:p>10:30:00</text:p>
          </table:table-cell>
          <table:table-cell table:formula="of:=IF([.L287]&lt;[.L286];[.M286]+[.H$2];[.M286])" office:value-type="float" office:value="900" calcext:value-type="float">
            <text:p>900</text:p>
          </table:table-cell>
          <table:table-cell table:formula="of:=OFFSET([.C$4];[.M287];0)" office:value-type="float" office:value="43760" calcext:value-type="float">
            <text:p>43760</text:p>
          </table:table-cell>
          <table:table-cell table:formula="of:=[.L287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87];0)&lt;=[.O28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8]))" office:value-type="date" office:date-value="2019-10-11T09:47:26.012413" calcext:value-type="date">
            <text:p>2019-10-11 09:47:26</text:p>
          </table:table-cell>
          <table:table-cell table:style-name="ce7" table:formula="of:=[.A288]" office:value-type="date" office:date-value="2019-10-11T09:47:26.012413" calcext:value-type="date">
            <text:p>2019-10-11 09:47:26</text:p>
          </table:table-cell>
          <table:table-cell table:formula="of:=TRUNC([.A288])" office:value-type="float" office:value="43749" calcext:value-type="float">
            <text:p>43749</text:p>
          </table:table-cell>
          <table:table-cell table:style-name="ce12" table:formula="of:=[.B288]-[.C288]" office:value-type="date" office:date-value="1899-12-30T09:47:26.0124127334" calcext:value-type="date">
            <text:p>12/30/99 09:47 AM</text:p>
          </table:table-cell>
          <table:table-cell table:formula="of:=MOD([.E287]-[.$E$2];[.$H$2])+1+[.$E$2]" office:value-type="float" office:value="266" calcext:value-type="float">
            <text:p>266</text:p>
          </table:table-cell>
          <table:table-cell table:formula="of:=MOD([.F287]+1/[.$H$2];5)" office:value-type="float" office:value="4.74999999999999" calcext:value-type="float">
            <text:p>4,74999999999999</text:p>
          </table:table-cell>
          <table:table-cell table:formula="of:=IF([.F288]&lt;0.000001;[.G287]+2+1/[.$H$2];[.G287]+1/[.$H$2])" office:value-type="float" office:value="4.74999999999999" calcext:value-type="float">
            <text:p>4,74999999999999</text:p>
          </table:table-cell>
          <table:table-cell table:number-columns-repeated="4"/>
          <table:table-cell table:formula="of:=SUM(MOD(SUM([.L287]-[.L$2];[.T$2]);[.R$2]-[.L$2]);[.L$2])" office:value-type="time" office:time-value="PT10H39M59.999999999S" calcext:value-type="time">
            <text:p>10:40:00</text:p>
          </table:table-cell>
          <table:table-cell table:formula="of:=IF([.L288]&lt;[.L287];[.M287]+[.H$2];[.M287])" office:value-type="float" office:value="900" calcext:value-type="float">
            <text:p>900</text:p>
          </table:table-cell>
          <table:table-cell table:formula="of:=OFFSET([.C$4];[.M288];0)" office:value-type="float" office:value="43760" calcext:value-type="float">
            <text:p>43760</text:p>
          </table:table-cell>
          <table:table-cell table:formula="of:=[.L288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88];0)&lt;=[.O28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89]))" office:value-type="date" office:date-value="2019-10-11T09:09:21.373904" calcext:value-type="date">
            <text:p>2019-10-11 09:09:21</text:p>
          </table:table-cell>
          <table:table-cell table:style-name="ce7" table:formula="of:=[.A289]" office:value-type="date" office:date-value="2019-10-11T09:09:21.373904" calcext:value-type="date">
            <text:p>2019-10-11 09:09:21</text:p>
          </table:table-cell>
          <table:table-cell table:formula="of:=TRUNC([.A289])" office:value-type="float" office:value="43749" calcext:value-type="float">
            <text:p>43749</text:p>
          </table:table-cell>
          <table:table-cell table:style-name="ce12" table:formula="of:=[.B289]-[.C289]" office:value-type="date" office:date-value="1899-12-30T09:09:21.37390388176" calcext:value-type="date">
            <text:p>12/30/99 09:09 AM</text:p>
          </table:table-cell>
          <table:table-cell table:formula="of:=MOD([.E288]-[.$E$2];[.$H$2])+1+[.$E$2]" office:value-type="float" office:value="267" calcext:value-type="float">
            <text:p>267</text:p>
          </table:table-cell>
          <table:table-cell table:formula="of:=MOD([.F288]+1/[.$H$2];5)" office:value-type="float" office:value="4.76666666666666" calcext:value-type="float">
            <text:p>4,76666666666666</text:p>
          </table:table-cell>
          <table:table-cell table:formula="of:=IF([.F289]&lt;0.000001;[.G288]+2+1/[.$H$2];[.G288]+1/[.$H$2])" office:value-type="float" office:value="4.76666666666666" calcext:value-type="float">
            <text:p>4,76666666666666</text:p>
          </table:table-cell>
          <table:table-cell table:number-columns-repeated="4"/>
          <table:table-cell table:formula="of:=SUM(MOD(SUM([.L288]-[.L$2];[.T$2]);[.R$2]-[.L$2]);[.L$2])" office:value-type="time" office:time-value="PT10H49M59.999999999S" calcext:value-type="time">
            <text:p>10:50:00</text:p>
          </table:table-cell>
          <table:table-cell table:formula="of:=IF([.L289]&lt;[.L288];[.M288]+[.H$2];[.M288])" office:value-type="float" office:value="900" calcext:value-type="float">
            <text:p>900</text:p>
          </table:table-cell>
          <table:table-cell table:formula="of:=OFFSET([.C$4];[.M289];0)" office:value-type="float" office:value="43760" calcext:value-type="float">
            <text:p>43760</text:p>
          </table:table-cell>
          <table:table-cell table:formula="of:=[.L289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89];0)&lt;=[.O28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0]))" office:value-type="date" office:date-value="2019-10-11T09:23:43.562155" calcext:value-type="date">
            <text:p>2019-10-11 09:23:44</text:p>
          </table:table-cell>
          <table:table-cell table:style-name="ce7" table:formula="of:=[.A290]" office:value-type="date" office:date-value="2019-10-11T09:23:43.562155" calcext:value-type="date">
            <text:p>2019-10-11 09:23:44</text:p>
          </table:table-cell>
          <table:table-cell table:formula="of:=TRUNC([.A290])" office:value-type="float" office:value="43749" calcext:value-type="float">
            <text:p>43749</text:p>
          </table:table-cell>
          <table:table-cell table:style-name="ce12" table:formula="of:=[.B290]-[.C290]" office:value-type="date" office:date-value="1899-12-30T09:23:43.56215505861" calcext:value-type="date">
            <text:p>12/30/99 09:23 AM</text:p>
          </table:table-cell>
          <table:table-cell table:formula="of:=MOD([.E289]-[.$E$2];[.$H$2])+1+[.$E$2]" office:value-type="float" office:value="268" calcext:value-type="float">
            <text:p>268</text:p>
          </table:table-cell>
          <table:table-cell table:formula="of:=MOD([.F289]+1/[.$H$2];5)" office:value-type="float" office:value="4.78333333333332" calcext:value-type="float">
            <text:p>4,78333333333332</text:p>
          </table:table-cell>
          <table:table-cell table:formula="of:=IF([.F290]&lt;0.000001;[.G289]+2+1/[.$H$2];[.G289]+1/[.$H$2])" office:value-type="float" office:value="4.78333333333332" calcext:value-type="float">
            <text:p>4,78333333333332</text:p>
          </table:table-cell>
          <table:table-cell table:number-columns-repeated="4"/>
          <table:table-cell table:formula="of:=SUM(MOD(SUM([.L289]-[.L$2];[.T$2]);[.R$2]-[.L$2]);[.L$2])" office:value-type="time" office:time-value="PT10H59M59.999999999S" calcext:value-type="time">
            <text:p>11:00:00</text:p>
          </table:table-cell>
          <table:table-cell table:formula="of:=IF([.L290]&lt;[.L289];[.M289]+[.H$2];[.M289])" office:value-type="float" office:value="900" calcext:value-type="float">
            <text:p>900</text:p>
          </table:table-cell>
          <table:table-cell table:formula="of:=OFFSET([.C$4];[.M290];0)" office:value-type="float" office:value="43760" calcext:value-type="float">
            <text:p>43760</text:p>
          </table:table-cell>
          <table:table-cell table:formula="of:=[.L290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90];0)&lt;=[.O2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1]))" office:value-type="date" office:date-value="2019-10-11T09:36:57.433494" calcext:value-type="date">
            <text:p>2019-10-11 09:36:57</text:p>
          </table:table-cell>
          <table:table-cell table:style-name="ce7" table:formula="of:=[.A291]" office:value-type="date" office:date-value="2019-10-11T09:36:57.433494" calcext:value-type="date">
            <text:p>2019-10-11 09:36:57</text:p>
          </table:table-cell>
          <table:table-cell table:formula="of:=TRUNC([.A291])" office:value-type="float" office:value="43749" calcext:value-type="float">
            <text:p>43749</text:p>
          </table:table-cell>
          <table:table-cell table:style-name="ce12" table:formula="of:=[.B291]-[.C291]" office:value-type="date" office:date-value="1899-12-30T09:36:57.43349405006" calcext:value-type="date">
            <text:p>12/30/99 09:36 AM</text:p>
          </table:table-cell>
          <table:table-cell table:formula="of:=MOD([.E290]-[.$E$2];[.$H$2])+1+[.$E$2]" office:value-type="float" office:value="269" calcext:value-type="float">
            <text:p>269</text:p>
          </table:table-cell>
          <table:table-cell table:formula="of:=MOD([.F290]+1/[.$H$2];5)" office:value-type="float" office:value="4.79999999999999" calcext:value-type="float">
            <text:p>4,79999999999999</text:p>
          </table:table-cell>
          <table:table-cell table:formula="of:=IF([.F291]&lt;0.000001;[.G290]+2+1/[.$H$2];[.G290]+1/[.$H$2])" office:value-type="float" office:value="4.79999999999999" calcext:value-type="float">
            <text:p>4,79999999999999</text:p>
          </table:table-cell>
          <table:table-cell table:number-columns-repeated="4"/>
          <table:table-cell table:formula="of:=SUM(MOD(SUM([.L290]-[.L$2];[.T$2]);[.R$2]-[.L$2]);[.L$2])" office:value-type="time" office:time-value="PT08H09M59.999999999S" calcext:value-type="time">
            <text:p>08:10:00</text:p>
          </table:table-cell>
          <table:table-cell table:formula="of:=IF([.L291]&lt;[.L290];[.M290]+[.H$2];[.M290])" office:value-type="float" office:value="960" calcext:value-type="float">
            <text:p>960</text:p>
          </table:table-cell>
          <table:table-cell table:formula="of:=OFFSET([.C$4];[.M291];0)" office:value-type="float" office:value="43761" calcext:value-type="float">
            <text:p>43761</text:p>
          </table:table-cell>
          <table:table-cell table:formula="of:=[.L291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291];0)&lt;=[.O29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2]))" office:value-type="date" office:date-value="2019-10-11T09:42:42.01661" calcext:value-type="date">
            <text:p>2019-10-11 09:42:42</text:p>
          </table:table-cell>
          <table:table-cell table:style-name="ce7" table:formula="of:=[.A292]" office:value-type="date" office:date-value="2019-10-11T09:42:42.01661" calcext:value-type="date">
            <text:p>2019-10-11 09:42:42</text:p>
          </table:table-cell>
          <table:table-cell table:formula="of:=TRUNC([.A292])" office:value-type="float" office:value="43749" calcext:value-type="float">
            <text:p>43749</text:p>
          </table:table-cell>
          <table:table-cell table:style-name="ce12" table:formula="of:=[.B292]-[.C292]" office:value-type="date" office:date-value="1899-12-30T09:42:42.01660980005" calcext:value-type="date">
            <text:p>12/30/99 09:42 AM</text:p>
          </table:table-cell>
          <table:table-cell table:formula="of:=MOD([.E291]-[.$E$2];[.$H$2])+1+[.$E$2]" office:value-type="float" office:value="270" calcext:value-type="float">
            <text:p>270</text:p>
          </table:table-cell>
          <table:table-cell table:formula="of:=MOD([.F291]+1/[.$H$2];5)" office:value-type="float" office:value="4.81666666666666" calcext:value-type="float">
            <text:p>4,81666666666666</text:p>
          </table:table-cell>
          <table:table-cell table:formula="of:=IF([.F292]&lt;0.000001;[.G291]+2+1/[.$H$2];[.G291]+1/[.$H$2])" office:value-type="float" office:value="4.81666666666666" calcext:value-type="float">
            <text:p>4,81666666666666</text:p>
          </table:table-cell>
          <table:table-cell table:number-columns-repeated="4"/>
          <table:table-cell table:formula="of:=SUM(MOD(SUM([.L291]-[.L$2];[.T$2]);[.R$2]-[.L$2]);[.L$2])" office:value-type="time" office:time-value="PT08H19M59.999999999S" calcext:value-type="time">
            <text:p>08:20:00</text:p>
          </table:table-cell>
          <table:table-cell table:formula="of:=IF([.L292]&lt;[.L291];[.M291]+[.H$2];[.M291])" office:value-type="float" office:value="960" calcext:value-type="float">
            <text:p>960</text:p>
          </table:table-cell>
          <table:table-cell table:formula="of:=OFFSET([.C$4];[.M292];0)" office:value-type="float" office:value="43761" calcext:value-type="float">
            <text:p>43761</text:p>
          </table:table-cell>
          <table:table-cell table:formula="of:=[.L292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292];0)&lt;=[.O29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3]))" office:value-type="date" office:date-value="2019-10-11T09:18:22.899948" calcext:value-type="date">
            <text:p>2019-10-11 09:18:23</text:p>
          </table:table-cell>
          <table:table-cell table:style-name="ce7" table:formula="of:=[.A293]" office:value-type="date" office:date-value="2019-10-11T09:18:22.899948" calcext:value-type="date">
            <text:p>2019-10-11 09:18:23</text:p>
          </table:table-cell>
          <table:table-cell table:formula="of:=TRUNC([.A293])" office:value-type="float" office:value="43749" calcext:value-type="float">
            <text:p>43749</text:p>
          </table:table-cell>
          <table:table-cell table:style-name="ce12" table:formula="of:=[.B293]-[.C293]" office:value-type="date" office:date-value="1899-12-30T09:18:22.89994783234" calcext:value-type="date">
            <text:p>12/30/99 09:18 AM</text:p>
          </table:table-cell>
          <table:table-cell table:formula="of:=MOD([.E292]-[.$E$2];[.$H$2])+1+[.$E$2]" office:value-type="float" office:value="271" calcext:value-type="float">
            <text:p>271</text:p>
          </table:table-cell>
          <table:table-cell table:formula="of:=MOD([.F292]+1/[.$H$2];5)" office:value-type="float" office:value="4.83333333333332" calcext:value-type="float">
            <text:p>4,83333333333332</text:p>
          </table:table-cell>
          <table:table-cell table:formula="of:=IF([.F293]&lt;0.000001;[.G292]+2+1/[.$H$2];[.G292]+1/[.$H$2])" office:value-type="float" office:value="4.83333333333332" calcext:value-type="float">
            <text:p>4,83333333333332</text:p>
          </table:table-cell>
          <table:table-cell table:number-columns-repeated="4"/>
          <table:table-cell table:formula="of:=SUM(MOD(SUM([.L292]-[.L$2];[.T$2]);[.R$2]-[.L$2]);[.L$2])" office:value-type="time" office:time-value="PT08H29M59.999999999S" calcext:value-type="time">
            <text:p>08:30:00</text:p>
          </table:table-cell>
          <table:table-cell table:formula="of:=IF([.L293]&lt;[.L292];[.M292]+[.H$2];[.M292])" office:value-type="float" office:value="960" calcext:value-type="float">
            <text:p>960</text:p>
          </table:table-cell>
          <table:table-cell table:formula="of:=OFFSET([.C$4];[.M293];0)" office:value-type="float" office:value="43761" calcext:value-type="float">
            <text:p>43761</text:p>
          </table:table-cell>
          <table:table-cell table:formula="of:=[.L293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293];0)&lt;=[.O29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4]))" office:value-type="date" office:date-value="2019-10-11T09:03:29.746454" calcext:value-type="date">
            <text:p>2019-10-11 09:03:30</text:p>
          </table:table-cell>
          <table:table-cell table:style-name="ce7" table:formula="of:=[.A294]" office:value-type="date" office:date-value="2019-10-11T09:03:29.746454" calcext:value-type="date">
            <text:p>2019-10-11 09:03:30</text:p>
          </table:table-cell>
          <table:table-cell table:formula="of:=TRUNC([.A294])" office:value-type="float" office:value="43749" calcext:value-type="float">
            <text:p>43749</text:p>
          </table:table-cell>
          <table:table-cell table:style-name="ce12" table:formula="of:=[.B294]-[.C294]" office:value-type="date" office:date-value="1899-12-30T09:03:29.74645398092" calcext:value-type="date">
            <text:p>12/30/99 09:03 AM</text:p>
          </table:table-cell>
          <table:table-cell table:formula="of:=MOD([.E293]-[.$E$2];[.$H$2])+1+[.$E$2]" office:value-type="float" office:value="272" calcext:value-type="float">
            <text:p>272</text:p>
          </table:table-cell>
          <table:table-cell table:formula="of:=MOD([.F293]+1/[.$H$2];5)" office:value-type="float" office:value="4.84999999999999" calcext:value-type="float">
            <text:p>4,84999999999999</text:p>
          </table:table-cell>
          <table:table-cell table:formula="of:=IF([.F294]&lt;0.000001;[.G293]+2+1/[.$H$2];[.G293]+1/[.$H$2])" office:value-type="float" office:value="4.84999999999999" calcext:value-type="float">
            <text:p>4,84999999999999</text:p>
          </table:table-cell>
          <table:table-cell table:number-columns-repeated="4"/>
          <table:table-cell table:formula="of:=SUM(MOD(SUM([.L293]-[.L$2];[.T$2]);[.R$2]-[.L$2]);[.L$2])" office:value-type="time" office:time-value="PT08H39M59.999999999S" calcext:value-type="time">
            <text:p>08:40:00</text:p>
          </table:table-cell>
          <table:table-cell table:formula="of:=IF([.L294]&lt;[.L293];[.M293]+[.H$2];[.M293])" office:value-type="float" office:value="960" calcext:value-type="float">
            <text:p>960</text:p>
          </table:table-cell>
          <table:table-cell table:formula="of:=OFFSET([.C$4];[.M294];0)" office:value-type="float" office:value="43761" calcext:value-type="float">
            <text:p>43761</text:p>
          </table:table-cell>
          <table:table-cell table:formula="of:=[.L294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294];0)&lt;=[.O29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5]))" office:value-type="date" office:date-value="2019-10-11T09:20:50.180913" calcext:value-type="date">
            <text:p>2019-10-11 09:20:50</text:p>
          </table:table-cell>
          <table:table-cell table:style-name="ce7" table:formula="of:=[.A295]" office:value-type="date" office:date-value="2019-10-11T09:20:50.180913" calcext:value-type="date">
            <text:p>2019-10-11 09:20:50</text:p>
          </table:table-cell>
          <table:table-cell table:formula="of:=TRUNC([.A295])" office:value-type="float" office:value="43749" calcext:value-type="float">
            <text:p>43749</text:p>
          </table:table-cell>
          <table:table-cell table:style-name="ce12" table:formula="of:=[.B295]-[.C295]" office:value-type="date" office:date-value="1899-12-30T09:20:50.18091257662" calcext:value-type="date">
            <text:p>12/30/99 09:20 AM</text:p>
          </table:table-cell>
          <table:table-cell table:formula="of:=MOD([.E294]-[.$E$2];[.$H$2])+1+[.$E$2]" office:value-type="float" office:value="273" calcext:value-type="float">
            <text:p>273</text:p>
          </table:table-cell>
          <table:table-cell table:formula="of:=MOD([.F294]+1/[.$H$2];5)" office:value-type="float" office:value="4.86666666666666" calcext:value-type="float">
            <text:p>4,86666666666666</text:p>
          </table:table-cell>
          <table:table-cell table:formula="of:=IF([.F295]&lt;0.000001;[.G294]+2+1/[.$H$2];[.G294]+1/[.$H$2])" office:value-type="float" office:value="4.86666666666666" calcext:value-type="float">
            <text:p>4,86666666666666</text:p>
          </table:table-cell>
          <table:table-cell table:number-columns-repeated="4"/>
          <table:table-cell table:formula="of:=SUM(MOD(SUM([.L294]-[.L$2];[.T$2]);[.R$2]-[.L$2]);[.L$2])" office:value-type="time" office:time-value="PT08H49M59.999999999S" calcext:value-type="time">
            <text:p>08:50:00</text:p>
          </table:table-cell>
          <table:table-cell table:formula="of:=IF([.L295]&lt;[.L294];[.M294]+[.H$2];[.M294])" office:value-type="float" office:value="960" calcext:value-type="float">
            <text:p>960</text:p>
          </table:table-cell>
          <table:table-cell table:formula="of:=OFFSET([.C$4];[.M295];0)" office:value-type="float" office:value="43761" calcext:value-type="float">
            <text:p>43761</text:p>
          </table:table-cell>
          <table:table-cell table:formula="of:=[.L295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295];0)&lt;=[.O29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6]))" office:value-type="date" office:date-value="2019-10-11T09:33:35.098671" calcext:value-type="date">
            <text:p>2019-10-11 09:33:35</text:p>
          </table:table-cell>
          <table:table-cell table:style-name="ce7" table:formula="of:=[.A296]" office:value-type="date" office:date-value="2019-10-11T09:33:35.098671" calcext:value-type="date">
            <text:p>2019-10-11 09:33:35</text:p>
          </table:table-cell>
          <table:table-cell table:formula="of:=TRUNC([.A296])" office:value-type="float" office:value="43749" calcext:value-type="float">
            <text:p>43749</text:p>
          </table:table-cell>
          <table:table-cell table:style-name="ce12" table:formula="of:=[.B296]-[.C296]" office:value-type="date" office:date-value="1899-12-30T09:33:35.09867131244" calcext:value-type="date">
            <text:p>12/30/99 09:33 AM</text:p>
          </table:table-cell>
          <table:table-cell table:formula="of:=MOD([.E295]-[.$E$2];[.$H$2])+1+[.$E$2]" office:value-type="float" office:value="274" calcext:value-type="float">
            <text:p>274</text:p>
          </table:table-cell>
          <table:table-cell table:formula="of:=MOD([.F295]+1/[.$H$2];5)" office:value-type="float" office:value="4.88333333333332" calcext:value-type="float">
            <text:p>4,88333333333332</text:p>
          </table:table-cell>
          <table:table-cell table:formula="of:=IF([.F296]&lt;0.000001;[.G295]+2+1/[.$H$2];[.G295]+1/[.$H$2])" office:value-type="float" office:value="4.88333333333332" calcext:value-type="float">
            <text:p>4,88333333333332</text:p>
          </table:table-cell>
          <table:table-cell table:number-columns-repeated="4"/>
          <table:table-cell table:formula="of:=SUM(MOD(SUM([.L295]-[.L$2];[.T$2]);[.R$2]-[.L$2]);[.L$2])" office:value-type="time" office:time-value="PT08H59M59.999999999S" calcext:value-type="time">
            <text:p>09:00:00</text:p>
          </table:table-cell>
          <table:table-cell table:formula="of:=IF([.L296]&lt;[.L295];[.M295]+[.H$2];[.M295])" office:value-type="float" office:value="960" calcext:value-type="float">
            <text:p>960</text:p>
          </table:table-cell>
          <table:table-cell table:formula="of:=OFFSET([.C$4];[.M296];0)" office:value-type="float" office:value="43761" calcext:value-type="float">
            <text:p>43761</text:p>
          </table:table-cell>
          <table:table-cell table:formula="of:=[.L296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296];0)&lt;=[.O29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7]))" office:value-type="date" office:date-value="2019-10-11T09:29:41.037246" calcext:value-type="date">
            <text:p>2019-10-11 09:29:41</text:p>
          </table:table-cell>
          <table:table-cell table:style-name="ce7" table:formula="of:=[.A297]" office:value-type="date" office:date-value="2019-10-11T09:29:41.037246" calcext:value-type="date">
            <text:p>2019-10-11 09:29:41</text:p>
          </table:table-cell>
          <table:table-cell table:formula="of:=TRUNC([.A297])" office:value-type="float" office:value="43749" calcext:value-type="float">
            <text:p>43749</text:p>
          </table:table-cell>
          <table:table-cell table:style-name="ce12" table:formula="of:=[.B297]-[.C297]" office:value-type="date" office:date-value="1899-12-30T09:29:41.0372459935" calcext:value-type="date">
            <text:p>12/30/99 09:29 AM</text:p>
          </table:table-cell>
          <table:table-cell table:formula="of:=MOD([.E296]-[.$E$2];[.$H$2])+1+[.$E$2]" office:value-type="float" office:value="275" calcext:value-type="float">
            <text:p>275</text:p>
          </table:table-cell>
          <table:table-cell table:formula="of:=MOD([.F296]+1/[.$H$2];5)" office:value-type="float" office:value="4.89999999999999" calcext:value-type="float">
            <text:p>4,89999999999999</text:p>
          </table:table-cell>
          <table:table-cell table:formula="of:=IF([.F297]&lt;0.000001;[.G296]+2+1/[.$H$2];[.G296]+1/[.$H$2])" office:value-type="float" office:value="4.89999999999999" calcext:value-type="float">
            <text:p>4,89999999999999</text:p>
          </table:table-cell>
          <table:table-cell table:number-columns-repeated="4"/>
          <table:table-cell table:formula="of:=SUM(MOD(SUM([.L296]-[.L$2];[.T$2]);[.R$2]-[.L$2]);[.L$2])" office:value-type="time" office:time-value="PT09H09M59.999999999S" calcext:value-type="time">
            <text:p>09:10:00</text:p>
          </table:table-cell>
          <table:table-cell table:formula="of:=IF([.L297]&lt;[.L296];[.M296]+[.H$2];[.M296])" office:value-type="float" office:value="960" calcext:value-type="float">
            <text:p>960</text:p>
          </table:table-cell>
          <table:table-cell table:formula="of:=OFFSET([.C$4];[.M297];0)" office:value-type="float" office:value="43761" calcext:value-type="float">
            <text:p>43761</text:p>
          </table:table-cell>
          <table:table-cell table:formula="of:=[.L297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297];0)&lt;=[.O29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8]))" office:value-type="date" office:date-value="2019-10-11T09:23:26.743701" calcext:value-type="date">
            <text:p>2019-10-11 09:23:27</text:p>
          </table:table-cell>
          <table:table-cell table:style-name="ce7" table:formula="of:=[.A298]" office:value-type="date" office:date-value="2019-10-11T09:23:26.743701" calcext:value-type="date">
            <text:p>2019-10-11 09:23:27</text:p>
          </table:table-cell>
          <table:table-cell table:formula="of:=TRUNC([.A298])" office:value-type="float" office:value="43749" calcext:value-type="float">
            <text:p>43749</text:p>
          </table:table-cell>
          <table:table-cell table:style-name="ce12" table:formula="of:=[.B298]-[.C298]" office:value-type="date" office:date-value="1899-12-30T09:23:26.74370122142" calcext:value-type="date">
            <text:p>12/30/99 09:23 AM</text:p>
          </table:table-cell>
          <table:table-cell table:formula="of:=MOD([.E297]-[.$E$2];[.$H$2])+1+[.$E$2]" office:value-type="float" office:value="276" calcext:value-type="float">
            <text:p>276</text:p>
          </table:table-cell>
          <table:table-cell table:formula="of:=MOD([.F297]+1/[.$H$2];5)" office:value-type="float" office:value="4.91666666666665" calcext:value-type="float">
            <text:p>4,91666666666665</text:p>
          </table:table-cell>
          <table:table-cell table:formula="of:=IF([.F298]&lt;0.000001;[.G297]+2+1/[.$H$2];[.G297]+1/[.$H$2])" office:value-type="float" office:value="4.91666666666665" calcext:value-type="float">
            <text:p>4,91666666666665</text:p>
          </table:table-cell>
          <table:table-cell table:number-columns-repeated="4"/>
          <table:table-cell table:formula="of:=SUM(MOD(SUM([.L297]-[.L$2];[.T$2]);[.R$2]-[.L$2]);[.L$2])" office:value-type="time" office:time-value="PT09H19M59.999999999S" calcext:value-type="time">
            <text:p>09:20:00</text:p>
          </table:table-cell>
          <table:table-cell table:formula="of:=IF([.L298]&lt;[.L297];[.M297]+[.H$2];[.M297])" office:value-type="float" office:value="960" calcext:value-type="float">
            <text:p>960</text:p>
          </table:table-cell>
          <table:table-cell table:formula="of:=OFFSET([.C$4];[.M298];0)" office:value-type="float" office:value="43761" calcext:value-type="float">
            <text:p>43761</text:p>
          </table:table-cell>
          <table:table-cell table:formula="of:=[.L298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298];0)&lt;=[.O29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299]))" office:value-type="date" office:date-value="2019-10-11T09:46:42.574652" calcext:value-type="date">
            <text:p>2019-10-11 09:46:43</text:p>
          </table:table-cell>
          <table:table-cell table:style-name="ce7" table:formula="of:=[.A299]" office:value-type="date" office:date-value="2019-10-11T09:46:42.574652" calcext:value-type="date">
            <text:p>2019-10-11 09:46:43</text:p>
          </table:table-cell>
          <table:table-cell table:formula="of:=TRUNC([.A299])" office:value-type="float" office:value="43749" calcext:value-type="float">
            <text:p>43749</text:p>
          </table:table-cell>
          <table:table-cell table:style-name="ce12" table:formula="of:=[.B299]-[.C299]" office:value-type="date" office:date-value="1899-12-30T09:46:42.57465171162" calcext:value-type="date">
            <text:p>12/30/99 09:46 AM</text:p>
          </table:table-cell>
          <table:table-cell table:formula="of:=MOD([.E298]-[.$E$2];[.$H$2])+1+[.$E$2]" office:value-type="float" office:value="277" calcext:value-type="float">
            <text:p>277</text:p>
          </table:table-cell>
          <table:table-cell table:formula="of:=MOD([.F298]+1/[.$H$2];5)" office:value-type="float" office:value="4.93333333333332" calcext:value-type="float">
            <text:p>4,93333333333332</text:p>
          </table:table-cell>
          <table:table-cell table:formula="of:=IF([.F299]&lt;0.000001;[.G298]+2+1/[.$H$2];[.G298]+1/[.$H$2])" office:value-type="float" office:value="4.93333333333332" calcext:value-type="float">
            <text:p>4,93333333333332</text:p>
          </table:table-cell>
          <table:table-cell table:number-columns-repeated="4"/>
          <table:table-cell table:formula="of:=SUM(MOD(SUM([.L298]-[.L$2];[.T$2]);[.R$2]-[.L$2]);[.L$2])" office:value-type="time" office:time-value="PT09H29M59.999999999S" calcext:value-type="time">
            <text:p>09:30:00</text:p>
          </table:table-cell>
          <table:table-cell table:formula="of:=IF([.L299]&lt;[.L298];[.M298]+[.H$2];[.M298])" office:value-type="float" office:value="960" calcext:value-type="float">
            <text:p>960</text:p>
          </table:table-cell>
          <table:table-cell table:formula="of:=OFFSET([.C$4];[.M299];0)" office:value-type="float" office:value="43761" calcext:value-type="float">
            <text:p>43761</text:p>
          </table:table-cell>
          <table:table-cell table:formula="of:=[.L299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299];0)&lt;=[.O29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0]))" office:value-type="date" office:date-value="2019-10-11T09:26:26.096438" calcext:value-type="date">
            <text:p>2019-10-11 09:26:26</text:p>
          </table:table-cell>
          <table:table-cell table:style-name="ce7" table:formula="of:=[.A300]" office:value-type="date" office:date-value="2019-10-11T09:26:26.096438" calcext:value-type="date">
            <text:p>2019-10-11 09:26:26</text:p>
          </table:table-cell>
          <table:table-cell table:formula="of:=TRUNC([.A300])" office:value-type="float" office:value="43749" calcext:value-type="float">
            <text:p>43749</text:p>
          </table:table-cell>
          <table:table-cell table:style-name="ce12" table:formula="of:=[.B300]-[.C300]" office:value-type="date" office:date-value="1899-12-30T09:26:26.09643804375" calcext:value-type="date">
            <text:p>12/30/99 09:26 AM</text:p>
          </table:table-cell>
          <table:table-cell table:formula="of:=MOD([.E299]-[.$E$2];[.$H$2])+1+[.$E$2]" office:value-type="float" office:value="278" calcext:value-type="float">
            <text:p>278</text:p>
          </table:table-cell>
          <table:table-cell table:formula="of:=MOD([.F299]+1/[.$H$2];5)" office:value-type="float" office:value="4.94999999999999" calcext:value-type="float">
            <text:p>4,94999999999999</text:p>
          </table:table-cell>
          <table:table-cell table:formula="of:=IF([.F300]&lt;0.000001;[.G299]+2+1/[.$H$2];[.G299]+1/[.$H$2])" office:value-type="float" office:value="4.94999999999999" calcext:value-type="float">
            <text:p>4,94999999999999</text:p>
          </table:table-cell>
          <table:table-cell table:number-columns-repeated="4"/>
          <table:table-cell table:formula="of:=SUM(MOD(SUM([.L299]-[.L$2];[.T$2]);[.R$2]-[.L$2]);[.L$2])" office:value-type="time" office:time-value="PT09H39M59.999999999S" calcext:value-type="time">
            <text:p>09:40:00</text:p>
          </table:table-cell>
          <table:table-cell table:formula="of:=IF([.L300]&lt;[.L299];[.M299]+[.H$2];[.M299])" office:value-type="float" office:value="960" calcext:value-type="float">
            <text:p>960</text:p>
          </table:table-cell>
          <table:table-cell table:formula="of:=OFFSET([.C$4];[.M300];0)" office:value-type="float" office:value="43761" calcext:value-type="float">
            <text:p>43761</text:p>
          </table:table-cell>
          <table:table-cell table:formula="of:=[.L300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00];0)&lt;=[.O30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1]))" office:value-type="date" office:date-value="2019-10-11T09:28:34.022083" calcext:value-type="date">
            <text:p>2019-10-11 09:28:34</text:p>
          </table:table-cell>
          <table:table-cell table:style-name="ce7" table:formula="of:=[.A301]" office:value-type="date" office:date-value="2019-10-11T09:28:34.022083" calcext:value-type="date">
            <text:p>2019-10-11 09:28:34</text:p>
          </table:table-cell>
          <table:table-cell table:formula="of:=TRUNC([.A301])" office:value-type="float" office:value="43749" calcext:value-type="float">
            <text:p>43749</text:p>
          </table:table-cell>
          <table:table-cell table:style-name="ce12" table:formula="of:=[.B301]-[.C301]" office:value-type="date" office:date-value="1899-12-30T09:28:34.02208255604" calcext:value-type="date">
            <text:p>12/30/99 09:28 AM</text:p>
          </table:table-cell>
          <table:table-cell table:formula="of:=MOD([.E300]-[.$E$2];[.$H$2])+1+[.$E$2]" office:value-type="float" office:value="279" calcext:value-type="float">
            <text:p>279</text:p>
          </table:table-cell>
          <table:table-cell table:formula="of:=MOD([.F300]+1/[.$H$2];5)" office:value-type="float" office:value="4.96666666666665" calcext:value-type="float">
            <text:p>4,96666666666665</text:p>
          </table:table-cell>
          <table:table-cell table:formula="of:=IF([.F301]&lt;0.000001;[.G300]+2+1/[.$H$2];[.G300]+1/[.$H$2])" office:value-type="float" office:value="4.96666666666665" calcext:value-type="float">
            <text:p>4,96666666666665</text:p>
          </table:table-cell>
          <table:table-cell table:number-columns-repeated="4"/>
          <table:table-cell table:formula="of:=SUM(MOD(SUM([.L300]-[.L$2];[.T$2]);[.R$2]-[.L$2]);[.L$2])" office:value-type="time" office:time-value="PT09H49M59.999999999S" calcext:value-type="time">
            <text:p>09:50:00</text:p>
          </table:table-cell>
          <table:table-cell table:formula="of:=IF([.L301]&lt;[.L300];[.M300]+[.H$2];[.M300])" office:value-type="float" office:value="960" calcext:value-type="float">
            <text:p>960</text:p>
          </table:table-cell>
          <table:table-cell table:formula="of:=OFFSET([.C$4];[.M301];0)" office:value-type="float" office:value="43761" calcext:value-type="float">
            <text:p>43761</text:p>
          </table:table-cell>
          <table:table-cell table:formula="of:=[.L301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01];0)&lt;=[.O30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2]))" office:value-type="date" office:date-value="2019-10-11T09:06:56.677241" calcext:value-type="date">
            <text:p>2019-10-11 09:06:57</text:p>
          </table:table-cell>
          <table:table-cell table:style-name="ce7" table:formula="of:=[.A302]" office:value-type="date" office:date-value="2019-10-11T09:06:56.677241" calcext:value-type="date">
            <text:p>2019-10-11 09:06:57</text:p>
          </table:table-cell>
          <table:table-cell table:formula="of:=TRUNC([.A302])" office:value-type="float" office:value="43749" calcext:value-type="float">
            <text:p>43749</text:p>
          </table:table-cell>
          <table:table-cell table:style-name="ce12" table:formula="of:=[.B302]-[.C302]" office:value-type="date" office:date-value="1899-12-30T09:06:56.67724102736" calcext:value-type="date">
            <text:p>12/30/99 09:06 AM</text:p>
          </table:table-cell>
          <table:table-cell table:formula="of:=MOD([.E301]-[.$E$2];[.$H$2])+1+[.$E$2]" office:value-type="float" office:value="280" calcext:value-type="float">
            <text:p>280</text:p>
          </table:table-cell>
          <table:table-cell table:formula="of:=MOD([.F301]+1/[.$H$2];5)" office:value-type="float" office:value="4.98333333333332" calcext:value-type="float">
            <text:p>4,98333333333332</text:p>
          </table:table-cell>
          <table:table-cell table:formula="of:=IF([.F302]&lt;0.000001;[.G301]+2+1/[.$H$2];[.G301]+1/[.$H$2])" office:value-type="float" office:value="4.98333333333332" calcext:value-type="float">
            <text:p>4,98333333333332</text:p>
          </table:table-cell>
          <table:table-cell table:number-columns-repeated="4"/>
          <table:table-cell table:formula="of:=SUM(MOD(SUM([.L301]-[.L$2];[.T$2]);[.R$2]-[.L$2]);[.L$2])" office:value-type="time" office:time-value="PT09H59M59.999999999S" calcext:value-type="time">
            <text:p>10:00:00</text:p>
          </table:table-cell>
          <table:table-cell table:formula="of:=IF([.L302]&lt;[.L301];[.M301]+[.H$2];[.M301])" office:value-type="float" office:value="960" calcext:value-type="float">
            <text:p>960</text:p>
          </table:table-cell>
          <table:table-cell table:formula="of:=OFFSET([.C$4];[.M302];0)" office:value-type="float" office:value="43761" calcext:value-type="float">
            <text:p>43761</text:p>
          </table:table-cell>
          <table:table-cell table:formula="of:=[.L302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02];0)&lt;=[.O30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3]))" office:value-type="date" office:date-value="2019-10-11T09:49:32.976929" calcext:value-type="date">
            <text:p>2019-10-11 09:49:33</text:p>
          </table:table-cell>
          <table:table-cell table:style-name="ce7" table:formula="of:=[.A303]" office:value-type="date" office:date-value="2019-10-11T09:49:32.976929" calcext:value-type="date">
            <text:p>2019-10-11 09:49:33</text:p>
          </table:table-cell>
          <table:table-cell table:formula="of:=TRUNC([.A303])" office:value-type="float" office:value="43749" calcext:value-type="float">
            <text:p>43749</text:p>
          </table:table-cell>
          <table:table-cell table:style-name="ce12" table:formula="of:=[.B303]-[.C303]" office:value-type="date" office:date-value="1899-12-30T09:49:32.97692913562" calcext:value-type="date">
            <text:p>12/30/99 09:49 AM</text:p>
          </table:table-cell>
          <table:table-cell table:formula="of:=MOD([.E302]-[.$E$2];[.$H$2])+1+[.$E$2]" office:value-type="float" office:value="221" calcext:value-type="float">
            <text:p>221</text:p>
          </table:table-cell>
          <table:table-cell table:formula="of:=MOD([.F302]+1/[.$H$2];5)" office:value-type="float" office:value="4.99999999999999" calcext:value-type="float">
            <text:p>4,99999999999999</text:p>
          </table:table-cell>
          <table:table-cell table:formula="of:=IF([.F303]&lt;0.000001;[.G302]+2+1/[.$H$2];[.G302]+1/[.$H$2])" office:value-type="float" office:value="4.99999999999999" calcext:value-type="float">
            <text:p>4,99999999999999</text:p>
          </table:table-cell>
          <table:table-cell table:number-columns-repeated="4"/>
          <table:table-cell table:formula="of:=SUM(MOD(SUM([.L302]-[.L$2];[.T$2]);[.R$2]-[.L$2]);[.L$2])" office:value-type="time" office:time-value="PT10H09M59.999999999S" calcext:value-type="time">
            <text:p>10:10:00</text:p>
          </table:table-cell>
          <table:table-cell table:formula="of:=IF([.L303]&lt;[.L302];[.M302]+[.H$2];[.M302])" office:value-type="float" office:value="960" calcext:value-type="float">
            <text:p>960</text:p>
          </table:table-cell>
          <table:table-cell table:formula="of:=OFFSET([.C$4];[.M303];0)" office:value-type="float" office:value="43761" calcext:value-type="float">
            <text:p>43761</text:p>
          </table:table-cell>
          <table:table-cell table:formula="of:=[.L303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03];0)&lt;=[.O30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4]))" office:value-type="date" office:date-value="2019-10-12T09:32:48.142386" calcext:value-type="date">
            <text:p>2019-10-12 09:32:48</text:p>
          </table:table-cell>
          <table:table-cell table:style-name="ce7" table:formula="of:=[.A304]" office:value-type="date" office:date-value="2019-10-12T09:32:48.142386" calcext:value-type="date">
            <text:p>2019-10-12 09:32:48</text:p>
          </table:table-cell>
          <table:table-cell table:formula="of:=TRUNC([.A304])" office:value-type="float" office:value="43750" calcext:value-type="float">
            <text:p>43750</text:p>
          </table:table-cell>
          <table:table-cell table:style-name="ce12" table:formula="of:=[.B304]-[.C304]" office:value-type="date" office:date-value="1899-12-30T09:32:48.14238557126" calcext:value-type="date">
            <text:p>12/30/99 09:32 AM</text:p>
          </table:table-cell>
          <table:table-cell table:formula="of:=MOD([.E303]-[.$E$2];[.$H$2])+1+[.$E$2]" office:value-type="float" office:value="222" calcext:value-type="float">
            <text:p>222</text:p>
          </table:table-cell>
          <table:table-cell table:formula="of:=MOD([.F303]+1/[.$H$2];5)" office:value-type="float" office:value="0.0166666666666542" calcext:value-type="float">
            <text:p>0,016666666666654</text:p>
          </table:table-cell>
          <table:table-cell table:formula="of:=IF([.F304]&lt;0.000001;[.G303]+2+1/[.$H$2];[.G303]+1/[.$H$2])" office:value-type="float" office:value="5.01666666666665" calcext:value-type="float">
            <text:p>5,01666666666665</text:p>
          </table:table-cell>
          <table:table-cell table:number-columns-repeated="4"/>
          <table:table-cell table:formula="of:=SUM(MOD(SUM([.L303]-[.L$2];[.T$2]);[.R$2]-[.L$2]);[.L$2])" office:value-type="time" office:time-value="PT10H19M59.999999999S" calcext:value-type="time">
            <text:p>10:20:00</text:p>
          </table:table-cell>
          <table:table-cell table:formula="of:=IF([.L304]&lt;[.L303];[.M303]+[.H$2];[.M303])" office:value-type="float" office:value="960" calcext:value-type="float">
            <text:p>960</text:p>
          </table:table-cell>
          <table:table-cell table:formula="of:=OFFSET([.C$4];[.M304];0)" office:value-type="float" office:value="43761" calcext:value-type="float">
            <text:p>43761</text:p>
          </table:table-cell>
          <table:table-cell table:formula="of:=[.L304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04];0)&lt;=[.O30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5]))" office:value-type="date" office:date-value="2019-10-12T09:26:47.292918" calcext:value-type="date">
            <text:p>2019-10-12 09:26:47</text:p>
          </table:table-cell>
          <table:table-cell table:style-name="ce7" table:formula="of:=[.A305]" office:value-type="date" office:date-value="2019-10-12T09:26:47.292918" calcext:value-type="date">
            <text:p>2019-10-12 09:26:47</text:p>
          </table:table-cell>
          <table:table-cell table:formula="of:=TRUNC([.A305])" office:value-type="float" office:value="43750" calcext:value-type="float">
            <text:p>43750</text:p>
          </table:table-cell>
          <table:table-cell table:style-name="ce12" table:formula="of:=[.B305]-[.C305]" office:value-type="date" office:date-value="1899-12-30T09:26:47.29291769676" calcext:value-type="date">
            <text:p>12/30/99 09:26 AM</text:p>
          </table:table-cell>
          <table:table-cell table:formula="of:=MOD([.E304]-[.$E$2];[.$H$2])+1+[.$E$2]" office:value-type="float" office:value="223" calcext:value-type="float">
            <text:p>223</text:p>
          </table:table-cell>
          <table:table-cell table:formula="of:=MOD([.F304]+1/[.$H$2];5)" office:value-type="float" office:value="0.0333333333333208" calcext:value-type="float">
            <text:p>0,033333333333321</text:p>
          </table:table-cell>
          <table:table-cell table:formula="of:=IF([.F305]&lt;0.000001;[.G304]+2+1/[.$H$2];[.G304]+1/[.$H$2])" office:value-type="float" office:value="5.03333333333332" calcext:value-type="float">
            <text:p>5,03333333333332</text:p>
          </table:table-cell>
          <table:table-cell table:number-columns-repeated="4"/>
          <table:table-cell table:formula="of:=SUM(MOD(SUM([.L304]-[.L$2];[.T$2]);[.R$2]-[.L$2]);[.L$2])" office:value-type="time" office:time-value="PT10H29M59.999999999S" calcext:value-type="time">
            <text:p>10:30:00</text:p>
          </table:table-cell>
          <table:table-cell table:formula="of:=IF([.L305]&lt;[.L304];[.M304]+[.H$2];[.M304])" office:value-type="float" office:value="960" calcext:value-type="float">
            <text:p>960</text:p>
          </table:table-cell>
          <table:table-cell table:formula="of:=OFFSET([.C$4];[.M305];0)" office:value-type="float" office:value="43761" calcext:value-type="float">
            <text:p>43761</text:p>
          </table:table-cell>
          <table:table-cell table:formula="of:=[.L305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05];0)&lt;=[.O30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6]))" office:value-type="date" office:date-value="2019-10-12T08:48:27.656452" calcext:value-type="date">
            <text:p>2019-10-12 08:48:28</text:p>
          </table:table-cell>
          <table:table-cell table:style-name="ce7" table:formula="of:=[.A306]" office:value-type="date" office:date-value="2019-10-12T08:48:27.656452" calcext:value-type="date">
            <text:p>2019-10-12 08:48:28</text:p>
          </table:table-cell>
          <table:table-cell table:formula="of:=TRUNC([.A306])" office:value-type="float" office:value="43750" calcext:value-type="float">
            <text:p>43750</text:p>
          </table:table-cell>
          <table:table-cell table:style-name="ce12" table:formula="of:=[.B306]-[.C306]" office:value-type="date" office:date-value="1899-12-30T08:48:27.65645219944" calcext:value-type="date">
            <text:p>12/30/99 08:48 AM</text:p>
          </table:table-cell>
          <table:table-cell table:formula="of:=MOD([.E305]-[.$E$2];[.$H$2])+1+[.$E$2]" office:value-type="float" office:value="224" calcext:value-type="float">
            <text:p>224</text:p>
          </table:table-cell>
          <table:table-cell table:formula="of:=MOD([.F305]+1/[.$H$2];5)" office:value-type="float" office:value="0.0499999999999875" calcext:value-type="float">
            <text:p>0,049999999999988</text:p>
          </table:table-cell>
          <table:table-cell table:formula="of:=IF([.F306]&lt;0.000001;[.G305]+2+1/[.$H$2];[.G305]+1/[.$H$2])" office:value-type="float" office:value="5.04999999999999" calcext:value-type="float">
            <text:p>5,04999999999999</text:p>
          </table:table-cell>
          <table:table-cell table:number-columns-repeated="4"/>
          <table:table-cell table:formula="of:=SUM(MOD(SUM([.L305]-[.L$2];[.T$2]);[.R$2]-[.L$2]);[.L$2])" office:value-type="time" office:time-value="PT10H39M59.999999999S" calcext:value-type="time">
            <text:p>10:40:00</text:p>
          </table:table-cell>
          <table:table-cell table:formula="of:=IF([.L306]&lt;[.L305];[.M305]+[.H$2];[.M305])" office:value-type="float" office:value="960" calcext:value-type="float">
            <text:p>960</text:p>
          </table:table-cell>
          <table:table-cell table:formula="of:=OFFSET([.C$4];[.M306];0)" office:value-type="float" office:value="43761" calcext:value-type="float">
            <text:p>43761</text:p>
          </table:table-cell>
          <table:table-cell table:formula="of:=[.L306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06];0)&lt;=[.O30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7]))" office:value-type="date" office:date-value="2019-10-12T09:29:37.684223" calcext:value-type="date">
            <text:p>2019-10-12 09:29:38</text:p>
          </table:table-cell>
          <table:table-cell table:style-name="ce7" table:formula="of:=[.A307]" office:value-type="date" office:date-value="2019-10-12T09:29:37.684223" calcext:value-type="date">
            <text:p>2019-10-12 09:29:38</text:p>
          </table:table-cell>
          <table:table-cell table:formula="of:=TRUNC([.A307])" office:value-type="float" office:value="43750" calcext:value-type="float">
            <text:p>43750</text:p>
          </table:table-cell>
          <table:table-cell table:style-name="ce12" table:formula="of:=[.B307]-[.C307]" office:value-type="date" office:date-value="1899-12-30T09:29:37.68422279041" calcext:value-type="date">
            <text:p>12/30/99 09:29 AM</text:p>
          </table:table-cell>
          <table:table-cell table:formula="of:=MOD([.E306]-[.$E$2];[.$H$2])+1+[.$E$2]" office:value-type="float" office:value="225" calcext:value-type="float">
            <text:p>225</text:p>
          </table:table-cell>
          <table:table-cell table:formula="of:=MOD([.F306]+1/[.$H$2];5)" office:value-type="float" office:value="0.0666666666666542" calcext:value-type="float">
            <text:p>0,066666666666654</text:p>
          </table:table-cell>
          <table:table-cell table:formula="of:=IF([.F307]&lt;0.000001;[.G306]+2+1/[.$H$2];[.G306]+1/[.$H$2])" office:value-type="float" office:value="5.06666666666665" calcext:value-type="float">
            <text:p>5,06666666666665</text:p>
          </table:table-cell>
          <table:table-cell table:number-columns-repeated="4"/>
          <table:table-cell table:formula="of:=SUM(MOD(SUM([.L306]-[.L$2];[.T$2]);[.R$2]-[.L$2]);[.L$2])" office:value-type="time" office:time-value="PT10H49M59.999999999S" calcext:value-type="time">
            <text:p>10:50:00</text:p>
          </table:table-cell>
          <table:table-cell table:formula="of:=IF([.L307]&lt;[.L306];[.M306]+[.H$2];[.M306])" office:value-type="float" office:value="960" calcext:value-type="float">
            <text:p>960</text:p>
          </table:table-cell>
          <table:table-cell table:formula="of:=OFFSET([.C$4];[.M307];0)" office:value-type="float" office:value="43761" calcext:value-type="float">
            <text:p>43761</text:p>
          </table:table-cell>
          <table:table-cell table:formula="of:=[.L307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07];0)&lt;=[.O30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8]))" office:value-type="date" office:date-value="2019-10-12T09:15:46.00894" calcext:value-type="date">
            <text:p>2019-10-12 09:15:46</text:p>
          </table:table-cell>
          <table:table-cell table:style-name="ce7" table:formula="of:=[.A308]" office:value-type="date" office:date-value="2019-10-12T09:15:46.00894" calcext:value-type="date">
            <text:p>2019-10-12 09:15:46</text:p>
          </table:table-cell>
          <table:table-cell table:formula="of:=TRUNC([.A308])" office:value-type="float" office:value="43750" calcext:value-type="float">
            <text:p>43750</text:p>
          </table:table-cell>
          <table:table-cell table:style-name="ce12" table:formula="of:=[.B308]-[.C308]" office:value-type="date" office:date-value="1899-12-30T09:15:46.00894041359" calcext:value-type="date">
            <text:p>12/30/99 09:15 AM</text:p>
          </table:table-cell>
          <table:table-cell table:formula="of:=MOD([.E307]-[.$E$2];[.$H$2])+1+[.$E$2]" office:value-type="float" office:value="226" calcext:value-type="float">
            <text:p>226</text:p>
          </table:table-cell>
          <table:table-cell table:formula="of:=MOD([.F307]+1/[.$H$2];5)" office:value-type="float" office:value="0.0833333333333208" calcext:value-type="float">
            <text:p>0,083333333333321</text:p>
          </table:table-cell>
          <table:table-cell table:formula="of:=IF([.F308]&lt;0.000001;[.G307]+2+1/[.$H$2];[.G307]+1/[.$H$2])" office:value-type="float" office:value="5.08333333333332" calcext:value-type="float">
            <text:p>5,08333333333332</text:p>
          </table:table-cell>
          <table:table-cell table:number-columns-repeated="4"/>
          <table:table-cell table:formula="of:=SUM(MOD(SUM([.L307]-[.L$2];[.T$2]);[.R$2]-[.L$2]);[.L$2])" office:value-type="time" office:time-value="PT10H59M59.999999999S" calcext:value-type="time">
            <text:p>11:00:00</text:p>
          </table:table-cell>
          <table:table-cell table:formula="of:=IF([.L308]&lt;[.L307];[.M307]+[.H$2];[.M307])" office:value-type="float" office:value="960" calcext:value-type="float">
            <text:p>960</text:p>
          </table:table-cell>
          <table:table-cell table:formula="of:=OFFSET([.C$4];[.M308];0)" office:value-type="float" office:value="43761" calcext:value-type="float">
            <text:p>43761</text:p>
          </table:table-cell>
          <table:table-cell table:formula="of:=[.L308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08];0)&lt;=[.O30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09]))" office:value-type="date" office:date-value="2019-10-12T09:32:26.42975" calcext:value-type="date">
            <text:p>2019-10-12 09:32:26</text:p>
          </table:table-cell>
          <table:table-cell table:style-name="ce7" table:formula="of:=[.A309]" office:value-type="date" office:date-value="2019-10-12T09:32:26.42975" calcext:value-type="date">
            <text:p>2019-10-12 09:32:26</text:p>
          </table:table-cell>
          <table:table-cell table:formula="of:=TRUNC([.A309])" office:value-type="float" office:value="43750" calcext:value-type="float">
            <text:p>43750</text:p>
          </table:table-cell>
          <table:table-cell table:style-name="ce12" table:formula="of:=[.B309]-[.C309]" office:value-type="date" office:date-value="1899-12-30T09:32:26.42974999733" calcext:value-type="date">
            <text:p>12/30/99 09:32 AM</text:p>
          </table:table-cell>
          <table:table-cell table:formula="of:=MOD([.E308]-[.$E$2];[.$H$2])+1+[.$E$2]" office:value-type="float" office:value="227" calcext:value-type="float">
            <text:p>227</text:p>
          </table:table-cell>
          <table:table-cell table:formula="of:=MOD([.F308]+1/[.$H$2];5)" office:value-type="float" office:value="0.0999999999999875" calcext:value-type="float">
            <text:p>0,099999999999988</text:p>
          </table:table-cell>
          <table:table-cell table:formula="of:=IF([.F309]&lt;0.000001;[.G308]+2+1/[.$H$2];[.G308]+1/[.$H$2])" office:value-type="float" office:value="5.09999999999999" calcext:value-type="float">
            <text:p>5,09999999999999</text:p>
          </table:table-cell>
          <table:table-cell table:number-columns-repeated="4"/>
          <table:table-cell table:formula="of:=SUM(MOD(SUM([.L308]-[.L$2];[.T$2]);[.R$2]-[.L$2]);[.L$2])" office:value-type="time" office:time-value="PT08H09M59.999999999S" calcext:value-type="time">
            <text:p>08:10:00</text:p>
          </table:table-cell>
          <table:table-cell table:formula="of:=IF([.L309]&lt;[.L308];[.M308]+[.H$2];[.M308])" office:value-type="float" office:value="1020" calcext:value-type="float">
            <text:p>1020</text:p>
          </table:table-cell>
          <table:table-cell table:formula="of:=OFFSET([.C$4];[.M309];0)" office:value-type="float" office:value="43762" calcext:value-type="float">
            <text:p>43762</text:p>
          </table:table-cell>
          <table:table-cell table:formula="of:=[.L309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09];0)&lt;=[.O30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0]))" office:value-type="date" office:date-value="2019-10-12T09:21:29.972235" calcext:value-type="date">
            <text:p>2019-10-12 09:21:30</text:p>
          </table:table-cell>
          <table:table-cell table:style-name="ce7" table:formula="of:=[.A310]" office:value-type="date" office:date-value="2019-10-12T09:21:29.972235" calcext:value-type="date">
            <text:p>2019-10-12 09:21:30</text:p>
          </table:table-cell>
          <table:table-cell table:formula="of:=TRUNC([.A310])" office:value-type="float" office:value="43750" calcext:value-type="float">
            <text:p>43750</text:p>
          </table:table-cell>
          <table:table-cell table:style-name="ce12" table:formula="of:=[.B310]-[.C310]" office:value-type="date" office:date-value="1899-12-30T09:21:29.97223516926" calcext:value-type="date">
            <text:p>12/30/99 09:21 AM</text:p>
          </table:table-cell>
          <table:table-cell table:formula="of:=MOD([.E309]-[.$E$2];[.$H$2])+1+[.$E$2]" office:value-type="float" office:value="228" calcext:value-type="float">
            <text:p>228</text:p>
          </table:table-cell>
          <table:table-cell table:formula="of:=MOD([.F309]+1/[.$H$2];5)" office:value-type="float" office:value="0.116666666666654" calcext:value-type="float">
            <text:p>0,116666666666654</text:p>
          </table:table-cell>
          <table:table-cell table:formula="of:=IF([.F310]&lt;0.000001;[.G309]+2+1/[.$H$2];[.G309]+1/[.$H$2])" office:value-type="float" office:value="5.11666666666665" calcext:value-type="float">
            <text:p>5,11666666666665</text:p>
          </table:table-cell>
          <table:table-cell table:number-columns-repeated="4"/>
          <table:table-cell table:formula="of:=SUM(MOD(SUM([.L309]-[.L$2];[.T$2]);[.R$2]-[.L$2]);[.L$2])" office:value-type="time" office:time-value="PT08H19M59.999999999S" calcext:value-type="time">
            <text:p>08:20:00</text:p>
          </table:table-cell>
          <table:table-cell table:formula="of:=IF([.L310]&lt;[.L309];[.M309]+[.H$2];[.M309])" office:value-type="float" office:value="1020" calcext:value-type="float">
            <text:p>1020</text:p>
          </table:table-cell>
          <table:table-cell table:formula="of:=OFFSET([.C$4];[.M310];0)" office:value-type="float" office:value="43762" calcext:value-type="float">
            <text:p>43762</text:p>
          </table:table-cell>
          <table:table-cell table:formula="of:=[.L310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10];0)&lt;=[.O31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1]))" office:value-type="date" office:date-value="2019-10-12T09:43:36.476634" calcext:value-type="date">
            <text:p>2019-10-12 09:43:36</text:p>
          </table:table-cell>
          <table:table-cell table:style-name="ce7" table:formula="of:=[.A311]" office:value-type="date" office:date-value="2019-10-12T09:43:36.476634" calcext:value-type="date">
            <text:p>2019-10-12 09:43:36</text:p>
          </table:table-cell>
          <table:table-cell table:formula="of:=TRUNC([.A311])" office:value-type="float" office:value="43750" calcext:value-type="float">
            <text:p>43750</text:p>
          </table:table-cell>
          <table:table-cell table:style-name="ce12" table:formula="of:=[.B311]-[.C311]" office:value-type="date" office:date-value="1899-12-30T09:43:36.4766342612" calcext:value-type="date">
            <text:p>12/30/99 09:43 AM</text:p>
          </table:table-cell>
          <table:table-cell table:formula="of:=MOD([.E310]-[.$E$2];[.$H$2])+1+[.$E$2]" office:value-type="float" office:value="229" calcext:value-type="float">
            <text:p>229</text:p>
          </table:table-cell>
          <table:table-cell table:formula="of:=MOD([.F310]+1/[.$H$2];5)" office:value-type="float" office:value="0.133333333333321" calcext:value-type="float">
            <text:p>0,133333333333321</text:p>
          </table:table-cell>
          <table:table-cell table:formula="of:=IF([.F311]&lt;0.000001;[.G310]+2+1/[.$H$2];[.G310]+1/[.$H$2])" office:value-type="float" office:value="5.13333333333332" calcext:value-type="float">
            <text:p>5,13333333333332</text:p>
          </table:table-cell>
          <table:table-cell table:number-columns-repeated="4"/>
          <table:table-cell table:formula="of:=SUM(MOD(SUM([.L310]-[.L$2];[.T$2]);[.R$2]-[.L$2]);[.L$2])" office:value-type="time" office:time-value="PT08H29M59.999999999S" calcext:value-type="time">
            <text:p>08:30:00</text:p>
          </table:table-cell>
          <table:table-cell table:formula="of:=IF([.L311]&lt;[.L310];[.M310]+[.H$2];[.M310])" office:value-type="float" office:value="1020" calcext:value-type="float">
            <text:p>1020</text:p>
          </table:table-cell>
          <table:table-cell table:formula="of:=OFFSET([.C$4];[.M311];0)" office:value-type="float" office:value="43762" calcext:value-type="float">
            <text:p>43762</text:p>
          </table:table-cell>
          <table:table-cell table:formula="of:=[.L311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11];0)&lt;=[.O31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2]))" office:value-type="date" office:date-value="2019-10-12T09:28:50.89437" calcext:value-type="date">
            <text:p>2019-10-12 09:28:51</text:p>
          </table:table-cell>
          <table:table-cell table:style-name="ce7" table:formula="of:=[.A312]" office:value-type="date" office:date-value="2019-10-12T09:28:50.89437" calcext:value-type="date">
            <text:p>2019-10-12 09:28:51</text:p>
          </table:table-cell>
          <table:table-cell table:formula="of:=TRUNC([.A312])" office:value-type="float" office:value="43750" calcext:value-type="float">
            <text:p>43750</text:p>
          </table:table-cell>
          <table:table-cell table:style-name="ce12" table:formula="of:=[.B312]-[.C312]" office:value-type="date" office:date-value="1899-12-30T09:28:50.89436958544" calcext:value-type="date">
            <text:p>12/30/99 09:28 AM</text:p>
          </table:table-cell>
          <table:table-cell table:formula="of:=MOD([.E311]-[.$E$2];[.$H$2])+1+[.$E$2]" office:value-type="float" office:value="230" calcext:value-type="float">
            <text:p>230</text:p>
          </table:table-cell>
          <table:table-cell table:formula="of:=MOD([.F311]+1/[.$H$2];5)" office:value-type="float" office:value="0.149999999999987" calcext:value-type="float">
            <text:p>0,149999999999987</text:p>
          </table:table-cell>
          <table:table-cell table:formula="of:=IF([.F312]&lt;0.000001;[.G311]+2+1/[.$H$2];[.G311]+1/[.$H$2])" office:value-type="float" office:value="5.14999999999999" calcext:value-type="float">
            <text:p>5,14999999999999</text:p>
          </table:table-cell>
          <table:table-cell table:number-columns-repeated="4"/>
          <table:table-cell table:formula="of:=SUM(MOD(SUM([.L311]-[.L$2];[.T$2]);[.R$2]-[.L$2]);[.L$2])" office:value-type="time" office:time-value="PT08H39M59.999999999S" calcext:value-type="time">
            <text:p>08:40:00</text:p>
          </table:table-cell>
          <table:table-cell table:formula="of:=IF([.L312]&lt;[.L311];[.M311]+[.H$2];[.M311])" office:value-type="float" office:value="1020" calcext:value-type="float">
            <text:p>1020</text:p>
          </table:table-cell>
          <table:table-cell table:formula="of:=OFFSET([.C$4];[.M312];0)" office:value-type="float" office:value="43762" calcext:value-type="float">
            <text:p>43762</text:p>
          </table:table-cell>
          <table:table-cell table:formula="of:=[.L312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12];0)&lt;=[.O31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3]))" office:value-type="date" office:date-value="2019-10-12T08:39:40.295685" calcext:value-type="date">
            <text:p>2019-10-12 08:39:40</text:p>
          </table:table-cell>
          <table:table-cell table:style-name="ce7" table:formula="of:=[.A313]" office:value-type="date" office:date-value="2019-10-12T08:39:40.295685" calcext:value-type="date">
            <text:p>2019-10-12 08:39:40</text:p>
          </table:table-cell>
          <table:table-cell table:formula="of:=TRUNC([.A313])" office:value-type="float" office:value="43750" calcext:value-type="float">
            <text:p>43750</text:p>
          </table:table-cell>
          <table:table-cell table:style-name="ce12" table:formula="of:=[.B313]-[.C313]" office:value-type="date" office:date-value="1899-12-30T08:39:40.29568546917" calcext:value-type="date">
            <text:p>12/30/99 08:39 AM</text:p>
          </table:table-cell>
          <table:table-cell table:formula="of:=MOD([.E312]-[.$E$2];[.$H$2])+1+[.$E$2]" office:value-type="float" office:value="231" calcext:value-type="float">
            <text:p>231</text:p>
          </table:table-cell>
          <table:table-cell table:formula="of:=MOD([.F312]+1/[.$H$2];5)" office:value-type="float" office:value="0.166666666666654" calcext:value-type="float">
            <text:p>0,166666666666654</text:p>
          </table:table-cell>
          <table:table-cell table:formula="of:=IF([.F313]&lt;0.000001;[.G312]+2+1/[.$H$2];[.G312]+1/[.$H$2])" office:value-type="float" office:value="5.16666666666665" calcext:value-type="float">
            <text:p>5,16666666666665</text:p>
          </table:table-cell>
          <table:table-cell table:number-columns-repeated="4"/>
          <table:table-cell table:formula="of:=SUM(MOD(SUM([.L312]-[.L$2];[.T$2]);[.R$2]-[.L$2]);[.L$2])" office:value-type="time" office:time-value="PT08H49M59.999999999S" calcext:value-type="time">
            <text:p>08:50:00</text:p>
          </table:table-cell>
          <table:table-cell table:formula="of:=IF([.L313]&lt;[.L312];[.M312]+[.H$2];[.M312])" office:value-type="float" office:value="1020" calcext:value-type="float">
            <text:p>1020</text:p>
          </table:table-cell>
          <table:table-cell table:formula="of:=OFFSET([.C$4];[.M313];0)" office:value-type="float" office:value="43762" calcext:value-type="float">
            <text:p>43762</text:p>
          </table:table-cell>
          <table:table-cell table:formula="of:=[.L313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13];0)&lt;=[.O31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4]))" office:value-type="date" office:date-value="2019-10-12T08:56:39.614643" calcext:value-type="date">
            <text:p>2019-10-12 08:56:40</text:p>
          </table:table-cell>
          <table:table-cell table:style-name="ce7" table:formula="of:=[.A314]" office:value-type="date" office:date-value="2019-10-12T08:56:39.614643" calcext:value-type="date">
            <text:p>2019-10-12 08:56:40</text:p>
          </table:table-cell>
          <table:table-cell table:formula="of:=TRUNC([.A314])" office:value-type="float" office:value="43750" calcext:value-type="float">
            <text:p>43750</text:p>
          </table:table-cell>
          <table:table-cell table:style-name="ce12" table:formula="of:=[.B314]-[.C314]" office:value-type="date" office:date-value="1899-12-30T08:56:39.61464302614" calcext:value-type="date">
            <text:p>12/30/99 08:56 AM</text:p>
          </table:table-cell>
          <table:table-cell table:formula="of:=MOD([.E313]-[.$E$2];[.$H$2])+1+[.$E$2]" office:value-type="float" office:value="232" calcext:value-type="float">
            <text:p>232</text:p>
          </table:table-cell>
          <table:table-cell table:formula="of:=MOD([.F313]+1/[.$H$2];5)" office:value-type="float" office:value="0.183333333333321" calcext:value-type="float">
            <text:p>0,183333333333321</text:p>
          </table:table-cell>
          <table:table-cell table:formula="of:=IF([.F314]&lt;0.000001;[.G313]+2+1/[.$H$2];[.G313]+1/[.$H$2])" office:value-type="float" office:value="5.18333333333332" calcext:value-type="float">
            <text:p>5,18333333333332</text:p>
          </table:table-cell>
          <table:table-cell table:number-columns-repeated="4"/>
          <table:table-cell table:formula="of:=SUM(MOD(SUM([.L313]-[.L$2];[.T$2]);[.R$2]-[.L$2]);[.L$2])" office:value-type="time" office:time-value="PT08H59M59.999999999S" calcext:value-type="time">
            <text:p>09:00:00</text:p>
          </table:table-cell>
          <table:table-cell table:formula="of:=IF([.L314]&lt;[.L313];[.M313]+[.H$2];[.M313])" office:value-type="float" office:value="1020" calcext:value-type="float">
            <text:p>1020</text:p>
          </table:table-cell>
          <table:table-cell table:formula="of:=OFFSET([.C$4];[.M314];0)" office:value-type="float" office:value="43762" calcext:value-type="float">
            <text:p>43762</text:p>
          </table:table-cell>
          <table:table-cell table:formula="of:=[.L314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14];0)&lt;=[.O31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5]))" office:value-type="date" office:date-value="2019-10-12T09:33:58.709057" calcext:value-type="date">
            <text:p>2019-10-12 09:33:59</text:p>
          </table:table-cell>
          <table:table-cell table:style-name="ce7" table:formula="of:=[.A315]" office:value-type="date" office:date-value="2019-10-12T09:33:58.709057" calcext:value-type="date">
            <text:p>2019-10-12 09:33:59</text:p>
          </table:table-cell>
          <table:table-cell table:formula="of:=TRUNC([.A315])" office:value-type="float" office:value="43750" calcext:value-type="float">
            <text:p>43750</text:p>
          </table:table-cell>
          <table:table-cell table:style-name="ce12" table:formula="of:=[.B315]-[.C315]" office:value-type="date" office:date-value="1899-12-30T09:33:58.70905672666" calcext:value-type="date">
            <text:p>12/30/99 09:33 AM</text:p>
          </table:table-cell>
          <table:table-cell table:formula="of:=MOD([.E314]-[.$E$2];[.$H$2])+1+[.$E$2]" office:value-type="float" office:value="233" calcext:value-type="float">
            <text:p>233</text:p>
          </table:table-cell>
          <table:table-cell table:formula="of:=MOD([.F314]+1/[.$H$2];5)" office:value-type="float" office:value="0.199999999999987" calcext:value-type="float">
            <text:p>0,199999999999987</text:p>
          </table:table-cell>
          <table:table-cell table:formula="of:=IF([.F315]&lt;0.000001;[.G314]+2+1/[.$H$2];[.G314]+1/[.$H$2])" office:value-type="float" office:value="5.19999999999999" calcext:value-type="float">
            <text:p>5,19999999999999</text:p>
          </table:table-cell>
          <table:table-cell table:number-columns-repeated="4"/>
          <table:table-cell table:formula="of:=SUM(MOD(SUM([.L314]-[.L$2];[.T$2]);[.R$2]-[.L$2]);[.L$2])" office:value-type="time" office:time-value="PT09H09M59.999999999S" calcext:value-type="time">
            <text:p>09:10:00</text:p>
          </table:table-cell>
          <table:table-cell table:formula="of:=IF([.L315]&lt;[.L314];[.M314]+[.H$2];[.M314])" office:value-type="float" office:value="1020" calcext:value-type="float">
            <text:p>1020</text:p>
          </table:table-cell>
          <table:table-cell table:formula="of:=OFFSET([.C$4];[.M315];0)" office:value-type="float" office:value="43762" calcext:value-type="float">
            <text:p>43762</text:p>
          </table:table-cell>
          <table:table-cell table:formula="of:=[.L315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15];0)&lt;=[.O31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6]))" office:value-type="date" office:date-value="2019-10-12T09:21:47.707439" calcext:value-type="date">
            <text:p>2019-10-12 09:21:48</text:p>
          </table:table-cell>
          <table:table-cell table:style-name="ce7" table:formula="of:=[.A316]" office:value-type="date" office:date-value="2019-10-12T09:21:47.707439" calcext:value-type="date">
            <text:p>2019-10-12 09:21:48</text:p>
          </table:table-cell>
          <table:table-cell table:formula="of:=TRUNC([.A316])" office:value-type="float" office:value="43750" calcext:value-type="float">
            <text:p>43750</text:p>
          </table:table-cell>
          <table:table-cell table:style-name="ce12" table:formula="of:=[.B316]-[.C316]" office:value-type="date" office:date-value="1899-12-30T09:21:47.70743871108" calcext:value-type="date">
            <text:p>12/30/99 09:21 AM</text:p>
          </table:table-cell>
          <table:table-cell table:formula="of:=MOD([.E315]-[.$E$2];[.$H$2])+1+[.$E$2]" office:value-type="float" office:value="234" calcext:value-type="float">
            <text:p>234</text:p>
          </table:table-cell>
          <table:table-cell table:formula="of:=MOD([.F315]+1/[.$H$2];5)" office:value-type="float" office:value="0.216666666666654" calcext:value-type="float">
            <text:p>0,216666666666654</text:p>
          </table:table-cell>
          <table:table-cell table:formula="of:=IF([.F316]&lt;0.000001;[.G315]+2+1/[.$H$2];[.G315]+1/[.$H$2])" office:value-type="float" office:value="5.21666666666665" calcext:value-type="float">
            <text:p>5,21666666666665</text:p>
          </table:table-cell>
          <table:table-cell table:number-columns-repeated="4"/>
          <table:table-cell table:formula="of:=SUM(MOD(SUM([.L315]-[.L$2];[.T$2]);[.R$2]-[.L$2]);[.L$2])" office:value-type="time" office:time-value="PT09H19M59.999999999S" calcext:value-type="time">
            <text:p>09:20:00</text:p>
          </table:table-cell>
          <table:table-cell table:formula="of:=IF([.L316]&lt;[.L315];[.M315]+[.H$2];[.M315])" office:value-type="float" office:value="1020" calcext:value-type="float">
            <text:p>1020</text:p>
          </table:table-cell>
          <table:table-cell table:formula="of:=OFFSET([.C$4];[.M316];0)" office:value-type="float" office:value="43762" calcext:value-type="float">
            <text:p>43762</text:p>
          </table:table-cell>
          <table:table-cell table:formula="of:=[.L316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16];0)&lt;=[.O31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7]))" office:value-type="date" office:date-value="2019-10-12T10:00:33.713496" calcext:value-type="date">
            <text:p>2019-10-12 10:00:34</text:p>
          </table:table-cell>
          <table:table-cell table:style-name="ce7" table:formula="of:=[.A317]" office:value-type="date" office:date-value="2019-10-12T10:00:33.713496" calcext:value-type="date">
            <text:p>2019-10-12 10:00:34</text:p>
          </table:table-cell>
          <table:table-cell table:formula="of:=TRUNC([.A317])" office:value-type="float" office:value="43750" calcext:value-type="float">
            <text:p>43750</text:p>
          </table:table-cell>
          <table:table-cell table:style-name="ce12" table:formula="of:=[.B317]-[.C317]" office:value-type="date" office:date-value="1899-12-30T10:00:33.71349626686" calcext:value-type="date">
            <text:p>12/30/99 10:00 AM</text:p>
          </table:table-cell>
          <table:table-cell table:formula="of:=MOD([.E316]-[.$E$2];[.$H$2])+1+[.$E$2]" office:value-type="float" office:value="235" calcext:value-type="float">
            <text:p>235</text:p>
          </table:table-cell>
          <table:table-cell table:formula="of:=MOD([.F316]+1/[.$H$2];5)" office:value-type="float" office:value="0.233333333333321" calcext:value-type="float">
            <text:p>0,233333333333321</text:p>
          </table:table-cell>
          <table:table-cell table:formula="of:=IF([.F317]&lt;0.000001;[.G316]+2+1/[.$H$2];[.G316]+1/[.$H$2])" office:value-type="float" office:value="5.23333333333332" calcext:value-type="float">
            <text:p>5,23333333333332</text:p>
          </table:table-cell>
          <table:table-cell table:number-columns-repeated="4"/>
          <table:table-cell table:formula="of:=SUM(MOD(SUM([.L316]-[.L$2];[.T$2]);[.R$2]-[.L$2]);[.L$2])" office:value-type="time" office:time-value="PT09H29M59.999999999S" calcext:value-type="time">
            <text:p>09:30:00</text:p>
          </table:table-cell>
          <table:table-cell table:formula="of:=IF([.L317]&lt;[.L316];[.M316]+[.H$2];[.M316])" office:value-type="float" office:value="1020" calcext:value-type="float">
            <text:p>1020</text:p>
          </table:table-cell>
          <table:table-cell table:formula="of:=OFFSET([.C$4];[.M317];0)" office:value-type="float" office:value="43762" calcext:value-type="float">
            <text:p>43762</text:p>
          </table:table-cell>
          <table:table-cell table:formula="of:=[.L317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17];0)&lt;=[.O31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8]))" office:value-type="date" office:date-value="2019-10-12T09:37:00.225329" calcext:value-type="date">
            <text:p>2019-10-12 09:37:00</text:p>
          </table:table-cell>
          <table:table-cell table:style-name="ce7" table:formula="of:=[.A318]" office:value-type="date" office:date-value="2019-10-12T09:37:00.225329" calcext:value-type="date">
            <text:p>2019-10-12 09:37:00</text:p>
          </table:table-cell>
          <table:table-cell table:formula="of:=TRUNC([.A318])" office:value-type="float" office:value="43750" calcext:value-type="float">
            <text:p>43750</text:p>
          </table:table-cell>
          <table:table-cell table:style-name="ce12" table:formula="of:=[.B318]-[.C318]" office:value-type="date" office:date-value="1899-12-30T09:37:00.2253285097" calcext:value-type="date">
            <text:p>12/30/99 09:37 AM</text:p>
          </table:table-cell>
          <table:table-cell table:formula="of:=MOD([.E317]-[.$E$2];[.$H$2])+1+[.$E$2]" office:value-type="float" office:value="236" calcext:value-type="float">
            <text:p>236</text:p>
          </table:table-cell>
          <table:table-cell table:formula="of:=MOD([.F317]+1/[.$H$2];5)" office:value-type="float" office:value="0.249999999999987" calcext:value-type="float">
            <text:p>0,249999999999987</text:p>
          </table:table-cell>
          <table:table-cell table:formula="of:=IF([.F318]&lt;0.000001;[.G317]+2+1/[.$H$2];[.G317]+1/[.$H$2])" office:value-type="float" office:value="5.24999999999999" calcext:value-type="float">
            <text:p>5,24999999999999</text:p>
          </table:table-cell>
          <table:table-cell table:number-columns-repeated="4"/>
          <table:table-cell table:formula="of:=SUM(MOD(SUM([.L317]-[.L$2];[.T$2]);[.R$2]-[.L$2]);[.L$2])" office:value-type="time" office:time-value="PT09H39M59.999999999S" calcext:value-type="time">
            <text:p>09:40:00</text:p>
          </table:table-cell>
          <table:table-cell table:formula="of:=IF([.L318]&lt;[.L317];[.M317]+[.H$2];[.M317])" office:value-type="float" office:value="1020" calcext:value-type="float">
            <text:p>1020</text:p>
          </table:table-cell>
          <table:table-cell table:formula="of:=OFFSET([.C$4];[.M318];0)" office:value-type="float" office:value="43762" calcext:value-type="float">
            <text:p>43762</text:p>
          </table:table-cell>
          <table:table-cell table:formula="of:=[.L318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18];0)&lt;=[.O31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19]))" office:value-type="date" office:date-value="2019-10-12T09:27:43.316003" calcext:value-type="date">
            <text:p>2019-10-12 09:27:43</text:p>
          </table:table-cell>
          <table:table-cell table:style-name="ce7" table:formula="of:=[.A319]" office:value-type="date" office:date-value="2019-10-12T09:27:43.316003" calcext:value-type="date">
            <text:p>2019-10-12 09:27:43</text:p>
          </table:table-cell>
          <table:table-cell table:formula="of:=TRUNC([.A319])" office:value-type="float" office:value="43750" calcext:value-type="float">
            <text:p>43750</text:p>
          </table:table-cell>
          <table:table-cell table:style-name="ce12" table:formula="of:=[.B319]-[.C319]" office:value-type="date" office:date-value="1899-12-30T09:27:43.31600323319" calcext:value-type="date">
            <text:p>12/30/99 09:27 AM</text:p>
          </table:table-cell>
          <table:table-cell table:formula="of:=MOD([.E318]-[.$E$2];[.$H$2])+1+[.$E$2]" office:value-type="float" office:value="237" calcext:value-type="float">
            <text:p>237</text:p>
          </table:table-cell>
          <table:table-cell table:formula="of:=MOD([.F318]+1/[.$H$2];5)" office:value-type="float" office:value="0.266666666666654" calcext:value-type="float">
            <text:p>0,266666666666654</text:p>
          </table:table-cell>
          <table:table-cell table:formula="of:=IF([.F319]&lt;0.000001;[.G318]+2+1/[.$H$2];[.G318]+1/[.$H$2])" office:value-type="float" office:value="5.26666666666665" calcext:value-type="float">
            <text:p>5,26666666666665</text:p>
          </table:table-cell>
          <table:table-cell table:number-columns-repeated="4"/>
          <table:table-cell table:formula="of:=SUM(MOD(SUM([.L318]-[.L$2];[.T$2]);[.R$2]-[.L$2]);[.L$2])" office:value-type="time" office:time-value="PT09H49M59.999999999S" calcext:value-type="time">
            <text:p>09:50:00</text:p>
          </table:table-cell>
          <table:table-cell table:formula="of:=IF([.L319]&lt;[.L318];[.M318]+[.H$2];[.M318])" office:value-type="float" office:value="1020" calcext:value-type="float">
            <text:p>1020</text:p>
          </table:table-cell>
          <table:table-cell table:formula="of:=OFFSET([.C$4];[.M319];0)" office:value-type="float" office:value="43762" calcext:value-type="float">
            <text:p>43762</text:p>
          </table:table-cell>
          <table:table-cell table:formula="of:=[.L319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19];0)&lt;=[.O31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0]))" office:value-type="date" office:date-value="2019-10-12T09:23:44.932528" calcext:value-type="date">
            <text:p>2019-10-12 09:23:45</text:p>
          </table:table-cell>
          <table:table-cell table:style-name="ce7" table:formula="of:=[.A320]" office:value-type="date" office:date-value="2019-10-12T09:23:44.932528" calcext:value-type="date">
            <text:p>2019-10-12 09:23:45</text:p>
          </table:table-cell>
          <table:table-cell table:formula="of:=TRUNC([.A320])" office:value-type="float" office:value="43750" calcext:value-type="float">
            <text:p>43750</text:p>
          </table:table-cell>
          <table:table-cell table:style-name="ce12" table:formula="of:=[.B320]-[.C320]" office:value-type="date" office:date-value="1899-12-30T09:23:44.9325277051" calcext:value-type="date">
            <text:p>12/30/99 09:23 AM</text:p>
          </table:table-cell>
          <table:table-cell table:formula="of:=MOD([.E319]-[.$E$2];[.$H$2])+1+[.$E$2]" office:value-type="float" office:value="238" calcext:value-type="float">
            <text:p>238</text:p>
          </table:table-cell>
          <table:table-cell table:formula="of:=MOD([.F319]+1/[.$H$2];5)" office:value-type="float" office:value="0.283333333333321" calcext:value-type="float">
            <text:p>0,283333333333321</text:p>
          </table:table-cell>
          <table:table-cell table:formula="of:=IF([.F320]&lt;0.000001;[.G319]+2+1/[.$H$2];[.G319]+1/[.$H$2])" office:value-type="float" office:value="5.28333333333332" calcext:value-type="float">
            <text:p>5,28333333333332</text:p>
          </table:table-cell>
          <table:table-cell table:number-columns-repeated="4"/>
          <table:table-cell table:formula="of:=SUM(MOD(SUM([.L319]-[.L$2];[.T$2]);[.R$2]-[.L$2]);[.L$2])" office:value-type="time" office:time-value="PT09H59M59.999999999S" calcext:value-type="time">
            <text:p>10:00:00</text:p>
          </table:table-cell>
          <table:table-cell table:formula="of:=IF([.L320]&lt;[.L319];[.M319]+[.H$2];[.M319])" office:value-type="float" office:value="1020" calcext:value-type="float">
            <text:p>1020</text:p>
          </table:table-cell>
          <table:table-cell table:formula="of:=OFFSET([.C$4];[.M320];0)" office:value-type="float" office:value="43762" calcext:value-type="float">
            <text:p>43762</text:p>
          </table:table-cell>
          <table:table-cell table:formula="of:=[.L320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20];0)&lt;=[.O32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1]))" office:value-type="date" office:date-value="2019-10-12T09:39:40.319828" calcext:value-type="date">
            <text:p>2019-10-12 09:39:40</text:p>
          </table:table-cell>
          <table:table-cell table:style-name="ce7" table:formula="of:=[.A321]" office:value-type="date" office:date-value="2019-10-12T09:39:40.319828" calcext:value-type="date">
            <text:p>2019-10-12 09:39:40</text:p>
          </table:table-cell>
          <table:table-cell table:formula="of:=TRUNC([.A321])" office:value-type="float" office:value="43750" calcext:value-type="float">
            <text:p>43750</text:p>
          </table:table-cell>
          <table:table-cell table:style-name="ce12" table:formula="of:=[.B321]-[.C321]" office:value-type="date" office:date-value="1899-12-30T09:39:40.31982828397" calcext:value-type="date">
            <text:p>12/30/99 09:39 AM</text:p>
          </table:table-cell>
          <table:table-cell table:formula="of:=MOD([.E320]-[.$E$2];[.$H$2])+1+[.$E$2]" office:value-type="float" office:value="239" calcext:value-type="float">
            <text:p>239</text:p>
          </table:table-cell>
          <table:table-cell table:formula="of:=MOD([.F320]+1/[.$H$2];5)" office:value-type="float" office:value="0.299999999999987" calcext:value-type="float">
            <text:p>0,299999999999987</text:p>
          </table:table-cell>
          <table:table-cell table:formula="of:=IF([.F321]&lt;0.000001;[.G320]+2+1/[.$H$2];[.G320]+1/[.$H$2])" office:value-type="float" office:value="5.29999999999999" calcext:value-type="float">
            <text:p>5,29999999999999</text:p>
          </table:table-cell>
          <table:table-cell table:number-columns-repeated="4"/>
          <table:table-cell table:formula="of:=SUM(MOD(SUM([.L320]-[.L$2];[.T$2]);[.R$2]-[.L$2]);[.L$2])" office:value-type="time" office:time-value="PT10H09M59.999999999S" calcext:value-type="time">
            <text:p>10:10:00</text:p>
          </table:table-cell>
          <table:table-cell table:formula="of:=IF([.L321]&lt;[.L320];[.M320]+[.H$2];[.M320])" office:value-type="float" office:value="1020" calcext:value-type="float">
            <text:p>1020</text:p>
          </table:table-cell>
          <table:table-cell table:formula="of:=OFFSET([.C$4];[.M321];0)" office:value-type="float" office:value="43762" calcext:value-type="float">
            <text:p>43762</text:p>
          </table:table-cell>
          <table:table-cell table:formula="of:=[.L321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21];0)&lt;=[.O32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2]))" office:value-type="date" office:date-value="2019-10-12T09:41:17.796935" calcext:value-type="date">
            <text:p>2019-10-12 09:41:18</text:p>
          </table:table-cell>
          <table:table-cell table:style-name="ce7" table:formula="of:=[.A322]" office:value-type="date" office:date-value="2019-10-12T09:41:17.796935" calcext:value-type="date">
            <text:p>2019-10-12 09:41:18</text:p>
          </table:table-cell>
          <table:table-cell table:formula="of:=TRUNC([.A322])" office:value-type="float" office:value="43750" calcext:value-type="float">
            <text:p>43750</text:p>
          </table:table-cell>
          <table:table-cell table:style-name="ce12" table:formula="of:=[.B322]-[.C322]" office:value-type="date" office:date-value="1899-12-30T09:41:17.79693484772" calcext:value-type="date">
            <text:p>12/30/99 09:41 AM</text:p>
          </table:table-cell>
          <table:table-cell table:formula="of:=MOD([.E321]-[.$E$2];[.$H$2])+1+[.$E$2]" office:value-type="float" office:value="240" calcext:value-type="float">
            <text:p>240</text:p>
          </table:table-cell>
          <table:table-cell table:formula="of:=MOD([.F321]+1/[.$H$2];5)" office:value-type="float" office:value="0.316666666666654" calcext:value-type="float">
            <text:p>0,316666666666654</text:p>
          </table:table-cell>
          <table:table-cell table:formula="of:=IF([.F322]&lt;0.000001;[.G321]+2+1/[.$H$2];[.G321]+1/[.$H$2])" office:value-type="float" office:value="5.31666666666665" calcext:value-type="float">
            <text:p>5,31666666666665</text:p>
          </table:table-cell>
          <table:table-cell table:number-columns-repeated="4"/>
          <table:table-cell table:formula="of:=SUM(MOD(SUM([.L321]-[.L$2];[.T$2]);[.R$2]-[.L$2]);[.L$2])" office:value-type="time" office:time-value="PT10H19M59.999999999S" calcext:value-type="time">
            <text:p>10:20:00</text:p>
          </table:table-cell>
          <table:table-cell table:formula="of:=IF([.L322]&lt;[.L321];[.M321]+[.H$2];[.M321])" office:value-type="float" office:value="1020" calcext:value-type="float">
            <text:p>1020</text:p>
          </table:table-cell>
          <table:table-cell table:formula="of:=OFFSET([.C$4];[.M322];0)" office:value-type="float" office:value="43762" calcext:value-type="float">
            <text:p>43762</text:p>
          </table:table-cell>
          <table:table-cell table:formula="of:=[.L322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22];0)&lt;=[.O32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3]))" office:value-type="date" office:date-value="2019-10-12T08:55:16.267338" calcext:value-type="date">
            <text:p>2019-10-12 08:55:16</text:p>
          </table:table-cell>
          <table:table-cell table:style-name="ce7" table:formula="of:=[.A323]" office:value-type="date" office:date-value="2019-10-12T08:55:16.267338" calcext:value-type="date">
            <text:p>2019-10-12 08:55:16</text:p>
          </table:table-cell>
          <table:table-cell table:formula="of:=TRUNC([.A323])" office:value-type="float" office:value="43750" calcext:value-type="float">
            <text:p>43750</text:p>
          </table:table-cell>
          <table:table-cell table:style-name="ce12" table:formula="of:=[.B323]-[.C323]" office:value-type="date" office:date-value="1899-12-30T08:55:16.26733811572" calcext:value-type="date">
            <text:p>12/30/99 08:55 AM</text:p>
          </table:table-cell>
          <table:table-cell table:formula="of:=MOD([.E322]-[.$E$2];[.$H$2])+1+[.$E$2]" office:value-type="float" office:value="241" calcext:value-type="float">
            <text:p>241</text:p>
          </table:table-cell>
          <table:table-cell table:formula="of:=MOD([.F322]+1/[.$H$2];5)" office:value-type="float" office:value="0.333333333333321" calcext:value-type="float">
            <text:p>0,333333333333321</text:p>
          </table:table-cell>
          <table:table-cell table:formula="of:=IF([.F323]&lt;0.000001;[.G322]+2+1/[.$H$2];[.G322]+1/[.$H$2])" office:value-type="float" office:value="5.33333333333332" calcext:value-type="float">
            <text:p>5,33333333333332</text:p>
          </table:table-cell>
          <table:table-cell table:number-columns-repeated="4"/>
          <table:table-cell table:formula="of:=SUM(MOD(SUM([.L322]-[.L$2];[.T$2]);[.R$2]-[.L$2]);[.L$2])" office:value-type="time" office:time-value="PT10H29M59.999999999S" calcext:value-type="time">
            <text:p>10:30:00</text:p>
          </table:table-cell>
          <table:table-cell table:formula="of:=IF([.L323]&lt;[.L322];[.M322]+[.H$2];[.M322])" office:value-type="float" office:value="1020" calcext:value-type="float">
            <text:p>1020</text:p>
          </table:table-cell>
          <table:table-cell table:formula="of:=OFFSET([.C$4];[.M323];0)" office:value-type="float" office:value="43762" calcext:value-type="float">
            <text:p>43762</text:p>
          </table:table-cell>
          <table:table-cell table:formula="of:=[.L323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23];0)&lt;=[.O32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4]))" office:value-type="date" office:date-value="2019-10-12T09:10:14.074898" calcext:value-type="date">
            <text:p>2019-10-12 09:10:14</text:p>
          </table:table-cell>
          <table:table-cell table:style-name="ce7" table:formula="of:=[.A324]" office:value-type="date" office:date-value="2019-10-12T09:10:14.074898" calcext:value-type="date">
            <text:p>2019-10-12 09:10:14</text:p>
          </table:table-cell>
          <table:table-cell table:formula="of:=TRUNC([.A324])" office:value-type="float" office:value="43750" calcext:value-type="float">
            <text:p>43750</text:p>
          </table:table-cell>
          <table:table-cell table:style-name="ce12" table:formula="of:=[.B324]-[.C324]" office:value-type="date" office:date-value="1899-12-30T09:10:14.07489795238" calcext:value-type="date">
            <text:p>12/30/99 09:10 AM</text:p>
          </table:table-cell>
          <table:table-cell table:formula="of:=MOD([.E323]-[.$E$2];[.$H$2])+1+[.$E$2]" office:value-type="float" office:value="242" calcext:value-type="float">
            <text:p>242</text:p>
          </table:table-cell>
          <table:table-cell table:formula="of:=MOD([.F323]+1/[.$H$2];5)" office:value-type="float" office:value="0.349999999999987" calcext:value-type="float">
            <text:p>0,349999999999987</text:p>
          </table:table-cell>
          <table:table-cell table:formula="of:=IF([.F324]&lt;0.000001;[.G323]+2+1/[.$H$2];[.G323]+1/[.$H$2])" office:value-type="float" office:value="5.34999999999999" calcext:value-type="float">
            <text:p>5,34999999999999</text:p>
          </table:table-cell>
          <table:table-cell table:number-columns-repeated="4"/>
          <table:table-cell table:formula="of:=SUM(MOD(SUM([.L323]-[.L$2];[.T$2]);[.R$2]-[.L$2]);[.L$2])" office:value-type="time" office:time-value="PT10H39M59.999999999S" calcext:value-type="time">
            <text:p>10:40:00</text:p>
          </table:table-cell>
          <table:table-cell table:formula="of:=IF([.L324]&lt;[.L323];[.M323]+[.H$2];[.M323])" office:value-type="float" office:value="1020" calcext:value-type="float">
            <text:p>1020</text:p>
          </table:table-cell>
          <table:table-cell table:formula="of:=OFFSET([.C$4];[.M324];0)" office:value-type="float" office:value="43762" calcext:value-type="float">
            <text:p>43762</text:p>
          </table:table-cell>
          <table:table-cell table:formula="of:=[.L324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24];0)&lt;=[.O32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5]))" office:value-type="date" office:date-value="2019-10-12T09:49:25.701525" calcext:value-type="date">
            <text:p>2019-10-12 09:49:26</text:p>
          </table:table-cell>
          <table:table-cell table:style-name="ce7" table:formula="of:=[.A325]" office:value-type="date" office:date-value="2019-10-12T09:49:25.701525" calcext:value-type="date">
            <text:p>2019-10-12 09:49:26</text:p>
          </table:table-cell>
          <table:table-cell table:formula="of:=TRUNC([.A325])" office:value-type="float" office:value="43750" calcext:value-type="float">
            <text:p>43750</text:p>
          </table:table-cell>
          <table:table-cell table:style-name="ce12" table:formula="of:=[.B325]-[.C325]" office:value-type="date" office:date-value="1899-12-30T09:49:25.70152540226" calcext:value-type="date">
            <text:p>12/30/99 09:49 AM</text:p>
          </table:table-cell>
          <table:table-cell table:formula="of:=MOD([.E324]-[.$E$2];[.$H$2])+1+[.$E$2]" office:value-type="float" office:value="243" calcext:value-type="float">
            <text:p>243</text:p>
          </table:table-cell>
          <table:table-cell table:formula="of:=MOD([.F324]+1/[.$H$2];5)" office:value-type="float" office:value="0.366666666666654" calcext:value-type="float">
            <text:p>0,366666666666654</text:p>
          </table:table-cell>
          <table:table-cell table:formula="of:=IF([.F325]&lt;0.000001;[.G324]+2+1/[.$H$2];[.G324]+1/[.$H$2])" office:value-type="float" office:value="5.36666666666665" calcext:value-type="float">
            <text:p>5,36666666666665</text:p>
          </table:table-cell>
          <table:table-cell table:number-columns-repeated="4"/>
          <table:table-cell table:formula="of:=SUM(MOD(SUM([.L324]-[.L$2];[.T$2]);[.R$2]-[.L$2]);[.L$2])" office:value-type="time" office:time-value="PT10H49M59.999999999S" calcext:value-type="time">
            <text:p>10:50:00</text:p>
          </table:table-cell>
          <table:table-cell table:formula="of:=IF([.L325]&lt;[.L324];[.M324]+[.H$2];[.M324])" office:value-type="float" office:value="1020" calcext:value-type="float">
            <text:p>1020</text:p>
          </table:table-cell>
          <table:table-cell table:formula="of:=OFFSET([.C$4];[.M325];0)" office:value-type="float" office:value="43762" calcext:value-type="float">
            <text:p>43762</text:p>
          </table:table-cell>
          <table:table-cell table:formula="of:=[.L325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25];0)&lt;=[.O32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6]))" office:value-type="date" office:date-value="2019-10-12T09:37:52.52806" calcext:value-type="date">
            <text:p>2019-10-12 09:37:53</text:p>
          </table:table-cell>
          <table:table-cell table:style-name="ce7" table:formula="of:=[.A326]" office:value-type="date" office:date-value="2019-10-12T09:37:52.52806" calcext:value-type="date">
            <text:p>2019-10-12 09:37:53</text:p>
          </table:table-cell>
          <table:table-cell table:formula="of:=TRUNC([.A326])" office:value-type="float" office:value="43750" calcext:value-type="float">
            <text:p>43750</text:p>
          </table:table-cell>
          <table:table-cell table:style-name="ce12" table:formula="of:=[.B326]-[.C326]" office:value-type="date" office:date-value="1899-12-30T09:37:52.52805980388" calcext:value-type="date">
            <text:p>12/30/99 09:37 AM</text:p>
          </table:table-cell>
          <table:table-cell table:formula="of:=MOD([.E325]-[.$E$2];[.$H$2])+1+[.$E$2]" office:value-type="float" office:value="244" calcext:value-type="float">
            <text:p>244</text:p>
          </table:table-cell>
          <table:table-cell table:formula="of:=MOD([.F325]+1/[.$H$2];5)" office:value-type="float" office:value="0.383333333333321" calcext:value-type="float">
            <text:p>0,383333333333321</text:p>
          </table:table-cell>
          <table:table-cell table:formula="of:=IF([.F326]&lt;0.000001;[.G325]+2+1/[.$H$2];[.G325]+1/[.$H$2])" office:value-type="float" office:value="5.38333333333332" calcext:value-type="float">
            <text:p>5,38333333333332</text:p>
          </table:table-cell>
          <table:table-cell table:number-columns-repeated="4"/>
          <table:table-cell table:formula="of:=SUM(MOD(SUM([.L325]-[.L$2];[.T$2]);[.R$2]-[.L$2]);[.L$2])" office:value-type="time" office:time-value="PT10H59M59.999999999S" calcext:value-type="time">
            <text:p>11:00:00</text:p>
          </table:table-cell>
          <table:table-cell table:formula="of:=IF([.L326]&lt;[.L325];[.M325]+[.H$2];[.M325])" office:value-type="float" office:value="1020" calcext:value-type="float">
            <text:p>1020</text:p>
          </table:table-cell>
          <table:table-cell table:formula="of:=OFFSET([.C$4];[.M326];0)" office:value-type="float" office:value="43762" calcext:value-type="float">
            <text:p>43762</text:p>
          </table:table-cell>
          <table:table-cell table:formula="of:=[.L326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26];0)&lt;=[.O32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7]))" office:value-type="date" office:date-value="2019-10-12T10:02:54.881665" calcext:value-type="date">
            <text:p>2019-10-12 10:02:55</text:p>
          </table:table-cell>
          <table:table-cell table:style-name="ce7" table:formula="of:=[.A327]" office:value-type="date" office:date-value="2019-10-12T10:02:54.881665" calcext:value-type="date">
            <text:p>2019-10-12 10:02:55</text:p>
          </table:table-cell>
          <table:table-cell table:formula="of:=TRUNC([.A327])" office:value-type="float" office:value="43750" calcext:value-type="float">
            <text:p>43750</text:p>
          </table:table-cell>
          <table:table-cell table:style-name="ce12" table:formula="of:=[.B327]-[.C327]" office:value-type="date" office:date-value="1899-12-30T10:02:54.88166475669" calcext:value-type="date">
            <text:p>12/30/99 10:02 AM</text:p>
          </table:table-cell>
          <table:table-cell table:formula="of:=MOD([.E326]-[.$E$2];[.$H$2])+1+[.$E$2]" office:value-type="float" office:value="245" calcext:value-type="float">
            <text:p>245</text:p>
          </table:table-cell>
          <table:table-cell table:formula="of:=MOD([.F326]+1/[.$H$2];5)" office:value-type="float" office:value="0.399999999999987" calcext:value-type="float">
            <text:p>0,399999999999987</text:p>
          </table:table-cell>
          <table:table-cell table:formula="of:=IF([.F327]&lt;0.000001;[.G326]+2+1/[.$H$2];[.G326]+1/[.$H$2])" office:value-type="float" office:value="5.39999999999999" calcext:value-type="float">
            <text:p>5,39999999999999</text:p>
          </table:table-cell>
          <table:table-cell table:number-columns-repeated="4"/>
          <table:table-cell table:formula="of:=SUM(MOD(SUM([.L326]-[.L$2];[.T$2]);[.R$2]-[.L$2]);[.L$2])" office:value-type="time" office:time-value="PT08H09M59.999999999S" calcext:value-type="time">
            <text:p>08:10:00</text:p>
          </table:table-cell>
          <table:table-cell table:formula="of:=IF([.L327]&lt;[.L326];[.M326]+[.H$2];[.M326])" office:value-type="float" office:value="1080" calcext:value-type="float">
            <text:p>1080</text:p>
          </table:table-cell>
          <table:table-cell table:formula="of:=OFFSET([.C$4];[.M327];0)" office:value-type="float" office:value="43763" calcext:value-type="float">
            <text:p>43763</text:p>
          </table:table-cell>
          <table:table-cell table:formula="of:=[.L327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27];0)&lt;=[.O32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8]))" office:value-type="date" office:date-value="2019-10-12T09:21:54.440409" calcext:value-type="date">
            <text:p>2019-10-12 09:21:54</text:p>
          </table:table-cell>
          <table:table-cell table:style-name="ce7" table:formula="of:=[.A328]" office:value-type="date" office:date-value="2019-10-12T09:21:54.440409" calcext:value-type="date">
            <text:p>2019-10-12 09:21:54</text:p>
          </table:table-cell>
          <table:table-cell table:formula="of:=TRUNC([.A328])" office:value-type="float" office:value="43750" calcext:value-type="float">
            <text:p>43750</text:p>
          </table:table-cell>
          <table:table-cell table:style-name="ce12" table:formula="of:=[.B328]-[.C328]" office:value-type="date" office:date-value="1899-12-30T09:21:54.44040925708" calcext:value-type="date">
            <text:p>12/30/99 09:21 AM</text:p>
          </table:table-cell>
          <table:table-cell table:formula="of:=MOD([.E327]-[.$E$2];[.$H$2])+1+[.$E$2]" office:value-type="float" office:value="246" calcext:value-type="float">
            <text:p>246</text:p>
          </table:table-cell>
          <table:table-cell table:formula="of:=MOD([.F327]+1/[.$H$2];5)" office:value-type="float" office:value="0.416666666666654" calcext:value-type="float">
            <text:p>0,416666666666654</text:p>
          </table:table-cell>
          <table:table-cell table:formula="of:=IF([.F328]&lt;0.000001;[.G327]+2+1/[.$H$2];[.G327]+1/[.$H$2])" office:value-type="float" office:value="5.41666666666665" calcext:value-type="float">
            <text:p>5,41666666666665</text:p>
          </table:table-cell>
          <table:table-cell table:number-columns-repeated="4"/>
          <table:table-cell table:formula="of:=SUM(MOD(SUM([.L327]-[.L$2];[.T$2]);[.R$2]-[.L$2]);[.L$2])" office:value-type="time" office:time-value="PT08H19M59.999999999S" calcext:value-type="time">
            <text:p>08:20:00</text:p>
          </table:table-cell>
          <table:table-cell table:formula="of:=IF([.L328]&lt;[.L327];[.M327]+[.H$2];[.M327])" office:value-type="float" office:value="1080" calcext:value-type="float">
            <text:p>1080</text:p>
          </table:table-cell>
          <table:table-cell table:formula="of:=OFFSET([.C$4];[.M328];0)" office:value-type="float" office:value="43763" calcext:value-type="float">
            <text:p>43763</text:p>
          </table:table-cell>
          <table:table-cell table:formula="of:=[.L328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28];0)&lt;=[.O32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29]))" office:value-type="date" office:date-value="2019-10-12T09:22:27.133752" calcext:value-type="date">
            <text:p>2019-10-12 09:22:27</text:p>
          </table:table-cell>
          <table:table-cell table:style-name="ce7" table:formula="of:=[.A329]" office:value-type="date" office:date-value="2019-10-12T09:22:27.133752" calcext:value-type="date">
            <text:p>2019-10-12 09:22:27</text:p>
          </table:table-cell>
          <table:table-cell table:formula="of:=TRUNC([.A329])" office:value-type="float" office:value="43750" calcext:value-type="float">
            <text:p>43750</text:p>
          </table:table-cell>
          <table:table-cell table:style-name="ce12" table:formula="of:=[.B329]-[.C329]" office:value-type="date" office:date-value="1899-12-30T09:22:27.13375247084" calcext:value-type="date">
            <text:p>12/30/99 09:22 AM</text:p>
          </table:table-cell>
          <table:table-cell table:formula="of:=MOD([.E328]-[.$E$2];[.$H$2])+1+[.$E$2]" office:value-type="float" office:value="247" calcext:value-type="float">
            <text:p>247</text:p>
          </table:table-cell>
          <table:table-cell table:formula="of:=MOD([.F328]+1/[.$H$2];5)" office:value-type="float" office:value="0.433333333333321" calcext:value-type="float">
            <text:p>0,433333333333321</text:p>
          </table:table-cell>
          <table:table-cell table:formula="of:=IF([.F329]&lt;0.000001;[.G328]+2+1/[.$H$2];[.G328]+1/[.$H$2])" office:value-type="float" office:value="5.43333333333332" calcext:value-type="float">
            <text:p>5,43333333333332</text:p>
          </table:table-cell>
          <table:table-cell table:number-columns-repeated="4"/>
          <table:table-cell table:formula="of:=SUM(MOD(SUM([.L328]-[.L$2];[.T$2]);[.R$2]-[.L$2]);[.L$2])" office:value-type="time" office:time-value="PT08H29M59.999999999S" calcext:value-type="time">
            <text:p>08:30:00</text:p>
          </table:table-cell>
          <table:table-cell table:formula="of:=IF([.L329]&lt;[.L328];[.M328]+[.H$2];[.M328])" office:value-type="float" office:value="1080" calcext:value-type="float">
            <text:p>1080</text:p>
          </table:table-cell>
          <table:table-cell table:formula="of:=OFFSET([.C$4];[.M329];0)" office:value-type="float" office:value="43763" calcext:value-type="float">
            <text:p>43763</text:p>
          </table:table-cell>
          <table:table-cell table:formula="of:=[.L329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29];0)&lt;=[.O32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0]))" office:value-type="date" office:date-value="2019-10-12T09:22:37.184384" calcext:value-type="date">
            <text:p>2019-10-12 09:22:37</text:p>
          </table:table-cell>
          <table:table-cell table:style-name="ce7" table:formula="of:=[.A330]" office:value-type="date" office:date-value="2019-10-12T09:22:37.184384" calcext:value-type="date">
            <text:p>2019-10-12 09:22:37</text:p>
          </table:table-cell>
          <table:table-cell table:formula="of:=TRUNC([.A330])" office:value-type="float" office:value="43750" calcext:value-type="float">
            <text:p>43750</text:p>
          </table:table-cell>
          <table:table-cell table:style-name="ce12" table:formula="of:=[.B330]-[.C330]" office:value-type="date" office:date-value="1899-12-30T09:22:37.18438443728" calcext:value-type="date">
            <text:p>12/30/99 09:22 AM</text:p>
          </table:table-cell>
          <table:table-cell table:formula="of:=MOD([.E329]-[.$E$2];[.$H$2])+1+[.$E$2]" office:value-type="float" office:value="248" calcext:value-type="float">
            <text:p>248</text:p>
          </table:table-cell>
          <table:table-cell table:formula="of:=MOD([.F329]+1/[.$H$2];5)" office:value-type="float" office:value="0.449999999999987" calcext:value-type="float">
            <text:p>0,449999999999987</text:p>
          </table:table-cell>
          <table:table-cell table:formula="of:=IF([.F330]&lt;0.000001;[.G329]+2+1/[.$H$2];[.G329]+1/[.$H$2])" office:value-type="float" office:value="5.44999999999999" calcext:value-type="float">
            <text:p>5,44999999999999</text:p>
          </table:table-cell>
          <table:table-cell table:number-columns-repeated="4"/>
          <table:table-cell table:formula="of:=SUM(MOD(SUM([.L329]-[.L$2];[.T$2]);[.R$2]-[.L$2]);[.L$2])" office:value-type="time" office:time-value="PT08H39M59.999999999S" calcext:value-type="time">
            <text:p>08:40:00</text:p>
          </table:table-cell>
          <table:table-cell table:formula="of:=IF([.L330]&lt;[.L329];[.M329]+[.H$2];[.M329])" office:value-type="float" office:value="1080" calcext:value-type="float">
            <text:p>1080</text:p>
          </table:table-cell>
          <table:table-cell table:formula="of:=OFFSET([.C$4];[.M330];0)" office:value-type="float" office:value="43763" calcext:value-type="float">
            <text:p>43763</text:p>
          </table:table-cell>
          <table:table-cell table:formula="of:=[.L330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30];0)&lt;=[.O33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1]))" office:value-type="date" office:date-value="2019-10-12T09:11:58.60228" calcext:value-type="date">
            <text:p>2019-10-12 09:11:59</text:p>
          </table:table-cell>
          <table:table-cell table:style-name="ce7" table:formula="of:=[.A331]" office:value-type="date" office:date-value="2019-10-12T09:11:58.60228" calcext:value-type="date">
            <text:p>2019-10-12 09:11:59</text:p>
          </table:table-cell>
          <table:table-cell table:formula="of:=TRUNC([.A331])" office:value-type="float" office:value="43750" calcext:value-type="float">
            <text:p>43750</text:p>
          </table:table-cell>
          <table:table-cell table:style-name="ce12" table:formula="of:=[.B331]-[.C331]" office:value-type="date" office:date-value="1899-12-30T09:11:58.60227996949" calcext:value-type="date">
            <text:p>12/30/99 09:11 AM</text:p>
          </table:table-cell>
          <table:table-cell table:formula="of:=MOD([.E330]-[.$E$2];[.$H$2])+1+[.$E$2]" office:value-type="float" office:value="249" calcext:value-type="float">
            <text:p>249</text:p>
          </table:table-cell>
          <table:table-cell table:formula="of:=MOD([.F330]+1/[.$H$2];5)" office:value-type="float" office:value="0.466666666666654" calcext:value-type="float">
            <text:p>0,466666666666654</text:p>
          </table:table-cell>
          <table:table-cell table:formula="of:=IF([.F331]&lt;0.000001;[.G330]+2+1/[.$H$2];[.G330]+1/[.$H$2])" office:value-type="float" office:value="5.46666666666665" calcext:value-type="float">
            <text:p>5,46666666666665</text:p>
          </table:table-cell>
          <table:table-cell table:number-columns-repeated="4"/>
          <table:table-cell table:formula="of:=SUM(MOD(SUM([.L330]-[.L$2];[.T$2]);[.R$2]-[.L$2]);[.L$2])" office:value-type="time" office:time-value="PT08H49M59.999999999S" calcext:value-type="time">
            <text:p>08:50:00</text:p>
          </table:table-cell>
          <table:table-cell table:formula="of:=IF([.L331]&lt;[.L330];[.M330]+[.H$2];[.M330])" office:value-type="float" office:value="1080" calcext:value-type="float">
            <text:p>1080</text:p>
          </table:table-cell>
          <table:table-cell table:formula="of:=OFFSET([.C$4];[.M331];0)" office:value-type="float" office:value="43763" calcext:value-type="float">
            <text:p>43763</text:p>
          </table:table-cell>
          <table:table-cell table:formula="of:=[.L331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31];0)&lt;=[.O33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2]))" office:value-type="date" office:date-value="2019-10-12T09:16:55.143964" calcext:value-type="date">
            <text:p>2019-10-12 09:16:55</text:p>
          </table:table-cell>
          <table:table-cell table:style-name="ce7" table:formula="of:=[.A332]" office:value-type="date" office:date-value="2019-10-12T09:16:55.143964" calcext:value-type="date">
            <text:p>2019-10-12 09:16:55</text:p>
          </table:table-cell>
          <table:table-cell table:formula="of:=TRUNC([.A332])" office:value-type="float" office:value="43750" calcext:value-type="float">
            <text:p>43750</text:p>
          </table:table-cell>
          <table:table-cell table:style-name="ce12" table:formula="of:=[.B332]-[.C332]" office:value-type="date" office:date-value="1899-12-30T09:16:55.14396385755" calcext:value-type="date">
            <text:p>12/30/99 09:16 AM</text:p>
          </table:table-cell>
          <table:table-cell table:formula="of:=MOD([.E331]-[.$E$2];[.$H$2])+1+[.$E$2]" office:value-type="float" office:value="250" calcext:value-type="float">
            <text:p>250</text:p>
          </table:table-cell>
          <table:table-cell table:formula="of:=MOD([.F331]+1/[.$H$2];5)" office:value-type="float" office:value="0.483333333333321" calcext:value-type="float">
            <text:p>0,483333333333321</text:p>
          </table:table-cell>
          <table:table-cell table:formula="of:=IF([.F332]&lt;0.000001;[.G331]+2+1/[.$H$2];[.G331]+1/[.$H$2])" office:value-type="float" office:value="5.48333333333332" calcext:value-type="float">
            <text:p>5,48333333333332</text:p>
          </table:table-cell>
          <table:table-cell table:number-columns-repeated="4"/>
          <table:table-cell table:formula="of:=SUM(MOD(SUM([.L331]-[.L$2];[.T$2]);[.R$2]-[.L$2]);[.L$2])" office:value-type="time" office:time-value="PT08H59M59.999999999S" calcext:value-type="time">
            <text:p>09:00:00</text:p>
          </table:table-cell>
          <table:table-cell table:formula="of:=IF([.L332]&lt;[.L331];[.M331]+[.H$2];[.M331])" office:value-type="float" office:value="1080" calcext:value-type="float">
            <text:p>1080</text:p>
          </table:table-cell>
          <table:table-cell table:formula="of:=OFFSET([.C$4];[.M332];0)" office:value-type="float" office:value="43763" calcext:value-type="float">
            <text:p>43763</text:p>
          </table:table-cell>
          <table:table-cell table:formula="of:=[.L332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32];0)&lt;=[.O33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3]))" office:value-type="date" office:date-value="2019-10-12T09:20:21.700646" calcext:value-type="date">
            <text:p>2019-10-12 09:20:22</text:p>
          </table:table-cell>
          <table:table-cell table:style-name="ce7" table:formula="of:=[.A333]" office:value-type="date" office:date-value="2019-10-12T09:20:21.700646" calcext:value-type="date">
            <text:p>2019-10-12 09:20:22</text:p>
          </table:table-cell>
          <table:table-cell table:formula="of:=TRUNC([.A333])" office:value-type="float" office:value="43750" calcext:value-type="float">
            <text:p>43750</text:p>
          </table:table-cell>
          <table:table-cell table:style-name="ce12" table:formula="of:=[.B333]-[.C333]" office:value-type="date" office:date-value="1899-12-30T09:20:21.70064623933" calcext:value-type="date">
            <text:p>12/30/99 09:20 AM</text:p>
          </table:table-cell>
          <table:table-cell table:formula="of:=MOD([.E332]-[.$E$2];[.$H$2])+1+[.$E$2]" office:value-type="float" office:value="251" calcext:value-type="float">
            <text:p>251</text:p>
          </table:table-cell>
          <table:table-cell table:formula="of:=MOD([.F332]+1/[.$H$2];5)" office:value-type="float" office:value="0.499999999999987" calcext:value-type="float">
            <text:p>0,499999999999987</text:p>
          </table:table-cell>
          <table:table-cell table:formula="of:=IF([.F333]&lt;0.000001;[.G332]+2+1/[.$H$2];[.G332]+1/[.$H$2])" office:value-type="float" office:value="5.49999999999999" calcext:value-type="float">
            <text:p>5,49999999999999</text:p>
          </table:table-cell>
          <table:table-cell table:number-columns-repeated="4"/>
          <table:table-cell table:formula="of:=SUM(MOD(SUM([.L332]-[.L$2];[.T$2]);[.R$2]-[.L$2]);[.L$2])" office:value-type="time" office:time-value="PT09H09M59.999999999S" calcext:value-type="time">
            <text:p>09:10:00</text:p>
          </table:table-cell>
          <table:table-cell table:formula="of:=IF([.L333]&lt;[.L332];[.M332]+[.H$2];[.M332])" office:value-type="float" office:value="1080" calcext:value-type="float">
            <text:p>1080</text:p>
          </table:table-cell>
          <table:table-cell table:formula="of:=OFFSET([.C$4];[.M333];0)" office:value-type="float" office:value="43763" calcext:value-type="float">
            <text:p>43763</text:p>
          </table:table-cell>
          <table:table-cell table:formula="of:=[.L333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33];0)&lt;=[.O33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4]))" office:value-type="date" office:date-value="2019-10-12T09:29:21.519395" calcext:value-type="date">
            <text:p>2019-10-12 09:29:22</text:p>
          </table:table-cell>
          <table:table-cell table:style-name="ce7" table:formula="of:=[.A334]" office:value-type="date" office:date-value="2019-10-12T09:29:21.519395" calcext:value-type="date">
            <text:p>2019-10-12 09:29:22</text:p>
          </table:table-cell>
          <table:table-cell table:formula="of:=TRUNC([.A334])" office:value-type="float" office:value="43750" calcext:value-type="float">
            <text:p>43750</text:p>
          </table:table-cell>
          <table:table-cell table:style-name="ce12" table:formula="of:=[.B334]-[.C334]" office:value-type="date" office:date-value="1899-12-30T09:29:21.51939521078" calcext:value-type="date">
            <text:p>12/30/99 09:29 AM</text:p>
          </table:table-cell>
          <table:table-cell table:formula="of:=MOD([.E333]-[.$E$2];[.$H$2])+1+[.$E$2]" office:value-type="float" office:value="252" calcext:value-type="float">
            <text:p>252</text:p>
          </table:table-cell>
          <table:table-cell table:formula="of:=MOD([.F333]+1/[.$H$2];5)" office:value-type="float" office:value="0.516666666666654" calcext:value-type="float">
            <text:p>0,516666666666654</text:p>
          </table:table-cell>
          <table:table-cell table:formula="of:=IF([.F334]&lt;0.000001;[.G333]+2+1/[.$H$2];[.G333]+1/[.$H$2])" office:value-type="float" office:value="5.51666666666665" calcext:value-type="float">
            <text:p>5,51666666666665</text:p>
          </table:table-cell>
          <table:table-cell table:number-columns-repeated="4"/>
          <table:table-cell table:formula="of:=SUM(MOD(SUM([.L333]-[.L$2];[.T$2]);[.R$2]-[.L$2]);[.L$2])" office:value-type="time" office:time-value="PT09H19M59.999999999S" calcext:value-type="time">
            <text:p>09:20:00</text:p>
          </table:table-cell>
          <table:table-cell table:formula="of:=IF([.L334]&lt;[.L333];[.M333]+[.H$2];[.M333])" office:value-type="float" office:value="1080" calcext:value-type="float">
            <text:p>1080</text:p>
          </table:table-cell>
          <table:table-cell table:formula="of:=OFFSET([.C$4];[.M334];0)" office:value-type="float" office:value="43763" calcext:value-type="float">
            <text:p>43763</text:p>
          </table:table-cell>
          <table:table-cell table:formula="of:=[.L334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34];0)&lt;=[.O33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5]))" office:value-type="date" office:date-value="2019-10-12T09:43:55.135418" calcext:value-type="date">
            <text:p>2019-10-12 09:43:55</text:p>
          </table:table-cell>
          <table:table-cell table:style-name="ce7" table:formula="of:=[.A335]" office:value-type="date" office:date-value="2019-10-12T09:43:55.135418" calcext:value-type="date">
            <text:p>2019-10-12 09:43:55</text:p>
          </table:table-cell>
          <table:table-cell table:formula="of:=TRUNC([.A335])" office:value-type="float" office:value="43750" calcext:value-type="float">
            <text:p>43750</text:p>
          </table:table-cell>
          <table:table-cell table:style-name="ce12" table:formula="of:=[.B335]-[.C335]" office:value-type="date" office:date-value="1899-12-30T09:43:55.13541833963" calcext:value-type="date">
            <text:p>12/30/99 09:43 AM</text:p>
          </table:table-cell>
          <table:table-cell table:formula="of:=MOD([.E334]-[.$E$2];[.$H$2])+1+[.$E$2]" office:value-type="float" office:value="253" calcext:value-type="float">
            <text:p>253</text:p>
          </table:table-cell>
          <table:table-cell table:formula="of:=MOD([.F334]+1/[.$H$2];5)" office:value-type="float" office:value="0.533333333333321" calcext:value-type="float">
            <text:p>0,533333333333321</text:p>
          </table:table-cell>
          <table:table-cell table:formula="of:=IF([.F335]&lt;0.000001;[.G334]+2+1/[.$H$2];[.G334]+1/[.$H$2])" office:value-type="float" office:value="5.53333333333332" calcext:value-type="float">
            <text:p>5,53333333333332</text:p>
          </table:table-cell>
          <table:table-cell table:number-columns-repeated="4"/>
          <table:table-cell table:formula="of:=SUM(MOD(SUM([.L334]-[.L$2];[.T$2]);[.R$2]-[.L$2]);[.L$2])" office:value-type="time" office:time-value="PT09H29M59.999999999S" calcext:value-type="time">
            <text:p>09:30:00</text:p>
          </table:table-cell>
          <table:table-cell table:formula="of:=IF([.L335]&lt;[.L334];[.M334]+[.H$2];[.M334])" office:value-type="float" office:value="1080" calcext:value-type="float">
            <text:p>1080</text:p>
          </table:table-cell>
          <table:table-cell table:formula="of:=OFFSET([.C$4];[.M335];0)" office:value-type="float" office:value="43763" calcext:value-type="float">
            <text:p>43763</text:p>
          </table:table-cell>
          <table:table-cell table:formula="of:=[.L335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35];0)&lt;=[.O33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6]))" office:value-type="date" office:date-value="2019-10-12T08:58:33.733479" calcext:value-type="date">
            <text:p>2019-10-12 08:58:34</text:p>
          </table:table-cell>
          <table:table-cell table:style-name="ce7" table:formula="of:=[.A336]" office:value-type="date" office:date-value="2019-10-12T08:58:33.733479" calcext:value-type="date">
            <text:p>2019-10-12 08:58:34</text:p>
          </table:table-cell>
          <table:table-cell table:formula="of:=TRUNC([.A336])" office:value-type="float" office:value="43750" calcext:value-type="float">
            <text:p>43750</text:p>
          </table:table-cell>
          <table:table-cell table:style-name="ce12" table:formula="of:=[.B336]-[.C336]" office:value-type="date" office:date-value="1899-12-30T08:58:33.73347875196" calcext:value-type="date">
            <text:p>12/30/99 08:58 AM</text:p>
          </table:table-cell>
          <table:table-cell table:formula="of:=MOD([.E335]-[.$E$2];[.$H$2])+1+[.$E$2]" office:value-type="float" office:value="254" calcext:value-type="float">
            <text:p>254</text:p>
          </table:table-cell>
          <table:table-cell table:formula="of:=MOD([.F335]+1/[.$H$2];5)" office:value-type="float" office:value="0.549999999999988" calcext:value-type="float">
            <text:p>0,549999999999988</text:p>
          </table:table-cell>
          <table:table-cell table:formula="of:=IF([.F336]&lt;0.000001;[.G335]+2+1/[.$H$2];[.G335]+1/[.$H$2])" office:value-type="float" office:value="5.54999999999999" calcext:value-type="float">
            <text:p>5,54999999999999</text:p>
          </table:table-cell>
          <table:table-cell table:number-columns-repeated="4"/>
          <table:table-cell table:formula="of:=SUM(MOD(SUM([.L335]-[.L$2];[.T$2]);[.R$2]-[.L$2]);[.L$2])" office:value-type="time" office:time-value="PT09H39M59.999999999S" calcext:value-type="time">
            <text:p>09:40:00</text:p>
          </table:table-cell>
          <table:table-cell table:formula="of:=IF([.L336]&lt;[.L335];[.M335]+[.H$2];[.M335])" office:value-type="float" office:value="1080" calcext:value-type="float">
            <text:p>1080</text:p>
          </table:table-cell>
          <table:table-cell table:formula="of:=OFFSET([.C$4];[.M336];0)" office:value-type="float" office:value="43763" calcext:value-type="float">
            <text:p>43763</text:p>
          </table:table-cell>
          <table:table-cell table:formula="of:=[.L336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36];0)&lt;=[.O33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7]))" office:value-type="date" office:date-value="2019-10-12T09:26:40.219462" calcext:value-type="date">
            <text:p>2019-10-12 09:26:40</text:p>
          </table:table-cell>
          <table:table-cell table:style-name="ce7" table:formula="of:=[.A337]" office:value-type="date" office:date-value="2019-10-12T09:26:40.219462" calcext:value-type="date">
            <text:p>2019-10-12 09:26:40</text:p>
          </table:table-cell>
          <table:table-cell table:formula="of:=TRUNC([.A337])" office:value-type="float" office:value="43750" calcext:value-type="float">
            <text:p>43750</text:p>
          </table:table-cell>
          <table:table-cell table:style-name="ce12" table:formula="of:=[.B337]-[.C337]" office:value-type="date" office:date-value="1899-12-30T09:26:40.21946167108" calcext:value-type="date">
            <text:p>12/30/99 09:26 AM</text:p>
          </table:table-cell>
          <table:table-cell table:formula="of:=MOD([.E336]-[.$E$2];[.$H$2])+1+[.$E$2]" office:value-type="float" office:value="255" calcext:value-type="float">
            <text:p>255</text:p>
          </table:table-cell>
          <table:table-cell table:formula="of:=MOD([.F336]+1/[.$H$2];5)" office:value-type="float" office:value="0.566666666666654" calcext:value-type="float">
            <text:p>0,566666666666654</text:p>
          </table:table-cell>
          <table:table-cell table:formula="of:=IF([.F337]&lt;0.000001;[.G336]+2+1/[.$H$2];[.G336]+1/[.$H$2])" office:value-type="float" office:value="5.56666666666665" calcext:value-type="float">
            <text:p>5,56666666666665</text:p>
          </table:table-cell>
          <table:table-cell table:number-columns-repeated="4"/>
          <table:table-cell table:formula="of:=SUM(MOD(SUM([.L336]-[.L$2];[.T$2]);[.R$2]-[.L$2]);[.L$2])" office:value-type="time" office:time-value="PT09H49M59.999999999S" calcext:value-type="time">
            <text:p>09:50:00</text:p>
          </table:table-cell>
          <table:table-cell table:formula="of:=IF([.L337]&lt;[.L336];[.M336]+[.H$2];[.M336])" office:value-type="float" office:value="1080" calcext:value-type="float">
            <text:p>1080</text:p>
          </table:table-cell>
          <table:table-cell table:formula="of:=OFFSET([.C$4];[.M337];0)" office:value-type="float" office:value="43763" calcext:value-type="float">
            <text:p>43763</text:p>
          </table:table-cell>
          <table:table-cell table:formula="of:=[.L337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37];0)&lt;=[.O33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8]))" office:value-type="date" office:date-value="2019-10-12T09:28:23.252124" calcext:value-type="date">
            <text:p>2019-10-12 09:28:23</text:p>
          </table:table-cell>
          <table:table-cell table:style-name="ce7" table:formula="of:=[.A338]" office:value-type="date" office:date-value="2019-10-12T09:28:23.252124" calcext:value-type="date">
            <text:p>2019-10-12 09:28:23</text:p>
          </table:table-cell>
          <table:table-cell table:formula="of:=TRUNC([.A338])" office:value-type="float" office:value="43750" calcext:value-type="float">
            <text:p>43750</text:p>
          </table:table-cell>
          <table:table-cell table:style-name="ce12" table:formula="of:=[.B338]-[.C338]" office:value-type="date" office:date-value="1899-12-30T09:28:23.25212425087" calcext:value-type="date">
            <text:p>12/30/99 09:28 AM</text:p>
          </table:table-cell>
          <table:table-cell table:formula="of:=MOD([.E337]-[.$E$2];[.$H$2])+1+[.$E$2]" office:value-type="float" office:value="256" calcext:value-type="float">
            <text:p>256</text:p>
          </table:table-cell>
          <table:table-cell table:formula="of:=MOD([.F337]+1/[.$H$2];5)" office:value-type="float" office:value="0.583333333333321" calcext:value-type="float">
            <text:p>0,583333333333321</text:p>
          </table:table-cell>
          <table:table-cell table:formula="of:=IF([.F338]&lt;0.000001;[.G337]+2+1/[.$H$2];[.G337]+1/[.$H$2])" office:value-type="float" office:value="5.58333333333332" calcext:value-type="float">
            <text:p>5,58333333333332</text:p>
          </table:table-cell>
          <table:table-cell table:number-columns-repeated="4"/>
          <table:table-cell table:formula="of:=SUM(MOD(SUM([.L337]-[.L$2];[.T$2]);[.R$2]-[.L$2]);[.L$2])" office:value-type="time" office:time-value="PT09H59M59.999999999S" calcext:value-type="time">
            <text:p>10:00:00</text:p>
          </table:table-cell>
          <table:table-cell table:formula="of:=IF([.L338]&lt;[.L337];[.M337]+[.H$2];[.M337])" office:value-type="float" office:value="1080" calcext:value-type="float">
            <text:p>1080</text:p>
          </table:table-cell>
          <table:table-cell table:formula="of:=OFFSET([.C$4];[.M338];0)" office:value-type="float" office:value="43763" calcext:value-type="float">
            <text:p>43763</text:p>
          </table:table-cell>
          <table:table-cell table:formula="of:=[.L338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38];0)&lt;=[.O33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39]))" office:value-type="date" office:date-value="2019-10-12T09:46:40.003276" calcext:value-type="date">
            <text:p>2019-10-12 09:46:40</text:p>
          </table:table-cell>
          <table:table-cell table:style-name="ce7" table:formula="of:=[.A339]" office:value-type="date" office:date-value="2019-10-12T09:46:40.003276" calcext:value-type="date">
            <text:p>2019-10-12 09:46:40</text:p>
          </table:table-cell>
          <table:table-cell table:formula="of:=TRUNC([.A339])" office:value-type="float" office:value="43750" calcext:value-type="float">
            <text:p>43750</text:p>
          </table:table-cell>
          <table:table-cell table:style-name="ce12" table:formula="of:=[.B339]-[.C339]" office:value-type="date" office:date-value="1899-12-30T09:46:40.00327597372" calcext:value-type="date">
            <text:p>12/30/99 09:46 AM</text:p>
          </table:table-cell>
          <table:table-cell table:formula="of:=MOD([.E338]-[.$E$2];[.$H$2])+1+[.$E$2]" office:value-type="float" office:value="257" calcext:value-type="float">
            <text:p>257</text:p>
          </table:table-cell>
          <table:table-cell table:formula="of:=MOD([.F338]+1/[.$H$2];5)" office:value-type="float" office:value="0.599999999999988" calcext:value-type="float">
            <text:p>0,599999999999988</text:p>
          </table:table-cell>
          <table:table-cell table:formula="of:=IF([.F339]&lt;0.000001;[.G338]+2+1/[.$H$2];[.G338]+1/[.$H$2])" office:value-type="float" office:value="5.59999999999999" calcext:value-type="float">
            <text:p>5,59999999999999</text:p>
          </table:table-cell>
          <table:table-cell table:number-columns-repeated="4"/>
          <table:table-cell table:formula="of:=SUM(MOD(SUM([.L338]-[.L$2];[.T$2]);[.R$2]-[.L$2]);[.L$2])" office:value-type="time" office:time-value="PT10H09M59.999999999S" calcext:value-type="time">
            <text:p>10:10:00</text:p>
          </table:table-cell>
          <table:table-cell table:formula="of:=IF([.L339]&lt;[.L338];[.M338]+[.H$2];[.M338])" office:value-type="float" office:value="1080" calcext:value-type="float">
            <text:p>1080</text:p>
          </table:table-cell>
          <table:table-cell table:formula="of:=OFFSET([.C$4];[.M339];0)" office:value-type="float" office:value="43763" calcext:value-type="float">
            <text:p>43763</text:p>
          </table:table-cell>
          <table:table-cell table:formula="of:=[.L339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39];0)&lt;=[.O33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0]))" office:value-type="date" office:date-value="2019-10-12T09:25:44.051339" calcext:value-type="date">
            <text:p>2019-10-12 09:25:44</text:p>
          </table:table-cell>
          <table:table-cell table:style-name="ce7" table:formula="of:=[.A340]" office:value-type="date" office:date-value="2019-10-12T09:25:44.051339" calcext:value-type="date">
            <text:p>2019-10-12 09:25:44</text:p>
          </table:table-cell>
          <table:table-cell table:formula="of:=TRUNC([.A340])" office:value-type="float" office:value="43750" calcext:value-type="float">
            <text:p>43750</text:p>
          </table:table-cell>
          <table:table-cell table:style-name="ce12" table:formula="of:=[.B340]-[.C340]" office:value-type="date" office:date-value="1899-12-30T09:25:44.05133882537" calcext:value-type="date">
            <text:p>12/30/99 09:25 AM</text:p>
          </table:table-cell>
          <table:table-cell table:formula="of:=MOD([.E339]-[.$E$2];[.$H$2])+1+[.$E$2]" office:value-type="float" office:value="258" calcext:value-type="float">
            <text:p>258</text:p>
          </table:table-cell>
          <table:table-cell table:formula="of:=MOD([.F339]+1/[.$H$2];5)" office:value-type="float" office:value="0.616666666666654" calcext:value-type="float">
            <text:p>0,616666666666654</text:p>
          </table:table-cell>
          <table:table-cell table:formula="of:=IF([.F340]&lt;0.000001;[.G339]+2+1/[.$H$2];[.G339]+1/[.$H$2])" office:value-type="float" office:value="5.61666666666665" calcext:value-type="float">
            <text:p>5,61666666666665</text:p>
          </table:table-cell>
          <table:table-cell table:number-columns-repeated="4"/>
          <table:table-cell table:formula="of:=SUM(MOD(SUM([.L339]-[.L$2];[.T$2]);[.R$2]-[.L$2]);[.L$2])" office:value-type="time" office:time-value="PT10H19M59.999999999S" calcext:value-type="time">
            <text:p>10:20:00</text:p>
          </table:table-cell>
          <table:table-cell table:formula="of:=IF([.L340]&lt;[.L339];[.M339]+[.H$2];[.M339])" office:value-type="float" office:value="1080" calcext:value-type="float">
            <text:p>1080</text:p>
          </table:table-cell>
          <table:table-cell table:formula="of:=OFFSET([.C$4];[.M340];0)" office:value-type="float" office:value="43763" calcext:value-type="float">
            <text:p>43763</text:p>
          </table:table-cell>
          <table:table-cell table:formula="of:=[.L340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40];0)&lt;=[.O34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1]))" office:value-type="date" office:date-value="2019-10-12T09:34:48.611318" calcext:value-type="date">
            <text:p>2019-10-12 09:34:49</text:p>
          </table:table-cell>
          <table:table-cell table:style-name="ce7" table:formula="of:=[.A341]" office:value-type="date" office:date-value="2019-10-12T09:34:48.611318" calcext:value-type="date">
            <text:p>2019-10-12 09:34:49</text:p>
          </table:table-cell>
          <table:table-cell table:formula="of:=TRUNC([.A341])" office:value-type="float" office:value="43750" calcext:value-type="float">
            <text:p>43750</text:p>
          </table:table-cell>
          <table:table-cell table:style-name="ce12" table:formula="of:=[.B341]-[.C341]" office:value-type="date" office:date-value="1899-12-30T09:34:48.61131761223" calcext:value-type="date">
            <text:p>12/30/99 09:34 AM</text:p>
          </table:table-cell>
          <table:table-cell table:formula="of:=MOD([.E340]-[.$E$2];[.$H$2])+1+[.$E$2]" office:value-type="float" office:value="259" calcext:value-type="float">
            <text:p>259</text:p>
          </table:table-cell>
          <table:table-cell table:formula="of:=MOD([.F340]+1/[.$H$2];5)" office:value-type="float" office:value="0.633333333333321" calcext:value-type="float">
            <text:p>0,633333333333321</text:p>
          </table:table-cell>
          <table:table-cell table:formula="of:=IF([.F341]&lt;0.000001;[.G340]+2+1/[.$H$2];[.G340]+1/[.$H$2])" office:value-type="float" office:value="5.63333333333332" calcext:value-type="float">
            <text:p>5,63333333333332</text:p>
          </table:table-cell>
          <table:table-cell table:number-columns-repeated="4"/>
          <table:table-cell table:formula="of:=SUM(MOD(SUM([.L340]-[.L$2];[.T$2]);[.R$2]-[.L$2]);[.L$2])" office:value-type="time" office:time-value="PT10H29M59.999999999S" calcext:value-type="time">
            <text:p>10:30:00</text:p>
          </table:table-cell>
          <table:table-cell table:formula="of:=IF([.L341]&lt;[.L340];[.M340]+[.H$2];[.M340])" office:value-type="float" office:value="1080" calcext:value-type="float">
            <text:p>1080</text:p>
          </table:table-cell>
          <table:table-cell table:formula="of:=OFFSET([.C$4];[.M341];0)" office:value-type="float" office:value="43763" calcext:value-type="float">
            <text:p>43763</text:p>
          </table:table-cell>
          <table:table-cell table:formula="of:=[.L341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41];0)&lt;=[.O34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2]))" office:value-type="date" office:date-value="2019-10-12T09:21:42.883452" calcext:value-type="date">
            <text:p>2019-10-12 09:21:43</text:p>
          </table:table-cell>
          <table:table-cell table:style-name="ce7" table:formula="of:=[.A342]" office:value-type="date" office:date-value="2019-10-12T09:21:42.883452" calcext:value-type="date">
            <text:p>2019-10-12 09:21:43</text:p>
          </table:table-cell>
          <table:table-cell table:formula="of:=TRUNC([.A342])" office:value-type="float" office:value="43750" calcext:value-type="float">
            <text:p>43750</text:p>
          </table:table-cell>
          <table:table-cell table:style-name="ce12" table:formula="of:=[.B342]-[.C342]" office:value-type="date" office:date-value="1899-12-30T09:21:42.88345185108" calcext:value-type="date">
            <text:p>12/30/99 09:21 AM</text:p>
          </table:table-cell>
          <table:table-cell table:formula="of:=MOD([.E341]-[.$E$2];[.$H$2])+1+[.$E$2]" office:value-type="float" office:value="260" calcext:value-type="float">
            <text:p>260</text:p>
          </table:table-cell>
          <table:table-cell table:formula="of:=MOD([.F341]+1/[.$H$2];5)" office:value-type="float" office:value="0.649999999999988" calcext:value-type="float">
            <text:p>0,649999999999988</text:p>
          </table:table-cell>
          <table:table-cell table:formula="of:=IF([.F342]&lt;0.000001;[.G341]+2+1/[.$H$2];[.G341]+1/[.$H$2])" office:value-type="float" office:value="5.64999999999999" calcext:value-type="float">
            <text:p>5,64999999999999</text:p>
          </table:table-cell>
          <table:table-cell table:number-columns-repeated="4"/>
          <table:table-cell table:formula="of:=SUM(MOD(SUM([.L341]-[.L$2];[.T$2]);[.R$2]-[.L$2]);[.L$2])" office:value-type="time" office:time-value="PT10H39M59.999999999S" calcext:value-type="time">
            <text:p>10:40:00</text:p>
          </table:table-cell>
          <table:table-cell table:formula="of:=IF([.L342]&lt;[.L341];[.M341]+[.H$2];[.M341])" office:value-type="float" office:value="1080" calcext:value-type="float">
            <text:p>1080</text:p>
          </table:table-cell>
          <table:table-cell table:formula="of:=OFFSET([.C$4];[.M342];0)" office:value-type="float" office:value="43763" calcext:value-type="float">
            <text:p>43763</text:p>
          </table:table-cell>
          <table:table-cell table:formula="of:=[.L342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42];0)&lt;=[.O34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3]))" office:value-type="date" office:date-value="2019-10-12T09:40:47.516159" calcext:value-type="date">
            <text:p>2019-10-12 09:40:48</text:p>
          </table:table-cell>
          <table:table-cell table:style-name="ce7" table:formula="of:=[.A343]" office:value-type="date" office:date-value="2019-10-12T09:40:47.516159" calcext:value-type="date">
            <text:p>2019-10-12 09:40:48</text:p>
          </table:table-cell>
          <table:table-cell table:formula="of:=TRUNC([.A343])" office:value-type="float" office:value="43750" calcext:value-type="float">
            <text:p>43750</text:p>
          </table:table-cell>
          <table:table-cell table:style-name="ce12" table:formula="of:=[.B343]-[.C343]" office:value-type="date" office:date-value="1899-12-30T09:40:47.51615901478" calcext:value-type="date">
            <text:p>12/30/99 09:40 AM</text:p>
          </table:table-cell>
          <table:table-cell table:formula="of:=MOD([.E342]-[.$E$2];[.$H$2])+1+[.$E$2]" office:value-type="float" office:value="261" calcext:value-type="float">
            <text:p>261</text:p>
          </table:table-cell>
          <table:table-cell table:formula="of:=MOD([.F342]+1/[.$H$2];5)" office:value-type="float" office:value="0.666666666666655" calcext:value-type="float">
            <text:p>0,666666666666655</text:p>
          </table:table-cell>
          <table:table-cell table:formula="of:=IF([.F343]&lt;0.000001;[.G342]+2+1/[.$H$2];[.G342]+1/[.$H$2])" office:value-type="float" office:value="5.66666666666665" calcext:value-type="float">
            <text:p>5,66666666666665</text:p>
          </table:table-cell>
          <table:table-cell table:number-columns-repeated="4"/>
          <table:table-cell table:formula="of:=SUM(MOD(SUM([.L342]-[.L$2];[.T$2]);[.R$2]-[.L$2]);[.L$2])" office:value-type="time" office:time-value="PT10H49M59.999999999S" calcext:value-type="time">
            <text:p>10:50:00</text:p>
          </table:table-cell>
          <table:table-cell table:formula="of:=IF([.L343]&lt;[.L342];[.M342]+[.H$2];[.M342])" office:value-type="float" office:value="1080" calcext:value-type="float">
            <text:p>1080</text:p>
          </table:table-cell>
          <table:table-cell table:formula="of:=OFFSET([.C$4];[.M343];0)" office:value-type="float" office:value="43763" calcext:value-type="float">
            <text:p>43763</text:p>
          </table:table-cell>
          <table:table-cell table:formula="of:=[.L343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43];0)&lt;=[.O34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4]))" office:value-type="date" office:date-value="2019-10-12T09:30:12.873225" calcext:value-type="date">
            <text:p>2019-10-12 09:30:13</text:p>
          </table:table-cell>
          <table:table-cell table:style-name="ce7" table:formula="of:=[.A344]" office:value-type="date" office:date-value="2019-10-12T09:30:12.873225" calcext:value-type="date">
            <text:p>2019-10-12 09:30:13</text:p>
          </table:table-cell>
          <table:table-cell table:formula="of:=TRUNC([.A344])" office:value-type="float" office:value="43750" calcext:value-type="float">
            <text:p>43750</text:p>
          </table:table-cell>
          <table:table-cell table:style-name="ce12" table:formula="of:=[.B344]-[.C344]" office:value-type="date" office:date-value="1899-12-30T09:30:12.87322486751" calcext:value-type="date">
            <text:p>12/30/99 09:30 AM</text:p>
          </table:table-cell>
          <table:table-cell table:formula="of:=MOD([.E343]-[.$E$2];[.$H$2])+1+[.$E$2]" office:value-type="float" office:value="262" calcext:value-type="float">
            <text:p>262</text:p>
          </table:table-cell>
          <table:table-cell table:formula="of:=MOD([.F343]+1/[.$H$2];5)" office:value-type="float" office:value="0.683333333333321" calcext:value-type="float">
            <text:p>0,683333333333321</text:p>
          </table:table-cell>
          <table:table-cell table:formula="of:=IF([.F344]&lt;0.000001;[.G343]+2+1/[.$H$2];[.G343]+1/[.$H$2])" office:value-type="float" office:value="5.68333333333332" calcext:value-type="float">
            <text:p>5,68333333333332</text:p>
          </table:table-cell>
          <table:table-cell table:number-columns-repeated="4"/>
          <table:table-cell table:formula="of:=SUM(MOD(SUM([.L343]-[.L$2];[.T$2]);[.R$2]-[.L$2]);[.L$2])" office:value-type="time" office:time-value="PT10H59M59.999999999S" calcext:value-type="time">
            <text:p>11:00:00</text:p>
          </table:table-cell>
          <table:table-cell table:formula="of:=IF([.L344]&lt;[.L343];[.M343]+[.H$2];[.M343])" office:value-type="float" office:value="1080" calcext:value-type="float">
            <text:p>1080</text:p>
          </table:table-cell>
          <table:table-cell table:formula="of:=OFFSET([.C$4];[.M344];0)" office:value-type="float" office:value="43763" calcext:value-type="float">
            <text:p>43763</text:p>
          </table:table-cell>
          <table:table-cell table:formula="of:=[.L344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44];0)&lt;=[.O34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5]))" office:value-type="date" office:date-value="2019-10-12T09:48:47.291831" calcext:value-type="date">
            <text:p>2019-10-12 09:48:47</text:p>
          </table:table-cell>
          <table:table-cell table:style-name="ce7" table:formula="of:=[.A345]" office:value-type="date" office:date-value="2019-10-12T09:48:47.291831" calcext:value-type="date">
            <text:p>2019-10-12 09:48:47</text:p>
          </table:table-cell>
          <table:table-cell table:formula="of:=TRUNC([.A345])" office:value-type="float" office:value="43750" calcext:value-type="float">
            <text:p>43750</text:p>
          </table:table-cell>
          <table:table-cell table:style-name="ce12" table:formula="of:=[.B345]-[.C345]" office:value-type="date" office:date-value="1899-12-30T09:48:47.29183067568" calcext:value-type="date">
            <text:p>12/30/99 09:48 AM</text:p>
          </table:table-cell>
          <table:table-cell table:formula="of:=MOD([.E344]-[.$E$2];[.$H$2])+1+[.$E$2]" office:value-type="float" office:value="263" calcext:value-type="float">
            <text:p>263</text:p>
          </table:table-cell>
          <table:table-cell table:formula="of:=MOD([.F344]+1/[.$H$2];5)" office:value-type="float" office:value="0.699999999999988" calcext:value-type="float">
            <text:p>0,699999999999988</text:p>
          </table:table-cell>
          <table:table-cell table:formula="of:=IF([.F345]&lt;0.000001;[.G344]+2+1/[.$H$2];[.G344]+1/[.$H$2])" office:value-type="float" office:value="5.69999999999999" calcext:value-type="float">
            <text:p>5,69999999999999</text:p>
          </table:table-cell>
          <table:table-cell table:number-columns-repeated="4"/>
          <table:table-cell table:formula="of:=SUM(MOD(SUM([.L344]-[.L$2];[.T$2]);[.R$2]-[.L$2]);[.L$2])" office:value-type="time" office:time-value="PT08H09M59.999999999S" calcext:value-type="time">
            <text:p>08:10:00</text:p>
          </table:table-cell>
          <table:table-cell table:formula="of:=IF([.L345]&lt;[.L344];[.M344]+[.H$2];[.M344])" office:value-type="float" office:value="1140" calcext:value-type="float">
            <text:p>1140</text:p>
          </table:table-cell>
          <table:table-cell table:formula="of:=OFFSET([.C$4];[.M345];0)" office:value-type="float" office:value="43764" calcext:value-type="float">
            <text:p>43764</text:p>
          </table:table-cell>
          <table:table-cell table:formula="of:=[.L345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45];0)&lt;=[.O34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6]))" office:value-type="date" office:date-value="2019-10-12T09:25:58.641769" calcext:value-type="date">
            <text:p>2019-10-12 09:25:59</text:p>
          </table:table-cell>
          <table:table-cell table:style-name="ce7" table:formula="of:=[.A346]" office:value-type="date" office:date-value="2019-10-12T09:25:58.641769" calcext:value-type="date">
            <text:p>2019-10-12 09:25:59</text:p>
          </table:table-cell>
          <table:table-cell table:formula="of:=TRUNC([.A346])" office:value-type="float" office:value="43750" calcext:value-type="float">
            <text:p>43750</text:p>
          </table:table-cell>
          <table:table-cell table:style-name="ce12" table:formula="of:=[.B346]-[.C346]" office:value-type="date" office:date-value="1899-12-30T09:25:58.64176901523" calcext:value-type="date">
            <text:p>12/30/99 09:25 AM</text:p>
          </table:table-cell>
          <table:table-cell table:formula="of:=MOD([.E345]-[.$E$2];[.$H$2])+1+[.$E$2]" office:value-type="float" office:value="264" calcext:value-type="float">
            <text:p>264</text:p>
          </table:table-cell>
          <table:table-cell table:formula="of:=MOD([.F345]+1/[.$H$2];5)" office:value-type="float" office:value="0.716666666666655" calcext:value-type="float">
            <text:p>0,716666666666655</text:p>
          </table:table-cell>
          <table:table-cell table:formula="of:=IF([.F346]&lt;0.000001;[.G345]+2+1/[.$H$2];[.G345]+1/[.$H$2])" office:value-type="float" office:value="5.71666666666665" calcext:value-type="float">
            <text:p>5,71666666666665</text:p>
          </table:table-cell>
          <table:table-cell table:number-columns-repeated="4"/>
          <table:table-cell table:formula="of:=SUM(MOD(SUM([.L345]-[.L$2];[.T$2]);[.R$2]-[.L$2]);[.L$2])" office:value-type="time" office:time-value="PT08H19M59.999999999S" calcext:value-type="time">
            <text:p>08:20:00</text:p>
          </table:table-cell>
          <table:table-cell table:formula="of:=IF([.L346]&lt;[.L345];[.M345]+[.H$2];[.M345])" office:value-type="float" office:value="1140" calcext:value-type="float">
            <text:p>1140</text:p>
          </table:table-cell>
          <table:table-cell table:formula="of:=OFFSET([.C$4];[.M346];0)" office:value-type="float" office:value="43764" calcext:value-type="float">
            <text:p>43764</text:p>
          </table:table-cell>
          <table:table-cell table:formula="of:=[.L346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46];0)&lt;=[.O34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7]))" office:value-type="date" office:date-value="2019-10-12T09:17:33.280919" calcext:value-type="date">
            <text:p>2019-10-12 09:17:33</text:p>
          </table:table-cell>
          <table:table-cell table:style-name="ce7" table:formula="of:=[.A347]" office:value-type="date" office:date-value="2019-10-12T09:17:33.280919" calcext:value-type="date">
            <text:p>2019-10-12 09:17:33</text:p>
          </table:table-cell>
          <table:table-cell table:formula="of:=TRUNC([.A347])" office:value-type="float" office:value="43750" calcext:value-type="float">
            <text:p>43750</text:p>
          </table:table-cell>
          <table:table-cell table:style-name="ce12" table:formula="of:=[.B347]-[.C347]" office:value-type="date" office:date-value="1899-12-30T09:17:33.2809187891" calcext:value-type="date">
            <text:p>12/30/99 09:17 AM</text:p>
          </table:table-cell>
          <table:table-cell table:formula="of:=MOD([.E346]-[.$E$2];[.$H$2])+1+[.$E$2]" office:value-type="float" office:value="265" calcext:value-type="float">
            <text:p>265</text:p>
          </table:table-cell>
          <table:table-cell table:formula="of:=MOD([.F346]+1/[.$H$2];5)" office:value-type="float" office:value="0.733333333333321" calcext:value-type="float">
            <text:p>0,733333333333321</text:p>
          </table:table-cell>
          <table:table-cell table:formula="of:=IF([.F347]&lt;0.000001;[.G346]+2+1/[.$H$2];[.G346]+1/[.$H$2])" office:value-type="float" office:value="5.73333333333332" calcext:value-type="float">
            <text:p>5,73333333333332</text:p>
          </table:table-cell>
          <table:table-cell table:number-columns-repeated="4"/>
          <table:table-cell table:formula="of:=SUM(MOD(SUM([.L346]-[.L$2];[.T$2]);[.R$2]-[.L$2]);[.L$2])" office:value-type="time" office:time-value="PT08H29M59.999999999S" calcext:value-type="time">
            <text:p>08:30:00</text:p>
          </table:table-cell>
          <table:table-cell table:formula="of:=IF([.L347]&lt;[.L346];[.M346]+[.H$2];[.M346])" office:value-type="float" office:value="1140" calcext:value-type="float">
            <text:p>1140</text:p>
          </table:table-cell>
          <table:table-cell table:formula="of:=OFFSET([.C$4];[.M347];0)" office:value-type="float" office:value="43764" calcext:value-type="float">
            <text:p>43764</text:p>
          </table:table-cell>
          <table:table-cell table:formula="of:=[.L347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47];0)&lt;=[.O34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8]))" office:value-type="date" office:date-value="2019-10-12T09:21:32.154423" calcext:value-type="date">
            <text:p>2019-10-12 09:21:32</text:p>
          </table:table-cell>
          <table:table-cell table:style-name="ce7" table:formula="of:=[.A348]" office:value-type="date" office:date-value="2019-10-12T09:21:32.154423" calcext:value-type="date">
            <text:p>2019-10-12 09:21:32</text:p>
          </table:table-cell>
          <table:table-cell table:formula="of:=TRUNC([.A348])" office:value-type="float" office:value="43750" calcext:value-type="float">
            <text:p>43750</text:p>
          </table:table-cell>
          <table:table-cell table:style-name="ce12" table:formula="of:=[.B348]-[.C348]" office:value-type="date" office:date-value="1899-12-30T09:21:32.15442258865" calcext:value-type="date">
            <text:p>12/30/99 09:21 AM</text:p>
          </table:table-cell>
          <table:table-cell table:formula="of:=MOD([.E347]-[.$E$2];[.$H$2])+1+[.$E$2]" office:value-type="float" office:value="266" calcext:value-type="float">
            <text:p>266</text:p>
          </table:table-cell>
          <table:table-cell table:formula="of:=MOD([.F347]+1/[.$H$2];5)" office:value-type="float" office:value="0.749999999999988" calcext:value-type="float">
            <text:p>0,749999999999988</text:p>
          </table:table-cell>
          <table:table-cell table:formula="of:=IF([.F348]&lt;0.000001;[.G347]+2+1/[.$H$2];[.G347]+1/[.$H$2])" office:value-type="float" office:value="5.74999999999999" calcext:value-type="float">
            <text:p>5,74999999999999</text:p>
          </table:table-cell>
          <table:table-cell table:number-columns-repeated="4"/>
          <table:table-cell table:formula="of:=SUM(MOD(SUM([.L347]-[.L$2];[.T$2]);[.R$2]-[.L$2]);[.L$2])" office:value-type="time" office:time-value="PT08H39M59.999999999S" calcext:value-type="time">
            <text:p>08:40:00</text:p>
          </table:table-cell>
          <table:table-cell table:formula="of:=IF([.L348]&lt;[.L347];[.M347]+[.H$2];[.M347])" office:value-type="float" office:value="1140" calcext:value-type="float">
            <text:p>1140</text:p>
          </table:table-cell>
          <table:table-cell table:formula="of:=OFFSET([.C$4];[.M348];0)" office:value-type="float" office:value="43764" calcext:value-type="float">
            <text:p>43764</text:p>
          </table:table-cell>
          <table:table-cell table:formula="of:=[.L348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48];0)&lt;=[.O34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49]))" office:value-type="date" office:date-value="2019-10-12T09:05:38.626567" calcext:value-type="date">
            <text:p>2019-10-12 09:05:39</text:p>
          </table:table-cell>
          <table:table-cell table:style-name="ce7" table:formula="of:=[.A349]" office:value-type="date" office:date-value="2019-10-12T09:05:38.626567" calcext:value-type="date">
            <text:p>2019-10-12 09:05:39</text:p>
          </table:table-cell>
          <table:table-cell table:formula="of:=TRUNC([.A349])" office:value-type="float" office:value="43750" calcext:value-type="float">
            <text:p>43750</text:p>
          </table:table-cell>
          <table:table-cell table:style-name="ce12" table:formula="of:=[.B349]-[.C349]" office:value-type="date" office:date-value="1899-12-30T09:05:38.62656739075" calcext:value-type="date">
            <text:p>12/30/99 09:05 AM</text:p>
          </table:table-cell>
          <table:table-cell table:formula="of:=MOD([.E348]-[.$E$2];[.$H$2])+1+[.$E$2]" office:value-type="float" office:value="267" calcext:value-type="float">
            <text:p>267</text:p>
          </table:table-cell>
          <table:table-cell table:formula="of:=MOD([.F348]+1/[.$H$2];5)" office:value-type="float" office:value="0.766666666666655" calcext:value-type="float">
            <text:p>0,766666666666655</text:p>
          </table:table-cell>
          <table:table-cell table:formula="of:=IF([.F349]&lt;0.000001;[.G348]+2+1/[.$H$2];[.G348]+1/[.$H$2])" office:value-type="float" office:value="5.76666666666665" calcext:value-type="float">
            <text:p>5,76666666666665</text:p>
          </table:table-cell>
          <table:table-cell table:number-columns-repeated="4"/>
          <table:table-cell table:formula="of:=SUM(MOD(SUM([.L348]-[.L$2];[.T$2]);[.R$2]-[.L$2]);[.L$2])" office:value-type="time" office:time-value="PT08H49M59.999999999S" calcext:value-type="time">
            <text:p>08:50:00</text:p>
          </table:table-cell>
          <table:table-cell table:formula="of:=IF([.L349]&lt;[.L348];[.M348]+[.H$2];[.M348])" office:value-type="float" office:value="1140" calcext:value-type="float">
            <text:p>1140</text:p>
          </table:table-cell>
          <table:table-cell table:formula="of:=OFFSET([.C$4];[.M349];0)" office:value-type="float" office:value="43764" calcext:value-type="float">
            <text:p>43764</text:p>
          </table:table-cell>
          <table:table-cell table:formula="of:=[.L349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49];0)&lt;=[.O34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0]))" office:value-type="date" office:date-value="2019-10-12T09:28:08.71157" calcext:value-type="date">
            <text:p>2019-10-12 09:28:09</text:p>
          </table:table-cell>
          <table:table-cell table:style-name="ce7" table:formula="of:=[.A350]" office:value-type="date" office:date-value="2019-10-12T09:28:08.71157" calcext:value-type="date">
            <text:p>2019-10-12 09:28:09</text:p>
          </table:table-cell>
          <table:table-cell table:formula="of:=TRUNC([.A350])" office:value-type="float" office:value="43750" calcext:value-type="float">
            <text:p>43750</text:p>
          </table:table-cell>
          <table:table-cell table:style-name="ce12" table:formula="of:=[.B350]-[.C350]" office:value-type="date" office:date-value="1899-12-30T09:28:08.71156994719" calcext:value-type="date">
            <text:p>12/30/99 09:28 AM</text:p>
          </table:table-cell>
          <table:table-cell table:formula="of:=MOD([.E349]-[.$E$2];[.$H$2])+1+[.$E$2]" office:value-type="float" office:value="268" calcext:value-type="float">
            <text:p>268</text:p>
          </table:table-cell>
          <table:table-cell table:formula="of:=MOD([.F349]+1/[.$H$2];5)" office:value-type="float" office:value="0.783333333333322" calcext:value-type="float">
            <text:p>0,783333333333322</text:p>
          </table:table-cell>
          <table:table-cell table:formula="of:=IF([.F350]&lt;0.000001;[.G349]+2+1/[.$H$2];[.G349]+1/[.$H$2])" office:value-type="float" office:value="5.78333333333332" calcext:value-type="float">
            <text:p>5,78333333333332</text:p>
          </table:table-cell>
          <table:table-cell table:number-columns-repeated="4"/>
          <table:table-cell table:formula="of:=SUM(MOD(SUM([.L349]-[.L$2];[.T$2]);[.R$2]-[.L$2]);[.L$2])" office:value-type="time" office:time-value="PT08H59M59.999999999S" calcext:value-type="time">
            <text:p>09:00:00</text:p>
          </table:table-cell>
          <table:table-cell table:formula="of:=IF([.L350]&lt;[.L349];[.M349]+[.H$2];[.M349])" office:value-type="float" office:value="1140" calcext:value-type="float">
            <text:p>1140</text:p>
          </table:table-cell>
          <table:table-cell table:formula="of:=OFFSET([.C$4];[.M350];0)" office:value-type="float" office:value="43764" calcext:value-type="float">
            <text:p>43764</text:p>
          </table:table-cell>
          <table:table-cell table:formula="of:=[.L350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50];0)&lt;=[.O35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1]))" office:value-type="date" office:date-value="2019-10-12T09:19:08.780694" calcext:value-type="date">
            <text:p>2019-10-12 09:19:09</text:p>
          </table:table-cell>
          <table:table-cell table:style-name="ce7" table:formula="of:=[.A351]" office:value-type="date" office:date-value="2019-10-12T09:19:08.780694" calcext:value-type="date">
            <text:p>2019-10-12 09:19:09</text:p>
          </table:table-cell>
          <table:table-cell table:formula="of:=TRUNC([.A351])" office:value-type="float" office:value="43750" calcext:value-type="float">
            <text:p>43750</text:p>
          </table:table-cell>
          <table:table-cell table:style-name="ce12" table:formula="of:=[.B351]-[.C351]" office:value-type="date" office:date-value="1899-12-30T09:19:08.78069437109" calcext:value-type="date">
            <text:p>12/30/99 09:19 AM</text:p>
          </table:table-cell>
          <table:table-cell table:formula="of:=MOD([.E350]-[.$E$2];[.$H$2])+1+[.$E$2]" office:value-type="float" office:value="269" calcext:value-type="float">
            <text:p>269</text:p>
          </table:table-cell>
          <table:table-cell table:formula="of:=MOD([.F350]+1/[.$H$2];5)" office:value-type="float" office:value="0.799999999999988" calcext:value-type="float">
            <text:p>0,799999999999988</text:p>
          </table:table-cell>
          <table:table-cell table:formula="of:=IF([.F351]&lt;0.000001;[.G350]+2+1/[.$H$2];[.G350]+1/[.$H$2])" office:value-type="float" office:value="5.79999999999999" calcext:value-type="float">
            <text:p>5,79999999999999</text:p>
          </table:table-cell>
          <table:table-cell table:number-columns-repeated="4"/>
          <table:table-cell table:formula="of:=SUM(MOD(SUM([.L350]-[.L$2];[.T$2]);[.R$2]-[.L$2]);[.L$2])" office:value-type="time" office:time-value="PT09H09M59.999999999S" calcext:value-type="time">
            <text:p>09:10:00</text:p>
          </table:table-cell>
          <table:table-cell table:formula="of:=IF([.L351]&lt;[.L350];[.M350]+[.H$2];[.M350])" office:value-type="float" office:value="1140" calcext:value-type="float">
            <text:p>1140</text:p>
          </table:table-cell>
          <table:table-cell table:formula="of:=OFFSET([.C$4];[.M351];0)" office:value-type="float" office:value="43764" calcext:value-type="float">
            <text:p>43764</text:p>
          </table:table-cell>
          <table:table-cell table:formula="of:=[.L351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51];0)&lt;=[.O35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2]))" office:value-type="date" office:date-value="2019-10-12T09:35:51.144456" calcext:value-type="date">
            <text:p>2019-10-12 09:35:51</text:p>
          </table:table-cell>
          <table:table-cell table:style-name="ce7" table:formula="of:=[.A352]" office:value-type="date" office:date-value="2019-10-12T09:35:51.144456" calcext:value-type="date">
            <text:p>2019-10-12 09:35:51</text:p>
          </table:table-cell>
          <table:table-cell table:formula="of:=TRUNC([.A352])" office:value-type="float" office:value="43750" calcext:value-type="float">
            <text:p>43750</text:p>
          </table:table-cell>
          <table:table-cell table:style-name="ce12" table:formula="of:=[.B352]-[.C352]" office:value-type="date" office:date-value="1899-12-30T09:35:51.14445572253" calcext:value-type="date">
            <text:p>12/30/99 09:35 AM</text:p>
          </table:table-cell>
          <table:table-cell table:formula="of:=MOD([.E351]-[.$E$2];[.$H$2])+1+[.$E$2]" office:value-type="float" office:value="270" calcext:value-type="float">
            <text:p>270</text:p>
          </table:table-cell>
          <table:table-cell table:formula="of:=MOD([.F351]+1/[.$H$2];5)" office:value-type="float" office:value="0.816666666666655" calcext:value-type="float">
            <text:p>0,816666666666655</text:p>
          </table:table-cell>
          <table:table-cell table:formula="of:=IF([.F352]&lt;0.000001;[.G351]+2+1/[.$H$2];[.G351]+1/[.$H$2])" office:value-type="float" office:value="5.81666666666665" calcext:value-type="float">
            <text:p>5,81666666666665</text:p>
          </table:table-cell>
          <table:table-cell table:number-columns-repeated="4"/>
          <table:table-cell table:formula="of:=SUM(MOD(SUM([.L351]-[.L$2];[.T$2]);[.R$2]-[.L$2]);[.L$2])" office:value-type="time" office:time-value="PT09H19M59.999999999S" calcext:value-type="time">
            <text:p>09:20:00</text:p>
          </table:table-cell>
          <table:table-cell table:formula="of:=IF([.L352]&lt;[.L351];[.M351]+[.H$2];[.M351])" office:value-type="float" office:value="1140" calcext:value-type="float">
            <text:p>1140</text:p>
          </table:table-cell>
          <table:table-cell table:formula="of:=OFFSET([.C$4];[.M352];0)" office:value-type="float" office:value="43764" calcext:value-type="float">
            <text:p>43764</text:p>
          </table:table-cell>
          <table:table-cell table:formula="of:=[.L352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52];0)&lt;=[.O35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3]))" office:value-type="date" office:date-value="2019-10-12T09:38:53.683069" calcext:value-type="date">
            <text:p>2019-10-12 09:38:54</text:p>
          </table:table-cell>
          <table:table-cell table:style-name="ce7" table:formula="of:=[.A353]" office:value-type="date" office:date-value="2019-10-12T09:38:53.683069" calcext:value-type="date">
            <text:p>2019-10-12 09:38:54</text:p>
          </table:table-cell>
          <table:table-cell table:formula="of:=TRUNC([.A353])" office:value-type="float" office:value="43750" calcext:value-type="float">
            <text:p>43750</text:p>
          </table:table-cell>
          <table:table-cell table:style-name="ce12" table:formula="of:=[.B353]-[.C353]" office:value-type="date" office:date-value="1899-12-30T09:38:53.6830690736" calcext:value-type="date">
            <text:p>12/30/99 09:38 AM</text:p>
          </table:table-cell>
          <table:table-cell table:formula="of:=MOD([.E352]-[.$E$2];[.$H$2])+1+[.$E$2]" office:value-type="float" office:value="271" calcext:value-type="float">
            <text:p>271</text:p>
          </table:table-cell>
          <table:table-cell table:formula="of:=MOD([.F352]+1/[.$H$2];5)" office:value-type="float" office:value="0.833333333333322" calcext:value-type="float">
            <text:p>0,833333333333322</text:p>
          </table:table-cell>
          <table:table-cell table:formula="of:=IF([.F353]&lt;0.000001;[.G352]+2+1/[.$H$2];[.G352]+1/[.$H$2])" office:value-type="float" office:value="5.83333333333332" calcext:value-type="float">
            <text:p>5,83333333333332</text:p>
          </table:table-cell>
          <table:table-cell table:number-columns-repeated="4"/>
          <table:table-cell table:formula="of:=SUM(MOD(SUM([.L352]-[.L$2];[.T$2]);[.R$2]-[.L$2]);[.L$2])" office:value-type="time" office:time-value="PT09H29M59.999999999S" calcext:value-type="time">
            <text:p>09:30:00</text:p>
          </table:table-cell>
          <table:table-cell table:formula="of:=IF([.L353]&lt;[.L352];[.M352]+[.H$2];[.M352])" office:value-type="float" office:value="1140" calcext:value-type="float">
            <text:p>1140</text:p>
          </table:table-cell>
          <table:table-cell table:formula="of:=OFFSET([.C$4];[.M353];0)" office:value-type="float" office:value="43764" calcext:value-type="float">
            <text:p>43764</text:p>
          </table:table-cell>
          <table:table-cell table:formula="of:=[.L353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53];0)&lt;=[.O35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4]))" office:value-type="date" office:date-value="2019-10-12T09:04:30.120168" calcext:value-type="date">
            <text:p>2019-10-12 09:04:30</text:p>
          </table:table-cell>
          <table:table-cell table:style-name="ce7" table:formula="of:=[.A354]" office:value-type="date" office:date-value="2019-10-12T09:04:30.120168" calcext:value-type="date">
            <text:p>2019-10-12 09:04:30</text:p>
          </table:table-cell>
          <table:table-cell table:formula="of:=TRUNC([.A354])" office:value-type="float" office:value="43750" calcext:value-type="float">
            <text:p>43750</text:p>
          </table:table-cell>
          <table:table-cell table:style-name="ce12" table:formula="of:=[.B354]-[.C354]" office:value-type="date" office:date-value="1899-12-30T09:04:30.12016782537" calcext:value-type="date">
            <text:p>12/30/99 09:04 AM</text:p>
          </table:table-cell>
          <table:table-cell table:formula="of:=MOD([.E353]-[.$E$2];[.$H$2])+1+[.$E$2]" office:value-type="float" office:value="272" calcext:value-type="float">
            <text:p>272</text:p>
          </table:table-cell>
          <table:table-cell table:formula="of:=MOD([.F353]+1/[.$H$2];5)" office:value-type="float" office:value="0.849999999999988" calcext:value-type="float">
            <text:p>0,849999999999988</text:p>
          </table:table-cell>
          <table:table-cell table:formula="of:=IF([.F354]&lt;0.000001;[.G353]+2+1/[.$H$2];[.G353]+1/[.$H$2])" office:value-type="float" office:value="5.84999999999998" calcext:value-type="float">
            <text:p>5,84999999999998</text:p>
          </table:table-cell>
          <table:table-cell table:number-columns-repeated="4"/>
          <table:table-cell table:formula="of:=SUM(MOD(SUM([.L353]-[.L$2];[.T$2]);[.R$2]-[.L$2]);[.L$2])" office:value-type="time" office:time-value="PT09H39M59.999999999S" calcext:value-type="time">
            <text:p>09:40:00</text:p>
          </table:table-cell>
          <table:table-cell table:formula="of:=IF([.L354]&lt;[.L353];[.M353]+[.H$2];[.M353])" office:value-type="float" office:value="1140" calcext:value-type="float">
            <text:p>1140</text:p>
          </table:table-cell>
          <table:table-cell table:formula="of:=OFFSET([.C$4];[.M354];0)" office:value-type="float" office:value="43764" calcext:value-type="float">
            <text:p>43764</text:p>
          </table:table-cell>
          <table:table-cell table:formula="of:=[.L354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54];0)&lt;=[.O35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5]))" office:value-type="date" office:date-value="2019-10-12T08:54:55.387505" calcext:value-type="date">
            <text:p>2019-10-12 08:54:55</text:p>
          </table:table-cell>
          <table:table-cell table:style-name="ce7" table:formula="of:=[.A355]" office:value-type="date" office:date-value="2019-10-12T08:54:55.387505" calcext:value-type="date">
            <text:p>2019-10-12 08:54:55</text:p>
          </table:table-cell>
          <table:table-cell table:formula="of:=TRUNC([.A355])" office:value-type="float" office:value="43750" calcext:value-type="float">
            <text:p>43750</text:p>
          </table:table-cell>
          <table:table-cell table:style-name="ce12" table:formula="of:=[.B355]-[.C355]" office:value-type="date" office:date-value="1899-12-30T08:54:55.38750455249" calcext:value-type="date">
            <text:p>12/30/99 08:54 AM</text:p>
          </table:table-cell>
          <table:table-cell table:formula="of:=MOD([.E354]-[.$E$2];[.$H$2])+1+[.$E$2]" office:value-type="float" office:value="273" calcext:value-type="float">
            <text:p>273</text:p>
          </table:table-cell>
          <table:table-cell table:formula="of:=MOD([.F354]+1/[.$H$2];5)" office:value-type="float" office:value="0.866666666666655" calcext:value-type="float">
            <text:p>0,866666666666655</text:p>
          </table:table-cell>
          <table:table-cell table:formula="of:=IF([.F355]&lt;0.000001;[.G354]+2+1/[.$H$2];[.G354]+1/[.$H$2])" office:value-type="float" office:value="5.86666666666665" calcext:value-type="float">
            <text:p>5,86666666666665</text:p>
          </table:table-cell>
          <table:table-cell table:number-columns-repeated="4"/>
          <table:table-cell table:formula="of:=SUM(MOD(SUM([.L354]-[.L$2];[.T$2]);[.R$2]-[.L$2]);[.L$2])" office:value-type="time" office:time-value="PT09H49M59.999999999S" calcext:value-type="time">
            <text:p>09:50:00</text:p>
          </table:table-cell>
          <table:table-cell table:formula="of:=IF([.L355]&lt;[.L354];[.M354]+[.H$2];[.M354])" office:value-type="float" office:value="1140" calcext:value-type="float">
            <text:p>1140</text:p>
          </table:table-cell>
          <table:table-cell table:formula="of:=OFFSET([.C$4];[.M355];0)" office:value-type="float" office:value="43764" calcext:value-type="float">
            <text:p>43764</text:p>
          </table:table-cell>
          <table:table-cell table:formula="of:=[.L355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55];0)&lt;=[.O35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6]))" office:value-type="date" office:date-value="2019-10-12T09:28:54.857825" calcext:value-type="date">
            <text:p>2019-10-12 09:28:55</text:p>
          </table:table-cell>
          <table:table-cell table:style-name="ce7" table:formula="of:=[.A356]" office:value-type="date" office:date-value="2019-10-12T09:28:54.857825" calcext:value-type="date">
            <text:p>2019-10-12 09:28:55</text:p>
          </table:table-cell>
          <table:table-cell table:formula="of:=TRUNC([.A356])" office:value-type="float" office:value="43750" calcext:value-type="float">
            <text:p>43750</text:p>
          </table:table-cell>
          <table:table-cell table:style-name="ce12" table:formula="of:=[.B356]-[.C356]" office:value-type="date" office:date-value="1899-12-30T09:28:54.85782500356" calcext:value-type="date">
            <text:p>12/30/99 09:28 AM</text:p>
          </table:table-cell>
          <table:table-cell table:formula="of:=MOD([.E355]-[.$E$2];[.$H$2])+1+[.$E$2]" office:value-type="float" office:value="274" calcext:value-type="float">
            <text:p>274</text:p>
          </table:table-cell>
          <table:table-cell table:formula="of:=MOD([.F355]+1/[.$H$2];5)" office:value-type="float" office:value="0.883333333333322" calcext:value-type="float">
            <text:p>0,883333333333322</text:p>
          </table:table-cell>
          <table:table-cell table:formula="of:=IF([.F356]&lt;0.000001;[.G355]+2+1/[.$H$2];[.G355]+1/[.$H$2])" office:value-type="float" office:value="5.88333333333332" calcext:value-type="float">
            <text:p>5,88333333333332</text:p>
          </table:table-cell>
          <table:table-cell table:number-columns-repeated="4"/>
          <table:table-cell table:formula="of:=SUM(MOD(SUM([.L355]-[.L$2];[.T$2]);[.R$2]-[.L$2]);[.L$2])" office:value-type="time" office:time-value="PT09H59M59.999999999S" calcext:value-type="time">
            <text:p>10:00:00</text:p>
          </table:table-cell>
          <table:table-cell table:formula="of:=IF([.L356]&lt;[.L355];[.M355]+[.H$2];[.M355])" office:value-type="float" office:value="1140" calcext:value-type="float">
            <text:p>1140</text:p>
          </table:table-cell>
          <table:table-cell table:formula="of:=OFFSET([.C$4];[.M356];0)" office:value-type="float" office:value="43764" calcext:value-type="float">
            <text:p>43764</text:p>
          </table:table-cell>
          <table:table-cell table:formula="of:=[.L356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56];0)&lt;=[.O35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7]))" office:value-type="date" office:date-value="2019-10-12T09:11:18.59869" calcext:value-type="date">
            <text:p>2019-10-12 09:11:19</text:p>
          </table:table-cell>
          <table:table-cell table:style-name="ce7" table:formula="of:=[.A357]" office:value-type="date" office:date-value="2019-10-12T09:11:18.59869" calcext:value-type="date">
            <text:p>2019-10-12 09:11:19</text:p>
          </table:table-cell>
          <table:table-cell table:formula="of:=TRUNC([.A357])" office:value-type="float" office:value="43750" calcext:value-type="float">
            <text:p>43750</text:p>
          </table:table-cell>
          <table:table-cell table:style-name="ce12" table:formula="of:=[.B357]-[.C357]" office:value-type="date" office:date-value="1899-12-30T09:11:18.59868986998" calcext:value-type="date">
            <text:p>12/30/99 09:11 AM</text:p>
          </table:table-cell>
          <table:table-cell table:formula="of:=MOD([.E356]-[.$E$2];[.$H$2])+1+[.$E$2]" office:value-type="float" office:value="275" calcext:value-type="float">
            <text:p>275</text:p>
          </table:table-cell>
          <table:table-cell table:formula="of:=MOD([.F356]+1/[.$H$2];5)" office:value-type="float" office:value="0.899999999999988" calcext:value-type="float">
            <text:p>0,899999999999988</text:p>
          </table:table-cell>
          <table:table-cell table:formula="of:=IF([.F357]&lt;0.000001;[.G356]+2+1/[.$H$2];[.G356]+1/[.$H$2])" office:value-type="float" office:value="5.89999999999998" calcext:value-type="float">
            <text:p>5,89999999999998</text:p>
          </table:table-cell>
          <table:table-cell table:number-columns-repeated="4"/>
          <table:table-cell table:formula="of:=SUM(MOD(SUM([.L356]-[.L$2];[.T$2]);[.R$2]-[.L$2]);[.L$2])" office:value-type="time" office:time-value="PT10H09M59.999999999S" calcext:value-type="time">
            <text:p>10:10:00</text:p>
          </table:table-cell>
          <table:table-cell table:formula="of:=IF([.L357]&lt;[.L356];[.M356]+[.H$2];[.M356])" office:value-type="float" office:value="1140" calcext:value-type="float">
            <text:p>1140</text:p>
          </table:table-cell>
          <table:table-cell table:formula="of:=OFFSET([.C$4];[.M357];0)" office:value-type="float" office:value="43764" calcext:value-type="float">
            <text:p>43764</text:p>
          </table:table-cell>
          <table:table-cell table:formula="of:=[.L357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57];0)&lt;=[.O35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8]))" office:value-type="date" office:date-value="2019-10-12T09:55:48.770008" calcext:value-type="date">
            <text:p>2019-10-12 09:55:49</text:p>
          </table:table-cell>
          <table:table-cell table:style-name="ce7" table:formula="of:=[.A358]" office:value-type="date" office:date-value="2019-10-12T09:55:48.770008" calcext:value-type="date">
            <text:p>2019-10-12 09:55:49</text:p>
          </table:table-cell>
          <table:table-cell table:formula="of:=TRUNC([.A358])" office:value-type="float" office:value="43750" calcext:value-type="float">
            <text:p>43750</text:p>
          </table:table-cell>
          <table:table-cell table:style-name="ce12" table:formula="of:=[.B358]-[.C358]" office:value-type="date" office:date-value="1899-12-30T09:55:48.77000811975" calcext:value-type="date">
            <text:p>12/30/99 09:55 AM</text:p>
          </table:table-cell>
          <table:table-cell table:formula="of:=MOD([.E357]-[.$E$2];[.$H$2])+1+[.$E$2]" office:value-type="float" office:value="276" calcext:value-type="float">
            <text:p>276</text:p>
          </table:table-cell>
          <table:table-cell table:formula="of:=MOD([.F357]+1/[.$H$2];5)" office:value-type="float" office:value="0.916666666666655" calcext:value-type="float">
            <text:p>0,916666666666655</text:p>
          </table:table-cell>
          <table:table-cell table:formula="of:=IF([.F358]&lt;0.000001;[.G357]+2+1/[.$H$2];[.G357]+1/[.$H$2])" office:value-type="float" office:value="5.91666666666665" calcext:value-type="float">
            <text:p>5,91666666666665</text:p>
          </table:table-cell>
          <table:table-cell table:number-columns-repeated="4"/>
          <table:table-cell table:formula="of:=SUM(MOD(SUM([.L357]-[.L$2];[.T$2]);[.R$2]-[.L$2]);[.L$2])" office:value-type="time" office:time-value="PT10H19M59.999999999S" calcext:value-type="time">
            <text:p>10:20:00</text:p>
          </table:table-cell>
          <table:table-cell table:formula="of:=IF([.L358]&lt;[.L357];[.M357]+[.H$2];[.M357])" office:value-type="float" office:value="1140" calcext:value-type="float">
            <text:p>1140</text:p>
          </table:table-cell>
          <table:table-cell table:formula="of:=OFFSET([.C$4];[.M358];0)" office:value-type="float" office:value="43764" calcext:value-type="float">
            <text:p>43764</text:p>
          </table:table-cell>
          <table:table-cell table:formula="of:=[.L358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58];0)&lt;=[.O35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59]))" office:value-type="date" office:date-value="2019-10-12T09:48:15.754492" calcext:value-type="date">
            <text:p>2019-10-12 09:48:16</text:p>
          </table:table-cell>
          <table:table-cell table:style-name="ce7" table:formula="of:=[.A359]" office:value-type="date" office:date-value="2019-10-12T09:48:15.754492" calcext:value-type="date">
            <text:p>2019-10-12 09:48:16</text:p>
          </table:table-cell>
          <table:table-cell table:formula="of:=TRUNC([.A359])" office:value-type="float" office:value="43750" calcext:value-type="float">
            <text:p>43750</text:p>
          </table:table-cell>
          <table:table-cell table:style-name="ce12" table:formula="of:=[.B359]-[.C359]" office:value-type="date" office:date-value="1899-12-30T09:48:15.75449230615" calcext:value-type="date">
            <text:p>12/30/99 09:48 AM</text:p>
          </table:table-cell>
          <table:table-cell table:formula="of:=MOD([.E358]-[.$E$2];[.$H$2])+1+[.$E$2]" office:value-type="float" office:value="277" calcext:value-type="float">
            <text:p>277</text:p>
          </table:table-cell>
          <table:table-cell table:formula="of:=MOD([.F358]+1/[.$H$2];5)" office:value-type="float" office:value="0.933333333333322" calcext:value-type="float">
            <text:p>0,933333333333322</text:p>
          </table:table-cell>
          <table:table-cell table:formula="of:=IF([.F359]&lt;0.000001;[.G358]+2+1/[.$H$2];[.G358]+1/[.$H$2])" office:value-type="float" office:value="5.93333333333332" calcext:value-type="float">
            <text:p>5,93333333333332</text:p>
          </table:table-cell>
          <table:table-cell table:number-columns-repeated="4"/>
          <table:table-cell table:formula="of:=SUM(MOD(SUM([.L358]-[.L$2];[.T$2]);[.R$2]-[.L$2]);[.L$2])" office:value-type="time" office:time-value="PT10H29M59.999999999S" calcext:value-type="time">
            <text:p>10:30:00</text:p>
          </table:table-cell>
          <table:table-cell table:formula="of:=IF([.L359]&lt;[.L358];[.M358]+[.H$2];[.M358])" office:value-type="float" office:value="1140" calcext:value-type="float">
            <text:p>1140</text:p>
          </table:table-cell>
          <table:table-cell table:formula="of:=OFFSET([.C$4];[.M359];0)" office:value-type="float" office:value="43764" calcext:value-type="float">
            <text:p>43764</text:p>
          </table:table-cell>
          <table:table-cell table:formula="of:=[.L359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59];0)&lt;=[.O35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0]))" office:value-type="date" office:date-value="2019-10-12T09:45:41.54797" calcext:value-type="date">
            <text:p>2019-10-12 09:45:42</text:p>
          </table:table-cell>
          <table:table-cell table:style-name="ce7" table:formula="of:=[.A360]" office:value-type="date" office:date-value="2019-10-12T09:45:41.54797" calcext:value-type="date">
            <text:p>2019-10-12 09:45:42</text:p>
          </table:table-cell>
          <table:table-cell table:formula="of:=TRUNC([.A360])" office:value-type="float" office:value="43750" calcext:value-type="float">
            <text:p>43750</text:p>
          </table:table-cell>
          <table:table-cell table:style-name="ce12" table:formula="of:=[.B360]-[.C360]" office:value-type="date" office:date-value="1899-12-30T09:45:41.5479704272" calcext:value-type="date">
            <text:p>12/30/99 09:45 AM</text:p>
          </table:table-cell>
          <table:table-cell table:formula="of:=MOD([.E359]-[.$E$2];[.$H$2])+1+[.$E$2]" office:value-type="float" office:value="278" calcext:value-type="float">
            <text:p>278</text:p>
          </table:table-cell>
          <table:table-cell table:formula="of:=MOD([.F359]+1/[.$H$2];5)" office:value-type="float" office:value="0.949999999999989" calcext:value-type="float">
            <text:p>0,949999999999989</text:p>
          </table:table-cell>
          <table:table-cell table:formula="of:=IF([.F360]&lt;0.000001;[.G359]+2+1/[.$H$2];[.G359]+1/[.$H$2])" office:value-type="float" office:value="5.94999999999998" calcext:value-type="float">
            <text:p>5,94999999999998</text:p>
          </table:table-cell>
          <table:table-cell table:number-columns-repeated="4"/>
          <table:table-cell table:formula="of:=SUM(MOD(SUM([.L359]-[.L$2];[.T$2]);[.R$2]-[.L$2]);[.L$2])" office:value-type="time" office:time-value="PT10H39M59.999999999S" calcext:value-type="time">
            <text:p>10:40:00</text:p>
          </table:table-cell>
          <table:table-cell table:formula="of:=IF([.L360]&lt;[.L359];[.M359]+[.H$2];[.M359])" office:value-type="float" office:value="1140" calcext:value-type="float">
            <text:p>1140</text:p>
          </table:table-cell>
          <table:table-cell table:formula="of:=OFFSET([.C$4];[.M360];0)" office:value-type="float" office:value="43764" calcext:value-type="float">
            <text:p>43764</text:p>
          </table:table-cell>
          <table:table-cell table:formula="of:=[.L360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60];0)&lt;=[.O36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1]))" office:value-type="date" office:date-value="2019-10-12T09:54:24.35399" calcext:value-type="date">
            <text:p>2019-10-12 09:54:24</text:p>
          </table:table-cell>
          <table:table-cell table:style-name="ce7" table:formula="of:=[.A361]" office:value-type="date" office:date-value="2019-10-12T09:54:24.35399" calcext:value-type="date">
            <text:p>2019-10-12 09:54:24</text:p>
          </table:table-cell>
          <table:table-cell table:formula="of:=TRUNC([.A361])" office:value-type="float" office:value="43750" calcext:value-type="float">
            <text:p>43750</text:p>
          </table:table-cell>
          <table:table-cell table:style-name="ce12" table:formula="of:=[.B361]-[.C361]" office:value-type="date" office:date-value="1899-12-30T09:54:24.35399043839" calcext:value-type="date">
            <text:p>12/30/99 09:54 AM</text:p>
          </table:table-cell>
          <table:table-cell table:formula="of:=MOD([.E360]-[.$E$2];[.$H$2])+1+[.$E$2]" office:value-type="float" office:value="279" calcext:value-type="float">
            <text:p>279</text:p>
          </table:table-cell>
          <table:table-cell table:formula="of:=MOD([.F360]+1/[.$H$2];5)" office:value-type="float" office:value="0.966666666666655" calcext:value-type="float">
            <text:p>0,966666666666655</text:p>
          </table:table-cell>
          <table:table-cell table:formula="of:=IF([.F361]&lt;0.000001;[.G360]+2+1/[.$H$2];[.G360]+1/[.$H$2])" office:value-type="float" office:value="5.96666666666665" calcext:value-type="float">
            <text:p>5,96666666666665</text:p>
          </table:table-cell>
          <table:table-cell table:number-columns-repeated="4"/>
          <table:table-cell table:formula="of:=SUM(MOD(SUM([.L360]-[.L$2];[.T$2]);[.R$2]-[.L$2]);[.L$2])" office:value-type="time" office:time-value="PT10H49M59.999999999S" calcext:value-type="time">
            <text:p>10:50:00</text:p>
          </table:table-cell>
          <table:table-cell table:formula="of:=IF([.L361]&lt;[.L360];[.M360]+[.H$2];[.M360])" office:value-type="float" office:value="1140" calcext:value-type="float">
            <text:p>1140</text:p>
          </table:table-cell>
          <table:table-cell table:formula="of:=OFFSET([.C$4];[.M361];0)" office:value-type="float" office:value="43764" calcext:value-type="float">
            <text:p>43764</text:p>
          </table:table-cell>
          <table:table-cell table:formula="of:=[.L361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61];0)&lt;=[.O36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2]))" office:value-type="date" office:date-value="2019-10-12T09:33:30.848577" calcext:value-type="date">
            <text:p>2019-10-12 09:33:31</text:p>
          </table:table-cell>
          <table:table-cell table:style-name="ce7" table:formula="of:=[.A362]" office:value-type="date" office:date-value="2019-10-12T09:33:30.848577" calcext:value-type="date">
            <text:p>2019-10-12 09:33:31</text:p>
          </table:table-cell>
          <table:table-cell table:formula="of:=TRUNC([.A362])" office:value-type="float" office:value="43750" calcext:value-type="float">
            <text:p>43750</text:p>
          </table:table-cell>
          <table:table-cell table:style-name="ce12" table:formula="of:=[.B362]-[.C362]" office:value-type="date" office:date-value="1899-12-30T09:33:30.84857680835" calcext:value-type="date">
            <text:p>12/30/99 09:33 AM</text:p>
          </table:table-cell>
          <table:table-cell table:formula="of:=MOD([.E361]-[.$E$2];[.$H$2])+1+[.$E$2]" office:value-type="float" office:value="280" calcext:value-type="float">
            <text:p>280</text:p>
          </table:table-cell>
          <table:table-cell table:formula="of:=MOD([.F361]+1/[.$H$2];5)" office:value-type="float" office:value="0.983333333333322" calcext:value-type="float">
            <text:p>0,983333333333322</text:p>
          </table:table-cell>
          <table:table-cell table:formula="of:=IF([.F362]&lt;0.000001;[.G361]+2+1/[.$H$2];[.G361]+1/[.$H$2])" office:value-type="float" office:value="5.98333333333332" calcext:value-type="float">
            <text:p>5,98333333333332</text:p>
          </table:table-cell>
          <table:table-cell table:number-columns-repeated="4"/>
          <table:table-cell table:formula="of:=SUM(MOD(SUM([.L361]-[.L$2];[.T$2]);[.R$2]-[.L$2]);[.L$2])" office:value-type="time" office:time-value="PT10H59M59.999999999S" calcext:value-type="time">
            <text:p>11:00:00</text:p>
          </table:table-cell>
          <table:table-cell table:formula="of:=IF([.L362]&lt;[.L361];[.M361]+[.H$2];[.M361])" office:value-type="float" office:value="1140" calcext:value-type="float">
            <text:p>1140</text:p>
          </table:table-cell>
          <table:table-cell table:formula="of:=OFFSET([.C$4];[.M362];0)" office:value-type="float" office:value="43764" calcext:value-type="float">
            <text:p>43764</text:p>
          </table:table-cell>
          <table:table-cell table:formula="of:=[.L362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62];0)&lt;=[.O36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3]))" office:value-type="date" office:date-value="2019-10-12T09:25:17.135118" calcext:value-type="date">
            <text:p>2019-10-12 09:25:17</text:p>
          </table:table-cell>
          <table:table-cell table:style-name="ce7" table:formula="of:=[.A363]" office:value-type="date" office:date-value="2019-10-12T09:25:17.135118" calcext:value-type="date">
            <text:p>2019-10-12 09:25:17</text:p>
          </table:table-cell>
          <table:table-cell table:formula="of:=TRUNC([.A363])" office:value-type="float" office:value="43750" calcext:value-type="float">
            <text:p>43750</text:p>
          </table:table-cell>
          <table:table-cell table:style-name="ce12" table:formula="of:=[.B363]-[.C363]" office:value-type="date" office:date-value="1899-12-30T09:25:17.1351180179" calcext:value-type="date">
            <text:p>12/30/99 09:25 AM</text:p>
          </table:table-cell>
          <table:table-cell table:formula="of:=MOD([.E362]-[.$E$2];[.$H$2])+1+[.$E$2]" office:value-type="float" office:value="221" calcext:value-type="float">
            <text:p>221</text:p>
          </table:table-cell>
          <table:table-cell table:formula="of:=MOD([.F362]+1/[.$H$2];5)" office:value-type="float" office:value="0.999999999999989" calcext:value-type="float">
            <text:p>0,999999999999989</text:p>
          </table:table-cell>
          <table:table-cell table:formula="of:=IF([.F363]&lt;0.000001;[.G362]+2+1/[.$H$2];[.G362]+1/[.$H$2])" office:value-type="float" office:value="5.99999999999998" calcext:value-type="float">
            <text:p>5,99999999999998</text:p>
          </table:table-cell>
          <table:table-cell table:number-columns-repeated="4"/>
          <table:table-cell table:formula="of:=SUM(MOD(SUM([.L362]-[.L$2];[.T$2]);[.R$2]-[.L$2]);[.L$2])" office:value-type="time" office:time-value="PT08H09M59.999999999S" calcext:value-type="time">
            <text:p>08:10:00</text:p>
          </table:table-cell>
          <table:table-cell table:formula="of:=IF([.L363]&lt;[.L362];[.M362]+[.H$2];[.M362])" office:value-type="float" office:value="1200" calcext:value-type="float">
            <text:p>1200</text:p>
          </table:table-cell>
          <table:table-cell table:formula="of:=OFFSET([.C$4];[.M363];0)" office:value-type="float" office:value="43765" calcext:value-type="float">
            <text:p>43765</text:p>
          </table:table-cell>
          <table:table-cell table:formula="of:=[.L363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63];0)&lt;=[.O36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4]))" office:value-type="date" office:date-value="2019-10-13T09:41:10.428107" calcext:value-type="date">
            <text:p>2019-10-13 09:41:10</text:p>
          </table:table-cell>
          <table:table-cell table:style-name="ce7" table:formula="of:=[.A364]" office:value-type="date" office:date-value="2019-10-13T09:41:10.428107" calcext:value-type="date">
            <text:p>2019-10-13 09:41:10</text:p>
          </table:table-cell>
          <table:table-cell table:formula="of:=TRUNC([.A364])" office:value-type="float" office:value="43751" calcext:value-type="float">
            <text:p>43751</text:p>
          </table:table-cell>
          <table:table-cell table:style-name="ce12" table:formula="of:=[.B364]-[.C364]" office:value-type="date" office:date-value="1899-12-30T09:41:10.4281072598" calcext:value-type="date">
            <text:p>12/30/99 09:41 AM</text:p>
          </table:table-cell>
          <table:table-cell table:formula="of:=MOD([.E363]-[.$E$2];[.$H$2])+1+[.$E$2]" office:value-type="float" office:value="222" calcext:value-type="float">
            <text:p>222</text:p>
          </table:table-cell>
          <table:table-cell table:formula="of:=MOD([.F363]+1/[.$H$2];5)" office:value-type="float" office:value="1.01666666666666" calcext:value-type="float">
            <text:p>1,01666666666666</text:p>
          </table:table-cell>
          <table:table-cell table:formula="of:=IF([.F364]&lt;0.000001;[.G363]+2+1/[.$H$2];[.G363]+1/[.$H$2])" office:value-type="float" office:value="6.01666666666665" calcext:value-type="float">
            <text:p>6,01666666666665</text:p>
          </table:table-cell>
          <table:table-cell table:number-columns-repeated="4"/>
          <table:table-cell table:formula="of:=SUM(MOD(SUM([.L363]-[.L$2];[.T$2]);[.R$2]-[.L$2]);[.L$2])" office:value-type="time" office:time-value="PT08H19M59.999999999S" calcext:value-type="time">
            <text:p>08:20:00</text:p>
          </table:table-cell>
          <table:table-cell table:formula="of:=IF([.L364]&lt;[.L363];[.M363]+[.H$2];[.M363])" office:value-type="float" office:value="1200" calcext:value-type="float">
            <text:p>1200</text:p>
          </table:table-cell>
          <table:table-cell table:formula="of:=OFFSET([.C$4];[.M364];0)" office:value-type="float" office:value="43765" calcext:value-type="float">
            <text:p>43765</text:p>
          </table:table-cell>
          <table:table-cell table:formula="of:=[.L364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64];0)&lt;=[.O36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5]))" office:value-type="date" office:date-value="2019-10-13T09:36:33.729584" calcext:value-type="date">
            <text:p>2019-10-13 09:36:34</text:p>
          </table:table-cell>
          <table:table-cell table:style-name="ce7" table:formula="of:=[.A365]" office:value-type="date" office:date-value="2019-10-13T09:36:33.729584" calcext:value-type="date">
            <text:p>2019-10-13 09:36:34</text:p>
          </table:table-cell>
          <table:table-cell table:formula="of:=TRUNC([.A365])" office:value-type="float" office:value="43751" calcext:value-type="float">
            <text:p>43751</text:p>
          </table:table-cell>
          <table:table-cell table:style-name="ce12" table:formula="of:=[.B365]-[.C365]" office:value-type="date" office:date-value="1899-12-30T09:36:33.7295835698" calcext:value-type="date">
            <text:p>12/30/99 09:36 AM</text:p>
          </table:table-cell>
          <table:table-cell table:formula="of:=MOD([.E364]-[.$E$2];[.$H$2])+1+[.$E$2]" office:value-type="float" office:value="223" calcext:value-type="float">
            <text:p>223</text:p>
          </table:table-cell>
          <table:table-cell table:formula="of:=MOD([.F364]+1/[.$H$2];5)" office:value-type="float" office:value="1.03333333333332" calcext:value-type="float">
            <text:p>1,03333333333332</text:p>
          </table:table-cell>
          <table:table-cell table:formula="of:=IF([.F365]&lt;0.000001;[.G364]+2+1/[.$H$2];[.G364]+1/[.$H$2])" office:value-type="float" office:value="6.03333333333332" calcext:value-type="float">
            <text:p>6,03333333333332</text:p>
          </table:table-cell>
          <table:table-cell table:number-columns-repeated="4"/>
          <table:table-cell table:formula="of:=SUM(MOD(SUM([.L364]-[.L$2];[.T$2]);[.R$2]-[.L$2]);[.L$2])" office:value-type="time" office:time-value="PT08H29M59.999999999S" calcext:value-type="time">
            <text:p>08:30:00</text:p>
          </table:table-cell>
          <table:table-cell table:formula="of:=IF([.L365]&lt;[.L364];[.M364]+[.H$2];[.M364])" office:value-type="float" office:value="1200" calcext:value-type="float">
            <text:p>1200</text:p>
          </table:table-cell>
          <table:table-cell table:formula="of:=OFFSET([.C$4];[.M365];0)" office:value-type="float" office:value="43765" calcext:value-type="float">
            <text:p>43765</text:p>
          </table:table-cell>
          <table:table-cell table:formula="of:=[.L365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65];0)&lt;=[.O36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6]))" office:value-type="date" office:date-value="2019-10-13T09:44:44.07263" calcext:value-type="date">
            <text:p>2019-10-13 09:44:44</text:p>
          </table:table-cell>
          <table:table-cell table:style-name="ce7" table:formula="of:=[.A366]" office:value-type="date" office:date-value="2019-10-13T09:44:44.07263" calcext:value-type="date">
            <text:p>2019-10-13 09:44:44</text:p>
          </table:table-cell>
          <table:table-cell table:formula="of:=TRUNC([.A366])" office:value-type="float" office:value="43751" calcext:value-type="float">
            <text:p>43751</text:p>
          </table:table-cell>
          <table:table-cell table:style-name="ce12" table:formula="of:=[.B366]-[.C366]" office:value-type="date" office:date-value="1899-12-30T09:44:44.07262964174" calcext:value-type="date">
            <text:p>12/30/99 09:44 AM</text:p>
          </table:table-cell>
          <table:table-cell table:formula="of:=MOD([.E365]-[.$E$2];[.$H$2])+1+[.$E$2]" office:value-type="float" office:value="224" calcext:value-type="float">
            <text:p>224</text:p>
          </table:table-cell>
          <table:table-cell table:formula="of:=MOD([.F365]+1/[.$H$2];5)" office:value-type="float" office:value="1.04999999999999" calcext:value-type="float">
            <text:p>1,04999999999999</text:p>
          </table:table-cell>
          <table:table-cell table:formula="of:=IF([.F366]&lt;0.000001;[.G365]+2+1/[.$H$2];[.G365]+1/[.$H$2])" office:value-type="float" office:value="6.04999999999998" calcext:value-type="float">
            <text:p>6,04999999999998</text:p>
          </table:table-cell>
          <table:table-cell table:number-columns-repeated="4"/>
          <table:table-cell table:formula="of:=SUM(MOD(SUM([.L365]-[.L$2];[.T$2]);[.R$2]-[.L$2]);[.L$2])" office:value-type="time" office:time-value="PT08H39M59.999999999S" calcext:value-type="time">
            <text:p>08:40:00</text:p>
          </table:table-cell>
          <table:table-cell table:formula="of:=IF([.L366]&lt;[.L365];[.M365]+[.H$2];[.M365])" office:value-type="float" office:value="1200" calcext:value-type="float">
            <text:p>1200</text:p>
          </table:table-cell>
          <table:table-cell table:formula="of:=OFFSET([.C$4];[.M366];0)" office:value-type="float" office:value="43765" calcext:value-type="float">
            <text:p>43765</text:p>
          </table:table-cell>
          <table:table-cell table:formula="of:=[.L366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66];0)&lt;=[.O36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7]))" office:value-type="date" office:date-value="2019-10-13T09:20:51.61632" calcext:value-type="date">
            <text:p>2019-10-13 09:20:52</text:p>
          </table:table-cell>
          <table:table-cell table:style-name="ce7" table:formula="of:=[.A367]" office:value-type="date" office:date-value="2019-10-13T09:20:51.61632" calcext:value-type="date">
            <text:p>2019-10-13 09:20:52</text:p>
          </table:table-cell>
          <table:table-cell table:formula="of:=TRUNC([.A367])" office:value-type="float" office:value="43751" calcext:value-type="float">
            <text:p>43751</text:p>
          </table:table-cell>
          <table:table-cell table:style-name="ce12" table:formula="of:=[.B367]-[.C367]" office:value-type="date" office:date-value="1899-12-30T09:20:51.61631957162" calcext:value-type="date">
            <text:p>12/30/99 09:20 AM</text:p>
          </table:table-cell>
          <table:table-cell table:formula="of:=MOD([.E366]-[.$E$2];[.$H$2])+1+[.$E$2]" office:value-type="float" office:value="225" calcext:value-type="float">
            <text:p>225</text:p>
          </table:table-cell>
          <table:table-cell table:formula="of:=MOD([.F366]+1/[.$H$2];5)" office:value-type="float" office:value="1.06666666666666" calcext:value-type="float">
            <text:p>1,06666666666666</text:p>
          </table:table-cell>
          <table:table-cell table:formula="of:=IF([.F367]&lt;0.000001;[.G366]+2+1/[.$H$2];[.G366]+1/[.$H$2])" office:value-type="float" office:value="6.06666666666665" calcext:value-type="float">
            <text:p>6,06666666666665</text:p>
          </table:table-cell>
          <table:table-cell table:number-columns-repeated="4"/>
          <table:table-cell table:formula="of:=SUM(MOD(SUM([.L366]-[.L$2];[.T$2]);[.R$2]-[.L$2]);[.L$2])" office:value-type="time" office:time-value="PT08H49M59.999999999S" calcext:value-type="time">
            <text:p>08:50:00</text:p>
          </table:table-cell>
          <table:table-cell table:formula="of:=IF([.L367]&lt;[.L366];[.M366]+[.H$2];[.M366])" office:value-type="float" office:value="1200" calcext:value-type="float">
            <text:p>1200</text:p>
          </table:table-cell>
          <table:table-cell table:formula="of:=OFFSET([.C$4];[.M367];0)" office:value-type="float" office:value="43765" calcext:value-type="float">
            <text:p>43765</text:p>
          </table:table-cell>
          <table:table-cell table:formula="of:=[.L367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67];0)&lt;=[.O36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8]))" office:value-type="date" office:date-value="2019-10-13T09:54:59.382013" calcext:value-type="date">
            <text:p>2019-10-13 09:54:59</text:p>
          </table:table-cell>
          <table:table-cell table:style-name="ce7" table:formula="of:=[.A368]" office:value-type="date" office:date-value="2019-10-13T09:54:59.382013" calcext:value-type="date">
            <text:p>2019-10-13 09:54:59</text:p>
          </table:table-cell>
          <table:table-cell table:formula="of:=TRUNC([.A368])" office:value-type="float" office:value="43751" calcext:value-type="float">
            <text:p>43751</text:p>
          </table:table-cell>
          <table:table-cell table:style-name="ce12" table:formula="of:=[.B368]-[.C368]" office:value-type="date" office:date-value="1899-12-30T09:54:59.38201345503" calcext:value-type="date">
            <text:p>12/30/99 09:54 AM</text:p>
          </table:table-cell>
          <table:table-cell table:formula="of:=MOD([.E367]-[.$E$2];[.$H$2])+1+[.$E$2]" office:value-type="float" office:value="226" calcext:value-type="float">
            <text:p>226</text:p>
          </table:table-cell>
          <table:table-cell table:formula="of:=MOD([.F367]+1/[.$H$2];5)" office:value-type="float" office:value="1.08333333333332" calcext:value-type="float">
            <text:p>1,08333333333332</text:p>
          </table:table-cell>
          <table:table-cell table:formula="of:=IF([.F368]&lt;0.000001;[.G367]+2+1/[.$H$2];[.G367]+1/[.$H$2])" office:value-type="float" office:value="6.08333333333332" calcext:value-type="float">
            <text:p>6,08333333333332</text:p>
          </table:table-cell>
          <table:table-cell table:number-columns-repeated="4"/>
          <table:table-cell table:formula="of:=SUM(MOD(SUM([.L367]-[.L$2];[.T$2]);[.R$2]-[.L$2]);[.L$2])" office:value-type="time" office:time-value="PT08H59M59.999999999S" calcext:value-type="time">
            <text:p>09:00:00</text:p>
          </table:table-cell>
          <table:table-cell table:formula="of:=IF([.L368]&lt;[.L367];[.M367]+[.H$2];[.M367])" office:value-type="float" office:value="1200" calcext:value-type="float">
            <text:p>1200</text:p>
          </table:table-cell>
          <table:table-cell table:formula="of:=OFFSET([.C$4];[.M368];0)" office:value-type="float" office:value="43765" calcext:value-type="float">
            <text:p>43765</text:p>
          </table:table-cell>
          <table:table-cell table:formula="of:=[.L368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68];0)&lt;=[.O36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69]))" office:value-type="date" office:date-value="2019-10-13T09:46:14.883015" calcext:value-type="date">
            <text:p>2019-10-13 09:46:15</text:p>
          </table:table-cell>
          <table:table-cell table:style-name="ce7" table:formula="of:=[.A369]" office:value-type="date" office:date-value="2019-10-13T09:46:14.883015" calcext:value-type="date">
            <text:p>2019-10-13 09:46:15</text:p>
          </table:table-cell>
          <table:table-cell table:formula="of:=TRUNC([.A369])" office:value-type="float" office:value="43751" calcext:value-type="float">
            <text:p>43751</text:p>
          </table:table-cell>
          <table:table-cell table:style-name="ce12" table:formula="of:=[.B369]-[.C369]" office:value-type="date" office:date-value="1899-12-30T09:46:14.88301517442" calcext:value-type="date">
            <text:p>12/30/99 09:46 AM</text:p>
          </table:table-cell>
          <table:table-cell table:formula="of:=MOD([.E368]-[.$E$2];[.$H$2])+1+[.$E$2]" office:value-type="float" office:value="227" calcext:value-type="float">
            <text:p>227</text:p>
          </table:table-cell>
          <table:table-cell table:formula="of:=MOD([.F368]+1/[.$H$2];5)" office:value-type="float" office:value="1.09999999999999" calcext:value-type="float">
            <text:p>1,09999999999999</text:p>
          </table:table-cell>
          <table:table-cell table:formula="of:=IF([.F369]&lt;0.000001;[.G368]+2+1/[.$H$2];[.G368]+1/[.$H$2])" office:value-type="float" office:value="6.09999999999998" calcext:value-type="float">
            <text:p>6,09999999999998</text:p>
          </table:table-cell>
          <table:table-cell table:number-columns-repeated="4"/>
          <table:table-cell table:formula="of:=SUM(MOD(SUM([.L368]-[.L$2];[.T$2]);[.R$2]-[.L$2]);[.L$2])" office:value-type="time" office:time-value="PT09H09M59.999999999S" calcext:value-type="time">
            <text:p>09:10:00</text:p>
          </table:table-cell>
          <table:table-cell table:formula="of:=IF([.L369]&lt;[.L368];[.M368]+[.H$2];[.M368])" office:value-type="float" office:value="1200" calcext:value-type="float">
            <text:p>1200</text:p>
          </table:table-cell>
          <table:table-cell table:formula="of:=OFFSET([.C$4];[.M369];0)" office:value-type="float" office:value="43765" calcext:value-type="float">
            <text:p>43765</text:p>
          </table:table-cell>
          <table:table-cell table:formula="of:=[.L369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69];0)&lt;=[.O36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0]))" office:value-type="date" office:date-value="2019-10-13T09:41:53.470221" calcext:value-type="date">
            <text:p>2019-10-13 09:41:53</text:p>
          </table:table-cell>
          <table:table-cell table:style-name="ce7" table:formula="of:=[.A370]" office:value-type="date" office:date-value="2019-10-13T09:41:53.470221" calcext:value-type="date">
            <text:p>2019-10-13 09:41:53</text:p>
          </table:table-cell>
          <table:table-cell table:formula="of:=TRUNC([.A370])" office:value-type="float" office:value="43751" calcext:value-type="float">
            <text:p>43751</text:p>
          </table:table-cell>
          <table:table-cell table:style-name="ce12" table:formula="of:=[.B370]-[.C370]" office:value-type="date" office:date-value="1899-12-30T09:41:53.47022065893" calcext:value-type="date">
            <text:p>12/30/99 09:41 AM</text:p>
          </table:table-cell>
          <table:table-cell table:formula="of:=MOD([.E369]-[.$E$2];[.$H$2])+1+[.$E$2]" office:value-type="float" office:value="228" calcext:value-type="float">
            <text:p>228</text:p>
          </table:table-cell>
          <table:table-cell table:formula="of:=MOD([.F369]+1/[.$H$2];5)" office:value-type="float" office:value="1.11666666666666" calcext:value-type="float">
            <text:p>1,11666666666666</text:p>
          </table:table-cell>
          <table:table-cell table:formula="of:=IF([.F370]&lt;0.000001;[.G369]+2+1/[.$H$2];[.G369]+1/[.$H$2])" office:value-type="float" office:value="6.11666666666665" calcext:value-type="float">
            <text:p>6,11666666666665</text:p>
          </table:table-cell>
          <table:table-cell table:number-columns-repeated="4"/>
          <table:table-cell table:formula="of:=SUM(MOD(SUM([.L369]-[.L$2];[.T$2]);[.R$2]-[.L$2]);[.L$2])" office:value-type="time" office:time-value="PT09H19M59.999999999S" calcext:value-type="time">
            <text:p>09:20:00</text:p>
          </table:table-cell>
          <table:table-cell table:formula="of:=IF([.L370]&lt;[.L369];[.M369]+[.H$2];[.M369])" office:value-type="float" office:value="1200" calcext:value-type="float">
            <text:p>1200</text:p>
          </table:table-cell>
          <table:table-cell table:formula="of:=OFFSET([.C$4];[.M370];0)" office:value-type="float" office:value="43765" calcext:value-type="float">
            <text:p>43765</text:p>
          </table:table-cell>
          <table:table-cell table:formula="of:=[.L370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70];0)&lt;=[.O370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1]))" office:value-type="date" office:date-value="2019-10-13T09:13:37.473806" calcext:value-type="date">
            <text:p>2019-10-13 09:13:37</text:p>
          </table:table-cell>
          <table:table-cell table:style-name="ce7" table:formula="of:=[.A371]" office:value-type="date" office:date-value="2019-10-13T09:13:37.473806" calcext:value-type="date">
            <text:p>2019-10-13 09:13:37</text:p>
          </table:table-cell>
          <table:table-cell table:formula="of:=TRUNC([.A371])" office:value-type="float" office:value="43751" calcext:value-type="float">
            <text:p>43751</text:p>
          </table:table-cell>
          <table:table-cell table:style-name="ce12" table:formula="of:=[.B371]-[.C371]" office:value-type="date" office:date-value="1899-12-30T09:13:37.47380602174" calcext:value-type="date">
            <text:p>12/30/99 09:13 AM</text:p>
          </table:table-cell>
          <table:table-cell table:formula="of:=MOD([.E370]-[.$E$2];[.$H$2])+1+[.$E$2]" office:value-type="float" office:value="229" calcext:value-type="float">
            <text:p>229</text:p>
          </table:table-cell>
          <table:table-cell table:formula="of:=MOD([.F370]+1/[.$H$2];5)" office:value-type="float" office:value="1.13333333333332" calcext:value-type="float">
            <text:p>1,13333333333332</text:p>
          </table:table-cell>
          <table:table-cell table:formula="of:=IF([.F371]&lt;0.000001;[.G370]+2+1/[.$H$2];[.G370]+1/[.$H$2])" office:value-type="float" office:value="6.13333333333332" calcext:value-type="float">
            <text:p>6,13333333333332</text:p>
          </table:table-cell>
          <table:table-cell table:number-columns-repeated="4"/>
          <table:table-cell table:formula="of:=SUM(MOD(SUM([.L370]-[.L$2];[.T$2]);[.R$2]-[.L$2]);[.L$2])" office:value-type="time" office:time-value="PT09H29M59.999999999S" calcext:value-type="time">
            <text:p>09:30:00</text:p>
          </table:table-cell>
          <table:table-cell table:formula="of:=IF([.L371]&lt;[.L370];[.M370]+[.H$2];[.M370])" office:value-type="float" office:value="1200" calcext:value-type="float">
            <text:p>1200</text:p>
          </table:table-cell>
          <table:table-cell table:formula="of:=OFFSET([.C$4];[.M371];0)" office:value-type="float" office:value="43765" calcext:value-type="float">
            <text:p>43765</text:p>
          </table:table-cell>
          <table:table-cell table:formula="of:=[.L371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71];0)&lt;=[.O37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2]))" office:value-type="date" office:date-value="2019-10-13T09:57:19.266517" calcext:value-type="date">
            <text:p>2019-10-13 09:57:19</text:p>
          </table:table-cell>
          <table:table-cell table:style-name="ce7" table:formula="of:=[.A372]" office:value-type="date" office:date-value="2019-10-13T09:57:19.266517" calcext:value-type="date">
            <text:p>2019-10-13 09:57:19</text:p>
          </table:table-cell>
          <table:table-cell table:formula="of:=TRUNC([.A372])" office:value-type="float" office:value="43751" calcext:value-type="float">
            <text:p>43751</text:p>
          </table:table-cell>
          <table:table-cell table:style-name="ce12" table:formula="of:=[.B372]-[.C372]" office:value-type="date" office:date-value="1899-12-30T09:57:19.26651673391" calcext:value-type="date">
            <text:p>12/30/99 09:57 AM</text:p>
          </table:table-cell>
          <table:table-cell table:formula="of:=MOD([.E371]-[.$E$2];[.$H$2])+1+[.$E$2]" office:value-type="float" office:value="230" calcext:value-type="float">
            <text:p>230</text:p>
          </table:table-cell>
          <table:table-cell table:formula="of:=MOD([.F371]+1/[.$H$2];5)" office:value-type="float" office:value="1.14999999999999" calcext:value-type="float">
            <text:p>1,14999999999999</text:p>
          </table:table-cell>
          <table:table-cell table:formula="of:=IF([.F372]&lt;0.000001;[.G371]+2+1/[.$H$2];[.G371]+1/[.$H$2])" office:value-type="float" office:value="6.14999999999998" calcext:value-type="float">
            <text:p>6,14999999999998</text:p>
          </table:table-cell>
          <table:table-cell table:number-columns-repeated="4"/>
          <table:table-cell table:formula="of:=SUM(MOD(SUM([.L371]-[.L$2];[.T$2]);[.R$2]-[.L$2]);[.L$2])" office:value-type="time" office:time-value="PT09H39M59.999999999S" calcext:value-type="time">
            <text:p>09:40:00</text:p>
          </table:table-cell>
          <table:table-cell table:formula="of:=IF([.L372]&lt;[.L371];[.M371]+[.H$2];[.M371])" office:value-type="float" office:value="1200" calcext:value-type="float">
            <text:p>1200</text:p>
          </table:table-cell>
          <table:table-cell table:formula="of:=OFFSET([.C$4];[.M372];0)" office:value-type="float" office:value="43765" calcext:value-type="float">
            <text:p>43765</text:p>
          </table:table-cell>
          <table:table-cell table:formula="of:=[.L372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72];0)&lt;=[.O37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3]))" office:value-type="date" office:date-value="2019-10-13T09:43:59.067361" calcext:value-type="date">
            <text:p>2019-10-13 09:43:59</text:p>
          </table:table-cell>
          <table:table-cell table:style-name="ce7" table:formula="of:=[.A373]" office:value-type="date" office:date-value="2019-10-13T09:43:59.067361" calcext:value-type="date">
            <text:p>2019-10-13 09:43:59</text:p>
          </table:table-cell>
          <table:table-cell table:formula="of:=TRUNC([.A373])" office:value-type="float" office:value="43751" calcext:value-type="float">
            <text:p>43751</text:p>
          </table:table-cell>
          <table:table-cell table:style-name="ce12" table:formula="of:=[.B373]-[.C373]" office:value-type="date" office:date-value="1899-12-30T09:43:59.06736115459" calcext:value-type="date">
            <text:p>12/30/99 09:43 AM</text:p>
          </table:table-cell>
          <table:table-cell table:formula="of:=MOD([.E372]-[.$E$2];[.$H$2])+1+[.$E$2]" office:value-type="float" office:value="231" calcext:value-type="float">
            <text:p>231</text:p>
          </table:table-cell>
          <table:table-cell table:formula="of:=MOD([.F372]+1/[.$H$2];5)" office:value-type="float" office:value="1.16666666666666" calcext:value-type="float">
            <text:p>1,16666666666666</text:p>
          </table:table-cell>
          <table:table-cell table:formula="of:=IF([.F373]&lt;0.000001;[.G372]+2+1/[.$H$2];[.G372]+1/[.$H$2])" office:value-type="float" office:value="6.16666666666665" calcext:value-type="float">
            <text:p>6,16666666666665</text:p>
          </table:table-cell>
          <table:table-cell table:number-columns-repeated="4"/>
          <table:table-cell table:formula="of:=SUM(MOD(SUM([.L372]-[.L$2];[.T$2]);[.R$2]-[.L$2]);[.L$2])" office:value-type="time" office:time-value="PT09H49M59.999999999S" calcext:value-type="time">
            <text:p>09:50:00</text:p>
          </table:table-cell>
          <table:table-cell table:formula="of:=IF([.L373]&lt;[.L372];[.M372]+[.H$2];[.M372])" office:value-type="float" office:value="1200" calcext:value-type="float">
            <text:p>1200</text:p>
          </table:table-cell>
          <table:table-cell table:formula="of:=OFFSET([.C$4];[.M373];0)" office:value-type="float" office:value="43765" calcext:value-type="float">
            <text:p>43765</text:p>
          </table:table-cell>
          <table:table-cell table:formula="of:=[.L373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73];0)&lt;=[.O37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4]))" office:value-type="date" office:date-value="2019-10-13T09:22:27.112368" calcext:value-type="date">
            <text:p>2019-10-13 09:22:27</text:p>
          </table:table-cell>
          <table:table-cell table:style-name="ce7" table:formula="of:=[.A374]" office:value-type="date" office:date-value="2019-10-13T09:22:27.112368" calcext:value-type="date">
            <text:p>2019-10-13 09:22:27</text:p>
          </table:table-cell>
          <table:table-cell table:formula="of:=TRUNC([.A374])" office:value-type="float" office:value="43751" calcext:value-type="float">
            <text:p>43751</text:p>
          </table:table-cell>
          <table:table-cell table:style-name="ce12" table:formula="of:=[.B374]-[.C374]" office:value-type="date" office:date-value="1899-12-30T09:22:27.11236793082" calcext:value-type="date">
            <text:p>12/30/99 09:22 AM</text:p>
          </table:table-cell>
          <table:table-cell table:formula="of:=MOD([.E373]-[.$E$2];[.$H$2])+1+[.$E$2]" office:value-type="float" office:value="232" calcext:value-type="float">
            <text:p>232</text:p>
          </table:table-cell>
          <table:table-cell table:formula="of:=MOD([.F373]+1/[.$H$2];5)" office:value-type="float" office:value="1.18333333333332" calcext:value-type="float">
            <text:p>1,18333333333332</text:p>
          </table:table-cell>
          <table:table-cell table:formula="of:=IF([.F374]&lt;0.000001;[.G373]+2+1/[.$H$2];[.G373]+1/[.$H$2])" office:value-type="float" office:value="6.18333333333332" calcext:value-type="float">
            <text:p>6,18333333333332</text:p>
          </table:table-cell>
          <table:table-cell table:number-columns-repeated="4"/>
          <table:table-cell table:formula="of:=SUM(MOD(SUM([.L373]-[.L$2];[.T$2]);[.R$2]-[.L$2]);[.L$2])" office:value-type="time" office:time-value="PT09H59M59.999999999S" calcext:value-type="time">
            <text:p>10:00:00</text:p>
          </table:table-cell>
          <table:table-cell table:formula="of:=IF([.L374]&lt;[.L373];[.M373]+[.H$2];[.M373])" office:value-type="float" office:value="1200" calcext:value-type="float">
            <text:p>1200</text:p>
          </table:table-cell>
          <table:table-cell table:formula="of:=OFFSET([.C$4];[.M374];0)" office:value-type="float" office:value="43765" calcext:value-type="float">
            <text:p>43765</text:p>
          </table:table-cell>
          <table:table-cell table:formula="of:=[.L374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74];0)&lt;=[.O37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5]))" office:value-type="date" office:date-value="2019-10-13T09:59:45.096991" calcext:value-type="date">
            <text:p>2019-10-13 09:59:45</text:p>
          </table:table-cell>
          <table:table-cell table:style-name="ce7" table:formula="of:=[.A375]" office:value-type="date" office:date-value="2019-10-13T09:59:45.096991" calcext:value-type="date">
            <text:p>2019-10-13 09:59:45</text:p>
          </table:table-cell>
          <table:table-cell table:formula="of:=TRUNC([.A375])" office:value-type="float" office:value="43751" calcext:value-type="float">
            <text:p>43751</text:p>
          </table:table-cell>
          <table:table-cell table:style-name="ce12" table:formula="of:=[.B375]-[.C375]" office:value-type="date" office:date-value="1899-12-30T09:59:45.09699082933" calcext:value-type="date">
            <text:p>12/30/99 09:59 AM</text:p>
          </table:table-cell>
          <table:table-cell table:formula="of:=MOD([.E374]-[.$E$2];[.$H$2])+1+[.$E$2]" office:value-type="float" office:value="233" calcext:value-type="float">
            <text:p>233</text:p>
          </table:table-cell>
          <table:table-cell table:formula="of:=MOD([.F374]+1/[.$H$2];5)" office:value-type="float" office:value="1.19999999999999" calcext:value-type="float">
            <text:p>1,19999999999999</text:p>
          </table:table-cell>
          <table:table-cell table:formula="of:=IF([.F375]&lt;0.000001;[.G374]+2+1/[.$H$2];[.G374]+1/[.$H$2])" office:value-type="float" office:value="6.19999999999998" calcext:value-type="float">
            <text:p>6,19999999999998</text:p>
          </table:table-cell>
          <table:table-cell table:number-columns-repeated="4"/>
          <table:table-cell table:formula="of:=SUM(MOD(SUM([.L374]-[.L$2];[.T$2]);[.R$2]-[.L$2]);[.L$2])" office:value-type="time" office:time-value="PT10H09M59.999999999S" calcext:value-type="time">
            <text:p>10:10:00</text:p>
          </table:table-cell>
          <table:table-cell table:formula="of:=IF([.L375]&lt;[.L374];[.M374]+[.H$2];[.M374])" office:value-type="float" office:value="1200" calcext:value-type="float">
            <text:p>1200</text:p>
          </table:table-cell>
          <table:table-cell table:formula="of:=OFFSET([.C$4];[.M375];0)" office:value-type="float" office:value="43765" calcext:value-type="float">
            <text:p>43765</text:p>
          </table:table-cell>
          <table:table-cell table:formula="of:=[.L375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75];0)&lt;=[.O37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6]))" office:value-type="date" office:date-value="2019-10-13T09:27:00.430286" calcext:value-type="date">
            <text:p>2019-10-13 09:27:00</text:p>
          </table:table-cell>
          <table:table-cell table:style-name="ce7" table:formula="of:=[.A376]" office:value-type="date" office:date-value="2019-10-13T09:27:00.430286" calcext:value-type="date">
            <text:p>2019-10-13 09:27:00</text:p>
          </table:table-cell>
          <table:table-cell table:formula="of:=TRUNC([.A376])" office:value-type="float" office:value="43751" calcext:value-type="float">
            <text:p>43751</text:p>
          </table:table-cell>
          <table:table-cell table:style-name="ce12" table:formula="of:=[.B376]-[.C376]" office:value-type="date" office:date-value="1899-12-30T09:27:00.43028608896" calcext:value-type="date">
            <text:p>12/30/99 09:27 AM</text:p>
          </table:table-cell>
          <table:table-cell table:formula="of:=MOD([.E375]-[.$E$2];[.$H$2])+1+[.$E$2]" office:value-type="float" office:value="234" calcext:value-type="float">
            <text:p>234</text:p>
          </table:table-cell>
          <table:table-cell table:formula="of:=MOD([.F375]+1/[.$H$2];5)" office:value-type="float" office:value="1.21666666666665" calcext:value-type="float">
            <text:p>1,21666666666665</text:p>
          </table:table-cell>
          <table:table-cell table:formula="of:=IF([.F376]&lt;0.000001;[.G375]+2+1/[.$H$2];[.G375]+1/[.$H$2])" office:value-type="float" office:value="6.21666666666665" calcext:value-type="float">
            <text:p>6,21666666666665</text:p>
          </table:table-cell>
          <table:table-cell table:number-columns-repeated="4"/>
          <table:table-cell table:formula="of:=SUM(MOD(SUM([.L375]-[.L$2];[.T$2]);[.R$2]-[.L$2]);[.L$2])" office:value-type="time" office:time-value="PT10H19M59.999999999S" calcext:value-type="time">
            <text:p>10:20:00</text:p>
          </table:table-cell>
          <table:table-cell table:formula="of:=IF([.L376]&lt;[.L375];[.M375]+[.H$2];[.M375])" office:value-type="float" office:value="1200" calcext:value-type="float">
            <text:p>1200</text:p>
          </table:table-cell>
          <table:table-cell table:formula="of:=OFFSET([.C$4];[.M376];0)" office:value-type="float" office:value="43765" calcext:value-type="float">
            <text:p>43765</text:p>
          </table:table-cell>
          <table:table-cell table:formula="of:=[.L376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76];0)&lt;=[.O37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7]))" office:value-type="date" office:date-value="2019-10-13T09:29:11.688237" calcext:value-type="date">
            <text:p>2019-10-13 09:29:12</text:p>
          </table:table-cell>
          <table:table-cell table:style-name="ce7" table:formula="of:=[.A377]" office:value-type="date" office:date-value="2019-10-13T09:29:11.688237" calcext:value-type="date">
            <text:p>2019-10-13 09:29:12</text:p>
          </table:table-cell>
          <table:table-cell table:formula="of:=TRUNC([.A377])" office:value-type="float" office:value="43751" calcext:value-type="float">
            <text:p>43751</text:p>
          </table:table-cell>
          <table:table-cell table:style-name="ce12" table:formula="of:=[.B377]-[.C377]" office:value-type="date" office:date-value="1899-12-30T09:29:11.68823688291" calcext:value-type="date">
            <text:p>12/30/99 09:29 AM</text:p>
          </table:table-cell>
          <table:table-cell table:formula="of:=MOD([.E376]-[.$E$2];[.$H$2])+1+[.$E$2]" office:value-type="float" office:value="235" calcext:value-type="float">
            <text:p>235</text:p>
          </table:table-cell>
          <table:table-cell table:formula="of:=MOD([.F376]+1/[.$H$2];5)" office:value-type="float" office:value="1.23333333333332" calcext:value-type="float">
            <text:p>1,23333333333332</text:p>
          </table:table-cell>
          <table:table-cell table:formula="of:=IF([.F377]&lt;0.000001;[.G376]+2+1/[.$H$2];[.G376]+1/[.$H$2])" office:value-type="float" office:value="6.23333333333332" calcext:value-type="float">
            <text:p>6,23333333333332</text:p>
          </table:table-cell>
          <table:table-cell table:number-columns-repeated="4"/>
          <table:table-cell table:formula="of:=SUM(MOD(SUM([.L376]-[.L$2];[.T$2]);[.R$2]-[.L$2]);[.L$2])" office:value-type="time" office:time-value="PT10H29M59.999999999S" calcext:value-type="time">
            <text:p>10:30:00</text:p>
          </table:table-cell>
          <table:table-cell table:formula="of:=IF([.L377]&lt;[.L376];[.M376]+[.H$2];[.M376])" office:value-type="float" office:value="1200" calcext:value-type="float">
            <text:p>1200</text:p>
          </table:table-cell>
          <table:table-cell table:formula="of:=OFFSET([.C$4];[.M377];0)" office:value-type="float" office:value="43765" calcext:value-type="float">
            <text:p>43765</text:p>
          </table:table-cell>
          <table:table-cell table:formula="of:=[.L377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77];0)&lt;=[.O37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8]))" office:value-type="date" office:date-value="2019-10-13T09:41:07.346387" calcext:value-type="date">
            <text:p>2019-10-13 09:41:07</text:p>
          </table:table-cell>
          <table:table-cell table:style-name="ce7" table:formula="of:=[.A378]" office:value-type="date" office:date-value="2019-10-13T09:41:07.346387" calcext:value-type="date">
            <text:p>2019-10-13 09:41:07</text:p>
          </table:table-cell>
          <table:table-cell table:formula="of:=TRUNC([.A378])" office:value-type="float" office:value="43751" calcext:value-type="float">
            <text:p>43751</text:p>
          </table:table-cell>
          <table:table-cell table:style-name="ce12" table:formula="of:=[.B378]-[.C378]" office:value-type="date" office:date-value="1899-12-30T09:41:07.34638740309" calcext:value-type="date">
            <text:p>12/30/99 09:41 AM</text:p>
          </table:table-cell>
          <table:table-cell table:formula="of:=MOD([.E377]-[.$E$2];[.$H$2])+1+[.$E$2]" office:value-type="float" office:value="236" calcext:value-type="float">
            <text:p>236</text:p>
          </table:table-cell>
          <table:table-cell table:formula="of:=MOD([.F377]+1/[.$H$2];5)" office:value-type="float" office:value="1.24999999999999" calcext:value-type="float">
            <text:p>1,24999999999999</text:p>
          </table:table-cell>
          <table:table-cell table:formula="of:=IF([.F378]&lt;0.000001;[.G377]+2+1/[.$H$2];[.G377]+1/[.$H$2])" office:value-type="float" office:value="6.24999999999998" calcext:value-type="float">
            <text:p>6,24999999999998</text:p>
          </table:table-cell>
          <table:table-cell table:number-columns-repeated="4"/>
          <table:table-cell table:formula="of:=SUM(MOD(SUM([.L377]-[.L$2];[.T$2]);[.R$2]-[.L$2]);[.L$2])" office:value-type="time" office:time-value="PT10H39M59.999999999S" calcext:value-type="time">
            <text:p>10:40:00</text:p>
          </table:table-cell>
          <table:table-cell table:formula="of:=IF([.L378]&lt;[.L377];[.M377]+[.H$2];[.M377])" office:value-type="float" office:value="1200" calcext:value-type="float">
            <text:p>1200</text:p>
          </table:table-cell>
          <table:table-cell table:formula="of:=OFFSET([.C$4];[.M378];0)" office:value-type="float" office:value="43765" calcext:value-type="float">
            <text:p>43765</text:p>
          </table:table-cell>
          <table:table-cell table:formula="of:=[.L378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78];0)&lt;=[.O37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79]))" office:value-type="date" office:date-value="2019-10-13T09:32:16.284245" calcext:value-type="date">
            <text:p>2019-10-13 09:32:16</text:p>
          </table:table-cell>
          <table:table-cell table:style-name="ce7" table:formula="of:=[.A379]" office:value-type="date" office:date-value="2019-10-13T09:32:16.284245" calcext:value-type="date">
            <text:p>2019-10-13 09:32:16</text:p>
          </table:table-cell>
          <table:table-cell table:formula="of:=TRUNC([.A379])" office:value-type="float" office:value="43751" calcext:value-type="float">
            <text:p>43751</text:p>
          </table:table-cell>
          <table:table-cell table:style-name="ce12" table:formula="of:=[.B379]-[.C379]" office:value-type="date" office:date-value="1899-12-30T09:32:16.28424515482" calcext:value-type="date">
            <text:p>12/30/99 09:32 AM</text:p>
          </table:table-cell>
          <table:table-cell table:formula="of:=MOD([.E378]-[.$E$2];[.$H$2])+1+[.$E$2]" office:value-type="float" office:value="237" calcext:value-type="float">
            <text:p>237</text:p>
          </table:table-cell>
          <table:table-cell table:formula="of:=MOD([.F378]+1/[.$H$2];5)" office:value-type="float" office:value="1.26666666666665" calcext:value-type="float">
            <text:p>1,26666666666665</text:p>
          </table:table-cell>
          <table:table-cell table:formula="of:=IF([.F379]&lt;0.000001;[.G378]+2+1/[.$H$2];[.G378]+1/[.$H$2])" office:value-type="float" office:value="6.26666666666665" calcext:value-type="float">
            <text:p>6,26666666666665</text:p>
          </table:table-cell>
          <table:table-cell table:number-columns-repeated="4"/>
          <table:table-cell table:formula="of:=SUM(MOD(SUM([.L378]-[.L$2];[.T$2]);[.R$2]-[.L$2]);[.L$2])" office:value-type="time" office:time-value="PT10H49M59.999999999S" calcext:value-type="time">
            <text:p>10:50:00</text:p>
          </table:table-cell>
          <table:table-cell table:formula="of:=IF([.L379]&lt;[.L378];[.M378]+[.H$2];[.M378])" office:value-type="float" office:value="1200" calcext:value-type="float">
            <text:p>1200</text:p>
          </table:table-cell>
          <table:table-cell table:formula="of:=OFFSET([.C$4];[.M379];0)" office:value-type="float" office:value="43765" calcext:value-type="float">
            <text:p>43765</text:p>
          </table:table-cell>
          <table:table-cell table:formula="of:=[.L379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79];0)&lt;=[.O379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0]))" office:value-type="date" office:date-value="2019-10-13T09:43:32.066581" calcext:value-type="date">
            <text:p>2019-10-13 09:43:32</text:p>
          </table:table-cell>
          <table:table-cell table:style-name="ce7" table:formula="of:=[.A380]" office:value-type="date" office:date-value="2019-10-13T09:43:32.066581" calcext:value-type="date">
            <text:p>2019-10-13 09:43:32</text:p>
          </table:table-cell>
          <table:table-cell table:formula="of:=TRUNC([.A380])" office:value-type="float" office:value="43751" calcext:value-type="float">
            <text:p>43751</text:p>
          </table:table-cell>
          <table:table-cell table:style-name="ce12" table:formula="of:=[.B380]-[.C380]" office:value-type="date" office:date-value="1899-12-30T09:43:32.06658098381" calcext:value-type="date">
            <text:p>12/30/99 09:43 AM</text:p>
          </table:table-cell>
          <table:table-cell table:formula="of:=MOD([.E379]-[.$E$2];[.$H$2])+1+[.$E$2]" office:value-type="float" office:value="238" calcext:value-type="float">
            <text:p>238</text:p>
          </table:table-cell>
          <table:table-cell table:formula="of:=MOD([.F379]+1/[.$H$2];5)" office:value-type="float" office:value="1.28333333333332" calcext:value-type="float">
            <text:p>1,28333333333332</text:p>
          </table:table-cell>
          <table:table-cell table:formula="of:=IF([.F380]&lt;0.000001;[.G379]+2+1/[.$H$2];[.G379]+1/[.$H$2])" office:value-type="float" office:value="6.28333333333332" calcext:value-type="float">
            <text:p>6,28333333333332</text:p>
          </table:table-cell>
          <table:table-cell table:number-columns-repeated="4"/>
          <table:table-cell table:formula="of:=SUM(MOD(SUM([.L379]-[.L$2];[.T$2]);[.R$2]-[.L$2]);[.L$2])" office:value-type="time" office:time-value="PT10H59M59.999999999S" calcext:value-type="time">
            <text:p>11:00:00</text:p>
          </table:table-cell>
          <table:table-cell table:formula="of:=IF([.L380]&lt;[.L379];[.M379]+[.H$2];[.M379])" office:value-type="float" office:value="1200" calcext:value-type="float">
            <text:p>1200</text:p>
          </table:table-cell>
          <table:table-cell table:formula="of:=OFFSET([.C$4];[.M380];0)" office:value-type="float" office:value="43765" calcext:value-type="float">
            <text:p>43765</text:p>
          </table:table-cell>
          <table:table-cell table:formula="of:=[.L380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80];0)&lt;=[.O38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1]))" office:value-type="date" office:date-value="2019-10-13T09:18:42.684773" calcext:value-type="date">
            <text:p>2019-10-13 09:18:43</text:p>
          </table:table-cell>
          <table:table-cell table:style-name="ce7" table:formula="of:=[.A381]" office:value-type="date" office:date-value="2019-10-13T09:18:42.684773" calcext:value-type="date">
            <text:p>2019-10-13 09:18:43</text:p>
          </table:table-cell>
          <table:table-cell table:formula="of:=TRUNC([.A381])" office:value-type="float" office:value="43751" calcext:value-type="float">
            <text:p>43751</text:p>
          </table:table-cell>
          <table:table-cell table:style-name="ce12" table:formula="of:=[.B381]-[.C381]" office:value-type="date" office:date-value="1899-12-30T09:18:42.68477312755" calcext:value-type="date">
            <text:p>12/30/99 09:18 AM</text:p>
          </table:table-cell>
          <table:table-cell table:formula="of:=MOD([.E380]-[.$E$2];[.$H$2])+1+[.$E$2]" office:value-type="float" office:value="239" calcext:value-type="float">
            <text:p>239</text:p>
          </table:table-cell>
          <table:table-cell table:formula="of:=MOD([.F380]+1/[.$H$2];5)" office:value-type="float" office:value="1.29999999999999" calcext:value-type="float">
            <text:p>1,29999999999999</text:p>
          </table:table-cell>
          <table:table-cell table:formula="of:=IF([.F381]&lt;0.000001;[.G380]+2+1/[.$H$2];[.G380]+1/[.$H$2])" office:value-type="float" office:value="6.29999999999998" calcext:value-type="float">
            <text:p>6,29999999999998</text:p>
          </table:table-cell>
          <table:table-cell table:number-columns-repeated="4"/>
          <table:table-cell table:formula="of:=SUM(MOD(SUM([.L380]-[.L$2];[.T$2]);[.R$2]-[.L$2]);[.L$2])" office:value-type="time" office:time-value="PT08H09M59.999999999S" calcext:value-type="time">
            <text:p>08:10:00</text:p>
          </table:table-cell>
          <table:table-cell table:formula="of:=IF([.L381]&lt;[.L380];[.M380]+[.H$2];[.M380])" office:value-type="float" office:value="1260" calcext:value-type="float">
            <text:p>1260</text:p>
          </table:table-cell>
          <table:table-cell table:formula="of:=OFFSET([.C$4];[.M381];0)" office:value-type="float" office:value="43766" calcext:value-type="float">
            <text:p>43766</text:p>
          </table:table-cell>
          <table:table-cell table:formula="of:=[.L381]" office:value-type="float" office:value="0.340277777777766" calcext:value-type="float">
            <text:p>0.3402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81];0)&lt;=[.O381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2]))" office:value-type="date" office:date-value="2019-10-13T09:31:08.981715" calcext:value-type="date">
            <text:p>2019-10-13 09:31:09</text:p>
          </table:table-cell>
          <table:table-cell table:style-name="ce7" table:formula="of:=[.A382]" office:value-type="date" office:date-value="2019-10-13T09:31:08.981715" calcext:value-type="date">
            <text:p>2019-10-13 09:31:09</text:p>
          </table:table-cell>
          <table:table-cell table:formula="of:=TRUNC([.A382])" office:value-type="float" office:value="43751" calcext:value-type="float">
            <text:p>43751</text:p>
          </table:table-cell>
          <table:table-cell table:style-name="ce12" table:formula="of:=[.B382]-[.C382]" office:value-type="date" office:date-value="1899-12-30T09:31:08.9817146631" calcext:value-type="date">
            <text:p>12/30/99 09:31 AM</text:p>
          </table:table-cell>
          <table:table-cell table:formula="of:=MOD([.E381]-[.$E$2];[.$H$2])+1+[.$E$2]" office:value-type="float" office:value="240" calcext:value-type="float">
            <text:p>240</text:p>
          </table:table-cell>
          <table:table-cell table:formula="of:=MOD([.F381]+1/[.$H$2];5)" office:value-type="float" office:value="1.31666666666665" calcext:value-type="float">
            <text:p>1,31666666666665</text:p>
          </table:table-cell>
          <table:table-cell table:formula="of:=IF([.F382]&lt;0.000001;[.G381]+2+1/[.$H$2];[.G381]+1/[.$H$2])" office:value-type="float" office:value="6.31666666666665" calcext:value-type="float">
            <text:p>6,31666666666665</text:p>
          </table:table-cell>
          <table:table-cell table:number-columns-repeated="4"/>
          <table:table-cell table:formula="of:=SUM(MOD(SUM([.L381]-[.L$2];[.T$2]);[.R$2]-[.L$2]);[.L$2])" office:value-type="time" office:time-value="PT08H19M59.999999999S" calcext:value-type="time">
            <text:p>08:20:00</text:p>
          </table:table-cell>
          <table:table-cell table:formula="of:=IF([.L382]&lt;[.L381];[.M381]+[.H$2];[.M381])" office:value-type="float" office:value="1260" calcext:value-type="float">
            <text:p>1260</text:p>
          </table:table-cell>
          <table:table-cell table:formula="of:=OFFSET([.C$4];[.M382];0)" office:value-type="float" office:value="43766" calcext:value-type="float">
            <text:p>43766</text:p>
          </table:table-cell>
          <table:table-cell table:formula="of:=[.L382]" office:value-type="float" office:value="0.347222222222211" calcext:value-type="float">
            <text:p>0.3472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82];0)&lt;=[.O382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3]))" office:value-type="date" office:date-value="2019-10-13T09:49:19.919673" calcext:value-type="date">
            <text:p>2019-10-13 09:49:20</text:p>
          </table:table-cell>
          <table:table-cell table:style-name="ce7" table:formula="of:=[.A383]" office:value-type="date" office:date-value="2019-10-13T09:49:19.919673" calcext:value-type="date">
            <text:p>2019-10-13 09:49:20</text:p>
          </table:table-cell>
          <table:table-cell table:formula="of:=TRUNC([.A383])" office:value-type="float" office:value="43751" calcext:value-type="float">
            <text:p>43751</text:p>
          </table:table-cell>
          <table:table-cell table:style-name="ce12" table:formula="of:=[.B383]-[.C383]" office:value-type="date" office:date-value="1899-12-30T09:49:19.91967308801" calcext:value-type="date">
            <text:p>12/30/99 09:49 AM</text:p>
          </table:table-cell>
          <table:table-cell table:formula="of:=MOD([.E382]-[.$E$2];[.$H$2])+1+[.$E$2]" office:value-type="float" office:value="241" calcext:value-type="float">
            <text:p>241</text:p>
          </table:table-cell>
          <table:table-cell table:formula="of:=MOD([.F382]+1/[.$H$2];5)" office:value-type="float" office:value="1.33333333333332" calcext:value-type="float">
            <text:p>1,33333333333332</text:p>
          </table:table-cell>
          <table:table-cell table:formula="of:=IF([.F383]&lt;0.000001;[.G382]+2+1/[.$H$2];[.G382]+1/[.$H$2])" office:value-type="float" office:value="6.33333333333332" calcext:value-type="float">
            <text:p>6,33333333333332</text:p>
          </table:table-cell>
          <table:table-cell table:number-columns-repeated="4"/>
          <table:table-cell table:formula="of:=SUM(MOD(SUM([.L382]-[.L$2];[.T$2]);[.R$2]-[.L$2]);[.L$2])" office:value-type="time" office:time-value="PT08H29M59.999999999S" calcext:value-type="time">
            <text:p>08:30:00</text:p>
          </table:table-cell>
          <table:table-cell table:formula="of:=IF([.L383]&lt;[.L382];[.M382]+[.H$2];[.M382])" office:value-type="float" office:value="1260" calcext:value-type="float">
            <text:p>1260</text:p>
          </table:table-cell>
          <table:table-cell table:formula="of:=OFFSET([.C$4];[.M383];0)" office:value-type="float" office:value="43766" calcext:value-type="float">
            <text:p>43766</text:p>
          </table:table-cell>
          <table:table-cell table:formula="of:=[.L383]" office:value-type="float" office:value="0.354166666666655" calcext:value-type="float">
            <text:p>0.3541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83];0)&lt;=[.O383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4]))" office:value-type="date" office:date-value="2019-10-13T09:08:24.731825" calcext:value-type="date">
            <text:p>2019-10-13 09:08:25</text:p>
          </table:table-cell>
          <table:table-cell table:style-name="ce7" table:formula="of:=[.A384]" office:value-type="date" office:date-value="2019-10-13T09:08:24.731825" calcext:value-type="date">
            <text:p>2019-10-13 09:08:25</text:p>
          </table:table-cell>
          <table:table-cell table:formula="of:=TRUNC([.A384])" office:value-type="float" office:value="43751" calcext:value-type="float">
            <text:p>43751</text:p>
          </table:table-cell>
          <table:table-cell table:style-name="ce12" table:formula="of:=[.B384]-[.C384]" office:value-type="date" office:date-value="1899-12-30T09:08:24.73182464484" calcext:value-type="date">
            <text:p>12/30/99 09:08 AM</text:p>
          </table:table-cell>
          <table:table-cell table:formula="of:=MOD([.E383]-[.$E$2];[.$H$2])+1+[.$E$2]" office:value-type="float" office:value="242" calcext:value-type="float">
            <text:p>242</text:p>
          </table:table-cell>
          <table:table-cell table:formula="of:=MOD([.F383]+1/[.$H$2];5)" office:value-type="float" office:value="1.34999999999999" calcext:value-type="float">
            <text:p>1,34999999999999</text:p>
          </table:table-cell>
          <table:table-cell table:formula="of:=IF([.F384]&lt;0.000001;[.G383]+2+1/[.$H$2];[.G383]+1/[.$H$2])" office:value-type="float" office:value="6.34999999999998" calcext:value-type="float">
            <text:p>6,34999999999998</text:p>
          </table:table-cell>
          <table:table-cell table:number-columns-repeated="4"/>
          <table:table-cell table:formula="of:=SUM(MOD(SUM([.L383]-[.L$2];[.T$2]);[.R$2]-[.L$2]);[.L$2])" office:value-type="time" office:time-value="PT08H39M59.999999999S" calcext:value-type="time">
            <text:p>08:40:00</text:p>
          </table:table-cell>
          <table:table-cell table:formula="of:=IF([.L384]&lt;[.L383];[.M383]+[.H$2];[.M383])" office:value-type="float" office:value="1260" calcext:value-type="float">
            <text:p>1260</text:p>
          </table:table-cell>
          <table:table-cell table:formula="of:=OFFSET([.C$4];[.M384];0)" office:value-type="float" office:value="43766" calcext:value-type="float">
            <text:p>43766</text:p>
          </table:table-cell>
          <table:table-cell table:formula="of:=[.L384]" office:value-type="float" office:value="0.361111111111099" calcext:value-type="float">
            <text:p>0.3611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84];0)&lt;=[.O384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5]))" office:value-type="date" office:date-value="2019-10-13T09:31:03.671691" calcext:value-type="date">
            <text:p>2019-10-13 09:31:04</text:p>
          </table:table-cell>
          <table:table-cell table:style-name="ce7" table:formula="of:=[.A385]" office:value-type="date" office:date-value="2019-10-13T09:31:03.671691" calcext:value-type="date">
            <text:p>2019-10-13 09:31:04</text:p>
          </table:table-cell>
          <table:table-cell table:formula="of:=TRUNC([.A385])" office:value-type="float" office:value="43751" calcext:value-type="float">
            <text:p>43751</text:p>
          </table:table-cell>
          <table:table-cell table:style-name="ce12" table:formula="of:=[.B385]-[.C385]" office:value-type="date" office:date-value="1899-12-30T09:31:03.67169078439" calcext:value-type="date">
            <text:p>12/30/99 09:31 AM</text:p>
          </table:table-cell>
          <table:table-cell table:formula="of:=MOD([.E384]-[.$E$2];[.$H$2])+1+[.$E$2]" office:value-type="float" office:value="243" calcext:value-type="float">
            <text:p>243</text:p>
          </table:table-cell>
          <table:table-cell table:formula="of:=MOD([.F384]+1/[.$H$2];5)" office:value-type="float" office:value="1.36666666666665" calcext:value-type="float">
            <text:p>1,36666666666665</text:p>
          </table:table-cell>
          <table:table-cell table:formula="of:=IF([.F385]&lt;0.000001;[.G384]+2+1/[.$H$2];[.G384]+1/[.$H$2])" office:value-type="float" office:value="6.36666666666665" calcext:value-type="float">
            <text:p>6,36666666666665</text:p>
          </table:table-cell>
          <table:table-cell table:number-columns-repeated="4"/>
          <table:table-cell table:formula="of:=SUM(MOD(SUM([.L384]-[.L$2];[.T$2]);[.R$2]-[.L$2]);[.L$2])" office:value-type="time" office:time-value="PT08H49M59.999999999S" calcext:value-type="time">
            <text:p>08:50:00</text:p>
          </table:table-cell>
          <table:table-cell table:formula="of:=IF([.L385]&lt;[.L384];[.M384]+[.H$2];[.M384])" office:value-type="float" office:value="1260" calcext:value-type="float">
            <text:p>1260</text:p>
          </table:table-cell>
          <table:table-cell table:formula="of:=OFFSET([.C$4];[.M385];0)" office:value-type="float" office:value="43766" calcext:value-type="float">
            <text:p>43766</text:p>
          </table:table-cell>
          <table:table-cell table:formula="of:=[.L385]" office:value-type="float" office:value="0.368055555555544" calcext:value-type="float">
            <text:p>0.3680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85];0)&lt;=[.O385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6]))" office:value-type="date" office:date-value="2019-10-13T09:37:25.151713" calcext:value-type="date">
            <text:p>2019-10-13 09:37:25</text:p>
          </table:table-cell>
          <table:table-cell table:style-name="ce7" table:formula="of:=[.A386]" office:value-type="date" office:date-value="2019-10-13T09:37:25.151713" calcext:value-type="date">
            <text:p>2019-10-13 09:37:25</text:p>
          </table:table-cell>
          <table:table-cell table:formula="of:=TRUNC([.A386])" office:value-type="float" office:value="43751" calcext:value-type="float">
            <text:p>43751</text:p>
          </table:table-cell>
          <table:table-cell table:style-name="ce12" table:formula="of:=[.B386]-[.C386]" office:value-type="date" office:date-value="1899-12-30T09:37:25.15171337407" calcext:value-type="date">
            <text:p>12/30/99 09:37 AM</text:p>
          </table:table-cell>
          <table:table-cell table:formula="of:=MOD([.E385]-[.$E$2];[.$H$2])+1+[.$E$2]" office:value-type="float" office:value="244" calcext:value-type="float">
            <text:p>244</text:p>
          </table:table-cell>
          <table:table-cell table:formula="of:=MOD([.F385]+1/[.$H$2];5)" office:value-type="float" office:value="1.38333333333332" calcext:value-type="float">
            <text:p>1,38333333333332</text:p>
          </table:table-cell>
          <table:table-cell table:formula="of:=IF([.F386]&lt;0.000001;[.G385]+2+1/[.$H$2];[.G385]+1/[.$H$2])" office:value-type="float" office:value="6.38333333333332" calcext:value-type="float">
            <text:p>6,38333333333332</text:p>
          </table:table-cell>
          <table:table-cell table:number-columns-repeated="4"/>
          <table:table-cell table:formula="of:=SUM(MOD(SUM([.L385]-[.L$2];[.T$2]);[.R$2]-[.L$2]);[.L$2])" office:value-type="time" office:time-value="PT08H59M59.999999999S" calcext:value-type="time">
            <text:p>09:00:00</text:p>
          </table:table-cell>
          <table:table-cell table:formula="of:=IF([.L386]&lt;[.L385];[.M385]+[.H$2];[.M385])" office:value-type="float" office:value="1260" calcext:value-type="float">
            <text:p>1260</text:p>
          </table:table-cell>
          <table:table-cell table:formula="of:=OFFSET([.C$4];[.M386];0)" office:value-type="float" office:value="43766" calcext:value-type="float">
            <text:p>43766</text:p>
          </table:table-cell>
          <table:table-cell table:formula="of:=[.L386]" office:value-type="float" office:value="0.374999999999988" calcext:value-type="float">
            <text:p>0.3749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86];0)&lt;=[.O386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7]))" office:value-type="date" office:date-value="2019-10-13T09:44:51.961226" calcext:value-type="date">
            <text:p>2019-10-13 09:44:52</text:p>
          </table:table-cell>
          <table:table-cell table:style-name="ce7" table:formula="of:=[.A387]" office:value-type="date" office:date-value="2019-10-13T09:44:51.961226" calcext:value-type="date">
            <text:p>2019-10-13 09:44:52</text:p>
          </table:table-cell>
          <table:table-cell table:formula="of:=TRUNC([.A387])" office:value-type="float" office:value="43751" calcext:value-type="float">
            <text:p>43751</text:p>
          </table:table-cell>
          <table:table-cell table:style-name="ce12" table:formula="of:=[.B387]-[.C387]" office:value-type="date" office:date-value="1899-12-30T09:44:51.9612259604" calcext:value-type="date">
            <text:p>12/30/99 09:44 AM</text:p>
          </table:table-cell>
          <table:table-cell table:formula="of:=MOD([.E386]-[.$E$2];[.$H$2])+1+[.$E$2]" office:value-type="float" office:value="245" calcext:value-type="float">
            <text:p>245</text:p>
          </table:table-cell>
          <table:table-cell table:formula="of:=MOD([.F386]+1/[.$H$2];5)" office:value-type="float" office:value="1.39999999999999" calcext:value-type="float">
            <text:p>1,39999999999999</text:p>
          </table:table-cell>
          <table:table-cell table:formula="of:=IF([.F387]&lt;0.000001;[.G386]+2+1/[.$H$2];[.G386]+1/[.$H$2])" office:value-type="float" office:value="6.39999999999998" calcext:value-type="float">
            <text:p>6,39999999999998</text:p>
          </table:table-cell>
          <table:table-cell table:number-columns-repeated="4"/>
          <table:table-cell table:formula="of:=SUM(MOD(SUM([.L386]-[.L$2];[.T$2]);[.R$2]-[.L$2]);[.L$2])" office:value-type="time" office:time-value="PT09H09M59.999999999S" calcext:value-type="time">
            <text:p>09:10:00</text:p>
          </table:table-cell>
          <table:table-cell table:formula="of:=IF([.L387]&lt;[.L386];[.M386]+[.H$2];[.M386])" office:value-type="float" office:value="1260" calcext:value-type="float">
            <text:p>1260</text:p>
          </table:table-cell>
          <table:table-cell table:formula="of:=OFFSET([.C$4];[.M387];0)" office:value-type="float" office:value="43766" calcext:value-type="float">
            <text:p>43766</text:p>
          </table:table-cell>
          <table:table-cell table:formula="of:=[.L387]" office:value-type="float" office:value="0.381944444444433" calcext:value-type="float">
            <text:p>0.3819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87];0)&lt;=[.O387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8]))" office:value-type="date" office:date-value="2019-10-13T09:19:03.395677" calcext:value-type="date">
            <text:p>2019-10-13 09:19:03</text:p>
          </table:table-cell>
          <table:table-cell table:style-name="ce7" table:formula="of:=[.A388]" office:value-type="date" office:date-value="2019-10-13T09:19:03.395677" calcext:value-type="date">
            <text:p>2019-10-13 09:19:03</text:p>
          </table:table-cell>
          <table:table-cell table:formula="of:=TRUNC([.A388])" office:value-type="float" office:value="43751" calcext:value-type="float">
            <text:p>43751</text:p>
          </table:table-cell>
          <table:table-cell table:style-name="ce12" table:formula="of:=[.B388]-[.C388]" office:value-type="date" office:date-value="1899-12-30T09:19:03.39567718562" calcext:value-type="date">
            <text:p>12/30/99 09:19 AM</text:p>
          </table:table-cell>
          <table:table-cell table:formula="of:=MOD([.E387]-[.$E$2];[.$H$2])+1+[.$E$2]" office:value-type="float" office:value="246" calcext:value-type="float">
            <text:p>246</text:p>
          </table:table-cell>
          <table:table-cell table:formula="of:=MOD([.F387]+1/[.$H$2];5)" office:value-type="float" office:value="1.41666666666665" calcext:value-type="float">
            <text:p>1,41666666666665</text:p>
          </table:table-cell>
          <table:table-cell table:formula="of:=IF([.F388]&lt;0.000001;[.G387]+2+1/[.$H$2];[.G387]+1/[.$H$2])" office:value-type="float" office:value="6.41666666666665" calcext:value-type="float">
            <text:p>6,41666666666665</text:p>
          </table:table-cell>
          <table:table-cell table:number-columns-repeated="4"/>
          <table:table-cell table:formula="of:=SUM(MOD(SUM([.L387]-[.L$2];[.T$2]);[.R$2]-[.L$2]);[.L$2])" office:value-type="time" office:time-value="PT09H19M59.999999999S" calcext:value-type="time">
            <text:p>09:20:00</text:p>
          </table:table-cell>
          <table:table-cell table:formula="of:=IF([.L388]&lt;[.L387];[.M387]+[.H$2];[.M387])" office:value-type="float" office:value="1260" calcext:value-type="float">
            <text:p>1260</text:p>
          </table:table-cell>
          <table:table-cell table:formula="of:=OFFSET([.C$4];[.M388];0)" office:value-type="float" office:value="43766" calcext:value-type="float">
            <text:p>43766</text:p>
          </table:table-cell>
          <table:table-cell table:formula="of:=[.L388]" office:value-type="float" office:value="0.388888888888877" calcext:value-type="float">
            <text:p>0.3888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88];0)&lt;=[.O388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89]))" office:value-type="date" office:date-value="2019-10-13T09:48:27.599505" calcext:value-type="date">
            <text:p>2019-10-13 09:48:28</text:p>
          </table:table-cell>
          <table:table-cell table:style-name="ce7" table:formula="of:=[.A389]" office:value-type="date" office:date-value="2019-10-13T09:48:27.599505" calcext:value-type="date">
            <text:p>2019-10-13 09:48:28</text:p>
          </table:table-cell>
          <table:table-cell table:formula="of:=TRUNC([.A389])" office:value-type="float" office:value="43751" calcext:value-type="float">
            <text:p>43751</text:p>
          </table:table-cell>
          <table:table-cell table:style-name="ce12" table:formula="of:=[.B389]-[.C389]" office:value-type="date" office:date-value="1899-12-30T09:48:27.5995051302" calcext:value-type="date">
            <text:p>12/30/99 09:48 AM</text:p>
          </table:table-cell>
          <table:table-cell table:formula="of:=MOD([.E388]-[.$E$2];[.$H$2])+1+[.$E$2]" office:value-type="float" office:value="247" calcext:value-type="float">
            <text:p>247</text:p>
          </table:table-cell>
          <table:table-cell table:formula="of:=MOD([.F388]+1/[.$H$2];5)" office:value-type="float" office:value="1.43333333333332" calcext:value-type="float">
            <text:p>1,43333333333332</text:p>
          </table:table-cell>
          <table:table-cell table:formula="of:=IF([.F389]&lt;0.000001;[.G388]+2+1/[.$H$2];[.G388]+1/[.$H$2])" office:value-type="float" office:value="6.43333333333332" calcext:value-type="float">
            <text:p>6,43333333333332</text:p>
          </table:table-cell>
          <table:table-cell table:number-columns-repeated="4"/>
          <table:table-cell table:formula="of:=SUM(MOD(SUM([.L388]-[.L$2];[.T$2]);[.R$2]-[.L$2]);[.L$2])" office:value-type="time" office:time-value="PT09H29M59.999999999S" calcext:value-type="time">
            <text:p>09:30:00</text:p>
          </table:table-cell>
          <table:table-cell table:formula="of:=IF([.L389]&lt;[.L388];[.M388]+[.H$2];[.M388])" office:value-type="float" office:value="1260" calcext:value-type="float">
            <text:p>1260</text:p>
          </table:table-cell>
          <table:table-cell table:formula="of:=OFFSET([.C$4];[.M389];0)" office:value-type="float" office:value="43766" calcext:value-type="float">
            <text:p>43766</text:p>
          </table:table-cell>
          <table:table-cell table:formula="of:=[.L389]" office:value-type="float" office:value="0.395833333333322" calcext:value-type="float">
            <text:p>0.3958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89];0)&lt;=[.O389];0;1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0]))" office:value-type="date" office:date-value="2019-10-13T09:23:12.901181" calcext:value-type="date">
            <text:p>2019-10-13 09:23:13</text:p>
          </table:table-cell>
          <table:table-cell table:style-name="ce7" table:formula="of:=[.A390]" office:value-type="date" office:date-value="2019-10-13T09:23:12.901181" calcext:value-type="date">
            <text:p>2019-10-13 09:23:13</text:p>
          </table:table-cell>
          <table:table-cell table:formula="of:=TRUNC([.A390])" office:value-type="float" office:value="43751" calcext:value-type="float">
            <text:p>43751</text:p>
          </table:table-cell>
          <table:table-cell table:style-name="ce12" table:formula="of:=[.B390]-[.C390]" office:value-type="date" office:date-value="1899-12-30T09:23:12.90118112694" calcext:value-type="date">
            <text:p>12/30/99 09:23 AM</text:p>
          </table:table-cell>
          <table:table-cell table:formula="of:=MOD([.E389]-[.$E$2];[.$H$2])+1+[.$E$2]" office:value-type="float" office:value="248" calcext:value-type="float">
            <text:p>248</text:p>
          </table:table-cell>
          <table:table-cell table:formula="of:=MOD([.F389]+1/[.$H$2];5)" office:value-type="float" office:value="1.44999999999999" calcext:value-type="float">
            <text:p>1,44999999999999</text:p>
          </table:table-cell>
          <table:table-cell table:formula="of:=IF([.F390]&lt;0.000001;[.G389]+2+1/[.$H$2];[.G389]+1/[.$H$2])" office:value-type="float" office:value="6.44999999999998" calcext:value-type="float">
            <text:p>6,44999999999998</text:p>
          </table:table-cell>
          <table:table-cell table:number-columns-repeated="4"/>
          <table:table-cell table:formula="of:=SUM(MOD(SUM([.L389]-[.L$2];[.T$2]);[.R$2]-[.L$2]);[.L$2])" office:value-type="time" office:time-value="PT09H39M59.999999999S" calcext:value-type="time">
            <text:p>09:40:00</text:p>
          </table:table-cell>
          <table:table-cell table:formula="of:=IF([.L390]&lt;[.L389];[.M389]+[.H$2];[.M389])" office:value-type="float" office:value="1260" calcext:value-type="float">
            <text:p>1260</text:p>
          </table:table-cell>
          <table:table-cell table:formula="of:=OFFSET([.C$4];[.M390];0)" office:value-type="float" office:value="43766" calcext:value-type="float">
            <text:p>43766</text:p>
          </table:table-cell>
          <table:table-cell table:formula="of:=[.L390]" office:value-type="float" office:value="0.402777777777766" calcext:value-type="float">
            <text:p>0.402777777777766</text:p>
          </table:table-cell>
          <table:table-cell office:value-type="float" office:value="222" calcext:value-type="float">
            <text:p>222</text:p>
          </table:table-cell>
          <table:table-cell table:formula="of:=IF(OFFSET([.D$4];[.M390];0)&lt;=[.O390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1]))" office:value-type="date" office:date-value="2019-10-13T09:01:15.348355" calcext:value-type="date">
            <text:p>2019-10-13 09:01:15</text:p>
          </table:table-cell>
          <table:table-cell table:style-name="ce7" table:formula="of:=[.A391]" office:value-type="date" office:date-value="2019-10-13T09:01:15.348355" calcext:value-type="date">
            <text:p>2019-10-13 09:01:15</text:p>
          </table:table-cell>
          <table:table-cell table:formula="of:=TRUNC([.A391])" office:value-type="float" office:value="43751" calcext:value-type="float">
            <text:p>43751</text:p>
          </table:table-cell>
          <table:table-cell table:style-name="ce12" table:formula="of:=[.B391]-[.C391]" office:value-type="date" office:date-value="1899-12-30T09:01:15.34835538827" calcext:value-type="date">
            <text:p>12/30/99 09:01 AM</text:p>
          </table:table-cell>
          <table:table-cell table:formula="of:=MOD([.E390]-[.$E$2];[.$H$2])+1+[.$E$2]" office:value-type="float" office:value="249" calcext:value-type="float">
            <text:p>249</text:p>
          </table:table-cell>
          <table:table-cell table:formula="of:=MOD([.F390]+1/[.$H$2];5)" office:value-type="float" office:value="1.46666666666665" calcext:value-type="float">
            <text:p>1,46666666666665</text:p>
          </table:table-cell>
          <table:table-cell table:formula="of:=IF([.F391]&lt;0.000001;[.G390]+2+1/[.$H$2];[.G390]+1/[.$H$2])" office:value-type="float" office:value="6.46666666666665" calcext:value-type="float">
            <text:p>6,46666666666665</text:p>
          </table:table-cell>
          <table:table-cell table:number-columns-repeated="4"/>
          <table:table-cell table:formula="of:=SUM(MOD(SUM([.L390]-[.L$2];[.T$2]);[.R$2]-[.L$2]);[.L$2])" office:value-type="time" office:time-value="PT09H49M59.999999999S" calcext:value-type="time">
            <text:p>09:50:00</text:p>
          </table:table-cell>
          <table:table-cell table:formula="of:=IF([.L391]&lt;[.L390];[.M390]+[.H$2];[.M390])" office:value-type="float" office:value="1260" calcext:value-type="float">
            <text:p>1260</text:p>
          </table:table-cell>
          <table:table-cell table:formula="of:=OFFSET([.C$4];[.M391];0)" office:value-type="float" office:value="43766" calcext:value-type="float">
            <text:p>43766</text:p>
          </table:table-cell>
          <table:table-cell table:formula="of:=[.L391]" office:value-type="float" office:value="0.409722222222211" calcext:value-type="float">
            <text:p>0.409722222222211</text:p>
          </table:table-cell>
          <table:table-cell office:value-type="float" office:value="222" calcext:value-type="float">
            <text:p>222</text:p>
          </table:table-cell>
          <table:table-cell table:formula="of:=IF(OFFSET([.D$4];[.M391];0)&lt;=[.O391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2]))" office:value-type="date" office:date-value="2019-10-13T10:02:59.670265" calcext:value-type="date">
            <text:p>2019-10-13 10:03:00</text:p>
          </table:table-cell>
          <table:table-cell table:style-name="ce7" table:formula="of:=[.A392]" office:value-type="date" office:date-value="2019-10-13T10:02:59.670265" calcext:value-type="date">
            <text:p>2019-10-13 10:03:00</text:p>
          </table:table-cell>
          <table:table-cell table:formula="of:=TRUNC([.A392])" office:value-type="float" office:value="43751" calcext:value-type="float">
            <text:p>43751</text:p>
          </table:table-cell>
          <table:table-cell table:style-name="ce12" table:formula="of:=[.B392]-[.C392]" office:value-type="date" office:date-value="1899-12-30T10:02:59.67026468832" calcext:value-type="date">
            <text:p>12/30/99 10:03 AM</text:p>
          </table:table-cell>
          <table:table-cell table:formula="of:=MOD([.E391]-[.$E$2];[.$H$2])+1+[.$E$2]" office:value-type="float" office:value="250" calcext:value-type="float">
            <text:p>250</text:p>
          </table:table-cell>
          <table:table-cell table:formula="of:=MOD([.F391]+1/[.$H$2];5)" office:value-type="float" office:value="1.48333333333332" calcext:value-type="float">
            <text:p>1,48333333333332</text:p>
          </table:table-cell>
          <table:table-cell table:formula="of:=IF([.F392]&lt;0.000001;[.G391]+2+1/[.$H$2];[.G391]+1/[.$H$2])" office:value-type="float" office:value="6.48333333333332" calcext:value-type="float">
            <text:p>6,48333333333332</text:p>
          </table:table-cell>
          <table:table-cell table:number-columns-repeated="4"/>
          <table:table-cell table:formula="of:=SUM(MOD(SUM([.L391]-[.L$2];[.T$2]);[.R$2]-[.L$2]);[.L$2])" office:value-type="time" office:time-value="PT09H59M59.999999999S" calcext:value-type="time">
            <text:p>10:00:00</text:p>
          </table:table-cell>
          <table:table-cell table:formula="of:=IF([.L392]&lt;[.L391];[.M391]+[.H$2];[.M391])" office:value-type="float" office:value="1260" calcext:value-type="float">
            <text:p>1260</text:p>
          </table:table-cell>
          <table:table-cell table:formula="of:=OFFSET([.C$4];[.M392];0)" office:value-type="float" office:value="43766" calcext:value-type="float">
            <text:p>43766</text:p>
          </table:table-cell>
          <table:table-cell table:formula="of:=[.L392]" office:value-type="float" office:value="0.416666666666655" calcext:value-type="float">
            <text:p>0.416666666666655</text:p>
          </table:table-cell>
          <table:table-cell office:value-type="float" office:value="222" calcext:value-type="float">
            <text:p>222</text:p>
          </table:table-cell>
          <table:table-cell table:formula="of:=IF(OFFSET([.D$4];[.M392];0)&lt;=[.O392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3]))" office:value-type="date" office:date-value="2019-10-13T09:39:18.334894" calcext:value-type="date">
            <text:p>2019-10-13 09:39:18</text:p>
          </table:table-cell>
          <table:table-cell table:style-name="ce7" table:formula="of:=[.A393]" office:value-type="date" office:date-value="2019-10-13T09:39:18.334894" calcext:value-type="date">
            <text:p>2019-10-13 09:39:18</text:p>
          </table:table-cell>
          <table:table-cell table:formula="of:=TRUNC([.A393])" office:value-type="float" office:value="43751" calcext:value-type="float">
            <text:p>43751</text:p>
          </table:table-cell>
          <table:table-cell table:style-name="ce12" table:formula="of:=[.B393]-[.C393]" office:value-type="date" office:date-value="1899-12-30T09:39:18.33489422221" calcext:value-type="date">
            <text:p>12/30/99 09:39 AM</text:p>
          </table:table-cell>
          <table:table-cell table:formula="of:=MOD([.E392]-[.$E$2];[.$H$2])+1+[.$E$2]" office:value-type="float" office:value="251" calcext:value-type="float">
            <text:p>251</text:p>
          </table:table-cell>
          <table:table-cell table:formula="of:=MOD([.F392]+1/[.$H$2];5)" office:value-type="float" office:value="1.49999999999999" calcext:value-type="float">
            <text:p>1,49999999999999</text:p>
          </table:table-cell>
          <table:table-cell table:formula="of:=IF([.F393]&lt;0.000001;[.G392]+2+1/[.$H$2];[.G392]+1/[.$H$2])" office:value-type="float" office:value="6.49999999999998" calcext:value-type="float">
            <text:p>6,49999999999998</text:p>
          </table:table-cell>
          <table:table-cell table:number-columns-repeated="4"/>
          <table:table-cell table:formula="of:=SUM(MOD(SUM([.L392]-[.L$2];[.T$2]);[.R$2]-[.L$2]);[.L$2])" office:value-type="time" office:time-value="PT10H09M59.999999999S" calcext:value-type="time">
            <text:p>10:10:00</text:p>
          </table:table-cell>
          <table:table-cell table:formula="of:=IF([.L393]&lt;[.L392];[.M392]+[.H$2];[.M392])" office:value-type="float" office:value="1260" calcext:value-type="float">
            <text:p>1260</text:p>
          </table:table-cell>
          <table:table-cell table:formula="of:=OFFSET([.C$4];[.M393];0)" office:value-type="float" office:value="43766" calcext:value-type="float">
            <text:p>43766</text:p>
          </table:table-cell>
          <table:table-cell table:formula="of:=[.L393]" office:value-type="float" office:value="0.423611111111099" calcext:value-type="float">
            <text:p>0.423611111111099</text:p>
          </table:table-cell>
          <table:table-cell office:value-type="float" office:value="222" calcext:value-type="float">
            <text:p>222</text:p>
          </table:table-cell>
          <table:table-cell table:formula="of:=IF(OFFSET([.D$4];[.M393];0)&lt;=[.O393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4]))" office:value-type="date" office:date-value="2019-10-13T09:19:22.210786" calcext:value-type="date">
            <text:p>2019-10-13 09:19:22</text:p>
          </table:table-cell>
          <table:table-cell table:style-name="ce7" table:formula="of:=[.A394]" office:value-type="date" office:date-value="2019-10-13T09:19:22.210786" calcext:value-type="date">
            <text:p>2019-10-13 09:19:22</text:p>
          </table:table-cell>
          <table:table-cell table:formula="of:=TRUNC([.A394])" office:value-type="float" office:value="43751" calcext:value-type="float">
            <text:p>43751</text:p>
          </table:table-cell>
          <table:table-cell table:style-name="ce12" table:formula="of:=[.B394]-[.C394]" office:value-type="date" office:date-value="1899-12-30T09:19:22.21078585368" calcext:value-type="date">
            <text:p>12/30/99 09:19 AM</text:p>
          </table:table-cell>
          <table:table-cell table:formula="of:=MOD([.E393]-[.$E$2];[.$H$2])+1+[.$E$2]" office:value-type="float" office:value="252" calcext:value-type="float">
            <text:p>252</text:p>
          </table:table-cell>
          <table:table-cell table:formula="of:=MOD([.F393]+1/[.$H$2];5)" office:value-type="float" office:value="1.51666666666665" calcext:value-type="float">
            <text:p>1,51666666666665</text:p>
          </table:table-cell>
          <table:table-cell table:formula="of:=IF([.F394]&lt;0.000001;[.G393]+2+1/[.$H$2];[.G393]+1/[.$H$2])" office:value-type="float" office:value="6.51666666666665" calcext:value-type="float">
            <text:p>6,51666666666665</text:p>
          </table:table-cell>
          <table:table-cell table:number-columns-repeated="4"/>
          <table:table-cell table:formula="of:=SUM(MOD(SUM([.L393]-[.L$2];[.T$2]);[.R$2]-[.L$2]);[.L$2])" office:value-type="time" office:time-value="PT10H19M59.999999999S" calcext:value-type="time">
            <text:p>10:20:00</text:p>
          </table:table-cell>
          <table:table-cell table:formula="of:=IF([.L394]&lt;[.L393];[.M393]+[.H$2];[.M393])" office:value-type="float" office:value="1260" calcext:value-type="float">
            <text:p>1260</text:p>
          </table:table-cell>
          <table:table-cell table:formula="of:=OFFSET([.C$4];[.M394];0)" office:value-type="float" office:value="43766" calcext:value-type="float">
            <text:p>43766</text:p>
          </table:table-cell>
          <table:table-cell table:formula="of:=[.L394]" office:value-type="float" office:value="0.430555555555544" calcext:value-type="float">
            <text:p>0.430555555555544</text:p>
          </table:table-cell>
          <table:table-cell office:value-type="float" office:value="222" calcext:value-type="float">
            <text:p>222</text:p>
          </table:table-cell>
          <table:table-cell table:formula="of:=IF(OFFSET([.D$4];[.M394];0)&lt;=[.O394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5]))" office:value-type="date" office:date-value="2019-10-13T09:39:56.437965" calcext:value-type="date">
            <text:p>2019-10-13 09:39:56</text:p>
          </table:table-cell>
          <table:table-cell table:style-name="ce7" table:formula="of:=[.A395]" office:value-type="date" office:date-value="2019-10-13T09:39:56.437965" calcext:value-type="date">
            <text:p>2019-10-13 09:39:56</text:p>
          </table:table-cell>
          <table:table-cell table:formula="of:=TRUNC([.A395])" office:value-type="float" office:value="43751" calcext:value-type="float">
            <text:p>43751</text:p>
          </table:table-cell>
          <table:table-cell table:style-name="ce12" table:formula="of:=[.B395]-[.C395]" office:value-type="date" office:date-value="1899-12-30T09:39:56.43796531018" calcext:value-type="date">
            <text:p>12/30/99 09:39 AM</text:p>
          </table:table-cell>
          <table:table-cell table:formula="of:=MOD([.E394]-[.$E$2];[.$H$2])+1+[.$E$2]" office:value-type="float" office:value="253" calcext:value-type="float">
            <text:p>253</text:p>
          </table:table-cell>
          <table:table-cell table:formula="of:=MOD([.F394]+1/[.$H$2];5)" office:value-type="float" office:value="1.53333333333332" calcext:value-type="float">
            <text:p>1,53333333333332</text:p>
          </table:table-cell>
          <table:table-cell table:formula="of:=IF([.F395]&lt;0.000001;[.G394]+2+1/[.$H$2];[.G394]+1/[.$H$2])" office:value-type="float" office:value="6.53333333333332" calcext:value-type="float">
            <text:p>6,53333333333332</text:p>
          </table:table-cell>
          <table:table-cell table:number-columns-repeated="4"/>
          <table:table-cell table:formula="of:=SUM(MOD(SUM([.L394]-[.L$2];[.T$2]);[.R$2]-[.L$2]);[.L$2])" office:value-type="time" office:time-value="PT10H29M59.999999999S" calcext:value-type="time">
            <text:p>10:30:00</text:p>
          </table:table-cell>
          <table:table-cell table:formula="of:=IF([.L395]&lt;[.L394];[.M394]+[.H$2];[.M394])" office:value-type="float" office:value="1260" calcext:value-type="float">
            <text:p>1260</text:p>
          </table:table-cell>
          <table:table-cell table:formula="of:=OFFSET([.C$4];[.M395];0)" office:value-type="float" office:value="43766" calcext:value-type="float">
            <text:p>43766</text:p>
          </table:table-cell>
          <table:table-cell table:formula="of:=[.L395]" office:value-type="float" office:value="0.437499999999988" calcext:value-type="float">
            <text:p>0.437499999999988</text:p>
          </table:table-cell>
          <table:table-cell office:value-type="float" office:value="222" calcext:value-type="float">
            <text:p>222</text:p>
          </table:table-cell>
          <table:table-cell table:formula="of:=IF(OFFSET([.D$4];[.M395];0)&lt;=[.O395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6]))" office:value-type="date" office:date-value="2019-10-13T09:19:07.655166" calcext:value-type="date">
            <text:p>2019-10-13 09:19:08</text:p>
          </table:table-cell>
          <table:table-cell table:style-name="ce7" table:formula="of:=[.A396]" office:value-type="date" office:date-value="2019-10-13T09:19:07.655166" calcext:value-type="date">
            <text:p>2019-10-13 09:19:08</text:p>
          </table:table-cell>
          <table:table-cell table:formula="of:=TRUNC([.A396])" office:value-type="float" office:value="43751" calcext:value-type="float">
            <text:p>43751</text:p>
          </table:table-cell>
          <table:table-cell table:style-name="ce12" table:formula="of:=[.B396]-[.C396]" office:value-type="date" office:date-value="1899-12-30T09:19:07.65516612679" calcext:value-type="date">
            <text:p>12/30/99 09:19 AM</text:p>
          </table:table-cell>
          <table:table-cell table:formula="of:=MOD([.E395]-[.$E$2];[.$H$2])+1+[.$E$2]" office:value-type="float" office:value="254" calcext:value-type="float">
            <text:p>254</text:p>
          </table:table-cell>
          <table:table-cell table:formula="of:=MOD([.F395]+1/[.$H$2];5)" office:value-type="float" office:value="1.54999999999999" calcext:value-type="float">
            <text:p>1,54999999999999</text:p>
          </table:table-cell>
          <table:table-cell table:formula="of:=IF([.F396]&lt;0.000001;[.G395]+2+1/[.$H$2];[.G395]+1/[.$H$2])" office:value-type="float" office:value="6.54999999999998" calcext:value-type="float">
            <text:p>6,54999999999998</text:p>
          </table:table-cell>
          <table:table-cell table:number-columns-repeated="4"/>
          <table:table-cell table:formula="of:=SUM(MOD(SUM([.L395]-[.L$2];[.T$2]);[.R$2]-[.L$2]);[.L$2])" office:value-type="time" office:time-value="PT10H39M59.999999999S" calcext:value-type="time">
            <text:p>10:40:00</text:p>
          </table:table-cell>
          <table:table-cell table:formula="of:=IF([.L396]&lt;[.L395];[.M395]+[.H$2];[.M395])" office:value-type="float" office:value="1260" calcext:value-type="float">
            <text:p>1260</text:p>
          </table:table-cell>
          <table:table-cell table:formula="of:=OFFSET([.C$4];[.M396];0)" office:value-type="float" office:value="43766" calcext:value-type="float">
            <text:p>43766</text:p>
          </table:table-cell>
          <table:table-cell table:formula="of:=[.L396]" office:value-type="float" office:value="0.444444444444433" calcext:value-type="float">
            <text:p>0.444444444444433</text:p>
          </table:table-cell>
          <table:table-cell office:value-type="float" office:value="222" calcext:value-type="float">
            <text:p>222</text:p>
          </table:table-cell>
          <table:table-cell table:formula="of:=IF(OFFSET([.D$4];[.M396];0)&lt;=[.O396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7]))" office:value-type="date" office:date-value="2019-10-13T09:53:40.117072" calcext:value-type="date">
            <text:p>2019-10-13 09:53:40</text:p>
          </table:table-cell>
          <table:table-cell table:style-name="ce7" table:formula="of:=[.A397]" office:value-type="date" office:date-value="2019-10-13T09:53:40.117072" calcext:value-type="date">
            <text:p>2019-10-13 09:53:40</text:p>
          </table:table-cell>
          <table:table-cell table:formula="of:=TRUNC([.A397])" office:value-type="float" office:value="43751" calcext:value-type="float">
            <text:p>43751</text:p>
          </table:table-cell>
          <table:table-cell table:style-name="ce12" table:formula="of:=[.B397]-[.C397]" office:value-type="date" office:date-value="1899-12-30T09:53:40.1170717366" calcext:value-type="date">
            <text:p>12/30/99 09:53 AM</text:p>
          </table:table-cell>
          <table:table-cell table:formula="of:=MOD([.E396]-[.$E$2];[.$H$2])+1+[.$E$2]" office:value-type="float" office:value="255" calcext:value-type="float">
            <text:p>255</text:p>
          </table:table-cell>
          <table:table-cell table:formula="of:=MOD([.F396]+1/[.$H$2];5)" office:value-type="float" office:value="1.56666666666665" calcext:value-type="float">
            <text:p>1,56666666666665</text:p>
          </table:table-cell>
          <table:table-cell table:formula="of:=IF([.F397]&lt;0.000001;[.G396]+2+1/[.$H$2];[.G396]+1/[.$H$2])" office:value-type="float" office:value="6.56666666666665" calcext:value-type="float">
            <text:p>6,56666666666665</text:p>
          </table:table-cell>
          <table:table-cell table:number-columns-repeated="4"/>
          <table:table-cell table:formula="of:=SUM(MOD(SUM([.L396]-[.L$2];[.T$2]);[.R$2]-[.L$2]);[.L$2])" office:value-type="time" office:time-value="PT10H49M59.999999999S" calcext:value-type="time">
            <text:p>10:50:00</text:p>
          </table:table-cell>
          <table:table-cell table:formula="of:=IF([.L397]&lt;[.L396];[.M396]+[.H$2];[.M396])" office:value-type="float" office:value="1260" calcext:value-type="float">
            <text:p>1260</text:p>
          </table:table-cell>
          <table:table-cell table:formula="of:=OFFSET([.C$4];[.M397];0)" office:value-type="float" office:value="43766" calcext:value-type="float">
            <text:p>43766</text:p>
          </table:table-cell>
          <table:table-cell table:formula="of:=[.L397]" office:value-type="float" office:value="0.451388888888877" calcext:value-type="float">
            <text:p>0.451388888888877</text:p>
          </table:table-cell>
          <table:table-cell office:value-type="float" office:value="222" calcext:value-type="float">
            <text:p>222</text:p>
          </table:table-cell>
          <table:table-cell table:formula="of:=IF(OFFSET([.D$4];[.M397];0)&lt;=[.O397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8]))" office:value-type="date" office:date-value="2019-10-13T09:30:10.537452" calcext:value-type="date">
            <text:p>2019-10-13 09:30:11</text:p>
          </table:table-cell>
          <table:table-cell table:style-name="ce7" table:formula="of:=[.A398]" office:value-type="date" office:date-value="2019-10-13T09:30:10.537452" calcext:value-type="date">
            <text:p>2019-10-13 09:30:11</text:p>
          </table:table-cell>
          <table:table-cell table:formula="of:=TRUNC([.A398])" office:value-type="float" office:value="43751" calcext:value-type="float">
            <text:p>43751</text:p>
          </table:table-cell>
          <table:table-cell table:style-name="ce12" table:formula="of:=[.B398]-[.C398]" office:value-type="date" office:date-value="1899-12-30T09:30:10.53745248355" calcext:value-type="date">
            <text:p>12/30/99 09:30 AM</text:p>
          </table:table-cell>
          <table:table-cell table:formula="of:=MOD([.E397]-[.$E$2];[.$H$2])+1+[.$E$2]" office:value-type="float" office:value="256" calcext:value-type="float">
            <text:p>256</text:p>
          </table:table-cell>
          <table:table-cell table:formula="of:=MOD([.F397]+1/[.$H$2];5)" office:value-type="float" office:value="1.58333333333332" calcext:value-type="float">
            <text:p>1,58333333333332</text:p>
          </table:table-cell>
          <table:table-cell table:formula="of:=IF([.F398]&lt;0.000001;[.G397]+2+1/[.$H$2];[.G397]+1/[.$H$2])" office:value-type="float" office:value="6.58333333333332" calcext:value-type="float">
            <text:p>6,58333333333332</text:p>
          </table:table-cell>
          <table:table-cell table:number-columns-repeated="4"/>
          <table:table-cell table:formula="of:=SUM(MOD(SUM([.L397]-[.L$2];[.T$2]);[.R$2]-[.L$2]);[.L$2])" office:value-type="time" office:time-value="PT10H59M59.999999999S" calcext:value-type="time">
            <text:p>11:00:00</text:p>
          </table:table-cell>
          <table:table-cell table:formula="of:=IF([.L398]&lt;[.L397];[.M397]+[.H$2];[.M397])" office:value-type="float" office:value="1260" calcext:value-type="float">
            <text:p>1260</text:p>
          </table:table-cell>
          <table:table-cell table:formula="of:=OFFSET([.C$4];[.M398];0)" office:value-type="float" office:value="43766" calcext:value-type="float">
            <text:p>43766</text:p>
          </table:table-cell>
          <table:table-cell table:formula="of:=[.L398]" office:value-type="float" office:value="0.458333333333322" calcext:value-type="float">
            <text:p>0.458333333333322</text:p>
          </table:table-cell>
          <table:table-cell office:value-type="float" office:value="222" calcext:value-type="float">
            <text:p>222</text:p>
          </table:table-cell>
          <table:table-cell table:formula="of:=IF(OFFSET([.D$4];[.M398];0)&lt;=[.O398];0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SUM(COM.MICROSOFT.NORM.INV( RAND();[.$A$2];[.$I$2]);FLOOR([.G399]))" office:value-type="date" office:date-value="2019-10-13T09:41:56.476124" calcext:value-type="date">
            <text:p>2019-10-13 09:41:56</text:p>
          </table:table-cell>
          <table:table-cell table:style-name="ce7" table:formula="of:=[.A399]" office:value-type="date" office:date-value="2019-10-13T09:41:56.476124" calcext:value-type="date">
            <text:p>2019-10-13 09:41:56</text:p>
          </table:table-cell>
          <table:table-cell table:formula="of:=TRUNC([.A399])" office:value-type="float" office:value="43751" calcext:value-type="float">
            <text:p>43751</text:p>
          </table:table-cell>
          <table:table-cell table:style-name="ce12" table:formula="of:=[.B399]-[.C399]" office:value-type="date" office:date-value="1899-12-30T09:41:56.47612431552" calcext:value-type="date">
            <text:p>12/30/99 09:41 AM</text:p>
          </table:table-cell>
          <table:table-cell table:formula="of:=MOD([.E398]-[.$E$2];[.$H$2])+1+[.$E$2]" office:value-type="float" office:value="257" calcext:value-type="float">
            <text:p>257</text:p>
          </table:table-cell>
          <table:table-cell table:formula="of:=MOD([.F398]+1/[.$H$2];5)" office:value-type="float" office:value="1.59999999999999" calcext:value-type="float">
            <text:p>1,59999999999999</text:p>
          </table:table-cell>
          <table:table-cell table:formula="of:=IF([.F399]&lt;0.000001;[.G398]+2+1/[.$H$2];[.G398]+1/[.$H$2])" office:value-type="float" office:value="6.59999999999998" calcext:value-type="float">
            <text:p>6,5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0]))" office:value-type="date" office:date-value="2019-10-13T09:24:45.724779" calcext:value-type="date">
            <text:p>2019-10-13 09:24:46</text:p>
          </table:table-cell>
          <table:table-cell table:style-name="ce7" table:formula="of:=[.A400]" office:value-type="date" office:date-value="2019-10-13T09:24:45.724779" calcext:value-type="date">
            <text:p>2019-10-13 09:24:46</text:p>
          </table:table-cell>
          <table:table-cell table:formula="of:=TRUNC([.A400])" office:value-type="float" office:value="43751" calcext:value-type="float">
            <text:p>43751</text:p>
          </table:table-cell>
          <table:table-cell table:style-name="ce12" table:formula="of:=[.B400]-[.C400]" office:value-type="date" office:date-value="1899-12-30T09:24:45.72477931157" calcext:value-type="date">
            <text:p>12/30/99 09:24 AM</text:p>
          </table:table-cell>
          <table:table-cell table:formula="of:=MOD([.E399]-[.$E$2];[.$H$2])+1+[.$E$2]" office:value-type="float" office:value="258" calcext:value-type="float">
            <text:p>258</text:p>
          </table:table-cell>
          <table:table-cell table:formula="of:=MOD([.F399]+1/[.$H$2];5)" office:value-type="float" office:value="1.61666666666665" calcext:value-type="float">
            <text:p>1,61666666666665</text:p>
          </table:table-cell>
          <table:table-cell table:formula="of:=IF([.F400]&lt;0.000001;[.G399]+2+1/[.$H$2];[.G399]+1/[.$H$2])" office:value-type="float" office:value="6.61666666666665" calcext:value-type="float">
            <text:p>6,6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1]))" office:value-type="date" office:date-value="2019-10-13T09:14:44.420756" calcext:value-type="date">
            <text:p>2019-10-13 09:14:44</text:p>
          </table:table-cell>
          <table:table-cell table:style-name="ce7" table:formula="of:=[.A401]" office:value-type="date" office:date-value="2019-10-13T09:14:44.420756" calcext:value-type="date">
            <text:p>2019-10-13 09:14:44</text:p>
          </table:table-cell>
          <table:table-cell table:formula="of:=TRUNC([.A401])" office:value-type="float" office:value="43751" calcext:value-type="float">
            <text:p>43751</text:p>
          </table:table-cell>
          <table:table-cell table:style-name="ce12" table:formula="of:=[.B401]-[.C401]" office:value-type="date" office:date-value="1899-12-30T09:14:44.42075606436" calcext:value-type="date">
            <text:p>12/30/99 09:14 AM</text:p>
          </table:table-cell>
          <table:table-cell table:formula="of:=MOD([.E400]-[.$E$2];[.$H$2])+1+[.$E$2]" office:value-type="float" office:value="259" calcext:value-type="float">
            <text:p>259</text:p>
          </table:table-cell>
          <table:table-cell table:formula="of:=MOD([.F400]+1/[.$H$2];5)" office:value-type="float" office:value="1.63333333333332" calcext:value-type="float">
            <text:p>1,63333333333332</text:p>
          </table:table-cell>
          <table:table-cell table:formula="of:=IF([.F401]&lt;0.000001;[.G400]+2+1/[.$H$2];[.G400]+1/[.$H$2])" office:value-type="float" office:value="6.63333333333332" calcext:value-type="float">
            <text:p>6,6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2]))" office:value-type="date" office:date-value="2019-10-13T09:18:26.882632" calcext:value-type="date">
            <text:p>2019-10-13 09:18:27</text:p>
          </table:table-cell>
          <table:table-cell table:style-name="ce7" table:formula="of:=[.A402]" office:value-type="date" office:date-value="2019-10-13T09:18:26.882632" calcext:value-type="date">
            <text:p>2019-10-13 09:18:27</text:p>
          </table:table-cell>
          <table:table-cell table:formula="of:=TRUNC([.A402])" office:value-type="float" office:value="43751" calcext:value-type="float">
            <text:p>43751</text:p>
          </table:table-cell>
          <table:table-cell table:style-name="ce12" table:formula="of:=[.B402]-[.C402]" office:value-type="date" office:date-value="1899-12-30T09:18:26.88263217453" calcext:value-type="date">
            <text:p>12/30/99 09:18 AM</text:p>
          </table:table-cell>
          <table:table-cell table:formula="of:=MOD([.E401]-[.$E$2];[.$H$2])+1+[.$E$2]" office:value-type="float" office:value="260" calcext:value-type="float">
            <text:p>260</text:p>
          </table:table-cell>
          <table:table-cell table:formula="of:=MOD([.F401]+1/[.$H$2];5)" office:value-type="float" office:value="1.64999999999999" calcext:value-type="float">
            <text:p>1,64999999999999</text:p>
          </table:table-cell>
          <table:table-cell table:formula="of:=IF([.F402]&lt;0.000001;[.G401]+2+1/[.$H$2];[.G401]+1/[.$H$2])" office:value-type="float" office:value="6.64999999999998" calcext:value-type="float">
            <text:p>6,6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3]))" office:value-type="date" office:date-value="2019-10-13T09:33:48.571111" calcext:value-type="date">
            <text:p>2019-10-13 09:33:49</text:p>
          </table:table-cell>
          <table:table-cell table:style-name="ce7" table:formula="of:=[.A403]" office:value-type="date" office:date-value="2019-10-13T09:33:48.571111" calcext:value-type="date">
            <text:p>2019-10-13 09:33:49</text:p>
          </table:table-cell>
          <table:table-cell table:formula="of:=TRUNC([.A403])" office:value-type="float" office:value="43751" calcext:value-type="float">
            <text:p>43751</text:p>
          </table:table-cell>
          <table:table-cell table:style-name="ce12" table:formula="of:=[.B403]-[.C403]" office:value-type="date" office:date-value="1899-12-30T09:33:48.57111131307" calcext:value-type="date">
            <text:p>12/30/99 09:33 AM</text:p>
          </table:table-cell>
          <table:table-cell table:formula="of:=MOD([.E402]-[.$E$2];[.$H$2])+1+[.$E$2]" office:value-type="float" office:value="261" calcext:value-type="float">
            <text:p>261</text:p>
          </table:table-cell>
          <table:table-cell table:formula="of:=MOD([.F402]+1/[.$H$2];5)" office:value-type="float" office:value="1.66666666666665" calcext:value-type="float">
            <text:p>1,66666666666665</text:p>
          </table:table-cell>
          <table:table-cell table:formula="of:=IF([.F403]&lt;0.000001;[.G402]+2+1/[.$H$2];[.G402]+1/[.$H$2])" office:value-type="float" office:value="6.66666666666665" calcext:value-type="float">
            <text:p>6,6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4]))" office:value-type="date" office:date-value="2019-10-13T09:00:12.866818" calcext:value-type="date">
            <text:p>2019-10-13 09:00:13</text:p>
          </table:table-cell>
          <table:table-cell table:style-name="ce7" table:formula="of:=[.A404]" office:value-type="date" office:date-value="2019-10-13T09:00:12.866818" calcext:value-type="date">
            <text:p>2019-10-13 09:00:13</text:p>
          </table:table-cell>
          <table:table-cell table:formula="of:=TRUNC([.A404])" office:value-type="float" office:value="43751" calcext:value-type="float">
            <text:p>43751</text:p>
          </table:table-cell>
          <table:table-cell table:style-name="ce12" table:formula="of:=[.B404]-[.C404]" office:value-type="date" office:date-value="1899-12-30T09:00:12.86681815982" calcext:value-type="date">
            <text:p>12/30/99 09:00 AM</text:p>
          </table:table-cell>
          <table:table-cell table:formula="of:=MOD([.E403]-[.$E$2];[.$H$2])+1+[.$E$2]" office:value-type="float" office:value="262" calcext:value-type="float">
            <text:p>262</text:p>
          </table:table-cell>
          <table:table-cell table:formula="of:=MOD([.F403]+1/[.$H$2];5)" office:value-type="float" office:value="1.68333333333332" calcext:value-type="float">
            <text:p>1,68333333333332</text:p>
          </table:table-cell>
          <table:table-cell table:formula="of:=IF([.F404]&lt;0.000001;[.G403]+2+1/[.$H$2];[.G403]+1/[.$H$2])" office:value-type="float" office:value="6.68333333333332" calcext:value-type="float">
            <text:p>6,6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5]))" office:value-type="date" office:date-value="2019-10-13T10:10:35.423491" calcext:value-type="date">
            <text:p>2019-10-13 10:10:35</text:p>
          </table:table-cell>
          <table:table-cell table:style-name="ce7" table:formula="of:=[.A405]" office:value-type="date" office:date-value="2019-10-13T10:10:35.423491" calcext:value-type="date">
            <text:p>2019-10-13 10:10:35</text:p>
          </table:table-cell>
          <table:table-cell table:formula="of:=TRUNC([.A405])" office:value-type="float" office:value="43751" calcext:value-type="float">
            <text:p>43751</text:p>
          </table:table-cell>
          <table:table-cell table:style-name="ce12" table:formula="of:=[.B405]-[.C405]" office:value-type="date" office:date-value="1899-12-30T10:10:35.42349133641" calcext:value-type="date">
            <text:p>12/30/99 10:10 AM</text:p>
          </table:table-cell>
          <table:table-cell table:formula="of:=MOD([.E404]-[.$E$2];[.$H$2])+1+[.$E$2]" office:value-type="float" office:value="263" calcext:value-type="float">
            <text:p>263</text:p>
          </table:table-cell>
          <table:table-cell table:formula="of:=MOD([.F404]+1/[.$H$2];5)" office:value-type="float" office:value="1.69999999999999" calcext:value-type="float">
            <text:p>1,69999999999999</text:p>
          </table:table-cell>
          <table:table-cell table:formula="of:=IF([.F405]&lt;0.000001;[.G404]+2+1/[.$H$2];[.G404]+1/[.$H$2])" office:value-type="float" office:value="6.69999999999998" calcext:value-type="float">
            <text:p>6,6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6]))" office:value-type="date" office:date-value="2019-10-13T09:24:17.796723" calcext:value-type="date">
            <text:p>2019-10-13 09:24:18</text:p>
          </table:table-cell>
          <table:table-cell table:style-name="ce7" table:formula="of:=[.A406]" office:value-type="date" office:date-value="2019-10-13T09:24:17.796723" calcext:value-type="date">
            <text:p>2019-10-13 09:24:18</text:p>
          </table:table-cell>
          <table:table-cell table:formula="of:=TRUNC([.A406])" office:value-type="float" office:value="43751" calcext:value-type="float">
            <text:p>43751</text:p>
          </table:table-cell>
          <table:table-cell table:style-name="ce12" table:formula="of:=[.B406]-[.C406]" office:value-type="date" office:date-value="1899-12-30T09:24:17.79672281351" calcext:value-type="date">
            <text:p>12/30/99 09:24 AM</text:p>
          </table:table-cell>
          <table:table-cell table:formula="of:=MOD([.E405]-[.$E$2];[.$H$2])+1+[.$E$2]" office:value-type="float" office:value="264" calcext:value-type="float">
            <text:p>264</text:p>
          </table:table-cell>
          <table:table-cell table:formula="of:=MOD([.F405]+1/[.$H$2];5)" office:value-type="float" office:value="1.71666666666665" calcext:value-type="float">
            <text:p>1,71666666666665</text:p>
          </table:table-cell>
          <table:table-cell table:formula="of:=IF([.F406]&lt;0.000001;[.G405]+2+1/[.$H$2];[.G405]+1/[.$H$2])" office:value-type="float" office:value="6.71666666666665" calcext:value-type="float">
            <text:p>6,7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7]))" office:value-type="date" office:date-value="2019-10-13T09:22:12.078963" calcext:value-type="date">
            <text:p>2019-10-13 09:22:12</text:p>
          </table:table-cell>
          <table:table-cell table:style-name="ce7" table:formula="of:=[.A407]" office:value-type="date" office:date-value="2019-10-13T09:22:12.078963" calcext:value-type="date">
            <text:p>2019-10-13 09:22:12</text:p>
          </table:table-cell>
          <table:table-cell table:formula="of:=TRUNC([.A407])" office:value-type="float" office:value="43751" calcext:value-type="float">
            <text:p>43751</text:p>
          </table:table-cell>
          <table:table-cell table:style-name="ce12" table:formula="of:=[.B407]-[.C407]" office:value-type="date" office:date-value="1899-12-30T09:22:12.0789627498" calcext:value-type="date">
            <text:p>12/30/99 09:22 AM</text:p>
          </table:table-cell>
          <table:table-cell table:formula="of:=MOD([.E406]-[.$E$2];[.$H$2])+1+[.$E$2]" office:value-type="float" office:value="265" calcext:value-type="float">
            <text:p>265</text:p>
          </table:table-cell>
          <table:table-cell table:formula="of:=MOD([.F406]+1/[.$H$2];5)" office:value-type="float" office:value="1.73333333333332" calcext:value-type="float">
            <text:p>1,73333333333332</text:p>
          </table:table-cell>
          <table:table-cell table:formula="of:=IF([.F407]&lt;0.000001;[.G406]+2+1/[.$H$2];[.G406]+1/[.$H$2])" office:value-type="float" office:value="6.73333333333332" calcext:value-type="float">
            <text:p>6,7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8]))" office:value-type="date" office:date-value="2019-10-13T09:37:31.109519" calcext:value-type="date">
            <text:p>2019-10-13 09:37:31</text:p>
          </table:table-cell>
          <table:table-cell table:style-name="ce7" table:formula="of:=[.A408]" office:value-type="date" office:date-value="2019-10-13T09:37:31.109519" calcext:value-type="date">
            <text:p>2019-10-13 09:37:31</text:p>
          </table:table-cell>
          <table:table-cell table:formula="of:=TRUNC([.A408])" office:value-type="float" office:value="43751" calcext:value-type="float">
            <text:p>43751</text:p>
          </table:table-cell>
          <table:table-cell table:style-name="ce12" table:formula="of:=[.B408]-[.C408]" office:value-type="date" office:date-value="1899-12-30T09:37:31.10951901879" calcext:value-type="date">
            <text:p>12/30/99 09:37 AM</text:p>
          </table:table-cell>
          <table:table-cell table:formula="of:=MOD([.E407]-[.$E$2];[.$H$2])+1+[.$E$2]" office:value-type="float" office:value="266" calcext:value-type="float">
            <text:p>266</text:p>
          </table:table-cell>
          <table:table-cell table:formula="of:=MOD([.F407]+1/[.$H$2];5)" office:value-type="float" office:value="1.74999999999999" calcext:value-type="float">
            <text:p>1,74999999999999</text:p>
          </table:table-cell>
          <table:table-cell table:formula="of:=IF([.F408]&lt;0.000001;[.G407]+2+1/[.$H$2];[.G407]+1/[.$H$2])" office:value-type="float" office:value="6.74999999999998" calcext:value-type="float">
            <text:p>6,7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09]))" office:value-type="date" office:date-value="2019-10-13T09:28:02.55875" calcext:value-type="date">
            <text:p>2019-10-13 09:28:03</text:p>
          </table:table-cell>
          <table:table-cell table:style-name="ce7" table:formula="of:=[.A409]" office:value-type="date" office:date-value="2019-10-13T09:28:02.55875" calcext:value-type="date">
            <text:p>2019-10-13 09:28:03</text:p>
          </table:table-cell>
          <table:table-cell table:formula="of:=TRUNC([.A409])" office:value-type="float" office:value="43751" calcext:value-type="float">
            <text:p>43751</text:p>
          </table:table-cell>
          <table:table-cell table:style-name="ce12" table:formula="of:=[.B409]-[.C409]" office:value-type="date" office:date-value="1899-12-30T09:28:02.55874989554" calcext:value-type="date">
            <text:p>12/30/99 09:28 AM</text:p>
          </table:table-cell>
          <table:table-cell table:formula="of:=MOD([.E408]-[.$E$2];[.$H$2])+1+[.$E$2]" office:value-type="float" office:value="267" calcext:value-type="float">
            <text:p>267</text:p>
          </table:table-cell>
          <table:table-cell table:formula="of:=MOD([.F408]+1/[.$H$2];5)" office:value-type="float" office:value="1.76666666666665" calcext:value-type="float">
            <text:p>1,76666666666665</text:p>
          </table:table-cell>
          <table:table-cell table:formula="of:=IF([.F409]&lt;0.000001;[.G408]+2+1/[.$H$2];[.G408]+1/[.$H$2])" office:value-type="float" office:value="6.76666666666665" calcext:value-type="float">
            <text:p>6,7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0]))" office:value-type="date" office:date-value="2019-10-13T09:25:01.671713" calcext:value-type="date">
            <text:p>2019-10-13 09:25:02</text:p>
          </table:table-cell>
          <table:table-cell table:style-name="ce7" table:formula="of:=[.A410]" office:value-type="date" office:date-value="2019-10-13T09:25:01.671713" calcext:value-type="date">
            <text:p>2019-10-13 09:25:02</text:p>
          </table:table-cell>
          <table:table-cell table:formula="of:=TRUNC([.A410])" office:value-type="float" office:value="43751" calcext:value-type="float">
            <text:p>43751</text:p>
          </table:table-cell>
          <table:table-cell table:style-name="ce12" table:formula="of:=[.B410]-[.C410]" office:value-type="date" office:date-value="1899-12-30T09:25:01.67171303183" calcext:value-type="date">
            <text:p>12/30/99 09:25 AM</text:p>
          </table:table-cell>
          <table:table-cell table:formula="of:=MOD([.E409]-[.$E$2];[.$H$2])+1+[.$E$2]" office:value-type="float" office:value="268" calcext:value-type="float">
            <text:p>268</text:p>
          </table:table-cell>
          <table:table-cell table:formula="of:=MOD([.F409]+1/[.$H$2];5)" office:value-type="float" office:value="1.78333333333332" calcext:value-type="float">
            <text:p>1,78333333333332</text:p>
          </table:table-cell>
          <table:table-cell table:formula="of:=IF([.F410]&lt;0.000001;[.G409]+2+1/[.$H$2];[.G409]+1/[.$H$2])" office:value-type="float" office:value="6.78333333333331" calcext:value-type="float">
            <text:p>6,7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1]))" office:value-type="date" office:date-value="2019-10-13T09:20:38.038432" calcext:value-type="date">
            <text:p>2019-10-13 09:20:38</text:p>
          </table:table-cell>
          <table:table-cell table:style-name="ce7" table:formula="of:=[.A411]" office:value-type="date" office:date-value="2019-10-13T09:20:38.038432" calcext:value-type="date">
            <text:p>2019-10-13 09:20:38</text:p>
          </table:table-cell>
          <table:table-cell table:formula="of:=TRUNC([.A411])" office:value-type="float" office:value="43751" calcext:value-type="float">
            <text:p>43751</text:p>
          </table:table-cell>
          <table:table-cell table:style-name="ce12" table:formula="of:=[.B411]-[.C411]" office:value-type="date" office:date-value="1899-12-30T09:20:38.03843229543" calcext:value-type="date">
            <text:p>12/30/99 09:20 AM</text:p>
          </table:table-cell>
          <table:table-cell table:formula="of:=MOD([.E410]-[.$E$2];[.$H$2])+1+[.$E$2]" office:value-type="float" office:value="269" calcext:value-type="float">
            <text:p>269</text:p>
          </table:table-cell>
          <table:table-cell table:formula="of:=MOD([.F410]+1/[.$H$2];5)" office:value-type="float" office:value="1.79999999999999" calcext:value-type="float">
            <text:p>1,79999999999999</text:p>
          </table:table-cell>
          <table:table-cell table:formula="of:=IF([.F411]&lt;0.000001;[.G410]+2+1/[.$H$2];[.G410]+1/[.$H$2])" office:value-type="float" office:value="6.79999999999998" calcext:value-type="float">
            <text:p>6,7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2]))" office:value-type="date" office:date-value="2019-10-13T09:51:36.066968" calcext:value-type="date">
            <text:p>2019-10-13 09:51:36</text:p>
          </table:table-cell>
          <table:table-cell table:style-name="ce7" table:formula="of:=[.A412]" office:value-type="date" office:date-value="2019-10-13T09:51:36.066968" calcext:value-type="date">
            <text:p>2019-10-13 09:51:36</text:p>
          </table:table-cell>
          <table:table-cell table:formula="of:=TRUNC([.A412])" office:value-type="float" office:value="43751" calcext:value-type="float">
            <text:p>43751</text:p>
          </table:table-cell>
          <table:table-cell table:style-name="ce12" table:formula="of:=[.B412]-[.C412]" office:value-type="date" office:date-value="1899-12-30T09:51:36.06696821284" calcext:value-type="date">
            <text:p>12/30/99 09:51 AM</text:p>
          </table:table-cell>
          <table:table-cell table:formula="of:=MOD([.E411]-[.$E$2];[.$H$2])+1+[.$E$2]" office:value-type="float" office:value="270" calcext:value-type="float">
            <text:p>270</text:p>
          </table:table-cell>
          <table:table-cell table:formula="of:=MOD([.F411]+1/[.$H$2];5)" office:value-type="float" office:value="1.81666666666665" calcext:value-type="float">
            <text:p>1,81666666666665</text:p>
          </table:table-cell>
          <table:table-cell table:formula="of:=IF([.F412]&lt;0.000001;[.G411]+2+1/[.$H$2];[.G411]+1/[.$H$2])" office:value-type="float" office:value="6.81666666666665" calcext:value-type="float">
            <text:p>6,8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3]))" office:value-type="date" office:date-value="2019-10-13T09:32:03.073031" calcext:value-type="date">
            <text:p>2019-10-13 09:32:03</text:p>
          </table:table-cell>
          <table:table-cell table:style-name="ce7" table:formula="of:=[.A413]" office:value-type="date" office:date-value="2019-10-13T09:32:03.073031" calcext:value-type="date">
            <text:p>2019-10-13 09:32:03</text:p>
          </table:table-cell>
          <table:table-cell table:formula="of:=TRUNC([.A413])" office:value-type="float" office:value="43751" calcext:value-type="float">
            <text:p>43751</text:p>
          </table:table-cell>
          <table:table-cell table:style-name="ce12" table:formula="of:=[.B413]-[.C413]" office:value-type="date" office:date-value="1899-12-30T09:32:03.07303072885" calcext:value-type="date">
            <text:p>12/30/99 09:32 AM</text:p>
          </table:table-cell>
          <table:table-cell table:formula="of:=MOD([.E412]-[.$E$2];[.$H$2])+1+[.$E$2]" office:value-type="float" office:value="271" calcext:value-type="float">
            <text:p>271</text:p>
          </table:table-cell>
          <table:table-cell table:formula="of:=MOD([.F412]+1/[.$H$2];5)" office:value-type="float" office:value="1.83333333333332" calcext:value-type="float">
            <text:p>1,83333333333332</text:p>
          </table:table-cell>
          <table:table-cell table:formula="of:=IF([.F413]&lt;0.000001;[.G412]+2+1/[.$H$2];[.G412]+1/[.$H$2])" office:value-type="float" office:value="6.83333333333331" calcext:value-type="float">
            <text:p>6,8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4]))" office:value-type="date" office:date-value="2019-10-13T09:29:50.501245" calcext:value-type="date">
            <text:p>2019-10-13 09:29:51</text:p>
          </table:table-cell>
          <table:table-cell table:style-name="ce7" table:formula="of:=[.A414]" office:value-type="date" office:date-value="2019-10-13T09:29:50.501245" calcext:value-type="date">
            <text:p>2019-10-13 09:29:51</text:p>
          </table:table-cell>
          <table:table-cell table:formula="of:=TRUNC([.A414])" office:value-type="float" office:value="43751" calcext:value-type="float">
            <text:p>43751</text:p>
          </table:table-cell>
          <table:table-cell table:style-name="ce12" table:formula="of:=[.B414]-[.C414]" office:value-type="date" office:date-value="1899-12-30T09:29:50.50124490168" calcext:value-type="date">
            <text:p>12/30/99 09:29 AM</text:p>
          </table:table-cell>
          <table:table-cell table:formula="of:=MOD([.E413]-[.$E$2];[.$H$2])+1+[.$E$2]" office:value-type="float" office:value="272" calcext:value-type="float">
            <text:p>272</text:p>
          </table:table-cell>
          <table:table-cell table:formula="of:=MOD([.F413]+1/[.$H$2];5)" office:value-type="float" office:value="1.84999999999999" calcext:value-type="float">
            <text:p>1,84999999999999</text:p>
          </table:table-cell>
          <table:table-cell table:formula="of:=IF([.F414]&lt;0.000001;[.G413]+2+1/[.$H$2];[.G413]+1/[.$H$2])" office:value-type="float" office:value="6.84999999999998" calcext:value-type="float">
            <text:p>6,8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5]))" office:value-type="date" office:date-value="2019-10-13T09:48:13.97233" calcext:value-type="date">
            <text:p>2019-10-13 09:48:14</text:p>
          </table:table-cell>
          <table:table-cell table:style-name="ce7" table:formula="of:=[.A415]" office:value-type="date" office:date-value="2019-10-13T09:48:13.97233" calcext:value-type="date">
            <text:p>2019-10-13 09:48:14</text:p>
          </table:table-cell>
          <table:table-cell table:formula="of:=TRUNC([.A415])" office:value-type="float" office:value="43751" calcext:value-type="float">
            <text:p>43751</text:p>
          </table:table-cell>
          <table:table-cell table:style-name="ce12" table:formula="of:=[.B415]-[.C415]" office:value-type="date" office:date-value="1899-12-30T09:48:13.97233037744" calcext:value-type="date">
            <text:p>12/30/99 09:48 AM</text:p>
          </table:table-cell>
          <table:table-cell table:formula="of:=MOD([.E414]-[.$E$2];[.$H$2])+1+[.$E$2]" office:value-type="float" office:value="273" calcext:value-type="float">
            <text:p>273</text:p>
          </table:table-cell>
          <table:table-cell table:formula="of:=MOD([.F414]+1/[.$H$2];5)" office:value-type="float" office:value="1.86666666666665" calcext:value-type="float">
            <text:p>1,86666666666665</text:p>
          </table:table-cell>
          <table:table-cell table:formula="of:=IF([.F415]&lt;0.000001;[.G414]+2+1/[.$H$2];[.G414]+1/[.$H$2])" office:value-type="float" office:value="6.86666666666665" calcext:value-type="float">
            <text:p>6,8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6]))" office:value-type="date" office:date-value="2019-10-13T09:47:11.244714" calcext:value-type="date">
            <text:p>2019-10-13 09:47:11</text:p>
          </table:table-cell>
          <table:table-cell table:style-name="ce7" table:formula="of:=[.A416]" office:value-type="date" office:date-value="2019-10-13T09:47:11.244714" calcext:value-type="date">
            <text:p>2019-10-13 09:47:11</text:p>
          </table:table-cell>
          <table:table-cell table:formula="of:=TRUNC([.A416])" office:value-type="float" office:value="43751" calcext:value-type="float">
            <text:p>43751</text:p>
          </table:table-cell>
          <table:table-cell table:style-name="ce12" table:formula="of:=[.B416]-[.C416]" office:value-type="date" office:date-value="1899-12-30T09:47:11.24471409246" calcext:value-type="date">
            <text:p>12/30/99 09:47 AM</text:p>
          </table:table-cell>
          <table:table-cell table:formula="of:=MOD([.E415]-[.$E$2];[.$H$2])+1+[.$E$2]" office:value-type="float" office:value="274" calcext:value-type="float">
            <text:p>274</text:p>
          </table:table-cell>
          <table:table-cell table:formula="of:=MOD([.F415]+1/[.$H$2];5)" office:value-type="float" office:value="1.88333333333332" calcext:value-type="float">
            <text:p>1,88333333333332</text:p>
          </table:table-cell>
          <table:table-cell table:formula="of:=IF([.F416]&lt;0.000001;[.G415]+2+1/[.$H$2];[.G415]+1/[.$H$2])" office:value-type="float" office:value="6.88333333333331" calcext:value-type="float">
            <text:p>6,8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7]))" office:value-type="date" office:date-value="2019-10-13T09:47:48.453631" calcext:value-type="date">
            <text:p>2019-10-13 09:47:48</text:p>
          </table:table-cell>
          <table:table-cell table:style-name="ce7" table:formula="of:=[.A417]" office:value-type="date" office:date-value="2019-10-13T09:47:48.453631" calcext:value-type="date">
            <text:p>2019-10-13 09:47:48</text:p>
          </table:table-cell>
          <table:table-cell table:formula="of:=TRUNC([.A417])" office:value-type="float" office:value="43751" calcext:value-type="float">
            <text:p>43751</text:p>
          </table:table-cell>
          <table:table-cell table:style-name="ce12" table:formula="of:=[.B417]-[.C417]" office:value-type="date" office:date-value="1899-12-30T09:47:48.45363141038" calcext:value-type="date">
            <text:p>12/30/99 09:47 AM</text:p>
          </table:table-cell>
          <table:table-cell table:formula="of:=MOD([.E416]-[.$E$2];[.$H$2])+1+[.$E$2]" office:value-type="float" office:value="275" calcext:value-type="float">
            <text:p>275</text:p>
          </table:table-cell>
          <table:table-cell table:formula="of:=MOD([.F416]+1/[.$H$2];5)" office:value-type="float" office:value="1.89999999999999" calcext:value-type="float">
            <text:p>1,89999999999999</text:p>
          </table:table-cell>
          <table:table-cell table:formula="of:=IF([.F417]&lt;0.000001;[.G416]+2+1/[.$H$2];[.G416]+1/[.$H$2])" office:value-type="float" office:value="6.89999999999998" calcext:value-type="float">
            <text:p>6,8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8]))" office:value-type="date" office:date-value="2019-10-13T09:19:17.567125" calcext:value-type="date">
            <text:p>2019-10-13 09:19:18</text:p>
          </table:table-cell>
          <table:table-cell table:style-name="ce7" table:formula="of:=[.A418]" office:value-type="date" office:date-value="2019-10-13T09:19:17.567125" calcext:value-type="date">
            <text:p>2019-10-13 09:19:18</text:p>
          </table:table-cell>
          <table:table-cell table:formula="of:=TRUNC([.A418])" office:value-type="float" office:value="43751" calcext:value-type="float">
            <text:p>43751</text:p>
          </table:table-cell>
          <table:table-cell table:style-name="ce12" table:formula="of:=[.B418]-[.C418]" office:value-type="date" office:date-value="1899-12-30T09:19:17.56712516304" calcext:value-type="date">
            <text:p>12/30/99 09:19 AM</text:p>
          </table:table-cell>
          <table:table-cell table:formula="of:=MOD([.E417]-[.$E$2];[.$H$2])+1+[.$E$2]" office:value-type="float" office:value="276" calcext:value-type="float">
            <text:p>276</text:p>
          </table:table-cell>
          <table:table-cell table:formula="of:=MOD([.F417]+1/[.$H$2];5)" office:value-type="float" office:value="1.91666666666665" calcext:value-type="float">
            <text:p>1,91666666666665</text:p>
          </table:table-cell>
          <table:table-cell table:formula="of:=IF([.F418]&lt;0.000001;[.G417]+2+1/[.$H$2];[.G417]+1/[.$H$2])" office:value-type="float" office:value="6.91666666666665" calcext:value-type="float">
            <text:p>6,9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19]))" office:value-type="date" office:date-value="2019-10-13T09:29:44.521689" calcext:value-type="date">
            <text:p>2019-10-13 09:29:45</text:p>
          </table:table-cell>
          <table:table-cell table:style-name="ce7" table:formula="of:=[.A419]" office:value-type="date" office:date-value="2019-10-13T09:29:44.521689" calcext:value-type="date">
            <text:p>2019-10-13 09:29:45</text:p>
          </table:table-cell>
          <table:table-cell table:formula="of:=TRUNC([.A419])" office:value-type="float" office:value="43751" calcext:value-type="float">
            <text:p>43751</text:p>
          </table:table-cell>
          <table:table-cell table:style-name="ce12" table:formula="of:=[.B419]-[.C419]" office:value-type="date" office:date-value="1899-12-30T09:29:44.52168947551" calcext:value-type="date">
            <text:p>12/30/99 09:29 AM</text:p>
          </table:table-cell>
          <table:table-cell table:formula="of:=MOD([.E418]-[.$E$2];[.$H$2])+1+[.$E$2]" office:value-type="float" office:value="277" calcext:value-type="float">
            <text:p>277</text:p>
          </table:table-cell>
          <table:table-cell table:formula="of:=MOD([.F418]+1/[.$H$2];5)" office:value-type="float" office:value="1.93333333333332" calcext:value-type="float">
            <text:p>1,93333333333332</text:p>
          </table:table-cell>
          <table:table-cell table:formula="of:=IF([.F419]&lt;0.000001;[.G418]+2+1/[.$H$2];[.G418]+1/[.$H$2])" office:value-type="float" office:value="6.93333333333331" calcext:value-type="float">
            <text:p>6,9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0]))" office:value-type="date" office:date-value="2019-10-13T09:28:39.678267" calcext:value-type="date">
            <text:p>2019-10-13 09:28:40</text:p>
          </table:table-cell>
          <table:table-cell table:style-name="ce7" table:formula="of:=[.A420]" office:value-type="date" office:date-value="2019-10-13T09:28:39.678267" calcext:value-type="date">
            <text:p>2019-10-13 09:28:40</text:p>
          </table:table-cell>
          <table:table-cell table:formula="of:=TRUNC([.A420])" office:value-type="float" office:value="43751" calcext:value-type="float">
            <text:p>43751</text:p>
          </table:table-cell>
          <table:table-cell table:style-name="ce12" table:formula="of:=[.B420]-[.C420]" office:value-type="date" office:date-value="1899-12-30T09:28:39.67826667242" calcext:value-type="date">
            <text:p>12/30/99 09:28 AM</text:p>
          </table:table-cell>
          <table:table-cell table:formula="of:=MOD([.E419]-[.$E$2];[.$H$2])+1+[.$E$2]" office:value-type="float" office:value="278" calcext:value-type="float">
            <text:p>278</text:p>
          </table:table-cell>
          <table:table-cell table:formula="of:=MOD([.F419]+1/[.$H$2];5)" office:value-type="float" office:value="1.94999999999999" calcext:value-type="float">
            <text:p>1,94999999999999</text:p>
          </table:table-cell>
          <table:table-cell table:formula="of:=IF([.F420]&lt;0.000001;[.G419]+2+1/[.$H$2];[.G419]+1/[.$H$2])" office:value-type="float" office:value="6.94999999999998" calcext:value-type="float">
            <text:p>6,9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1]))" office:value-type="date" office:date-value="2019-10-13T09:20:46.402881" calcext:value-type="date">
            <text:p>2019-10-13 09:20:46</text:p>
          </table:table-cell>
          <table:table-cell table:style-name="ce7" table:formula="of:=[.A421]" office:value-type="date" office:date-value="2019-10-13T09:20:46.402881" calcext:value-type="date">
            <text:p>2019-10-13 09:20:46</text:p>
          </table:table-cell>
          <table:table-cell table:formula="of:=TRUNC([.A421])" office:value-type="float" office:value="43751" calcext:value-type="float">
            <text:p>43751</text:p>
          </table:table-cell>
          <table:table-cell table:style-name="ce12" table:formula="of:=[.B421]-[.C421]" office:value-type="date" office:date-value="1899-12-30T09:20:46.40288099181" calcext:value-type="date">
            <text:p>12/30/99 09:20 AM</text:p>
          </table:table-cell>
          <table:table-cell table:formula="of:=MOD([.E420]-[.$E$2];[.$H$2])+1+[.$E$2]" office:value-type="float" office:value="279" calcext:value-type="float">
            <text:p>279</text:p>
          </table:table-cell>
          <table:table-cell table:formula="of:=MOD([.F420]+1/[.$H$2];5)" office:value-type="float" office:value="1.96666666666665" calcext:value-type="float">
            <text:p>1,96666666666665</text:p>
          </table:table-cell>
          <table:table-cell table:formula="of:=IF([.F421]&lt;0.000001;[.G420]+2+1/[.$H$2];[.G420]+1/[.$H$2])" office:value-type="float" office:value="6.96666666666665" calcext:value-type="float">
            <text:p>6,9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2]))" office:value-type="date" office:date-value="2019-10-13T09:43:30.775374" calcext:value-type="date">
            <text:p>2019-10-13 09:43:31</text:p>
          </table:table-cell>
          <table:table-cell table:style-name="ce7" table:formula="of:=[.A422]" office:value-type="date" office:date-value="2019-10-13T09:43:30.775374" calcext:value-type="date">
            <text:p>2019-10-13 09:43:31</text:p>
          </table:table-cell>
          <table:table-cell table:formula="of:=TRUNC([.A422])" office:value-type="float" office:value="43751" calcext:value-type="float">
            <text:p>43751</text:p>
          </table:table-cell>
          <table:table-cell table:style-name="ce12" table:formula="of:=[.B422]-[.C422]" office:value-type="date" office:date-value="1899-12-30T09:43:30.77537394594" calcext:value-type="date">
            <text:p>12/30/99 09:43 AM</text:p>
          </table:table-cell>
          <table:table-cell table:formula="of:=MOD([.E421]-[.$E$2];[.$H$2])+1+[.$E$2]" office:value-type="float" office:value="280" calcext:value-type="float">
            <text:p>280</text:p>
          </table:table-cell>
          <table:table-cell table:formula="of:=MOD([.F421]+1/[.$H$2];5)" office:value-type="float" office:value="1.98333333333332" calcext:value-type="float">
            <text:p>1,98333333333332</text:p>
          </table:table-cell>
          <table:table-cell table:formula="of:=IF([.F422]&lt;0.000001;[.G421]+2+1/[.$H$2];[.G421]+1/[.$H$2])" office:value-type="float" office:value="6.98333333333331" calcext:value-type="float">
            <text:p>6,9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3]))" office:value-type="date" office:date-value="2019-10-13T09:57:25.624937" calcext:value-type="date">
            <text:p>2019-10-13 09:57:26</text:p>
          </table:table-cell>
          <table:table-cell table:style-name="ce7" table:formula="of:=[.A423]" office:value-type="date" office:date-value="2019-10-13T09:57:25.624937" calcext:value-type="date">
            <text:p>2019-10-13 09:57:26</text:p>
          </table:table-cell>
          <table:table-cell table:formula="of:=TRUNC([.A423])" office:value-type="float" office:value="43751" calcext:value-type="float">
            <text:p>43751</text:p>
          </table:table-cell>
          <table:table-cell table:style-name="ce12" table:formula="of:=[.B423]-[.C423]" office:value-type="date" office:date-value="1899-12-30T09:57:25.62493690755" calcext:value-type="date">
            <text:p>12/30/99 09:57 AM</text:p>
          </table:table-cell>
          <table:table-cell table:formula="of:=MOD([.E422]-[.$E$2];[.$H$2])+1+[.$E$2]" office:value-type="float" office:value="221" calcext:value-type="float">
            <text:p>221</text:p>
          </table:table-cell>
          <table:table-cell table:formula="of:=MOD([.F422]+1/[.$H$2];5)" office:value-type="float" office:value="1.99999999999999" calcext:value-type="float">
            <text:p>1,99999999999999</text:p>
          </table:table-cell>
          <table:table-cell table:formula="of:=IF([.F423]&lt;0.000001;[.G422]+2+1/[.$H$2];[.G422]+1/[.$H$2])" office:value-type="float" office:value="6.99999999999998" calcext:value-type="float">
            <text:p>6,9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4]))" office:value-type="date" office:date-value="2019-10-14T09:38:30.743874" calcext:value-type="date">
            <text:p>2019-10-14 09:38:31</text:p>
          </table:table-cell>
          <table:table-cell table:style-name="ce7" table:formula="of:=[.A424]" office:value-type="date" office:date-value="2019-10-14T09:38:30.743874" calcext:value-type="date">
            <text:p>2019-10-14 09:38:31</text:p>
          </table:table-cell>
          <table:table-cell table:formula="of:=TRUNC([.A424])" office:value-type="float" office:value="43752" calcext:value-type="float">
            <text:p>43752</text:p>
          </table:table-cell>
          <table:table-cell table:style-name="ce12" table:formula="of:=[.B424]-[.C424]" office:value-type="date" office:date-value="1899-12-30T09:38:30.74387356639" calcext:value-type="date">
            <text:p>12/30/99 09:38 AM</text:p>
          </table:table-cell>
          <table:table-cell table:formula="of:=MOD([.E423]-[.$E$2];[.$H$2])+1+[.$E$2]" office:value-type="float" office:value="222" calcext:value-type="float">
            <text:p>222</text:p>
          </table:table-cell>
          <table:table-cell table:formula="of:=MOD([.F423]+1/[.$H$2];5)" office:value-type="float" office:value="2.01666666666665" calcext:value-type="float">
            <text:p>2,01666666666665</text:p>
          </table:table-cell>
          <table:table-cell table:formula="of:=IF([.F424]&lt;0.000001;[.G423]+2+1/[.$H$2];[.G423]+1/[.$H$2])" office:value-type="float" office:value="7.01666666666665" calcext:value-type="float">
            <text:p>7,0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5]))" office:value-type="date" office:date-value="2019-10-14T09:23:55.518357" calcext:value-type="date">
            <text:p>2019-10-14 09:23:56</text:p>
          </table:table-cell>
          <table:table-cell table:style-name="ce7" table:formula="of:=[.A425]" office:value-type="date" office:date-value="2019-10-14T09:23:55.518357" calcext:value-type="date">
            <text:p>2019-10-14 09:23:56</text:p>
          </table:table-cell>
          <table:table-cell table:formula="of:=TRUNC([.A425])" office:value-type="float" office:value="43752" calcext:value-type="float">
            <text:p>43752</text:p>
          </table:table-cell>
          <table:table-cell table:style-name="ce12" table:formula="of:=[.B425]-[.C425]" office:value-type="date" office:date-value="1899-12-30T09:23:55.51835718099" calcext:value-type="date">
            <text:p>12/30/99 09:23 AM</text:p>
          </table:table-cell>
          <table:table-cell table:formula="of:=MOD([.E424]-[.$E$2];[.$H$2])+1+[.$E$2]" office:value-type="float" office:value="223" calcext:value-type="float">
            <text:p>223</text:p>
          </table:table-cell>
          <table:table-cell table:formula="of:=MOD([.F424]+1/[.$H$2];5)" office:value-type="float" office:value="2.03333333333332" calcext:value-type="float">
            <text:p>2,03333333333332</text:p>
          </table:table-cell>
          <table:table-cell table:formula="of:=IF([.F425]&lt;0.000001;[.G424]+2+1/[.$H$2];[.G424]+1/[.$H$2])" office:value-type="float" office:value="7.03333333333331" calcext:value-type="float">
            <text:p>7,0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6]))" office:value-type="date" office:date-value="2019-10-14T09:37:40.041202" calcext:value-type="date">
            <text:p>2019-10-14 09:37:40</text:p>
          </table:table-cell>
          <table:table-cell table:style-name="ce7" table:formula="of:=[.A426]" office:value-type="date" office:date-value="2019-10-14T09:37:40.041202" calcext:value-type="date">
            <text:p>2019-10-14 09:37:40</text:p>
          </table:table-cell>
          <table:table-cell table:formula="of:=TRUNC([.A426])" office:value-type="float" office:value="43752" calcext:value-type="float">
            <text:p>43752</text:p>
          </table:table-cell>
          <table:table-cell table:style-name="ce12" table:formula="of:=[.B426]-[.C426]" office:value-type="date" office:date-value="1899-12-30T09:37:40.04120211583" calcext:value-type="date">
            <text:p>12/30/99 09:37 AM</text:p>
          </table:table-cell>
          <table:table-cell table:formula="of:=MOD([.E425]-[.$E$2];[.$H$2])+1+[.$E$2]" office:value-type="float" office:value="224" calcext:value-type="float">
            <text:p>224</text:p>
          </table:table-cell>
          <table:table-cell table:formula="of:=MOD([.F425]+1/[.$H$2];5)" office:value-type="float" office:value="2.04999999999999" calcext:value-type="float">
            <text:p>2,04999999999999</text:p>
          </table:table-cell>
          <table:table-cell table:formula="of:=IF([.F426]&lt;0.000001;[.G425]+2+1/[.$H$2];[.G425]+1/[.$H$2])" office:value-type="float" office:value="7.04999999999998" calcext:value-type="float">
            <text:p>7,0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7]))" office:value-type="date" office:date-value="2019-10-14T09:41:36.62754" calcext:value-type="date">
            <text:p>2019-10-14 09:41:37</text:p>
          </table:table-cell>
          <table:table-cell table:style-name="ce7" table:formula="of:=[.A427]" office:value-type="date" office:date-value="2019-10-14T09:41:36.62754" calcext:value-type="date">
            <text:p>2019-10-14 09:41:37</text:p>
          </table:table-cell>
          <table:table-cell table:formula="of:=TRUNC([.A427])" office:value-type="float" office:value="43752" calcext:value-type="float">
            <text:p>43752</text:p>
          </table:table-cell>
          <table:table-cell table:style-name="ce12" table:formula="of:=[.B427]-[.C427]" office:value-type="date" office:date-value="1899-12-30T09:41:36.62753955927" calcext:value-type="date">
            <text:p>12/30/99 09:41 AM</text:p>
          </table:table-cell>
          <table:table-cell table:formula="of:=MOD([.E426]-[.$E$2];[.$H$2])+1+[.$E$2]" office:value-type="float" office:value="225" calcext:value-type="float">
            <text:p>225</text:p>
          </table:table-cell>
          <table:table-cell table:formula="of:=MOD([.F426]+1/[.$H$2];5)" office:value-type="float" office:value="2.06666666666665" calcext:value-type="float">
            <text:p>2,06666666666665</text:p>
          </table:table-cell>
          <table:table-cell table:formula="of:=IF([.F427]&lt;0.000001;[.G426]+2+1/[.$H$2];[.G426]+1/[.$H$2])" office:value-type="float" office:value="7.06666666666665" calcext:value-type="float">
            <text:p>7,0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8]))" office:value-type="date" office:date-value="2019-10-14T09:29:30.269451" calcext:value-type="date">
            <text:p>2019-10-14 09:29:30</text:p>
          </table:table-cell>
          <table:table-cell table:style-name="ce7" table:formula="of:=[.A428]" office:value-type="date" office:date-value="2019-10-14T09:29:30.269451" calcext:value-type="date">
            <text:p>2019-10-14 09:29:30</text:p>
          </table:table-cell>
          <table:table-cell table:formula="of:=TRUNC([.A428])" office:value-type="float" office:value="43752" calcext:value-type="float">
            <text:p>43752</text:p>
          </table:table-cell>
          <table:table-cell table:style-name="ce12" table:formula="of:=[.B428]-[.C428]" office:value-type="date" office:date-value="1899-12-30T09:29:30.26945084799" calcext:value-type="date">
            <text:p>12/30/99 09:29 AM</text:p>
          </table:table-cell>
          <table:table-cell table:formula="of:=MOD([.E427]-[.$E$2];[.$H$2])+1+[.$E$2]" office:value-type="float" office:value="226" calcext:value-type="float">
            <text:p>226</text:p>
          </table:table-cell>
          <table:table-cell table:formula="of:=MOD([.F427]+1/[.$H$2];5)" office:value-type="float" office:value="2.08333333333332" calcext:value-type="float">
            <text:p>2,08333333333332</text:p>
          </table:table-cell>
          <table:table-cell table:formula="of:=IF([.F428]&lt;0.000001;[.G427]+2+1/[.$H$2];[.G427]+1/[.$H$2])" office:value-type="float" office:value="7.08333333333331" calcext:value-type="float">
            <text:p>7,0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29]))" office:value-type="date" office:date-value="2019-10-14T09:09:00.927358" calcext:value-type="date">
            <text:p>2019-10-14 09:09:01</text:p>
          </table:table-cell>
          <table:table-cell table:style-name="ce7" table:formula="of:=[.A429]" office:value-type="date" office:date-value="2019-10-14T09:09:00.927358" calcext:value-type="date">
            <text:p>2019-10-14 09:09:01</text:p>
          </table:table-cell>
          <table:table-cell table:formula="of:=TRUNC([.A429])" office:value-type="float" office:value="43752" calcext:value-type="float">
            <text:p>43752</text:p>
          </table:table-cell>
          <table:table-cell table:style-name="ce12" table:formula="of:=[.B429]-[.C429]" office:value-type="date" office:date-value="1899-12-30T09:09:00.9273579251" calcext:value-type="date">
            <text:p>12/30/99 09:09 AM</text:p>
          </table:table-cell>
          <table:table-cell table:formula="of:=MOD([.E428]-[.$E$2];[.$H$2])+1+[.$E$2]" office:value-type="float" office:value="227" calcext:value-type="float">
            <text:p>227</text:p>
          </table:table-cell>
          <table:table-cell table:formula="of:=MOD([.F428]+1/[.$H$2];5)" office:value-type="float" office:value="2.09999999999998" calcext:value-type="float">
            <text:p>2,09999999999998</text:p>
          </table:table-cell>
          <table:table-cell table:formula="of:=IF([.F429]&lt;0.000001;[.G428]+2+1/[.$H$2];[.G428]+1/[.$H$2])" office:value-type="float" office:value="7.09999999999998" calcext:value-type="float">
            <text:p>7,0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0]))" office:value-type="date" office:date-value="2019-10-14T09:31:47.347578" calcext:value-type="date">
            <text:p>2019-10-14 09:31:47</text:p>
          </table:table-cell>
          <table:table-cell table:style-name="ce7" table:formula="of:=[.A430]" office:value-type="date" office:date-value="2019-10-14T09:31:47.347578" calcext:value-type="date">
            <text:p>2019-10-14 09:31:47</text:p>
          </table:table-cell>
          <table:table-cell table:formula="of:=TRUNC([.A430])" office:value-type="float" office:value="43752" calcext:value-type="float">
            <text:p>43752</text:p>
          </table:table-cell>
          <table:table-cell table:style-name="ce12" table:formula="of:=[.B430]-[.C430]" office:value-type="date" office:date-value="1899-12-30T09:31:47.34757790342" calcext:value-type="date">
            <text:p>12/30/99 09:31 AM</text:p>
          </table:table-cell>
          <table:table-cell table:formula="of:=MOD([.E429]-[.$E$2];[.$H$2])+1+[.$E$2]" office:value-type="float" office:value="228" calcext:value-type="float">
            <text:p>228</text:p>
          </table:table-cell>
          <table:table-cell table:formula="of:=MOD([.F429]+1/[.$H$2];5)" office:value-type="float" office:value="2.11666666666665" calcext:value-type="float">
            <text:p>2,11666666666665</text:p>
          </table:table-cell>
          <table:table-cell table:formula="of:=IF([.F430]&lt;0.000001;[.G429]+2+1/[.$H$2];[.G429]+1/[.$H$2])" office:value-type="float" office:value="7.11666666666665" calcext:value-type="float">
            <text:p>7,1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1]))" office:value-type="date" office:date-value="2019-10-14T09:26:15.696008" calcext:value-type="date">
            <text:p>2019-10-14 09:26:16</text:p>
          </table:table-cell>
          <table:table-cell table:style-name="ce7" table:formula="of:=[.A431]" office:value-type="date" office:date-value="2019-10-14T09:26:15.696008" calcext:value-type="date">
            <text:p>2019-10-14 09:26:16</text:p>
          </table:table-cell>
          <table:table-cell table:formula="of:=TRUNC([.A431])" office:value-type="float" office:value="43752" calcext:value-type="float">
            <text:p>43752</text:p>
          </table:table-cell>
          <table:table-cell table:style-name="ce12" table:formula="of:=[.B431]-[.C431]" office:value-type="date" office:date-value="1899-12-30T09:26:15.69600788411" calcext:value-type="date">
            <text:p>12/30/99 09:26 AM</text:p>
          </table:table-cell>
          <table:table-cell table:formula="of:=MOD([.E430]-[.$E$2];[.$H$2])+1+[.$E$2]" office:value-type="float" office:value="229" calcext:value-type="float">
            <text:p>229</text:p>
          </table:table-cell>
          <table:table-cell table:formula="of:=MOD([.F430]+1/[.$H$2];5)" office:value-type="float" office:value="2.13333333333332" calcext:value-type="float">
            <text:p>2,13333333333332</text:p>
          </table:table-cell>
          <table:table-cell table:formula="of:=IF([.F431]&lt;0.000001;[.G430]+2+1/[.$H$2];[.G430]+1/[.$H$2])" office:value-type="float" office:value="7.13333333333331" calcext:value-type="float">
            <text:p>7,1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2]))" office:value-type="date" office:date-value="2019-10-14T09:41:40.881202" calcext:value-type="date">
            <text:p>2019-10-14 09:41:41</text:p>
          </table:table-cell>
          <table:table-cell table:style-name="ce7" table:formula="of:=[.A432]" office:value-type="date" office:date-value="2019-10-14T09:41:40.881202" calcext:value-type="date">
            <text:p>2019-10-14 09:41:41</text:p>
          </table:table-cell>
          <table:table-cell table:formula="of:=TRUNC([.A432])" office:value-type="float" office:value="43752" calcext:value-type="float">
            <text:p>43752</text:p>
          </table:table-cell>
          <table:table-cell table:style-name="ce12" table:formula="of:=[.B432]-[.C432]" office:value-type="date" office:date-value="1899-12-30T09:41:40.8812016109" calcext:value-type="date">
            <text:p>12/30/99 09:41 AM</text:p>
          </table:table-cell>
          <table:table-cell table:formula="of:=MOD([.E431]-[.$E$2];[.$H$2])+1+[.$E$2]" office:value-type="float" office:value="230" calcext:value-type="float">
            <text:p>230</text:p>
          </table:table-cell>
          <table:table-cell table:formula="of:=MOD([.F431]+1/[.$H$2];5)" office:value-type="float" office:value="2.14999999999998" calcext:value-type="float">
            <text:p>2,14999999999998</text:p>
          </table:table-cell>
          <table:table-cell table:formula="of:=IF([.F432]&lt;0.000001;[.G431]+2+1/[.$H$2];[.G431]+1/[.$H$2])" office:value-type="float" office:value="7.14999999999998" calcext:value-type="float">
            <text:p>7,1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3]))" office:value-type="date" office:date-value="2019-10-14T09:11:11.783224" calcext:value-type="date">
            <text:p>2019-10-14 09:11:12</text:p>
          </table:table-cell>
          <table:table-cell table:style-name="ce7" table:formula="of:=[.A433]" office:value-type="date" office:date-value="2019-10-14T09:11:11.783224" calcext:value-type="date">
            <text:p>2019-10-14 09:11:12</text:p>
          </table:table-cell>
          <table:table-cell table:formula="of:=TRUNC([.A433])" office:value-type="float" office:value="43752" calcext:value-type="float">
            <text:p>43752</text:p>
          </table:table-cell>
          <table:table-cell table:style-name="ce12" table:formula="of:=[.B433]-[.C433]" office:value-type="date" office:date-value="1899-12-30T09:11:11.78322379477" calcext:value-type="date">
            <text:p>12/30/99 09:11 AM</text:p>
          </table:table-cell>
          <table:table-cell table:formula="of:=MOD([.E432]-[.$E$2];[.$H$2])+1+[.$E$2]" office:value-type="float" office:value="231" calcext:value-type="float">
            <text:p>231</text:p>
          </table:table-cell>
          <table:table-cell table:formula="of:=MOD([.F432]+1/[.$H$2];5)" office:value-type="float" office:value="2.16666666666665" calcext:value-type="float">
            <text:p>2,16666666666665</text:p>
          </table:table-cell>
          <table:table-cell table:formula="of:=IF([.F433]&lt;0.000001;[.G432]+2+1/[.$H$2];[.G432]+1/[.$H$2])" office:value-type="float" office:value="7.16666666666665" calcext:value-type="float">
            <text:p>7,1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4]))" office:value-type="date" office:date-value="2019-10-14T09:23:58.315247" calcext:value-type="date">
            <text:p>2019-10-14 09:23:58</text:p>
          </table:table-cell>
          <table:table-cell table:style-name="ce7" table:formula="of:=[.A434]" office:value-type="date" office:date-value="2019-10-14T09:23:58.315247" calcext:value-type="date">
            <text:p>2019-10-14 09:23:58</text:p>
          </table:table-cell>
          <table:table-cell table:formula="of:=TRUNC([.A434])" office:value-type="float" office:value="43752" calcext:value-type="float">
            <text:p>43752</text:p>
          </table:table-cell>
          <table:table-cell table:style-name="ce12" table:formula="of:=[.B434]-[.C434]" office:value-type="date" office:date-value="1899-12-30T09:23:58.31524718553" calcext:value-type="date">
            <text:p>12/30/99 09:23 AM</text:p>
          </table:table-cell>
          <table:table-cell table:formula="of:=MOD([.E433]-[.$E$2];[.$H$2])+1+[.$E$2]" office:value-type="float" office:value="232" calcext:value-type="float">
            <text:p>232</text:p>
          </table:table-cell>
          <table:table-cell table:formula="of:=MOD([.F433]+1/[.$H$2];5)" office:value-type="float" office:value="2.18333333333332" calcext:value-type="float">
            <text:p>2,18333333333332</text:p>
          </table:table-cell>
          <table:table-cell table:formula="of:=IF([.F434]&lt;0.000001;[.G433]+2+1/[.$H$2];[.G433]+1/[.$H$2])" office:value-type="float" office:value="7.18333333333331" calcext:value-type="float">
            <text:p>7,1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5]))" office:value-type="date" office:date-value="2019-10-14T09:40:37.328789" calcext:value-type="date">
            <text:p>2019-10-14 09:40:37</text:p>
          </table:table-cell>
          <table:table-cell table:style-name="ce7" table:formula="of:=[.A435]" office:value-type="date" office:date-value="2019-10-14T09:40:37.328789" calcext:value-type="date">
            <text:p>2019-10-14 09:40:37</text:p>
          </table:table-cell>
          <table:table-cell table:formula="of:=TRUNC([.A435])" office:value-type="float" office:value="43752" calcext:value-type="float">
            <text:p>43752</text:p>
          </table:table-cell>
          <table:table-cell table:style-name="ce12" table:formula="of:=[.B435]-[.C435]" office:value-type="date" office:date-value="1899-12-30T09:40:37.32878908049" calcext:value-type="date">
            <text:p>12/30/99 09:40 AM</text:p>
          </table:table-cell>
          <table:table-cell table:formula="of:=MOD([.E434]-[.$E$2];[.$H$2])+1+[.$E$2]" office:value-type="float" office:value="233" calcext:value-type="float">
            <text:p>233</text:p>
          </table:table-cell>
          <table:table-cell table:formula="of:=MOD([.F434]+1/[.$H$2];5)" office:value-type="float" office:value="2.19999999999998" calcext:value-type="float">
            <text:p>2,19999999999998</text:p>
          </table:table-cell>
          <table:table-cell table:formula="of:=IF([.F435]&lt;0.000001;[.G434]+2+1/[.$H$2];[.G434]+1/[.$H$2])" office:value-type="float" office:value="7.19999999999998" calcext:value-type="float">
            <text:p>7,1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6]))" office:value-type="date" office:date-value="2019-10-14T09:21:05.195407" calcext:value-type="date">
            <text:p>2019-10-14 09:21:05</text:p>
          </table:table-cell>
          <table:table-cell table:style-name="ce7" table:formula="of:=[.A436]" office:value-type="date" office:date-value="2019-10-14T09:21:05.195407" calcext:value-type="date">
            <text:p>2019-10-14 09:21:05</text:p>
          </table:table-cell>
          <table:table-cell table:formula="of:=TRUNC([.A436])" office:value-type="float" office:value="43752" calcext:value-type="float">
            <text:p>43752</text:p>
          </table:table-cell>
          <table:table-cell table:style-name="ce12" table:formula="of:=[.B436]-[.C436]" office:value-type="date" office:date-value="1899-12-30T09:21:05.1954069268" calcext:value-type="date">
            <text:p>12/30/99 09:21 AM</text:p>
          </table:table-cell>
          <table:table-cell table:formula="of:=MOD([.E435]-[.$E$2];[.$H$2])+1+[.$E$2]" office:value-type="float" office:value="234" calcext:value-type="float">
            <text:p>234</text:p>
          </table:table-cell>
          <table:table-cell table:formula="of:=MOD([.F435]+1/[.$H$2];5)" office:value-type="float" office:value="2.21666666666665" calcext:value-type="float">
            <text:p>2,21666666666665</text:p>
          </table:table-cell>
          <table:table-cell table:formula="of:=IF([.F436]&lt;0.000001;[.G435]+2+1/[.$H$2];[.G435]+1/[.$H$2])" office:value-type="float" office:value="7.21666666666665" calcext:value-type="float">
            <text:p>7,2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7]))" office:value-type="date" office:date-value="2019-10-14T09:24:37.997295" calcext:value-type="date">
            <text:p>2019-10-14 09:24:38</text:p>
          </table:table-cell>
          <table:table-cell table:style-name="ce7" table:formula="of:=[.A437]" office:value-type="date" office:date-value="2019-10-14T09:24:37.997295" calcext:value-type="date">
            <text:p>2019-10-14 09:24:38</text:p>
          </table:table-cell>
          <table:table-cell table:formula="of:=TRUNC([.A437])" office:value-type="float" office:value="43752" calcext:value-type="float">
            <text:p>43752</text:p>
          </table:table-cell>
          <table:table-cell table:style-name="ce12" table:formula="of:=[.B437]-[.C437]" office:value-type="date" office:date-value="1899-12-30T09:24:37.99729532562" calcext:value-type="date">
            <text:p>12/30/99 09:24 AM</text:p>
          </table:table-cell>
          <table:table-cell table:formula="of:=MOD([.E436]-[.$E$2];[.$H$2])+1+[.$E$2]" office:value-type="float" office:value="235" calcext:value-type="float">
            <text:p>235</text:p>
          </table:table-cell>
          <table:table-cell table:formula="of:=MOD([.F436]+1/[.$H$2];5)" office:value-type="float" office:value="2.23333333333332" calcext:value-type="float">
            <text:p>2,23333333333332</text:p>
          </table:table-cell>
          <table:table-cell table:formula="of:=IF([.F437]&lt;0.000001;[.G436]+2+1/[.$H$2];[.G436]+1/[.$H$2])" office:value-type="float" office:value="7.23333333333331" calcext:value-type="float">
            <text:p>7,2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8]))" office:value-type="date" office:date-value="2019-10-14T09:14:52.017814" calcext:value-type="date">
            <text:p>2019-10-14 09:14:52</text:p>
          </table:table-cell>
          <table:table-cell table:style-name="ce7" table:formula="of:=[.A438]" office:value-type="date" office:date-value="2019-10-14T09:14:52.017814" calcext:value-type="date">
            <text:p>2019-10-14 09:14:52</text:p>
          </table:table-cell>
          <table:table-cell table:formula="of:=TRUNC([.A438])" office:value-type="float" office:value="43752" calcext:value-type="float">
            <text:p>43752</text:p>
          </table:table-cell>
          <table:table-cell table:style-name="ce12" table:formula="of:=[.B438]-[.C438]" office:value-type="date" office:date-value="1899-12-30T09:14:52.01781428419" calcext:value-type="date">
            <text:p>12/30/99 09:14 AM</text:p>
          </table:table-cell>
          <table:table-cell table:formula="of:=MOD([.E437]-[.$E$2];[.$H$2])+1+[.$E$2]" office:value-type="float" office:value="236" calcext:value-type="float">
            <text:p>236</text:p>
          </table:table-cell>
          <table:table-cell table:formula="of:=MOD([.F437]+1/[.$H$2];5)" office:value-type="float" office:value="2.24999999999998" calcext:value-type="float">
            <text:p>2,24999999999998</text:p>
          </table:table-cell>
          <table:table-cell table:formula="of:=IF([.F438]&lt;0.000001;[.G437]+2+1/[.$H$2];[.G437]+1/[.$H$2])" office:value-type="float" office:value="7.24999999999998" calcext:value-type="float">
            <text:p>7,2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39]))" office:value-type="date" office:date-value="2019-10-14T09:30:59.003096" calcext:value-type="date">
            <text:p>2019-10-14 09:30:59</text:p>
          </table:table-cell>
          <table:table-cell table:style-name="ce7" table:formula="of:=[.A439]" office:value-type="date" office:date-value="2019-10-14T09:30:59.003096" calcext:value-type="date">
            <text:p>2019-10-14 09:30:59</text:p>
          </table:table-cell>
          <table:table-cell table:formula="of:=TRUNC([.A439])" office:value-type="float" office:value="43752" calcext:value-type="float">
            <text:p>43752</text:p>
          </table:table-cell>
          <table:table-cell table:style-name="ce12" table:formula="of:=[.B439]-[.C439]" office:value-type="date" office:date-value="1899-12-30T09:30:59.00309623685" calcext:value-type="date">
            <text:p>12/30/99 09:30 AM</text:p>
          </table:table-cell>
          <table:table-cell table:formula="of:=MOD([.E438]-[.$E$2];[.$H$2])+1+[.$E$2]" office:value-type="float" office:value="237" calcext:value-type="float">
            <text:p>237</text:p>
          </table:table-cell>
          <table:table-cell table:formula="of:=MOD([.F438]+1/[.$H$2];5)" office:value-type="float" office:value="2.26666666666665" calcext:value-type="float">
            <text:p>2,26666666666665</text:p>
          </table:table-cell>
          <table:table-cell table:formula="of:=IF([.F439]&lt;0.000001;[.G438]+2+1/[.$H$2];[.G438]+1/[.$H$2])" office:value-type="float" office:value="7.26666666666665" calcext:value-type="float">
            <text:p>7,2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0]))" office:value-type="date" office:date-value="2019-10-14T09:56:46.33967" calcext:value-type="date">
            <text:p>2019-10-14 09:56:46</text:p>
          </table:table-cell>
          <table:table-cell table:style-name="ce7" table:formula="of:=[.A440]" office:value-type="date" office:date-value="2019-10-14T09:56:46.33967" calcext:value-type="date">
            <text:p>2019-10-14 09:56:46</text:p>
          </table:table-cell>
          <table:table-cell table:formula="of:=TRUNC([.A440])" office:value-type="float" office:value="43752" calcext:value-type="float">
            <text:p>43752</text:p>
          </table:table-cell>
          <table:table-cell table:style-name="ce12" table:formula="of:=[.B440]-[.C440]" office:value-type="date" office:date-value="1899-12-30T09:56:46.3396704616" calcext:value-type="date">
            <text:p>12/30/99 09:56 AM</text:p>
          </table:table-cell>
          <table:table-cell table:formula="of:=MOD([.E439]-[.$E$2];[.$H$2])+1+[.$E$2]" office:value-type="float" office:value="238" calcext:value-type="float">
            <text:p>238</text:p>
          </table:table-cell>
          <table:table-cell table:formula="of:=MOD([.F439]+1/[.$H$2];5)" office:value-type="float" office:value="2.28333333333332" calcext:value-type="float">
            <text:p>2,28333333333332</text:p>
          </table:table-cell>
          <table:table-cell table:formula="of:=IF([.F440]&lt;0.000001;[.G439]+2+1/[.$H$2];[.G439]+1/[.$H$2])" office:value-type="float" office:value="7.28333333333331" calcext:value-type="float">
            <text:p>7,2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1]))" office:value-type="date" office:date-value="2019-10-14T09:36:38.581001" calcext:value-type="date">
            <text:p>2019-10-14 09:36:39</text:p>
          </table:table-cell>
          <table:table-cell table:style-name="ce7" table:formula="of:=[.A441]" office:value-type="date" office:date-value="2019-10-14T09:36:38.581001" calcext:value-type="date">
            <text:p>2019-10-14 09:36:39</text:p>
          </table:table-cell>
          <table:table-cell table:formula="of:=TRUNC([.A441])" office:value-type="float" office:value="43752" calcext:value-type="float">
            <text:p>43752</text:p>
          </table:table-cell>
          <table:table-cell table:style-name="ce12" table:formula="of:=[.B441]-[.C441]" office:value-type="date" office:date-value="1899-12-30T09:36:38.58100125566" calcext:value-type="date">
            <text:p>12/30/99 09:36 AM</text:p>
          </table:table-cell>
          <table:table-cell table:formula="of:=MOD([.E440]-[.$E$2];[.$H$2])+1+[.$E$2]" office:value-type="float" office:value="239" calcext:value-type="float">
            <text:p>239</text:p>
          </table:table-cell>
          <table:table-cell table:formula="of:=MOD([.F440]+1/[.$H$2];5)" office:value-type="float" office:value="2.29999999999998" calcext:value-type="float">
            <text:p>2,29999999999998</text:p>
          </table:table-cell>
          <table:table-cell table:formula="of:=IF([.F441]&lt;0.000001;[.G440]+2+1/[.$H$2];[.G440]+1/[.$H$2])" office:value-type="float" office:value="7.29999999999998" calcext:value-type="float">
            <text:p>7,2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2]))" office:value-type="date" office:date-value="2019-10-14T09:21:51.671103" calcext:value-type="date">
            <text:p>2019-10-14 09:21:52</text:p>
          </table:table-cell>
          <table:table-cell table:style-name="ce7" table:formula="of:=[.A442]" office:value-type="date" office:date-value="2019-10-14T09:21:51.671103" calcext:value-type="date">
            <text:p>2019-10-14 09:21:52</text:p>
          </table:table-cell>
          <table:table-cell table:formula="of:=TRUNC([.A442])" office:value-type="float" office:value="43752" calcext:value-type="float">
            <text:p>43752</text:p>
          </table:table-cell>
          <table:table-cell table:style-name="ce12" table:formula="of:=[.B442]-[.C442]" office:value-type="date" office:date-value="1899-12-30T09:21:51.67110346723" calcext:value-type="date">
            <text:p>12/30/99 09:21 AM</text:p>
          </table:table-cell>
          <table:table-cell table:formula="of:=MOD([.E441]-[.$E$2];[.$H$2])+1+[.$E$2]" office:value-type="float" office:value="240" calcext:value-type="float">
            <text:p>240</text:p>
          </table:table-cell>
          <table:table-cell table:formula="of:=MOD([.F441]+1/[.$H$2];5)" office:value-type="float" office:value="2.31666666666665" calcext:value-type="float">
            <text:p>2,31666666666665</text:p>
          </table:table-cell>
          <table:table-cell table:formula="of:=IF([.F442]&lt;0.000001;[.G441]+2+1/[.$H$2];[.G441]+1/[.$H$2])" office:value-type="float" office:value="7.31666666666665" calcext:value-type="float">
            <text:p>7,3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3]))" office:value-type="date" office:date-value="2019-10-14T09:31:32.496203" calcext:value-type="date">
            <text:p>2019-10-14 09:31:32</text:p>
          </table:table-cell>
          <table:table-cell table:style-name="ce7" table:formula="of:=[.A443]" office:value-type="date" office:date-value="2019-10-14T09:31:32.496203" calcext:value-type="date">
            <text:p>2019-10-14 09:31:32</text:p>
          </table:table-cell>
          <table:table-cell table:formula="of:=TRUNC([.A443])" office:value-type="float" office:value="43752" calcext:value-type="float">
            <text:p>43752</text:p>
          </table:table-cell>
          <table:table-cell table:style-name="ce12" table:formula="of:=[.B443]-[.C443]" office:value-type="date" office:date-value="1899-12-30T09:31:32.49620314222" calcext:value-type="date">
            <text:p>12/30/99 09:31 AM</text:p>
          </table:table-cell>
          <table:table-cell table:formula="of:=MOD([.E442]-[.$E$2];[.$H$2])+1+[.$E$2]" office:value-type="float" office:value="241" calcext:value-type="float">
            <text:p>241</text:p>
          </table:table-cell>
          <table:table-cell table:formula="of:=MOD([.F442]+1/[.$H$2];5)" office:value-type="float" office:value="2.33333333333332" calcext:value-type="float">
            <text:p>2,33333333333332</text:p>
          </table:table-cell>
          <table:table-cell table:formula="of:=IF([.F443]&lt;0.000001;[.G442]+2+1/[.$H$2];[.G442]+1/[.$H$2])" office:value-type="float" office:value="7.33333333333331" calcext:value-type="float">
            <text:p>7,3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4]))" office:value-type="date" office:date-value="2019-10-14T09:18:17.561504" calcext:value-type="date">
            <text:p>2019-10-14 09:18:18</text:p>
          </table:table-cell>
          <table:table-cell table:style-name="ce7" table:formula="of:=[.A444]" office:value-type="date" office:date-value="2019-10-14T09:18:17.561504" calcext:value-type="date">
            <text:p>2019-10-14 09:18:18</text:p>
          </table:table-cell>
          <table:table-cell table:formula="of:=TRUNC([.A444])" office:value-type="float" office:value="43752" calcext:value-type="float">
            <text:p>43752</text:p>
          </table:table-cell>
          <table:table-cell table:style-name="ce12" table:formula="of:=[.B444]-[.C444]" office:value-type="date" office:date-value="1899-12-30T09:18:17.5615036441" calcext:value-type="date">
            <text:p>12/30/99 09:18 AM</text:p>
          </table:table-cell>
          <table:table-cell table:formula="of:=MOD([.E443]-[.$E$2];[.$H$2])+1+[.$E$2]" office:value-type="float" office:value="242" calcext:value-type="float">
            <text:p>242</text:p>
          </table:table-cell>
          <table:table-cell table:formula="of:=MOD([.F443]+1/[.$H$2];5)" office:value-type="float" office:value="2.34999999999998" calcext:value-type="float">
            <text:p>2,34999999999998</text:p>
          </table:table-cell>
          <table:table-cell table:formula="of:=IF([.F444]&lt;0.000001;[.G443]+2+1/[.$H$2];[.G443]+1/[.$H$2])" office:value-type="float" office:value="7.34999999999998" calcext:value-type="float">
            <text:p>7,3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5]))" office:value-type="date" office:date-value="2019-10-14T09:53:52.772676" calcext:value-type="date">
            <text:p>2019-10-14 09:53:53</text:p>
          </table:table-cell>
          <table:table-cell table:style-name="ce7" table:formula="of:=[.A445]" office:value-type="date" office:date-value="2019-10-14T09:53:52.772676" calcext:value-type="date">
            <text:p>2019-10-14 09:53:53</text:p>
          </table:table-cell>
          <table:table-cell table:formula="of:=TRUNC([.A445])" office:value-type="float" office:value="43752" calcext:value-type="float">
            <text:p>43752</text:p>
          </table:table-cell>
          <table:table-cell table:style-name="ce12" table:formula="of:=[.B445]-[.C445]" office:value-type="date" office:date-value="1899-12-30T09:53:52.77267599478" calcext:value-type="date">
            <text:p>12/30/99 09:53 AM</text:p>
          </table:table-cell>
          <table:table-cell table:formula="of:=MOD([.E444]-[.$E$2];[.$H$2])+1+[.$E$2]" office:value-type="float" office:value="243" calcext:value-type="float">
            <text:p>243</text:p>
          </table:table-cell>
          <table:table-cell table:formula="of:=MOD([.F444]+1/[.$H$2];5)" office:value-type="float" office:value="2.36666666666665" calcext:value-type="float">
            <text:p>2,36666666666665</text:p>
          </table:table-cell>
          <table:table-cell table:formula="of:=IF([.F445]&lt;0.000001;[.G444]+2+1/[.$H$2];[.G444]+1/[.$H$2])" office:value-type="float" office:value="7.36666666666665" calcext:value-type="float">
            <text:p>7,3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6]))" office:value-type="date" office:date-value="2019-10-14T09:39:24.737211" calcext:value-type="date">
            <text:p>2019-10-14 09:39:25</text:p>
          </table:table-cell>
          <table:table-cell table:style-name="ce7" table:formula="of:=[.A446]" office:value-type="date" office:date-value="2019-10-14T09:39:24.737211" calcext:value-type="date">
            <text:p>2019-10-14 09:39:25</text:p>
          </table:table-cell>
          <table:table-cell table:formula="of:=TRUNC([.A446])" office:value-type="float" office:value="43752" calcext:value-type="float">
            <text:p>43752</text:p>
          </table:table-cell>
          <table:table-cell table:style-name="ce12" table:formula="of:=[.B446]-[.C446]" office:value-type="date" office:date-value="1899-12-30T09:39:24.73721126094" calcext:value-type="date">
            <text:p>12/30/99 09:39 AM</text:p>
          </table:table-cell>
          <table:table-cell table:formula="of:=MOD([.E445]-[.$E$2];[.$H$2])+1+[.$E$2]" office:value-type="float" office:value="244" calcext:value-type="float">
            <text:p>244</text:p>
          </table:table-cell>
          <table:table-cell table:formula="of:=MOD([.F445]+1/[.$H$2];5)" office:value-type="float" office:value="2.38333333333332" calcext:value-type="float">
            <text:p>2,38333333333332</text:p>
          </table:table-cell>
          <table:table-cell table:formula="of:=IF([.F446]&lt;0.000001;[.G445]+2+1/[.$H$2];[.G445]+1/[.$H$2])" office:value-type="float" office:value="7.38333333333331" calcext:value-type="float">
            <text:p>7,3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7]))" office:value-type="date" office:date-value="2019-10-14T09:15:25.580405" calcext:value-type="date">
            <text:p>2019-10-14 09:15:26</text:p>
          </table:table-cell>
          <table:table-cell table:style-name="ce7" table:formula="of:=[.A447]" office:value-type="date" office:date-value="2019-10-14T09:15:25.580405" calcext:value-type="date">
            <text:p>2019-10-14 09:15:26</text:p>
          </table:table-cell>
          <table:table-cell table:formula="of:=TRUNC([.A447])" office:value-type="float" office:value="43752" calcext:value-type="float">
            <text:p>43752</text:p>
          </table:table-cell>
          <table:table-cell table:style-name="ce12" table:formula="of:=[.B447]-[.C447]" office:value-type="date" office:date-value="1899-12-30T09:15:25.58040507138" calcext:value-type="date">
            <text:p>12/30/99 09:15 AM</text:p>
          </table:table-cell>
          <table:table-cell table:formula="of:=MOD([.E446]-[.$E$2];[.$H$2])+1+[.$E$2]" office:value-type="float" office:value="245" calcext:value-type="float">
            <text:p>245</text:p>
          </table:table-cell>
          <table:table-cell table:formula="of:=MOD([.F446]+1/[.$H$2];5)" office:value-type="float" office:value="2.39999999999998" calcext:value-type="float">
            <text:p>2,39999999999998</text:p>
          </table:table-cell>
          <table:table-cell table:formula="of:=IF([.F447]&lt;0.000001;[.G446]+2+1/[.$H$2];[.G446]+1/[.$H$2])" office:value-type="float" office:value="7.39999999999998" calcext:value-type="float">
            <text:p>7,3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8]))" office:value-type="date" office:date-value="2019-10-14T09:32:37.50443" calcext:value-type="date">
            <text:p>2019-10-14 09:32:38</text:p>
          </table:table-cell>
          <table:table-cell table:style-name="ce7" table:formula="of:=[.A448]" office:value-type="date" office:date-value="2019-10-14T09:32:37.50443" calcext:value-type="date">
            <text:p>2019-10-14 09:32:38</text:p>
          </table:table-cell>
          <table:table-cell table:formula="of:=TRUNC([.A448])" office:value-type="float" office:value="43752" calcext:value-type="float">
            <text:p>43752</text:p>
          </table:table-cell>
          <table:table-cell table:style-name="ce12" table:formula="of:=[.B448]-[.C448]" office:value-type="date" office:date-value="1899-12-30T09:32:37.50443029683" calcext:value-type="date">
            <text:p>12/30/99 09:32 AM</text:p>
          </table:table-cell>
          <table:table-cell table:formula="of:=MOD([.E447]-[.$E$2];[.$H$2])+1+[.$E$2]" office:value-type="float" office:value="246" calcext:value-type="float">
            <text:p>246</text:p>
          </table:table-cell>
          <table:table-cell table:formula="of:=MOD([.F447]+1/[.$H$2];5)" office:value-type="float" office:value="2.41666666666665" calcext:value-type="float">
            <text:p>2,41666666666665</text:p>
          </table:table-cell>
          <table:table-cell table:formula="of:=IF([.F448]&lt;0.000001;[.G447]+2+1/[.$H$2];[.G447]+1/[.$H$2])" office:value-type="float" office:value="7.41666666666665" calcext:value-type="float">
            <text:p>7,4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49]))" office:value-type="date" office:date-value="2019-10-14T09:35:39.208558" calcext:value-type="date">
            <text:p>2019-10-14 09:35:39</text:p>
          </table:table-cell>
          <table:table-cell table:style-name="ce7" table:formula="of:=[.A449]" office:value-type="date" office:date-value="2019-10-14T09:35:39.208558" calcext:value-type="date">
            <text:p>2019-10-14 09:35:39</text:p>
          </table:table-cell>
          <table:table-cell table:formula="of:=TRUNC([.A449])" office:value-type="float" office:value="43752" calcext:value-type="float">
            <text:p>43752</text:p>
          </table:table-cell>
          <table:table-cell table:style-name="ce12" table:formula="of:=[.B449]-[.C449]" office:value-type="date" office:date-value="1899-12-30T09:35:39.20855813194" calcext:value-type="date">
            <text:p>12/30/99 09:35 AM</text:p>
          </table:table-cell>
          <table:table-cell table:formula="of:=MOD([.E448]-[.$E$2];[.$H$2])+1+[.$E$2]" office:value-type="float" office:value="247" calcext:value-type="float">
            <text:p>247</text:p>
          </table:table-cell>
          <table:table-cell table:formula="of:=MOD([.F448]+1/[.$H$2];5)" office:value-type="float" office:value="2.43333333333332" calcext:value-type="float">
            <text:p>2,43333333333332</text:p>
          </table:table-cell>
          <table:table-cell table:formula="of:=IF([.F449]&lt;0.000001;[.G448]+2+1/[.$H$2];[.G448]+1/[.$H$2])" office:value-type="float" office:value="7.43333333333331" calcext:value-type="float">
            <text:p>7,4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0]))" office:value-type="date" office:date-value="2019-10-14T09:06:39.195346" calcext:value-type="date">
            <text:p>2019-10-14 09:06:39</text:p>
          </table:table-cell>
          <table:table-cell table:style-name="ce7" table:formula="of:=[.A450]" office:value-type="date" office:date-value="2019-10-14T09:06:39.195346" calcext:value-type="date">
            <text:p>2019-10-14 09:06:39</text:p>
          </table:table-cell>
          <table:table-cell table:formula="of:=TRUNC([.A450])" office:value-type="float" office:value="43752" calcext:value-type="float">
            <text:p>43752</text:p>
          </table:table-cell>
          <table:table-cell table:style-name="ce12" table:formula="of:=[.B450]-[.C450]" office:value-type="date" office:date-value="1899-12-30T09:06:39.19534593355" calcext:value-type="date">
            <text:p>12/30/99 09:06 AM</text:p>
          </table:table-cell>
          <table:table-cell table:formula="of:=MOD([.E449]-[.$E$2];[.$H$2])+1+[.$E$2]" office:value-type="float" office:value="248" calcext:value-type="float">
            <text:p>248</text:p>
          </table:table-cell>
          <table:table-cell table:formula="of:=MOD([.F449]+1/[.$H$2];5)" office:value-type="float" office:value="2.44999999999998" calcext:value-type="float">
            <text:p>2,44999999999998</text:p>
          </table:table-cell>
          <table:table-cell table:formula="of:=IF([.F450]&lt;0.000001;[.G449]+2+1/[.$H$2];[.G449]+1/[.$H$2])" office:value-type="float" office:value="7.44999999999998" calcext:value-type="float">
            <text:p>7,4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1]))" office:value-type="date" office:date-value="2019-10-14T09:26:08.997032" calcext:value-type="date">
            <text:p>2019-10-14 09:26:09</text:p>
          </table:table-cell>
          <table:table-cell table:style-name="ce7" table:formula="of:=[.A451]" office:value-type="date" office:date-value="2019-10-14T09:26:08.997032" calcext:value-type="date">
            <text:p>2019-10-14 09:26:09</text:p>
          </table:table-cell>
          <table:table-cell table:formula="of:=TRUNC([.A451])" office:value-type="float" office:value="43752" calcext:value-type="float">
            <text:p>43752</text:p>
          </table:table-cell>
          <table:table-cell table:style-name="ce12" table:formula="of:=[.B451]-[.C451]" office:value-type="date" office:date-value="1899-12-30T09:26:08.9970318228" calcext:value-type="date">
            <text:p>12/30/99 09:26 AM</text:p>
          </table:table-cell>
          <table:table-cell table:formula="of:=MOD([.E450]-[.$E$2];[.$H$2])+1+[.$E$2]" office:value-type="float" office:value="249" calcext:value-type="float">
            <text:p>249</text:p>
          </table:table-cell>
          <table:table-cell table:formula="of:=MOD([.F450]+1/[.$H$2];5)" office:value-type="float" office:value="2.46666666666665" calcext:value-type="float">
            <text:p>2,46666666666665</text:p>
          </table:table-cell>
          <table:table-cell table:formula="of:=IF([.F451]&lt;0.000001;[.G450]+2+1/[.$H$2];[.G450]+1/[.$H$2])" office:value-type="float" office:value="7.46666666666665" calcext:value-type="float">
            <text:p>7,4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2]))" office:value-type="date" office:date-value="2019-10-14T09:22:15.484212" calcext:value-type="date">
            <text:p>2019-10-14 09:22:15</text:p>
          </table:table-cell>
          <table:table-cell table:style-name="ce7" table:formula="of:=[.A452]" office:value-type="date" office:date-value="2019-10-14T09:22:15.484212" calcext:value-type="date">
            <text:p>2019-10-14 09:22:15</text:p>
          </table:table-cell>
          <table:table-cell table:formula="of:=TRUNC([.A452])" office:value-type="float" office:value="43752" calcext:value-type="float">
            <text:p>43752</text:p>
          </table:table-cell>
          <table:table-cell table:style-name="ce12" table:formula="of:=[.B452]-[.C452]" office:value-type="date" office:date-value="1899-12-30T09:22:15.48421233427" calcext:value-type="date">
            <text:p>12/30/99 09:22 AM</text:p>
          </table:table-cell>
          <table:table-cell table:formula="of:=MOD([.E451]-[.$E$2];[.$H$2])+1+[.$E$2]" office:value-type="float" office:value="250" calcext:value-type="float">
            <text:p>250</text:p>
          </table:table-cell>
          <table:table-cell table:formula="of:=MOD([.F451]+1/[.$H$2];5)" office:value-type="float" office:value="2.48333333333332" calcext:value-type="float">
            <text:p>2,48333333333332</text:p>
          </table:table-cell>
          <table:table-cell table:formula="of:=IF([.F452]&lt;0.000001;[.G451]+2+1/[.$H$2];[.G451]+1/[.$H$2])" office:value-type="float" office:value="7.48333333333331" calcext:value-type="float">
            <text:p>7,4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3]))" office:value-type="date" office:date-value="2019-10-14T09:53:23.2395" calcext:value-type="date">
            <text:p>2019-10-14 09:53:23</text:p>
          </table:table-cell>
          <table:table-cell table:style-name="ce7" table:formula="of:=[.A453]" office:value-type="date" office:date-value="2019-10-14T09:53:23.2395" calcext:value-type="date">
            <text:p>2019-10-14 09:53:23</text:p>
          </table:table-cell>
          <table:table-cell table:formula="of:=TRUNC([.A453])" office:value-type="float" office:value="43752" calcext:value-type="float">
            <text:p>43752</text:p>
          </table:table-cell>
          <table:table-cell table:style-name="ce12" table:formula="of:=[.B453]-[.C453]" office:value-type="date" office:date-value="1899-12-30T09:53:23.23949970771" calcext:value-type="date">
            <text:p>12/30/99 09:53 AM</text:p>
          </table:table-cell>
          <table:table-cell table:formula="of:=MOD([.E452]-[.$E$2];[.$H$2])+1+[.$E$2]" office:value-type="float" office:value="251" calcext:value-type="float">
            <text:p>251</text:p>
          </table:table-cell>
          <table:table-cell table:formula="of:=MOD([.F452]+1/[.$H$2];5)" office:value-type="float" office:value="2.49999999999998" calcext:value-type="float">
            <text:p>2,49999999999998</text:p>
          </table:table-cell>
          <table:table-cell table:formula="of:=IF([.F453]&lt;0.000001;[.G452]+2+1/[.$H$2];[.G452]+1/[.$H$2])" office:value-type="float" office:value="7.49999999999998" calcext:value-type="float">
            <text:p>7,4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4]))" office:value-type="date" office:date-value="2019-10-14T09:22:13.719425" calcext:value-type="date">
            <text:p>2019-10-14 09:22:14</text:p>
          </table:table-cell>
          <table:table-cell table:style-name="ce7" table:formula="of:=[.A454]" office:value-type="date" office:date-value="2019-10-14T09:22:13.719425" calcext:value-type="date">
            <text:p>2019-10-14 09:22:14</text:p>
          </table:table-cell>
          <table:table-cell table:formula="of:=TRUNC([.A454])" office:value-type="float" office:value="43752" calcext:value-type="float">
            <text:p>43752</text:p>
          </table:table-cell>
          <table:table-cell table:style-name="ce12" table:formula="of:=[.B454]-[.C454]" office:value-type="date" office:date-value="1899-12-30T09:22:13.71942483354" calcext:value-type="date">
            <text:p>12/30/99 09:22 AM</text:p>
          </table:table-cell>
          <table:table-cell table:formula="of:=MOD([.E453]-[.$E$2];[.$H$2])+1+[.$E$2]" office:value-type="float" office:value="252" calcext:value-type="float">
            <text:p>252</text:p>
          </table:table-cell>
          <table:table-cell table:formula="of:=MOD([.F453]+1/[.$H$2];5)" office:value-type="float" office:value="2.51666666666665" calcext:value-type="float">
            <text:p>2,51666666666665</text:p>
          </table:table-cell>
          <table:table-cell table:formula="of:=IF([.F454]&lt;0.000001;[.G453]+2+1/[.$H$2];[.G453]+1/[.$H$2])" office:value-type="float" office:value="7.51666666666665" calcext:value-type="float">
            <text:p>7,5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5]))" office:value-type="date" office:date-value="2019-10-14T09:33:48.965654" calcext:value-type="date">
            <text:p>2019-10-14 09:33:49</text:p>
          </table:table-cell>
          <table:table-cell table:style-name="ce7" table:formula="of:=[.A455]" office:value-type="date" office:date-value="2019-10-14T09:33:48.965654" calcext:value-type="date">
            <text:p>2019-10-14 09:33:49</text:p>
          </table:table-cell>
          <table:table-cell table:formula="of:=TRUNC([.A455])" office:value-type="float" office:value="43752" calcext:value-type="float">
            <text:p>43752</text:p>
          </table:table-cell>
          <table:table-cell table:style-name="ce12" table:formula="of:=[.B455]-[.C455]" office:value-type="date" office:date-value="1899-12-30T09:33:48.96565378178" calcext:value-type="date">
            <text:p>12/30/99 09:33 AM</text:p>
          </table:table-cell>
          <table:table-cell table:formula="of:=MOD([.E454]-[.$E$2];[.$H$2])+1+[.$E$2]" office:value-type="float" office:value="253" calcext:value-type="float">
            <text:p>253</text:p>
          </table:table-cell>
          <table:table-cell table:formula="of:=MOD([.F454]+1/[.$H$2];5)" office:value-type="float" office:value="2.53333333333332" calcext:value-type="float">
            <text:p>2,53333333333332</text:p>
          </table:table-cell>
          <table:table-cell table:formula="of:=IF([.F455]&lt;0.000001;[.G454]+2+1/[.$H$2];[.G454]+1/[.$H$2])" office:value-type="float" office:value="7.53333333333331" calcext:value-type="float">
            <text:p>7,5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6]))" office:value-type="date" office:date-value="2019-10-14T09:39:39.808901" calcext:value-type="date">
            <text:p>2019-10-14 09:39:40</text:p>
          </table:table-cell>
          <table:table-cell table:style-name="ce7" table:formula="of:=[.A456]" office:value-type="date" office:date-value="2019-10-14T09:39:39.808901" calcext:value-type="date">
            <text:p>2019-10-14 09:39:40</text:p>
          </table:table-cell>
          <table:table-cell table:formula="of:=TRUNC([.A456])" office:value-type="float" office:value="43752" calcext:value-type="float">
            <text:p>43752</text:p>
          </table:table-cell>
          <table:table-cell table:style-name="ce12" table:formula="of:=[.B456]-[.C456]" office:value-type="date" office:date-value="1899-12-30T09:39:39.80890141334" calcext:value-type="date">
            <text:p>12/30/99 09:39 AM</text:p>
          </table:table-cell>
          <table:table-cell table:formula="of:=MOD([.E455]-[.$E$2];[.$H$2])+1+[.$E$2]" office:value-type="float" office:value="254" calcext:value-type="float">
            <text:p>254</text:p>
          </table:table-cell>
          <table:table-cell table:formula="of:=MOD([.F455]+1/[.$H$2];5)" office:value-type="float" office:value="2.54999999999998" calcext:value-type="float">
            <text:p>2,54999999999998</text:p>
          </table:table-cell>
          <table:table-cell table:formula="of:=IF([.F456]&lt;0.000001;[.G455]+2+1/[.$H$2];[.G455]+1/[.$H$2])" office:value-type="float" office:value="7.54999999999998" calcext:value-type="float">
            <text:p>7,5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7]))" office:value-type="date" office:date-value="2019-10-14T09:31:37.63074" calcext:value-type="date">
            <text:p>2019-10-14 09:31:38</text:p>
          </table:table-cell>
          <table:table-cell table:style-name="ce7" table:formula="of:=[.A457]" office:value-type="date" office:date-value="2019-10-14T09:31:37.63074" calcext:value-type="date">
            <text:p>2019-10-14 09:31:38</text:p>
          </table:table-cell>
          <table:table-cell table:formula="of:=TRUNC([.A457])" office:value-type="float" office:value="43752" calcext:value-type="float">
            <text:p>43752</text:p>
          </table:table-cell>
          <table:table-cell table:style-name="ce12" table:formula="of:=[.B457]-[.C457]" office:value-type="date" office:date-value="1899-12-30T09:31:37.63073951472" calcext:value-type="date">
            <text:p>12/30/99 09:31 AM</text:p>
          </table:table-cell>
          <table:table-cell table:formula="of:=MOD([.E456]-[.$E$2];[.$H$2])+1+[.$E$2]" office:value-type="float" office:value="255" calcext:value-type="float">
            <text:p>255</text:p>
          </table:table-cell>
          <table:table-cell table:formula="of:=MOD([.F456]+1/[.$H$2];5)" office:value-type="float" office:value="2.56666666666665" calcext:value-type="float">
            <text:p>2,56666666666665</text:p>
          </table:table-cell>
          <table:table-cell table:formula="of:=IF([.F457]&lt;0.000001;[.G456]+2+1/[.$H$2];[.G456]+1/[.$H$2])" office:value-type="float" office:value="7.56666666666665" calcext:value-type="float">
            <text:p>7,5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8]))" office:value-type="date" office:date-value="2019-10-14T09:20:38.830989" calcext:value-type="date">
            <text:p>2019-10-14 09:20:39</text:p>
          </table:table-cell>
          <table:table-cell table:style-name="ce7" table:formula="of:=[.A458]" office:value-type="date" office:date-value="2019-10-14T09:20:38.830989" calcext:value-type="date">
            <text:p>2019-10-14 09:20:39</text:p>
          </table:table-cell>
          <table:table-cell table:formula="of:=TRUNC([.A458])" office:value-type="float" office:value="43752" calcext:value-type="float">
            <text:p>43752</text:p>
          </table:table-cell>
          <table:table-cell table:style-name="ce12" table:formula="of:=[.B458]-[.C458]" office:value-type="date" office:date-value="1899-12-30T09:20:38.83098859806" calcext:value-type="date">
            <text:p>12/30/99 09:20 AM</text:p>
          </table:table-cell>
          <table:table-cell table:formula="of:=MOD([.E457]-[.$E$2];[.$H$2])+1+[.$E$2]" office:value-type="float" office:value="256" calcext:value-type="float">
            <text:p>256</text:p>
          </table:table-cell>
          <table:table-cell table:formula="of:=MOD([.F457]+1/[.$H$2];5)" office:value-type="float" office:value="2.58333333333332" calcext:value-type="float">
            <text:p>2,58333333333332</text:p>
          </table:table-cell>
          <table:table-cell table:formula="of:=IF([.F458]&lt;0.000001;[.G457]+2+1/[.$H$2];[.G457]+1/[.$H$2])" office:value-type="float" office:value="7.58333333333331" calcext:value-type="float">
            <text:p>7,5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59]))" office:value-type="date" office:date-value="2019-10-14T09:08:02.694215" calcext:value-type="date">
            <text:p>2019-10-14 09:08:03</text:p>
          </table:table-cell>
          <table:table-cell table:style-name="ce7" table:formula="of:=[.A459]" office:value-type="date" office:date-value="2019-10-14T09:08:02.694215" calcext:value-type="date">
            <text:p>2019-10-14 09:08:03</text:p>
          </table:table-cell>
          <table:table-cell table:formula="of:=TRUNC([.A459])" office:value-type="float" office:value="43752" calcext:value-type="float">
            <text:p>43752</text:p>
          </table:table-cell>
          <table:table-cell table:style-name="ce12" table:formula="of:=[.B459]-[.C459]" office:value-type="date" office:date-value="1899-12-30T09:08:02.69421472214" calcext:value-type="date">
            <text:p>12/30/99 09:08 AM</text:p>
          </table:table-cell>
          <table:table-cell table:formula="of:=MOD([.E458]-[.$E$2];[.$H$2])+1+[.$E$2]" office:value-type="float" office:value="257" calcext:value-type="float">
            <text:p>257</text:p>
          </table:table-cell>
          <table:table-cell table:formula="of:=MOD([.F458]+1/[.$H$2];5)" office:value-type="float" office:value="2.59999999999998" calcext:value-type="float">
            <text:p>2,59999999999998</text:p>
          </table:table-cell>
          <table:table-cell table:formula="of:=IF([.F459]&lt;0.000001;[.G458]+2+1/[.$H$2];[.G458]+1/[.$H$2])" office:value-type="float" office:value="7.59999999999998" calcext:value-type="float">
            <text:p>7,5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0]))" office:value-type="date" office:date-value="2019-10-14T09:18:09.438759" calcext:value-type="date">
            <text:p>2019-10-14 09:18:09</text:p>
          </table:table-cell>
          <table:table-cell table:style-name="ce7" table:formula="of:=[.A460]" office:value-type="date" office:date-value="2019-10-14T09:18:09.438759" calcext:value-type="date">
            <text:p>2019-10-14 09:18:09</text:p>
          </table:table-cell>
          <table:table-cell table:formula="of:=TRUNC([.A460])" office:value-type="float" office:value="43752" calcext:value-type="float">
            <text:p>43752</text:p>
          </table:table-cell>
          <table:table-cell table:style-name="ce12" table:formula="of:=[.B460]-[.C460]" office:value-type="date" office:date-value="1899-12-30T09:18:09.43875927944" calcext:value-type="date">
            <text:p>12/30/99 09:18 AM</text:p>
          </table:table-cell>
          <table:table-cell table:formula="of:=MOD([.E459]-[.$E$2];[.$H$2])+1+[.$E$2]" office:value-type="float" office:value="258" calcext:value-type="float">
            <text:p>258</text:p>
          </table:table-cell>
          <table:table-cell table:formula="of:=MOD([.F459]+1/[.$H$2];5)" office:value-type="float" office:value="2.61666666666665" calcext:value-type="float">
            <text:p>2,61666666666665</text:p>
          </table:table-cell>
          <table:table-cell table:formula="of:=IF([.F460]&lt;0.000001;[.G459]+2+1/[.$H$2];[.G459]+1/[.$H$2])" office:value-type="float" office:value="7.61666666666665" calcext:value-type="float">
            <text:p>7,6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1]))" office:value-type="date" office:date-value="2019-10-14T09:17:46.354416" calcext:value-type="date">
            <text:p>2019-10-14 09:17:46</text:p>
          </table:table-cell>
          <table:table-cell table:style-name="ce7" table:formula="of:=[.A461]" office:value-type="date" office:date-value="2019-10-14T09:17:46.354416" calcext:value-type="date">
            <text:p>2019-10-14 09:17:46</text:p>
          </table:table-cell>
          <table:table-cell table:formula="of:=TRUNC([.A461])" office:value-type="float" office:value="43752" calcext:value-type="float">
            <text:p>43752</text:p>
          </table:table-cell>
          <table:table-cell table:style-name="ce12" table:formula="of:=[.B461]-[.C461]" office:value-type="date" office:date-value="1899-12-30T09:17:46.35441582184" calcext:value-type="date">
            <text:p>12/30/99 09:17 AM</text:p>
          </table:table-cell>
          <table:table-cell table:formula="of:=MOD([.E460]-[.$E$2];[.$H$2])+1+[.$E$2]" office:value-type="float" office:value="259" calcext:value-type="float">
            <text:p>259</text:p>
          </table:table-cell>
          <table:table-cell table:formula="of:=MOD([.F460]+1/[.$H$2];5)" office:value-type="float" office:value="2.63333333333332" calcext:value-type="float">
            <text:p>2,63333333333332</text:p>
          </table:table-cell>
          <table:table-cell table:formula="of:=IF([.F461]&lt;0.000001;[.G460]+2+1/[.$H$2];[.G460]+1/[.$H$2])" office:value-type="float" office:value="7.63333333333331" calcext:value-type="float">
            <text:p>7,6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2]))" office:value-type="date" office:date-value="2019-10-14T09:19:25.817181" calcext:value-type="date">
            <text:p>2019-10-14 09:19:26</text:p>
          </table:table-cell>
          <table:table-cell table:style-name="ce7" table:formula="of:=[.A462]" office:value-type="date" office:date-value="2019-10-14T09:19:25.817181" calcext:value-type="date">
            <text:p>2019-10-14 09:19:26</text:p>
          </table:table-cell>
          <table:table-cell table:formula="of:=TRUNC([.A462])" office:value-type="float" office:value="43752" calcext:value-type="float">
            <text:p>43752</text:p>
          </table:table-cell>
          <table:table-cell table:style-name="ce12" table:formula="of:=[.B462]-[.C462]" office:value-type="date" office:date-value="1899-12-30T09:19:25.81718099769" calcext:value-type="date">
            <text:p>12/30/99 09:19 AM</text:p>
          </table:table-cell>
          <table:table-cell table:formula="of:=MOD([.E461]-[.$E$2];[.$H$2])+1+[.$E$2]" office:value-type="float" office:value="260" calcext:value-type="float">
            <text:p>260</text:p>
          </table:table-cell>
          <table:table-cell table:formula="of:=MOD([.F461]+1/[.$H$2];5)" office:value-type="float" office:value="2.64999999999998" calcext:value-type="float">
            <text:p>2,64999999999998</text:p>
          </table:table-cell>
          <table:table-cell table:formula="of:=IF([.F462]&lt;0.000001;[.G461]+2+1/[.$H$2];[.G461]+1/[.$H$2])" office:value-type="float" office:value="7.64999999999998" calcext:value-type="float">
            <text:p>7,6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3]))" office:value-type="date" office:date-value="2019-10-14T09:38:38.533309" calcext:value-type="date">
            <text:p>2019-10-14 09:38:39</text:p>
          </table:table-cell>
          <table:table-cell table:style-name="ce7" table:formula="of:=[.A463]" office:value-type="date" office:date-value="2019-10-14T09:38:38.533309" calcext:value-type="date">
            <text:p>2019-10-14 09:38:39</text:p>
          </table:table-cell>
          <table:table-cell table:formula="of:=TRUNC([.A463])" office:value-type="float" office:value="43752" calcext:value-type="float">
            <text:p>43752</text:p>
          </table:table-cell>
          <table:table-cell table:style-name="ce12" table:formula="of:=[.B463]-[.C463]" office:value-type="date" office:date-value="1899-12-30T09:38:38.53330903687" calcext:value-type="date">
            <text:p>12/30/99 09:38 AM</text:p>
          </table:table-cell>
          <table:table-cell table:formula="of:=MOD([.E462]-[.$E$2];[.$H$2])+1+[.$E$2]" office:value-type="float" office:value="261" calcext:value-type="float">
            <text:p>261</text:p>
          </table:table-cell>
          <table:table-cell table:formula="of:=MOD([.F462]+1/[.$H$2];5)" office:value-type="float" office:value="2.66666666666665" calcext:value-type="float">
            <text:p>2,66666666666665</text:p>
          </table:table-cell>
          <table:table-cell table:formula="of:=IF([.F463]&lt;0.000001;[.G462]+2+1/[.$H$2];[.G462]+1/[.$H$2])" office:value-type="float" office:value="7.66666666666665" calcext:value-type="float">
            <text:p>7,6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4]))" office:value-type="date" office:date-value="2019-10-14T09:34:23.686752" calcext:value-type="date">
            <text:p>2019-10-14 09:34:24</text:p>
          </table:table-cell>
          <table:table-cell table:style-name="ce7" table:formula="of:=[.A464]" office:value-type="date" office:date-value="2019-10-14T09:34:23.686752" calcext:value-type="date">
            <text:p>2019-10-14 09:34:24</text:p>
          </table:table-cell>
          <table:table-cell table:formula="of:=TRUNC([.A464])" office:value-type="float" office:value="43752" calcext:value-type="float">
            <text:p>43752</text:p>
          </table:table-cell>
          <table:table-cell table:style-name="ce12" table:formula="of:=[.B464]-[.C464]" office:value-type="date" office:date-value="1899-12-30T09:34:23.68675203994" calcext:value-type="date">
            <text:p>12/30/99 09:34 AM</text:p>
          </table:table-cell>
          <table:table-cell table:formula="of:=MOD([.E463]-[.$E$2];[.$H$2])+1+[.$E$2]" office:value-type="float" office:value="262" calcext:value-type="float">
            <text:p>262</text:p>
          </table:table-cell>
          <table:table-cell table:formula="of:=MOD([.F463]+1/[.$H$2];5)" office:value-type="float" office:value="2.68333333333332" calcext:value-type="float">
            <text:p>2,68333333333332</text:p>
          </table:table-cell>
          <table:table-cell table:formula="of:=IF([.F464]&lt;0.000001;[.G463]+2+1/[.$H$2];[.G463]+1/[.$H$2])" office:value-type="float" office:value="7.68333333333331" calcext:value-type="float">
            <text:p>7,6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5]))" office:value-type="date" office:date-value="2019-10-14T09:44:41.845356" calcext:value-type="date">
            <text:p>2019-10-14 09:44:42</text:p>
          </table:table-cell>
          <table:table-cell table:style-name="ce7" table:formula="of:=[.A465]" office:value-type="date" office:date-value="2019-10-14T09:44:41.845356" calcext:value-type="date">
            <text:p>2019-10-14 09:44:42</text:p>
          </table:table-cell>
          <table:table-cell table:formula="of:=TRUNC([.A465])" office:value-type="float" office:value="43752" calcext:value-type="float">
            <text:p>43752</text:p>
          </table:table-cell>
          <table:table-cell table:style-name="ce12" table:formula="of:=[.B465]-[.C465]" office:value-type="date" office:date-value="1899-12-30T09:44:41.8453559652" calcext:value-type="date">
            <text:p>12/30/99 09:44 AM</text:p>
          </table:table-cell>
          <table:table-cell table:formula="of:=MOD([.E464]-[.$E$2];[.$H$2])+1+[.$E$2]" office:value-type="float" office:value="263" calcext:value-type="float">
            <text:p>263</text:p>
          </table:table-cell>
          <table:table-cell table:formula="of:=MOD([.F464]+1/[.$H$2];5)" office:value-type="float" office:value="2.69999999999998" calcext:value-type="float">
            <text:p>2,69999999999998</text:p>
          </table:table-cell>
          <table:table-cell table:formula="of:=IF([.F465]&lt;0.000001;[.G464]+2+1/[.$H$2];[.G464]+1/[.$H$2])" office:value-type="float" office:value="7.69999999999998" calcext:value-type="float">
            <text:p>7,6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6]))" office:value-type="date" office:date-value="2019-10-14T09:28:21.38988" calcext:value-type="date">
            <text:p>2019-10-14 09:28:21</text:p>
          </table:table-cell>
          <table:table-cell table:style-name="ce7" table:formula="of:=[.A466]" office:value-type="date" office:date-value="2019-10-14T09:28:21.38988" calcext:value-type="date">
            <text:p>2019-10-14 09:28:21</text:p>
          </table:table-cell>
          <table:table-cell table:formula="of:=TRUNC([.A466])" office:value-type="float" office:value="43752" calcext:value-type="float">
            <text:p>43752</text:p>
          </table:table-cell>
          <table:table-cell table:style-name="ce12" table:formula="of:=[.B466]-[.C466]" office:value-type="date" office:date-value="1899-12-30T09:28:21.38988015242" calcext:value-type="date">
            <text:p>12/30/99 09:28 AM</text:p>
          </table:table-cell>
          <table:table-cell table:formula="of:=MOD([.E465]-[.$E$2];[.$H$2])+1+[.$E$2]" office:value-type="float" office:value="264" calcext:value-type="float">
            <text:p>264</text:p>
          </table:table-cell>
          <table:table-cell table:formula="of:=MOD([.F465]+1/[.$H$2];5)" office:value-type="float" office:value="2.71666666666665" calcext:value-type="float">
            <text:p>2,71666666666665</text:p>
          </table:table-cell>
          <table:table-cell table:formula="of:=IF([.F466]&lt;0.000001;[.G465]+2+1/[.$H$2];[.G465]+1/[.$H$2])" office:value-type="float" office:value="7.71666666666664" calcext:value-type="float">
            <text:p>7,7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7]))" office:value-type="date" office:date-value="2019-10-14T09:14:57.074044" calcext:value-type="date">
            <text:p>2019-10-14 09:14:57</text:p>
          </table:table-cell>
          <table:table-cell table:style-name="ce7" table:formula="of:=[.A467]" office:value-type="date" office:date-value="2019-10-14T09:14:57.074044" calcext:value-type="date">
            <text:p>2019-10-14 09:14:57</text:p>
          </table:table-cell>
          <table:table-cell table:formula="of:=TRUNC([.A467])" office:value-type="float" office:value="43752" calcext:value-type="float">
            <text:p>43752</text:p>
          </table:table-cell>
          <table:table-cell table:style-name="ce12" table:formula="of:=[.B467]-[.C467]" office:value-type="date" office:date-value="1899-12-30T09:14:57.07404440269" calcext:value-type="date">
            <text:p>12/30/99 09:14 AM</text:p>
          </table:table-cell>
          <table:table-cell table:formula="of:=MOD([.E466]-[.$E$2];[.$H$2])+1+[.$E$2]" office:value-type="float" office:value="265" calcext:value-type="float">
            <text:p>265</text:p>
          </table:table-cell>
          <table:table-cell table:formula="of:=MOD([.F466]+1/[.$H$2];5)" office:value-type="float" office:value="2.73333333333332" calcext:value-type="float">
            <text:p>2,73333333333332</text:p>
          </table:table-cell>
          <table:table-cell table:formula="of:=IF([.F467]&lt;0.000001;[.G466]+2+1/[.$H$2];[.G466]+1/[.$H$2])" office:value-type="float" office:value="7.73333333333331" calcext:value-type="float">
            <text:p>7,7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8]))" office:value-type="date" office:date-value="2019-10-14T09:16:37.901921" calcext:value-type="date">
            <text:p>2019-10-14 09:16:38</text:p>
          </table:table-cell>
          <table:table-cell table:style-name="ce7" table:formula="of:=[.A468]" office:value-type="date" office:date-value="2019-10-14T09:16:37.901921" calcext:value-type="date">
            <text:p>2019-10-14 09:16:38</text:p>
          </table:table-cell>
          <table:table-cell table:formula="of:=TRUNC([.A468])" office:value-type="float" office:value="43752" calcext:value-type="float">
            <text:p>43752</text:p>
          </table:table-cell>
          <table:table-cell table:style-name="ce12" table:formula="of:=[.B468]-[.C468]" office:value-type="date" office:date-value="1899-12-30T09:16:37.90192111395" calcext:value-type="date">
            <text:p>12/30/99 09:16 AM</text:p>
          </table:table-cell>
          <table:table-cell table:formula="of:=MOD([.E467]-[.$E$2];[.$H$2])+1+[.$E$2]" office:value-type="float" office:value="266" calcext:value-type="float">
            <text:p>266</text:p>
          </table:table-cell>
          <table:table-cell table:formula="of:=MOD([.F467]+1/[.$H$2];5)" office:value-type="float" office:value="2.74999999999998" calcext:value-type="float">
            <text:p>2,74999999999998</text:p>
          </table:table-cell>
          <table:table-cell table:formula="of:=IF([.F468]&lt;0.000001;[.G467]+2+1/[.$H$2];[.G467]+1/[.$H$2])" office:value-type="float" office:value="7.74999999999998" calcext:value-type="float">
            <text:p>7,7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69]))" office:value-type="date" office:date-value="2019-10-14T09:28:57.180669" calcext:value-type="date">
            <text:p>2019-10-14 09:28:57</text:p>
          </table:table-cell>
          <table:table-cell table:style-name="ce7" table:formula="of:=[.A469]" office:value-type="date" office:date-value="2019-10-14T09:28:57.180669" calcext:value-type="date">
            <text:p>2019-10-14 09:28:57</text:p>
          </table:table-cell>
          <table:table-cell table:formula="of:=TRUNC([.A469])" office:value-type="float" office:value="43752" calcext:value-type="float">
            <text:p>43752</text:p>
          </table:table-cell>
          <table:table-cell table:style-name="ce12" table:formula="of:=[.B469]-[.C469]" office:value-type="date" office:date-value="1899-12-30T09:28:57.18066934962" calcext:value-type="date">
            <text:p>12/30/99 09:28 AM</text:p>
          </table:table-cell>
          <table:table-cell table:formula="of:=MOD([.E468]-[.$E$2];[.$H$2])+1+[.$E$2]" office:value-type="float" office:value="267" calcext:value-type="float">
            <text:p>267</text:p>
          </table:table-cell>
          <table:table-cell table:formula="of:=MOD([.F468]+1/[.$H$2];5)" office:value-type="float" office:value="2.76666666666665" calcext:value-type="float">
            <text:p>2,76666666666665</text:p>
          </table:table-cell>
          <table:table-cell table:formula="of:=IF([.F469]&lt;0.000001;[.G468]+2+1/[.$H$2];[.G468]+1/[.$H$2])" office:value-type="float" office:value="7.76666666666664" calcext:value-type="float">
            <text:p>7,7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0]))" office:value-type="date" office:date-value="2019-10-14T09:25:40.71583" calcext:value-type="date">
            <text:p>2019-10-14 09:25:41</text:p>
          </table:table-cell>
          <table:table-cell table:style-name="ce7" table:formula="of:=[.A470]" office:value-type="date" office:date-value="2019-10-14T09:25:40.71583" calcext:value-type="date">
            <text:p>2019-10-14 09:25:41</text:p>
          </table:table-cell>
          <table:table-cell table:formula="of:=TRUNC([.A470])" office:value-type="float" office:value="43752" calcext:value-type="float">
            <text:p>43752</text:p>
          </table:table-cell>
          <table:table-cell table:style-name="ce12" table:formula="of:=[.B470]-[.C470]" office:value-type="date" office:date-value="1899-12-30T09:25:40.7158302376" calcext:value-type="date">
            <text:p>12/30/99 09:25 AM</text:p>
          </table:table-cell>
          <table:table-cell table:formula="of:=MOD([.E469]-[.$E$2];[.$H$2])+1+[.$E$2]" office:value-type="float" office:value="268" calcext:value-type="float">
            <text:p>268</text:p>
          </table:table-cell>
          <table:table-cell table:formula="of:=MOD([.F469]+1/[.$H$2];5)" office:value-type="float" office:value="2.78333333333332" calcext:value-type="float">
            <text:p>2,78333333333332</text:p>
          </table:table-cell>
          <table:table-cell table:formula="of:=IF([.F470]&lt;0.000001;[.G469]+2+1/[.$H$2];[.G469]+1/[.$H$2])" office:value-type="float" office:value="7.78333333333331" calcext:value-type="float">
            <text:p>7,7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1]))" office:value-type="date" office:date-value="2019-10-14T09:22:32.710705" calcext:value-type="date">
            <text:p>2019-10-14 09:22:33</text:p>
          </table:table-cell>
          <table:table-cell table:style-name="ce7" table:formula="of:=[.A471]" office:value-type="date" office:date-value="2019-10-14T09:22:32.710705" calcext:value-type="date">
            <text:p>2019-10-14 09:22:33</text:p>
          </table:table-cell>
          <table:table-cell table:formula="of:=TRUNC([.A471])" office:value-type="float" office:value="43752" calcext:value-type="float">
            <text:p>43752</text:p>
          </table:table-cell>
          <table:table-cell table:style-name="ce12" table:formula="of:=[.B471]-[.C471]" office:value-type="date" office:date-value="1899-12-30T09:22:32.7107049711" calcext:value-type="date">
            <text:p>12/30/99 09:22 AM</text:p>
          </table:table-cell>
          <table:table-cell table:formula="of:=MOD([.E470]-[.$E$2];[.$H$2])+1+[.$E$2]" office:value-type="float" office:value="269" calcext:value-type="float">
            <text:p>269</text:p>
          </table:table-cell>
          <table:table-cell table:formula="of:=MOD([.F470]+1/[.$H$2];5)" office:value-type="float" office:value="2.79999999999998" calcext:value-type="float">
            <text:p>2,79999999999998</text:p>
          </table:table-cell>
          <table:table-cell table:formula="of:=IF([.F471]&lt;0.000001;[.G470]+2+1/[.$H$2];[.G470]+1/[.$H$2])" office:value-type="float" office:value="7.79999999999998" calcext:value-type="float">
            <text:p>7,7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2]))" office:value-type="date" office:date-value="2019-10-14T09:49:37.400354" calcext:value-type="date">
            <text:p>2019-10-14 09:49:37</text:p>
          </table:table-cell>
          <table:table-cell table:style-name="ce7" table:formula="of:=[.A472]" office:value-type="date" office:date-value="2019-10-14T09:49:37.400354" calcext:value-type="date">
            <text:p>2019-10-14 09:49:37</text:p>
          </table:table-cell>
          <table:table-cell table:formula="of:=TRUNC([.A472])" office:value-type="float" office:value="43752" calcext:value-type="float">
            <text:p>43752</text:p>
          </table:table-cell>
          <table:table-cell table:style-name="ce12" table:formula="of:=[.B472]-[.C472]" office:value-type="date" office:date-value="1899-12-30T09:49:37.40035364404" calcext:value-type="date">
            <text:p>12/30/99 09:49 AM</text:p>
          </table:table-cell>
          <table:table-cell table:formula="of:=MOD([.E471]-[.$E$2];[.$H$2])+1+[.$E$2]" office:value-type="float" office:value="270" calcext:value-type="float">
            <text:p>270</text:p>
          </table:table-cell>
          <table:table-cell table:formula="of:=MOD([.F471]+1/[.$H$2];5)" office:value-type="float" office:value="2.81666666666665" calcext:value-type="float">
            <text:p>2,81666666666665</text:p>
          </table:table-cell>
          <table:table-cell table:formula="of:=IF([.F472]&lt;0.000001;[.G471]+2+1/[.$H$2];[.G471]+1/[.$H$2])" office:value-type="float" office:value="7.81666666666664" calcext:value-type="float">
            <text:p>7,8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3]))" office:value-type="date" office:date-value="2019-10-14T09:19:30.112381" calcext:value-type="date">
            <text:p>2019-10-14 09:19:30</text:p>
          </table:table-cell>
          <table:table-cell table:style-name="ce7" table:formula="of:=[.A473]" office:value-type="date" office:date-value="2019-10-14T09:19:30.112381" calcext:value-type="date">
            <text:p>2019-10-14 09:19:30</text:p>
          </table:table-cell>
          <table:table-cell table:formula="of:=TRUNC([.A473])" office:value-type="float" office:value="43752" calcext:value-type="float">
            <text:p>43752</text:p>
          </table:table-cell>
          <table:table-cell table:style-name="ce12" table:formula="of:=[.B473]-[.C473]" office:value-type="date" office:date-value="1899-12-30T09:19:30.11238124687" calcext:value-type="date">
            <text:p>12/30/99 09:19 AM</text:p>
          </table:table-cell>
          <table:table-cell table:formula="of:=MOD([.E472]-[.$E$2];[.$H$2])+1+[.$E$2]" office:value-type="float" office:value="271" calcext:value-type="float">
            <text:p>271</text:p>
          </table:table-cell>
          <table:table-cell table:formula="of:=MOD([.F472]+1/[.$H$2];5)" office:value-type="float" office:value="2.83333333333332" calcext:value-type="float">
            <text:p>2,83333333333332</text:p>
          </table:table-cell>
          <table:table-cell table:formula="of:=IF([.F473]&lt;0.000001;[.G472]+2+1/[.$H$2];[.G472]+1/[.$H$2])" office:value-type="float" office:value="7.83333333333331" calcext:value-type="float">
            <text:p>7,8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4]))" office:value-type="date" office:date-value="2019-10-14T09:19:16.16563" calcext:value-type="date">
            <text:p>2019-10-14 09:19:16</text:p>
          </table:table-cell>
          <table:table-cell table:style-name="ce7" table:formula="of:=[.A474]" office:value-type="date" office:date-value="2019-10-14T09:19:16.16563" calcext:value-type="date">
            <text:p>2019-10-14 09:19:16</text:p>
          </table:table-cell>
          <table:table-cell table:formula="of:=TRUNC([.A474])" office:value-type="float" office:value="43752" calcext:value-type="float">
            <text:p>43752</text:p>
          </table:table-cell>
          <table:table-cell table:style-name="ce12" table:formula="of:=[.B474]-[.C474]" office:value-type="date" office:date-value="1899-12-30T09:19:16.16562967189" calcext:value-type="date">
            <text:p>12/30/99 09:19 AM</text:p>
          </table:table-cell>
          <table:table-cell table:formula="of:=MOD([.E473]-[.$E$2];[.$H$2])+1+[.$E$2]" office:value-type="float" office:value="272" calcext:value-type="float">
            <text:p>272</text:p>
          </table:table-cell>
          <table:table-cell table:formula="of:=MOD([.F473]+1/[.$H$2];5)" office:value-type="float" office:value="2.84999999999998" calcext:value-type="float">
            <text:p>2,84999999999998</text:p>
          </table:table-cell>
          <table:table-cell table:formula="of:=IF([.F474]&lt;0.000001;[.G473]+2+1/[.$H$2];[.G473]+1/[.$H$2])" office:value-type="float" office:value="7.84999999999998" calcext:value-type="float">
            <text:p>7,8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5]))" office:value-type="date" office:date-value="2019-10-14T09:10:26.988989" calcext:value-type="date">
            <text:p>2019-10-14 09:10:27</text:p>
          </table:table-cell>
          <table:table-cell table:style-name="ce7" table:formula="of:=[.A475]" office:value-type="date" office:date-value="2019-10-14T09:10:26.988989" calcext:value-type="date">
            <text:p>2019-10-14 09:10:27</text:p>
          </table:table-cell>
          <table:table-cell table:formula="of:=TRUNC([.A475])" office:value-type="float" office:value="43752" calcext:value-type="float">
            <text:p>43752</text:p>
          </table:table-cell>
          <table:table-cell table:style-name="ce12" table:formula="of:=[.B475]-[.C475]" office:value-type="date" office:date-value="1899-12-30T09:10:26.9889887888" calcext:value-type="date">
            <text:p>12/30/99 09:10 AM</text:p>
          </table:table-cell>
          <table:table-cell table:formula="of:=MOD([.E474]-[.$E$2];[.$H$2])+1+[.$E$2]" office:value-type="float" office:value="273" calcext:value-type="float">
            <text:p>273</text:p>
          </table:table-cell>
          <table:table-cell table:formula="of:=MOD([.F474]+1/[.$H$2];5)" office:value-type="float" office:value="2.86666666666665" calcext:value-type="float">
            <text:p>2,86666666666665</text:p>
          </table:table-cell>
          <table:table-cell table:formula="of:=IF([.F475]&lt;0.000001;[.G474]+2+1/[.$H$2];[.G474]+1/[.$H$2])" office:value-type="float" office:value="7.86666666666664" calcext:value-type="float">
            <text:p>7,8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6]))" office:value-type="date" office:date-value="2019-10-14T09:42:43.535136" calcext:value-type="date">
            <text:p>2019-10-14 09:42:44</text:p>
          </table:table-cell>
          <table:table-cell table:style-name="ce7" table:formula="of:=[.A476]" office:value-type="date" office:date-value="2019-10-14T09:42:43.535136" calcext:value-type="date">
            <text:p>2019-10-14 09:42:44</text:p>
          </table:table-cell>
          <table:table-cell table:formula="of:=TRUNC([.A476])" office:value-type="float" office:value="43752" calcext:value-type="float">
            <text:p>43752</text:p>
          </table:table-cell>
          <table:table-cell table:style-name="ce12" table:formula="of:=[.B476]-[.C476]" office:value-type="date" office:date-value="1899-12-30T09:42:43.53513593785" calcext:value-type="date">
            <text:p>12/30/99 09:42 AM</text:p>
          </table:table-cell>
          <table:table-cell table:formula="of:=MOD([.E475]-[.$E$2];[.$H$2])+1+[.$E$2]" office:value-type="float" office:value="274" calcext:value-type="float">
            <text:p>274</text:p>
          </table:table-cell>
          <table:table-cell table:formula="of:=MOD([.F475]+1/[.$H$2];5)" office:value-type="float" office:value="2.88333333333332" calcext:value-type="float">
            <text:p>2,88333333333332</text:p>
          </table:table-cell>
          <table:table-cell table:formula="of:=IF([.F476]&lt;0.000001;[.G475]+2+1/[.$H$2];[.G475]+1/[.$H$2])" office:value-type="float" office:value="7.88333333333331" calcext:value-type="float">
            <text:p>7,8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7]))" office:value-type="date" office:date-value="2019-10-14T09:19:19.567503" calcext:value-type="date">
            <text:p>2019-10-14 09:19:20</text:p>
          </table:table-cell>
          <table:table-cell table:style-name="ce7" table:formula="of:=[.A477]" office:value-type="date" office:date-value="2019-10-14T09:19:19.567503" calcext:value-type="date">
            <text:p>2019-10-14 09:19:20</text:p>
          </table:table-cell>
          <table:table-cell table:formula="of:=TRUNC([.A477])" office:value-type="float" office:value="43752" calcext:value-type="float">
            <text:p>43752</text:p>
          </table:table-cell>
          <table:table-cell table:style-name="ce12" table:formula="of:=[.B477]-[.C477]" office:value-type="date" office:date-value="1899-12-30T09:19:19.56750344485" calcext:value-type="date">
            <text:p>12/30/99 09:19 AM</text:p>
          </table:table-cell>
          <table:table-cell table:formula="of:=MOD([.E476]-[.$E$2];[.$H$2])+1+[.$E$2]" office:value-type="float" office:value="275" calcext:value-type="float">
            <text:p>275</text:p>
          </table:table-cell>
          <table:table-cell table:formula="of:=MOD([.F476]+1/[.$H$2];5)" office:value-type="float" office:value="2.89999999999998" calcext:value-type="float">
            <text:p>2,89999999999998</text:p>
          </table:table-cell>
          <table:table-cell table:formula="of:=IF([.F477]&lt;0.000001;[.G476]+2+1/[.$H$2];[.G476]+1/[.$H$2])" office:value-type="float" office:value="7.89999999999998" calcext:value-type="float">
            <text:p>7,8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8]))" office:value-type="date" office:date-value="2019-10-14T09:37:52.456751" calcext:value-type="date">
            <text:p>2019-10-14 09:37:52</text:p>
          </table:table-cell>
          <table:table-cell table:style-name="ce7" table:formula="of:=[.A478]" office:value-type="date" office:date-value="2019-10-14T09:37:52.456751" calcext:value-type="date">
            <text:p>2019-10-14 09:37:52</text:p>
          </table:table-cell>
          <table:table-cell table:formula="of:=TRUNC([.A478])" office:value-type="float" office:value="43752" calcext:value-type="float">
            <text:p>43752</text:p>
          </table:table-cell>
          <table:table-cell table:style-name="ce12" table:formula="of:=[.B478]-[.C478]" office:value-type="date" office:date-value="1899-12-30T09:37:52.4567509722" calcext:value-type="date">
            <text:p>12/30/99 09:37 AM</text:p>
          </table:table-cell>
          <table:table-cell table:formula="of:=MOD([.E477]-[.$E$2];[.$H$2])+1+[.$E$2]" office:value-type="float" office:value="276" calcext:value-type="float">
            <text:p>276</text:p>
          </table:table-cell>
          <table:table-cell table:formula="of:=MOD([.F477]+1/[.$H$2];5)" office:value-type="float" office:value="2.91666666666665" calcext:value-type="float">
            <text:p>2,91666666666665</text:p>
          </table:table-cell>
          <table:table-cell table:formula="of:=IF([.F478]&lt;0.000001;[.G477]+2+1/[.$H$2];[.G477]+1/[.$H$2])" office:value-type="float" office:value="7.91666666666664" calcext:value-type="float">
            <text:p>7,9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79]))" office:value-type="date" office:date-value="2019-10-14T09:30:06.698988" calcext:value-type="date">
            <text:p>2019-10-14 09:30:07</text:p>
          </table:table-cell>
          <table:table-cell table:style-name="ce7" table:formula="of:=[.A479]" office:value-type="date" office:date-value="2019-10-14T09:30:06.698988" calcext:value-type="date">
            <text:p>2019-10-14 09:30:07</text:p>
          </table:table-cell>
          <table:table-cell table:formula="of:=TRUNC([.A479])" office:value-type="float" office:value="43752" calcext:value-type="float">
            <text:p>43752</text:p>
          </table:table-cell>
          <table:table-cell table:style-name="ce12" table:formula="of:=[.B479]-[.C479]" office:value-type="date" office:date-value="1899-12-30T09:30:06.69898821507" calcext:value-type="date">
            <text:p>12/30/99 09:30 AM</text:p>
          </table:table-cell>
          <table:table-cell table:formula="of:=MOD([.E478]-[.$E$2];[.$H$2])+1+[.$E$2]" office:value-type="float" office:value="277" calcext:value-type="float">
            <text:p>277</text:p>
          </table:table-cell>
          <table:table-cell table:formula="of:=MOD([.F478]+1/[.$H$2];5)" office:value-type="float" office:value="2.93333333333332" calcext:value-type="float">
            <text:p>2,93333333333332</text:p>
          </table:table-cell>
          <table:table-cell table:formula="of:=IF([.F479]&lt;0.000001;[.G478]+2+1/[.$H$2];[.G478]+1/[.$H$2])" office:value-type="float" office:value="7.93333333333331" calcext:value-type="float">
            <text:p>7,9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0]))" office:value-type="date" office:date-value="2019-10-14T09:52:41.411962" calcext:value-type="date">
            <text:p>2019-10-14 09:52:41</text:p>
          </table:table-cell>
          <table:table-cell table:style-name="ce7" table:formula="of:=[.A480]" office:value-type="date" office:date-value="2019-10-14T09:52:41.411962" calcext:value-type="date">
            <text:p>2019-10-14 09:52:41</text:p>
          </table:table-cell>
          <table:table-cell table:formula="of:=TRUNC([.A480])" office:value-type="float" office:value="43752" calcext:value-type="float">
            <text:p>43752</text:p>
          </table:table-cell>
          <table:table-cell table:style-name="ce12" table:formula="of:=[.B480]-[.C480]" office:value-type="date" office:date-value="1899-12-30T09:52:41.41196242534" calcext:value-type="date">
            <text:p>12/30/99 09:52 AM</text:p>
          </table:table-cell>
          <table:table-cell table:formula="of:=MOD([.E479]-[.$E$2];[.$H$2])+1+[.$E$2]" office:value-type="float" office:value="278" calcext:value-type="float">
            <text:p>278</text:p>
          </table:table-cell>
          <table:table-cell table:formula="of:=MOD([.F479]+1/[.$H$2];5)" office:value-type="float" office:value="2.94999999999998" calcext:value-type="float">
            <text:p>2,94999999999998</text:p>
          </table:table-cell>
          <table:table-cell table:formula="of:=IF([.F480]&lt;0.000001;[.G479]+2+1/[.$H$2];[.G479]+1/[.$H$2])" office:value-type="float" office:value="7.94999999999998" calcext:value-type="float">
            <text:p>7,9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1]))" office:value-type="date" office:date-value="2019-10-14T09:33:28.862642" calcext:value-type="date">
            <text:p>2019-10-14 09:33:29</text:p>
          </table:table-cell>
          <table:table-cell table:style-name="ce7" table:formula="of:=[.A481]" office:value-type="date" office:date-value="2019-10-14T09:33:28.862642" calcext:value-type="date">
            <text:p>2019-10-14 09:33:29</text:p>
          </table:table-cell>
          <table:table-cell table:formula="of:=TRUNC([.A481])" office:value-type="float" office:value="43752" calcext:value-type="float">
            <text:p>43752</text:p>
          </table:table-cell>
          <table:table-cell table:style-name="ce12" table:formula="of:=[.B481]-[.C481]" office:value-type="date" office:date-value="1899-12-30T09:33:28.86264159344" calcext:value-type="date">
            <text:p>12/30/99 09:33 AM</text:p>
          </table:table-cell>
          <table:table-cell table:formula="of:=MOD([.E480]-[.$E$2];[.$H$2])+1+[.$E$2]" office:value-type="float" office:value="279" calcext:value-type="float">
            <text:p>279</text:p>
          </table:table-cell>
          <table:table-cell table:formula="of:=MOD([.F480]+1/[.$H$2];5)" office:value-type="float" office:value="2.96666666666665" calcext:value-type="float">
            <text:p>2,96666666666665</text:p>
          </table:table-cell>
          <table:table-cell table:formula="of:=IF([.F481]&lt;0.000001;[.G480]+2+1/[.$H$2];[.G480]+1/[.$H$2])" office:value-type="float" office:value="7.96666666666664" calcext:value-type="float">
            <text:p>7,96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2]))" office:value-type="date" office:date-value="2019-10-14T09:28:14.287482" calcext:value-type="date">
            <text:p>2019-10-14 09:28:14</text:p>
          </table:table-cell>
          <table:table-cell table:style-name="ce7" table:formula="of:=[.A482]" office:value-type="date" office:date-value="2019-10-14T09:28:14.287482" calcext:value-type="date">
            <text:p>2019-10-14 09:28:14</text:p>
          </table:table-cell>
          <table:table-cell table:formula="of:=TRUNC([.A482])" office:value-type="float" office:value="43752" calcext:value-type="float">
            <text:p>43752</text:p>
          </table:table-cell>
          <table:table-cell table:style-name="ce12" table:formula="of:=[.B482]-[.C482]" office:value-type="date" office:date-value="1899-12-30T09:28:14.28748204373" calcext:value-type="date">
            <text:p>12/30/99 09:28 AM</text:p>
          </table:table-cell>
          <table:table-cell table:formula="of:=MOD([.E481]-[.$E$2];[.$H$2])+1+[.$E$2]" office:value-type="float" office:value="280" calcext:value-type="float">
            <text:p>280</text:p>
          </table:table-cell>
          <table:table-cell table:formula="of:=MOD([.F481]+1/[.$H$2];5)" office:value-type="float" office:value="2.98333333333332" calcext:value-type="float">
            <text:p>2,98333333333332</text:p>
          </table:table-cell>
          <table:table-cell table:formula="of:=IF([.F482]&lt;0.000001;[.G481]+2+1/[.$H$2];[.G481]+1/[.$H$2])" office:value-type="float" office:value="7.98333333333331" calcext:value-type="float">
            <text:p>7,9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3]))" office:value-type="date" office:date-value="2019-10-14T09:34:23.069439" calcext:value-type="date">
            <text:p>2019-10-14 09:34:23</text:p>
          </table:table-cell>
          <table:table-cell table:style-name="ce7" table:formula="of:=[.A483]" office:value-type="date" office:date-value="2019-10-14T09:34:23.069439" calcext:value-type="date">
            <text:p>2019-10-14 09:34:23</text:p>
          </table:table-cell>
          <table:table-cell table:formula="of:=TRUNC([.A483])" office:value-type="float" office:value="43752" calcext:value-type="float">
            <text:p>43752</text:p>
          </table:table-cell>
          <table:table-cell table:style-name="ce12" table:formula="of:=[.B483]-[.C483]" office:value-type="date" office:date-value="1899-12-30T09:34:23.0694387015" calcext:value-type="date">
            <text:p>12/30/99 09:34 AM</text:p>
          </table:table-cell>
          <table:table-cell table:formula="of:=MOD([.E482]-[.$E$2];[.$H$2])+1+[.$E$2]" office:value-type="float" office:value="221" calcext:value-type="float">
            <text:p>221</text:p>
          </table:table-cell>
          <table:table-cell table:formula="of:=MOD([.F482]+1/[.$H$2];5)" office:value-type="float" office:value="2.99999999999998" calcext:value-type="float">
            <text:p>2,99999999999998</text:p>
          </table:table-cell>
          <table:table-cell table:formula="of:=IF([.F483]&lt;0.000001;[.G482]+2+1/[.$H$2];[.G482]+1/[.$H$2])" office:value-type="float" office:value="7.99999999999998" calcext:value-type="float">
            <text:p>7,9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4]))" office:value-type="date" office:date-value="2019-10-15T09:33:31.428378" calcext:value-type="date">
            <text:p>2019-10-15 09:33:31</text:p>
          </table:table-cell>
          <table:table-cell table:style-name="ce7" table:formula="of:=[.A484]" office:value-type="date" office:date-value="2019-10-15T09:33:31.428378" calcext:value-type="date">
            <text:p>2019-10-15 09:33:31</text:p>
          </table:table-cell>
          <table:table-cell table:formula="of:=TRUNC([.A484])" office:value-type="float" office:value="43753" calcext:value-type="float">
            <text:p>43753</text:p>
          </table:table-cell>
          <table:table-cell table:style-name="ce12" table:formula="of:=[.B484]-[.C484]" office:value-type="date" office:date-value="1899-12-30T09:33:31.42837777734" calcext:value-type="date">
            <text:p>12/30/99 09:33 AM</text:p>
          </table:table-cell>
          <table:table-cell table:formula="of:=MOD([.E483]-[.$E$2];[.$H$2])+1+[.$E$2]" office:value-type="float" office:value="222" calcext:value-type="float">
            <text:p>222</text:p>
          </table:table-cell>
          <table:table-cell table:formula="of:=MOD([.F483]+1/[.$H$2];5)" office:value-type="float" office:value="3.01666666666665" calcext:value-type="float">
            <text:p>3,01666666666665</text:p>
          </table:table-cell>
          <table:table-cell table:formula="of:=IF([.F484]&lt;0.000001;[.G483]+2+1/[.$H$2];[.G483]+1/[.$H$2])" office:value-type="float" office:value="8.01666666666664" calcext:value-type="float">
            <text:p>8,0166666666666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5]))" office:value-type="date" office:date-value="2019-10-15T09:54:16.388157" calcext:value-type="date">
            <text:p>2019-10-15 09:54:16</text:p>
          </table:table-cell>
          <table:table-cell table:style-name="ce7" table:formula="of:=[.A485]" office:value-type="date" office:date-value="2019-10-15T09:54:16.388157" calcext:value-type="date">
            <text:p>2019-10-15 09:54:16</text:p>
          </table:table-cell>
          <table:table-cell table:formula="of:=TRUNC([.A485])" office:value-type="float" office:value="43753" calcext:value-type="float">
            <text:p>43753</text:p>
          </table:table-cell>
          <table:table-cell table:style-name="ce12" table:formula="of:=[.B485]-[.C485]" office:value-type="date" office:date-value="1899-12-30T09:54:16.38815655839" calcext:value-type="date">
            <text:p>12/30/99 09:54 AM</text:p>
          </table:table-cell>
          <table:table-cell table:formula="of:=MOD([.E484]-[.$E$2];[.$H$2])+1+[.$E$2]" office:value-type="float" office:value="223" calcext:value-type="float">
            <text:p>223</text:p>
          </table:table-cell>
          <table:table-cell table:formula="of:=MOD([.F484]+1/[.$H$2];5)" office:value-type="float" office:value="3.03333333333331" calcext:value-type="float">
            <text:p>3,03333333333331</text:p>
          </table:table-cell>
          <table:table-cell table:formula="of:=IF([.F485]&lt;0.000001;[.G484]+2+1/[.$H$2];[.G484]+1/[.$H$2])" office:value-type="float" office:value="8.03333333333331" calcext:value-type="float">
            <text:p>8,03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6]))" office:value-type="date" office:date-value="2019-10-15T09:45:45.00771" calcext:value-type="date">
            <text:p>2019-10-15 09:45:45</text:p>
          </table:table-cell>
          <table:table-cell table:style-name="ce7" table:formula="of:=[.A486]" office:value-type="date" office:date-value="2019-10-15T09:45:45.00771" calcext:value-type="date">
            <text:p>2019-10-15 09:45:45</text:p>
          </table:table-cell>
          <table:table-cell table:formula="of:=TRUNC([.A486])" office:value-type="float" office:value="43753" calcext:value-type="float">
            <text:p>43753</text:p>
          </table:table-cell>
          <table:table-cell table:style-name="ce12" table:formula="of:=[.B486]-[.C486]" office:value-type="date" office:date-value="1899-12-30T09:45:45.00771013554" calcext:value-type="date">
            <text:p>12/30/99 09:45 AM</text:p>
          </table:table-cell>
          <table:table-cell table:formula="of:=MOD([.E485]-[.$E$2];[.$H$2])+1+[.$E$2]" office:value-type="float" office:value="224" calcext:value-type="float">
            <text:p>224</text:p>
          </table:table-cell>
          <table:table-cell table:formula="of:=MOD([.F485]+1/[.$H$2];5)" office:value-type="float" office:value="3.04999999999998" calcext:value-type="float">
            <text:p>3,04999999999998</text:p>
          </table:table-cell>
          <table:table-cell table:formula="of:=IF([.F486]&lt;0.000001;[.G485]+2+1/[.$H$2];[.G485]+1/[.$H$2])" office:value-type="float" office:value="8.04999999999998" calcext:value-type="float">
            <text:p>8,0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7]))" office:value-type="date" office:date-value="2019-10-15T09:22:41.57164" calcext:value-type="date">
            <text:p>2019-10-15 09:22:42</text:p>
          </table:table-cell>
          <table:table-cell table:style-name="ce7" table:formula="of:=[.A487]" office:value-type="date" office:date-value="2019-10-15T09:22:41.57164" calcext:value-type="date">
            <text:p>2019-10-15 09:22:42</text:p>
          </table:table-cell>
          <table:table-cell table:formula="of:=TRUNC([.A487])" office:value-type="float" office:value="43753" calcext:value-type="float">
            <text:p>43753</text:p>
          </table:table-cell>
          <table:table-cell table:style-name="ce12" table:formula="of:=[.B487]-[.C487]" office:value-type="date" office:date-value="1899-12-30T09:22:41.57163998578" calcext:value-type="date">
            <text:p>12/30/99 09:22 AM</text:p>
          </table:table-cell>
          <table:table-cell table:formula="of:=MOD([.E486]-[.$E$2];[.$H$2])+1+[.$E$2]" office:value-type="float" office:value="225" calcext:value-type="float">
            <text:p>225</text:p>
          </table:table-cell>
          <table:table-cell table:formula="of:=MOD([.F486]+1/[.$H$2];5)" office:value-type="float" office:value="3.06666666666665" calcext:value-type="float">
            <text:p>3,06666666666665</text:p>
          </table:table-cell>
          <table:table-cell table:formula="of:=IF([.F487]&lt;0.000001;[.G486]+2+1/[.$H$2];[.G486]+1/[.$H$2])" office:value-type="float" office:value="8.06666666666665" calcext:value-type="float">
            <text:p>8,0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8]))" office:value-type="date" office:date-value="2019-10-15T09:16:15.729167" calcext:value-type="date">
            <text:p>2019-10-15 09:16:16</text:p>
          </table:table-cell>
          <table:table-cell table:style-name="ce7" table:formula="of:=[.A488]" office:value-type="date" office:date-value="2019-10-15T09:16:15.729167" calcext:value-type="date">
            <text:p>2019-10-15 09:16:16</text:p>
          </table:table-cell>
          <table:table-cell table:formula="of:=TRUNC([.A488])" office:value-type="float" office:value="43753" calcext:value-type="float">
            <text:p>43753</text:p>
          </table:table-cell>
          <table:table-cell table:style-name="ce12" table:formula="of:=[.B488]-[.C488]" office:value-type="date" office:date-value="1899-12-30T09:16:15.7291674614" calcext:value-type="date">
            <text:p>12/30/99 09:16 AM</text:p>
          </table:table-cell>
          <table:table-cell table:formula="of:=MOD([.E487]-[.$E$2];[.$H$2])+1+[.$E$2]" office:value-type="float" office:value="226" calcext:value-type="float">
            <text:p>226</text:p>
          </table:table-cell>
          <table:table-cell table:formula="of:=MOD([.F487]+1/[.$H$2];5)" office:value-type="float" office:value="3.08333333333331" calcext:value-type="float">
            <text:p>3,08333333333331</text:p>
          </table:table-cell>
          <table:table-cell table:formula="of:=IF([.F488]&lt;0.000001;[.G487]+2+1/[.$H$2];[.G487]+1/[.$H$2])" office:value-type="float" office:value="8.08333333333331" calcext:value-type="float">
            <text:p>8,0833333333333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89]))" office:value-type="date" office:date-value="2019-10-15T09:38:07.322933" calcext:value-type="date">
            <text:p>2019-10-15 09:38:07</text:p>
          </table:table-cell>
          <table:table-cell table:style-name="ce7" table:formula="of:=[.A489]" office:value-type="date" office:date-value="2019-10-15T09:38:07.322933" calcext:value-type="date">
            <text:p>2019-10-15 09:38:07</text:p>
          </table:table-cell>
          <table:table-cell table:formula="of:=TRUNC([.A489])" office:value-type="float" office:value="43753" calcext:value-type="float">
            <text:p>43753</text:p>
          </table:table-cell>
          <table:table-cell table:style-name="ce12" table:formula="of:=[.B489]-[.C489]" office:value-type="date" office:date-value="1899-12-30T09:38:07.32293341309" calcext:value-type="date">
            <text:p>12/30/99 09:38 AM</text:p>
          </table:table-cell>
          <table:table-cell table:formula="of:=MOD([.E488]-[.$E$2];[.$H$2])+1+[.$E$2]" office:value-type="float" office:value="227" calcext:value-type="float">
            <text:p>227</text:p>
          </table:table-cell>
          <table:table-cell table:formula="of:=MOD([.F488]+1/[.$H$2];5)" office:value-type="float" office:value="3.09999999999998" calcext:value-type="float">
            <text:p>3,09999999999998</text:p>
          </table:table-cell>
          <table:table-cell table:formula="of:=IF([.F489]&lt;0.000001;[.G488]+2+1/[.$H$2];[.G488]+1/[.$H$2])" office:value-type="float" office:value="8.09999999999998" calcext:value-type="float">
            <text:p>8,09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0]))" office:value-type="date" office:date-value="2019-10-15T09:21:54.46149" calcext:value-type="date">
            <text:p>2019-10-15 09:21:54</text:p>
          </table:table-cell>
          <table:table-cell table:style-name="ce7" table:formula="of:=[.A490]" office:value-type="date" office:date-value="2019-10-15T09:21:54.46149" calcext:value-type="date">
            <text:p>2019-10-15 09:21:54</text:p>
          </table:table-cell>
          <table:table-cell table:formula="of:=TRUNC([.A490])" office:value-type="float" office:value="43753" calcext:value-type="float">
            <text:p>43753</text:p>
          </table:table-cell>
          <table:table-cell table:style-name="ce12" table:formula="of:=[.B490]-[.C490]" office:value-type="date" office:date-value="1899-12-30T09:21:54.46148953401" calcext:value-type="date">
            <text:p>12/30/99 09:21 AM</text:p>
          </table:table-cell>
          <table:table-cell table:formula="of:=MOD([.E489]-[.$E$2];[.$H$2])+1+[.$E$2]" office:value-type="float" office:value="228" calcext:value-type="float">
            <text:p>228</text:p>
          </table:table-cell>
          <table:table-cell table:formula="of:=MOD([.F489]+1/[.$H$2];5)" office:value-type="float" office:value="3.11666666666665" calcext:value-type="float">
            <text:p>3,11666666666665</text:p>
          </table:table-cell>
          <table:table-cell table:formula="of:=IF([.F490]&lt;0.000001;[.G489]+2+1/[.$H$2];[.G489]+1/[.$H$2])" office:value-type="float" office:value="8.11666666666665" calcext:value-type="float">
            <text:p>8,1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1]))" office:value-type="date" office:date-value="2019-10-15T09:24:03.459363" calcext:value-type="date">
            <text:p>2019-10-15 09:24:03</text:p>
          </table:table-cell>
          <table:table-cell table:style-name="ce7" table:formula="of:=[.A491]" office:value-type="date" office:date-value="2019-10-15T09:24:03.459363" calcext:value-type="date">
            <text:p>2019-10-15 09:24:03</text:p>
          </table:table-cell>
          <table:table-cell table:formula="of:=TRUNC([.A491])" office:value-type="float" office:value="43753" calcext:value-type="float">
            <text:p>43753</text:p>
          </table:table-cell>
          <table:table-cell table:style-name="ce12" table:formula="of:=[.B491]-[.C491]" office:value-type="date" office:date-value="1899-12-30T09:24:03.45936281607" calcext:value-type="date">
            <text:p>12/30/99 09:24 AM</text:p>
          </table:table-cell>
          <table:table-cell table:formula="of:=MOD([.E490]-[.$E$2];[.$H$2])+1+[.$E$2]" office:value-type="float" office:value="229" calcext:value-type="float">
            <text:p>229</text:p>
          </table:table-cell>
          <table:table-cell table:formula="of:=MOD([.F490]+1/[.$H$2];5)" office:value-type="float" office:value="3.13333333333331" calcext:value-type="float">
            <text:p>3,13333333333331</text:p>
          </table:table-cell>
          <table:table-cell table:formula="of:=IF([.F491]&lt;0.000001;[.G490]+2+1/[.$H$2];[.G490]+1/[.$H$2])" office:value-type="float" office:value="8.13333333333332" calcext:value-type="float">
            <text:p>8,1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2]))" office:value-type="date" office:date-value="2019-10-15T09:48:59.108606" calcext:value-type="date">
            <text:p>2019-10-15 09:48:59</text:p>
          </table:table-cell>
          <table:table-cell table:style-name="ce7" table:formula="of:=[.A492]" office:value-type="date" office:date-value="2019-10-15T09:48:59.108606" calcext:value-type="date">
            <text:p>2019-10-15 09:48:59</text:p>
          </table:table-cell>
          <table:table-cell table:formula="of:=TRUNC([.A492])" office:value-type="float" office:value="43753" calcext:value-type="float">
            <text:p>43753</text:p>
          </table:table-cell>
          <table:table-cell table:style-name="ce12" table:formula="of:=[.B492]-[.C492]" office:value-type="date" office:date-value="1899-12-30T09:48:59.10860612523" calcext:value-type="date">
            <text:p>12/30/99 09:48 AM</text:p>
          </table:table-cell>
          <table:table-cell table:formula="of:=MOD([.E491]-[.$E$2];[.$H$2])+1+[.$E$2]" office:value-type="float" office:value="230" calcext:value-type="float">
            <text:p>230</text:p>
          </table:table-cell>
          <table:table-cell table:formula="of:=MOD([.F491]+1/[.$H$2];5)" office:value-type="float" office:value="3.14999999999998" calcext:value-type="float">
            <text:p>3,14999999999998</text:p>
          </table:table-cell>
          <table:table-cell table:formula="of:=IF([.F492]&lt;0.000001;[.G491]+2+1/[.$H$2];[.G491]+1/[.$H$2])" office:value-type="float" office:value="8.14999999999998" calcext:value-type="float">
            <text:p>8,1499999999999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3]))" office:value-type="date" office:date-value="2019-10-15T09:22:43.451778" calcext:value-type="date">
            <text:p>2019-10-15 09:22:43</text:p>
          </table:table-cell>
          <table:table-cell table:style-name="ce7" table:formula="of:=[.A493]" office:value-type="date" office:date-value="2019-10-15T09:22:43.451778" calcext:value-type="date">
            <text:p>2019-10-15 09:22:43</text:p>
          </table:table-cell>
          <table:table-cell table:formula="of:=TRUNC([.A493])" office:value-type="float" office:value="43753" calcext:value-type="float">
            <text:p>43753</text:p>
          </table:table-cell>
          <table:table-cell table:style-name="ce12" table:formula="of:=[.B493]-[.C493]" office:value-type="date" office:date-value="1899-12-30T09:22:43.45177839976" calcext:value-type="date">
            <text:p>12/30/99 09:22 AM</text:p>
          </table:table-cell>
          <table:table-cell table:formula="of:=MOD([.E492]-[.$E$2];[.$H$2])+1+[.$E$2]" office:value-type="float" office:value="231" calcext:value-type="float">
            <text:p>231</text:p>
          </table:table-cell>
          <table:table-cell table:formula="of:=MOD([.F492]+1/[.$H$2];5)" office:value-type="float" office:value="3.16666666666665" calcext:value-type="float">
            <text:p>3,16666666666665</text:p>
          </table:table-cell>
          <table:table-cell table:formula="of:=IF([.F493]&lt;0.000001;[.G492]+2+1/[.$H$2];[.G492]+1/[.$H$2])" office:value-type="float" office:value="8.16666666666665" calcext:value-type="float">
            <text:p>8,16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4]))" office:value-type="date" office:date-value="2019-10-15T09:27:24.487946" calcext:value-type="date">
            <text:p>2019-10-15 09:27:24</text:p>
          </table:table-cell>
          <table:table-cell table:style-name="ce7" table:formula="of:=[.A494]" office:value-type="date" office:date-value="2019-10-15T09:27:24.487946" calcext:value-type="date">
            <text:p>2019-10-15 09:27:24</text:p>
          </table:table-cell>
          <table:table-cell table:formula="of:=TRUNC([.A494])" office:value-type="float" office:value="43753" calcext:value-type="float">
            <text:p>43753</text:p>
          </table:table-cell>
          <table:table-cell table:style-name="ce12" table:formula="of:=[.B494]-[.C494]" office:value-type="date" office:date-value="1899-12-30T09:27:24.48794641066" calcext:value-type="date">
            <text:p>12/30/99 09:27 AM</text:p>
          </table:table-cell>
          <table:table-cell table:formula="of:=MOD([.E493]-[.$E$2];[.$H$2])+1+[.$E$2]" office:value-type="float" office:value="232" calcext:value-type="float">
            <text:p>232</text:p>
          </table:table-cell>
          <table:table-cell table:formula="of:=MOD([.F493]+1/[.$H$2];5)" office:value-type="float" office:value="3.18333333333331" calcext:value-type="float">
            <text:p>3,18333333333331</text:p>
          </table:table-cell>
          <table:table-cell table:formula="of:=IF([.F494]&lt;0.000001;[.G493]+2+1/[.$H$2];[.G493]+1/[.$H$2])" office:value-type="float" office:value="8.18333333333332" calcext:value-type="float">
            <text:p>8,1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5]))" office:value-type="date" office:date-value="2019-10-15T09:37:03.829809" calcext:value-type="date">
            <text:p>2019-10-15 09:37:04</text:p>
          </table:table-cell>
          <table:table-cell table:style-name="ce7" table:formula="of:=[.A495]" office:value-type="date" office:date-value="2019-10-15T09:37:03.829809" calcext:value-type="date">
            <text:p>2019-10-15 09:37:04</text:p>
          </table:table-cell>
          <table:table-cell table:formula="of:=TRUNC([.A495])" office:value-type="float" office:value="43753" calcext:value-type="float">
            <text:p>43753</text:p>
          </table:table-cell>
          <table:table-cell table:style-name="ce12" table:formula="of:=[.B495]-[.C495]" office:value-type="date" office:date-value="1899-12-30T09:37:03.82980880793" calcext:value-type="date">
            <text:p>12/30/99 09:37 AM</text:p>
          </table:table-cell>
          <table:table-cell table:formula="of:=MOD([.E494]-[.$E$2];[.$H$2])+1+[.$E$2]" office:value-type="float" office:value="233" calcext:value-type="float">
            <text:p>233</text:p>
          </table:table-cell>
          <table:table-cell table:formula="of:=MOD([.F494]+1/[.$H$2];5)" office:value-type="float" office:value="3.19999999999998" calcext:value-type="float">
            <text:p>3,19999999999998</text:p>
          </table:table-cell>
          <table:table-cell table:formula="of:=IF([.F495]&lt;0.000001;[.G494]+2+1/[.$H$2];[.G494]+1/[.$H$2])" office:value-type="float" office:value="8.19999999999999" calcext:value-type="float">
            <text:p>8,1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6]))" office:value-type="date" office:date-value="2019-10-15T09:37:43.882077" calcext:value-type="date">
            <text:p>2019-10-15 09:37:44</text:p>
          </table:table-cell>
          <table:table-cell table:style-name="ce7" table:formula="of:=[.A496]" office:value-type="date" office:date-value="2019-10-15T09:37:43.882077" calcext:value-type="date">
            <text:p>2019-10-15 09:37:44</text:p>
          </table:table-cell>
          <table:table-cell table:formula="of:=TRUNC([.A496])" office:value-type="float" office:value="43753" calcext:value-type="float">
            <text:p>43753</text:p>
          </table:table-cell>
          <table:table-cell table:style-name="ce12" table:formula="of:=[.B496]-[.C496]" office:value-type="date" office:date-value="1899-12-30T09:37:43.88207722921" calcext:value-type="date">
            <text:p>12/30/99 09:37 AM</text:p>
          </table:table-cell>
          <table:table-cell table:formula="of:=MOD([.E495]-[.$E$2];[.$H$2])+1+[.$E$2]" office:value-type="float" office:value="234" calcext:value-type="float">
            <text:p>234</text:p>
          </table:table-cell>
          <table:table-cell table:formula="of:=MOD([.F495]+1/[.$H$2];5)" office:value-type="float" office:value="3.21666666666665" calcext:value-type="float">
            <text:p>3,21666666666665</text:p>
          </table:table-cell>
          <table:table-cell table:formula="of:=IF([.F496]&lt;0.000001;[.G495]+2+1/[.$H$2];[.G495]+1/[.$H$2])" office:value-type="float" office:value="8.21666666666665" calcext:value-type="float">
            <text:p>8,2166666666666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7]))" office:value-type="date" office:date-value="2019-10-15T09:38:46.337663" calcext:value-type="date">
            <text:p>2019-10-15 09:38:46</text:p>
          </table:table-cell>
          <table:table-cell table:style-name="ce7" table:formula="of:=[.A497]" office:value-type="date" office:date-value="2019-10-15T09:38:46.337663" calcext:value-type="date">
            <text:p>2019-10-15 09:38:46</text:p>
          </table:table-cell>
          <table:table-cell table:formula="of:=TRUNC([.A497])" office:value-type="float" office:value="43753" calcext:value-type="float">
            <text:p>43753</text:p>
          </table:table-cell>
          <table:table-cell table:style-name="ce12" table:formula="of:=[.B497]-[.C497]" office:value-type="date" office:date-value="1899-12-30T09:38:46.3376634568" calcext:value-type="date">
            <text:p>12/30/99 09:38 AM</text:p>
          </table:table-cell>
          <table:table-cell table:formula="of:=MOD([.E496]-[.$E$2];[.$H$2])+1+[.$E$2]" office:value-type="float" office:value="235" calcext:value-type="float">
            <text:p>235</text:p>
          </table:table-cell>
          <table:table-cell table:formula="of:=MOD([.F496]+1/[.$H$2];5)" office:value-type="float" office:value="3.23333333333331" calcext:value-type="float">
            <text:p>3,23333333333331</text:p>
          </table:table-cell>
          <table:table-cell table:formula="of:=IF([.F497]&lt;0.000001;[.G496]+2+1/[.$H$2];[.G496]+1/[.$H$2])" office:value-type="float" office:value="8.23333333333332" calcext:value-type="float">
            <text:p>8,23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8]))" office:value-type="date" office:date-value="2019-10-15T09:21:10.305263" calcext:value-type="date">
            <text:p>2019-10-15 09:21:10</text:p>
          </table:table-cell>
          <table:table-cell table:style-name="ce7" table:formula="of:=[.A498]" office:value-type="date" office:date-value="2019-10-15T09:21:10.305263" calcext:value-type="date">
            <text:p>2019-10-15 09:21:10</text:p>
          </table:table-cell>
          <table:table-cell table:formula="of:=TRUNC([.A498])" office:value-type="float" office:value="43753" calcext:value-type="float">
            <text:p>43753</text:p>
          </table:table-cell>
          <table:table-cell table:style-name="ce12" table:formula="of:=[.B498]-[.C498]" office:value-type="date" office:date-value="1899-12-30T09:21:10.30526341405" calcext:value-type="date">
            <text:p>12/30/99 09:21 AM</text:p>
          </table:table-cell>
          <table:table-cell table:formula="of:=MOD([.E497]-[.$E$2];[.$H$2])+1+[.$E$2]" office:value-type="float" office:value="236" calcext:value-type="float">
            <text:p>236</text:p>
          </table:table-cell>
          <table:table-cell table:formula="of:=MOD([.F497]+1/[.$H$2];5)" office:value-type="float" office:value="3.24999999999998" calcext:value-type="float">
            <text:p>3,24999999999998</text:p>
          </table:table-cell>
          <table:table-cell table:formula="of:=IF([.F498]&lt;0.000001;[.G497]+2+1/[.$H$2];[.G497]+1/[.$H$2])" office:value-type="float" office:value="8.24999999999999" calcext:value-type="float">
            <text:p>8,2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499]))" office:value-type="date" office:date-value="2019-10-15T09:53:00.361984" calcext:value-type="date">
            <text:p>2019-10-15 09:53:00</text:p>
          </table:table-cell>
          <table:table-cell table:style-name="ce7" table:formula="of:=[.A499]" office:value-type="date" office:date-value="2019-10-15T09:53:00.361984" calcext:value-type="date">
            <text:p>2019-10-15 09:53:00</text:p>
          </table:table-cell>
          <table:table-cell table:formula="of:=TRUNC([.A499])" office:value-type="float" office:value="43753" calcext:value-type="float">
            <text:p>43753</text:p>
          </table:table-cell>
          <table:table-cell table:style-name="ce12" table:formula="of:=[.B499]-[.C499]" office:value-type="date" office:date-value="1899-12-30T09:53:00.36198411137" calcext:value-type="date">
            <text:p>12/30/99 09:53 AM</text:p>
          </table:table-cell>
          <table:table-cell table:formula="of:=MOD([.E498]-[.$E$2];[.$H$2])+1+[.$E$2]" office:value-type="float" office:value="237" calcext:value-type="float">
            <text:p>237</text:p>
          </table:table-cell>
          <table:table-cell table:formula="of:=MOD([.F498]+1/[.$H$2];5)" office:value-type="float" office:value="3.26666666666665" calcext:value-type="float">
            <text:p>3,26666666666665</text:p>
          </table:table-cell>
          <table:table-cell table:formula="of:=IF([.F499]&lt;0.000001;[.G498]+2+1/[.$H$2];[.G498]+1/[.$H$2])" office:value-type="float" office:value="8.26666666666666" calcext:value-type="float">
            <text:p>8,2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0]))" office:value-type="date" office:date-value="2019-10-15T09:21:35.042191" calcext:value-type="date">
            <text:p>2019-10-15 09:21:35</text:p>
          </table:table-cell>
          <table:table-cell table:style-name="ce7" table:formula="of:=[.A500]" office:value-type="date" office:date-value="2019-10-15T09:21:35.042191" calcext:value-type="date">
            <text:p>2019-10-15 09:21:35</text:p>
          </table:table-cell>
          <table:table-cell table:formula="of:=TRUNC([.A500])" office:value-type="float" office:value="43753" calcext:value-type="float">
            <text:p>43753</text:p>
          </table:table-cell>
          <table:table-cell table:style-name="ce12" table:formula="of:=[.B500]-[.C500]" office:value-type="date" office:date-value="1899-12-30T09:21:35.0421910733" calcext:value-type="date">
            <text:p>12/30/99 09:21 AM</text:p>
          </table:table-cell>
          <table:table-cell table:formula="of:=MOD([.E499]-[.$E$2];[.$H$2])+1+[.$E$2]" office:value-type="float" office:value="238" calcext:value-type="float">
            <text:p>238</text:p>
          </table:table-cell>
          <table:table-cell table:formula="of:=MOD([.F499]+1/[.$H$2];5)" office:value-type="float" office:value="3.28333333333331" calcext:value-type="float">
            <text:p>3,28333333333331</text:p>
          </table:table-cell>
          <table:table-cell table:formula="of:=IF([.F500]&lt;0.000001;[.G499]+2+1/[.$H$2];[.G499]+1/[.$H$2])" office:value-type="float" office:value="8.28333333333332" calcext:value-type="float">
            <text:p>8,2833333333333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1]))" office:value-type="date" office:date-value="2019-10-15T09:23:03.019899" calcext:value-type="date">
            <text:p>2019-10-15 09:23:03</text:p>
          </table:table-cell>
          <table:table-cell table:style-name="ce7" table:formula="of:=[.A501]" office:value-type="date" office:date-value="2019-10-15T09:23:03.019899" calcext:value-type="date">
            <text:p>2019-10-15 09:23:03</text:p>
          </table:table-cell>
          <table:table-cell table:formula="of:=TRUNC([.A501])" office:value-type="float" office:value="43753" calcext:value-type="float">
            <text:p>43753</text:p>
          </table:table-cell>
          <table:table-cell table:style-name="ce12" table:formula="of:=[.B501]-[.C501]" office:value-type="date" office:date-value="1899-12-30T09:23:03.01989922766" calcext:value-type="date">
            <text:p>12/30/99 09:23 AM</text:p>
          </table:table-cell>
          <table:table-cell table:formula="of:=MOD([.E500]-[.$E$2];[.$H$2])+1+[.$E$2]" office:value-type="float" office:value="239" calcext:value-type="float">
            <text:p>239</text:p>
          </table:table-cell>
          <table:table-cell table:formula="of:=MOD([.F500]+1/[.$H$2];5)" office:value-type="float" office:value="3.29999999999998" calcext:value-type="float">
            <text:p>3,29999999999998</text:p>
          </table:table-cell>
          <table:table-cell table:formula="of:=IF([.F501]&lt;0.000001;[.G500]+2+1/[.$H$2];[.G500]+1/[.$H$2])" office:value-type="float" office:value="8.29999999999999" calcext:value-type="float">
            <text:p>8,29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2]))" office:value-type="date" office:date-value="2019-10-15T09:52:06.493902" calcext:value-type="date">
            <text:p>2019-10-15 09:52:06</text:p>
          </table:table-cell>
          <table:table-cell table:style-name="ce7" table:formula="of:=[.A502]" office:value-type="date" office:date-value="2019-10-15T09:52:06.493902" calcext:value-type="date">
            <text:p>2019-10-15 09:52:06</text:p>
          </table:table-cell>
          <table:table-cell table:formula="of:=TRUNC([.A502])" office:value-type="float" office:value="43753" calcext:value-type="float">
            <text:p>43753</text:p>
          </table:table-cell>
          <table:table-cell table:style-name="ce12" table:formula="of:=[.B502]-[.C502]" office:value-type="date" office:date-value="1899-12-30T09:52:06.49390222505" calcext:value-type="date">
            <text:p>12/30/99 09:52 AM</text:p>
          </table:table-cell>
          <table:table-cell table:formula="of:=MOD([.E501]-[.$E$2];[.$H$2])+1+[.$E$2]" office:value-type="float" office:value="240" calcext:value-type="float">
            <text:p>240</text:p>
          </table:table-cell>
          <table:table-cell table:formula="of:=MOD([.F501]+1/[.$H$2];5)" office:value-type="float" office:value="3.31666666666665" calcext:value-type="float">
            <text:p>3,31666666666665</text:p>
          </table:table-cell>
          <table:table-cell table:formula="of:=IF([.F502]&lt;0.000001;[.G501]+2+1/[.$H$2];[.G501]+1/[.$H$2])" office:value-type="float" office:value="8.31666666666666" calcext:value-type="float">
            <text:p>8,3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3]))" office:value-type="date" office:date-value="2019-10-15T09:44:06.594216" calcext:value-type="date">
            <text:p>2019-10-15 09:44:07</text:p>
          </table:table-cell>
          <table:table-cell table:style-name="ce7" table:formula="of:=[.A503]" office:value-type="date" office:date-value="2019-10-15T09:44:06.594216" calcext:value-type="date">
            <text:p>2019-10-15 09:44:07</text:p>
          </table:table-cell>
          <table:table-cell table:formula="of:=TRUNC([.A503])" office:value-type="float" office:value="43753" calcext:value-type="float">
            <text:p>43753</text:p>
          </table:table-cell>
          <table:table-cell table:style-name="ce12" table:formula="of:=[.B503]-[.C503]" office:value-type="date" office:date-value="1899-12-30T09:44:06.59421569668" calcext:value-type="date">
            <text:p>12/30/99 09:44 AM</text:p>
          </table:table-cell>
          <table:table-cell table:formula="of:=MOD([.E502]-[.$E$2];[.$H$2])+1+[.$E$2]" office:value-type="float" office:value="241" calcext:value-type="float">
            <text:p>241</text:p>
          </table:table-cell>
          <table:table-cell table:formula="of:=MOD([.F502]+1/[.$H$2];5)" office:value-type="float" office:value="3.33333333333331" calcext:value-type="float">
            <text:p>3,33333333333331</text:p>
          </table:table-cell>
          <table:table-cell table:formula="of:=IF([.F503]&lt;0.000001;[.G502]+2+1/[.$H$2];[.G502]+1/[.$H$2])" office:value-type="float" office:value="8.33333333333333" calcext:value-type="float">
            <text:p>8,3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4]))" office:value-type="date" office:date-value="2019-10-15T09:05:14.338393" calcext:value-type="date">
            <text:p>2019-10-15 09:05:14</text:p>
          </table:table-cell>
          <table:table-cell table:style-name="ce7" table:formula="of:=[.A504]" office:value-type="date" office:date-value="2019-10-15T09:05:14.338393" calcext:value-type="date">
            <text:p>2019-10-15 09:05:14</text:p>
          </table:table-cell>
          <table:table-cell table:formula="of:=TRUNC([.A504])" office:value-type="float" office:value="43753" calcext:value-type="float">
            <text:p>43753</text:p>
          </table:table-cell>
          <table:table-cell table:style-name="ce12" table:formula="of:=[.B504]-[.C504]" office:value-type="date" office:date-value="1899-12-30T09:05:14.33839320671" calcext:value-type="date">
            <text:p>12/30/99 09:05 AM</text:p>
          </table:table-cell>
          <table:table-cell table:formula="of:=MOD([.E503]-[.$E$2];[.$H$2])+1+[.$E$2]" office:value-type="float" office:value="242" calcext:value-type="float">
            <text:p>242</text:p>
          </table:table-cell>
          <table:table-cell table:formula="of:=MOD([.F503]+1/[.$H$2];5)" office:value-type="float" office:value="3.34999999999998" calcext:value-type="float">
            <text:p>3,34999999999998</text:p>
          </table:table-cell>
          <table:table-cell table:formula="of:=IF([.F504]&lt;0.000001;[.G503]+2+1/[.$H$2];[.G503]+1/[.$H$2])" office:value-type="float" office:value="8.34999999999999" calcext:value-type="float">
            <text:p>8,3499999999999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5]))" office:value-type="date" office:date-value="2019-10-15T09:49:25.870711" calcext:value-type="date">
            <text:p>2019-10-15 09:49:26</text:p>
          </table:table-cell>
          <table:table-cell table:style-name="ce7" table:formula="of:=[.A505]" office:value-type="date" office:date-value="2019-10-15T09:49:25.870711" calcext:value-type="date">
            <text:p>2019-10-15 09:49:26</text:p>
          </table:table-cell>
          <table:table-cell table:formula="of:=TRUNC([.A505])" office:value-type="float" office:value="43753" calcext:value-type="float">
            <text:p>43753</text:p>
          </table:table-cell>
          <table:table-cell table:style-name="ce12" table:formula="of:=[.B505]-[.C505]" office:value-type="date" office:date-value="1899-12-30T09:49:25.87071139365" calcext:value-type="date">
            <text:p>12/30/99 09:49 AM</text:p>
          </table:table-cell>
          <table:table-cell table:formula="of:=MOD([.E504]-[.$E$2];[.$H$2])+1+[.$E$2]" office:value-type="float" office:value="243" calcext:value-type="float">
            <text:p>243</text:p>
          </table:table-cell>
          <table:table-cell table:formula="of:=MOD([.F504]+1/[.$H$2];5)" office:value-type="float" office:value="3.36666666666665" calcext:value-type="float">
            <text:p>3,36666666666665</text:p>
          </table:table-cell>
          <table:table-cell table:formula="of:=IF([.F505]&lt;0.000001;[.G504]+2+1/[.$H$2];[.G504]+1/[.$H$2])" office:value-type="float" office:value="8.36666666666666" calcext:value-type="float">
            <text:p>8,36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6]))" office:value-type="date" office:date-value="2019-10-15T09:33:32.248367" calcext:value-type="date">
            <text:p>2019-10-15 09:33:32</text:p>
          </table:table-cell>
          <table:table-cell table:style-name="ce7" table:formula="of:=[.A506]" office:value-type="date" office:date-value="2019-10-15T09:33:32.248367" calcext:value-type="date">
            <text:p>2019-10-15 09:33:32</text:p>
          </table:table-cell>
          <table:table-cell table:formula="of:=TRUNC([.A506])" office:value-type="float" office:value="43753" calcext:value-type="float">
            <text:p>43753</text:p>
          </table:table-cell>
          <table:table-cell table:style-name="ce12" table:formula="of:=[.B506]-[.C506]" office:value-type="date" office:date-value="1899-12-30T09:33:32.2483674204" calcext:value-type="date">
            <text:p>12/30/99 09:33 AM</text:p>
          </table:table-cell>
          <table:table-cell table:formula="of:=MOD([.E505]-[.$E$2];[.$H$2])+1+[.$E$2]" office:value-type="float" office:value="244" calcext:value-type="float">
            <text:p>244</text:p>
          </table:table-cell>
          <table:table-cell table:formula="of:=MOD([.F505]+1/[.$H$2];5)" office:value-type="float" office:value="3.38333333333331" calcext:value-type="float">
            <text:p>3,38333333333331</text:p>
          </table:table-cell>
          <table:table-cell table:formula="of:=IF([.F506]&lt;0.000001;[.G505]+2+1/[.$H$2];[.G505]+1/[.$H$2])" office:value-type="float" office:value="8.38333333333333" calcext:value-type="float">
            <text:p>8,3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7]))" office:value-type="date" office:date-value="2019-10-15T09:45:18.058166" calcext:value-type="date">
            <text:p>2019-10-15 09:45:18</text:p>
          </table:table-cell>
          <table:table-cell table:style-name="ce7" table:formula="of:=[.A507]" office:value-type="date" office:date-value="2019-10-15T09:45:18.058166" calcext:value-type="date">
            <text:p>2019-10-15 09:45:18</text:p>
          </table:table-cell>
          <table:table-cell table:formula="of:=TRUNC([.A507])" office:value-type="float" office:value="43753" calcext:value-type="float">
            <text:p>43753</text:p>
          </table:table-cell>
          <table:table-cell table:style-name="ce12" table:formula="of:=[.B507]-[.C507]" office:value-type="date" office:date-value="1899-12-30T09:45:18.05816560518" calcext:value-type="date">
            <text:p>12/30/99 09:45 AM</text:p>
          </table:table-cell>
          <table:table-cell table:formula="of:=MOD([.E506]-[.$E$2];[.$H$2])+1+[.$E$2]" office:value-type="float" office:value="245" calcext:value-type="float">
            <text:p>245</text:p>
          </table:table-cell>
          <table:table-cell table:formula="of:=MOD([.F506]+1/[.$H$2];5)" office:value-type="float" office:value="3.39999999999998" calcext:value-type="float">
            <text:p>3,39999999999998</text:p>
          </table:table-cell>
          <table:table-cell table:formula="of:=IF([.F507]&lt;0.000001;[.G506]+2+1/[.$H$2];[.G506]+1/[.$H$2])" office:value-type="float" office:value="8.4" calcext:value-type="float">
            <text:p>8,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8]))" office:value-type="date" office:date-value="2019-10-15T09:08:38.11143" calcext:value-type="date">
            <text:p>2019-10-15 09:08:38</text:p>
          </table:table-cell>
          <table:table-cell table:style-name="ce7" table:formula="of:=[.A508]" office:value-type="date" office:date-value="2019-10-15T09:08:38.11143" calcext:value-type="date">
            <text:p>2019-10-15 09:08:38</text:p>
          </table:table-cell>
          <table:table-cell table:formula="of:=TRUNC([.A508])" office:value-type="float" office:value="43753" calcext:value-type="float">
            <text:p>43753</text:p>
          </table:table-cell>
          <table:table-cell table:style-name="ce12" table:formula="of:=[.B508]-[.C508]" office:value-type="date" office:date-value="1899-12-30T09:08:38.11142982915" calcext:value-type="date">
            <text:p>12/30/99 09:08 AM</text:p>
          </table:table-cell>
          <table:table-cell table:formula="of:=MOD([.E507]-[.$E$2];[.$H$2])+1+[.$E$2]" office:value-type="float" office:value="246" calcext:value-type="float">
            <text:p>246</text:p>
          </table:table-cell>
          <table:table-cell table:formula="of:=MOD([.F507]+1/[.$H$2];5)" office:value-type="float" office:value="3.41666666666665" calcext:value-type="float">
            <text:p>3,41666666666665</text:p>
          </table:table-cell>
          <table:table-cell table:formula="of:=IF([.F508]&lt;0.000001;[.G507]+2+1/[.$H$2];[.G507]+1/[.$H$2])" office:value-type="float" office:value="8.41666666666666" calcext:value-type="float">
            <text:p>8,4166666666666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09]))" office:value-type="date" office:date-value="2019-10-15T09:15:22.768789" calcext:value-type="date">
            <text:p>2019-10-15 09:15:23</text:p>
          </table:table-cell>
          <table:table-cell table:style-name="ce7" table:formula="of:=[.A509]" office:value-type="date" office:date-value="2019-10-15T09:15:22.768789" calcext:value-type="date">
            <text:p>2019-10-15 09:15:23</text:p>
          </table:table-cell>
          <table:table-cell table:formula="of:=TRUNC([.A509])" office:value-type="float" office:value="43753" calcext:value-type="float">
            <text:p>43753</text:p>
          </table:table-cell>
          <table:table-cell table:style-name="ce12" table:formula="of:=[.B509]-[.C509]" office:value-type="date" office:date-value="1899-12-30T09:15:22.76878911071" calcext:value-type="date">
            <text:p>12/30/99 09:15 AM</text:p>
          </table:table-cell>
          <table:table-cell table:formula="of:=MOD([.E508]-[.$E$2];[.$H$2])+1+[.$E$2]" office:value-type="float" office:value="247" calcext:value-type="float">
            <text:p>247</text:p>
          </table:table-cell>
          <table:table-cell table:formula="of:=MOD([.F508]+1/[.$H$2];5)" office:value-type="float" office:value="3.43333333333331" calcext:value-type="float">
            <text:p>3,43333333333331</text:p>
          </table:table-cell>
          <table:table-cell table:formula="of:=IF([.F509]&lt;0.000001;[.G508]+2+1/[.$H$2];[.G508]+1/[.$H$2])" office:value-type="float" office:value="8.43333333333333" calcext:value-type="float">
            <text:p>8,43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0]))" office:value-type="date" office:date-value="2019-10-15T09:39:07.533659" calcext:value-type="date">
            <text:p>2019-10-15 09:39:08</text:p>
          </table:table-cell>
          <table:table-cell table:style-name="ce7" table:formula="of:=[.A510]" office:value-type="date" office:date-value="2019-10-15T09:39:07.533659" calcext:value-type="date">
            <text:p>2019-10-15 09:39:08</text:p>
          </table:table-cell>
          <table:table-cell table:formula="of:=TRUNC([.A510])" office:value-type="float" office:value="43753" calcext:value-type="float">
            <text:p>43753</text:p>
          </table:table-cell>
          <table:table-cell table:style-name="ce12" table:formula="of:=[.B510]-[.C510]" office:value-type="date" office:date-value="1899-12-30T09:39:07.5336590549" calcext:value-type="date">
            <text:p>12/30/99 09:39 AM</text:p>
          </table:table-cell>
          <table:table-cell table:formula="of:=MOD([.E509]-[.$E$2];[.$H$2])+1+[.$E$2]" office:value-type="float" office:value="248" calcext:value-type="float">
            <text:p>248</text:p>
          </table:table-cell>
          <table:table-cell table:formula="of:=MOD([.F509]+1/[.$H$2];5)" office:value-type="float" office:value="3.44999999999998" calcext:value-type="float">
            <text:p>3,44999999999998</text:p>
          </table:table-cell>
          <table:table-cell table:formula="of:=IF([.F510]&lt;0.000001;[.G509]+2+1/[.$H$2];[.G509]+1/[.$H$2])" office:value-type="float" office:value="8.45" calcext:value-type="float">
            <text:p>8,4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1]))" office:value-type="date" office:date-value="2019-10-15T09:25:01.278843" calcext:value-type="date">
            <text:p>2019-10-15 09:25:01</text:p>
          </table:table-cell>
          <table:table-cell table:style-name="ce7" table:formula="of:=[.A511]" office:value-type="date" office:date-value="2019-10-15T09:25:01.278843" calcext:value-type="date">
            <text:p>2019-10-15 09:25:01</text:p>
          </table:table-cell>
          <table:table-cell table:formula="of:=TRUNC([.A511])" office:value-type="float" office:value="43753" calcext:value-type="float">
            <text:p>43753</text:p>
          </table:table-cell>
          <table:table-cell table:style-name="ce12" table:formula="of:=[.B511]-[.C511]" office:value-type="date" office:date-value="1899-12-30T09:25:01.27884338144" calcext:value-type="date">
            <text:p>12/30/99 09:25 AM</text:p>
          </table:table-cell>
          <table:table-cell table:formula="of:=MOD([.E510]-[.$E$2];[.$H$2])+1+[.$E$2]" office:value-type="float" office:value="249" calcext:value-type="float">
            <text:p>249</text:p>
          </table:table-cell>
          <table:table-cell table:formula="of:=MOD([.F510]+1/[.$H$2];5)" office:value-type="float" office:value="3.46666666666665" calcext:value-type="float">
            <text:p>3,46666666666665</text:p>
          </table:table-cell>
          <table:table-cell table:formula="of:=IF([.F511]&lt;0.000001;[.G510]+2+1/[.$H$2];[.G510]+1/[.$H$2])" office:value-type="float" office:value="8.46666666666667" calcext:value-type="float">
            <text:p>8,4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2]))" office:value-type="date" office:date-value="2019-10-15T09:27:58.100921" calcext:value-type="date">
            <text:p>2019-10-15 09:27:58</text:p>
          </table:table-cell>
          <table:table-cell table:style-name="ce7" table:formula="of:=[.A512]" office:value-type="date" office:date-value="2019-10-15T09:27:58.100921" calcext:value-type="date">
            <text:p>2019-10-15 09:27:58</text:p>
          </table:table-cell>
          <table:table-cell table:formula="of:=TRUNC([.A512])" office:value-type="float" office:value="43753" calcext:value-type="float">
            <text:p>43753</text:p>
          </table:table-cell>
          <table:table-cell table:style-name="ce12" table:formula="of:=[.B512]-[.C512]" office:value-type="date" office:date-value="1899-12-30T09:27:58.10092102736" calcext:value-type="date">
            <text:p>12/30/99 09:27 AM</text:p>
          </table:table-cell>
          <table:table-cell table:formula="of:=MOD([.E511]-[.$E$2];[.$H$2])+1+[.$E$2]" office:value-type="float" office:value="250" calcext:value-type="float">
            <text:p>250</text:p>
          </table:table-cell>
          <table:table-cell table:formula="of:=MOD([.F511]+1/[.$H$2];5)" office:value-type="float" office:value="3.48333333333331" calcext:value-type="float">
            <text:p>3,48333333333331</text:p>
          </table:table-cell>
          <table:table-cell table:formula="of:=IF([.F512]&lt;0.000001;[.G511]+2+1/[.$H$2];[.G511]+1/[.$H$2])" office:value-type="float" office:value="8.48333333333333" calcext:value-type="float">
            <text:p>8,4833333333333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3]))" office:value-type="date" office:date-value="2019-10-15T09:19:37.129862" calcext:value-type="date">
            <text:p>2019-10-15 09:19:37</text:p>
          </table:table-cell>
          <table:table-cell table:style-name="ce7" table:formula="of:=[.A513]" office:value-type="date" office:date-value="2019-10-15T09:19:37.129862" calcext:value-type="date">
            <text:p>2019-10-15 09:19:37</text:p>
          </table:table-cell>
          <table:table-cell table:formula="of:=TRUNC([.A513])" office:value-type="float" office:value="43753" calcext:value-type="float">
            <text:p>43753</text:p>
          </table:table-cell>
          <table:table-cell table:style-name="ce12" table:formula="of:=[.B513]-[.C513]" office:value-type="date" office:date-value="1899-12-30T09:19:37.12986229453" calcext:value-type="date">
            <text:p>12/30/99 09:19 AM</text:p>
          </table:table-cell>
          <table:table-cell table:formula="of:=MOD([.E512]-[.$E$2];[.$H$2])+1+[.$E$2]" office:value-type="float" office:value="251" calcext:value-type="float">
            <text:p>251</text:p>
          </table:table-cell>
          <table:table-cell table:formula="of:=MOD([.F512]+1/[.$H$2];5)" office:value-type="float" office:value="3.49999999999998" calcext:value-type="float">
            <text:p>3,49999999999998</text:p>
          </table:table-cell>
          <table:table-cell table:formula="of:=IF([.F513]&lt;0.000001;[.G512]+2+1/[.$H$2];[.G512]+1/[.$H$2])" office:value-type="float" office:value="8.5" calcext:value-type="float">
            <text:p>8,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4]))" office:value-type="date" office:date-value="2019-10-15T09:11:17.374254" calcext:value-type="date">
            <text:p>2019-10-15 09:11:17</text:p>
          </table:table-cell>
          <table:table-cell table:style-name="ce7" table:formula="of:=[.A514]" office:value-type="date" office:date-value="2019-10-15T09:11:17.374254" calcext:value-type="date">
            <text:p>2019-10-15 09:11:17</text:p>
          </table:table-cell>
          <table:table-cell table:formula="of:=TRUNC([.A514])" office:value-type="float" office:value="43753" calcext:value-type="float">
            <text:p>43753</text:p>
          </table:table-cell>
          <table:table-cell table:style-name="ce12" table:formula="of:=[.B514]-[.C514]" office:value-type="date" office:date-value="1899-12-30T09:11:17.37425412051" calcext:value-type="date">
            <text:p>12/30/99 09:11 AM</text:p>
          </table:table-cell>
          <table:table-cell table:formula="of:=MOD([.E513]-[.$E$2];[.$H$2])+1+[.$E$2]" office:value-type="float" office:value="252" calcext:value-type="float">
            <text:p>252</text:p>
          </table:table-cell>
          <table:table-cell table:formula="of:=MOD([.F513]+1/[.$H$2];5)" office:value-type="float" office:value="3.51666666666665" calcext:value-type="float">
            <text:p>3,51666666666665</text:p>
          </table:table-cell>
          <table:table-cell table:formula="of:=IF([.F514]&lt;0.000001;[.G513]+2+1/[.$H$2];[.G513]+1/[.$H$2])" office:value-type="float" office:value="8.51666666666667" calcext:value-type="float">
            <text:p>8,5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5]))" office:value-type="date" office:date-value="2019-10-15T09:01:56.598031" calcext:value-type="date">
            <text:p>2019-10-15 09:01:57</text:p>
          </table:table-cell>
          <table:table-cell table:style-name="ce7" table:formula="of:=[.A515]" office:value-type="date" office:date-value="2019-10-15T09:01:56.598031" calcext:value-type="date">
            <text:p>2019-10-15 09:01:57</text:p>
          </table:table-cell>
          <table:table-cell table:formula="of:=TRUNC([.A515])" office:value-type="float" office:value="43753" calcext:value-type="float">
            <text:p>43753</text:p>
          </table:table-cell>
          <table:table-cell table:style-name="ce12" table:formula="of:=[.B515]-[.C515]" office:value-type="date" office:date-value="1899-12-30T09:01:56.5980310645" calcext:value-type="date">
            <text:p>12/30/99 09:01 AM</text:p>
          </table:table-cell>
          <table:table-cell table:formula="of:=MOD([.E514]-[.$E$2];[.$H$2])+1+[.$E$2]" office:value-type="float" office:value="253" calcext:value-type="float">
            <text:p>253</text:p>
          </table:table-cell>
          <table:table-cell table:formula="of:=MOD([.F514]+1/[.$H$2];5)" office:value-type="float" office:value="3.53333333333331" calcext:value-type="float">
            <text:p>3,53333333333331</text:p>
          </table:table-cell>
          <table:table-cell table:formula="of:=IF([.F515]&lt;0.000001;[.G514]+2+1/[.$H$2];[.G514]+1/[.$H$2])" office:value-type="float" office:value="8.53333333333334" calcext:value-type="float">
            <text:p>8,5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6]))" office:value-type="date" office:date-value="2019-10-15T09:28:18.058589" calcext:value-type="date">
            <text:p>2019-10-15 09:28:18</text:p>
          </table:table-cell>
          <table:table-cell table:style-name="ce7" table:formula="of:=[.A516]" office:value-type="date" office:date-value="2019-10-15T09:28:18.058589" calcext:value-type="date">
            <text:p>2019-10-15 09:28:18</text:p>
          </table:table-cell>
          <table:table-cell table:formula="of:=TRUNC([.A516])" office:value-type="float" office:value="43753" calcext:value-type="float">
            <text:p>43753</text:p>
          </table:table-cell>
          <table:table-cell table:style-name="ce12" table:formula="of:=[.B516]-[.C516]" office:value-type="date" office:date-value="1899-12-30T09:28:18.05858850013" calcext:value-type="date">
            <text:p>12/30/99 09:28 AM</text:p>
          </table:table-cell>
          <table:table-cell table:formula="of:=MOD([.E515]-[.$E$2];[.$H$2])+1+[.$E$2]" office:value-type="float" office:value="254" calcext:value-type="float">
            <text:p>254</text:p>
          </table:table-cell>
          <table:table-cell table:formula="of:=MOD([.F515]+1/[.$H$2];5)" office:value-type="float" office:value="3.54999999999998" calcext:value-type="float">
            <text:p>3,54999999999998</text:p>
          </table:table-cell>
          <table:table-cell table:formula="of:=IF([.F516]&lt;0.000001;[.G515]+2+1/[.$H$2];[.G515]+1/[.$H$2])" office:value-type="float" office:value="8.55" calcext:value-type="float">
            <text:p>8,5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7]))" office:value-type="date" office:date-value="2019-10-15T09:46:21.955663" calcext:value-type="date">
            <text:p>2019-10-15 09:46:22</text:p>
          </table:table-cell>
          <table:table-cell table:style-name="ce7" table:formula="of:=[.A517]" office:value-type="date" office:date-value="2019-10-15T09:46:21.955663" calcext:value-type="date">
            <text:p>2019-10-15 09:46:22</text:p>
          </table:table-cell>
          <table:table-cell table:formula="of:=TRUNC([.A517])" office:value-type="float" office:value="43753" calcext:value-type="float">
            <text:p>43753</text:p>
          </table:table-cell>
          <table:table-cell table:style-name="ce12" table:formula="of:=[.B517]-[.C517]" office:value-type="date" office:date-value="1899-12-30T09:46:21.95566339418" calcext:value-type="date">
            <text:p>12/30/99 09:46 AM</text:p>
          </table:table-cell>
          <table:table-cell table:formula="of:=MOD([.E516]-[.$E$2];[.$H$2])+1+[.$E$2]" office:value-type="float" office:value="255" calcext:value-type="float">
            <text:p>255</text:p>
          </table:table-cell>
          <table:table-cell table:formula="of:=MOD([.F516]+1/[.$H$2];5)" office:value-type="float" office:value="3.56666666666665" calcext:value-type="float">
            <text:p>3,56666666666665</text:p>
          </table:table-cell>
          <table:table-cell table:formula="of:=IF([.F517]&lt;0.000001;[.G516]+2+1/[.$H$2];[.G516]+1/[.$H$2])" office:value-type="float" office:value="8.56666666666667" calcext:value-type="float">
            <text:p>8,5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8]))" office:value-type="date" office:date-value="2019-10-15T09:29:38.69021" calcext:value-type="date">
            <text:p>2019-10-15 09:29:39</text:p>
          </table:table-cell>
          <table:table-cell table:style-name="ce7" table:formula="of:=[.A518]" office:value-type="date" office:date-value="2019-10-15T09:29:38.69021" calcext:value-type="date">
            <text:p>2019-10-15 09:29:39</text:p>
          </table:table-cell>
          <table:table-cell table:formula="of:=TRUNC([.A518])" office:value-type="float" office:value="43753" calcext:value-type="float">
            <text:p>43753</text:p>
          </table:table-cell>
          <table:table-cell table:style-name="ce12" table:formula="of:=[.B518]-[.C518]" office:value-type="date" office:date-value="1899-12-30T09:29:38.69021021761" calcext:value-type="date">
            <text:p>12/30/99 09:29 AM</text:p>
          </table:table-cell>
          <table:table-cell table:formula="of:=MOD([.E517]-[.$E$2];[.$H$2])+1+[.$E$2]" office:value-type="float" office:value="256" calcext:value-type="float">
            <text:p>256</text:p>
          </table:table-cell>
          <table:table-cell table:formula="of:=MOD([.F517]+1/[.$H$2];5)" office:value-type="float" office:value="3.58333333333331" calcext:value-type="float">
            <text:p>3,58333333333331</text:p>
          </table:table-cell>
          <table:table-cell table:formula="of:=IF([.F518]&lt;0.000001;[.G517]+2+1/[.$H$2];[.G517]+1/[.$H$2])" office:value-type="float" office:value="8.58333333333334" calcext:value-type="float">
            <text:p>8,5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19]))" office:value-type="date" office:date-value="2019-10-15T09:26:15.548147" calcext:value-type="date">
            <text:p>2019-10-15 09:26:16</text:p>
          </table:table-cell>
          <table:table-cell table:style-name="ce7" table:formula="of:=[.A519]" office:value-type="date" office:date-value="2019-10-15T09:26:15.548147" calcext:value-type="date">
            <text:p>2019-10-15 09:26:16</text:p>
          </table:table-cell>
          <table:table-cell table:formula="of:=TRUNC([.A519])" office:value-type="float" office:value="43753" calcext:value-type="float">
            <text:p>43753</text:p>
          </table:table-cell>
          <table:table-cell table:style-name="ce12" table:formula="of:=[.B519]-[.C519]" office:value-type="date" office:date-value="1899-12-30T09:26:15.54814671166" calcext:value-type="date">
            <text:p>12/30/99 09:26 AM</text:p>
          </table:table-cell>
          <table:table-cell table:formula="of:=MOD([.E518]-[.$E$2];[.$H$2])+1+[.$E$2]" office:value-type="float" office:value="257" calcext:value-type="float">
            <text:p>257</text:p>
          </table:table-cell>
          <table:table-cell table:formula="of:=MOD([.F518]+1/[.$H$2];5)" office:value-type="float" office:value="3.59999999999998" calcext:value-type="float">
            <text:p>3,59999999999998</text:p>
          </table:table-cell>
          <table:table-cell table:formula="of:=IF([.F519]&lt;0.000001;[.G518]+2+1/[.$H$2];[.G518]+1/[.$H$2])" office:value-type="float" office:value="8.60000000000001" calcext:value-type="float">
            <text:p>8,6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0]))" office:value-type="date" office:date-value="2019-10-15T09:16:41.870719" calcext:value-type="date">
            <text:p>2019-10-15 09:16:42</text:p>
          </table:table-cell>
          <table:table-cell table:style-name="ce7" table:formula="of:=[.A520]" office:value-type="date" office:date-value="2019-10-15T09:16:41.870719" calcext:value-type="date">
            <text:p>2019-10-15 09:16:42</text:p>
          </table:table-cell>
          <table:table-cell table:formula="of:=TRUNC([.A520])" office:value-type="float" office:value="43753" calcext:value-type="float">
            <text:p>43753</text:p>
          </table:table-cell>
          <table:table-cell table:style-name="ce12" table:formula="of:=[.B520]-[.C520]" office:value-type="date" office:date-value="1899-12-30T09:16:41.87071936671" calcext:value-type="date">
            <text:p>12/30/99 09:16 AM</text:p>
          </table:table-cell>
          <table:table-cell table:formula="of:=MOD([.E519]-[.$E$2];[.$H$2])+1+[.$E$2]" office:value-type="float" office:value="258" calcext:value-type="float">
            <text:p>258</text:p>
          </table:table-cell>
          <table:table-cell table:formula="of:=MOD([.F519]+1/[.$H$2];5)" office:value-type="float" office:value="3.61666666666665" calcext:value-type="float">
            <text:p>3,61666666666665</text:p>
          </table:table-cell>
          <table:table-cell table:formula="of:=IF([.F520]&lt;0.000001;[.G519]+2+1/[.$H$2];[.G519]+1/[.$H$2])" office:value-type="float" office:value="8.61666666666667" calcext:value-type="float">
            <text:p>8,6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1]))" office:value-type="date" office:date-value="2019-10-15T09:25:20.018153" calcext:value-type="date">
            <text:p>2019-10-15 09:25:20</text:p>
          </table:table-cell>
          <table:table-cell table:style-name="ce7" table:formula="of:=[.A521]" office:value-type="date" office:date-value="2019-10-15T09:25:20.018153" calcext:value-type="date">
            <text:p>2019-10-15 09:25:20</text:p>
          </table:table-cell>
          <table:table-cell table:formula="of:=TRUNC([.A521])" office:value-type="float" office:value="43753" calcext:value-type="float">
            <text:p>43753</text:p>
          </table:table-cell>
          <table:table-cell table:style-name="ce12" table:formula="of:=[.B521]-[.C521]" office:value-type="date" office:date-value="1899-12-30T09:25:20.01815282274" calcext:value-type="date">
            <text:p>12/30/99 09:25 AM</text:p>
          </table:table-cell>
          <table:table-cell table:formula="of:=MOD([.E520]-[.$E$2];[.$H$2])+1+[.$E$2]" office:value-type="float" office:value="259" calcext:value-type="float">
            <text:p>259</text:p>
          </table:table-cell>
          <table:table-cell table:formula="of:=MOD([.F520]+1/[.$H$2];5)" office:value-type="float" office:value="3.63333333333331" calcext:value-type="float">
            <text:p>3,63333333333331</text:p>
          </table:table-cell>
          <table:table-cell table:formula="of:=IF([.F521]&lt;0.000001;[.G520]+2+1/[.$H$2];[.G520]+1/[.$H$2])" office:value-type="float" office:value="8.63333333333334" calcext:value-type="float">
            <text:p>8,6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2]))" office:value-type="date" office:date-value="2019-10-15T09:43:53.506485" calcext:value-type="date">
            <text:p>2019-10-15 09:43:54</text:p>
          </table:table-cell>
          <table:table-cell table:style-name="ce7" table:formula="of:=[.A522]" office:value-type="date" office:date-value="2019-10-15T09:43:53.506485" calcext:value-type="date">
            <text:p>2019-10-15 09:43:54</text:p>
          </table:table-cell>
          <table:table-cell table:formula="of:=TRUNC([.A522])" office:value-type="float" office:value="43753" calcext:value-type="float">
            <text:p>43753</text:p>
          </table:table-cell>
          <table:table-cell table:style-name="ce12" table:formula="of:=[.B522]-[.C522]" office:value-type="date" office:date-value="1899-12-30T09:43:53.50648493506" calcext:value-type="date">
            <text:p>12/30/99 09:43 AM</text:p>
          </table:table-cell>
          <table:table-cell table:formula="of:=MOD([.E521]-[.$E$2];[.$H$2])+1+[.$E$2]" office:value-type="float" office:value="260" calcext:value-type="float">
            <text:p>260</text:p>
          </table:table-cell>
          <table:table-cell table:formula="of:=MOD([.F521]+1/[.$H$2];5)" office:value-type="float" office:value="3.64999999999998" calcext:value-type="float">
            <text:p>3,64999999999998</text:p>
          </table:table-cell>
          <table:table-cell table:formula="of:=IF([.F522]&lt;0.000001;[.G521]+2+1/[.$H$2];[.G521]+1/[.$H$2])" office:value-type="float" office:value="8.65000000000001" calcext:value-type="float">
            <text:p>8,6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3]))" office:value-type="date" office:date-value="2019-10-15T09:28:01.338969" calcext:value-type="date">
            <text:p>2019-10-15 09:28:01</text:p>
          </table:table-cell>
          <table:table-cell table:style-name="ce7" table:formula="of:=[.A523]" office:value-type="date" office:date-value="2019-10-15T09:28:01.338969" calcext:value-type="date">
            <text:p>2019-10-15 09:28:01</text:p>
          </table:table-cell>
          <table:table-cell table:formula="of:=TRUNC([.A523])" office:value-type="float" office:value="43753" calcext:value-type="float">
            <text:p>43753</text:p>
          </table:table-cell>
          <table:table-cell table:style-name="ce12" table:formula="of:=[.B523]-[.C523]" office:value-type="date" office:date-value="1899-12-30T09:28:01.33896924555" calcext:value-type="date">
            <text:p>12/30/99 09:28 AM</text:p>
          </table:table-cell>
          <table:table-cell table:formula="of:=MOD([.E522]-[.$E$2];[.$H$2])+1+[.$E$2]" office:value-type="float" office:value="261" calcext:value-type="float">
            <text:p>261</text:p>
          </table:table-cell>
          <table:table-cell table:formula="of:=MOD([.F522]+1/[.$H$2];5)" office:value-type="float" office:value="3.66666666666665" calcext:value-type="float">
            <text:p>3,66666666666665</text:p>
          </table:table-cell>
          <table:table-cell table:formula="of:=IF([.F523]&lt;0.000001;[.G522]+2+1/[.$H$2];[.G522]+1/[.$H$2])" office:value-type="float" office:value="8.66666666666668" calcext:value-type="float">
            <text:p>8,6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4]))" office:value-type="date" office:date-value="2019-10-15T09:17:11.652824" calcext:value-type="date">
            <text:p>2019-10-15 09:17:12</text:p>
          </table:table-cell>
          <table:table-cell table:style-name="ce7" table:formula="of:=[.A524]" office:value-type="date" office:date-value="2019-10-15T09:17:11.652824" calcext:value-type="date">
            <text:p>2019-10-15 09:17:12</text:p>
          </table:table-cell>
          <table:table-cell table:formula="of:=TRUNC([.A524])" office:value-type="float" office:value="43753" calcext:value-type="float">
            <text:p>43753</text:p>
          </table:table-cell>
          <table:table-cell table:style-name="ce12" table:formula="of:=[.B524]-[.C524]" office:value-type="date" office:date-value="1899-12-30T09:17:11.6528237192" calcext:value-type="date">
            <text:p>12/30/99 09:17 AM</text:p>
          </table:table-cell>
          <table:table-cell table:formula="of:=MOD([.E523]-[.$E$2];[.$H$2])+1+[.$E$2]" office:value-type="float" office:value="262" calcext:value-type="float">
            <text:p>262</text:p>
          </table:table-cell>
          <table:table-cell table:formula="of:=MOD([.F523]+1/[.$H$2];5)" office:value-type="float" office:value="3.68333333333331" calcext:value-type="float">
            <text:p>3,68333333333331</text:p>
          </table:table-cell>
          <table:table-cell table:formula="of:=IF([.F524]&lt;0.000001;[.G523]+2+1/[.$H$2];[.G523]+1/[.$H$2])" office:value-type="float" office:value="8.68333333333334" calcext:value-type="float">
            <text:p>8,6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5]))" office:value-type="date" office:date-value="2019-10-15T09:17:15.989" calcext:value-type="date">
            <text:p>2019-10-15 09:17:16</text:p>
          </table:table-cell>
          <table:table-cell table:style-name="ce7" table:formula="of:=[.A525]" office:value-type="date" office:date-value="2019-10-15T09:17:15.989" calcext:value-type="date">
            <text:p>2019-10-15 09:17:16</text:p>
          </table:table-cell>
          <table:table-cell table:formula="of:=TRUNC([.A525])" office:value-type="float" office:value="43753" calcext:value-type="float">
            <text:p>43753</text:p>
          </table:table-cell>
          <table:table-cell table:style-name="ce12" table:formula="of:=[.B525]-[.C525]" office:value-type="date" office:date-value="1899-12-30T09:17:15.98899953067" calcext:value-type="date">
            <text:p>12/30/99 09:17 AM</text:p>
          </table:table-cell>
          <table:table-cell table:formula="of:=MOD([.E524]-[.$E$2];[.$H$2])+1+[.$E$2]" office:value-type="float" office:value="263" calcext:value-type="float">
            <text:p>263</text:p>
          </table:table-cell>
          <table:table-cell table:formula="of:=MOD([.F524]+1/[.$H$2];5)" office:value-type="float" office:value="3.69999999999998" calcext:value-type="float">
            <text:p>3,69999999999998</text:p>
          </table:table-cell>
          <table:table-cell table:formula="of:=IF([.F525]&lt;0.000001;[.G524]+2+1/[.$H$2];[.G524]+1/[.$H$2])" office:value-type="float" office:value="8.70000000000001" calcext:value-type="float">
            <text:p>8,7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6]))" office:value-type="date" office:date-value="2019-10-15T09:18:32.293507" calcext:value-type="date">
            <text:p>2019-10-15 09:18:32</text:p>
          </table:table-cell>
          <table:table-cell table:style-name="ce7" table:formula="of:=[.A526]" office:value-type="date" office:date-value="2019-10-15T09:18:32.293507" calcext:value-type="date">
            <text:p>2019-10-15 09:18:32</text:p>
          </table:table-cell>
          <table:table-cell table:formula="of:=TRUNC([.A526])" office:value-type="float" office:value="43753" calcext:value-type="float">
            <text:p>43753</text:p>
          </table:table-cell>
          <table:table-cell table:style-name="ce12" table:formula="of:=[.B526]-[.C526]" office:value-type="date" office:date-value="1899-12-30T09:18:32.29350669309" calcext:value-type="date">
            <text:p>12/30/99 09:18 AM</text:p>
          </table:table-cell>
          <table:table-cell table:formula="of:=MOD([.E525]-[.$E$2];[.$H$2])+1+[.$E$2]" office:value-type="float" office:value="264" calcext:value-type="float">
            <text:p>264</text:p>
          </table:table-cell>
          <table:table-cell table:formula="of:=MOD([.F525]+1/[.$H$2];5)" office:value-type="float" office:value="3.71666666666665" calcext:value-type="float">
            <text:p>3,71666666666665</text:p>
          </table:table-cell>
          <table:table-cell table:formula="of:=IF([.F526]&lt;0.000001;[.G525]+2+1/[.$H$2];[.G525]+1/[.$H$2])" office:value-type="float" office:value="8.71666666666668" calcext:value-type="float">
            <text:p>8,7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7]))" office:value-type="date" office:date-value="2019-10-15T09:26:15.566783" calcext:value-type="date">
            <text:p>2019-10-15 09:26:16</text:p>
          </table:table-cell>
          <table:table-cell table:style-name="ce7" table:formula="of:=[.A527]" office:value-type="date" office:date-value="2019-10-15T09:26:15.566783" calcext:value-type="date">
            <text:p>2019-10-15 09:26:16</text:p>
          </table:table-cell>
          <table:table-cell table:formula="of:=TRUNC([.A527])" office:value-type="float" office:value="43753" calcext:value-type="float">
            <text:p>43753</text:p>
          </table:table-cell>
          <table:table-cell table:style-name="ce12" table:formula="of:=[.B527]-[.C527]" office:value-type="date" office:date-value="1899-12-30T09:26:15.56678345427" calcext:value-type="date">
            <text:p>12/30/99 09:26 AM</text:p>
          </table:table-cell>
          <table:table-cell table:formula="of:=MOD([.E526]-[.$E$2];[.$H$2])+1+[.$E$2]" office:value-type="float" office:value="265" calcext:value-type="float">
            <text:p>265</text:p>
          </table:table-cell>
          <table:table-cell table:formula="of:=MOD([.F526]+1/[.$H$2];5)" office:value-type="float" office:value="3.73333333333331" calcext:value-type="float">
            <text:p>3,73333333333331</text:p>
          </table:table-cell>
          <table:table-cell table:formula="of:=IF([.F527]&lt;0.000001;[.G526]+2+1/[.$H$2];[.G526]+1/[.$H$2])" office:value-type="float" office:value="8.73333333333335" calcext:value-type="float">
            <text:p>8,7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8]))" office:value-type="date" office:date-value="2019-10-15T09:29:15.166483" calcext:value-type="date">
            <text:p>2019-10-15 09:29:15</text:p>
          </table:table-cell>
          <table:table-cell table:style-name="ce7" table:formula="of:=[.A528]" office:value-type="date" office:date-value="2019-10-15T09:29:15.166483" calcext:value-type="date">
            <text:p>2019-10-15 09:29:15</text:p>
          </table:table-cell>
          <table:table-cell table:formula="of:=TRUNC([.A528])" office:value-type="float" office:value="43753" calcext:value-type="float">
            <text:p>43753</text:p>
          </table:table-cell>
          <table:table-cell table:style-name="ce12" table:formula="of:=[.B528]-[.C528]" office:value-type="date" office:date-value="1899-12-30T09:29:15.16648320481" calcext:value-type="date">
            <text:p>12/30/99 09:29 AM</text:p>
          </table:table-cell>
          <table:table-cell table:formula="of:=MOD([.E527]-[.$E$2];[.$H$2])+1+[.$E$2]" office:value-type="float" office:value="266" calcext:value-type="float">
            <text:p>266</text:p>
          </table:table-cell>
          <table:table-cell table:formula="of:=MOD([.F527]+1/[.$H$2];5)" office:value-type="float" office:value="3.74999999999998" calcext:value-type="float">
            <text:p>3,74999999999998</text:p>
          </table:table-cell>
          <table:table-cell table:formula="of:=IF([.F528]&lt;0.000001;[.G527]+2+1/[.$H$2];[.G527]+1/[.$H$2])" office:value-type="float" office:value="8.75000000000001" calcext:value-type="float">
            <text:p>8,7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29]))" office:value-type="date" office:date-value="2019-10-15T09:22:43.452045" calcext:value-type="date">
            <text:p>2019-10-15 09:22:43</text:p>
          </table:table-cell>
          <table:table-cell table:style-name="ce7" table:formula="of:=[.A529]" office:value-type="date" office:date-value="2019-10-15T09:22:43.452045" calcext:value-type="date">
            <text:p>2019-10-15 09:22:43</text:p>
          </table:table-cell>
          <table:table-cell table:formula="of:=TRUNC([.A529])" office:value-type="float" office:value="43753" calcext:value-type="float">
            <text:p>43753</text:p>
          </table:table-cell>
          <table:table-cell table:style-name="ce12" table:formula="of:=[.B529]-[.C529]" office:value-type="date" office:date-value="1899-12-30T09:22:43.45204494428" calcext:value-type="date">
            <text:p>12/30/99 09:22 AM</text:p>
          </table:table-cell>
          <table:table-cell table:formula="of:=MOD([.E528]-[.$E$2];[.$H$2])+1+[.$E$2]" office:value-type="float" office:value="267" calcext:value-type="float">
            <text:p>267</text:p>
          </table:table-cell>
          <table:table-cell table:formula="of:=MOD([.F528]+1/[.$H$2];5)" office:value-type="float" office:value="3.76666666666665" calcext:value-type="float">
            <text:p>3,76666666666665</text:p>
          </table:table-cell>
          <table:table-cell table:formula="of:=IF([.F529]&lt;0.000001;[.G528]+2+1/[.$H$2];[.G528]+1/[.$H$2])" office:value-type="float" office:value="8.76666666666668" calcext:value-type="float">
            <text:p>8,7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0]))" office:value-type="date" office:date-value="2019-10-15T09:31:10.310863" calcext:value-type="date">
            <text:p>2019-10-15 09:31:10</text:p>
          </table:table-cell>
          <table:table-cell table:style-name="ce7" table:formula="of:=[.A530]" office:value-type="date" office:date-value="2019-10-15T09:31:10.310863" calcext:value-type="date">
            <text:p>2019-10-15 09:31:10</text:p>
          </table:table-cell>
          <table:table-cell table:formula="of:=TRUNC([.A530])" office:value-type="float" office:value="43753" calcext:value-type="float">
            <text:p>43753</text:p>
          </table:table-cell>
          <table:table-cell table:style-name="ce12" table:formula="of:=[.B530]-[.C530]" office:value-type="date" office:date-value="1899-12-30T09:31:10.31086280476" calcext:value-type="date">
            <text:p>12/30/99 09:31 AM</text:p>
          </table:table-cell>
          <table:table-cell table:formula="of:=MOD([.E529]-[.$E$2];[.$H$2])+1+[.$E$2]" office:value-type="float" office:value="268" calcext:value-type="float">
            <text:p>268</text:p>
          </table:table-cell>
          <table:table-cell table:formula="of:=MOD([.F529]+1/[.$H$2];5)" office:value-type="float" office:value="3.78333333333331" calcext:value-type="float">
            <text:p>3,78333333333331</text:p>
          </table:table-cell>
          <table:table-cell table:formula="of:=IF([.F530]&lt;0.000001;[.G529]+2+1/[.$H$2];[.G529]+1/[.$H$2])" office:value-type="float" office:value="8.78333333333335" calcext:value-type="float">
            <text:p>8,7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1]))" office:value-type="date" office:date-value="2019-10-15T09:36:47.214551" calcext:value-type="date">
            <text:p>2019-10-15 09:36:47</text:p>
          </table:table-cell>
          <table:table-cell table:style-name="ce7" table:formula="of:=[.A531]" office:value-type="date" office:date-value="2019-10-15T09:36:47.214551" calcext:value-type="date">
            <text:p>2019-10-15 09:36:47</text:p>
          </table:table-cell>
          <table:table-cell table:formula="of:=TRUNC([.A531])" office:value-type="float" office:value="43753" calcext:value-type="float">
            <text:p>43753</text:p>
          </table:table-cell>
          <table:table-cell table:style-name="ce12" table:formula="of:=[.B531]-[.C531]" office:value-type="date" office:date-value="1899-12-30T09:36:47.21455116291" calcext:value-type="date">
            <text:p>12/30/99 09:36 AM</text:p>
          </table:table-cell>
          <table:table-cell table:formula="of:=MOD([.E530]-[.$E$2];[.$H$2])+1+[.$E$2]" office:value-type="float" office:value="269" calcext:value-type="float">
            <text:p>269</text:p>
          </table:table-cell>
          <table:table-cell table:formula="of:=MOD([.F530]+1/[.$H$2];5)" office:value-type="float" office:value="3.79999999999998" calcext:value-type="float">
            <text:p>3,79999999999998</text:p>
          </table:table-cell>
          <table:table-cell table:formula="of:=IF([.F531]&lt;0.000001;[.G530]+2+1/[.$H$2];[.G530]+1/[.$H$2])" office:value-type="float" office:value="8.80000000000002" calcext:value-type="float">
            <text:p>8,8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2]))" office:value-type="date" office:date-value="2019-10-15T09:20:45.279445" calcext:value-type="date">
            <text:p>2019-10-15 09:20:45</text:p>
          </table:table-cell>
          <table:table-cell table:style-name="ce7" table:formula="of:=[.A532]" office:value-type="date" office:date-value="2019-10-15T09:20:45.279445" calcext:value-type="date">
            <text:p>2019-10-15 09:20:45</text:p>
          </table:table-cell>
          <table:table-cell table:formula="of:=TRUNC([.A532])" office:value-type="float" office:value="43753" calcext:value-type="float">
            <text:p>43753</text:p>
          </table:table-cell>
          <table:table-cell table:style-name="ce12" table:formula="of:=[.B532]-[.C532]" office:value-type="date" office:date-value="1899-12-30T09:20:45.27944487054" calcext:value-type="date">
            <text:p>12/30/99 09:20 AM</text:p>
          </table:table-cell>
          <table:table-cell table:formula="of:=MOD([.E531]-[.$E$2];[.$H$2])+1+[.$E$2]" office:value-type="float" office:value="270" calcext:value-type="float">
            <text:p>270</text:p>
          </table:table-cell>
          <table:table-cell table:formula="of:=MOD([.F531]+1/[.$H$2];5)" office:value-type="float" office:value="3.81666666666665" calcext:value-type="float">
            <text:p>3,81666666666665</text:p>
          </table:table-cell>
          <table:table-cell table:formula="of:=IF([.F532]&lt;0.000001;[.G531]+2+1/[.$H$2];[.G531]+1/[.$H$2])" office:value-type="float" office:value="8.81666666666668" calcext:value-type="float">
            <text:p>8,8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3]))" office:value-type="date" office:date-value="2019-10-15T09:58:05.965439" calcext:value-type="date">
            <text:p>2019-10-15 09:58:06</text:p>
          </table:table-cell>
          <table:table-cell table:style-name="ce7" table:formula="of:=[.A533]" office:value-type="date" office:date-value="2019-10-15T09:58:05.965439" calcext:value-type="date">
            <text:p>2019-10-15 09:58:06</text:p>
          </table:table-cell>
          <table:table-cell table:formula="of:=TRUNC([.A533])" office:value-type="float" office:value="43753" calcext:value-type="float">
            <text:p>43753</text:p>
          </table:table-cell>
          <table:table-cell table:style-name="ce12" table:formula="of:=[.B533]-[.C533]" office:value-type="date" office:date-value="1899-12-30T09:58:05.96543928143" calcext:value-type="date">
            <text:p>12/30/99 09:58 AM</text:p>
          </table:table-cell>
          <table:table-cell table:formula="of:=MOD([.E532]-[.$E$2];[.$H$2])+1+[.$E$2]" office:value-type="float" office:value="271" calcext:value-type="float">
            <text:p>271</text:p>
          </table:table-cell>
          <table:table-cell table:formula="of:=MOD([.F532]+1/[.$H$2];5)" office:value-type="float" office:value="3.83333333333331" calcext:value-type="float">
            <text:p>3,83333333333331</text:p>
          </table:table-cell>
          <table:table-cell table:formula="of:=IF([.F533]&lt;0.000001;[.G532]+2+1/[.$H$2];[.G532]+1/[.$H$2])" office:value-type="float" office:value="8.83333333333335" calcext:value-type="float">
            <text:p>8,8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4]))" office:value-type="date" office:date-value="2019-10-15T09:43:24.978148" calcext:value-type="date">
            <text:p>2019-10-15 09:43:25</text:p>
          </table:table-cell>
          <table:table-cell table:style-name="ce7" table:formula="of:=[.A534]" office:value-type="date" office:date-value="2019-10-15T09:43:24.978148" calcext:value-type="date">
            <text:p>2019-10-15 09:43:25</text:p>
          </table:table-cell>
          <table:table-cell table:formula="of:=TRUNC([.A534])" office:value-type="float" office:value="43753" calcext:value-type="float">
            <text:p>43753</text:p>
          </table:table-cell>
          <table:table-cell table:style-name="ce12" table:formula="of:=[.B534]-[.C534]" office:value-type="date" office:date-value="1899-12-30T09:43:24.9781475449" calcext:value-type="date">
            <text:p>12/30/99 09:43 AM</text:p>
          </table:table-cell>
          <table:table-cell table:formula="of:=MOD([.E533]-[.$E$2];[.$H$2])+1+[.$E$2]" office:value-type="float" office:value="272" calcext:value-type="float">
            <text:p>272</text:p>
          </table:table-cell>
          <table:table-cell table:formula="of:=MOD([.F533]+1/[.$H$2];5)" office:value-type="float" office:value="3.84999999999998" calcext:value-type="float">
            <text:p>3,84999999999998</text:p>
          </table:table-cell>
          <table:table-cell table:formula="of:=IF([.F534]&lt;0.000001;[.G533]+2+1/[.$H$2];[.G533]+1/[.$H$2])" office:value-type="float" office:value="8.85000000000002" calcext:value-type="float">
            <text:p>8,8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5]))" office:value-type="date" office:date-value="2019-10-15T09:27:01.295503" calcext:value-type="date">
            <text:p>2019-10-15 09:27:01</text:p>
          </table:table-cell>
          <table:table-cell table:style-name="ce7" table:formula="of:=[.A535]" office:value-type="date" office:date-value="2019-10-15T09:27:01.295503" calcext:value-type="date">
            <text:p>2019-10-15 09:27:01</text:p>
          </table:table-cell>
          <table:table-cell table:formula="of:=TRUNC([.A535])" office:value-type="float" office:value="43753" calcext:value-type="float">
            <text:p>43753</text:p>
          </table:table-cell>
          <table:table-cell table:style-name="ce12" table:formula="of:=[.B535]-[.C535]" office:value-type="date" office:date-value="1899-12-30T09:27:01.29550280515" calcext:value-type="date">
            <text:p>12/30/99 09:27 AM</text:p>
          </table:table-cell>
          <table:table-cell table:formula="of:=MOD([.E534]-[.$E$2];[.$H$2])+1+[.$E$2]" office:value-type="float" office:value="273" calcext:value-type="float">
            <text:p>273</text:p>
          </table:table-cell>
          <table:table-cell table:formula="of:=MOD([.F534]+1/[.$H$2];5)" office:value-type="float" office:value="3.86666666666665" calcext:value-type="float">
            <text:p>3,86666666666665</text:p>
          </table:table-cell>
          <table:table-cell table:formula="of:=IF([.F535]&lt;0.000001;[.G534]+2+1/[.$H$2];[.G534]+1/[.$H$2])" office:value-type="float" office:value="8.86666666666669" calcext:value-type="float">
            <text:p>8,8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6]))" office:value-type="date" office:date-value="2019-10-15T09:33:53.915026" calcext:value-type="date">
            <text:p>2019-10-15 09:33:54</text:p>
          </table:table-cell>
          <table:table-cell table:style-name="ce7" table:formula="of:=[.A536]" office:value-type="date" office:date-value="2019-10-15T09:33:53.915026" calcext:value-type="date">
            <text:p>2019-10-15 09:33:54</text:p>
          </table:table-cell>
          <table:table-cell table:formula="of:=TRUNC([.A536])" office:value-type="float" office:value="43753" calcext:value-type="float">
            <text:p>43753</text:p>
          </table:table-cell>
          <table:table-cell table:style-name="ce12" table:formula="of:=[.B536]-[.C536]" office:value-type="date" office:date-value="1899-12-30T09:33:53.91502595041" calcext:value-type="date">
            <text:p>12/30/99 09:33 AM</text:p>
          </table:table-cell>
          <table:table-cell table:formula="of:=MOD([.E535]-[.$E$2];[.$H$2])+1+[.$E$2]" office:value-type="float" office:value="274" calcext:value-type="float">
            <text:p>274</text:p>
          </table:table-cell>
          <table:table-cell table:formula="of:=MOD([.F535]+1/[.$H$2];5)" office:value-type="float" office:value="3.88333333333331" calcext:value-type="float">
            <text:p>3,88333333333331</text:p>
          </table:table-cell>
          <table:table-cell table:formula="of:=IF([.F536]&lt;0.000001;[.G535]+2+1/[.$H$2];[.G535]+1/[.$H$2])" office:value-type="float" office:value="8.88333333333335" calcext:value-type="float">
            <text:p>8,8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7]))" office:value-type="date" office:date-value="2019-10-15T09:52:37.86582" calcext:value-type="date">
            <text:p>2019-10-15 09:52:38</text:p>
          </table:table-cell>
          <table:table-cell table:style-name="ce7" table:formula="of:=[.A537]" office:value-type="date" office:date-value="2019-10-15T09:52:37.86582" calcext:value-type="date">
            <text:p>2019-10-15 09:52:38</text:p>
          </table:table-cell>
          <table:table-cell table:formula="of:=TRUNC([.A537])" office:value-type="float" office:value="43753" calcext:value-type="float">
            <text:p>43753</text:p>
          </table:table-cell>
          <table:table-cell table:style-name="ce12" table:formula="of:=[.B537]-[.C537]" office:value-type="date" office:date-value="1899-12-30T09:52:37.86581954453" calcext:value-type="date">
            <text:p>12/30/99 09:52 AM</text:p>
          </table:table-cell>
          <table:table-cell table:formula="of:=MOD([.E536]-[.$E$2];[.$H$2])+1+[.$E$2]" office:value-type="float" office:value="275" calcext:value-type="float">
            <text:p>275</text:p>
          </table:table-cell>
          <table:table-cell table:formula="of:=MOD([.F536]+1/[.$H$2];5)" office:value-type="float" office:value="3.89999999999998" calcext:value-type="float">
            <text:p>3,89999999999998</text:p>
          </table:table-cell>
          <table:table-cell table:formula="of:=IF([.F537]&lt;0.000001;[.G536]+2+1/[.$H$2];[.G536]+1/[.$H$2])" office:value-type="float" office:value="8.90000000000002" calcext:value-type="float">
            <text:p>8,9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8]))" office:value-type="date" office:date-value="2019-10-15T09:23:40.613479" calcext:value-type="date">
            <text:p>2019-10-15 09:23:41</text:p>
          </table:table-cell>
          <table:table-cell table:style-name="ce7" table:formula="of:=[.A538]" office:value-type="date" office:date-value="2019-10-15T09:23:40.613479" calcext:value-type="date">
            <text:p>2019-10-15 09:23:41</text:p>
          </table:table-cell>
          <table:table-cell table:formula="of:=TRUNC([.A538])" office:value-type="float" office:value="43753" calcext:value-type="float">
            <text:p>43753</text:p>
          </table:table-cell>
          <table:table-cell table:style-name="ce12" table:formula="of:=[.B538]-[.C538]" office:value-type="date" office:date-value="1899-12-30T09:23:40.61347926501" calcext:value-type="date">
            <text:p>12/30/99 09:23 AM</text:p>
          </table:table-cell>
          <table:table-cell table:formula="of:=MOD([.E537]-[.$E$2];[.$H$2])+1+[.$E$2]" office:value-type="float" office:value="276" calcext:value-type="float">
            <text:p>276</text:p>
          </table:table-cell>
          <table:table-cell table:formula="of:=MOD([.F537]+1/[.$H$2];5)" office:value-type="float" office:value="3.91666666666665" calcext:value-type="float">
            <text:p>3,91666666666665</text:p>
          </table:table-cell>
          <table:table-cell table:formula="of:=IF([.F538]&lt;0.000001;[.G537]+2+1/[.$H$2];[.G537]+1/[.$H$2])" office:value-type="float" office:value="8.91666666666669" calcext:value-type="float">
            <text:p>8,9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39]))" office:value-type="date" office:date-value="2019-10-15T09:47:54.670134" calcext:value-type="date">
            <text:p>2019-10-15 09:47:55</text:p>
          </table:table-cell>
          <table:table-cell table:style-name="ce7" table:formula="of:=[.A539]" office:value-type="date" office:date-value="2019-10-15T09:47:54.670134" calcext:value-type="date">
            <text:p>2019-10-15 09:47:55</text:p>
          </table:table-cell>
          <table:table-cell table:formula="of:=TRUNC([.A539])" office:value-type="float" office:value="43753" calcext:value-type="float">
            <text:p>43753</text:p>
          </table:table-cell>
          <table:table-cell table:style-name="ce12" table:formula="of:=[.B539]-[.C539]" office:value-type="date" office:date-value="1899-12-30T09:47:54.67013360001" calcext:value-type="date">
            <text:p>12/30/99 09:47 AM</text:p>
          </table:table-cell>
          <table:table-cell table:formula="of:=MOD([.E538]-[.$E$2];[.$H$2])+1+[.$E$2]" office:value-type="float" office:value="277" calcext:value-type="float">
            <text:p>277</text:p>
          </table:table-cell>
          <table:table-cell table:formula="of:=MOD([.F538]+1/[.$H$2];5)" office:value-type="float" office:value="3.93333333333331" calcext:value-type="float">
            <text:p>3,93333333333331</text:p>
          </table:table-cell>
          <table:table-cell table:formula="of:=IF([.F539]&lt;0.000001;[.G538]+2+1/[.$H$2];[.G538]+1/[.$H$2])" office:value-type="float" office:value="8.93333333333336" calcext:value-type="float">
            <text:p>8,9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0]))" office:value-type="date" office:date-value="2019-10-15T09:07:01.175995" calcext:value-type="date">
            <text:p>2019-10-15 09:07:01</text:p>
          </table:table-cell>
          <table:table-cell table:style-name="ce7" table:formula="of:=[.A540]" office:value-type="date" office:date-value="2019-10-15T09:07:01.175995" calcext:value-type="date">
            <text:p>2019-10-15 09:07:01</text:p>
          </table:table-cell>
          <table:table-cell table:formula="of:=TRUNC([.A540])" office:value-type="float" office:value="43753" calcext:value-type="float">
            <text:p>43753</text:p>
          </table:table-cell>
          <table:table-cell table:style-name="ce12" table:formula="of:=[.B540]-[.C540]" office:value-type="date" office:date-value="1899-12-30T09:07:01.17599453777" calcext:value-type="date">
            <text:p>12/30/99 09:07 AM</text:p>
          </table:table-cell>
          <table:table-cell table:formula="of:=MOD([.E539]-[.$E$2];[.$H$2])+1+[.$E$2]" office:value-type="float" office:value="278" calcext:value-type="float">
            <text:p>278</text:p>
          </table:table-cell>
          <table:table-cell table:formula="of:=MOD([.F539]+1/[.$H$2];5)" office:value-type="float" office:value="3.94999999999998" calcext:value-type="float">
            <text:p>3,94999999999998</text:p>
          </table:table-cell>
          <table:table-cell table:formula="of:=IF([.F540]&lt;0.000001;[.G539]+2+1/[.$H$2];[.G539]+1/[.$H$2])" office:value-type="float" office:value="8.95000000000002" calcext:value-type="float">
            <text:p>8,9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1]))" office:value-type="date" office:date-value="2019-10-15T09:05:29.073709" calcext:value-type="date">
            <text:p>2019-10-15 09:05:29</text:p>
          </table:table-cell>
          <table:table-cell table:style-name="ce7" table:formula="of:=[.A541]" office:value-type="date" office:date-value="2019-10-15T09:05:29.073709" calcext:value-type="date">
            <text:p>2019-10-15 09:05:29</text:p>
          </table:table-cell>
          <table:table-cell table:formula="of:=TRUNC([.A541])" office:value-type="float" office:value="43753" calcext:value-type="float">
            <text:p>43753</text:p>
          </table:table-cell>
          <table:table-cell table:style-name="ce12" table:formula="of:=[.B541]-[.C541]" office:value-type="date" office:date-value="1899-12-30T09:05:29.07370857429" calcext:value-type="date">
            <text:p>12/30/99 09:05 AM</text:p>
          </table:table-cell>
          <table:table-cell table:formula="of:=MOD([.E540]-[.$E$2];[.$H$2])+1+[.$E$2]" office:value-type="float" office:value="279" calcext:value-type="float">
            <text:p>279</text:p>
          </table:table-cell>
          <table:table-cell table:formula="of:=MOD([.F540]+1/[.$H$2];5)" office:value-type="float" office:value="3.96666666666664" calcext:value-type="float">
            <text:p>3,96666666666664</text:p>
          </table:table-cell>
          <table:table-cell table:formula="of:=IF([.F541]&lt;0.000001;[.G540]+2+1/[.$H$2];[.G540]+1/[.$H$2])" office:value-type="float" office:value="8.96666666666669" calcext:value-type="float">
            <text:p>8,9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2]))" office:value-type="date" office:date-value="2019-10-15T09:33:52.884762" calcext:value-type="date">
            <text:p>2019-10-15 09:33:53</text:p>
          </table:table-cell>
          <table:table-cell table:style-name="ce7" table:formula="of:=[.A542]" office:value-type="date" office:date-value="2019-10-15T09:33:52.884762" calcext:value-type="date">
            <text:p>2019-10-15 09:33:53</text:p>
          </table:table-cell>
          <table:table-cell table:formula="of:=TRUNC([.A542])" office:value-type="float" office:value="43753" calcext:value-type="float">
            <text:p>43753</text:p>
          </table:table-cell>
          <table:table-cell table:style-name="ce12" table:formula="of:=[.B542]-[.C542]" office:value-type="date" office:date-value="1899-12-30T09:33:52.88476159796" calcext:value-type="date">
            <text:p>12/30/99 09:33 AM</text:p>
          </table:table-cell>
          <table:table-cell table:formula="of:=MOD([.E541]-[.$E$2];[.$H$2])+1+[.$E$2]" office:value-type="float" office:value="280" calcext:value-type="float">
            <text:p>280</text:p>
          </table:table-cell>
          <table:table-cell table:formula="of:=MOD([.F541]+1/[.$H$2];5)" office:value-type="float" office:value="3.98333333333331" calcext:value-type="float">
            <text:p>3,98333333333331</text:p>
          </table:table-cell>
          <table:table-cell table:formula="of:=IF([.F542]&lt;0.000001;[.G541]+2+1/[.$H$2];[.G541]+1/[.$H$2])" office:value-type="float" office:value="8.98333333333336" calcext:value-type="float">
            <text:p>8,9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3]))" office:value-type="date" office:date-value="2019-10-16T09:32:52.534679" calcext:value-type="date">
            <text:p>2019-10-16 09:32:53</text:p>
          </table:table-cell>
          <table:table-cell table:style-name="ce7" table:formula="of:=[.A543]" office:value-type="date" office:date-value="2019-10-16T09:32:52.534679" calcext:value-type="date">
            <text:p>2019-10-16 09:32:53</text:p>
          </table:table-cell>
          <table:table-cell table:formula="of:=TRUNC([.A543])" office:value-type="float" office:value="43754" calcext:value-type="float">
            <text:p>43754</text:p>
          </table:table-cell>
          <table:table-cell table:style-name="ce12" table:formula="of:=[.B543]-[.C543]" office:value-type="date" office:date-value="1899-12-30T09:32:52.53467906266" calcext:value-type="date">
            <text:p>12/30/99 09:32 AM</text:p>
          </table:table-cell>
          <table:table-cell table:formula="of:=MOD([.E542]-[.$E$2];[.$H$2])+1+[.$E$2]" office:value-type="float" office:value="221" calcext:value-type="float">
            <text:p>221</text:p>
          </table:table-cell>
          <table:table-cell table:formula="of:=MOD([.F542]+1/[.$H$2];5)" office:value-type="float" office:value="3.99999999999998" calcext:value-type="float">
            <text:p>3,99999999999998</text:p>
          </table:table-cell>
          <table:table-cell table:formula="of:=IF([.F543]&lt;0.000001;[.G542]+2+1/[.$H$2];[.G542]+1/[.$H$2])" office:value-type="float" office:value="9.00000000000003" calcext:value-type="float">
            <text:p>9,0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4]))" office:value-type="date" office:date-value="2019-10-16T09:44:51.43548" calcext:value-type="date">
            <text:p>2019-10-16 09:44:51</text:p>
          </table:table-cell>
          <table:table-cell table:style-name="ce7" table:formula="of:=[.A544]" office:value-type="date" office:date-value="2019-10-16T09:44:51.43548" calcext:value-type="date">
            <text:p>2019-10-16 09:44:51</text:p>
          </table:table-cell>
          <table:table-cell table:formula="of:=TRUNC([.A544])" office:value-type="float" office:value="43754" calcext:value-type="float">
            <text:p>43754</text:p>
          </table:table-cell>
          <table:table-cell table:style-name="ce12" table:formula="of:=[.B544]-[.C544]" office:value-type="date" office:date-value="1899-12-30T09:44:51.43548009451" calcext:value-type="date">
            <text:p>12/30/99 09:44 AM</text:p>
          </table:table-cell>
          <table:table-cell table:formula="of:=MOD([.E543]-[.$E$2];[.$H$2])+1+[.$E$2]" office:value-type="float" office:value="222" calcext:value-type="float">
            <text:p>222</text:p>
          </table:table-cell>
          <table:table-cell table:formula="of:=MOD([.F543]+1/[.$H$2];5)" office:value-type="float" office:value="4.01666666666665" calcext:value-type="float">
            <text:p>4,01666666666665</text:p>
          </table:table-cell>
          <table:table-cell table:formula="of:=IF([.F544]&lt;0.000001;[.G543]+2+1/[.$H$2];[.G543]+1/[.$H$2])" office:value-type="float" office:value="9.01666666666669" calcext:value-type="float">
            <text:p>9,0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5]))" office:value-type="date" office:date-value="2019-10-16T09:00:08.752456" calcext:value-type="date">
            <text:p>2019-10-16 09:00:09</text:p>
          </table:table-cell>
          <table:table-cell table:style-name="ce7" table:formula="of:=[.A545]" office:value-type="date" office:date-value="2019-10-16T09:00:08.752456" calcext:value-type="date">
            <text:p>2019-10-16 09:00:09</text:p>
          </table:table-cell>
          <table:table-cell table:formula="of:=TRUNC([.A545])" office:value-type="float" office:value="43754" calcext:value-type="float">
            <text:p>43754</text:p>
          </table:table-cell>
          <table:table-cell table:style-name="ce12" table:formula="of:=[.B545]-[.C545]" office:value-type="date" office:date-value="1899-12-30T09:00:08.75245579518" calcext:value-type="date">
            <text:p>12/30/99 09:00 AM</text:p>
          </table:table-cell>
          <table:table-cell table:formula="of:=MOD([.E544]-[.$E$2];[.$H$2])+1+[.$E$2]" office:value-type="float" office:value="223" calcext:value-type="float">
            <text:p>223</text:p>
          </table:table-cell>
          <table:table-cell table:formula="of:=MOD([.F544]+1/[.$H$2];5)" office:value-type="float" office:value="4.03333333333331" calcext:value-type="float">
            <text:p>4,03333333333331</text:p>
          </table:table-cell>
          <table:table-cell table:formula="of:=IF([.F545]&lt;0.000001;[.G544]+2+1/[.$H$2];[.G544]+1/[.$H$2])" office:value-type="float" office:value="9.03333333333336" calcext:value-type="float">
            <text:p>9,0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6]))" office:value-type="date" office:date-value="2019-10-16T09:04:28.286706" calcext:value-type="date">
            <text:p>2019-10-16 09:04:28</text:p>
          </table:table-cell>
          <table:table-cell table:style-name="ce7" table:formula="of:=[.A546]" office:value-type="date" office:date-value="2019-10-16T09:04:28.286706" calcext:value-type="date">
            <text:p>2019-10-16 09:04:28</text:p>
          </table:table-cell>
          <table:table-cell table:formula="of:=TRUNC([.A546])" office:value-type="float" office:value="43754" calcext:value-type="float">
            <text:p>43754</text:p>
          </table:table-cell>
          <table:table-cell table:style-name="ce12" table:formula="of:=[.B546]-[.C546]" office:value-type="date" office:date-value="1899-12-30T09:04:28.28670550603" calcext:value-type="date">
            <text:p>12/30/99 09:04 AM</text:p>
          </table:table-cell>
          <table:table-cell table:formula="of:=MOD([.E545]-[.$E$2];[.$H$2])+1+[.$E$2]" office:value-type="float" office:value="224" calcext:value-type="float">
            <text:p>224</text:p>
          </table:table-cell>
          <table:table-cell table:formula="of:=MOD([.F545]+1/[.$H$2];5)" office:value-type="float" office:value="4.04999999999998" calcext:value-type="float">
            <text:p>4,04999999999998</text:p>
          </table:table-cell>
          <table:table-cell table:formula="of:=IF([.F546]&lt;0.000001;[.G545]+2+1/[.$H$2];[.G545]+1/[.$H$2])" office:value-type="float" office:value="9.05000000000003" calcext:value-type="float">
            <text:p>9,0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7]))" office:value-type="date" office:date-value="2019-10-16T09:37:54.581661" calcext:value-type="date">
            <text:p>2019-10-16 09:37:55</text:p>
          </table:table-cell>
          <table:table-cell table:style-name="ce7" table:formula="of:=[.A547]" office:value-type="date" office:date-value="2019-10-16T09:37:54.581661" calcext:value-type="date">
            <text:p>2019-10-16 09:37:55</text:p>
          </table:table-cell>
          <table:table-cell table:formula="of:=TRUNC([.A547])" office:value-type="float" office:value="43754" calcext:value-type="float">
            <text:p>43754</text:p>
          </table:table-cell>
          <table:table-cell table:style-name="ce12" table:formula="of:=[.B547]-[.C547]" office:value-type="date" office:date-value="1899-12-30T09:37:54.58166149445" calcext:value-type="date">
            <text:p>12/30/99 09:37 AM</text:p>
          </table:table-cell>
          <table:table-cell table:formula="of:=MOD([.E546]-[.$E$2];[.$H$2])+1+[.$E$2]" office:value-type="float" office:value="225" calcext:value-type="float">
            <text:p>225</text:p>
          </table:table-cell>
          <table:table-cell table:formula="of:=MOD([.F546]+1/[.$H$2];5)" office:value-type="float" office:value="4.06666666666665" calcext:value-type="float">
            <text:p>4,06666666666665</text:p>
          </table:table-cell>
          <table:table-cell table:formula="of:=IF([.F547]&lt;0.000001;[.G546]+2+1/[.$H$2];[.G546]+1/[.$H$2])" office:value-type="float" office:value="9.0666666666667" calcext:value-type="float">
            <text:p>9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8]))" office:value-type="date" office:date-value="2019-10-16T09:40:25.677678" calcext:value-type="date">
            <text:p>2019-10-16 09:40:26</text:p>
          </table:table-cell>
          <table:table-cell table:style-name="ce7" table:formula="of:=[.A548]" office:value-type="date" office:date-value="2019-10-16T09:40:25.677678" calcext:value-type="date">
            <text:p>2019-10-16 09:40:26</text:p>
          </table:table-cell>
          <table:table-cell table:formula="of:=TRUNC([.A548])" office:value-type="float" office:value="43754" calcext:value-type="float">
            <text:p>43754</text:p>
          </table:table-cell>
          <table:table-cell table:style-name="ce12" table:formula="of:=[.B548]-[.C548]" office:value-type="date" office:date-value="1899-12-30T09:40:25.67767796572" calcext:value-type="date">
            <text:p>12/30/99 09:40 AM</text:p>
          </table:table-cell>
          <table:table-cell table:formula="of:=MOD([.E547]-[.$E$2];[.$H$2])+1+[.$E$2]" office:value-type="float" office:value="226" calcext:value-type="float">
            <text:p>226</text:p>
          </table:table-cell>
          <table:table-cell table:formula="of:=MOD([.F547]+1/[.$H$2];5)" office:value-type="float" office:value="4.08333333333331" calcext:value-type="float">
            <text:p>4,08333333333331</text:p>
          </table:table-cell>
          <table:table-cell table:formula="of:=IF([.F548]&lt;0.000001;[.G547]+2+1/[.$H$2];[.G547]+1/[.$H$2])" office:value-type="float" office:value="9.08333333333336" calcext:value-type="float">
            <text:p>9,0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49]))" office:value-type="date" office:date-value="2019-10-16T09:39:52.58904" calcext:value-type="date">
            <text:p>2019-10-16 09:39:53</text:p>
          </table:table-cell>
          <table:table-cell table:style-name="ce7" table:formula="of:=[.A549]" office:value-type="date" office:date-value="2019-10-16T09:39:52.58904" calcext:value-type="date">
            <text:p>2019-10-16 09:39:53</text:p>
          </table:table-cell>
          <table:table-cell table:formula="of:=TRUNC([.A549])" office:value-type="float" office:value="43754" calcext:value-type="float">
            <text:p>43754</text:p>
          </table:table-cell>
          <table:table-cell table:style-name="ce12" table:formula="of:=[.B549]-[.C549]" office:value-type="date" office:date-value="1899-12-30T09:39:52.58904042654" calcext:value-type="date">
            <text:p>12/30/99 09:39 AM</text:p>
          </table:table-cell>
          <table:table-cell table:formula="of:=MOD([.E548]-[.$E$2];[.$H$2])+1+[.$E$2]" office:value-type="float" office:value="227" calcext:value-type="float">
            <text:p>227</text:p>
          </table:table-cell>
          <table:table-cell table:formula="of:=MOD([.F548]+1/[.$H$2];5)" office:value-type="float" office:value="4.09999999999998" calcext:value-type="float">
            <text:p>4,09999999999998</text:p>
          </table:table-cell>
          <table:table-cell table:formula="of:=IF([.F549]&lt;0.000001;[.G548]+2+1/[.$H$2];[.G548]+1/[.$H$2])" office:value-type="float" office:value="9.10000000000003" calcext:value-type="float">
            <text:p>9,1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0]))" office:value-type="date" office:date-value="2019-10-16T09:29:31.651915" calcext:value-type="date">
            <text:p>2019-10-16 09:29:32</text:p>
          </table:table-cell>
          <table:table-cell table:style-name="ce7" table:formula="of:=[.A550]" office:value-type="date" office:date-value="2019-10-16T09:29:31.651915" calcext:value-type="date">
            <text:p>2019-10-16 09:29:32</text:p>
          </table:table-cell>
          <table:table-cell table:formula="of:=TRUNC([.A550])" office:value-type="float" office:value="43754" calcext:value-type="float">
            <text:p>43754</text:p>
          </table:table-cell>
          <table:table-cell table:style-name="ce12" table:formula="of:=[.B550]-[.C550]" office:value-type="date" office:date-value="1899-12-30T09:29:31.65191543754" calcext:value-type="date">
            <text:p>12/30/99 09:29 AM</text:p>
          </table:table-cell>
          <table:table-cell table:formula="of:=MOD([.E549]-[.$E$2];[.$H$2])+1+[.$E$2]" office:value-type="float" office:value="228" calcext:value-type="float">
            <text:p>228</text:p>
          </table:table-cell>
          <table:table-cell table:formula="of:=MOD([.F549]+1/[.$H$2];5)" office:value-type="float" office:value="4.11666666666665" calcext:value-type="float">
            <text:p>4,11666666666665</text:p>
          </table:table-cell>
          <table:table-cell table:formula="of:=IF([.F550]&lt;0.000001;[.G549]+2+1/[.$H$2];[.G549]+1/[.$H$2])" office:value-type="float" office:value="9.1166666666667" calcext:value-type="float">
            <text:p>9,1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1]))" office:value-type="date" office:date-value="2019-10-16T09:38:15.300735" calcext:value-type="date">
            <text:p>2019-10-16 09:38:15</text:p>
          </table:table-cell>
          <table:table-cell table:style-name="ce7" table:formula="of:=[.A551]" office:value-type="date" office:date-value="2019-10-16T09:38:15.300735" calcext:value-type="date">
            <text:p>2019-10-16 09:38:15</text:p>
          </table:table-cell>
          <table:table-cell table:formula="of:=TRUNC([.A551])" office:value-type="float" office:value="43754" calcext:value-type="float">
            <text:p>43754</text:p>
          </table:table-cell>
          <table:table-cell table:style-name="ce12" table:formula="of:=[.B551]-[.C551]" office:value-type="date" office:date-value="1899-12-30T09:38:15.3007347649" calcext:value-type="date">
            <text:p>12/30/99 09:38 AM</text:p>
          </table:table-cell>
          <table:table-cell table:formula="of:=MOD([.E550]-[.$E$2];[.$H$2])+1+[.$E$2]" office:value-type="float" office:value="229" calcext:value-type="float">
            <text:p>229</text:p>
          </table:table-cell>
          <table:table-cell table:formula="of:=MOD([.F550]+1/[.$H$2];5)" office:value-type="float" office:value="4.13333333333331" calcext:value-type="float">
            <text:p>4,13333333333331</text:p>
          </table:table-cell>
          <table:table-cell table:formula="of:=IF([.F551]&lt;0.000001;[.G550]+2+1/[.$H$2];[.G550]+1/[.$H$2])" office:value-type="float" office:value="9.13333333333337" calcext:value-type="float">
            <text:p>9,1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2]))" office:value-type="date" office:date-value="2019-10-16T09:00:56.730201" calcext:value-type="date">
            <text:p>2019-10-16 09:00:57</text:p>
          </table:table-cell>
          <table:table-cell table:style-name="ce7" table:formula="of:=[.A552]" office:value-type="date" office:date-value="2019-10-16T09:00:56.730201" calcext:value-type="date">
            <text:p>2019-10-16 09:00:57</text:p>
          </table:table-cell>
          <table:table-cell table:formula="of:=TRUNC([.A552])" office:value-type="float" office:value="43754" calcext:value-type="float">
            <text:p>43754</text:p>
          </table:table-cell>
          <table:table-cell table:style-name="ce12" table:formula="of:=[.B552]-[.C552]" office:value-type="date" office:date-value="1899-12-30T09:00:56.73020111863" calcext:value-type="date">
            <text:p>12/30/99 09:00 AM</text:p>
          </table:table-cell>
          <table:table-cell table:formula="of:=MOD([.E551]-[.$E$2];[.$H$2])+1+[.$E$2]" office:value-type="float" office:value="230" calcext:value-type="float">
            <text:p>230</text:p>
          </table:table-cell>
          <table:table-cell table:formula="of:=MOD([.F551]+1/[.$H$2];5)" office:value-type="float" office:value="4.14999999999998" calcext:value-type="float">
            <text:p>4,14999999999998</text:p>
          </table:table-cell>
          <table:table-cell table:formula="of:=IF([.F552]&lt;0.000001;[.G551]+2+1/[.$H$2];[.G551]+1/[.$H$2])" office:value-type="float" office:value="9.15000000000003" calcext:value-type="float">
            <text:p>9,1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3]))" office:value-type="date" office:date-value="2019-10-16T09:20:06.403644" calcext:value-type="date">
            <text:p>2019-10-16 09:20:06</text:p>
          </table:table-cell>
          <table:table-cell table:style-name="ce7" table:formula="of:=[.A553]" office:value-type="date" office:date-value="2019-10-16T09:20:06.403644" calcext:value-type="date">
            <text:p>2019-10-16 09:20:06</text:p>
          </table:table-cell>
          <table:table-cell table:formula="of:=TRUNC([.A553])" office:value-type="float" office:value="43754" calcext:value-type="float">
            <text:p>43754</text:p>
          </table:table-cell>
          <table:table-cell table:style-name="ce12" table:formula="of:=[.B553]-[.C553]" office:value-type="date" office:date-value="1899-12-30T09:20:06.40364424326" calcext:value-type="date">
            <text:p>12/30/99 09:20 AM</text:p>
          </table:table-cell>
          <table:table-cell table:formula="of:=MOD([.E552]-[.$E$2];[.$H$2])+1+[.$E$2]" office:value-type="float" office:value="231" calcext:value-type="float">
            <text:p>231</text:p>
          </table:table-cell>
          <table:table-cell table:formula="of:=MOD([.F552]+1/[.$H$2];5)" office:value-type="float" office:value="4.16666666666665" calcext:value-type="float">
            <text:p>4,16666666666665</text:p>
          </table:table-cell>
          <table:table-cell table:formula="of:=IF([.F553]&lt;0.000001;[.G552]+2+1/[.$H$2];[.G552]+1/[.$H$2])" office:value-type="float" office:value="9.1666666666667" calcext:value-type="float">
            <text:p>9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4]))" office:value-type="date" office:date-value="2019-10-16T10:04:05.331552" calcext:value-type="date">
            <text:p>2019-10-16 10:04:05</text:p>
          </table:table-cell>
          <table:table-cell table:style-name="ce7" table:formula="of:=[.A554]" office:value-type="date" office:date-value="2019-10-16T10:04:05.331552" calcext:value-type="date">
            <text:p>2019-10-16 10:04:05</text:p>
          </table:table-cell>
          <table:table-cell table:formula="of:=TRUNC([.A554])" office:value-type="float" office:value="43754" calcext:value-type="float">
            <text:p>43754</text:p>
          </table:table-cell>
          <table:table-cell table:style-name="ce12" table:formula="of:=[.B554]-[.C554]" office:value-type="date" office:date-value="1899-12-30T10:04:05.33155232202" calcext:value-type="date">
            <text:p>12/30/99 10:04 AM</text:p>
          </table:table-cell>
          <table:table-cell table:formula="of:=MOD([.E553]-[.$E$2];[.$H$2])+1+[.$E$2]" office:value-type="float" office:value="232" calcext:value-type="float">
            <text:p>232</text:p>
          </table:table-cell>
          <table:table-cell table:formula="of:=MOD([.F553]+1/[.$H$2];5)" office:value-type="float" office:value="4.18333333333331" calcext:value-type="float">
            <text:p>4,18333333333331</text:p>
          </table:table-cell>
          <table:table-cell table:formula="of:=IF([.F554]&lt;0.000001;[.G553]+2+1/[.$H$2];[.G553]+1/[.$H$2])" office:value-type="float" office:value="9.18333333333337" calcext:value-type="float">
            <text:p>9,1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5]))" office:value-type="date" office:date-value="2019-10-16T09:23:02.650772" calcext:value-type="date">
            <text:p>2019-10-16 09:23:03</text:p>
          </table:table-cell>
          <table:table-cell table:style-name="ce7" table:formula="of:=[.A555]" office:value-type="date" office:date-value="2019-10-16T09:23:02.650772" calcext:value-type="date">
            <text:p>2019-10-16 09:23:03</text:p>
          </table:table-cell>
          <table:table-cell table:formula="of:=TRUNC([.A555])" office:value-type="float" office:value="43754" calcext:value-type="float">
            <text:p>43754</text:p>
          </table:table-cell>
          <table:table-cell table:style-name="ce12" table:formula="of:=[.B555]-[.C555]" office:value-type="date" office:date-value="1899-12-30T09:23:02.65077152755" calcext:value-type="date">
            <text:p>12/30/99 09:23 AM</text:p>
          </table:table-cell>
          <table:table-cell table:formula="of:=MOD([.E554]-[.$E$2];[.$H$2])+1+[.$E$2]" office:value-type="float" office:value="233" calcext:value-type="float">
            <text:p>233</text:p>
          </table:table-cell>
          <table:table-cell table:formula="of:=MOD([.F554]+1/[.$H$2];5)" office:value-type="float" office:value="4.19999999999998" calcext:value-type="float">
            <text:p>4,19999999999998</text:p>
          </table:table-cell>
          <table:table-cell table:formula="of:=IF([.F555]&lt;0.000001;[.G554]+2+1/[.$H$2];[.G554]+1/[.$H$2])" office:value-type="float" office:value="9.20000000000004" calcext:value-type="float">
            <text:p>9,2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6]))" office:value-type="date" office:date-value="2019-10-16T09:27:40.278256" calcext:value-type="date">
            <text:p>2019-10-16 09:27:40</text:p>
          </table:table-cell>
          <table:table-cell table:style-name="ce7" table:formula="of:=[.A556]" office:value-type="date" office:date-value="2019-10-16T09:27:40.278256" calcext:value-type="date">
            <text:p>2019-10-16 09:27:40</text:p>
          </table:table-cell>
          <table:table-cell table:formula="of:=TRUNC([.A556])" office:value-type="float" office:value="43754" calcext:value-type="float">
            <text:p>43754</text:p>
          </table:table-cell>
          <table:table-cell table:style-name="ce12" table:formula="of:=[.B556]-[.C556]" office:value-type="date" office:date-value="1899-12-30T09:27:40.27825630736" calcext:value-type="date">
            <text:p>12/30/99 09:27 AM</text:p>
          </table:table-cell>
          <table:table-cell table:formula="of:=MOD([.E555]-[.$E$2];[.$H$2])+1+[.$E$2]" office:value-type="float" office:value="234" calcext:value-type="float">
            <text:p>234</text:p>
          </table:table-cell>
          <table:table-cell table:formula="of:=MOD([.F555]+1/[.$H$2];5)" office:value-type="float" office:value="4.21666666666664" calcext:value-type="float">
            <text:p>4,21666666666664</text:p>
          </table:table-cell>
          <table:table-cell table:formula="of:=IF([.F556]&lt;0.000001;[.G555]+2+1/[.$H$2];[.G555]+1/[.$H$2])" office:value-type="float" office:value="9.2166666666667" calcext:value-type="float">
            <text:p>9,2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7]))" office:value-type="date" office:date-value="2019-10-16T09:27:46.07466" calcext:value-type="date">
            <text:p>2019-10-16 09:27:46</text:p>
          </table:table-cell>
          <table:table-cell table:style-name="ce7" table:formula="of:=[.A557]" office:value-type="date" office:date-value="2019-10-16T09:27:46.07466" calcext:value-type="date">
            <text:p>2019-10-16 09:27:46</text:p>
          </table:table-cell>
          <table:table-cell table:formula="of:=TRUNC([.A557])" office:value-type="float" office:value="43754" calcext:value-type="float">
            <text:p>43754</text:p>
          </table:table-cell>
          <table:table-cell table:style-name="ce12" table:formula="of:=[.B557]-[.C557]" office:value-type="date" office:date-value="1899-12-30T09:27:46.0746604437" calcext:value-type="date">
            <text:p>12/30/99 09:27 AM</text:p>
          </table:table-cell>
          <table:table-cell table:formula="of:=MOD([.E556]-[.$E$2];[.$H$2])+1+[.$E$2]" office:value-type="float" office:value="235" calcext:value-type="float">
            <text:p>235</text:p>
          </table:table-cell>
          <table:table-cell table:formula="of:=MOD([.F556]+1/[.$H$2];5)" office:value-type="float" office:value="4.23333333333331" calcext:value-type="float">
            <text:p>4,23333333333331</text:p>
          </table:table-cell>
          <table:table-cell table:formula="of:=IF([.F557]&lt;0.000001;[.G556]+2+1/[.$H$2];[.G556]+1/[.$H$2])" office:value-type="float" office:value="9.23333333333337" calcext:value-type="float">
            <text:p>9,2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8]))" office:value-type="date" office:date-value="2019-10-16T09:09:31.323875" calcext:value-type="date">
            <text:p>2019-10-16 09:09:31</text:p>
          </table:table-cell>
          <table:table-cell table:style-name="ce7" table:formula="of:=[.A558]" office:value-type="date" office:date-value="2019-10-16T09:09:31.323875" calcext:value-type="date">
            <text:p>2019-10-16 09:09:31</text:p>
          </table:table-cell>
          <table:table-cell table:formula="of:=TRUNC([.A558])" office:value-type="float" office:value="43754" calcext:value-type="float">
            <text:p>43754</text:p>
          </table:table-cell>
          <table:table-cell table:style-name="ce12" table:formula="of:=[.B558]-[.C558]" office:value-type="date" office:date-value="1899-12-30T09:09:31.32387505844" calcext:value-type="date">
            <text:p>12/30/99 09:09 AM</text:p>
          </table:table-cell>
          <table:table-cell table:formula="of:=MOD([.E557]-[.$E$2];[.$H$2])+1+[.$E$2]" office:value-type="float" office:value="236" calcext:value-type="float">
            <text:p>236</text:p>
          </table:table-cell>
          <table:table-cell table:formula="of:=MOD([.F557]+1/[.$H$2];5)" office:value-type="float" office:value="4.24999999999998" calcext:value-type="float">
            <text:p>4,24999999999998</text:p>
          </table:table-cell>
          <table:table-cell table:formula="of:=IF([.F558]&lt;0.000001;[.G557]+2+1/[.$H$2];[.G557]+1/[.$H$2])" office:value-type="float" office:value="9.25000000000004" calcext:value-type="float">
            <text:p>9,25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59]))" office:value-type="date" office:date-value="2019-10-16T09:32:29.701333" calcext:value-type="date">
            <text:p>2019-10-16 09:32:30</text:p>
          </table:table-cell>
          <table:table-cell table:style-name="ce7" table:formula="of:=[.A559]" office:value-type="date" office:date-value="2019-10-16T09:32:29.701333" calcext:value-type="date">
            <text:p>2019-10-16 09:32:30</text:p>
          </table:table-cell>
          <table:table-cell table:formula="of:=TRUNC([.A559])" office:value-type="float" office:value="43754" calcext:value-type="float">
            <text:p>43754</text:p>
          </table:table-cell>
          <table:table-cell table:style-name="ce12" table:formula="of:=[.B559]-[.C559]" office:value-type="date" office:date-value="1899-12-30T09:32:29.70133316237" calcext:value-type="date">
            <text:p>12/30/99 09:32 AM</text:p>
          </table:table-cell>
          <table:table-cell table:formula="of:=MOD([.E558]-[.$E$2];[.$H$2])+1+[.$E$2]" office:value-type="float" office:value="237" calcext:value-type="float">
            <text:p>237</text:p>
          </table:table-cell>
          <table:table-cell table:formula="of:=MOD([.F558]+1/[.$H$2];5)" office:value-type="float" office:value="4.26666666666664" calcext:value-type="float">
            <text:p>4,26666666666664</text:p>
          </table:table-cell>
          <table:table-cell table:formula="of:=IF([.F559]&lt;0.000001;[.G558]+2+1/[.$H$2];[.G558]+1/[.$H$2])" office:value-type="float" office:value="9.26666666666671" calcext:value-type="float">
            <text:p>9,26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0]))" office:value-type="date" office:date-value="2019-10-16T09:49:58.636743" calcext:value-type="date">
            <text:p>2019-10-16 09:49:59</text:p>
          </table:table-cell>
          <table:table-cell table:style-name="ce7" table:formula="of:=[.A560]" office:value-type="date" office:date-value="2019-10-16T09:49:58.636743" calcext:value-type="date">
            <text:p>2019-10-16 09:49:59</text:p>
          </table:table-cell>
          <table:table-cell table:formula="of:=TRUNC([.A560])" office:value-type="float" office:value="43754" calcext:value-type="float">
            <text:p>43754</text:p>
          </table:table-cell>
          <table:table-cell table:style-name="ce12" table:formula="of:=[.B560]-[.C560]" office:value-type="date" office:date-value="1899-12-30T09:49:58.63674330991" calcext:value-type="date">
            <text:p>12/30/99 09:49 AM</text:p>
          </table:table-cell>
          <table:table-cell table:formula="of:=MOD([.E559]-[.$E$2];[.$H$2])+1+[.$E$2]" office:value-type="float" office:value="238" calcext:value-type="float">
            <text:p>238</text:p>
          </table:table-cell>
          <table:table-cell table:formula="of:=MOD([.F559]+1/[.$H$2];5)" office:value-type="float" office:value="4.28333333333331" calcext:value-type="float">
            <text:p>4,28333333333331</text:p>
          </table:table-cell>
          <table:table-cell table:formula="of:=IF([.F560]&lt;0.000001;[.G559]+2+1/[.$H$2];[.G559]+1/[.$H$2])" office:value-type="float" office:value="9.28333333333337" calcext:value-type="float">
            <text:p>9,2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1]))" office:value-type="date" office:date-value="2019-10-16T09:29:21.586805" calcext:value-type="date">
            <text:p>2019-10-16 09:29:22</text:p>
          </table:table-cell>
          <table:table-cell table:style-name="ce7" table:formula="of:=[.A561]" office:value-type="date" office:date-value="2019-10-16T09:29:21.586805" calcext:value-type="date">
            <text:p>2019-10-16 09:29:22</text:p>
          </table:table-cell>
          <table:table-cell table:formula="of:=TRUNC([.A561])" office:value-type="float" office:value="43754" calcext:value-type="float">
            <text:p>43754</text:p>
          </table:table-cell>
          <table:table-cell table:style-name="ce12" table:formula="of:=[.B561]-[.C561]" office:value-type="date" office:date-value="1899-12-30T09:29:21.5868052002" calcext:value-type="date">
            <text:p>12/30/99 09:29 AM</text:p>
          </table:table-cell>
          <table:table-cell table:formula="of:=MOD([.E560]-[.$E$2];[.$H$2])+1+[.$E$2]" office:value-type="float" office:value="239" calcext:value-type="float">
            <text:p>239</text:p>
          </table:table-cell>
          <table:table-cell table:formula="of:=MOD([.F560]+1/[.$H$2];5)" office:value-type="float" office:value="4.29999999999998" calcext:value-type="float">
            <text:p>4,29999999999998</text:p>
          </table:table-cell>
          <table:table-cell table:formula="of:=IF([.F561]&lt;0.000001;[.G560]+2+1/[.$H$2];[.G560]+1/[.$H$2])" office:value-type="float" office:value="9.30000000000004" calcext:value-type="float">
            <text:p>9,3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2]))" office:value-type="date" office:date-value="2019-10-16T09:43:11.611758" calcext:value-type="date">
            <text:p>2019-10-16 09:43:12</text:p>
          </table:table-cell>
          <table:table-cell table:style-name="ce7" table:formula="of:=[.A562]" office:value-type="date" office:date-value="2019-10-16T09:43:11.611758" calcext:value-type="date">
            <text:p>2019-10-16 09:43:12</text:p>
          </table:table-cell>
          <table:table-cell table:formula="of:=TRUNC([.A562])" office:value-type="float" office:value="43754" calcext:value-type="float">
            <text:p>43754</text:p>
          </table:table-cell>
          <table:table-cell table:style-name="ce12" table:formula="of:=[.B562]-[.C562]" office:value-type="date" office:date-value="1899-12-30T09:43:11.61175831687" calcext:value-type="date">
            <text:p>12/30/99 09:43 AM</text:p>
          </table:table-cell>
          <table:table-cell table:formula="of:=MOD([.E561]-[.$E$2];[.$H$2])+1+[.$E$2]" office:value-type="float" office:value="240" calcext:value-type="float">
            <text:p>240</text:p>
          </table:table-cell>
          <table:table-cell table:formula="of:=MOD([.F561]+1/[.$H$2];5)" office:value-type="float" office:value="4.31666666666664" calcext:value-type="float">
            <text:p>4,31666666666664</text:p>
          </table:table-cell>
          <table:table-cell table:formula="of:=IF([.F562]&lt;0.000001;[.G561]+2+1/[.$H$2];[.G561]+1/[.$H$2])" office:value-type="float" office:value="9.31666666666671" calcext:value-type="float">
            <text:p>9,31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3]))" office:value-type="date" office:date-value="2019-10-16T09:24:26.16874" calcext:value-type="date">
            <text:p>2019-10-16 09:24:26</text:p>
          </table:table-cell>
          <table:table-cell table:style-name="ce7" table:formula="of:=[.A563]" office:value-type="date" office:date-value="2019-10-16T09:24:26.16874" calcext:value-type="date">
            <text:p>2019-10-16 09:24:26</text:p>
          </table:table-cell>
          <table:table-cell table:formula="of:=TRUNC([.A563])" office:value-type="float" office:value="43754" calcext:value-type="float">
            <text:p>43754</text:p>
          </table:table-cell>
          <table:table-cell table:style-name="ce12" table:formula="of:=[.B563]-[.C563]" office:value-type="date" office:date-value="1899-12-30T09:24:26.16874036845" calcext:value-type="date">
            <text:p>12/30/99 09:24 AM</text:p>
          </table:table-cell>
          <table:table-cell table:formula="of:=MOD([.E562]-[.$E$2];[.$H$2])+1+[.$E$2]" office:value-type="float" office:value="241" calcext:value-type="float">
            <text:p>241</text:p>
          </table:table-cell>
          <table:table-cell table:formula="of:=MOD([.F562]+1/[.$H$2];5)" office:value-type="float" office:value="4.33333333333331" calcext:value-type="float">
            <text:p>4,33333333333331</text:p>
          </table:table-cell>
          <table:table-cell table:formula="of:=IF([.F563]&lt;0.000001;[.G562]+2+1/[.$H$2];[.G562]+1/[.$H$2])" office:value-type="float" office:value="9.33333333333338" calcext:value-type="float">
            <text:p>9,33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4]))" office:value-type="date" office:date-value="2019-10-16T09:40:33.883761" calcext:value-type="date">
            <text:p>2019-10-16 09:40:34</text:p>
          </table:table-cell>
          <table:table-cell table:style-name="ce7" table:formula="of:=[.A564]" office:value-type="date" office:date-value="2019-10-16T09:40:33.883761" calcext:value-type="date">
            <text:p>2019-10-16 09:40:34</text:p>
          </table:table-cell>
          <table:table-cell table:formula="of:=TRUNC([.A564])" office:value-type="float" office:value="43754" calcext:value-type="float">
            <text:p>43754</text:p>
          </table:table-cell>
          <table:table-cell table:style-name="ce12" table:formula="of:=[.B564]-[.C564]" office:value-type="date" office:date-value="1899-12-30T09:40:33.88376149815" calcext:value-type="date">
            <text:p>12/30/99 09:40 AM</text:p>
          </table:table-cell>
          <table:table-cell table:formula="of:=MOD([.E563]-[.$E$2];[.$H$2])+1+[.$E$2]" office:value-type="float" office:value="242" calcext:value-type="float">
            <text:p>242</text:p>
          </table:table-cell>
          <table:table-cell table:formula="of:=MOD([.F563]+1/[.$H$2];5)" office:value-type="float" office:value="4.34999999999998" calcext:value-type="float">
            <text:p>4,34999999999998</text:p>
          </table:table-cell>
          <table:table-cell table:formula="of:=IF([.F564]&lt;0.000001;[.G563]+2+1/[.$H$2];[.G563]+1/[.$H$2])" office:value-type="float" office:value="9.35000000000004" calcext:value-type="float">
            <text:p>9,35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5]))" office:value-type="date" office:date-value="2019-10-16T09:52:50.343703" calcext:value-type="date">
            <text:p>2019-10-16 09:52:50</text:p>
          </table:table-cell>
          <table:table-cell table:style-name="ce7" table:formula="of:=[.A565]" office:value-type="date" office:date-value="2019-10-16T09:52:50.343703" calcext:value-type="date">
            <text:p>2019-10-16 09:52:50</text:p>
          </table:table-cell>
          <table:table-cell table:formula="of:=TRUNC([.A565])" office:value-type="float" office:value="43754" calcext:value-type="float">
            <text:p>43754</text:p>
          </table:table-cell>
          <table:table-cell table:style-name="ce12" table:formula="of:=[.B565]-[.C565]" office:value-type="date" office:date-value="1899-12-30T09:52:50.34370272886" calcext:value-type="date">
            <text:p>12/30/99 09:52 AM</text:p>
          </table:table-cell>
          <table:table-cell table:formula="of:=MOD([.E564]-[.$E$2];[.$H$2])+1+[.$E$2]" office:value-type="float" office:value="243" calcext:value-type="float">
            <text:p>243</text:p>
          </table:table-cell>
          <table:table-cell table:formula="of:=MOD([.F564]+1/[.$H$2];5)" office:value-type="float" office:value="4.36666666666664" calcext:value-type="float">
            <text:p>4,36666666666664</text:p>
          </table:table-cell>
          <table:table-cell table:formula="of:=IF([.F565]&lt;0.000001;[.G564]+2+1/[.$H$2];[.G564]+1/[.$H$2])" office:value-type="float" office:value="9.36666666666671" calcext:value-type="float">
            <text:p>9,36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6]))" office:value-type="date" office:date-value="2019-10-16T09:15:46.720131" calcext:value-type="date">
            <text:p>2019-10-16 09:15:47</text:p>
          </table:table-cell>
          <table:table-cell table:style-name="ce7" table:formula="of:=[.A566]" office:value-type="date" office:date-value="2019-10-16T09:15:46.720131" calcext:value-type="date">
            <text:p>2019-10-16 09:15:47</text:p>
          </table:table-cell>
          <table:table-cell table:formula="of:=TRUNC([.A566])" office:value-type="float" office:value="43754" calcext:value-type="float">
            <text:p>43754</text:p>
          </table:table-cell>
          <table:table-cell table:style-name="ce12" table:formula="of:=[.B566]-[.C566]" office:value-type="date" office:date-value="1899-12-30T09:15:46.72013148665" calcext:value-type="date">
            <text:p>12/30/99 09:15 AM</text:p>
          </table:table-cell>
          <table:table-cell table:formula="of:=MOD([.E565]-[.$E$2];[.$H$2])+1+[.$E$2]" office:value-type="float" office:value="244" calcext:value-type="float">
            <text:p>244</text:p>
          </table:table-cell>
          <table:table-cell table:formula="of:=MOD([.F565]+1/[.$H$2];5)" office:value-type="float" office:value="4.38333333333331" calcext:value-type="float">
            <text:p>4,38333333333331</text:p>
          </table:table-cell>
          <table:table-cell table:formula="of:=IF([.F566]&lt;0.000001;[.G565]+2+1/[.$H$2];[.G565]+1/[.$H$2])" office:value-type="float" office:value="9.38333333333338" calcext:value-type="float">
            <text:p>9,38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7]))" office:value-type="date" office:date-value="2019-10-16T09:10:44.02802" calcext:value-type="date">
            <text:p>2019-10-16 09:10:44</text:p>
          </table:table-cell>
          <table:table-cell table:style-name="ce7" table:formula="of:=[.A567]" office:value-type="date" office:date-value="2019-10-16T09:10:44.02802" calcext:value-type="date">
            <text:p>2019-10-16 09:10:44</text:p>
          </table:table-cell>
          <table:table-cell table:formula="of:=TRUNC([.A567])" office:value-type="float" office:value="43754" calcext:value-type="float">
            <text:p>43754</text:p>
          </table:table-cell>
          <table:table-cell table:style-name="ce12" table:formula="of:=[.B567]-[.C567]" office:value-type="date" office:date-value="1899-12-30T09:10:44.02801953256" calcext:value-type="date">
            <text:p>12/30/99 09:10 AM</text:p>
          </table:table-cell>
          <table:table-cell table:formula="of:=MOD([.E566]-[.$E$2];[.$H$2])+1+[.$E$2]" office:value-type="float" office:value="245" calcext:value-type="float">
            <text:p>245</text:p>
          </table:table-cell>
          <table:table-cell table:formula="of:=MOD([.F566]+1/[.$H$2];5)" office:value-type="float" office:value="4.39999999999998" calcext:value-type="float">
            <text:p>4,39999999999998</text:p>
          </table:table-cell>
          <table:table-cell table:formula="of:=IF([.F567]&lt;0.000001;[.G566]+2+1/[.$H$2];[.G566]+1/[.$H$2])" office:value-type="float" office:value="9.40000000000005" calcext:value-type="float">
            <text:p>9,40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8]))" office:value-type="date" office:date-value="2019-10-16T09:15:49.282369" calcext:value-type="date">
            <text:p>2019-10-16 09:15:49</text:p>
          </table:table-cell>
          <table:table-cell table:style-name="ce7" table:formula="of:=[.A568]" office:value-type="date" office:date-value="2019-10-16T09:15:49.282369" calcext:value-type="date">
            <text:p>2019-10-16 09:15:49</text:p>
          </table:table-cell>
          <table:table-cell table:formula="of:=TRUNC([.A568])" office:value-type="float" office:value="43754" calcext:value-type="float">
            <text:p>43754</text:p>
          </table:table-cell>
          <table:table-cell table:style-name="ce12" table:formula="of:=[.B568]-[.C568]" office:value-type="date" office:date-value="1899-12-30T09:15:49.28236927371" calcext:value-type="date">
            <text:p>12/30/99 09:15 AM</text:p>
          </table:table-cell>
          <table:table-cell table:formula="of:=MOD([.E567]-[.$E$2];[.$H$2])+1+[.$E$2]" office:value-type="float" office:value="246" calcext:value-type="float">
            <text:p>246</text:p>
          </table:table-cell>
          <table:table-cell table:formula="of:=MOD([.F567]+1/[.$H$2];5)" office:value-type="float" office:value="4.41666666666664" calcext:value-type="float">
            <text:p>4,41666666666664</text:p>
          </table:table-cell>
          <table:table-cell table:formula="of:=IF([.F568]&lt;0.000001;[.G567]+2+1/[.$H$2];[.G567]+1/[.$H$2])" office:value-type="float" office:value="9.41666666666671" calcext:value-type="float">
            <text:p>9,4166666666667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69]))" office:value-type="date" office:date-value="2019-10-16T09:31:54.441025" calcext:value-type="date">
            <text:p>2019-10-16 09:31:54</text:p>
          </table:table-cell>
          <table:table-cell table:style-name="ce7" table:formula="of:=[.A569]" office:value-type="date" office:date-value="2019-10-16T09:31:54.441025" calcext:value-type="date">
            <text:p>2019-10-16 09:31:54</text:p>
          </table:table-cell>
          <table:table-cell table:formula="of:=TRUNC([.A569])" office:value-type="float" office:value="43754" calcext:value-type="float">
            <text:p>43754</text:p>
          </table:table-cell>
          <table:table-cell table:style-name="ce12" table:formula="of:=[.B569]-[.C569]" office:value-type="date" office:date-value="1899-12-30T09:31:54.44102539681" calcext:value-type="date">
            <text:p>12/30/99 09:31 AM</text:p>
          </table:table-cell>
          <table:table-cell table:formula="of:=MOD([.E568]-[.$E$2];[.$H$2])+1+[.$E$2]" office:value-type="float" office:value="247" calcext:value-type="float">
            <text:p>247</text:p>
          </table:table-cell>
          <table:table-cell table:formula="of:=MOD([.F568]+1/[.$H$2];5)" office:value-type="float" office:value="4.43333333333331" calcext:value-type="float">
            <text:p>4,43333333333331</text:p>
          </table:table-cell>
          <table:table-cell table:formula="of:=IF([.F569]&lt;0.000001;[.G568]+2+1/[.$H$2];[.G568]+1/[.$H$2])" office:value-type="float" office:value="9.43333333333338" calcext:value-type="float">
            <text:p>9,43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0]))" office:value-type="date" office:date-value="2019-10-16T09:43:56.234566" calcext:value-type="date">
            <text:p>2019-10-16 09:43:56</text:p>
          </table:table-cell>
          <table:table-cell table:style-name="ce7" table:formula="of:=[.A570]" office:value-type="date" office:date-value="2019-10-16T09:43:56.234566" calcext:value-type="date">
            <text:p>2019-10-16 09:43:56</text:p>
          </table:table-cell>
          <table:table-cell table:formula="of:=TRUNC([.A570])" office:value-type="float" office:value="43754" calcext:value-type="float">
            <text:p>43754</text:p>
          </table:table-cell>
          <table:table-cell table:style-name="ce12" table:formula="of:=[.B570]-[.C570]" office:value-type="date" office:date-value="1899-12-30T09:43:56.23456559144" calcext:value-type="date">
            <text:p>12/30/99 09:43 AM</text:p>
          </table:table-cell>
          <table:table-cell table:formula="of:=MOD([.E569]-[.$E$2];[.$H$2])+1+[.$E$2]" office:value-type="float" office:value="248" calcext:value-type="float">
            <text:p>248</text:p>
          </table:table-cell>
          <table:table-cell table:formula="of:=MOD([.F569]+1/[.$H$2];5)" office:value-type="float" office:value="4.44999999999998" calcext:value-type="float">
            <text:p>4,44999999999998</text:p>
          </table:table-cell>
          <table:table-cell table:formula="of:=IF([.F570]&lt;0.000001;[.G569]+2+1/[.$H$2];[.G569]+1/[.$H$2])" office:value-type="float" office:value="9.45000000000005" calcext:value-type="float">
            <text:p>9,45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1]))" office:value-type="date" office:date-value="2019-10-16T09:29:29.907925" calcext:value-type="date">
            <text:p>2019-10-16 09:29:30</text:p>
          </table:table-cell>
          <table:table-cell table:style-name="ce7" table:formula="of:=[.A571]" office:value-type="date" office:date-value="2019-10-16T09:29:29.907925" calcext:value-type="date">
            <text:p>2019-10-16 09:29:30</text:p>
          </table:table-cell>
          <table:table-cell table:formula="of:=TRUNC([.A571])" office:value-type="float" office:value="43754" calcext:value-type="float">
            <text:p>43754</text:p>
          </table:table-cell>
          <table:table-cell table:style-name="ce12" table:formula="of:=[.B571]-[.C571]" office:value-type="date" office:date-value="1899-12-30T09:29:29.90792469587" calcext:value-type="date">
            <text:p>12/30/99 09:29 AM</text:p>
          </table:table-cell>
          <table:table-cell table:formula="of:=MOD([.E570]-[.$E$2];[.$H$2])+1+[.$E$2]" office:value-type="float" office:value="249" calcext:value-type="float">
            <text:p>249</text:p>
          </table:table-cell>
          <table:table-cell table:formula="of:=MOD([.F570]+1/[.$H$2];5)" office:value-type="float" office:value="4.46666666666664" calcext:value-type="float">
            <text:p>4,46666666666664</text:p>
          </table:table-cell>
          <table:table-cell table:formula="of:=IF([.F571]&lt;0.000001;[.G570]+2+1/[.$H$2];[.G570]+1/[.$H$2])" office:value-type="float" office:value="9.46666666666672" calcext:value-type="float">
            <text:p>9,46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2]))" office:value-type="date" office:date-value="2019-10-16T09:38:16.508265" calcext:value-type="date">
            <text:p>2019-10-16 09:38:17</text:p>
          </table:table-cell>
          <table:table-cell table:style-name="ce7" table:formula="of:=[.A572]" office:value-type="date" office:date-value="2019-10-16T09:38:16.508265" calcext:value-type="date">
            <text:p>2019-10-16 09:38:17</text:p>
          </table:table-cell>
          <table:table-cell table:formula="of:=TRUNC([.A572])" office:value-type="float" office:value="43754" calcext:value-type="float">
            <text:p>43754</text:p>
          </table:table-cell>
          <table:table-cell table:style-name="ce12" table:formula="of:=[.B572]-[.C572]" office:value-type="date" office:date-value="1899-12-30T09:38:16.50826505385" calcext:value-type="date">
            <text:p>12/30/99 09:38 AM</text:p>
          </table:table-cell>
          <table:table-cell table:formula="of:=MOD([.E571]-[.$E$2];[.$H$2])+1+[.$E$2]" office:value-type="float" office:value="250" calcext:value-type="float">
            <text:p>250</text:p>
          </table:table-cell>
          <table:table-cell table:formula="of:=MOD([.F571]+1/[.$H$2];5)" office:value-type="float" office:value="4.48333333333331" calcext:value-type="float">
            <text:p>4,48333333333331</text:p>
          </table:table-cell>
          <table:table-cell table:formula="of:=IF([.F572]&lt;0.000001;[.G571]+2+1/[.$H$2];[.G571]+1/[.$H$2])" office:value-type="float" office:value="9.48333333333338" calcext:value-type="float">
            <text:p>9,4833333333333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3]))" office:value-type="date" office:date-value="2019-10-16T10:00:36.185245" calcext:value-type="date">
            <text:p>2019-10-16 10:00:36</text:p>
          </table:table-cell>
          <table:table-cell table:style-name="ce7" table:formula="of:=[.A573]" office:value-type="date" office:date-value="2019-10-16T10:00:36.185245" calcext:value-type="date">
            <text:p>2019-10-16 10:00:36</text:p>
          </table:table-cell>
          <table:table-cell table:formula="of:=TRUNC([.A573])" office:value-type="float" office:value="43754" calcext:value-type="float">
            <text:p>43754</text:p>
          </table:table-cell>
          <table:table-cell table:style-name="ce12" table:formula="of:=[.B573]-[.C573]" office:value-type="date" office:date-value="1899-12-30T10:00:36.18524470367" calcext:value-type="date">
            <text:p>12/30/99 10:00 AM</text:p>
          </table:table-cell>
          <table:table-cell table:formula="of:=MOD([.E572]-[.$E$2];[.$H$2])+1+[.$E$2]" office:value-type="float" office:value="251" calcext:value-type="float">
            <text:p>251</text:p>
          </table:table-cell>
          <table:table-cell table:formula="of:=MOD([.F572]+1/[.$H$2];5)" office:value-type="float" office:value="4.49999999999998" calcext:value-type="float">
            <text:p>4,49999999999998</text:p>
          </table:table-cell>
          <table:table-cell table:formula="of:=IF([.F573]&lt;0.000001;[.G572]+2+1/[.$H$2];[.G572]+1/[.$H$2])" office:value-type="float" office:value="9.50000000000005" calcext:value-type="float">
            <text:p>9,50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4]))" office:value-type="date" office:date-value="2019-10-16T09:27:51.810952" calcext:value-type="date">
            <text:p>2019-10-16 09:27:52</text:p>
          </table:table-cell>
          <table:table-cell table:style-name="ce7" table:formula="of:=[.A574]" office:value-type="date" office:date-value="2019-10-16T09:27:51.810952" calcext:value-type="date">
            <text:p>2019-10-16 09:27:52</text:p>
          </table:table-cell>
          <table:table-cell table:formula="of:=TRUNC([.A574])" office:value-type="float" office:value="43754" calcext:value-type="float">
            <text:p>43754</text:p>
          </table:table-cell>
          <table:table-cell table:style-name="ce12" table:formula="of:=[.B574]-[.C574]" office:value-type="date" office:date-value="1899-12-30T09:27:51.81095187552" calcext:value-type="date">
            <text:p>12/30/99 09:27 AM</text:p>
          </table:table-cell>
          <table:table-cell table:formula="of:=MOD([.E573]-[.$E$2];[.$H$2])+1+[.$E$2]" office:value-type="float" office:value="252" calcext:value-type="float">
            <text:p>252</text:p>
          </table:table-cell>
          <table:table-cell table:formula="of:=MOD([.F573]+1/[.$H$2];5)" office:value-type="float" office:value="4.51666666666664" calcext:value-type="float">
            <text:p>4,51666666666664</text:p>
          </table:table-cell>
          <table:table-cell table:formula="of:=IF([.F574]&lt;0.000001;[.G573]+2+1/[.$H$2];[.G573]+1/[.$H$2])" office:value-type="float" office:value="9.51666666666672" calcext:value-type="float">
            <text:p>9,51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5]))" office:value-type="date" office:date-value="2019-10-16T09:32:46.790636" calcext:value-type="date">
            <text:p>2019-10-16 09:32:47</text:p>
          </table:table-cell>
          <table:table-cell table:style-name="ce7" table:formula="of:=[.A575]" office:value-type="date" office:date-value="2019-10-16T09:32:46.790636" calcext:value-type="date">
            <text:p>2019-10-16 09:32:47</text:p>
          </table:table-cell>
          <table:table-cell table:formula="of:=TRUNC([.A575])" office:value-type="float" office:value="43754" calcext:value-type="float">
            <text:p>43754</text:p>
          </table:table-cell>
          <table:table-cell table:style-name="ce12" table:formula="of:=[.B575]-[.C575]" office:value-type="date" office:date-value="1899-12-30T09:32:46.79063583724" calcext:value-type="date">
            <text:p>12/30/99 09:32 AM</text:p>
          </table:table-cell>
          <table:table-cell table:formula="of:=MOD([.E574]-[.$E$2];[.$H$2])+1+[.$E$2]" office:value-type="float" office:value="253" calcext:value-type="float">
            <text:p>253</text:p>
          </table:table-cell>
          <table:table-cell table:formula="of:=MOD([.F574]+1/[.$H$2];5)" office:value-type="float" office:value="4.53333333333331" calcext:value-type="float">
            <text:p>4,53333333333331</text:p>
          </table:table-cell>
          <table:table-cell table:formula="of:=IF([.F575]&lt;0.000001;[.G574]+2+1/[.$H$2];[.G574]+1/[.$H$2])" office:value-type="float" office:value="9.53333333333339" calcext:value-type="float">
            <text:p>9,5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6]))" office:value-type="date" office:date-value="2019-10-16T09:39:36.669959" calcext:value-type="date">
            <text:p>2019-10-16 09:39:37</text:p>
          </table:table-cell>
          <table:table-cell table:style-name="ce7" table:formula="of:=[.A576]" office:value-type="date" office:date-value="2019-10-16T09:39:36.669959" calcext:value-type="date">
            <text:p>2019-10-16 09:39:37</text:p>
          </table:table-cell>
          <table:table-cell table:formula="of:=TRUNC([.A576])" office:value-type="float" office:value="43754" calcext:value-type="float">
            <text:p>43754</text:p>
          </table:table-cell>
          <table:table-cell table:style-name="ce12" table:formula="of:=[.B576]-[.C576]" office:value-type="date" office:date-value="1899-12-30T09:39:36.66995935142" calcext:value-type="date">
            <text:p>12/30/99 09:39 AM</text:p>
          </table:table-cell>
          <table:table-cell table:formula="of:=MOD([.E575]-[.$E$2];[.$H$2])+1+[.$E$2]" office:value-type="float" office:value="254" calcext:value-type="float">
            <text:p>254</text:p>
          </table:table-cell>
          <table:table-cell table:formula="of:=MOD([.F575]+1/[.$H$2];5)" office:value-type="float" office:value="4.54999999999998" calcext:value-type="float">
            <text:p>4,54999999999998</text:p>
          </table:table-cell>
          <table:table-cell table:formula="of:=IF([.F576]&lt;0.000001;[.G575]+2+1/[.$H$2];[.G575]+1/[.$H$2])" office:value-type="float" office:value="9.55000000000005" calcext:value-type="float">
            <text:p>9,5500000000000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7]))" office:value-type="date" office:date-value="2019-10-16T09:34:25.051548" calcext:value-type="date">
            <text:p>2019-10-16 09:34:25</text:p>
          </table:table-cell>
          <table:table-cell table:style-name="ce7" table:formula="of:=[.A577]" office:value-type="date" office:date-value="2019-10-16T09:34:25.051548" calcext:value-type="date">
            <text:p>2019-10-16 09:34:25</text:p>
          </table:table-cell>
          <table:table-cell table:formula="of:=TRUNC([.A577])" office:value-type="float" office:value="43754" calcext:value-type="float">
            <text:p>43754</text:p>
          </table:table-cell>
          <table:table-cell table:style-name="ce12" table:formula="of:=[.B577]-[.C577]" office:value-type="date" office:date-value="1899-12-30T09:34:25.0515479967" calcext:value-type="date">
            <text:p>12/30/99 09:34 AM</text:p>
          </table:table-cell>
          <table:table-cell table:formula="of:=MOD([.E576]-[.$E$2];[.$H$2])+1+[.$E$2]" office:value-type="float" office:value="255" calcext:value-type="float">
            <text:p>255</text:p>
          </table:table-cell>
          <table:table-cell table:formula="of:=MOD([.F576]+1/[.$H$2];5)" office:value-type="float" office:value="4.56666666666664" calcext:value-type="float">
            <text:p>4,56666666666664</text:p>
          </table:table-cell>
          <table:table-cell table:formula="of:=IF([.F577]&lt;0.000001;[.G576]+2+1/[.$H$2];[.G576]+1/[.$H$2])" office:value-type="float" office:value="9.56666666666672" calcext:value-type="float">
            <text:p>9,56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8]))" office:value-type="date" office:date-value="2019-10-16T09:31:54.295254" calcext:value-type="date">
            <text:p>2019-10-16 09:31:54</text:p>
          </table:table-cell>
          <table:table-cell table:style-name="ce7" table:formula="of:=[.A578]" office:value-type="date" office:date-value="2019-10-16T09:31:54.295254" calcext:value-type="date">
            <text:p>2019-10-16 09:31:54</text:p>
          </table:table-cell>
          <table:table-cell table:formula="of:=TRUNC([.A578])" office:value-type="float" office:value="43754" calcext:value-type="float">
            <text:p>43754</text:p>
          </table:table-cell>
          <table:table-cell table:style-name="ce12" table:formula="of:=[.B578]-[.C578]" office:value-type="date" office:date-value="1899-12-30T09:31:54.29525383282" calcext:value-type="date">
            <text:p>12/30/99 09:31 AM</text:p>
          </table:table-cell>
          <table:table-cell table:formula="of:=MOD([.E577]-[.$E$2];[.$H$2])+1+[.$E$2]" office:value-type="float" office:value="256" calcext:value-type="float">
            <text:p>256</text:p>
          </table:table-cell>
          <table:table-cell table:formula="of:=MOD([.F577]+1/[.$H$2];5)" office:value-type="float" office:value="4.58333333333331" calcext:value-type="float">
            <text:p>4,58333333333331</text:p>
          </table:table-cell>
          <table:table-cell table:formula="of:=IF([.F578]&lt;0.000001;[.G577]+2+1/[.$H$2];[.G577]+1/[.$H$2])" office:value-type="float" office:value="9.58333333333339" calcext:value-type="float">
            <text:p>9,5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79]))" office:value-type="date" office:date-value="2019-10-16T10:04:34.621988" calcext:value-type="date">
            <text:p>2019-10-16 10:04:35</text:p>
          </table:table-cell>
          <table:table-cell table:style-name="ce7" table:formula="of:=[.A579]" office:value-type="date" office:date-value="2019-10-16T10:04:34.621988" calcext:value-type="date">
            <text:p>2019-10-16 10:04:35</text:p>
          </table:table-cell>
          <table:table-cell table:formula="of:=TRUNC([.A579])" office:value-type="float" office:value="43754" calcext:value-type="float">
            <text:p>43754</text:p>
          </table:table-cell>
          <table:table-cell table:style-name="ce12" table:formula="of:=[.B579]-[.C579]" office:value-type="date" office:date-value="1899-12-30T10:04:34.62198764551" calcext:value-type="date">
            <text:p>12/30/99 10:04 AM</text:p>
          </table:table-cell>
          <table:table-cell table:formula="of:=MOD([.E578]-[.$E$2];[.$H$2])+1+[.$E$2]" office:value-type="float" office:value="257" calcext:value-type="float">
            <text:p>257</text:p>
          </table:table-cell>
          <table:table-cell table:formula="of:=MOD([.F578]+1/[.$H$2];5)" office:value-type="float" office:value="4.59999999999998" calcext:value-type="float">
            <text:p>4,59999999999998</text:p>
          </table:table-cell>
          <table:table-cell table:formula="of:=IF([.F579]&lt;0.000001;[.G578]+2+1/[.$H$2];[.G578]+1/[.$H$2])" office:value-type="float" office:value="9.60000000000006" calcext:value-type="float">
            <text:p>9,6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0]))" office:value-type="date" office:date-value="2019-10-16T09:19:06.12911" calcext:value-type="date">
            <text:p>2019-10-16 09:19:06</text:p>
          </table:table-cell>
          <table:table-cell table:style-name="ce7" table:formula="of:=[.A580]" office:value-type="date" office:date-value="2019-10-16T09:19:06.12911" calcext:value-type="date">
            <text:p>2019-10-16 09:19:06</text:p>
          </table:table-cell>
          <table:table-cell table:formula="of:=TRUNC([.A580])" office:value-type="float" office:value="43754" calcext:value-type="float">
            <text:p>43754</text:p>
          </table:table-cell>
          <table:table-cell table:style-name="ce12" table:formula="of:=[.B580]-[.C580]" office:value-type="date" office:date-value="1899-12-30T09:19:06.12911010627" calcext:value-type="date">
            <text:p>12/30/99 09:19 AM</text:p>
          </table:table-cell>
          <table:table-cell table:formula="of:=MOD([.E579]-[.$E$2];[.$H$2])+1+[.$E$2]" office:value-type="float" office:value="258" calcext:value-type="float">
            <text:p>258</text:p>
          </table:table-cell>
          <table:table-cell table:formula="of:=MOD([.F579]+1/[.$H$2];5)" office:value-type="float" office:value="4.61666666666664" calcext:value-type="float">
            <text:p>4,61666666666664</text:p>
          </table:table-cell>
          <table:table-cell table:formula="of:=IF([.F580]&lt;0.000001;[.G579]+2+1/[.$H$2];[.G579]+1/[.$H$2])" office:value-type="float" office:value="9.61666666666672" calcext:value-type="float">
            <text:p>9,6166666666667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1]))" office:value-type="date" office:date-value="2019-10-16T09:15:44.54689" calcext:value-type="date">
            <text:p>2019-10-16 09:15:45</text:p>
          </table:table-cell>
          <table:table-cell table:style-name="ce7" table:formula="of:=[.A581]" office:value-type="date" office:date-value="2019-10-16T09:15:44.54689" calcext:value-type="date">
            <text:p>2019-10-16 09:15:45</text:p>
          </table:table-cell>
          <table:table-cell table:formula="of:=TRUNC([.A581])" office:value-type="float" office:value="43754" calcext:value-type="float">
            <text:p>43754</text:p>
          </table:table-cell>
          <table:table-cell table:style-name="ce12" table:formula="of:=[.B581]-[.C581]" office:value-type="date" office:date-value="1899-12-30T09:15:44.54688965343" calcext:value-type="date">
            <text:p>12/30/99 09:15 AM</text:p>
          </table:table-cell>
          <table:table-cell table:formula="of:=MOD([.E580]-[.$E$2];[.$H$2])+1+[.$E$2]" office:value-type="float" office:value="259" calcext:value-type="float">
            <text:p>259</text:p>
          </table:table-cell>
          <table:table-cell table:formula="of:=MOD([.F580]+1/[.$H$2];5)" office:value-type="float" office:value="4.63333333333331" calcext:value-type="float">
            <text:p>4,63333333333331</text:p>
          </table:table-cell>
          <table:table-cell table:formula="of:=IF([.F581]&lt;0.000001;[.G580]+2+1/[.$H$2];[.G580]+1/[.$H$2])" office:value-type="float" office:value="9.63333333333339" calcext:value-type="float">
            <text:p>9,63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2]))" office:value-type="date" office:date-value="2019-10-16T09:13:10.690518" calcext:value-type="date">
            <text:p>2019-10-16 09:13:11</text:p>
          </table:table-cell>
          <table:table-cell table:style-name="ce7" table:formula="of:=[.A582]" office:value-type="date" office:date-value="2019-10-16T09:13:10.690518" calcext:value-type="date">
            <text:p>2019-10-16 09:13:11</text:p>
          </table:table-cell>
          <table:table-cell table:formula="of:=TRUNC([.A582])" office:value-type="float" office:value="43754" calcext:value-type="float">
            <text:p>43754</text:p>
          </table:table-cell>
          <table:table-cell table:style-name="ce12" table:formula="of:=[.B582]-[.C582]" office:value-type="date" office:date-value="1899-12-30T09:13:10.69051800761" calcext:value-type="date">
            <text:p>12/30/99 09:13 AM</text:p>
          </table:table-cell>
          <table:table-cell table:formula="of:=MOD([.E581]-[.$E$2];[.$H$2])+1+[.$E$2]" office:value-type="float" office:value="260" calcext:value-type="float">
            <text:p>260</text:p>
          </table:table-cell>
          <table:table-cell table:formula="of:=MOD([.F581]+1/[.$H$2];5)" office:value-type="float" office:value="4.64999999999998" calcext:value-type="float">
            <text:p>4,64999999999998</text:p>
          </table:table-cell>
          <table:table-cell table:formula="of:=IF([.F582]&lt;0.000001;[.G581]+2+1/[.$H$2];[.G581]+1/[.$H$2])" office:value-type="float" office:value="9.65000000000006" calcext:value-type="float">
            <text:p>9,6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3]))" office:value-type="date" office:date-value="2019-10-16T09:13:39.272514" calcext:value-type="date">
            <text:p>2019-10-16 09:13:39</text:p>
          </table:table-cell>
          <table:table-cell table:style-name="ce7" table:formula="of:=[.A583]" office:value-type="date" office:date-value="2019-10-16T09:13:39.272514" calcext:value-type="date">
            <text:p>2019-10-16 09:13:39</text:p>
          </table:table-cell>
          <table:table-cell table:formula="of:=TRUNC([.A583])" office:value-type="float" office:value="43754" calcext:value-type="float">
            <text:p>43754</text:p>
          </table:table-cell>
          <table:table-cell table:style-name="ce12" table:formula="of:=[.B583]-[.C583]" office:value-type="date" office:date-value="1899-12-30T09:13:39.27251445595" calcext:value-type="date">
            <text:p>12/30/99 09:13 AM</text:p>
          </table:table-cell>
          <table:table-cell table:formula="of:=MOD([.E582]-[.$E$2];[.$H$2])+1+[.$E$2]" office:value-type="float" office:value="261" calcext:value-type="float">
            <text:p>261</text:p>
          </table:table-cell>
          <table:table-cell table:formula="of:=MOD([.F582]+1/[.$H$2];5)" office:value-type="float" office:value="4.66666666666664" calcext:value-type="float">
            <text:p>4,66666666666664</text:p>
          </table:table-cell>
          <table:table-cell table:formula="of:=IF([.F583]&lt;0.000001;[.G582]+2+1/[.$H$2];[.G582]+1/[.$H$2])" office:value-type="float" office:value="9.66666666666673" calcext:value-type="float">
            <text:p>9,6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4]))" office:value-type="date" office:date-value="2019-10-16T09:16:02.057475" calcext:value-type="date">
            <text:p>2019-10-16 09:16:02</text:p>
          </table:table-cell>
          <table:table-cell table:style-name="ce7" table:formula="of:=[.A584]" office:value-type="date" office:date-value="2019-10-16T09:16:02.057475" calcext:value-type="date">
            <text:p>2019-10-16 09:16:02</text:p>
          </table:table-cell>
          <table:table-cell table:formula="of:=TRUNC([.A584])" office:value-type="float" office:value="43754" calcext:value-type="float">
            <text:p>43754</text:p>
          </table:table-cell>
          <table:table-cell table:style-name="ce12" table:formula="of:=[.B584]-[.C584]" office:value-type="date" office:date-value="1899-12-30T09:16:02.05747537315" calcext:value-type="date">
            <text:p>12/30/99 09:16 AM</text:p>
          </table:table-cell>
          <table:table-cell table:formula="of:=MOD([.E583]-[.$E$2];[.$H$2])+1+[.$E$2]" office:value-type="float" office:value="262" calcext:value-type="float">
            <text:p>262</text:p>
          </table:table-cell>
          <table:table-cell table:formula="of:=MOD([.F583]+1/[.$H$2];5)" office:value-type="float" office:value="4.68333333333331" calcext:value-type="float">
            <text:p>4,68333333333331</text:p>
          </table:table-cell>
          <table:table-cell table:formula="of:=IF([.F584]&lt;0.000001;[.G583]+2+1/[.$H$2];[.G583]+1/[.$H$2])" office:value-type="float" office:value="9.68333333333339" calcext:value-type="float">
            <text:p>9,6833333333333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5]))" office:value-type="date" office:date-value="2019-10-16T09:35:03.1939" calcext:value-type="date">
            <text:p>2019-10-16 09:35:03</text:p>
          </table:table-cell>
          <table:table-cell table:style-name="ce7" table:formula="of:=[.A585]" office:value-type="date" office:date-value="2019-10-16T09:35:03.1939" calcext:value-type="date">
            <text:p>2019-10-16 09:35:03</text:p>
          </table:table-cell>
          <table:table-cell table:formula="of:=TRUNC([.A585])" office:value-type="float" office:value="43754" calcext:value-type="float">
            <text:p>43754</text:p>
          </table:table-cell>
          <table:table-cell table:style-name="ce12" table:formula="of:=[.B585]-[.C585]" office:value-type="date" office:date-value="1899-12-30T09:35:03.19390045479" calcext:value-type="date">
            <text:p>12/30/99 09:35 AM</text:p>
          </table:table-cell>
          <table:table-cell table:formula="of:=MOD([.E584]-[.$E$2];[.$H$2])+1+[.$E$2]" office:value-type="float" office:value="263" calcext:value-type="float">
            <text:p>263</text:p>
          </table:table-cell>
          <table:table-cell table:formula="of:=MOD([.F584]+1/[.$H$2];5)" office:value-type="float" office:value="4.69999999999998" calcext:value-type="float">
            <text:p>4,69999999999998</text:p>
          </table:table-cell>
          <table:table-cell table:formula="of:=IF([.F585]&lt;0.000001;[.G584]+2+1/[.$H$2];[.G584]+1/[.$H$2])" office:value-type="float" office:value="9.70000000000006" calcext:value-type="float">
            <text:p>9,70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6]))" office:value-type="date" office:date-value="2019-10-16T09:31:01.195404" calcext:value-type="date">
            <text:p>2019-10-16 09:31:01</text:p>
          </table:table-cell>
          <table:table-cell table:style-name="ce7" table:formula="of:=[.A586]" office:value-type="date" office:date-value="2019-10-16T09:31:01.195404" calcext:value-type="date">
            <text:p>2019-10-16 09:31:01</text:p>
          </table:table-cell>
          <table:table-cell table:formula="of:=TRUNC([.A586])" office:value-type="float" office:value="43754" calcext:value-type="float">
            <text:p>43754</text:p>
          </table:table-cell>
          <table:table-cell table:style-name="ce12" table:formula="of:=[.B586]-[.C586]" office:value-type="date" office:date-value="1899-12-30T09:31:01.19540354703" calcext:value-type="date">
            <text:p>12/30/99 09:31 AM</text:p>
          </table:table-cell>
          <table:table-cell table:formula="of:=MOD([.E585]-[.$E$2];[.$H$2])+1+[.$E$2]" office:value-type="float" office:value="264" calcext:value-type="float">
            <text:p>264</text:p>
          </table:table-cell>
          <table:table-cell table:formula="of:=MOD([.F585]+1/[.$H$2];5)" office:value-type="float" office:value="4.71666666666664" calcext:value-type="float">
            <text:p>4,71666666666664</text:p>
          </table:table-cell>
          <table:table-cell table:formula="of:=IF([.F586]&lt;0.000001;[.G585]+2+1/[.$H$2];[.G585]+1/[.$H$2])" office:value-type="float" office:value="9.71666666666673" calcext:value-type="float">
            <text:p>9,7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7]))" office:value-type="date" office:date-value="2019-10-16T09:18:39.32848" calcext:value-type="date">
            <text:p>2019-10-16 09:18:39</text:p>
          </table:table-cell>
          <table:table-cell table:style-name="ce7" table:formula="of:=[.A587]" office:value-type="date" office:date-value="2019-10-16T09:18:39.32848" calcext:value-type="date">
            <text:p>2019-10-16 09:18:39</text:p>
          </table:table-cell>
          <table:table-cell table:formula="of:=TRUNC([.A587])" office:value-type="float" office:value="43754" calcext:value-type="float">
            <text:p>43754</text:p>
          </table:table-cell>
          <table:table-cell table:style-name="ce12" table:formula="of:=[.B587]-[.C587]" office:value-type="date" office:date-value="1899-12-30T09:18:39.32847972494" calcext:value-type="date">
            <text:p>12/30/99 09:18 AM</text:p>
          </table:table-cell>
          <table:table-cell table:formula="of:=MOD([.E586]-[.$E$2];[.$H$2])+1+[.$E$2]" office:value-type="float" office:value="265" calcext:value-type="float">
            <text:p>265</text:p>
          </table:table-cell>
          <table:table-cell table:formula="of:=MOD([.F586]+1/[.$H$2];5)" office:value-type="float" office:value="4.73333333333331" calcext:value-type="float">
            <text:p>4,73333333333331</text:p>
          </table:table-cell>
          <table:table-cell table:formula="of:=IF([.F587]&lt;0.000001;[.G586]+2+1/[.$H$2];[.G586]+1/[.$H$2])" office:value-type="float" office:value="9.7333333333334" calcext:value-type="float">
            <text:p>9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8]))" office:value-type="date" office:date-value="2019-10-16T09:26:11.752779" calcext:value-type="date">
            <text:p>2019-10-16 09:26:12</text:p>
          </table:table-cell>
          <table:table-cell table:style-name="ce7" table:formula="of:=[.A588]" office:value-type="date" office:date-value="2019-10-16T09:26:11.752779" calcext:value-type="date">
            <text:p>2019-10-16 09:26:12</text:p>
          </table:table-cell>
          <table:table-cell table:formula="of:=TRUNC([.A588])" office:value-type="float" office:value="43754" calcext:value-type="float">
            <text:p>43754</text:p>
          </table:table-cell>
          <table:table-cell table:style-name="ce12" table:formula="of:=[.B588]-[.C588]" office:value-type="date" office:date-value="1899-12-30T09:26:11.75277904607" calcext:value-type="date">
            <text:p>12/30/99 09:26 AM</text:p>
          </table:table-cell>
          <table:table-cell table:formula="of:=MOD([.E587]-[.$E$2];[.$H$2])+1+[.$E$2]" office:value-type="float" office:value="266" calcext:value-type="float">
            <text:p>266</text:p>
          </table:table-cell>
          <table:table-cell table:formula="of:=MOD([.F587]+1/[.$H$2];5)" office:value-type="float" office:value="4.74999999999998" calcext:value-type="float">
            <text:p>4,74999999999998</text:p>
          </table:table-cell>
          <table:table-cell table:formula="of:=IF([.F588]&lt;0.000001;[.G587]+2+1/[.$H$2];[.G587]+1/[.$H$2])" office:value-type="float" office:value="9.75000000000006" calcext:value-type="float">
            <text:p>9,7500000000000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89]))" office:value-type="date" office:date-value="2019-10-16T09:46:36.223943" calcext:value-type="date">
            <text:p>2019-10-16 09:46:36</text:p>
          </table:table-cell>
          <table:table-cell table:style-name="ce7" table:formula="of:=[.A589]" office:value-type="date" office:date-value="2019-10-16T09:46:36.223943" calcext:value-type="date">
            <text:p>2019-10-16 09:46:36</text:p>
          </table:table-cell>
          <table:table-cell table:formula="of:=TRUNC([.A589])" office:value-type="float" office:value="43754" calcext:value-type="float">
            <text:p>43754</text:p>
          </table:table-cell>
          <table:table-cell table:style-name="ce12" table:formula="of:=[.B589]-[.C589]" office:value-type="date" office:date-value="1899-12-30T09:46:36.22394309845" calcext:value-type="date">
            <text:p>12/30/99 09:46 AM</text:p>
          </table:table-cell>
          <table:table-cell table:formula="of:=MOD([.E588]-[.$E$2];[.$H$2])+1+[.$E$2]" office:value-type="float" office:value="267" calcext:value-type="float">
            <text:p>267</text:p>
          </table:table-cell>
          <table:table-cell table:formula="of:=MOD([.F588]+1/[.$H$2];5)" office:value-type="float" office:value="4.76666666666664" calcext:value-type="float">
            <text:p>4,76666666666664</text:p>
          </table:table-cell>
          <table:table-cell table:formula="of:=IF([.F589]&lt;0.000001;[.G588]+2+1/[.$H$2];[.G588]+1/[.$H$2])" office:value-type="float" office:value="9.76666666666673" calcext:value-type="float">
            <text:p>9,76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0]))" office:value-type="date" office:date-value="2019-10-16T09:24:59.865508" calcext:value-type="date">
            <text:p>2019-10-16 09:25:00</text:p>
          </table:table-cell>
          <table:table-cell table:style-name="ce7" table:formula="of:=[.A590]" office:value-type="date" office:date-value="2019-10-16T09:24:59.865508" calcext:value-type="date">
            <text:p>2019-10-16 09:25:00</text:p>
          </table:table-cell>
          <table:table-cell table:formula="of:=TRUNC([.A590])" office:value-type="float" office:value="43754" calcext:value-type="float">
            <text:p>43754</text:p>
          </table:table-cell>
          <table:table-cell table:style-name="ce12" table:formula="of:=[.B590]-[.C590]" office:value-type="date" office:date-value="1899-12-30T09:24:59.86550803296" calcext:value-type="date">
            <text:p>12/30/99 09:25 AM</text:p>
          </table:table-cell>
          <table:table-cell table:formula="of:=MOD([.E589]-[.$E$2];[.$H$2])+1+[.$E$2]" office:value-type="float" office:value="268" calcext:value-type="float">
            <text:p>268</text:p>
          </table:table-cell>
          <table:table-cell table:formula="of:=MOD([.F589]+1/[.$H$2];5)" office:value-type="float" office:value="4.78333333333331" calcext:value-type="float">
            <text:p>4,78333333333331</text:p>
          </table:table-cell>
          <table:table-cell table:formula="of:=IF([.F590]&lt;0.000001;[.G589]+2+1/[.$H$2];[.G589]+1/[.$H$2])" office:value-type="float" office:value="9.7833333333334" calcext:value-type="float">
            <text:p>9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1]))" office:value-type="date" office:date-value="2019-10-16T09:51:09.225201" calcext:value-type="date">
            <text:p>2019-10-16 09:51:09</text:p>
          </table:table-cell>
          <table:table-cell table:style-name="ce7" table:formula="of:=[.A591]" office:value-type="date" office:date-value="2019-10-16T09:51:09.225201" calcext:value-type="date">
            <text:p>2019-10-16 09:51:09</text:p>
          </table:table-cell>
          <table:table-cell table:formula="of:=TRUNC([.A591])" office:value-type="float" office:value="43754" calcext:value-type="float">
            <text:p>43754</text:p>
          </table:table-cell>
          <table:table-cell table:style-name="ce12" table:formula="of:=[.B591]-[.C591]" office:value-type="date" office:date-value="1899-12-30T09:51:09.22520070802" calcext:value-type="date">
            <text:p>12/30/99 09:51 AM</text:p>
          </table:table-cell>
          <table:table-cell table:formula="of:=MOD([.E590]-[.$E$2];[.$H$2])+1+[.$E$2]" office:value-type="float" office:value="269" calcext:value-type="float">
            <text:p>269</text:p>
          </table:table-cell>
          <table:table-cell table:formula="of:=MOD([.F590]+1/[.$H$2];5)" office:value-type="float" office:value="4.79999999999998" calcext:value-type="float">
            <text:p>4,79999999999998</text:p>
          </table:table-cell>
          <table:table-cell table:formula="of:=IF([.F591]&lt;0.000001;[.G590]+2+1/[.$H$2];[.G590]+1/[.$H$2])" office:value-type="float" office:value="9.80000000000007" calcext:value-type="float">
            <text:p>9,8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2]))" office:value-type="date" office:date-value="2019-10-16T09:53:58.358494" calcext:value-type="date">
            <text:p>2019-10-16 09:53:58</text:p>
          </table:table-cell>
          <table:table-cell table:style-name="ce7" table:formula="of:=[.A592]" office:value-type="date" office:date-value="2019-10-16T09:53:58.358494" calcext:value-type="date">
            <text:p>2019-10-16 09:53:58</text:p>
          </table:table-cell>
          <table:table-cell table:formula="of:=TRUNC([.A592])" office:value-type="float" office:value="43754" calcext:value-type="float">
            <text:p>43754</text:p>
          </table:table-cell>
          <table:table-cell table:style-name="ce12" table:formula="of:=[.B592]-[.C592]" office:value-type="date" office:date-value="1899-12-30T09:53:58.35849361494" calcext:value-type="date">
            <text:p>12/30/99 09:53 AM</text:p>
          </table:table-cell>
          <table:table-cell table:formula="of:=MOD([.E591]-[.$E$2];[.$H$2])+1+[.$E$2]" office:value-type="float" office:value="270" calcext:value-type="float">
            <text:p>270</text:p>
          </table:table-cell>
          <table:table-cell table:formula="of:=MOD([.F591]+1/[.$H$2];5)" office:value-type="float" office:value="4.81666666666664" calcext:value-type="float">
            <text:p>4,81666666666664</text:p>
          </table:table-cell>
          <table:table-cell table:formula="of:=IF([.F592]&lt;0.000001;[.G591]+2+1/[.$H$2];[.G591]+1/[.$H$2])" office:value-type="float" office:value="9.81666666666673" calcext:value-type="float">
            <text:p>9,8166666666667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3]))" office:value-type="date" office:date-value="2019-10-16T09:21:29.80991" calcext:value-type="date">
            <text:p>2019-10-16 09:21:30</text:p>
          </table:table-cell>
          <table:table-cell table:style-name="ce7" table:formula="of:=[.A593]" office:value-type="date" office:date-value="2019-10-16T09:21:29.80991" calcext:value-type="date">
            <text:p>2019-10-16 09:21:30</text:p>
          </table:table-cell>
          <table:table-cell table:formula="of:=TRUNC([.A593])" office:value-type="float" office:value="43754" calcext:value-type="float">
            <text:p>43754</text:p>
          </table:table-cell>
          <table:table-cell table:style-name="ce12" table:formula="of:=[.B593]-[.C593]" office:value-type="date" office:date-value="1899-12-30T09:21:29.80990955606" calcext:value-type="date">
            <text:p>12/30/99 09:21 AM</text:p>
          </table:table-cell>
          <table:table-cell table:formula="of:=MOD([.E592]-[.$E$2];[.$H$2])+1+[.$E$2]" office:value-type="float" office:value="271" calcext:value-type="float">
            <text:p>271</text:p>
          </table:table-cell>
          <table:table-cell table:formula="of:=MOD([.F592]+1/[.$H$2];5)" office:value-type="float" office:value="4.83333333333331" calcext:value-type="float">
            <text:p>4,83333333333331</text:p>
          </table:table-cell>
          <table:table-cell table:formula="of:=IF([.F593]&lt;0.000001;[.G592]+2+1/[.$H$2];[.G592]+1/[.$H$2])" office:value-type="float" office:value="9.8333333333334" calcext:value-type="float">
            <text:p>9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4]))" office:value-type="date" office:date-value="2019-10-16T09:30:04.418579" calcext:value-type="date">
            <text:p>2019-10-16 09:30:04</text:p>
          </table:table-cell>
          <table:table-cell table:style-name="ce7" table:formula="of:=[.A594]" office:value-type="date" office:date-value="2019-10-16T09:30:04.418579" calcext:value-type="date">
            <text:p>2019-10-16 09:30:04</text:p>
          </table:table-cell>
          <table:table-cell table:formula="of:=TRUNC([.A594])" office:value-type="float" office:value="43754" calcext:value-type="float">
            <text:p>43754</text:p>
          </table:table-cell>
          <table:table-cell table:style-name="ce12" table:formula="of:=[.B594]-[.C594]" office:value-type="date" office:date-value="1899-12-30T09:30:04.4185785111" calcext:value-type="date">
            <text:p>12/30/99 09:30 AM</text:p>
          </table:table-cell>
          <table:table-cell table:formula="of:=MOD([.E593]-[.$E$2];[.$H$2])+1+[.$E$2]" office:value-type="float" office:value="272" calcext:value-type="float">
            <text:p>272</text:p>
          </table:table-cell>
          <table:table-cell table:formula="of:=MOD([.F593]+1/[.$H$2];5)" office:value-type="float" office:value="4.84999999999998" calcext:value-type="float">
            <text:p>4,84999999999998</text:p>
          </table:table-cell>
          <table:table-cell table:formula="of:=IF([.F594]&lt;0.000001;[.G593]+2+1/[.$H$2];[.G593]+1/[.$H$2])" office:value-type="float" office:value="9.85000000000007" calcext:value-type="float">
            <text:p>9,8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5]))" office:value-type="date" office:date-value="2019-10-16T09:15:58.809891" calcext:value-type="date">
            <text:p>2019-10-16 09:15:59</text:p>
          </table:table-cell>
          <table:table-cell table:style-name="ce7" table:formula="of:=[.A595]" office:value-type="date" office:date-value="2019-10-16T09:15:58.809891" calcext:value-type="date">
            <text:p>2019-10-16 09:15:59</text:p>
          </table:table-cell>
          <table:table-cell table:formula="of:=TRUNC([.A595])" office:value-type="float" office:value="43754" calcext:value-type="float">
            <text:p>43754</text:p>
          </table:table-cell>
          <table:table-cell table:style-name="ce12" table:formula="of:=[.B595]-[.C595]" office:value-type="date" office:date-value="1899-12-30T09:15:58.80989127327" calcext:value-type="date">
            <text:p>12/30/99 09:15 AM</text:p>
          </table:table-cell>
          <table:table-cell table:formula="of:=MOD([.E594]-[.$E$2];[.$H$2])+1+[.$E$2]" office:value-type="float" office:value="273" calcext:value-type="float">
            <text:p>273</text:p>
          </table:table-cell>
          <table:table-cell table:formula="of:=MOD([.F594]+1/[.$H$2];5)" office:value-type="float" office:value="4.86666666666664" calcext:value-type="float">
            <text:p>4,86666666666664</text:p>
          </table:table-cell>
          <table:table-cell table:formula="of:=IF([.F595]&lt;0.000001;[.G594]+2+1/[.$H$2];[.G594]+1/[.$H$2])" office:value-type="float" office:value="9.86666666666674" calcext:value-type="float">
            <text:p>9,8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6]))" office:value-type="date" office:date-value="2019-10-16T09:41:52.965984" calcext:value-type="date">
            <text:p>2019-10-16 09:41:53</text:p>
          </table:table-cell>
          <table:table-cell table:style-name="ce7" table:formula="of:=[.A596]" office:value-type="date" office:date-value="2019-10-16T09:41:52.965984" calcext:value-type="date">
            <text:p>2019-10-16 09:41:53</text:p>
          </table:table-cell>
          <table:table-cell table:formula="of:=TRUNC([.A596])" office:value-type="float" office:value="43754" calcext:value-type="float">
            <text:p>43754</text:p>
          </table:table-cell>
          <table:table-cell table:style-name="ce12" table:formula="of:=[.B596]-[.C596]" office:value-type="date" office:date-value="1899-12-30T09:41:52.96598380432" calcext:value-type="date">
            <text:p>12/30/99 09:41 AM</text:p>
          </table:table-cell>
          <table:table-cell table:formula="of:=MOD([.E595]-[.$E$2];[.$H$2])+1+[.$E$2]" office:value-type="float" office:value="274" calcext:value-type="float">
            <text:p>274</text:p>
          </table:table-cell>
          <table:table-cell table:formula="of:=MOD([.F595]+1/[.$H$2];5)" office:value-type="float" office:value="4.88333333333331" calcext:value-type="float">
            <text:p>4,88333333333331</text:p>
          </table:table-cell>
          <table:table-cell table:formula="of:=IF([.F596]&lt;0.000001;[.G595]+2+1/[.$H$2];[.G595]+1/[.$H$2])" office:value-type="float" office:value="9.8833333333334" calcext:value-type="float">
            <text:p>9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7]))" office:value-type="date" office:date-value="2019-10-16T09:10:12.415115" calcext:value-type="date">
            <text:p>2019-10-16 09:10:12</text:p>
          </table:table-cell>
          <table:table-cell table:style-name="ce7" table:formula="of:=[.A597]" office:value-type="date" office:date-value="2019-10-16T09:10:12.415115" calcext:value-type="date">
            <text:p>2019-10-16 09:10:12</text:p>
          </table:table-cell>
          <table:table-cell table:formula="of:=TRUNC([.A597])" office:value-type="float" office:value="43754" calcext:value-type="float">
            <text:p>43754</text:p>
          </table:table-cell>
          <table:table-cell table:style-name="ce12" table:formula="of:=[.B597]-[.C597]" office:value-type="date" office:date-value="1899-12-30T09:10:12.41511453409" calcext:value-type="date">
            <text:p>12/30/99 09:10 AM</text:p>
          </table:table-cell>
          <table:table-cell table:formula="of:=MOD([.E596]-[.$E$2];[.$H$2])+1+[.$E$2]" office:value-type="float" office:value="275" calcext:value-type="float">
            <text:p>275</text:p>
          </table:table-cell>
          <table:table-cell table:formula="of:=MOD([.F596]+1/[.$H$2];5)" office:value-type="float" office:value="4.89999999999998" calcext:value-type="float">
            <text:p>4,89999999999998</text:p>
          </table:table-cell>
          <table:table-cell table:formula="of:=IF([.F597]&lt;0.000001;[.G596]+2+1/[.$H$2];[.G596]+1/[.$H$2])" office:value-type="float" office:value="9.90000000000007" calcext:value-type="float">
            <text:p>9,90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8]))" office:value-type="date" office:date-value="2019-10-16T09:27:16.433809" calcext:value-type="date">
            <text:p>2019-10-16 09:27:16</text:p>
          </table:table-cell>
          <table:table-cell table:style-name="ce7" table:formula="of:=[.A598]" office:value-type="date" office:date-value="2019-10-16T09:27:16.433809" calcext:value-type="date">
            <text:p>2019-10-16 09:27:16</text:p>
          </table:table-cell>
          <table:table-cell table:formula="of:=TRUNC([.A598])" office:value-type="float" office:value="43754" calcext:value-type="float">
            <text:p>43754</text:p>
          </table:table-cell>
          <table:table-cell table:style-name="ce12" table:formula="of:=[.B598]-[.C598]" office:value-type="date" office:date-value="1899-12-30T09:27:16.4338089712" calcext:value-type="date">
            <text:p>12/30/99 09:27 AM</text:p>
          </table:table-cell>
          <table:table-cell table:formula="of:=MOD([.E597]-[.$E$2];[.$H$2])+1+[.$E$2]" office:value-type="float" office:value="276" calcext:value-type="float">
            <text:p>276</text:p>
          </table:table-cell>
          <table:table-cell table:formula="of:=MOD([.F597]+1/[.$H$2];5)" office:value-type="float" office:value="4.91666666666664" calcext:value-type="float">
            <text:p>4,91666666666664</text:p>
          </table:table-cell>
          <table:table-cell table:formula="of:=IF([.F598]&lt;0.000001;[.G597]+2+1/[.$H$2];[.G597]+1/[.$H$2])" office:value-type="float" office:value="9.91666666666674" calcext:value-type="float">
            <text:p>9,91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599]))" office:value-type="date" office:date-value="2019-10-16T09:33:31.888094" calcext:value-type="date">
            <text:p>2019-10-16 09:33:32</text:p>
          </table:table-cell>
          <table:table-cell table:style-name="ce7" table:formula="of:=[.A599]" office:value-type="date" office:date-value="2019-10-16T09:33:31.888094" calcext:value-type="date">
            <text:p>2019-10-16 09:33:32</text:p>
          </table:table-cell>
          <table:table-cell table:formula="of:=TRUNC([.A599])" office:value-type="float" office:value="43754" calcext:value-type="float">
            <text:p>43754</text:p>
          </table:table-cell>
          <table:table-cell table:style-name="ce12" table:formula="of:=[.B599]-[.C599]" office:value-type="date" office:date-value="1899-12-30T09:33:31.88809415326" calcext:value-type="date">
            <text:p>12/30/99 09:33 AM</text:p>
          </table:table-cell>
          <table:table-cell table:formula="of:=MOD([.E598]-[.$E$2];[.$H$2])+1+[.$E$2]" office:value-type="float" office:value="277" calcext:value-type="float">
            <text:p>277</text:p>
          </table:table-cell>
          <table:table-cell table:formula="of:=MOD([.F598]+1/[.$H$2];5)" office:value-type="float" office:value="4.93333333333331" calcext:value-type="float">
            <text:p>4,93333333333331</text:p>
          </table:table-cell>
          <table:table-cell table:formula="of:=IF([.F599]&lt;0.000001;[.G598]+2+1/[.$H$2];[.G598]+1/[.$H$2])" office:value-type="float" office:value="9.93333333333341" calcext:value-type="float">
            <text:p>9,93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0]))" office:value-type="date" office:date-value="2019-10-16T09:31:27.622407" calcext:value-type="date">
            <text:p>2019-10-16 09:31:28</text:p>
          </table:table-cell>
          <table:table-cell table:style-name="ce7" table:formula="of:=[.A600]" office:value-type="date" office:date-value="2019-10-16T09:31:27.622407" calcext:value-type="date">
            <text:p>2019-10-16 09:31:28</text:p>
          </table:table-cell>
          <table:table-cell table:formula="of:=TRUNC([.A600])" office:value-type="float" office:value="43754" calcext:value-type="float">
            <text:p>43754</text:p>
          </table:table-cell>
          <table:table-cell table:style-name="ce12" table:formula="of:=[.B600]-[.C600]" office:value-type="date" office:date-value="1899-12-30T09:31:27.62240703218" calcext:value-type="date">
            <text:p>12/30/99 09:31 AM</text:p>
          </table:table-cell>
          <table:table-cell table:formula="of:=MOD([.E599]-[.$E$2];[.$H$2])+1+[.$E$2]" office:value-type="float" office:value="278" calcext:value-type="float">
            <text:p>278</text:p>
          </table:table-cell>
          <table:table-cell table:formula="of:=MOD([.F599]+1/[.$H$2];5)" office:value-type="float" office:value="4.94999999999998" calcext:value-type="float">
            <text:p>4,94999999999998</text:p>
          </table:table-cell>
          <table:table-cell table:formula="of:=IF([.F600]&lt;0.000001;[.G599]+2+1/[.$H$2];[.G599]+1/[.$H$2])" office:value-type="float" office:value="9.95000000000007" calcext:value-type="float">
            <text:p>9,9500000000000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1]))" office:value-type="date" office:date-value="2019-10-16T09:19:02.506717" calcext:value-type="date">
            <text:p>2019-10-16 09:19:03</text:p>
          </table:table-cell>
          <table:table-cell table:style-name="ce7" table:formula="of:=[.A601]" office:value-type="date" office:date-value="2019-10-16T09:19:02.506717" calcext:value-type="date">
            <text:p>2019-10-16 09:19:03</text:p>
          </table:table-cell>
          <table:table-cell table:formula="of:=TRUNC([.A601])" office:value-type="float" office:value="43754" calcext:value-type="float">
            <text:p>43754</text:p>
          </table:table-cell>
          <table:table-cell table:style-name="ce12" table:formula="of:=[.B601]-[.C601]" office:value-type="date" office:date-value="1899-12-30T09:19:02.50671663322" calcext:value-type="date">
            <text:p>12/30/99 09:19 AM</text:p>
          </table:table-cell>
          <table:table-cell table:formula="of:=MOD([.E600]-[.$E$2];[.$H$2])+1+[.$E$2]" office:value-type="float" office:value="279" calcext:value-type="float">
            <text:p>279</text:p>
          </table:table-cell>
          <table:table-cell table:formula="of:=MOD([.F600]+1/[.$H$2];5)" office:value-type="float" office:value="4.96666666666664" calcext:value-type="float">
            <text:p>4,96666666666664</text:p>
          </table:table-cell>
          <table:table-cell table:formula="of:=IF([.F601]&lt;0.000001;[.G600]+2+1/[.$H$2];[.G600]+1/[.$H$2])" office:value-type="float" office:value="9.96666666666674" calcext:value-type="float">
            <text:p>9,9666666666667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2]))" office:value-type="date" office:date-value="2019-10-16T09:23:51.262891" calcext:value-type="date">
            <text:p>2019-10-16 09:23:51</text:p>
          </table:table-cell>
          <table:table-cell table:style-name="ce7" table:formula="of:=[.A602]" office:value-type="date" office:date-value="2019-10-16T09:23:51.262891" calcext:value-type="date">
            <text:p>2019-10-16 09:23:51</text:p>
          </table:table-cell>
          <table:table-cell table:formula="of:=TRUNC([.A602])" office:value-type="float" office:value="43754" calcext:value-type="float">
            <text:p>43754</text:p>
          </table:table-cell>
          <table:table-cell table:style-name="ce12" table:formula="of:=[.B602]-[.C602]" office:value-type="date" office:date-value="1899-12-30T09:23:51.2628909247" calcext:value-type="date">
            <text:p>12/30/99 09:23 AM</text:p>
          </table:table-cell>
          <table:table-cell table:formula="of:=MOD([.E601]-[.$E$2];[.$H$2])+1+[.$E$2]" office:value-type="float" office:value="280" calcext:value-type="float">
            <text:p>280</text:p>
          </table:table-cell>
          <table:table-cell table:formula="of:=MOD([.F601]+1/[.$H$2];5)" office:value-type="float" office:value="4.98333333333331" calcext:value-type="float">
            <text:p>4,98333333333331</text:p>
          </table:table-cell>
          <table:table-cell table:formula="of:=IF([.F602]&lt;0.000001;[.G601]+2+1/[.$H$2];[.G601]+1/[.$H$2])" office:value-type="float" office:value="9.98333333333341" calcext:value-type="float">
            <text:p>9,9833333333334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3]))" office:value-type="date" office:date-value="2019-10-17T09:43:57.489325" calcext:value-type="date">
            <text:p>2019-10-17 09:43:57</text:p>
          </table:table-cell>
          <table:table-cell table:style-name="ce7" table:formula="of:=[.A603]" office:value-type="date" office:date-value="2019-10-17T09:43:57.489325" calcext:value-type="date">
            <text:p>2019-10-17 09:43:57</text:p>
          </table:table-cell>
          <table:table-cell table:formula="of:=TRUNC([.A603])" office:value-type="float" office:value="43755" calcext:value-type="float">
            <text:p>43755</text:p>
          </table:table-cell>
          <table:table-cell table:style-name="ce12" table:formula="of:=[.B603]-[.C603]" office:value-type="date" office:date-value="1899-12-30T09:43:57.48932455201" calcext:value-type="date">
            <text:p>12/30/99 09:43 AM</text:p>
          </table:table-cell>
          <table:table-cell table:formula="of:=MOD([.E602]-[.$E$2];[.$H$2])+1+[.$E$2]" office:value-type="float" office:value="221" calcext:value-type="float">
            <text:p>221</text:p>
          </table:table-cell>
          <table:table-cell table:formula="of:=MOD([.F602]+1/[.$H$2];5)" office:value-type="float" office:value="4.99999999999998" calcext:value-type="float">
            <text:p>4,99999999999998</text:p>
          </table:table-cell>
          <table:table-cell table:formula="of:=IF([.F603]&lt;0.000001;[.G602]+2+1/[.$H$2];[.G602]+1/[.$H$2])" office:value-type="float" office:value="10.0000000000001" calcext:value-type="float">
            <text:p>1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4]))" office:value-type="date" office:date-value="2019-10-17T09:31:08.638867" calcext:value-type="date">
            <text:p>2019-10-17 09:31:09</text:p>
          </table:table-cell>
          <table:table-cell table:style-name="ce7" table:formula="of:=[.A604]" office:value-type="date" office:date-value="2019-10-17T09:31:08.638867" calcext:value-type="date">
            <text:p>2019-10-17 09:31:09</text:p>
          </table:table-cell>
          <table:table-cell table:formula="of:=TRUNC([.A604])" office:value-type="float" office:value="43755" calcext:value-type="float">
            <text:p>43755</text:p>
          </table:table-cell>
          <table:table-cell table:style-name="ce12" table:formula="of:=[.B604]-[.C604]" office:value-type="date" office:date-value="1899-12-30T09:31:08.638866744" calcext:value-type="date">
            <text:p>12/30/99 09:31 AM</text:p>
          </table:table-cell>
          <table:table-cell table:formula="of:=MOD([.E603]-[.$E$2];[.$H$2])+1+[.$E$2]" office:value-type="float" office:value="222" calcext:value-type="float">
            <text:p>222</text:p>
          </table:table-cell>
          <table:table-cell table:formula="of:=MOD([.F603]+1/[.$H$2];5)" office:value-type="float" office:value="0.0166666666666417" calcext:value-type="float">
            <text:p>0,016666666666642</text:p>
          </table:table-cell>
          <table:table-cell table:formula="of:=IF([.F604]&lt;0.000001;[.G603]+2+1/[.$H$2];[.G603]+1/[.$H$2])" office:value-type="float" office:value="10.0166666666667" calcext:value-type="float">
            <text:p>10,0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5]))" office:value-type="date" office:date-value="2019-10-17T09:42:50.949611" calcext:value-type="date">
            <text:p>2019-10-17 09:42:51</text:p>
          </table:table-cell>
          <table:table-cell table:style-name="ce7" table:formula="of:=[.A605]" office:value-type="date" office:date-value="2019-10-17T09:42:50.949611" calcext:value-type="date">
            <text:p>2019-10-17 09:42:51</text:p>
          </table:table-cell>
          <table:table-cell table:formula="of:=TRUNC([.A605])" office:value-type="float" office:value="43755" calcext:value-type="float">
            <text:p>43755</text:p>
          </table:table-cell>
          <table:table-cell table:style-name="ce12" table:formula="of:=[.B605]-[.C605]" office:value-type="date" office:date-value="1899-12-30T09:42:50.94961053226" calcext:value-type="date">
            <text:p>12/30/99 09:42 AM</text:p>
          </table:table-cell>
          <table:table-cell table:formula="of:=MOD([.E604]-[.$E$2];[.$H$2])+1+[.$E$2]" office:value-type="float" office:value="223" calcext:value-type="float">
            <text:p>223</text:p>
          </table:table-cell>
          <table:table-cell table:formula="of:=MOD([.F604]+1/[.$H$2];5)" office:value-type="float" office:value="0.0333333333333084" calcext:value-type="float">
            <text:p>0,033333333333308</text:p>
          </table:table-cell>
          <table:table-cell table:formula="of:=IF([.F605]&lt;0.000001;[.G604]+2+1/[.$H$2];[.G604]+1/[.$H$2])" office:value-type="float" office:value="10.0333333333334" calcext:value-type="float">
            <text:p>10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6]))" office:value-type="date" office:date-value="2019-10-17T09:11:26.084951" calcext:value-type="date">
            <text:p>2019-10-17 09:11:26</text:p>
          </table:table-cell>
          <table:table-cell table:style-name="ce7" table:formula="of:=[.A606]" office:value-type="date" office:date-value="2019-10-17T09:11:26.084951" calcext:value-type="date">
            <text:p>2019-10-17 09:11:26</text:p>
          </table:table-cell>
          <table:table-cell table:formula="of:=TRUNC([.A606])" office:value-type="float" office:value="43755" calcext:value-type="float">
            <text:p>43755</text:p>
          </table:table-cell>
          <table:table-cell table:style-name="ce12" table:formula="of:=[.B606]-[.C606]" office:value-type="date" office:date-value="1899-12-30T09:11:26.08495106455" calcext:value-type="date">
            <text:p>12/30/99 09:11 AM</text:p>
          </table:table-cell>
          <table:table-cell table:formula="of:=MOD([.E605]-[.$E$2];[.$H$2])+1+[.$E$2]" office:value-type="float" office:value="224" calcext:value-type="float">
            <text:p>224</text:p>
          </table:table-cell>
          <table:table-cell table:formula="of:=MOD([.F605]+1/[.$H$2];5)" office:value-type="float" office:value="0.0499999999999751" calcext:value-type="float">
            <text:p>0,049999999999975</text:p>
          </table:table-cell>
          <table:table-cell table:formula="of:=IF([.F606]&lt;0.000001;[.G605]+2+1/[.$H$2];[.G605]+1/[.$H$2])" office:value-type="float" office:value="10.0500000000001" calcext:value-type="float">
            <text:p>1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7]))" office:value-type="date" office:date-value="2019-10-17T09:30:21.934637" calcext:value-type="date">
            <text:p>2019-10-17 09:30:22</text:p>
          </table:table-cell>
          <table:table-cell table:style-name="ce7" table:formula="of:=[.A607]" office:value-type="date" office:date-value="2019-10-17T09:30:21.934637" calcext:value-type="date">
            <text:p>2019-10-17 09:30:22</text:p>
          </table:table-cell>
          <table:table-cell table:formula="of:=TRUNC([.A607])" office:value-type="float" office:value="43755" calcext:value-type="float">
            <text:p>43755</text:p>
          </table:table-cell>
          <table:table-cell table:style-name="ce12" table:formula="of:=[.B607]-[.C607]" office:value-type="date" office:date-value="1899-12-30T09:30:21.9346371945" calcext:value-type="date">
            <text:p>12/30/99 09:30 AM</text:p>
          </table:table-cell>
          <table:table-cell table:formula="of:=MOD([.E606]-[.$E$2];[.$H$2])+1+[.$E$2]" office:value-type="float" office:value="225" calcext:value-type="float">
            <text:p>225</text:p>
          </table:table-cell>
          <table:table-cell table:formula="of:=MOD([.F606]+1/[.$H$2];5)" office:value-type="float" office:value="0.0666666666666417" calcext:value-type="float">
            <text:p>0,066666666666642</text:p>
          </table:table-cell>
          <table:table-cell table:formula="of:=IF([.F607]&lt;0.000001;[.G606]+2+1/[.$H$2];[.G606]+1/[.$H$2])" office:value-type="float" office:value="10.0666666666667" calcext:value-type="float">
            <text:p>10,0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8]))" office:value-type="date" office:date-value="2019-10-17T09:24:12.840701" calcext:value-type="date">
            <text:p>2019-10-17 09:24:13</text:p>
          </table:table-cell>
          <table:table-cell table:style-name="ce7" table:formula="of:=[.A608]" office:value-type="date" office:date-value="2019-10-17T09:24:12.840701" calcext:value-type="date">
            <text:p>2019-10-17 09:24:13</text:p>
          </table:table-cell>
          <table:table-cell table:formula="of:=TRUNC([.A608])" office:value-type="float" office:value="43755" calcext:value-type="float">
            <text:p>43755</text:p>
          </table:table-cell>
          <table:table-cell table:style-name="ce12" table:formula="of:=[.B608]-[.C608]" office:value-type="date" office:date-value="1899-12-30T09:24:12.84070149064" calcext:value-type="date">
            <text:p>12/30/99 09:24 AM</text:p>
          </table:table-cell>
          <table:table-cell table:formula="of:=MOD([.E607]-[.$E$2];[.$H$2])+1+[.$E$2]" office:value-type="float" office:value="226" calcext:value-type="float">
            <text:p>226</text:p>
          </table:table-cell>
          <table:table-cell table:formula="of:=MOD([.F607]+1/[.$H$2];5)" office:value-type="float" office:value="0.0833333333333084" calcext:value-type="float">
            <text:p>0,083333333333308</text:p>
          </table:table-cell>
          <table:table-cell table:formula="of:=IF([.F608]&lt;0.000001;[.G607]+2+1/[.$H$2];[.G607]+1/[.$H$2])" office:value-type="float" office:value="10.0833333333334" calcext:value-type="float">
            <text:p>10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09]))" office:value-type="date" office:date-value="2019-10-17T09:09:51.696172" calcext:value-type="date">
            <text:p>2019-10-17 09:09:52</text:p>
          </table:table-cell>
          <table:table-cell table:style-name="ce7" table:formula="of:=[.A609]" office:value-type="date" office:date-value="2019-10-17T09:09:51.696172" calcext:value-type="date">
            <text:p>2019-10-17 09:09:52</text:p>
          </table:table-cell>
          <table:table-cell table:formula="of:=TRUNC([.A609])" office:value-type="float" office:value="43755" calcext:value-type="float">
            <text:p>43755</text:p>
          </table:table-cell>
          <table:table-cell table:style-name="ce12" table:formula="of:=[.B609]-[.C609]" office:value-type="date" office:date-value="1899-12-30T09:09:51.69617202133" calcext:value-type="date">
            <text:p>12/30/99 09:09 AM</text:p>
          </table:table-cell>
          <table:table-cell table:formula="of:=MOD([.E608]-[.$E$2];[.$H$2])+1+[.$E$2]" office:value-type="float" office:value="227" calcext:value-type="float">
            <text:p>227</text:p>
          </table:table-cell>
          <table:table-cell table:formula="of:=MOD([.F608]+1/[.$H$2];5)" office:value-type="float" office:value="0.0999999999999751" calcext:value-type="float">
            <text:p>0,099999999999975</text:p>
          </table:table-cell>
          <table:table-cell table:formula="of:=IF([.F609]&lt;0.000001;[.G608]+2+1/[.$H$2];[.G608]+1/[.$H$2])" office:value-type="float" office:value="10.1000000000001" calcext:value-type="float">
            <text:p>1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0]))" office:value-type="date" office:date-value="2019-10-17T09:34:02.168656" calcext:value-type="date">
            <text:p>2019-10-17 09:34:02</text:p>
          </table:table-cell>
          <table:table-cell table:style-name="ce7" table:formula="of:=[.A610]" office:value-type="date" office:date-value="2019-10-17T09:34:02.168656" calcext:value-type="date">
            <text:p>2019-10-17 09:34:02</text:p>
          </table:table-cell>
          <table:table-cell table:formula="of:=TRUNC([.A610])" office:value-type="float" office:value="43755" calcext:value-type="float">
            <text:p>43755</text:p>
          </table:table-cell>
          <table:table-cell table:style-name="ce12" table:formula="of:=[.B610]-[.C610]" office:value-type="date" office:date-value="1899-12-30T09:34:02.16865624767" calcext:value-type="date">
            <text:p>12/30/99 09:34 AM</text:p>
          </table:table-cell>
          <table:table-cell table:formula="of:=MOD([.E609]-[.$E$2];[.$H$2])+1+[.$E$2]" office:value-type="float" office:value="228" calcext:value-type="float">
            <text:p>228</text:p>
          </table:table-cell>
          <table:table-cell table:formula="of:=MOD([.F609]+1/[.$H$2];5)" office:value-type="float" office:value="0.116666666666642" calcext:value-type="float">
            <text:p>0,116666666666642</text:p>
          </table:table-cell>
          <table:table-cell table:formula="of:=IF([.F610]&lt;0.000001;[.G609]+2+1/[.$H$2];[.G609]+1/[.$H$2])" office:value-type="float" office:value="10.1166666666668" calcext:value-type="float">
            <text:p>1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1]))" office:value-type="date" office:date-value="2019-10-17T09:19:31.007173" calcext:value-type="date">
            <text:p>2019-10-17 09:19:31</text:p>
          </table:table-cell>
          <table:table-cell table:style-name="ce7" table:formula="of:=[.A611]" office:value-type="date" office:date-value="2019-10-17T09:19:31.007173" calcext:value-type="date">
            <text:p>2019-10-17 09:19:31</text:p>
          </table:table-cell>
          <table:table-cell table:formula="of:=TRUNC([.A611])" office:value-type="float" office:value="43755" calcext:value-type="float">
            <text:p>43755</text:p>
          </table:table-cell>
          <table:table-cell table:style-name="ce12" table:formula="of:=[.B611]-[.C611]" office:value-type="date" office:date-value="1899-12-30T09:19:31.00717308931" calcext:value-type="date">
            <text:p>12/30/99 09:19 AM</text:p>
          </table:table-cell>
          <table:table-cell table:formula="of:=MOD([.E610]-[.$E$2];[.$H$2])+1+[.$E$2]" office:value-type="float" office:value="229" calcext:value-type="float">
            <text:p>229</text:p>
          </table:table-cell>
          <table:table-cell table:formula="of:=MOD([.F610]+1/[.$H$2];5)" office:value-type="float" office:value="0.133333333333308" calcext:value-type="float">
            <text:p>0,133333333333308</text:p>
          </table:table-cell>
          <table:table-cell table:formula="of:=IF([.F611]&lt;0.000001;[.G610]+2+1/[.$H$2];[.G610]+1/[.$H$2])" office:value-type="float" office:value="10.1333333333334" calcext:value-type="float">
            <text:p>10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2]))" office:value-type="date" office:date-value="2019-10-17T09:35:33.837367" calcext:value-type="date">
            <text:p>2019-10-17 09:35:34</text:p>
          </table:table-cell>
          <table:table-cell table:style-name="ce7" table:formula="of:=[.A612]" office:value-type="date" office:date-value="2019-10-17T09:35:33.837367" calcext:value-type="date">
            <text:p>2019-10-17 09:35:34</text:p>
          </table:table-cell>
          <table:table-cell table:formula="of:=TRUNC([.A612])" office:value-type="float" office:value="43755" calcext:value-type="float">
            <text:p>43755</text:p>
          </table:table-cell>
          <table:table-cell table:style-name="ce12" table:formula="of:=[.B612]-[.C612]" office:value-type="date" office:date-value="1899-12-30T09:35:33.83736731485" calcext:value-type="date">
            <text:p>12/30/99 09:35 AM</text:p>
          </table:table-cell>
          <table:table-cell table:formula="of:=MOD([.E611]-[.$E$2];[.$H$2])+1+[.$E$2]" office:value-type="float" office:value="230" calcext:value-type="float">
            <text:p>230</text:p>
          </table:table-cell>
          <table:table-cell table:formula="of:=MOD([.F611]+1/[.$H$2];5)" office:value-type="float" office:value="0.149999999999975" calcext:value-type="float">
            <text:p>0,149999999999975</text:p>
          </table:table-cell>
          <table:table-cell table:formula="of:=IF([.F612]&lt;0.000001;[.G611]+2+1/[.$H$2];[.G611]+1/[.$H$2])" office:value-type="float" office:value="10.1500000000001" calcext:value-type="float">
            <text:p>1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3]))" office:value-type="date" office:date-value="2019-10-17T09:47:14.307859" calcext:value-type="date">
            <text:p>2019-10-17 09:47:14</text:p>
          </table:table-cell>
          <table:table-cell table:style-name="ce7" table:formula="of:=[.A613]" office:value-type="date" office:date-value="2019-10-17T09:47:14.307859" calcext:value-type="date">
            <text:p>2019-10-17 09:47:14</text:p>
          </table:table-cell>
          <table:table-cell table:formula="of:=TRUNC([.A613])" office:value-type="float" office:value="43755" calcext:value-type="float">
            <text:p>43755</text:p>
          </table:table-cell>
          <table:table-cell table:style-name="ce12" table:formula="of:=[.B613]-[.C613]" office:value-type="date" office:date-value="1899-12-30T09:47:14.30785881355" calcext:value-type="date">
            <text:p>12/30/99 09:47 AM</text:p>
          </table:table-cell>
          <table:table-cell table:formula="of:=MOD([.E612]-[.$E$2];[.$H$2])+1+[.$E$2]" office:value-type="float" office:value="231" calcext:value-type="float">
            <text:p>231</text:p>
          </table:table-cell>
          <table:table-cell table:formula="of:=MOD([.F612]+1/[.$H$2];5)" office:value-type="float" office:value="0.166666666666642" calcext:value-type="float">
            <text:p>0,166666666666642</text:p>
          </table:table-cell>
          <table:table-cell table:formula="of:=IF([.F613]&lt;0.000001;[.G612]+2+1/[.$H$2];[.G612]+1/[.$H$2])" office:value-type="float" office:value="10.1666666666668" calcext:value-type="float">
            <text:p>1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4]))" office:value-type="date" office:date-value="2019-10-17T09:31:13.046673" calcext:value-type="date">
            <text:p>2019-10-17 09:31:13</text:p>
          </table:table-cell>
          <table:table-cell table:style-name="ce7" table:formula="of:=[.A614]" office:value-type="date" office:date-value="2019-10-17T09:31:13.046673" calcext:value-type="date">
            <text:p>2019-10-17 09:31:13</text:p>
          </table:table-cell>
          <table:table-cell table:formula="of:=TRUNC([.A614])" office:value-type="float" office:value="43755" calcext:value-type="float">
            <text:p>43755</text:p>
          </table:table-cell>
          <table:table-cell table:style-name="ce12" table:formula="of:=[.B614]-[.C614]" office:value-type="date" office:date-value="1899-12-30T09:31:13.04667325225" calcext:value-type="date">
            <text:p>12/30/99 09:31 AM</text:p>
          </table:table-cell>
          <table:table-cell table:formula="of:=MOD([.E613]-[.$E$2];[.$H$2])+1+[.$E$2]" office:value-type="float" office:value="232" calcext:value-type="float">
            <text:p>232</text:p>
          </table:table-cell>
          <table:table-cell table:formula="of:=MOD([.F613]+1/[.$H$2];5)" office:value-type="float" office:value="0.183333333333308" calcext:value-type="float">
            <text:p>0,183333333333308</text:p>
          </table:table-cell>
          <table:table-cell table:formula="of:=IF([.F614]&lt;0.000001;[.G613]+2+1/[.$H$2];[.G613]+1/[.$H$2])" office:value-type="float" office:value="10.1833333333334" calcext:value-type="float">
            <text:p>10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5]))" office:value-type="date" office:date-value="2019-10-17T10:02:24.053777" calcext:value-type="date">
            <text:p>2019-10-17 10:02:24</text:p>
          </table:table-cell>
          <table:table-cell table:style-name="ce7" table:formula="of:=[.A615]" office:value-type="date" office:date-value="2019-10-17T10:02:24.053777" calcext:value-type="date">
            <text:p>2019-10-17 10:02:24</text:p>
          </table:table-cell>
          <table:table-cell table:formula="of:=TRUNC([.A615])" office:value-type="float" office:value="43755" calcext:value-type="float">
            <text:p>43755</text:p>
          </table:table-cell>
          <table:table-cell table:style-name="ce12" table:formula="of:=[.B615]-[.C615]" office:value-type="date" office:date-value="1899-12-30T10:02:24.05377737712" calcext:value-type="date">
            <text:p>12/30/99 10:02 AM</text:p>
          </table:table-cell>
          <table:table-cell table:formula="of:=MOD([.E614]-[.$E$2];[.$H$2])+1+[.$E$2]" office:value-type="float" office:value="233" calcext:value-type="float">
            <text:p>233</text:p>
          </table:table-cell>
          <table:table-cell table:formula="of:=MOD([.F614]+1/[.$H$2];5)" office:value-type="float" office:value="0.199999999999975" calcext:value-type="float">
            <text:p>0,199999999999975</text:p>
          </table:table-cell>
          <table:table-cell table:formula="of:=IF([.F615]&lt;0.000001;[.G614]+2+1/[.$H$2];[.G614]+1/[.$H$2])" office:value-type="float" office:value="10.2000000000001" calcext:value-type="float">
            <text:p>1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6]))" office:value-type="date" office:date-value="2019-10-17T08:52:48.819283" calcext:value-type="date">
            <text:p>2019-10-17 08:52:49</text:p>
          </table:table-cell>
          <table:table-cell table:style-name="ce7" table:formula="of:=[.A616]" office:value-type="date" office:date-value="2019-10-17T08:52:48.819283" calcext:value-type="date">
            <text:p>2019-10-17 08:52:49</text:p>
          </table:table-cell>
          <table:table-cell table:formula="of:=TRUNC([.A616])" office:value-type="float" office:value="43755" calcext:value-type="float">
            <text:p>43755</text:p>
          </table:table-cell>
          <table:table-cell table:style-name="ce12" table:formula="of:=[.B616]-[.C616]" office:value-type="date" office:date-value="1899-12-30T08:52:48.81928327493" calcext:value-type="date">
            <text:p>12/30/99 08:52 AM</text:p>
          </table:table-cell>
          <table:table-cell table:formula="of:=MOD([.E615]-[.$E$2];[.$H$2])+1+[.$E$2]" office:value-type="float" office:value="234" calcext:value-type="float">
            <text:p>234</text:p>
          </table:table-cell>
          <table:table-cell table:formula="of:=MOD([.F615]+1/[.$H$2];5)" office:value-type="float" office:value="0.216666666666642" calcext:value-type="float">
            <text:p>0,216666666666642</text:p>
          </table:table-cell>
          <table:table-cell table:formula="of:=IF([.F616]&lt;0.000001;[.G615]+2+1/[.$H$2];[.G615]+1/[.$H$2])" office:value-type="float" office:value="10.2166666666668" calcext:value-type="float">
            <text:p>1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7]))" office:value-type="date" office:date-value="2019-10-17T09:41:24.551933" calcext:value-type="date">
            <text:p>2019-10-17 09:41:25</text:p>
          </table:table-cell>
          <table:table-cell table:style-name="ce7" table:formula="of:=[.A617]" office:value-type="date" office:date-value="2019-10-17T09:41:24.551933" calcext:value-type="date">
            <text:p>2019-10-17 09:41:25</text:p>
          </table:table-cell>
          <table:table-cell table:formula="of:=TRUNC([.A617])" office:value-type="float" office:value="43755" calcext:value-type="float">
            <text:p>43755</text:p>
          </table:table-cell>
          <table:table-cell table:style-name="ce12" table:formula="of:=[.B617]-[.C617]" office:value-type="date" office:date-value="1899-12-30T09:41:24.55193303525" calcext:value-type="date">
            <text:p>12/30/99 09:41 AM</text:p>
          </table:table-cell>
          <table:table-cell table:formula="of:=MOD([.E616]-[.$E$2];[.$H$2])+1+[.$E$2]" office:value-type="float" office:value="235" calcext:value-type="float">
            <text:p>235</text:p>
          </table:table-cell>
          <table:table-cell table:formula="of:=MOD([.F616]+1/[.$H$2];5)" office:value-type="float" office:value="0.233333333333308" calcext:value-type="float">
            <text:p>0,233333333333308</text:p>
          </table:table-cell>
          <table:table-cell table:formula="of:=IF([.F617]&lt;0.000001;[.G616]+2+1/[.$H$2];[.G616]+1/[.$H$2])" office:value-type="float" office:value="10.2333333333334" calcext:value-type="float">
            <text:p>10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8]))" office:value-type="date" office:date-value="2019-10-17T09:16:50.260844" calcext:value-type="date">
            <text:p>2019-10-17 09:16:50</text:p>
          </table:table-cell>
          <table:table-cell table:style-name="ce7" table:formula="of:=[.A618]" office:value-type="date" office:date-value="2019-10-17T09:16:50.260844" calcext:value-type="date">
            <text:p>2019-10-17 09:16:50</text:p>
          </table:table-cell>
          <table:table-cell table:formula="of:=TRUNC([.A618])" office:value-type="float" office:value="43755" calcext:value-type="float">
            <text:p>43755</text:p>
          </table:table-cell>
          <table:table-cell table:style-name="ce12" table:formula="of:=[.B618]-[.C618]" office:value-type="date" office:date-value="1899-12-30T09:16:50.26084434707" calcext:value-type="date">
            <text:p>12/30/99 09:16 AM</text:p>
          </table:table-cell>
          <table:table-cell table:formula="of:=MOD([.E617]-[.$E$2];[.$H$2])+1+[.$E$2]" office:value-type="float" office:value="236" calcext:value-type="float">
            <text:p>236</text:p>
          </table:table-cell>
          <table:table-cell table:formula="of:=MOD([.F617]+1/[.$H$2];5)" office:value-type="float" office:value="0.249999999999975" calcext:value-type="float">
            <text:p>0,249999999999975</text:p>
          </table:table-cell>
          <table:table-cell table:formula="of:=IF([.F618]&lt;0.000001;[.G617]+2+1/[.$H$2];[.G617]+1/[.$H$2])" office:value-type="float" office:value="10.2500000000001" calcext:value-type="float">
            <text:p>1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19]))" office:value-type="date" office:date-value="2019-10-17T09:29:26.384309" calcext:value-type="date">
            <text:p>2019-10-17 09:29:26</text:p>
          </table:table-cell>
          <table:table-cell table:style-name="ce7" table:formula="of:=[.A619]" office:value-type="date" office:date-value="2019-10-17T09:29:26.384309" calcext:value-type="date">
            <text:p>2019-10-17 09:29:26</text:p>
          </table:table-cell>
          <table:table-cell table:formula="of:=TRUNC([.A619])" office:value-type="float" office:value="43755" calcext:value-type="float">
            <text:p>43755</text:p>
          </table:table-cell>
          <table:table-cell table:style-name="ce12" table:formula="of:=[.B619]-[.C619]" office:value-type="date" office:date-value="1899-12-30T09:29:26.38430859894" calcext:value-type="date">
            <text:p>12/30/99 09:29 AM</text:p>
          </table:table-cell>
          <table:table-cell table:formula="of:=MOD([.E618]-[.$E$2];[.$H$2])+1+[.$E$2]" office:value-type="float" office:value="237" calcext:value-type="float">
            <text:p>237</text:p>
          </table:table-cell>
          <table:table-cell table:formula="of:=MOD([.F618]+1/[.$H$2];5)" office:value-type="float" office:value="0.266666666666642" calcext:value-type="float">
            <text:p>0,266666666666642</text:p>
          </table:table-cell>
          <table:table-cell table:formula="of:=IF([.F619]&lt;0.000001;[.G618]+2+1/[.$H$2];[.G618]+1/[.$H$2])" office:value-type="float" office:value="10.2666666666668" calcext:value-type="float">
            <text:p>1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0]))" office:value-type="date" office:date-value="2019-10-17T09:42:43.597475" calcext:value-type="date">
            <text:p>2019-10-17 09:42:44</text:p>
          </table:table-cell>
          <table:table-cell table:style-name="ce7" table:formula="of:=[.A620]" office:value-type="date" office:date-value="2019-10-17T09:42:43.597475" calcext:value-type="date">
            <text:p>2019-10-17 09:42:44</text:p>
          </table:table-cell>
          <table:table-cell table:formula="of:=TRUNC([.A620])" office:value-type="float" office:value="43755" calcext:value-type="float">
            <text:p>43755</text:p>
          </table:table-cell>
          <table:table-cell table:style-name="ce12" table:formula="of:=[.B620]-[.C620]" office:value-type="date" office:date-value="1899-12-30T09:42:43.59747466631" calcext:value-type="date">
            <text:p>12/30/99 09:42 AM</text:p>
          </table:table-cell>
          <table:table-cell table:formula="of:=MOD([.E619]-[.$E$2];[.$H$2])+1+[.$E$2]" office:value-type="float" office:value="238" calcext:value-type="float">
            <text:p>238</text:p>
          </table:table-cell>
          <table:table-cell table:formula="of:=MOD([.F619]+1/[.$H$2];5)" office:value-type="float" office:value="0.283333333333308" calcext:value-type="float">
            <text:p>0,283333333333308</text:p>
          </table:table-cell>
          <table:table-cell table:formula="of:=IF([.F620]&lt;0.000001;[.G619]+2+1/[.$H$2];[.G619]+1/[.$H$2])" office:value-type="float" office:value="10.2833333333334" calcext:value-type="float">
            <text:p>10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1]))" office:value-type="date" office:date-value="2019-10-17T09:31:40.91346" calcext:value-type="date">
            <text:p>2019-10-17 09:31:41</text:p>
          </table:table-cell>
          <table:table-cell table:style-name="ce7" table:formula="of:=[.A621]" office:value-type="date" office:date-value="2019-10-17T09:31:40.91346" calcext:value-type="date">
            <text:p>2019-10-17 09:31:41</text:p>
          </table:table-cell>
          <table:table-cell table:formula="of:=TRUNC([.A621])" office:value-type="float" office:value="43755" calcext:value-type="float">
            <text:p>43755</text:p>
          </table:table-cell>
          <table:table-cell table:style-name="ce12" table:formula="of:=[.B621]-[.C621]" office:value-type="date" office:date-value="1899-12-30T09:31:40.9134597145" calcext:value-type="date">
            <text:p>12/30/99 09:31 AM</text:p>
          </table:table-cell>
          <table:table-cell table:formula="of:=MOD([.E620]-[.$E$2];[.$H$2])+1+[.$E$2]" office:value-type="float" office:value="239" calcext:value-type="float">
            <text:p>239</text:p>
          </table:table-cell>
          <table:table-cell table:formula="of:=MOD([.F620]+1/[.$H$2];5)" office:value-type="float" office:value="0.299999999999975" calcext:value-type="float">
            <text:p>0,299999999999975</text:p>
          </table:table-cell>
          <table:table-cell table:formula="of:=IF([.F621]&lt;0.000001;[.G620]+2+1/[.$H$2];[.G620]+1/[.$H$2])" office:value-type="float" office:value="10.3000000000001" calcext:value-type="float">
            <text:p>1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2]))" office:value-type="date" office:date-value="2019-10-17T09:38:23.689921" calcext:value-type="date">
            <text:p>2019-10-17 09:38:24</text:p>
          </table:table-cell>
          <table:table-cell table:style-name="ce7" table:formula="of:=[.A622]" office:value-type="date" office:date-value="2019-10-17T09:38:23.689921" calcext:value-type="date">
            <text:p>2019-10-17 09:38:24</text:p>
          </table:table-cell>
          <table:table-cell table:formula="of:=TRUNC([.A622])" office:value-type="float" office:value="43755" calcext:value-type="float">
            <text:p>43755</text:p>
          </table:table-cell>
          <table:table-cell table:style-name="ce12" table:formula="of:=[.B622]-[.C622]" office:value-type="date" office:date-value="1899-12-30T09:38:23.68992118165" calcext:value-type="date">
            <text:p>12/30/99 09:38 AM</text:p>
          </table:table-cell>
          <table:table-cell table:formula="of:=MOD([.E621]-[.$E$2];[.$H$2])+1+[.$E$2]" office:value-type="float" office:value="240" calcext:value-type="float">
            <text:p>240</text:p>
          </table:table-cell>
          <table:table-cell table:formula="of:=MOD([.F621]+1/[.$H$2];5)" office:value-type="float" office:value="0.316666666666642" calcext:value-type="float">
            <text:p>0,316666666666642</text:p>
          </table:table-cell>
          <table:table-cell table:formula="of:=IF([.F622]&lt;0.000001;[.G621]+2+1/[.$H$2];[.G621]+1/[.$H$2])" office:value-type="float" office:value="10.3166666666668" calcext:value-type="float">
            <text:p>1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3]))" office:value-type="date" office:date-value="2019-10-17T09:19:24.623278" calcext:value-type="date">
            <text:p>2019-10-17 09:19:25</text:p>
          </table:table-cell>
          <table:table-cell table:style-name="ce7" table:formula="of:=[.A623]" office:value-type="date" office:date-value="2019-10-17T09:19:24.623278" calcext:value-type="date">
            <text:p>2019-10-17 09:19:25</text:p>
          </table:table-cell>
          <table:table-cell table:formula="of:=TRUNC([.A623])" office:value-type="float" office:value="43755" calcext:value-type="float">
            <text:p>43755</text:p>
          </table:table-cell>
          <table:table-cell table:style-name="ce12" table:formula="of:=[.B623]-[.C623]" office:value-type="date" office:date-value="1899-12-30T09:19:24.62327842601" calcext:value-type="date">
            <text:p>12/30/99 09:19 AM</text:p>
          </table:table-cell>
          <table:table-cell table:formula="of:=MOD([.E622]-[.$E$2];[.$H$2])+1+[.$E$2]" office:value-type="float" office:value="241" calcext:value-type="float">
            <text:p>241</text:p>
          </table:table-cell>
          <table:table-cell table:formula="of:=MOD([.F622]+1/[.$H$2];5)" office:value-type="float" office:value="0.333333333333308" calcext:value-type="float">
            <text:p>0,333333333333308</text:p>
          </table:table-cell>
          <table:table-cell table:formula="of:=IF([.F623]&lt;0.000001;[.G622]+2+1/[.$H$2];[.G622]+1/[.$H$2])" office:value-type="float" office:value="10.3333333333334" calcext:value-type="float">
            <text:p>10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4]))" office:value-type="date" office:date-value="2019-10-17T09:28:36.557546" calcext:value-type="date">
            <text:p>2019-10-17 09:28:37</text:p>
          </table:table-cell>
          <table:table-cell table:style-name="ce7" table:formula="of:=[.A624]" office:value-type="date" office:date-value="2019-10-17T09:28:36.557546" calcext:value-type="date">
            <text:p>2019-10-17 09:28:37</text:p>
          </table:table-cell>
          <table:table-cell table:formula="of:=TRUNC([.A624])" office:value-type="float" office:value="43755" calcext:value-type="float">
            <text:p>43755</text:p>
          </table:table-cell>
          <table:table-cell table:style-name="ce12" table:formula="of:=[.B624]-[.C624]" office:value-type="date" office:date-value="1899-12-30T09:28:36.55754644889" calcext:value-type="date">
            <text:p>12/30/99 09:28 AM</text:p>
          </table:table-cell>
          <table:table-cell table:formula="of:=MOD([.E623]-[.$E$2];[.$H$2])+1+[.$E$2]" office:value-type="float" office:value="242" calcext:value-type="float">
            <text:p>242</text:p>
          </table:table-cell>
          <table:table-cell table:formula="of:=MOD([.F623]+1/[.$H$2];5)" office:value-type="float" office:value="0.349999999999975" calcext:value-type="float">
            <text:p>0,349999999999975</text:p>
          </table:table-cell>
          <table:table-cell table:formula="of:=IF([.F624]&lt;0.000001;[.G623]+2+1/[.$H$2];[.G623]+1/[.$H$2])" office:value-type="float" office:value="10.3500000000001" calcext:value-type="float">
            <text:p>1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5]))" office:value-type="date" office:date-value="2019-10-17T09:29:02.558645" calcext:value-type="date">
            <text:p>2019-10-17 09:29:03</text:p>
          </table:table-cell>
          <table:table-cell table:style-name="ce7" table:formula="of:=[.A625]" office:value-type="date" office:date-value="2019-10-17T09:29:02.558645" calcext:value-type="date">
            <text:p>2019-10-17 09:29:03</text:p>
          </table:table-cell>
          <table:table-cell table:formula="of:=TRUNC([.A625])" office:value-type="float" office:value="43755" calcext:value-type="float">
            <text:p>43755</text:p>
          </table:table-cell>
          <table:table-cell table:style-name="ce12" table:formula="of:=[.B625]-[.C625]" office:value-type="date" office:date-value="1899-12-30T09:29:02.55864510778" calcext:value-type="date">
            <text:p>12/30/99 09:29 AM</text:p>
          </table:table-cell>
          <table:table-cell table:formula="of:=MOD([.E624]-[.$E$2];[.$H$2])+1+[.$E$2]" office:value-type="float" office:value="243" calcext:value-type="float">
            <text:p>243</text:p>
          </table:table-cell>
          <table:table-cell table:formula="of:=MOD([.F624]+1/[.$H$2];5)" office:value-type="float" office:value="0.366666666666642" calcext:value-type="float">
            <text:p>0,366666666666642</text:p>
          </table:table-cell>
          <table:table-cell table:formula="of:=IF([.F625]&lt;0.000001;[.G624]+2+1/[.$H$2];[.G624]+1/[.$H$2])" office:value-type="float" office:value="10.3666666666668" calcext:value-type="float">
            <text:p>1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6]))" office:value-type="date" office:date-value="2019-10-17T09:26:40.011634" calcext:value-type="date">
            <text:p>2019-10-17 09:26:40</text:p>
          </table:table-cell>
          <table:table-cell table:style-name="ce7" table:formula="of:=[.A626]" office:value-type="date" office:date-value="2019-10-17T09:26:40.011634" calcext:value-type="date">
            <text:p>2019-10-17 09:26:40</text:p>
          </table:table-cell>
          <table:table-cell table:formula="of:=TRUNC([.A626])" office:value-type="float" office:value="43755" calcext:value-type="float">
            <text:p>43755</text:p>
          </table:table-cell>
          <table:table-cell table:style-name="ce12" table:formula="of:=[.B626]-[.C626]" office:value-type="date" office:date-value="1899-12-30T09:26:40.01163426787" calcext:value-type="date">
            <text:p>12/30/99 09:26 AM</text:p>
          </table:table-cell>
          <table:table-cell table:formula="of:=MOD([.E625]-[.$E$2];[.$H$2])+1+[.$E$2]" office:value-type="float" office:value="244" calcext:value-type="float">
            <text:p>244</text:p>
          </table:table-cell>
          <table:table-cell table:formula="of:=MOD([.F625]+1/[.$H$2];5)" office:value-type="float" office:value="0.383333333333308" calcext:value-type="float">
            <text:p>0,383333333333308</text:p>
          </table:table-cell>
          <table:table-cell table:formula="of:=IF([.F626]&lt;0.000001;[.G625]+2+1/[.$H$2];[.G625]+1/[.$H$2])" office:value-type="float" office:value="10.3833333333334" calcext:value-type="float">
            <text:p>10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7]))" office:value-type="date" office:date-value="2019-10-17T09:40:40.469779" calcext:value-type="date">
            <text:p>2019-10-17 09:40:40</text:p>
          </table:table-cell>
          <table:table-cell table:style-name="ce7" table:formula="of:=[.A627]" office:value-type="date" office:date-value="2019-10-17T09:40:40.469779" calcext:value-type="date">
            <text:p>2019-10-17 09:40:40</text:p>
          </table:table-cell>
          <table:table-cell table:formula="of:=TRUNC([.A627])" office:value-type="float" office:value="43755" calcext:value-type="float">
            <text:p>43755</text:p>
          </table:table-cell>
          <table:table-cell table:style-name="ce12" table:formula="of:=[.B627]-[.C627]" office:value-type="date" office:date-value="1899-12-30T09:40:40.46977926046" calcext:value-type="date">
            <text:p>12/30/99 09:40 AM</text:p>
          </table:table-cell>
          <table:table-cell table:formula="of:=MOD([.E626]-[.$E$2];[.$H$2])+1+[.$E$2]" office:value-type="float" office:value="245" calcext:value-type="float">
            <text:p>245</text:p>
          </table:table-cell>
          <table:table-cell table:formula="of:=MOD([.F626]+1/[.$H$2];5)" office:value-type="float" office:value="0.399999999999975" calcext:value-type="float">
            <text:p>0,399999999999975</text:p>
          </table:table-cell>
          <table:table-cell table:formula="of:=IF([.F627]&lt;0.000001;[.G626]+2+1/[.$H$2];[.G626]+1/[.$H$2])" office:value-type="float" office:value="10.4000000000001" calcext:value-type="float">
            <text:p>1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8]))" office:value-type="date" office:date-value="2019-10-17T09:22:43.390175" calcext:value-type="date">
            <text:p>2019-10-17 09:22:43</text:p>
          </table:table-cell>
          <table:table-cell table:style-name="ce7" table:formula="of:=[.A628]" office:value-type="date" office:date-value="2019-10-17T09:22:43.390175" calcext:value-type="date">
            <text:p>2019-10-17 09:22:43</text:p>
          </table:table-cell>
          <table:table-cell table:formula="of:=TRUNC([.A628])" office:value-type="float" office:value="43755" calcext:value-type="float">
            <text:p>43755</text:p>
          </table:table-cell>
          <table:table-cell table:style-name="ce12" table:formula="of:=[.B628]-[.C628]" office:value-type="date" office:date-value="1899-12-30T09:22:43.39017455466" calcext:value-type="date">
            <text:p>12/30/99 09:22 AM</text:p>
          </table:table-cell>
          <table:table-cell table:formula="of:=MOD([.E627]-[.$E$2];[.$H$2])+1+[.$E$2]" office:value-type="float" office:value="246" calcext:value-type="float">
            <text:p>246</text:p>
          </table:table-cell>
          <table:table-cell table:formula="of:=MOD([.F627]+1/[.$H$2];5)" office:value-type="float" office:value="0.416666666666642" calcext:value-type="float">
            <text:p>0,416666666666642</text:p>
          </table:table-cell>
          <table:table-cell table:formula="of:=IF([.F628]&lt;0.000001;[.G627]+2+1/[.$H$2];[.G627]+1/[.$H$2])" office:value-type="float" office:value="10.4166666666668" calcext:value-type="float">
            <text:p>1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29]))" office:value-type="date" office:date-value="2019-10-17T09:46:35.668828" calcext:value-type="date">
            <text:p>2019-10-17 09:46:36</text:p>
          </table:table-cell>
          <table:table-cell table:style-name="ce7" table:formula="of:=[.A629]" office:value-type="date" office:date-value="2019-10-17T09:46:35.668828" calcext:value-type="date">
            <text:p>2019-10-17 09:46:36</text:p>
          </table:table-cell>
          <table:table-cell table:formula="of:=TRUNC([.A629])" office:value-type="float" office:value="43755" calcext:value-type="float">
            <text:p>43755</text:p>
          </table:table-cell>
          <table:table-cell table:style-name="ce12" table:formula="of:=[.B629]-[.C629]" office:value-type="date" office:date-value="1899-12-30T09:46:35.66882830113" calcext:value-type="date">
            <text:p>12/30/99 09:46 AM</text:p>
          </table:table-cell>
          <table:table-cell table:formula="of:=MOD([.E628]-[.$E$2];[.$H$2])+1+[.$E$2]" office:value-type="float" office:value="247" calcext:value-type="float">
            <text:p>247</text:p>
          </table:table-cell>
          <table:table-cell table:formula="of:=MOD([.F628]+1/[.$H$2];5)" office:value-type="float" office:value="0.433333333333308" calcext:value-type="float">
            <text:p>0,433333333333308</text:p>
          </table:table-cell>
          <table:table-cell table:formula="of:=IF([.F629]&lt;0.000001;[.G628]+2+1/[.$H$2];[.G628]+1/[.$H$2])" office:value-type="float" office:value="10.4333333333334" calcext:value-type="float">
            <text:p>10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0]))" office:value-type="date" office:date-value="2019-10-17T09:20:52.624536" calcext:value-type="date">
            <text:p>2019-10-17 09:20:53</text:p>
          </table:table-cell>
          <table:table-cell table:style-name="ce7" table:formula="of:=[.A630]" office:value-type="date" office:date-value="2019-10-17T09:20:52.624536" calcext:value-type="date">
            <text:p>2019-10-17 09:20:53</text:p>
          </table:table-cell>
          <table:table-cell table:formula="of:=TRUNC([.A630])" office:value-type="float" office:value="43755" calcext:value-type="float">
            <text:p>43755</text:p>
          </table:table-cell>
          <table:table-cell table:style-name="ce12" table:formula="of:=[.B630]-[.C630]" office:value-type="date" office:date-value="1899-12-30T09:20:52.62453553732" calcext:value-type="date">
            <text:p>12/30/99 09:20 AM</text:p>
          </table:table-cell>
          <table:table-cell table:formula="of:=MOD([.E629]-[.$E$2];[.$H$2])+1+[.$E$2]" office:value-type="float" office:value="248" calcext:value-type="float">
            <text:p>248</text:p>
          </table:table-cell>
          <table:table-cell table:formula="of:=MOD([.F629]+1/[.$H$2];5)" office:value-type="float" office:value="0.449999999999975" calcext:value-type="float">
            <text:p>0,449999999999975</text:p>
          </table:table-cell>
          <table:table-cell table:formula="of:=IF([.F630]&lt;0.000001;[.G629]+2+1/[.$H$2];[.G629]+1/[.$H$2])" office:value-type="float" office:value="10.4500000000001" calcext:value-type="float">
            <text:p>1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1]))" office:value-type="date" office:date-value="2019-10-17T09:07:19.170613" calcext:value-type="date">
            <text:p>2019-10-17 09:07:19</text:p>
          </table:table-cell>
          <table:table-cell table:style-name="ce7" table:formula="of:=[.A631]" office:value-type="date" office:date-value="2019-10-17T09:07:19.170613" calcext:value-type="date">
            <text:p>2019-10-17 09:07:19</text:p>
          </table:table-cell>
          <table:table-cell table:formula="of:=TRUNC([.A631])" office:value-type="float" office:value="43755" calcext:value-type="float">
            <text:p>43755</text:p>
          </table:table-cell>
          <table:table-cell table:style-name="ce12" table:formula="of:=[.B631]-[.C631]" office:value-type="date" office:date-value="1899-12-30T09:07:19.17061316315" calcext:value-type="date">
            <text:p>12/30/99 09:07 AM</text:p>
          </table:table-cell>
          <table:table-cell table:formula="of:=MOD([.E630]-[.$E$2];[.$H$2])+1+[.$E$2]" office:value-type="float" office:value="249" calcext:value-type="float">
            <text:p>249</text:p>
          </table:table-cell>
          <table:table-cell table:formula="of:=MOD([.F630]+1/[.$H$2];5)" office:value-type="float" office:value="0.466666666666642" calcext:value-type="float">
            <text:p>0,466666666666642</text:p>
          </table:table-cell>
          <table:table-cell table:formula="of:=IF([.F631]&lt;0.000001;[.G630]+2+1/[.$H$2];[.G630]+1/[.$H$2])" office:value-type="float" office:value="10.4666666666668" calcext:value-type="float">
            <text:p>1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2]))" office:value-type="date" office:date-value="2019-10-17T09:39:42.668235" calcext:value-type="date">
            <text:p>2019-10-17 09:39:43</text:p>
          </table:table-cell>
          <table:table-cell table:style-name="ce7" table:formula="of:=[.A632]" office:value-type="date" office:date-value="2019-10-17T09:39:42.668235" calcext:value-type="date">
            <text:p>2019-10-17 09:39:43</text:p>
          </table:table-cell>
          <table:table-cell table:formula="of:=TRUNC([.A632])" office:value-type="float" office:value="43755" calcext:value-type="float">
            <text:p>43755</text:p>
          </table:table-cell>
          <table:table-cell table:style-name="ce12" table:formula="of:=[.B632]-[.C632]" office:value-type="date" office:date-value="1899-12-30T09:39:42.66823450103" calcext:value-type="date">
            <text:p>12/30/99 09:39 AM</text:p>
          </table:table-cell>
          <table:table-cell table:formula="of:=MOD([.E631]-[.$E$2];[.$H$2])+1+[.$E$2]" office:value-type="float" office:value="250" calcext:value-type="float">
            <text:p>250</text:p>
          </table:table-cell>
          <table:table-cell table:formula="of:=MOD([.F631]+1/[.$H$2];5)" office:value-type="float" office:value="0.483333333333308" calcext:value-type="float">
            <text:p>0,483333333333308</text:p>
          </table:table-cell>
          <table:table-cell table:formula="of:=IF([.F632]&lt;0.000001;[.G631]+2+1/[.$H$2];[.G631]+1/[.$H$2])" office:value-type="float" office:value="10.4833333333334" calcext:value-type="float">
            <text:p>10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3]))" office:value-type="date" office:date-value="2019-10-17T09:41:32.160978" calcext:value-type="date">
            <text:p>2019-10-17 09:41:32</text:p>
          </table:table-cell>
          <table:table-cell table:style-name="ce7" table:formula="of:=[.A633]" office:value-type="date" office:date-value="2019-10-17T09:41:32.160978" calcext:value-type="date">
            <text:p>2019-10-17 09:41:32</text:p>
          </table:table-cell>
          <table:table-cell table:formula="of:=TRUNC([.A633])" office:value-type="float" office:value="43755" calcext:value-type="float">
            <text:p>43755</text:p>
          </table:table-cell>
          <table:table-cell table:style-name="ce12" table:formula="of:=[.B633]-[.C633]" office:value-type="date" office:date-value="1899-12-30T09:41:32.16097758617" calcext:value-type="date">
            <text:p>12/30/99 09:41 AM</text:p>
          </table:table-cell>
          <table:table-cell table:formula="of:=MOD([.E632]-[.$E$2];[.$H$2])+1+[.$E$2]" office:value-type="float" office:value="251" calcext:value-type="float">
            <text:p>251</text:p>
          </table:table-cell>
          <table:table-cell table:formula="of:=MOD([.F632]+1/[.$H$2];5)" office:value-type="float" office:value="0.499999999999975" calcext:value-type="float">
            <text:p>0,499999999999975</text:p>
          </table:table-cell>
          <table:table-cell table:formula="of:=IF([.F633]&lt;0.000001;[.G632]+2+1/[.$H$2];[.G632]+1/[.$H$2])" office:value-type="float" office:value="10.5000000000001" calcext:value-type="float">
            <text:p>1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4]))" office:value-type="date" office:date-value="2019-10-17T09:27:00.698617" calcext:value-type="date">
            <text:p>2019-10-17 09:27:01</text:p>
          </table:table-cell>
          <table:table-cell table:style-name="ce7" table:formula="of:=[.A634]" office:value-type="date" office:date-value="2019-10-17T09:27:00.698617" calcext:value-type="date">
            <text:p>2019-10-17 09:27:01</text:p>
          </table:table-cell>
          <table:table-cell table:formula="of:=TRUNC([.A634])" office:value-type="float" office:value="43755" calcext:value-type="float">
            <text:p>43755</text:p>
          </table:table-cell>
          <table:table-cell table:style-name="ce12" table:formula="of:=[.B634]-[.C634]" office:value-type="date" office:date-value="1899-12-30T09:27:00.69861721247" calcext:value-type="date">
            <text:p>12/30/99 09:27 AM</text:p>
          </table:table-cell>
          <table:table-cell table:formula="of:=MOD([.E633]-[.$E$2];[.$H$2])+1+[.$E$2]" office:value-type="float" office:value="252" calcext:value-type="float">
            <text:p>252</text:p>
          </table:table-cell>
          <table:table-cell table:formula="of:=MOD([.F633]+1/[.$H$2];5)" office:value-type="float" office:value="0.516666666666642" calcext:value-type="float">
            <text:p>0,516666666666642</text:p>
          </table:table-cell>
          <table:table-cell table:formula="of:=IF([.F634]&lt;0.000001;[.G633]+2+1/[.$H$2];[.G633]+1/[.$H$2])" office:value-type="float" office:value="10.5166666666668" calcext:value-type="float">
            <text:p>1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5]))" office:value-type="date" office:date-value="2019-10-17T09:39:22.518281" calcext:value-type="date">
            <text:p>2019-10-17 09:39:23</text:p>
          </table:table-cell>
          <table:table-cell table:style-name="ce7" table:formula="of:=[.A635]" office:value-type="date" office:date-value="2019-10-17T09:39:22.518281" calcext:value-type="date">
            <text:p>2019-10-17 09:39:23</text:p>
          </table:table-cell>
          <table:table-cell table:formula="of:=TRUNC([.A635])" office:value-type="float" office:value="43755" calcext:value-type="float">
            <text:p>43755</text:p>
          </table:table-cell>
          <table:table-cell table:style-name="ce12" table:formula="of:=[.B635]-[.C635]" office:value-type="date" office:date-value="1899-12-30T09:39:22.51828093082" calcext:value-type="date">
            <text:p>12/30/99 09:39 AM</text:p>
          </table:table-cell>
          <table:table-cell table:formula="of:=MOD([.E634]-[.$E$2];[.$H$2])+1+[.$E$2]" office:value-type="float" office:value="253" calcext:value-type="float">
            <text:p>253</text:p>
          </table:table-cell>
          <table:table-cell table:formula="of:=MOD([.F634]+1/[.$H$2];5)" office:value-type="float" office:value="0.533333333333308" calcext:value-type="float">
            <text:p>0,533333333333308</text:p>
          </table:table-cell>
          <table:table-cell table:formula="of:=IF([.F635]&lt;0.000001;[.G634]+2+1/[.$H$2];[.G634]+1/[.$H$2])" office:value-type="float" office:value="10.5333333333334" calcext:value-type="float">
            <text:p>1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6]))" office:value-type="date" office:date-value="2019-10-17T09:43:45.718591" calcext:value-type="date">
            <text:p>2019-10-17 09:43:46</text:p>
          </table:table-cell>
          <table:table-cell table:style-name="ce7" table:formula="of:=[.A636]" office:value-type="date" office:date-value="2019-10-17T09:43:45.718591" calcext:value-type="date">
            <text:p>2019-10-17 09:43:46</text:p>
          </table:table-cell>
          <table:table-cell table:formula="of:=TRUNC([.A636])" office:value-type="float" office:value="43755" calcext:value-type="float">
            <text:p>43755</text:p>
          </table:table-cell>
          <table:table-cell table:style-name="ce12" table:formula="of:=[.B636]-[.C636]" office:value-type="date" office:date-value="1899-12-30T09:43:45.71859089658" calcext:value-type="date">
            <text:p>12/30/99 09:43 AM</text:p>
          </table:table-cell>
          <table:table-cell table:formula="of:=MOD([.E635]-[.$E$2];[.$H$2])+1+[.$E$2]" office:value-type="float" office:value="254" calcext:value-type="float">
            <text:p>254</text:p>
          </table:table-cell>
          <table:table-cell table:formula="of:=MOD([.F635]+1/[.$H$2];5)" office:value-type="float" office:value="0.549999999999975" calcext:value-type="float">
            <text:p>0,549999999999975</text:p>
          </table:table-cell>
          <table:table-cell table:formula="of:=IF([.F636]&lt;0.000001;[.G635]+2+1/[.$H$2];[.G635]+1/[.$H$2])" office:value-type="float" office:value="10.5500000000001" calcext:value-type="float">
            <text:p>1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7]))" office:value-type="date" office:date-value="2019-10-17T09:21:15.263705" calcext:value-type="date">
            <text:p>2019-10-17 09:21:15</text:p>
          </table:table-cell>
          <table:table-cell table:style-name="ce7" table:formula="of:=[.A637]" office:value-type="date" office:date-value="2019-10-17T09:21:15.263705" calcext:value-type="date">
            <text:p>2019-10-17 09:21:15</text:p>
          </table:table-cell>
          <table:table-cell table:formula="of:=TRUNC([.A637])" office:value-type="float" office:value="43755" calcext:value-type="float">
            <text:p>43755</text:p>
          </table:table-cell>
          <table:table-cell table:style-name="ce12" table:formula="of:=[.B637]-[.C637]" office:value-type="date" office:date-value="1899-12-30T09:21:15.26370501146" calcext:value-type="date">
            <text:p>12/30/99 09:21 AM</text:p>
          </table:table-cell>
          <table:table-cell table:formula="of:=MOD([.E636]-[.$E$2];[.$H$2])+1+[.$E$2]" office:value-type="float" office:value="255" calcext:value-type="float">
            <text:p>255</text:p>
          </table:table-cell>
          <table:table-cell table:formula="of:=MOD([.F636]+1/[.$H$2];5)" office:value-type="float" office:value="0.566666666666642" calcext:value-type="float">
            <text:p>0,566666666666642</text:p>
          </table:table-cell>
          <table:table-cell table:formula="of:=IF([.F637]&lt;0.000001;[.G636]+2+1/[.$H$2];[.G636]+1/[.$H$2])" office:value-type="float" office:value="10.5666666666668" calcext:value-type="float">
            <text:p>1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8]))" office:value-type="date" office:date-value="2019-10-17T09:31:32.063869" calcext:value-type="date">
            <text:p>2019-10-17 09:31:32</text:p>
          </table:table-cell>
          <table:table-cell table:style-name="ce7" table:formula="of:=[.A638]" office:value-type="date" office:date-value="2019-10-17T09:31:32.063869" calcext:value-type="date">
            <text:p>2019-10-17 09:31:32</text:p>
          </table:table-cell>
          <table:table-cell table:formula="of:=TRUNC([.A638])" office:value-type="float" office:value="43755" calcext:value-type="float">
            <text:p>43755</text:p>
          </table:table-cell>
          <table:table-cell table:style-name="ce12" table:formula="of:=[.B638]-[.C638]" office:value-type="date" office:date-value="1899-12-30T09:31:32.06386918668" calcext:value-type="date">
            <text:p>12/30/99 09:31 AM</text:p>
          </table:table-cell>
          <table:table-cell table:formula="of:=MOD([.E637]-[.$E$2];[.$H$2])+1+[.$E$2]" office:value-type="float" office:value="256" calcext:value-type="float">
            <text:p>256</text:p>
          </table:table-cell>
          <table:table-cell table:formula="of:=MOD([.F637]+1/[.$H$2];5)" office:value-type="float" office:value="0.583333333333308" calcext:value-type="float">
            <text:p>0,583333333333308</text:p>
          </table:table-cell>
          <table:table-cell table:formula="of:=IF([.F638]&lt;0.000001;[.G637]+2+1/[.$H$2];[.G637]+1/[.$H$2])" office:value-type="float" office:value="10.5833333333334" calcext:value-type="float">
            <text:p>1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39]))" office:value-type="date" office:date-value="2019-10-17T09:43:22.723033" calcext:value-type="date">
            <text:p>2019-10-17 09:43:23</text:p>
          </table:table-cell>
          <table:table-cell table:style-name="ce7" table:formula="of:=[.A639]" office:value-type="date" office:date-value="2019-10-17T09:43:22.723033" calcext:value-type="date">
            <text:p>2019-10-17 09:43:23</text:p>
          </table:table-cell>
          <table:table-cell table:formula="of:=TRUNC([.A639])" office:value-type="float" office:value="43755" calcext:value-type="float">
            <text:p>43755</text:p>
          </table:table-cell>
          <table:table-cell table:style-name="ce12" table:formula="of:=[.B639]-[.C639]" office:value-type="date" office:date-value="1899-12-30T09:43:22.72303316742" calcext:value-type="date">
            <text:p>12/30/99 09:43 AM</text:p>
          </table:table-cell>
          <table:table-cell table:formula="of:=MOD([.E638]-[.$E$2];[.$H$2])+1+[.$E$2]" office:value-type="float" office:value="257" calcext:value-type="float">
            <text:p>257</text:p>
          </table:table-cell>
          <table:table-cell table:formula="of:=MOD([.F638]+1/[.$H$2];5)" office:value-type="float" office:value="0.599999999999975" calcext:value-type="float">
            <text:p>0,599999999999975</text:p>
          </table:table-cell>
          <table:table-cell table:formula="of:=IF([.F639]&lt;0.000001;[.G638]+2+1/[.$H$2];[.G638]+1/[.$H$2])" office:value-type="float" office:value="10.6000000000001" calcext:value-type="float">
            <text:p>1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0]))" office:value-type="date" office:date-value="2019-10-17T09:33:46.291937" calcext:value-type="date">
            <text:p>2019-10-17 09:33:46</text:p>
          </table:table-cell>
          <table:table-cell table:style-name="ce7" table:formula="of:=[.A640]" office:value-type="date" office:date-value="2019-10-17T09:33:46.291937" calcext:value-type="date">
            <text:p>2019-10-17 09:33:46</text:p>
          </table:table-cell>
          <table:table-cell table:formula="of:=TRUNC([.A640])" office:value-type="float" office:value="43755" calcext:value-type="float">
            <text:p>43755</text:p>
          </table:table-cell>
          <table:table-cell table:style-name="ce12" table:formula="of:=[.B640]-[.C640]" office:value-type="date" office:date-value="1899-12-30T09:33:46.29193689208" calcext:value-type="date">
            <text:p>12/30/99 09:33 AM</text:p>
          </table:table-cell>
          <table:table-cell table:formula="of:=MOD([.E639]-[.$E$2];[.$H$2])+1+[.$E$2]" office:value-type="float" office:value="258" calcext:value-type="float">
            <text:p>258</text:p>
          </table:table-cell>
          <table:table-cell table:formula="of:=MOD([.F639]+1/[.$H$2];5)" office:value-type="float" office:value="0.616666666666642" calcext:value-type="float">
            <text:p>0,616666666666642</text:p>
          </table:table-cell>
          <table:table-cell table:formula="of:=IF([.F640]&lt;0.000001;[.G639]+2+1/[.$H$2];[.G639]+1/[.$H$2])" office:value-type="float" office:value="10.6166666666668" calcext:value-type="float">
            <text:p>1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1]))" office:value-type="date" office:date-value="2019-10-17T09:34:04.934303" calcext:value-type="date">
            <text:p>2019-10-17 09:34:05</text:p>
          </table:table-cell>
          <table:table-cell table:style-name="ce7" table:formula="of:=[.A641]" office:value-type="date" office:date-value="2019-10-17T09:34:04.934303" calcext:value-type="date">
            <text:p>2019-10-17 09:34:05</text:p>
          </table:table-cell>
          <table:table-cell table:formula="of:=TRUNC([.A641])" office:value-type="float" office:value="43755" calcext:value-type="float">
            <text:p>43755</text:p>
          </table:table-cell>
          <table:table-cell table:style-name="ce12" table:formula="of:=[.B641]-[.C641]" office:value-type="date" office:date-value="1899-12-30T09:34:04.93430333678" calcext:value-type="date">
            <text:p>12/30/99 09:34 AM</text:p>
          </table:table-cell>
          <table:table-cell table:formula="of:=MOD([.E640]-[.$E$2];[.$H$2])+1+[.$E$2]" office:value-type="float" office:value="259" calcext:value-type="float">
            <text:p>259</text:p>
          </table:table-cell>
          <table:table-cell table:formula="of:=MOD([.F640]+1/[.$H$2];5)" office:value-type="float" office:value="0.633333333333309" calcext:value-type="float">
            <text:p>0,633333333333309</text:p>
          </table:table-cell>
          <table:table-cell table:formula="of:=IF([.F641]&lt;0.000001;[.G640]+2+1/[.$H$2];[.G640]+1/[.$H$2])" office:value-type="float" office:value="10.6333333333334" calcext:value-type="float">
            <text:p>1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2]))" office:value-type="date" office:date-value="2019-10-17T09:25:12.160953" calcext:value-type="date">
            <text:p>2019-10-17 09:25:12</text:p>
          </table:table-cell>
          <table:table-cell table:style-name="ce7" table:formula="of:=[.A642]" office:value-type="date" office:date-value="2019-10-17T09:25:12.160953" calcext:value-type="date">
            <text:p>2019-10-17 09:25:12</text:p>
          </table:table-cell>
          <table:table-cell table:formula="of:=TRUNC([.A642])" office:value-type="float" office:value="43755" calcext:value-type="float">
            <text:p>43755</text:p>
          </table:table-cell>
          <table:table-cell table:style-name="ce12" table:formula="of:=[.B642]-[.C642]" office:value-type="date" office:date-value="1899-12-30T09:25:12.16095343698" calcext:value-type="date">
            <text:p>12/30/99 09:25 AM</text:p>
          </table:table-cell>
          <table:table-cell table:formula="of:=MOD([.E641]-[.$E$2];[.$H$2])+1+[.$E$2]" office:value-type="float" office:value="260" calcext:value-type="float">
            <text:p>260</text:p>
          </table:table-cell>
          <table:table-cell table:formula="of:=MOD([.F641]+1/[.$H$2];5)" office:value-type="float" office:value="0.649999999999975" calcext:value-type="float">
            <text:p>0,649999999999975</text:p>
          </table:table-cell>
          <table:table-cell table:formula="of:=IF([.F642]&lt;0.000001;[.G641]+2+1/[.$H$2];[.G641]+1/[.$H$2])" office:value-type="float" office:value="10.6500000000001" calcext:value-type="float">
            <text:p>1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3]))" office:value-type="date" office:date-value="2019-10-17T09:33:51.786267" calcext:value-type="date">
            <text:p>2019-10-17 09:33:52</text:p>
          </table:table-cell>
          <table:table-cell table:style-name="ce7" table:formula="of:=[.A643]" office:value-type="date" office:date-value="2019-10-17T09:33:51.786267" calcext:value-type="date">
            <text:p>2019-10-17 09:33:52</text:p>
          </table:table-cell>
          <table:table-cell table:formula="of:=TRUNC([.A643])" office:value-type="float" office:value="43755" calcext:value-type="float">
            <text:p>43755</text:p>
          </table:table-cell>
          <table:table-cell table:style-name="ce12" table:formula="of:=[.B643]-[.C643]" office:value-type="date" office:date-value="1899-12-30T09:33:51.78626687732" calcext:value-type="date">
            <text:p>12/30/99 09:33 AM</text:p>
          </table:table-cell>
          <table:table-cell table:formula="of:=MOD([.E642]-[.$E$2];[.$H$2])+1+[.$E$2]" office:value-type="float" office:value="261" calcext:value-type="float">
            <text:p>261</text:p>
          </table:table-cell>
          <table:table-cell table:formula="of:=MOD([.F642]+1/[.$H$2];5)" office:value-type="float" office:value="0.666666666666642" calcext:value-type="float">
            <text:p>0,666666666666642</text:p>
          </table:table-cell>
          <table:table-cell table:formula="of:=IF([.F643]&lt;0.000001;[.G642]+2+1/[.$H$2];[.G642]+1/[.$H$2])" office:value-type="float" office:value="10.6666666666668" calcext:value-type="float">
            <text:p>1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4]))" office:value-type="date" office:date-value="2019-10-17T09:24:28.075191" calcext:value-type="date">
            <text:p>2019-10-17 09:24:28</text:p>
          </table:table-cell>
          <table:table-cell table:style-name="ce7" table:formula="of:=[.A644]" office:value-type="date" office:date-value="2019-10-17T09:24:28.075191" calcext:value-type="date">
            <text:p>2019-10-17 09:24:28</text:p>
          </table:table-cell>
          <table:table-cell table:formula="of:=TRUNC([.A644])" office:value-type="float" office:value="43755" calcext:value-type="float">
            <text:p>43755</text:p>
          </table:table-cell>
          <table:table-cell table:style-name="ce12" table:formula="of:=[.B644]-[.C644]" office:value-type="date" office:date-value="1899-12-30T09:24:28.07519125286" calcext:value-type="date">
            <text:p>12/30/99 09:24 AM</text:p>
          </table:table-cell>
          <table:table-cell table:formula="of:=MOD([.E643]-[.$E$2];[.$H$2])+1+[.$E$2]" office:value-type="float" office:value="262" calcext:value-type="float">
            <text:p>262</text:p>
          </table:table-cell>
          <table:table-cell table:formula="of:=MOD([.F643]+1/[.$H$2];5)" office:value-type="float" office:value="0.683333333333309" calcext:value-type="float">
            <text:p>0,683333333333309</text:p>
          </table:table-cell>
          <table:table-cell table:formula="of:=IF([.F644]&lt;0.000001;[.G643]+2+1/[.$H$2];[.G643]+1/[.$H$2])" office:value-type="float" office:value="10.6833333333334" calcext:value-type="float">
            <text:p>1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5]))" office:value-type="date" office:date-value="2019-10-17T09:25:21.79859" calcext:value-type="date">
            <text:p>2019-10-17 09:25:22</text:p>
          </table:table-cell>
          <table:table-cell table:style-name="ce7" table:formula="of:=[.A645]" office:value-type="date" office:date-value="2019-10-17T09:25:21.79859" calcext:value-type="date">
            <text:p>2019-10-17 09:25:22</text:p>
          </table:table-cell>
          <table:table-cell table:formula="of:=TRUNC([.A645])" office:value-type="float" office:value="43755" calcext:value-type="float">
            <text:p>43755</text:p>
          </table:table-cell>
          <table:table-cell table:style-name="ce12" table:formula="of:=[.B645]-[.C645]" office:value-type="date" office:date-value="1899-12-30T09:25:21.79858975578" calcext:value-type="date">
            <text:p>12/30/99 09:25 AM</text:p>
          </table:table-cell>
          <table:table-cell table:formula="of:=MOD([.E644]-[.$E$2];[.$H$2])+1+[.$E$2]" office:value-type="float" office:value="263" calcext:value-type="float">
            <text:p>263</text:p>
          </table:table-cell>
          <table:table-cell table:formula="of:=MOD([.F644]+1/[.$H$2];5)" office:value-type="float" office:value="0.699999999999976" calcext:value-type="float">
            <text:p>0,699999999999976</text:p>
          </table:table-cell>
          <table:table-cell table:formula="of:=IF([.F645]&lt;0.000001;[.G644]+2+1/[.$H$2];[.G644]+1/[.$H$2])" office:value-type="float" office:value="10.7000000000001" calcext:value-type="float">
            <text:p>1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6]))" office:value-type="date" office:date-value="2019-10-17T09:53:44.262279" calcext:value-type="date">
            <text:p>2019-10-17 09:53:44</text:p>
          </table:table-cell>
          <table:table-cell table:style-name="ce7" table:formula="of:=[.A646]" office:value-type="date" office:date-value="2019-10-17T09:53:44.262279" calcext:value-type="date">
            <text:p>2019-10-17 09:53:44</text:p>
          </table:table-cell>
          <table:table-cell table:formula="of:=TRUNC([.A646])" office:value-type="float" office:value="43755" calcext:value-type="float">
            <text:p>43755</text:p>
          </table:table-cell>
          <table:table-cell table:style-name="ce12" table:formula="of:=[.B646]-[.C646]" office:value-type="date" office:date-value="1899-12-30T09:53:44.26227908581" calcext:value-type="date">
            <text:p>12/30/99 09:53 AM</text:p>
          </table:table-cell>
          <table:table-cell table:formula="of:=MOD([.E645]-[.$E$2];[.$H$2])+1+[.$E$2]" office:value-type="float" office:value="264" calcext:value-type="float">
            <text:p>264</text:p>
          </table:table-cell>
          <table:table-cell table:formula="of:=MOD([.F645]+1/[.$H$2];5)" office:value-type="float" office:value="0.716666666666642" calcext:value-type="float">
            <text:p>0,716666666666642</text:p>
          </table:table-cell>
          <table:table-cell table:formula="of:=IF([.F646]&lt;0.000001;[.G645]+2+1/[.$H$2];[.G645]+1/[.$H$2])" office:value-type="float" office:value="10.7166666666668" calcext:value-type="float">
            <text:p>1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7]))" office:value-type="date" office:date-value="2019-10-17T08:58:39.542793" calcext:value-type="date">
            <text:p>2019-10-17 08:58:40</text:p>
          </table:table-cell>
          <table:table-cell table:style-name="ce7" table:formula="of:=[.A647]" office:value-type="date" office:date-value="2019-10-17T08:58:39.542793" calcext:value-type="date">
            <text:p>2019-10-17 08:58:40</text:p>
          </table:table-cell>
          <table:table-cell table:formula="of:=TRUNC([.A647])" office:value-type="float" office:value="43755" calcext:value-type="float">
            <text:p>43755</text:p>
          </table:table-cell>
          <table:table-cell table:style-name="ce12" table:formula="of:=[.B647]-[.C647]" office:value-type="date" office:date-value="1899-12-30T08:58:39.54279269557" calcext:value-type="date">
            <text:p>12/30/99 08:58 AM</text:p>
          </table:table-cell>
          <table:table-cell table:formula="of:=MOD([.E646]-[.$E$2];[.$H$2])+1+[.$E$2]" office:value-type="float" office:value="265" calcext:value-type="float">
            <text:p>265</text:p>
          </table:table-cell>
          <table:table-cell table:formula="of:=MOD([.F646]+1/[.$H$2];5)" office:value-type="float" office:value="0.733333333333309" calcext:value-type="float">
            <text:p>0,733333333333309</text:p>
          </table:table-cell>
          <table:table-cell table:formula="of:=IF([.F647]&lt;0.000001;[.G646]+2+1/[.$H$2];[.G646]+1/[.$H$2])" office:value-type="float" office:value="10.7333333333334" calcext:value-type="float">
            <text:p>1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8]))" office:value-type="date" office:date-value="2019-10-17T09:36:33.430336" calcext:value-type="date">
            <text:p>2019-10-17 09:36:33</text:p>
          </table:table-cell>
          <table:table-cell table:style-name="ce7" table:formula="of:=[.A648]" office:value-type="date" office:date-value="2019-10-17T09:36:33.430336" calcext:value-type="date">
            <text:p>2019-10-17 09:36:33</text:p>
          </table:table-cell>
          <table:table-cell table:formula="of:=TRUNC([.A648])" office:value-type="float" office:value="43755" calcext:value-type="float">
            <text:p>43755</text:p>
          </table:table-cell>
          <table:table-cell table:style-name="ce12" table:formula="of:=[.B648]-[.C648]" office:value-type="date" office:date-value="1899-12-30T09:36:33.43033579644" calcext:value-type="date">
            <text:p>12/30/99 09:36 AM</text:p>
          </table:table-cell>
          <table:table-cell table:formula="of:=MOD([.E647]-[.$E$2];[.$H$2])+1+[.$E$2]" office:value-type="float" office:value="266" calcext:value-type="float">
            <text:p>266</text:p>
          </table:table-cell>
          <table:table-cell table:formula="of:=MOD([.F647]+1/[.$H$2];5)" office:value-type="float" office:value="0.749999999999976" calcext:value-type="float">
            <text:p>0,749999999999976</text:p>
          </table:table-cell>
          <table:table-cell table:formula="of:=IF([.F648]&lt;0.000001;[.G647]+2+1/[.$H$2];[.G647]+1/[.$H$2])" office:value-type="float" office:value="10.7500000000001" calcext:value-type="float">
            <text:p>1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49]))" office:value-type="date" office:date-value="2019-10-17T09:19:43.346134" calcext:value-type="date">
            <text:p>2019-10-17 09:19:43</text:p>
          </table:table-cell>
          <table:table-cell table:style-name="ce7" table:formula="of:=[.A649]" office:value-type="date" office:date-value="2019-10-17T09:19:43.346134" calcext:value-type="date">
            <text:p>2019-10-17 09:19:43</text:p>
          </table:table-cell>
          <table:table-cell table:formula="of:=TRUNC([.A649])" office:value-type="float" office:value="43755" calcext:value-type="float">
            <text:p>43755</text:p>
          </table:table-cell>
          <table:table-cell table:style-name="ce12" table:formula="of:=[.B649]-[.C649]" office:value-type="date" office:date-value="1899-12-30T09:19:43.34613440093" calcext:value-type="date">
            <text:p>12/30/99 09:19 AM</text:p>
          </table:table-cell>
          <table:table-cell table:formula="of:=MOD([.E648]-[.$E$2];[.$H$2])+1+[.$E$2]" office:value-type="float" office:value="267" calcext:value-type="float">
            <text:p>267</text:p>
          </table:table-cell>
          <table:table-cell table:formula="of:=MOD([.F648]+1/[.$H$2];5)" office:value-type="float" office:value="0.766666666666642" calcext:value-type="float">
            <text:p>0,766666666666642</text:p>
          </table:table-cell>
          <table:table-cell table:formula="of:=IF([.F649]&lt;0.000001;[.G648]+2+1/[.$H$2];[.G648]+1/[.$H$2])" office:value-type="float" office:value="10.7666666666668" calcext:value-type="float">
            <text:p>1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0]))" office:value-type="date" office:date-value="2019-10-17T09:12:39.277263" calcext:value-type="date">
            <text:p>2019-10-17 09:12:39</text:p>
          </table:table-cell>
          <table:table-cell table:style-name="ce7" table:formula="of:=[.A650]" office:value-type="date" office:date-value="2019-10-17T09:12:39.277263" calcext:value-type="date">
            <text:p>2019-10-17 09:12:39</text:p>
          </table:table-cell>
          <table:table-cell table:formula="of:=TRUNC([.A650])" office:value-type="float" office:value="43755" calcext:value-type="float">
            <text:p>43755</text:p>
          </table:table-cell>
          <table:table-cell table:style-name="ce12" table:formula="of:=[.B650]-[.C650]" office:value-type="date" office:date-value="1899-12-30T09:12:39.27726302762" calcext:value-type="date">
            <text:p>12/30/99 09:12 AM</text:p>
          </table:table-cell>
          <table:table-cell table:formula="of:=MOD([.E649]-[.$E$2];[.$H$2])+1+[.$E$2]" office:value-type="float" office:value="268" calcext:value-type="float">
            <text:p>268</text:p>
          </table:table-cell>
          <table:table-cell table:formula="of:=MOD([.F649]+1/[.$H$2];5)" office:value-type="float" office:value="0.783333333333309" calcext:value-type="float">
            <text:p>0,783333333333309</text:p>
          </table:table-cell>
          <table:table-cell table:formula="of:=IF([.F650]&lt;0.000001;[.G649]+2+1/[.$H$2];[.G649]+1/[.$H$2])" office:value-type="float" office:value="10.7833333333335" calcext:value-type="float">
            <text:p>10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1]))" office:value-type="date" office:date-value="2019-10-17T09:41:59.683885" calcext:value-type="date">
            <text:p>2019-10-17 09:42:00</text:p>
          </table:table-cell>
          <table:table-cell table:style-name="ce7" table:formula="of:=[.A651]" office:value-type="date" office:date-value="2019-10-17T09:41:59.683885" calcext:value-type="date">
            <text:p>2019-10-17 09:42:00</text:p>
          </table:table-cell>
          <table:table-cell table:formula="of:=TRUNC([.A651])" office:value-type="float" office:value="43755" calcext:value-type="float">
            <text:p>43755</text:p>
          </table:table-cell>
          <table:table-cell table:style-name="ce12" table:formula="of:=[.B651]-[.C651]" office:value-type="date" office:date-value="1899-12-30T09:41:59.6838845266" calcext:value-type="date">
            <text:p>12/30/99 09:42 AM</text:p>
          </table:table-cell>
          <table:table-cell table:formula="of:=MOD([.E650]-[.$E$2];[.$H$2])+1+[.$E$2]" office:value-type="float" office:value="269" calcext:value-type="float">
            <text:p>269</text:p>
          </table:table-cell>
          <table:table-cell table:formula="of:=MOD([.F650]+1/[.$H$2];5)" office:value-type="float" office:value="0.799999999999976" calcext:value-type="float">
            <text:p>0,799999999999976</text:p>
          </table:table-cell>
          <table:table-cell table:formula="of:=IF([.F651]&lt;0.000001;[.G650]+2+1/[.$H$2];[.G650]+1/[.$H$2])" office:value-type="float" office:value="10.8000000000001" calcext:value-type="float">
            <text:p>1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2]))" office:value-type="date" office:date-value="2019-10-17T09:27:38.672845" calcext:value-type="date">
            <text:p>2019-10-17 09:27:39</text:p>
          </table:table-cell>
          <table:table-cell table:style-name="ce7" table:formula="of:=[.A652]" office:value-type="date" office:date-value="2019-10-17T09:27:38.672845" calcext:value-type="date">
            <text:p>2019-10-17 09:27:39</text:p>
          </table:table-cell>
          <table:table-cell table:formula="of:=TRUNC([.A652])" office:value-type="float" office:value="43755" calcext:value-type="float">
            <text:p>43755</text:p>
          </table:table-cell>
          <table:table-cell table:style-name="ce12" table:formula="of:=[.B652]-[.C652]" office:value-type="date" office:date-value="1899-12-30T09:27:38.67284482811" calcext:value-type="date">
            <text:p>12/30/99 09:27 AM</text:p>
          </table:table-cell>
          <table:table-cell table:formula="of:=MOD([.E651]-[.$E$2];[.$H$2])+1+[.$E$2]" office:value-type="float" office:value="270" calcext:value-type="float">
            <text:p>270</text:p>
          </table:table-cell>
          <table:table-cell table:formula="of:=MOD([.F651]+1/[.$H$2];5)" office:value-type="float" office:value="0.816666666666642" calcext:value-type="float">
            <text:p>0,816666666666642</text:p>
          </table:table-cell>
          <table:table-cell table:formula="of:=IF([.F652]&lt;0.000001;[.G651]+2+1/[.$H$2];[.G651]+1/[.$H$2])" office:value-type="float" office:value="10.8166666666668" calcext:value-type="float">
            <text:p>1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3]))" office:value-type="date" office:date-value="2019-10-17T09:29:16.460455" calcext:value-type="date">
            <text:p>2019-10-17 09:29:16</text:p>
          </table:table-cell>
          <table:table-cell table:style-name="ce7" table:formula="of:=[.A653]" office:value-type="date" office:date-value="2019-10-17T09:29:16.460455" calcext:value-type="date">
            <text:p>2019-10-17 09:29:16</text:p>
          </table:table-cell>
          <table:table-cell table:formula="of:=TRUNC([.A653])" office:value-type="float" office:value="43755" calcext:value-type="float">
            <text:p>43755</text:p>
          </table:table-cell>
          <table:table-cell table:style-name="ce12" table:formula="of:=[.B653]-[.C653]" office:value-type="date" office:date-value="1899-12-30T09:29:16.46045501344" calcext:value-type="date">
            <text:p>12/30/99 09:29 AM</text:p>
          </table:table-cell>
          <table:table-cell table:formula="of:=MOD([.E652]-[.$E$2];[.$H$2])+1+[.$E$2]" office:value-type="float" office:value="271" calcext:value-type="float">
            <text:p>271</text:p>
          </table:table-cell>
          <table:table-cell table:formula="of:=MOD([.F652]+1/[.$H$2];5)" office:value-type="float" office:value="0.833333333333309" calcext:value-type="float">
            <text:p>0,833333333333309</text:p>
          </table:table-cell>
          <table:table-cell table:formula="of:=IF([.F653]&lt;0.000001;[.G652]+2+1/[.$H$2];[.G652]+1/[.$H$2])" office:value-type="float" office:value="10.8333333333335" calcext:value-type="float">
            <text:p>10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4]))" office:value-type="date" office:date-value="2019-10-17T09:48:56.883948" calcext:value-type="date">
            <text:p>2019-10-17 09:48:57</text:p>
          </table:table-cell>
          <table:table-cell table:style-name="ce7" table:formula="of:=[.A654]" office:value-type="date" office:date-value="2019-10-17T09:48:56.883948" calcext:value-type="date">
            <text:p>2019-10-17 09:48:57</text:p>
          </table:table-cell>
          <table:table-cell table:formula="of:=TRUNC([.A654])" office:value-type="float" office:value="43755" calcext:value-type="float">
            <text:p>43755</text:p>
          </table:table-cell>
          <table:table-cell table:style-name="ce12" table:formula="of:=[.B654]-[.C654]" office:value-type="date" office:date-value="1899-12-30T09:48:56.88394760247" calcext:value-type="date">
            <text:p>12/30/99 09:48 AM</text:p>
          </table:table-cell>
          <table:table-cell table:formula="of:=MOD([.E653]-[.$E$2];[.$H$2])+1+[.$E$2]" office:value-type="float" office:value="272" calcext:value-type="float">
            <text:p>272</text:p>
          </table:table-cell>
          <table:table-cell table:formula="of:=MOD([.F653]+1/[.$H$2];5)" office:value-type="float" office:value="0.849999999999976" calcext:value-type="float">
            <text:p>0,849999999999976</text:p>
          </table:table-cell>
          <table:table-cell table:formula="of:=IF([.F654]&lt;0.000001;[.G653]+2+1/[.$H$2];[.G653]+1/[.$H$2])" office:value-type="float" office:value="10.8500000000001" calcext:value-type="float">
            <text:p>1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5]))" office:value-type="date" office:date-value="2019-10-17T09:57:52.382592" calcext:value-type="date">
            <text:p>2019-10-17 09:57:52</text:p>
          </table:table-cell>
          <table:table-cell table:style-name="ce7" table:formula="of:=[.A655]" office:value-type="date" office:date-value="2019-10-17T09:57:52.382592" calcext:value-type="date">
            <text:p>2019-10-17 09:57:52</text:p>
          </table:table-cell>
          <table:table-cell table:formula="of:=TRUNC([.A655])" office:value-type="float" office:value="43755" calcext:value-type="float">
            <text:p>43755</text:p>
          </table:table-cell>
          <table:table-cell table:style-name="ce12" table:formula="of:=[.B655]-[.C655]" office:value-type="date" office:date-value="1899-12-30T09:57:52.38259201404" calcext:value-type="date">
            <text:p>12/30/99 09:57 AM</text:p>
          </table:table-cell>
          <table:table-cell table:formula="of:=MOD([.E654]-[.$E$2];[.$H$2])+1+[.$E$2]" office:value-type="float" office:value="273" calcext:value-type="float">
            <text:p>273</text:p>
          </table:table-cell>
          <table:table-cell table:formula="of:=MOD([.F654]+1/[.$H$2];5)" office:value-type="float" office:value="0.866666666666643" calcext:value-type="float">
            <text:p>0,866666666666643</text:p>
          </table:table-cell>
          <table:table-cell table:formula="of:=IF([.F655]&lt;0.000001;[.G654]+2+1/[.$H$2];[.G654]+1/[.$H$2])" office:value-type="float" office:value="10.8666666666668" calcext:value-type="float">
            <text:p>1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6]))" office:value-type="date" office:date-value="2019-10-17T09:38:32.51846" calcext:value-type="date">
            <text:p>2019-10-17 09:38:33</text:p>
          </table:table-cell>
          <table:table-cell table:style-name="ce7" table:formula="of:=[.A656]" office:value-type="date" office:date-value="2019-10-17T09:38:32.51846" calcext:value-type="date">
            <text:p>2019-10-17 09:38:33</text:p>
          </table:table-cell>
          <table:table-cell table:formula="of:=TRUNC([.A656])" office:value-type="float" office:value="43755" calcext:value-type="float">
            <text:p>43755</text:p>
          </table:table-cell>
          <table:table-cell table:style-name="ce12" table:formula="of:=[.B656]-[.C656]" office:value-type="date" office:date-value="1899-12-30T09:38:32.51846035011" calcext:value-type="date">
            <text:p>12/30/99 09:38 AM</text:p>
          </table:table-cell>
          <table:table-cell table:formula="of:=MOD([.E655]-[.$E$2];[.$H$2])+1+[.$E$2]" office:value-type="float" office:value="274" calcext:value-type="float">
            <text:p>274</text:p>
          </table:table-cell>
          <table:table-cell table:formula="of:=MOD([.F655]+1/[.$H$2];5)" office:value-type="float" office:value="0.883333333333309" calcext:value-type="float">
            <text:p>0,883333333333309</text:p>
          </table:table-cell>
          <table:table-cell table:formula="of:=IF([.F656]&lt;0.000001;[.G655]+2+1/[.$H$2];[.G655]+1/[.$H$2])" office:value-type="float" office:value="10.8833333333335" calcext:value-type="float">
            <text:p>10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7]))" office:value-type="date" office:date-value="2019-10-17T09:52:37.639211" calcext:value-type="date">
            <text:p>2019-10-17 09:52:38</text:p>
          </table:table-cell>
          <table:table-cell table:style-name="ce7" table:formula="of:=[.A657]" office:value-type="date" office:date-value="2019-10-17T09:52:37.639211" calcext:value-type="date">
            <text:p>2019-10-17 09:52:38</text:p>
          </table:table-cell>
          <table:table-cell table:formula="of:=TRUNC([.A657])" office:value-type="float" office:value="43755" calcext:value-type="float">
            <text:p>43755</text:p>
          </table:table-cell>
          <table:table-cell table:style-name="ce12" table:formula="of:=[.B657]-[.C657]" office:value-type="date" office:date-value="1899-12-30T09:52:37.63921081088" calcext:value-type="date">
            <text:p>12/30/99 09:52 AM</text:p>
          </table:table-cell>
          <table:table-cell table:formula="of:=MOD([.E656]-[.$E$2];[.$H$2])+1+[.$E$2]" office:value-type="float" office:value="275" calcext:value-type="float">
            <text:p>275</text:p>
          </table:table-cell>
          <table:table-cell table:formula="of:=MOD([.F656]+1/[.$H$2];5)" office:value-type="float" office:value="0.899999999999976" calcext:value-type="float">
            <text:p>0,899999999999976</text:p>
          </table:table-cell>
          <table:table-cell table:formula="of:=IF([.F657]&lt;0.000001;[.G656]+2+1/[.$H$2];[.G656]+1/[.$H$2])" office:value-type="float" office:value="10.9000000000001" calcext:value-type="float">
            <text:p>1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8]))" office:value-type="date" office:date-value="2019-10-17T09:45:59.792064" calcext:value-type="date">
            <text:p>2019-10-17 09:46:00</text:p>
          </table:table-cell>
          <table:table-cell table:style-name="ce7" table:formula="of:=[.A658]" office:value-type="date" office:date-value="2019-10-17T09:45:59.792064" calcext:value-type="date">
            <text:p>2019-10-17 09:46:00</text:p>
          </table:table-cell>
          <table:table-cell table:formula="of:=TRUNC([.A658])" office:value-type="float" office:value="43755" calcext:value-type="float">
            <text:p>43755</text:p>
          </table:table-cell>
          <table:table-cell table:style-name="ce12" table:formula="of:=[.B658]-[.C658]" office:value-type="date" office:date-value="1899-12-30T09:45:59.79206403717" calcext:value-type="date">
            <text:p>12/30/99 09:46 AM</text:p>
          </table:table-cell>
          <table:table-cell table:formula="of:=MOD([.E657]-[.$E$2];[.$H$2])+1+[.$E$2]" office:value-type="float" office:value="276" calcext:value-type="float">
            <text:p>276</text:p>
          </table:table-cell>
          <table:table-cell table:formula="of:=MOD([.F657]+1/[.$H$2];5)" office:value-type="float" office:value="0.916666666666643" calcext:value-type="float">
            <text:p>0,916666666666643</text:p>
          </table:table-cell>
          <table:table-cell table:formula="of:=IF([.F658]&lt;0.000001;[.G657]+2+1/[.$H$2];[.G657]+1/[.$H$2])" office:value-type="float" office:value="10.9166666666668" calcext:value-type="float">
            <text:p>1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59]))" office:value-type="date" office:date-value="2019-10-17T09:13:46.233311" calcext:value-type="date">
            <text:p>2019-10-17 09:13:46</text:p>
          </table:table-cell>
          <table:table-cell table:style-name="ce7" table:formula="of:=[.A659]" office:value-type="date" office:date-value="2019-10-17T09:13:46.233311" calcext:value-type="date">
            <text:p>2019-10-17 09:13:46</text:p>
          </table:table-cell>
          <table:table-cell table:formula="of:=TRUNC([.A659])" office:value-type="float" office:value="43755" calcext:value-type="float">
            <text:p>43755</text:p>
          </table:table-cell>
          <table:table-cell table:style-name="ce12" table:formula="of:=[.B659]-[.C659]" office:value-type="date" office:date-value="1899-12-30T09:13:46.23331141658" calcext:value-type="date">
            <text:p>12/30/99 09:13 AM</text:p>
          </table:table-cell>
          <table:table-cell table:formula="of:=MOD([.E658]-[.$E$2];[.$H$2])+1+[.$E$2]" office:value-type="float" office:value="277" calcext:value-type="float">
            <text:p>277</text:p>
          </table:table-cell>
          <table:table-cell table:formula="of:=MOD([.F658]+1/[.$H$2];5)" office:value-type="float" office:value="0.93333333333331" calcext:value-type="float">
            <text:p>0,93333333333331</text:p>
          </table:table-cell>
          <table:table-cell table:formula="of:=IF([.F659]&lt;0.000001;[.G658]+2+1/[.$H$2];[.G658]+1/[.$H$2])" office:value-type="float" office:value="10.9333333333335" calcext:value-type="float">
            <text:p>10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0]))" office:value-type="date" office:date-value="2019-10-17T09:44:52.369111" calcext:value-type="date">
            <text:p>2019-10-17 09:44:52</text:p>
          </table:table-cell>
          <table:table-cell table:style-name="ce7" table:formula="of:=[.A660]" office:value-type="date" office:date-value="2019-10-17T09:44:52.369111" calcext:value-type="date">
            <text:p>2019-10-17 09:44:52</text:p>
          </table:table-cell>
          <table:table-cell table:formula="of:=TRUNC([.A660])" office:value-type="float" office:value="43755" calcext:value-type="float">
            <text:p>43755</text:p>
          </table:table-cell>
          <table:table-cell table:style-name="ce12" table:formula="of:=[.B660]-[.C660]" office:value-type="date" office:date-value="1899-12-30T09:44:52.36911137123" calcext:value-type="date">
            <text:p>12/30/99 09:44 AM</text:p>
          </table:table-cell>
          <table:table-cell table:formula="of:=MOD([.E659]-[.$E$2];[.$H$2])+1+[.$E$2]" office:value-type="float" office:value="278" calcext:value-type="float">
            <text:p>278</text:p>
          </table:table-cell>
          <table:table-cell table:formula="of:=MOD([.F659]+1/[.$H$2];5)" office:value-type="float" office:value="0.949999999999976" calcext:value-type="float">
            <text:p>0,949999999999976</text:p>
          </table:table-cell>
          <table:table-cell table:formula="of:=IF([.F660]&lt;0.000001;[.G659]+2+1/[.$H$2];[.G659]+1/[.$H$2])" office:value-type="float" office:value="10.9500000000001" calcext:value-type="float">
            <text:p>1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1]))" office:value-type="date" office:date-value="2019-10-17T09:09:19.630194" calcext:value-type="date">
            <text:p>2019-10-17 09:09:20</text:p>
          </table:table-cell>
          <table:table-cell table:style-name="ce7" table:formula="of:=[.A661]" office:value-type="date" office:date-value="2019-10-17T09:09:19.630194" calcext:value-type="date">
            <text:p>2019-10-17 09:09:20</text:p>
          </table:table-cell>
          <table:table-cell table:formula="of:=TRUNC([.A661])" office:value-type="float" office:value="43755" calcext:value-type="float">
            <text:p>43755</text:p>
          </table:table-cell>
          <table:table-cell table:style-name="ce12" table:formula="of:=[.B661]-[.C661]" office:value-type="date" office:date-value="1899-12-30T09:09:19.63019351475" calcext:value-type="date">
            <text:p>12/30/99 09:09 AM</text:p>
          </table:table-cell>
          <table:table-cell table:formula="of:=MOD([.E660]-[.$E$2];[.$H$2])+1+[.$E$2]" office:value-type="float" office:value="279" calcext:value-type="float">
            <text:p>279</text:p>
          </table:table-cell>
          <table:table-cell table:formula="of:=MOD([.F660]+1/[.$H$2];5)" office:value-type="float" office:value="0.966666666666643" calcext:value-type="float">
            <text:p>0,966666666666643</text:p>
          </table:table-cell>
          <table:table-cell table:formula="of:=IF([.F661]&lt;0.000001;[.G660]+2+1/[.$H$2];[.G660]+1/[.$H$2])" office:value-type="float" office:value="10.9666666666668" calcext:value-type="float">
            <text:p>1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2]))" office:value-type="date" office:date-value="2019-10-17T09:07:09.103946" calcext:value-type="date">
            <text:p>2019-10-17 09:07:09</text:p>
          </table:table-cell>
          <table:table-cell table:style-name="ce7" table:formula="of:=[.A662]" office:value-type="date" office:date-value="2019-10-17T09:07:09.103946" calcext:value-type="date">
            <text:p>2019-10-17 09:07:09</text:p>
          </table:table-cell>
          <table:table-cell table:formula="of:=TRUNC([.A662])" office:value-type="float" office:value="43755" calcext:value-type="float">
            <text:p>43755</text:p>
          </table:table-cell>
          <table:table-cell table:style-name="ce12" table:formula="of:=[.B662]-[.C662]" office:value-type="date" office:date-value="1899-12-30T09:07:09.10394577775" calcext:value-type="date">
            <text:p>12/30/99 09:07 AM</text:p>
          </table:table-cell>
          <table:table-cell table:formula="of:=MOD([.E661]-[.$E$2];[.$H$2])+1+[.$E$2]" office:value-type="float" office:value="280" calcext:value-type="float">
            <text:p>280</text:p>
          </table:table-cell>
          <table:table-cell table:formula="of:=MOD([.F661]+1/[.$H$2];5)" office:value-type="float" office:value="0.98333333333331" calcext:value-type="float">
            <text:p>0,98333333333331</text:p>
          </table:table-cell>
          <table:table-cell table:formula="of:=IF([.F662]&lt;0.000001;[.G661]+2+1/[.$H$2];[.G661]+1/[.$H$2])" office:value-type="float" office:value="10.9833333333335" calcext:value-type="float">
            <text:p>10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3]))" office:value-type="date" office:date-value="2019-10-18T09:15:21.351204" calcext:value-type="date">
            <text:p>2019-10-18 09:15:21</text:p>
          </table:table-cell>
          <table:table-cell table:style-name="ce7" table:formula="of:=[.A663]" office:value-type="date" office:date-value="2019-10-18T09:15:21.351204" calcext:value-type="date">
            <text:p>2019-10-18 09:15:21</text:p>
          </table:table-cell>
          <table:table-cell table:formula="of:=TRUNC([.A663])" office:value-type="float" office:value="43756" calcext:value-type="float">
            <text:p>43756</text:p>
          </table:table-cell>
          <table:table-cell table:style-name="ce12" table:formula="of:=[.B663]-[.C663]" office:value-type="date" office:date-value="1899-12-30T09:15:21.35120350868" calcext:value-type="date">
            <text:p>12/30/99 09:15 AM</text:p>
          </table:table-cell>
          <table:table-cell table:formula="of:=MOD([.E662]-[.$E$2];[.$H$2])+1+[.$E$2]" office:value-type="float" office:value="221" calcext:value-type="float">
            <text:p>221</text:p>
          </table:table-cell>
          <table:table-cell table:formula="of:=MOD([.F662]+1/[.$H$2];5)" office:value-type="float" office:value="0.999999999999976" calcext:value-type="float">
            <text:p>0,999999999999976</text:p>
          </table:table-cell>
          <table:table-cell table:formula="of:=IF([.F663]&lt;0.000001;[.G662]+2+1/[.$H$2];[.G662]+1/[.$H$2])" office:value-type="float" office:value="11.0000000000001" calcext:value-type="float">
            <text:p>1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4]))" office:value-type="date" office:date-value="2019-10-18T09:34:06.414438" calcext:value-type="date">
            <text:p>2019-10-18 09:34:06</text:p>
          </table:table-cell>
          <table:table-cell table:style-name="ce7" table:formula="of:=[.A664]" office:value-type="date" office:date-value="2019-10-18T09:34:06.414438" calcext:value-type="date">
            <text:p>2019-10-18 09:34:06</text:p>
          </table:table-cell>
          <table:table-cell table:formula="of:=TRUNC([.A664])" office:value-type="float" office:value="43756" calcext:value-type="float">
            <text:p>43756</text:p>
          </table:table-cell>
          <table:table-cell table:style-name="ce12" table:formula="of:=[.B664]-[.C664]" office:value-type="date" office:date-value="1899-12-30T09:34:06.41443763394" calcext:value-type="date">
            <text:p>12/30/99 09:34 AM</text:p>
          </table:table-cell>
          <table:table-cell table:formula="of:=MOD([.E663]-[.$E$2];[.$H$2])+1+[.$E$2]" office:value-type="float" office:value="222" calcext:value-type="float">
            <text:p>222</text:p>
          </table:table-cell>
          <table:table-cell table:formula="of:=MOD([.F663]+1/[.$H$2];5)" office:value-type="float" office:value="1.01666666666664" calcext:value-type="float">
            <text:p>1,01666666666664</text:p>
          </table:table-cell>
          <table:table-cell table:formula="of:=IF([.F664]&lt;0.000001;[.G663]+2+1/[.$H$2];[.G663]+1/[.$H$2])" office:value-type="float" office:value="11.0166666666668" calcext:value-type="float">
            <text:p>1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5]))" office:value-type="date" office:date-value="2019-10-18T09:47:03.009738" calcext:value-type="date">
            <text:p>2019-10-18 09:47:03</text:p>
          </table:table-cell>
          <table:table-cell table:style-name="ce7" table:formula="of:=[.A665]" office:value-type="date" office:date-value="2019-10-18T09:47:03.009738" calcext:value-type="date">
            <text:p>2019-10-18 09:47:03</text:p>
          </table:table-cell>
          <table:table-cell table:formula="of:=TRUNC([.A665])" office:value-type="float" office:value="43756" calcext:value-type="float">
            <text:p>43756</text:p>
          </table:table-cell>
          <table:table-cell table:style-name="ce12" table:formula="of:=[.B665]-[.C665]" office:value-type="date" office:date-value="1899-12-30T09:47:03.00973813981" calcext:value-type="date">
            <text:p>12/30/99 09:47 AM</text:p>
          </table:table-cell>
          <table:table-cell table:formula="of:=MOD([.E664]-[.$E$2];[.$H$2])+1+[.$E$2]" office:value-type="float" office:value="223" calcext:value-type="float">
            <text:p>223</text:p>
          </table:table-cell>
          <table:table-cell table:formula="of:=MOD([.F664]+1/[.$H$2];5)" office:value-type="float" office:value="1.03333333333331" calcext:value-type="float">
            <text:p>1,03333333333331</text:p>
          </table:table-cell>
          <table:table-cell table:formula="of:=IF([.F665]&lt;0.000001;[.G664]+2+1/[.$H$2];[.G664]+1/[.$H$2])" office:value-type="float" office:value="11.0333333333335" calcext:value-type="float">
            <text:p>11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6]))" office:value-type="date" office:date-value="2019-10-18T10:02:13.75376" calcext:value-type="date">
            <text:p>2019-10-18 10:02:14</text:p>
          </table:table-cell>
          <table:table-cell table:style-name="ce7" table:formula="of:=[.A666]" office:value-type="date" office:date-value="2019-10-18T10:02:13.75376" calcext:value-type="date">
            <text:p>2019-10-18 10:02:14</text:p>
          </table:table-cell>
          <table:table-cell table:formula="of:=TRUNC([.A666])" office:value-type="float" office:value="43756" calcext:value-type="float">
            <text:p>43756</text:p>
          </table:table-cell>
          <table:table-cell table:style-name="ce12" table:formula="of:=[.B666]-[.C666]" office:value-type="date" office:date-value="1899-12-30T10:02:13.75375969335" calcext:value-type="date">
            <text:p>12/30/99 10:02 AM</text:p>
          </table:table-cell>
          <table:table-cell table:formula="of:=MOD([.E665]-[.$E$2];[.$H$2])+1+[.$E$2]" office:value-type="float" office:value="224" calcext:value-type="float">
            <text:p>224</text:p>
          </table:table-cell>
          <table:table-cell table:formula="of:=MOD([.F665]+1/[.$H$2];5)" office:value-type="float" office:value="1.04999999999998" calcext:value-type="float">
            <text:p>1,04999999999998</text:p>
          </table:table-cell>
          <table:table-cell table:formula="of:=IF([.F666]&lt;0.000001;[.G665]+2+1/[.$H$2];[.G665]+1/[.$H$2])" office:value-type="float" office:value="11.0500000000001" calcext:value-type="float">
            <text:p>1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7]))" office:value-type="date" office:date-value="2019-10-18T09:31:40.288155" calcext:value-type="date">
            <text:p>2019-10-18 09:31:40</text:p>
          </table:table-cell>
          <table:table-cell table:style-name="ce7" table:formula="of:=[.A667]" office:value-type="date" office:date-value="2019-10-18T09:31:40.288155" calcext:value-type="date">
            <text:p>2019-10-18 09:31:40</text:p>
          </table:table-cell>
          <table:table-cell table:formula="of:=TRUNC([.A667])" office:value-type="float" office:value="43756" calcext:value-type="float">
            <text:p>43756</text:p>
          </table:table-cell>
          <table:table-cell table:style-name="ce12" table:formula="of:=[.B667]-[.C667]" office:value-type="date" office:date-value="1899-12-30T09:31:40.28815506957" calcext:value-type="date">
            <text:p>12/30/99 09:31 AM</text:p>
          </table:table-cell>
          <table:table-cell table:formula="of:=MOD([.E666]-[.$E$2];[.$H$2])+1+[.$E$2]" office:value-type="float" office:value="225" calcext:value-type="float">
            <text:p>225</text:p>
          </table:table-cell>
          <table:table-cell table:formula="of:=MOD([.F666]+1/[.$H$2];5)" office:value-type="float" office:value="1.06666666666664" calcext:value-type="float">
            <text:p>1,06666666666664</text:p>
          </table:table-cell>
          <table:table-cell table:formula="of:=IF([.F667]&lt;0.000001;[.G666]+2+1/[.$H$2];[.G666]+1/[.$H$2])" office:value-type="float" office:value="11.0666666666668" calcext:value-type="float">
            <text:p>1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8]))" office:value-type="date" office:date-value="2019-10-18T09:13:00.560551" calcext:value-type="date">
            <text:p>2019-10-18 09:13:01</text:p>
          </table:table-cell>
          <table:table-cell table:style-name="ce7" table:formula="of:=[.A668]" office:value-type="date" office:date-value="2019-10-18T09:13:00.560551" calcext:value-type="date">
            <text:p>2019-10-18 09:13:01</text:p>
          </table:table-cell>
          <table:table-cell table:formula="of:=TRUNC([.A668])" office:value-type="float" office:value="43756" calcext:value-type="float">
            <text:p>43756</text:p>
          </table:table-cell>
          <table:table-cell table:style-name="ce12" table:formula="of:=[.B668]-[.C668]" office:value-type="date" office:date-value="1899-12-30T09:13:00.56055069901" calcext:value-type="date">
            <text:p>12/30/99 09:13 AM</text:p>
          </table:table-cell>
          <table:table-cell table:formula="of:=MOD([.E667]-[.$E$2];[.$H$2])+1+[.$E$2]" office:value-type="float" office:value="226" calcext:value-type="float">
            <text:p>226</text:p>
          </table:table-cell>
          <table:table-cell table:formula="of:=MOD([.F667]+1/[.$H$2];5)" office:value-type="float" office:value="1.08333333333331" calcext:value-type="float">
            <text:p>1,08333333333331</text:p>
          </table:table-cell>
          <table:table-cell table:formula="of:=IF([.F668]&lt;0.000001;[.G667]+2+1/[.$H$2];[.G667]+1/[.$H$2])" office:value-type="float" office:value="11.0833333333335" calcext:value-type="float">
            <text:p>11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69]))" office:value-type="date" office:date-value="2019-10-18T09:11:58.686211" calcext:value-type="date">
            <text:p>2019-10-18 09:11:59</text:p>
          </table:table-cell>
          <table:table-cell table:style-name="ce7" table:formula="of:=[.A669]" office:value-type="date" office:date-value="2019-10-18T09:11:58.686211" calcext:value-type="date">
            <text:p>2019-10-18 09:11:59</text:p>
          </table:table-cell>
          <table:table-cell table:formula="of:=TRUNC([.A669])" office:value-type="float" office:value="43756" calcext:value-type="float">
            <text:p>43756</text:p>
          </table:table-cell>
          <table:table-cell table:style-name="ce12" table:formula="of:=[.B669]-[.C669]" office:value-type="date" office:date-value="1899-12-30T09:11:58.68621131871" calcext:value-type="date">
            <text:p>12/30/99 09:11 AM</text:p>
          </table:table-cell>
          <table:table-cell table:formula="of:=MOD([.E668]-[.$E$2];[.$H$2])+1+[.$E$2]" office:value-type="float" office:value="227" calcext:value-type="float">
            <text:p>227</text:p>
          </table:table-cell>
          <table:table-cell table:formula="of:=MOD([.F668]+1/[.$H$2];5)" office:value-type="float" office:value="1.09999999999998" calcext:value-type="float">
            <text:p>1,09999999999998</text:p>
          </table:table-cell>
          <table:table-cell table:formula="of:=IF([.F669]&lt;0.000001;[.G668]+2+1/[.$H$2];[.G668]+1/[.$H$2])" office:value-type="float" office:value="11.1000000000001" calcext:value-type="float">
            <text:p>1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0]))" office:value-type="date" office:date-value="2019-10-18T09:56:39.648797" calcext:value-type="date">
            <text:p>2019-10-18 09:56:40</text:p>
          </table:table-cell>
          <table:table-cell table:style-name="ce7" table:formula="of:=[.A670]" office:value-type="date" office:date-value="2019-10-18T09:56:39.648797" calcext:value-type="date">
            <text:p>2019-10-18 09:56:40</text:p>
          </table:table-cell>
          <table:table-cell table:formula="of:=TRUNC([.A670])" office:value-type="float" office:value="43756" calcext:value-type="float">
            <text:p>43756</text:p>
          </table:table-cell>
          <table:table-cell table:style-name="ce12" table:formula="of:=[.B670]-[.C670]" office:value-type="date" office:date-value="1899-12-30T09:56:39.64879697654" calcext:value-type="date">
            <text:p>12/30/99 09:56 AM</text:p>
          </table:table-cell>
          <table:table-cell table:formula="of:=MOD([.E669]-[.$E$2];[.$H$2])+1+[.$E$2]" office:value-type="float" office:value="228" calcext:value-type="float">
            <text:p>228</text:p>
          </table:table-cell>
          <table:table-cell table:formula="of:=MOD([.F669]+1/[.$H$2];5)" office:value-type="float" office:value="1.11666666666664" calcext:value-type="float">
            <text:p>1,11666666666664</text:p>
          </table:table-cell>
          <table:table-cell table:formula="of:=IF([.F670]&lt;0.000001;[.G669]+2+1/[.$H$2];[.G669]+1/[.$H$2])" office:value-type="float" office:value="11.1166666666668" calcext:value-type="float">
            <text:p>11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1]))" office:value-type="date" office:date-value="2019-10-18T09:10:38.467265" calcext:value-type="date">
            <text:p>2019-10-18 09:10:38</text:p>
          </table:table-cell>
          <table:table-cell table:style-name="ce7" table:formula="of:=[.A671]" office:value-type="date" office:date-value="2019-10-18T09:10:38.467265" calcext:value-type="date">
            <text:p>2019-10-18 09:10:38</text:p>
          </table:table-cell>
          <table:table-cell table:formula="of:=TRUNC([.A671])" office:value-type="float" office:value="43756" calcext:value-type="float">
            <text:p>43756</text:p>
          </table:table-cell>
          <table:table-cell table:style-name="ce12" table:formula="of:=[.B671]-[.C671]" office:value-type="date" office:date-value="1899-12-30T09:10:38.46726526972" calcext:value-type="date">
            <text:p>12/30/99 09:10 AM</text:p>
          </table:table-cell>
          <table:table-cell table:formula="of:=MOD([.E670]-[.$E$2];[.$H$2])+1+[.$E$2]" office:value-type="float" office:value="229" calcext:value-type="float">
            <text:p>229</text:p>
          </table:table-cell>
          <table:table-cell table:formula="of:=MOD([.F670]+1/[.$H$2];5)" office:value-type="float" office:value="1.13333333333331" calcext:value-type="float">
            <text:p>1,13333333333331</text:p>
          </table:table-cell>
          <table:table-cell table:formula="of:=IF([.F671]&lt;0.000001;[.G670]+2+1/[.$H$2];[.G670]+1/[.$H$2])" office:value-type="float" office:value="11.1333333333335" calcext:value-type="float">
            <text:p>11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2]))" office:value-type="date" office:date-value="2019-10-18T09:15:14.312966" calcext:value-type="date">
            <text:p>2019-10-18 09:15:14</text:p>
          </table:table-cell>
          <table:table-cell table:style-name="ce7" table:formula="of:=[.A672]" office:value-type="date" office:date-value="2019-10-18T09:15:14.312966" calcext:value-type="date">
            <text:p>2019-10-18 09:15:14</text:p>
          </table:table-cell>
          <table:table-cell table:formula="of:=TRUNC([.A672])" office:value-type="float" office:value="43756" calcext:value-type="float">
            <text:p>43756</text:p>
          </table:table-cell>
          <table:table-cell table:style-name="ce12" table:formula="of:=[.B672]-[.C672]" office:value-type="date" office:date-value="1899-12-30T09:15:14.3129659351" calcext:value-type="date">
            <text:p>12/30/99 09:15 AM</text:p>
          </table:table-cell>
          <table:table-cell table:formula="of:=MOD([.E671]-[.$E$2];[.$H$2])+1+[.$E$2]" office:value-type="float" office:value="230" calcext:value-type="float">
            <text:p>230</text:p>
          </table:table-cell>
          <table:table-cell table:formula="of:=MOD([.F671]+1/[.$H$2];5)" office:value-type="float" office:value="1.14999999999998" calcext:value-type="float">
            <text:p>1,14999999999998</text:p>
          </table:table-cell>
          <table:table-cell table:formula="of:=IF([.F672]&lt;0.000001;[.G671]+2+1/[.$H$2];[.G671]+1/[.$H$2])" office:value-type="float" office:value="11.1500000000001" calcext:value-type="float">
            <text:p>1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3]))" office:value-type="date" office:date-value="2019-10-18T09:09:36.716233" calcext:value-type="date">
            <text:p>2019-10-18 09:09:37</text:p>
          </table:table-cell>
          <table:table-cell table:style-name="ce7" table:formula="of:=[.A673]" office:value-type="date" office:date-value="2019-10-18T09:09:36.716233" calcext:value-type="date">
            <text:p>2019-10-18 09:09:37</text:p>
          </table:table-cell>
          <table:table-cell table:formula="of:=TRUNC([.A673])" office:value-type="float" office:value="43756" calcext:value-type="float">
            <text:p>43756</text:p>
          </table:table-cell>
          <table:table-cell table:style-name="ce12" table:formula="of:=[.B673]-[.C673]" office:value-type="date" office:date-value="1899-12-30T09:09:36.71623290516" calcext:value-type="date">
            <text:p>12/30/99 09:09 AM</text:p>
          </table:table-cell>
          <table:table-cell table:formula="of:=MOD([.E672]-[.$E$2];[.$H$2])+1+[.$E$2]" office:value-type="float" office:value="231" calcext:value-type="float">
            <text:p>231</text:p>
          </table:table-cell>
          <table:table-cell table:formula="of:=MOD([.F672]+1/[.$H$2];5)" office:value-type="float" office:value="1.16666666666664" calcext:value-type="float">
            <text:p>1,16666666666664</text:p>
          </table:table-cell>
          <table:table-cell table:formula="of:=IF([.F673]&lt;0.000001;[.G672]+2+1/[.$H$2];[.G672]+1/[.$H$2])" office:value-type="float" office:value="11.1666666666668" calcext:value-type="float">
            <text:p>11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4]))" office:value-type="date" office:date-value="2019-10-18T09:31:52.579467" calcext:value-type="date">
            <text:p>2019-10-18 09:31:53</text:p>
          </table:table-cell>
          <table:table-cell table:style-name="ce7" table:formula="of:=[.A674]" office:value-type="date" office:date-value="2019-10-18T09:31:52.579467" calcext:value-type="date">
            <text:p>2019-10-18 09:31:53</text:p>
          </table:table-cell>
          <table:table-cell table:formula="of:=TRUNC([.A674])" office:value-type="float" office:value="43756" calcext:value-type="float">
            <text:p>43756</text:p>
          </table:table-cell>
          <table:table-cell table:style-name="ce12" table:formula="of:=[.B674]-[.C674]" office:value-type="date" office:date-value="1899-12-30T09:31:52.57946714759" calcext:value-type="date">
            <text:p>12/30/99 09:31 AM</text:p>
          </table:table-cell>
          <table:table-cell table:formula="of:=MOD([.E673]-[.$E$2];[.$H$2])+1+[.$E$2]" office:value-type="float" office:value="232" calcext:value-type="float">
            <text:p>232</text:p>
          </table:table-cell>
          <table:table-cell table:formula="of:=MOD([.F673]+1/[.$H$2];5)" office:value-type="float" office:value="1.18333333333331" calcext:value-type="float">
            <text:p>1,18333333333331</text:p>
          </table:table-cell>
          <table:table-cell table:formula="of:=IF([.F674]&lt;0.000001;[.G673]+2+1/[.$H$2];[.G673]+1/[.$H$2])" office:value-type="float" office:value="11.1833333333335" calcext:value-type="float">
            <text:p>11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5]))" office:value-type="date" office:date-value="2019-10-18T09:48:45.52102" calcext:value-type="date">
            <text:p>2019-10-18 09:48:46</text:p>
          </table:table-cell>
          <table:table-cell table:style-name="ce7" table:formula="of:=[.A675]" office:value-type="date" office:date-value="2019-10-18T09:48:45.52102" calcext:value-type="date">
            <text:p>2019-10-18 09:48:46</text:p>
          </table:table-cell>
          <table:table-cell table:formula="of:=TRUNC([.A675])" office:value-type="float" office:value="43756" calcext:value-type="float">
            <text:p>43756</text:p>
          </table:table-cell>
          <table:table-cell table:style-name="ce12" table:formula="of:=[.B675]-[.C675]" office:value-type="date" office:date-value="1899-12-30T09:48:45.52101952024" calcext:value-type="date">
            <text:p>12/30/99 09:48 AM</text:p>
          </table:table-cell>
          <table:table-cell table:formula="of:=MOD([.E674]-[.$E$2];[.$H$2])+1+[.$E$2]" office:value-type="float" office:value="233" calcext:value-type="float">
            <text:p>233</text:p>
          </table:table-cell>
          <table:table-cell table:formula="of:=MOD([.F674]+1/[.$H$2];5)" office:value-type="float" office:value="1.19999999999998" calcext:value-type="float">
            <text:p>1,19999999999998</text:p>
          </table:table-cell>
          <table:table-cell table:formula="of:=IF([.F675]&lt;0.000001;[.G674]+2+1/[.$H$2];[.G674]+1/[.$H$2])" office:value-type="float" office:value="11.2000000000001" calcext:value-type="float">
            <text:p>1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6]))" office:value-type="date" office:date-value="2019-10-18T09:32:11.807482" calcext:value-type="date">
            <text:p>2019-10-18 09:32:12</text:p>
          </table:table-cell>
          <table:table-cell table:style-name="ce7" table:formula="of:=[.A676]" office:value-type="date" office:date-value="2019-10-18T09:32:11.807482" calcext:value-type="date">
            <text:p>2019-10-18 09:32:12</text:p>
          </table:table-cell>
          <table:table-cell table:formula="of:=TRUNC([.A676])" office:value-type="float" office:value="43756" calcext:value-type="float">
            <text:p>43756</text:p>
          </table:table-cell>
          <table:table-cell table:style-name="ce12" table:formula="of:=[.B676]-[.C676]" office:value-type="date" office:date-value="1899-12-30T09:32:11.80748219602" calcext:value-type="date">
            <text:p>12/30/99 09:32 AM</text:p>
          </table:table-cell>
          <table:table-cell table:formula="of:=MOD([.E675]-[.$E$2];[.$H$2])+1+[.$E$2]" office:value-type="float" office:value="234" calcext:value-type="float">
            <text:p>234</text:p>
          </table:table-cell>
          <table:table-cell table:formula="of:=MOD([.F675]+1/[.$H$2];5)" office:value-type="float" office:value="1.21666666666664" calcext:value-type="float">
            <text:p>1,21666666666664</text:p>
          </table:table-cell>
          <table:table-cell table:formula="of:=IF([.F676]&lt;0.000001;[.G675]+2+1/[.$H$2];[.G675]+1/[.$H$2])" office:value-type="float" office:value="11.2166666666668" calcext:value-type="float">
            <text:p>11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7]))" office:value-type="date" office:date-value="2019-10-18T09:24:02.780869" calcext:value-type="date">
            <text:p>2019-10-18 09:24:03</text:p>
          </table:table-cell>
          <table:table-cell table:style-name="ce7" table:formula="of:=[.A677]" office:value-type="date" office:date-value="2019-10-18T09:24:02.780869" calcext:value-type="date">
            <text:p>2019-10-18 09:24:03</text:p>
          </table:table-cell>
          <table:table-cell table:formula="of:=TRUNC([.A677])" office:value-type="float" office:value="43756" calcext:value-type="float">
            <text:p>43756</text:p>
          </table:table-cell>
          <table:table-cell table:style-name="ce12" table:formula="of:=[.B677]-[.C677]" office:value-type="date" office:date-value="1899-12-30T09:24:02.78086933773" calcext:value-type="date">
            <text:p>12/30/99 09:24 AM</text:p>
          </table:table-cell>
          <table:table-cell table:formula="of:=MOD([.E676]-[.$E$2];[.$H$2])+1+[.$E$2]" office:value-type="float" office:value="235" calcext:value-type="float">
            <text:p>235</text:p>
          </table:table-cell>
          <table:table-cell table:formula="of:=MOD([.F676]+1/[.$H$2];5)" office:value-type="float" office:value="1.23333333333331" calcext:value-type="float">
            <text:p>1,23333333333331</text:p>
          </table:table-cell>
          <table:table-cell table:formula="of:=IF([.F677]&lt;0.000001;[.G676]+2+1/[.$H$2];[.G676]+1/[.$H$2])" office:value-type="float" office:value="11.2333333333335" calcext:value-type="float">
            <text:p>11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8]))" office:value-type="date" office:date-value="2019-10-18T09:26:51.692392" calcext:value-type="date">
            <text:p>2019-10-18 09:26:52</text:p>
          </table:table-cell>
          <table:table-cell table:style-name="ce7" table:formula="of:=[.A678]" office:value-type="date" office:date-value="2019-10-18T09:26:51.692392" calcext:value-type="date">
            <text:p>2019-10-18 09:26:52</text:p>
          </table:table-cell>
          <table:table-cell table:formula="of:=TRUNC([.A678])" office:value-type="float" office:value="43756" calcext:value-type="float">
            <text:p>43756</text:p>
          </table:table-cell>
          <table:table-cell table:style-name="ce12" table:formula="of:=[.B678]-[.C678]" office:value-type="date" office:date-value="1899-12-30T09:26:51.69239154551" calcext:value-type="date">
            <text:p>12/30/99 09:26 AM</text:p>
          </table:table-cell>
          <table:table-cell table:formula="of:=MOD([.E677]-[.$E$2];[.$H$2])+1+[.$E$2]" office:value-type="float" office:value="236" calcext:value-type="float">
            <text:p>236</text:p>
          </table:table-cell>
          <table:table-cell table:formula="of:=MOD([.F677]+1/[.$H$2];5)" office:value-type="float" office:value="1.24999999999998" calcext:value-type="float">
            <text:p>1,24999999999998</text:p>
          </table:table-cell>
          <table:table-cell table:formula="of:=IF([.F678]&lt;0.000001;[.G677]+2+1/[.$H$2];[.G677]+1/[.$H$2])" office:value-type="float" office:value="11.2500000000001" calcext:value-type="float">
            <text:p>1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79]))" office:value-type="date" office:date-value="2019-10-18T09:34:31.564082" calcext:value-type="date">
            <text:p>2019-10-18 09:34:32</text:p>
          </table:table-cell>
          <table:table-cell table:style-name="ce7" table:formula="of:=[.A679]" office:value-type="date" office:date-value="2019-10-18T09:34:31.564082" calcext:value-type="date">
            <text:p>2019-10-18 09:34:32</text:p>
          </table:table-cell>
          <table:table-cell table:formula="of:=TRUNC([.A679])" office:value-type="float" office:value="43756" calcext:value-type="float">
            <text:p>43756</text:p>
          </table:table-cell>
          <table:table-cell table:style-name="ce12" table:formula="of:=[.B679]-[.C679]" office:value-type="date" office:date-value="1899-12-30T09:34:31.56408182345" calcext:value-type="date">
            <text:p>12/30/99 09:34 AM</text:p>
          </table:table-cell>
          <table:table-cell table:formula="of:=MOD([.E678]-[.$E$2];[.$H$2])+1+[.$E$2]" office:value-type="float" office:value="237" calcext:value-type="float">
            <text:p>237</text:p>
          </table:table-cell>
          <table:table-cell table:formula="of:=MOD([.F678]+1/[.$H$2];5)" office:value-type="float" office:value="1.26666666666664" calcext:value-type="float">
            <text:p>1,26666666666664</text:p>
          </table:table-cell>
          <table:table-cell table:formula="of:=IF([.F679]&lt;0.000001;[.G678]+2+1/[.$H$2];[.G678]+1/[.$H$2])" office:value-type="float" office:value="11.2666666666668" calcext:value-type="float">
            <text:p>11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0]))" office:value-type="date" office:date-value="2019-10-18T09:27:07.46325" calcext:value-type="date">
            <text:p>2019-10-18 09:27:07</text:p>
          </table:table-cell>
          <table:table-cell table:style-name="ce7" table:formula="of:=[.A680]" office:value-type="date" office:date-value="2019-10-18T09:27:07.46325" calcext:value-type="date">
            <text:p>2019-10-18 09:27:07</text:p>
          </table:table-cell>
          <table:table-cell table:formula="of:=TRUNC([.A680])" office:value-type="float" office:value="43756" calcext:value-type="float">
            <text:p>43756</text:p>
          </table:table-cell>
          <table:table-cell table:style-name="ce12" table:formula="of:=[.B680]-[.C680]" office:value-type="date" office:date-value="1899-12-30T09:27:07.46324997861" calcext:value-type="date">
            <text:p>12/30/99 09:27 AM</text:p>
          </table:table-cell>
          <table:table-cell table:formula="of:=MOD([.E679]-[.$E$2];[.$H$2])+1+[.$E$2]" office:value-type="float" office:value="238" calcext:value-type="float">
            <text:p>238</text:p>
          </table:table-cell>
          <table:table-cell table:formula="of:=MOD([.F679]+1/[.$H$2];5)" office:value-type="float" office:value="1.28333333333331" calcext:value-type="float">
            <text:p>1,28333333333331</text:p>
          </table:table-cell>
          <table:table-cell table:formula="of:=IF([.F680]&lt;0.000001;[.G679]+2+1/[.$H$2];[.G679]+1/[.$H$2])" office:value-type="float" office:value="11.2833333333335" calcext:value-type="float">
            <text:p>11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1]))" office:value-type="date" office:date-value="2019-10-18T09:26:33.803844" calcext:value-type="date">
            <text:p>2019-10-18 09:26:34</text:p>
          </table:table-cell>
          <table:table-cell table:style-name="ce7" table:formula="of:=[.A681]" office:value-type="date" office:date-value="2019-10-18T09:26:33.803844" calcext:value-type="date">
            <text:p>2019-10-18 09:26:34</text:p>
          </table:table-cell>
          <table:table-cell table:formula="of:=TRUNC([.A681])" office:value-type="float" office:value="43756" calcext:value-type="float">
            <text:p>43756</text:p>
          </table:table-cell>
          <table:table-cell table:style-name="ce12" table:formula="of:=[.B681]-[.C681]" office:value-type="date" office:date-value="1899-12-30T09:26:33.80384443793" calcext:value-type="date">
            <text:p>12/30/99 09:26 AM</text:p>
          </table:table-cell>
          <table:table-cell table:formula="of:=MOD([.E680]-[.$E$2];[.$H$2])+1+[.$E$2]" office:value-type="float" office:value="239" calcext:value-type="float">
            <text:p>239</text:p>
          </table:table-cell>
          <table:table-cell table:formula="of:=MOD([.F680]+1/[.$H$2];5)" office:value-type="float" office:value="1.29999999999998" calcext:value-type="float">
            <text:p>1,29999999999998</text:p>
          </table:table-cell>
          <table:table-cell table:formula="of:=IF([.F681]&lt;0.000001;[.G680]+2+1/[.$H$2];[.G680]+1/[.$H$2])" office:value-type="float" office:value="11.3000000000001" calcext:value-type="float">
            <text:p>1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2]))" office:value-type="date" office:date-value="2019-10-18T09:19:06.196121" calcext:value-type="date">
            <text:p>2019-10-18 09:19:06</text:p>
          </table:table-cell>
          <table:table-cell table:style-name="ce7" table:formula="of:=[.A682]" office:value-type="date" office:date-value="2019-10-18T09:19:06.196121" calcext:value-type="date">
            <text:p>2019-10-18 09:19:06</text:p>
          </table:table-cell>
          <table:table-cell table:formula="of:=TRUNC([.A682])" office:value-type="float" office:value="43756" calcext:value-type="float">
            <text:p>43756</text:p>
          </table:table-cell>
          <table:table-cell table:style-name="ce12" table:formula="of:=[.B682]-[.C682]" office:value-type="date" office:date-value="1899-12-30T09:19:06.19612090755" calcext:value-type="date">
            <text:p>12/30/99 09:19 AM</text:p>
          </table:table-cell>
          <table:table-cell table:formula="of:=MOD([.E681]-[.$E$2];[.$H$2])+1+[.$E$2]" office:value-type="float" office:value="240" calcext:value-type="float">
            <text:p>240</text:p>
          </table:table-cell>
          <table:table-cell table:formula="of:=MOD([.F681]+1/[.$H$2];5)" office:value-type="float" office:value="1.31666666666664" calcext:value-type="float">
            <text:p>1,31666666666664</text:p>
          </table:table-cell>
          <table:table-cell table:formula="of:=IF([.F682]&lt;0.000001;[.G681]+2+1/[.$H$2];[.G681]+1/[.$H$2])" office:value-type="float" office:value="11.3166666666668" calcext:value-type="float">
            <text:p>11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3]))" office:value-type="date" office:date-value="2019-10-18T09:23:11.399904" calcext:value-type="date">
            <text:p>2019-10-18 09:23:11</text:p>
          </table:table-cell>
          <table:table-cell table:style-name="ce7" table:formula="of:=[.A683]" office:value-type="date" office:date-value="2019-10-18T09:23:11.399904" calcext:value-type="date">
            <text:p>2019-10-18 09:23:11</text:p>
          </table:table-cell>
          <table:table-cell table:formula="of:=TRUNC([.A683])" office:value-type="float" office:value="43756" calcext:value-type="float">
            <text:p>43756</text:p>
          </table:table-cell>
          <table:table-cell table:style-name="ce12" table:formula="of:=[.B683]-[.C683]" office:value-type="date" office:date-value="1899-12-30T09:23:11.39990368858" calcext:value-type="date">
            <text:p>12/30/99 09:23 AM</text:p>
          </table:table-cell>
          <table:table-cell table:formula="of:=MOD([.E682]-[.$E$2];[.$H$2])+1+[.$E$2]" office:value-type="float" office:value="241" calcext:value-type="float">
            <text:p>241</text:p>
          </table:table-cell>
          <table:table-cell table:formula="of:=MOD([.F682]+1/[.$H$2];5)" office:value-type="float" office:value="1.33333333333331" calcext:value-type="float">
            <text:p>1,33333333333331</text:p>
          </table:table-cell>
          <table:table-cell table:formula="of:=IF([.F683]&lt;0.000001;[.G682]+2+1/[.$H$2];[.G682]+1/[.$H$2])" office:value-type="float" office:value="11.3333333333335" calcext:value-type="float">
            <text:p>11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4]))" office:value-type="date" office:date-value="2019-10-18T09:21:49.722335" calcext:value-type="date">
            <text:p>2019-10-18 09:21:50</text:p>
          </table:table-cell>
          <table:table-cell table:style-name="ce7" table:formula="of:=[.A684]" office:value-type="date" office:date-value="2019-10-18T09:21:49.722335" calcext:value-type="date">
            <text:p>2019-10-18 09:21:50</text:p>
          </table:table-cell>
          <table:table-cell table:formula="of:=TRUNC([.A684])" office:value-type="float" office:value="43756" calcext:value-type="float">
            <text:p>43756</text:p>
          </table:table-cell>
          <table:table-cell table:style-name="ce12" table:formula="of:=[.B684]-[.C684]" office:value-type="date" office:date-value="1899-12-30T09:21:49.72233549692" calcext:value-type="date">
            <text:p>12/30/99 09:21 AM</text:p>
          </table:table-cell>
          <table:table-cell table:formula="of:=MOD([.E683]-[.$E$2];[.$H$2])+1+[.$E$2]" office:value-type="float" office:value="242" calcext:value-type="float">
            <text:p>242</text:p>
          </table:table-cell>
          <table:table-cell table:formula="of:=MOD([.F683]+1/[.$H$2];5)" office:value-type="float" office:value="1.34999999999998" calcext:value-type="float">
            <text:p>1,34999999999998</text:p>
          </table:table-cell>
          <table:table-cell table:formula="of:=IF([.F684]&lt;0.000001;[.G683]+2+1/[.$H$2];[.G683]+1/[.$H$2])" office:value-type="float" office:value="11.3500000000001" calcext:value-type="float">
            <text:p>1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5]))" office:value-type="date" office:date-value="2019-10-18T09:19:50.231504" calcext:value-type="date">
            <text:p>2019-10-18 09:19:50</text:p>
          </table:table-cell>
          <table:table-cell table:style-name="ce7" table:formula="of:=[.A685]" office:value-type="date" office:date-value="2019-10-18T09:19:50.231504" calcext:value-type="date">
            <text:p>2019-10-18 09:19:50</text:p>
          </table:table-cell>
          <table:table-cell table:formula="of:=TRUNC([.A685])" office:value-type="float" office:value="43756" calcext:value-type="float">
            <text:p>43756</text:p>
          </table:table-cell>
          <table:table-cell table:style-name="ce12" table:formula="of:=[.B685]-[.C685]" office:value-type="date" office:date-value="1899-12-30T09:19:50.2315042913" calcext:value-type="date">
            <text:p>12/30/99 09:19 AM</text:p>
          </table:table-cell>
          <table:table-cell table:formula="of:=MOD([.E684]-[.$E$2];[.$H$2])+1+[.$E$2]" office:value-type="float" office:value="243" calcext:value-type="float">
            <text:p>243</text:p>
          </table:table-cell>
          <table:table-cell table:formula="of:=MOD([.F684]+1/[.$H$2];5)" office:value-type="float" office:value="1.36666666666664" calcext:value-type="float">
            <text:p>1,36666666666664</text:p>
          </table:table-cell>
          <table:table-cell table:formula="of:=IF([.F685]&lt;0.000001;[.G684]+2+1/[.$H$2];[.G684]+1/[.$H$2])" office:value-type="float" office:value="11.3666666666668" calcext:value-type="float">
            <text:p>11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6]))" office:value-type="date" office:date-value="2019-10-18T09:42:20.706946" calcext:value-type="date">
            <text:p>2019-10-18 09:42:21</text:p>
          </table:table-cell>
          <table:table-cell table:style-name="ce7" table:formula="of:=[.A686]" office:value-type="date" office:date-value="2019-10-18T09:42:20.706946" calcext:value-type="date">
            <text:p>2019-10-18 09:42:21</text:p>
          </table:table-cell>
          <table:table-cell table:formula="of:=TRUNC([.A686])" office:value-type="float" office:value="43756" calcext:value-type="float">
            <text:p>43756</text:p>
          </table:table-cell>
          <table:table-cell table:style-name="ce12" table:formula="of:=[.B686]-[.C686]" office:value-type="date" office:date-value="1899-12-30T09:42:20.7069461653" calcext:value-type="date">
            <text:p>12/30/99 09:42 AM</text:p>
          </table:table-cell>
          <table:table-cell table:formula="of:=MOD([.E685]-[.$E$2];[.$H$2])+1+[.$E$2]" office:value-type="float" office:value="244" calcext:value-type="float">
            <text:p>244</text:p>
          </table:table-cell>
          <table:table-cell table:formula="of:=MOD([.F685]+1/[.$H$2];5)" office:value-type="float" office:value="1.38333333333331" calcext:value-type="float">
            <text:p>1,38333333333331</text:p>
          </table:table-cell>
          <table:table-cell table:formula="of:=IF([.F686]&lt;0.000001;[.G685]+2+1/[.$H$2];[.G685]+1/[.$H$2])" office:value-type="float" office:value="11.3833333333335" calcext:value-type="float">
            <text:p>11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7]))" office:value-type="date" office:date-value="2019-10-18T09:19:07.611507" calcext:value-type="date">
            <text:p>2019-10-18 09:19:08</text:p>
          </table:table-cell>
          <table:table-cell table:style-name="ce7" table:formula="of:=[.A687]" office:value-type="date" office:date-value="2019-10-18T09:19:07.611507" calcext:value-type="date">
            <text:p>2019-10-18 09:19:08</text:p>
          </table:table-cell>
          <table:table-cell table:formula="of:=TRUNC([.A687])" office:value-type="float" office:value="43756" calcext:value-type="float">
            <text:p>43756</text:p>
          </table:table-cell>
          <table:table-cell table:style-name="ce12" table:formula="of:=[.B687]-[.C687]" office:value-type="date" office:date-value="1899-12-30T09:19:07.61150688864" calcext:value-type="date">
            <text:p>12/30/99 09:19 AM</text:p>
          </table:table-cell>
          <table:table-cell table:formula="of:=MOD([.E686]-[.$E$2];[.$H$2])+1+[.$E$2]" office:value-type="float" office:value="245" calcext:value-type="float">
            <text:p>245</text:p>
          </table:table-cell>
          <table:table-cell table:formula="of:=MOD([.F686]+1/[.$H$2];5)" office:value-type="float" office:value="1.39999999999998" calcext:value-type="float">
            <text:p>1,39999999999998</text:p>
          </table:table-cell>
          <table:table-cell table:formula="of:=IF([.F687]&lt;0.000001;[.G686]+2+1/[.$H$2];[.G686]+1/[.$H$2])" office:value-type="float" office:value="11.4000000000001" calcext:value-type="float">
            <text:p>1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8]))" office:value-type="date" office:date-value="2019-10-18T09:21:27.798194" calcext:value-type="date">
            <text:p>2019-10-18 09:21:28</text:p>
          </table:table-cell>
          <table:table-cell table:style-name="ce7" table:formula="of:=[.A688]" office:value-type="date" office:date-value="2019-10-18T09:21:27.798194" calcext:value-type="date">
            <text:p>2019-10-18 09:21:28</text:p>
          </table:table-cell>
          <table:table-cell table:formula="of:=TRUNC([.A688])" office:value-type="float" office:value="43756" calcext:value-type="float">
            <text:p>43756</text:p>
          </table:table-cell>
          <table:table-cell table:style-name="ce12" table:formula="of:=[.B688]-[.C688]" office:value-type="date" office:date-value="1899-12-30T09:21:27.79819370247" calcext:value-type="date">
            <text:p>12/30/99 09:21 AM</text:p>
          </table:table-cell>
          <table:table-cell table:formula="of:=MOD([.E687]-[.$E$2];[.$H$2])+1+[.$E$2]" office:value-type="float" office:value="246" calcext:value-type="float">
            <text:p>246</text:p>
          </table:table-cell>
          <table:table-cell table:formula="of:=MOD([.F687]+1/[.$H$2];5)" office:value-type="float" office:value="1.41666666666664" calcext:value-type="float">
            <text:p>1,41666666666664</text:p>
          </table:table-cell>
          <table:table-cell table:formula="of:=IF([.F688]&lt;0.000001;[.G687]+2+1/[.$H$2];[.G687]+1/[.$H$2])" office:value-type="float" office:value="11.4166666666668" calcext:value-type="float">
            <text:p>11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89]))" office:value-type="date" office:date-value="2019-10-18T09:25:00.360987" calcext:value-type="date">
            <text:p>2019-10-18 09:25:00</text:p>
          </table:table-cell>
          <table:table-cell table:style-name="ce7" table:formula="of:=[.A689]" office:value-type="date" office:date-value="2019-10-18T09:25:00.360987" calcext:value-type="date">
            <text:p>2019-10-18 09:25:00</text:p>
          </table:table-cell>
          <table:table-cell table:formula="of:=TRUNC([.A689])" office:value-type="float" office:value="43756" calcext:value-type="float">
            <text:p>43756</text:p>
          </table:table-cell>
          <table:table-cell table:style-name="ce12" table:formula="of:=[.B689]-[.C689]" office:value-type="date" office:date-value="1899-12-30T09:25:00.36098726559" calcext:value-type="date">
            <text:p>12/30/99 09:25 AM</text:p>
          </table:table-cell>
          <table:table-cell table:formula="of:=MOD([.E688]-[.$E$2];[.$H$2])+1+[.$E$2]" office:value-type="float" office:value="247" calcext:value-type="float">
            <text:p>247</text:p>
          </table:table-cell>
          <table:table-cell table:formula="of:=MOD([.F688]+1/[.$H$2];5)" office:value-type="float" office:value="1.43333333333331" calcext:value-type="float">
            <text:p>1,43333333333331</text:p>
          </table:table-cell>
          <table:table-cell table:formula="of:=IF([.F689]&lt;0.000001;[.G688]+2+1/[.$H$2];[.G688]+1/[.$H$2])" office:value-type="float" office:value="11.4333333333335" calcext:value-type="float">
            <text:p>11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0]))" office:value-type="date" office:date-value="2019-10-18T09:51:29.081918" calcext:value-type="date">
            <text:p>2019-10-18 09:51:29</text:p>
          </table:table-cell>
          <table:table-cell table:style-name="ce7" table:formula="of:=[.A690]" office:value-type="date" office:date-value="2019-10-18T09:51:29.081918" calcext:value-type="date">
            <text:p>2019-10-18 09:51:29</text:p>
          </table:table-cell>
          <table:table-cell table:formula="of:=TRUNC([.A690])" office:value-type="float" office:value="43756" calcext:value-type="float">
            <text:p>43756</text:p>
          </table:table-cell>
          <table:table-cell table:style-name="ce12" table:formula="of:=[.B690]-[.C690]" office:value-type="date" office:date-value="1899-12-30T09:51:29.08191821538" calcext:value-type="date">
            <text:p>12/30/99 09:51 AM</text:p>
          </table:table-cell>
          <table:table-cell table:formula="of:=MOD([.E689]-[.$E$2];[.$H$2])+1+[.$E$2]" office:value-type="float" office:value="248" calcext:value-type="float">
            <text:p>248</text:p>
          </table:table-cell>
          <table:table-cell table:formula="of:=MOD([.F689]+1/[.$H$2];5)" office:value-type="float" office:value="1.44999999999997" calcext:value-type="float">
            <text:p>1,44999999999997</text:p>
          </table:table-cell>
          <table:table-cell table:formula="of:=IF([.F690]&lt;0.000001;[.G689]+2+1/[.$H$2];[.G689]+1/[.$H$2])" office:value-type="float" office:value="11.4500000000002" calcext:value-type="float">
            <text:p>11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1]))" office:value-type="date" office:date-value="2019-10-18T09:30:21.554418" calcext:value-type="date">
            <text:p>2019-10-18 09:30:22</text:p>
          </table:table-cell>
          <table:table-cell table:style-name="ce7" table:formula="of:=[.A691]" office:value-type="date" office:date-value="2019-10-18T09:30:21.554418" calcext:value-type="date">
            <text:p>2019-10-18 09:30:22</text:p>
          </table:table-cell>
          <table:table-cell table:formula="of:=TRUNC([.A691])" office:value-type="float" office:value="43756" calcext:value-type="float">
            <text:p>43756</text:p>
          </table:table-cell>
          <table:table-cell table:style-name="ce12" table:formula="of:=[.B691]-[.C691]" office:value-type="date" office:date-value="1899-12-30T09:30:21.55441835057" calcext:value-type="date">
            <text:p>12/30/99 09:30 AM</text:p>
          </table:table-cell>
          <table:table-cell table:formula="of:=MOD([.E690]-[.$E$2];[.$H$2])+1+[.$E$2]" office:value-type="float" office:value="249" calcext:value-type="float">
            <text:p>249</text:p>
          </table:table-cell>
          <table:table-cell table:formula="of:=MOD([.F690]+1/[.$H$2];5)" office:value-type="float" office:value="1.46666666666664" calcext:value-type="float">
            <text:p>1,46666666666664</text:p>
          </table:table-cell>
          <table:table-cell table:formula="of:=IF([.F691]&lt;0.000001;[.G690]+2+1/[.$H$2];[.G690]+1/[.$H$2])" office:value-type="float" office:value="11.4666666666668" calcext:value-type="float">
            <text:p>11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2]))" office:value-type="date" office:date-value="2019-10-18T09:23:33.176651" calcext:value-type="date">
            <text:p>2019-10-18 09:23:33</text:p>
          </table:table-cell>
          <table:table-cell table:style-name="ce7" table:formula="of:=[.A692]" office:value-type="date" office:date-value="2019-10-18T09:23:33.176651" calcext:value-type="date">
            <text:p>2019-10-18 09:23:33</text:p>
          </table:table-cell>
          <table:table-cell table:formula="of:=TRUNC([.A692])" office:value-type="float" office:value="43756" calcext:value-type="float">
            <text:p>43756</text:p>
          </table:table-cell>
          <table:table-cell table:style-name="ce12" table:formula="of:=[.B692]-[.C692]" office:value-type="date" office:date-value="1899-12-30T09:23:33.17665076349" calcext:value-type="date">
            <text:p>12/30/99 09:23 AM</text:p>
          </table:table-cell>
          <table:table-cell table:formula="of:=MOD([.E691]-[.$E$2];[.$H$2])+1+[.$E$2]" office:value-type="float" office:value="250" calcext:value-type="float">
            <text:p>250</text:p>
          </table:table-cell>
          <table:table-cell table:formula="of:=MOD([.F691]+1/[.$H$2];5)" office:value-type="float" office:value="1.48333333333331" calcext:value-type="float">
            <text:p>1,48333333333331</text:p>
          </table:table-cell>
          <table:table-cell table:formula="of:=IF([.F692]&lt;0.000001;[.G691]+2+1/[.$H$2];[.G691]+1/[.$H$2])" office:value-type="float" office:value="11.4833333333335" calcext:value-type="float">
            <text:p>11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3]))" office:value-type="date" office:date-value="2019-10-18T09:02:07.940755" calcext:value-type="date">
            <text:p>2019-10-18 09:02:08</text:p>
          </table:table-cell>
          <table:table-cell table:style-name="ce7" table:formula="of:=[.A693]" office:value-type="date" office:date-value="2019-10-18T09:02:07.940755" calcext:value-type="date">
            <text:p>2019-10-18 09:02:08</text:p>
          </table:table-cell>
          <table:table-cell table:formula="of:=TRUNC([.A693])" office:value-type="float" office:value="43756" calcext:value-type="float">
            <text:p>43756</text:p>
          </table:table-cell>
          <table:table-cell table:style-name="ce12" table:formula="of:=[.B693]-[.C693]" office:value-type="date" office:date-value="1899-12-30T09:02:07.94075519778" calcext:value-type="date">
            <text:p>12/30/99 09:02 AM</text:p>
          </table:table-cell>
          <table:table-cell table:formula="of:=MOD([.E692]-[.$E$2];[.$H$2])+1+[.$E$2]" office:value-type="float" office:value="251" calcext:value-type="float">
            <text:p>251</text:p>
          </table:table-cell>
          <table:table-cell table:formula="of:=MOD([.F692]+1/[.$H$2];5)" office:value-type="float" office:value="1.49999999999997" calcext:value-type="float">
            <text:p>1,49999999999997</text:p>
          </table:table-cell>
          <table:table-cell table:formula="of:=IF([.F693]&lt;0.000001;[.G692]+2+1/[.$H$2];[.G692]+1/[.$H$2])" office:value-type="float" office:value="11.5000000000002" calcext:value-type="float">
            <text:p>11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4]))" office:value-type="date" office:date-value="2019-10-18T09:37:35.597546" calcext:value-type="date">
            <text:p>2019-10-18 09:37:36</text:p>
          </table:table-cell>
          <table:table-cell table:style-name="ce7" table:formula="of:=[.A694]" office:value-type="date" office:date-value="2019-10-18T09:37:35.597546" calcext:value-type="date">
            <text:p>2019-10-18 09:37:36</text:p>
          </table:table-cell>
          <table:table-cell table:formula="of:=TRUNC([.A694])" office:value-type="float" office:value="43756" calcext:value-type="float">
            <text:p>43756</text:p>
          </table:table-cell>
          <table:table-cell table:style-name="ce12" table:formula="of:=[.B694]-[.C694]" office:value-type="date" office:date-value="1899-12-30T09:37:35.59754599817" calcext:value-type="date">
            <text:p>12/30/99 09:37 AM</text:p>
          </table:table-cell>
          <table:table-cell table:formula="of:=MOD([.E693]-[.$E$2];[.$H$2])+1+[.$E$2]" office:value-type="float" office:value="252" calcext:value-type="float">
            <text:p>252</text:p>
          </table:table-cell>
          <table:table-cell table:formula="of:=MOD([.F693]+1/[.$H$2];5)" office:value-type="float" office:value="1.51666666666664" calcext:value-type="float">
            <text:p>1,51666666666664</text:p>
          </table:table-cell>
          <table:table-cell table:formula="of:=IF([.F694]&lt;0.000001;[.G693]+2+1/[.$H$2];[.G693]+1/[.$H$2])" office:value-type="float" office:value="11.5166666666668" calcext:value-type="float">
            <text:p>11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5]))" office:value-type="date" office:date-value="2019-10-18T10:09:03.822086" calcext:value-type="date">
            <text:p>2019-10-18 10:09:04</text:p>
          </table:table-cell>
          <table:table-cell table:style-name="ce7" table:formula="of:=[.A695]" office:value-type="date" office:date-value="2019-10-18T10:09:03.822086" calcext:value-type="date">
            <text:p>2019-10-18 10:09:04</text:p>
          </table:table-cell>
          <table:table-cell table:formula="of:=TRUNC([.A695])" office:value-type="float" office:value="43756" calcext:value-type="float">
            <text:p>43756</text:p>
          </table:table-cell>
          <table:table-cell table:style-name="ce12" table:formula="of:=[.B695]-[.C695]" office:value-type="date" office:date-value="1899-12-30T10:09:03.82208590396" calcext:value-type="date">
            <text:p>12/30/99 10:09 AM</text:p>
          </table:table-cell>
          <table:table-cell table:formula="of:=MOD([.E694]-[.$E$2];[.$H$2])+1+[.$E$2]" office:value-type="float" office:value="253" calcext:value-type="float">
            <text:p>253</text:p>
          </table:table-cell>
          <table:table-cell table:formula="of:=MOD([.F694]+1/[.$H$2];5)" office:value-type="float" office:value="1.53333333333331" calcext:value-type="float">
            <text:p>1,53333333333331</text:p>
          </table:table-cell>
          <table:table-cell table:formula="of:=IF([.F695]&lt;0.000001;[.G694]+2+1/[.$H$2];[.G694]+1/[.$H$2])" office:value-type="float" office:value="11.5333333333335" calcext:value-type="float">
            <text:p>11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6]))" office:value-type="date" office:date-value="2019-10-18T09:19:56.602621" calcext:value-type="date">
            <text:p>2019-10-18 09:19:57</text:p>
          </table:table-cell>
          <table:table-cell table:style-name="ce7" table:formula="of:=[.A696]" office:value-type="date" office:date-value="2019-10-18T09:19:56.602621" calcext:value-type="date">
            <text:p>2019-10-18 09:19:57</text:p>
          </table:table-cell>
          <table:table-cell table:formula="of:=TRUNC([.A696])" office:value-type="float" office:value="43756" calcext:value-type="float">
            <text:p>43756</text:p>
          </table:table-cell>
          <table:table-cell table:style-name="ce12" table:formula="of:=[.B696]-[.C696]" office:value-type="date" office:date-value="1899-12-30T09:19:56.60262053367" calcext:value-type="date">
            <text:p>12/30/99 09:19 AM</text:p>
          </table:table-cell>
          <table:table-cell table:formula="of:=MOD([.E695]-[.$E$2];[.$H$2])+1+[.$E$2]" office:value-type="float" office:value="254" calcext:value-type="float">
            <text:p>254</text:p>
          </table:table-cell>
          <table:table-cell table:formula="of:=MOD([.F695]+1/[.$H$2];5)" office:value-type="float" office:value="1.54999999999997" calcext:value-type="float">
            <text:p>1,54999999999997</text:p>
          </table:table-cell>
          <table:table-cell table:formula="of:=IF([.F696]&lt;0.000001;[.G695]+2+1/[.$H$2];[.G695]+1/[.$H$2])" office:value-type="float" office:value="11.5500000000002" calcext:value-type="float">
            <text:p>11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7]))" office:value-type="date" office:date-value="2019-10-18T09:31:19.445876" calcext:value-type="date">
            <text:p>2019-10-18 09:31:19</text:p>
          </table:table-cell>
          <table:table-cell table:style-name="ce7" table:formula="of:=[.A697]" office:value-type="date" office:date-value="2019-10-18T09:31:19.445876" calcext:value-type="date">
            <text:p>2019-10-18 09:31:19</text:p>
          </table:table-cell>
          <table:table-cell table:formula="of:=TRUNC([.A697])" office:value-type="float" office:value="43756" calcext:value-type="float">
            <text:p>43756</text:p>
          </table:table-cell>
          <table:table-cell table:style-name="ce12" table:formula="of:=[.B697]-[.C697]" office:value-type="date" office:date-value="1899-12-30T09:31:19.44587599486" calcext:value-type="date">
            <text:p>12/30/99 09:31 AM</text:p>
          </table:table-cell>
          <table:table-cell table:formula="of:=MOD([.E696]-[.$E$2];[.$H$2])+1+[.$E$2]" office:value-type="float" office:value="255" calcext:value-type="float">
            <text:p>255</text:p>
          </table:table-cell>
          <table:table-cell table:formula="of:=MOD([.F696]+1/[.$H$2];5)" office:value-type="float" office:value="1.56666666666664" calcext:value-type="float">
            <text:p>1,56666666666664</text:p>
          </table:table-cell>
          <table:table-cell table:formula="of:=IF([.F697]&lt;0.000001;[.G696]+2+1/[.$H$2];[.G696]+1/[.$H$2])" office:value-type="float" office:value="11.5666666666668" calcext:value-type="float">
            <text:p>11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8]))" office:value-type="date" office:date-value="2019-10-18T09:23:01.309384" calcext:value-type="date">
            <text:p>2019-10-18 09:23:01</text:p>
          </table:table-cell>
          <table:table-cell table:style-name="ce7" table:formula="of:=[.A698]" office:value-type="date" office:date-value="2019-10-18T09:23:01.309384" calcext:value-type="date">
            <text:p>2019-10-18 09:23:01</text:p>
          </table:table-cell>
          <table:table-cell table:formula="of:=TRUNC([.A698])" office:value-type="float" office:value="43756" calcext:value-type="float">
            <text:p>43756</text:p>
          </table:table-cell>
          <table:table-cell table:style-name="ce12" table:formula="of:=[.B698]-[.C698]" office:value-type="date" office:date-value="1899-12-30T09:23:01.30938434042" calcext:value-type="date">
            <text:p>12/30/99 09:23 AM</text:p>
          </table:table-cell>
          <table:table-cell table:formula="of:=MOD([.E697]-[.$E$2];[.$H$2])+1+[.$E$2]" office:value-type="float" office:value="256" calcext:value-type="float">
            <text:p>256</text:p>
          </table:table-cell>
          <table:table-cell table:formula="of:=MOD([.F697]+1/[.$H$2];5)" office:value-type="float" office:value="1.58333333333331" calcext:value-type="float">
            <text:p>1,58333333333331</text:p>
          </table:table-cell>
          <table:table-cell table:formula="of:=IF([.F698]&lt;0.000001;[.G697]+2+1/[.$H$2];[.G697]+1/[.$H$2])" office:value-type="float" office:value="11.5833333333335" calcext:value-type="float">
            <text:p>11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699]))" office:value-type="date" office:date-value="2019-10-18T09:37:43.472539" calcext:value-type="date">
            <text:p>2019-10-18 09:37:43</text:p>
          </table:table-cell>
          <table:table-cell table:style-name="ce7" table:formula="of:=[.A699]" office:value-type="date" office:date-value="2019-10-18T09:37:43.472539" calcext:value-type="date">
            <text:p>2019-10-18 09:37:43</text:p>
          </table:table-cell>
          <table:table-cell table:formula="of:=TRUNC([.A699])" office:value-type="float" office:value="43756" calcext:value-type="float">
            <text:p>43756</text:p>
          </table:table-cell>
          <table:table-cell table:style-name="ce12" table:formula="of:=[.B699]-[.C699]" office:value-type="date" office:date-value="1899-12-30T09:37:43.47253911663" calcext:value-type="date">
            <text:p>12/30/99 09:37 AM</text:p>
          </table:table-cell>
          <table:table-cell table:formula="of:=MOD([.E698]-[.$E$2];[.$H$2])+1+[.$E$2]" office:value-type="float" office:value="257" calcext:value-type="float">
            <text:p>257</text:p>
          </table:table-cell>
          <table:table-cell table:formula="of:=MOD([.F698]+1/[.$H$2];5)" office:value-type="float" office:value="1.59999999999997" calcext:value-type="float">
            <text:p>1,59999999999997</text:p>
          </table:table-cell>
          <table:table-cell table:formula="of:=IF([.F699]&lt;0.000001;[.G698]+2+1/[.$H$2];[.G698]+1/[.$H$2])" office:value-type="float" office:value="11.6000000000002" calcext:value-type="float">
            <text:p>11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0]))" office:value-type="date" office:date-value="2019-10-18T09:13:38.206704" calcext:value-type="date">
            <text:p>2019-10-18 09:13:38</text:p>
          </table:table-cell>
          <table:table-cell table:style-name="ce7" table:formula="of:=[.A700]" office:value-type="date" office:date-value="2019-10-18T09:13:38.206704" calcext:value-type="date">
            <text:p>2019-10-18 09:13:38</text:p>
          </table:table-cell>
          <table:table-cell table:formula="of:=TRUNC([.A700])" office:value-type="float" office:value="43756" calcext:value-type="float">
            <text:p>43756</text:p>
          </table:table-cell>
          <table:table-cell table:style-name="ce12" table:formula="of:=[.B700]-[.C700]" office:value-type="date" office:date-value="1899-12-30T09:13:38.20670412853" calcext:value-type="date">
            <text:p>12/30/99 09:13 AM</text:p>
          </table:table-cell>
          <table:table-cell table:formula="of:=MOD([.E699]-[.$E$2];[.$H$2])+1+[.$E$2]" office:value-type="float" office:value="258" calcext:value-type="float">
            <text:p>258</text:p>
          </table:table-cell>
          <table:table-cell table:formula="of:=MOD([.F699]+1/[.$H$2];5)" office:value-type="float" office:value="1.61666666666664" calcext:value-type="float">
            <text:p>1,61666666666664</text:p>
          </table:table-cell>
          <table:table-cell table:formula="of:=IF([.F700]&lt;0.000001;[.G699]+2+1/[.$H$2];[.G699]+1/[.$H$2])" office:value-type="float" office:value="11.6166666666668" calcext:value-type="float">
            <text:p>11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1]))" office:value-type="date" office:date-value="2019-10-18T09:52:43.134481" calcext:value-type="date">
            <text:p>2019-10-18 09:52:43</text:p>
          </table:table-cell>
          <table:table-cell table:style-name="ce7" table:formula="of:=[.A701]" office:value-type="date" office:date-value="2019-10-18T09:52:43.134481" calcext:value-type="date">
            <text:p>2019-10-18 09:52:43</text:p>
          </table:table-cell>
          <table:table-cell table:formula="of:=TRUNC([.A701])" office:value-type="float" office:value="43756" calcext:value-type="float">
            <text:p>43756</text:p>
          </table:table-cell>
          <table:table-cell table:style-name="ce12" table:formula="of:=[.B701]-[.C701]" office:value-type="date" office:date-value="1899-12-30T09:52:43.13448124565" calcext:value-type="date">
            <text:p>12/30/99 09:52 AM</text:p>
          </table:table-cell>
          <table:table-cell table:formula="of:=MOD([.E700]-[.$E$2];[.$H$2])+1+[.$E$2]" office:value-type="float" office:value="259" calcext:value-type="float">
            <text:p>259</text:p>
          </table:table-cell>
          <table:table-cell table:formula="of:=MOD([.F700]+1/[.$H$2];5)" office:value-type="float" office:value="1.63333333333331" calcext:value-type="float">
            <text:p>1,63333333333331</text:p>
          </table:table-cell>
          <table:table-cell table:formula="of:=IF([.F701]&lt;0.000001;[.G700]+2+1/[.$H$2];[.G700]+1/[.$H$2])" office:value-type="float" office:value="11.6333333333335" calcext:value-type="float">
            <text:p>11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2]))" office:value-type="date" office:date-value="2019-10-18T09:16:16.415231" calcext:value-type="date">
            <text:p>2019-10-18 09:16:16</text:p>
          </table:table-cell>
          <table:table-cell table:style-name="ce7" table:formula="of:=[.A702]" office:value-type="date" office:date-value="2019-10-18T09:16:16.415231" calcext:value-type="date">
            <text:p>2019-10-18 09:16:16</text:p>
          </table:table-cell>
          <table:table-cell table:formula="of:=TRUNC([.A702])" office:value-type="float" office:value="43756" calcext:value-type="float">
            <text:p>43756</text:p>
          </table:table-cell>
          <table:table-cell table:style-name="ce12" table:formula="of:=[.B702]-[.C702]" office:value-type="date" office:date-value="1899-12-30T09:16:16.41523105558" calcext:value-type="date">
            <text:p>12/30/99 09:16 AM</text:p>
          </table:table-cell>
          <table:table-cell table:formula="of:=MOD([.E701]-[.$E$2];[.$H$2])+1+[.$E$2]" office:value-type="float" office:value="260" calcext:value-type="float">
            <text:p>260</text:p>
          </table:table-cell>
          <table:table-cell table:formula="of:=MOD([.F701]+1/[.$H$2];5)" office:value-type="float" office:value="1.64999999999997" calcext:value-type="float">
            <text:p>1,64999999999997</text:p>
          </table:table-cell>
          <table:table-cell table:formula="of:=IF([.F702]&lt;0.000001;[.G701]+2+1/[.$H$2];[.G701]+1/[.$H$2])" office:value-type="float" office:value="11.6500000000002" calcext:value-type="float">
            <text:p>11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3]))" office:value-type="date" office:date-value="2019-10-18T09:31:47.124552" calcext:value-type="date">
            <text:p>2019-10-18 09:31:47</text:p>
          </table:table-cell>
          <table:table-cell table:style-name="ce7" table:formula="of:=[.A703]" office:value-type="date" office:date-value="2019-10-18T09:31:47.124552" calcext:value-type="date">
            <text:p>2019-10-18 09:31:47</text:p>
          </table:table-cell>
          <table:table-cell table:formula="of:=TRUNC([.A703])" office:value-type="float" office:value="43756" calcext:value-type="float">
            <text:p>43756</text:p>
          </table:table-cell>
          <table:table-cell table:style-name="ce12" table:formula="of:=[.B703]-[.C703]" office:value-type="date" office:date-value="1899-12-30T09:31:47.12455180474" calcext:value-type="date">
            <text:p>12/30/99 09:31 AM</text:p>
          </table:table-cell>
          <table:table-cell table:formula="of:=MOD([.E702]-[.$E$2];[.$H$2])+1+[.$E$2]" office:value-type="float" office:value="261" calcext:value-type="float">
            <text:p>261</text:p>
          </table:table-cell>
          <table:table-cell table:formula="of:=MOD([.F702]+1/[.$H$2];5)" office:value-type="float" office:value="1.66666666666664" calcext:value-type="float">
            <text:p>1,66666666666664</text:p>
          </table:table-cell>
          <table:table-cell table:formula="of:=IF([.F703]&lt;0.000001;[.G702]+2+1/[.$H$2];[.G702]+1/[.$H$2])" office:value-type="float" office:value="11.6666666666668" calcext:value-type="float">
            <text:p>11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4]))" office:value-type="date" office:date-value="2019-10-18T09:45:21.161468" calcext:value-type="date">
            <text:p>2019-10-18 09:45:21</text:p>
          </table:table-cell>
          <table:table-cell table:style-name="ce7" table:formula="of:=[.A704]" office:value-type="date" office:date-value="2019-10-18T09:45:21.161468" calcext:value-type="date">
            <text:p>2019-10-18 09:45:21</text:p>
          </table:table-cell>
          <table:table-cell table:formula="of:=TRUNC([.A704])" office:value-type="float" office:value="43756" calcext:value-type="float">
            <text:p>43756</text:p>
          </table:table-cell>
          <table:table-cell table:style-name="ce12" table:formula="of:=[.B704]-[.C704]" office:value-type="date" office:date-value="1899-12-30T09:45:21.16146802437" calcext:value-type="date">
            <text:p>12/30/99 09:45 AM</text:p>
          </table:table-cell>
          <table:table-cell table:formula="of:=MOD([.E703]-[.$E$2];[.$H$2])+1+[.$E$2]" office:value-type="float" office:value="262" calcext:value-type="float">
            <text:p>262</text:p>
          </table:table-cell>
          <table:table-cell table:formula="of:=MOD([.F703]+1/[.$H$2];5)" office:value-type="float" office:value="1.68333333333331" calcext:value-type="float">
            <text:p>1,68333333333331</text:p>
          </table:table-cell>
          <table:table-cell table:formula="of:=IF([.F704]&lt;0.000001;[.G703]+2+1/[.$H$2];[.G703]+1/[.$H$2])" office:value-type="float" office:value="11.6833333333335" calcext:value-type="float">
            <text:p>11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5]))" office:value-type="date" office:date-value="2019-10-18T09:35:34.285918" calcext:value-type="date">
            <text:p>2019-10-18 09:35:34</text:p>
          </table:table-cell>
          <table:table-cell table:style-name="ce7" table:formula="of:=[.A705]" office:value-type="date" office:date-value="2019-10-18T09:35:34.285918" calcext:value-type="date">
            <text:p>2019-10-18 09:35:34</text:p>
          </table:table-cell>
          <table:table-cell table:formula="of:=TRUNC([.A705])" office:value-type="float" office:value="43756" calcext:value-type="float">
            <text:p>43756</text:p>
          </table:table-cell>
          <table:table-cell table:style-name="ce12" table:formula="of:=[.B705]-[.C705]" office:value-type="date" office:date-value="1899-12-30T09:35:34.28591773845" calcext:value-type="date">
            <text:p>12/30/99 09:35 AM</text:p>
          </table:table-cell>
          <table:table-cell table:formula="of:=MOD([.E704]-[.$E$2];[.$H$2])+1+[.$E$2]" office:value-type="float" office:value="263" calcext:value-type="float">
            <text:p>263</text:p>
          </table:table-cell>
          <table:table-cell table:formula="of:=MOD([.F704]+1/[.$H$2];5)" office:value-type="float" office:value="1.69999999999997" calcext:value-type="float">
            <text:p>1,69999999999997</text:p>
          </table:table-cell>
          <table:table-cell table:formula="of:=IF([.F705]&lt;0.000001;[.G704]+2+1/[.$H$2];[.G704]+1/[.$H$2])" office:value-type="float" office:value="11.7000000000002" calcext:value-type="float">
            <text:p>11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6]))" office:value-type="date" office:date-value="2019-10-18T09:40:02.286833" calcext:value-type="date">
            <text:p>2019-10-18 09:40:02</text:p>
          </table:table-cell>
          <table:table-cell table:style-name="ce7" table:formula="of:=[.A706]" office:value-type="date" office:date-value="2019-10-18T09:40:02.286833" calcext:value-type="date">
            <text:p>2019-10-18 09:40:02</text:p>
          </table:table-cell>
          <table:table-cell table:formula="of:=TRUNC([.A706])" office:value-type="float" office:value="43756" calcext:value-type="float">
            <text:p>43756</text:p>
          </table:table-cell>
          <table:table-cell table:style-name="ce12" table:formula="of:=[.B706]-[.C706]" office:value-type="date" office:date-value="1899-12-30T09:40:02.28683345485" calcext:value-type="date">
            <text:p>12/30/99 09:40 AM</text:p>
          </table:table-cell>
          <table:table-cell table:formula="of:=MOD([.E705]-[.$E$2];[.$H$2])+1+[.$E$2]" office:value-type="float" office:value="264" calcext:value-type="float">
            <text:p>264</text:p>
          </table:table-cell>
          <table:table-cell table:formula="of:=MOD([.F705]+1/[.$H$2];5)" office:value-type="float" office:value="1.71666666666664" calcext:value-type="float">
            <text:p>1,71666666666664</text:p>
          </table:table-cell>
          <table:table-cell table:formula="of:=IF([.F706]&lt;0.000001;[.G705]+2+1/[.$H$2];[.G705]+1/[.$H$2])" office:value-type="float" office:value="11.7166666666668" calcext:value-type="float">
            <text:p>11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7]))" office:value-type="date" office:date-value="2019-10-18T09:37:23.566319" calcext:value-type="date">
            <text:p>2019-10-18 09:37:24</text:p>
          </table:table-cell>
          <table:table-cell table:style-name="ce7" table:formula="of:=[.A707]" office:value-type="date" office:date-value="2019-10-18T09:37:23.566319" calcext:value-type="date">
            <text:p>2019-10-18 09:37:24</text:p>
          </table:table-cell>
          <table:table-cell table:formula="of:=TRUNC([.A707])" office:value-type="float" office:value="43756" calcext:value-type="float">
            <text:p>43756</text:p>
          </table:table-cell>
          <table:table-cell table:style-name="ce12" table:formula="of:=[.B707]-[.C707]" office:value-type="date" office:date-value="1899-12-30T09:37:23.56631850824" calcext:value-type="date">
            <text:p>12/30/99 09:37 AM</text:p>
          </table:table-cell>
          <table:table-cell table:formula="of:=MOD([.E706]-[.$E$2];[.$H$2])+1+[.$E$2]" office:value-type="float" office:value="265" calcext:value-type="float">
            <text:p>265</text:p>
          </table:table-cell>
          <table:table-cell table:formula="of:=MOD([.F706]+1/[.$H$2];5)" office:value-type="float" office:value="1.73333333333331" calcext:value-type="float">
            <text:p>1,73333333333331</text:p>
          </table:table-cell>
          <table:table-cell table:formula="of:=IF([.F707]&lt;0.000001;[.G706]+2+1/[.$H$2];[.G706]+1/[.$H$2])" office:value-type="float" office:value="11.7333333333335" calcext:value-type="float">
            <text:p>11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8]))" office:value-type="date" office:date-value="2019-10-18T09:32:15.194717" calcext:value-type="date">
            <text:p>2019-10-18 09:32:15</text:p>
          </table:table-cell>
          <table:table-cell table:style-name="ce7" table:formula="of:=[.A708]" office:value-type="date" office:date-value="2019-10-18T09:32:15.194717" calcext:value-type="date">
            <text:p>2019-10-18 09:32:15</text:p>
          </table:table-cell>
          <table:table-cell table:formula="of:=TRUNC([.A708])" office:value-type="float" office:value="43756" calcext:value-type="float">
            <text:p>43756</text:p>
          </table:table-cell>
          <table:table-cell table:style-name="ce12" table:formula="of:=[.B708]-[.C708]" office:value-type="date" office:date-value="1899-12-30T09:32:15.19471676555" calcext:value-type="date">
            <text:p>12/30/99 09:32 AM</text:p>
          </table:table-cell>
          <table:table-cell table:formula="of:=MOD([.E707]-[.$E$2];[.$H$2])+1+[.$E$2]" office:value-type="float" office:value="266" calcext:value-type="float">
            <text:p>266</text:p>
          </table:table-cell>
          <table:table-cell table:formula="of:=MOD([.F707]+1/[.$H$2];5)" office:value-type="float" office:value="1.74999999999997" calcext:value-type="float">
            <text:p>1,74999999999997</text:p>
          </table:table-cell>
          <table:table-cell table:formula="of:=IF([.F708]&lt;0.000001;[.G707]+2+1/[.$H$2];[.G707]+1/[.$H$2])" office:value-type="float" office:value="11.7500000000002" calcext:value-type="float">
            <text:p>11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09]))" office:value-type="date" office:date-value="2019-10-18T09:46:53.192528" calcext:value-type="date">
            <text:p>2019-10-18 09:46:53</text:p>
          </table:table-cell>
          <table:table-cell table:style-name="ce7" table:formula="of:=[.A709]" office:value-type="date" office:date-value="2019-10-18T09:46:53.192528" calcext:value-type="date">
            <text:p>2019-10-18 09:46:53</text:p>
          </table:table-cell>
          <table:table-cell table:formula="of:=TRUNC([.A709])" office:value-type="float" office:value="43756" calcext:value-type="float">
            <text:p>43756</text:p>
          </table:table-cell>
          <table:table-cell table:style-name="ce12" table:formula="of:=[.B709]-[.C709]" office:value-type="date" office:date-value="1899-12-30T09:46:53.19252750836" calcext:value-type="date">
            <text:p>12/30/99 09:46 AM</text:p>
          </table:table-cell>
          <table:table-cell table:formula="of:=MOD([.E708]-[.$E$2];[.$H$2])+1+[.$E$2]" office:value-type="float" office:value="267" calcext:value-type="float">
            <text:p>267</text:p>
          </table:table-cell>
          <table:table-cell table:formula="of:=MOD([.F708]+1/[.$H$2];5)" office:value-type="float" office:value="1.76666666666664" calcext:value-type="float">
            <text:p>1,76666666666664</text:p>
          </table:table-cell>
          <table:table-cell table:formula="of:=IF([.F709]&lt;0.000001;[.G708]+2+1/[.$H$2];[.G708]+1/[.$H$2])" office:value-type="float" office:value="11.7666666666668" calcext:value-type="float">
            <text:p>11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0]))" office:value-type="date" office:date-value="2019-10-18T09:28:25.830313" calcext:value-type="date">
            <text:p>2019-10-18 09:28:26</text:p>
          </table:table-cell>
          <table:table-cell table:style-name="ce7" table:formula="of:=[.A710]" office:value-type="date" office:date-value="2019-10-18T09:28:25.830313" calcext:value-type="date">
            <text:p>2019-10-18 09:28:26</text:p>
          </table:table-cell>
          <table:table-cell table:formula="of:=TRUNC([.A710])" office:value-type="float" office:value="43756" calcext:value-type="float">
            <text:p>43756</text:p>
          </table:table-cell>
          <table:table-cell table:style-name="ce12" table:formula="of:=[.B710]-[.C710]" office:value-type="date" office:date-value="1899-12-30T09:28:25.83031321876" calcext:value-type="date">
            <text:p>12/30/99 09:28 AM</text:p>
          </table:table-cell>
          <table:table-cell table:formula="of:=MOD([.E709]-[.$E$2];[.$H$2])+1+[.$E$2]" office:value-type="float" office:value="268" calcext:value-type="float">
            <text:p>268</text:p>
          </table:table-cell>
          <table:table-cell table:formula="of:=MOD([.F709]+1/[.$H$2];5)" office:value-type="float" office:value="1.78333333333331" calcext:value-type="float">
            <text:p>1,78333333333331</text:p>
          </table:table-cell>
          <table:table-cell table:formula="of:=IF([.F710]&lt;0.000001;[.G709]+2+1/[.$H$2];[.G709]+1/[.$H$2])" office:value-type="float" office:value="11.7833333333335" calcext:value-type="float">
            <text:p>11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1]))" office:value-type="date" office:date-value="2019-10-18T09:34:31.995752" calcext:value-type="date">
            <text:p>2019-10-18 09:34:32</text:p>
          </table:table-cell>
          <table:table-cell table:style-name="ce7" table:formula="of:=[.A711]" office:value-type="date" office:date-value="2019-10-18T09:34:31.995752" calcext:value-type="date">
            <text:p>2019-10-18 09:34:32</text:p>
          </table:table-cell>
          <table:table-cell table:formula="of:=TRUNC([.A711])" office:value-type="float" office:value="43756" calcext:value-type="float">
            <text:p>43756</text:p>
          </table:table-cell>
          <table:table-cell table:style-name="ce12" table:formula="of:=[.B711]-[.C711]" office:value-type="date" office:date-value="1899-12-30T09:34:31.99575193226" calcext:value-type="date">
            <text:p>12/30/99 09:34 AM</text:p>
          </table:table-cell>
          <table:table-cell table:formula="of:=MOD([.E710]-[.$E$2];[.$H$2])+1+[.$E$2]" office:value-type="float" office:value="269" calcext:value-type="float">
            <text:p>269</text:p>
          </table:table-cell>
          <table:table-cell table:formula="of:=MOD([.F710]+1/[.$H$2];5)" office:value-type="float" office:value="1.79999999999997" calcext:value-type="float">
            <text:p>1,79999999999997</text:p>
          </table:table-cell>
          <table:table-cell table:formula="of:=IF([.F711]&lt;0.000001;[.G710]+2+1/[.$H$2];[.G710]+1/[.$H$2])" office:value-type="float" office:value="11.8000000000002" calcext:value-type="float">
            <text:p>11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2]))" office:value-type="date" office:date-value="2019-10-18T09:53:22.619525" calcext:value-type="date">
            <text:p>2019-10-18 09:53:23</text:p>
          </table:table-cell>
          <table:table-cell table:style-name="ce7" table:formula="of:=[.A712]" office:value-type="date" office:date-value="2019-10-18T09:53:22.619525" calcext:value-type="date">
            <text:p>2019-10-18 09:53:23</text:p>
          </table:table-cell>
          <table:table-cell table:formula="of:=TRUNC([.A712])" office:value-type="float" office:value="43756" calcext:value-type="float">
            <text:p>43756</text:p>
          </table:table-cell>
          <table:table-cell table:style-name="ce12" table:formula="of:=[.B712]-[.C712]" office:value-type="date" office:date-value="1899-12-30T09:53:22.61952532455" calcext:value-type="date">
            <text:p>12/30/99 09:53 AM</text:p>
          </table:table-cell>
          <table:table-cell table:formula="of:=MOD([.E711]-[.$E$2];[.$H$2])+1+[.$E$2]" office:value-type="float" office:value="270" calcext:value-type="float">
            <text:p>270</text:p>
          </table:table-cell>
          <table:table-cell table:formula="of:=MOD([.F711]+1/[.$H$2];5)" office:value-type="float" office:value="1.81666666666664" calcext:value-type="float">
            <text:p>1,81666666666664</text:p>
          </table:table-cell>
          <table:table-cell table:formula="of:=IF([.F712]&lt;0.000001;[.G711]+2+1/[.$H$2];[.G711]+1/[.$H$2])" office:value-type="float" office:value="11.8166666666668" calcext:value-type="float">
            <text:p>11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3]))" office:value-type="date" office:date-value="2019-10-18T09:39:04.428636" calcext:value-type="date">
            <text:p>2019-10-18 09:39:04</text:p>
          </table:table-cell>
          <table:table-cell table:style-name="ce7" table:formula="of:=[.A713]" office:value-type="date" office:date-value="2019-10-18T09:39:04.428636" calcext:value-type="date">
            <text:p>2019-10-18 09:39:04</text:p>
          </table:table-cell>
          <table:table-cell table:formula="of:=TRUNC([.A713])" office:value-type="float" office:value="43756" calcext:value-type="float">
            <text:p>43756</text:p>
          </table:table-cell>
          <table:table-cell table:style-name="ce12" table:formula="of:=[.B713]-[.C713]" office:value-type="date" office:date-value="1899-12-30T09:39:04.42863604054" calcext:value-type="date">
            <text:p>12/30/99 09:39 AM</text:p>
          </table:table-cell>
          <table:table-cell table:formula="of:=MOD([.E712]-[.$E$2];[.$H$2])+1+[.$E$2]" office:value-type="float" office:value="271" calcext:value-type="float">
            <text:p>271</text:p>
          </table:table-cell>
          <table:table-cell table:formula="of:=MOD([.F712]+1/[.$H$2];5)" office:value-type="float" office:value="1.83333333333331" calcext:value-type="float">
            <text:p>1,83333333333331</text:p>
          </table:table-cell>
          <table:table-cell table:formula="of:=IF([.F713]&lt;0.000001;[.G712]+2+1/[.$H$2];[.G712]+1/[.$H$2])" office:value-type="float" office:value="11.8333333333335" calcext:value-type="float">
            <text:p>11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4]))" office:value-type="date" office:date-value="2019-10-18T09:32:00.989623" calcext:value-type="date">
            <text:p>2019-10-18 09:32:01</text:p>
          </table:table-cell>
          <table:table-cell table:style-name="ce7" table:formula="of:=[.A714]" office:value-type="date" office:date-value="2019-10-18T09:32:00.989623" calcext:value-type="date">
            <text:p>2019-10-18 09:32:01</text:p>
          </table:table-cell>
          <table:table-cell table:formula="of:=TRUNC([.A714])" office:value-type="float" office:value="43756" calcext:value-type="float">
            <text:p>43756</text:p>
          </table:table-cell>
          <table:table-cell table:style-name="ce12" table:formula="of:=[.B714]-[.C714]" office:value-type="date" office:date-value="1899-12-30T09:32:00.98962257151" calcext:value-type="date">
            <text:p>12/30/99 09:32 AM</text:p>
          </table:table-cell>
          <table:table-cell table:formula="of:=MOD([.E713]-[.$E$2];[.$H$2])+1+[.$E$2]" office:value-type="float" office:value="272" calcext:value-type="float">
            <text:p>272</text:p>
          </table:table-cell>
          <table:table-cell table:formula="of:=MOD([.F713]+1/[.$H$2];5)" office:value-type="float" office:value="1.84999999999997" calcext:value-type="float">
            <text:p>1,84999999999997</text:p>
          </table:table-cell>
          <table:table-cell table:formula="of:=IF([.F714]&lt;0.000001;[.G713]+2+1/[.$H$2];[.G713]+1/[.$H$2])" office:value-type="float" office:value="11.8500000000002" calcext:value-type="float">
            <text:p>11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5]))" office:value-type="date" office:date-value="2019-10-18T09:22:16.343146" calcext:value-type="date">
            <text:p>2019-10-18 09:22:16</text:p>
          </table:table-cell>
          <table:table-cell table:style-name="ce7" table:formula="of:=[.A715]" office:value-type="date" office:date-value="2019-10-18T09:22:16.343146" calcext:value-type="date">
            <text:p>2019-10-18 09:22:16</text:p>
          </table:table-cell>
          <table:table-cell table:formula="of:=TRUNC([.A715])" office:value-type="float" office:value="43756" calcext:value-type="float">
            <text:p>43756</text:p>
          </table:table-cell>
          <table:table-cell table:style-name="ce12" table:formula="of:=[.B715]-[.C715]" office:value-type="date" office:date-value="1899-12-30T09:22:16.3431457663" calcext:value-type="date">
            <text:p>12/30/99 09:22 AM</text:p>
          </table:table-cell>
          <table:table-cell table:formula="of:=MOD([.E714]-[.$E$2];[.$H$2])+1+[.$E$2]" office:value-type="float" office:value="273" calcext:value-type="float">
            <text:p>273</text:p>
          </table:table-cell>
          <table:table-cell table:formula="of:=MOD([.F714]+1/[.$H$2];5)" office:value-type="float" office:value="1.86666666666664" calcext:value-type="float">
            <text:p>1,86666666666664</text:p>
          </table:table-cell>
          <table:table-cell table:formula="of:=IF([.F715]&lt;0.000001;[.G714]+2+1/[.$H$2];[.G714]+1/[.$H$2])" office:value-type="float" office:value="11.8666666666668" calcext:value-type="float">
            <text:p>11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6]))" office:value-type="date" office:date-value="2019-10-18T09:41:39.189733" calcext:value-type="date">
            <text:p>2019-10-18 09:41:39</text:p>
          </table:table-cell>
          <table:table-cell table:style-name="ce7" table:formula="of:=[.A716]" office:value-type="date" office:date-value="2019-10-18T09:41:39.189733" calcext:value-type="date">
            <text:p>2019-10-18 09:41:39</text:p>
          </table:table-cell>
          <table:table-cell table:formula="of:=TRUNC([.A716])" office:value-type="float" office:value="43756" calcext:value-type="float">
            <text:p>43756</text:p>
          </table:table-cell>
          <table:table-cell table:style-name="ce12" table:formula="of:=[.B716]-[.C716]" office:value-type="date" office:date-value="1899-12-30T09:41:39.18973334134" calcext:value-type="date">
            <text:p>12/30/99 09:41 AM</text:p>
          </table:table-cell>
          <table:table-cell table:formula="of:=MOD([.E715]-[.$E$2];[.$H$2])+1+[.$E$2]" office:value-type="float" office:value="274" calcext:value-type="float">
            <text:p>274</text:p>
          </table:table-cell>
          <table:table-cell table:formula="of:=MOD([.F715]+1/[.$H$2];5)" office:value-type="float" office:value="1.88333333333331" calcext:value-type="float">
            <text:p>1,88333333333331</text:p>
          </table:table-cell>
          <table:table-cell table:formula="of:=IF([.F716]&lt;0.000001;[.G715]+2+1/[.$H$2];[.G715]+1/[.$H$2])" office:value-type="float" office:value="11.8833333333335" calcext:value-type="float">
            <text:p>11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7]))" office:value-type="date" office:date-value="2019-10-18T09:37:23.638804" calcext:value-type="date">
            <text:p>2019-10-18 09:37:24</text:p>
          </table:table-cell>
          <table:table-cell table:style-name="ce7" table:formula="of:=[.A717]" office:value-type="date" office:date-value="2019-10-18T09:37:23.638804" calcext:value-type="date">
            <text:p>2019-10-18 09:37:24</text:p>
          </table:table-cell>
          <table:table-cell table:formula="of:=TRUNC([.A717])" office:value-type="float" office:value="43756" calcext:value-type="float">
            <text:p>43756</text:p>
          </table:table-cell>
          <table:table-cell table:style-name="ce12" table:formula="of:=[.B717]-[.C717]" office:value-type="date" office:date-value="1899-12-30T09:37:23.63880415913" calcext:value-type="date">
            <text:p>12/30/99 09:37 AM</text:p>
          </table:table-cell>
          <table:table-cell table:formula="of:=MOD([.E716]-[.$E$2];[.$H$2])+1+[.$E$2]" office:value-type="float" office:value="275" calcext:value-type="float">
            <text:p>275</text:p>
          </table:table-cell>
          <table:table-cell table:formula="of:=MOD([.F716]+1/[.$H$2];5)" office:value-type="float" office:value="1.89999999999997" calcext:value-type="float">
            <text:p>1,89999999999997</text:p>
          </table:table-cell>
          <table:table-cell table:formula="of:=IF([.F717]&lt;0.000001;[.G716]+2+1/[.$H$2];[.G716]+1/[.$H$2])" office:value-type="float" office:value="11.9000000000002" calcext:value-type="float">
            <text:p>11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8]))" office:value-type="date" office:date-value="2019-10-18T09:15:04.327023" calcext:value-type="date">
            <text:p>2019-10-18 09:15:04</text:p>
          </table:table-cell>
          <table:table-cell table:style-name="ce7" table:formula="of:=[.A718]" office:value-type="date" office:date-value="2019-10-18T09:15:04.327023" calcext:value-type="date">
            <text:p>2019-10-18 09:15:04</text:p>
          </table:table-cell>
          <table:table-cell table:formula="of:=TRUNC([.A718])" office:value-type="float" office:value="43756" calcext:value-type="float">
            <text:p>43756</text:p>
          </table:table-cell>
          <table:table-cell table:style-name="ce12" table:formula="of:=[.B718]-[.C718]" office:value-type="date" office:date-value="1899-12-30T09:15:04.32702319231" calcext:value-type="date">
            <text:p>12/30/99 09:15 AM</text:p>
          </table:table-cell>
          <table:table-cell table:formula="of:=MOD([.E717]-[.$E$2];[.$H$2])+1+[.$E$2]" office:value-type="float" office:value="276" calcext:value-type="float">
            <text:p>276</text:p>
          </table:table-cell>
          <table:table-cell table:formula="of:=MOD([.F717]+1/[.$H$2];5)" office:value-type="float" office:value="1.91666666666664" calcext:value-type="float">
            <text:p>1,91666666666664</text:p>
          </table:table-cell>
          <table:table-cell table:formula="of:=IF([.F718]&lt;0.000001;[.G717]+2+1/[.$H$2];[.G717]+1/[.$H$2])" office:value-type="float" office:value="11.9166666666668" calcext:value-type="float">
            <text:p>11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19]))" office:value-type="date" office:date-value="2019-10-18T09:00:19.194284" calcext:value-type="date">
            <text:p>2019-10-18 09:00:19</text:p>
          </table:table-cell>
          <table:table-cell table:style-name="ce7" table:formula="of:=[.A719]" office:value-type="date" office:date-value="2019-10-18T09:00:19.194284" calcext:value-type="date">
            <text:p>2019-10-18 09:00:19</text:p>
          </table:table-cell>
          <table:table-cell table:formula="of:=TRUNC([.A719])" office:value-type="float" office:value="43756" calcext:value-type="float">
            <text:p>43756</text:p>
          </table:table-cell>
          <table:table-cell table:style-name="ce12" table:formula="of:=[.B719]-[.C719]" office:value-type="date" office:date-value="1899-12-30T09:00:19.19428396504" calcext:value-type="date">
            <text:p>12/30/99 09:00 AM</text:p>
          </table:table-cell>
          <table:table-cell table:formula="of:=MOD([.E718]-[.$E$2];[.$H$2])+1+[.$E$2]" office:value-type="float" office:value="277" calcext:value-type="float">
            <text:p>277</text:p>
          </table:table-cell>
          <table:table-cell table:formula="of:=MOD([.F718]+1/[.$H$2];5)" office:value-type="float" office:value="1.93333333333331" calcext:value-type="float">
            <text:p>1,93333333333331</text:p>
          </table:table-cell>
          <table:table-cell table:formula="of:=IF([.F719]&lt;0.000001;[.G718]+2+1/[.$H$2];[.G718]+1/[.$H$2])" office:value-type="float" office:value="11.9333333333335" calcext:value-type="float">
            <text:p>11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0]))" office:value-type="date" office:date-value="2019-10-18T09:37:44.803562" calcext:value-type="date">
            <text:p>2019-10-18 09:37:45</text:p>
          </table:table-cell>
          <table:table-cell table:style-name="ce7" table:formula="of:=[.A720]" office:value-type="date" office:date-value="2019-10-18T09:37:44.803562" calcext:value-type="date">
            <text:p>2019-10-18 09:37:45</text:p>
          </table:table-cell>
          <table:table-cell table:formula="of:=TRUNC([.A720])" office:value-type="float" office:value="43756" calcext:value-type="float">
            <text:p>43756</text:p>
          </table:table-cell>
          <table:table-cell table:style-name="ce12" table:formula="of:=[.B720]-[.C720]" office:value-type="date" office:date-value="1899-12-30T09:37:44.80356249958" calcext:value-type="date">
            <text:p>12/30/99 09:37 AM</text:p>
          </table:table-cell>
          <table:table-cell table:formula="of:=MOD([.E719]-[.$E$2];[.$H$2])+1+[.$E$2]" office:value-type="float" office:value="278" calcext:value-type="float">
            <text:p>278</text:p>
          </table:table-cell>
          <table:table-cell table:formula="of:=MOD([.F719]+1/[.$H$2];5)" office:value-type="float" office:value="1.94999999999997" calcext:value-type="float">
            <text:p>1,94999999999997</text:p>
          </table:table-cell>
          <table:table-cell table:formula="of:=IF([.F720]&lt;0.000001;[.G719]+2+1/[.$H$2];[.G719]+1/[.$H$2])" office:value-type="float" office:value="11.9500000000002" calcext:value-type="float">
            <text:p>11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1]))" office:value-type="date" office:date-value="2019-10-18T09:03:39.688693" calcext:value-type="date">
            <text:p>2019-10-18 09:03:40</text:p>
          </table:table-cell>
          <table:table-cell table:style-name="ce7" table:formula="of:=[.A721]" office:value-type="date" office:date-value="2019-10-18T09:03:39.688693" calcext:value-type="date">
            <text:p>2019-10-18 09:03:40</text:p>
          </table:table-cell>
          <table:table-cell table:formula="of:=TRUNC([.A721])" office:value-type="float" office:value="43756" calcext:value-type="float">
            <text:p>43756</text:p>
          </table:table-cell>
          <table:table-cell table:style-name="ce12" table:formula="of:=[.B721]-[.C721]" office:value-type="date" office:date-value="1899-12-30T09:03:39.68869348057" calcext:value-type="date">
            <text:p>12/30/99 09:03 AM</text:p>
          </table:table-cell>
          <table:table-cell table:formula="of:=MOD([.E720]-[.$E$2];[.$H$2])+1+[.$E$2]" office:value-type="float" office:value="279" calcext:value-type="float">
            <text:p>279</text:p>
          </table:table-cell>
          <table:table-cell table:formula="of:=MOD([.F720]+1/[.$H$2];5)" office:value-type="float" office:value="1.96666666666664" calcext:value-type="float">
            <text:p>1,96666666666664</text:p>
          </table:table-cell>
          <table:table-cell table:formula="of:=IF([.F721]&lt;0.000001;[.G720]+2+1/[.$H$2];[.G720]+1/[.$H$2])" office:value-type="float" office:value="11.9666666666668" calcext:value-type="float">
            <text:p>11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2]))" office:value-type="date" office:date-value="2019-10-18T09:07:44.675716" calcext:value-type="date">
            <text:p>2019-10-18 09:07:45</text:p>
          </table:table-cell>
          <table:table-cell table:style-name="ce7" table:formula="of:=[.A722]" office:value-type="date" office:date-value="2019-10-18T09:07:44.675716" calcext:value-type="date">
            <text:p>2019-10-18 09:07:45</text:p>
          </table:table-cell>
          <table:table-cell table:formula="of:=TRUNC([.A722])" office:value-type="float" office:value="43756" calcext:value-type="float">
            <text:p>43756</text:p>
          </table:table-cell>
          <table:table-cell table:style-name="ce12" table:formula="of:=[.B722]-[.C722]" office:value-type="date" office:date-value="1899-12-30T09:07:44.67571647372" calcext:value-type="date">
            <text:p>12/30/99 09:07 AM</text:p>
          </table:table-cell>
          <table:table-cell table:formula="of:=MOD([.E721]-[.$E$2];[.$H$2])+1+[.$E$2]" office:value-type="float" office:value="280" calcext:value-type="float">
            <text:p>280</text:p>
          </table:table-cell>
          <table:table-cell table:formula="of:=MOD([.F721]+1/[.$H$2];5)" office:value-type="float" office:value="1.98333333333331" calcext:value-type="float">
            <text:p>1,98333333333331</text:p>
          </table:table-cell>
          <table:table-cell table:formula="of:=IF([.F722]&lt;0.000001;[.G721]+2+1/[.$H$2];[.G721]+1/[.$H$2])" office:value-type="float" office:value="11.9833333333335" calcext:value-type="float">
            <text:p>11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3]))" office:value-type="date" office:date-value="2019-10-19T09:37:19.541224" calcext:value-type="date">
            <text:p>2019-10-19 09:37:20</text:p>
          </table:table-cell>
          <table:table-cell table:style-name="ce7" table:formula="of:=[.A723]" office:value-type="date" office:date-value="2019-10-19T09:37:19.541224" calcext:value-type="date">
            <text:p>2019-10-19 09:37:20</text:p>
          </table:table-cell>
          <table:table-cell table:formula="of:=TRUNC([.A723])" office:value-type="float" office:value="43757" calcext:value-type="float">
            <text:p>43757</text:p>
          </table:table-cell>
          <table:table-cell table:style-name="ce12" table:formula="of:=[.B723]-[.C723]" office:value-type="date" office:date-value="1899-12-30T09:37:19.54122404102" calcext:value-type="date">
            <text:p>12/30/99 09:37 AM</text:p>
          </table:table-cell>
          <table:table-cell table:formula="of:=MOD([.E722]-[.$E$2];[.$H$2])+1+[.$E$2]" office:value-type="float" office:value="221" calcext:value-type="float">
            <text:p>221</text:p>
          </table:table-cell>
          <table:table-cell table:formula="of:=MOD([.F722]+1/[.$H$2];5)" office:value-type="float" office:value="1.99999999999997" calcext:value-type="float">
            <text:p>1,99999999999997</text:p>
          </table:table-cell>
          <table:table-cell table:formula="of:=IF([.F723]&lt;0.000001;[.G722]+2+1/[.$H$2];[.G722]+1/[.$H$2])" office:value-type="float" office:value="12.0000000000002" calcext:value-type="float">
            <text:p>12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4]))" office:value-type="date" office:date-value="2019-10-19T09:33:56.781468" calcext:value-type="date">
            <text:p>2019-10-19 09:33:57</text:p>
          </table:table-cell>
          <table:table-cell table:style-name="ce7" table:formula="of:=[.A724]" office:value-type="date" office:date-value="2019-10-19T09:33:56.781468" calcext:value-type="date">
            <text:p>2019-10-19 09:33:57</text:p>
          </table:table-cell>
          <table:table-cell table:formula="of:=TRUNC([.A724])" office:value-type="float" office:value="43757" calcext:value-type="float">
            <text:p>43757</text:p>
          </table:table-cell>
          <table:table-cell table:style-name="ce12" table:formula="of:=[.B724]-[.C724]" office:value-type="date" office:date-value="1899-12-30T09:33:56.78146773018" calcext:value-type="date">
            <text:p>12/30/99 09:33 AM</text:p>
          </table:table-cell>
          <table:table-cell table:formula="of:=MOD([.E723]-[.$E$2];[.$H$2])+1+[.$E$2]" office:value-type="float" office:value="222" calcext:value-type="float">
            <text:p>222</text:p>
          </table:table-cell>
          <table:table-cell table:formula="of:=MOD([.F723]+1/[.$H$2];5)" office:value-type="float" office:value="2.01666666666664" calcext:value-type="float">
            <text:p>2,01666666666664</text:p>
          </table:table-cell>
          <table:table-cell table:formula="of:=IF([.F724]&lt;0.000001;[.G723]+2+1/[.$H$2];[.G723]+1/[.$H$2])" office:value-type="float" office:value="12.0166666666668" calcext:value-type="float">
            <text:p>12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5]))" office:value-type="date" office:date-value="2019-10-19T09:29:24.790746" calcext:value-type="date">
            <text:p>2019-10-19 09:29:25</text:p>
          </table:table-cell>
          <table:table-cell table:style-name="ce7" table:formula="of:=[.A725]" office:value-type="date" office:date-value="2019-10-19T09:29:24.790746" calcext:value-type="date">
            <text:p>2019-10-19 09:29:25</text:p>
          </table:table-cell>
          <table:table-cell table:formula="of:=TRUNC([.A725])" office:value-type="float" office:value="43757" calcext:value-type="float">
            <text:p>43757</text:p>
          </table:table-cell>
          <table:table-cell table:style-name="ce12" table:formula="of:=[.B725]-[.C725]" office:value-type="date" office:date-value="1899-12-30T09:29:24.79074640665" calcext:value-type="date">
            <text:p>12/30/99 09:29 AM</text:p>
          </table:table-cell>
          <table:table-cell table:formula="of:=MOD([.E724]-[.$E$2];[.$H$2])+1+[.$E$2]" office:value-type="float" office:value="223" calcext:value-type="float">
            <text:p>223</text:p>
          </table:table-cell>
          <table:table-cell table:formula="of:=MOD([.F724]+1/[.$H$2];5)" office:value-type="float" office:value="2.03333333333331" calcext:value-type="float">
            <text:p>2,03333333333331</text:p>
          </table:table-cell>
          <table:table-cell table:formula="of:=IF([.F725]&lt;0.000001;[.G724]+2+1/[.$H$2];[.G724]+1/[.$H$2])" office:value-type="float" office:value="12.0333333333335" calcext:value-type="float">
            <text:p>12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6]))" office:value-type="date" office:date-value="2019-10-19T09:41:12.621999" calcext:value-type="date">
            <text:p>2019-10-19 09:41:13</text:p>
          </table:table-cell>
          <table:table-cell table:style-name="ce7" table:formula="of:=[.A726]" office:value-type="date" office:date-value="2019-10-19T09:41:12.621999" calcext:value-type="date">
            <text:p>2019-10-19 09:41:13</text:p>
          </table:table-cell>
          <table:table-cell table:formula="of:=TRUNC([.A726])" office:value-type="float" office:value="43757" calcext:value-type="float">
            <text:p>43757</text:p>
          </table:table-cell>
          <table:table-cell table:style-name="ce12" table:formula="of:=[.B726]-[.C726]" office:value-type="date" office:date-value="1899-12-30T09:41:12.62199874967" calcext:value-type="date">
            <text:p>12/30/99 09:41 AM</text:p>
          </table:table-cell>
          <table:table-cell table:formula="of:=MOD([.E725]-[.$E$2];[.$H$2])+1+[.$E$2]" office:value-type="float" office:value="224" calcext:value-type="float">
            <text:p>224</text:p>
          </table:table-cell>
          <table:table-cell table:formula="of:=MOD([.F725]+1/[.$H$2];5)" office:value-type="float" office:value="2.04999999999997" calcext:value-type="float">
            <text:p>2,04999999999997</text:p>
          </table:table-cell>
          <table:table-cell table:formula="of:=IF([.F726]&lt;0.000001;[.G725]+2+1/[.$H$2];[.G725]+1/[.$H$2])" office:value-type="float" office:value="12.0500000000002" calcext:value-type="float">
            <text:p>12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7]))" office:value-type="date" office:date-value="2019-10-19T09:21:30.093258" calcext:value-type="date">
            <text:p>2019-10-19 09:21:30</text:p>
          </table:table-cell>
          <table:table-cell table:style-name="ce7" table:formula="of:=[.A727]" office:value-type="date" office:date-value="2019-10-19T09:21:30.093258" calcext:value-type="date">
            <text:p>2019-10-19 09:21:30</text:p>
          </table:table-cell>
          <table:table-cell table:formula="of:=TRUNC([.A727])" office:value-type="float" office:value="43757" calcext:value-type="float">
            <text:p>43757</text:p>
          </table:table-cell>
          <table:table-cell table:style-name="ce12" table:formula="of:=[.B727]-[.C727]" office:value-type="date" office:date-value="1899-12-30T09:21:30.0932576973" calcext:value-type="date">
            <text:p>12/30/99 09:21 AM</text:p>
          </table:table-cell>
          <table:table-cell table:formula="of:=MOD([.E726]-[.$E$2];[.$H$2])+1+[.$E$2]" office:value-type="float" office:value="225" calcext:value-type="float">
            <text:p>225</text:p>
          </table:table-cell>
          <table:table-cell table:formula="of:=MOD([.F726]+1/[.$H$2];5)" office:value-type="float" office:value="2.06666666666664" calcext:value-type="float">
            <text:p>2,06666666666664</text:p>
          </table:table-cell>
          <table:table-cell table:formula="of:=IF([.F727]&lt;0.000001;[.G726]+2+1/[.$H$2];[.G726]+1/[.$H$2])" office:value-type="float" office:value="12.0666666666668" calcext:value-type="float">
            <text:p>12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8]))" office:value-type="date" office:date-value="2019-10-19T09:20:43.268221" calcext:value-type="date">
            <text:p>2019-10-19 09:20:43</text:p>
          </table:table-cell>
          <table:table-cell table:style-name="ce7" table:formula="of:=[.A728]" office:value-type="date" office:date-value="2019-10-19T09:20:43.268221" calcext:value-type="date">
            <text:p>2019-10-19 09:20:43</text:p>
          </table:table-cell>
          <table:table-cell table:formula="of:=TRUNC([.A728])" office:value-type="float" office:value="43757" calcext:value-type="float">
            <text:p>43757</text:p>
          </table:table-cell>
          <table:table-cell table:style-name="ce12" table:formula="of:=[.B728]-[.C728]" office:value-type="date" office:date-value="1899-12-30T09:20:43.26822124422" calcext:value-type="date">
            <text:p>12/30/99 09:20 AM</text:p>
          </table:table-cell>
          <table:table-cell table:formula="of:=MOD([.E727]-[.$E$2];[.$H$2])+1+[.$E$2]" office:value-type="float" office:value="226" calcext:value-type="float">
            <text:p>226</text:p>
          </table:table-cell>
          <table:table-cell table:formula="of:=MOD([.F727]+1/[.$H$2];5)" office:value-type="float" office:value="2.08333333333331" calcext:value-type="float">
            <text:p>2,08333333333331</text:p>
          </table:table-cell>
          <table:table-cell table:formula="of:=IF([.F728]&lt;0.000001;[.G727]+2+1/[.$H$2];[.G727]+1/[.$H$2])" office:value-type="float" office:value="12.0833333333335" calcext:value-type="float">
            <text:p>12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29]))" office:value-type="date" office:date-value="2019-10-19T09:51:31.152152" calcext:value-type="date">
            <text:p>2019-10-19 09:51:31</text:p>
          </table:table-cell>
          <table:table-cell table:style-name="ce7" table:formula="of:=[.A729]" office:value-type="date" office:date-value="2019-10-19T09:51:31.152152" calcext:value-type="date">
            <text:p>2019-10-19 09:51:31</text:p>
          </table:table-cell>
          <table:table-cell table:formula="of:=TRUNC([.A729])" office:value-type="float" office:value="43757" calcext:value-type="float">
            <text:p>43757</text:p>
          </table:table-cell>
          <table:table-cell table:style-name="ce12" table:formula="of:=[.B729]-[.C729]" office:value-type="date" office:date-value="1899-12-30T09:51:31.15215190686" calcext:value-type="date">
            <text:p>12/30/99 09:51 AM</text:p>
          </table:table-cell>
          <table:table-cell table:formula="of:=MOD([.E728]-[.$E$2];[.$H$2])+1+[.$E$2]" office:value-type="float" office:value="227" calcext:value-type="float">
            <text:p>227</text:p>
          </table:table-cell>
          <table:table-cell table:formula="of:=MOD([.F728]+1/[.$H$2];5)" office:value-type="float" office:value="2.09999999999997" calcext:value-type="float">
            <text:p>2,09999999999997</text:p>
          </table:table-cell>
          <table:table-cell table:formula="of:=IF([.F729]&lt;0.000001;[.G728]+2+1/[.$H$2];[.G728]+1/[.$H$2])" office:value-type="float" office:value="12.1000000000002" calcext:value-type="float">
            <text:p>12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0]))" office:value-type="date" office:date-value="2019-10-19T09:34:04.741329" calcext:value-type="date">
            <text:p>2019-10-19 09:34:05</text:p>
          </table:table-cell>
          <table:table-cell table:style-name="ce7" table:formula="of:=[.A730]" office:value-type="date" office:date-value="2019-10-19T09:34:04.741329" calcext:value-type="date">
            <text:p>2019-10-19 09:34:05</text:p>
          </table:table-cell>
          <table:table-cell table:formula="of:=TRUNC([.A730])" office:value-type="float" office:value="43757" calcext:value-type="float">
            <text:p>43757</text:p>
          </table:table-cell>
          <table:table-cell table:style-name="ce12" table:formula="of:=[.B730]-[.C730]" office:value-type="date" office:date-value="1899-12-30T09:34:04.74132887553" calcext:value-type="date">
            <text:p>12/30/99 09:34 AM</text:p>
          </table:table-cell>
          <table:table-cell table:formula="of:=MOD([.E729]-[.$E$2];[.$H$2])+1+[.$E$2]" office:value-type="float" office:value="228" calcext:value-type="float">
            <text:p>228</text:p>
          </table:table-cell>
          <table:table-cell table:formula="of:=MOD([.F729]+1/[.$H$2];5)" office:value-type="float" office:value="2.11666666666664" calcext:value-type="float">
            <text:p>2,11666666666664</text:p>
          </table:table-cell>
          <table:table-cell table:formula="of:=IF([.F730]&lt;0.000001;[.G729]+2+1/[.$H$2];[.G729]+1/[.$H$2])" office:value-type="float" office:value="12.1166666666668" calcext:value-type="float">
            <text:p>12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1]))" office:value-type="date" office:date-value="2019-10-19T09:22:20.719052" calcext:value-type="date">
            <text:p>2019-10-19 09:22:21</text:p>
          </table:table-cell>
          <table:table-cell table:style-name="ce7" table:formula="of:=[.A731]" office:value-type="date" office:date-value="2019-10-19T09:22:20.719052" calcext:value-type="date">
            <text:p>2019-10-19 09:22:21</text:p>
          </table:table-cell>
          <table:table-cell table:formula="of:=TRUNC([.A731])" office:value-type="float" office:value="43757" calcext:value-type="float">
            <text:p>43757</text:p>
          </table:table-cell>
          <table:table-cell table:style-name="ce12" table:formula="of:=[.B731]-[.C731]" office:value-type="date" office:date-value="1899-12-30T09:22:20.71905179881" calcext:value-type="date">
            <text:p>12/30/99 09:22 AM</text:p>
          </table:table-cell>
          <table:table-cell table:formula="of:=MOD([.E730]-[.$E$2];[.$H$2])+1+[.$E$2]" office:value-type="float" office:value="229" calcext:value-type="float">
            <text:p>229</text:p>
          </table:table-cell>
          <table:table-cell table:formula="of:=MOD([.F730]+1/[.$H$2];5)" office:value-type="float" office:value="2.13333333333331" calcext:value-type="float">
            <text:p>2,13333333333331</text:p>
          </table:table-cell>
          <table:table-cell table:formula="of:=IF([.F731]&lt;0.000001;[.G730]+2+1/[.$H$2];[.G730]+1/[.$H$2])" office:value-type="float" office:value="12.1333333333335" calcext:value-type="float">
            <text:p>12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2]))" office:value-type="date" office:date-value="2019-10-19T09:29:20.717816" calcext:value-type="date">
            <text:p>2019-10-19 09:29:21</text:p>
          </table:table-cell>
          <table:table-cell table:style-name="ce7" table:formula="of:=[.A732]" office:value-type="date" office:date-value="2019-10-19T09:29:20.717816" calcext:value-type="date">
            <text:p>2019-10-19 09:29:21</text:p>
          </table:table-cell>
          <table:table-cell table:formula="of:=TRUNC([.A732])" office:value-type="float" office:value="43757" calcext:value-type="float">
            <text:p>43757</text:p>
          </table:table-cell>
          <table:table-cell table:style-name="ce12" table:formula="of:=[.B732]-[.C732]" office:value-type="date" office:date-value="1899-12-30T09:29:20.71781599894" calcext:value-type="date">
            <text:p>12/30/99 09:29 AM</text:p>
          </table:table-cell>
          <table:table-cell table:formula="of:=MOD([.E731]-[.$E$2];[.$H$2])+1+[.$E$2]" office:value-type="float" office:value="230" calcext:value-type="float">
            <text:p>230</text:p>
          </table:table-cell>
          <table:table-cell table:formula="of:=MOD([.F731]+1/[.$H$2];5)" office:value-type="float" office:value="2.14999999999997" calcext:value-type="float">
            <text:p>2,14999999999997</text:p>
          </table:table-cell>
          <table:table-cell table:formula="of:=IF([.F732]&lt;0.000001;[.G731]+2+1/[.$H$2];[.G731]+1/[.$H$2])" office:value-type="float" office:value="12.1500000000002" calcext:value-type="float">
            <text:p>12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3]))" office:value-type="date" office:date-value="2019-10-19T09:17:41.774669" calcext:value-type="date">
            <text:p>2019-10-19 09:17:42</text:p>
          </table:table-cell>
          <table:table-cell table:style-name="ce7" table:formula="of:=[.A733]" office:value-type="date" office:date-value="2019-10-19T09:17:41.774669" calcext:value-type="date">
            <text:p>2019-10-19 09:17:42</text:p>
          </table:table-cell>
          <table:table-cell table:formula="of:=TRUNC([.A733])" office:value-type="float" office:value="43757" calcext:value-type="float">
            <text:p>43757</text:p>
          </table:table-cell>
          <table:table-cell table:style-name="ce12" table:formula="of:=[.B733]-[.C733]" office:value-type="date" office:date-value="1899-12-30T09:17:41.77466923837" calcext:value-type="date">
            <text:p>12/30/99 09:17 AM</text:p>
          </table:table-cell>
          <table:table-cell table:formula="of:=MOD([.E732]-[.$E$2];[.$H$2])+1+[.$E$2]" office:value-type="float" office:value="231" calcext:value-type="float">
            <text:p>231</text:p>
          </table:table-cell>
          <table:table-cell table:formula="of:=MOD([.F732]+1/[.$H$2];5)" office:value-type="float" office:value="2.16666666666664" calcext:value-type="float">
            <text:p>2,16666666666664</text:p>
          </table:table-cell>
          <table:table-cell table:formula="of:=IF([.F733]&lt;0.000001;[.G732]+2+1/[.$H$2];[.G732]+1/[.$H$2])" office:value-type="float" office:value="12.1666666666669" calcext:value-type="float">
            <text:p>12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4]))" office:value-type="date" office:date-value="2019-10-19T09:22:29.243833" calcext:value-type="date">
            <text:p>2019-10-19 09:22:29</text:p>
          </table:table-cell>
          <table:table-cell table:style-name="ce7" table:formula="of:=[.A734]" office:value-type="date" office:date-value="2019-10-19T09:22:29.243833" calcext:value-type="date">
            <text:p>2019-10-19 09:22:29</text:p>
          </table:table-cell>
          <table:table-cell table:formula="of:=TRUNC([.A734])" office:value-type="float" office:value="43757" calcext:value-type="float">
            <text:p>43757</text:p>
          </table:table-cell>
          <table:table-cell table:style-name="ce12" table:formula="of:=[.B734]-[.C734]" office:value-type="date" office:date-value="1899-12-30T09:22:29.2438333109" calcext:value-type="date">
            <text:p>12/30/99 09:22 AM</text:p>
          </table:table-cell>
          <table:table-cell table:formula="of:=MOD([.E733]-[.$E$2];[.$H$2])+1+[.$E$2]" office:value-type="float" office:value="232" calcext:value-type="float">
            <text:p>232</text:p>
          </table:table-cell>
          <table:table-cell table:formula="of:=MOD([.F733]+1/[.$H$2];5)" office:value-type="float" office:value="2.18333333333331" calcext:value-type="float">
            <text:p>2,18333333333331</text:p>
          </table:table-cell>
          <table:table-cell table:formula="of:=IF([.F734]&lt;0.000001;[.G733]+2+1/[.$H$2];[.G733]+1/[.$H$2])" office:value-type="float" office:value="12.1833333333335" calcext:value-type="float">
            <text:p>12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5]))" office:value-type="date" office:date-value="2019-10-19T09:24:18.70414" calcext:value-type="date">
            <text:p>2019-10-19 09:24:19</text:p>
          </table:table-cell>
          <table:table-cell table:style-name="ce7" table:formula="of:=[.A735]" office:value-type="date" office:date-value="2019-10-19T09:24:18.70414" calcext:value-type="date">
            <text:p>2019-10-19 09:24:19</text:p>
          </table:table-cell>
          <table:table-cell table:formula="of:=TRUNC([.A735])" office:value-type="float" office:value="43757" calcext:value-type="float">
            <text:p>43757</text:p>
          </table:table-cell>
          <table:table-cell table:style-name="ce12" table:formula="of:=[.B735]-[.C735]" office:value-type="date" office:date-value="1899-12-30T09:24:18.70414031669" calcext:value-type="date">
            <text:p>12/30/99 09:24 AM</text:p>
          </table:table-cell>
          <table:table-cell table:formula="of:=MOD([.E734]-[.$E$2];[.$H$2])+1+[.$E$2]" office:value-type="float" office:value="233" calcext:value-type="float">
            <text:p>233</text:p>
          </table:table-cell>
          <table:table-cell table:formula="of:=MOD([.F734]+1/[.$H$2];5)" office:value-type="float" office:value="2.19999999999997" calcext:value-type="float">
            <text:p>2,19999999999997</text:p>
          </table:table-cell>
          <table:table-cell table:formula="of:=IF([.F735]&lt;0.000001;[.G734]+2+1/[.$H$2];[.G734]+1/[.$H$2])" office:value-type="float" office:value="12.2000000000002" calcext:value-type="float">
            <text:p>12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6]))" office:value-type="date" office:date-value="2019-10-19T09:18:25.819284" calcext:value-type="date">
            <text:p>2019-10-19 09:18:26</text:p>
          </table:table-cell>
          <table:table-cell table:style-name="ce7" table:formula="of:=[.A736]" office:value-type="date" office:date-value="2019-10-19T09:18:25.819284" calcext:value-type="date">
            <text:p>2019-10-19 09:18:26</text:p>
          </table:table-cell>
          <table:table-cell table:formula="of:=TRUNC([.A736])" office:value-type="float" office:value="43757" calcext:value-type="float">
            <text:p>43757</text:p>
          </table:table-cell>
          <table:table-cell table:style-name="ce12" table:formula="of:=[.B736]-[.C736]" office:value-type="date" office:date-value="1899-12-30T09:18:25.81928361207" calcext:value-type="date">
            <text:p>12/30/99 09:18 AM</text:p>
          </table:table-cell>
          <table:table-cell table:formula="of:=MOD([.E735]-[.$E$2];[.$H$2])+1+[.$E$2]" office:value-type="float" office:value="234" calcext:value-type="float">
            <text:p>234</text:p>
          </table:table-cell>
          <table:table-cell table:formula="of:=MOD([.F735]+1/[.$H$2];5)" office:value-type="float" office:value="2.21666666666664" calcext:value-type="float">
            <text:p>2,21666666666664</text:p>
          </table:table-cell>
          <table:table-cell table:formula="of:=IF([.F736]&lt;0.000001;[.G735]+2+1/[.$H$2];[.G735]+1/[.$H$2])" office:value-type="float" office:value="12.2166666666669" calcext:value-type="float">
            <text:p>12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7]))" office:value-type="date" office:date-value="2019-10-19T09:34:15.455153" calcext:value-type="date">
            <text:p>2019-10-19 09:34:15</text:p>
          </table:table-cell>
          <table:table-cell table:style-name="ce7" table:formula="of:=[.A737]" office:value-type="date" office:date-value="2019-10-19T09:34:15.455153" calcext:value-type="date">
            <text:p>2019-10-19 09:34:15</text:p>
          </table:table-cell>
          <table:table-cell table:formula="of:=TRUNC([.A737])" office:value-type="float" office:value="43757" calcext:value-type="float">
            <text:p>43757</text:p>
          </table:table-cell>
          <table:table-cell table:style-name="ce12" table:formula="of:=[.B737]-[.C737]" office:value-type="date" office:date-value="1899-12-30T09:34:15.45515252743" calcext:value-type="date">
            <text:p>12/30/99 09:34 AM</text:p>
          </table:table-cell>
          <table:table-cell table:formula="of:=MOD([.E736]-[.$E$2];[.$H$2])+1+[.$E$2]" office:value-type="float" office:value="235" calcext:value-type="float">
            <text:p>235</text:p>
          </table:table-cell>
          <table:table-cell table:formula="of:=MOD([.F736]+1/[.$H$2];5)" office:value-type="float" office:value="2.23333333333331" calcext:value-type="float">
            <text:p>2,23333333333331</text:p>
          </table:table-cell>
          <table:table-cell table:formula="of:=IF([.F737]&lt;0.000001;[.G736]+2+1/[.$H$2];[.G736]+1/[.$H$2])" office:value-type="float" office:value="12.2333333333335" calcext:value-type="float">
            <text:p>12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8]))" office:value-type="date" office:date-value="2019-10-19T09:17:17.192554" calcext:value-type="date">
            <text:p>2019-10-19 09:17:17</text:p>
          </table:table-cell>
          <table:table-cell table:style-name="ce7" table:formula="of:=[.A738]" office:value-type="date" office:date-value="2019-10-19T09:17:17.192554" calcext:value-type="date">
            <text:p>2019-10-19 09:17:17</text:p>
          </table:table-cell>
          <table:table-cell table:formula="of:=TRUNC([.A738])" office:value-type="float" office:value="43757" calcext:value-type="float">
            <text:p>43757</text:p>
          </table:table-cell>
          <table:table-cell table:style-name="ce12" table:formula="of:=[.B738]-[.C738]" office:value-type="date" office:date-value="1899-12-30T09:17:17.19255365431" calcext:value-type="date">
            <text:p>12/30/99 09:17 AM</text:p>
          </table:table-cell>
          <table:table-cell table:formula="of:=MOD([.E737]-[.$E$2];[.$H$2])+1+[.$E$2]" office:value-type="float" office:value="236" calcext:value-type="float">
            <text:p>236</text:p>
          </table:table-cell>
          <table:table-cell table:formula="of:=MOD([.F737]+1/[.$H$2];5)" office:value-type="float" office:value="2.24999999999997" calcext:value-type="float">
            <text:p>2,24999999999997</text:p>
          </table:table-cell>
          <table:table-cell table:formula="of:=IF([.F738]&lt;0.000001;[.G737]+2+1/[.$H$2];[.G737]+1/[.$H$2])" office:value-type="float" office:value="12.2500000000002" calcext:value-type="float">
            <text:p>12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39]))" office:value-type="date" office:date-value="2019-10-19T09:33:03.427528" calcext:value-type="date">
            <text:p>2019-10-19 09:33:03</text:p>
          </table:table-cell>
          <table:table-cell table:style-name="ce7" table:formula="of:=[.A739]" office:value-type="date" office:date-value="2019-10-19T09:33:03.427528" calcext:value-type="date">
            <text:p>2019-10-19 09:33:03</text:p>
          </table:table-cell>
          <table:table-cell table:formula="of:=TRUNC([.A739])" office:value-type="float" office:value="43757" calcext:value-type="float">
            <text:p>43757</text:p>
          </table:table-cell>
          <table:table-cell table:style-name="ce12" table:formula="of:=[.B739]-[.C739]" office:value-type="date" office:date-value="1899-12-30T09:33:03.42752759345" calcext:value-type="date">
            <text:p>12/30/99 09:33 AM</text:p>
          </table:table-cell>
          <table:table-cell table:formula="of:=MOD([.E738]-[.$E$2];[.$H$2])+1+[.$E$2]" office:value-type="float" office:value="237" calcext:value-type="float">
            <text:p>237</text:p>
          </table:table-cell>
          <table:table-cell table:formula="of:=MOD([.F738]+1/[.$H$2];5)" office:value-type="float" office:value="2.26666666666664" calcext:value-type="float">
            <text:p>2,26666666666664</text:p>
          </table:table-cell>
          <table:table-cell table:formula="of:=IF([.F739]&lt;0.000001;[.G738]+2+1/[.$H$2];[.G738]+1/[.$H$2])" office:value-type="float" office:value="12.2666666666669" calcext:value-type="float">
            <text:p>12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0]))" office:value-type="date" office:date-value="2019-10-19T09:57:28.547167" calcext:value-type="date">
            <text:p>2019-10-19 09:57:29</text:p>
          </table:table-cell>
          <table:table-cell table:style-name="ce7" table:formula="of:=[.A740]" office:value-type="date" office:date-value="2019-10-19T09:57:28.547167" calcext:value-type="date">
            <text:p>2019-10-19 09:57:29</text:p>
          </table:table-cell>
          <table:table-cell table:formula="of:=TRUNC([.A740])" office:value-type="float" office:value="43757" calcext:value-type="float">
            <text:p>43757</text:p>
          </table:table-cell>
          <table:table-cell table:style-name="ce12" table:formula="of:=[.B740]-[.C740]" office:value-type="date" office:date-value="1899-12-30T09:57:28.54716695845" calcext:value-type="date">
            <text:p>12/30/99 09:57 AM</text:p>
          </table:table-cell>
          <table:table-cell table:formula="of:=MOD([.E739]-[.$E$2];[.$H$2])+1+[.$E$2]" office:value-type="float" office:value="238" calcext:value-type="float">
            <text:p>238</text:p>
          </table:table-cell>
          <table:table-cell table:formula="of:=MOD([.F739]+1/[.$H$2];5)" office:value-type="float" office:value="2.28333333333331" calcext:value-type="float">
            <text:p>2,28333333333331</text:p>
          </table:table-cell>
          <table:table-cell table:formula="of:=IF([.F740]&lt;0.000001;[.G739]+2+1/[.$H$2];[.G739]+1/[.$H$2])" office:value-type="float" office:value="12.2833333333335" calcext:value-type="float">
            <text:p>12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1]))" office:value-type="date" office:date-value="2019-10-19T09:23:56.458069" calcext:value-type="date">
            <text:p>2019-10-19 09:23:56</text:p>
          </table:table-cell>
          <table:table-cell table:style-name="ce7" table:formula="of:=[.A741]" office:value-type="date" office:date-value="2019-10-19T09:23:56.458069" calcext:value-type="date">
            <text:p>2019-10-19 09:23:56</text:p>
          </table:table-cell>
          <table:table-cell table:formula="of:=TRUNC([.A741])" office:value-type="float" office:value="43757" calcext:value-type="float">
            <text:p>43757</text:p>
          </table:table-cell>
          <table:table-cell table:style-name="ce12" table:formula="of:=[.B741]-[.C741]" office:value-type="date" office:date-value="1899-12-30T09:23:56.45806869026" calcext:value-type="date">
            <text:p>12/30/99 09:23 AM</text:p>
          </table:table-cell>
          <table:table-cell table:formula="of:=MOD([.E740]-[.$E$2];[.$H$2])+1+[.$E$2]" office:value-type="float" office:value="239" calcext:value-type="float">
            <text:p>239</text:p>
          </table:table-cell>
          <table:table-cell table:formula="of:=MOD([.F740]+1/[.$H$2];5)" office:value-type="float" office:value="2.29999999999997" calcext:value-type="float">
            <text:p>2,29999999999997</text:p>
          </table:table-cell>
          <table:table-cell table:formula="of:=IF([.F741]&lt;0.000001;[.G740]+2+1/[.$H$2];[.G740]+1/[.$H$2])" office:value-type="float" office:value="12.3000000000002" calcext:value-type="float">
            <text:p>12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2]))" office:value-type="date" office:date-value="2019-10-19T09:44:33.564067" calcext:value-type="date">
            <text:p>2019-10-19 09:44:34</text:p>
          </table:table-cell>
          <table:table-cell table:style-name="ce7" table:formula="of:=[.A742]" office:value-type="date" office:date-value="2019-10-19T09:44:33.564067" calcext:value-type="date">
            <text:p>2019-10-19 09:44:34</text:p>
          </table:table-cell>
          <table:table-cell table:formula="of:=TRUNC([.A742])" office:value-type="float" office:value="43757" calcext:value-type="float">
            <text:p>43757</text:p>
          </table:table-cell>
          <table:table-cell table:style-name="ce12" table:formula="of:=[.B742]-[.C742]" office:value-type="date" office:date-value="1899-12-30T09:44:33.56406664476" calcext:value-type="date">
            <text:p>12/30/99 09:44 AM</text:p>
          </table:table-cell>
          <table:table-cell table:formula="of:=MOD([.E741]-[.$E$2];[.$H$2])+1+[.$E$2]" office:value-type="float" office:value="240" calcext:value-type="float">
            <text:p>240</text:p>
          </table:table-cell>
          <table:table-cell table:formula="of:=MOD([.F741]+1/[.$H$2];5)" office:value-type="float" office:value="2.31666666666664" calcext:value-type="float">
            <text:p>2,31666666666664</text:p>
          </table:table-cell>
          <table:table-cell table:formula="of:=IF([.F742]&lt;0.000001;[.G741]+2+1/[.$H$2];[.G741]+1/[.$H$2])" office:value-type="float" office:value="12.3166666666669" calcext:value-type="float">
            <text:p>12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3]))" office:value-type="date" office:date-value="2019-10-19T09:36:07.463081" calcext:value-type="date">
            <text:p>2019-10-19 09:36:07</text:p>
          </table:table-cell>
          <table:table-cell table:style-name="ce7" table:formula="of:=[.A743]" office:value-type="date" office:date-value="2019-10-19T09:36:07.463081" calcext:value-type="date">
            <text:p>2019-10-19 09:36:07</text:p>
          </table:table-cell>
          <table:table-cell table:formula="of:=TRUNC([.A743])" office:value-type="float" office:value="43757" calcext:value-type="float">
            <text:p>43757</text:p>
          </table:table-cell>
          <table:table-cell table:style-name="ce12" table:formula="of:=[.B743]-[.C743]" office:value-type="date" office:date-value="1899-12-30T09:36:07.46308137663" calcext:value-type="date">
            <text:p>12/30/99 09:36 AM</text:p>
          </table:table-cell>
          <table:table-cell table:formula="of:=MOD([.E742]-[.$E$2];[.$H$2])+1+[.$E$2]" office:value-type="float" office:value="241" calcext:value-type="float">
            <text:p>241</text:p>
          </table:table-cell>
          <table:table-cell table:formula="of:=MOD([.F742]+1/[.$H$2];5)" office:value-type="float" office:value="2.3333333333333" calcext:value-type="float">
            <text:p>2,3333333333333</text:p>
          </table:table-cell>
          <table:table-cell table:formula="of:=IF([.F743]&lt;0.000001;[.G742]+2+1/[.$H$2];[.G742]+1/[.$H$2])" office:value-type="float" office:value="12.3333333333335" calcext:value-type="float">
            <text:p>12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4]))" office:value-type="date" office:date-value="2019-10-19T09:21:13.720268" calcext:value-type="date">
            <text:p>2019-10-19 09:21:14</text:p>
          </table:table-cell>
          <table:table-cell table:style-name="ce7" table:formula="of:=[.A744]" office:value-type="date" office:date-value="2019-10-19T09:21:13.720268" calcext:value-type="date">
            <text:p>2019-10-19 09:21:14</text:p>
          </table:table-cell>
          <table:table-cell table:formula="of:=TRUNC([.A744])" office:value-type="float" office:value="43757" calcext:value-type="float">
            <text:p>43757</text:p>
          </table:table-cell>
          <table:table-cell table:style-name="ce12" table:formula="of:=[.B744]-[.C744]" office:value-type="date" office:date-value="1899-12-30T09:21:13.72026827652" calcext:value-type="date">
            <text:p>12/30/99 09:21 AM</text:p>
          </table:table-cell>
          <table:table-cell table:formula="of:=MOD([.E743]-[.$E$2];[.$H$2])+1+[.$E$2]" office:value-type="float" office:value="242" calcext:value-type="float">
            <text:p>242</text:p>
          </table:table-cell>
          <table:table-cell table:formula="of:=MOD([.F743]+1/[.$H$2];5)" office:value-type="float" office:value="2.34999999999997" calcext:value-type="float">
            <text:p>2,34999999999997</text:p>
          </table:table-cell>
          <table:table-cell table:formula="of:=IF([.F744]&lt;0.000001;[.G743]+2+1/[.$H$2];[.G743]+1/[.$H$2])" office:value-type="float" office:value="12.3500000000002" calcext:value-type="float">
            <text:p>12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5]))" office:value-type="date" office:date-value="2019-10-19T09:16:39.074788" calcext:value-type="date">
            <text:p>2019-10-19 09:16:39</text:p>
          </table:table-cell>
          <table:table-cell table:style-name="ce7" table:formula="of:=[.A745]" office:value-type="date" office:date-value="2019-10-19T09:16:39.074788" calcext:value-type="date">
            <text:p>2019-10-19 09:16:39</text:p>
          </table:table-cell>
          <table:table-cell table:formula="of:=TRUNC([.A745])" office:value-type="float" office:value="43757" calcext:value-type="float">
            <text:p>43757</text:p>
          </table:table-cell>
          <table:table-cell table:style-name="ce12" table:formula="of:=[.B745]-[.C745]" office:value-type="date" office:date-value="1899-12-30T09:16:39.07478804234" calcext:value-type="date">
            <text:p>12/30/99 09:16 AM</text:p>
          </table:table-cell>
          <table:table-cell table:formula="of:=MOD([.E744]-[.$E$2];[.$H$2])+1+[.$E$2]" office:value-type="float" office:value="243" calcext:value-type="float">
            <text:p>243</text:p>
          </table:table-cell>
          <table:table-cell table:formula="of:=MOD([.F744]+1/[.$H$2];5)" office:value-type="float" office:value="2.36666666666664" calcext:value-type="float">
            <text:p>2,36666666666664</text:p>
          </table:table-cell>
          <table:table-cell table:formula="of:=IF([.F745]&lt;0.000001;[.G744]+2+1/[.$H$2];[.G744]+1/[.$H$2])" office:value-type="float" office:value="12.3666666666669" calcext:value-type="float">
            <text:p>12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6]))" office:value-type="date" office:date-value="2019-10-19T09:23:21.113857" calcext:value-type="date">
            <text:p>2019-10-19 09:23:21</text:p>
          </table:table-cell>
          <table:table-cell table:style-name="ce7" table:formula="of:=[.A746]" office:value-type="date" office:date-value="2019-10-19T09:23:21.113857" calcext:value-type="date">
            <text:p>2019-10-19 09:23:21</text:p>
          </table:table-cell>
          <table:table-cell table:formula="of:=TRUNC([.A746])" office:value-type="float" office:value="43757" calcext:value-type="float">
            <text:p>43757</text:p>
          </table:table-cell>
          <table:table-cell table:style-name="ce12" table:formula="of:=[.B746]-[.C746]" office:value-type="date" office:date-value="1899-12-30T09:23:21.11385660712" calcext:value-type="date">
            <text:p>12/30/99 09:23 AM</text:p>
          </table:table-cell>
          <table:table-cell table:formula="of:=MOD([.E745]-[.$E$2];[.$H$2])+1+[.$E$2]" office:value-type="float" office:value="244" calcext:value-type="float">
            <text:p>244</text:p>
          </table:table-cell>
          <table:table-cell table:formula="of:=MOD([.F745]+1/[.$H$2];5)" office:value-type="float" office:value="2.3833333333333" calcext:value-type="float">
            <text:p>2,3833333333333</text:p>
          </table:table-cell>
          <table:table-cell table:formula="of:=IF([.F746]&lt;0.000001;[.G745]+2+1/[.$H$2];[.G745]+1/[.$H$2])" office:value-type="float" office:value="12.3833333333335" calcext:value-type="float">
            <text:p>12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7]))" office:value-type="date" office:date-value="2019-10-19T09:41:38.805395" calcext:value-type="date">
            <text:p>2019-10-19 09:41:39</text:p>
          </table:table-cell>
          <table:table-cell table:style-name="ce7" table:formula="of:=[.A747]" office:value-type="date" office:date-value="2019-10-19T09:41:38.805395" calcext:value-type="date">
            <text:p>2019-10-19 09:41:39</text:p>
          </table:table-cell>
          <table:table-cell table:formula="of:=TRUNC([.A747])" office:value-type="float" office:value="43757" calcext:value-type="float">
            <text:p>43757</text:p>
          </table:table-cell>
          <table:table-cell table:style-name="ce12" table:formula="of:=[.B747]-[.C747]" office:value-type="date" office:date-value="1899-12-30T09:41:38.80539500155" calcext:value-type="date">
            <text:p>12/30/99 09:41 AM</text:p>
          </table:table-cell>
          <table:table-cell table:formula="of:=MOD([.E746]-[.$E$2];[.$H$2])+1+[.$E$2]" office:value-type="float" office:value="245" calcext:value-type="float">
            <text:p>245</text:p>
          </table:table-cell>
          <table:table-cell table:formula="of:=MOD([.F746]+1/[.$H$2];5)" office:value-type="float" office:value="2.39999999999997" calcext:value-type="float">
            <text:p>2,39999999999997</text:p>
          </table:table-cell>
          <table:table-cell table:formula="of:=IF([.F747]&lt;0.000001;[.G746]+2+1/[.$H$2];[.G746]+1/[.$H$2])" office:value-type="float" office:value="12.4000000000002" calcext:value-type="float">
            <text:p>12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8]))" office:value-type="date" office:date-value="2019-10-19T09:36:33.443158" calcext:value-type="date">
            <text:p>2019-10-19 09:36:33</text:p>
          </table:table-cell>
          <table:table-cell table:style-name="ce7" table:formula="of:=[.A748]" office:value-type="date" office:date-value="2019-10-19T09:36:33.443158" calcext:value-type="date">
            <text:p>2019-10-19 09:36:33</text:p>
          </table:table-cell>
          <table:table-cell table:formula="of:=TRUNC([.A748])" office:value-type="float" office:value="43757" calcext:value-type="float">
            <text:p>43757</text:p>
          </table:table-cell>
          <table:table-cell table:style-name="ce12" table:formula="of:=[.B748]-[.C748]" office:value-type="date" office:date-value="1899-12-30T09:36:33.44315759372" calcext:value-type="date">
            <text:p>12/30/99 09:36 AM</text:p>
          </table:table-cell>
          <table:table-cell table:formula="of:=MOD([.E747]-[.$E$2];[.$H$2])+1+[.$E$2]" office:value-type="float" office:value="246" calcext:value-type="float">
            <text:p>246</text:p>
          </table:table-cell>
          <table:table-cell table:formula="of:=MOD([.F747]+1/[.$H$2];5)" office:value-type="float" office:value="2.41666666666664" calcext:value-type="float">
            <text:p>2,41666666666664</text:p>
          </table:table-cell>
          <table:table-cell table:formula="of:=IF([.F748]&lt;0.000001;[.G747]+2+1/[.$H$2];[.G747]+1/[.$H$2])" office:value-type="float" office:value="12.4166666666669" calcext:value-type="float">
            <text:p>12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49]))" office:value-type="date" office:date-value="2019-10-19T09:37:06.411321" calcext:value-type="date">
            <text:p>2019-10-19 09:37:06</text:p>
          </table:table-cell>
          <table:table-cell table:style-name="ce7" table:formula="of:=[.A749]" office:value-type="date" office:date-value="2019-10-19T09:37:06.411321" calcext:value-type="date">
            <text:p>2019-10-19 09:37:06</text:p>
          </table:table-cell>
          <table:table-cell table:formula="of:=TRUNC([.A749])" office:value-type="float" office:value="43757" calcext:value-type="float">
            <text:p>43757</text:p>
          </table:table-cell>
          <table:table-cell table:style-name="ce12" table:formula="of:=[.B749]-[.C749]" office:value-type="date" office:date-value="1899-12-30T09:37:06.41132078134" calcext:value-type="date">
            <text:p>12/30/99 09:37 AM</text:p>
          </table:table-cell>
          <table:table-cell table:formula="of:=MOD([.E748]-[.$E$2];[.$H$2])+1+[.$E$2]" office:value-type="float" office:value="247" calcext:value-type="float">
            <text:p>247</text:p>
          </table:table-cell>
          <table:table-cell table:formula="of:=MOD([.F748]+1/[.$H$2];5)" office:value-type="float" office:value="2.4333333333333" calcext:value-type="float">
            <text:p>2,4333333333333</text:p>
          </table:table-cell>
          <table:table-cell table:formula="of:=IF([.F749]&lt;0.000001;[.G748]+2+1/[.$H$2];[.G748]+1/[.$H$2])" office:value-type="float" office:value="12.4333333333335" calcext:value-type="float">
            <text:p>12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0]))" office:value-type="date" office:date-value="2019-10-19T09:40:58.361903" calcext:value-type="date">
            <text:p>2019-10-19 09:40:58</text:p>
          </table:table-cell>
          <table:table-cell table:style-name="ce7" table:formula="of:=[.A750]" office:value-type="date" office:date-value="2019-10-19T09:40:58.361903" calcext:value-type="date">
            <text:p>2019-10-19 09:40:58</text:p>
          </table:table-cell>
          <table:table-cell table:formula="of:=TRUNC([.A750])" office:value-type="float" office:value="43757" calcext:value-type="float">
            <text:p>43757</text:p>
          </table:table-cell>
          <table:table-cell table:style-name="ce12" table:formula="of:=[.B750]-[.C750]" office:value-type="date" office:date-value="1899-12-30T09:40:58.36190271657" calcext:value-type="date">
            <text:p>12/30/99 09:40 AM</text:p>
          </table:table-cell>
          <table:table-cell table:formula="of:=MOD([.E749]-[.$E$2];[.$H$2])+1+[.$E$2]" office:value-type="float" office:value="248" calcext:value-type="float">
            <text:p>248</text:p>
          </table:table-cell>
          <table:table-cell table:formula="of:=MOD([.F749]+1/[.$H$2];5)" office:value-type="float" office:value="2.44999999999997" calcext:value-type="float">
            <text:p>2,44999999999997</text:p>
          </table:table-cell>
          <table:table-cell table:formula="of:=IF([.F750]&lt;0.000001;[.G749]+2+1/[.$H$2];[.G749]+1/[.$H$2])" office:value-type="float" office:value="12.4500000000002" calcext:value-type="float">
            <text:p>12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1]))" office:value-type="date" office:date-value="2019-10-19T09:17:52.746368" calcext:value-type="date">
            <text:p>2019-10-19 09:17:53</text:p>
          </table:table-cell>
          <table:table-cell table:style-name="ce7" table:formula="of:=[.A751]" office:value-type="date" office:date-value="2019-10-19T09:17:52.746368" calcext:value-type="date">
            <text:p>2019-10-19 09:17:53</text:p>
          </table:table-cell>
          <table:table-cell table:formula="of:=TRUNC([.A751])" office:value-type="float" office:value="43757" calcext:value-type="float">
            <text:p>43757</text:p>
          </table:table-cell>
          <table:table-cell table:style-name="ce12" table:formula="of:=[.B751]-[.C751]" office:value-type="date" office:date-value="1899-12-30T09:17:52.74636842776" calcext:value-type="date">
            <text:p>12/30/99 09:17 AM</text:p>
          </table:table-cell>
          <table:table-cell table:formula="of:=MOD([.E750]-[.$E$2];[.$H$2])+1+[.$E$2]" office:value-type="float" office:value="249" calcext:value-type="float">
            <text:p>249</text:p>
          </table:table-cell>
          <table:table-cell table:formula="of:=MOD([.F750]+1/[.$H$2];5)" office:value-type="float" office:value="2.46666666666664" calcext:value-type="float">
            <text:p>2,46666666666664</text:p>
          </table:table-cell>
          <table:table-cell table:formula="of:=IF([.F751]&lt;0.000001;[.G750]+2+1/[.$H$2];[.G750]+1/[.$H$2])" office:value-type="float" office:value="12.4666666666669" calcext:value-type="float">
            <text:p>12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2]))" office:value-type="date" office:date-value="2019-10-19T09:36:27.438999" calcext:value-type="date">
            <text:p>2019-10-19 09:36:27</text:p>
          </table:table-cell>
          <table:table-cell table:style-name="ce7" table:formula="of:=[.A752]" office:value-type="date" office:date-value="2019-10-19T09:36:27.438999" calcext:value-type="date">
            <text:p>2019-10-19 09:36:27</text:p>
          </table:table-cell>
          <table:table-cell table:formula="of:=TRUNC([.A752])" office:value-type="float" office:value="43757" calcext:value-type="float">
            <text:p>43757</text:p>
          </table:table-cell>
          <table:table-cell table:style-name="ce12" table:formula="of:=[.B752]-[.C752]" office:value-type="date" office:date-value="1899-12-30T09:36:27.43899897672" calcext:value-type="date">
            <text:p>12/30/99 09:36 AM</text:p>
          </table:table-cell>
          <table:table-cell table:formula="of:=MOD([.E751]-[.$E$2];[.$H$2])+1+[.$E$2]" office:value-type="float" office:value="250" calcext:value-type="float">
            <text:p>250</text:p>
          </table:table-cell>
          <table:table-cell table:formula="of:=MOD([.F751]+1/[.$H$2];5)" office:value-type="float" office:value="2.4833333333333" calcext:value-type="float">
            <text:p>2,4833333333333</text:p>
          </table:table-cell>
          <table:table-cell table:formula="of:=IF([.F752]&lt;0.000001;[.G751]+2+1/[.$H$2];[.G751]+1/[.$H$2])" office:value-type="float" office:value="12.4833333333335" calcext:value-type="float">
            <text:p>12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3]))" office:value-type="date" office:date-value="2019-10-19T09:40:56.800712" calcext:value-type="date">
            <text:p>2019-10-19 09:40:57</text:p>
          </table:table-cell>
          <table:table-cell table:style-name="ce7" table:formula="of:=[.A753]" office:value-type="date" office:date-value="2019-10-19T09:40:56.800712" calcext:value-type="date">
            <text:p>2019-10-19 09:40:57</text:p>
          </table:table-cell>
          <table:table-cell table:formula="of:=TRUNC([.A753])" office:value-type="float" office:value="43757" calcext:value-type="float">
            <text:p>43757</text:p>
          </table:table-cell>
          <table:table-cell table:style-name="ce12" table:formula="of:=[.B753]-[.C753]" office:value-type="date" office:date-value="1899-12-30T09:40:56.80071185343" calcext:value-type="date">
            <text:p>12/30/99 09:40 AM</text:p>
          </table:table-cell>
          <table:table-cell table:formula="of:=MOD([.E752]-[.$E$2];[.$H$2])+1+[.$E$2]" office:value-type="float" office:value="251" calcext:value-type="float">
            <text:p>251</text:p>
          </table:table-cell>
          <table:table-cell table:formula="of:=MOD([.F752]+1/[.$H$2];5)" office:value-type="float" office:value="2.49999999999997" calcext:value-type="float">
            <text:p>2,49999999999997</text:p>
          </table:table-cell>
          <table:table-cell table:formula="of:=IF([.F753]&lt;0.000001;[.G752]+2+1/[.$H$2];[.G752]+1/[.$H$2])" office:value-type="float" office:value="12.5000000000002" calcext:value-type="float">
            <text:p>12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4]))" office:value-type="date" office:date-value="2019-10-19T09:09:06.935089" calcext:value-type="date">
            <text:p>2019-10-19 09:09:07</text:p>
          </table:table-cell>
          <table:table-cell table:style-name="ce7" table:formula="of:=[.A754]" office:value-type="date" office:date-value="2019-10-19T09:09:06.935089" calcext:value-type="date">
            <text:p>2019-10-19 09:09:07</text:p>
          </table:table-cell>
          <table:table-cell table:formula="of:=TRUNC([.A754])" office:value-type="float" office:value="43757" calcext:value-type="float">
            <text:p>43757</text:p>
          </table:table-cell>
          <table:table-cell table:style-name="ce12" table:formula="of:=[.B754]-[.C754]" office:value-type="date" office:date-value="1899-12-30T09:09:06.93508911878" calcext:value-type="date">
            <text:p>12/30/99 09:09 AM</text:p>
          </table:table-cell>
          <table:table-cell table:formula="of:=MOD([.E753]-[.$E$2];[.$H$2])+1+[.$E$2]" office:value-type="float" office:value="252" calcext:value-type="float">
            <text:p>252</text:p>
          </table:table-cell>
          <table:table-cell table:formula="of:=MOD([.F753]+1/[.$H$2];5)" office:value-type="float" office:value="2.51666666666664" calcext:value-type="float">
            <text:p>2,51666666666664</text:p>
          </table:table-cell>
          <table:table-cell table:formula="of:=IF([.F754]&lt;0.000001;[.G753]+2+1/[.$H$2];[.G753]+1/[.$H$2])" office:value-type="float" office:value="12.5166666666669" calcext:value-type="float">
            <text:p>12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5]))" office:value-type="date" office:date-value="2019-10-19T09:38:50.665441" calcext:value-type="date">
            <text:p>2019-10-19 09:38:51</text:p>
          </table:table-cell>
          <table:table-cell table:style-name="ce7" table:formula="of:=[.A755]" office:value-type="date" office:date-value="2019-10-19T09:38:50.665441" calcext:value-type="date">
            <text:p>2019-10-19 09:38:51</text:p>
          </table:table-cell>
          <table:table-cell table:formula="of:=TRUNC([.A755])" office:value-type="float" office:value="43757" calcext:value-type="float">
            <text:p>43757</text:p>
          </table:table-cell>
          <table:table-cell table:style-name="ce12" table:formula="of:=[.B755]-[.C755]" office:value-type="date" office:date-value="1899-12-30T09:38:50.6654406013" calcext:value-type="date">
            <text:p>12/30/99 09:38 AM</text:p>
          </table:table-cell>
          <table:table-cell table:formula="of:=MOD([.E754]-[.$E$2];[.$H$2])+1+[.$E$2]" office:value-type="float" office:value="253" calcext:value-type="float">
            <text:p>253</text:p>
          </table:table-cell>
          <table:table-cell table:formula="of:=MOD([.F754]+1/[.$H$2];5)" office:value-type="float" office:value="2.5333333333333" calcext:value-type="float">
            <text:p>2,5333333333333</text:p>
          </table:table-cell>
          <table:table-cell table:formula="of:=IF([.F755]&lt;0.000001;[.G754]+2+1/[.$H$2];[.G754]+1/[.$H$2])" office:value-type="float" office:value="12.5333333333335" calcext:value-type="float">
            <text:p>12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6]))" office:value-type="date" office:date-value="2019-10-19T09:27:39.101049" calcext:value-type="date">
            <text:p>2019-10-19 09:27:39</text:p>
          </table:table-cell>
          <table:table-cell table:style-name="ce7" table:formula="of:=[.A756]" office:value-type="date" office:date-value="2019-10-19T09:27:39.101049" calcext:value-type="date">
            <text:p>2019-10-19 09:27:39</text:p>
          </table:table-cell>
          <table:table-cell table:formula="of:=TRUNC([.A756])" office:value-type="float" office:value="43757" calcext:value-type="float">
            <text:p>43757</text:p>
          </table:table-cell>
          <table:table-cell table:style-name="ce12" table:formula="of:=[.B756]-[.C756]" office:value-type="date" office:date-value="1899-12-30T09:27:39.1010492295" calcext:value-type="date">
            <text:p>12/30/99 09:27 AM</text:p>
          </table:table-cell>
          <table:table-cell table:formula="of:=MOD([.E755]-[.$E$2];[.$H$2])+1+[.$E$2]" office:value-type="float" office:value="254" calcext:value-type="float">
            <text:p>254</text:p>
          </table:table-cell>
          <table:table-cell table:formula="of:=MOD([.F755]+1/[.$H$2];5)" office:value-type="float" office:value="2.54999999999997" calcext:value-type="float">
            <text:p>2,54999999999997</text:p>
          </table:table-cell>
          <table:table-cell table:formula="of:=IF([.F756]&lt;0.000001;[.G755]+2+1/[.$H$2];[.G755]+1/[.$H$2])" office:value-type="float" office:value="12.5500000000002" calcext:value-type="float">
            <text:p>12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7]))" office:value-type="date" office:date-value="2019-10-19T09:52:19.11815" calcext:value-type="date">
            <text:p>2019-10-19 09:52:19</text:p>
          </table:table-cell>
          <table:table-cell table:style-name="ce7" table:formula="of:=[.A757]" office:value-type="date" office:date-value="2019-10-19T09:52:19.11815" calcext:value-type="date">
            <text:p>2019-10-19 09:52:19</text:p>
          </table:table-cell>
          <table:table-cell table:formula="of:=TRUNC([.A757])" office:value-type="float" office:value="43757" calcext:value-type="float">
            <text:p>43757</text:p>
          </table:table-cell>
          <table:table-cell table:style-name="ce12" table:formula="of:=[.B757]-[.C757]" office:value-type="date" office:date-value="1899-12-30T09:52:19.11814978346" calcext:value-type="date">
            <text:p>12/30/99 09:52 AM</text:p>
          </table:table-cell>
          <table:table-cell table:formula="of:=MOD([.E756]-[.$E$2];[.$H$2])+1+[.$E$2]" office:value-type="float" office:value="255" calcext:value-type="float">
            <text:p>255</text:p>
          </table:table-cell>
          <table:table-cell table:formula="of:=MOD([.F756]+1/[.$H$2];5)" office:value-type="float" office:value="2.56666666666664" calcext:value-type="float">
            <text:p>2,56666666666664</text:p>
          </table:table-cell>
          <table:table-cell table:formula="of:=IF([.F757]&lt;0.000001;[.G756]+2+1/[.$H$2];[.G756]+1/[.$H$2])" office:value-type="float" office:value="12.5666666666669" calcext:value-type="float">
            <text:p>12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8]))" office:value-type="date" office:date-value="2019-10-19T09:35:28.919855" calcext:value-type="date">
            <text:p>2019-10-19 09:35:29</text:p>
          </table:table-cell>
          <table:table-cell table:style-name="ce7" table:formula="of:=[.A758]" office:value-type="date" office:date-value="2019-10-19T09:35:28.919855" calcext:value-type="date">
            <text:p>2019-10-19 09:35:29</text:p>
          </table:table-cell>
          <table:table-cell table:formula="of:=TRUNC([.A758])" office:value-type="float" office:value="43757" calcext:value-type="float">
            <text:p>43757</text:p>
          </table:table-cell>
          <table:table-cell table:style-name="ce12" table:formula="of:=[.B758]-[.C758]" office:value-type="date" office:date-value="1899-12-30T09:35:28.91985538881" calcext:value-type="date">
            <text:p>12/30/99 09:35 AM</text:p>
          </table:table-cell>
          <table:table-cell table:formula="of:=MOD([.E757]-[.$E$2];[.$H$2])+1+[.$E$2]" office:value-type="float" office:value="256" calcext:value-type="float">
            <text:p>256</text:p>
          </table:table-cell>
          <table:table-cell table:formula="of:=MOD([.F757]+1/[.$H$2];5)" office:value-type="float" office:value="2.5833333333333" calcext:value-type="float">
            <text:p>2,5833333333333</text:p>
          </table:table-cell>
          <table:table-cell table:formula="of:=IF([.F758]&lt;0.000001;[.G757]+2+1/[.$H$2];[.G757]+1/[.$H$2])" office:value-type="float" office:value="12.5833333333335" calcext:value-type="float">
            <text:p>12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59]))" office:value-type="date" office:date-value="2019-10-19T09:29:49.536457" calcext:value-type="date">
            <text:p>2019-10-19 09:29:50</text:p>
          </table:table-cell>
          <table:table-cell table:style-name="ce7" table:formula="of:=[.A759]" office:value-type="date" office:date-value="2019-10-19T09:29:49.536457" calcext:value-type="date">
            <text:p>2019-10-19 09:29:50</text:p>
          </table:table-cell>
          <table:table-cell table:formula="of:=TRUNC([.A759])" office:value-type="float" office:value="43757" calcext:value-type="float">
            <text:p>43757</text:p>
          </table:table-cell>
          <table:table-cell table:style-name="ce12" table:formula="of:=[.B759]-[.C759]" office:value-type="date" office:date-value="1899-12-30T09:29:49.53645683359" calcext:value-type="date">
            <text:p>12/30/99 09:29 AM</text:p>
          </table:table-cell>
          <table:table-cell table:formula="of:=MOD([.E758]-[.$E$2];[.$H$2])+1+[.$E$2]" office:value-type="float" office:value="257" calcext:value-type="float">
            <text:p>257</text:p>
          </table:table-cell>
          <table:table-cell table:formula="of:=MOD([.F758]+1/[.$H$2];5)" office:value-type="float" office:value="2.59999999999997" calcext:value-type="float">
            <text:p>2,59999999999997</text:p>
          </table:table-cell>
          <table:table-cell table:formula="of:=IF([.F759]&lt;0.000001;[.G758]+2+1/[.$H$2];[.G758]+1/[.$H$2])" office:value-type="float" office:value="12.6000000000002" calcext:value-type="float">
            <text:p>12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0]))" office:value-type="date" office:date-value="2019-10-19T09:26:48.289646" calcext:value-type="date">
            <text:p>2019-10-19 09:26:48</text:p>
          </table:table-cell>
          <table:table-cell table:style-name="ce7" table:formula="of:=[.A760]" office:value-type="date" office:date-value="2019-10-19T09:26:48.289646" calcext:value-type="date">
            <text:p>2019-10-19 09:26:48</text:p>
          </table:table-cell>
          <table:table-cell table:formula="of:=TRUNC([.A760])" office:value-type="float" office:value="43757" calcext:value-type="float">
            <text:p>43757</text:p>
          </table:table-cell>
          <table:table-cell table:style-name="ce12" table:formula="of:=[.B760]-[.C760]" office:value-type="date" office:date-value="1899-12-30T09:26:48.28964647371" calcext:value-type="date">
            <text:p>12/30/99 09:26 AM</text:p>
          </table:table-cell>
          <table:table-cell table:formula="of:=MOD([.E759]-[.$E$2];[.$H$2])+1+[.$E$2]" office:value-type="float" office:value="258" calcext:value-type="float">
            <text:p>258</text:p>
          </table:table-cell>
          <table:table-cell table:formula="of:=MOD([.F759]+1/[.$H$2];5)" office:value-type="float" office:value="2.61666666666664" calcext:value-type="float">
            <text:p>2,61666666666664</text:p>
          </table:table-cell>
          <table:table-cell table:formula="of:=IF([.F760]&lt;0.000001;[.G759]+2+1/[.$H$2];[.G759]+1/[.$H$2])" office:value-type="float" office:value="12.6166666666669" calcext:value-type="float">
            <text:p>12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1]))" office:value-type="date" office:date-value="2019-10-19T09:13:23.526431" calcext:value-type="date">
            <text:p>2019-10-19 09:13:24</text:p>
          </table:table-cell>
          <table:table-cell table:style-name="ce7" table:formula="of:=[.A761]" office:value-type="date" office:date-value="2019-10-19T09:13:23.526431" calcext:value-type="date">
            <text:p>2019-10-19 09:13:24</text:p>
          </table:table-cell>
          <table:table-cell table:formula="of:=TRUNC([.A761])" office:value-type="float" office:value="43757" calcext:value-type="float">
            <text:p>43757</text:p>
          </table:table-cell>
          <table:table-cell table:style-name="ce12" table:formula="of:=[.B761]-[.C761]" office:value-type="date" office:date-value="1899-12-30T09:13:23.5264314618" calcext:value-type="date">
            <text:p>12/30/99 09:13 AM</text:p>
          </table:table-cell>
          <table:table-cell table:formula="of:=MOD([.E760]-[.$E$2];[.$H$2])+1+[.$E$2]" office:value-type="float" office:value="259" calcext:value-type="float">
            <text:p>259</text:p>
          </table:table-cell>
          <table:table-cell table:formula="of:=MOD([.F760]+1/[.$H$2];5)" office:value-type="float" office:value="2.6333333333333" calcext:value-type="float">
            <text:p>2,6333333333333</text:p>
          </table:table-cell>
          <table:table-cell table:formula="of:=IF([.F761]&lt;0.000001;[.G760]+2+1/[.$H$2];[.G760]+1/[.$H$2])" office:value-type="float" office:value="12.6333333333335" calcext:value-type="float">
            <text:p>12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2]))" office:value-type="date" office:date-value="2019-10-19T09:26:32.62773" calcext:value-type="date">
            <text:p>2019-10-19 09:26:33</text:p>
          </table:table-cell>
          <table:table-cell table:style-name="ce7" table:formula="of:=[.A762]" office:value-type="date" office:date-value="2019-10-19T09:26:32.62773" calcext:value-type="date">
            <text:p>2019-10-19 09:26:33</text:p>
          </table:table-cell>
          <table:table-cell table:formula="of:=TRUNC([.A762])" office:value-type="float" office:value="43757" calcext:value-type="float">
            <text:p>43757</text:p>
          </table:table-cell>
          <table:table-cell table:style-name="ce12" table:formula="of:=[.B762]-[.C762]" office:value-type="date" office:date-value="1899-12-30T09:26:32.62772994116" calcext:value-type="date">
            <text:p>12/30/99 09:26 AM</text:p>
          </table:table-cell>
          <table:table-cell table:formula="of:=MOD([.E761]-[.$E$2];[.$H$2])+1+[.$E$2]" office:value-type="float" office:value="260" calcext:value-type="float">
            <text:p>260</text:p>
          </table:table-cell>
          <table:table-cell table:formula="of:=MOD([.F761]+1/[.$H$2];5)" office:value-type="float" office:value="2.64999999999997" calcext:value-type="float">
            <text:p>2,64999999999997</text:p>
          </table:table-cell>
          <table:table-cell table:formula="of:=IF([.F762]&lt;0.000001;[.G761]+2+1/[.$H$2];[.G761]+1/[.$H$2])" office:value-type="float" office:value="12.6500000000002" calcext:value-type="float">
            <text:p>12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3]))" office:value-type="date" office:date-value="2019-10-19T09:56:35.000733" calcext:value-type="date">
            <text:p>2019-10-19 09:56:35</text:p>
          </table:table-cell>
          <table:table-cell table:style-name="ce7" table:formula="of:=[.A763]" office:value-type="date" office:date-value="2019-10-19T09:56:35.000733" calcext:value-type="date">
            <text:p>2019-10-19 09:56:35</text:p>
          </table:table-cell>
          <table:table-cell table:formula="of:=TRUNC([.A763])" office:value-type="float" office:value="43757" calcext:value-type="float">
            <text:p>43757</text:p>
          </table:table-cell>
          <table:table-cell table:style-name="ce12" table:formula="of:=[.B763]-[.C763]" office:value-type="date" office:date-value="1899-12-30T09:56:35.00073264353" calcext:value-type="date">
            <text:p>12/30/99 09:56 AM</text:p>
          </table:table-cell>
          <table:table-cell table:formula="of:=MOD([.E762]-[.$E$2];[.$H$2])+1+[.$E$2]" office:value-type="float" office:value="261" calcext:value-type="float">
            <text:p>261</text:p>
          </table:table-cell>
          <table:table-cell table:formula="of:=MOD([.F762]+1/[.$H$2];5)" office:value-type="float" office:value="2.66666666666664" calcext:value-type="float">
            <text:p>2,66666666666664</text:p>
          </table:table-cell>
          <table:table-cell table:formula="of:=IF([.F763]&lt;0.000001;[.G762]+2+1/[.$H$2];[.G762]+1/[.$H$2])" office:value-type="float" office:value="12.6666666666669" calcext:value-type="float">
            <text:p>12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4]))" office:value-type="date" office:date-value="2019-10-19T09:29:37.330192" calcext:value-type="date">
            <text:p>2019-10-19 09:29:37</text:p>
          </table:table-cell>
          <table:table-cell table:style-name="ce7" table:formula="of:=[.A764]" office:value-type="date" office:date-value="2019-10-19T09:29:37.330192" calcext:value-type="date">
            <text:p>2019-10-19 09:29:37</text:p>
          </table:table-cell>
          <table:table-cell table:formula="of:=TRUNC([.A764])" office:value-type="float" office:value="43757" calcext:value-type="float">
            <text:p>43757</text:p>
          </table:table-cell>
          <table:table-cell table:style-name="ce12" table:formula="of:=[.B764]-[.C764]" office:value-type="date" office:date-value="1899-12-30T09:29:37.33019194566" calcext:value-type="date">
            <text:p>12/30/99 09:29 AM</text:p>
          </table:table-cell>
          <table:table-cell table:formula="of:=MOD([.E763]-[.$E$2];[.$H$2])+1+[.$E$2]" office:value-type="float" office:value="262" calcext:value-type="float">
            <text:p>262</text:p>
          </table:table-cell>
          <table:table-cell table:formula="of:=MOD([.F763]+1/[.$H$2];5)" office:value-type="float" office:value="2.6833333333333" calcext:value-type="float">
            <text:p>2,6833333333333</text:p>
          </table:table-cell>
          <table:table-cell table:formula="of:=IF([.F764]&lt;0.000001;[.G763]+2+1/[.$H$2];[.G763]+1/[.$H$2])" office:value-type="float" office:value="12.6833333333335" calcext:value-type="float">
            <text:p>12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5]))" office:value-type="date" office:date-value="2019-10-19T09:51:44.050467" calcext:value-type="date">
            <text:p>2019-10-19 09:51:44</text:p>
          </table:table-cell>
          <table:table-cell table:style-name="ce7" table:formula="of:=[.A765]" office:value-type="date" office:date-value="2019-10-19T09:51:44.050467" calcext:value-type="date">
            <text:p>2019-10-19 09:51:44</text:p>
          </table:table-cell>
          <table:table-cell table:formula="of:=TRUNC([.A765])" office:value-type="float" office:value="43757" calcext:value-type="float">
            <text:p>43757</text:p>
          </table:table-cell>
          <table:table-cell table:style-name="ce12" table:formula="of:=[.B765]-[.C765]" office:value-type="date" office:date-value="1899-12-30T09:51:44.05046695378" calcext:value-type="date">
            <text:p>12/30/99 09:51 AM</text:p>
          </table:table-cell>
          <table:table-cell table:formula="of:=MOD([.E764]-[.$E$2];[.$H$2])+1+[.$E$2]" office:value-type="float" office:value="263" calcext:value-type="float">
            <text:p>263</text:p>
          </table:table-cell>
          <table:table-cell table:formula="of:=MOD([.F764]+1/[.$H$2];5)" office:value-type="float" office:value="2.69999999999997" calcext:value-type="float">
            <text:p>2,69999999999997</text:p>
          </table:table-cell>
          <table:table-cell table:formula="of:=IF([.F765]&lt;0.000001;[.G764]+2+1/[.$H$2];[.G764]+1/[.$H$2])" office:value-type="float" office:value="12.7000000000002" calcext:value-type="float">
            <text:p>12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6]))" office:value-type="date" office:date-value="2019-10-19T09:26:42.466498" calcext:value-type="date">
            <text:p>2019-10-19 09:26:42</text:p>
          </table:table-cell>
          <table:table-cell table:style-name="ce7" table:formula="of:=[.A766]" office:value-type="date" office:date-value="2019-10-19T09:26:42.466498" calcext:value-type="date">
            <text:p>2019-10-19 09:26:42</text:p>
          </table:table-cell>
          <table:table-cell table:formula="of:=TRUNC([.A766])" office:value-type="float" office:value="43757" calcext:value-type="float">
            <text:p>43757</text:p>
          </table:table-cell>
          <table:table-cell table:style-name="ce12" table:formula="of:=[.B766]-[.C766]" office:value-type="date" office:date-value="1899-12-30T09:26:42.46649798937" calcext:value-type="date">
            <text:p>12/30/99 09:26 AM</text:p>
          </table:table-cell>
          <table:table-cell table:formula="of:=MOD([.E765]-[.$E$2];[.$H$2])+1+[.$E$2]" office:value-type="float" office:value="264" calcext:value-type="float">
            <text:p>264</text:p>
          </table:table-cell>
          <table:table-cell table:formula="of:=MOD([.F765]+1/[.$H$2];5)" office:value-type="float" office:value="2.71666666666664" calcext:value-type="float">
            <text:p>2,71666666666664</text:p>
          </table:table-cell>
          <table:table-cell table:formula="of:=IF([.F766]&lt;0.000001;[.G765]+2+1/[.$H$2];[.G765]+1/[.$H$2])" office:value-type="float" office:value="12.7166666666669" calcext:value-type="float">
            <text:p>12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7]))" office:value-type="date" office:date-value="2019-10-19T09:14:54.290418" calcext:value-type="date">
            <text:p>2019-10-19 09:14:54</text:p>
          </table:table-cell>
          <table:table-cell table:style-name="ce7" table:formula="of:=[.A767]" office:value-type="date" office:date-value="2019-10-19T09:14:54.290418" calcext:value-type="date">
            <text:p>2019-10-19 09:14:54</text:p>
          </table:table-cell>
          <table:table-cell table:formula="of:=TRUNC([.A767])" office:value-type="float" office:value="43757" calcext:value-type="float">
            <text:p>43757</text:p>
          </table:table-cell>
          <table:table-cell table:style-name="ce12" table:formula="of:=[.B767]-[.C767]" office:value-type="date" office:date-value="1899-12-30T09:14:54.29041813128" calcext:value-type="date">
            <text:p>12/30/99 09:14 AM</text:p>
          </table:table-cell>
          <table:table-cell table:formula="of:=MOD([.E766]-[.$E$2];[.$H$2])+1+[.$E$2]" office:value-type="float" office:value="265" calcext:value-type="float">
            <text:p>265</text:p>
          </table:table-cell>
          <table:table-cell table:formula="of:=MOD([.F766]+1/[.$H$2];5)" office:value-type="float" office:value="2.7333333333333" calcext:value-type="float">
            <text:p>2,7333333333333</text:p>
          </table:table-cell>
          <table:table-cell table:formula="of:=IF([.F767]&lt;0.000001;[.G766]+2+1/[.$H$2];[.G766]+1/[.$H$2])" office:value-type="float" office:value="12.7333333333335" calcext:value-type="float">
            <text:p>12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8]))" office:value-type="date" office:date-value="2019-10-19T09:27:05.117403" calcext:value-type="date">
            <text:p>2019-10-19 09:27:05</text:p>
          </table:table-cell>
          <table:table-cell table:style-name="ce7" table:formula="of:=[.A768]" office:value-type="date" office:date-value="2019-10-19T09:27:05.117403" calcext:value-type="date">
            <text:p>2019-10-19 09:27:05</text:p>
          </table:table-cell>
          <table:table-cell table:formula="of:=TRUNC([.A768])" office:value-type="float" office:value="43757" calcext:value-type="float">
            <text:p>43757</text:p>
          </table:table-cell>
          <table:table-cell table:style-name="ce12" table:formula="of:=[.B768]-[.C768]" office:value-type="date" office:date-value="1899-12-30T09:27:05.11740296613" calcext:value-type="date">
            <text:p>12/30/99 09:27 AM</text:p>
          </table:table-cell>
          <table:table-cell table:formula="of:=MOD([.E767]-[.$E$2];[.$H$2])+1+[.$E$2]" office:value-type="float" office:value="266" calcext:value-type="float">
            <text:p>266</text:p>
          </table:table-cell>
          <table:table-cell table:formula="of:=MOD([.F767]+1/[.$H$2];5)" office:value-type="float" office:value="2.74999999999997" calcext:value-type="float">
            <text:p>2,74999999999997</text:p>
          </table:table-cell>
          <table:table-cell table:formula="of:=IF([.F768]&lt;0.000001;[.G767]+2+1/[.$H$2];[.G767]+1/[.$H$2])" office:value-type="float" office:value="12.7500000000002" calcext:value-type="float">
            <text:p>12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69]))" office:value-type="date" office:date-value="2019-10-19T10:06:15.29331" calcext:value-type="date">
            <text:p>2019-10-19 10:06:15</text:p>
          </table:table-cell>
          <table:table-cell table:style-name="ce7" table:formula="of:=[.A769]" office:value-type="date" office:date-value="2019-10-19T10:06:15.29331" calcext:value-type="date">
            <text:p>2019-10-19 10:06:15</text:p>
          </table:table-cell>
          <table:table-cell table:formula="of:=TRUNC([.A769])" office:value-type="float" office:value="43757" calcext:value-type="float">
            <text:p>43757</text:p>
          </table:table-cell>
          <table:table-cell table:style-name="ce12" table:formula="of:=[.B769]-[.C769]" office:value-type="date" office:date-value="1899-12-30T10:06:15.29330968391" calcext:value-type="date">
            <text:p>12/30/99 10:06 AM</text:p>
          </table:table-cell>
          <table:table-cell table:formula="of:=MOD([.E768]-[.$E$2];[.$H$2])+1+[.$E$2]" office:value-type="float" office:value="267" calcext:value-type="float">
            <text:p>267</text:p>
          </table:table-cell>
          <table:table-cell table:formula="of:=MOD([.F768]+1/[.$H$2];5)" office:value-type="float" office:value="2.76666666666664" calcext:value-type="float">
            <text:p>2,76666666666664</text:p>
          </table:table-cell>
          <table:table-cell table:formula="of:=IF([.F769]&lt;0.000001;[.G768]+2+1/[.$H$2];[.G768]+1/[.$H$2])" office:value-type="float" office:value="12.7666666666669" calcext:value-type="float">
            <text:p>12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0]))" office:value-type="date" office:date-value="2019-10-19T09:22:22.438322" calcext:value-type="date">
            <text:p>2019-10-19 09:22:22</text:p>
          </table:table-cell>
          <table:table-cell table:style-name="ce7" table:formula="of:=[.A770]" office:value-type="date" office:date-value="2019-10-19T09:22:22.438322" calcext:value-type="date">
            <text:p>2019-10-19 09:22:22</text:p>
          </table:table-cell>
          <table:table-cell table:formula="of:=TRUNC([.A770])" office:value-type="float" office:value="43757" calcext:value-type="float">
            <text:p>43757</text:p>
          </table:table-cell>
          <table:table-cell table:style-name="ce12" table:formula="of:=[.B770]-[.C770]" office:value-type="date" office:date-value="1899-12-30T09:22:22.43832179345" calcext:value-type="date">
            <text:p>12/30/99 09:22 AM</text:p>
          </table:table-cell>
          <table:table-cell table:formula="of:=MOD([.E769]-[.$E$2];[.$H$2])+1+[.$E$2]" office:value-type="float" office:value="268" calcext:value-type="float">
            <text:p>268</text:p>
          </table:table-cell>
          <table:table-cell table:formula="of:=MOD([.F769]+1/[.$H$2];5)" office:value-type="float" office:value="2.7833333333333" calcext:value-type="float">
            <text:p>2,7833333333333</text:p>
          </table:table-cell>
          <table:table-cell table:formula="of:=IF([.F770]&lt;0.000001;[.G769]+2+1/[.$H$2];[.G769]+1/[.$H$2])" office:value-type="float" office:value="12.7833333333335" calcext:value-type="float">
            <text:p>12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1]))" office:value-type="date" office:date-value="2019-10-19T09:15:08.694589" calcext:value-type="date">
            <text:p>2019-10-19 09:15:09</text:p>
          </table:table-cell>
          <table:table-cell table:style-name="ce7" table:formula="of:=[.A771]" office:value-type="date" office:date-value="2019-10-19T09:15:08.694589" calcext:value-type="date">
            <text:p>2019-10-19 09:15:09</text:p>
          </table:table-cell>
          <table:table-cell table:formula="of:=TRUNC([.A771])" office:value-type="float" office:value="43757" calcext:value-type="float">
            <text:p>43757</text:p>
          </table:table-cell>
          <table:table-cell table:style-name="ce12" table:formula="of:=[.B771]-[.C771]" office:value-type="date" office:date-value="1899-12-30T09:15:08.69458902162" calcext:value-type="date">
            <text:p>12/30/99 09:15 AM</text:p>
          </table:table-cell>
          <table:table-cell table:formula="of:=MOD([.E770]-[.$E$2];[.$H$2])+1+[.$E$2]" office:value-type="float" office:value="269" calcext:value-type="float">
            <text:p>269</text:p>
          </table:table-cell>
          <table:table-cell table:formula="of:=MOD([.F770]+1/[.$H$2];5)" office:value-type="float" office:value="2.79999999999997" calcext:value-type="float">
            <text:p>2,79999999999997</text:p>
          </table:table-cell>
          <table:table-cell table:formula="of:=IF([.F771]&lt;0.000001;[.G770]+2+1/[.$H$2];[.G770]+1/[.$H$2])" office:value-type="float" office:value="12.8000000000002" calcext:value-type="float">
            <text:p>12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2]))" office:value-type="date" office:date-value="2019-10-19T09:16:36.071117" calcext:value-type="date">
            <text:p>2019-10-19 09:16:36</text:p>
          </table:table-cell>
          <table:table-cell table:style-name="ce7" table:formula="of:=[.A772]" office:value-type="date" office:date-value="2019-10-19T09:16:36.071117" calcext:value-type="date">
            <text:p>2019-10-19 09:16:36</text:p>
          </table:table-cell>
          <table:table-cell table:formula="of:=TRUNC([.A772])" office:value-type="float" office:value="43757" calcext:value-type="float">
            <text:p>43757</text:p>
          </table:table-cell>
          <table:table-cell table:style-name="ce12" table:formula="of:=[.B772]-[.C772]" office:value-type="date" office:date-value="1899-12-30T09:16:36.07111732475" calcext:value-type="date">
            <text:p>12/30/99 09:16 AM</text:p>
          </table:table-cell>
          <table:table-cell table:formula="of:=MOD([.E771]-[.$E$2];[.$H$2])+1+[.$E$2]" office:value-type="float" office:value="270" calcext:value-type="float">
            <text:p>270</text:p>
          </table:table-cell>
          <table:table-cell table:formula="of:=MOD([.F771]+1/[.$H$2];5)" office:value-type="float" office:value="2.81666666666664" calcext:value-type="float">
            <text:p>2,81666666666664</text:p>
          </table:table-cell>
          <table:table-cell table:formula="of:=IF([.F772]&lt;0.000001;[.G771]+2+1/[.$H$2];[.G771]+1/[.$H$2])" office:value-type="float" office:value="12.8166666666669" calcext:value-type="float">
            <text:p>12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3]))" office:value-type="date" office:date-value="2019-10-19T09:19:17.088935" calcext:value-type="date">
            <text:p>2019-10-19 09:19:17</text:p>
          </table:table-cell>
          <table:table-cell table:style-name="ce7" table:formula="of:=[.A773]" office:value-type="date" office:date-value="2019-10-19T09:19:17.088935" calcext:value-type="date">
            <text:p>2019-10-19 09:19:17</text:p>
          </table:table-cell>
          <table:table-cell table:formula="of:=TRUNC([.A773])" office:value-type="float" office:value="43757" calcext:value-type="float">
            <text:p>43757</text:p>
          </table:table-cell>
          <table:table-cell table:style-name="ce12" table:formula="of:=[.B773]-[.C773]" office:value-type="date" office:date-value="1899-12-30T09:19:17.08893486299" calcext:value-type="date">
            <text:p>12/30/99 09:19 AM</text:p>
          </table:table-cell>
          <table:table-cell table:formula="of:=MOD([.E772]-[.$E$2];[.$H$2])+1+[.$E$2]" office:value-type="float" office:value="271" calcext:value-type="float">
            <text:p>271</text:p>
          </table:table-cell>
          <table:table-cell table:formula="of:=MOD([.F772]+1/[.$H$2];5)" office:value-type="float" office:value="2.8333333333333" calcext:value-type="float">
            <text:p>2,8333333333333</text:p>
          </table:table-cell>
          <table:table-cell table:formula="of:=IF([.F773]&lt;0.000001;[.G772]+2+1/[.$H$2];[.G772]+1/[.$H$2])" office:value-type="float" office:value="12.8333333333336" calcext:value-type="float">
            <text:p>12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4]))" office:value-type="date" office:date-value="2019-10-19T09:30:08.221301" calcext:value-type="date">
            <text:p>2019-10-19 09:30:08</text:p>
          </table:table-cell>
          <table:table-cell table:style-name="ce7" table:formula="of:=[.A774]" office:value-type="date" office:date-value="2019-10-19T09:30:08.221301" calcext:value-type="date">
            <text:p>2019-10-19 09:30:08</text:p>
          </table:table-cell>
          <table:table-cell table:formula="of:=TRUNC([.A774])" office:value-type="float" office:value="43757" calcext:value-type="float">
            <text:p>43757</text:p>
          </table:table-cell>
          <table:table-cell table:style-name="ce12" table:formula="of:=[.B774]-[.C774]" office:value-type="date" office:date-value="1899-12-30T09:30:08.22130129673" calcext:value-type="date">
            <text:p>12/30/99 09:30 AM</text:p>
          </table:table-cell>
          <table:table-cell table:formula="of:=MOD([.E773]-[.$E$2];[.$H$2])+1+[.$E$2]" office:value-type="float" office:value="272" calcext:value-type="float">
            <text:p>272</text:p>
          </table:table-cell>
          <table:table-cell table:formula="of:=MOD([.F773]+1/[.$H$2];5)" office:value-type="float" office:value="2.84999999999997" calcext:value-type="float">
            <text:p>2,84999999999997</text:p>
          </table:table-cell>
          <table:table-cell table:formula="of:=IF([.F774]&lt;0.000001;[.G773]+2+1/[.$H$2];[.G773]+1/[.$H$2])" office:value-type="float" office:value="12.8500000000002" calcext:value-type="float">
            <text:p>12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5]))" office:value-type="date" office:date-value="2019-10-19T09:50:39.989518" calcext:value-type="date">
            <text:p>2019-10-19 09:50:40</text:p>
          </table:table-cell>
          <table:table-cell table:style-name="ce7" table:formula="of:=[.A775]" office:value-type="date" office:date-value="2019-10-19T09:50:39.989518" calcext:value-type="date">
            <text:p>2019-10-19 09:50:40</text:p>
          </table:table-cell>
          <table:table-cell table:formula="of:=TRUNC([.A775])" office:value-type="float" office:value="43757" calcext:value-type="float">
            <text:p>43757</text:p>
          </table:table-cell>
          <table:table-cell table:style-name="ce12" table:formula="of:=[.B775]-[.C775]" office:value-type="date" office:date-value="1899-12-30T09:50:39.98951765243" calcext:value-type="date">
            <text:p>12/30/99 09:50 AM</text:p>
          </table:table-cell>
          <table:table-cell table:formula="of:=MOD([.E774]-[.$E$2];[.$H$2])+1+[.$E$2]" office:value-type="float" office:value="273" calcext:value-type="float">
            <text:p>273</text:p>
          </table:table-cell>
          <table:table-cell table:formula="of:=MOD([.F774]+1/[.$H$2];5)" office:value-type="float" office:value="2.86666666666664" calcext:value-type="float">
            <text:p>2,86666666666664</text:p>
          </table:table-cell>
          <table:table-cell table:formula="of:=IF([.F775]&lt;0.000001;[.G774]+2+1/[.$H$2];[.G774]+1/[.$H$2])" office:value-type="float" office:value="12.8666666666669" calcext:value-type="float">
            <text:p>12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6]))" office:value-type="date" office:date-value="2019-10-19T08:51:57.507466" calcext:value-type="date">
            <text:p>2019-10-19 08:51:58</text:p>
          </table:table-cell>
          <table:table-cell table:style-name="ce7" table:formula="of:=[.A776]" office:value-type="date" office:date-value="2019-10-19T08:51:57.507466" calcext:value-type="date">
            <text:p>2019-10-19 08:51:58</text:p>
          </table:table-cell>
          <table:table-cell table:formula="of:=TRUNC([.A776])" office:value-type="float" office:value="43757" calcext:value-type="float">
            <text:p>43757</text:p>
          </table:table-cell>
          <table:table-cell table:style-name="ce12" table:formula="of:=[.B776]-[.C776]" office:value-type="date" office:date-value="1899-12-30T08:51:57.50746644102" calcext:value-type="date">
            <text:p>12/30/99 08:51 AM</text:p>
          </table:table-cell>
          <table:table-cell table:formula="of:=MOD([.E775]-[.$E$2];[.$H$2])+1+[.$E$2]" office:value-type="float" office:value="274" calcext:value-type="float">
            <text:p>274</text:p>
          </table:table-cell>
          <table:table-cell table:formula="of:=MOD([.F775]+1/[.$H$2];5)" office:value-type="float" office:value="2.8833333333333" calcext:value-type="float">
            <text:p>2,8833333333333</text:p>
          </table:table-cell>
          <table:table-cell table:formula="of:=IF([.F776]&lt;0.000001;[.G775]+2+1/[.$H$2];[.G775]+1/[.$H$2])" office:value-type="float" office:value="12.8833333333336" calcext:value-type="float">
            <text:p>12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7]))" office:value-type="date" office:date-value="2019-10-19T09:29:09.819137" calcext:value-type="date">
            <text:p>2019-10-19 09:29:10</text:p>
          </table:table-cell>
          <table:table-cell table:style-name="ce7" table:formula="of:=[.A777]" office:value-type="date" office:date-value="2019-10-19T09:29:09.819137" calcext:value-type="date">
            <text:p>2019-10-19 09:29:10</text:p>
          </table:table-cell>
          <table:table-cell table:formula="of:=TRUNC([.A777])" office:value-type="float" office:value="43757" calcext:value-type="float">
            <text:p>43757</text:p>
          </table:table-cell>
          <table:table-cell table:style-name="ce12" table:formula="of:=[.B777]-[.C777]" office:value-type="date" office:date-value="1899-12-30T09:29:09.81913743541" calcext:value-type="date">
            <text:p>12/30/99 09:29 AM</text:p>
          </table:table-cell>
          <table:table-cell table:formula="of:=MOD([.E776]-[.$E$2];[.$H$2])+1+[.$E$2]" office:value-type="float" office:value="275" calcext:value-type="float">
            <text:p>275</text:p>
          </table:table-cell>
          <table:table-cell table:formula="of:=MOD([.F776]+1/[.$H$2];5)" office:value-type="float" office:value="2.89999999999997" calcext:value-type="float">
            <text:p>2,89999999999997</text:p>
          </table:table-cell>
          <table:table-cell table:formula="of:=IF([.F777]&lt;0.000001;[.G776]+2+1/[.$H$2];[.G776]+1/[.$H$2])" office:value-type="float" office:value="12.9000000000002" calcext:value-type="float">
            <text:p>12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8]))" office:value-type="date" office:date-value="2019-10-19T09:41:05.38557" calcext:value-type="date">
            <text:p>2019-10-19 09:41:05</text:p>
          </table:table-cell>
          <table:table-cell table:style-name="ce7" table:formula="of:=[.A778]" office:value-type="date" office:date-value="2019-10-19T09:41:05.38557" calcext:value-type="date">
            <text:p>2019-10-19 09:41:05</text:p>
          </table:table-cell>
          <table:table-cell table:formula="of:=TRUNC([.A778])" office:value-type="float" office:value="43757" calcext:value-type="float">
            <text:p>43757</text:p>
          </table:table-cell>
          <table:table-cell table:style-name="ce12" table:formula="of:=[.B778]-[.C778]" office:value-type="date" office:date-value="1899-12-30T09:41:05.38557023741" calcext:value-type="date">
            <text:p>12/30/99 09:41 AM</text:p>
          </table:table-cell>
          <table:table-cell table:formula="of:=MOD([.E777]-[.$E$2];[.$H$2])+1+[.$E$2]" office:value-type="float" office:value="276" calcext:value-type="float">
            <text:p>276</text:p>
          </table:table-cell>
          <table:table-cell table:formula="of:=MOD([.F777]+1/[.$H$2];5)" office:value-type="float" office:value="2.91666666666664" calcext:value-type="float">
            <text:p>2,91666666666664</text:p>
          </table:table-cell>
          <table:table-cell table:formula="of:=IF([.F778]&lt;0.000001;[.G777]+2+1/[.$H$2];[.G777]+1/[.$H$2])" office:value-type="float" office:value="12.9166666666669" calcext:value-type="float">
            <text:p>12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79]))" office:value-type="date" office:date-value="2019-10-19T09:38:17.264233" calcext:value-type="date">
            <text:p>2019-10-19 09:38:17</text:p>
          </table:table-cell>
          <table:table-cell table:style-name="ce7" table:formula="of:=[.A779]" office:value-type="date" office:date-value="2019-10-19T09:38:17.264233" calcext:value-type="date">
            <text:p>2019-10-19 09:38:17</text:p>
          </table:table-cell>
          <table:table-cell table:formula="of:=TRUNC([.A779])" office:value-type="float" office:value="43757" calcext:value-type="float">
            <text:p>43757</text:p>
          </table:table-cell>
          <table:table-cell table:style-name="ce12" table:formula="of:=[.B779]-[.C779]" office:value-type="date" office:date-value="1899-12-30T09:38:17.26423309185" calcext:value-type="date">
            <text:p>12/30/99 09:38 AM</text:p>
          </table:table-cell>
          <table:table-cell table:formula="of:=MOD([.E778]-[.$E$2];[.$H$2])+1+[.$E$2]" office:value-type="float" office:value="277" calcext:value-type="float">
            <text:p>277</text:p>
          </table:table-cell>
          <table:table-cell table:formula="of:=MOD([.F778]+1/[.$H$2];5)" office:value-type="float" office:value="2.9333333333333" calcext:value-type="float">
            <text:p>2,9333333333333</text:p>
          </table:table-cell>
          <table:table-cell table:formula="of:=IF([.F779]&lt;0.000001;[.G778]+2+1/[.$H$2];[.G778]+1/[.$H$2])" office:value-type="float" office:value="12.9333333333336" calcext:value-type="float">
            <text:p>12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0]))" office:value-type="date" office:date-value="2019-10-19T09:20:30.896394" calcext:value-type="date">
            <text:p>2019-10-19 09:20:31</text:p>
          </table:table-cell>
          <table:table-cell table:style-name="ce7" table:formula="of:=[.A780]" office:value-type="date" office:date-value="2019-10-19T09:20:30.896394" calcext:value-type="date">
            <text:p>2019-10-19 09:20:31</text:p>
          </table:table-cell>
          <table:table-cell table:formula="of:=TRUNC([.A780])" office:value-type="float" office:value="43757" calcext:value-type="float">
            <text:p>43757</text:p>
          </table:table-cell>
          <table:table-cell table:style-name="ce12" table:formula="of:=[.B780]-[.C780]" office:value-type="date" office:date-value="1899-12-30T09:20:30.89639386162" calcext:value-type="date">
            <text:p>12/30/99 09:20 AM</text:p>
          </table:table-cell>
          <table:table-cell table:formula="of:=MOD([.E779]-[.$E$2];[.$H$2])+1+[.$E$2]" office:value-type="float" office:value="278" calcext:value-type="float">
            <text:p>278</text:p>
          </table:table-cell>
          <table:table-cell table:formula="of:=MOD([.F779]+1/[.$H$2];5)" office:value-type="float" office:value="2.94999999999997" calcext:value-type="float">
            <text:p>2,94999999999997</text:p>
          </table:table-cell>
          <table:table-cell table:formula="of:=IF([.F780]&lt;0.000001;[.G779]+2+1/[.$H$2];[.G779]+1/[.$H$2])" office:value-type="float" office:value="12.9500000000002" calcext:value-type="float">
            <text:p>12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1]))" office:value-type="date" office:date-value="2019-10-19T09:21:13.205587" calcext:value-type="date">
            <text:p>2019-10-19 09:21:13</text:p>
          </table:table-cell>
          <table:table-cell table:style-name="ce7" table:formula="of:=[.A781]" office:value-type="date" office:date-value="2019-10-19T09:21:13.205587" calcext:value-type="date">
            <text:p>2019-10-19 09:21:13</text:p>
          </table:table-cell>
          <table:table-cell table:formula="of:=TRUNC([.A781])" office:value-type="float" office:value="43757" calcext:value-type="float">
            <text:p>43757</text:p>
          </table:table-cell>
          <table:table-cell table:style-name="ce12" table:formula="of:=[.B781]-[.C781]" office:value-type="date" office:date-value="1899-12-30T09:21:13.20558715146" calcext:value-type="date">
            <text:p>12/30/99 09:21 AM</text:p>
          </table:table-cell>
          <table:table-cell table:formula="of:=MOD([.E780]-[.$E$2];[.$H$2])+1+[.$E$2]" office:value-type="float" office:value="279" calcext:value-type="float">
            <text:p>279</text:p>
          </table:table-cell>
          <table:table-cell table:formula="of:=MOD([.F780]+1/[.$H$2];5)" office:value-type="float" office:value="2.96666666666664" calcext:value-type="float">
            <text:p>2,96666666666664</text:p>
          </table:table-cell>
          <table:table-cell table:formula="of:=IF([.F781]&lt;0.000001;[.G780]+2+1/[.$H$2];[.G780]+1/[.$H$2])" office:value-type="float" office:value="12.9666666666669" calcext:value-type="float">
            <text:p>12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2]))" office:value-type="date" office:date-value="2019-10-19T09:12:30.739712" calcext:value-type="date">
            <text:p>2019-10-19 09:12:31</text:p>
          </table:table-cell>
          <table:table-cell table:style-name="ce7" table:formula="of:=[.A782]" office:value-type="date" office:date-value="2019-10-19T09:12:30.739712" calcext:value-type="date">
            <text:p>2019-10-19 09:12:31</text:p>
          </table:table-cell>
          <table:table-cell table:formula="of:=TRUNC([.A782])" office:value-type="float" office:value="43757" calcext:value-type="float">
            <text:p>43757</text:p>
          </table:table-cell>
          <table:table-cell table:style-name="ce12" table:formula="of:=[.B782]-[.C782]" office:value-type="date" office:date-value="1899-12-30T09:12:30.73971189559" calcext:value-type="date">
            <text:p>12/30/99 09:12 AM</text:p>
          </table:table-cell>
          <table:table-cell table:formula="of:=MOD([.E781]-[.$E$2];[.$H$2])+1+[.$E$2]" office:value-type="float" office:value="280" calcext:value-type="float">
            <text:p>280</text:p>
          </table:table-cell>
          <table:table-cell table:formula="of:=MOD([.F781]+1/[.$H$2];5)" office:value-type="float" office:value="2.9833333333333" calcext:value-type="float">
            <text:p>2,9833333333333</text:p>
          </table:table-cell>
          <table:table-cell table:formula="of:=IF([.F782]&lt;0.000001;[.G781]+2+1/[.$H$2];[.G781]+1/[.$H$2])" office:value-type="float" office:value="12.9833333333336" calcext:value-type="float">
            <text:p>12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3]))" office:value-type="date" office:date-value="2019-10-20T09:21:18.123492" calcext:value-type="date">
            <text:p>2019-10-20 09:21:18</text:p>
          </table:table-cell>
          <table:table-cell table:style-name="ce7" table:formula="of:=[.A783]" office:value-type="date" office:date-value="2019-10-20T09:21:18.123492" calcext:value-type="date">
            <text:p>2019-10-20 09:21:18</text:p>
          </table:table-cell>
          <table:table-cell table:formula="of:=TRUNC([.A783])" office:value-type="float" office:value="43758" calcext:value-type="float">
            <text:p>43758</text:p>
          </table:table-cell>
          <table:table-cell table:style-name="ce12" table:formula="of:=[.B783]-[.C783]" office:value-type="date" office:date-value="1899-12-30T09:21:18.1234919792" calcext:value-type="date">
            <text:p>12/30/99 09:21 AM</text:p>
          </table:table-cell>
          <table:table-cell table:formula="of:=MOD([.E782]-[.$E$2];[.$H$2])+1+[.$E$2]" office:value-type="float" office:value="221" calcext:value-type="float">
            <text:p>221</text:p>
          </table:table-cell>
          <table:table-cell table:formula="of:=MOD([.F782]+1/[.$H$2];5)" office:value-type="float" office:value="2.99999999999997" calcext:value-type="float">
            <text:p>2,99999999999997</text:p>
          </table:table-cell>
          <table:table-cell table:formula="of:=IF([.F783]&lt;0.000001;[.G782]+2+1/[.$H$2];[.G782]+1/[.$H$2])" office:value-type="float" office:value="13.0000000000002" calcext:value-type="float">
            <text:p>13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4]))" office:value-type="date" office:date-value="2019-10-20T09:48:34.258772" calcext:value-type="date">
            <text:p>2019-10-20 09:48:34</text:p>
          </table:table-cell>
          <table:table-cell table:style-name="ce7" table:formula="of:=[.A784]" office:value-type="date" office:date-value="2019-10-20T09:48:34.258772" calcext:value-type="date">
            <text:p>2019-10-20 09:48:34</text:p>
          </table:table-cell>
          <table:table-cell table:formula="of:=TRUNC([.A784])" office:value-type="float" office:value="43758" calcext:value-type="float">
            <text:p>43758</text:p>
          </table:table-cell>
          <table:table-cell table:style-name="ce12" table:formula="of:=[.B784]-[.C784]" office:value-type="date" office:date-value="1899-12-30T09:48:34.25877234433" calcext:value-type="date">
            <text:p>12/30/99 09:48 AM</text:p>
          </table:table-cell>
          <table:table-cell table:formula="of:=MOD([.E783]-[.$E$2];[.$H$2])+1+[.$E$2]" office:value-type="float" office:value="222" calcext:value-type="float">
            <text:p>222</text:p>
          </table:table-cell>
          <table:table-cell table:formula="of:=MOD([.F783]+1/[.$H$2];5)" office:value-type="float" office:value="3.01666666666664" calcext:value-type="float">
            <text:p>3,01666666666664</text:p>
          </table:table-cell>
          <table:table-cell table:formula="of:=IF([.F784]&lt;0.000001;[.G783]+2+1/[.$H$2];[.G783]+1/[.$H$2])" office:value-type="float" office:value="13.0166666666669" calcext:value-type="float">
            <text:p>13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5]))" office:value-type="date" office:date-value="2019-10-20T10:13:58.416495" calcext:value-type="date">
            <text:p>2019-10-20 10:13:58</text:p>
          </table:table-cell>
          <table:table-cell table:style-name="ce7" table:formula="of:=[.A785]" office:value-type="date" office:date-value="2019-10-20T10:13:58.416495" calcext:value-type="date">
            <text:p>2019-10-20 10:13:58</text:p>
          </table:table-cell>
          <table:table-cell table:formula="of:=TRUNC([.A785])" office:value-type="float" office:value="43758" calcext:value-type="float">
            <text:p>43758</text:p>
          </table:table-cell>
          <table:table-cell table:style-name="ce12" table:formula="of:=[.B785]-[.C785]" office:value-type="date" office:date-value="1899-12-30T10:13:58.41649484821" calcext:value-type="date">
            <text:p>12/30/99 10:13 AM</text:p>
          </table:table-cell>
          <table:table-cell table:formula="of:=MOD([.E784]-[.$E$2];[.$H$2])+1+[.$E$2]" office:value-type="float" office:value="223" calcext:value-type="float">
            <text:p>223</text:p>
          </table:table-cell>
          <table:table-cell table:formula="of:=MOD([.F784]+1/[.$H$2];5)" office:value-type="float" office:value="3.0333333333333" calcext:value-type="float">
            <text:p>3,0333333333333</text:p>
          </table:table-cell>
          <table:table-cell table:formula="of:=IF([.F785]&lt;0.000001;[.G784]+2+1/[.$H$2];[.G784]+1/[.$H$2])" office:value-type="float" office:value="13.0333333333336" calcext:value-type="float">
            <text:p>13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6]))" office:value-type="date" office:date-value="2019-10-20T09:35:41.042054" calcext:value-type="date">
            <text:p>2019-10-20 09:35:41</text:p>
          </table:table-cell>
          <table:table-cell table:style-name="ce7" table:formula="of:=[.A786]" office:value-type="date" office:date-value="2019-10-20T09:35:41.042054" calcext:value-type="date">
            <text:p>2019-10-20 09:35:41</text:p>
          </table:table-cell>
          <table:table-cell table:formula="of:=TRUNC([.A786])" office:value-type="float" office:value="43758" calcext:value-type="float">
            <text:p>43758</text:p>
          </table:table-cell>
          <table:table-cell table:style-name="ce12" table:formula="of:=[.B786]-[.C786]" office:value-type="date" office:date-value="1899-12-30T09:35:41.04205439799" calcext:value-type="date">
            <text:p>12/30/99 09:35 AM</text:p>
          </table:table-cell>
          <table:table-cell table:formula="of:=MOD([.E785]-[.$E$2];[.$H$2])+1+[.$E$2]" office:value-type="float" office:value="224" calcext:value-type="float">
            <text:p>224</text:p>
          </table:table-cell>
          <table:table-cell table:formula="of:=MOD([.F785]+1/[.$H$2];5)" office:value-type="float" office:value="3.04999999999997" calcext:value-type="float">
            <text:p>3,04999999999997</text:p>
          </table:table-cell>
          <table:table-cell table:formula="of:=IF([.F786]&lt;0.000001;[.G785]+2+1/[.$H$2];[.G785]+1/[.$H$2])" office:value-type="float" office:value="13.0500000000002" calcext:value-type="float">
            <text:p>13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7]))" office:value-type="date" office:date-value="2019-10-20T09:22:14.080212" calcext:value-type="date">
            <text:p>2019-10-20 09:22:14</text:p>
          </table:table-cell>
          <table:table-cell table:style-name="ce7" table:formula="of:=[.A787]" office:value-type="date" office:date-value="2019-10-20T09:22:14.080212" calcext:value-type="date">
            <text:p>2019-10-20 09:22:14</text:p>
          </table:table-cell>
          <table:table-cell table:formula="of:=TRUNC([.A787])" office:value-type="float" office:value="43758" calcext:value-type="float">
            <text:p>43758</text:p>
          </table:table-cell>
          <table:table-cell table:style-name="ce12" table:formula="of:=[.B787]-[.C787]" office:value-type="date" office:date-value="1899-12-30T09:22:14.08021233045" calcext:value-type="date">
            <text:p>12/30/99 09:22 AM</text:p>
          </table:table-cell>
          <table:table-cell table:formula="of:=MOD([.E786]-[.$E$2];[.$H$2])+1+[.$E$2]" office:value-type="float" office:value="225" calcext:value-type="float">
            <text:p>225</text:p>
          </table:table-cell>
          <table:table-cell table:formula="of:=MOD([.F786]+1/[.$H$2];5)" office:value-type="float" office:value="3.06666666666664" calcext:value-type="float">
            <text:p>3,06666666666664</text:p>
          </table:table-cell>
          <table:table-cell table:formula="of:=IF([.F787]&lt;0.000001;[.G786]+2+1/[.$H$2];[.G786]+1/[.$H$2])" office:value-type="float" office:value="13.0666666666669" calcext:value-type="float">
            <text:p>13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8]))" office:value-type="date" office:date-value="2019-10-20T09:37:14.696126" calcext:value-type="date">
            <text:p>2019-10-20 09:37:15</text:p>
          </table:table-cell>
          <table:table-cell table:style-name="ce7" table:formula="of:=[.A788]" office:value-type="date" office:date-value="2019-10-20T09:37:14.696126" calcext:value-type="date">
            <text:p>2019-10-20 09:37:15</text:p>
          </table:table-cell>
          <table:table-cell table:formula="of:=TRUNC([.A788])" office:value-type="float" office:value="43758" calcext:value-type="float">
            <text:p>43758</text:p>
          </table:table-cell>
          <table:table-cell table:style-name="ce12" table:formula="of:=[.B788]-[.C788]" office:value-type="date" office:date-value="1899-12-30T09:37:14.69612610061" calcext:value-type="date">
            <text:p>12/30/99 09:37 AM</text:p>
          </table:table-cell>
          <table:table-cell table:formula="of:=MOD([.E787]-[.$E$2];[.$H$2])+1+[.$E$2]" office:value-type="float" office:value="226" calcext:value-type="float">
            <text:p>226</text:p>
          </table:table-cell>
          <table:table-cell table:formula="of:=MOD([.F787]+1/[.$H$2];5)" office:value-type="float" office:value="3.0833333333333" calcext:value-type="float">
            <text:p>3,0833333333333</text:p>
          </table:table-cell>
          <table:table-cell table:formula="of:=IF([.F788]&lt;0.000001;[.G787]+2+1/[.$H$2];[.G787]+1/[.$H$2])" office:value-type="float" office:value="13.0833333333336" calcext:value-type="float">
            <text:p>13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89]))" office:value-type="date" office:date-value="2019-10-20T09:22:35.14527" calcext:value-type="date">
            <text:p>2019-10-20 09:22:35</text:p>
          </table:table-cell>
          <table:table-cell table:style-name="ce7" table:formula="of:=[.A789]" office:value-type="date" office:date-value="2019-10-20T09:22:35.14527" calcext:value-type="date">
            <text:p>2019-10-20 09:22:35</text:p>
          </table:table-cell>
          <table:table-cell table:formula="of:=TRUNC([.A789])" office:value-type="float" office:value="43758" calcext:value-type="float">
            <text:p>43758</text:p>
          </table:table-cell>
          <table:table-cell table:style-name="ce12" table:formula="of:=[.B789]-[.C789]" office:value-type="date" office:date-value="1899-12-30T09:22:35.1452698186" calcext:value-type="date">
            <text:p>12/30/99 09:22 AM</text:p>
          </table:table-cell>
          <table:table-cell table:formula="of:=MOD([.E788]-[.$E$2];[.$H$2])+1+[.$E$2]" office:value-type="float" office:value="227" calcext:value-type="float">
            <text:p>227</text:p>
          </table:table-cell>
          <table:table-cell table:formula="of:=MOD([.F788]+1/[.$H$2];5)" office:value-type="float" office:value="3.09999999999997" calcext:value-type="float">
            <text:p>3,09999999999997</text:p>
          </table:table-cell>
          <table:table-cell table:formula="of:=IF([.F789]&lt;0.000001;[.G788]+2+1/[.$H$2];[.G788]+1/[.$H$2])" office:value-type="float" office:value="13.1000000000002" calcext:value-type="float">
            <text:p>13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0]))" office:value-type="date" office:date-value="2019-10-20T09:47:26.142328" calcext:value-type="date">
            <text:p>2019-10-20 09:47:26</text:p>
          </table:table-cell>
          <table:table-cell table:style-name="ce7" table:formula="of:=[.A790]" office:value-type="date" office:date-value="2019-10-20T09:47:26.142328" calcext:value-type="date">
            <text:p>2019-10-20 09:47:26</text:p>
          </table:table-cell>
          <table:table-cell table:formula="of:=TRUNC([.A790])" office:value-type="float" office:value="43758" calcext:value-type="float">
            <text:p>43758</text:p>
          </table:table-cell>
          <table:table-cell table:style-name="ce12" table:formula="of:=[.B790]-[.C790]" office:value-type="date" office:date-value="1899-12-30T09:47:26.14232804161" calcext:value-type="date">
            <text:p>12/30/99 09:47 AM</text:p>
          </table:table-cell>
          <table:table-cell table:formula="of:=MOD([.E789]-[.$E$2];[.$H$2])+1+[.$E$2]" office:value-type="float" office:value="228" calcext:value-type="float">
            <text:p>228</text:p>
          </table:table-cell>
          <table:table-cell table:formula="of:=MOD([.F789]+1/[.$H$2];5)" office:value-type="float" office:value="3.11666666666664" calcext:value-type="float">
            <text:p>3,11666666666664</text:p>
          </table:table-cell>
          <table:table-cell table:formula="of:=IF([.F790]&lt;0.000001;[.G789]+2+1/[.$H$2];[.G789]+1/[.$H$2])" office:value-type="float" office:value="13.1166666666669" calcext:value-type="float">
            <text:p>13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1]))" office:value-type="date" office:date-value="2019-10-20T09:36:34.868238" calcext:value-type="date">
            <text:p>2019-10-20 09:36:35</text:p>
          </table:table-cell>
          <table:table-cell table:style-name="ce7" table:formula="of:=[.A791]" office:value-type="date" office:date-value="2019-10-20T09:36:34.868238" calcext:value-type="date">
            <text:p>2019-10-20 09:36:35</text:p>
          </table:table-cell>
          <table:table-cell table:formula="of:=TRUNC([.A791])" office:value-type="float" office:value="43758" calcext:value-type="float">
            <text:p>43758</text:p>
          </table:table-cell>
          <table:table-cell table:style-name="ce12" table:formula="of:=[.B791]-[.C791]" office:value-type="date" office:date-value="1899-12-30T09:36:34.86823787447" calcext:value-type="date">
            <text:p>12/30/99 09:36 AM</text:p>
          </table:table-cell>
          <table:table-cell table:formula="of:=MOD([.E790]-[.$E$2];[.$H$2])+1+[.$E$2]" office:value-type="float" office:value="229" calcext:value-type="float">
            <text:p>229</text:p>
          </table:table-cell>
          <table:table-cell table:formula="of:=MOD([.F790]+1/[.$H$2];5)" office:value-type="float" office:value="3.1333333333333" calcext:value-type="float">
            <text:p>3,1333333333333</text:p>
          </table:table-cell>
          <table:table-cell table:formula="of:=IF([.F791]&lt;0.000001;[.G790]+2+1/[.$H$2];[.G790]+1/[.$H$2])" office:value-type="float" office:value="13.1333333333336" calcext:value-type="float">
            <text:p>13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2]))" office:value-type="date" office:date-value="2019-10-20T09:10:52.723415" calcext:value-type="date">
            <text:p>2019-10-20 09:10:53</text:p>
          </table:table-cell>
          <table:table-cell table:style-name="ce7" table:formula="of:=[.A792]" office:value-type="date" office:date-value="2019-10-20T09:10:52.723415" calcext:value-type="date">
            <text:p>2019-10-20 09:10:53</text:p>
          </table:table-cell>
          <table:table-cell table:formula="of:=TRUNC([.A792])" office:value-type="float" office:value="43758" calcext:value-type="float">
            <text:p>43758</text:p>
          </table:table-cell>
          <table:table-cell table:style-name="ce12" table:formula="of:=[.B792]-[.C792]" office:value-type="date" office:date-value="1899-12-30T09:10:52.72341468371" calcext:value-type="date">
            <text:p>12/30/99 09:10 AM</text:p>
          </table:table-cell>
          <table:table-cell table:formula="of:=MOD([.E791]-[.$E$2];[.$H$2])+1+[.$E$2]" office:value-type="float" office:value="230" calcext:value-type="float">
            <text:p>230</text:p>
          </table:table-cell>
          <table:table-cell table:formula="of:=MOD([.F791]+1/[.$H$2];5)" office:value-type="float" office:value="3.14999999999997" calcext:value-type="float">
            <text:p>3,14999999999997</text:p>
          </table:table-cell>
          <table:table-cell table:formula="of:=IF([.F792]&lt;0.000001;[.G791]+2+1/[.$H$2];[.G791]+1/[.$H$2])" office:value-type="float" office:value="13.1500000000002" calcext:value-type="float">
            <text:p>13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3]))" office:value-type="date" office:date-value="2019-10-20T09:37:30.830644" calcext:value-type="date">
            <text:p>2019-10-20 09:37:31</text:p>
          </table:table-cell>
          <table:table-cell table:style-name="ce7" table:formula="of:=[.A793]" office:value-type="date" office:date-value="2019-10-20T09:37:30.830644" calcext:value-type="date">
            <text:p>2019-10-20 09:37:31</text:p>
          </table:table-cell>
          <table:table-cell table:formula="of:=TRUNC([.A793])" office:value-type="float" office:value="43758" calcext:value-type="float">
            <text:p>43758</text:p>
          </table:table-cell>
          <table:table-cell table:style-name="ce12" table:formula="of:=[.B793]-[.C793]" office:value-type="date" office:date-value="1899-12-30T09:37:30.83064367063" calcext:value-type="date">
            <text:p>12/30/99 09:37 AM</text:p>
          </table:table-cell>
          <table:table-cell table:formula="of:=MOD([.E792]-[.$E$2];[.$H$2])+1+[.$E$2]" office:value-type="float" office:value="231" calcext:value-type="float">
            <text:p>231</text:p>
          </table:table-cell>
          <table:table-cell table:formula="of:=MOD([.F792]+1/[.$H$2];5)" office:value-type="float" office:value="3.16666666666664" calcext:value-type="float">
            <text:p>3,16666666666664</text:p>
          </table:table-cell>
          <table:table-cell table:formula="of:=IF([.F793]&lt;0.000001;[.G792]+2+1/[.$H$2];[.G792]+1/[.$H$2])" office:value-type="float" office:value="13.1666666666669" calcext:value-type="float">
            <text:p>13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4]))" office:value-type="date" office:date-value="2019-10-20T09:12:16.782727" calcext:value-type="date">
            <text:p>2019-10-20 09:12:17</text:p>
          </table:table-cell>
          <table:table-cell table:style-name="ce7" table:formula="of:=[.A794]" office:value-type="date" office:date-value="2019-10-20T09:12:16.782727" calcext:value-type="date">
            <text:p>2019-10-20 09:12:17</text:p>
          </table:table-cell>
          <table:table-cell table:formula="of:=TRUNC([.A794])" office:value-type="float" office:value="43758" calcext:value-type="float">
            <text:p>43758</text:p>
          </table:table-cell>
          <table:table-cell table:style-name="ce12" table:formula="of:=[.B794]-[.C794]" office:value-type="date" office:date-value="1899-12-30T09:12:16.78272664547" calcext:value-type="date">
            <text:p>12/30/99 09:12 AM</text:p>
          </table:table-cell>
          <table:table-cell table:formula="of:=MOD([.E793]-[.$E$2];[.$H$2])+1+[.$E$2]" office:value-type="float" office:value="232" calcext:value-type="float">
            <text:p>232</text:p>
          </table:table-cell>
          <table:table-cell table:formula="of:=MOD([.F793]+1/[.$H$2];5)" office:value-type="float" office:value="3.1833333333333" calcext:value-type="float">
            <text:p>3,1833333333333</text:p>
          </table:table-cell>
          <table:table-cell table:formula="of:=IF([.F794]&lt;0.000001;[.G793]+2+1/[.$H$2];[.G793]+1/[.$H$2])" office:value-type="float" office:value="13.1833333333336" calcext:value-type="float">
            <text:p>13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5]))" office:value-type="date" office:date-value="2019-10-20T09:20:39.907241" calcext:value-type="date">
            <text:p>2019-10-20 09:20:40</text:p>
          </table:table-cell>
          <table:table-cell table:style-name="ce7" table:formula="of:=[.A795]" office:value-type="date" office:date-value="2019-10-20T09:20:39.907241" calcext:value-type="date">
            <text:p>2019-10-20 09:20:40</text:p>
          </table:table-cell>
          <table:table-cell table:formula="of:=TRUNC([.A795])" office:value-type="float" office:value="43758" calcext:value-type="float">
            <text:p>43758</text:p>
          </table:table-cell>
          <table:table-cell table:style-name="ce12" table:formula="of:=[.B795]-[.C795]" office:value-type="date" office:date-value="1899-12-30T09:20:39.90724130999" calcext:value-type="date">
            <text:p>12/30/99 09:20 AM</text:p>
          </table:table-cell>
          <table:table-cell table:formula="of:=MOD([.E794]-[.$E$2];[.$H$2])+1+[.$E$2]" office:value-type="float" office:value="233" calcext:value-type="float">
            <text:p>233</text:p>
          </table:table-cell>
          <table:table-cell table:formula="of:=MOD([.F794]+1/[.$H$2];5)" office:value-type="float" office:value="3.19999999999997" calcext:value-type="float">
            <text:p>3,19999999999997</text:p>
          </table:table-cell>
          <table:table-cell table:formula="of:=IF([.F795]&lt;0.000001;[.G794]+2+1/[.$H$2];[.G794]+1/[.$H$2])" office:value-type="float" office:value="13.2000000000002" calcext:value-type="float">
            <text:p>13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6]))" office:value-type="date" office:date-value="2019-10-20T09:56:57.719235" calcext:value-type="date">
            <text:p>2019-10-20 09:56:58</text:p>
          </table:table-cell>
          <table:table-cell table:style-name="ce7" table:formula="of:=[.A796]" office:value-type="date" office:date-value="2019-10-20T09:56:57.719235" calcext:value-type="date">
            <text:p>2019-10-20 09:56:58</text:p>
          </table:table-cell>
          <table:table-cell table:formula="of:=TRUNC([.A796])" office:value-type="float" office:value="43758" calcext:value-type="float">
            <text:p>43758</text:p>
          </table:table-cell>
          <table:table-cell table:style-name="ce12" table:formula="of:=[.B796]-[.C796]" office:value-type="date" office:date-value="1899-12-30T09:56:57.71923494525" calcext:value-type="date">
            <text:p>12/30/99 09:56 AM</text:p>
          </table:table-cell>
          <table:table-cell table:formula="of:=MOD([.E795]-[.$E$2];[.$H$2])+1+[.$E$2]" office:value-type="float" office:value="234" calcext:value-type="float">
            <text:p>234</text:p>
          </table:table-cell>
          <table:table-cell table:formula="of:=MOD([.F795]+1/[.$H$2];5)" office:value-type="float" office:value="3.21666666666664" calcext:value-type="float">
            <text:p>3,21666666666664</text:p>
          </table:table-cell>
          <table:table-cell table:formula="of:=IF([.F796]&lt;0.000001;[.G795]+2+1/[.$H$2];[.G795]+1/[.$H$2])" office:value-type="float" office:value="13.2166666666669" calcext:value-type="float">
            <text:p>13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7]))" office:value-type="date" office:date-value="2019-10-20T09:51:11.865894" calcext:value-type="date">
            <text:p>2019-10-20 09:51:12</text:p>
          </table:table-cell>
          <table:table-cell table:style-name="ce7" table:formula="of:=[.A797]" office:value-type="date" office:date-value="2019-10-20T09:51:11.865894" calcext:value-type="date">
            <text:p>2019-10-20 09:51:12</text:p>
          </table:table-cell>
          <table:table-cell table:formula="of:=TRUNC([.A797])" office:value-type="float" office:value="43758" calcext:value-type="float">
            <text:p>43758</text:p>
          </table:table-cell>
          <table:table-cell table:style-name="ce12" table:formula="of:=[.B797]-[.C797]" office:value-type="date" office:date-value="1899-12-30T09:51:11.86589373741" calcext:value-type="date">
            <text:p>12/30/99 09:51 AM</text:p>
          </table:table-cell>
          <table:table-cell table:formula="of:=MOD([.E796]-[.$E$2];[.$H$2])+1+[.$E$2]" office:value-type="float" office:value="235" calcext:value-type="float">
            <text:p>235</text:p>
          </table:table-cell>
          <table:table-cell table:formula="of:=MOD([.F796]+1/[.$H$2];5)" office:value-type="float" office:value="3.2333333333333" calcext:value-type="float">
            <text:p>3,2333333333333</text:p>
          </table:table-cell>
          <table:table-cell table:formula="of:=IF([.F797]&lt;0.000001;[.G796]+2+1/[.$H$2];[.G796]+1/[.$H$2])" office:value-type="float" office:value="13.2333333333336" calcext:value-type="float">
            <text:p>13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8]))" office:value-type="date" office:date-value="2019-10-20T09:36:06.299304" calcext:value-type="date">
            <text:p>2019-10-20 09:36:06</text:p>
          </table:table-cell>
          <table:table-cell table:style-name="ce7" table:formula="of:=[.A798]" office:value-type="date" office:date-value="2019-10-20T09:36:06.299304" calcext:value-type="date">
            <text:p>2019-10-20 09:36:06</text:p>
          </table:table-cell>
          <table:table-cell table:formula="of:=TRUNC([.A798])" office:value-type="float" office:value="43758" calcext:value-type="float">
            <text:p>43758</text:p>
          </table:table-cell>
          <table:table-cell table:style-name="ce12" table:formula="of:=[.B798]-[.C798]" office:value-type="date" office:date-value="1899-12-30T09:36:06.29930399358" calcext:value-type="date">
            <text:p>12/30/99 09:36 AM</text:p>
          </table:table-cell>
          <table:table-cell table:formula="of:=MOD([.E797]-[.$E$2];[.$H$2])+1+[.$E$2]" office:value-type="float" office:value="236" calcext:value-type="float">
            <text:p>236</text:p>
          </table:table-cell>
          <table:table-cell table:formula="of:=MOD([.F797]+1/[.$H$2];5)" office:value-type="float" office:value="3.24999999999997" calcext:value-type="float">
            <text:p>3,24999999999997</text:p>
          </table:table-cell>
          <table:table-cell table:formula="of:=IF([.F798]&lt;0.000001;[.G797]+2+1/[.$H$2];[.G797]+1/[.$H$2])" office:value-type="float" office:value="13.2500000000002" calcext:value-type="float">
            <text:p>13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799]))" office:value-type="date" office:date-value="2019-10-20T09:28:03.058471" calcext:value-type="date">
            <text:p>2019-10-20 09:28:03</text:p>
          </table:table-cell>
          <table:table-cell table:style-name="ce7" table:formula="of:=[.A799]" office:value-type="date" office:date-value="2019-10-20T09:28:03.058471" calcext:value-type="date">
            <text:p>2019-10-20 09:28:03</text:p>
          </table:table-cell>
          <table:table-cell table:formula="of:=TRUNC([.A799])" office:value-type="float" office:value="43758" calcext:value-type="float">
            <text:p>43758</text:p>
          </table:table-cell>
          <table:table-cell table:style-name="ce12" table:formula="of:=[.B799]-[.C799]" office:value-type="date" office:date-value="1899-12-30T09:28:03.05847120937" calcext:value-type="date">
            <text:p>12/30/99 09:28 AM</text:p>
          </table:table-cell>
          <table:table-cell table:formula="of:=MOD([.E798]-[.$E$2];[.$H$2])+1+[.$E$2]" office:value-type="float" office:value="237" calcext:value-type="float">
            <text:p>237</text:p>
          </table:table-cell>
          <table:table-cell table:formula="of:=MOD([.F798]+1/[.$H$2];5)" office:value-type="float" office:value="3.26666666666663" calcext:value-type="float">
            <text:p>3,26666666666663</text:p>
          </table:table-cell>
          <table:table-cell table:formula="of:=IF([.F799]&lt;0.000001;[.G798]+2+1/[.$H$2];[.G798]+1/[.$H$2])" office:value-type="float" office:value="13.2666666666669" calcext:value-type="float">
            <text:p>13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0]))" office:value-type="date" office:date-value="2019-10-20T09:23:49.657545" calcext:value-type="date">
            <text:p>2019-10-20 09:23:50</text:p>
          </table:table-cell>
          <table:table-cell table:style-name="ce7" table:formula="of:=[.A800]" office:value-type="date" office:date-value="2019-10-20T09:23:49.657545" calcext:value-type="date">
            <text:p>2019-10-20 09:23:50</text:p>
          </table:table-cell>
          <table:table-cell table:formula="of:=TRUNC([.A800])" office:value-type="float" office:value="43758" calcext:value-type="float">
            <text:p>43758</text:p>
          </table:table-cell>
          <table:table-cell table:style-name="ce12" table:formula="of:=[.B800]-[.C800]" office:value-type="date" office:date-value="1899-12-30T09:23:49.65754545294" calcext:value-type="date">
            <text:p>12/30/99 09:23 AM</text:p>
          </table:table-cell>
          <table:table-cell table:formula="of:=MOD([.E799]-[.$E$2];[.$H$2])+1+[.$E$2]" office:value-type="float" office:value="238" calcext:value-type="float">
            <text:p>238</text:p>
          </table:table-cell>
          <table:table-cell table:formula="of:=MOD([.F799]+1/[.$H$2];5)" office:value-type="float" office:value="3.2833333333333" calcext:value-type="float">
            <text:p>3,2833333333333</text:p>
          </table:table-cell>
          <table:table-cell table:formula="of:=IF([.F800]&lt;0.000001;[.G799]+2+1/[.$H$2];[.G799]+1/[.$H$2])" office:value-type="float" office:value="13.2833333333336" calcext:value-type="float">
            <text:p>13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1]))" office:value-type="date" office:date-value="2019-10-20T09:27:52.000208" calcext:value-type="date">
            <text:p>2019-10-20 09:27:52</text:p>
          </table:table-cell>
          <table:table-cell table:style-name="ce7" table:formula="of:=[.A801]" office:value-type="date" office:date-value="2019-10-20T09:27:52.000208" calcext:value-type="date">
            <text:p>2019-10-20 09:27:52</text:p>
          </table:table-cell>
          <table:table-cell table:formula="of:=TRUNC([.A801])" office:value-type="float" office:value="43758" calcext:value-type="float">
            <text:p>43758</text:p>
          </table:table-cell>
          <table:table-cell table:style-name="ce12" table:formula="of:=[.B801]-[.C801]" office:value-type="date" office:date-value="1899-12-30T09:27:52.00020791497" calcext:value-type="date">
            <text:p>12/30/99 09:27 AM</text:p>
          </table:table-cell>
          <table:table-cell table:formula="of:=MOD([.E800]-[.$E$2];[.$H$2])+1+[.$E$2]" office:value-type="float" office:value="239" calcext:value-type="float">
            <text:p>239</text:p>
          </table:table-cell>
          <table:table-cell table:formula="of:=MOD([.F800]+1/[.$H$2];5)" office:value-type="float" office:value="3.29999999999997" calcext:value-type="float">
            <text:p>3,29999999999997</text:p>
          </table:table-cell>
          <table:table-cell table:formula="of:=IF([.F801]&lt;0.000001;[.G800]+2+1/[.$H$2];[.G800]+1/[.$H$2])" office:value-type="float" office:value="13.3000000000002" calcext:value-type="float">
            <text:p>13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2]))" office:value-type="date" office:date-value="2019-10-20T09:23:06.853332" calcext:value-type="date">
            <text:p>2019-10-20 09:23:07</text:p>
          </table:table-cell>
          <table:table-cell table:style-name="ce7" table:formula="of:=[.A802]" office:value-type="date" office:date-value="2019-10-20T09:23:06.853332" calcext:value-type="date">
            <text:p>2019-10-20 09:23:07</text:p>
          </table:table-cell>
          <table:table-cell table:formula="of:=TRUNC([.A802])" office:value-type="float" office:value="43758" calcext:value-type="float">
            <text:p>43758</text:p>
          </table:table-cell>
          <table:table-cell table:style-name="ce12" table:formula="of:=[.B802]-[.C802]" office:value-type="date" office:date-value="1899-12-30T09:23:06.85333246831" calcext:value-type="date">
            <text:p>12/30/99 09:23 AM</text:p>
          </table:table-cell>
          <table:table-cell table:formula="of:=MOD([.E801]-[.$E$2];[.$H$2])+1+[.$E$2]" office:value-type="float" office:value="240" calcext:value-type="float">
            <text:p>240</text:p>
          </table:table-cell>
          <table:table-cell table:formula="of:=MOD([.F801]+1/[.$H$2];5)" office:value-type="float" office:value="3.31666666666663" calcext:value-type="float">
            <text:p>3,31666666666663</text:p>
          </table:table-cell>
          <table:table-cell table:formula="of:=IF([.F802]&lt;0.000001;[.G801]+2+1/[.$H$2];[.G801]+1/[.$H$2])" office:value-type="float" office:value="13.3166666666669" calcext:value-type="float">
            <text:p>13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3]))" office:value-type="date" office:date-value="2019-10-20T09:20:54.647669" calcext:value-type="date">
            <text:p>2019-10-20 09:20:55</text:p>
          </table:table-cell>
          <table:table-cell table:style-name="ce7" table:formula="of:=[.A803]" office:value-type="date" office:date-value="2019-10-20T09:20:54.647669" calcext:value-type="date">
            <text:p>2019-10-20 09:20:55</text:p>
          </table:table-cell>
          <table:table-cell table:formula="of:=TRUNC([.A803])" office:value-type="float" office:value="43758" calcext:value-type="float">
            <text:p>43758</text:p>
          </table:table-cell>
          <table:table-cell table:style-name="ce12" table:formula="of:=[.B803]-[.C803]" office:value-type="date" office:date-value="1899-12-30T09:20:54.64766880032" calcext:value-type="date">
            <text:p>12/30/99 09:20 AM</text:p>
          </table:table-cell>
          <table:table-cell table:formula="of:=MOD([.E802]-[.$E$2];[.$H$2])+1+[.$E$2]" office:value-type="float" office:value="241" calcext:value-type="float">
            <text:p>241</text:p>
          </table:table-cell>
          <table:table-cell table:formula="of:=MOD([.F802]+1/[.$H$2];5)" office:value-type="float" office:value="3.3333333333333" calcext:value-type="float">
            <text:p>3,3333333333333</text:p>
          </table:table-cell>
          <table:table-cell table:formula="of:=IF([.F803]&lt;0.000001;[.G802]+2+1/[.$H$2];[.G802]+1/[.$H$2])" office:value-type="float" office:value="13.3333333333336" calcext:value-type="float">
            <text:p>13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4]))" office:value-type="date" office:date-value="2019-10-20T09:38:22.829853" calcext:value-type="date">
            <text:p>2019-10-20 09:38:23</text:p>
          </table:table-cell>
          <table:table-cell table:style-name="ce7" table:formula="of:=[.A804]" office:value-type="date" office:date-value="2019-10-20T09:38:22.829853" calcext:value-type="date">
            <text:p>2019-10-20 09:38:23</text:p>
          </table:table-cell>
          <table:table-cell table:formula="of:=TRUNC([.A804])" office:value-type="float" office:value="43758" calcext:value-type="float">
            <text:p>43758</text:p>
          </table:table-cell>
          <table:table-cell table:style-name="ce12" table:formula="of:=[.B804]-[.C804]" office:value-type="date" office:date-value="1899-12-30T09:38:22.82985304948" calcext:value-type="date">
            <text:p>12/30/99 09:38 AM</text:p>
          </table:table-cell>
          <table:table-cell table:formula="of:=MOD([.E803]-[.$E$2];[.$H$2])+1+[.$E$2]" office:value-type="float" office:value="242" calcext:value-type="float">
            <text:p>242</text:p>
          </table:table-cell>
          <table:table-cell table:formula="of:=MOD([.F803]+1/[.$H$2];5)" office:value-type="float" office:value="3.34999999999997" calcext:value-type="float">
            <text:p>3,34999999999997</text:p>
          </table:table-cell>
          <table:table-cell table:formula="of:=IF([.F804]&lt;0.000001;[.G803]+2+1/[.$H$2];[.G803]+1/[.$H$2])" office:value-type="float" office:value="13.3500000000002" calcext:value-type="float">
            <text:p>13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5]))" office:value-type="date" office:date-value="2019-10-20T09:51:47.290401" calcext:value-type="date">
            <text:p>2019-10-20 09:51:47</text:p>
          </table:table-cell>
          <table:table-cell table:style-name="ce7" table:formula="of:=[.A805]" office:value-type="date" office:date-value="2019-10-20T09:51:47.290401" calcext:value-type="date">
            <text:p>2019-10-20 09:51:47</text:p>
          </table:table-cell>
          <table:table-cell table:formula="of:=TRUNC([.A805])" office:value-type="float" office:value="43758" calcext:value-type="float">
            <text:p>43758</text:p>
          </table:table-cell>
          <table:table-cell table:style-name="ce12" table:formula="of:=[.B805]-[.C805]" office:value-type="date" office:date-value="1899-12-30T09:51:47.29040110018" calcext:value-type="date">
            <text:p>12/30/99 09:51 AM</text:p>
          </table:table-cell>
          <table:table-cell table:formula="of:=MOD([.E804]-[.$E$2];[.$H$2])+1+[.$E$2]" office:value-type="float" office:value="243" calcext:value-type="float">
            <text:p>243</text:p>
          </table:table-cell>
          <table:table-cell table:formula="of:=MOD([.F804]+1/[.$H$2];5)" office:value-type="float" office:value="3.36666666666663" calcext:value-type="float">
            <text:p>3,36666666666663</text:p>
          </table:table-cell>
          <table:table-cell table:formula="of:=IF([.F805]&lt;0.000001;[.G804]+2+1/[.$H$2];[.G804]+1/[.$H$2])" office:value-type="float" office:value="13.3666666666669" calcext:value-type="float">
            <text:p>13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6]))" office:value-type="date" office:date-value="2019-10-20T09:15:29.509332" calcext:value-type="date">
            <text:p>2019-10-20 09:15:30</text:p>
          </table:table-cell>
          <table:table-cell table:style-name="ce7" table:formula="of:=[.A806]" office:value-type="date" office:date-value="2019-10-20T09:15:29.509332" calcext:value-type="date">
            <text:p>2019-10-20 09:15:30</text:p>
          </table:table-cell>
          <table:table-cell table:formula="of:=TRUNC([.A806])" office:value-type="float" office:value="43758" calcext:value-type="float">
            <text:p>43758</text:p>
          </table:table-cell>
          <table:table-cell table:style-name="ce12" table:formula="of:=[.B806]-[.C806]" office:value-type="date" office:date-value="1899-12-30T09:15:29.50933165848" calcext:value-type="date">
            <text:p>12/30/99 09:15 AM</text:p>
          </table:table-cell>
          <table:table-cell table:formula="of:=MOD([.E805]-[.$E$2];[.$H$2])+1+[.$E$2]" office:value-type="float" office:value="244" calcext:value-type="float">
            <text:p>244</text:p>
          </table:table-cell>
          <table:table-cell table:formula="of:=MOD([.F805]+1/[.$H$2];5)" office:value-type="float" office:value="3.3833333333333" calcext:value-type="float">
            <text:p>3,3833333333333</text:p>
          </table:table-cell>
          <table:table-cell table:formula="of:=IF([.F806]&lt;0.000001;[.G805]+2+1/[.$H$2];[.G805]+1/[.$H$2])" office:value-type="float" office:value="13.3833333333336" calcext:value-type="float">
            <text:p>13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7]))" office:value-type="date" office:date-value="2019-10-20T09:13:28.462285" calcext:value-type="date">
            <text:p>2019-10-20 09:13:28</text:p>
          </table:table-cell>
          <table:table-cell table:style-name="ce7" table:formula="of:=[.A807]" office:value-type="date" office:date-value="2019-10-20T09:13:28.462285" calcext:value-type="date">
            <text:p>2019-10-20 09:13:28</text:p>
          </table:table-cell>
          <table:table-cell table:formula="of:=TRUNC([.A807])" office:value-type="float" office:value="43758" calcext:value-type="float">
            <text:p>43758</text:p>
          </table:table-cell>
          <table:table-cell table:style-name="ce12" table:formula="of:=[.B807]-[.C807]" office:value-type="date" office:date-value="1899-12-30T09:13:28.46228466835" calcext:value-type="date">
            <text:p>12/30/99 09:13 AM</text:p>
          </table:table-cell>
          <table:table-cell table:formula="of:=MOD([.E806]-[.$E$2];[.$H$2])+1+[.$E$2]" office:value-type="float" office:value="245" calcext:value-type="float">
            <text:p>245</text:p>
          </table:table-cell>
          <table:table-cell table:formula="of:=MOD([.F806]+1/[.$H$2];5)" office:value-type="float" office:value="3.39999999999997" calcext:value-type="float">
            <text:p>3,39999999999997</text:p>
          </table:table-cell>
          <table:table-cell table:formula="of:=IF([.F807]&lt;0.000001;[.G806]+2+1/[.$H$2];[.G806]+1/[.$H$2])" office:value-type="float" office:value="13.4000000000002" calcext:value-type="float">
            <text:p>13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8]))" office:value-type="date" office:date-value="2019-10-20T10:02:49.346128" calcext:value-type="date">
            <text:p>2019-10-20 10:02:49</text:p>
          </table:table-cell>
          <table:table-cell table:style-name="ce7" table:formula="of:=[.A808]" office:value-type="date" office:date-value="2019-10-20T10:02:49.346128" calcext:value-type="date">
            <text:p>2019-10-20 10:02:49</text:p>
          </table:table-cell>
          <table:table-cell table:formula="of:=TRUNC([.A808])" office:value-type="float" office:value="43758" calcext:value-type="float">
            <text:p>43758</text:p>
          </table:table-cell>
          <table:table-cell table:style-name="ce12" table:formula="of:=[.B808]-[.C808]" office:value-type="date" office:date-value="1899-12-30T10:02:49.34612786863" calcext:value-type="date">
            <text:p>12/30/99 10:02 AM</text:p>
          </table:table-cell>
          <table:table-cell table:formula="of:=MOD([.E807]-[.$E$2];[.$H$2])+1+[.$E$2]" office:value-type="float" office:value="246" calcext:value-type="float">
            <text:p>246</text:p>
          </table:table-cell>
          <table:table-cell table:formula="of:=MOD([.F807]+1/[.$H$2];5)" office:value-type="float" office:value="3.41666666666663" calcext:value-type="float">
            <text:p>3,41666666666663</text:p>
          </table:table-cell>
          <table:table-cell table:formula="of:=IF([.F808]&lt;0.000001;[.G807]+2+1/[.$H$2];[.G807]+1/[.$H$2])" office:value-type="float" office:value="13.4166666666669" calcext:value-type="float">
            <text:p>13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09]))" office:value-type="date" office:date-value="2019-10-20T09:31:49.289381" calcext:value-type="date">
            <text:p>2019-10-20 09:31:49</text:p>
          </table:table-cell>
          <table:table-cell table:style-name="ce7" table:formula="of:=[.A809]" office:value-type="date" office:date-value="2019-10-20T09:31:49.289381" calcext:value-type="date">
            <text:p>2019-10-20 09:31:49</text:p>
          </table:table-cell>
          <table:table-cell table:formula="of:=TRUNC([.A809])" office:value-type="float" office:value="43758" calcext:value-type="float">
            <text:p>43758</text:p>
          </table:table-cell>
          <table:table-cell table:style-name="ce12" table:formula="of:=[.B809]-[.C809]" office:value-type="date" office:date-value="1899-12-30T09:31:49.2893805122" calcext:value-type="date">
            <text:p>12/30/99 09:31 AM</text:p>
          </table:table-cell>
          <table:table-cell table:formula="of:=MOD([.E808]-[.$E$2];[.$H$2])+1+[.$E$2]" office:value-type="float" office:value="247" calcext:value-type="float">
            <text:p>247</text:p>
          </table:table-cell>
          <table:table-cell table:formula="of:=MOD([.F808]+1/[.$H$2];5)" office:value-type="float" office:value="3.4333333333333" calcext:value-type="float">
            <text:p>3,4333333333333</text:p>
          </table:table-cell>
          <table:table-cell table:formula="of:=IF([.F809]&lt;0.000001;[.G808]+2+1/[.$H$2];[.G808]+1/[.$H$2])" office:value-type="float" office:value="13.4333333333336" calcext:value-type="float">
            <text:p>13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0]))" office:value-type="date" office:date-value="2019-10-20T09:20:01.745703" calcext:value-type="date">
            <text:p>2019-10-20 09:20:02</text:p>
          </table:table-cell>
          <table:table-cell table:style-name="ce7" table:formula="of:=[.A810]" office:value-type="date" office:date-value="2019-10-20T09:20:01.745703" calcext:value-type="date">
            <text:p>2019-10-20 09:20:02</text:p>
          </table:table-cell>
          <table:table-cell table:formula="of:=TRUNC([.A810])" office:value-type="float" office:value="43758" calcext:value-type="float">
            <text:p>43758</text:p>
          </table:table-cell>
          <table:table-cell table:style-name="ce12" table:formula="of:=[.B810]-[.C810]" office:value-type="date" office:date-value="1899-12-30T09:20:01.74570267554" calcext:value-type="date">
            <text:p>12/30/99 09:20 AM</text:p>
          </table:table-cell>
          <table:table-cell table:formula="of:=MOD([.E809]-[.$E$2];[.$H$2])+1+[.$E$2]" office:value-type="float" office:value="248" calcext:value-type="float">
            <text:p>248</text:p>
          </table:table-cell>
          <table:table-cell table:formula="of:=MOD([.F809]+1/[.$H$2];5)" office:value-type="float" office:value="3.44999999999997" calcext:value-type="float">
            <text:p>3,44999999999997</text:p>
          </table:table-cell>
          <table:table-cell table:formula="of:=IF([.F810]&lt;0.000001;[.G809]+2+1/[.$H$2];[.G809]+1/[.$H$2])" office:value-type="float" office:value="13.4500000000002" calcext:value-type="float">
            <text:p>13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1]))" office:value-type="date" office:date-value="2019-10-20T09:35:51.359713" calcext:value-type="date">
            <text:p>2019-10-20 09:35:51</text:p>
          </table:table-cell>
          <table:table-cell table:style-name="ce7" table:formula="of:=[.A811]" office:value-type="date" office:date-value="2019-10-20T09:35:51.359713" calcext:value-type="date">
            <text:p>2019-10-20 09:35:51</text:p>
          </table:table-cell>
          <table:table-cell table:formula="of:=TRUNC([.A811])" office:value-type="float" office:value="43758" calcext:value-type="float">
            <text:p>43758</text:p>
          </table:table-cell>
          <table:table-cell table:style-name="ce12" table:formula="of:=[.B811]-[.C811]" office:value-type="date" office:date-value="1899-12-30T09:35:51.35971305426" calcext:value-type="date">
            <text:p>12/30/99 09:35 AM</text:p>
          </table:table-cell>
          <table:table-cell table:formula="of:=MOD([.E810]-[.$E$2];[.$H$2])+1+[.$E$2]" office:value-type="float" office:value="249" calcext:value-type="float">
            <text:p>249</text:p>
          </table:table-cell>
          <table:table-cell table:formula="of:=MOD([.F810]+1/[.$H$2];5)" office:value-type="float" office:value="3.46666666666663" calcext:value-type="float">
            <text:p>3,46666666666663</text:p>
          </table:table-cell>
          <table:table-cell table:formula="of:=IF([.F811]&lt;0.000001;[.G810]+2+1/[.$H$2];[.G810]+1/[.$H$2])" office:value-type="float" office:value="13.4666666666669" calcext:value-type="float">
            <text:p>13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2]))" office:value-type="date" office:date-value="2019-10-20T09:18:22.713622" calcext:value-type="date">
            <text:p>2019-10-20 09:18:23</text:p>
          </table:table-cell>
          <table:table-cell table:style-name="ce7" table:formula="of:=[.A812]" office:value-type="date" office:date-value="2019-10-20T09:18:22.713622" calcext:value-type="date">
            <text:p>2019-10-20 09:18:23</text:p>
          </table:table-cell>
          <table:table-cell table:formula="of:=TRUNC([.A812])" office:value-type="float" office:value="43758" calcext:value-type="float">
            <text:p>43758</text:p>
          </table:table-cell>
          <table:table-cell table:style-name="ce12" table:formula="of:=[.B812]-[.C812]" office:value-type="date" office:date-value="1899-12-30T09:18:22.71362189669" calcext:value-type="date">
            <text:p>12/30/99 09:18 AM</text:p>
          </table:table-cell>
          <table:table-cell table:formula="of:=MOD([.E811]-[.$E$2];[.$H$2])+1+[.$E$2]" office:value-type="float" office:value="250" calcext:value-type="float">
            <text:p>250</text:p>
          </table:table-cell>
          <table:table-cell table:formula="of:=MOD([.F811]+1/[.$H$2];5)" office:value-type="float" office:value="3.4833333333333" calcext:value-type="float">
            <text:p>3,4833333333333</text:p>
          </table:table-cell>
          <table:table-cell table:formula="of:=IF([.F812]&lt;0.000001;[.G811]+2+1/[.$H$2];[.G811]+1/[.$H$2])" office:value-type="float" office:value="13.4833333333336" calcext:value-type="float">
            <text:p>13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3]))" office:value-type="date" office:date-value="2019-10-20T08:52:24.441558" calcext:value-type="date">
            <text:p>2019-10-20 08:52:24</text:p>
          </table:table-cell>
          <table:table-cell table:style-name="ce7" table:formula="of:=[.A813]" office:value-type="date" office:date-value="2019-10-20T08:52:24.441558" calcext:value-type="date">
            <text:p>2019-10-20 08:52:24</text:p>
          </table:table-cell>
          <table:table-cell table:formula="of:=TRUNC([.A813])" office:value-type="float" office:value="43758" calcext:value-type="float">
            <text:p>43758</text:p>
          </table:table-cell>
          <table:table-cell table:style-name="ce12" table:formula="of:=[.B813]-[.C813]" office:value-type="date" office:date-value="1899-12-30T08:52:24.44155830424" calcext:value-type="date">
            <text:p>12/30/99 08:52 AM</text:p>
          </table:table-cell>
          <table:table-cell table:formula="of:=MOD([.E812]-[.$E$2];[.$H$2])+1+[.$E$2]" office:value-type="float" office:value="251" calcext:value-type="float">
            <text:p>251</text:p>
          </table:table-cell>
          <table:table-cell table:formula="of:=MOD([.F812]+1/[.$H$2];5)" office:value-type="float" office:value="3.49999999999997" calcext:value-type="float">
            <text:p>3,49999999999997</text:p>
          </table:table-cell>
          <table:table-cell table:formula="of:=IF([.F813]&lt;0.000001;[.G812]+2+1/[.$H$2];[.G812]+1/[.$H$2])" office:value-type="float" office:value="13.5000000000003" calcext:value-type="float">
            <text:p>13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4]))" office:value-type="date" office:date-value="2019-10-20T09:46:35.99108" calcext:value-type="date">
            <text:p>2019-10-20 09:46:36</text:p>
          </table:table-cell>
          <table:table-cell table:style-name="ce7" table:formula="of:=[.A814]" office:value-type="date" office:date-value="2019-10-20T09:46:35.99108" calcext:value-type="date">
            <text:p>2019-10-20 09:46:36</text:p>
          </table:table-cell>
          <table:table-cell table:formula="of:=TRUNC([.A814])" office:value-type="float" office:value="43758" calcext:value-type="float">
            <text:p>43758</text:p>
          </table:table-cell>
          <table:table-cell table:style-name="ce12" table:formula="of:=[.B814]-[.C814]" office:value-type="date" office:date-value="1899-12-30T09:46:35.9910799982" calcext:value-type="date">
            <text:p>12/30/99 09:46 AM</text:p>
          </table:table-cell>
          <table:table-cell table:formula="of:=MOD([.E813]-[.$E$2];[.$H$2])+1+[.$E$2]" office:value-type="float" office:value="252" calcext:value-type="float">
            <text:p>252</text:p>
          </table:table-cell>
          <table:table-cell table:formula="of:=MOD([.F813]+1/[.$H$2];5)" office:value-type="float" office:value="3.51666666666663" calcext:value-type="float">
            <text:p>3,51666666666663</text:p>
          </table:table-cell>
          <table:table-cell table:formula="of:=IF([.F814]&lt;0.000001;[.G813]+2+1/[.$H$2];[.G813]+1/[.$H$2])" office:value-type="float" office:value="13.5166666666669" calcext:value-type="float">
            <text:p>13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5]))" office:value-type="date" office:date-value="2019-10-20T09:25:55.421205" calcext:value-type="date">
            <text:p>2019-10-20 09:25:55</text:p>
          </table:table-cell>
          <table:table-cell table:style-name="ce7" table:formula="of:=[.A815]" office:value-type="date" office:date-value="2019-10-20T09:25:55.421205" calcext:value-type="date">
            <text:p>2019-10-20 09:25:55</text:p>
          </table:table-cell>
          <table:table-cell table:formula="of:=TRUNC([.A815])" office:value-type="float" office:value="43758" calcext:value-type="float">
            <text:p>43758</text:p>
          </table:table-cell>
          <table:table-cell table:style-name="ce12" table:formula="of:=[.B815]-[.C815]" office:value-type="date" office:date-value="1899-12-30T09:25:55.42120460887" calcext:value-type="date">
            <text:p>12/30/99 09:25 AM</text:p>
          </table:table-cell>
          <table:table-cell table:formula="of:=MOD([.E814]-[.$E$2];[.$H$2])+1+[.$E$2]" office:value-type="float" office:value="253" calcext:value-type="float">
            <text:p>253</text:p>
          </table:table-cell>
          <table:table-cell table:formula="of:=MOD([.F814]+1/[.$H$2];5)" office:value-type="float" office:value="3.5333333333333" calcext:value-type="float">
            <text:p>3,5333333333333</text:p>
          </table:table-cell>
          <table:table-cell table:formula="of:=IF([.F815]&lt;0.000001;[.G814]+2+1/[.$H$2];[.G814]+1/[.$H$2])" office:value-type="float" office:value="13.5333333333336" calcext:value-type="float">
            <text:p>13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6]))" office:value-type="date" office:date-value="2019-10-20T09:10:31.794021" calcext:value-type="date">
            <text:p>2019-10-20 09:10:32</text:p>
          </table:table-cell>
          <table:table-cell table:style-name="ce7" table:formula="of:=[.A816]" office:value-type="date" office:date-value="2019-10-20T09:10:31.794021" calcext:value-type="date">
            <text:p>2019-10-20 09:10:32</text:p>
          </table:table-cell>
          <table:table-cell table:formula="of:=TRUNC([.A816])" office:value-type="float" office:value="43758" calcext:value-type="float">
            <text:p>43758</text:p>
          </table:table-cell>
          <table:table-cell table:style-name="ce12" table:formula="of:=[.B816]-[.C816]" office:value-type="date" office:date-value="1899-12-30T09:10:31.7940214416" calcext:value-type="date">
            <text:p>12/30/99 09:10 AM</text:p>
          </table:table-cell>
          <table:table-cell table:formula="of:=MOD([.E815]-[.$E$2];[.$H$2])+1+[.$E$2]" office:value-type="float" office:value="254" calcext:value-type="float">
            <text:p>254</text:p>
          </table:table-cell>
          <table:table-cell table:formula="of:=MOD([.F815]+1/[.$H$2];5)" office:value-type="float" office:value="3.54999999999997" calcext:value-type="float">
            <text:p>3,54999999999997</text:p>
          </table:table-cell>
          <table:table-cell table:formula="of:=IF([.F816]&lt;0.000001;[.G815]+2+1/[.$H$2];[.G815]+1/[.$H$2])" office:value-type="float" office:value="13.5500000000003" calcext:value-type="float">
            <text:p>13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7]))" office:value-type="date" office:date-value="2019-10-20T09:33:17.00077" calcext:value-type="date">
            <text:p>2019-10-20 09:33:17</text:p>
          </table:table-cell>
          <table:table-cell table:style-name="ce7" table:formula="of:=[.A817]" office:value-type="date" office:date-value="2019-10-20T09:33:17.00077" calcext:value-type="date">
            <text:p>2019-10-20 09:33:17</text:p>
          </table:table-cell>
          <table:table-cell table:formula="of:=TRUNC([.A817])" office:value-type="float" office:value="43758" calcext:value-type="float">
            <text:p>43758</text:p>
          </table:table-cell>
          <table:table-cell table:style-name="ce12" table:formula="of:=[.B817]-[.C817]" office:value-type="date" office:date-value="1899-12-30T09:33:17.00077045709" calcext:value-type="date">
            <text:p>12/30/99 09:33 AM</text:p>
          </table:table-cell>
          <table:table-cell table:formula="of:=MOD([.E816]-[.$E$2];[.$H$2])+1+[.$E$2]" office:value-type="float" office:value="255" calcext:value-type="float">
            <text:p>255</text:p>
          </table:table-cell>
          <table:table-cell table:formula="of:=MOD([.F816]+1/[.$H$2];5)" office:value-type="float" office:value="3.56666666666663" calcext:value-type="float">
            <text:p>3,56666666666663</text:p>
          </table:table-cell>
          <table:table-cell table:formula="of:=IF([.F817]&lt;0.000001;[.G816]+2+1/[.$H$2];[.G816]+1/[.$H$2])" office:value-type="float" office:value="13.5666666666669" calcext:value-type="float">
            <text:p>13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8]))" office:value-type="date" office:date-value="2019-10-20T09:37:36.303089" calcext:value-type="date">
            <text:p>2019-10-20 09:37:36</text:p>
          </table:table-cell>
          <table:table-cell table:style-name="ce7" table:formula="of:=[.A818]" office:value-type="date" office:date-value="2019-10-20T09:37:36.303089" calcext:value-type="date">
            <text:p>2019-10-20 09:37:36</text:p>
          </table:table-cell>
          <table:table-cell table:formula="of:=TRUNC([.A818])" office:value-type="float" office:value="43758" calcext:value-type="float">
            <text:p>43758</text:p>
          </table:table-cell>
          <table:table-cell table:style-name="ce12" table:formula="of:=[.B818]-[.C818]" office:value-type="date" office:date-value="1899-12-30T09:37:36.30308871623" calcext:value-type="date">
            <text:p>12/30/99 09:37 AM</text:p>
          </table:table-cell>
          <table:table-cell table:formula="of:=MOD([.E817]-[.$E$2];[.$H$2])+1+[.$E$2]" office:value-type="float" office:value="256" calcext:value-type="float">
            <text:p>256</text:p>
          </table:table-cell>
          <table:table-cell table:formula="of:=MOD([.F817]+1/[.$H$2];5)" office:value-type="float" office:value="3.5833333333333" calcext:value-type="float">
            <text:p>3,5833333333333</text:p>
          </table:table-cell>
          <table:table-cell table:formula="of:=IF([.F818]&lt;0.000001;[.G817]+2+1/[.$H$2];[.G817]+1/[.$H$2])" office:value-type="float" office:value="13.5833333333336" calcext:value-type="float">
            <text:p>13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19]))" office:value-type="date" office:date-value="2019-10-20T09:16:38.118263" calcext:value-type="date">
            <text:p>2019-10-20 09:16:38</text:p>
          </table:table-cell>
          <table:table-cell table:style-name="ce7" table:formula="of:=[.A819]" office:value-type="date" office:date-value="2019-10-20T09:16:38.118263" calcext:value-type="date">
            <text:p>2019-10-20 09:16:38</text:p>
          </table:table-cell>
          <table:table-cell table:formula="of:=TRUNC([.A819])" office:value-type="float" office:value="43758" calcext:value-type="float">
            <text:p>43758</text:p>
          </table:table-cell>
          <table:table-cell table:style-name="ce12" table:formula="of:=[.B819]-[.C819]" office:value-type="date" office:date-value="1899-12-30T09:16:38.11826348305" calcext:value-type="date">
            <text:p>12/30/99 09:16 AM</text:p>
          </table:table-cell>
          <table:table-cell table:formula="of:=MOD([.E818]-[.$E$2];[.$H$2])+1+[.$E$2]" office:value-type="float" office:value="257" calcext:value-type="float">
            <text:p>257</text:p>
          </table:table-cell>
          <table:table-cell table:formula="of:=MOD([.F818]+1/[.$H$2];5)" office:value-type="float" office:value="3.59999999999997" calcext:value-type="float">
            <text:p>3,59999999999997</text:p>
          </table:table-cell>
          <table:table-cell table:formula="of:=IF([.F819]&lt;0.000001;[.G818]+2+1/[.$H$2];[.G818]+1/[.$H$2])" office:value-type="float" office:value="13.6000000000003" calcext:value-type="float">
            <text:p>13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0]))" office:value-type="date" office:date-value="2019-10-20T09:18:29.786701" calcext:value-type="date">
            <text:p>2019-10-20 09:18:30</text:p>
          </table:table-cell>
          <table:table-cell table:style-name="ce7" table:formula="of:=[.A820]" office:value-type="date" office:date-value="2019-10-20T09:18:29.786701" calcext:value-type="date">
            <text:p>2019-10-20 09:18:30</text:p>
          </table:table-cell>
          <table:table-cell table:formula="of:=TRUNC([.A820])" office:value-type="float" office:value="43758" calcext:value-type="float">
            <text:p>43758</text:p>
          </table:table-cell>
          <table:table-cell table:style-name="ce12" table:formula="of:=[.B820]-[.C820]" office:value-type="date" office:date-value="1899-12-30T09:18:29.78670073673" calcext:value-type="date">
            <text:p>12/30/99 09:18 AM</text:p>
          </table:table-cell>
          <table:table-cell table:formula="of:=MOD([.E819]-[.$E$2];[.$H$2])+1+[.$E$2]" office:value-type="float" office:value="258" calcext:value-type="float">
            <text:p>258</text:p>
          </table:table-cell>
          <table:table-cell table:formula="of:=MOD([.F819]+1/[.$H$2];5)" office:value-type="float" office:value="3.61666666666663" calcext:value-type="float">
            <text:p>3,61666666666663</text:p>
          </table:table-cell>
          <table:table-cell table:formula="of:=IF([.F820]&lt;0.000001;[.G819]+2+1/[.$H$2];[.G819]+1/[.$H$2])" office:value-type="float" office:value="13.6166666666669" calcext:value-type="float">
            <text:p>13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1]))" office:value-type="date" office:date-value="2019-10-20T09:18:39.179725" calcext:value-type="date">
            <text:p>2019-10-20 09:18:39</text:p>
          </table:table-cell>
          <table:table-cell table:style-name="ce7" table:formula="of:=[.A821]" office:value-type="date" office:date-value="2019-10-20T09:18:39.179725" calcext:value-type="date">
            <text:p>2019-10-20 09:18:39</text:p>
          </table:table-cell>
          <table:table-cell table:formula="of:=TRUNC([.A821])" office:value-type="float" office:value="43758" calcext:value-type="float">
            <text:p>43758</text:p>
          </table:table-cell>
          <table:table-cell table:style-name="ce12" table:formula="of:=[.B821]-[.C821]" office:value-type="date" office:date-value="1899-12-30T09:18:39.17972525116" calcext:value-type="date">
            <text:p>12/30/99 09:18 AM</text:p>
          </table:table-cell>
          <table:table-cell table:formula="of:=MOD([.E820]-[.$E$2];[.$H$2])+1+[.$E$2]" office:value-type="float" office:value="259" calcext:value-type="float">
            <text:p>259</text:p>
          </table:table-cell>
          <table:table-cell table:formula="of:=MOD([.F820]+1/[.$H$2];5)" office:value-type="float" office:value="3.6333333333333" calcext:value-type="float">
            <text:p>3,6333333333333</text:p>
          </table:table-cell>
          <table:table-cell table:formula="of:=IF([.F821]&lt;0.000001;[.G820]+2+1/[.$H$2];[.G820]+1/[.$H$2])" office:value-type="float" office:value="13.6333333333336" calcext:value-type="float">
            <text:p>13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2]))" office:value-type="date" office:date-value="2019-10-20T09:11:56.740436" calcext:value-type="date">
            <text:p>2019-10-20 09:11:57</text:p>
          </table:table-cell>
          <table:table-cell table:style-name="ce7" table:formula="of:=[.A822]" office:value-type="date" office:date-value="2019-10-20T09:11:56.740436" calcext:value-type="date">
            <text:p>2019-10-20 09:11:57</text:p>
          </table:table-cell>
          <table:table-cell table:formula="of:=TRUNC([.A822])" office:value-type="float" office:value="43758" calcext:value-type="float">
            <text:p>43758</text:p>
          </table:table-cell>
          <table:table-cell table:style-name="ce12" table:formula="of:=[.B822]-[.C822]" office:value-type="date" office:date-value="1899-12-30T09:11:56.74043568783" calcext:value-type="date">
            <text:p>12/30/99 09:11 AM</text:p>
          </table:table-cell>
          <table:table-cell table:formula="of:=MOD([.E821]-[.$E$2];[.$H$2])+1+[.$E$2]" office:value-type="float" office:value="260" calcext:value-type="float">
            <text:p>260</text:p>
          </table:table-cell>
          <table:table-cell table:formula="of:=MOD([.F821]+1/[.$H$2];5)" office:value-type="float" office:value="3.64999999999997" calcext:value-type="float">
            <text:p>3,64999999999997</text:p>
          </table:table-cell>
          <table:table-cell table:formula="of:=IF([.F822]&lt;0.000001;[.G821]+2+1/[.$H$2];[.G821]+1/[.$H$2])" office:value-type="float" office:value="13.6500000000003" calcext:value-type="float">
            <text:p>13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3]))" office:value-type="date" office:date-value="2019-10-20T09:23:49.625358" calcext:value-type="date">
            <text:p>2019-10-20 09:23:50</text:p>
          </table:table-cell>
          <table:table-cell table:style-name="ce7" table:formula="of:=[.A823]" office:value-type="date" office:date-value="2019-10-20T09:23:49.625358" calcext:value-type="date">
            <text:p>2019-10-20 09:23:50</text:p>
          </table:table-cell>
          <table:table-cell table:formula="of:=TRUNC([.A823])" office:value-type="float" office:value="43758" calcext:value-type="float">
            <text:p>43758</text:p>
          </table:table-cell>
          <table:table-cell table:style-name="ce12" table:formula="of:=[.B823]-[.C823]" office:value-type="date" office:date-value="1899-12-30T09:23:49.62535831612" calcext:value-type="date">
            <text:p>12/30/99 09:23 AM</text:p>
          </table:table-cell>
          <table:table-cell table:formula="of:=MOD([.E822]-[.$E$2];[.$H$2])+1+[.$E$2]" office:value-type="float" office:value="261" calcext:value-type="float">
            <text:p>261</text:p>
          </table:table-cell>
          <table:table-cell table:formula="of:=MOD([.F822]+1/[.$H$2];5)" office:value-type="float" office:value="3.66666666666663" calcext:value-type="float">
            <text:p>3,66666666666663</text:p>
          </table:table-cell>
          <table:table-cell table:formula="of:=IF([.F823]&lt;0.000001;[.G822]+2+1/[.$H$2];[.G822]+1/[.$H$2])" office:value-type="float" office:value="13.6666666666669" calcext:value-type="float">
            <text:p>13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4]))" office:value-type="date" office:date-value="2019-10-20T09:27:07.256846" calcext:value-type="date">
            <text:p>2019-10-20 09:27:07</text:p>
          </table:table-cell>
          <table:table-cell table:style-name="ce7" table:formula="of:=[.A824]" office:value-type="date" office:date-value="2019-10-20T09:27:07.256846" calcext:value-type="date">
            <text:p>2019-10-20 09:27:07</text:p>
          </table:table-cell>
          <table:table-cell table:formula="of:=TRUNC([.A824])" office:value-type="float" office:value="43758" calcext:value-type="float">
            <text:p>43758</text:p>
          </table:table-cell>
          <table:table-cell table:style-name="ce12" table:formula="of:=[.B824]-[.C824]" office:value-type="date" office:date-value="1899-12-30T09:27:07.25684582256" calcext:value-type="date">
            <text:p>12/30/99 09:27 AM</text:p>
          </table:table-cell>
          <table:table-cell table:formula="of:=MOD([.E823]-[.$E$2];[.$H$2])+1+[.$E$2]" office:value-type="float" office:value="262" calcext:value-type="float">
            <text:p>262</text:p>
          </table:table-cell>
          <table:table-cell table:formula="of:=MOD([.F823]+1/[.$H$2];5)" office:value-type="float" office:value="3.6833333333333" calcext:value-type="float">
            <text:p>3,6833333333333</text:p>
          </table:table-cell>
          <table:table-cell table:formula="of:=IF([.F824]&lt;0.000001;[.G823]+2+1/[.$H$2];[.G823]+1/[.$H$2])" office:value-type="float" office:value="13.6833333333336" calcext:value-type="float">
            <text:p>13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5]))" office:value-type="date" office:date-value="2019-10-20T09:35:02.494395" calcext:value-type="date">
            <text:p>2019-10-20 09:35:02</text:p>
          </table:table-cell>
          <table:table-cell table:style-name="ce7" table:formula="of:=[.A825]" office:value-type="date" office:date-value="2019-10-20T09:35:02.494395" calcext:value-type="date">
            <text:p>2019-10-20 09:35:02</text:p>
          </table:table-cell>
          <table:table-cell table:formula="of:=TRUNC([.A825])" office:value-type="float" office:value="43758" calcext:value-type="float">
            <text:p>43758</text:p>
          </table:table-cell>
          <table:table-cell table:style-name="ce12" table:formula="of:=[.B825]-[.C825]" office:value-type="date" office:date-value="1899-12-30T09:35:02.49439522158" calcext:value-type="date">
            <text:p>12/30/99 09:35 AM</text:p>
          </table:table-cell>
          <table:table-cell table:formula="of:=MOD([.E824]-[.$E$2];[.$H$2])+1+[.$E$2]" office:value-type="float" office:value="263" calcext:value-type="float">
            <text:p>263</text:p>
          </table:table-cell>
          <table:table-cell table:formula="of:=MOD([.F824]+1/[.$H$2];5)" office:value-type="float" office:value="3.69999999999997" calcext:value-type="float">
            <text:p>3,69999999999997</text:p>
          </table:table-cell>
          <table:table-cell table:formula="of:=IF([.F825]&lt;0.000001;[.G824]+2+1/[.$H$2];[.G824]+1/[.$H$2])" office:value-type="float" office:value="13.7000000000003" calcext:value-type="float">
            <text:p>13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6]))" office:value-type="date" office:date-value="2019-10-20T09:28:41.027703" calcext:value-type="date">
            <text:p>2019-10-20 09:28:41</text:p>
          </table:table-cell>
          <table:table-cell table:style-name="ce7" table:formula="of:=[.A826]" office:value-type="date" office:date-value="2019-10-20T09:28:41.027703" calcext:value-type="date">
            <text:p>2019-10-20 09:28:41</text:p>
          </table:table-cell>
          <table:table-cell table:formula="of:=TRUNC([.A826])" office:value-type="float" office:value="43758" calcext:value-type="float">
            <text:p>43758</text:p>
          </table:table-cell>
          <table:table-cell table:style-name="ce12" table:formula="of:=[.B826]-[.C826]" office:value-type="date" office:date-value="1899-12-30T09:28:41.02770300116" calcext:value-type="date">
            <text:p>12/30/99 09:28 AM</text:p>
          </table:table-cell>
          <table:table-cell table:formula="of:=MOD([.E825]-[.$E$2];[.$H$2])+1+[.$E$2]" office:value-type="float" office:value="264" calcext:value-type="float">
            <text:p>264</text:p>
          </table:table-cell>
          <table:table-cell table:formula="of:=MOD([.F825]+1/[.$H$2];5)" office:value-type="float" office:value="3.71666666666663" calcext:value-type="float">
            <text:p>3,71666666666663</text:p>
          </table:table-cell>
          <table:table-cell table:formula="of:=IF([.F826]&lt;0.000001;[.G825]+2+1/[.$H$2];[.G825]+1/[.$H$2])" office:value-type="float" office:value="13.7166666666669" calcext:value-type="float">
            <text:p>13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7]))" office:value-type="date" office:date-value="2019-10-20T10:04:34.038175" calcext:value-type="date">
            <text:p>2019-10-20 10:04:34</text:p>
          </table:table-cell>
          <table:table-cell table:style-name="ce7" table:formula="of:=[.A827]" office:value-type="date" office:date-value="2019-10-20T10:04:34.038175" calcext:value-type="date">
            <text:p>2019-10-20 10:04:34</text:p>
          </table:table-cell>
          <table:table-cell table:formula="of:=TRUNC([.A827])" office:value-type="float" office:value="43758" calcext:value-type="float">
            <text:p>43758</text:p>
          </table:table-cell>
          <table:table-cell table:style-name="ce12" table:formula="of:=[.B827]-[.C827]" office:value-type="date" office:date-value="1899-12-30T10:04:34.03817530721" calcext:value-type="date">
            <text:p>12/30/99 10:04 AM</text:p>
          </table:table-cell>
          <table:table-cell table:formula="of:=MOD([.E826]-[.$E$2];[.$H$2])+1+[.$E$2]" office:value-type="float" office:value="265" calcext:value-type="float">
            <text:p>265</text:p>
          </table:table-cell>
          <table:table-cell table:formula="of:=MOD([.F826]+1/[.$H$2];5)" office:value-type="float" office:value="3.7333333333333" calcext:value-type="float">
            <text:p>3,7333333333333</text:p>
          </table:table-cell>
          <table:table-cell table:formula="of:=IF([.F827]&lt;0.000001;[.G826]+2+1/[.$H$2];[.G826]+1/[.$H$2])" office:value-type="float" office:value="13.7333333333336" calcext:value-type="float">
            <text:p>13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8]))" office:value-type="date" office:date-value="2019-10-20T09:41:23.598615" calcext:value-type="date">
            <text:p>2019-10-20 09:41:24</text:p>
          </table:table-cell>
          <table:table-cell table:style-name="ce7" table:formula="of:=[.A828]" office:value-type="date" office:date-value="2019-10-20T09:41:23.598615" calcext:value-type="date">
            <text:p>2019-10-20 09:41:24</text:p>
          </table:table-cell>
          <table:table-cell table:formula="of:=TRUNC([.A828])" office:value-type="float" office:value="43758" calcext:value-type="float">
            <text:p>43758</text:p>
          </table:table-cell>
          <table:table-cell table:style-name="ce12" table:formula="of:=[.B828]-[.C828]" office:value-type="date" office:date-value="1899-12-30T09:41:23.59861455392" calcext:value-type="date">
            <text:p>12/30/99 09:41 AM</text:p>
          </table:table-cell>
          <table:table-cell table:formula="of:=MOD([.E827]-[.$E$2];[.$H$2])+1+[.$E$2]" office:value-type="float" office:value="266" calcext:value-type="float">
            <text:p>266</text:p>
          </table:table-cell>
          <table:table-cell table:formula="of:=MOD([.F827]+1/[.$H$2];5)" office:value-type="float" office:value="3.74999999999997" calcext:value-type="float">
            <text:p>3,74999999999997</text:p>
          </table:table-cell>
          <table:table-cell table:formula="of:=IF([.F828]&lt;0.000001;[.G827]+2+1/[.$H$2];[.G827]+1/[.$H$2])" office:value-type="float" office:value="13.7500000000003" calcext:value-type="float">
            <text:p>13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29]))" office:value-type="date" office:date-value="2019-10-20T09:19:44.613631" calcext:value-type="date">
            <text:p>2019-10-20 09:19:45</text:p>
          </table:table-cell>
          <table:table-cell table:style-name="ce7" table:formula="of:=[.A829]" office:value-type="date" office:date-value="2019-10-20T09:19:44.613631" calcext:value-type="date">
            <text:p>2019-10-20 09:19:45</text:p>
          </table:table-cell>
          <table:table-cell table:formula="of:=TRUNC([.A829])" office:value-type="float" office:value="43758" calcext:value-type="float">
            <text:p>43758</text:p>
          </table:table-cell>
          <table:table-cell table:style-name="ce12" table:formula="of:=[.B829]-[.C829]" office:value-type="date" office:date-value="1899-12-30T09:19:44.61363092065" calcext:value-type="date">
            <text:p>12/30/99 09:19 AM</text:p>
          </table:table-cell>
          <table:table-cell table:formula="of:=MOD([.E828]-[.$E$2];[.$H$2])+1+[.$E$2]" office:value-type="float" office:value="267" calcext:value-type="float">
            <text:p>267</text:p>
          </table:table-cell>
          <table:table-cell table:formula="of:=MOD([.F828]+1/[.$H$2];5)" office:value-type="float" office:value="3.76666666666663" calcext:value-type="float">
            <text:p>3,76666666666663</text:p>
          </table:table-cell>
          <table:table-cell table:formula="of:=IF([.F829]&lt;0.000001;[.G828]+2+1/[.$H$2];[.G828]+1/[.$H$2])" office:value-type="float" office:value="13.7666666666669" calcext:value-type="float">
            <text:p>13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0]))" office:value-type="date" office:date-value="2019-10-20T08:57:19.794907" calcext:value-type="date">
            <text:p>2019-10-20 08:57:20</text:p>
          </table:table-cell>
          <table:table-cell table:style-name="ce7" table:formula="of:=[.A830]" office:value-type="date" office:date-value="2019-10-20T08:57:19.794907" calcext:value-type="date">
            <text:p>2019-10-20 08:57:20</text:p>
          </table:table-cell>
          <table:table-cell table:formula="of:=TRUNC([.A830])" office:value-type="float" office:value="43758" calcext:value-type="float">
            <text:p>43758</text:p>
          </table:table-cell>
          <table:table-cell table:style-name="ce12" table:formula="of:=[.B830]-[.C830]" office:value-type="date" office:date-value="1899-12-30T08:57:19.79490688071" calcext:value-type="date">
            <text:p>12/30/99 08:57 AM</text:p>
          </table:table-cell>
          <table:table-cell table:formula="of:=MOD([.E829]-[.$E$2];[.$H$2])+1+[.$E$2]" office:value-type="float" office:value="268" calcext:value-type="float">
            <text:p>268</text:p>
          </table:table-cell>
          <table:table-cell table:formula="of:=MOD([.F829]+1/[.$H$2];5)" office:value-type="float" office:value="3.7833333333333" calcext:value-type="float">
            <text:p>3,7833333333333</text:p>
          </table:table-cell>
          <table:table-cell table:formula="of:=IF([.F830]&lt;0.000001;[.G829]+2+1/[.$H$2];[.G829]+1/[.$H$2])" office:value-type="float" office:value="13.7833333333336" calcext:value-type="float">
            <text:p>13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1]))" office:value-type="date" office:date-value="2019-10-20T09:29:17.221738" calcext:value-type="date">
            <text:p>2019-10-20 09:29:17</text:p>
          </table:table-cell>
          <table:table-cell table:style-name="ce7" table:formula="of:=[.A831]" office:value-type="date" office:date-value="2019-10-20T09:29:17.221738" calcext:value-type="date">
            <text:p>2019-10-20 09:29:17</text:p>
          </table:table-cell>
          <table:table-cell table:formula="of:=TRUNC([.A831])" office:value-type="float" office:value="43758" calcext:value-type="float">
            <text:p>43758</text:p>
          </table:table-cell>
          <table:table-cell table:style-name="ce12" table:formula="of:=[.B831]-[.C831]" office:value-type="date" office:date-value="1899-12-30T09:29:17.22173822578" calcext:value-type="date">
            <text:p>12/30/99 09:29 AM</text:p>
          </table:table-cell>
          <table:table-cell table:formula="of:=MOD([.E830]-[.$E$2];[.$H$2])+1+[.$E$2]" office:value-type="float" office:value="269" calcext:value-type="float">
            <text:p>269</text:p>
          </table:table-cell>
          <table:table-cell table:formula="of:=MOD([.F830]+1/[.$H$2];5)" office:value-type="float" office:value="3.79999999999997" calcext:value-type="float">
            <text:p>3,79999999999997</text:p>
          </table:table-cell>
          <table:table-cell table:formula="of:=IF([.F831]&lt;0.000001;[.G830]+2+1/[.$H$2];[.G830]+1/[.$H$2])" office:value-type="float" office:value="13.8000000000003" calcext:value-type="float">
            <text:p>13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2]))" office:value-type="date" office:date-value="2019-10-20T09:31:48.120575" calcext:value-type="date">
            <text:p>2019-10-20 09:31:48</text:p>
          </table:table-cell>
          <table:table-cell table:style-name="ce7" table:formula="of:=[.A832]" office:value-type="date" office:date-value="2019-10-20T09:31:48.120575" calcext:value-type="date">
            <text:p>2019-10-20 09:31:48</text:p>
          </table:table-cell>
          <table:table-cell table:formula="of:=TRUNC([.A832])" office:value-type="float" office:value="43758" calcext:value-type="float">
            <text:p>43758</text:p>
          </table:table-cell>
          <table:table-cell table:style-name="ce12" table:formula="of:=[.B832]-[.C832]" office:value-type="date" office:date-value="1899-12-30T09:31:48.12057524454" calcext:value-type="date">
            <text:p>12/30/99 09:31 AM</text:p>
          </table:table-cell>
          <table:table-cell table:formula="of:=MOD([.E831]-[.$E$2];[.$H$2])+1+[.$E$2]" office:value-type="float" office:value="270" calcext:value-type="float">
            <text:p>270</text:p>
          </table:table-cell>
          <table:table-cell table:formula="of:=MOD([.F831]+1/[.$H$2];5)" office:value-type="float" office:value="3.81666666666663" calcext:value-type="float">
            <text:p>3,81666666666663</text:p>
          </table:table-cell>
          <table:table-cell table:formula="of:=IF([.F832]&lt;0.000001;[.G831]+2+1/[.$H$2];[.G831]+1/[.$H$2])" office:value-type="float" office:value="13.8166666666669" calcext:value-type="float">
            <text:p>13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3]))" office:value-type="date" office:date-value="2019-10-20T09:23:35.861765" calcext:value-type="date">
            <text:p>2019-10-20 09:23:36</text:p>
          </table:table-cell>
          <table:table-cell table:style-name="ce7" table:formula="of:=[.A833]" office:value-type="date" office:date-value="2019-10-20T09:23:35.861765" calcext:value-type="date">
            <text:p>2019-10-20 09:23:36</text:p>
          </table:table-cell>
          <table:table-cell table:formula="of:=TRUNC([.A833])" office:value-type="float" office:value="43758" calcext:value-type="float">
            <text:p>43758</text:p>
          </table:table-cell>
          <table:table-cell table:style-name="ce12" table:formula="of:=[.B833]-[.C833]" office:value-type="date" office:date-value="1899-12-30T09:23:35.86176494602" calcext:value-type="date">
            <text:p>12/30/99 09:23 AM</text:p>
          </table:table-cell>
          <table:table-cell table:formula="of:=MOD([.E832]-[.$E$2];[.$H$2])+1+[.$E$2]" office:value-type="float" office:value="271" calcext:value-type="float">
            <text:p>271</text:p>
          </table:table-cell>
          <table:table-cell table:formula="of:=MOD([.F832]+1/[.$H$2];5)" office:value-type="float" office:value="3.8333333333333" calcext:value-type="float">
            <text:p>3,8333333333333</text:p>
          </table:table-cell>
          <table:table-cell table:formula="of:=IF([.F833]&lt;0.000001;[.G832]+2+1/[.$H$2];[.G832]+1/[.$H$2])" office:value-type="float" office:value="13.8333333333336" calcext:value-type="float">
            <text:p>13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4]))" office:value-type="date" office:date-value="2019-10-20T09:30:55.462643" calcext:value-type="date">
            <text:p>2019-10-20 09:30:55</text:p>
          </table:table-cell>
          <table:table-cell table:style-name="ce7" table:formula="of:=[.A834]" office:value-type="date" office:date-value="2019-10-20T09:30:55.462643" calcext:value-type="date">
            <text:p>2019-10-20 09:30:55</text:p>
          </table:table-cell>
          <table:table-cell table:formula="of:=TRUNC([.A834])" office:value-type="float" office:value="43758" calcext:value-type="float">
            <text:p>43758</text:p>
          </table:table-cell>
          <table:table-cell table:style-name="ce12" table:formula="of:=[.B834]-[.C834]" office:value-type="date" office:date-value="1899-12-30T09:30:55.46264257282" calcext:value-type="date">
            <text:p>12/30/99 09:30 AM</text:p>
          </table:table-cell>
          <table:table-cell table:formula="of:=MOD([.E833]-[.$E$2];[.$H$2])+1+[.$E$2]" office:value-type="float" office:value="272" calcext:value-type="float">
            <text:p>272</text:p>
          </table:table-cell>
          <table:table-cell table:formula="of:=MOD([.F833]+1/[.$H$2];5)" office:value-type="float" office:value="3.84999999999997" calcext:value-type="float">
            <text:p>3,84999999999997</text:p>
          </table:table-cell>
          <table:table-cell table:formula="of:=IF([.F834]&lt;0.000001;[.G833]+2+1/[.$H$2];[.G833]+1/[.$H$2])" office:value-type="float" office:value="13.8500000000003" calcext:value-type="float">
            <text:p>13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5]))" office:value-type="date" office:date-value="2019-10-20T09:35:32.02068" calcext:value-type="date">
            <text:p>2019-10-20 09:35:32</text:p>
          </table:table-cell>
          <table:table-cell table:style-name="ce7" table:formula="of:=[.A835]" office:value-type="date" office:date-value="2019-10-20T09:35:32.02068" calcext:value-type="date">
            <text:p>2019-10-20 09:35:32</text:p>
          </table:table-cell>
          <table:table-cell table:formula="of:=TRUNC([.A835])" office:value-type="float" office:value="43758" calcext:value-type="float">
            <text:p>43758</text:p>
          </table:table-cell>
          <table:table-cell table:style-name="ce12" table:formula="of:=[.B835]-[.C835]" office:value-type="date" office:date-value="1899-12-30T09:35:32.02068032697" calcext:value-type="date">
            <text:p>12/30/99 09:35 AM</text:p>
          </table:table-cell>
          <table:table-cell table:formula="of:=MOD([.E834]-[.$E$2];[.$H$2])+1+[.$E$2]" office:value-type="float" office:value="273" calcext:value-type="float">
            <text:p>273</text:p>
          </table:table-cell>
          <table:table-cell table:formula="of:=MOD([.F834]+1/[.$H$2];5)" office:value-type="float" office:value="3.86666666666663" calcext:value-type="float">
            <text:p>3,86666666666663</text:p>
          </table:table-cell>
          <table:table-cell table:formula="of:=IF([.F835]&lt;0.000001;[.G834]+2+1/[.$H$2];[.G834]+1/[.$H$2])" office:value-type="float" office:value="13.8666666666669" calcext:value-type="float">
            <text:p>13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6]))" office:value-type="date" office:date-value="2019-10-20T09:20:35.172784" calcext:value-type="date">
            <text:p>2019-10-20 09:20:35</text:p>
          </table:table-cell>
          <table:table-cell table:style-name="ce7" table:formula="of:=[.A836]" office:value-type="date" office:date-value="2019-10-20T09:20:35.172784" calcext:value-type="date">
            <text:p>2019-10-20 09:20:35</text:p>
          </table:table-cell>
          <table:table-cell table:formula="of:=TRUNC([.A836])" office:value-type="float" office:value="43758" calcext:value-type="float">
            <text:p>43758</text:p>
          </table:table-cell>
          <table:table-cell table:style-name="ce12" table:formula="of:=[.B836]-[.C836]" office:value-type="date" office:date-value="1899-12-30T09:20:35.17278449144" calcext:value-type="date">
            <text:p>12/30/99 09:20 AM</text:p>
          </table:table-cell>
          <table:table-cell table:formula="of:=MOD([.E835]-[.$E$2];[.$H$2])+1+[.$E$2]" office:value-type="float" office:value="274" calcext:value-type="float">
            <text:p>274</text:p>
          </table:table-cell>
          <table:table-cell table:formula="of:=MOD([.F835]+1/[.$H$2];5)" office:value-type="float" office:value="3.8833333333333" calcext:value-type="float">
            <text:p>3,8833333333333</text:p>
          </table:table-cell>
          <table:table-cell table:formula="of:=IF([.F836]&lt;0.000001;[.G835]+2+1/[.$H$2];[.G835]+1/[.$H$2])" office:value-type="float" office:value="13.8833333333336" calcext:value-type="float">
            <text:p>13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7]))" office:value-type="date" office:date-value="2019-10-20T09:22:37.430295" calcext:value-type="date">
            <text:p>2019-10-20 09:22:37</text:p>
          </table:table-cell>
          <table:table-cell table:style-name="ce7" table:formula="of:=[.A837]" office:value-type="date" office:date-value="2019-10-20T09:22:37.430295" calcext:value-type="date">
            <text:p>2019-10-20 09:22:37</text:p>
          </table:table-cell>
          <table:table-cell table:formula="of:=TRUNC([.A837])" office:value-type="float" office:value="43758" calcext:value-type="float">
            <text:p>43758</text:p>
          </table:table-cell>
          <table:table-cell table:style-name="ce12" table:formula="of:=[.B837]-[.C837]" office:value-type="date" office:date-value="1899-12-30T09:22:37.43029501755" calcext:value-type="date">
            <text:p>12/30/99 09:22 AM</text:p>
          </table:table-cell>
          <table:table-cell table:formula="of:=MOD([.E836]-[.$E$2];[.$H$2])+1+[.$E$2]" office:value-type="float" office:value="275" calcext:value-type="float">
            <text:p>275</text:p>
          </table:table-cell>
          <table:table-cell table:formula="of:=MOD([.F836]+1/[.$H$2];5)" office:value-type="float" office:value="3.89999999999997" calcext:value-type="float">
            <text:p>3,89999999999997</text:p>
          </table:table-cell>
          <table:table-cell table:formula="of:=IF([.F837]&lt;0.000001;[.G836]+2+1/[.$H$2];[.G836]+1/[.$H$2])" office:value-type="float" office:value="13.9000000000003" calcext:value-type="float">
            <text:p>13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8]))" office:value-type="date" office:date-value="2019-10-20T09:27:27.434013" calcext:value-type="date">
            <text:p>2019-10-20 09:27:27</text:p>
          </table:table-cell>
          <table:table-cell table:style-name="ce7" table:formula="of:=[.A838]" office:value-type="date" office:date-value="2019-10-20T09:27:27.434013" calcext:value-type="date">
            <text:p>2019-10-20 09:27:27</text:p>
          </table:table-cell>
          <table:table-cell table:formula="of:=TRUNC([.A838])" office:value-type="float" office:value="43758" calcext:value-type="float">
            <text:p>43758</text:p>
          </table:table-cell>
          <table:table-cell table:style-name="ce12" table:formula="of:=[.B838]-[.C838]" office:value-type="date" office:date-value="1899-12-30T09:27:27.4340133369" calcext:value-type="date">
            <text:p>12/30/99 09:27 AM</text:p>
          </table:table-cell>
          <table:table-cell table:formula="of:=MOD([.E837]-[.$E$2];[.$H$2])+1+[.$E$2]" office:value-type="float" office:value="276" calcext:value-type="float">
            <text:p>276</text:p>
          </table:table-cell>
          <table:table-cell table:formula="of:=MOD([.F837]+1/[.$H$2];5)" office:value-type="float" office:value="3.91666666666663" calcext:value-type="float">
            <text:p>3,91666666666663</text:p>
          </table:table-cell>
          <table:table-cell table:formula="of:=IF([.F838]&lt;0.000001;[.G837]+2+1/[.$H$2];[.G837]+1/[.$H$2])" office:value-type="float" office:value="13.9166666666669" calcext:value-type="float">
            <text:p>13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39]))" office:value-type="date" office:date-value="2019-10-20T09:23:04.20709" calcext:value-type="date">
            <text:p>2019-10-20 09:23:04</text:p>
          </table:table-cell>
          <table:table-cell table:style-name="ce7" table:formula="of:=[.A839]" office:value-type="date" office:date-value="2019-10-20T09:23:04.20709" calcext:value-type="date">
            <text:p>2019-10-20 09:23:04</text:p>
          </table:table-cell>
          <table:table-cell table:formula="of:=TRUNC([.A839])" office:value-type="float" office:value="43758" calcext:value-type="float">
            <text:p>43758</text:p>
          </table:table-cell>
          <table:table-cell table:style-name="ce12" table:formula="of:=[.B839]-[.C839]" office:value-type="date" office:date-value="1899-12-30T09:23:04.20708978083" calcext:value-type="date">
            <text:p>12/30/99 09:23 AM</text:p>
          </table:table-cell>
          <table:table-cell table:formula="of:=MOD([.E838]-[.$E$2];[.$H$2])+1+[.$E$2]" office:value-type="float" office:value="277" calcext:value-type="float">
            <text:p>277</text:p>
          </table:table-cell>
          <table:table-cell table:formula="of:=MOD([.F838]+1/[.$H$2];5)" office:value-type="float" office:value="3.9333333333333" calcext:value-type="float">
            <text:p>3,9333333333333</text:p>
          </table:table-cell>
          <table:table-cell table:formula="of:=IF([.F839]&lt;0.000001;[.G838]+2+1/[.$H$2];[.G838]+1/[.$H$2])" office:value-type="float" office:value="13.9333333333336" calcext:value-type="float">
            <text:p>13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0]))" office:value-type="date" office:date-value="2019-10-20T09:30:03.529713" calcext:value-type="date">
            <text:p>2019-10-20 09:30:04</text:p>
          </table:table-cell>
          <table:table-cell table:style-name="ce7" table:formula="of:=[.A840]" office:value-type="date" office:date-value="2019-10-20T09:30:03.529713" calcext:value-type="date">
            <text:p>2019-10-20 09:30:04</text:p>
          </table:table-cell>
          <table:table-cell table:formula="of:=TRUNC([.A840])" office:value-type="float" office:value="43758" calcext:value-type="float">
            <text:p>43758</text:p>
          </table:table-cell>
          <table:table-cell table:style-name="ce12" table:formula="of:=[.B840]-[.C840]" office:value-type="date" office:date-value="1899-12-30T09:30:03.52971288376" calcext:value-type="date">
            <text:p>12/30/99 09:30 AM</text:p>
          </table:table-cell>
          <table:table-cell table:formula="of:=MOD([.E839]-[.$E$2];[.$H$2])+1+[.$E$2]" office:value-type="float" office:value="278" calcext:value-type="float">
            <text:p>278</text:p>
          </table:table-cell>
          <table:table-cell table:formula="of:=MOD([.F839]+1/[.$H$2];5)" office:value-type="float" office:value="3.94999999999997" calcext:value-type="float">
            <text:p>3,94999999999997</text:p>
          </table:table-cell>
          <table:table-cell table:formula="of:=IF([.F840]&lt;0.000001;[.G839]+2+1/[.$H$2];[.G839]+1/[.$H$2])" office:value-type="float" office:value="13.9500000000003" calcext:value-type="float">
            <text:p>13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1]))" office:value-type="date" office:date-value="2019-10-20T09:20:46.043983" calcext:value-type="date">
            <text:p>2019-10-20 09:20:46</text:p>
          </table:table-cell>
          <table:table-cell table:style-name="ce7" table:formula="of:=[.A841]" office:value-type="date" office:date-value="2019-10-20T09:20:46.043983" calcext:value-type="date">
            <text:p>2019-10-20 09:20:46</text:p>
          </table:table-cell>
          <table:table-cell table:formula="of:=TRUNC([.A841])" office:value-type="float" office:value="43758" calcext:value-type="float">
            <text:p>43758</text:p>
          </table:table-cell>
          <table:table-cell table:style-name="ce12" table:formula="of:=[.B841]-[.C841]" office:value-type="date" office:date-value="1899-12-30T09:20:46.04398319498" calcext:value-type="date">
            <text:p>12/30/99 09:20 AM</text:p>
          </table:table-cell>
          <table:table-cell table:formula="of:=MOD([.E840]-[.$E$2];[.$H$2])+1+[.$E$2]" office:value-type="float" office:value="279" calcext:value-type="float">
            <text:p>279</text:p>
          </table:table-cell>
          <table:table-cell table:formula="of:=MOD([.F840]+1/[.$H$2];5)" office:value-type="float" office:value="3.96666666666663" calcext:value-type="float">
            <text:p>3,96666666666663</text:p>
          </table:table-cell>
          <table:table-cell table:formula="of:=IF([.F841]&lt;0.000001;[.G840]+2+1/[.$H$2];[.G840]+1/[.$H$2])" office:value-type="float" office:value="13.9666666666669" calcext:value-type="float">
            <text:p>13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2]))" office:value-type="date" office:date-value="2019-10-20T09:13:14.746958" calcext:value-type="date">
            <text:p>2019-10-20 09:13:15</text:p>
          </table:table-cell>
          <table:table-cell table:style-name="ce7" table:formula="of:=[.A842]" office:value-type="date" office:date-value="2019-10-20T09:13:14.746958" calcext:value-type="date">
            <text:p>2019-10-20 09:13:15</text:p>
          </table:table-cell>
          <table:table-cell table:formula="of:=TRUNC([.A842])" office:value-type="float" office:value="43758" calcext:value-type="float">
            <text:p>43758</text:p>
          </table:table-cell>
          <table:table-cell table:style-name="ce12" table:formula="of:=[.B842]-[.C842]" office:value-type="date" office:date-value="1899-12-30T09:13:14.74695785902" calcext:value-type="date">
            <text:p>12/30/99 09:13 AM</text:p>
          </table:table-cell>
          <table:table-cell table:formula="of:=MOD([.E841]-[.$E$2];[.$H$2])+1+[.$E$2]" office:value-type="float" office:value="280" calcext:value-type="float">
            <text:p>280</text:p>
          </table:table-cell>
          <table:table-cell table:formula="of:=MOD([.F841]+1/[.$H$2];5)" office:value-type="float" office:value="3.9833333333333" calcext:value-type="float">
            <text:p>3,9833333333333</text:p>
          </table:table-cell>
          <table:table-cell table:formula="of:=IF([.F842]&lt;0.000001;[.G841]+2+1/[.$H$2];[.G841]+1/[.$H$2])" office:value-type="float" office:value="13.9833333333336" calcext:value-type="float">
            <text:p>13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3]))" office:value-type="date" office:date-value="2019-10-21T09:20:37.836386" calcext:value-type="date">
            <text:p>2019-10-21 09:20:38</text:p>
          </table:table-cell>
          <table:table-cell table:style-name="ce7" table:formula="of:=[.A843]" office:value-type="date" office:date-value="2019-10-21T09:20:37.836386" calcext:value-type="date">
            <text:p>2019-10-21 09:20:38</text:p>
          </table:table-cell>
          <table:table-cell table:formula="of:=TRUNC([.A843])" office:value-type="float" office:value="43759" calcext:value-type="float">
            <text:p>43759</text:p>
          </table:table-cell>
          <table:table-cell table:style-name="ce12" table:formula="of:=[.B843]-[.C843]" office:value-type="date" office:date-value="1899-12-30T09:20:37.83638589084" calcext:value-type="date">
            <text:p>12/30/99 09:20 AM</text:p>
          </table:table-cell>
          <table:table-cell table:formula="of:=MOD([.E842]-[.$E$2];[.$H$2])+1+[.$E$2]" office:value-type="float" office:value="221" calcext:value-type="float">
            <text:p>221</text:p>
          </table:table-cell>
          <table:table-cell table:formula="of:=MOD([.F842]+1/[.$H$2];5)" office:value-type="float" office:value="3.99999999999997" calcext:value-type="float">
            <text:p>3,99999999999997</text:p>
          </table:table-cell>
          <table:table-cell table:formula="of:=IF([.F843]&lt;0.000001;[.G842]+2+1/[.$H$2];[.G842]+1/[.$H$2])" office:value-type="float" office:value="14.0000000000003" calcext:value-type="float">
            <text:p>14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4]))" office:value-type="date" office:date-value="2019-10-21T09:33:54.861661" calcext:value-type="date">
            <text:p>2019-10-21 09:33:55</text:p>
          </table:table-cell>
          <table:table-cell table:style-name="ce7" table:formula="of:=[.A844]" office:value-type="date" office:date-value="2019-10-21T09:33:54.861661" calcext:value-type="date">
            <text:p>2019-10-21 09:33:55</text:p>
          </table:table-cell>
          <table:table-cell table:formula="of:=TRUNC([.A844])" office:value-type="float" office:value="43759" calcext:value-type="float">
            <text:p>43759</text:p>
          </table:table-cell>
          <table:table-cell table:style-name="ce12" table:formula="of:=[.B844]-[.C844]" office:value-type="date" office:date-value="1899-12-30T09:33:54.86166070215" calcext:value-type="date">
            <text:p>12/30/99 09:33 AM</text:p>
          </table:table-cell>
          <table:table-cell table:formula="of:=MOD([.E843]-[.$E$2];[.$H$2])+1+[.$E$2]" office:value-type="float" office:value="222" calcext:value-type="float">
            <text:p>222</text:p>
          </table:table-cell>
          <table:table-cell table:formula="of:=MOD([.F843]+1/[.$H$2];5)" office:value-type="float" office:value="4.01666666666663" calcext:value-type="float">
            <text:p>4,01666666666663</text:p>
          </table:table-cell>
          <table:table-cell table:formula="of:=IF([.F844]&lt;0.000001;[.G843]+2+1/[.$H$2];[.G843]+1/[.$H$2])" office:value-type="float" office:value="14.0166666666669" calcext:value-type="float">
            <text:p>14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5]))" office:value-type="date" office:date-value="2019-10-21T09:22:47.90983" calcext:value-type="date">
            <text:p>2019-10-21 09:22:48</text:p>
          </table:table-cell>
          <table:table-cell table:style-name="ce7" table:formula="of:=[.A845]" office:value-type="date" office:date-value="2019-10-21T09:22:47.90983" calcext:value-type="date">
            <text:p>2019-10-21 09:22:48</text:p>
          </table:table-cell>
          <table:table-cell table:formula="of:=TRUNC([.A845])" office:value-type="float" office:value="43759" calcext:value-type="float">
            <text:p>43759</text:p>
          </table:table-cell>
          <table:table-cell table:style-name="ce12" table:formula="of:=[.B845]-[.C845]" office:value-type="date" office:date-value="1899-12-30T09:22:47.90983043611" calcext:value-type="date">
            <text:p>12/30/99 09:22 AM</text:p>
          </table:table-cell>
          <table:table-cell table:formula="of:=MOD([.E844]-[.$E$2];[.$H$2])+1+[.$E$2]" office:value-type="float" office:value="223" calcext:value-type="float">
            <text:p>223</text:p>
          </table:table-cell>
          <table:table-cell table:formula="of:=MOD([.F844]+1/[.$H$2];5)" office:value-type="float" office:value="4.0333333333333" calcext:value-type="float">
            <text:p>4,0333333333333</text:p>
          </table:table-cell>
          <table:table-cell table:formula="of:=IF([.F845]&lt;0.000001;[.G844]+2+1/[.$H$2];[.G844]+1/[.$H$2])" office:value-type="float" office:value="14.0333333333336" calcext:value-type="float">
            <text:p>14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6]))" office:value-type="date" office:date-value="2019-10-21T09:42:36.779307" calcext:value-type="date">
            <text:p>2019-10-21 09:42:37</text:p>
          </table:table-cell>
          <table:table-cell table:style-name="ce7" table:formula="of:=[.A846]" office:value-type="date" office:date-value="2019-10-21T09:42:36.779307" calcext:value-type="date">
            <text:p>2019-10-21 09:42:37</text:p>
          </table:table-cell>
          <table:table-cell table:formula="of:=TRUNC([.A846])" office:value-type="float" office:value="43759" calcext:value-type="float">
            <text:p>43759</text:p>
          </table:table-cell>
          <table:table-cell table:style-name="ce12" table:formula="of:=[.B846]-[.C846]" office:value-type="date" office:date-value="1899-12-30T09:42:36.77930668462" calcext:value-type="date">
            <text:p>12/30/99 09:42 AM</text:p>
          </table:table-cell>
          <table:table-cell table:formula="of:=MOD([.E845]-[.$E$2];[.$H$2])+1+[.$E$2]" office:value-type="float" office:value="224" calcext:value-type="float">
            <text:p>224</text:p>
          </table:table-cell>
          <table:table-cell table:formula="of:=MOD([.F845]+1/[.$H$2];5)" office:value-type="float" office:value="4.04999999999997" calcext:value-type="float">
            <text:p>4,04999999999997</text:p>
          </table:table-cell>
          <table:table-cell table:formula="of:=IF([.F846]&lt;0.000001;[.G845]+2+1/[.$H$2];[.G845]+1/[.$H$2])" office:value-type="float" office:value="14.0500000000003" calcext:value-type="float">
            <text:p>14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7]))" office:value-type="date" office:date-value="2019-10-21T09:04:44.874246" calcext:value-type="date">
            <text:p>2019-10-21 09:04:45</text:p>
          </table:table-cell>
          <table:table-cell table:style-name="ce7" table:formula="of:=[.A847]" office:value-type="date" office:date-value="2019-10-21T09:04:44.874246" calcext:value-type="date">
            <text:p>2019-10-21 09:04:45</text:p>
          </table:table-cell>
          <table:table-cell table:formula="of:=TRUNC([.A847])" office:value-type="float" office:value="43759" calcext:value-type="float">
            <text:p>43759</text:p>
          </table:table-cell>
          <table:table-cell table:style-name="ce12" table:formula="of:=[.B847]-[.C847]" office:value-type="date" office:date-value="1899-12-30T09:04:44.8742456641" calcext:value-type="date">
            <text:p>12/30/99 09:04 AM</text:p>
          </table:table-cell>
          <table:table-cell table:formula="of:=MOD([.E846]-[.$E$2];[.$H$2])+1+[.$E$2]" office:value-type="float" office:value="225" calcext:value-type="float">
            <text:p>225</text:p>
          </table:table-cell>
          <table:table-cell table:formula="of:=MOD([.F846]+1/[.$H$2];5)" office:value-type="float" office:value="4.06666666666663" calcext:value-type="float">
            <text:p>4,06666666666663</text:p>
          </table:table-cell>
          <table:table-cell table:formula="of:=IF([.F847]&lt;0.000001;[.G846]+2+1/[.$H$2];[.G846]+1/[.$H$2])" office:value-type="float" office:value="14.0666666666669" calcext:value-type="float">
            <text:p>14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8]))" office:value-type="date" office:date-value="2019-10-21T09:10:42.555944" calcext:value-type="date">
            <text:p>2019-10-21 09:10:43</text:p>
          </table:table-cell>
          <table:table-cell table:style-name="ce7" table:formula="of:=[.A848]" office:value-type="date" office:date-value="2019-10-21T09:10:42.555944" calcext:value-type="date">
            <text:p>2019-10-21 09:10:43</text:p>
          </table:table-cell>
          <table:table-cell table:formula="of:=TRUNC([.A848])" office:value-type="float" office:value="43759" calcext:value-type="float">
            <text:p>43759</text:p>
          </table:table-cell>
          <table:table-cell table:style-name="ce12" table:formula="of:=[.B848]-[.C848]" office:value-type="date" office:date-value="1899-12-30T09:10:42.55594380666" calcext:value-type="date">
            <text:p>12/30/99 09:10 AM</text:p>
          </table:table-cell>
          <table:table-cell table:formula="of:=MOD([.E847]-[.$E$2];[.$H$2])+1+[.$E$2]" office:value-type="float" office:value="226" calcext:value-type="float">
            <text:p>226</text:p>
          </table:table-cell>
          <table:table-cell table:formula="of:=MOD([.F847]+1/[.$H$2];5)" office:value-type="float" office:value="4.0833333333333" calcext:value-type="float">
            <text:p>4,0833333333333</text:p>
          </table:table-cell>
          <table:table-cell table:formula="of:=IF([.F848]&lt;0.000001;[.G847]+2+1/[.$H$2];[.G847]+1/[.$H$2])" office:value-type="float" office:value="14.0833333333336" calcext:value-type="float">
            <text:p>14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49]))" office:value-type="date" office:date-value="2019-10-21T09:36:57.422032" calcext:value-type="date">
            <text:p>2019-10-21 09:36:57</text:p>
          </table:table-cell>
          <table:table-cell table:style-name="ce7" table:formula="of:=[.A849]" office:value-type="date" office:date-value="2019-10-21T09:36:57.422032" calcext:value-type="date">
            <text:p>2019-10-21 09:36:57</text:p>
          </table:table-cell>
          <table:table-cell table:formula="of:=TRUNC([.A849])" office:value-type="float" office:value="43759" calcext:value-type="float">
            <text:p>43759</text:p>
          </table:table-cell>
          <table:table-cell table:style-name="ce12" table:formula="of:=[.B849]-[.C849]" office:value-type="date" office:date-value="1899-12-30T09:36:57.42203200702" calcext:value-type="date">
            <text:p>12/30/99 09:36 AM</text:p>
          </table:table-cell>
          <table:table-cell table:formula="of:=MOD([.E848]-[.$E$2];[.$H$2])+1+[.$E$2]" office:value-type="float" office:value="227" calcext:value-type="float">
            <text:p>227</text:p>
          </table:table-cell>
          <table:table-cell table:formula="of:=MOD([.F848]+1/[.$H$2];5)" office:value-type="float" office:value="4.09999999999997" calcext:value-type="float">
            <text:p>4,09999999999997</text:p>
          </table:table-cell>
          <table:table-cell table:formula="of:=IF([.F849]&lt;0.000001;[.G848]+2+1/[.$H$2];[.G848]+1/[.$H$2])" office:value-type="float" office:value="14.1000000000003" calcext:value-type="float">
            <text:p>14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0]))" office:value-type="date" office:date-value="2019-10-21T09:34:37.391329" calcext:value-type="date">
            <text:p>2019-10-21 09:34:37</text:p>
          </table:table-cell>
          <table:table-cell table:style-name="ce7" table:formula="of:=[.A850]" office:value-type="date" office:date-value="2019-10-21T09:34:37.391329" calcext:value-type="date">
            <text:p>2019-10-21 09:34:37</text:p>
          </table:table-cell>
          <table:table-cell table:formula="of:=TRUNC([.A850])" office:value-type="float" office:value="43759" calcext:value-type="float">
            <text:p>43759</text:p>
          </table:table-cell>
          <table:table-cell table:style-name="ce12" table:formula="of:=[.B850]-[.C850]" office:value-type="date" office:date-value="1899-12-30T09:34:37.39132905845" calcext:value-type="date">
            <text:p>12/30/99 09:34 AM</text:p>
          </table:table-cell>
          <table:table-cell table:formula="of:=MOD([.E849]-[.$E$2];[.$H$2])+1+[.$E$2]" office:value-type="float" office:value="228" calcext:value-type="float">
            <text:p>228</text:p>
          </table:table-cell>
          <table:table-cell table:formula="of:=MOD([.F849]+1/[.$H$2];5)" office:value-type="float" office:value="4.11666666666663" calcext:value-type="float">
            <text:p>4,11666666666663</text:p>
          </table:table-cell>
          <table:table-cell table:formula="of:=IF([.F850]&lt;0.000001;[.G849]+2+1/[.$H$2];[.G849]+1/[.$H$2])" office:value-type="float" office:value="14.1166666666669" calcext:value-type="float">
            <text:p>14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1]))" office:value-type="date" office:date-value="2019-10-21T09:35:16.81652" calcext:value-type="date">
            <text:p>2019-10-21 09:35:17</text:p>
          </table:table-cell>
          <table:table-cell table:style-name="ce7" table:formula="of:=[.A851]" office:value-type="date" office:date-value="2019-10-21T09:35:16.81652" calcext:value-type="date">
            <text:p>2019-10-21 09:35:17</text:p>
          </table:table-cell>
          <table:table-cell table:formula="of:=TRUNC([.A851])" office:value-type="float" office:value="43759" calcext:value-type="float">
            <text:p>43759</text:p>
          </table:table-cell>
          <table:table-cell table:style-name="ce12" table:formula="of:=[.B851]-[.C851]" office:value-type="date" office:date-value="1899-12-30T09:35:16.81652006228" calcext:value-type="date">
            <text:p>12/30/99 09:35 AM</text:p>
          </table:table-cell>
          <table:table-cell table:formula="of:=MOD([.E850]-[.$E$2];[.$H$2])+1+[.$E$2]" office:value-type="float" office:value="229" calcext:value-type="float">
            <text:p>229</text:p>
          </table:table-cell>
          <table:table-cell table:formula="of:=MOD([.F850]+1/[.$H$2];5)" office:value-type="float" office:value="4.1333333333333" calcext:value-type="float">
            <text:p>4,1333333333333</text:p>
          </table:table-cell>
          <table:table-cell table:formula="of:=IF([.F851]&lt;0.000001;[.G850]+2+1/[.$H$2];[.G850]+1/[.$H$2])" office:value-type="float" office:value="14.1333333333336" calcext:value-type="float">
            <text:p>14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2]))" office:value-type="date" office:date-value="2019-10-21T09:42:55.216262" calcext:value-type="date">
            <text:p>2019-10-21 09:42:55</text:p>
          </table:table-cell>
          <table:table-cell table:style-name="ce7" table:formula="of:=[.A852]" office:value-type="date" office:date-value="2019-10-21T09:42:55.216262" calcext:value-type="date">
            <text:p>2019-10-21 09:42:55</text:p>
          </table:table-cell>
          <table:table-cell table:formula="of:=TRUNC([.A852])" office:value-type="float" office:value="43759" calcext:value-type="float">
            <text:p>43759</text:p>
          </table:table-cell>
          <table:table-cell table:style-name="ce12" table:formula="of:=[.B852]-[.C852]" office:value-type="date" office:date-value="1899-12-30T09:42:55.21626222879" calcext:value-type="date">
            <text:p>12/30/99 09:42 AM</text:p>
          </table:table-cell>
          <table:table-cell table:formula="of:=MOD([.E851]-[.$E$2];[.$H$2])+1+[.$E$2]" office:value-type="float" office:value="230" calcext:value-type="float">
            <text:p>230</text:p>
          </table:table-cell>
          <table:table-cell table:formula="of:=MOD([.F851]+1/[.$H$2];5)" office:value-type="float" office:value="4.14999999999997" calcext:value-type="float">
            <text:p>4,14999999999997</text:p>
          </table:table-cell>
          <table:table-cell table:formula="of:=IF([.F852]&lt;0.000001;[.G851]+2+1/[.$H$2];[.G851]+1/[.$H$2])" office:value-type="float" office:value="14.1500000000003" calcext:value-type="float">
            <text:p>14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3]))" office:value-type="date" office:date-value="2019-10-21T09:48:30.550218" calcext:value-type="date">
            <text:p>2019-10-21 09:48:31</text:p>
          </table:table-cell>
          <table:table-cell table:style-name="ce7" table:formula="of:=[.A853]" office:value-type="date" office:date-value="2019-10-21T09:48:30.550218" calcext:value-type="date">
            <text:p>2019-10-21 09:48:31</text:p>
          </table:table-cell>
          <table:table-cell table:formula="of:=TRUNC([.A853])" office:value-type="float" office:value="43759" calcext:value-type="float">
            <text:p>43759</text:p>
          </table:table-cell>
          <table:table-cell table:style-name="ce12" table:formula="of:=[.B853]-[.C853]" office:value-type="date" office:date-value="1899-12-30T09:48:30.55021835491" calcext:value-type="date">
            <text:p>12/30/99 09:48 AM</text:p>
          </table:table-cell>
          <table:table-cell table:formula="of:=MOD([.E852]-[.$E$2];[.$H$2])+1+[.$E$2]" office:value-type="float" office:value="231" calcext:value-type="float">
            <text:p>231</text:p>
          </table:table-cell>
          <table:table-cell table:formula="of:=MOD([.F852]+1/[.$H$2];5)" office:value-type="float" office:value="4.16666666666663" calcext:value-type="float">
            <text:p>4,16666666666663</text:p>
          </table:table-cell>
          <table:table-cell table:formula="of:=IF([.F853]&lt;0.000001;[.G852]+2+1/[.$H$2];[.G852]+1/[.$H$2])" office:value-type="float" office:value="14.166666666667" calcext:value-type="float">
            <text:p>14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4]))" office:value-type="date" office:date-value="2019-10-21T09:19:33.521511" calcext:value-type="date">
            <text:p>2019-10-21 09:19:34</text:p>
          </table:table-cell>
          <table:table-cell table:style-name="ce7" table:formula="of:=[.A854]" office:value-type="date" office:date-value="2019-10-21T09:19:33.521511" calcext:value-type="date">
            <text:p>2019-10-21 09:19:34</text:p>
          </table:table-cell>
          <table:table-cell table:formula="of:=TRUNC([.A854])" office:value-type="float" office:value="43759" calcext:value-type="float">
            <text:p>43759</text:p>
          </table:table-cell>
          <table:table-cell table:style-name="ce12" table:formula="of:=[.B854]-[.C854]" office:value-type="date" office:date-value="1899-12-30T09:19:33.52151081432" calcext:value-type="date">
            <text:p>12/30/99 09:19 AM</text:p>
          </table:table-cell>
          <table:table-cell table:formula="of:=MOD([.E853]-[.$E$2];[.$H$2])+1+[.$E$2]" office:value-type="float" office:value="232" calcext:value-type="float">
            <text:p>232</text:p>
          </table:table-cell>
          <table:table-cell table:formula="of:=MOD([.F853]+1/[.$H$2];5)" office:value-type="float" office:value="4.1833333333333" calcext:value-type="float">
            <text:p>4,1833333333333</text:p>
          </table:table-cell>
          <table:table-cell table:formula="of:=IF([.F854]&lt;0.000001;[.G853]+2+1/[.$H$2];[.G853]+1/[.$H$2])" office:value-type="float" office:value="14.1833333333336" calcext:value-type="float">
            <text:p>14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5]))" office:value-type="date" office:date-value="2019-10-21T09:10:19.151221" calcext:value-type="date">
            <text:p>2019-10-21 09:10:19</text:p>
          </table:table-cell>
          <table:table-cell table:style-name="ce7" table:formula="of:=[.A855]" office:value-type="date" office:date-value="2019-10-21T09:10:19.151221" calcext:value-type="date">
            <text:p>2019-10-21 09:10:19</text:p>
          </table:table-cell>
          <table:table-cell table:formula="of:=TRUNC([.A855])" office:value-type="float" office:value="43759" calcext:value-type="float">
            <text:p>43759</text:p>
          </table:table-cell>
          <table:table-cell table:style-name="ce12" table:formula="of:=[.B855]-[.C855]" office:value-type="date" office:date-value="1899-12-30T09:10:19.15122137871" calcext:value-type="date">
            <text:p>12/30/99 09:10 AM</text:p>
          </table:table-cell>
          <table:table-cell table:formula="of:=MOD([.E854]-[.$E$2];[.$H$2])+1+[.$E$2]" office:value-type="float" office:value="233" calcext:value-type="float">
            <text:p>233</text:p>
          </table:table-cell>
          <table:table-cell table:formula="of:=MOD([.F854]+1/[.$H$2];5)" office:value-type="float" office:value="4.19999999999997" calcext:value-type="float">
            <text:p>4,19999999999997</text:p>
          </table:table-cell>
          <table:table-cell table:formula="of:=IF([.F855]&lt;0.000001;[.G854]+2+1/[.$H$2];[.G854]+1/[.$H$2])" office:value-type="float" office:value="14.2000000000003" calcext:value-type="float">
            <text:p>14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6]))" office:value-type="date" office:date-value="2019-10-21T09:59:23.430532" calcext:value-type="date">
            <text:p>2019-10-21 09:59:23</text:p>
          </table:table-cell>
          <table:table-cell table:style-name="ce7" table:formula="of:=[.A856]" office:value-type="date" office:date-value="2019-10-21T09:59:23.430532" calcext:value-type="date">
            <text:p>2019-10-21 09:59:23</text:p>
          </table:table-cell>
          <table:table-cell table:formula="of:=TRUNC([.A856])" office:value-type="float" office:value="43759" calcext:value-type="float">
            <text:p>43759</text:p>
          </table:table-cell>
          <table:table-cell table:style-name="ce12" table:formula="of:=[.B856]-[.C856]" office:value-type="date" office:date-value="1899-12-30T09:59:23.43053157907" calcext:value-type="date">
            <text:p>12/30/99 09:59 AM</text:p>
          </table:table-cell>
          <table:table-cell table:formula="of:=MOD([.E855]-[.$E$2];[.$H$2])+1+[.$E$2]" office:value-type="float" office:value="234" calcext:value-type="float">
            <text:p>234</text:p>
          </table:table-cell>
          <table:table-cell table:formula="of:=MOD([.F855]+1/[.$H$2];5)" office:value-type="float" office:value="4.21666666666663" calcext:value-type="float">
            <text:p>4,21666666666663</text:p>
          </table:table-cell>
          <table:table-cell table:formula="of:=IF([.F856]&lt;0.000001;[.G855]+2+1/[.$H$2];[.G855]+1/[.$H$2])" office:value-type="float" office:value="14.216666666667" calcext:value-type="float">
            <text:p>14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7]))" office:value-type="date" office:date-value="2019-10-21T09:04:39.304909" calcext:value-type="date">
            <text:p>2019-10-21 09:04:39</text:p>
          </table:table-cell>
          <table:table-cell table:style-name="ce7" table:formula="of:=[.A857]" office:value-type="date" office:date-value="2019-10-21T09:04:39.304909" calcext:value-type="date">
            <text:p>2019-10-21 09:04:39</text:p>
          </table:table-cell>
          <table:table-cell table:formula="of:=TRUNC([.A857])" office:value-type="float" office:value="43759" calcext:value-type="float">
            <text:p>43759</text:p>
          </table:table-cell>
          <table:table-cell table:style-name="ce12" table:formula="of:=[.B857]-[.C857]" office:value-type="date" office:date-value="1899-12-30T09:04:39.30490917061" calcext:value-type="date">
            <text:p>12/30/99 09:04 AM</text:p>
          </table:table-cell>
          <table:table-cell table:formula="of:=MOD([.E856]-[.$E$2];[.$H$2])+1+[.$E$2]" office:value-type="float" office:value="235" calcext:value-type="float">
            <text:p>235</text:p>
          </table:table-cell>
          <table:table-cell table:formula="of:=MOD([.F856]+1/[.$H$2];5)" office:value-type="float" office:value="4.2333333333333" calcext:value-type="float">
            <text:p>4,2333333333333</text:p>
          </table:table-cell>
          <table:table-cell table:formula="of:=IF([.F857]&lt;0.000001;[.G856]+2+1/[.$H$2];[.G856]+1/[.$H$2])" office:value-type="float" office:value="14.2333333333336" calcext:value-type="float">
            <text:p>14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8]))" office:value-type="date" office:date-value="2019-10-21T09:32:01.519274" calcext:value-type="date">
            <text:p>2019-10-21 09:32:02</text:p>
          </table:table-cell>
          <table:table-cell table:style-name="ce7" table:formula="of:=[.A858]" office:value-type="date" office:date-value="2019-10-21T09:32:01.519274" calcext:value-type="date">
            <text:p>2019-10-21 09:32:02</text:p>
          </table:table-cell>
          <table:table-cell table:formula="of:=TRUNC([.A858])" office:value-type="float" office:value="43759" calcext:value-type="float">
            <text:p>43759</text:p>
          </table:table-cell>
          <table:table-cell table:style-name="ce12" table:formula="of:=[.B858]-[.C858]" office:value-type="date" office:date-value="1899-12-30T09:32:01.51927356608" calcext:value-type="date">
            <text:p>12/30/99 09:32 AM</text:p>
          </table:table-cell>
          <table:table-cell table:formula="of:=MOD([.E857]-[.$E$2];[.$H$2])+1+[.$E$2]" office:value-type="float" office:value="236" calcext:value-type="float">
            <text:p>236</text:p>
          </table:table-cell>
          <table:table-cell table:formula="of:=MOD([.F857]+1/[.$H$2];5)" office:value-type="float" office:value="4.24999999999997" calcext:value-type="float">
            <text:p>4,24999999999997</text:p>
          </table:table-cell>
          <table:table-cell table:formula="of:=IF([.F858]&lt;0.000001;[.G857]+2+1/[.$H$2];[.G857]+1/[.$H$2])" office:value-type="float" office:value="14.2500000000003" calcext:value-type="float">
            <text:p>14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59]))" office:value-type="date" office:date-value="2019-10-21T09:35:58.765909" calcext:value-type="date">
            <text:p>2019-10-21 09:35:59</text:p>
          </table:table-cell>
          <table:table-cell table:style-name="ce7" table:formula="of:=[.A859]" office:value-type="date" office:date-value="2019-10-21T09:35:58.765909" calcext:value-type="date">
            <text:p>2019-10-21 09:35:59</text:p>
          </table:table-cell>
          <table:table-cell table:formula="of:=TRUNC([.A859])" office:value-type="float" office:value="43759" calcext:value-type="float">
            <text:p>43759</text:p>
          </table:table-cell>
          <table:table-cell table:style-name="ce12" table:formula="of:=[.B859]-[.C859]" office:value-type="date" office:date-value="1899-12-30T09:35:58.76590905245" calcext:value-type="date">
            <text:p>12/30/99 09:35 AM</text:p>
          </table:table-cell>
          <table:table-cell table:formula="of:=MOD([.E858]-[.$E$2];[.$H$2])+1+[.$E$2]" office:value-type="float" office:value="237" calcext:value-type="float">
            <text:p>237</text:p>
          </table:table-cell>
          <table:table-cell table:formula="of:=MOD([.F858]+1/[.$H$2];5)" office:value-type="float" office:value="4.26666666666663" calcext:value-type="float">
            <text:p>4,26666666666663</text:p>
          </table:table-cell>
          <table:table-cell table:formula="of:=IF([.F859]&lt;0.000001;[.G858]+2+1/[.$H$2];[.G858]+1/[.$H$2])" office:value-type="float" office:value="14.266666666667" calcext:value-type="float">
            <text:p>14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0]))" office:value-type="date" office:date-value="2019-10-21T09:38:14.512312" calcext:value-type="date">
            <text:p>2019-10-21 09:38:15</text:p>
          </table:table-cell>
          <table:table-cell table:style-name="ce7" table:formula="of:=[.A860]" office:value-type="date" office:date-value="2019-10-21T09:38:14.512312" calcext:value-type="date">
            <text:p>2019-10-21 09:38:15</text:p>
          </table:table-cell>
          <table:table-cell table:formula="of:=TRUNC([.A860])" office:value-type="float" office:value="43759" calcext:value-type="float">
            <text:p>43759</text:p>
          </table:table-cell>
          <table:table-cell table:style-name="ce12" table:formula="of:=[.B860]-[.C860]" office:value-type="date" office:date-value="1899-12-30T09:38:14.51231178828" calcext:value-type="date">
            <text:p>12/30/99 09:38 AM</text:p>
          </table:table-cell>
          <table:table-cell table:formula="of:=MOD([.E859]-[.$E$2];[.$H$2])+1+[.$E$2]" office:value-type="float" office:value="238" calcext:value-type="float">
            <text:p>238</text:p>
          </table:table-cell>
          <table:table-cell table:formula="of:=MOD([.F859]+1/[.$H$2];5)" office:value-type="float" office:value="4.2833333333333" calcext:value-type="float">
            <text:p>4,2833333333333</text:p>
          </table:table-cell>
          <table:table-cell table:formula="of:=IF([.F860]&lt;0.000001;[.G859]+2+1/[.$H$2];[.G859]+1/[.$H$2])" office:value-type="float" office:value="14.2833333333336" calcext:value-type="float">
            <text:p>14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1]))" office:value-type="date" office:date-value="2019-10-21T09:11:30.13602" calcext:value-type="date">
            <text:p>2019-10-21 09:11:30</text:p>
          </table:table-cell>
          <table:table-cell table:style-name="ce7" table:formula="of:=[.A861]" office:value-type="date" office:date-value="2019-10-21T09:11:30.13602" calcext:value-type="date">
            <text:p>2019-10-21 09:11:30</text:p>
          </table:table-cell>
          <table:table-cell table:formula="of:=TRUNC([.A861])" office:value-type="float" office:value="43759" calcext:value-type="float">
            <text:p>43759</text:p>
          </table:table-cell>
          <table:table-cell table:style-name="ce12" table:formula="of:=[.B861]-[.C861]" office:value-type="date" office:date-value="1899-12-30T09:11:30.13602042105" calcext:value-type="date">
            <text:p>12/30/99 09:11 AM</text:p>
          </table:table-cell>
          <table:table-cell table:formula="of:=MOD([.E860]-[.$E$2];[.$H$2])+1+[.$E$2]" office:value-type="float" office:value="239" calcext:value-type="float">
            <text:p>239</text:p>
          </table:table-cell>
          <table:table-cell table:formula="of:=MOD([.F860]+1/[.$H$2];5)" office:value-type="float" office:value="4.29999999999997" calcext:value-type="float">
            <text:p>4,29999999999997</text:p>
          </table:table-cell>
          <table:table-cell table:formula="of:=IF([.F861]&lt;0.000001;[.G860]+2+1/[.$H$2];[.G860]+1/[.$H$2])" office:value-type="float" office:value="14.3000000000003" calcext:value-type="float">
            <text:p>14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2]))" office:value-type="date" office:date-value="2019-10-21T09:22:41.134522" calcext:value-type="date">
            <text:p>2019-10-21 09:22:41</text:p>
          </table:table-cell>
          <table:table-cell table:style-name="ce7" table:formula="of:=[.A862]" office:value-type="date" office:date-value="2019-10-21T09:22:41.134522" calcext:value-type="date">
            <text:p>2019-10-21 09:22:41</text:p>
          </table:table-cell>
          <table:table-cell table:formula="of:=TRUNC([.A862])" office:value-type="float" office:value="43759" calcext:value-type="float">
            <text:p>43759</text:p>
          </table:table-cell>
          <table:table-cell table:style-name="ce12" table:formula="of:=[.B862]-[.C862]" office:value-type="date" office:date-value="1899-12-30T09:22:41.134522059" calcext:value-type="date">
            <text:p>12/30/99 09:22 AM</text:p>
          </table:table-cell>
          <table:table-cell table:formula="of:=MOD([.E861]-[.$E$2];[.$H$2])+1+[.$E$2]" office:value-type="float" office:value="240" calcext:value-type="float">
            <text:p>240</text:p>
          </table:table-cell>
          <table:table-cell table:formula="of:=MOD([.F861]+1/[.$H$2];5)" office:value-type="float" office:value="4.31666666666663" calcext:value-type="float">
            <text:p>4,31666666666663</text:p>
          </table:table-cell>
          <table:table-cell table:formula="of:=IF([.F862]&lt;0.000001;[.G861]+2+1/[.$H$2];[.G861]+1/[.$H$2])" office:value-type="float" office:value="14.316666666667" calcext:value-type="float">
            <text:p>14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3]))" office:value-type="date" office:date-value="2019-10-21T09:27:28.66676" calcext:value-type="date">
            <text:p>2019-10-21 09:27:29</text:p>
          </table:table-cell>
          <table:table-cell table:style-name="ce7" table:formula="of:=[.A863]" office:value-type="date" office:date-value="2019-10-21T09:27:28.66676" calcext:value-type="date">
            <text:p>2019-10-21 09:27:29</text:p>
          </table:table-cell>
          <table:table-cell table:formula="of:=TRUNC([.A863])" office:value-type="float" office:value="43759" calcext:value-type="float">
            <text:p>43759</text:p>
          </table:table-cell>
          <table:table-cell table:style-name="ce12" table:formula="of:=[.B863]-[.C863]" office:value-type="date" office:date-value="1899-12-30T09:27:28.66675974336" calcext:value-type="date">
            <text:p>12/30/99 09:27 AM</text:p>
          </table:table-cell>
          <table:table-cell table:formula="of:=MOD([.E862]-[.$E$2];[.$H$2])+1+[.$E$2]" office:value-type="float" office:value="241" calcext:value-type="float">
            <text:p>241</text:p>
          </table:table-cell>
          <table:table-cell table:formula="of:=MOD([.F862]+1/[.$H$2];5)" office:value-type="float" office:value="4.3333333333333" calcext:value-type="float">
            <text:p>4,3333333333333</text:p>
          </table:table-cell>
          <table:table-cell table:formula="of:=IF([.F863]&lt;0.000001;[.G862]+2+1/[.$H$2];[.G862]+1/[.$H$2])" office:value-type="float" office:value="14.3333333333336" calcext:value-type="float">
            <text:p>14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4]))" office:value-type="date" office:date-value="2019-10-21T09:50:26.553615" calcext:value-type="date">
            <text:p>2019-10-21 09:50:27</text:p>
          </table:table-cell>
          <table:table-cell table:style-name="ce7" table:formula="of:=[.A864]" office:value-type="date" office:date-value="2019-10-21T09:50:26.553615" calcext:value-type="date">
            <text:p>2019-10-21 09:50:27</text:p>
          </table:table-cell>
          <table:table-cell table:formula="of:=TRUNC([.A864])" office:value-type="float" office:value="43759" calcext:value-type="float">
            <text:p>43759</text:p>
          </table:table-cell>
          <table:table-cell table:style-name="ce12" table:formula="of:=[.B864]-[.C864]" office:value-type="date" office:date-value="1899-12-30T09:50:26.55361499637" calcext:value-type="date">
            <text:p>12/30/99 09:50 AM</text:p>
          </table:table-cell>
          <table:table-cell table:formula="of:=MOD([.E863]-[.$E$2];[.$H$2])+1+[.$E$2]" office:value-type="float" office:value="242" calcext:value-type="float">
            <text:p>242</text:p>
          </table:table-cell>
          <table:table-cell table:formula="of:=MOD([.F863]+1/[.$H$2];5)" office:value-type="float" office:value="4.34999999999997" calcext:value-type="float">
            <text:p>4,34999999999997</text:p>
          </table:table-cell>
          <table:table-cell table:formula="of:=IF([.F864]&lt;0.000001;[.G863]+2+1/[.$H$2];[.G863]+1/[.$H$2])" office:value-type="float" office:value="14.3500000000003" calcext:value-type="float">
            <text:p>14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5]))" office:value-type="date" office:date-value="2019-10-21T09:21:45.110029" calcext:value-type="date">
            <text:p>2019-10-21 09:21:45</text:p>
          </table:table-cell>
          <table:table-cell table:style-name="ce7" table:formula="of:=[.A865]" office:value-type="date" office:date-value="2019-10-21T09:21:45.110029" calcext:value-type="date">
            <text:p>2019-10-21 09:21:45</text:p>
          </table:table-cell>
          <table:table-cell table:formula="of:=TRUNC([.A865])" office:value-type="float" office:value="43759" calcext:value-type="float">
            <text:p>43759</text:p>
          </table:table-cell>
          <table:table-cell table:style-name="ce12" table:formula="of:=[.B865]-[.C865]" office:value-type="date" office:date-value="1899-12-30T09:21:45.11002899148" calcext:value-type="date">
            <text:p>12/30/99 09:21 AM</text:p>
          </table:table-cell>
          <table:table-cell table:formula="of:=MOD([.E864]-[.$E$2];[.$H$2])+1+[.$E$2]" office:value-type="float" office:value="243" calcext:value-type="float">
            <text:p>243</text:p>
          </table:table-cell>
          <table:table-cell table:formula="of:=MOD([.F864]+1/[.$H$2];5)" office:value-type="float" office:value="4.36666666666663" calcext:value-type="float">
            <text:p>4,36666666666663</text:p>
          </table:table-cell>
          <table:table-cell table:formula="of:=IF([.F865]&lt;0.000001;[.G864]+2+1/[.$H$2];[.G864]+1/[.$H$2])" office:value-type="float" office:value="14.366666666667" calcext:value-type="float">
            <text:p>14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6]))" office:value-type="date" office:date-value="2019-10-21T09:48:38.321119" calcext:value-type="date">
            <text:p>2019-10-21 09:48:38</text:p>
          </table:table-cell>
          <table:table-cell table:style-name="ce7" table:formula="of:=[.A866]" office:value-type="date" office:date-value="2019-10-21T09:48:38.321119" calcext:value-type="date">
            <text:p>2019-10-21 09:48:38</text:p>
          </table:table-cell>
          <table:table-cell table:formula="of:=TRUNC([.A866])" office:value-type="float" office:value="43759" calcext:value-type="float">
            <text:p>43759</text:p>
          </table:table-cell>
          <table:table-cell table:style-name="ce12" table:formula="of:=[.B866]-[.C866]" office:value-type="date" office:date-value="1899-12-30T09:48:38.3211189229" calcext:value-type="date">
            <text:p>12/30/99 09:48 AM</text:p>
          </table:table-cell>
          <table:table-cell table:formula="of:=MOD([.E865]-[.$E$2];[.$H$2])+1+[.$E$2]" office:value-type="float" office:value="244" calcext:value-type="float">
            <text:p>244</text:p>
          </table:table-cell>
          <table:table-cell table:formula="of:=MOD([.F865]+1/[.$H$2];5)" office:value-type="float" office:value="4.3833333333333" calcext:value-type="float">
            <text:p>4,3833333333333</text:p>
          </table:table-cell>
          <table:table-cell table:formula="of:=IF([.F866]&lt;0.000001;[.G865]+2+1/[.$H$2];[.G865]+1/[.$H$2])" office:value-type="float" office:value="14.3833333333336" calcext:value-type="float">
            <text:p>14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7]))" office:value-type="date" office:date-value="2019-10-21T08:52:19.051306" calcext:value-type="date">
            <text:p>2019-10-21 08:52:19</text:p>
          </table:table-cell>
          <table:table-cell table:style-name="ce7" table:formula="of:=[.A867]" office:value-type="date" office:date-value="2019-10-21T08:52:19.051306" calcext:value-type="date">
            <text:p>2019-10-21 08:52:19</text:p>
          </table:table-cell>
          <table:table-cell table:formula="of:=TRUNC([.A867])" office:value-type="float" office:value="43759" calcext:value-type="float">
            <text:p>43759</text:p>
          </table:table-cell>
          <table:table-cell table:style-name="ce12" table:formula="of:=[.B867]-[.C867]" office:value-type="date" office:date-value="1899-12-30T08:52:19.05130578205" calcext:value-type="date">
            <text:p>12/30/99 08:52 AM</text:p>
          </table:table-cell>
          <table:table-cell table:formula="of:=MOD([.E866]-[.$E$2];[.$H$2])+1+[.$E$2]" office:value-type="float" office:value="245" calcext:value-type="float">
            <text:p>245</text:p>
          </table:table-cell>
          <table:table-cell table:formula="of:=MOD([.F866]+1/[.$H$2];5)" office:value-type="float" office:value="4.39999999999997" calcext:value-type="float">
            <text:p>4,39999999999997</text:p>
          </table:table-cell>
          <table:table-cell table:formula="of:=IF([.F867]&lt;0.000001;[.G866]+2+1/[.$H$2];[.G866]+1/[.$H$2])" office:value-type="float" office:value="14.4000000000003" calcext:value-type="float">
            <text:p>14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8]))" office:value-type="date" office:date-value="2019-10-21T09:38:17.50013" calcext:value-type="date">
            <text:p>2019-10-21 09:38:18</text:p>
          </table:table-cell>
          <table:table-cell table:style-name="ce7" table:formula="of:=[.A868]" office:value-type="date" office:date-value="2019-10-21T09:38:17.50013" calcext:value-type="date">
            <text:p>2019-10-21 09:38:18</text:p>
          </table:table-cell>
          <table:table-cell table:formula="of:=TRUNC([.A868])" office:value-type="float" office:value="43759" calcext:value-type="float">
            <text:p>43759</text:p>
          </table:table-cell>
          <table:table-cell table:style-name="ce12" table:formula="of:=[.B868]-[.C868]" office:value-type="date" office:date-value="1899-12-30T09:38:17.50013002194" calcext:value-type="date">
            <text:p>12/30/99 09:38 AM</text:p>
          </table:table-cell>
          <table:table-cell table:formula="of:=MOD([.E867]-[.$E$2];[.$H$2])+1+[.$E$2]" office:value-type="float" office:value="246" calcext:value-type="float">
            <text:p>246</text:p>
          </table:table-cell>
          <table:table-cell table:formula="of:=MOD([.F867]+1/[.$H$2];5)" office:value-type="float" office:value="4.41666666666663" calcext:value-type="float">
            <text:p>4,41666666666663</text:p>
          </table:table-cell>
          <table:table-cell table:formula="of:=IF([.F868]&lt;0.000001;[.G867]+2+1/[.$H$2];[.G867]+1/[.$H$2])" office:value-type="float" office:value="14.416666666667" calcext:value-type="float">
            <text:p>14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69]))" office:value-type="date" office:date-value="2019-10-21T09:28:06.840411" calcext:value-type="date">
            <text:p>2019-10-21 09:28:07</text:p>
          </table:table-cell>
          <table:table-cell table:style-name="ce7" table:formula="of:=[.A869]" office:value-type="date" office:date-value="2019-10-21T09:28:06.840411" calcext:value-type="date">
            <text:p>2019-10-21 09:28:07</text:p>
          </table:table-cell>
          <table:table-cell table:formula="of:=TRUNC([.A869])" office:value-type="float" office:value="43759" calcext:value-type="float">
            <text:p>43759</text:p>
          </table:table-cell>
          <table:table-cell table:style-name="ce12" table:formula="of:=[.B869]-[.C869]" office:value-type="date" office:date-value="1899-12-30T09:28:06.84041106608" calcext:value-type="date">
            <text:p>12/30/99 09:28 AM</text:p>
          </table:table-cell>
          <table:table-cell table:formula="of:=MOD([.E868]-[.$E$2];[.$H$2])+1+[.$E$2]" office:value-type="float" office:value="247" calcext:value-type="float">
            <text:p>247</text:p>
          </table:table-cell>
          <table:table-cell table:formula="of:=MOD([.F868]+1/[.$H$2];5)" office:value-type="float" office:value="4.4333333333333" calcext:value-type="float">
            <text:p>4,4333333333333</text:p>
          </table:table-cell>
          <table:table-cell table:formula="of:=IF([.F869]&lt;0.000001;[.G868]+2+1/[.$H$2];[.G868]+1/[.$H$2])" office:value-type="float" office:value="14.4333333333336" calcext:value-type="float">
            <text:p>14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0]))" office:value-type="date" office:date-value="2019-10-21T09:25:50.172001" calcext:value-type="date">
            <text:p>2019-10-21 09:25:50</text:p>
          </table:table-cell>
          <table:table-cell table:style-name="ce7" table:formula="of:=[.A870]" office:value-type="date" office:date-value="2019-10-21T09:25:50.172001" calcext:value-type="date">
            <text:p>2019-10-21 09:25:50</text:p>
          </table:table-cell>
          <table:table-cell table:formula="of:=TRUNC([.A870])" office:value-type="float" office:value="43759" calcext:value-type="float">
            <text:p>43759</text:p>
          </table:table-cell>
          <table:table-cell table:style-name="ce12" table:formula="of:=[.B870]-[.C870]" office:value-type="date" office:date-value="1899-12-30T09:25:50.17200065777" calcext:value-type="date">
            <text:p>12/30/99 09:25 AM</text:p>
          </table:table-cell>
          <table:table-cell table:formula="of:=MOD([.E869]-[.$E$2];[.$H$2])+1+[.$E$2]" office:value-type="float" office:value="248" calcext:value-type="float">
            <text:p>248</text:p>
          </table:table-cell>
          <table:table-cell table:formula="of:=MOD([.F869]+1/[.$H$2];5)" office:value-type="float" office:value="4.44999999999996" calcext:value-type="float">
            <text:p>4,44999999999996</text:p>
          </table:table-cell>
          <table:table-cell table:formula="of:=IF([.F870]&lt;0.000001;[.G869]+2+1/[.$H$2];[.G869]+1/[.$H$2])" office:value-type="float" office:value="14.4500000000003" calcext:value-type="float">
            <text:p>14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1]))" office:value-type="date" office:date-value="2019-10-21T09:12:47.741221" calcext:value-type="date">
            <text:p>2019-10-21 09:12:48</text:p>
          </table:table-cell>
          <table:table-cell table:style-name="ce7" table:formula="of:=[.A871]" office:value-type="date" office:date-value="2019-10-21T09:12:47.741221" calcext:value-type="date">
            <text:p>2019-10-21 09:12:48</text:p>
          </table:table-cell>
          <table:table-cell table:formula="of:=TRUNC([.A871])" office:value-type="float" office:value="43759" calcext:value-type="float">
            <text:p>43759</text:p>
          </table:table-cell>
          <table:table-cell table:style-name="ce12" table:formula="of:=[.B871]-[.C871]" office:value-type="date" office:date-value="1899-12-30T09:12:47.7412214689" calcext:value-type="date">
            <text:p>12/30/99 09:12 AM</text:p>
          </table:table-cell>
          <table:table-cell table:formula="of:=MOD([.E870]-[.$E$2];[.$H$2])+1+[.$E$2]" office:value-type="float" office:value="249" calcext:value-type="float">
            <text:p>249</text:p>
          </table:table-cell>
          <table:table-cell table:formula="of:=MOD([.F870]+1/[.$H$2];5)" office:value-type="float" office:value="4.46666666666663" calcext:value-type="float">
            <text:p>4,46666666666663</text:p>
          </table:table-cell>
          <table:table-cell table:formula="of:=IF([.F871]&lt;0.000001;[.G870]+2+1/[.$H$2];[.G870]+1/[.$H$2])" office:value-type="float" office:value="14.466666666667" calcext:value-type="float">
            <text:p>14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2]))" office:value-type="date" office:date-value="2019-10-21T09:36:49.070866" calcext:value-type="date">
            <text:p>2019-10-21 09:36:49</text:p>
          </table:table-cell>
          <table:table-cell table:style-name="ce7" table:formula="of:=[.A872]" office:value-type="date" office:date-value="2019-10-21T09:36:49.070866" calcext:value-type="date">
            <text:p>2019-10-21 09:36:49</text:p>
          </table:table-cell>
          <table:table-cell table:formula="of:=TRUNC([.A872])" office:value-type="float" office:value="43759" calcext:value-type="float">
            <text:p>43759</text:p>
          </table:table-cell>
          <table:table-cell table:style-name="ce12" table:formula="of:=[.B872]-[.C872]" office:value-type="date" office:date-value="1899-12-30T09:36:49.07086590305" calcext:value-type="date">
            <text:p>12/30/99 09:36 AM</text:p>
          </table:table-cell>
          <table:table-cell table:formula="of:=MOD([.E871]-[.$E$2];[.$H$2])+1+[.$E$2]" office:value-type="float" office:value="250" calcext:value-type="float">
            <text:p>250</text:p>
          </table:table-cell>
          <table:table-cell table:formula="of:=MOD([.F871]+1/[.$H$2];5)" office:value-type="float" office:value="4.4833333333333" calcext:value-type="float">
            <text:p>4,4833333333333</text:p>
          </table:table-cell>
          <table:table-cell table:formula="of:=IF([.F872]&lt;0.000001;[.G871]+2+1/[.$H$2];[.G871]+1/[.$H$2])" office:value-type="float" office:value="14.4833333333336" calcext:value-type="float">
            <text:p>14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3]))" office:value-type="date" office:date-value="2019-10-21T09:12:43.105147" calcext:value-type="date">
            <text:p>2019-10-21 09:12:43</text:p>
          </table:table-cell>
          <table:table-cell table:style-name="ce7" table:formula="of:=[.A873]" office:value-type="date" office:date-value="2019-10-21T09:12:43.105147" calcext:value-type="date">
            <text:p>2019-10-21 09:12:43</text:p>
          </table:table-cell>
          <table:table-cell table:formula="of:=TRUNC([.A873])" office:value-type="float" office:value="43759" calcext:value-type="float">
            <text:p>43759</text:p>
          </table:table-cell>
          <table:table-cell table:style-name="ce12" table:formula="of:=[.B873]-[.C873]" office:value-type="date" office:date-value="1899-12-30T09:12:43.10514723882" calcext:value-type="date">
            <text:p>12/30/99 09:12 AM</text:p>
          </table:table-cell>
          <table:table-cell table:formula="of:=MOD([.E872]-[.$E$2];[.$H$2])+1+[.$E$2]" office:value-type="float" office:value="251" calcext:value-type="float">
            <text:p>251</text:p>
          </table:table-cell>
          <table:table-cell table:formula="of:=MOD([.F872]+1/[.$H$2];5)" office:value-type="float" office:value="4.49999999999996" calcext:value-type="float">
            <text:p>4,49999999999996</text:p>
          </table:table-cell>
          <table:table-cell table:formula="of:=IF([.F873]&lt;0.000001;[.G872]+2+1/[.$H$2];[.G872]+1/[.$H$2])" office:value-type="float" office:value="14.5000000000003" calcext:value-type="float">
            <text:p>14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4]))" office:value-type="date" office:date-value="2019-10-21T09:16:06.271286" calcext:value-type="date">
            <text:p>2019-10-21 09:16:06</text:p>
          </table:table-cell>
          <table:table-cell table:style-name="ce7" table:formula="of:=[.A874]" office:value-type="date" office:date-value="2019-10-21T09:16:06.271286" calcext:value-type="date">
            <text:p>2019-10-21 09:16:06</text:p>
          </table:table-cell>
          <table:table-cell table:formula="of:=TRUNC([.A874])" office:value-type="float" office:value="43759" calcext:value-type="float">
            <text:p>43759</text:p>
          </table:table-cell>
          <table:table-cell table:style-name="ce12" table:formula="of:=[.B874]-[.C874]" office:value-type="date" office:date-value="1899-12-30T09:16:06.2712858757" calcext:value-type="date">
            <text:p>12/30/99 09:16 AM</text:p>
          </table:table-cell>
          <table:table-cell table:formula="of:=MOD([.E873]-[.$E$2];[.$H$2])+1+[.$E$2]" office:value-type="float" office:value="252" calcext:value-type="float">
            <text:p>252</text:p>
          </table:table-cell>
          <table:table-cell table:formula="of:=MOD([.F873]+1/[.$H$2];5)" office:value-type="float" office:value="4.51666666666663" calcext:value-type="float">
            <text:p>4,51666666666663</text:p>
          </table:table-cell>
          <table:table-cell table:formula="of:=IF([.F874]&lt;0.000001;[.G873]+2+1/[.$H$2];[.G873]+1/[.$H$2])" office:value-type="float" office:value="14.516666666667" calcext:value-type="float">
            <text:p>14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5]))" office:value-type="date" office:date-value="2019-10-21T09:24:58.539996" calcext:value-type="date">
            <text:p>2019-10-21 09:24:59</text:p>
          </table:table-cell>
          <table:table-cell table:style-name="ce7" table:formula="of:=[.A875]" office:value-type="date" office:date-value="2019-10-21T09:24:58.539996" calcext:value-type="date">
            <text:p>2019-10-21 09:24:59</text:p>
          </table:table-cell>
          <table:table-cell table:formula="of:=TRUNC([.A875])" office:value-type="float" office:value="43759" calcext:value-type="float">
            <text:p>43759</text:p>
          </table:table-cell>
          <table:table-cell table:style-name="ce12" table:formula="of:=[.B875]-[.C875]" office:value-type="date" office:date-value="1899-12-30T09:24:58.53999596089" calcext:value-type="date">
            <text:p>12/30/99 09:24 AM</text:p>
          </table:table-cell>
          <table:table-cell table:formula="of:=MOD([.E874]-[.$E$2];[.$H$2])+1+[.$E$2]" office:value-type="float" office:value="253" calcext:value-type="float">
            <text:p>253</text:p>
          </table:table-cell>
          <table:table-cell table:formula="of:=MOD([.F874]+1/[.$H$2];5)" office:value-type="float" office:value="4.5333333333333" calcext:value-type="float">
            <text:p>4,5333333333333</text:p>
          </table:table-cell>
          <table:table-cell table:formula="of:=IF([.F875]&lt;0.000001;[.G874]+2+1/[.$H$2];[.G874]+1/[.$H$2])" office:value-type="float" office:value="14.5333333333336" calcext:value-type="float">
            <text:p>14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6]))" office:value-type="date" office:date-value="2019-10-21T09:12:30.092158" calcext:value-type="date">
            <text:p>2019-10-21 09:12:30</text:p>
          </table:table-cell>
          <table:table-cell table:style-name="ce7" table:formula="of:=[.A876]" office:value-type="date" office:date-value="2019-10-21T09:12:30.092158" calcext:value-type="date">
            <text:p>2019-10-21 09:12:30</text:p>
          </table:table-cell>
          <table:table-cell table:formula="of:=TRUNC([.A876])" office:value-type="float" office:value="43759" calcext:value-type="float">
            <text:p>43759</text:p>
          </table:table-cell>
          <table:table-cell table:style-name="ce12" table:formula="of:=[.B876]-[.C876]" office:value-type="date" office:date-value="1899-12-30T09:12:30.09215769824" calcext:value-type="date">
            <text:p>12/30/99 09:12 AM</text:p>
          </table:table-cell>
          <table:table-cell table:formula="of:=MOD([.E875]-[.$E$2];[.$H$2])+1+[.$E$2]" office:value-type="float" office:value="254" calcext:value-type="float">
            <text:p>254</text:p>
          </table:table-cell>
          <table:table-cell table:formula="of:=MOD([.F875]+1/[.$H$2];5)" office:value-type="float" office:value="4.54999999999996" calcext:value-type="float">
            <text:p>4,54999999999996</text:p>
          </table:table-cell>
          <table:table-cell table:formula="of:=IF([.F876]&lt;0.000001;[.G875]+2+1/[.$H$2];[.G875]+1/[.$H$2])" office:value-type="float" office:value="14.5500000000003" calcext:value-type="float">
            <text:p>14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7]))" office:value-type="date" office:date-value="2019-10-21T09:35:28.060471" calcext:value-type="date">
            <text:p>2019-10-21 09:35:28</text:p>
          </table:table-cell>
          <table:table-cell table:style-name="ce7" table:formula="of:=[.A877]" office:value-type="date" office:date-value="2019-10-21T09:35:28.060471" calcext:value-type="date">
            <text:p>2019-10-21 09:35:28</text:p>
          </table:table-cell>
          <table:table-cell table:formula="of:=TRUNC([.A877])" office:value-type="float" office:value="43759" calcext:value-type="float">
            <text:p>43759</text:p>
          </table:table-cell>
          <table:table-cell table:style-name="ce12" table:formula="of:=[.B877]-[.C877]" office:value-type="date" office:date-value="1899-12-30T09:35:28.0604705913" calcext:value-type="date">
            <text:p>12/30/99 09:35 AM</text:p>
          </table:table-cell>
          <table:table-cell table:formula="of:=MOD([.E876]-[.$E$2];[.$H$2])+1+[.$E$2]" office:value-type="float" office:value="255" calcext:value-type="float">
            <text:p>255</text:p>
          </table:table-cell>
          <table:table-cell table:formula="of:=MOD([.F876]+1/[.$H$2];5)" office:value-type="float" office:value="4.56666666666663" calcext:value-type="float">
            <text:p>4,56666666666663</text:p>
          </table:table-cell>
          <table:table-cell table:formula="of:=IF([.F877]&lt;0.000001;[.G876]+2+1/[.$H$2];[.G876]+1/[.$H$2])" office:value-type="float" office:value="14.566666666667" calcext:value-type="float">
            <text:p>14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8]))" office:value-type="date" office:date-value="2019-10-21T10:03:54.235181" calcext:value-type="date">
            <text:p>2019-10-21 10:03:54</text:p>
          </table:table-cell>
          <table:table-cell table:style-name="ce7" table:formula="of:=[.A878]" office:value-type="date" office:date-value="2019-10-21T10:03:54.235181" calcext:value-type="date">
            <text:p>2019-10-21 10:03:54</text:p>
          </table:table-cell>
          <table:table-cell table:formula="of:=TRUNC([.A878])" office:value-type="float" office:value="43759" calcext:value-type="float">
            <text:p>43759</text:p>
          </table:table-cell>
          <table:table-cell table:style-name="ce12" table:formula="of:=[.B878]-[.C878]" office:value-type="date" office:date-value="1899-12-30T10:03:54.2351813335" calcext:value-type="date">
            <text:p>12/30/99 10:03 AM</text:p>
          </table:table-cell>
          <table:table-cell table:formula="of:=MOD([.E877]-[.$E$2];[.$H$2])+1+[.$E$2]" office:value-type="float" office:value="256" calcext:value-type="float">
            <text:p>256</text:p>
          </table:table-cell>
          <table:table-cell table:formula="of:=MOD([.F877]+1/[.$H$2];5)" office:value-type="float" office:value="4.5833333333333" calcext:value-type="float">
            <text:p>4,5833333333333</text:p>
          </table:table-cell>
          <table:table-cell table:formula="of:=IF([.F878]&lt;0.000001;[.G877]+2+1/[.$H$2];[.G877]+1/[.$H$2])" office:value-type="float" office:value="14.5833333333336" calcext:value-type="float">
            <text:p>14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79]))" office:value-type="date" office:date-value="2019-10-21T09:44:42.66726" calcext:value-type="date">
            <text:p>2019-10-21 09:44:43</text:p>
          </table:table-cell>
          <table:table-cell table:style-name="ce7" table:formula="of:=[.A879]" office:value-type="date" office:date-value="2019-10-21T09:44:42.66726" calcext:value-type="date">
            <text:p>2019-10-21 09:44:43</text:p>
          </table:table-cell>
          <table:table-cell table:formula="of:=TRUNC([.A879])" office:value-type="float" office:value="43759" calcext:value-type="float">
            <text:p>43759</text:p>
          </table:table-cell>
          <table:table-cell table:style-name="ce12" table:formula="of:=[.B879]-[.C879]" office:value-type="date" office:date-value="1899-12-30T09:44:42.66726045404" calcext:value-type="date">
            <text:p>12/30/99 09:44 AM</text:p>
          </table:table-cell>
          <table:table-cell table:formula="of:=MOD([.E878]-[.$E$2];[.$H$2])+1+[.$E$2]" office:value-type="float" office:value="257" calcext:value-type="float">
            <text:p>257</text:p>
          </table:table-cell>
          <table:table-cell table:formula="of:=MOD([.F878]+1/[.$H$2];5)" office:value-type="float" office:value="4.59999999999996" calcext:value-type="float">
            <text:p>4,59999999999996</text:p>
          </table:table-cell>
          <table:table-cell table:formula="of:=IF([.F879]&lt;0.000001;[.G878]+2+1/[.$H$2];[.G878]+1/[.$H$2])" office:value-type="float" office:value="14.6000000000003" calcext:value-type="float">
            <text:p>14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0]))" office:value-type="date" office:date-value="2019-10-21T09:46:39.702931" calcext:value-type="date">
            <text:p>2019-10-21 09:46:40</text:p>
          </table:table-cell>
          <table:table-cell table:style-name="ce7" table:formula="of:=[.A880]" office:value-type="date" office:date-value="2019-10-21T09:46:39.702931" calcext:value-type="date">
            <text:p>2019-10-21 09:46:40</text:p>
          </table:table-cell>
          <table:table-cell table:formula="of:=TRUNC([.A880])" office:value-type="float" office:value="43759" calcext:value-type="float">
            <text:p>43759</text:p>
          </table:table-cell>
          <table:table-cell table:style-name="ce12" table:formula="of:=[.B880]-[.C880]" office:value-type="date" office:date-value="1899-12-30T09:46:39.70293121878" calcext:value-type="date">
            <text:p>12/30/99 09:46 AM</text:p>
          </table:table-cell>
          <table:table-cell table:formula="of:=MOD([.E879]-[.$E$2];[.$H$2])+1+[.$E$2]" office:value-type="float" office:value="258" calcext:value-type="float">
            <text:p>258</text:p>
          </table:table-cell>
          <table:table-cell table:formula="of:=MOD([.F879]+1/[.$H$2];5)" office:value-type="float" office:value="4.61666666666663" calcext:value-type="float">
            <text:p>4,61666666666663</text:p>
          </table:table-cell>
          <table:table-cell table:formula="of:=IF([.F880]&lt;0.000001;[.G879]+2+1/[.$H$2];[.G879]+1/[.$H$2])" office:value-type="float" office:value="14.616666666667" calcext:value-type="float">
            <text:p>14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1]))" office:value-type="date" office:date-value="2019-10-21T09:17:11.688497" calcext:value-type="date">
            <text:p>2019-10-21 09:17:12</text:p>
          </table:table-cell>
          <table:table-cell table:style-name="ce7" table:formula="of:=[.A881]" office:value-type="date" office:date-value="2019-10-21T09:17:11.688497" calcext:value-type="date">
            <text:p>2019-10-21 09:17:12</text:p>
          </table:table-cell>
          <table:table-cell table:formula="of:=TRUNC([.A881])" office:value-type="float" office:value="43759" calcext:value-type="float">
            <text:p>43759</text:p>
          </table:table-cell>
          <table:table-cell table:style-name="ce12" table:formula="of:=[.B881]-[.C881]" office:value-type="date" office:date-value="1899-12-30T09:17:11.68849730864" calcext:value-type="date">
            <text:p>12/30/99 09:17 AM</text:p>
          </table:table-cell>
          <table:table-cell table:formula="of:=MOD([.E880]-[.$E$2];[.$H$2])+1+[.$E$2]" office:value-type="float" office:value="259" calcext:value-type="float">
            <text:p>259</text:p>
          </table:table-cell>
          <table:table-cell table:formula="of:=MOD([.F880]+1/[.$H$2];5)" office:value-type="float" office:value="4.6333333333333" calcext:value-type="float">
            <text:p>4,6333333333333</text:p>
          </table:table-cell>
          <table:table-cell table:formula="of:=IF([.F881]&lt;0.000001;[.G880]+2+1/[.$H$2];[.G880]+1/[.$H$2])" office:value-type="float" office:value="14.6333333333336" calcext:value-type="float">
            <text:p>14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2]))" office:value-type="date" office:date-value="2019-10-21T09:10:33.78487" calcext:value-type="date">
            <text:p>2019-10-21 09:10:34</text:p>
          </table:table-cell>
          <table:table-cell table:style-name="ce7" table:formula="of:=[.A882]" office:value-type="date" office:date-value="2019-10-21T09:10:33.78487" calcext:value-type="date">
            <text:p>2019-10-21 09:10:34</text:p>
          </table:table-cell>
          <table:table-cell table:formula="of:=TRUNC([.A882])" office:value-type="float" office:value="43759" calcext:value-type="float">
            <text:p>43759</text:p>
          </table:table-cell>
          <table:table-cell table:style-name="ce12" table:formula="of:=[.B882]-[.C882]" office:value-type="date" office:date-value="1899-12-30T09:10:33.78487012815" calcext:value-type="date">
            <text:p>12/30/99 09:10 AM</text:p>
          </table:table-cell>
          <table:table-cell table:formula="of:=MOD([.E881]-[.$E$2];[.$H$2])+1+[.$E$2]" office:value-type="float" office:value="260" calcext:value-type="float">
            <text:p>260</text:p>
          </table:table-cell>
          <table:table-cell table:formula="of:=MOD([.F881]+1/[.$H$2];5)" office:value-type="float" office:value="4.64999999999996" calcext:value-type="float">
            <text:p>4,64999999999996</text:p>
          </table:table-cell>
          <table:table-cell table:formula="of:=IF([.F882]&lt;0.000001;[.G881]+2+1/[.$H$2];[.G881]+1/[.$H$2])" office:value-type="float" office:value="14.6500000000003" calcext:value-type="float">
            <text:p>14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3]))" office:value-type="date" office:date-value="2019-10-21T09:26:14.813622" calcext:value-type="date">
            <text:p>2019-10-21 09:26:15</text:p>
          </table:table-cell>
          <table:table-cell table:style-name="ce7" table:formula="of:=[.A883]" office:value-type="date" office:date-value="2019-10-21T09:26:14.813622" calcext:value-type="date">
            <text:p>2019-10-21 09:26:15</text:p>
          </table:table-cell>
          <table:table-cell table:formula="of:=TRUNC([.A883])" office:value-type="float" office:value="43759" calcext:value-type="float">
            <text:p>43759</text:p>
          </table:table-cell>
          <table:table-cell table:style-name="ce12" table:formula="of:=[.B883]-[.C883]" office:value-type="date" office:date-value="1899-12-30T09:26:14.8136223061" calcext:value-type="date">
            <text:p>12/30/99 09:26 AM</text:p>
          </table:table-cell>
          <table:table-cell table:formula="of:=MOD([.E882]-[.$E$2];[.$H$2])+1+[.$E$2]" office:value-type="float" office:value="261" calcext:value-type="float">
            <text:p>261</text:p>
          </table:table-cell>
          <table:table-cell table:formula="of:=MOD([.F882]+1/[.$H$2];5)" office:value-type="float" office:value="4.66666666666663" calcext:value-type="float">
            <text:p>4,66666666666663</text:p>
          </table:table-cell>
          <table:table-cell table:formula="of:=IF([.F883]&lt;0.000001;[.G882]+2+1/[.$H$2];[.G882]+1/[.$H$2])" office:value-type="float" office:value="14.666666666667" calcext:value-type="float">
            <text:p>14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4]))" office:value-type="date" office:date-value="2019-10-21T09:43:52.437275" calcext:value-type="date">
            <text:p>2019-10-21 09:43:52</text:p>
          </table:table-cell>
          <table:table-cell table:style-name="ce7" table:formula="of:=[.A884]" office:value-type="date" office:date-value="2019-10-21T09:43:52.437275" calcext:value-type="date">
            <text:p>2019-10-21 09:43:52</text:p>
          </table:table-cell>
          <table:table-cell table:formula="of:=TRUNC([.A884])" office:value-type="float" office:value="43759" calcext:value-type="float">
            <text:p>43759</text:p>
          </table:table-cell>
          <table:table-cell table:style-name="ce12" table:formula="of:=[.B884]-[.C884]" office:value-type="date" office:date-value="1899-12-30T09:43:52.43727490772" calcext:value-type="date">
            <text:p>12/30/99 09:43 AM</text:p>
          </table:table-cell>
          <table:table-cell table:formula="of:=MOD([.E883]-[.$E$2];[.$H$2])+1+[.$E$2]" office:value-type="float" office:value="262" calcext:value-type="float">
            <text:p>262</text:p>
          </table:table-cell>
          <table:table-cell table:formula="of:=MOD([.F883]+1/[.$H$2];5)" office:value-type="float" office:value="4.6833333333333" calcext:value-type="float">
            <text:p>4,6833333333333</text:p>
          </table:table-cell>
          <table:table-cell table:formula="of:=IF([.F884]&lt;0.000001;[.G883]+2+1/[.$H$2];[.G883]+1/[.$H$2])" office:value-type="float" office:value="14.6833333333336" calcext:value-type="float">
            <text:p>14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5]))" office:value-type="date" office:date-value="2019-10-21T09:45:48.384316" calcext:value-type="date">
            <text:p>2019-10-21 09:45:48</text:p>
          </table:table-cell>
          <table:table-cell table:style-name="ce7" table:formula="of:=[.A885]" office:value-type="date" office:date-value="2019-10-21T09:45:48.384316" calcext:value-type="date">
            <text:p>2019-10-21 09:45:48</text:p>
          </table:table-cell>
          <table:table-cell table:formula="of:=TRUNC([.A885])" office:value-type="float" office:value="43759" calcext:value-type="float">
            <text:p>43759</text:p>
          </table:table-cell>
          <table:table-cell table:style-name="ce12" table:formula="of:=[.B885]-[.C885]" office:value-type="date" office:date-value="1899-12-30T09:45:48.3843162423" calcext:value-type="date">
            <text:p>12/30/99 09:45 AM</text:p>
          </table:table-cell>
          <table:table-cell table:formula="of:=MOD([.E884]-[.$E$2];[.$H$2])+1+[.$E$2]" office:value-type="float" office:value="263" calcext:value-type="float">
            <text:p>263</text:p>
          </table:table-cell>
          <table:table-cell table:formula="of:=MOD([.F884]+1/[.$H$2];5)" office:value-type="float" office:value="4.69999999999996" calcext:value-type="float">
            <text:p>4,69999999999996</text:p>
          </table:table-cell>
          <table:table-cell table:formula="of:=IF([.F885]&lt;0.000001;[.G884]+2+1/[.$H$2];[.G884]+1/[.$H$2])" office:value-type="float" office:value="14.7000000000003" calcext:value-type="float">
            <text:p>14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6]))" office:value-type="date" office:date-value="2019-10-21T09:22:26.340846" calcext:value-type="date">
            <text:p>2019-10-21 09:22:26</text:p>
          </table:table-cell>
          <table:table-cell table:style-name="ce7" table:formula="of:=[.A886]" office:value-type="date" office:date-value="2019-10-21T09:22:26.340846" calcext:value-type="date">
            <text:p>2019-10-21 09:22:26</text:p>
          </table:table-cell>
          <table:table-cell table:formula="of:=TRUNC([.A886])" office:value-type="float" office:value="43759" calcext:value-type="float">
            <text:p>43759</text:p>
          </table:table-cell>
          <table:table-cell table:style-name="ce12" table:formula="of:=[.B886]-[.C886]" office:value-type="date" office:date-value="1899-12-30T09:22:26.34084601421" calcext:value-type="date">
            <text:p>12/30/99 09:22 AM</text:p>
          </table:table-cell>
          <table:table-cell table:formula="of:=MOD([.E885]-[.$E$2];[.$H$2])+1+[.$E$2]" office:value-type="float" office:value="264" calcext:value-type="float">
            <text:p>264</text:p>
          </table:table-cell>
          <table:table-cell table:formula="of:=MOD([.F885]+1/[.$H$2];5)" office:value-type="float" office:value="4.71666666666663" calcext:value-type="float">
            <text:p>4,71666666666663</text:p>
          </table:table-cell>
          <table:table-cell table:formula="of:=IF([.F886]&lt;0.000001;[.G885]+2+1/[.$H$2];[.G885]+1/[.$H$2])" office:value-type="float" office:value="14.716666666667" calcext:value-type="float">
            <text:p>14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7]))" office:value-type="date" office:date-value="2019-10-21T09:28:34.955518" calcext:value-type="date">
            <text:p>2019-10-21 09:28:35</text:p>
          </table:table-cell>
          <table:table-cell table:style-name="ce7" table:formula="of:=[.A887]" office:value-type="date" office:date-value="2019-10-21T09:28:34.955518" calcext:value-type="date">
            <text:p>2019-10-21 09:28:35</text:p>
          </table:table-cell>
          <table:table-cell table:formula="of:=TRUNC([.A887])" office:value-type="float" office:value="43759" calcext:value-type="float">
            <text:p>43759</text:p>
          </table:table-cell>
          <table:table-cell table:style-name="ce12" table:formula="of:=[.B887]-[.C887]" office:value-type="date" office:date-value="1899-12-30T09:28:34.95551769622" calcext:value-type="date">
            <text:p>12/30/99 09:28 AM</text:p>
          </table:table-cell>
          <table:table-cell table:formula="of:=MOD([.E886]-[.$E$2];[.$H$2])+1+[.$E$2]" office:value-type="float" office:value="265" calcext:value-type="float">
            <text:p>265</text:p>
          </table:table-cell>
          <table:table-cell table:formula="of:=MOD([.F886]+1/[.$H$2];5)" office:value-type="float" office:value="4.7333333333333" calcext:value-type="float">
            <text:p>4,7333333333333</text:p>
          </table:table-cell>
          <table:table-cell table:formula="of:=IF([.F887]&lt;0.000001;[.G886]+2+1/[.$H$2];[.G886]+1/[.$H$2])" office:value-type="float" office:value="14.7333333333336" calcext:value-type="float">
            <text:p>14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8]))" office:value-type="date" office:date-value="2019-10-21T08:50:57.837714" calcext:value-type="date">
            <text:p>2019-10-21 08:50:58</text:p>
          </table:table-cell>
          <table:table-cell table:style-name="ce7" table:formula="of:=[.A888]" office:value-type="date" office:date-value="2019-10-21T08:50:57.837714" calcext:value-type="date">
            <text:p>2019-10-21 08:50:58</text:p>
          </table:table-cell>
          <table:table-cell table:formula="of:=TRUNC([.A888])" office:value-type="float" office:value="43759" calcext:value-type="float">
            <text:p>43759</text:p>
          </table:table-cell>
          <table:table-cell table:style-name="ce12" table:formula="of:=[.B888]-[.C888]" office:value-type="date" office:date-value="1899-12-30T08:50:57.8377136495" calcext:value-type="date">
            <text:p>12/30/99 08:50 AM</text:p>
          </table:table-cell>
          <table:table-cell table:formula="of:=MOD([.E887]-[.$E$2];[.$H$2])+1+[.$E$2]" office:value-type="float" office:value="266" calcext:value-type="float">
            <text:p>266</text:p>
          </table:table-cell>
          <table:table-cell table:formula="of:=MOD([.F887]+1/[.$H$2];5)" office:value-type="float" office:value="4.74999999999996" calcext:value-type="float">
            <text:p>4,74999999999996</text:p>
          </table:table-cell>
          <table:table-cell table:formula="of:=IF([.F888]&lt;0.000001;[.G887]+2+1/[.$H$2];[.G887]+1/[.$H$2])" office:value-type="float" office:value="14.7500000000003" calcext:value-type="float">
            <text:p>14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89]))" office:value-type="date" office:date-value="2019-10-21T09:35:51.120905" calcext:value-type="date">
            <text:p>2019-10-21 09:35:51</text:p>
          </table:table-cell>
          <table:table-cell table:style-name="ce7" table:formula="of:=[.A889]" office:value-type="date" office:date-value="2019-10-21T09:35:51.120905" calcext:value-type="date">
            <text:p>2019-10-21 09:35:51</text:p>
          </table:table-cell>
          <table:table-cell table:formula="of:=TRUNC([.A889])" office:value-type="float" office:value="43759" calcext:value-type="float">
            <text:p>43759</text:p>
          </table:table-cell>
          <table:table-cell table:style-name="ce12" table:formula="of:=[.B889]-[.C889]" office:value-type="date" office:date-value="1899-12-30T09:35:51.12090487964" calcext:value-type="date">
            <text:p>12/30/99 09:35 AM</text:p>
          </table:table-cell>
          <table:table-cell table:formula="of:=MOD([.E888]-[.$E$2];[.$H$2])+1+[.$E$2]" office:value-type="float" office:value="267" calcext:value-type="float">
            <text:p>267</text:p>
          </table:table-cell>
          <table:table-cell table:formula="of:=MOD([.F888]+1/[.$H$2];5)" office:value-type="float" office:value="4.76666666666663" calcext:value-type="float">
            <text:p>4,76666666666663</text:p>
          </table:table-cell>
          <table:table-cell table:formula="of:=IF([.F889]&lt;0.000001;[.G888]+2+1/[.$H$2];[.G888]+1/[.$H$2])" office:value-type="float" office:value="14.766666666667" calcext:value-type="float">
            <text:p>14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0]))" office:value-type="date" office:date-value="2019-10-21T09:56:20.594832" calcext:value-type="date">
            <text:p>2019-10-21 09:56:21</text:p>
          </table:table-cell>
          <table:table-cell table:style-name="ce7" table:formula="of:=[.A890]" office:value-type="date" office:date-value="2019-10-21T09:56:20.594832" calcext:value-type="date">
            <text:p>2019-10-21 09:56:21</text:p>
          </table:table-cell>
          <table:table-cell table:formula="of:=TRUNC([.A890])" office:value-type="float" office:value="43759" calcext:value-type="float">
            <text:p>43759</text:p>
          </table:table-cell>
          <table:table-cell table:style-name="ce12" table:formula="of:=[.B890]-[.C890]" office:value-type="date" office:date-value="1899-12-30T09:56:20.59483172838" calcext:value-type="date">
            <text:p>12/30/99 09:56 AM</text:p>
          </table:table-cell>
          <table:table-cell table:formula="of:=MOD([.E889]-[.$E$2];[.$H$2])+1+[.$E$2]" office:value-type="float" office:value="268" calcext:value-type="float">
            <text:p>268</text:p>
          </table:table-cell>
          <table:table-cell table:formula="of:=MOD([.F889]+1/[.$H$2];5)" office:value-type="float" office:value="4.7833333333333" calcext:value-type="float">
            <text:p>4,7833333333333</text:p>
          </table:table-cell>
          <table:table-cell table:formula="of:=IF([.F890]&lt;0.000001;[.G889]+2+1/[.$H$2];[.G889]+1/[.$H$2])" office:value-type="float" office:value="14.7833333333336" calcext:value-type="float">
            <text:p>14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1]))" office:value-type="date" office:date-value="2019-10-21T09:12:17.932302" calcext:value-type="date">
            <text:p>2019-10-21 09:12:18</text:p>
          </table:table-cell>
          <table:table-cell table:style-name="ce7" table:formula="of:=[.A891]" office:value-type="date" office:date-value="2019-10-21T09:12:17.932302" calcext:value-type="date">
            <text:p>2019-10-21 09:12:18</text:p>
          </table:table-cell>
          <table:table-cell table:formula="of:=TRUNC([.A891])" office:value-type="float" office:value="43759" calcext:value-type="float">
            <text:p>43759</text:p>
          </table:table-cell>
          <table:table-cell table:style-name="ce12" table:formula="of:=[.B891]-[.C891]" office:value-type="date" office:date-value="1899-12-30T09:12:17.93230236042" calcext:value-type="date">
            <text:p>12/30/99 09:12 AM</text:p>
          </table:table-cell>
          <table:table-cell table:formula="of:=MOD([.E890]-[.$E$2];[.$H$2])+1+[.$E$2]" office:value-type="float" office:value="269" calcext:value-type="float">
            <text:p>269</text:p>
          </table:table-cell>
          <table:table-cell table:formula="of:=MOD([.F890]+1/[.$H$2];5)" office:value-type="float" office:value="4.79999999999996" calcext:value-type="float">
            <text:p>4,79999999999996</text:p>
          </table:table-cell>
          <table:table-cell table:formula="of:=IF([.F891]&lt;0.000001;[.G890]+2+1/[.$H$2];[.G890]+1/[.$H$2])" office:value-type="float" office:value="14.8000000000003" calcext:value-type="float">
            <text:p>14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2]))" office:value-type="date" office:date-value="2019-10-21T09:34:00.557829" calcext:value-type="date">
            <text:p>2019-10-21 09:34:01</text:p>
          </table:table-cell>
          <table:table-cell table:style-name="ce7" table:formula="of:=[.A892]" office:value-type="date" office:date-value="2019-10-21T09:34:00.557829" calcext:value-type="date">
            <text:p>2019-10-21 09:34:01</text:p>
          </table:table-cell>
          <table:table-cell table:formula="of:=TRUNC([.A892])" office:value-type="float" office:value="43759" calcext:value-type="float">
            <text:p>43759</text:p>
          </table:table-cell>
          <table:table-cell table:style-name="ce12" table:formula="of:=[.B892]-[.C892]" office:value-type="date" office:date-value="1899-12-30T09:34:00.55782901123" calcext:value-type="date">
            <text:p>12/30/99 09:34 AM</text:p>
          </table:table-cell>
          <table:table-cell table:formula="of:=MOD([.E891]-[.$E$2];[.$H$2])+1+[.$E$2]" office:value-type="float" office:value="270" calcext:value-type="float">
            <text:p>270</text:p>
          </table:table-cell>
          <table:table-cell table:formula="of:=MOD([.F891]+1/[.$H$2];5)" office:value-type="float" office:value="4.81666666666663" calcext:value-type="float">
            <text:p>4,81666666666663</text:p>
          </table:table-cell>
          <table:table-cell table:formula="of:=IF([.F892]&lt;0.000001;[.G891]+2+1/[.$H$2];[.G891]+1/[.$H$2])" office:value-type="float" office:value="14.816666666667" calcext:value-type="float">
            <text:p>14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3]))" office:value-type="date" office:date-value="2019-10-21T09:24:32.703614" calcext:value-type="date">
            <text:p>2019-10-21 09:24:33</text:p>
          </table:table-cell>
          <table:table-cell table:style-name="ce7" table:formula="of:=[.A893]" office:value-type="date" office:date-value="2019-10-21T09:24:32.703614" calcext:value-type="date">
            <text:p>2019-10-21 09:24:33</text:p>
          </table:table-cell>
          <table:table-cell table:formula="of:=TRUNC([.A893])" office:value-type="float" office:value="43759" calcext:value-type="float">
            <text:p>43759</text:p>
          </table:table-cell>
          <table:table-cell table:style-name="ce12" table:formula="of:=[.B893]-[.C893]" office:value-type="date" office:date-value="1899-12-30T09:24:32.70361427218" calcext:value-type="date">
            <text:p>12/30/99 09:24 AM</text:p>
          </table:table-cell>
          <table:table-cell table:formula="of:=MOD([.E892]-[.$E$2];[.$H$2])+1+[.$E$2]" office:value-type="float" office:value="271" calcext:value-type="float">
            <text:p>271</text:p>
          </table:table-cell>
          <table:table-cell table:formula="of:=MOD([.F892]+1/[.$H$2];5)" office:value-type="float" office:value="4.8333333333333" calcext:value-type="float">
            <text:p>4,8333333333333</text:p>
          </table:table-cell>
          <table:table-cell table:formula="of:=IF([.F893]&lt;0.000001;[.G892]+2+1/[.$H$2];[.G892]+1/[.$H$2])" office:value-type="float" office:value="14.8333333333336" calcext:value-type="float">
            <text:p>14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4]))" office:value-type="date" office:date-value="2019-10-21T09:49:32.373129" calcext:value-type="date">
            <text:p>2019-10-21 09:49:32</text:p>
          </table:table-cell>
          <table:table-cell table:style-name="ce7" table:formula="of:=[.A894]" office:value-type="date" office:date-value="2019-10-21T09:49:32.373129" calcext:value-type="date">
            <text:p>2019-10-21 09:49:32</text:p>
          </table:table-cell>
          <table:table-cell table:formula="of:=TRUNC([.A894])" office:value-type="float" office:value="43759" calcext:value-type="float">
            <text:p>43759</text:p>
          </table:table-cell>
          <table:table-cell table:style-name="ce12" table:formula="of:=[.B894]-[.C894]" office:value-type="date" office:date-value="1899-12-30T09:49:32.37312910147" calcext:value-type="date">
            <text:p>12/30/99 09:49 AM</text:p>
          </table:table-cell>
          <table:table-cell table:formula="of:=MOD([.E893]-[.$E$2];[.$H$2])+1+[.$E$2]" office:value-type="float" office:value="272" calcext:value-type="float">
            <text:p>272</text:p>
          </table:table-cell>
          <table:table-cell table:formula="of:=MOD([.F893]+1/[.$H$2];5)" office:value-type="float" office:value="4.84999999999996" calcext:value-type="float">
            <text:p>4,84999999999996</text:p>
          </table:table-cell>
          <table:table-cell table:formula="of:=IF([.F894]&lt;0.000001;[.G893]+2+1/[.$H$2];[.G893]+1/[.$H$2])" office:value-type="float" office:value="14.8500000000003" calcext:value-type="float">
            <text:p>14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5]))" office:value-type="date" office:date-value="2019-10-21T09:34:11.975954" calcext:value-type="date">
            <text:p>2019-10-21 09:34:12</text:p>
          </table:table-cell>
          <table:table-cell table:style-name="ce7" table:formula="of:=[.A895]" office:value-type="date" office:date-value="2019-10-21T09:34:11.975954" calcext:value-type="date">
            <text:p>2019-10-21 09:34:12</text:p>
          </table:table-cell>
          <table:table-cell table:formula="of:=TRUNC([.A895])" office:value-type="float" office:value="43759" calcext:value-type="float">
            <text:p>43759</text:p>
          </table:table-cell>
          <table:table-cell table:style-name="ce12" table:formula="of:=[.B895]-[.C895]" office:value-type="date" office:date-value="1899-12-30T09:34:11.97595381178" calcext:value-type="date">
            <text:p>12/30/99 09:34 AM</text:p>
          </table:table-cell>
          <table:table-cell table:formula="of:=MOD([.E894]-[.$E$2];[.$H$2])+1+[.$E$2]" office:value-type="float" office:value="273" calcext:value-type="float">
            <text:p>273</text:p>
          </table:table-cell>
          <table:table-cell table:formula="of:=MOD([.F894]+1/[.$H$2];5)" office:value-type="float" office:value="4.86666666666663" calcext:value-type="float">
            <text:p>4,86666666666663</text:p>
          </table:table-cell>
          <table:table-cell table:formula="of:=IF([.F895]&lt;0.000001;[.G894]+2+1/[.$H$2];[.G894]+1/[.$H$2])" office:value-type="float" office:value="14.866666666667" calcext:value-type="float">
            <text:p>14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6]))" office:value-type="date" office:date-value="2019-10-21T09:33:46.234486" calcext:value-type="date">
            <text:p>2019-10-21 09:33:46</text:p>
          </table:table-cell>
          <table:table-cell table:style-name="ce7" table:formula="of:=[.A896]" office:value-type="date" office:date-value="2019-10-21T09:33:46.234486" calcext:value-type="date">
            <text:p>2019-10-21 09:33:46</text:p>
          </table:table-cell>
          <table:table-cell table:formula="of:=TRUNC([.A896])" office:value-type="float" office:value="43759" calcext:value-type="float">
            <text:p>43759</text:p>
          </table:table-cell>
          <table:table-cell table:style-name="ce12" table:formula="of:=[.B896]-[.C896]" office:value-type="date" office:date-value="1899-12-30T09:33:46.23448586091" calcext:value-type="date">
            <text:p>12/30/99 09:33 AM</text:p>
          </table:table-cell>
          <table:table-cell table:formula="of:=MOD([.E895]-[.$E$2];[.$H$2])+1+[.$E$2]" office:value-type="float" office:value="274" calcext:value-type="float">
            <text:p>274</text:p>
          </table:table-cell>
          <table:table-cell table:formula="of:=MOD([.F895]+1/[.$H$2];5)" office:value-type="float" office:value="4.8833333333333" calcext:value-type="float">
            <text:p>4,8833333333333</text:p>
          </table:table-cell>
          <table:table-cell table:formula="of:=IF([.F896]&lt;0.000001;[.G895]+2+1/[.$H$2];[.G895]+1/[.$H$2])" office:value-type="float" office:value="14.8833333333337" calcext:value-type="float">
            <text:p>14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7]))" office:value-type="date" office:date-value="2019-10-21T09:11:54.588874" calcext:value-type="date">
            <text:p>2019-10-21 09:11:55</text:p>
          </table:table-cell>
          <table:table-cell table:style-name="ce7" table:formula="of:=[.A897]" office:value-type="date" office:date-value="2019-10-21T09:11:54.588874" calcext:value-type="date">
            <text:p>2019-10-21 09:11:55</text:p>
          </table:table-cell>
          <table:table-cell table:formula="of:=TRUNC([.A897])" office:value-type="float" office:value="43759" calcext:value-type="float">
            <text:p>43759</text:p>
          </table:table-cell>
          <table:table-cell table:style-name="ce12" table:formula="of:=[.B897]-[.C897]" office:value-type="date" office:date-value="1899-12-30T09:11:54.5888738567" calcext:value-type="date">
            <text:p>12/30/99 09:11 AM</text:p>
          </table:table-cell>
          <table:table-cell table:formula="of:=MOD([.E896]-[.$E$2];[.$H$2])+1+[.$E$2]" office:value-type="float" office:value="275" calcext:value-type="float">
            <text:p>275</text:p>
          </table:table-cell>
          <table:table-cell table:formula="of:=MOD([.F896]+1/[.$H$2];5)" office:value-type="float" office:value="4.89999999999996" calcext:value-type="float">
            <text:p>4,89999999999996</text:p>
          </table:table-cell>
          <table:table-cell table:formula="of:=IF([.F897]&lt;0.000001;[.G896]+2+1/[.$H$2];[.G896]+1/[.$H$2])" office:value-type="float" office:value="14.9000000000003" calcext:value-type="float">
            <text:p>14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8]))" office:value-type="date" office:date-value="2019-10-21T09:43:19.784809" calcext:value-type="date">
            <text:p>2019-10-21 09:43:20</text:p>
          </table:table-cell>
          <table:table-cell table:style-name="ce7" table:formula="of:=[.A898]" office:value-type="date" office:date-value="2019-10-21T09:43:19.784809" calcext:value-type="date">
            <text:p>2019-10-21 09:43:20</text:p>
          </table:table-cell>
          <table:table-cell table:formula="of:=TRUNC([.A898])" office:value-type="float" office:value="43759" calcext:value-type="float">
            <text:p>43759</text:p>
          </table:table-cell>
          <table:table-cell table:style-name="ce12" table:formula="of:=[.B898]-[.C898]" office:value-type="date" office:date-value="1899-12-30T09:43:19.78480918799" calcext:value-type="date">
            <text:p>12/30/99 09:43 AM</text:p>
          </table:table-cell>
          <table:table-cell table:formula="of:=MOD([.E897]-[.$E$2];[.$H$2])+1+[.$E$2]" office:value-type="float" office:value="276" calcext:value-type="float">
            <text:p>276</text:p>
          </table:table-cell>
          <table:table-cell table:formula="of:=MOD([.F897]+1/[.$H$2];5)" office:value-type="float" office:value="4.91666666666663" calcext:value-type="float">
            <text:p>4,91666666666663</text:p>
          </table:table-cell>
          <table:table-cell table:formula="of:=IF([.F898]&lt;0.000001;[.G897]+2+1/[.$H$2];[.G897]+1/[.$H$2])" office:value-type="float" office:value="14.916666666667" calcext:value-type="float">
            <text:p>14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899]))" office:value-type="date" office:date-value="2019-10-21T09:23:28.516759" calcext:value-type="date">
            <text:p>2019-10-21 09:23:29</text:p>
          </table:table-cell>
          <table:table-cell table:style-name="ce7" table:formula="of:=[.A899]" office:value-type="date" office:date-value="2019-10-21T09:23:28.516759" calcext:value-type="date">
            <text:p>2019-10-21 09:23:29</text:p>
          </table:table-cell>
          <table:table-cell table:formula="of:=TRUNC([.A899])" office:value-type="float" office:value="43759" calcext:value-type="float">
            <text:p>43759</text:p>
          </table:table-cell>
          <table:table-cell table:style-name="ce12" table:formula="of:=[.B899]-[.C899]" office:value-type="date" office:date-value="1899-12-30T09:23:28.516759146" calcext:value-type="date">
            <text:p>12/30/99 09:23 AM</text:p>
          </table:table-cell>
          <table:table-cell table:formula="of:=MOD([.E898]-[.$E$2];[.$H$2])+1+[.$E$2]" office:value-type="float" office:value="277" calcext:value-type="float">
            <text:p>277</text:p>
          </table:table-cell>
          <table:table-cell table:formula="of:=MOD([.F898]+1/[.$H$2];5)" office:value-type="float" office:value="4.9333333333333" calcext:value-type="float">
            <text:p>4,9333333333333</text:p>
          </table:table-cell>
          <table:table-cell table:formula="of:=IF([.F899]&lt;0.000001;[.G898]+2+1/[.$H$2];[.G898]+1/[.$H$2])" office:value-type="float" office:value="14.9333333333337" calcext:value-type="float">
            <text:p>14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0]))" office:value-type="date" office:date-value="2019-10-21T09:14:48.435814" calcext:value-type="date">
            <text:p>2019-10-21 09:14:48</text:p>
          </table:table-cell>
          <table:table-cell table:style-name="ce7" table:formula="of:=[.A900]" office:value-type="date" office:date-value="2019-10-21T09:14:48.435814" calcext:value-type="date">
            <text:p>2019-10-21 09:14:48</text:p>
          </table:table-cell>
          <table:table-cell table:formula="of:=TRUNC([.A900])" office:value-type="float" office:value="43759" calcext:value-type="float">
            <text:p>43759</text:p>
          </table:table-cell>
          <table:table-cell table:style-name="ce12" table:formula="of:=[.B900]-[.C900]" office:value-type="date" office:date-value="1899-12-30T09:14:48.43581425026" calcext:value-type="date">
            <text:p>12/30/99 09:14 AM</text:p>
          </table:table-cell>
          <table:table-cell table:formula="of:=MOD([.E899]-[.$E$2];[.$H$2])+1+[.$E$2]" office:value-type="float" office:value="278" calcext:value-type="float">
            <text:p>278</text:p>
          </table:table-cell>
          <table:table-cell table:formula="of:=MOD([.F899]+1/[.$H$2];5)" office:value-type="float" office:value="4.94999999999996" calcext:value-type="float">
            <text:p>4,94999999999996</text:p>
          </table:table-cell>
          <table:table-cell table:formula="of:=IF([.F900]&lt;0.000001;[.G899]+2+1/[.$H$2];[.G899]+1/[.$H$2])" office:value-type="float" office:value="14.9500000000003" calcext:value-type="float">
            <text:p>14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1]))" office:value-type="date" office:date-value="2019-10-21T09:44:39.40291" calcext:value-type="date">
            <text:p>2019-10-21 09:44:39</text:p>
          </table:table-cell>
          <table:table-cell table:style-name="ce7" table:formula="of:=[.A901]" office:value-type="date" office:date-value="2019-10-21T09:44:39.40291" calcext:value-type="date">
            <text:p>2019-10-21 09:44:39</text:p>
          </table:table-cell>
          <table:table-cell table:formula="of:=TRUNC([.A901])" office:value-type="float" office:value="43759" calcext:value-type="float">
            <text:p>43759</text:p>
          </table:table-cell>
          <table:table-cell table:style-name="ce12" table:formula="of:=[.B901]-[.C901]" office:value-type="date" office:date-value="1899-12-30T09:44:39.40290982369" calcext:value-type="date">
            <text:p>12/30/99 09:44 AM</text:p>
          </table:table-cell>
          <table:table-cell table:formula="of:=MOD([.E900]-[.$E$2];[.$H$2])+1+[.$E$2]" office:value-type="float" office:value="279" calcext:value-type="float">
            <text:p>279</text:p>
          </table:table-cell>
          <table:table-cell table:formula="of:=MOD([.F900]+1/[.$H$2];5)" office:value-type="float" office:value="4.96666666666663" calcext:value-type="float">
            <text:p>4,96666666666663</text:p>
          </table:table-cell>
          <table:table-cell table:formula="of:=IF([.F901]&lt;0.000001;[.G900]+2+1/[.$H$2];[.G900]+1/[.$H$2])" office:value-type="float" office:value="14.966666666667" calcext:value-type="float">
            <text:p>14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2]))" office:value-type="date" office:date-value="2019-10-21T09:39:16.547398" calcext:value-type="date">
            <text:p>2019-10-21 09:39:17</text:p>
          </table:table-cell>
          <table:table-cell table:style-name="ce7" table:formula="of:=[.A902]" office:value-type="date" office:date-value="2019-10-21T09:39:16.547398" calcext:value-type="date">
            <text:p>2019-10-21 09:39:17</text:p>
          </table:table-cell>
          <table:table-cell table:formula="of:=TRUNC([.A902])" office:value-type="float" office:value="43759" calcext:value-type="float">
            <text:p>43759</text:p>
          </table:table-cell>
          <table:table-cell table:style-name="ce12" table:formula="of:=[.B902]-[.C902]" office:value-type="date" office:date-value="1899-12-30T09:39:16.54739825986" calcext:value-type="date">
            <text:p>12/30/99 09:39 AM</text:p>
          </table:table-cell>
          <table:table-cell table:formula="of:=MOD([.E901]-[.$E$2];[.$H$2])+1+[.$E$2]" office:value-type="float" office:value="280" calcext:value-type="float">
            <text:p>280</text:p>
          </table:table-cell>
          <table:table-cell table:formula="of:=MOD([.F901]+1/[.$H$2];5)" office:value-type="float" office:value="4.9833333333333" calcext:value-type="float">
            <text:p>4,9833333333333</text:p>
          </table:table-cell>
          <table:table-cell table:formula="of:=IF([.F902]&lt;0.000001;[.G901]+2+1/[.$H$2];[.G901]+1/[.$H$2])" office:value-type="float" office:value="14.9833333333337" calcext:value-type="float">
            <text:p>14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3]))" office:value-type="date" office:date-value="2019-10-22T08:52:25.869468" calcext:value-type="date">
            <text:p>2019-10-22 08:52:26</text:p>
          </table:table-cell>
          <table:table-cell table:style-name="ce7" table:formula="of:=[.A903]" office:value-type="date" office:date-value="2019-10-22T08:52:25.869468" calcext:value-type="date">
            <text:p>2019-10-22 08:52:26</text:p>
          </table:table-cell>
          <table:table-cell table:formula="of:=TRUNC([.A903])" office:value-type="float" office:value="43760" calcext:value-type="float">
            <text:p>43760</text:p>
          </table:table-cell>
          <table:table-cell table:style-name="ce12" table:formula="of:=[.B903]-[.C903]" office:value-type="date" office:date-value="1899-12-30T08:52:25.86946810596" calcext:value-type="date">
            <text:p>12/30/99 08:52 AM</text:p>
          </table:table-cell>
          <table:table-cell table:formula="of:=MOD([.E902]-[.$E$2];[.$H$2])+1+[.$E$2]" office:value-type="float" office:value="221" calcext:value-type="float">
            <text:p>221</text:p>
          </table:table-cell>
          <table:table-cell table:formula="of:=MOD([.F902]+1/[.$H$2];5)" office:value-type="float" office:value="4.99999999999996" calcext:value-type="float">
            <text:p>4,99999999999996</text:p>
          </table:table-cell>
          <table:table-cell table:formula="of:=IF([.F903]&lt;0.000001;[.G902]+2+1/[.$H$2];[.G902]+1/[.$H$2])" office:value-type="float" office:value="15.0000000000003" calcext:value-type="float">
            <text:p>15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4]))" office:value-type="date" office:date-value="2019-10-22T09:32:25.363607" calcext:value-type="date">
            <text:p>2019-10-22 09:32:25</text:p>
          </table:table-cell>
          <table:table-cell table:style-name="ce7" table:formula="of:=[.A904]" office:value-type="date" office:date-value="2019-10-22T09:32:25.363607" calcext:value-type="date">
            <text:p>2019-10-22 09:32:25</text:p>
          </table:table-cell>
          <table:table-cell table:formula="of:=TRUNC([.A904])" office:value-type="float" office:value="43760" calcext:value-type="float">
            <text:p>43760</text:p>
          </table:table-cell>
          <table:table-cell table:style-name="ce12" table:formula="of:=[.B904]-[.C904]" office:value-type="date" office:date-value="1899-12-30T09:32:25.36360711791" calcext:value-type="date">
            <text:p>12/30/99 09:32 AM</text:p>
          </table:table-cell>
          <table:table-cell table:formula="of:=MOD([.E903]-[.$E$2];[.$H$2])+1+[.$E$2]" office:value-type="float" office:value="222" calcext:value-type="float">
            <text:p>222</text:p>
          </table:table-cell>
          <table:table-cell table:formula="of:=MOD([.F903]+1/[.$H$2];5)" office:value-type="float" office:value="0.0166666666666293" calcext:value-type="float">
            <text:p>0,016666666666629</text:p>
          </table:table-cell>
          <table:table-cell table:formula="of:=IF([.F904]&lt;0.000001;[.G903]+2+1/[.$H$2];[.G903]+1/[.$H$2])" office:value-type="float" office:value="15.016666666667" calcext:value-type="float">
            <text:p>15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5]))" office:value-type="date" office:date-value="2019-10-22T09:16:57.903431" calcext:value-type="date">
            <text:p>2019-10-22 09:16:58</text:p>
          </table:table-cell>
          <table:table-cell table:style-name="ce7" table:formula="of:=[.A905]" office:value-type="date" office:date-value="2019-10-22T09:16:57.903431" calcext:value-type="date">
            <text:p>2019-10-22 09:16:58</text:p>
          </table:table-cell>
          <table:table-cell table:formula="of:=TRUNC([.A905])" office:value-type="float" office:value="43760" calcext:value-type="float">
            <text:p>43760</text:p>
          </table:table-cell>
          <table:table-cell table:style-name="ce12" table:formula="of:=[.B905]-[.C905]" office:value-type="date" office:date-value="1899-12-30T09:16:57.90343138855" calcext:value-type="date">
            <text:p>12/30/99 09:16 AM</text:p>
          </table:table-cell>
          <table:table-cell table:formula="of:=MOD([.E904]-[.$E$2];[.$H$2])+1+[.$E$2]" office:value-type="float" office:value="223" calcext:value-type="float">
            <text:p>223</text:p>
          </table:table-cell>
          <table:table-cell table:formula="of:=MOD([.F904]+1/[.$H$2];5)" office:value-type="float" office:value="0.033333333333296" calcext:value-type="float">
            <text:p>0,033333333333296</text:p>
          </table:table-cell>
          <table:table-cell table:formula="of:=IF([.F905]&lt;0.000001;[.G904]+2+1/[.$H$2];[.G904]+1/[.$H$2])" office:value-type="float" office:value="15.0333333333337" calcext:value-type="float">
            <text:p>15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6]))" office:value-type="date" office:date-value="2019-10-22T08:59:52.537596" calcext:value-type="date">
            <text:p>2019-10-22 08:59:53</text:p>
          </table:table-cell>
          <table:table-cell table:style-name="ce7" table:formula="of:=[.A906]" office:value-type="date" office:date-value="2019-10-22T08:59:52.537596" calcext:value-type="date">
            <text:p>2019-10-22 08:59:53</text:p>
          </table:table-cell>
          <table:table-cell table:formula="of:=TRUNC([.A906])" office:value-type="float" office:value="43760" calcext:value-type="float">
            <text:p>43760</text:p>
          </table:table-cell>
          <table:table-cell table:style-name="ce12" table:formula="of:=[.B906]-[.C906]" office:value-type="date" office:date-value="1899-12-30T08:59:52.53759642597" calcext:value-type="date">
            <text:p>12/30/99 08:59 AM</text:p>
          </table:table-cell>
          <table:table-cell table:formula="of:=MOD([.E905]-[.$E$2];[.$H$2])+1+[.$E$2]" office:value-type="float" office:value="224" calcext:value-type="float">
            <text:p>224</text:p>
          </table:table-cell>
          <table:table-cell table:formula="of:=MOD([.F905]+1/[.$H$2];5)" office:value-type="float" office:value="0.0499999999999626" calcext:value-type="float">
            <text:p>0,049999999999963</text:p>
          </table:table-cell>
          <table:table-cell table:formula="of:=IF([.F906]&lt;0.000001;[.G905]+2+1/[.$H$2];[.G905]+1/[.$H$2])" office:value-type="float" office:value="15.0500000000003" calcext:value-type="float">
            <text:p>15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7]))" office:value-type="date" office:date-value="2019-10-22T09:46:00.569828" calcext:value-type="date">
            <text:p>2019-10-22 09:46:01</text:p>
          </table:table-cell>
          <table:table-cell table:style-name="ce7" table:formula="of:=[.A907]" office:value-type="date" office:date-value="2019-10-22T09:46:00.569828" calcext:value-type="date">
            <text:p>2019-10-22 09:46:01</text:p>
          </table:table-cell>
          <table:table-cell table:formula="of:=TRUNC([.A907])" office:value-type="float" office:value="43760" calcext:value-type="float">
            <text:p>43760</text:p>
          </table:table-cell>
          <table:table-cell table:style-name="ce12" table:formula="of:=[.B907]-[.C907]" office:value-type="date" office:date-value="1899-12-30T09:46:00.56982837617" calcext:value-type="date">
            <text:p>12/30/99 09:46 AM</text:p>
          </table:table-cell>
          <table:table-cell table:formula="of:=MOD([.E906]-[.$E$2];[.$H$2])+1+[.$E$2]" office:value-type="float" office:value="225" calcext:value-type="float">
            <text:p>225</text:p>
          </table:table-cell>
          <table:table-cell table:formula="of:=MOD([.F906]+1/[.$H$2];5)" office:value-type="float" office:value="0.0666666666666293" calcext:value-type="float">
            <text:p>0,066666666666629</text:p>
          </table:table-cell>
          <table:table-cell table:formula="of:=IF([.F907]&lt;0.000001;[.G906]+2+1/[.$H$2];[.G906]+1/[.$H$2])" office:value-type="float" office:value="15.066666666667" calcext:value-type="float">
            <text:p>15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8]))" office:value-type="date" office:date-value="2019-10-22T09:15:26.179573" calcext:value-type="date">
            <text:p>2019-10-22 09:15:26</text:p>
          </table:table-cell>
          <table:table-cell table:style-name="ce7" table:formula="of:=[.A908]" office:value-type="date" office:date-value="2019-10-22T09:15:26.179573" calcext:value-type="date">
            <text:p>2019-10-22 09:15:26</text:p>
          </table:table-cell>
          <table:table-cell table:formula="of:=TRUNC([.A908])" office:value-type="float" office:value="43760" calcext:value-type="float">
            <text:p>43760</text:p>
          </table:table-cell>
          <table:table-cell table:style-name="ce12" table:formula="of:=[.B908]-[.C908]" office:value-type="date" office:date-value="1899-12-30T09:15:26.17957326584" calcext:value-type="date">
            <text:p>12/30/99 09:15 AM</text:p>
          </table:table-cell>
          <table:table-cell table:formula="of:=MOD([.E907]-[.$E$2];[.$H$2])+1+[.$E$2]" office:value-type="float" office:value="226" calcext:value-type="float">
            <text:p>226</text:p>
          </table:table-cell>
          <table:table-cell table:formula="of:=MOD([.F907]+1/[.$H$2];5)" office:value-type="float" office:value="0.083333333333296" calcext:value-type="float">
            <text:p>0,083333333333296</text:p>
          </table:table-cell>
          <table:table-cell table:formula="of:=IF([.F908]&lt;0.000001;[.G907]+2+1/[.$H$2];[.G907]+1/[.$H$2])" office:value-type="float" office:value="15.0833333333337" calcext:value-type="float">
            <text:p>15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09]))" office:value-type="date" office:date-value="2019-10-22T09:33:37.121826" calcext:value-type="date">
            <text:p>2019-10-22 09:33:37</text:p>
          </table:table-cell>
          <table:table-cell table:style-name="ce7" table:formula="of:=[.A909]" office:value-type="date" office:date-value="2019-10-22T09:33:37.121826" calcext:value-type="date">
            <text:p>2019-10-22 09:33:37</text:p>
          </table:table-cell>
          <table:table-cell table:formula="of:=TRUNC([.A909])" office:value-type="float" office:value="43760" calcext:value-type="float">
            <text:p>43760</text:p>
          </table:table-cell>
          <table:table-cell table:style-name="ce12" table:formula="of:=[.B909]-[.C909]" office:value-type="date" office:date-value="1899-12-30T09:33:37.12182594929" calcext:value-type="date">
            <text:p>12/30/99 09:33 AM</text:p>
          </table:table-cell>
          <table:table-cell table:formula="of:=MOD([.E908]-[.$E$2];[.$H$2])+1+[.$E$2]" office:value-type="float" office:value="227" calcext:value-type="float">
            <text:p>227</text:p>
          </table:table-cell>
          <table:table-cell table:formula="of:=MOD([.F908]+1/[.$H$2];5)" office:value-type="float" office:value="0.0999999999999626" calcext:value-type="float">
            <text:p>0,099999999999963</text:p>
          </table:table-cell>
          <table:table-cell table:formula="of:=IF([.F909]&lt;0.000001;[.G908]+2+1/[.$H$2];[.G908]+1/[.$H$2])" office:value-type="float" office:value="15.1000000000003" calcext:value-type="float">
            <text:p>15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0]))" office:value-type="date" office:date-value="2019-10-22T09:23:09.282425" calcext:value-type="date">
            <text:p>2019-10-22 09:23:09</text:p>
          </table:table-cell>
          <table:table-cell table:style-name="ce7" table:formula="of:=[.A910]" office:value-type="date" office:date-value="2019-10-22T09:23:09.282425" calcext:value-type="date">
            <text:p>2019-10-22 09:23:09</text:p>
          </table:table-cell>
          <table:table-cell table:formula="of:=TRUNC([.A910])" office:value-type="float" office:value="43760" calcext:value-type="float">
            <text:p>43760</text:p>
          </table:table-cell>
          <table:table-cell table:style-name="ce12" table:formula="of:=[.B910]-[.C910]" office:value-type="date" office:date-value="1899-12-30T09:23:09.28242498077" calcext:value-type="date">
            <text:p>12/30/99 09:23 AM</text:p>
          </table:table-cell>
          <table:table-cell table:formula="of:=MOD([.E909]-[.$E$2];[.$H$2])+1+[.$E$2]" office:value-type="float" office:value="228" calcext:value-type="float">
            <text:p>228</text:p>
          </table:table-cell>
          <table:table-cell table:formula="of:=MOD([.F909]+1/[.$H$2];5)" office:value-type="float" office:value="0.116666666666629" calcext:value-type="float">
            <text:p>0,116666666666629</text:p>
          </table:table-cell>
          <table:table-cell table:formula="of:=IF([.F910]&lt;0.000001;[.G909]+2+1/[.$H$2];[.G909]+1/[.$H$2])" office:value-type="float" office:value="15.116666666667" calcext:value-type="float">
            <text:p>15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1]))" office:value-type="date" office:date-value="2019-10-22T09:20:28.388635" calcext:value-type="date">
            <text:p>2019-10-22 09:20:28</text:p>
          </table:table-cell>
          <table:table-cell table:style-name="ce7" table:formula="of:=[.A911]" office:value-type="date" office:date-value="2019-10-22T09:20:28.388635" calcext:value-type="date">
            <text:p>2019-10-22 09:20:28</text:p>
          </table:table-cell>
          <table:table-cell table:formula="of:=TRUNC([.A911])" office:value-type="float" office:value="43760" calcext:value-type="float">
            <text:p>43760</text:p>
          </table:table-cell>
          <table:table-cell table:style-name="ce12" table:formula="of:=[.B911]-[.C911]" office:value-type="date" office:date-value="1899-12-30T09:20:28.38863488287" calcext:value-type="date">
            <text:p>12/30/99 09:20 AM</text:p>
          </table:table-cell>
          <table:table-cell table:formula="of:=MOD([.E910]-[.$E$2];[.$H$2])+1+[.$E$2]" office:value-type="float" office:value="229" calcext:value-type="float">
            <text:p>229</text:p>
          </table:table-cell>
          <table:table-cell table:formula="of:=MOD([.F910]+1/[.$H$2];5)" office:value-type="float" office:value="0.133333333333296" calcext:value-type="float">
            <text:p>0,133333333333296</text:p>
          </table:table-cell>
          <table:table-cell table:formula="of:=IF([.F911]&lt;0.000001;[.G910]+2+1/[.$H$2];[.G910]+1/[.$H$2])" office:value-type="float" office:value="15.1333333333337" calcext:value-type="float">
            <text:p>15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2]))" office:value-type="date" office:date-value="2019-10-22T09:10:50.261749" calcext:value-type="date">
            <text:p>2019-10-22 09:10:50</text:p>
          </table:table-cell>
          <table:table-cell table:style-name="ce7" table:formula="of:=[.A912]" office:value-type="date" office:date-value="2019-10-22T09:10:50.261749" calcext:value-type="date">
            <text:p>2019-10-22 09:10:50</text:p>
          </table:table-cell>
          <table:table-cell table:formula="of:=TRUNC([.A912])" office:value-type="float" office:value="43760" calcext:value-type="float">
            <text:p>43760</text:p>
          </table:table-cell>
          <table:table-cell table:style-name="ce12" table:formula="of:=[.B912]-[.C912]" office:value-type="date" office:date-value="1899-12-30T09:10:50.26174904779" calcext:value-type="date">
            <text:p>12/30/99 09:10 AM</text:p>
          </table:table-cell>
          <table:table-cell table:formula="of:=MOD([.E911]-[.$E$2];[.$H$2])+1+[.$E$2]" office:value-type="float" office:value="230" calcext:value-type="float">
            <text:p>230</text:p>
          </table:table-cell>
          <table:table-cell table:formula="of:=MOD([.F911]+1/[.$H$2];5)" office:value-type="float" office:value="0.149999999999963" calcext:value-type="float">
            <text:p>0,149999999999963</text:p>
          </table:table-cell>
          <table:table-cell table:formula="of:=IF([.F912]&lt;0.000001;[.G911]+2+1/[.$H$2];[.G911]+1/[.$H$2])" office:value-type="float" office:value="15.1500000000003" calcext:value-type="float">
            <text:p>15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3]))" office:value-type="date" office:date-value="2019-10-22T09:34:53.905282" calcext:value-type="date">
            <text:p>2019-10-22 09:34:54</text:p>
          </table:table-cell>
          <table:table-cell table:style-name="ce7" table:formula="of:=[.A913]" office:value-type="date" office:date-value="2019-10-22T09:34:53.905282" calcext:value-type="date">
            <text:p>2019-10-22 09:34:54</text:p>
          </table:table-cell>
          <table:table-cell table:formula="of:=TRUNC([.A913])" office:value-type="float" office:value="43760" calcext:value-type="float">
            <text:p>43760</text:p>
          </table:table-cell>
          <table:table-cell table:style-name="ce12" table:formula="of:=[.B913]-[.C913]" office:value-type="date" office:date-value="1899-12-30T09:34:53.90528155491" calcext:value-type="date">
            <text:p>12/30/99 09:34 AM</text:p>
          </table:table-cell>
          <table:table-cell table:formula="of:=MOD([.E912]-[.$E$2];[.$H$2])+1+[.$E$2]" office:value-type="float" office:value="231" calcext:value-type="float">
            <text:p>231</text:p>
          </table:table-cell>
          <table:table-cell table:formula="of:=MOD([.F912]+1/[.$H$2];5)" office:value-type="float" office:value="0.166666666666629" calcext:value-type="float">
            <text:p>0,166666666666629</text:p>
          </table:table-cell>
          <table:table-cell table:formula="of:=IF([.F913]&lt;0.000001;[.G912]+2+1/[.$H$2];[.G912]+1/[.$H$2])" office:value-type="float" office:value="15.166666666667" calcext:value-type="float">
            <text:p>15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4]))" office:value-type="date" office:date-value="2019-10-22T09:31:15.520807" calcext:value-type="date">
            <text:p>2019-10-22 09:31:16</text:p>
          </table:table-cell>
          <table:table-cell table:style-name="ce7" table:formula="of:=[.A914]" office:value-type="date" office:date-value="2019-10-22T09:31:15.520807" calcext:value-type="date">
            <text:p>2019-10-22 09:31:16</text:p>
          </table:table-cell>
          <table:table-cell table:formula="of:=TRUNC([.A914])" office:value-type="float" office:value="43760" calcext:value-type="float">
            <text:p>43760</text:p>
          </table:table-cell>
          <table:table-cell table:style-name="ce12" table:formula="of:=[.B914]-[.C914]" office:value-type="date" office:date-value="1899-12-30T09:31:15.5208067596" calcext:value-type="date">
            <text:p>12/30/99 09:31 AM</text:p>
          </table:table-cell>
          <table:table-cell table:formula="of:=MOD([.E913]-[.$E$2];[.$H$2])+1+[.$E$2]" office:value-type="float" office:value="232" calcext:value-type="float">
            <text:p>232</text:p>
          </table:table-cell>
          <table:table-cell table:formula="of:=MOD([.F913]+1/[.$H$2];5)" office:value-type="float" office:value="0.183333333333296" calcext:value-type="float">
            <text:p>0,183333333333296</text:p>
          </table:table-cell>
          <table:table-cell table:formula="of:=IF([.F914]&lt;0.000001;[.G913]+2+1/[.$H$2];[.G913]+1/[.$H$2])" office:value-type="float" office:value="15.1833333333337" calcext:value-type="float">
            <text:p>15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5]))" office:value-type="date" office:date-value="2019-10-22T09:51:12.918677" calcext:value-type="date">
            <text:p>2019-10-22 09:51:13</text:p>
          </table:table-cell>
          <table:table-cell table:style-name="ce7" table:formula="of:=[.A915]" office:value-type="date" office:date-value="2019-10-22T09:51:12.918677" calcext:value-type="date">
            <text:p>2019-10-22 09:51:13</text:p>
          </table:table-cell>
          <table:table-cell table:formula="of:=TRUNC([.A915])" office:value-type="float" office:value="43760" calcext:value-type="float">
            <text:p>43760</text:p>
          </table:table-cell>
          <table:table-cell table:style-name="ce12" table:formula="of:=[.B915]-[.C915]" office:value-type="date" office:date-value="1899-12-30T09:51:12.91867733002" calcext:value-type="date">
            <text:p>12/30/99 09:51 AM</text:p>
          </table:table-cell>
          <table:table-cell table:formula="of:=MOD([.E914]-[.$E$2];[.$H$2])+1+[.$E$2]" office:value-type="float" office:value="233" calcext:value-type="float">
            <text:p>233</text:p>
          </table:table-cell>
          <table:table-cell table:formula="of:=MOD([.F914]+1/[.$H$2];5)" office:value-type="float" office:value="0.199999999999963" calcext:value-type="float">
            <text:p>0,199999999999963</text:p>
          </table:table-cell>
          <table:table-cell table:formula="of:=IF([.F915]&lt;0.000001;[.G914]+2+1/[.$H$2];[.G914]+1/[.$H$2])" office:value-type="float" office:value="15.2000000000003" calcext:value-type="float">
            <text:p>15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6]))" office:value-type="date" office:date-value="2019-10-22T09:35:22.815325" calcext:value-type="date">
            <text:p>2019-10-22 09:35:23</text:p>
          </table:table-cell>
          <table:table-cell table:style-name="ce7" table:formula="of:=[.A916]" office:value-type="date" office:date-value="2019-10-22T09:35:22.815325" calcext:value-type="date">
            <text:p>2019-10-22 09:35:23</text:p>
          </table:table-cell>
          <table:table-cell table:formula="of:=TRUNC([.A916])" office:value-type="float" office:value="43760" calcext:value-type="float">
            <text:p>43760</text:p>
          </table:table-cell>
          <table:table-cell table:style-name="ce12" table:formula="of:=[.B916]-[.C916]" office:value-type="date" office:date-value="1899-12-30T09:35:22.81532515772" calcext:value-type="date">
            <text:p>12/30/99 09:35 AM</text:p>
          </table:table-cell>
          <table:table-cell table:formula="of:=MOD([.E915]-[.$E$2];[.$H$2])+1+[.$E$2]" office:value-type="float" office:value="234" calcext:value-type="float">
            <text:p>234</text:p>
          </table:table-cell>
          <table:table-cell table:formula="of:=MOD([.F915]+1/[.$H$2];5)" office:value-type="float" office:value="0.216666666666629" calcext:value-type="float">
            <text:p>0,216666666666629</text:p>
          </table:table-cell>
          <table:table-cell table:formula="of:=IF([.F916]&lt;0.000001;[.G915]+2+1/[.$H$2];[.G915]+1/[.$H$2])" office:value-type="float" office:value="15.216666666667" calcext:value-type="float">
            <text:p>15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7]))" office:value-type="date" office:date-value="2019-10-22T10:01:25.918283" calcext:value-type="date">
            <text:p>2019-10-22 10:01:26</text:p>
          </table:table-cell>
          <table:table-cell table:style-name="ce7" table:formula="of:=[.A917]" office:value-type="date" office:date-value="2019-10-22T10:01:25.918283" calcext:value-type="date">
            <text:p>2019-10-22 10:01:26</text:p>
          </table:table-cell>
          <table:table-cell table:formula="of:=TRUNC([.A917])" office:value-type="float" office:value="43760" calcext:value-type="float">
            <text:p>43760</text:p>
          </table:table-cell>
          <table:table-cell table:style-name="ce12" table:formula="of:=[.B917]-[.C917]" office:value-type="date" office:date-value="1899-12-30T10:01:25.91828313656" calcext:value-type="date">
            <text:p>12/30/99 10:01 AM</text:p>
          </table:table-cell>
          <table:table-cell table:formula="of:=MOD([.E916]-[.$E$2];[.$H$2])+1+[.$E$2]" office:value-type="float" office:value="235" calcext:value-type="float">
            <text:p>235</text:p>
          </table:table-cell>
          <table:table-cell table:formula="of:=MOD([.F916]+1/[.$H$2];5)" office:value-type="float" office:value="0.233333333333296" calcext:value-type="float">
            <text:p>0,233333333333296</text:p>
          </table:table-cell>
          <table:table-cell table:formula="of:=IF([.F917]&lt;0.000001;[.G916]+2+1/[.$H$2];[.G916]+1/[.$H$2])" office:value-type="float" office:value="15.2333333333337" calcext:value-type="float">
            <text:p>15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8]))" office:value-type="date" office:date-value="2019-10-22T09:19:42.027556" calcext:value-type="date">
            <text:p>2019-10-22 09:19:42</text:p>
          </table:table-cell>
          <table:table-cell table:style-name="ce7" table:formula="of:=[.A918]" office:value-type="date" office:date-value="2019-10-22T09:19:42.027556" calcext:value-type="date">
            <text:p>2019-10-22 09:19:42</text:p>
          </table:table-cell>
          <table:table-cell table:formula="of:=TRUNC([.A918])" office:value-type="float" office:value="43760" calcext:value-type="float">
            <text:p>43760</text:p>
          </table:table-cell>
          <table:table-cell table:style-name="ce12" table:formula="of:=[.B918]-[.C918]" office:value-type="date" office:date-value="1899-12-30T09:19:42.02755625825" calcext:value-type="date">
            <text:p>12/30/99 09:19 AM</text:p>
          </table:table-cell>
          <table:table-cell table:formula="of:=MOD([.E917]-[.$E$2];[.$H$2])+1+[.$E$2]" office:value-type="float" office:value="236" calcext:value-type="float">
            <text:p>236</text:p>
          </table:table-cell>
          <table:table-cell table:formula="of:=MOD([.F917]+1/[.$H$2];5)" office:value-type="float" office:value="0.249999999999963" calcext:value-type="float">
            <text:p>0,249999999999963</text:p>
          </table:table-cell>
          <table:table-cell table:formula="of:=IF([.F918]&lt;0.000001;[.G917]+2+1/[.$H$2];[.G917]+1/[.$H$2])" office:value-type="float" office:value="15.2500000000003" calcext:value-type="float">
            <text:p>15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19]))" office:value-type="date" office:date-value="2019-10-22T09:14:09.853446" calcext:value-type="date">
            <text:p>2019-10-22 09:14:10</text:p>
          </table:table-cell>
          <table:table-cell table:style-name="ce7" table:formula="of:=[.A919]" office:value-type="date" office:date-value="2019-10-22T09:14:09.853446" calcext:value-type="date">
            <text:p>2019-10-22 09:14:10</text:p>
          </table:table-cell>
          <table:table-cell table:formula="of:=TRUNC([.A919])" office:value-type="float" office:value="43760" calcext:value-type="float">
            <text:p>43760</text:p>
          </table:table-cell>
          <table:table-cell table:style-name="ce12" table:formula="of:=[.B919]-[.C919]" office:value-type="date" office:date-value="1899-12-30T09:14:09.85344645102" calcext:value-type="date">
            <text:p>12/30/99 09:14 AM</text:p>
          </table:table-cell>
          <table:table-cell table:formula="of:=MOD([.E918]-[.$E$2];[.$H$2])+1+[.$E$2]" office:value-type="float" office:value="237" calcext:value-type="float">
            <text:p>237</text:p>
          </table:table-cell>
          <table:table-cell table:formula="of:=MOD([.F918]+1/[.$H$2];5)" office:value-type="float" office:value="0.266666666666629" calcext:value-type="float">
            <text:p>0,266666666666629</text:p>
          </table:table-cell>
          <table:table-cell table:formula="of:=IF([.F919]&lt;0.000001;[.G918]+2+1/[.$H$2];[.G918]+1/[.$H$2])" office:value-type="float" office:value="15.266666666667" calcext:value-type="float">
            <text:p>15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0]))" office:value-type="date" office:date-value="2019-10-22T09:40:13.586875" calcext:value-type="date">
            <text:p>2019-10-22 09:40:14</text:p>
          </table:table-cell>
          <table:table-cell table:style-name="ce7" table:formula="of:=[.A920]" office:value-type="date" office:date-value="2019-10-22T09:40:13.586875" calcext:value-type="date">
            <text:p>2019-10-22 09:40:14</text:p>
          </table:table-cell>
          <table:table-cell table:formula="of:=TRUNC([.A920])" office:value-type="float" office:value="43760" calcext:value-type="float">
            <text:p>43760</text:p>
          </table:table-cell>
          <table:table-cell table:style-name="ce12" table:formula="of:=[.B920]-[.C920]" office:value-type="date" office:date-value="1899-12-30T09:40:13.58687526081" calcext:value-type="date">
            <text:p>12/30/99 09:40 AM</text:p>
          </table:table-cell>
          <table:table-cell table:formula="of:=MOD([.E919]-[.$E$2];[.$H$2])+1+[.$E$2]" office:value-type="float" office:value="238" calcext:value-type="float">
            <text:p>238</text:p>
          </table:table-cell>
          <table:table-cell table:formula="of:=MOD([.F919]+1/[.$H$2];5)" office:value-type="float" office:value="0.283333333333296" calcext:value-type="float">
            <text:p>0,283333333333296</text:p>
          </table:table-cell>
          <table:table-cell table:formula="of:=IF([.F920]&lt;0.000001;[.G919]+2+1/[.$H$2];[.G919]+1/[.$H$2])" office:value-type="float" office:value="15.2833333333337" calcext:value-type="float">
            <text:p>15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1]))" office:value-type="date" office:date-value="2019-10-22T09:37:02.828571" calcext:value-type="date">
            <text:p>2019-10-22 09:37:03</text:p>
          </table:table-cell>
          <table:table-cell table:style-name="ce7" table:formula="of:=[.A921]" office:value-type="date" office:date-value="2019-10-22T09:37:02.828571" calcext:value-type="date">
            <text:p>2019-10-22 09:37:03</text:p>
          </table:table-cell>
          <table:table-cell table:formula="of:=TRUNC([.A921])" office:value-type="float" office:value="43760" calcext:value-type="float">
            <text:p>43760</text:p>
          </table:table-cell>
          <table:table-cell table:style-name="ce12" table:formula="of:=[.B921]-[.C921]" office:value-type="date" office:date-value="1899-12-30T09:37:02.82857077662" calcext:value-type="date">
            <text:p>12/30/99 09:37 AM</text:p>
          </table:table-cell>
          <table:table-cell table:formula="of:=MOD([.E920]-[.$E$2];[.$H$2])+1+[.$E$2]" office:value-type="float" office:value="239" calcext:value-type="float">
            <text:p>239</text:p>
          </table:table-cell>
          <table:table-cell table:formula="of:=MOD([.F920]+1/[.$H$2];5)" office:value-type="float" office:value="0.299999999999963" calcext:value-type="float">
            <text:p>0,299999999999963</text:p>
          </table:table-cell>
          <table:table-cell table:formula="of:=IF([.F921]&lt;0.000001;[.G920]+2+1/[.$H$2];[.G920]+1/[.$H$2])" office:value-type="float" office:value="15.3000000000003" calcext:value-type="float">
            <text:p>15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2]))" office:value-type="date" office:date-value="2019-10-22T09:40:39.893023" calcext:value-type="date">
            <text:p>2019-10-22 09:40:40</text:p>
          </table:table-cell>
          <table:table-cell table:style-name="ce7" table:formula="of:=[.A922]" office:value-type="date" office:date-value="2019-10-22T09:40:39.893023" calcext:value-type="date">
            <text:p>2019-10-22 09:40:40</text:p>
          </table:table-cell>
          <table:table-cell table:formula="of:=TRUNC([.A922])" office:value-type="float" office:value="43760" calcext:value-type="float">
            <text:p>43760</text:p>
          </table:table-cell>
          <table:table-cell table:style-name="ce12" table:formula="of:=[.B922]-[.C922]" office:value-type="date" office:date-value="1899-12-30T09:40:39.89302280825" calcext:value-type="date">
            <text:p>12/30/99 09:40 AM</text:p>
          </table:table-cell>
          <table:table-cell table:formula="of:=MOD([.E921]-[.$E$2];[.$H$2])+1+[.$E$2]" office:value-type="float" office:value="240" calcext:value-type="float">
            <text:p>240</text:p>
          </table:table-cell>
          <table:table-cell table:formula="of:=MOD([.F921]+1/[.$H$2];5)" office:value-type="float" office:value="0.316666666666629" calcext:value-type="float">
            <text:p>0,316666666666629</text:p>
          </table:table-cell>
          <table:table-cell table:formula="of:=IF([.F922]&lt;0.000001;[.G921]+2+1/[.$H$2];[.G921]+1/[.$H$2])" office:value-type="float" office:value="15.316666666667" calcext:value-type="float">
            <text:p>15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3]))" office:value-type="date" office:date-value="2019-10-22T09:22:40.242607" calcext:value-type="date">
            <text:p>2019-10-22 09:22:40</text:p>
          </table:table-cell>
          <table:table-cell table:style-name="ce7" table:formula="of:=[.A923]" office:value-type="date" office:date-value="2019-10-22T09:22:40.242607" calcext:value-type="date">
            <text:p>2019-10-22 09:22:40</text:p>
          </table:table-cell>
          <table:table-cell table:formula="of:=TRUNC([.A923])" office:value-type="float" office:value="43760" calcext:value-type="float">
            <text:p>43760</text:p>
          </table:table-cell>
          <table:table-cell table:style-name="ce12" table:formula="of:=[.B923]-[.C923]" office:value-type="date" office:date-value="1899-12-30T09:22:40.24260688573" calcext:value-type="date">
            <text:p>12/30/99 09:22 AM</text:p>
          </table:table-cell>
          <table:table-cell table:formula="of:=MOD([.E922]-[.$E$2];[.$H$2])+1+[.$E$2]" office:value-type="float" office:value="241" calcext:value-type="float">
            <text:p>241</text:p>
          </table:table-cell>
          <table:table-cell table:formula="of:=MOD([.F922]+1/[.$H$2];5)" office:value-type="float" office:value="0.333333333333296" calcext:value-type="float">
            <text:p>0,333333333333296</text:p>
          </table:table-cell>
          <table:table-cell table:formula="of:=IF([.F923]&lt;0.000001;[.G922]+2+1/[.$H$2];[.G922]+1/[.$H$2])" office:value-type="float" office:value="15.3333333333337" calcext:value-type="float">
            <text:p>15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4]))" office:value-type="date" office:date-value="2019-10-22T09:09:47.679117" calcext:value-type="date">
            <text:p>2019-10-22 09:09:48</text:p>
          </table:table-cell>
          <table:table-cell table:style-name="ce7" table:formula="of:=[.A924]" office:value-type="date" office:date-value="2019-10-22T09:09:47.679117" calcext:value-type="date">
            <text:p>2019-10-22 09:09:48</text:p>
          </table:table-cell>
          <table:table-cell table:formula="of:=TRUNC([.A924])" office:value-type="float" office:value="43760" calcext:value-type="float">
            <text:p>43760</text:p>
          </table:table-cell>
          <table:table-cell table:style-name="ce12" table:formula="of:=[.B924]-[.C924]" office:value-type="date" office:date-value="1899-12-30T09:09:47.67911726609" calcext:value-type="date">
            <text:p>12/30/99 09:09 AM</text:p>
          </table:table-cell>
          <table:table-cell table:formula="of:=MOD([.E923]-[.$E$2];[.$H$2])+1+[.$E$2]" office:value-type="float" office:value="242" calcext:value-type="float">
            <text:p>242</text:p>
          </table:table-cell>
          <table:table-cell table:formula="of:=MOD([.F923]+1/[.$H$2];5)" office:value-type="float" office:value="0.349999999999963" calcext:value-type="float">
            <text:p>0,349999999999963</text:p>
          </table:table-cell>
          <table:table-cell table:formula="of:=IF([.F924]&lt;0.000001;[.G923]+2+1/[.$H$2];[.G923]+1/[.$H$2])" office:value-type="float" office:value="15.3500000000003" calcext:value-type="float">
            <text:p>15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5]))" office:value-type="date" office:date-value="2019-10-22T09:25:36.738141" calcext:value-type="date">
            <text:p>2019-10-22 09:25:37</text:p>
          </table:table-cell>
          <table:table-cell table:style-name="ce7" table:formula="of:=[.A925]" office:value-type="date" office:date-value="2019-10-22T09:25:36.738141" calcext:value-type="date">
            <text:p>2019-10-22 09:25:37</text:p>
          </table:table-cell>
          <table:table-cell table:formula="of:=TRUNC([.A925])" office:value-type="float" office:value="43760" calcext:value-type="float">
            <text:p>43760</text:p>
          </table:table-cell>
          <table:table-cell table:style-name="ce12" table:formula="of:=[.B925]-[.C925]" office:value-type="date" office:date-value="1899-12-30T09:25:36.73814109061" calcext:value-type="date">
            <text:p>12/30/99 09:25 AM</text:p>
          </table:table-cell>
          <table:table-cell table:formula="of:=MOD([.E924]-[.$E$2];[.$H$2])+1+[.$E$2]" office:value-type="float" office:value="243" calcext:value-type="float">
            <text:p>243</text:p>
          </table:table-cell>
          <table:table-cell table:formula="of:=MOD([.F924]+1/[.$H$2];5)" office:value-type="float" office:value="0.366666666666629" calcext:value-type="float">
            <text:p>0,366666666666629</text:p>
          </table:table-cell>
          <table:table-cell table:formula="of:=IF([.F925]&lt;0.000001;[.G924]+2+1/[.$H$2];[.G924]+1/[.$H$2])" office:value-type="float" office:value="15.366666666667" calcext:value-type="float">
            <text:p>15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6]))" office:value-type="date" office:date-value="2019-10-22T09:22:22.42199" calcext:value-type="date">
            <text:p>2019-10-22 09:22:22</text:p>
          </table:table-cell>
          <table:table-cell table:style-name="ce7" table:formula="of:=[.A926]" office:value-type="date" office:date-value="2019-10-22T09:22:22.42199" calcext:value-type="date">
            <text:p>2019-10-22 09:22:22</text:p>
          </table:table-cell>
          <table:table-cell table:formula="of:=TRUNC([.A926])" office:value-type="float" office:value="43760" calcext:value-type="float">
            <text:p>43760</text:p>
          </table:table-cell>
          <table:table-cell table:style-name="ce12" table:formula="of:=[.B926]-[.C926]" office:value-type="date" office:date-value="1899-12-30T09:22:22.42199028376" calcext:value-type="date">
            <text:p>12/30/99 09:22 AM</text:p>
          </table:table-cell>
          <table:table-cell table:formula="of:=MOD([.E925]-[.$E$2];[.$H$2])+1+[.$E$2]" office:value-type="float" office:value="244" calcext:value-type="float">
            <text:p>244</text:p>
          </table:table-cell>
          <table:table-cell table:formula="of:=MOD([.F925]+1/[.$H$2];5)" office:value-type="float" office:value="0.383333333333296" calcext:value-type="float">
            <text:p>0,383333333333296</text:p>
          </table:table-cell>
          <table:table-cell table:formula="of:=IF([.F926]&lt;0.000001;[.G925]+2+1/[.$H$2];[.G925]+1/[.$H$2])" office:value-type="float" office:value="15.3833333333337" calcext:value-type="float">
            <text:p>15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7]))" office:value-type="date" office:date-value="2019-10-22T09:40:50.494481" calcext:value-type="date">
            <text:p>2019-10-22 09:40:50</text:p>
          </table:table-cell>
          <table:table-cell table:style-name="ce7" table:formula="of:=[.A927]" office:value-type="date" office:date-value="2019-10-22T09:40:50.494481" calcext:value-type="date">
            <text:p>2019-10-22 09:40:50</text:p>
          </table:table-cell>
          <table:table-cell table:formula="of:=TRUNC([.A927])" office:value-type="float" office:value="43760" calcext:value-type="float">
            <text:p>43760</text:p>
          </table:table-cell>
          <table:table-cell table:style-name="ce12" table:formula="of:=[.B927]-[.C927]" office:value-type="date" office:date-value="1899-12-30T09:40:50.49448097125" calcext:value-type="date">
            <text:p>12/30/99 09:40 AM</text:p>
          </table:table-cell>
          <table:table-cell table:formula="of:=MOD([.E926]-[.$E$2];[.$H$2])+1+[.$E$2]" office:value-type="float" office:value="245" calcext:value-type="float">
            <text:p>245</text:p>
          </table:table-cell>
          <table:table-cell table:formula="of:=MOD([.F926]+1/[.$H$2];5)" office:value-type="float" office:value="0.399999999999963" calcext:value-type="float">
            <text:p>0,399999999999963</text:p>
          </table:table-cell>
          <table:table-cell table:formula="of:=IF([.F927]&lt;0.000001;[.G926]+2+1/[.$H$2];[.G926]+1/[.$H$2])" office:value-type="float" office:value="15.4000000000003" calcext:value-type="float">
            <text:p>15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8]))" office:value-type="date" office:date-value="2019-10-22T09:30:08.138713" calcext:value-type="date">
            <text:p>2019-10-22 09:30:08</text:p>
          </table:table-cell>
          <table:table-cell table:style-name="ce7" table:formula="of:=[.A928]" office:value-type="date" office:date-value="2019-10-22T09:30:08.138713" calcext:value-type="date">
            <text:p>2019-10-22 09:30:08</text:p>
          </table:table-cell>
          <table:table-cell table:formula="of:=TRUNC([.A928])" office:value-type="float" office:value="43760" calcext:value-type="float">
            <text:p>43760</text:p>
          </table:table-cell>
          <table:table-cell table:style-name="ce12" table:formula="of:=[.B928]-[.C928]" office:value-type="date" office:date-value="1899-12-30T09:30:08.1387127284" calcext:value-type="date">
            <text:p>12/30/99 09:30 AM</text:p>
          </table:table-cell>
          <table:table-cell table:formula="of:=MOD([.E927]-[.$E$2];[.$H$2])+1+[.$E$2]" office:value-type="float" office:value="246" calcext:value-type="float">
            <text:p>246</text:p>
          </table:table-cell>
          <table:table-cell table:formula="of:=MOD([.F927]+1/[.$H$2];5)" office:value-type="float" office:value="0.416666666666629" calcext:value-type="float">
            <text:p>0,416666666666629</text:p>
          </table:table-cell>
          <table:table-cell table:formula="of:=IF([.F928]&lt;0.000001;[.G927]+2+1/[.$H$2];[.G927]+1/[.$H$2])" office:value-type="float" office:value="15.416666666667" calcext:value-type="float">
            <text:p>15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29]))" office:value-type="date" office:date-value="2019-10-22T09:50:57.001238" calcext:value-type="date">
            <text:p>2019-10-22 09:50:57</text:p>
          </table:table-cell>
          <table:table-cell table:style-name="ce7" table:formula="of:=[.A929]" office:value-type="date" office:date-value="2019-10-22T09:50:57.001238" calcext:value-type="date">
            <text:p>2019-10-22 09:50:57</text:p>
          </table:table-cell>
          <table:table-cell table:formula="of:=TRUNC([.A929])" office:value-type="float" office:value="43760" calcext:value-type="float">
            <text:p>43760</text:p>
          </table:table-cell>
          <table:table-cell table:style-name="ce12" table:formula="of:=[.B929]-[.C929]" office:value-type="date" office:date-value="1899-12-30T09:50:57.00123764109" calcext:value-type="date">
            <text:p>12/30/99 09:50 AM</text:p>
          </table:table-cell>
          <table:table-cell table:formula="of:=MOD([.E928]-[.$E$2];[.$H$2])+1+[.$E$2]" office:value-type="float" office:value="247" calcext:value-type="float">
            <text:p>247</text:p>
          </table:table-cell>
          <table:table-cell table:formula="of:=MOD([.F928]+1/[.$H$2];5)" office:value-type="float" office:value="0.433333333333296" calcext:value-type="float">
            <text:p>0,433333333333296</text:p>
          </table:table-cell>
          <table:table-cell table:formula="of:=IF([.F929]&lt;0.000001;[.G928]+2+1/[.$H$2];[.G928]+1/[.$H$2])" office:value-type="float" office:value="15.4333333333337" calcext:value-type="float">
            <text:p>15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0]))" office:value-type="date" office:date-value="2019-10-22T09:15:26.279901" calcext:value-type="date">
            <text:p>2019-10-22 09:15:26</text:p>
          </table:table-cell>
          <table:table-cell table:style-name="ce7" table:formula="of:=[.A930]" office:value-type="date" office:date-value="2019-10-22T09:15:26.279901" calcext:value-type="date">
            <text:p>2019-10-22 09:15:26</text:p>
          </table:table-cell>
          <table:table-cell table:formula="of:=TRUNC([.A930])" office:value-type="float" office:value="43760" calcext:value-type="float">
            <text:p>43760</text:p>
          </table:table-cell>
          <table:table-cell table:style-name="ce12" table:formula="of:=[.B930]-[.C930]" office:value-type="date" office:date-value="1899-12-30T09:15:26.27990087494" calcext:value-type="date">
            <text:p>12/30/99 09:15 AM</text:p>
          </table:table-cell>
          <table:table-cell table:formula="of:=MOD([.E929]-[.$E$2];[.$H$2])+1+[.$E$2]" office:value-type="float" office:value="248" calcext:value-type="float">
            <text:p>248</text:p>
          </table:table-cell>
          <table:table-cell table:formula="of:=MOD([.F929]+1/[.$H$2];5)" office:value-type="float" office:value="0.449999999999963" calcext:value-type="float">
            <text:p>0,449999999999963</text:p>
          </table:table-cell>
          <table:table-cell table:formula="of:=IF([.F930]&lt;0.000001;[.G929]+2+1/[.$H$2];[.G929]+1/[.$H$2])" office:value-type="float" office:value="15.4500000000003" calcext:value-type="float">
            <text:p>15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1]))" office:value-type="date" office:date-value="2019-10-22T08:49:05.697439" calcext:value-type="date">
            <text:p>2019-10-22 08:49:06</text:p>
          </table:table-cell>
          <table:table-cell table:style-name="ce7" table:formula="of:=[.A931]" office:value-type="date" office:date-value="2019-10-22T08:49:05.697439" calcext:value-type="date">
            <text:p>2019-10-22 08:49:06</text:p>
          </table:table-cell>
          <table:table-cell table:formula="of:=TRUNC([.A931])" office:value-type="float" office:value="43760" calcext:value-type="float">
            <text:p>43760</text:p>
          </table:table-cell>
          <table:table-cell table:style-name="ce12" table:formula="of:=[.B931]-[.C931]" office:value-type="date" office:date-value="1899-12-30T08:49:05.69743853062" calcext:value-type="date">
            <text:p>12/30/99 08:49 AM</text:p>
          </table:table-cell>
          <table:table-cell table:formula="of:=MOD([.E930]-[.$E$2];[.$H$2])+1+[.$E$2]" office:value-type="float" office:value="249" calcext:value-type="float">
            <text:p>249</text:p>
          </table:table-cell>
          <table:table-cell table:formula="of:=MOD([.F930]+1/[.$H$2];5)" office:value-type="float" office:value="0.466666666666629" calcext:value-type="float">
            <text:p>0,466666666666629</text:p>
          </table:table-cell>
          <table:table-cell table:formula="of:=IF([.F931]&lt;0.000001;[.G930]+2+1/[.$H$2];[.G930]+1/[.$H$2])" office:value-type="float" office:value="15.466666666667" calcext:value-type="float">
            <text:p>15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2]))" office:value-type="date" office:date-value="2019-10-22T09:24:07.927161" calcext:value-type="date">
            <text:p>2019-10-22 09:24:08</text:p>
          </table:table-cell>
          <table:table-cell table:style-name="ce7" table:formula="of:=[.A932]" office:value-type="date" office:date-value="2019-10-22T09:24:07.927161" calcext:value-type="date">
            <text:p>2019-10-22 09:24:08</text:p>
          </table:table-cell>
          <table:table-cell table:formula="of:=TRUNC([.A932])" office:value-type="float" office:value="43760" calcext:value-type="float">
            <text:p>43760</text:p>
          </table:table-cell>
          <table:table-cell table:style-name="ce12" table:formula="of:=[.B932]-[.C932]" office:value-type="date" office:date-value="1899-12-30T09:24:07.92716070078" calcext:value-type="date">
            <text:p>12/30/99 09:24 AM</text:p>
          </table:table-cell>
          <table:table-cell table:formula="of:=MOD([.E931]-[.$E$2];[.$H$2])+1+[.$E$2]" office:value-type="float" office:value="250" calcext:value-type="float">
            <text:p>250</text:p>
          </table:table-cell>
          <table:table-cell table:formula="of:=MOD([.F931]+1/[.$H$2];5)" office:value-type="float" office:value="0.483333333333296" calcext:value-type="float">
            <text:p>0,483333333333296</text:p>
          </table:table-cell>
          <table:table-cell table:formula="of:=IF([.F932]&lt;0.000001;[.G931]+2+1/[.$H$2];[.G931]+1/[.$H$2])" office:value-type="float" office:value="15.4833333333337" calcext:value-type="float">
            <text:p>15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3]))" office:value-type="date" office:date-value="2019-10-22T09:18:37.406774" calcext:value-type="date">
            <text:p>2019-10-22 09:18:37</text:p>
          </table:table-cell>
          <table:table-cell table:style-name="ce7" table:formula="of:=[.A933]" office:value-type="date" office:date-value="2019-10-22T09:18:37.406774" calcext:value-type="date">
            <text:p>2019-10-22 09:18:37</text:p>
          </table:table-cell>
          <table:table-cell table:formula="of:=TRUNC([.A933])" office:value-type="float" office:value="43760" calcext:value-type="float">
            <text:p>43760</text:p>
          </table:table-cell>
          <table:table-cell table:style-name="ce12" table:formula="of:=[.B933]-[.C933]" office:value-type="date" office:date-value="1899-12-30T09:18:37.4067735672" calcext:value-type="date">
            <text:p>12/30/99 09:18 AM</text:p>
          </table:table-cell>
          <table:table-cell table:formula="of:=MOD([.E932]-[.$E$2];[.$H$2])+1+[.$E$2]" office:value-type="float" office:value="251" calcext:value-type="float">
            <text:p>251</text:p>
          </table:table-cell>
          <table:table-cell table:formula="of:=MOD([.F932]+1/[.$H$2];5)" office:value-type="float" office:value="0.499999999999963" calcext:value-type="float">
            <text:p>0,499999999999963</text:p>
          </table:table-cell>
          <table:table-cell table:formula="of:=IF([.F933]&lt;0.000001;[.G932]+2+1/[.$H$2];[.G932]+1/[.$H$2])" office:value-type="float" office:value="15.5000000000003" calcext:value-type="float">
            <text:p>15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4]))" office:value-type="date" office:date-value="2019-10-22T09:54:32.88203" calcext:value-type="date">
            <text:p>2019-10-22 09:54:33</text:p>
          </table:table-cell>
          <table:table-cell table:style-name="ce7" table:formula="of:=[.A934]" office:value-type="date" office:date-value="2019-10-22T09:54:32.88203" calcext:value-type="date">
            <text:p>2019-10-22 09:54:33</text:p>
          </table:table-cell>
          <table:table-cell table:formula="of:=TRUNC([.A934])" office:value-type="float" office:value="43760" calcext:value-type="float">
            <text:p>43760</text:p>
          </table:table-cell>
          <table:table-cell table:style-name="ce12" table:formula="of:=[.B934]-[.C934]" office:value-type="date" office:date-value="1899-12-30T09:54:32.88202957716" calcext:value-type="date">
            <text:p>12/30/99 09:54 AM</text:p>
          </table:table-cell>
          <table:table-cell table:formula="of:=MOD([.E933]-[.$E$2];[.$H$2])+1+[.$E$2]" office:value-type="float" office:value="252" calcext:value-type="float">
            <text:p>252</text:p>
          </table:table-cell>
          <table:table-cell table:formula="of:=MOD([.F933]+1/[.$H$2];5)" office:value-type="float" office:value="0.516666666666629" calcext:value-type="float">
            <text:p>0,516666666666629</text:p>
          </table:table-cell>
          <table:table-cell table:formula="of:=IF([.F934]&lt;0.000001;[.G933]+2+1/[.$H$2];[.G933]+1/[.$H$2])" office:value-type="float" office:value="15.516666666667" calcext:value-type="float">
            <text:p>15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5]))" office:value-type="date" office:date-value="2019-10-22T09:42:54.126797" calcext:value-type="date">
            <text:p>2019-10-22 09:42:54</text:p>
          </table:table-cell>
          <table:table-cell table:style-name="ce7" table:formula="of:=[.A935]" office:value-type="date" office:date-value="2019-10-22T09:42:54.126797" calcext:value-type="date">
            <text:p>2019-10-22 09:42:54</text:p>
          </table:table-cell>
          <table:table-cell table:formula="of:=TRUNC([.A935])" office:value-type="float" office:value="43760" calcext:value-type="float">
            <text:p>43760</text:p>
          </table:table-cell>
          <table:table-cell table:style-name="ce12" table:formula="of:=[.B935]-[.C935]" office:value-type="date" office:date-value="1899-12-30T09:42:54.12679670379" calcext:value-type="date">
            <text:p>12/30/99 09:42 AM</text:p>
          </table:table-cell>
          <table:table-cell table:formula="of:=MOD([.E934]-[.$E$2];[.$H$2])+1+[.$E$2]" office:value-type="float" office:value="253" calcext:value-type="float">
            <text:p>253</text:p>
          </table:table-cell>
          <table:table-cell table:formula="of:=MOD([.F934]+1/[.$H$2];5)" office:value-type="float" office:value="0.533333333333296" calcext:value-type="float">
            <text:p>0,533333333333296</text:p>
          </table:table-cell>
          <table:table-cell table:formula="of:=IF([.F935]&lt;0.000001;[.G934]+2+1/[.$H$2];[.G934]+1/[.$H$2])" office:value-type="float" office:value="15.5333333333337" calcext:value-type="float">
            <text:p>15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6]))" office:value-type="date" office:date-value="2019-10-22T09:15:55.033839" calcext:value-type="date">
            <text:p>2019-10-22 09:15:55</text:p>
          </table:table-cell>
          <table:table-cell table:style-name="ce7" table:formula="of:=[.A936]" office:value-type="date" office:date-value="2019-10-22T09:15:55.033839" calcext:value-type="date">
            <text:p>2019-10-22 09:15:55</text:p>
          </table:table-cell>
          <table:table-cell table:formula="of:=TRUNC([.A936])" office:value-type="float" office:value="43760" calcext:value-type="float">
            <text:p>43760</text:p>
          </table:table-cell>
          <table:table-cell table:style-name="ce12" table:formula="of:=[.B936]-[.C936]" office:value-type="date" office:date-value="1899-12-30T09:15:55.0338386558" calcext:value-type="date">
            <text:p>12/30/99 09:15 AM</text:p>
          </table:table-cell>
          <table:table-cell table:formula="of:=MOD([.E935]-[.$E$2];[.$H$2])+1+[.$E$2]" office:value-type="float" office:value="254" calcext:value-type="float">
            <text:p>254</text:p>
          </table:table-cell>
          <table:table-cell table:formula="of:=MOD([.F935]+1/[.$H$2];5)" office:value-type="float" office:value="0.549999999999963" calcext:value-type="float">
            <text:p>0,549999999999963</text:p>
          </table:table-cell>
          <table:table-cell table:formula="of:=IF([.F936]&lt;0.000001;[.G935]+2+1/[.$H$2];[.G935]+1/[.$H$2])" office:value-type="float" office:value="15.5500000000004" calcext:value-type="float">
            <text:p>15,5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7]))" office:value-type="date" office:date-value="2019-10-22T09:24:24.503255" calcext:value-type="date">
            <text:p>2019-10-22 09:24:25</text:p>
          </table:table-cell>
          <table:table-cell table:style-name="ce7" table:formula="of:=[.A937]" office:value-type="date" office:date-value="2019-10-22T09:24:24.503255" calcext:value-type="date">
            <text:p>2019-10-22 09:24:25</text:p>
          </table:table-cell>
          <table:table-cell table:formula="of:=TRUNC([.A937])" office:value-type="float" office:value="43760" calcext:value-type="float">
            <text:p>43760</text:p>
          </table:table-cell>
          <table:table-cell table:style-name="ce12" table:formula="of:=[.B937]-[.C937]" office:value-type="date" office:date-value="1899-12-30T09:24:24.50325516053" calcext:value-type="date">
            <text:p>12/30/99 09:24 AM</text:p>
          </table:table-cell>
          <table:table-cell table:formula="of:=MOD([.E936]-[.$E$2];[.$H$2])+1+[.$E$2]" office:value-type="float" office:value="255" calcext:value-type="float">
            <text:p>255</text:p>
          </table:table-cell>
          <table:table-cell table:formula="of:=MOD([.F936]+1/[.$H$2];5)" office:value-type="float" office:value="0.566666666666629" calcext:value-type="float">
            <text:p>0,566666666666629</text:p>
          </table:table-cell>
          <table:table-cell table:formula="of:=IF([.F937]&lt;0.000001;[.G936]+2+1/[.$H$2];[.G936]+1/[.$H$2])" office:value-type="float" office:value="15.566666666667" calcext:value-type="float">
            <text:p>15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8]))" office:value-type="date" office:date-value="2019-10-22T09:46:50.868035" calcext:value-type="date">
            <text:p>2019-10-22 09:46:51</text:p>
          </table:table-cell>
          <table:table-cell table:style-name="ce7" table:formula="of:=[.A938]" office:value-type="date" office:date-value="2019-10-22T09:46:50.868035" calcext:value-type="date">
            <text:p>2019-10-22 09:46:51</text:p>
          </table:table-cell>
          <table:table-cell table:formula="of:=TRUNC([.A938])" office:value-type="float" office:value="43760" calcext:value-type="float">
            <text:p>43760</text:p>
          </table:table-cell>
          <table:table-cell table:style-name="ce12" table:formula="of:=[.B938]-[.C938]" office:value-type="date" office:date-value="1899-12-30T09:46:50.86803486105" calcext:value-type="date">
            <text:p>12/30/99 09:46 AM</text:p>
          </table:table-cell>
          <table:table-cell table:formula="of:=MOD([.E937]-[.$E$2];[.$H$2])+1+[.$E$2]" office:value-type="float" office:value="256" calcext:value-type="float">
            <text:p>256</text:p>
          </table:table-cell>
          <table:table-cell table:formula="of:=MOD([.F937]+1/[.$H$2];5)" office:value-type="float" office:value="0.583333333333296" calcext:value-type="float">
            <text:p>0,583333333333296</text:p>
          </table:table-cell>
          <table:table-cell table:formula="of:=IF([.F938]&lt;0.000001;[.G937]+2+1/[.$H$2];[.G937]+1/[.$H$2])" office:value-type="float" office:value="15.5833333333337" calcext:value-type="float">
            <text:p>15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39]))" office:value-type="date" office:date-value="2019-10-22T09:55:12.958775" calcext:value-type="date">
            <text:p>2019-10-22 09:55:13</text:p>
          </table:table-cell>
          <table:table-cell table:style-name="ce7" table:formula="of:=[.A939]" office:value-type="date" office:date-value="2019-10-22T09:55:12.958775" calcext:value-type="date">
            <text:p>2019-10-22 09:55:13</text:p>
          </table:table-cell>
          <table:table-cell table:formula="of:=TRUNC([.A939])" office:value-type="float" office:value="43760" calcext:value-type="float">
            <text:p>43760</text:p>
          </table:table-cell>
          <table:table-cell table:style-name="ce12" table:formula="of:=[.B939]-[.C939]" office:value-type="date" office:date-value="1899-12-30T09:55:12.95877546072" calcext:value-type="date">
            <text:p>12/30/99 09:55 AM</text:p>
          </table:table-cell>
          <table:table-cell table:formula="of:=MOD([.E938]-[.$E$2];[.$H$2])+1+[.$E$2]" office:value-type="float" office:value="257" calcext:value-type="float">
            <text:p>257</text:p>
          </table:table-cell>
          <table:table-cell table:formula="of:=MOD([.F938]+1/[.$H$2];5)" office:value-type="float" office:value="0.599999999999963" calcext:value-type="float">
            <text:p>0,599999999999963</text:p>
          </table:table-cell>
          <table:table-cell table:formula="of:=IF([.F939]&lt;0.000001;[.G938]+2+1/[.$H$2];[.G938]+1/[.$H$2])" office:value-type="float" office:value="15.6000000000004" calcext:value-type="float">
            <text:p>15,6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0]))" office:value-type="date" office:date-value="2019-10-22T09:57:53.907792" calcext:value-type="date">
            <text:p>2019-10-22 09:57:54</text:p>
          </table:table-cell>
          <table:table-cell table:style-name="ce7" table:formula="of:=[.A940]" office:value-type="date" office:date-value="2019-10-22T09:57:53.907792" calcext:value-type="date">
            <text:p>2019-10-22 09:57:54</text:p>
          </table:table-cell>
          <table:table-cell table:formula="of:=TRUNC([.A940])" office:value-type="float" office:value="43760" calcext:value-type="float">
            <text:p>43760</text:p>
          </table:table-cell>
          <table:table-cell table:style-name="ce12" table:formula="of:=[.B940]-[.C940]" office:value-type="date" office:date-value="1899-12-30T09:57:53.90779182315" calcext:value-type="date">
            <text:p>12/30/99 09:57 AM</text:p>
          </table:table-cell>
          <table:table-cell table:formula="of:=MOD([.E939]-[.$E$2];[.$H$2])+1+[.$E$2]" office:value-type="float" office:value="258" calcext:value-type="float">
            <text:p>258</text:p>
          </table:table-cell>
          <table:table-cell table:formula="of:=MOD([.F939]+1/[.$H$2];5)" office:value-type="float" office:value="0.61666666666663" calcext:value-type="float">
            <text:p>0,61666666666663</text:p>
          </table:table-cell>
          <table:table-cell table:formula="of:=IF([.F940]&lt;0.000001;[.G939]+2+1/[.$H$2];[.G939]+1/[.$H$2])" office:value-type="float" office:value="15.616666666667" calcext:value-type="float">
            <text:p>15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1]))" office:value-type="date" office:date-value="2019-10-22T09:35:09.895942" calcext:value-type="date">
            <text:p>2019-10-22 09:35:10</text:p>
          </table:table-cell>
          <table:table-cell table:style-name="ce7" table:formula="of:=[.A941]" office:value-type="date" office:date-value="2019-10-22T09:35:09.895942" calcext:value-type="date">
            <text:p>2019-10-22 09:35:10</text:p>
          </table:table-cell>
          <table:table-cell table:formula="of:=TRUNC([.A941])" office:value-type="float" office:value="43760" calcext:value-type="float">
            <text:p>43760</text:p>
          </table:table-cell>
          <table:table-cell table:style-name="ce12" table:formula="of:=[.B941]-[.C941]" office:value-type="date" office:date-value="1899-12-30T09:35:09.89594177809" calcext:value-type="date">
            <text:p>12/30/99 09:35 AM</text:p>
          </table:table-cell>
          <table:table-cell table:formula="of:=MOD([.E940]-[.$E$2];[.$H$2])+1+[.$E$2]" office:value-type="float" office:value="259" calcext:value-type="float">
            <text:p>259</text:p>
          </table:table-cell>
          <table:table-cell table:formula="of:=MOD([.F940]+1/[.$H$2];5)" office:value-type="float" office:value="0.633333333333296" calcext:value-type="float">
            <text:p>0,633333333333296</text:p>
          </table:table-cell>
          <table:table-cell table:formula="of:=IF([.F941]&lt;0.000001;[.G940]+2+1/[.$H$2];[.G940]+1/[.$H$2])" office:value-type="float" office:value="15.6333333333337" calcext:value-type="float">
            <text:p>15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2]))" office:value-type="date" office:date-value="2019-10-22T09:40:08.199902" calcext:value-type="date">
            <text:p>2019-10-22 09:40:08</text:p>
          </table:table-cell>
          <table:table-cell table:style-name="ce7" table:formula="of:=[.A942]" office:value-type="date" office:date-value="2019-10-22T09:40:08.199902" calcext:value-type="date">
            <text:p>2019-10-22 09:40:08</text:p>
          </table:table-cell>
          <table:table-cell table:formula="of:=TRUNC([.A942])" office:value-type="float" office:value="43760" calcext:value-type="float">
            <text:p>43760</text:p>
          </table:table-cell>
          <table:table-cell table:style-name="ce12" table:formula="of:=[.B942]-[.C942]" office:value-type="date" office:date-value="1899-12-30T09:40:08.19990236778" calcext:value-type="date">
            <text:p>12/30/99 09:40 AM</text:p>
          </table:table-cell>
          <table:table-cell table:formula="of:=MOD([.E941]-[.$E$2];[.$H$2])+1+[.$E$2]" office:value-type="float" office:value="260" calcext:value-type="float">
            <text:p>260</text:p>
          </table:table-cell>
          <table:table-cell table:formula="of:=MOD([.F941]+1/[.$H$2];5)" office:value-type="float" office:value="0.649999999999963" calcext:value-type="float">
            <text:p>0,649999999999963</text:p>
          </table:table-cell>
          <table:table-cell table:formula="of:=IF([.F942]&lt;0.000001;[.G941]+2+1/[.$H$2];[.G941]+1/[.$H$2])" office:value-type="float" office:value="15.6500000000004" calcext:value-type="float">
            <text:p>15,6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3]))" office:value-type="date" office:date-value="2019-10-22T09:22:53.526399" calcext:value-type="date">
            <text:p>2019-10-22 09:22:54</text:p>
          </table:table-cell>
          <table:table-cell table:style-name="ce7" table:formula="of:=[.A943]" office:value-type="date" office:date-value="2019-10-22T09:22:53.526399" calcext:value-type="date">
            <text:p>2019-10-22 09:22:54</text:p>
          </table:table-cell>
          <table:table-cell table:formula="of:=TRUNC([.A943])" office:value-type="float" office:value="43760" calcext:value-type="float">
            <text:p>43760</text:p>
          </table:table-cell>
          <table:table-cell table:style-name="ce12" table:formula="of:=[.B943]-[.C943]" office:value-type="date" office:date-value="1899-12-30T09:22:53.52639937308" calcext:value-type="date">
            <text:p>12/30/99 09:22 AM</text:p>
          </table:table-cell>
          <table:table-cell table:formula="of:=MOD([.E942]-[.$E$2];[.$H$2])+1+[.$E$2]" office:value-type="float" office:value="261" calcext:value-type="float">
            <text:p>261</text:p>
          </table:table-cell>
          <table:table-cell table:formula="of:=MOD([.F942]+1/[.$H$2];5)" office:value-type="float" office:value="0.66666666666663" calcext:value-type="float">
            <text:p>0,66666666666663</text:p>
          </table:table-cell>
          <table:table-cell table:formula="of:=IF([.F943]&lt;0.000001;[.G942]+2+1/[.$H$2];[.G942]+1/[.$H$2])" office:value-type="float" office:value="15.666666666667" calcext:value-type="float">
            <text:p>15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4]))" office:value-type="date" office:date-value="2019-10-22T09:33:39.682526" calcext:value-type="date">
            <text:p>2019-10-22 09:33:40</text:p>
          </table:table-cell>
          <table:table-cell table:style-name="ce7" table:formula="of:=[.A944]" office:value-type="date" office:date-value="2019-10-22T09:33:39.682526" calcext:value-type="date">
            <text:p>2019-10-22 09:33:40</text:p>
          </table:table-cell>
          <table:table-cell table:formula="of:=TRUNC([.A944])" office:value-type="float" office:value="43760" calcext:value-type="float">
            <text:p>43760</text:p>
          </table:table-cell>
          <table:table-cell table:style-name="ce12" table:formula="of:=[.B944]-[.C944]" office:value-type="date" office:date-value="1899-12-30T09:33:39.68252607621" calcext:value-type="date">
            <text:p>12/30/99 09:33 AM</text:p>
          </table:table-cell>
          <table:table-cell table:formula="of:=MOD([.E943]-[.$E$2];[.$H$2])+1+[.$E$2]" office:value-type="float" office:value="262" calcext:value-type="float">
            <text:p>262</text:p>
          </table:table-cell>
          <table:table-cell table:formula="of:=MOD([.F943]+1/[.$H$2];5)" office:value-type="float" office:value="0.683333333333296" calcext:value-type="float">
            <text:p>0,683333333333296</text:p>
          </table:table-cell>
          <table:table-cell table:formula="of:=IF([.F944]&lt;0.000001;[.G943]+2+1/[.$H$2];[.G943]+1/[.$H$2])" office:value-type="float" office:value="15.6833333333337" calcext:value-type="float">
            <text:p>15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5]))" office:value-type="date" office:date-value="2019-10-22T09:53:10.474423" calcext:value-type="date">
            <text:p>2019-10-22 09:53:10</text:p>
          </table:table-cell>
          <table:table-cell table:style-name="ce7" table:formula="of:=[.A945]" office:value-type="date" office:date-value="2019-10-22T09:53:10.474423" calcext:value-type="date">
            <text:p>2019-10-22 09:53:10</text:p>
          </table:table-cell>
          <table:table-cell table:formula="of:=TRUNC([.A945])" office:value-type="float" office:value="43760" calcext:value-type="float">
            <text:p>43760</text:p>
          </table:table-cell>
          <table:table-cell table:style-name="ce12" table:formula="of:=[.B945]-[.C945]" office:value-type="date" office:date-value="1899-12-30T09:53:10.47442297451" calcext:value-type="date">
            <text:p>12/30/99 09:53 AM</text:p>
          </table:table-cell>
          <table:table-cell table:formula="of:=MOD([.E944]-[.$E$2];[.$H$2])+1+[.$E$2]" office:value-type="float" office:value="263" calcext:value-type="float">
            <text:p>263</text:p>
          </table:table-cell>
          <table:table-cell table:formula="of:=MOD([.F944]+1/[.$H$2];5)" office:value-type="float" office:value="0.699999999999963" calcext:value-type="float">
            <text:p>0,699999999999963</text:p>
          </table:table-cell>
          <table:table-cell table:formula="of:=IF([.F945]&lt;0.000001;[.G944]+2+1/[.$H$2];[.G944]+1/[.$H$2])" office:value-type="float" office:value="15.7000000000004" calcext:value-type="float">
            <text:p>15,7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6]))" office:value-type="date" office:date-value="2019-10-22T09:11:15.942963" calcext:value-type="date">
            <text:p>2019-10-22 09:11:16</text:p>
          </table:table-cell>
          <table:table-cell table:style-name="ce7" table:formula="of:=[.A946]" office:value-type="date" office:date-value="2019-10-22T09:11:15.942963" calcext:value-type="date">
            <text:p>2019-10-22 09:11:16</text:p>
          </table:table-cell>
          <table:table-cell table:formula="of:=TRUNC([.A946])" office:value-type="float" office:value="43760" calcext:value-type="float">
            <text:p>43760</text:p>
          </table:table-cell>
          <table:table-cell table:style-name="ce12" table:formula="of:=[.B946]-[.C946]" office:value-type="date" office:date-value="1899-12-30T09:11:15.94296347816" calcext:value-type="date">
            <text:p>12/30/99 09:11 AM</text:p>
          </table:table-cell>
          <table:table-cell table:formula="of:=MOD([.E945]-[.$E$2];[.$H$2])+1+[.$E$2]" office:value-type="float" office:value="264" calcext:value-type="float">
            <text:p>264</text:p>
          </table:table-cell>
          <table:table-cell table:formula="of:=MOD([.F945]+1/[.$H$2];5)" office:value-type="float" office:value="0.71666666666663" calcext:value-type="float">
            <text:p>0,71666666666663</text:p>
          </table:table-cell>
          <table:table-cell table:formula="of:=IF([.F946]&lt;0.000001;[.G945]+2+1/[.$H$2];[.G945]+1/[.$H$2])" office:value-type="float" office:value="15.716666666667" calcext:value-type="float">
            <text:p>15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7]))" office:value-type="date" office:date-value="2019-10-22T09:43:09.290983" calcext:value-type="date">
            <text:p>2019-10-22 09:43:09</text:p>
          </table:table-cell>
          <table:table-cell table:style-name="ce7" table:formula="of:=[.A947]" office:value-type="date" office:date-value="2019-10-22T09:43:09.290983" calcext:value-type="date">
            <text:p>2019-10-22 09:43:09</text:p>
          </table:table-cell>
          <table:table-cell table:formula="of:=TRUNC([.A947])" office:value-type="float" office:value="43760" calcext:value-type="float">
            <text:p>43760</text:p>
          </table:table-cell>
          <table:table-cell table:style-name="ce12" table:formula="of:=[.B947]-[.C947]" office:value-type="date" office:date-value="1899-12-30T09:43:09.29098283406" calcext:value-type="date">
            <text:p>12/30/99 09:43 AM</text:p>
          </table:table-cell>
          <table:table-cell table:formula="of:=MOD([.E946]-[.$E$2];[.$H$2])+1+[.$E$2]" office:value-type="float" office:value="265" calcext:value-type="float">
            <text:p>265</text:p>
          </table:table-cell>
          <table:table-cell table:formula="of:=MOD([.F946]+1/[.$H$2];5)" office:value-type="float" office:value="0.733333333333297" calcext:value-type="float">
            <text:p>0,733333333333297</text:p>
          </table:table-cell>
          <table:table-cell table:formula="of:=IF([.F947]&lt;0.000001;[.G946]+2+1/[.$H$2];[.G946]+1/[.$H$2])" office:value-type="float" office:value="15.7333333333337" calcext:value-type="float">
            <text:p>15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8]))" office:value-type="date" office:date-value="2019-10-22T09:19:39.989266" calcext:value-type="date">
            <text:p>2019-10-22 09:19:40</text:p>
          </table:table-cell>
          <table:table-cell table:style-name="ce7" table:formula="of:=[.A948]" office:value-type="date" office:date-value="2019-10-22T09:19:39.989266" calcext:value-type="date">
            <text:p>2019-10-22 09:19:40</text:p>
          </table:table-cell>
          <table:table-cell table:formula="of:=TRUNC([.A948])" office:value-type="float" office:value="43760" calcext:value-type="float">
            <text:p>43760</text:p>
          </table:table-cell>
          <table:table-cell table:style-name="ce12" table:formula="of:=[.B948]-[.C948]" office:value-type="date" office:date-value="1899-12-30T09:19:39.98926641885" calcext:value-type="date">
            <text:p>12/30/99 09:19 AM</text:p>
          </table:table-cell>
          <table:table-cell table:formula="of:=MOD([.E947]-[.$E$2];[.$H$2])+1+[.$E$2]" office:value-type="float" office:value="266" calcext:value-type="float">
            <text:p>266</text:p>
          </table:table-cell>
          <table:table-cell table:formula="of:=MOD([.F947]+1/[.$H$2];5)" office:value-type="float" office:value="0.749999999999963" calcext:value-type="float">
            <text:p>0,749999999999963</text:p>
          </table:table-cell>
          <table:table-cell table:formula="of:=IF([.F948]&lt;0.000001;[.G947]+2+1/[.$H$2];[.G947]+1/[.$H$2])" office:value-type="float" office:value="15.7500000000004" calcext:value-type="float">
            <text:p>15,7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49]))" office:value-type="date" office:date-value="2019-10-22T09:33:40.444035" calcext:value-type="date">
            <text:p>2019-10-22 09:33:40</text:p>
          </table:table-cell>
          <table:table-cell table:style-name="ce7" table:formula="of:=[.A949]" office:value-type="date" office:date-value="2019-10-22T09:33:40.444035" calcext:value-type="date">
            <text:p>2019-10-22 09:33:40</text:p>
          </table:table-cell>
          <table:table-cell table:formula="of:=TRUNC([.A949])" office:value-type="float" office:value="43760" calcext:value-type="float">
            <text:p>43760</text:p>
          </table:table-cell>
          <table:table-cell table:style-name="ce12" table:formula="of:=[.B949]-[.C949]" office:value-type="date" office:date-value="1899-12-30T09:33:40.4440349713" calcext:value-type="date">
            <text:p>12/30/99 09:33 AM</text:p>
          </table:table-cell>
          <table:table-cell table:formula="of:=MOD([.E948]-[.$E$2];[.$H$2])+1+[.$E$2]" office:value-type="float" office:value="267" calcext:value-type="float">
            <text:p>267</text:p>
          </table:table-cell>
          <table:table-cell table:formula="of:=MOD([.F948]+1/[.$H$2];5)" office:value-type="float" office:value="0.76666666666663" calcext:value-type="float">
            <text:p>0,76666666666663</text:p>
          </table:table-cell>
          <table:table-cell table:formula="of:=IF([.F949]&lt;0.000001;[.G948]+2+1/[.$H$2];[.G948]+1/[.$H$2])" office:value-type="float" office:value="15.766666666667" calcext:value-type="float">
            <text:p>15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0]))" office:value-type="date" office:date-value="2019-10-22T09:32:32.199154" calcext:value-type="date">
            <text:p>2019-10-22 09:32:32</text:p>
          </table:table-cell>
          <table:table-cell table:style-name="ce7" table:formula="of:=[.A950]" office:value-type="date" office:date-value="2019-10-22T09:32:32.199154" calcext:value-type="date">
            <text:p>2019-10-22 09:32:32</text:p>
          </table:table-cell>
          <table:table-cell table:formula="of:=TRUNC([.A950])" office:value-type="float" office:value="43760" calcext:value-type="float">
            <text:p>43760</text:p>
          </table:table-cell>
          <table:table-cell table:style-name="ce12" table:formula="of:=[.B950]-[.C950]" office:value-type="date" office:date-value="1899-12-30T09:32:32.19915392809" calcext:value-type="date">
            <text:p>12/30/99 09:32 AM</text:p>
          </table:table-cell>
          <table:table-cell table:formula="of:=MOD([.E949]-[.$E$2];[.$H$2])+1+[.$E$2]" office:value-type="float" office:value="268" calcext:value-type="float">
            <text:p>268</text:p>
          </table:table-cell>
          <table:table-cell table:formula="of:=MOD([.F949]+1/[.$H$2];5)" office:value-type="float" office:value="0.783333333333297" calcext:value-type="float">
            <text:p>0,783333333333297</text:p>
          </table:table-cell>
          <table:table-cell table:formula="of:=IF([.F950]&lt;0.000001;[.G949]+2+1/[.$H$2];[.G949]+1/[.$H$2])" office:value-type="float" office:value="15.7833333333337" calcext:value-type="float">
            <text:p>15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1]))" office:value-type="date" office:date-value="2019-10-22T09:45:54.344928" calcext:value-type="date">
            <text:p>2019-10-22 09:45:54</text:p>
          </table:table-cell>
          <table:table-cell table:style-name="ce7" table:formula="of:=[.A951]" office:value-type="date" office:date-value="2019-10-22T09:45:54.344928" calcext:value-type="date">
            <text:p>2019-10-22 09:45:54</text:p>
          </table:table-cell>
          <table:table-cell table:formula="of:=TRUNC([.A951])" office:value-type="float" office:value="43760" calcext:value-type="float">
            <text:p>43760</text:p>
          </table:table-cell>
          <table:table-cell table:style-name="ce12" table:formula="of:=[.B951]-[.C951]" office:value-type="date" office:date-value="1899-12-30T09:45:54.34492751956" calcext:value-type="date">
            <text:p>12/30/99 09:45 AM</text:p>
          </table:table-cell>
          <table:table-cell table:formula="of:=MOD([.E950]-[.$E$2];[.$H$2])+1+[.$E$2]" office:value-type="float" office:value="269" calcext:value-type="float">
            <text:p>269</text:p>
          </table:table-cell>
          <table:table-cell table:formula="of:=MOD([.F950]+1/[.$H$2];5)" office:value-type="float" office:value="0.799999999999963" calcext:value-type="float">
            <text:p>0,799999999999963</text:p>
          </table:table-cell>
          <table:table-cell table:formula="of:=IF([.F951]&lt;0.000001;[.G950]+2+1/[.$H$2];[.G950]+1/[.$H$2])" office:value-type="float" office:value="15.8000000000004" calcext:value-type="float">
            <text:p>15,8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2]))" office:value-type="date" office:date-value="2019-10-22T09:39:01.295597" calcext:value-type="date">
            <text:p>2019-10-22 09:39:01</text:p>
          </table:table-cell>
          <table:table-cell table:style-name="ce7" table:formula="of:=[.A952]" office:value-type="date" office:date-value="2019-10-22T09:39:01.295597" calcext:value-type="date">
            <text:p>2019-10-22 09:39:01</text:p>
          </table:table-cell>
          <table:table-cell table:formula="of:=TRUNC([.A952])" office:value-type="float" office:value="43760" calcext:value-type="float">
            <text:p>43760</text:p>
          </table:table-cell>
          <table:table-cell table:style-name="ce12" table:formula="of:=[.B952]-[.C952]" office:value-type="date" office:date-value="1899-12-30T09:39:01.29559693392" calcext:value-type="date">
            <text:p>12/30/99 09:39 AM</text:p>
          </table:table-cell>
          <table:table-cell table:formula="of:=MOD([.E951]-[.$E$2];[.$H$2])+1+[.$E$2]" office:value-type="float" office:value="270" calcext:value-type="float">
            <text:p>270</text:p>
          </table:table-cell>
          <table:table-cell table:formula="of:=MOD([.F951]+1/[.$H$2];5)" office:value-type="float" office:value="0.81666666666663" calcext:value-type="float">
            <text:p>0,81666666666663</text:p>
          </table:table-cell>
          <table:table-cell table:formula="of:=IF([.F952]&lt;0.000001;[.G951]+2+1/[.$H$2];[.G951]+1/[.$H$2])" office:value-type="float" office:value="15.816666666667" calcext:value-type="float">
            <text:p>15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3]))" office:value-type="date" office:date-value="2019-10-22T09:21:54.5968" calcext:value-type="date">
            <text:p>2019-10-22 09:21:55</text:p>
          </table:table-cell>
          <table:table-cell table:style-name="ce7" table:formula="of:=[.A953]" office:value-type="date" office:date-value="2019-10-22T09:21:54.5968" calcext:value-type="date">
            <text:p>2019-10-22 09:21:55</text:p>
          </table:table-cell>
          <table:table-cell table:formula="of:=TRUNC([.A953])" office:value-type="float" office:value="43760" calcext:value-type="float">
            <text:p>43760</text:p>
          </table:table-cell>
          <table:table-cell table:style-name="ce12" table:formula="of:=[.B953]-[.C953]" office:value-type="date" office:date-value="1899-12-30T09:21:54.59680048283" calcext:value-type="date">
            <text:p>12/30/99 09:21 AM</text:p>
          </table:table-cell>
          <table:table-cell table:formula="of:=MOD([.E952]-[.$E$2];[.$H$2])+1+[.$E$2]" office:value-type="float" office:value="271" calcext:value-type="float">
            <text:p>271</text:p>
          </table:table-cell>
          <table:table-cell table:formula="of:=MOD([.F952]+1/[.$H$2];5)" office:value-type="float" office:value="0.833333333333297" calcext:value-type="float">
            <text:p>0,833333333333297</text:p>
          </table:table-cell>
          <table:table-cell table:formula="of:=IF([.F953]&lt;0.000001;[.G952]+2+1/[.$H$2];[.G952]+1/[.$H$2])" office:value-type="float" office:value="15.8333333333337" calcext:value-type="float">
            <text:p>15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4]))" office:value-type="date" office:date-value="2019-10-22T09:21:53.515311" calcext:value-type="date">
            <text:p>2019-10-22 09:21:54</text:p>
          </table:table-cell>
          <table:table-cell table:style-name="ce7" table:formula="of:=[.A954]" office:value-type="date" office:date-value="2019-10-22T09:21:53.515311" calcext:value-type="date">
            <text:p>2019-10-22 09:21:54</text:p>
          </table:table-cell>
          <table:table-cell table:formula="of:=TRUNC([.A954])" office:value-type="float" office:value="43760" calcext:value-type="float">
            <text:p>43760</text:p>
          </table:table-cell>
          <table:table-cell table:style-name="ce12" table:formula="of:=[.B954]-[.C954]" office:value-type="date" office:date-value="1899-12-30T09:21:53.51531054825" calcext:value-type="date">
            <text:p>12/30/99 09:21 AM</text:p>
          </table:table-cell>
          <table:table-cell table:formula="of:=MOD([.E953]-[.$E$2];[.$H$2])+1+[.$E$2]" office:value-type="float" office:value="272" calcext:value-type="float">
            <text:p>272</text:p>
          </table:table-cell>
          <table:table-cell table:formula="of:=MOD([.F953]+1/[.$H$2];5)" office:value-type="float" office:value="0.849999999999964" calcext:value-type="float">
            <text:p>0,849999999999964</text:p>
          </table:table-cell>
          <table:table-cell table:formula="of:=IF([.F954]&lt;0.000001;[.G953]+2+1/[.$H$2];[.G953]+1/[.$H$2])" office:value-type="float" office:value="15.8500000000004" calcext:value-type="float">
            <text:p>15,8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5]))" office:value-type="date" office:date-value="2019-10-22T09:34:36.55065" calcext:value-type="date">
            <text:p>2019-10-22 09:34:37</text:p>
          </table:table-cell>
          <table:table-cell table:style-name="ce7" table:formula="of:=[.A955]" office:value-type="date" office:date-value="2019-10-22T09:34:36.55065" calcext:value-type="date">
            <text:p>2019-10-22 09:34:37</text:p>
          </table:table-cell>
          <table:table-cell table:formula="of:=TRUNC([.A955])" office:value-type="float" office:value="43760" calcext:value-type="float">
            <text:p>43760</text:p>
          </table:table-cell>
          <table:table-cell table:style-name="ce12" table:formula="of:=[.B955]-[.C955]" office:value-type="date" office:date-value="1899-12-30T09:34:36.5506495256" calcext:value-type="date">
            <text:p>12/30/99 09:34 AM</text:p>
          </table:table-cell>
          <table:table-cell table:formula="of:=MOD([.E954]-[.$E$2];[.$H$2])+1+[.$E$2]" office:value-type="float" office:value="273" calcext:value-type="float">
            <text:p>273</text:p>
          </table:table-cell>
          <table:table-cell table:formula="of:=MOD([.F954]+1/[.$H$2];5)" office:value-type="float" office:value="0.86666666666663" calcext:value-type="float">
            <text:p>0,86666666666663</text:p>
          </table:table-cell>
          <table:table-cell table:formula="of:=IF([.F955]&lt;0.000001;[.G954]+2+1/[.$H$2];[.G954]+1/[.$H$2])" office:value-type="float" office:value="15.866666666667" calcext:value-type="float">
            <text:p>15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6]))" office:value-type="date" office:date-value="2019-10-22T09:17:45.414269" calcext:value-type="date">
            <text:p>2019-10-22 09:17:45</text:p>
          </table:table-cell>
          <table:table-cell table:style-name="ce7" table:formula="of:=[.A956]" office:value-type="date" office:date-value="2019-10-22T09:17:45.414269" calcext:value-type="date">
            <text:p>2019-10-22 09:17:45</text:p>
          </table:table-cell>
          <table:table-cell table:formula="of:=TRUNC([.A956])" office:value-type="float" office:value="43760" calcext:value-type="float">
            <text:p>43760</text:p>
          </table:table-cell>
          <table:table-cell table:style-name="ce12" table:formula="of:=[.B956]-[.C956]" office:value-type="date" office:date-value="1899-12-30T09:17:45.41426866315" calcext:value-type="date">
            <text:p>12/30/99 09:17 AM</text:p>
          </table:table-cell>
          <table:table-cell table:formula="of:=MOD([.E955]-[.$E$2];[.$H$2])+1+[.$E$2]" office:value-type="float" office:value="274" calcext:value-type="float">
            <text:p>274</text:p>
          </table:table-cell>
          <table:table-cell table:formula="of:=MOD([.F955]+1/[.$H$2];5)" office:value-type="float" office:value="0.883333333333297" calcext:value-type="float">
            <text:p>0,883333333333297</text:p>
          </table:table-cell>
          <table:table-cell table:formula="of:=IF([.F956]&lt;0.000001;[.G955]+2+1/[.$H$2];[.G955]+1/[.$H$2])" office:value-type="float" office:value="15.8833333333337" calcext:value-type="float">
            <text:p>15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7]))" office:value-type="date" office:date-value="2019-10-22T09:47:46.3157" calcext:value-type="date">
            <text:p>2019-10-22 09:47:46</text:p>
          </table:table-cell>
          <table:table-cell table:style-name="ce7" table:formula="of:=[.A957]" office:value-type="date" office:date-value="2019-10-22T09:47:46.3157" calcext:value-type="date">
            <text:p>2019-10-22 09:47:46</text:p>
          </table:table-cell>
          <table:table-cell table:formula="of:=TRUNC([.A957])" office:value-type="float" office:value="43760" calcext:value-type="float">
            <text:p>43760</text:p>
          </table:table-cell>
          <table:table-cell table:style-name="ce12" table:formula="of:=[.B957]-[.C957]" office:value-type="date" office:date-value="1899-12-30T09:47:46.31569981109" calcext:value-type="date">
            <text:p>12/30/99 09:47 AM</text:p>
          </table:table-cell>
          <table:table-cell table:formula="of:=MOD([.E956]-[.$E$2];[.$H$2])+1+[.$E$2]" office:value-type="float" office:value="275" calcext:value-type="float">
            <text:p>275</text:p>
          </table:table-cell>
          <table:table-cell table:formula="of:=MOD([.F956]+1/[.$H$2];5)" office:value-type="float" office:value="0.899999999999964" calcext:value-type="float">
            <text:p>0,899999999999964</text:p>
          </table:table-cell>
          <table:table-cell table:formula="of:=IF([.F957]&lt;0.000001;[.G956]+2+1/[.$H$2];[.G956]+1/[.$H$2])" office:value-type="float" office:value="15.9000000000004" calcext:value-type="float">
            <text:p>15,9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8]))" office:value-type="date" office:date-value="2019-10-22T09:26:51.630385" calcext:value-type="date">
            <text:p>2019-10-22 09:26:52</text:p>
          </table:table-cell>
          <table:table-cell table:style-name="ce7" table:formula="of:=[.A958]" office:value-type="date" office:date-value="2019-10-22T09:26:51.630385" calcext:value-type="date">
            <text:p>2019-10-22 09:26:52</text:p>
          </table:table-cell>
          <table:table-cell table:formula="of:=TRUNC([.A958])" office:value-type="float" office:value="43760" calcext:value-type="float">
            <text:p>43760</text:p>
          </table:table-cell>
          <table:table-cell table:style-name="ce12" table:formula="of:=[.B958]-[.C958]" office:value-type="date" office:date-value="1899-12-30T09:26:51.63038474042" calcext:value-type="date">
            <text:p>12/30/99 09:26 AM</text:p>
          </table:table-cell>
          <table:table-cell table:formula="of:=MOD([.E957]-[.$E$2];[.$H$2])+1+[.$E$2]" office:value-type="float" office:value="276" calcext:value-type="float">
            <text:p>276</text:p>
          </table:table-cell>
          <table:table-cell table:formula="of:=MOD([.F957]+1/[.$H$2];5)" office:value-type="float" office:value="0.91666666666663" calcext:value-type="float">
            <text:p>0,91666666666663</text:p>
          </table:table-cell>
          <table:table-cell table:formula="of:=IF([.F958]&lt;0.000001;[.G957]+2+1/[.$H$2];[.G957]+1/[.$H$2])" office:value-type="float" office:value="15.916666666667" calcext:value-type="float">
            <text:p>15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59]))" office:value-type="date" office:date-value="2019-10-22T09:28:26.875" calcext:value-type="date">
            <text:p>2019-10-22 09:28:27</text:p>
          </table:table-cell>
          <table:table-cell table:style-name="ce7" table:formula="of:=[.A959]" office:value-type="date" office:date-value="2019-10-22T09:28:26.875" calcext:value-type="date">
            <text:p>2019-10-22 09:28:27</text:p>
          </table:table-cell>
          <table:table-cell table:formula="of:=TRUNC([.A959])" office:value-type="float" office:value="43760" calcext:value-type="float">
            <text:p>43760</text:p>
          </table:table-cell>
          <table:table-cell table:style-name="ce12" table:formula="of:=[.B959]-[.C959]" office:value-type="date" office:date-value="1899-12-30T09:28:26.8749998929" calcext:value-type="date">
            <text:p>12/30/99 09:28 AM</text:p>
          </table:table-cell>
          <table:table-cell table:formula="of:=MOD([.E958]-[.$E$2];[.$H$2])+1+[.$E$2]" office:value-type="float" office:value="277" calcext:value-type="float">
            <text:p>277</text:p>
          </table:table-cell>
          <table:table-cell table:formula="of:=MOD([.F958]+1/[.$H$2];5)" office:value-type="float" office:value="0.933333333333297" calcext:value-type="float">
            <text:p>0,933333333333297</text:p>
          </table:table-cell>
          <table:table-cell table:formula="of:=IF([.F959]&lt;0.000001;[.G958]+2+1/[.$H$2];[.G958]+1/[.$H$2])" office:value-type="float" office:value="15.9333333333337" calcext:value-type="float">
            <text:p>15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0]))" office:value-type="date" office:date-value="2019-10-22T09:29:54.076935" calcext:value-type="date">
            <text:p>2019-10-22 09:29:54</text:p>
          </table:table-cell>
          <table:table-cell table:style-name="ce7" table:formula="of:=[.A960]" office:value-type="date" office:date-value="2019-10-22T09:29:54.076935" calcext:value-type="date">
            <text:p>2019-10-22 09:29:54</text:p>
          </table:table-cell>
          <table:table-cell table:formula="of:=TRUNC([.A960])" office:value-type="float" office:value="43760" calcext:value-type="float">
            <text:p>43760</text:p>
          </table:table-cell>
          <table:table-cell table:style-name="ce12" table:formula="of:=[.B960]-[.C960]" office:value-type="date" office:date-value="1899-12-30T09:29:54.07693524845" calcext:value-type="date">
            <text:p>12/30/99 09:29 AM</text:p>
          </table:table-cell>
          <table:table-cell table:formula="of:=MOD([.E959]-[.$E$2];[.$H$2])+1+[.$E$2]" office:value-type="float" office:value="278" calcext:value-type="float">
            <text:p>278</text:p>
          </table:table-cell>
          <table:table-cell table:formula="of:=MOD([.F959]+1/[.$H$2];5)" office:value-type="float" office:value="0.949999999999964" calcext:value-type="float">
            <text:p>0,949999999999964</text:p>
          </table:table-cell>
          <table:table-cell table:formula="of:=IF([.F960]&lt;0.000001;[.G959]+2+1/[.$H$2];[.G959]+1/[.$H$2])" office:value-type="float" office:value="15.9500000000004" calcext:value-type="float">
            <text:p>15,9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1]))" office:value-type="date" office:date-value="2019-10-22T09:23:41.457201" calcext:value-type="date">
            <text:p>2019-10-22 09:23:41</text:p>
          </table:table-cell>
          <table:table-cell table:style-name="ce7" table:formula="of:=[.A961]" office:value-type="date" office:date-value="2019-10-22T09:23:41.457201" calcext:value-type="date">
            <text:p>2019-10-22 09:23:41</text:p>
          </table:table-cell>
          <table:table-cell table:formula="of:=TRUNC([.A961])" office:value-type="float" office:value="43760" calcext:value-type="float">
            <text:p>43760</text:p>
          </table:table-cell>
          <table:table-cell table:style-name="ce12" table:formula="of:=[.B961]-[.C961]" office:value-type="date" office:date-value="1899-12-30T09:23:41.45720080007" calcext:value-type="date">
            <text:p>12/30/99 09:23 AM</text:p>
          </table:table-cell>
          <table:table-cell table:formula="of:=MOD([.E960]-[.$E$2];[.$H$2])+1+[.$E$2]" office:value-type="float" office:value="279" calcext:value-type="float">
            <text:p>279</text:p>
          </table:table-cell>
          <table:table-cell table:formula="of:=MOD([.F960]+1/[.$H$2];5)" office:value-type="float" office:value="0.966666666666631" calcext:value-type="float">
            <text:p>0,966666666666631</text:p>
          </table:table-cell>
          <table:table-cell table:formula="of:=IF([.F961]&lt;0.000001;[.G960]+2+1/[.$H$2];[.G960]+1/[.$H$2])" office:value-type="float" office:value="15.966666666667" calcext:value-type="float">
            <text:p>15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2]))" office:value-type="date" office:date-value="2019-10-22T09:46:15.932792" calcext:value-type="date">
            <text:p>2019-10-22 09:46:16</text:p>
          </table:table-cell>
          <table:table-cell table:style-name="ce7" table:formula="of:=[.A962]" office:value-type="date" office:date-value="2019-10-22T09:46:15.932792" calcext:value-type="date">
            <text:p>2019-10-22 09:46:16</text:p>
          </table:table-cell>
          <table:table-cell table:formula="of:=TRUNC([.A962])" office:value-type="float" office:value="43760" calcext:value-type="float">
            <text:p>43760</text:p>
          </table:table-cell>
          <table:table-cell table:style-name="ce12" table:formula="of:=[.B962]-[.C962]" office:value-type="date" office:date-value="1899-12-30T09:46:15.93279196881" calcext:value-type="date">
            <text:p>12/30/99 09:46 AM</text:p>
          </table:table-cell>
          <table:table-cell table:formula="of:=MOD([.E961]-[.$E$2];[.$H$2])+1+[.$E$2]" office:value-type="float" office:value="280" calcext:value-type="float">
            <text:p>280</text:p>
          </table:table-cell>
          <table:table-cell table:formula="of:=MOD([.F961]+1/[.$H$2];5)" office:value-type="float" office:value="0.983333333333297" calcext:value-type="float">
            <text:p>0,983333333333297</text:p>
          </table:table-cell>
          <table:table-cell table:formula="of:=IF([.F962]&lt;0.000001;[.G961]+2+1/[.$H$2];[.G961]+1/[.$H$2])" office:value-type="float" office:value="15.9833333333337" calcext:value-type="float">
            <text:p>15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3]))" office:value-type="date" office:date-value="2019-10-23T09:50:00.938393" calcext:value-type="date">
            <text:p>2019-10-23 09:50:01</text:p>
          </table:table-cell>
          <table:table-cell table:style-name="ce7" table:formula="of:=[.A963]" office:value-type="date" office:date-value="2019-10-23T09:50:00.938393" calcext:value-type="date">
            <text:p>2019-10-23 09:50:01</text:p>
          </table:table-cell>
          <table:table-cell table:formula="of:=TRUNC([.A963])" office:value-type="float" office:value="43761" calcext:value-type="float">
            <text:p>43761</text:p>
          </table:table-cell>
          <table:table-cell table:style-name="ce12" table:formula="of:=[.B963]-[.C963]" office:value-type="date" office:date-value="1899-12-30T09:50:00.93839296605" calcext:value-type="date">
            <text:p>12/30/99 09:50 AM</text:p>
          </table:table-cell>
          <table:table-cell table:formula="of:=MOD([.E962]-[.$E$2];[.$H$2])+1+[.$E$2]" office:value-type="float" office:value="221" calcext:value-type="float">
            <text:p>221</text:p>
          </table:table-cell>
          <table:table-cell table:formula="of:=MOD([.F962]+1/[.$H$2];5)" office:value-type="float" office:value="0.999999999999964" calcext:value-type="float">
            <text:p>0,999999999999964</text:p>
          </table:table-cell>
          <table:table-cell table:formula="of:=IF([.F963]&lt;0.000001;[.G962]+2+1/[.$H$2];[.G962]+1/[.$H$2])" office:value-type="float" office:value="16.0000000000004" calcext:value-type="float">
            <text:p>16,0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4]))" office:value-type="date" office:date-value="2019-10-23T09:22:09.223633" calcext:value-type="date">
            <text:p>2019-10-23 09:22:09</text:p>
          </table:table-cell>
          <table:table-cell table:style-name="ce7" table:formula="of:=[.A964]" office:value-type="date" office:date-value="2019-10-23T09:22:09.223633" calcext:value-type="date">
            <text:p>2019-10-23 09:22:09</text:p>
          </table:table-cell>
          <table:table-cell table:formula="of:=TRUNC([.A964])" office:value-type="float" office:value="43761" calcext:value-type="float">
            <text:p>43761</text:p>
          </table:table-cell>
          <table:table-cell table:style-name="ce12" table:formula="of:=[.B964]-[.C964]" office:value-type="date" office:date-value="1899-12-30T09:22:09.22363348771" calcext:value-type="date">
            <text:p>12/30/99 09:22 AM</text:p>
          </table:table-cell>
          <table:table-cell table:formula="of:=MOD([.E963]-[.$E$2];[.$H$2])+1+[.$E$2]" office:value-type="float" office:value="222" calcext:value-type="float">
            <text:p>222</text:p>
          </table:table-cell>
          <table:table-cell table:formula="of:=MOD([.F963]+1/[.$H$2];5)" office:value-type="float" office:value="1.01666666666663" calcext:value-type="float">
            <text:p>1,01666666666663</text:p>
          </table:table-cell>
          <table:table-cell table:formula="of:=IF([.F964]&lt;0.000001;[.G963]+2+1/[.$H$2];[.G963]+1/[.$H$2])" office:value-type="float" office:value="16.016666666667" calcext:value-type="float">
            <text:p>16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5]))" office:value-type="date" office:date-value="2019-10-23T09:34:38.556458" calcext:value-type="date">
            <text:p>2019-10-23 09:34:39</text:p>
          </table:table-cell>
          <table:table-cell table:style-name="ce7" table:formula="of:=[.A965]" office:value-type="date" office:date-value="2019-10-23T09:34:38.556458" calcext:value-type="date">
            <text:p>2019-10-23 09:34:39</text:p>
          </table:table-cell>
          <table:table-cell table:formula="of:=TRUNC([.A965])" office:value-type="float" office:value="43761" calcext:value-type="float">
            <text:p>43761</text:p>
          </table:table-cell>
          <table:table-cell table:style-name="ce12" table:formula="of:=[.B965]-[.C965]" office:value-type="date" office:date-value="1899-12-30T09:34:38.55645802338" calcext:value-type="date">
            <text:p>12/30/99 09:34 AM</text:p>
          </table:table-cell>
          <table:table-cell table:formula="of:=MOD([.E964]-[.$E$2];[.$H$2])+1+[.$E$2]" office:value-type="float" office:value="223" calcext:value-type="float">
            <text:p>223</text:p>
          </table:table-cell>
          <table:table-cell table:formula="of:=MOD([.F964]+1/[.$H$2];5)" office:value-type="float" office:value="1.0333333333333" calcext:value-type="float">
            <text:p>1,0333333333333</text:p>
          </table:table-cell>
          <table:table-cell table:formula="of:=IF([.F965]&lt;0.000001;[.G964]+2+1/[.$H$2];[.G964]+1/[.$H$2])" office:value-type="float" office:value="16.0333333333337" calcext:value-type="float">
            <text:p>16,0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6]))" office:value-type="date" office:date-value="2019-10-23T09:35:01.216227" calcext:value-type="date">
            <text:p>2019-10-23 09:35:01</text:p>
          </table:table-cell>
          <table:table-cell table:style-name="ce7" table:formula="of:=[.A966]" office:value-type="date" office:date-value="2019-10-23T09:35:01.216227" calcext:value-type="date">
            <text:p>2019-10-23 09:35:01</text:p>
          </table:table-cell>
          <table:table-cell table:formula="of:=TRUNC([.A966])" office:value-type="float" office:value="43761" calcext:value-type="float">
            <text:p>43761</text:p>
          </table:table-cell>
          <table:table-cell table:style-name="ce12" table:formula="of:=[.B966]-[.C966]" office:value-type="date" office:date-value="1899-12-30T09:35:01.21622686274" calcext:value-type="date">
            <text:p>12/30/99 09:35 AM</text:p>
          </table:table-cell>
          <table:table-cell table:formula="of:=MOD([.E965]-[.$E$2];[.$H$2])+1+[.$E$2]" office:value-type="float" office:value="224" calcext:value-type="float">
            <text:p>224</text:p>
          </table:table-cell>
          <table:table-cell table:formula="of:=MOD([.F965]+1/[.$H$2];5)" office:value-type="float" office:value="1.04999999999996" calcext:value-type="float">
            <text:p>1,04999999999996</text:p>
          </table:table-cell>
          <table:table-cell table:formula="of:=IF([.F966]&lt;0.000001;[.G965]+2+1/[.$H$2];[.G965]+1/[.$H$2])" office:value-type="float" office:value="16.0500000000004" calcext:value-type="float">
            <text:p>16,0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7]))" office:value-type="date" office:date-value="2019-10-23T09:30:41.956928" calcext:value-type="date">
            <text:p>2019-10-23 09:30:42</text:p>
          </table:table-cell>
          <table:table-cell table:style-name="ce7" table:formula="of:=[.A967]" office:value-type="date" office:date-value="2019-10-23T09:30:41.956928" calcext:value-type="date">
            <text:p>2019-10-23 09:30:42</text:p>
          </table:table-cell>
          <table:table-cell table:formula="of:=TRUNC([.A967])" office:value-type="float" office:value="43761" calcext:value-type="float">
            <text:p>43761</text:p>
          </table:table-cell>
          <table:table-cell table:style-name="ce12" table:formula="of:=[.B967]-[.C967]" office:value-type="date" office:date-value="1899-12-30T09:30:41.95692788344" calcext:value-type="date">
            <text:p>12/30/99 09:30 AM</text:p>
          </table:table-cell>
          <table:table-cell table:formula="of:=MOD([.E966]-[.$E$2];[.$H$2])+1+[.$E$2]" office:value-type="float" office:value="225" calcext:value-type="float">
            <text:p>225</text:p>
          </table:table-cell>
          <table:table-cell table:formula="of:=MOD([.F966]+1/[.$H$2];5)" office:value-type="float" office:value="1.06666666666663" calcext:value-type="float">
            <text:p>1,06666666666663</text:p>
          </table:table-cell>
          <table:table-cell table:formula="of:=IF([.F967]&lt;0.000001;[.G966]+2+1/[.$H$2];[.G966]+1/[.$H$2])" office:value-type="float" office:value="16.066666666667" calcext:value-type="float">
            <text:p>16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8]))" office:value-type="date" office:date-value="2019-10-23T09:44:38.807053" calcext:value-type="date">
            <text:p>2019-10-23 09:44:39</text:p>
          </table:table-cell>
          <table:table-cell table:style-name="ce7" table:formula="of:=[.A968]" office:value-type="date" office:date-value="2019-10-23T09:44:38.807053" calcext:value-type="date">
            <text:p>2019-10-23 09:44:39</text:p>
          </table:table-cell>
          <table:table-cell table:formula="of:=TRUNC([.A968])" office:value-type="float" office:value="43761" calcext:value-type="float">
            <text:p>43761</text:p>
          </table:table-cell>
          <table:table-cell table:style-name="ce12" table:formula="of:=[.B968]-[.C968]" office:value-type="date" office:date-value="1899-12-30T09:44:38.80705269054" calcext:value-type="date">
            <text:p>12/30/99 09:44 AM</text:p>
          </table:table-cell>
          <table:table-cell table:formula="of:=MOD([.E967]-[.$E$2];[.$H$2])+1+[.$E$2]" office:value-type="float" office:value="226" calcext:value-type="float">
            <text:p>226</text:p>
          </table:table-cell>
          <table:table-cell table:formula="of:=MOD([.F967]+1/[.$H$2];5)" office:value-type="float" office:value="1.0833333333333" calcext:value-type="float">
            <text:p>1,0833333333333</text:p>
          </table:table-cell>
          <table:table-cell table:formula="of:=IF([.F968]&lt;0.000001;[.G967]+2+1/[.$H$2];[.G967]+1/[.$H$2])" office:value-type="float" office:value="16.0833333333337" calcext:value-type="float">
            <text:p>16,0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69]))" office:value-type="date" office:date-value="2019-10-23T09:50:44.99777" calcext:value-type="date">
            <text:p>2019-10-23 09:50:45</text:p>
          </table:table-cell>
          <table:table-cell table:style-name="ce7" table:formula="of:=[.A969]" office:value-type="date" office:date-value="2019-10-23T09:50:44.99777" calcext:value-type="date">
            <text:p>2019-10-23 09:50:45</text:p>
          </table:table-cell>
          <table:table-cell table:formula="of:=TRUNC([.A969])" office:value-type="float" office:value="43761" calcext:value-type="float">
            <text:p>43761</text:p>
          </table:table-cell>
          <table:table-cell table:style-name="ce12" table:formula="of:=[.B969]-[.C969]" office:value-type="date" office:date-value="1899-12-30T09:50:44.99777038582" calcext:value-type="date">
            <text:p>12/30/99 09:50 AM</text:p>
          </table:table-cell>
          <table:table-cell table:formula="of:=MOD([.E968]-[.$E$2];[.$H$2])+1+[.$E$2]" office:value-type="float" office:value="227" calcext:value-type="float">
            <text:p>227</text:p>
          </table:table-cell>
          <table:table-cell table:formula="of:=MOD([.F968]+1/[.$H$2];5)" office:value-type="float" office:value="1.09999999999996" calcext:value-type="float">
            <text:p>1,09999999999996</text:p>
          </table:table-cell>
          <table:table-cell table:formula="of:=IF([.F969]&lt;0.000001;[.G968]+2+1/[.$H$2];[.G968]+1/[.$H$2])" office:value-type="float" office:value="16.1000000000004" calcext:value-type="float">
            <text:p>16,1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0]))" office:value-type="date" office:date-value="2019-10-23T09:40:17.717623" calcext:value-type="date">
            <text:p>2019-10-23 09:40:18</text:p>
          </table:table-cell>
          <table:table-cell table:style-name="ce7" table:formula="of:=[.A970]" office:value-type="date" office:date-value="2019-10-23T09:40:17.717623" calcext:value-type="date">
            <text:p>2019-10-23 09:40:18</text:p>
          </table:table-cell>
          <table:table-cell table:formula="of:=TRUNC([.A970])" office:value-type="float" office:value="43761" calcext:value-type="float">
            <text:p>43761</text:p>
          </table:table-cell>
          <table:table-cell table:style-name="ce12" table:formula="of:=[.B970]-[.C970]" office:value-type="date" office:date-value="1899-12-30T09:40:17.71762256976" calcext:value-type="date">
            <text:p>12/30/99 09:40 AM</text:p>
          </table:table-cell>
          <table:table-cell table:formula="of:=MOD([.E969]-[.$E$2];[.$H$2])+1+[.$E$2]" office:value-type="float" office:value="228" calcext:value-type="float">
            <text:p>228</text:p>
          </table:table-cell>
          <table:table-cell table:formula="of:=MOD([.F969]+1/[.$H$2];5)" office:value-type="float" office:value="1.11666666666663" calcext:value-type="float">
            <text:p>1,11666666666663</text:p>
          </table:table-cell>
          <table:table-cell table:formula="of:=IF([.F970]&lt;0.000001;[.G969]+2+1/[.$H$2];[.G969]+1/[.$H$2])" office:value-type="float" office:value="16.116666666667" calcext:value-type="float">
            <text:p>16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1]))" office:value-type="date" office:date-value="2019-10-23T09:18:00.244273" calcext:value-type="date">
            <text:p>2019-10-23 09:18:00</text:p>
          </table:table-cell>
          <table:table-cell table:style-name="ce7" table:formula="of:=[.A971]" office:value-type="date" office:date-value="2019-10-23T09:18:00.244273" calcext:value-type="date">
            <text:p>2019-10-23 09:18:00</text:p>
          </table:table-cell>
          <table:table-cell table:formula="of:=TRUNC([.A971])" office:value-type="float" office:value="43761" calcext:value-type="float">
            <text:p>43761</text:p>
          </table:table-cell>
          <table:table-cell table:style-name="ce12" table:formula="of:=[.B971]-[.C971]" office:value-type="date" office:date-value="1899-12-30T09:18:00.24427334312" calcext:value-type="date">
            <text:p>12/30/99 09:18 AM</text:p>
          </table:table-cell>
          <table:table-cell table:formula="of:=MOD([.E970]-[.$E$2];[.$H$2])+1+[.$E$2]" office:value-type="float" office:value="229" calcext:value-type="float">
            <text:p>229</text:p>
          </table:table-cell>
          <table:table-cell table:formula="of:=MOD([.F970]+1/[.$H$2];5)" office:value-type="float" office:value="1.1333333333333" calcext:value-type="float">
            <text:p>1,1333333333333</text:p>
          </table:table-cell>
          <table:table-cell table:formula="of:=IF([.F971]&lt;0.000001;[.G970]+2+1/[.$H$2];[.G970]+1/[.$H$2])" office:value-type="float" office:value="16.1333333333337" calcext:value-type="float">
            <text:p>16,1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2]))" office:value-type="date" office:date-value="2019-10-23T09:27:26.209488" calcext:value-type="date">
            <text:p>2019-10-23 09:27:26</text:p>
          </table:table-cell>
          <table:table-cell table:style-name="ce7" table:formula="of:=[.A972]" office:value-type="date" office:date-value="2019-10-23T09:27:26.209488" calcext:value-type="date">
            <text:p>2019-10-23 09:27:26</text:p>
          </table:table-cell>
          <table:table-cell table:formula="of:=TRUNC([.A972])" office:value-type="float" office:value="43761" calcext:value-type="float">
            <text:p>43761</text:p>
          </table:table-cell>
          <table:table-cell table:style-name="ce12" table:formula="of:=[.B972]-[.C972]" office:value-type="date" office:date-value="1899-12-30T09:27:26.20948769152" calcext:value-type="date">
            <text:p>12/30/99 09:27 AM</text:p>
          </table:table-cell>
          <table:table-cell table:formula="of:=MOD([.E971]-[.$E$2];[.$H$2])+1+[.$E$2]" office:value-type="float" office:value="230" calcext:value-type="float">
            <text:p>230</text:p>
          </table:table-cell>
          <table:table-cell table:formula="of:=MOD([.F971]+1/[.$H$2];5)" office:value-type="float" office:value="1.14999999999996" calcext:value-type="float">
            <text:p>1,14999999999996</text:p>
          </table:table-cell>
          <table:table-cell table:formula="of:=IF([.F972]&lt;0.000001;[.G971]+2+1/[.$H$2];[.G971]+1/[.$H$2])" office:value-type="float" office:value="16.1500000000004" calcext:value-type="float">
            <text:p>16,1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3]))" office:value-type="date" office:date-value="2019-10-23T09:37:36.985235" calcext:value-type="date">
            <text:p>2019-10-23 09:37:37</text:p>
          </table:table-cell>
          <table:table-cell table:style-name="ce7" table:formula="of:=[.A973]" office:value-type="date" office:date-value="2019-10-23T09:37:36.985235" calcext:value-type="date">
            <text:p>2019-10-23 09:37:37</text:p>
          </table:table-cell>
          <table:table-cell table:formula="of:=TRUNC([.A973])" office:value-type="float" office:value="43761" calcext:value-type="float">
            <text:p>43761</text:p>
          </table:table-cell>
          <table:table-cell table:style-name="ce12" table:formula="of:=[.B973]-[.C973]" office:value-type="date" office:date-value="1899-12-30T09:37:36.98523460887" calcext:value-type="date">
            <text:p>12/30/99 09:37 AM</text:p>
          </table:table-cell>
          <table:table-cell table:formula="of:=MOD([.E972]-[.$E$2];[.$H$2])+1+[.$E$2]" office:value-type="float" office:value="231" calcext:value-type="float">
            <text:p>231</text:p>
          </table:table-cell>
          <table:table-cell table:formula="of:=MOD([.F972]+1/[.$H$2];5)" office:value-type="float" office:value="1.16666666666663" calcext:value-type="float">
            <text:p>1,16666666666663</text:p>
          </table:table-cell>
          <table:table-cell table:formula="of:=IF([.F973]&lt;0.000001;[.G972]+2+1/[.$H$2];[.G972]+1/[.$H$2])" office:value-type="float" office:value="16.166666666667" calcext:value-type="float">
            <text:p>16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4]))" office:value-type="date" office:date-value="2019-10-23T09:42:20.51821" calcext:value-type="date">
            <text:p>2019-10-23 09:42:21</text:p>
          </table:table-cell>
          <table:table-cell table:style-name="ce7" table:formula="of:=[.A974]" office:value-type="date" office:date-value="2019-10-23T09:42:20.51821" calcext:value-type="date">
            <text:p>2019-10-23 09:42:21</text:p>
          </table:table-cell>
          <table:table-cell table:formula="of:=TRUNC([.A974])" office:value-type="float" office:value="43761" calcext:value-type="float">
            <text:p>43761</text:p>
          </table:table-cell>
          <table:table-cell table:style-name="ce12" table:formula="of:=[.B974]-[.C974]" office:value-type="date" office:date-value="1899-12-30T09:42:20.5182100134" calcext:value-type="date">
            <text:p>12/30/99 09:42 AM</text:p>
          </table:table-cell>
          <table:table-cell table:formula="of:=MOD([.E973]-[.$E$2];[.$H$2])+1+[.$E$2]" office:value-type="float" office:value="232" calcext:value-type="float">
            <text:p>232</text:p>
          </table:table-cell>
          <table:table-cell table:formula="of:=MOD([.F973]+1/[.$H$2];5)" office:value-type="float" office:value="1.1833333333333" calcext:value-type="float">
            <text:p>1,1833333333333</text:p>
          </table:table-cell>
          <table:table-cell table:formula="of:=IF([.F974]&lt;0.000001;[.G973]+2+1/[.$H$2];[.G973]+1/[.$H$2])" office:value-type="float" office:value="16.1833333333337" calcext:value-type="float">
            <text:p>16,1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5]))" office:value-type="date" office:date-value="2019-10-23T09:22:06.997464" calcext:value-type="date">
            <text:p>2019-10-23 09:22:07</text:p>
          </table:table-cell>
          <table:table-cell table:style-name="ce7" table:formula="of:=[.A975]" office:value-type="date" office:date-value="2019-10-23T09:22:06.997464" calcext:value-type="date">
            <text:p>2019-10-23 09:22:07</text:p>
          </table:table-cell>
          <table:table-cell table:formula="of:=TRUNC([.A975])" office:value-type="float" office:value="43761" calcext:value-type="float">
            <text:p>43761</text:p>
          </table:table-cell>
          <table:table-cell table:style-name="ce12" table:formula="of:=[.B975]-[.C975]" office:value-type="date" office:date-value="1899-12-30T09:22:06.99746370781" calcext:value-type="date">
            <text:p>12/30/99 09:22 AM</text:p>
          </table:table-cell>
          <table:table-cell table:formula="of:=MOD([.E974]-[.$E$2];[.$H$2])+1+[.$E$2]" office:value-type="float" office:value="233" calcext:value-type="float">
            <text:p>233</text:p>
          </table:table-cell>
          <table:table-cell table:formula="of:=MOD([.F974]+1/[.$H$2];5)" office:value-type="float" office:value="1.19999999999996" calcext:value-type="float">
            <text:p>1,19999999999996</text:p>
          </table:table-cell>
          <table:table-cell table:formula="of:=IF([.F975]&lt;0.000001;[.G974]+2+1/[.$H$2];[.G974]+1/[.$H$2])" office:value-type="float" office:value="16.2000000000004" calcext:value-type="float">
            <text:p>16,2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6]))" office:value-type="date" office:date-value="2019-10-23T09:40:56.903532" calcext:value-type="date">
            <text:p>2019-10-23 09:40:57</text:p>
          </table:table-cell>
          <table:table-cell table:style-name="ce7" table:formula="of:=[.A976]" office:value-type="date" office:date-value="2019-10-23T09:40:56.903532" calcext:value-type="date">
            <text:p>2019-10-23 09:40:57</text:p>
          </table:table-cell>
          <table:table-cell table:formula="of:=TRUNC([.A976])" office:value-type="float" office:value="43761" calcext:value-type="float">
            <text:p>43761</text:p>
          </table:table-cell>
          <table:table-cell table:style-name="ce12" table:formula="of:=[.B976]-[.C976]" office:value-type="date" office:date-value="1899-12-30T09:40:56.90353203099" calcext:value-type="date">
            <text:p>12/30/99 09:40 AM</text:p>
          </table:table-cell>
          <table:table-cell table:formula="of:=MOD([.E975]-[.$E$2];[.$H$2])+1+[.$E$2]" office:value-type="float" office:value="234" calcext:value-type="float">
            <text:p>234</text:p>
          </table:table-cell>
          <table:table-cell table:formula="of:=MOD([.F975]+1/[.$H$2];5)" office:value-type="float" office:value="1.21666666666663" calcext:value-type="float">
            <text:p>1,21666666666663</text:p>
          </table:table-cell>
          <table:table-cell table:formula="of:=IF([.F976]&lt;0.000001;[.G975]+2+1/[.$H$2];[.G975]+1/[.$H$2])" office:value-type="float" office:value="16.216666666667" calcext:value-type="float">
            <text:p>16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7]))" office:value-type="date" office:date-value="2019-10-23T09:26:34.290615" calcext:value-type="date">
            <text:p>2019-10-23 09:26:34</text:p>
          </table:table-cell>
          <table:table-cell table:style-name="ce7" table:formula="of:=[.A977]" office:value-type="date" office:date-value="2019-10-23T09:26:34.290615" calcext:value-type="date">
            <text:p>2019-10-23 09:26:34</text:p>
          </table:table-cell>
          <table:table-cell table:formula="of:=TRUNC([.A977])" office:value-type="float" office:value="43761" calcext:value-type="float">
            <text:p>43761</text:p>
          </table:table-cell>
          <table:table-cell table:style-name="ce12" table:formula="of:=[.B977]-[.C977]" office:value-type="date" office:date-value="1899-12-30T09:26:34.29061508272" calcext:value-type="date">
            <text:p>12/30/99 09:26 AM</text:p>
          </table:table-cell>
          <table:table-cell table:formula="of:=MOD([.E976]-[.$E$2];[.$H$2])+1+[.$E$2]" office:value-type="float" office:value="235" calcext:value-type="float">
            <text:p>235</text:p>
          </table:table-cell>
          <table:table-cell table:formula="of:=MOD([.F976]+1/[.$H$2];5)" office:value-type="float" office:value="1.2333333333333" calcext:value-type="float">
            <text:p>1,2333333333333</text:p>
          </table:table-cell>
          <table:table-cell table:formula="of:=IF([.F977]&lt;0.000001;[.G976]+2+1/[.$H$2];[.G976]+1/[.$H$2])" office:value-type="float" office:value="16.2333333333337" calcext:value-type="float">
            <text:p>16,2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8]))" office:value-type="date" office:date-value="2019-10-23T09:37:29.191686" calcext:value-type="date">
            <text:p>2019-10-23 09:37:29</text:p>
          </table:table-cell>
          <table:table-cell table:style-name="ce7" table:formula="of:=[.A978]" office:value-type="date" office:date-value="2019-10-23T09:37:29.191686" calcext:value-type="date">
            <text:p>2019-10-23 09:37:29</text:p>
          </table:table-cell>
          <table:table-cell table:formula="of:=TRUNC([.A978])" office:value-type="float" office:value="43761" calcext:value-type="float">
            <text:p>43761</text:p>
          </table:table-cell>
          <table:table-cell table:style-name="ce12" table:formula="of:=[.B978]-[.C978]" office:value-type="date" office:date-value="1899-12-30T09:37:29.19168592896" calcext:value-type="date">
            <text:p>12/30/99 09:37 AM</text:p>
          </table:table-cell>
          <table:table-cell table:formula="of:=MOD([.E977]-[.$E$2];[.$H$2])+1+[.$E$2]" office:value-type="float" office:value="236" calcext:value-type="float">
            <text:p>236</text:p>
          </table:table-cell>
          <table:table-cell table:formula="of:=MOD([.F977]+1/[.$H$2];5)" office:value-type="float" office:value="1.24999999999996" calcext:value-type="float">
            <text:p>1,24999999999996</text:p>
          </table:table-cell>
          <table:table-cell table:formula="of:=IF([.F978]&lt;0.000001;[.G977]+2+1/[.$H$2];[.G977]+1/[.$H$2])" office:value-type="float" office:value="16.2500000000004" calcext:value-type="float">
            <text:p>16,2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79]))" office:value-type="date" office:date-value="2019-10-23T09:29:46.473281" calcext:value-type="date">
            <text:p>2019-10-23 09:29:46</text:p>
          </table:table-cell>
          <table:table-cell table:style-name="ce7" table:formula="of:=[.A979]" office:value-type="date" office:date-value="2019-10-23T09:29:46.473281" calcext:value-type="date">
            <text:p>2019-10-23 09:29:46</text:p>
          </table:table-cell>
          <table:table-cell table:formula="of:=TRUNC([.A979])" office:value-type="float" office:value="43761" calcext:value-type="float">
            <text:p>43761</text:p>
          </table:table-cell>
          <table:table-cell table:style-name="ce12" table:formula="of:=[.B979]-[.C979]" office:value-type="date" office:date-value="1899-12-30T09:29:46.47328130901" calcext:value-type="date">
            <text:p>12/30/99 09:29 AM</text:p>
          </table:table-cell>
          <table:table-cell table:formula="of:=MOD([.E978]-[.$E$2];[.$H$2])+1+[.$E$2]" office:value-type="float" office:value="237" calcext:value-type="float">
            <text:p>237</text:p>
          </table:table-cell>
          <table:table-cell table:formula="of:=MOD([.F978]+1/[.$H$2];5)" office:value-type="float" office:value="1.26666666666663" calcext:value-type="float">
            <text:p>1,26666666666663</text:p>
          </table:table-cell>
          <table:table-cell table:formula="of:=IF([.F979]&lt;0.000001;[.G978]+2+1/[.$H$2];[.G978]+1/[.$H$2])" office:value-type="float" office:value="16.266666666667" calcext:value-type="float">
            <text:p>16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0]))" office:value-type="date" office:date-value="2019-10-23T09:04:28.441249" calcext:value-type="date">
            <text:p>2019-10-23 09:04:28</text:p>
          </table:table-cell>
          <table:table-cell table:style-name="ce7" table:formula="of:=[.A980]" office:value-type="date" office:date-value="2019-10-23T09:04:28.441249" calcext:value-type="date">
            <text:p>2019-10-23 09:04:28</text:p>
          </table:table-cell>
          <table:table-cell table:formula="of:=TRUNC([.A980])" office:value-type="float" office:value="43761" calcext:value-type="float">
            <text:p>43761</text:p>
          </table:table-cell>
          <table:table-cell table:style-name="ce12" table:formula="of:=[.B980]-[.C980]" office:value-type="date" office:date-value="1899-12-30T09:04:28.44124852214" calcext:value-type="date">
            <text:p>12/30/99 09:04 AM</text:p>
          </table:table-cell>
          <table:table-cell table:formula="of:=MOD([.E979]-[.$E$2];[.$H$2])+1+[.$E$2]" office:value-type="float" office:value="238" calcext:value-type="float">
            <text:p>238</text:p>
          </table:table-cell>
          <table:table-cell table:formula="of:=MOD([.F979]+1/[.$H$2];5)" office:value-type="float" office:value="1.2833333333333" calcext:value-type="float">
            <text:p>1,2833333333333</text:p>
          </table:table-cell>
          <table:table-cell table:formula="of:=IF([.F980]&lt;0.000001;[.G979]+2+1/[.$H$2];[.G979]+1/[.$H$2])" office:value-type="float" office:value="16.2833333333337" calcext:value-type="float">
            <text:p>16,2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1]))" office:value-type="date" office:date-value="2019-10-23T09:55:32.86964" calcext:value-type="date">
            <text:p>2019-10-23 09:55:33</text:p>
          </table:table-cell>
          <table:table-cell table:style-name="ce7" table:formula="of:=[.A981]" office:value-type="date" office:date-value="2019-10-23T09:55:32.86964" calcext:value-type="date">
            <text:p>2019-10-23 09:55:33</text:p>
          </table:table-cell>
          <table:table-cell table:formula="of:=TRUNC([.A981])" office:value-type="float" office:value="43761" calcext:value-type="float">
            <text:p>43761</text:p>
          </table:table-cell>
          <table:table-cell table:style-name="ce12" table:formula="of:=[.B981]-[.C981]" office:value-type="date" office:date-value="1899-12-30T09:55:32.86964048166" calcext:value-type="date">
            <text:p>12/30/99 09:55 AM</text:p>
          </table:table-cell>
          <table:table-cell table:formula="of:=MOD([.E980]-[.$E$2];[.$H$2])+1+[.$E$2]" office:value-type="float" office:value="239" calcext:value-type="float">
            <text:p>239</text:p>
          </table:table-cell>
          <table:table-cell table:formula="of:=MOD([.F980]+1/[.$H$2];5)" office:value-type="float" office:value="1.29999999999996" calcext:value-type="float">
            <text:p>1,29999999999996</text:p>
          </table:table-cell>
          <table:table-cell table:formula="of:=IF([.F981]&lt;0.000001;[.G980]+2+1/[.$H$2];[.G980]+1/[.$H$2])" office:value-type="float" office:value="16.3000000000004" calcext:value-type="float">
            <text:p>16,3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2]))" office:value-type="date" office:date-value="2019-10-23T09:23:35.281638" calcext:value-type="date">
            <text:p>2019-10-23 09:23:35</text:p>
          </table:table-cell>
          <table:table-cell table:style-name="ce7" table:formula="of:=[.A982]" office:value-type="date" office:date-value="2019-10-23T09:23:35.281638" calcext:value-type="date">
            <text:p>2019-10-23 09:23:35</text:p>
          </table:table-cell>
          <table:table-cell table:formula="of:=TRUNC([.A982])" office:value-type="float" office:value="43761" calcext:value-type="float">
            <text:p>43761</text:p>
          </table:table-cell>
          <table:table-cell table:style-name="ce12" table:formula="of:=[.B982]-[.C982]" office:value-type="date" office:date-value="1899-12-30T09:23:35.28163771145" calcext:value-type="date">
            <text:p>12/30/99 09:23 AM</text:p>
          </table:table-cell>
          <table:table-cell table:formula="of:=MOD([.E981]-[.$E$2];[.$H$2])+1+[.$E$2]" office:value-type="float" office:value="240" calcext:value-type="float">
            <text:p>240</text:p>
          </table:table-cell>
          <table:table-cell table:formula="of:=MOD([.F981]+1/[.$H$2];5)" office:value-type="float" office:value="1.31666666666663" calcext:value-type="float">
            <text:p>1,31666666666663</text:p>
          </table:table-cell>
          <table:table-cell table:formula="of:=IF([.F982]&lt;0.000001;[.G981]+2+1/[.$H$2];[.G981]+1/[.$H$2])" office:value-type="float" office:value="16.316666666667" calcext:value-type="float">
            <text:p>16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3]))" office:value-type="date" office:date-value="2019-10-23T09:52:29.748204" calcext:value-type="date">
            <text:p>2019-10-23 09:52:30</text:p>
          </table:table-cell>
          <table:table-cell table:style-name="ce7" table:formula="of:=[.A983]" office:value-type="date" office:date-value="2019-10-23T09:52:29.748204" calcext:value-type="date">
            <text:p>2019-10-23 09:52:30</text:p>
          </table:table-cell>
          <table:table-cell table:formula="of:=TRUNC([.A983])" office:value-type="float" office:value="43761" calcext:value-type="float">
            <text:p>43761</text:p>
          </table:table-cell>
          <table:table-cell table:style-name="ce12" table:formula="of:=[.B983]-[.C983]" office:value-type="date" office:date-value="1899-12-30T09:52:29.74820364732" calcext:value-type="date">
            <text:p>12/30/99 09:52 AM</text:p>
          </table:table-cell>
          <table:table-cell table:formula="of:=MOD([.E982]-[.$E$2];[.$H$2])+1+[.$E$2]" office:value-type="float" office:value="241" calcext:value-type="float">
            <text:p>241</text:p>
          </table:table-cell>
          <table:table-cell table:formula="of:=MOD([.F982]+1/[.$H$2];5)" office:value-type="float" office:value="1.3333333333333" calcext:value-type="float">
            <text:p>1,3333333333333</text:p>
          </table:table-cell>
          <table:table-cell table:formula="of:=IF([.F983]&lt;0.000001;[.G982]+2+1/[.$H$2];[.G982]+1/[.$H$2])" office:value-type="float" office:value="16.3333333333337" calcext:value-type="float">
            <text:p>16,3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4]))" office:value-type="date" office:date-value="2019-10-23T09:30:28.549461" calcext:value-type="date">
            <text:p>2019-10-23 09:30:29</text:p>
          </table:table-cell>
          <table:table-cell table:style-name="ce7" table:formula="of:=[.A984]" office:value-type="date" office:date-value="2019-10-23T09:30:28.549461" calcext:value-type="date">
            <text:p>2019-10-23 09:30:29</text:p>
          </table:table-cell>
          <table:table-cell table:formula="of:=TRUNC([.A984])" office:value-type="float" office:value="43761" calcext:value-type="float">
            <text:p>43761</text:p>
          </table:table-cell>
          <table:table-cell table:style-name="ce12" table:formula="of:=[.B984]-[.C984]" office:value-type="date" office:date-value="1899-12-30T09:30:28.54946125299" calcext:value-type="date">
            <text:p>12/30/99 09:30 AM</text:p>
          </table:table-cell>
          <table:table-cell table:formula="of:=MOD([.E983]-[.$E$2];[.$H$2])+1+[.$E$2]" office:value-type="float" office:value="242" calcext:value-type="float">
            <text:p>242</text:p>
          </table:table-cell>
          <table:table-cell table:formula="of:=MOD([.F983]+1/[.$H$2];5)" office:value-type="float" office:value="1.34999999999996" calcext:value-type="float">
            <text:p>1,34999999999996</text:p>
          </table:table-cell>
          <table:table-cell table:formula="of:=IF([.F984]&lt;0.000001;[.G983]+2+1/[.$H$2];[.G983]+1/[.$H$2])" office:value-type="float" office:value="16.3500000000004" calcext:value-type="float">
            <text:p>16,35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5]))" office:value-type="date" office:date-value="2019-10-23T09:53:27.364521" calcext:value-type="date">
            <text:p>2019-10-23 09:53:27</text:p>
          </table:table-cell>
          <table:table-cell table:style-name="ce7" table:formula="of:=[.A985]" office:value-type="date" office:date-value="2019-10-23T09:53:27.364521" calcext:value-type="date">
            <text:p>2019-10-23 09:53:27</text:p>
          </table:table-cell>
          <table:table-cell table:formula="of:=TRUNC([.A985])" office:value-type="float" office:value="43761" calcext:value-type="float">
            <text:p>43761</text:p>
          </table:table-cell>
          <table:table-cell table:style-name="ce12" table:formula="of:=[.B985]-[.C985]" office:value-type="date" office:date-value="1899-12-30T09:53:27.36452070996" calcext:value-type="date">
            <text:p>12/30/99 09:53 AM</text:p>
          </table:table-cell>
          <table:table-cell table:formula="of:=MOD([.E984]-[.$E$2];[.$H$2])+1+[.$E$2]" office:value-type="float" office:value="243" calcext:value-type="float">
            <text:p>243</text:p>
          </table:table-cell>
          <table:table-cell table:formula="of:=MOD([.F984]+1/[.$H$2];5)" office:value-type="float" office:value="1.36666666666663" calcext:value-type="float">
            <text:p>1,36666666666663</text:p>
          </table:table-cell>
          <table:table-cell table:formula="of:=IF([.F985]&lt;0.000001;[.G984]+2+1/[.$H$2];[.G984]+1/[.$H$2])" office:value-type="float" office:value="16.366666666667" calcext:value-type="float">
            <text:p>16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6]))" office:value-type="date" office:date-value="2019-10-23T09:21:29.665035" calcext:value-type="date">
            <text:p>2019-10-23 09:21:30</text:p>
          </table:table-cell>
          <table:table-cell table:style-name="ce7" table:formula="of:=[.A986]" office:value-type="date" office:date-value="2019-10-23T09:21:29.665035" calcext:value-type="date">
            <text:p>2019-10-23 09:21:30</text:p>
          </table:table-cell>
          <table:table-cell table:formula="of:=TRUNC([.A986])" office:value-type="float" office:value="43761" calcext:value-type="float">
            <text:p>43761</text:p>
          </table:table-cell>
          <table:table-cell table:style-name="ce12" table:formula="of:=[.B986]-[.C986]" office:value-type="date" office:date-value="1899-12-30T09:21:29.66503506526" calcext:value-type="date">
            <text:p>12/30/99 09:21 AM</text:p>
          </table:table-cell>
          <table:table-cell table:formula="of:=MOD([.E985]-[.$E$2];[.$H$2])+1+[.$E$2]" office:value-type="float" office:value="244" calcext:value-type="float">
            <text:p>244</text:p>
          </table:table-cell>
          <table:table-cell table:formula="of:=MOD([.F985]+1/[.$H$2];5)" office:value-type="float" office:value="1.3833333333333" calcext:value-type="float">
            <text:p>1,3833333333333</text:p>
          </table:table-cell>
          <table:table-cell table:formula="of:=IF([.F986]&lt;0.000001;[.G985]+2+1/[.$H$2];[.G985]+1/[.$H$2])" office:value-type="float" office:value="16.3833333333337" calcext:value-type="float">
            <text:p>16,3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7]))" office:value-type="date" office:date-value="2019-10-23T09:59:33.345273" calcext:value-type="date">
            <text:p>2019-10-23 09:59:33</text:p>
          </table:table-cell>
          <table:table-cell table:style-name="ce7" table:formula="of:=[.A987]" office:value-type="date" office:date-value="2019-10-23T09:59:33.345273" calcext:value-type="date">
            <text:p>2019-10-23 09:59:33</text:p>
          </table:table-cell>
          <table:table-cell table:formula="of:=TRUNC([.A987])" office:value-type="float" office:value="43761" calcext:value-type="float">
            <text:p>43761</text:p>
          </table:table-cell>
          <table:table-cell table:style-name="ce12" table:formula="of:=[.B987]-[.C987]" office:value-type="date" office:date-value="1899-12-30T09:59:33.34527298808" calcext:value-type="date">
            <text:p>12/30/99 09:59 AM</text:p>
          </table:table-cell>
          <table:table-cell table:formula="of:=MOD([.E986]-[.$E$2];[.$H$2])+1+[.$E$2]" office:value-type="float" office:value="245" calcext:value-type="float">
            <text:p>245</text:p>
          </table:table-cell>
          <table:table-cell table:formula="of:=MOD([.F986]+1/[.$H$2];5)" office:value-type="float" office:value="1.39999999999996" calcext:value-type="float">
            <text:p>1,39999999999996</text:p>
          </table:table-cell>
          <table:table-cell table:formula="of:=IF([.F987]&lt;0.000001;[.G986]+2+1/[.$H$2];[.G986]+1/[.$H$2])" office:value-type="float" office:value="16.4000000000004" calcext:value-type="float">
            <text:p>16,400000000000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8]))" office:value-type="date" office:date-value="2019-10-23T09:19:48.5078" calcext:value-type="date">
            <text:p>2019-10-23 09:19:49</text:p>
          </table:table-cell>
          <table:table-cell table:style-name="ce7" table:formula="of:=[.A988]" office:value-type="date" office:date-value="2019-10-23T09:19:48.5078" calcext:value-type="date">
            <text:p>2019-10-23 09:19:49</text:p>
          </table:table-cell>
          <table:table-cell table:formula="of:=TRUNC([.A988])" office:value-type="float" office:value="43761" calcext:value-type="float">
            <text:p>43761</text:p>
          </table:table-cell>
          <table:table-cell table:style-name="ce12" table:formula="of:=[.B988]-[.C988]" office:value-type="date" office:date-value="1899-12-30T09:19:48.50779985078" calcext:value-type="date">
            <text:p>12/30/99 09:19 AM</text:p>
          </table:table-cell>
          <table:table-cell table:formula="of:=MOD([.E987]-[.$E$2];[.$H$2])+1+[.$E$2]" office:value-type="float" office:value="246" calcext:value-type="float">
            <text:p>246</text:p>
          </table:table-cell>
          <table:table-cell table:formula="of:=MOD([.F987]+1/[.$H$2];5)" office:value-type="float" office:value="1.41666666666663" calcext:value-type="float">
            <text:p>1,41666666666663</text:p>
          </table:table-cell>
          <table:table-cell table:formula="of:=IF([.F988]&lt;0.000001;[.G987]+2+1/[.$H$2];[.G987]+1/[.$H$2])" office:value-type="float" office:value="16.416666666667" calcext:value-type="float">
            <text:p>16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89]))" office:value-type="date" office:date-value="2019-10-23T09:17:56.930433" calcext:value-type="date">
            <text:p>2019-10-23 09:17:57</text:p>
          </table:table-cell>
          <table:table-cell table:style-name="ce7" table:formula="of:=[.A989]" office:value-type="date" office:date-value="2019-10-23T09:17:56.930433" calcext:value-type="date">
            <text:p>2019-10-23 09:17:57</text:p>
          </table:table-cell>
          <table:table-cell table:formula="of:=TRUNC([.A989])" office:value-type="float" office:value="43761" calcext:value-type="float">
            <text:p>43761</text:p>
          </table:table-cell>
          <table:table-cell table:style-name="ce12" table:formula="of:=[.B989]-[.C989]" office:value-type="date" office:date-value="1899-12-30T09:17:56.93043281324" calcext:value-type="date">
            <text:p>12/30/99 09:17 AM</text:p>
          </table:table-cell>
          <table:table-cell table:formula="of:=MOD([.E988]-[.$E$2];[.$H$2])+1+[.$E$2]" office:value-type="float" office:value="247" calcext:value-type="float">
            <text:p>247</text:p>
          </table:table-cell>
          <table:table-cell table:formula="of:=MOD([.F988]+1/[.$H$2];5)" office:value-type="float" office:value="1.4333333333333" calcext:value-type="float">
            <text:p>1,4333333333333</text:p>
          </table:table-cell>
          <table:table-cell table:formula="of:=IF([.F989]&lt;0.000001;[.G988]+2+1/[.$H$2];[.G988]+1/[.$H$2])" office:value-type="float" office:value="16.4333333333337" calcext:value-type="float">
            <text:p>16,4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0]))" office:value-type="date" office:date-value="2019-10-23T09:37:28.191843" calcext:value-type="date">
            <text:p>2019-10-23 09:37:28</text:p>
          </table:table-cell>
          <table:table-cell table:style-name="ce7" table:formula="of:=[.A990]" office:value-type="date" office:date-value="2019-10-23T09:37:28.191843" calcext:value-type="date">
            <text:p>2019-10-23 09:37:28</text:p>
          </table:table-cell>
          <table:table-cell table:formula="of:=TRUNC([.A990])" office:value-type="float" office:value="43761" calcext:value-type="float">
            <text:p>43761</text:p>
          </table:table-cell>
          <table:table-cell table:style-name="ce12" table:formula="of:=[.B990]-[.C990]" office:value-type="date" office:date-value="1899-12-30T09:37:28.19184348453" calcext:value-type="date">
            <text:p>12/30/99 09:37 AM</text:p>
          </table:table-cell>
          <table:table-cell table:formula="of:=MOD([.E989]-[.$E$2];[.$H$2])+1+[.$E$2]" office:value-type="float" office:value="248" calcext:value-type="float">
            <text:p>248</text:p>
          </table:table-cell>
          <table:table-cell table:formula="of:=MOD([.F989]+1/[.$H$2];5)" office:value-type="float" office:value="1.44999999999996" calcext:value-type="float">
            <text:p>1,44999999999996</text:p>
          </table:table-cell>
          <table:table-cell table:formula="of:=IF([.F990]&lt;0.000001;[.G989]+2+1/[.$H$2];[.G989]+1/[.$H$2])" office:value-type="float" office:value="16.4500000000003" calcext:value-type="float">
            <text:p>16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1]))" office:value-type="date" office:date-value="2019-10-23T09:42:07.097702" calcext:value-type="date">
            <text:p>2019-10-23 09:42:07</text:p>
          </table:table-cell>
          <table:table-cell table:style-name="ce7" table:formula="of:=[.A991]" office:value-type="date" office:date-value="2019-10-23T09:42:07.097702" calcext:value-type="date">
            <text:p>2019-10-23 09:42:07</text:p>
          </table:table-cell>
          <table:table-cell table:formula="of:=TRUNC([.A991])" office:value-type="float" office:value="43761" calcext:value-type="float">
            <text:p>43761</text:p>
          </table:table-cell>
          <table:table-cell table:style-name="ce12" table:formula="of:=[.B991]-[.C991]" office:value-type="date" office:date-value="1899-12-30T09:42:07.09770156071" calcext:value-type="date">
            <text:p>12/30/99 09:42 AM</text:p>
          </table:table-cell>
          <table:table-cell table:formula="of:=MOD([.E990]-[.$E$2];[.$H$2])+1+[.$E$2]" office:value-type="float" office:value="249" calcext:value-type="float">
            <text:p>249</text:p>
          </table:table-cell>
          <table:table-cell table:formula="of:=MOD([.F990]+1/[.$H$2];5)" office:value-type="float" office:value="1.46666666666663" calcext:value-type="float">
            <text:p>1,46666666666663</text:p>
          </table:table-cell>
          <table:table-cell table:formula="of:=IF([.F991]&lt;0.000001;[.G990]+2+1/[.$H$2];[.G990]+1/[.$H$2])" office:value-type="float" office:value="16.466666666667" calcext:value-type="float">
            <text:p>16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2]))" office:value-type="date" office:date-value="2019-10-23T09:40:47.512827" calcext:value-type="date">
            <text:p>2019-10-23 09:40:48</text:p>
          </table:table-cell>
          <table:table-cell table:style-name="ce7" table:formula="of:=[.A992]" office:value-type="date" office:date-value="2019-10-23T09:40:47.512827" calcext:value-type="date">
            <text:p>2019-10-23 09:40:48</text:p>
          </table:table-cell>
          <table:table-cell table:formula="of:=TRUNC([.A992])" office:value-type="float" office:value="43761" calcext:value-type="float">
            <text:p>43761</text:p>
          </table:table-cell>
          <table:table-cell table:style-name="ce12" table:formula="of:=[.B992]-[.C992]" office:value-type="date" office:date-value="1899-12-30T09:40:47.51282657962" calcext:value-type="date">
            <text:p>12/30/99 09:40 AM</text:p>
          </table:table-cell>
          <table:table-cell table:formula="of:=MOD([.E991]-[.$E$2];[.$H$2])+1+[.$E$2]" office:value-type="float" office:value="250" calcext:value-type="float">
            <text:p>250</text:p>
          </table:table-cell>
          <table:table-cell table:formula="of:=MOD([.F991]+1/[.$H$2];5)" office:value-type="float" office:value="1.4833333333333" calcext:value-type="float">
            <text:p>1,4833333333333</text:p>
          </table:table-cell>
          <table:table-cell table:formula="of:=IF([.F992]&lt;0.000001;[.G991]+2+1/[.$H$2];[.G991]+1/[.$H$2])" office:value-type="float" office:value="16.4833333333337" calcext:value-type="float">
            <text:p>16,4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3]))" office:value-type="date" office:date-value="2019-10-23T09:03:44.820272" calcext:value-type="date">
            <text:p>2019-10-23 09:03:45</text:p>
          </table:table-cell>
          <table:table-cell table:style-name="ce7" table:formula="of:=[.A993]" office:value-type="date" office:date-value="2019-10-23T09:03:44.820272" calcext:value-type="date">
            <text:p>2019-10-23 09:03:45</text:p>
          </table:table-cell>
          <table:table-cell table:formula="of:=TRUNC([.A993])" office:value-type="float" office:value="43761" calcext:value-type="float">
            <text:p>43761</text:p>
          </table:table-cell>
          <table:table-cell table:style-name="ce12" table:formula="of:=[.B993]-[.C993]" office:value-type="date" office:date-value="1899-12-30T09:03:44.82027208898" calcext:value-type="date">
            <text:p>12/30/99 09:03 AM</text:p>
          </table:table-cell>
          <table:table-cell table:formula="of:=MOD([.E992]-[.$E$2];[.$H$2])+1+[.$E$2]" office:value-type="float" office:value="251" calcext:value-type="float">
            <text:p>251</text:p>
          </table:table-cell>
          <table:table-cell table:formula="of:=MOD([.F992]+1/[.$H$2];5)" office:value-type="float" office:value="1.49999999999996" calcext:value-type="float">
            <text:p>1,49999999999996</text:p>
          </table:table-cell>
          <table:table-cell table:formula="of:=IF([.F993]&lt;0.000001;[.G992]+2+1/[.$H$2];[.G992]+1/[.$H$2])" office:value-type="float" office:value="16.5000000000003" calcext:value-type="float">
            <text:p>16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4]))" office:value-type="date" office:date-value="2019-10-23T09:39:52.582134" calcext:value-type="date">
            <text:p>2019-10-23 09:39:53</text:p>
          </table:table-cell>
          <table:table-cell table:style-name="ce7" table:formula="of:=[.A994]" office:value-type="date" office:date-value="2019-10-23T09:39:52.582134" calcext:value-type="date">
            <text:p>2019-10-23 09:39:53</text:p>
          </table:table-cell>
          <table:table-cell table:formula="of:=TRUNC([.A994])" office:value-type="float" office:value="43761" calcext:value-type="float">
            <text:p>43761</text:p>
          </table:table-cell>
          <table:table-cell table:style-name="ce12" table:formula="of:=[.B994]-[.C994]" office:value-type="date" office:date-value="1899-12-30T09:39:52.58213352878" calcext:value-type="date">
            <text:p>12/30/99 09:39 AM</text:p>
          </table:table-cell>
          <table:table-cell table:formula="of:=MOD([.E993]-[.$E$2];[.$H$2])+1+[.$E$2]" office:value-type="float" office:value="252" calcext:value-type="float">
            <text:p>252</text:p>
          </table:table-cell>
          <table:table-cell table:formula="of:=MOD([.F993]+1/[.$H$2];5)" office:value-type="float" office:value="1.51666666666663" calcext:value-type="float">
            <text:p>1,51666666666663</text:p>
          </table:table-cell>
          <table:table-cell table:formula="of:=IF([.F994]&lt;0.000001;[.G993]+2+1/[.$H$2];[.G993]+1/[.$H$2])" office:value-type="float" office:value="16.516666666667" calcext:value-type="float">
            <text:p>16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5]))" office:value-type="date" office:date-value="2019-10-23T09:51:06.601337" calcext:value-type="date">
            <text:p>2019-10-23 09:51:07</text:p>
          </table:table-cell>
          <table:table-cell table:style-name="ce7" table:formula="of:=[.A995]" office:value-type="date" office:date-value="2019-10-23T09:51:06.601337" calcext:value-type="date">
            <text:p>2019-10-23 09:51:07</text:p>
          </table:table-cell>
          <table:table-cell table:formula="of:=TRUNC([.A995])" office:value-type="float" office:value="43761" calcext:value-type="float">
            <text:p>43761</text:p>
          </table:table-cell>
          <table:table-cell table:style-name="ce12" table:formula="of:=[.B995]-[.C995]" office:value-type="date" office:date-value="1899-12-30T09:51:06.60133707337" calcext:value-type="date">
            <text:p>12/30/99 09:51 AM</text:p>
          </table:table-cell>
          <table:table-cell table:formula="of:=MOD([.E994]-[.$E$2];[.$H$2])+1+[.$E$2]" office:value-type="float" office:value="253" calcext:value-type="float">
            <text:p>253</text:p>
          </table:table-cell>
          <table:table-cell table:formula="of:=MOD([.F994]+1/[.$H$2];5)" office:value-type="float" office:value="1.5333333333333" calcext:value-type="float">
            <text:p>1,5333333333333</text:p>
          </table:table-cell>
          <table:table-cell table:formula="of:=IF([.F995]&lt;0.000001;[.G994]+2+1/[.$H$2];[.G994]+1/[.$H$2])" office:value-type="float" office:value="16.5333333333337" calcext:value-type="float">
            <text:p>16,5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6]))" office:value-type="date" office:date-value="2019-10-23T09:16:29.946234" calcext:value-type="date">
            <text:p>2019-10-23 09:16:30</text:p>
          </table:table-cell>
          <table:table-cell table:style-name="ce7" table:formula="of:=[.A996]" office:value-type="date" office:date-value="2019-10-23T09:16:29.946234" calcext:value-type="date">
            <text:p>2019-10-23 09:16:30</text:p>
          </table:table-cell>
          <table:table-cell table:formula="of:=TRUNC([.A996])" office:value-type="float" office:value="43761" calcext:value-type="float">
            <text:p>43761</text:p>
          </table:table-cell>
          <table:table-cell table:style-name="ce12" table:formula="of:=[.B996]-[.C996]" office:value-type="date" office:date-value="1899-12-30T09:16:29.94623352773" calcext:value-type="date">
            <text:p>12/30/99 09:16 AM</text:p>
          </table:table-cell>
          <table:table-cell table:formula="of:=MOD([.E995]-[.$E$2];[.$H$2])+1+[.$E$2]" office:value-type="float" office:value="254" calcext:value-type="float">
            <text:p>254</text:p>
          </table:table-cell>
          <table:table-cell table:formula="of:=MOD([.F995]+1/[.$H$2];5)" office:value-type="float" office:value="1.54999999999996" calcext:value-type="float">
            <text:p>1,54999999999996</text:p>
          </table:table-cell>
          <table:table-cell table:formula="of:=IF([.F996]&lt;0.000001;[.G995]+2+1/[.$H$2];[.G995]+1/[.$H$2])" office:value-type="float" office:value="16.5500000000003" calcext:value-type="float">
            <text:p>16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7]))" office:value-type="date" office:date-value="2019-10-23T09:40:59.749693" calcext:value-type="date">
            <text:p>2019-10-23 09:41:00</text:p>
          </table:table-cell>
          <table:table-cell table:style-name="ce7" table:formula="of:=[.A997]" office:value-type="date" office:date-value="2019-10-23T09:40:59.749693" calcext:value-type="date">
            <text:p>2019-10-23 09:41:00</text:p>
          </table:table-cell>
          <table:table-cell table:formula="of:=TRUNC([.A997])" office:value-type="float" office:value="43761" calcext:value-type="float">
            <text:p>43761</text:p>
          </table:table-cell>
          <table:table-cell table:style-name="ce12" table:formula="of:=[.B997]-[.C997]" office:value-type="date" office:date-value="1899-12-30T09:40:59.74969253875" calcext:value-type="date">
            <text:p>12/30/99 09:41 AM</text:p>
          </table:table-cell>
          <table:table-cell table:formula="of:=MOD([.E996]-[.$E$2];[.$H$2])+1+[.$E$2]" office:value-type="float" office:value="255" calcext:value-type="float">
            <text:p>255</text:p>
          </table:table-cell>
          <table:table-cell table:formula="of:=MOD([.F996]+1/[.$H$2];5)" office:value-type="float" office:value="1.56666666666663" calcext:value-type="float">
            <text:p>1,56666666666663</text:p>
          </table:table-cell>
          <table:table-cell table:formula="of:=IF([.F997]&lt;0.000001;[.G996]+2+1/[.$H$2];[.G996]+1/[.$H$2])" office:value-type="float" office:value="16.566666666667" calcext:value-type="float">
            <text:p>16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8]))" office:value-type="date" office:date-value="2019-10-23T09:31:10.690354" calcext:value-type="date">
            <text:p>2019-10-23 09:31:11</text:p>
          </table:table-cell>
          <table:table-cell table:style-name="ce7" table:formula="of:=[.A998]" office:value-type="date" office:date-value="2019-10-23T09:31:10.690354" calcext:value-type="date">
            <text:p>2019-10-23 09:31:11</text:p>
          </table:table-cell>
          <table:table-cell table:formula="of:=TRUNC([.A998])" office:value-type="float" office:value="43761" calcext:value-type="float">
            <text:p>43761</text:p>
          </table:table-cell>
          <table:table-cell table:style-name="ce12" table:formula="of:=[.B998]-[.C998]" office:value-type="date" office:date-value="1899-12-30T09:31:10.69035430904" calcext:value-type="date">
            <text:p>12/30/99 09:31 AM</text:p>
          </table:table-cell>
          <table:table-cell table:formula="of:=MOD([.E997]-[.$E$2];[.$H$2])+1+[.$E$2]" office:value-type="float" office:value="256" calcext:value-type="float">
            <text:p>256</text:p>
          </table:table-cell>
          <table:table-cell table:formula="of:=MOD([.F997]+1/[.$H$2];5)" office:value-type="float" office:value="1.5833333333333" calcext:value-type="float">
            <text:p>1,5833333333333</text:p>
          </table:table-cell>
          <table:table-cell table:formula="of:=IF([.F998]&lt;0.000001;[.G997]+2+1/[.$H$2];[.G997]+1/[.$H$2])" office:value-type="float" office:value="16.5833333333337" calcext:value-type="float">
            <text:p>16,5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999]))" office:value-type="date" office:date-value="2019-10-23T09:13:17.545606" calcext:value-type="date">
            <text:p>2019-10-23 09:13:18</text:p>
          </table:table-cell>
          <table:table-cell table:style-name="ce7" table:formula="of:=[.A999]" office:value-type="date" office:date-value="2019-10-23T09:13:17.545606" calcext:value-type="date">
            <text:p>2019-10-23 09:13:18</text:p>
          </table:table-cell>
          <table:table-cell table:formula="of:=TRUNC([.A999])" office:value-type="float" office:value="43761" calcext:value-type="float">
            <text:p>43761</text:p>
          </table:table-cell>
          <table:table-cell table:style-name="ce12" table:formula="of:=[.B999]-[.C999]" office:value-type="date" office:date-value="1899-12-30T09:13:17.5456061773" calcext:value-type="date">
            <text:p>12/30/99 09:13 AM</text:p>
          </table:table-cell>
          <table:table-cell table:formula="of:=MOD([.E998]-[.$E$2];[.$H$2])+1+[.$E$2]" office:value-type="float" office:value="257" calcext:value-type="float">
            <text:p>257</text:p>
          </table:table-cell>
          <table:table-cell table:formula="of:=MOD([.F998]+1/[.$H$2];5)" office:value-type="float" office:value="1.59999999999996" calcext:value-type="float">
            <text:p>1,59999999999996</text:p>
          </table:table-cell>
          <table:table-cell table:formula="of:=IF([.F999]&lt;0.000001;[.G998]+2+1/[.$H$2];[.G998]+1/[.$H$2])" office:value-type="float" office:value="16.6000000000003" calcext:value-type="float">
            <text:p>16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0]))" office:value-type="date" office:date-value="2019-10-23T09:18:51.388747" calcext:value-type="date">
            <text:p>2019-10-23 09:18:51</text:p>
          </table:table-cell>
          <table:table-cell table:style-name="ce7" table:formula="of:=[.A1000]" office:value-type="date" office:date-value="2019-10-23T09:18:51.388747" calcext:value-type="date">
            <text:p>2019-10-23 09:18:51</text:p>
          </table:table-cell>
          <table:table-cell table:formula="of:=TRUNC([.A1000])" office:value-type="float" office:value="43761" calcext:value-type="float">
            <text:p>43761</text:p>
          </table:table-cell>
          <table:table-cell table:style-name="ce12" table:formula="of:=[.B1000]-[.C1000]" office:value-type="date" office:date-value="1899-12-30T09:18:51.3887467375" calcext:value-type="date">
            <text:p>12/30/99 09:18 AM</text:p>
          </table:table-cell>
          <table:table-cell table:formula="of:=MOD([.E999]-[.$E$2];[.$H$2])+1+[.$E$2]" office:value-type="float" office:value="258" calcext:value-type="float">
            <text:p>258</text:p>
          </table:table-cell>
          <table:table-cell table:formula="of:=MOD([.F999]+1/[.$H$2];5)" office:value-type="float" office:value="1.61666666666663" calcext:value-type="float">
            <text:p>1,61666666666663</text:p>
          </table:table-cell>
          <table:table-cell table:formula="of:=IF([.F1000]&lt;0.000001;[.G999]+2+1/[.$H$2];[.G999]+1/[.$H$2])" office:value-type="float" office:value="16.616666666667" calcext:value-type="float">
            <text:p>16,6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1]))" office:value-type="date" office:date-value="2019-10-23T09:20:59.433555" calcext:value-type="date">
            <text:p>2019-10-23 09:20:59</text:p>
          </table:table-cell>
          <table:table-cell table:style-name="ce7" table:formula="of:=[.A1001]" office:value-type="date" office:date-value="2019-10-23T09:20:59.433555" calcext:value-type="date">
            <text:p>2019-10-23 09:20:59</text:p>
          </table:table-cell>
          <table:table-cell table:formula="of:=TRUNC([.A1001])" office:value-type="float" office:value="43761" calcext:value-type="float">
            <text:p>43761</text:p>
          </table:table-cell>
          <table:table-cell table:style-name="ce12" table:formula="of:=[.B1001]-[.C1001]" office:value-type="date" office:date-value="1899-12-30T09:20:59.43355488125" calcext:value-type="date">
            <text:p>12/30/99 09:20 AM</text:p>
          </table:table-cell>
          <table:table-cell table:formula="of:=MOD([.E1000]-[.$E$2];[.$H$2])+1+[.$E$2]" office:value-type="float" office:value="259" calcext:value-type="float">
            <text:p>259</text:p>
          </table:table-cell>
          <table:table-cell table:formula="of:=MOD([.F1000]+1/[.$H$2];5)" office:value-type="float" office:value="1.6333333333333" calcext:value-type="float">
            <text:p>1,6333333333333</text:p>
          </table:table-cell>
          <table:table-cell table:formula="of:=IF([.F1001]&lt;0.000001;[.G1000]+2+1/[.$H$2];[.G1000]+1/[.$H$2])" office:value-type="float" office:value="16.6333333333337" calcext:value-type="float">
            <text:p>16,6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2]))" office:value-type="date" office:date-value="2019-10-23T09:06:33.073834" calcext:value-type="date">
            <text:p>2019-10-23 09:06:33</text:p>
          </table:table-cell>
          <table:table-cell table:style-name="ce7" table:formula="of:=[.A1002]" office:value-type="date" office:date-value="2019-10-23T09:06:33.073834" calcext:value-type="date">
            <text:p>2019-10-23 09:06:33</text:p>
          </table:table-cell>
          <table:table-cell table:formula="of:=TRUNC([.A1002])" office:value-type="float" office:value="43761" calcext:value-type="float">
            <text:p>43761</text:p>
          </table:table-cell>
          <table:table-cell table:style-name="ce12" table:formula="of:=[.B1002]-[.C1002]" office:value-type="date" office:date-value="1899-12-30T09:06:33.07383417618" calcext:value-type="date">
            <text:p>12/30/99 09:06 AM</text:p>
          </table:table-cell>
          <table:table-cell table:formula="of:=MOD([.E1001]-[.$E$2];[.$H$2])+1+[.$E$2]" office:value-type="float" office:value="260" calcext:value-type="float">
            <text:p>260</text:p>
          </table:table-cell>
          <table:table-cell table:formula="of:=MOD([.F1001]+1/[.$H$2];5)" office:value-type="float" office:value="1.64999999999996" calcext:value-type="float">
            <text:p>1,64999999999996</text:p>
          </table:table-cell>
          <table:table-cell table:formula="of:=IF([.F1002]&lt;0.000001;[.G1001]+2+1/[.$H$2];[.G1001]+1/[.$H$2])" office:value-type="float" office:value="16.6500000000003" calcext:value-type="float">
            <text:p>16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3]))" office:value-type="date" office:date-value="2019-10-23T09:42:52.61966" calcext:value-type="date">
            <text:p>2019-10-23 09:42:53</text:p>
          </table:table-cell>
          <table:table-cell table:style-name="ce7" table:formula="of:=[.A1003]" office:value-type="date" office:date-value="2019-10-23T09:42:52.61966" calcext:value-type="date">
            <text:p>2019-10-23 09:42:53</text:p>
          </table:table-cell>
          <table:table-cell table:formula="of:=TRUNC([.A1003])" office:value-type="float" office:value="43761" calcext:value-type="float">
            <text:p>43761</text:p>
          </table:table-cell>
          <table:table-cell table:style-name="ce12" table:formula="of:=[.B1003]-[.C1003]" office:value-type="date" office:date-value="1899-12-30T09:42:52.61965968646" calcext:value-type="date">
            <text:p>12/30/99 09:42 AM</text:p>
          </table:table-cell>
          <table:table-cell table:formula="of:=MOD([.E1002]-[.$E$2];[.$H$2])+1+[.$E$2]" office:value-type="float" office:value="261" calcext:value-type="float">
            <text:p>261</text:p>
          </table:table-cell>
          <table:table-cell table:formula="of:=MOD([.F1002]+1/[.$H$2];5)" office:value-type="float" office:value="1.66666666666663" calcext:value-type="float">
            <text:p>1,66666666666663</text:p>
          </table:table-cell>
          <table:table-cell table:formula="of:=IF([.F1003]&lt;0.000001;[.G1002]+2+1/[.$H$2];[.G1002]+1/[.$H$2])" office:value-type="float" office:value="16.666666666667" calcext:value-type="float">
            <text:p>16,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4]))" office:value-type="date" office:date-value="2019-10-23T09:11:48.711456" calcext:value-type="date">
            <text:p>2019-10-23 09:11:49</text:p>
          </table:table-cell>
          <table:table-cell table:style-name="ce7" table:formula="of:=[.A1004]" office:value-type="date" office:date-value="2019-10-23T09:11:48.711456" calcext:value-type="date">
            <text:p>2019-10-23 09:11:49</text:p>
          </table:table-cell>
          <table:table-cell table:formula="of:=TRUNC([.A1004])" office:value-type="float" office:value="43761" calcext:value-type="float">
            <text:p>43761</text:p>
          </table:table-cell>
          <table:table-cell table:style-name="ce12" table:formula="of:=[.B1004]-[.C1004]" office:value-type="date" office:date-value="1899-12-30T09:11:48.71145590208" calcext:value-type="date">
            <text:p>12/30/99 09:11 AM</text:p>
          </table:table-cell>
          <table:table-cell table:formula="of:=MOD([.E1003]-[.$E$2];[.$H$2])+1+[.$E$2]" office:value-type="float" office:value="262" calcext:value-type="float">
            <text:p>262</text:p>
          </table:table-cell>
          <table:table-cell table:formula="of:=MOD([.F1003]+1/[.$H$2];5)" office:value-type="float" office:value="1.68333333333329" calcext:value-type="float">
            <text:p>1,68333333333329</text:p>
          </table:table-cell>
          <table:table-cell table:formula="of:=IF([.F1004]&lt;0.000001;[.G1003]+2+1/[.$H$2];[.G1003]+1/[.$H$2])" office:value-type="float" office:value="16.6833333333337" calcext:value-type="float">
            <text:p>16,6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5]))" office:value-type="date" office:date-value="2019-10-23T09:40:25.77459" calcext:value-type="date">
            <text:p>2019-10-23 09:40:26</text:p>
          </table:table-cell>
          <table:table-cell table:style-name="ce7" table:formula="of:=[.A1005]" office:value-type="date" office:date-value="2019-10-23T09:40:25.77459" calcext:value-type="date">
            <text:p>2019-10-23 09:40:26</text:p>
          </table:table-cell>
          <table:table-cell table:formula="of:=TRUNC([.A1005])" office:value-type="float" office:value="43761" calcext:value-type="float">
            <text:p>43761</text:p>
          </table:table-cell>
          <table:table-cell table:style-name="ce12" table:formula="of:=[.B1005]-[.C1005]" office:value-type="date" office:date-value="1899-12-30T09:40:25.77459015884" calcext:value-type="date">
            <text:p>12/30/99 09:40 AM</text:p>
          </table:table-cell>
          <table:table-cell table:formula="of:=MOD([.E1004]-[.$E$2];[.$H$2])+1+[.$E$2]" office:value-type="float" office:value="263" calcext:value-type="float">
            <text:p>263</text:p>
          </table:table-cell>
          <table:table-cell table:formula="of:=MOD([.F1004]+1/[.$H$2];5)" office:value-type="float" office:value="1.69999999999996" calcext:value-type="float">
            <text:p>1,69999999999996</text:p>
          </table:table-cell>
          <table:table-cell table:formula="of:=IF([.F1005]&lt;0.000001;[.G1004]+2+1/[.$H$2];[.G1004]+1/[.$H$2])" office:value-type="float" office:value="16.7000000000003" calcext:value-type="float">
            <text:p>16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6]))" office:value-type="date" office:date-value="2019-10-23T09:45:16.448102" calcext:value-type="date">
            <text:p>2019-10-23 09:45:16</text:p>
          </table:table-cell>
          <table:table-cell table:style-name="ce7" table:formula="of:=[.A1006]" office:value-type="date" office:date-value="2019-10-23T09:45:16.448102" calcext:value-type="date">
            <text:p>2019-10-23 09:45:16</text:p>
          </table:table-cell>
          <table:table-cell table:formula="of:=TRUNC([.A1006])" office:value-type="float" office:value="43761" calcext:value-type="float">
            <text:p>43761</text:p>
          </table:table-cell>
          <table:table-cell table:style-name="ce12" table:formula="of:=[.B1006]-[.C1006]" office:value-type="date" office:date-value="1899-12-30T09:45:16.44810154103" calcext:value-type="date">
            <text:p>12/30/99 09:45 AM</text:p>
          </table:table-cell>
          <table:table-cell table:formula="of:=MOD([.E1005]-[.$E$2];[.$H$2])+1+[.$E$2]" office:value-type="float" office:value="264" calcext:value-type="float">
            <text:p>264</text:p>
          </table:table-cell>
          <table:table-cell table:formula="of:=MOD([.F1005]+1/[.$H$2];5)" office:value-type="float" office:value="1.71666666666663" calcext:value-type="float">
            <text:p>1,71666666666663</text:p>
          </table:table-cell>
          <table:table-cell table:formula="of:=IF([.F1006]&lt;0.000001;[.G1005]+2+1/[.$H$2];[.G1005]+1/[.$H$2])" office:value-type="float" office:value="16.716666666667" calcext:value-type="float">
            <text:p>16,7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7]))" office:value-type="date" office:date-value="2019-10-23T09:42:09.510289" calcext:value-type="date">
            <text:p>2019-10-23 09:42:10</text:p>
          </table:table-cell>
          <table:table-cell table:style-name="ce7" table:formula="of:=[.A1007]" office:value-type="date" office:date-value="2019-10-23T09:42:09.510289" calcext:value-type="date">
            <text:p>2019-10-23 09:42:10</text:p>
          </table:table-cell>
          <table:table-cell table:formula="of:=TRUNC([.A1007])" office:value-type="float" office:value="43761" calcext:value-type="float">
            <text:p>43761</text:p>
          </table:table-cell>
          <table:table-cell table:style-name="ce12" table:formula="of:=[.B1007]-[.C1007]" office:value-type="date" office:date-value="1899-12-30T09:42:09.51028905809" calcext:value-type="date">
            <text:p>12/30/99 09:42 AM</text:p>
          </table:table-cell>
          <table:table-cell table:formula="of:=MOD([.E1006]-[.$E$2];[.$H$2])+1+[.$E$2]" office:value-type="float" office:value="265" calcext:value-type="float">
            <text:p>265</text:p>
          </table:table-cell>
          <table:table-cell table:formula="of:=MOD([.F1006]+1/[.$H$2];5)" office:value-type="float" office:value="1.73333333333329" calcext:value-type="float">
            <text:p>1,73333333333329</text:p>
          </table:table-cell>
          <table:table-cell table:formula="of:=IF([.F1007]&lt;0.000001;[.G1006]+2+1/[.$H$2];[.G1006]+1/[.$H$2])" office:value-type="float" office:value="16.7333333333337" calcext:value-type="float">
            <text:p>16,7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8]))" office:value-type="date" office:date-value="2019-10-23T09:20:31.057694" calcext:value-type="date">
            <text:p>2019-10-23 09:20:31</text:p>
          </table:table-cell>
          <table:table-cell table:style-name="ce7" table:formula="of:=[.A1008]" office:value-type="date" office:date-value="2019-10-23T09:20:31.057694" calcext:value-type="date">
            <text:p>2019-10-23 09:20:31</text:p>
          </table:table-cell>
          <table:table-cell table:formula="of:=TRUNC([.A1008])" office:value-type="float" office:value="43761" calcext:value-type="float">
            <text:p>43761</text:p>
          </table:table-cell>
          <table:table-cell table:style-name="ce12" table:formula="of:=[.B1008]-[.C1008]" office:value-type="date" office:date-value="1899-12-30T09:20:31.05769352987" calcext:value-type="date">
            <text:p>12/30/99 09:20 AM</text:p>
          </table:table-cell>
          <table:table-cell table:formula="of:=MOD([.E1007]-[.$E$2];[.$H$2])+1+[.$E$2]" office:value-type="float" office:value="266" calcext:value-type="float">
            <text:p>266</text:p>
          </table:table-cell>
          <table:table-cell table:formula="of:=MOD([.F1007]+1/[.$H$2];5)" office:value-type="float" office:value="1.74999999999996" calcext:value-type="float">
            <text:p>1,74999999999996</text:p>
          </table:table-cell>
          <table:table-cell table:formula="of:=IF([.F1008]&lt;0.000001;[.G1007]+2+1/[.$H$2];[.G1007]+1/[.$H$2])" office:value-type="float" office:value="16.7500000000003" calcext:value-type="float">
            <text:p>16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09]))" office:value-type="date" office:date-value="2019-10-23T09:17:21.199473" calcext:value-type="date">
            <text:p>2019-10-23 09:17:21</text:p>
          </table:table-cell>
          <table:table-cell table:style-name="ce7" table:formula="of:=[.A1009]" office:value-type="date" office:date-value="2019-10-23T09:17:21.199473" calcext:value-type="date">
            <text:p>2019-10-23 09:17:21</text:p>
          </table:table-cell>
          <table:table-cell table:formula="of:=TRUNC([.A1009])" office:value-type="float" office:value="43761" calcext:value-type="float">
            <text:p>43761</text:p>
          </table:table-cell>
          <table:table-cell table:style-name="ce12" table:formula="of:=[.B1009]-[.C1009]" office:value-type="date" office:date-value="1899-12-30T09:17:21.19947280269" calcext:value-type="date">
            <text:p>12/30/99 09:17 AM</text:p>
          </table:table-cell>
          <table:table-cell table:formula="of:=MOD([.E1008]-[.$E$2];[.$H$2])+1+[.$E$2]" office:value-type="float" office:value="267" calcext:value-type="float">
            <text:p>267</text:p>
          </table:table-cell>
          <table:table-cell table:formula="of:=MOD([.F1008]+1/[.$H$2];5)" office:value-type="float" office:value="1.76666666666663" calcext:value-type="float">
            <text:p>1,76666666666663</text:p>
          </table:table-cell>
          <table:table-cell table:formula="of:=IF([.F1009]&lt;0.000001;[.G1008]+2+1/[.$H$2];[.G1008]+1/[.$H$2])" office:value-type="float" office:value="16.766666666667" calcext:value-type="float">
            <text:p>16,7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0]))" office:value-type="date" office:date-value="2019-10-23T09:52:28.171676" calcext:value-type="date">
            <text:p>2019-10-23 09:52:28</text:p>
          </table:table-cell>
          <table:table-cell table:style-name="ce7" table:formula="of:=[.A1010]" office:value-type="date" office:date-value="2019-10-23T09:52:28.171676" calcext:value-type="date">
            <text:p>2019-10-23 09:52:28</text:p>
          </table:table-cell>
          <table:table-cell table:formula="of:=TRUNC([.A1010])" office:value-type="float" office:value="43761" calcext:value-type="float">
            <text:p>43761</text:p>
          </table:table-cell>
          <table:table-cell table:style-name="ce12" table:formula="of:=[.B1010]-[.C1010]" office:value-type="date" office:date-value="1899-12-30T09:52:28.17167578731" calcext:value-type="date">
            <text:p>12/30/99 09:52 AM</text:p>
          </table:table-cell>
          <table:table-cell table:formula="of:=MOD([.E1009]-[.$E$2];[.$H$2])+1+[.$E$2]" office:value-type="float" office:value="268" calcext:value-type="float">
            <text:p>268</text:p>
          </table:table-cell>
          <table:table-cell table:formula="of:=MOD([.F1009]+1/[.$H$2];5)" office:value-type="float" office:value="1.78333333333329" calcext:value-type="float">
            <text:p>1,78333333333329</text:p>
          </table:table-cell>
          <table:table-cell table:formula="of:=IF([.F1010]&lt;0.000001;[.G1009]+2+1/[.$H$2];[.G1009]+1/[.$H$2])" office:value-type="float" office:value="16.7833333333337" calcext:value-type="float">
            <text:p>16,7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1]))" office:value-type="date" office:date-value="2019-10-23T09:20:47.95822" calcext:value-type="date">
            <text:p>2019-10-23 09:20:48</text:p>
          </table:table-cell>
          <table:table-cell table:style-name="ce7" table:formula="of:=[.A1011]" office:value-type="date" office:date-value="2019-10-23T09:20:47.95822" calcext:value-type="date">
            <text:p>2019-10-23 09:20:48</text:p>
          </table:table-cell>
          <table:table-cell table:formula="of:=TRUNC([.A1011])" office:value-type="float" office:value="43761" calcext:value-type="float">
            <text:p>43761</text:p>
          </table:table-cell>
          <table:table-cell table:style-name="ce12" table:formula="of:=[.B1011]-[.C1011]" office:value-type="date" office:date-value="1899-12-30T09:20:47.9582198197" calcext:value-type="date">
            <text:p>12/30/99 09:20 AM</text:p>
          </table:table-cell>
          <table:table-cell table:formula="of:=MOD([.E1010]-[.$E$2];[.$H$2])+1+[.$E$2]" office:value-type="float" office:value="269" calcext:value-type="float">
            <text:p>269</text:p>
          </table:table-cell>
          <table:table-cell table:formula="of:=MOD([.F1010]+1/[.$H$2];5)" office:value-type="float" office:value="1.79999999999996" calcext:value-type="float">
            <text:p>1,79999999999996</text:p>
          </table:table-cell>
          <table:table-cell table:formula="of:=IF([.F1011]&lt;0.000001;[.G1010]+2+1/[.$H$2];[.G1010]+1/[.$H$2])" office:value-type="float" office:value="16.8000000000003" calcext:value-type="float">
            <text:p>16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2]))" office:value-type="date" office:date-value="2019-10-23T09:31:20.571986" calcext:value-type="date">
            <text:p>2019-10-23 09:31:21</text:p>
          </table:table-cell>
          <table:table-cell table:style-name="ce7" table:formula="of:=[.A1012]" office:value-type="date" office:date-value="2019-10-23T09:31:20.571986" calcext:value-type="date">
            <text:p>2019-10-23 09:31:21</text:p>
          </table:table-cell>
          <table:table-cell table:formula="of:=TRUNC([.A1012])" office:value-type="float" office:value="43761" calcext:value-type="float">
            <text:p>43761</text:p>
          </table:table-cell>
          <table:table-cell table:style-name="ce12" table:formula="of:=[.B1012]-[.C1012]" office:value-type="date" office:date-value="1899-12-30T09:31:20.5719857337" calcext:value-type="date">
            <text:p>12/30/99 09:31 AM</text:p>
          </table:table-cell>
          <table:table-cell table:formula="of:=MOD([.E1011]-[.$E$2];[.$H$2])+1+[.$E$2]" office:value-type="float" office:value="270" calcext:value-type="float">
            <text:p>270</text:p>
          </table:table-cell>
          <table:table-cell table:formula="of:=MOD([.F1011]+1/[.$H$2];5)" office:value-type="float" office:value="1.81666666666663" calcext:value-type="float">
            <text:p>1,81666666666663</text:p>
          </table:table-cell>
          <table:table-cell table:formula="of:=IF([.F1012]&lt;0.000001;[.G1011]+2+1/[.$H$2];[.G1011]+1/[.$H$2])" office:value-type="float" office:value="16.816666666667" calcext:value-type="float">
            <text:p>16,8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3]))" office:value-type="date" office:date-value="2019-10-23T09:30:44.304069" calcext:value-type="date">
            <text:p>2019-10-23 09:30:44</text:p>
          </table:table-cell>
          <table:table-cell table:style-name="ce7" table:formula="of:=[.A1013]" office:value-type="date" office:date-value="2019-10-23T09:30:44.304069" calcext:value-type="date">
            <text:p>2019-10-23 09:30:44</text:p>
          </table:table-cell>
          <table:table-cell table:formula="of:=TRUNC([.A1013])" office:value-type="float" office:value="43761" calcext:value-type="float">
            <text:p>43761</text:p>
          </table:table-cell>
          <table:table-cell table:style-name="ce12" table:formula="of:=[.B1013]-[.C1013]" office:value-type="date" office:date-value="1899-12-30T09:30:44.30406864267" calcext:value-type="date">
            <text:p>12/30/99 09:30 AM</text:p>
          </table:table-cell>
          <table:table-cell table:formula="of:=MOD([.E1012]-[.$E$2];[.$H$2])+1+[.$E$2]" office:value-type="float" office:value="271" calcext:value-type="float">
            <text:p>271</text:p>
          </table:table-cell>
          <table:table-cell table:formula="of:=MOD([.F1012]+1/[.$H$2];5)" office:value-type="float" office:value="1.83333333333329" calcext:value-type="float">
            <text:p>1,83333333333329</text:p>
          </table:table-cell>
          <table:table-cell table:formula="of:=IF([.F1013]&lt;0.000001;[.G1012]+2+1/[.$H$2];[.G1012]+1/[.$H$2])" office:value-type="float" office:value="16.8333333333337" calcext:value-type="float">
            <text:p>16,8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4]))" office:value-type="date" office:date-value="2019-10-23T09:53:13.47898" calcext:value-type="date">
            <text:p>2019-10-23 09:53:13</text:p>
          </table:table-cell>
          <table:table-cell table:style-name="ce7" table:formula="of:=[.A1014]" office:value-type="date" office:date-value="2019-10-23T09:53:13.47898" calcext:value-type="date">
            <text:p>2019-10-23 09:53:13</text:p>
          </table:table-cell>
          <table:table-cell table:formula="of:=TRUNC([.A1014])" office:value-type="float" office:value="43761" calcext:value-type="float">
            <text:p>43761</text:p>
          </table:table-cell>
          <table:table-cell table:style-name="ce12" table:formula="of:=[.B1014]-[.C1014]" office:value-type="date" office:date-value="1899-12-30T09:53:13.47898007836" calcext:value-type="date">
            <text:p>12/30/99 09:53 AM</text:p>
          </table:table-cell>
          <table:table-cell table:formula="of:=MOD([.E1013]-[.$E$2];[.$H$2])+1+[.$E$2]" office:value-type="float" office:value="272" calcext:value-type="float">
            <text:p>272</text:p>
          </table:table-cell>
          <table:table-cell table:formula="of:=MOD([.F1013]+1/[.$H$2];5)" office:value-type="float" office:value="1.84999999999996" calcext:value-type="float">
            <text:p>1,84999999999996</text:p>
          </table:table-cell>
          <table:table-cell table:formula="of:=IF([.F1014]&lt;0.000001;[.G1013]+2+1/[.$H$2];[.G1013]+1/[.$H$2])" office:value-type="float" office:value="16.8500000000003" calcext:value-type="float">
            <text:p>16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5]))" office:value-type="date" office:date-value="2019-10-23T09:23:28.892808" calcext:value-type="date">
            <text:p>2019-10-23 09:23:29</text:p>
          </table:table-cell>
          <table:table-cell table:style-name="ce7" table:formula="of:=[.A1015]" office:value-type="date" office:date-value="2019-10-23T09:23:28.892808" calcext:value-type="date">
            <text:p>2019-10-23 09:23:29</text:p>
          </table:table-cell>
          <table:table-cell table:formula="of:=TRUNC([.A1015])" office:value-type="float" office:value="43761" calcext:value-type="float">
            <text:p>43761</text:p>
          </table:table-cell>
          <table:table-cell table:style-name="ce12" table:formula="of:=[.B1015]-[.C1015]" office:value-type="date" office:date-value="1899-12-30T09:23:28.89280820265" calcext:value-type="date">
            <text:p>12/30/99 09:23 AM</text:p>
          </table:table-cell>
          <table:table-cell table:formula="of:=MOD([.E1014]-[.$E$2];[.$H$2])+1+[.$E$2]" office:value-type="float" office:value="273" calcext:value-type="float">
            <text:p>273</text:p>
          </table:table-cell>
          <table:table-cell table:formula="of:=MOD([.F1014]+1/[.$H$2];5)" office:value-type="float" office:value="1.86666666666663" calcext:value-type="float">
            <text:p>1,86666666666663</text:p>
          </table:table-cell>
          <table:table-cell table:formula="of:=IF([.F1015]&lt;0.000001;[.G1014]+2+1/[.$H$2];[.G1014]+1/[.$H$2])" office:value-type="float" office:value="16.866666666667" calcext:value-type="float">
            <text:p>16,8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6]))" office:value-type="date" office:date-value="2019-10-23T09:30:28.031625" calcext:value-type="date">
            <text:p>2019-10-23 09:30:28</text:p>
          </table:table-cell>
          <table:table-cell table:style-name="ce7" table:formula="of:=[.A1016]" office:value-type="date" office:date-value="2019-10-23T09:30:28.031625" calcext:value-type="date">
            <text:p>2019-10-23 09:30:28</text:p>
          </table:table-cell>
          <table:table-cell table:formula="of:=TRUNC([.A1016])" office:value-type="float" office:value="43761" calcext:value-type="float">
            <text:p>43761</text:p>
          </table:table-cell>
          <table:table-cell table:style-name="ce12" table:formula="of:=[.B1016]-[.C1016]" office:value-type="date" office:date-value="1899-12-30T09:30:28.03162497003" calcext:value-type="date">
            <text:p>12/30/99 09:30 AM</text:p>
          </table:table-cell>
          <table:table-cell table:formula="of:=MOD([.E1015]-[.$E$2];[.$H$2])+1+[.$E$2]" office:value-type="float" office:value="274" calcext:value-type="float">
            <text:p>274</text:p>
          </table:table-cell>
          <table:table-cell table:formula="of:=MOD([.F1015]+1/[.$H$2];5)" office:value-type="float" office:value="1.88333333333329" calcext:value-type="float">
            <text:p>1,88333333333329</text:p>
          </table:table-cell>
          <table:table-cell table:formula="of:=IF([.F1016]&lt;0.000001;[.G1015]+2+1/[.$H$2];[.G1015]+1/[.$H$2])" office:value-type="float" office:value="16.8833333333337" calcext:value-type="float">
            <text:p>16,8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7]))" office:value-type="date" office:date-value="2019-10-23T09:41:30.668411" calcext:value-type="date">
            <text:p>2019-10-23 09:41:31</text:p>
          </table:table-cell>
          <table:table-cell table:style-name="ce7" table:formula="of:=[.A1017]" office:value-type="date" office:date-value="2019-10-23T09:41:30.668411" calcext:value-type="date">
            <text:p>2019-10-23 09:41:31</text:p>
          </table:table-cell>
          <table:table-cell table:formula="of:=TRUNC([.A1017])" office:value-type="float" office:value="43761" calcext:value-type="float">
            <text:p>43761</text:p>
          </table:table-cell>
          <table:table-cell table:style-name="ce12" table:formula="of:=[.B1017]-[.C1017]" office:value-type="date" office:date-value="1899-12-30T09:41:30.66841125023" calcext:value-type="date">
            <text:p>12/30/99 09:41 AM</text:p>
          </table:table-cell>
          <table:table-cell table:formula="of:=MOD([.E1016]-[.$E$2];[.$H$2])+1+[.$E$2]" office:value-type="float" office:value="275" calcext:value-type="float">
            <text:p>275</text:p>
          </table:table-cell>
          <table:table-cell table:formula="of:=MOD([.F1016]+1/[.$H$2];5)" office:value-type="float" office:value="1.89999999999996" calcext:value-type="float">
            <text:p>1,89999999999996</text:p>
          </table:table-cell>
          <table:table-cell table:formula="of:=IF([.F1017]&lt;0.000001;[.G1016]+2+1/[.$H$2];[.G1016]+1/[.$H$2])" office:value-type="float" office:value="16.9000000000003" calcext:value-type="float">
            <text:p>16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8]))" office:value-type="date" office:date-value="2019-10-23T09:43:45.45919" calcext:value-type="date">
            <text:p>2019-10-23 09:43:45</text:p>
          </table:table-cell>
          <table:table-cell table:style-name="ce7" table:formula="of:=[.A1018]" office:value-type="date" office:date-value="2019-10-23T09:43:45.45919" calcext:value-type="date">
            <text:p>2019-10-23 09:43:45</text:p>
          </table:table-cell>
          <table:table-cell table:formula="of:=TRUNC([.A1018])" office:value-type="float" office:value="43761" calcext:value-type="float">
            <text:p>43761</text:p>
          </table:table-cell>
          <table:table-cell table:style-name="ce12" table:formula="of:=[.B1018]-[.C1018]" office:value-type="date" office:date-value="1899-12-30T09:43:45.45919027179" calcext:value-type="date">
            <text:p>12/30/99 09:43 AM</text:p>
          </table:table-cell>
          <table:table-cell table:formula="of:=MOD([.E1017]-[.$E$2];[.$H$2])+1+[.$E$2]" office:value-type="float" office:value="276" calcext:value-type="float">
            <text:p>276</text:p>
          </table:table-cell>
          <table:table-cell table:formula="of:=MOD([.F1017]+1/[.$H$2];5)" office:value-type="float" office:value="1.91666666666663" calcext:value-type="float">
            <text:p>1,91666666666663</text:p>
          </table:table-cell>
          <table:table-cell table:formula="of:=IF([.F1018]&lt;0.000001;[.G1017]+2+1/[.$H$2];[.G1017]+1/[.$H$2])" office:value-type="float" office:value="16.916666666667" calcext:value-type="float">
            <text:p>16,9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19]))" office:value-type="date" office:date-value="2019-10-23T09:31:21.183915" calcext:value-type="date">
            <text:p>2019-10-23 09:31:21</text:p>
          </table:table-cell>
          <table:table-cell table:style-name="ce7" table:formula="of:=[.A1019]" office:value-type="date" office:date-value="2019-10-23T09:31:21.183915" calcext:value-type="date">
            <text:p>2019-10-23 09:31:21</text:p>
          </table:table-cell>
          <table:table-cell table:formula="of:=TRUNC([.A1019])" office:value-type="float" office:value="43761" calcext:value-type="float">
            <text:p>43761</text:p>
          </table:table-cell>
          <table:table-cell table:style-name="ce12" table:formula="of:=[.B1019]-[.C1019]" office:value-type="date" office:date-value="1899-12-30T09:31:21.18391537573" calcext:value-type="date">
            <text:p>12/30/99 09:31 AM</text:p>
          </table:table-cell>
          <table:table-cell table:formula="of:=MOD([.E1018]-[.$E$2];[.$H$2])+1+[.$E$2]" office:value-type="float" office:value="277" calcext:value-type="float">
            <text:p>277</text:p>
          </table:table-cell>
          <table:table-cell table:formula="of:=MOD([.F1018]+1/[.$H$2];5)" office:value-type="float" office:value="1.93333333333329" calcext:value-type="float">
            <text:p>1,93333333333329</text:p>
          </table:table-cell>
          <table:table-cell table:formula="of:=IF([.F1019]&lt;0.000001;[.G1018]+2+1/[.$H$2];[.G1018]+1/[.$H$2])" office:value-type="float" office:value="16.9333333333337" calcext:value-type="float">
            <text:p>16,93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0]))" office:value-type="date" office:date-value="2019-10-23T09:45:16.327975" calcext:value-type="date">
            <text:p>2019-10-23 09:45:16</text:p>
          </table:table-cell>
          <table:table-cell table:style-name="ce7" table:formula="of:=[.A1020]" office:value-type="date" office:date-value="2019-10-23T09:45:16.327975" calcext:value-type="date">
            <text:p>2019-10-23 09:45:16</text:p>
          </table:table-cell>
          <table:table-cell table:formula="of:=TRUNC([.A1020])" office:value-type="float" office:value="43761" calcext:value-type="float">
            <text:p>43761</text:p>
          </table:table-cell>
          <table:table-cell table:style-name="ce12" table:formula="of:=[.B1020]-[.C1020]" office:value-type="date" office:date-value="1899-12-30T09:45:16.32797545753" calcext:value-type="date">
            <text:p>12/30/99 09:45 AM</text:p>
          </table:table-cell>
          <table:table-cell table:formula="of:=MOD([.E1019]-[.$E$2];[.$H$2])+1+[.$E$2]" office:value-type="float" office:value="278" calcext:value-type="float">
            <text:p>278</text:p>
          </table:table-cell>
          <table:table-cell table:formula="of:=MOD([.F1019]+1/[.$H$2];5)" office:value-type="float" office:value="1.94999999999996" calcext:value-type="float">
            <text:p>1,94999999999996</text:p>
          </table:table-cell>
          <table:table-cell table:formula="of:=IF([.F1020]&lt;0.000001;[.G1019]+2+1/[.$H$2];[.G1019]+1/[.$H$2])" office:value-type="float" office:value="16.9500000000003" calcext:value-type="float">
            <text:p>16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1]))" office:value-type="date" office:date-value="2019-10-23T09:05:39.756011" calcext:value-type="date">
            <text:p>2019-10-23 09:05:40</text:p>
          </table:table-cell>
          <table:table-cell table:style-name="ce7" table:formula="of:=[.A1021]" office:value-type="date" office:date-value="2019-10-23T09:05:39.756011" calcext:value-type="date">
            <text:p>2019-10-23 09:05:40</text:p>
          </table:table-cell>
          <table:table-cell table:formula="of:=TRUNC([.A1021])" office:value-type="float" office:value="43761" calcext:value-type="float">
            <text:p>43761</text:p>
          </table:table-cell>
          <table:table-cell table:style-name="ce12" table:formula="of:=[.B1021]-[.C1021]" office:value-type="date" office:date-value="1899-12-30T09:05:39.75601082202" calcext:value-type="date">
            <text:p>12/30/99 09:05 AM</text:p>
          </table:table-cell>
          <table:table-cell table:formula="of:=MOD([.E1020]-[.$E$2];[.$H$2])+1+[.$E$2]" office:value-type="float" office:value="279" calcext:value-type="float">
            <text:p>279</text:p>
          </table:table-cell>
          <table:table-cell table:formula="of:=MOD([.F1020]+1/[.$H$2];5)" office:value-type="float" office:value="1.96666666666663" calcext:value-type="float">
            <text:p>1,96666666666663</text:p>
          </table:table-cell>
          <table:table-cell table:formula="of:=IF([.F1021]&lt;0.000001;[.G1020]+2+1/[.$H$2];[.G1020]+1/[.$H$2])" office:value-type="float" office:value="16.966666666667" calcext:value-type="float">
            <text:p>16,9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2]))" office:value-type="date" office:date-value="2019-10-23T09:28:29.388124" calcext:value-type="date">
            <text:p>2019-10-23 09:28:29</text:p>
          </table:table-cell>
          <table:table-cell table:style-name="ce7" table:formula="of:=[.A1022]" office:value-type="date" office:date-value="2019-10-23T09:28:29.388124" calcext:value-type="date">
            <text:p>2019-10-23 09:28:29</text:p>
          </table:table-cell>
          <table:table-cell table:formula="of:=TRUNC([.A1022])" office:value-type="float" office:value="43761" calcext:value-type="float">
            <text:p>43761</text:p>
          </table:table-cell>
          <table:table-cell table:style-name="ce12" table:formula="of:=[.B1022]-[.C1022]" office:value-type="date" office:date-value="1899-12-30T09:28:29.38812433742" calcext:value-type="date">
            <text:p>12/30/99 09:28 AM</text:p>
          </table:table-cell>
          <table:table-cell table:formula="of:=MOD([.E1021]-[.$E$2];[.$H$2])+1+[.$E$2]" office:value-type="float" office:value="280" calcext:value-type="float">
            <text:p>280</text:p>
          </table:table-cell>
          <table:table-cell table:formula="of:=MOD([.F1021]+1/[.$H$2];5)" office:value-type="float" office:value="1.98333333333329" calcext:value-type="float">
            <text:p>1,98333333333329</text:p>
          </table:table-cell>
          <table:table-cell table:formula="of:=IF([.F1022]&lt;0.000001;[.G1021]+2+1/[.$H$2];[.G1021]+1/[.$H$2])" office:value-type="float" office:value="16.9833333333337" calcext:value-type="float">
            <text:p>16,983333333333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3]))" office:value-type="date" office:date-value="2019-10-24T10:08:42.685019" calcext:value-type="date">
            <text:p>2019-10-24 10:08:43</text:p>
          </table:table-cell>
          <table:table-cell table:style-name="ce7" table:formula="of:=[.A1023]" office:value-type="date" office:date-value="2019-10-24T10:08:42.685019" calcext:value-type="date">
            <text:p>2019-10-24 10:08:43</text:p>
          </table:table-cell>
          <table:table-cell table:formula="of:=TRUNC([.A1023])" office:value-type="float" office:value="43762" calcext:value-type="float">
            <text:p>43762</text:p>
          </table:table-cell>
          <table:table-cell table:style-name="ce12" table:formula="of:=[.B1023]-[.C1023]" office:value-type="date" office:date-value="1899-12-30T10:08:42.68501864746" calcext:value-type="date">
            <text:p>12/30/99 10:08 AM</text:p>
          </table:table-cell>
          <table:table-cell table:formula="of:=MOD([.E1022]-[.$E$2];[.$H$2])+1+[.$E$2]" office:value-type="float" office:value="221" calcext:value-type="float">
            <text:p>221</text:p>
          </table:table-cell>
          <table:table-cell table:formula="of:=MOD([.F1022]+1/[.$H$2];5)" office:value-type="float" office:value="1.99999999999996" calcext:value-type="float">
            <text:p>1,99999999999996</text:p>
          </table:table-cell>
          <table:table-cell table:formula="of:=IF([.F1023]&lt;0.000001;[.G1022]+2+1/[.$H$2];[.G1022]+1/[.$H$2])" office:value-type="float" office:value="17.0000000000003" calcext:value-type="float">
            <text:p>17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4]))" office:value-type="date" office:date-value="2019-10-24T09:28:44.980388" calcext:value-type="date">
            <text:p>2019-10-24 09:28:45</text:p>
          </table:table-cell>
          <table:table-cell table:style-name="ce7" table:formula="of:=[.A1024]" office:value-type="date" office:date-value="2019-10-24T09:28:44.980388" calcext:value-type="date">
            <text:p>2019-10-24 09:28:45</text:p>
          </table:table-cell>
          <table:table-cell table:formula="of:=TRUNC([.A1024])" office:value-type="float" office:value="43762" calcext:value-type="float">
            <text:p>43762</text:p>
          </table:table-cell>
          <table:table-cell table:style-name="ce12" table:formula="of:=[.B1024]-[.C1024]" office:value-type="date" office:date-value="1899-12-30T09:28:44.98038788326" calcext:value-type="date">
            <text:p>12/30/99 09:28 AM</text:p>
          </table:table-cell>
          <table:table-cell table:formula="of:=MOD([.E1023]-[.$E$2];[.$H$2])+1+[.$E$2]" office:value-type="float" office:value="222" calcext:value-type="float">
            <text:p>222</text:p>
          </table:table-cell>
          <table:table-cell table:formula="of:=MOD([.F1023]+1/[.$H$2];5)" office:value-type="float" office:value="2.01666666666663" calcext:value-type="float">
            <text:p>2,01666666666663</text:p>
          </table:table-cell>
          <table:table-cell table:formula="of:=IF([.F1024]&lt;0.000001;[.G1023]+2+1/[.$H$2];[.G1023]+1/[.$H$2])" office:value-type="float" office:value="17.016666666667" calcext:value-type="float">
            <text:p>17,0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5]))" office:value-type="date" office:date-value="2019-10-24T09:31:43.836884" calcext:value-type="date">
            <text:p>2019-10-24 09:31:44</text:p>
          </table:table-cell>
          <table:table-cell table:style-name="ce7" table:formula="of:=[.A1025]" office:value-type="date" office:date-value="2019-10-24T09:31:43.836884" calcext:value-type="date">
            <text:p>2019-10-24 09:31:44</text:p>
          </table:table-cell>
          <table:table-cell table:formula="of:=TRUNC([.A1025])" office:value-type="float" office:value="43762" calcext:value-type="float">
            <text:p>43762</text:p>
          </table:table-cell>
          <table:table-cell table:style-name="ce12" table:formula="of:=[.B1025]-[.C1025]" office:value-type="date" office:date-value="1899-12-30T09:31:43.8368841866" calcext:value-type="date">
            <text:p>12/30/99 09:31 AM</text:p>
          </table:table-cell>
          <table:table-cell table:formula="of:=MOD([.E1024]-[.$E$2];[.$H$2])+1+[.$E$2]" office:value-type="float" office:value="223" calcext:value-type="float">
            <text:p>223</text:p>
          </table:table-cell>
          <table:table-cell table:formula="of:=MOD([.F1024]+1/[.$H$2];5)" office:value-type="float" office:value="2.03333333333329" calcext:value-type="float">
            <text:p>2,03333333333329</text:p>
          </table:table-cell>
          <table:table-cell table:formula="of:=IF([.F1025]&lt;0.000001;[.G1024]+2+1/[.$H$2];[.G1024]+1/[.$H$2])" office:value-type="float" office:value="17.0333333333336" calcext:value-type="float">
            <text:p>17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6]))" office:value-type="date" office:date-value="2019-10-24T09:55:22.212609" calcext:value-type="date">
            <text:p>2019-10-24 09:55:22</text:p>
          </table:table-cell>
          <table:table-cell table:style-name="ce7" table:formula="of:=[.A1026]" office:value-type="date" office:date-value="2019-10-24T09:55:22.212609" calcext:value-type="date">
            <text:p>2019-10-24 09:55:22</text:p>
          </table:table-cell>
          <table:table-cell table:formula="of:=TRUNC([.A1026])" office:value-type="float" office:value="43762" calcext:value-type="float">
            <text:p>43762</text:p>
          </table:table-cell>
          <table:table-cell table:style-name="ce12" table:formula="of:=[.B1026]-[.C1026]" office:value-type="date" office:date-value="1899-12-30T09:55:22.21260904334" calcext:value-type="date">
            <text:p>12/30/99 09:55 AM</text:p>
          </table:table-cell>
          <table:table-cell table:formula="of:=MOD([.E1025]-[.$E$2];[.$H$2])+1+[.$E$2]" office:value-type="float" office:value="224" calcext:value-type="float">
            <text:p>224</text:p>
          </table:table-cell>
          <table:table-cell table:formula="of:=MOD([.F1025]+1/[.$H$2];5)" office:value-type="float" office:value="2.04999999999996" calcext:value-type="float">
            <text:p>2,04999999999996</text:p>
          </table:table-cell>
          <table:table-cell table:formula="of:=IF([.F1026]&lt;0.000001;[.G1025]+2+1/[.$H$2];[.G1025]+1/[.$H$2])" office:value-type="float" office:value="17.0500000000003" calcext:value-type="float">
            <text:p>17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7]))" office:value-type="date" office:date-value="2019-10-24T09:27:34.613669" calcext:value-type="date">
            <text:p>2019-10-24 09:27:35</text:p>
          </table:table-cell>
          <table:table-cell table:style-name="ce7" table:formula="of:=[.A1027]" office:value-type="date" office:date-value="2019-10-24T09:27:34.613669" calcext:value-type="date">
            <text:p>2019-10-24 09:27:35</text:p>
          </table:table-cell>
          <table:table-cell table:formula="of:=TRUNC([.A1027])" office:value-type="float" office:value="43762" calcext:value-type="float">
            <text:p>43762</text:p>
          </table:table-cell>
          <table:table-cell table:style-name="ce12" table:formula="of:=[.B1027]-[.C1027]" office:value-type="date" office:date-value="1899-12-30T09:27:34.6136691235" calcext:value-type="date">
            <text:p>12/30/99 09:27 AM</text:p>
          </table:table-cell>
          <table:table-cell table:formula="of:=MOD([.E1026]-[.$E$2];[.$H$2])+1+[.$E$2]" office:value-type="float" office:value="225" calcext:value-type="float">
            <text:p>225</text:p>
          </table:table-cell>
          <table:table-cell table:formula="of:=MOD([.F1026]+1/[.$H$2];5)" office:value-type="float" office:value="2.06666666666663" calcext:value-type="float">
            <text:p>2,06666666666663</text:p>
          </table:table-cell>
          <table:table-cell table:formula="of:=IF([.F1027]&lt;0.000001;[.G1026]+2+1/[.$H$2];[.G1026]+1/[.$H$2])" office:value-type="float" office:value="17.066666666667" calcext:value-type="float">
            <text:p>17,0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8]))" office:value-type="date" office:date-value="2019-10-24T09:52:36.295952" calcext:value-type="date">
            <text:p>2019-10-24 09:52:36</text:p>
          </table:table-cell>
          <table:table-cell table:style-name="ce7" table:formula="of:=[.A1028]" office:value-type="date" office:date-value="2019-10-24T09:52:36.295952" calcext:value-type="date">
            <text:p>2019-10-24 09:52:36</text:p>
          </table:table-cell>
          <table:table-cell table:formula="of:=TRUNC([.A1028])" office:value-type="float" office:value="43762" calcext:value-type="float">
            <text:p>43762</text:p>
          </table:table-cell>
          <table:table-cell table:style-name="ce12" table:formula="of:=[.B1028]-[.C1028]" office:value-type="date" office:date-value="1899-12-30T09:52:36.29595215432" calcext:value-type="date">
            <text:p>12/30/99 09:52 AM</text:p>
          </table:table-cell>
          <table:table-cell table:formula="of:=MOD([.E1027]-[.$E$2];[.$H$2])+1+[.$E$2]" office:value-type="float" office:value="226" calcext:value-type="float">
            <text:p>226</text:p>
          </table:table-cell>
          <table:table-cell table:formula="of:=MOD([.F1027]+1/[.$H$2];5)" office:value-type="float" office:value="2.08333333333329" calcext:value-type="float">
            <text:p>2,08333333333329</text:p>
          </table:table-cell>
          <table:table-cell table:formula="of:=IF([.F1028]&lt;0.000001;[.G1027]+2+1/[.$H$2];[.G1027]+1/[.$H$2])" office:value-type="float" office:value="17.0833333333336" calcext:value-type="float">
            <text:p>17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29]))" office:value-type="date" office:date-value="2019-10-24T09:36:10.809212" calcext:value-type="date">
            <text:p>2019-10-24 09:36:11</text:p>
          </table:table-cell>
          <table:table-cell table:style-name="ce7" table:formula="of:=[.A1029]" office:value-type="date" office:date-value="2019-10-24T09:36:10.809212" calcext:value-type="date">
            <text:p>2019-10-24 09:36:11</text:p>
          </table:table-cell>
          <table:table-cell table:formula="of:=TRUNC([.A1029])" office:value-type="float" office:value="43762" calcext:value-type="float">
            <text:p>43762</text:p>
          </table:table-cell>
          <table:table-cell table:style-name="ce12" table:formula="of:=[.B1029]-[.C1029]" office:value-type="date" office:date-value="1899-12-30T09:36:10.80921214074" calcext:value-type="date">
            <text:p>12/30/99 09:36 AM</text:p>
          </table:table-cell>
          <table:table-cell table:formula="of:=MOD([.E1028]-[.$E$2];[.$H$2])+1+[.$E$2]" office:value-type="float" office:value="227" calcext:value-type="float">
            <text:p>227</text:p>
          </table:table-cell>
          <table:table-cell table:formula="of:=MOD([.F1028]+1/[.$H$2];5)" office:value-type="float" office:value="2.09999999999996" calcext:value-type="float">
            <text:p>2,09999999999996</text:p>
          </table:table-cell>
          <table:table-cell table:formula="of:=IF([.F1029]&lt;0.000001;[.G1028]+2+1/[.$H$2];[.G1028]+1/[.$H$2])" office:value-type="float" office:value="17.1000000000003" calcext:value-type="float">
            <text:p>17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0]))" office:value-type="date" office:date-value="2019-10-24T09:05:22.921799" calcext:value-type="date">
            <text:p>2019-10-24 09:05:23</text:p>
          </table:table-cell>
          <table:table-cell table:style-name="ce7" table:formula="of:=[.A1030]" office:value-type="date" office:date-value="2019-10-24T09:05:22.921799" calcext:value-type="date">
            <text:p>2019-10-24 09:05:23</text:p>
          </table:table-cell>
          <table:table-cell table:formula="of:=TRUNC([.A1030])" office:value-type="float" office:value="43762" calcext:value-type="float">
            <text:p>43762</text:p>
          </table:table-cell>
          <table:table-cell table:style-name="ce12" table:formula="of:=[.B1030]-[.C1030]" office:value-type="date" office:date-value="1899-12-30T09:05:22.92179879732" calcext:value-type="date">
            <text:p>12/30/99 09:05 AM</text:p>
          </table:table-cell>
          <table:table-cell table:formula="of:=MOD([.E1029]-[.$E$2];[.$H$2])+1+[.$E$2]" office:value-type="float" office:value="228" calcext:value-type="float">
            <text:p>228</text:p>
          </table:table-cell>
          <table:table-cell table:formula="of:=MOD([.F1029]+1/[.$H$2];5)" office:value-type="float" office:value="2.11666666666663" calcext:value-type="float">
            <text:p>2,11666666666663</text:p>
          </table:table-cell>
          <table:table-cell table:formula="of:=IF([.F1030]&lt;0.000001;[.G1029]+2+1/[.$H$2];[.G1029]+1/[.$H$2])" office:value-type="float" office:value="17.116666666667" calcext:value-type="float">
            <text:p>17,1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1]))" office:value-type="date" office:date-value="2019-10-24T09:23:38.911512" calcext:value-type="date">
            <text:p>2019-10-24 09:23:39</text:p>
          </table:table-cell>
          <table:table-cell table:style-name="ce7" table:formula="of:=[.A1031]" office:value-type="date" office:date-value="2019-10-24T09:23:38.911512" calcext:value-type="date">
            <text:p>2019-10-24 09:23:39</text:p>
          </table:table-cell>
          <table:table-cell table:formula="of:=TRUNC([.A1031])" office:value-type="float" office:value="43762" calcext:value-type="float">
            <text:p>43762</text:p>
          </table:table-cell>
          <table:table-cell table:style-name="ce12" table:formula="of:=[.B1031]-[.C1031]" office:value-type="date" office:date-value="1899-12-30T09:23:38.91151203308" calcext:value-type="date">
            <text:p>12/30/99 09:23 AM</text:p>
          </table:table-cell>
          <table:table-cell table:formula="of:=MOD([.E1030]-[.$E$2];[.$H$2])+1+[.$E$2]" office:value-type="float" office:value="229" calcext:value-type="float">
            <text:p>229</text:p>
          </table:table-cell>
          <table:table-cell table:formula="of:=MOD([.F1030]+1/[.$H$2];5)" office:value-type="float" office:value="2.13333333333329" calcext:value-type="float">
            <text:p>2,13333333333329</text:p>
          </table:table-cell>
          <table:table-cell table:formula="of:=IF([.F1031]&lt;0.000001;[.G1030]+2+1/[.$H$2];[.G1030]+1/[.$H$2])" office:value-type="float" office:value="17.1333333333336" calcext:value-type="float">
            <text:p>17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2]))" office:value-type="date" office:date-value="2019-10-24T09:21:21.312406" calcext:value-type="date">
            <text:p>2019-10-24 09:21:21</text:p>
          </table:table-cell>
          <table:table-cell table:style-name="ce7" table:formula="of:=[.A1032]" office:value-type="date" office:date-value="2019-10-24T09:21:21.312406" calcext:value-type="date">
            <text:p>2019-10-24 09:21:21</text:p>
          </table:table-cell>
          <table:table-cell table:formula="of:=TRUNC([.A1032])" office:value-type="float" office:value="43762" calcext:value-type="float">
            <text:p>43762</text:p>
          </table:table-cell>
          <table:table-cell table:style-name="ce12" table:formula="of:=[.B1032]-[.C1032]" office:value-type="date" office:date-value="1899-12-30T09:21:21.31240610965" calcext:value-type="date">
            <text:p>12/30/99 09:21 AM</text:p>
          </table:table-cell>
          <table:table-cell table:formula="of:=MOD([.E1031]-[.$E$2];[.$H$2])+1+[.$E$2]" office:value-type="float" office:value="230" calcext:value-type="float">
            <text:p>230</text:p>
          </table:table-cell>
          <table:table-cell table:formula="of:=MOD([.F1031]+1/[.$H$2];5)" office:value-type="float" office:value="2.14999999999996" calcext:value-type="float">
            <text:p>2,14999999999996</text:p>
          </table:table-cell>
          <table:table-cell table:formula="of:=IF([.F1032]&lt;0.000001;[.G1031]+2+1/[.$H$2];[.G1031]+1/[.$H$2])" office:value-type="float" office:value="17.1500000000003" calcext:value-type="float">
            <text:p>17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3]))" office:value-type="date" office:date-value="2019-10-24T09:14:28.312873" calcext:value-type="date">
            <text:p>2019-10-24 09:14:28</text:p>
          </table:table-cell>
          <table:table-cell table:style-name="ce7" table:formula="of:=[.A1033]" office:value-type="date" office:date-value="2019-10-24T09:14:28.312873" calcext:value-type="date">
            <text:p>2019-10-24 09:14:28</text:p>
          </table:table-cell>
          <table:table-cell table:formula="of:=TRUNC([.A1033])" office:value-type="float" office:value="43762" calcext:value-type="float">
            <text:p>43762</text:p>
          </table:table-cell>
          <table:table-cell table:style-name="ce12" table:formula="of:=[.B1033]-[.C1033]" office:value-type="date" office:date-value="1899-12-30T09:14:28.31287282985" calcext:value-type="date">
            <text:p>12/30/99 09:14 AM</text:p>
          </table:table-cell>
          <table:table-cell table:formula="of:=MOD([.E1032]-[.$E$2];[.$H$2])+1+[.$E$2]" office:value-type="float" office:value="231" calcext:value-type="float">
            <text:p>231</text:p>
          </table:table-cell>
          <table:table-cell table:formula="of:=MOD([.F1032]+1/[.$H$2];5)" office:value-type="float" office:value="2.16666666666663" calcext:value-type="float">
            <text:p>2,16666666666663</text:p>
          </table:table-cell>
          <table:table-cell table:formula="of:=IF([.F1033]&lt;0.000001;[.G1032]+2+1/[.$H$2];[.G1032]+1/[.$H$2])" office:value-type="float" office:value="17.166666666667" calcext:value-type="float">
            <text:p>17,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4]))" office:value-type="date" office:date-value="2019-10-24T09:15:57.663689" calcext:value-type="date">
            <text:p>2019-10-24 09:15:58</text:p>
          </table:table-cell>
          <table:table-cell table:style-name="ce7" table:formula="of:=[.A1034]" office:value-type="date" office:date-value="2019-10-24T09:15:57.663689" calcext:value-type="date">
            <text:p>2019-10-24 09:15:58</text:p>
          </table:table-cell>
          <table:table-cell table:formula="of:=TRUNC([.A1034])" office:value-type="float" office:value="43762" calcext:value-type="float">
            <text:p>43762</text:p>
          </table:table-cell>
          <table:table-cell table:style-name="ce12" table:formula="of:=[.B1034]-[.C1034]" office:value-type="date" office:date-value="1899-12-30T09:15:57.66368948389" calcext:value-type="date">
            <text:p>12/30/99 09:15 AM</text:p>
          </table:table-cell>
          <table:table-cell table:formula="of:=MOD([.E1033]-[.$E$2];[.$H$2])+1+[.$E$2]" office:value-type="float" office:value="232" calcext:value-type="float">
            <text:p>232</text:p>
          </table:table-cell>
          <table:table-cell table:formula="of:=MOD([.F1033]+1/[.$H$2];5)" office:value-type="float" office:value="2.18333333333329" calcext:value-type="float">
            <text:p>2,18333333333329</text:p>
          </table:table-cell>
          <table:table-cell table:formula="of:=IF([.F1034]&lt;0.000001;[.G1033]+2+1/[.$H$2];[.G1033]+1/[.$H$2])" office:value-type="float" office:value="17.1833333333336" calcext:value-type="float">
            <text:p>17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5]))" office:value-type="date" office:date-value="2019-10-24T09:29:51.324957" calcext:value-type="date">
            <text:p>2019-10-24 09:29:51</text:p>
          </table:table-cell>
          <table:table-cell table:style-name="ce7" table:formula="of:=[.A1035]" office:value-type="date" office:date-value="2019-10-24T09:29:51.324957" calcext:value-type="date">
            <text:p>2019-10-24 09:29:51</text:p>
          </table:table-cell>
          <table:table-cell table:formula="of:=TRUNC([.A1035])" office:value-type="float" office:value="43762" calcext:value-type="float">
            <text:p>43762</text:p>
          </table:table-cell>
          <table:table-cell table:style-name="ce12" table:formula="of:=[.B1035]-[.C1035]" office:value-type="date" office:date-value="1899-12-30T09:29:51.32495736703" calcext:value-type="date">
            <text:p>12/30/99 09:29 AM</text:p>
          </table:table-cell>
          <table:table-cell table:formula="of:=MOD([.E1034]-[.$E$2];[.$H$2])+1+[.$E$2]" office:value-type="float" office:value="233" calcext:value-type="float">
            <text:p>233</text:p>
          </table:table-cell>
          <table:table-cell table:formula="of:=MOD([.F1034]+1/[.$H$2];5)" office:value-type="float" office:value="2.19999999999996" calcext:value-type="float">
            <text:p>2,19999999999996</text:p>
          </table:table-cell>
          <table:table-cell table:formula="of:=IF([.F1035]&lt;0.000001;[.G1034]+2+1/[.$H$2];[.G1034]+1/[.$H$2])" office:value-type="float" office:value="17.2000000000003" calcext:value-type="float">
            <text:p>17,2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6]))" office:value-type="date" office:date-value="2019-10-24T09:45:48.286323" calcext:value-type="date">
            <text:p>2019-10-24 09:45:48</text:p>
          </table:table-cell>
          <table:table-cell table:style-name="ce7" table:formula="of:=[.A1036]" office:value-type="date" office:date-value="2019-10-24T09:45:48.286323" calcext:value-type="date">
            <text:p>2019-10-24 09:45:48</text:p>
          </table:table-cell>
          <table:table-cell table:formula="of:=TRUNC([.A1036])" office:value-type="float" office:value="43762" calcext:value-type="float">
            <text:p>43762</text:p>
          </table:table-cell>
          <table:table-cell table:style-name="ce12" table:formula="of:=[.B1036]-[.C1036]" office:value-type="date" office:date-value="1899-12-30T09:45:48.28632278368" calcext:value-type="date">
            <text:p>12/30/99 09:45 AM</text:p>
          </table:table-cell>
          <table:table-cell table:formula="of:=MOD([.E1035]-[.$E$2];[.$H$2])+1+[.$E$2]" office:value-type="float" office:value="234" calcext:value-type="float">
            <text:p>234</text:p>
          </table:table-cell>
          <table:table-cell table:formula="of:=MOD([.F1035]+1/[.$H$2];5)" office:value-type="float" office:value="2.21666666666663" calcext:value-type="float">
            <text:p>2,21666666666663</text:p>
          </table:table-cell>
          <table:table-cell table:formula="of:=IF([.F1036]&lt;0.000001;[.G1035]+2+1/[.$H$2];[.G1035]+1/[.$H$2])" office:value-type="float" office:value="17.216666666667" calcext:value-type="float">
            <text:p>17,2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7]))" office:value-type="date" office:date-value="2019-10-24T09:54:37.463224" calcext:value-type="date">
            <text:p>2019-10-24 09:54:37</text:p>
          </table:table-cell>
          <table:table-cell table:style-name="ce7" table:formula="of:=[.A1037]" office:value-type="date" office:date-value="2019-10-24T09:54:37.463224" calcext:value-type="date">
            <text:p>2019-10-24 09:54:37</text:p>
          </table:table-cell>
          <table:table-cell table:formula="of:=TRUNC([.A1037])" office:value-type="float" office:value="43762" calcext:value-type="float">
            <text:p>43762</text:p>
          </table:table-cell>
          <table:table-cell table:style-name="ce12" table:formula="of:=[.B1037]-[.C1037]" office:value-type="date" office:date-value="1899-12-30T09:54:37.46322392486" calcext:value-type="date">
            <text:p>12/30/99 09:54 AM</text:p>
          </table:table-cell>
          <table:table-cell table:formula="of:=MOD([.E1036]-[.$E$2];[.$H$2])+1+[.$E$2]" office:value-type="float" office:value="235" calcext:value-type="float">
            <text:p>235</text:p>
          </table:table-cell>
          <table:table-cell table:formula="of:=MOD([.F1036]+1/[.$H$2];5)" office:value-type="float" office:value="2.23333333333329" calcext:value-type="float">
            <text:p>2,23333333333329</text:p>
          </table:table-cell>
          <table:table-cell table:formula="of:=IF([.F1037]&lt;0.000001;[.G1036]+2+1/[.$H$2];[.G1036]+1/[.$H$2])" office:value-type="float" office:value="17.2333333333336" calcext:value-type="float">
            <text:p>17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8]))" office:value-type="date" office:date-value="2019-10-24T09:39:07.527112" calcext:value-type="date">
            <text:p>2019-10-24 09:39:08</text:p>
          </table:table-cell>
          <table:table-cell table:style-name="ce7" table:formula="of:=[.A1038]" office:value-type="date" office:date-value="2019-10-24T09:39:07.527112" calcext:value-type="date">
            <text:p>2019-10-24 09:39:08</text:p>
          </table:table-cell>
          <table:table-cell table:formula="of:=TRUNC([.A1038])" office:value-type="float" office:value="43762" calcext:value-type="float">
            <text:p>43762</text:p>
          </table:table-cell>
          <table:table-cell table:style-name="ce12" table:formula="of:=[.B1038]-[.C1038]" office:value-type="date" office:date-value="1899-12-30T09:39:07.52711174078" calcext:value-type="date">
            <text:p>12/30/99 09:39 AM</text:p>
          </table:table-cell>
          <table:table-cell table:formula="of:=MOD([.E1037]-[.$E$2];[.$H$2])+1+[.$E$2]" office:value-type="float" office:value="236" calcext:value-type="float">
            <text:p>236</text:p>
          </table:table-cell>
          <table:table-cell table:formula="of:=MOD([.F1037]+1/[.$H$2];5)" office:value-type="float" office:value="2.24999999999996" calcext:value-type="float">
            <text:p>2,24999999999996</text:p>
          </table:table-cell>
          <table:table-cell table:formula="of:=IF([.F1038]&lt;0.000001;[.G1037]+2+1/[.$H$2];[.G1037]+1/[.$H$2])" office:value-type="float" office:value="17.2500000000003" calcext:value-type="float">
            <text:p>17,2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39]))" office:value-type="date" office:date-value="2019-10-24T09:25:07.913437" calcext:value-type="date">
            <text:p>2019-10-24 09:25:08</text:p>
          </table:table-cell>
          <table:table-cell table:style-name="ce7" table:formula="of:=[.A1039]" office:value-type="date" office:date-value="2019-10-24T09:25:07.913437" calcext:value-type="date">
            <text:p>2019-10-24 09:25:08</text:p>
          </table:table-cell>
          <table:table-cell table:formula="of:=TRUNC([.A1039])" office:value-type="float" office:value="43762" calcext:value-type="float">
            <text:p>43762</text:p>
          </table:table-cell>
          <table:table-cell table:style-name="ce12" table:formula="of:=[.B1039]-[.C1039]" office:value-type="date" office:date-value="1899-12-30T09:25:07.91343699675" calcext:value-type="date">
            <text:p>12/30/99 09:25 AM</text:p>
          </table:table-cell>
          <table:table-cell table:formula="of:=MOD([.E1038]-[.$E$2];[.$H$2])+1+[.$E$2]" office:value-type="float" office:value="237" calcext:value-type="float">
            <text:p>237</text:p>
          </table:table-cell>
          <table:table-cell table:formula="of:=MOD([.F1038]+1/[.$H$2];5)" office:value-type="float" office:value="2.26666666666663" calcext:value-type="float">
            <text:p>2,26666666666663</text:p>
          </table:table-cell>
          <table:table-cell table:formula="of:=IF([.F1039]&lt;0.000001;[.G1038]+2+1/[.$H$2];[.G1038]+1/[.$H$2])" office:value-type="float" office:value="17.266666666667" calcext:value-type="float">
            <text:p>17,2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0]))" office:value-type="date" office:date-value="2019-10-24T09:19:52.070045" calcext:value-type="date">
            <text:p>2019-10-24 09:19:52</text:p>
          </table:table-cell>
          <table:table-cell table:style-name="ce7" table:formula="of:=[.A1040]" office:value-type="date" office:date-value="2019-10-24T09:19:52.070045" calcext:value-type="date">
            <text:p>2019-10-24 09:19:52</text:p>
          </table:table-cell>
          <table:table-cell table:formula="of:=TRUNC([.A1040])" office:value-type="float" office:value="43762" calcext:value-type="float">
            <text:p>43762</text:p>
          </table:table-cell>
          <table:table-cell table:style-name="ce12" table:formula="of:=[.B1040]-[.C1040]" office:value-type="date" office:date-value="1899-12-30T09:19:52.07004541531" calcext:value-type="date">
            <text:p>12/30/99 09:19 AM</text:p>
          </table:table-cell>
          <table:table-cell table:formula="of:=MOD([.E1039]-[.$E$2];[.$H$2])+1+[.$E$2]" office:value-type="float" office:value="238" calcext:value-type="float">
            <text:p>238</text:p>
          </table:table-cell>
          <table:table-cell table:formula="of:=MOD([.F1039]+1/[.$H$2];5)" office:value-type="float" office:value="2.28333333333329" calcext:value-type="float">
            <text:p>2,28333333333329</text:p>
          </table:table-cell>
          <table:table-cell table:formula="of:=IF([.F1040]&lt;0.000001;[.G1039]+2+1/[.$H$2];[.G1039]+1/[.$H$2])" office:value-type="float" office:value="17.2833333333336" calcext:value-type="float">
            <text:p>17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1]))" office:value-type="date" office:date-value="2019-10-24T09:47:32.984325" calcext:value-type="date">
            <text:p>2019-10-24 09:47:33</text:p>
          </table:table-cell>
          <table:table-cell table:style-name="ce7" table:formula="of:=[.A1041]" office:value-type="date" office:date-value="2019-10-24T09:47:32.984325" calcext:value-type="date">
            <text:p>2019-10-24 09:47:33</text:p>
          </table:table-cell>
          <table:table-cell table:formula="of:=TRUNC([.A1041])" office:value-type="float" office:value="43762" calcext:value-type="float">
            <text:p>43762</text:p>
          </table:table-cell>
          <table:table-cell table:style-name="ce12" table:formula="of:=[.B1041]-[.C1041]" office:value-type="date" office:date-value="1899-12-30T09:47:32.98432535492" calcext:value-type="date">
            <text:p>12/30/99 09:47 AM</text:p>
          </table:table-cell>
          <table:table-cell table:formula="of:=MOD([.E1040]-[.$E$2];[.$H$2])+1+[.$E$2]" office:value-type="float" office:value="239" calcext:value-type="float">
            <text:p>239</text:p>
          </table:table-cell>
          <table:table-cell table:formula="of:=MOD([.F1040]+1/[.$H$2];5)" office:value-type="float" office:value="2.29999999999996" calcext:value-type="float">
            <text:p>2,29999999999996</text:p>
          </table:table-cell>
          <table:table-cell table:formula="of:=IF([.F1041]&lt;0.000001;[.G1040]+2+1/[.$H$2];[.G1040]+1/[.$H$2])" office:value-type="float" office:value="17.3000000000003" calcext:value-type="float">
            <text:p>17,3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2]))" office:value-type="date" office:date-value="2019-10-24T09:45:46.188301" calcext:value-type="date">
            <text:p>2019-10-24 09:45:46</text:p>
          </table:table-cell>
          <table:table-cell table:style-name="ce7" table:formula="of:=[.A1042]" office:value-type="date" office:date-value="2019-10-24T09:45:46.188301" calcext:value-type="date">
            <text:p>2019-10-24 09:45:46</text:p>
          </table:table-cell>
          <table:table-cell table:formula="of:=TRUNC([.A1042])" office:value-type="float" office:value="43762" calcext:value-type="float">
            <text:p>43762</text:p>
          </table:table-cell>
          <table:table-cell table:style-name="ce12" table:formula="of:=[.B1042]-[.C1042]" office:value-type="date" office:date-value="1899-12-30T09:45:46.18830119725" calcext:value-type="date">
            <text:p>12/30/99 09:45 AM</text:p>
          </table:table-cell>
          <table:table-cell table:formula="of:=MOD([.E1041]-[.$E$2];[.$H$2])+1+[.$E$2]" office:value-type="float" office:value="240" calcext:value-type="float">
            <text:p>240</text:p>
          </table:table-cell>
          <table:table-cell table:formula="of:=MOD([.F1041]+1/[.$H$2];5)" office:value-type="float" office:value="2.31666666666663" calcext:value-type="float">
            <text:p>2,31666666666663</text:p>
          </table:table-cell>
          <table:table-cell table:formula="of:=IF([.F1042]&lt;0.000001;[.G1041]+2+1/[.$H$2];[.G1041]+1/[.$H$2])" office:value-type="float" office:value="17.316666666667" calcext:value-type="float">
            <text:p>17,3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3]))" office:value-type="date" office:date-value="2019-10-24T09:34:55.636593" calcext:value-type="date">
            <text:p>2019-10-24 09:34:56</text:p>
          </table:table-cell>
          <table:table-cell table:style-name="ce7" table:formula="of:=[.A1043]" office:value-type="date" office:date-value="2019-10-24T09:34:55.636593" calcext:value-type="date">
            <text:p>2019-10-24 09:34:56</text:p>
          </table:table-cell>
          <table:table-cell table:formula="of:=TRUNC([.A1043])" office:value-type="float" office:value="43762" calcext:value-type="float">
            <text:p>43762</text:p>
          </table:table-cell>
          <table:table-cell table:style-name="ce12" table:formula="of:=[.B1043]-[.C1043]" office:value-type="date" office:date-value="1899-12-30T09:34:55.63659257255" calcext:value-type="date">
            <text:p>12/30/99 09:34 AM</text:p>
          </table:table-cell>
          <table:table-cell table:formula="of:=MOD([.E1042]-[.$E$2];[.$H$2])+1+[.$E$2]" office:value-type="float" office:value="241" calcext:value-type="float">
            <text:p>241</text:p>
          </table:table-cell>
          <table:table-cell table:formula="of:=MOD([.F1042]+1/[.$H$2];5)" office:value-type="float" office:value="2.33333333333329" calcext:value-type="float">
            <text:p>2,33333333333329</text:p>
          </table:table-cell>
          <table:table-cell table:formula="of:=IF([.F1043]&lt;0.000001;[.G1042]+2+1/[.$H$2];[.G1042]+1/[.$H$2])" office:value-type="float" office:value="17.3333333333336" calcext:value-type="float">
            <text:p>17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4]))" office:value-type="date" office:date-value="2019-10-24T09:40:42.646451" calcext:value-type="date">
            <text:p>2019-10-24 09:40:43</text:p>
          </table:table-cell>
          <table:table-cell table:style-name="ce7" table:formula="of:=[.A1044]" office:value-type="date" office:date-value="2019-10-24T09:40:42.646451" calcext:value-type="date">
            <text:p>2019-10-24 09:40:43</text:p>
          </table:table-cell>
          <table:table-cell table:formula="of:=TRUNC([.A1044])" office:value-type="float" office:value="43762" calcext:value-type="float">
            <text:p>43762</text:p>
          </table:table-cell>
          <table:table-cell table:style-name="ce12" table:formula="of:=[.B1044]-[.C1044]" office:value-type="date" office:date-value="1899-12-30T09:40:42.64645096846" calcext:value-type="date">
            <text:p>12/30/99 09:40 AM</text:p>
          </table:table-cell>
          <table:table-cell table:formula="of:=MOD([.E1043]-[.$E$2];[.$H$2])+1+[.$E$2]" office:value-type="float" office:value="242" calcext:value-type="float">
            <text:p>242</text:p>
          </table:table-cell>
          <table:table-cell table:formula="of:=MOD([.F1043]+1/[.$H$2];5)" office:value-type="float" office:value="2.34999999999996" calcext:value-type="float">
            <text:p>2,34999999999996</text:p>
          </table:table-cell>
          <table:table-cell table:formula="of:=IF([.F1044]&lt;0.000001;[.G1043]+2+1/[.$H$2];[.G1043]+1/[.$H$2])" office:value-type="float" office:value="17.3500000000003" calcext:value-type="float">
            <text:p>17,3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5]))" office:value-type="date" office:date-value="2019-10-24T09:25:18.220143" calcext:value-type="date">
            <text:p>2019-10-24 09:25:18</text:p>
          </table:table-cell>
          <table:table-cell table:style-name="ce7" table:formula="of:=[.A1045]" office:value-type="date" office:date-value="2019-10-24T09:25:18.220143" calcext:value-type="date">
            <text:p>2019-10-24 09:25:18</text:p>
          </table:table-cell>
          <table:table-cell table:formula="of:=TRUNC([.A1045])" office:value-type="float" office:value="43762" calcext:value-type="float">
            <text:p>43762</text:p>
          </table:table-cell>
          <table:table-cell table:style-name="ce12" table:formula="of:=[.B1045]-[.C1045]" office:value-type="date" office:date-value="1899-12-30T09:25:18.22014281061" calcext:value-type="date">
            <text:p>12/30/99 09:25 AM</text:p>
          </table:table-cell>
          <table:table-cell table:formula="of:=MOD([.E1044]-[.$E$2];[.$H$2])+1+[.$E$2]" office:value-type="float" office:value="243" calcext:value-type="float">
            <text:p>243</text:p>
          </table:table-cell>
          <table:table-cell table:formula="of:=MOD([.F1044]+1/[.$H$2];5)" office:value-type="float" office:value="2.36666666666663" calcext:value-type="float">
            <text:p>2,36666666666663</text:p>
          </table:table-cell>
          <table:table-cell table:formula="of:=IF([.F1045]&lt;0.000001;[.G1044]+2+1/[.$H$2];[.G1044]+1/[.$H$2])" office:value-type="float" office:value="17.366666666667" calcext:value-type="float">
            <text:p>17,3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6]))" office:value-type="date" office:date-value="2019-10-24T09:25:17.317086" calcext:value-type="date">
            <text:p>2019-10-24 09:25:17</text:p>
          </table:table-cell>
          <table:table-cell table:style-name="ce7" table:formula="of:=[.A1046]" office:value-type="date" office:date-value="2019-10-24T09:25:17.317086" calcext:value-type="date">
            <text:p>2019-10-24 09:25:17</text:p>
          </table:table-cell>
          <table:table-cell table:formula="of:=TRUNC([.A1046])" office:value-type="float" office:value="43762" calcext:value-type="float">
            <text:p>43762</text:p>
          </table:table-cell>
          <table:table-cell table:style-name="ce12" table:formula="of:=[.B1046]-[.C1046]" office:value-type="date" office:date-value="1899-12-30T09:25:17.31708620209" calcext:value-type="date">
            <text:p>12/30/99 09:25 AM</text:p>
          </table:table-cell>
          <table:table-cell table:formula="of:=MOD([.E1045]-[.$E$2];[.$H$2])+1+[.$E$2]" office:value-type="float" office:value="244" calcext:value-type="float">
            <text:p>244</text:p>
          </table:table-cell>
          <table:table-cell table:formula="of:=MOD([.F1045]+1/[.$H$2];5)" office:value-type="float" office:value="2.38333333333329" calcext:value-type="float">
            <text:p>2,38333333333329</text:p>
          </table:table-cell>
          <table:table-cell table:formula="of:=IF([.F1046]&lt;0.000001;[.G1045]+2+1/[.$H$2];[.G1045]+1/[.$H$2])" office:value-type="float" office:value="17.3833333333336" calcext:value-type="float">
            <text:p>17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7]))" office:value-type="date" office:date-value="2019-10-24T09:42:59.601717" calcext:value-type="date">
            <text:p>2019-10-24 09:43:00</text:p>
          </table:table-cell>
          <table:table-cell table:style-name="ce7" table:formula="of:=[.A1047]" office:value-type="date" office:date-value="2019-10-24T09:42:59.601717" calcext:value-type="date">
            <text:p>2019-10-24 09:43:00</text:p>
          </table:table-cell>
          <table:table-cell table:formula="of:=TRUNC([.A1047])" office:value-type="float" office:value="43762" calcext:value-type="float">
            <text:p>43762</text:p>
          </table:table-cell>
          <table:table-cell table:style-name="ce12" table:formula="of:=[.B1047]-[.C1047]" office:value-type="date" office:date-value="1899-12-30T09:42:59.60171671584" calcext:value-type="date">
            <text:p>12/30/99 09:43 AM</text:p>
          </table:table-cell>
          <table:table-cell table:formula="of:=MOD([.E1046]-[.$E$2];[.$H$2])+1+[.$E$2]" office:value-type="float" office:value="245" calcext:value-type="float">
            <text:p>245</text:p>
          </table:table-cell>
          <table:table-cell table:formula="of:=MOD([.F1046]+1/[.$H$2];5)" office:value-type="float" office:value="2.39999999999996" calcext:value-type="float">
            <text:p>2,39999999999996</text:p>
          </table:table-cell>
          <table:table-cell table:formula="of:=IF([.F1047]&lt;0.000001;[.G1046]+2+1/[.$H$2];[.G1046]+1/[.$H$2])" office:value-type="float" office:value="17.4000000000003" calcext:value-type="float">
            <text:p>17,4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8]))" office:value-type="date" office:date-value="2019-10-24T09:39:16.038147" calcext:value-type="date">
            <text:p>2019-10-24 09:39:16</text:p>
          </table:table-cell>
          <table:table-cell table:style-name="ce7" table:formula="of:=[.A1048]" office:value-type="date" office:date-value="2019-10-24T09:39:16.038147" calcext:value-type="date">
            <text:p>2019-10-24 09:39:16</text:p>
          </table:table-cell>
          <table:table-cell table:formula="of:=TRUNC([.A1048])" office:value-type="float" office:value="43762" calcext:value-type="float">
            <text:p>43762</text:p>
          </table:table-cell>
          <table:table-cell table:style-name="ce12" table:formula="of:=[.B1048]-[.C1048]" office:value-type="date" office:date-value="1899-12-30T09:39:16.03814672213" calcext:value-type="date">
            <text:p>12/30/99 09:39 AM</text:p>
          </table:table-cell>
          <table:table-cell table:formula="of:=MOD([.E1047]-[.$E$2];[.$H$2])+1+[.$E$2]" office:value-type="float" office:value="246" calcext:value-type="float">
            <text:p>246</text:p>
          </table:table-cell>
          <table:table-cell table:formula="of:=MOD([.F1047]+1/[.$H$2];5)" office:value-type="float" office:value="2.41666666666663" calcext:value-type="float">
            <text:p>2,41666666666663</text:p>
          </table:table-cell>
          <table:table-cell table:formula="of:=IF([.F1048]&lt;0.000001;[.G1047]+2+1/[.$H$2];[.G1047]+1/[.$H$2])" office:value-type="float" office:value="17.416666666667" calcext:value-type="float">
            <text:p>17,4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49]))" office:value-type="date" office:date-value="2019-10-24T09:45:12.138775" calcext:value-type="date">
            <text:p>2019-10-24 09:45:12</text:p>
          </table:table-cell>
          <table:table-cell table:style-name="ce7" table:formula="of:=[.A1049]" office:value-type="date" office:date-value="2019-10-24T09:45:12.138775" calcext:value-type="date">
            <text:p>2019-10-24 09:45:12</text:p>
          </table:table-cell>
          <table:table-cell table:formula="of:=TRUNC([.A1049])" office:value-type="float" office:value="43762" calcext:value-type="float">
            <text:p>43762</text:p>
          </table:table-cell>
          <table:table-cell table:style-name="ce12" table:formula="of:=[.B1049]-[.C1049]" office:value-type="date" office:date-value="1899-12-30T09:45:12.13877506088" calcext:value-type="date">
            <text:p>12/30/99 09:45 AM</text:p>
          </table:table-cell>
          <table:table-cell table:formula="of:=MOD([.E1048]-[.$E$2];[.$H$2])+1+[.$E$2]" office:value-type="float" office:value="247" calcext:value-type="float">
            <text:p>247</text:p>
          </table:table-cell>
          <table:table-cell table:formula="of:=MOD([.F1048]+1/[.$H$2];5)" office:value-type="float" office:value="2.43333333333329" calcext:value-type="float">
            <text:p>2,43333333333329</text:p>
          </table:table-cell>
          <table:table-cell table:formula="of:=IF([.F1049]&lt;0.000001;[.G1048]+2+1/[.$H$2];[.G1048]+1/[.$H$2])" office:value-type="float" office:value="17.4333333333336" calcext:value-type="float">
            <text:p>17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0]))" office:value-type="date" office:date-value="2019-10-24T09:26:01.632203" calcext:value-type="date">
            <text:p>2019-10-24 09:26:02</text:p>
          </table:table-cell>
          <table:table-cell table:style-name="ce7" table:formula="of:=[.A1050]" office:value-type="date" office:date-value="2019-10-24T09:26:01.632203" calcext:value-type="date">
            <text:p>2019-10-24 09:26:02</text:p>
          </table:table-cell>
          <table:table-cell table:formula="of:=TRUNC([.A1050])" office:value-type="float" office:value="43762" calcext:value-type="float">
            <text:p>43762</text:p>
          </table:table-cell>
          <table:table-cell table:style-name="ce12" table:formula="of:=[.B1050]-[.C1050]" office:value-type="date" office:date-value="1899-12-30T09:26:01.63220303133" calcext:value-type="date">
            <text:p>12/30/99 09:26 AM</text:p>
          </table:table-cell>
          <table:table-cell table:formula="of:=MOD([.E1049]-[.$E$2];[.$H$2])+1+[.$E$2]" office:value-type="float" office:value="248" calcext:value-type="float">
            <text:p>248</text:p>
          </table:table-cell>
          <table:table-cell table:formula="of:=MOD([.F1049]+1/[.$H$2];5)" office:value-type="float" office:value="2.44999999999996" calcext:value-type="float">
            <text:p>2,44999999999996</text:p>
          </table:table-cell>
          <table:table-cell table:formula="of:=IF([.F1050]&lt;0.000001;[.G1049]+2+1/[.$H$2];[.G1049]+1/[.$H$2])" office:value-type="float" office:value="17.4500000000003" calcext:value-type="float">
            <text:p>17,4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1]))" office:value-type="date" office:date-value="2019-10-24T09:45:16.089355" calcext:value-type="date">
            <text:p>2019-10-24 09:45:16</text:p>
          </table:table-cell>
          <table:table-cell table:style-name="ce7" table:formula="of:=[.A1051]" office:value-type="date" office:date-value="2019-10-24T09:45:16.089355" calcext:value-type="date">
            <text:p>2019-10-24 09:45:16</text:p>
          </table:table-cell>
          <table:table-cell table:formula="of:=TRUNC([.A1051])" office:value-type="float" office:value="43762" calcext:value-type="float">
            <text:p>43762</text:p>
          </table:table-cell>
          <table:table-cell table:style-name="ce12" table:formula="of:=[.B1051]-[.C1051]" office:value-type="date" office:date-value="1899-12-30T09:45:16.0893552471" calcext:value-type="date">
            <text:p>12/30/99 09:45 AM</text:p>
          </table:table-cell>
          <table:table-cell table:formula="of:=MOD([.E1050]-[.$E$2];[.$H$2])+1+[.$E$2]" office:value-type="float" office:value="249" calcext:value-type="float">
            <text:p>249</text:p>
          </table:table-cell>
          <table:table-cell table:formula="of:=MOD([.F1050]+1/[.$H$2];5)" office:value-type="float" office:value="2.46666666666663" calcext:value-type="float">
            <text:p>2,46666666666663</text:p>
          </table:table-cell>
          <table:table-cell table:formula="of:=IF([.F1051]&lt;0.000001;[.G1050]+2+1/[.$H$2];[.G1050]+1/[.$H$2])" office:value-type="float" office:value="17.466666666667" calcext:value-type="float">
            <text:p>17,4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2]))" office:value-type="date" office:date-value="2019-10-24T09:31:55.095293" calcext:value-type="date">
            <text:p>2019-10-24 09:31:55</text:p>
          </table:table-cell>
          <table:table-cell table:style-name="ce7" table:formula="of:=[.A1052]" office:value-type="date" office:date-value="2019-10-24T09:31:55.095293" calcext:value-type="date">
            <text:p>2019-10-24 09:31:55</text:p>
          </table:table-cell>
          <table:table-cell table:formula="of:=TRUNC([.A1052])" office:value-type="float" office:value="43762" calcext:value-type="float">
            <text:p>43762</text:p>
          </table:table-cell>
          <table:table-cell table:style-name="ce12" table:formula="of:=[.B1052]-[.C1052]" office:value-type="date" office:date-value="1899-12-30T09:31:55.09529286996" calcext:value-type="date">
            <text:p>12/30/99 09:31 AM</text:p>
          </table:table-cell>
          <table:table-cell table:formula="of:=MOD([.E1051]-[.$E$2];[.$H$2])+1+[.$E$2]" office:value-type="float" office:value="250" calcext:value-type="float">
            <text:p>250</text:p>
          </table:table-cell>
          <table:table-cell table:formula="of:=MOD([.F1051]+1/[.$H$2];5)" office:value-type="float" office:value="2.48333333333329" calcext:value-type="float">
            <text:p>2,48333333333329</text:p>
          </table:table-cell>
          <table:table-cell table:formula="of:=IF([.F1052]&lt;0.000001;[.G1051]+2+1/[.$H$2];[.G1051]+1/[.$H$2])" office:value-type="float" office:value="17.4833333333336" calcext:value-type="float">
            <text:p>17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3]))" office:value-type="date" office:date-value="2019-10-24T09:25:03.52948" calcext:value-type="date">
            <text:p>2019-10-24 09:25:04</text:p>
          </table:table-cell>
          <table:table-cell table:style-name="ce7" table:formula="of:=[.A1053]" office:value-type="date" office:date-value="2019-10-24T09:25:03.52948" calcext:value-type="date">
            <text:p>2019-10-24 09:25:04</text:p>
          </table:table-cell>
          <table:table-cell table:formula="of:=TRUNC([.A1053])" office:value-type="float" office:value="43762" calcext:value-type="float">
            <text:p>43762</text:p>
          </table:table-cell>
          <table:table-cell table:style-name="ce12" table:formula="of:=[.B1053]-[.C1053]" office:value-type="date" office:date-value="1899-12-30T09:25:03.5294799367" calcext:value-type="date">
            <text:p>12/30/99 09:25 AM</text:p>
          </table:table-cell>
          <table:table-cell table:formula="of:=MOD([.E1052]-[.$E$2];[.$H$2])+1+[.$E$2]" office:value-type="float" office:value="251" calcext:value-type="float">
            <text:p>251</text:p>
          </table:table-cell>
          <table:table-cell table:formula="of:=MOD([.F1052]+1/[.$H$2];5)" office:value-type="float" office:value="2.49999999999996" calcext:value-type="float">
            <text:p>2,49999999999996</text:p>
          </table:table-cell>
          <table:table-cell table:formula="of:=IF([.F1053]&lt;0.000001;[.G1052]+2+1/[.$H$2];[.G1052]+1/[.$H$2])" office:value-type="float" office:value="17.5000000000003" calcext:value-type="float">
            <text:p>17,5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4]))" office:value-type="date" office:date-value="2019-10-24T09:54:23.086132" calcext:value-type="date">
            <text:p>2019-10-24 09:54:23</text:p>
          </table:table-cell>
          <table:table-cell table:style-name="ce7" table:formula="of:=[.A1054]" office:value-type="date" office:date-value="2019-10-24T09:54:23.086132" calcext:value-type="date">
            <text:p>2019-10-24 09:54:23</text:p>
          </table:table-cell>
          <table:table-cell table:formula="of:=TRUNC([.A1054])" office:value-type="float" office:value="43762" calcext:value-type="float">
            <text:p>43762</text:p>
          </table:table-cell>
          <table:table-cell table:style-name="ce12" table:formula="of:=[.B1054]-[.C1054]" office:value-type="date" office:date-value="1899-12-30T09:54:23.08613182046" calcext:value-type="date">
            <text:p>12/30/99 09:54 AM</text:p>
          </table:table-cell>
          <table:table-cell table:formula="of:=MOD([.E1053]-[.$E$2];[.$H$2])+1+[.$E$2]" office:value-type="float" office:value="252" calcext:value-type="float">
            <text:p>252</text:p>
          </table:table-cell>
          <table:table-cell table:formula="of:=MOD([.F1053]+1/[.$H$2];5)" office:value-type="float" office:value="2.51666666666663" calcext:value-type="float">
            <text:p>2,51666666666663</text:p>
          </table:table-cell>
          <table:table-cell table:formula="of:=IF([.F1054]&lt;0.000001;[.G1053]+2+1/[.$H$2];[.G1053]+1/[.$H$2])" office:value-type="float" office:value="17.516666666667" calcext:value-type="float">
            <text:p>17,51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5]))" office:value-type="date" office:date-value="2019-10-24T09:17:19.534206" calcext:value-type="date">
            <text:p>2019-10-24 09:17:20</text:p>
          </table:table-cell>
          <table:table-cell table:style-name="ce7" table:formula="of:=[.A1055]" office:value-type="date" office:date-value="2019-10-24T09:17:19.534206" calcext:value-type="date">
            <text:p>2019-10-24 09:17:20</text:p>
          </table:table-cell>
          <table:table-cell table:formula="of:=TRUNC([.A1055])" office:value-type="float" office:value="43762" calcext:value-type="float">
            <text:p>43762</text:p>
          </table:table-cell>
          <table:table-cell table:style-name="ce12" table:formula="of:=[.B1055]-[.C1055]" office:value-type="date" office:date-value="1899-12-30T09:17:19.5342057338" calcext:value-type="date">
            <text:p>12/30/99 09:17 AM</text:p>
          </table:table-cell>
          <table:table-cell table:formula="of:=MOD([.E1054]-[.$E$2];[.$H$2])+1+[.$E$2]" office:value-type="float" office:value="253" calcext:value-type="float">
            <text:p>253</text:p>
          </table:table-cell>
          <table:table-cell table:formula="of:=MOD([.F1054]+1/[.$H$2];5)" office:value-type="float" office:value="2.53333333333329" calcext:value-type="float">
            <text:p>2,53333333333329</text:p>
          </table:table-cell>
          <table:table-cell table:formula="of:=IF([.F1055]&lt;0.000001;[.G1054]+2+1/[.$H$2];[.G1054]+1/[.$H$2])" office:value-type="float" office:value="17.5333333333336" calcext:value-type="float">
            <text:p>17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6]))" office:value-type="date" office:date-value="2019-10-24T09:34:59.973652" calcext:value-type="date">
            <text:p>2019-10-24 09:35:00</text:p>
          </table:table-cell>
          <table:table-cell table:style-name="ce7" table:formula="of:=[.A1056]" office:value-type="date" office:date-value="2019-10-24T09:34:59.973652" calcext:value-type="date">
            <text:p>2019-10-24 09:35:00</text:p>
          </table:table-cell>
          <table:table-cell table:formula="of:=TRUNC([.A1056])" office:value-type="float" office:value="43762" calcext:value-type="float">
            <text:p>43762</text:p>
          </table:table-cell>
          <table:table-cell table:style-name="ce12" table:formula="of:=[.B1056]-[.C1056]" office:value-type="date" office:date-value="1899-12-30T09:34:59.97365225572" calcext:value-type="date">
            <text:p>12/30/99 09:35 AM</text:p>
          </table:table-cell>
          <table:table-cell table:formula="of:=MOD([.E1055]-[.$E$2];[.$H$2])+1+[.$E$2]" office:value-type="float" office:value="254" calcext:value-type="float">
            <text:p>254</text:p>
          </table:table-cell>
          <table:table-cell table:formula="of:=MOD([.F1055]+1/[.$H$2];5)" office:value-type="float" office:value="2.54999999999996" calcext:value-type="float">
            <text:p>2,54999999999996</text:p>
          </table:table-cell>
          <table:table-cell table:formula="of:=IF([.F1056]&lt;0.000001;[.G1055]+2+1/[.$H$2];[.G1055]+1/[.$H$2])" office:value-type="float" office:value="17.5500000000003" calcext:value-type="float">
            <text:p>17,5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7]))" office:value-type="date" office:date-value="2019-10-24T09:51:15.099775" calcext:value-type="date">
            <text:p>2019-10-24 09:51:15</text:p>
          </table:table-cell>
          <table:table-cell table:style-name="ce7" table:formula="of:=[.A1057]" office:value-type="date" office:date-value="2019-10-24T09:51:15.099775" calcext:value-type="date">
            <text:p>2019-10-24 09:51:15</text:p>
          </table:table-cell>
          <table:table-cell table:formula="of:=TRUNC([.A1057])" office:value-type="float" office:value="43762" calcext:value-type="float">
            <text:p>43762</text:p>
          </table:table-cell>
          <table:table-cell table:style-name="ce12" table:formula="of:=[.B1057]-[.C1057]" office:value-type="date" office:date-value="1899-12-30T09:51:15.09977531154" calcext:value-type="date">
            <text:p>12/30/99 09:51 AM</text:p>
          </table:table-cell>
          <table:table-cell table:formula="of:=MOD([.E1056]-[.$E$2];[.$H$2])+1+[.$E$2]" office:value-type="float" office:value="255" calcext:value-type="float">
            <text:p>255</text:p>
          </table:table-cell>
          <table:table-cell table:formula="of:=MOD([.F1056]+1/[.$H$2];5)" office:value-type="float" office:value="2.56666666666663" calcext:value-type="float">
            <text:p>2,56666666666663</text:p>
          </table:table-cell>
          <table:table-cell table:formula="of:=IF([.F1057]&lt;0.000001;[.G1056]+2+1/[.$H$2];[.G1056]+1/[.$H$2])" office:value-type="float" office:value="17.566666666667" calcext:value-type="float">
            <text:p>17,5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8]))" office:value-type="date" office:date-value="2019-10-24T09:28:24.883054" calcext:value-type="date">
            <text:p>2019-10-24 09:28:25</text:p>
          </table:table-cell>
          <table:table-cell table:style-name="ce7" table:formula="of:=[.A1058]" office:value-type="date" office:date-value="2019-10-24T09:28:24.883054" calcext:value-type="date">
            <text:p>2019-10-24 09:28:25</text:p>
          </table:table-cell>
          <table:table-cell table:formula="of:=TRUNC([.A1058])" office:value-type="float" office:value="43762" calcext:value-type="float">
            <text:p>43762</text:p>
          </table:table-cell>
          <table:table-cell table:style-name="ce12" table:formula="of:=[.B1058]-[.C1058]" office:value-type="date" office:date-value="1899-12-30T09:28:24.88305359613" calcext:value-type="date">
            <text:p>12/30/99 09:28 AM</text:p>
          </table:table-cell>
          <table:table-cell table:formula="of:=MOD([.E1057]-[.$E$2];[.$H$2])+1+[.$E$2]" office:value-type="float" office:value="256" calcext:value-type="float">
            <text:p>256</text:p>
          </table:table-cell>
          <table:table-cell table:formula="of:=MOD([.F1057]+1/[.$H$2];5)" office:value-type="float" office:value="2.58333333333329" calcext:value-type="float">
            <text:p>2,58333333333329</text:p>
          </table:table-cell>
          <table:table-cell table:formula="of:=IF([.F1058]&lt;0.000001;[.G1057]+2+1/[.$H$2];[.G1057]+1/[.$H$2])" office:value-type="float" office:value="17.5833333333336" calcext:value-type="float">
            <text:p>17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59]))" office:value-type="date" office:date-value="2019-10-24T09:20:33.850419" calcext:value-type="date">
            <text:p>2019-10-24 09:20:34</text:p>
          </table:table-cell>
          <table:table-cell table:style-name="ce7" table:formula="of:=[.A1059]" office:value-type="date" office:date-value="2019-10-24T09:20:33.850419" calcext:value-type="date">
            <text:p>2019-10-24 09:20:34</text:p>
          </table:table-cell>
          <table:table-cell table:formula="of:=TRUNC([.A1059])" office:value-type="float" office:value="43762" calcext:value-type="float">
            <text:p>43762</text:p>
          </table:table-cell>
          <table:table-cell table:style-name="ce12" table:formula="of:=[.B1059]-[.C1059]" office:value-type="date" office:date-value="1899-12-30T09:20:33.85041940492" calcext:value-type="date">
            <text:p>12/30/99 09:20 AM</text:p>
          </table:table-cell>
          <table:table-cell table:formula="of:=MOD([.E1058]-[.$E$2];[.$H$2])+1+[.$E$2]" office:value-type="float" office:value="257" calcext:value-type="float">
            <text:p>257</text:p>
          </table:table-cell>
          <table:table-cell table:formula="of:=MOD([.F1058]+1/[.$H$2];5)" office:value-type="float" office:value="2.59999999999996" calcext:value-type="float">
            <text:p>2,59999999999996</text:p>
          </table:table-cell>
          <table:table-cell table:formula="of:=IF([.F1059]&lt;0.000001;[.G1058]+2+1/[.$H$2];[.G1058]+1/[.$H$2])" office:value-type="float" office:value="17.6000000000003" calcext:value-type="float">
            <text:p>17,6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0]))" office:value-type="date" office:date-value="2019-10-24T09:46:21.800052" calcext:value-type="date">
            <text:p>2019-10-24 09:46:22</text:p>
          </table:table-cell>
          <table:table-cell table:style-name="ce7" table:formula="of:=[.A1060]" office:value-type="date" office:date-value="2019-10-24T09:46:21.800052" calcext:value-type="date">
            <text:p>2019-10-24 09:46:22</text:p>
          </table:table-cell>
          <table:table-cell table:formula="of:=TRUNC([.A1060])" office:value-type="float" office:value="43762" calcext:value-type="float">
            <text:p>43762</text:p>
          </table:table-cell>
          <table:table-cell table:style-name="ce12" table:formula="of:=[.B1060]-[.C1060]" office:value-type="date" office:date-value="1899-12-30T09:46:21.80005231407" calcext:value-type="date">
            <text:p>12/30/99 09:46 AM</text:p>
          </table:table-cell>
          <table:table-cell table:formula="of:=MOD([.E1059]-[.$E$2];[.$H$2])+1+[.$E$2]" office:value-type="float" office:value="258" calcext:value-type="float">
            <text:p>258</text:p>
          </table:table-cell>
          <table:table-cell table:formula="of:=MOD([.F1059]+1/[.$H$2];5)" office:value-type="float" office:value="2.61666666666662" calcext:value-type="float">
            <text:p>2,61666666666662</text:p>
          </table:table-cell>
          <table:table-cell table:formula="of:=IF([.F1060]&lt;0.000001;[.G1059]+2+1/[.$H$2];[.G1059]+1/[.$H$2])" office:value-type="float" office:value="17.6166666666669" calcext:value-type="float">
            <text:p>17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1]))" office:value-type="date" office:date-value="2019-10-24T09:34:01.94572" calcext:value-type="date">
            <text:p>2019-10-24 09:34:02</text:p>
          </table:table-cell>
          <table:table-cell table:style-name="ce7" table:formula="of:=[.A1061]" office:value-type="date" office:date-value="2019-10-24T09:34:01.94572" calcext:value-type="date">
            <text:p>2019-10-24 09:34:02</text:p>
          </table:table-cell>
          <table:table-cell table:formula="of:=TRUNC([.A1061])" office:value-type="float" office:value="43762" calcext:value-type="float">
            <text:p>43762</text:p>
          </table:table-cell>
          <table:table-cell table:style-name="ce12" table:formula="of:=[.B1061]-[.C1061]" office:value-type="date" office:date-value="1899-12-30T09:34:01.9457200449" calcext:value-type="date">
            <text:p>12/30/99 09:34 AM</text:p>
          </table:table-cell>
          <table:table-cell table:formula="of:=MOD([.E1060]-[.$E$2];[.$H$2])+1+[.$E$2]" office:value-type="float" office:value="259" calcext:value-type="float">
            <text:p>259</text:p>
          </table:table-cell>
          <table:table-cell table:formula="of:=MOD([.F1060]+1/[.$H$2];5)" office:value-type="float" office:value="2.63333333333329" calcext:value-type="float">
            <text:p>2,63333333333329</text:p>
          </table:table-cell>
          <table:table-cell table:formula="of:=IF([.F1061]&lt;0.000001;[.G1060]+2+1/[.$H$2];[.G1060]+1/[.$H$2])" office:value-type="float" office:value="17.6333333333336" calcext:value-type="float">
            <text:p>17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2]))" office:value-type="date" office:date-value="2019-10-24T09:44:18.81946" calcext:value-type="date">
            <text:p>2019-10-24 09:44:19</text:p>
          </table:table-cell>
          <table:table-cell table:style-name="ce7" table:formula="of:=[.A1062]" office:value-type="date" office:date-value="2019-10-24T09:44:18.81946" calcext:value-type="date">
            <text:p>2019-10-24 09:44:19</text:p>
          </table:table-cell>
          <table:table-cell table:formula="of:=TRUNC([.A1062])" office:value-type="float" office:value="43762" calcext:value-type="float">
            <text:p>43762</text:p>
          </table:table-cell>
          <table:table-cell table:style-name="ce12" table:formula="of:=[.B1062]-[.C1062]" office:value-type="date" office:date-value="1899-12-30T09:44:18.81945993751" calcext:value-type="date">
            <text:p>12/30/99 09:44 AM</text:p>
          </table:table-cell>
          <table:table-cell table:formula="of:=MOD([.E1061]-[.$E$2];[.$H$2])+1+[.$E$2]" office:value-type="float" office:value="260" calcext:value-type="float">
            <text:p>260</text:p>
          </table:table-cell>
          <table:table-cell table:formula="of:=MOD([.F1061]+1/[.$H$2];5)" office:value-type="float" office:value="2.64999999999996" calcext:value-type="float">
            <text:p>2,64999999999996</text:p>
          </table:table-cell>
          <table:table-cell table:formula="of:=IF([.F1062]&lt;0.000001;[.G1061]+2+1/[.$H$2];[.G1061]+1/[.$H$2])" office:value-type="float" office:value="17.6500000000003" calcext:value-type="float">
            <text:p>17,6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3]))" office:value-type="date" office:date-value="2019-10-24T09:46:16.638855" calcext:value-type="date">
            <text:p>2019-10-24 09:46:17</text:p>
          </table:table-cell>
          <table:table-cell table:style-name="ce7" table:formula="of:=[.A1063]" office:value-type="date" office:date-value="2019-10-24T09:46:16.638855" calcext:value-type="date">
            <text:p>2019-10-24 09:46:17</text:p>
          </table:table-cell>
          <table:table-cell table:formula="of:=TRUNC([.A1063])" office:value-type="float" office:value="43762" calcext:value-type="float">
            <text:p>43762</text:p>
          </table:table-cell>
          <table:table-cell table:style-name="ce12" table:formula="of:=[.B1063]-[.C1063]" office:value-type="date" office:date-value="1899-12-30T09:46:16.63885457441" calcext:value-type="date">
            <text:p>12/30/99 09:46 AM</text:p>
          </table:table-cell>
          <table:table-cell table:formula="of:=MOD([.E1062]-[.$E$2];[.$H$2])+1+[.$E$2]" office:value-type="float" office:value="261" calcext:value-type="float">
            <text:p>261</text:p>
          </table:table-cell>
          <table:table-cell table:formula="of:=MOD([.F1062]+1/[.$H$2];5)" office:value-type="float" office:value="2.66666666666662" calcext:value-type="float">
            <text:p>2,66666666666662</text:p>
          </table:table-cell>
          <table:table-cell table:formula="of:=IF([.F1063]&lt;0.000001;[.G1062]+2+1/[.$H$2];[.G1062]+1/[.$H$2])" office:value-type="float" office:value="17.6666666666669" calcext:value-type="float">
            <text:p>17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4]))" office:value-type="date" office:date-value="2019-10-24T09:34:19.402011" calcext:value-type="date">
            <text:p>2019-10-24 09:34:19</text:p>
          </table:table-cell>
          <table:table-cell table:style-name="ce7" table:formula="of:=[.A1064]" office:value-type="date" office:date-value="2019-10-24T09:34:19.402011" calcext:value-type="date">
            <text:p>2019-10-24 09:34:19</text:p>
          </table:table-cell>
          <table:table-cell table:formula="of:=TRUNC([.A1064])" office:value-type="float" office:value="43762" calcext:value-type="float">
            <text:p>43762</text:p>
          </table:table-cell>
          <table:table-cell table:style-name="ce12" table:formula="of:=[.B1064]-[.C1064]" office:value-type="date" office:date-value="1899-12-30T09:34:19.40201051999" calcext:value-type="date">
            <text:p>12/30/99 09:34 AM</text:p>
          </table:table-cell>
          <table:table-cell table:formula="of:=MOD([.E1063]-[.$E$2];[.$H$2])+1+[.$E$2]" office:value-type="float" office:value="262" calcext:value-type="float">
            <text:p>262</text:p>
          </table:table-cell>
          <table:table-cell table:formula="of:=MOD([.F1063]+1/[.$H$2];5)" office:value-type="float" office:value="2.68333333333329" calcext:value-type="float">
            <text:p>2,68333333333329</text:p>
          </table:table-cell>
          <table:table-cell table:formula="of:=IF([.F1064]&lt;0.000001;[.G1063]+2+1/[.$H$2];[.G1063]+1/[.$H$2])" office:value-type="float" office:value="17.6833333333336" calcext:value-type="float">
            <text:p>17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5]))" office:value-type="date" office:date-value="2019-10-24T09:22:53.4084" calcext:value-type="date">
            <text:p>2019-10-24 09:22:53</text:p>
          </table:table-cell>
          <table:table-cell table:style-name="ce7" table:formula="of:=[.A1065]" office:value-type="date" office:date-value="2019-10-24T09:22:53.4084" calcext:value-type="date">
            <text:p>2019-10-24 09:22:53</text:p>
          </table:table-cell>
          <table:table-cell table:formula="of:=TRUNC([.A1065])" office:value-type="float" office:value="43762" calcext:value-type="float">
            <text:p>43762</text:p>
          </table:table-cell>
          <table:table-cell table:style-name="ce12" table:formula="of:=[.B1065]-[.C1065]" office:value-type="date" office:date-value="1899-12-30T09:22:53.40839998797" calcext:value-type="date">
            <text:p>12/30/99 09:22 AM</text:p>
          </table:table-cell>
          <table:table-cell table:formula="of:=MOD([.E1064]-[.$E$2];[.$H$2])+1+[.$E$2]" office:value-type="float" office:value="263" calcext:value-type="float">
            <text:p>263</text:p>
          </table:table-cell>
          <table:table-cell table:formula="of:=MOD([.F1064]+1/[.$H$2];5)" office:value-type="float" office:value="2.69999999999996" calcext:value-type="float">
            <text:p>2,69999999999996</text:p>
          </table:table-cell>
          <table:table-cell table:formula="of:=IF([.F1065]&lt;0.000001;[.G1064]+2+1/[.$H$2];[.G1064]+1/[.$H$2])" office:value-type="float" office:value="17.7000000000003" calcext:value-type="float">
            <text:p>17,7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6]))" office:value-type="date" office:date-value="2019-10-24T09:47:05.719571" calcext:value-type="date">
            <text:p>2019-10-24 09:47:06</text:p>
          </table:table-cell>
          <table:table-cell table:style-name="ce7" table:formula="of:=[.A1066]" office:value-type="date" office:date-value="2019-10-24T09:47:05.719571" calcext:value-type="date">
            <text:p>2019-10-24 09:47:06</text:p>
          </table:table-cell>
          <table:table-cell table:formula="of:=TRUNC([.A1066])" office:value-type="float" office:value="43762" calcext:value-type="float">
            <text:p>43762</text:p>
          </table:table-cell>
          <table:table-cell table:style-name="ce12" table:formula="of:=[.B1066]-[.C1066]" office:value-type="date" office:date-value="1899-12-30T09:47:05.71957055479" calcext:value-type="date">
            <text:p>12/30/99 09:47 AM</text:p>
          </table:table-cell>
          <table:table-cell table:formula="of:=MOD([.E1065]-[.$E$2];[.$H$2])+1+[.$E$2]" office:value-type="float" office:value="264" calcext:value-type="float">
            <text:p>264</text:p>
          </table:table-cell>
          <table:table-cell table:formula="of:=MOD([.F1065]+1/[.$H$2];5)" office:value-type="float" office:value="2.71666666666662" calcext:value-type="float">
            <text:p>2,71666666666662</text:p>
          </table:table-cell>
          <table:table-cell table:formula="of:=IF([.F1066]&lt;0.000001;[.G1065]+2+1/[.$H$2];[.G1065]+1/[.$H$2])" office:value-type="float" office:value="17.7166666666669" calcext:value-type="float">
            <text:p>17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7]))" office:value-type="date" office:date-value="2019-10-24T09:18:22.950555" calcext:value-type="date">
            <text:p>2019-10-24 09:18:23</text:p>
          </table:table-cell>
          <table:table-cell table:style-name="ce7" table:formula="of:=[.A1067]" office:value-type="date" office:date-value="2019-10-24T09:18:22.950555" calcext:value-type="date">
            <text:p>2019-10-24 09:18:23</text:p>
          </table:table-cell>
          <table:table-cell table:formula="of:=TRUNC([.A1067])" office:value-type="float" office:value="43762" calcext:value-type="float">
            <text:p>43762</text:p>
          </table:table-cell>
          <table:table-cell table:style-name="ce12" table:formula="of:=[.B1067]-[.C1067]" office:value-type="date" office:date-value="1899-12-30T09:18:22.95055483002" calcext:value-type="date">
            <text:p>12/30/99 09:18 AM</text:p>
          </table:table-cell>
          <table:table-cell table:formula="of:=MOD([.E1066]-[.$E$2];[.$H$2])+1+[.$E$2]" office:value-type="float" office:value="265" calcext:value-type="float">
            <text:p>265</text:p>
          </table:table-cell>
          <table:table-cell table:formula="of:=MOD([.F1066]+1/[.$H$2];5)" office:value-type="float" office:value="2.73333333333329" calcext:value-type="float">
            <text:p>2,73333333333329</text:p>
          </table:table-cell>
          <table:table-cell table:formula="of:=IF([.F1067]&lt;0.000001;[.G1066]+2+1/[.$H$2];[.G1066]+1/[.$H$2])" office:value-type="float" office:value="17.7333333333336" calcext:value-type="float">
            <text:p>17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8]))" office:value-type="date" office:date-value="2019-10-24T09:20:50.860835" calcext:value-type="date">
            <text:p>2019-10-24 09:20:51</text:p>
          </table:table-cell>
          <table:table-cell table:style-name="ce7" table:formula="of:=[.A1068]" office:value-type="date" office:date-value="2019-10-24T09:20:50.860835" calcext:value-type="date">
            <text:p>2019-10-24 09:20:51</text:p>
          </table:table-cell>
          <table:table-cell table:formula="of:=TRUNC([.A1068])" office:value-type="float" office:value="43762" calcext:value-type="float">
            <text:p>43762</text:p>
          </table:table-cell>
          <table:table-cell table:style-name="ce12" table:formula="of:=[.B1068]-[.C1068]" office:value-type="date" office:date-value="1899-12-30T09:20:50.86083495989" calcext:value-type="date">
            <text:p>12/30/99 09:20 AM</text:p>
          </table:table-cell>
          <table:table-cell table:formula="of:=MOD([.E1067]-[.$E$2];[.$H$2])+1+[.$E$2]" office:value-type="float" office:value="266" calcext:value-type="float">
            <text:p>266</text:p>
          </table:table-cell>
          <table:table-cell table:formula="of:=MOD([.F1067]+1/[.$H$2];5)" office:value-type="float" office:value="2.74999999999996" calcext:value-type="float">
            <text:p>2,74999999999996</text:p>
          </table:table-cell>
          <table:table-cell table:formula="of:=IF([.F1068]&lt;0.000001;[.G1067]+2+1/[.$H$2];[.G1067]+1/[.$H$2])" office:value-type="float" office:value="17.7500000000003" calcext:value-type="float">
            <text:p>17,7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69]))" office:value-type="date" office:date-value="2019-10-24T09:34:43.602276" calcext:value-type="date">
            <text:p>2019-10-24 09:34:44</text:p>
          </table:table-cell>
          <table:table-cell table:style-name="ce7" table:formula="of:=[.A1069]" office:value-type="date" office:date-value="2019-10-24T09:34:43.602276" calcext:value-type="date">
            <text:p>2019-10-24 09:34:44</text:p>
          </table:table-cell>
          <table:table-cell table:formula="of:=TRUNC([.A1069])" office:value-type="float" office:value="43762" calcext:value-type="float">
            <text:p>43762</text:p>
          </table:table-cell>
          <table:table-cell table:style-name="ce12" table:formula="of:=[.B1069]-[.C1069]" office:value-type="date" office:date-value="1899-12-30T09:34:43.60227593221" calcext:value-type="date">
            <text:p>12/30/99 09:34 AM</text:p>
          </table:table-cell>
          <table:table-cell table:formula="of:=MOD([.E1068]-[.$E$2];[.$H$2])+1+[.$E$2]" office:value-type="float" office:value="267" calcext:value-type="float">
            <text:p>267</text:p>
          </table:table-cell>
          <table:table-cell table:formula="of:=MOD([.F1068]+1/[.$H$2];5)" office:value-type="float" office:value="2.76666666666662" calcext:value-type="float">
            <text:p>2,76666666666662</text:p>
          </table:table-cell>
          <table:table-cell table:formula="of:=IF([.F1069]&lt;0.000001;[.G1068]+2+1/[.$H$2];[.G1068]+1/[.$H$2])" office:value-type="float" office:value="17.7666666666669" calcext:value-type="float">
            <text:p>17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0]))" office:value-type="date" office:date-value="2019-10-24T09:18:35.571495" calcext:value-type="date">
            <text:p>2019-10-24 09:18:36</text:p>
          </table:table-cell>
          <table:table-cell table:style-name="ce7" table:formula="of:=[.A1070]" office:value-type="date" office:date-value="2019-10-24T09:18:35.571495" calcext:value-type="date">
            <text:p>2019-10-24 09:18:36</text:p>
          </table:table-cell>
          <table:table-cell table:formula="of:=TRUNC([.A1070])" office:value-type="float" office:value="43762" calcext:value-type="float">
            <text:p>43762</text:p>
          </table:table-cell>
          <table:table-cell table:style-name="ce12" table:formula="of:=[.B1070]-[.C1070]" office:value-type="date" office:date-value="1899-12-30T09:18:35.57149509899" calcext:value-type="date">
            <text:p>12/30/99 09:18 AM</text:p>
          </table:table-cell>
          <table:table-cell table:formula="of:=MOD([.E1069]-[.$E$2];[.$H$2])+1+[.$E$2]" office:value-type="float" office:value="268" calcext:value-type="float">
            <text:p>268</text:p>
          </table:table-cell>
          <table:table-cell table:formula="of:=MOD([.F1069]+1/[.$H$2];5)" office:value-type="float" office:value="2.78333333333329" calcext:value-type="float">
            <text:p>2,78333333333329</text:p>
          </table:table-cell>
          <table:table-cell table:formula="of:=IF([.F1070]&lt;0.000001;[.G1069]+2+1/[.$H$2];[.G1069]+1/[.$H$2])" office:value-type="float" office:value="17.7833333333336" calcext:value-type="float">
            <text:p>17,7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1]))" office:value-type="date" office:date-value="2019-10-24T09:09:14.507172" calcext:value-type="date">
            <text:p>2019-10-24 09:09:15</text:p>
          </table:table-cell>
          <table:table-cell table:style-name="ce7" table:formula="of:=[.A1071]" office:value-type="date" office:date-value="2019-10-24T09:09:14.507172" calcext:value-type="date">
            <text:p>2019-10-24 09:09:15</text:p>
          </table:table-cell>
          <table:table-cell table:formula="of:=TRUNC([.A1071])" office:value-type="float" office:value="43762" calcext:value-type="float">
            <text:p>43762</text:p>
          </table:table-cell>
          <table:table-cell table:style-name="ce12" table:formula="of:=[.B1071]-[.C1071]" office:value-type="date" office:date-value="1899-12-30T09:09:14.50717199128" calcext:value-type="date">
            <text:p>12/30/99 09:09 AM</text:p>
          </table:table-cell>
          <table:table-cell table:formula="of:=MOD([.E1070]-[.$E$2];[.$H$2])+1+[.$E$2]" office:value-type="float" office:value="269" calcext:value-type="float">
            <text:p>269</text:p>
          </table:table-cell>
          <table:table-cell table:formula="of:=MOD([.F1070]+1/[.$H$2];5)" office:value-type="float" office:value="2.79999999999996" calcext:value-type="float">
            <text:p>2,79999999999996</text:p>
          </table:table-cell>
          <table:table-cell table:formula="of:=IF([.F1071]&lt;0.000001;[.G1070]+2+1/[.$H$2];[.G1070]+1/[.$H$2])" office:value-type="float" office:value="17.8000000000003" calcext:value-type="float">
            <text:p>17,8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2]))" office:value-type="date" office:date-value="2019-10-24T09:34:00.006582" calcext:value-type="date">
            <text:p>2019-10-24 09:34:00</text:p>
          </table:table-cell>
          <table:table-cell table:style-name="ce7" table:formula="of:=[.A1072]" office:value-type="date" office:date-value="2019-10-24T09:34:00.006582" calcext:value-type="date">
            <text:p>2019-10-24 09:34:00</text:p>
          </table:table-cell>
          <table:table-cell table:formula="of:=TRUNC([.A1072])" office:value-type="float" office:value="43762" calcext:value-type="float">
            <text:p>43762</text:p>
          </table:table-cell>
          <table:table-cell table:style-name="ce12" table:formula="of:=[.B1072]-[.C1072]" office:value-type="date" office:date-value="1899-12-30T09:34:00.00658225268" calcext:value-type="date">
            <text:p>12/30/99 09:34 AM</text:p>
          </table:table-cell>
          <table:table-cell table:formula="of:=MOD([.E1071]-[.$E$2];[.$H$2])+1+[.$E$2]" office:value-type="float" office:value="270" calcext:value-type="float">
            <text:p>270</text:p>
          </table:table-cell>
          <table:table-cell table:formula="of:=MOD([.F1071]+1/[.$H$2];5)" office:value-type="float" office:value="2.81666666666662" calcext:value-type="float">
            <text:p>2,81666666666662</text:p>
          </table:table-cell>
          <table:table-cell table:formula="of:=IF([.F1072]&lt;0.000001;[.G1071]+2+1/[.$H$2];[.G1071]+1/[.$H$2])" office:value-type="float" office:value="17.8166666666669" calcext:value-type="float">
            <text:p>17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3]))" office:value-type="date" office:date-value="2019-10-24T09:46:38.952729" calcext:value-type="date">
            <text:p>2019-10-24 09:46:39</text:p>
          </table:table-cell>
          <table:table-cell table:style-name="ce7" table:formula="of:=[.A1073]" office:value-type="date" office:date-value="2019-10-24T09:46:38.952729" calcext:value-type="date">
            <text:p>2019-10-24 09:46:39</text:p>
          </table:table-cell>
          <table:table-cell table:formula="of:=TRUNC([.A1073])" office:value-type="float" office:value="43762" calcext:value-type="float">
            <text:p>43762</text:p>
          </table:table-cell>
          <table:table-cell table:style-name="ce12" table:formula="of:=[.B1073]-[.C1073]" office:value-type="date" office:date-value="1899-12-30T09:46:38.95272909198" calcext:value-type="date">
            <text:p>12/30/99 09:46 AM</text:p>
          </table:table-cell>
          <table:table-cell table:formula="of:=MOD([.E1072]-[.$E$2];[.$H$2])+1+[.$E$2]" office:value-type="float" office:value="271" calcext:value-type="float">
            <text:p>271</text:p>
          </table:table-cell>
          <table:table-cell table:formula="of:=MOD([.F1072]+1/[.$H$2];5)" office:value-type="float" office:value="2.83333333333329" calcext:value-type="float">
            <text:p>2,83333333333329</text:p>
          </table:table-cell>
          <table:table-cell table:formula="of:=IF([.F1073]&lt;0.000001;[.G1072]+2+1/[.$H$2];[.G1072]+1/[.$H$2])" office:value-type="float" office:value="17.8333333333336" calcext:value-type="float">
            <text:p>17,8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4]))" office:value-type="date" office:date-value="2019-10-24T09:17:46.601413" calcext:value-type="date">
            <text:p>2019-10-24 09:17:47</text:p>
          </table:table-cell>
          <table:table-cell table:style-name="ce7" table:formula="of:=[.A1074]" office:value-type="date" office:date-value="2019-10-24T09:17:46.601413" calcext:value-type="date">
            <text:p>2019-10-24 09:17:47</text:p>
          </table:table-cell>
          <table:table-cell table:formula="of:=TRUNC([.A1074])" office:value-type="float" office:value="43762" calcext:value-type="float">
            <text:p>43762</text:p>
          </table:table-cell>
          <table:table-cell table:style-name="ce12" table:formula="of:=[.B1074]-[.C1074]" office:value-type="date" office:date-value="1899-12-30T09:17:46.60141269676" calcext:value-type="date">
            <text:p>12/30/99 09:17 AM</text:p>
          </table:table-cell>
          <table:table-cell table:formula="of:=MOD([.E1073]-[.$E$2];[.$H$2])+1+[.$E$2]" office:value-type="float" office:value="272" calcext:value-type="float">
            <text:p>272</text:p>
          </table:table-cell>
          <table:table-cell table:formula="of:=MOD([.F1073]+1/[.$H$2];5)" office:value-type="float" office:value="2.84999999999996" calcext:value-type="float">
            <text:p>2,84999999999996</text:p>
          </table:table-cell>
          <table:table-cell table:formula="of:=IF([.F1074]&lt;0.000001;[.G1073]+2+1/[.$H$2];[.G1073]+1/[.$H$2])" office:value-type="float" office:value="17.8500000000003" calcext:value-type="float">
            <text:p>17,8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5]))" office:value-type="date" office:date-value="2019-10-24T09:32:09.499748" calcext:value-type="date">
            <text:p>2019-10-24 09:32:09</text:p>
          </table:table-cell>
          <table:table-cell table:style-name="ce7" table:formula="of:=[.A1075]" office:value-type="date" office:date-value="2019-10-24T09:32:09.499748" calcext:value-type="date">
            <text:p>2019-10-24 09:32:09</text:p>
          </table:table-cell>
          <table:table-cell table:formula="of:=TRUNC([.A1075])" office:value-type="float" office:value="43762" calcext:value-type="float">
            <text:p>43762</text:p>
          </table:table-cell>
          <table:table-cell table:style-name="ce12" table:formula="of:=[.B1075]-[.C1075]" office:value-type="date" office:date-value="1899-12-30T09:32:09.49974790681" calcext:value-type="date">
            <text:p>12/30/99 09:32 AM</text:p>
          </table:table-cell>
          <table:table-cell table:formula="of:=MOD([.E1074]-[.$E$2];[.$H$2])+1+[.$E$2]" office:value-type="float" office:value="273" calcext:value-type="float">
            <text:p>273</text:p>
          </table:table-cell>
          <table:table-cell table:formula="of:=MOD([.F1074]+1/[.$H$2];5)" office:value-type="float" office:value="2.86666666666662" calcext:value-type="float">
            <text:p>2,86666666666662</text:p>
          </table:table-cell>
          <table:table-cell table:formula="of:=IF([.F1075]&lt;0.000001;[.G1074]+2+1/[.$H$2];[.G1074]+1/[.$H$2])" office:value-type="float" office:value="17.8666666666669" calcext:value-type="float">
            <text:p>17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6]))" office:value-type="date" office:date-value="2019-10-24T09:30:43.561208" calcext:value-type="date">
            <text:p>2019-10-24 09:30:44</text:p>
          </table:table-cell>
          <table:table-cell table:style-name="ce7" table:formula="of:=[.A1076]" office:value-type="date" office:date-value="2019-10-24T09:30:43.561208" calcext:value-type="date">
            <text:p>2019-10-24 09:30:44</text:p>
          </table:table-cell>
          <table:table-cell table:formula="of:=TRUNC([.A1076])" office:value-type="float" office:value="43762" calcext:value-type="float">
            <text:p>43762</text:p>
          </table:table-cell>
          <table:table-cell table:style-name="ce12" table:formula="of:=[.B1076]-[.C1076]" office:value-type="date" office:date-value="1899-12-30T09:30:43.5612084344" calcext:value-type="date">
            <text:p>12/30/99 09:30 AM</text:p>
          </table:table-cell>
          <table:table-cell table:formula="of:=MOD([.E1075]-[.$E$2];[.$H$2])+1+[.$E$2]" office:value-type="float" office:value="274" calcext:value-type="float">
            <text:p>274</text:p>
          </table:table-cell>
          <table:table-cell table:formula="of:=MOD([.F1075]+1/[.$H$2];5)" office:value-type="float" office:value="2.88333333333329" calcext:value-type="float">
            <text:p>2,88333333333329</text:p>
          </table:table-cell>
          <table:table-cell table:formula="of:=IF([.F1076]&lt;0.000001;[.G1075]+2+1/[.$H$2];[.G1075]+1/[.$H$2])" office:value-type="float" office:value="17.8833333333336" calcext:value-type="float">
            <text:p>17,8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7]))" office:value-type="date" office:date-value="2019-10-24T09:41:59.605571" calcext:value-type="date">
            <text:p>2019-10-24 09:42:00</text:p>
          </table:table-cell>
          <table:table-cell table:style-name="ce7" table:formula="of:=[.A1077]" office:value-type="date" office:date-value="2019-10-24T09:41:59.605571" calcext:value-type="date">
            <text:p>2019-10-24 09:42:00</text:p>
          </table:table-cell>
          <table:table-cell table:formula="of:=TRUNC([.A1077])" office:value-type="float" office:value="43762" calcext:value-type="float">
            <text:p>43762</text:p>
          </table:table-cell>
          <table:table-cell table:style-name="ce12" table:formula="of:=[.B1077]-[.C1077]" office:value-type="date" office:date-value="1899-12-30T09:41:59.60557072889" calcext:value-type="date">
            <text:p>12/30/99 09:42 AM</text:p>
          </table:table-cell>
          <table:table-cell table:formula="of:=MOD([.E1076]-[.$E$2];[.$H$2])+1+[.$E$2]" office:value-type="float" office:value="275" calcext:value-type="float">
            <text:p>275</text:p>
          </table:table-cell>
          <table:table-cell table:formula="of:=MOD([.F1076]+1/[.$H$2];5)" office:value-type="float" office:value="2.89999999999996" calcext:value-type="float">
            <text:p>2,89999999999996</text:p>
          </table:table-cell>
          <table:table-cell table:formula="of:=IF([.F1077]&lt;0.000001;[.G1076]+2+1/[.$H$2];[.G1076]+1/[.$H$2])" office:value-type="float" office:value="17.9000000000003" calcext:value-type="float">
            <text:p>17,9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8]))" office:value-type="date" office:date-value="2019-10-24T09:31:19.586813" calcext:value-type="date">
            <text:p>2019-10-24 09:31:20</text:p>
          </table:table-cell>
          <table:table-cell table:style-name="ce7" table:formula="of:=[.A1078]" office:value-type="date" office:date-value="2019-10-24T09:31:19.586813" calcext:value-type="date">
            <text:p>2019-10-24 09:31:20</text:p>
          </table:table-cell>
          <table:table-cell table:formula="of:=TRUNC([.A1078])" office:value-type="float" office:value="43762" calcext:value-type="float">
            <text:p>43762</text:p>
          </table:table-cell>
          <table:table-cell table:style-name="ce12" table:formula="of:=[.B1078]-[.C1078]" office:value-type="date" office:date-value="1899-12-30T09:31:19.58681329619" calcext:value-type="date">
            <text:p>12/30/99 09:31 AM</text:p>
          </table:table-cell>
          <table:table-cell table:formula="of:=MOD([.E1077]-[.$E$2];[.$H$2])+1+[.$E$2]" office:value-type="float" office:value="276" calcext:value-type="float">
            <text:p>276</text:p>
          </table:table-cell>
          <table:table-cell table:formula="of:=MOD([.F1077]+1/[.$H$2];5)" office:value-type="float" office:value="2.91666666666662" calcext:value-type="float">
            <text:p>2,91666666666662</text:p>
          </table:table-cell>
          <table:table-cell table:formula="of:=IF([.F1078]&lt;0.000001;[.G1077]+2+1/[.$H$2];[.G1077]+1/[.$H$2])" office:value-type="float" office:value="17.9166666666669" calcext:value-type="float">
            <text:p>17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79]))" office:value-type="date" office:date-value="2019-10-24T09:39:33.438558" calcext:value-type="date">
            <text:p>2019-10-24 09:39:33</text:p>
          </table:table-cell>
          <table:table-cell table:style-name="ce7" table:formula="of:=[.A1079]" office:value-type="date" office:date-value="2019-10-24T09:39:33.438558" calcext:value-type="date">
            <text:p>2019-10-24 09:39:33</text:p>
          </table:table-cell>
          <table:table-cell table:formula="of:=TRUNC([.A1079])" office:value-type="float" office:value="43762" calcext:value-type="float">
            <text:p>43762</text:p>
          </table:table-cell>
          <table:table-cell table:style-name="ce12" table:formula="of:=[.B1079]-[.C1079]" office:value-type="date" office:date-value="1899-12-30T09:39:33.43855840154" calcext:value-type="date">
            <text:p>12/30/99 09:39 AM</text:p>
          </table:table-cell>
          <table:table-cell table:formula="of:=MOD([.E1078]-[.$E$2];[.$H$2])+1+[.$E$2]" office:value-type="float" office:value="277" calcext:value-type="float">
            <text:p>277</text:p>
          </table:table-cell>
          <table:table-cell table:formula="of:=MOD([.F1078]+1/[.$H$2];5)" office:value-type="float" office:value="2.93333333333329" calcext:value-type="float">
            <text:p>2,93333333333329</text:p>
          </table:table-cell>
          <table:table-cell table:formula="of:=IF([.F1079]&lt;0.000001;[.G1078]+2+1/[.$H$2];[.G1078]+1/[.$H$2])" office:value-type="float" office:value="17.9333333333336" calcext:value-type="float">
            <text:p>17,9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0]))" office:value-type="date" office:date-value="2019-10-24T09:27:22.925288" calcext:value-type="date">
            <text:p>2019-10-24 09:27:23</text:p>
          </table:table-cell>
          <table:table-cell table:style-name="ce7" table:formula="of:=[.A1080]" office:value-type="date" office:date-value="2019-10-24T09:27:22.925288" calcext:value-type="date">
            <text:p>2019-10-24 09:27:23</text:p>
          </table:table-cell>
          <table:table-cell table:formula="of:=TRUNC([.A1080])" office:value-type="float" office:value="43762" calcext:value-type="float">
            <text:p>43762</text:p>
          </table:table-cell>
          <table:table-cell table:style-name="ce12" table:formula="of:=[.B1080]-[.C1080]" office:value-type="date" office:date-value="1899-12-30T09:27:22.92528829537" calcext:value-type="date">
            <text:p>12/30/99 09:27 AM</text:p>
          </table:table-cell>
          <table:table-cell table:formula="of:=MOD([.E1079]-[.$E$2];[.$H$2])+1+[.$E$2]" office:value-type="float" office:value="278" calcext:value-type="float">
            <text:p>278</text:p>
          </table:table-cell>
          <table:table-cell table:formula="of:=MOD([.F1079]+1/[.$H$2];5)" office:value-type="float" office:value="2.94999999999996" calcext:value-type="float">
            <text:p>2,94999999999996</text:p>
          </table:table-cell>
          <table:table-cell table:formula="of:=IF([.F1080]&lt;0.000001;[.G1079]+2+1/[.$H$2];[.G1079]+1/[.$H$2])" office:value-type="float" office:value="17.9500000000003" calcext:value-type="float">
            <text:p>17,9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1]))" office:value-type="date" office:date-value="2019-10-24T09:42:22.981877" calcext:value-type="date">
            <text:p>2019-10-24 09:42:23</text:p>
          </table:table-cell>
          <table:table-cell table:style-name="ce7" table:formula="of:=[.A1081]" office:value-type="date" office:date-value="2019-10-24T09:42:22.981877" calcext:value-type="date">
            <text:p>2019-10-24 09:42:23</text:p>
          </table:table-cell>
          <table:table-cell table:formula="of:=TRUNC([.A1081])" office:value-type="float" office:value="43762" calcext:value-type="float">
            <text:p>43762</text:p>
          </table:table-cell>
          <table:table-cell table:style-name="ce12" table:formula="of:=[.B1081]-[.C1081]" office:value-type="date" office:date-value="1899-12-30T09:42:22.9818772478" calcext:value-type="date">
            <text:p>12/30/99 09:42 AM</text:p>
          </table:table-cell>
          <table:table-cell table:formula="of:=MOD([.E1080]-[.$E$2];[.$H$2])+1+[.$E$2]" office:value-type="float" office:value="279" calcext:value-type="float">
            <text:p>279</text:p>
          </table:table-cell>
          <table:table-cell table:formula="of:=MOD([.F1080]+1/[.$H$2];5)" office:value-type="float" office:value="2.96666666666662" calcext:value-type="float">
            <text:p>2,96666666666662</text:p>
          </table:table-cell>
          <table:table-cell table:formula="of:=IF([.F1081]&lt;0.000001;[.G1080]+2+1/[.$H$2];[.G1080]+1/[.$H$2])" office:value-type="float" office:value="17.9666666666669" calcext:value-type="float">
            <text:p>17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2]))" office:value-type="date" office:date-value="2019-10-24T09:09:04.074357" calcext:value-type="date">
            <text:p>2019-10-24 09:09:04</text:p>
          </table:table-cell>
          <table:table-cell table:style-name="ce7" table:formula="of:=[.A1082]" office:value-type="date" office:date-value="2019-10-24T09:09:04.074357" calcext:value-type="date">
            <text:p>2019-10-24 09:09:04</text:p>
          </table:table-cell>
          <table:table-cell table:formula="of:=TRUNC([.A1082])" office:value-type="float" office:value="43762" calcext:value-type="float">
            <text:p>43762</text:p>
          </table:table-cell>
          <table:table-cell table:style-name="ce12" table:formula="of:=[.B1082]-[.C1082]" office:value-type="date" office:date-value="1899-12-30T09:09:04.07435667235" calcext:value-type="date">
            <text:p>12/30/99 09:09 AM</text:p>
          </table:table-cell>
          <table:table-cell table:formula="of:=MOD([.E1081]-[.$E$2];[.$H$2])+1+[.$E$2]" office:value-type="float" office:value="280" calcext:value-type="float">
            <text:p>280</text:p>
          </table:table-cell>
          <table:table-cell table:formula="of:=MOD([.F1081]+1/[.$H$2];5)" office:value-type="float" office:value="2.98333333333329" calcext:value-type="float">
            <text:p>2,98333333333329</text:p>
          </table:table-cell>
          <table:table-cell table:formula="of:=IF([.F1082]&lt;0.000001;[.G1081]+2+1/[.$H$2];[.G1081]+1/[.$H$2])" office:value-type="float" office:value="17.9833333333336" calcext:value-type="float">
            <text:p>17,9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3]))" office:value-type="date" office:date-value="2019-10-25T09:35:05.207322" calcext:value-type="date">
            <text:p>2019-10-25 09:35:05</text:p>
          </table:table-cell>
          <table:table-cell table:style-name="ce7" table:formula="of:=[.A1083]" office:value-type="date" office:date-value="2019-10-25T09:35:05.207322" calcext:value-type="date">
            <text:p>2019-10-25 09:35:05</text:p>
          </table:table-cell>
          <table:table-cell table:formula="of:=TRUNC([.A1083])" office:value-type="float" office:value="43763" calcext:value-type="float">
            <text:p>43763</text:p>
          </table:table-cell>
          <table:table-cell table:style-name="ce12" table:formula="of:=[.B1083]-[.C1083]" office:value-type="date" office:date-value="1899-12-30T09:35:05.20732244477" calcext:value-type="date">
            <text:p>12/30/99 09:35 AM</text:p>
          </table:table-cell>
          <table:table-cell table:formula="of:=MOD([.E1082]-[.$E$2];[.$H$2])+1+[.$E$2]" office:value-type="float" office:value="221" calcext:value-type="float">
            <text:p>221</text:p>
          </table:table-cell>
          <table:table-cell table:formula="of:=MOD([.F1082]+1/[.$H$2];5)" office:value-type="float" office:value="2.99999999999996" calcext:value-type="float">
            <text:p>2,99999999999996</text:p>
          </table:table-cell>
          <table:table-cell table:formula="of:=IF([.F1083]&lt;0.000001;[.G1082]+2+1/[.$H$2];[.G1082]+1/[.$H$2])" office:value-type="float" office:value="18.0000000000003" calcext:value-type="float">
            <text:p>18,0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4]))" office:value-type="date" office:date-value="2019-10-25T09:36:23.574567" calcext:value-type="date">
            <text:p>2019-10-25 09:36:24</text:p>
          </table:table-cell>
          <table:table-cell table:style-name="ce7" table:formula="of:=[.A1084]" office:value-type="date" office:date-value="2019-10-25T09:36:23.574567" calcext:value-type="date">
            <text:p>2019-10-25 09:36:24</text:p>
          </table:table-cell>
          <table:table-cell table:formula="of:=TRUNC([.A1084])" office:value-type="float" office:value="43763" calcext:value-type="float">
            <text:p>43763</text:p>
          </table:table-cell>
          <table:table-cell table:style-name="ce12" table:formula="of:=[.B1084]-[.C1084]" office:value-type="date" office:date-value="1899-12-30T09:36:23.57456736267" calcext:value-type="date">
            <text:p>12/30/99 09:36 AM</text:p>
          </table:table-cell>
          <table:table-cell table:formula="of:=MOD([.E1083]-[.$E$2];[.$H$2])+1+[.$E$2]" office:value-type="float" office:value="222" calcext:value-type="float">
            <text:p>222</text:p>
          </table:table-cell>
          <table:table-cell table:formula="of:=MOD([.F1083]+1/[.$H$2];5)" office:value-type="float" office:value="3.01666666666662" calcext:value-type="float">
            <text:p>3,01666666666662</text:p>
          </table:table-cell>
          <table:table-cell table:formula="of:=IF([.F1084]&lt;0.000001;[.G1083]+2+1/[.$H$2];[.G1083]+1/[.$H$2])" office:value-type="float" office:value="18.0166666666669" calcext:value-type="float">
            <text:p>18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5]))" office:value-type="date" office:date-value="2019-10-25T09:16:07.486037" calcext:value-type="date">
            <text:p>2019-10-25 09:16:07</text:p>
          </table:table-cell>
          <table:table-cell table:style-name="ce7" table:formula="of:=[.A1085]" office:value-type="date" office:date-value="2019-10-25T09:16:07.486037" calcext:value-type="date">
            <text:p>2019-10-25 09:16:07</text:p>
          </table:table-cell>
          <table:table-cell table:formula="of:=TRUNC([.A1085])" office:value-type="float" office:value="43763" calcext:value-type="float">
            <text:p>43763</text:p>
          </table:table-cell>
          <table:table-cell table:style-name="ce12" table:formula="of:=[.B1085]-[.C1085]" office:value-type="date" office:date-value="1899-12-30T09:16:07.48603738379" calcext:value-type="date">
            <text:p>12/30/99 09:16 AM</text:p>
          </table:table-cell>
          <table:table-cell table:formula="of:=MOD([.E1084]-[.$E$2];[.$H$2])+1+[.$E$2]" office:value-type="float" office:value="223" calcext:value-type="float">
            <text:p>223</text:p>
          </table:table-cell>
          <table:table-cell table:formula="of:=MOD([.F1084]+1/[.$H$2];5)" office:value-type="float" office:value="3.03333333333329" calcext:value-type="float">
            <text:p>3,03333333333329</text:p>
          </table:table-cell>
          <table:table-cell table:formula="of:=IF([.F1085]&lt;0.000001;[.G1084]+2+1/[.$H$2];[.G1084]+1/[.$H$2])" office:value-type="float" office:value="18.0333333333336" calcext:value-type="float">
            <text:p>18,0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6]))" office:value-type="date" office:date-value="2019-10-25T09:56:05.064014" calcext:value-type="date">
            <text:p>2019-10-25 09:56:05</text:p>
          </table:table-cell>
          <table:table-cell table:style-name="ce7" table:formula="of:=[.A1086]" office:value-type="date" office:date-value="2019-10-25T09:56:05.064014" calcext:value-type="date">
            <text:p>2019-10-25 09:56:05</text:p>
          </table:table-cell>
          <table:table-cell table:formula="of:=TRUNC([.A1086])" office:value-type="float" office:value="43763" calcext:value-type="float">
            <text:p>43763</text:p>
          </table:table-cell>
          <table:table-cell table:style-name="ce12" table:formula="of:=[.B1086]-[.C1086]" office:value-type="date" office:date-value="1899-12-30T09:56:05.06401423831" calcext:value-type="date">
            <text:p>12/30/99 09:56 AM</text:p>
          </table:table-cell>
          <table:table-cell table:formula="of:=MOD([.E1085]-[.$E$2];[.$H$2])+1+[.$E$2]" office:value-type="float" office:value="224" calcext:value-type="float">
            <text:p>224</text:p>
          </table:table-cell>
          <table:table-cell table:formula="of:=MOD([.F1085]+1/[.$H$2];5)" office:value-type="float" office:value="3.04999999999996" calcext:value-type="float">
            <text:p>3,04999999999996</text:p>
          </table:table-cell>
          <table:table-cell table:formula="of:=IF([.F1086]&lt;0.000001;[.G1085]+2+1/[.$H$2];[.G1085]+1/[.$H$2])" office:value-type="float" office:value="18.0500000000003" calcext:value-type="float">
            <text:p>18,0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7]))" office:value-type="date" office:date-value="2019-10-25T09:25:56.351195" calcext:value-type="date">
            <text:p>2019-10-25 09:25:56</text:p>
          </table:table-cell>
          <table:table-cell table:style-name="ce7" table:formula="of:=[.A1087]" office:value-type="date" office:date-value="2019-10-25T09:25:56.351195" calcext:value-type="date">
            <text:p>2019-10-25 09:25:56</text:p>
          </table:table-cell>
          <table:table-cell table:formula="of:=TRUNC([.A1087])" office:value-type="float" office:value="43763" calcext:value-type="float">
            <text:p>43763</text:p>
          </table:table-cell>
          <table:table-cell table:style-name="ce12" table:formula="of:=[.B1087]-[.C1087]" office:value-type="date" office:date-value="1899-12-30T09:25:56.35119478684" calcext:value-type="date">
            <text:p>12/30/99 09:25 AM</text:p>
          </table:table-cell>
          <table:table-cell table:formula="of:=MOD([.E1086]-[.$E$2];[.$H$2])+1+[.$E$2]" office:value-type="float" office:value="225" calcext:value-type="float">
            <text:p>225</text:p>
          </table:table-cell>
          <table:table-cell table:formula="of:=MOD([.F1086]+1/[.$H$2];5)" office:value-type="float" office:value="3.06666666666662" calcext:value-type="float">
            <text:p>3,06666666666662</text:p>
          </table:table-cell>
          <table:table-cell table:formula="of:=IF([.F1087]&lt;0.000001;[.G1086]+2+1/[.$H$2];[.G1086]+1/[.$H$2])" office:value-type="float" office:value="18.0666666666669" calcext:value-type="float">
            <text:p>18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8]))" office:value-type="date" office:date-value="2019-10-25T09:20:44.918218" calcext:value-type="date">
            <text:p>2019-10-25 09:20:45</text:p>
          </table:table-cell>
          <table:table-cell table:style-name="ce7" table:formula="of:=[.A1088]" office:value-type="date" office:date-value="2019-10-25T09:20:44.918218" calcext:value-type="date">
            <text:p>2019-10-25 09:20:45</text:p>
          </table:table-cell>
          <table:table-cell table:formula="of:=TRUNC([.A1088])" office:value-type="float" office:value="43763" calcext:value-type="float">
            <text:p>43763</text:p>
          </table:table-cell>
          <table:table-cell table:style-name="ce12" table:formula="of:=[.B1088]-[.C1088]" office:value-type="date" office:date-value="1899-12-30T09:20:44.91821795236" calcext:value-type="date">
            <text:p>12/30/99 09:20 AM</text:p>
          </table:table-cell>
          <table:table-cell table:formula="of:=MOD([.E1087]-[.$E$2];[.$H$2])+1+[.$E$2]" office:value-type="float" office:value="226" calcext:value-type="float">
            <text:p>226</text:p>
          </table:table-cell>
          <table:table-cell table:formula="of:=MOD([.F1087]+1/[.$H$2];5)" office:value-type="float" office:value="3.08333333333329" calcext:value-type="float">
            <text:p>3,08333333333329</text:p>
          </table:table-cell>
          <table:table-cell table:formula="of:=IF([.F1088]&lt;0.000001;[.G1087]+2+1/[.$H$2];[.G1087]+1/[.$H$2])" office:value-type="float" office:value="18.0833333333336" calcext:value-type="float">
            <text:p>18,0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89]))" office:value-type="date" office:date-value="2019-10-25T09:16:54.959491" calcext:value-type="date">
            <text:p>2019-10-25 09:16:55</text:p>
          </table:table-cell>
          <table:table-cell table:style-name="ce7" table:formula="of:=[.A1089]" office:value-type="date" office:date-value="2019-10-25T09:16:54.959491" calcext:value-type="date">
            <text:p>2019-10-25 09:16:55</text:p>
          </table:table-cell>
          <table:table-cell table:formula="of:=TRUNC([.A1089])" office:value-type="float" office:value="43763" calcext:value-type="float">
            <text:p>43763</text:p>
          </table:table-cell>
          <table:table-cell table:style-name="ce12" table:formula="of:=[.B1089]-[.C1089]" office:value-type="date" office:date-value="1899-12-30T09:16:54.95949053206" calcext:value-type="date">
            <text:p>12/30/99 09:16 AM</text:p>
          </table:table-cell>
          <table:table-cell table:formula="of:=MOD([.E1088]-[.$E$2];[.$H$2])+1+[.$E$2]" office:value-type="float" office:value="227" calcext:value-type="float">
            <text:p>227</text:p>
          </table:table-cell>
          <table:table-cell table:formula="of:=MOD([.F1088]+1/[.$H$2];5)" office:value-type="float" office:value="3.09999999999996" calcext:value-type="float">
            <text:p>3,09999999999996</text:p>
          </table:table-cell>
          <table:table-cell table:formula="of:=IF([.F1089]&lt;0.000001;[.G1088]+2+1/[.$H$2];[.G1088]+1/[.$H$2])" office:value-type="float" office:value="18.1000000000003" calcext:value-type="float">
            <text:p>18,10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0]))" office:value-type="date" office:date-value="2019-10-25T09:14:20.117592" calcext:value-type="date">
            <text:p>2019-10-25 09:14:20</text:p>
          </table:table-cell>
          <table:table-cell table:style-name="ce7" table:formula="of:=[.A1090]" office:value-type="date" office:date-value="2019-10-25T09:14:20.117592" calcext:value-type="date">
            <text:p>2019-10-25 09:14:20</text:p>
          </table:table-cell>
          <table:table-cell table:formula="of:=TRUNC([.A1090])" office:value-type="float" office:value="43763" calcext:value-type="float">
            <text:p>43763</text:p>
          </table:table-cell>
          <table:table-cell table:style-name="ce12" table:formula="of:=[.B1090]-[.C1090]" office:value-type="date" office:date-value="1899-12-30T09:14:20.11759189423" calcext:value-type="date">
            <text:p>12/30/99 09:14 AM</text:p>
          </table:table-cell>
          <table:table-cell table:formula="of:=MOD([.E1089]-[.$E$2];[.$H$2])+1+[.$E$2]" office:value-type="float" office:value="228" calcext:value-type="float">
            <text:p>228</text:p>
          </table:table-cell>
          <table:table-cell table:formula="of:=MOD([.F1089]+1/[.$H$2];5)" office:value-type="float" office:value="3.11666666666662" calcext:value-type="float">
            <text:p>3,11666666666662</text:p>
          </table:table-cell>
          <table:table-cell table:formula="of:=IF([.F1090]&lt;0.000001;[.G1089]+2+1/[.$H$2];[.G1089]+1/[.$H$2])" office:value-type="float" office:value="18.1166666666669" calcext:value-type="float">
            <text:p>18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1]))" office:value-type="date" office:date-value="2019-10-25T09:33:30.85563" calcext:value-type="date">
            <text:p>2019-10-25 09:33:31</text:p>
          </table:table-cell>
          <table:table-cell table:style-name="ce7" table:formula="of:=[.A1091]" office:value-type="date" office:date-value="2019-10-25T09:33:30.85563" calcext:value-type="date">
            <text:p>2019-10-25 09:33:31</text:p>
          </table:table-cell>
          <table:table-cell table:formula="of:=TRUNC([.A1091])" office:value-type="float" office:value="43763" calcext:value-type="float">
            <text:p>43763</text:p>
          </table:table-cell>
          <table:table-cell table:style-name="ce12" table:formula="of:=[.B1091]-[.C1091]" office:value-type="date" office:date-value="1899-12-30T09:33:30.85563017987" calcext:value-type="date">
            <text:p>12/30/99 09:33 AM</text:p>
          </table:table-cell>
          <table:table-cell table:formula="of:=MOD([.E1090]-[.$E$2];[.$H$2])+1+[.$E$2]" office:value-type="float" office:value="229" calcext:value-type="float">
            <text:p>229</text:p>
          </table:table-cell>
          <table:table-cell table:formula="of:=MOD([.F1090]+1/[.$H$2];5)" office:value-type="float" office:value="3.13333333333329" calcext:value-type="float">
            <text:p>3,13333333333329</text:p>
          </table:table-cell>
          <table:table-cell table:formula="of:=IF([.F1091]&lt;0.000001;[.G1090]+2+1/[.$H$2];[.G1090]+1/[.$H$2])" office:value-type="float" office:value="18.1333333333336" calcext:value-type="float">
            <text:p>18,1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2]))" office:value-type="date" office:date-value="2019-10-25T09:21:53.026232" calcext:value-type="date">
            <text:p>2019-10-25 09:21:53</text:p>
          </table:table-cell>
          <table:table-cell table:style-name="ce7" table:formula="of:=[.A1092]" office:value-type="date" office:date-value="2019-10-25T09:21:53.026232" calcext:value-type="date">
            <text:p>2019-10-25 09:21:53</text:p>
          </table:table-cell>
          <table:table-cell table:formula="of:=TRUNC([.A1092])" office:value-type="float" office:value="43763" calcext:value-type="float">
            <text:p>43763</text:p>
          </table:table-cell>
          <table:table-cell table:style-name="ce12" table:formula="of:=[.B1092]-[.C1092]" office:value-type="date" office:date-value="1899-12-30T09:21:53.02623215597" calcext:value-type="date">
            <text:p>12/30/99 09:21 AM</text:p>
          </table:table-cell>
          <table:table-cell table:formula="of:=MOD([.E1091]-[.$E$2];[.$H$2])+1+[.$E$2]" office:value-type="float" office:value="230" calcext:value-type="float">
            <text:p>230</text:p>
          </table:table-cell>
          <table:table-cell table:formula="of:=MOD([.F1091]+1/[.$H$2];5)" office:value-type="float" office:value="3.14999999999996" calcext:value-type="float">
            <text:p>3,14999999999996</text:p>
          </table:table-cell>
          <table:table-cell table:formula="of:=IF([.F1092]&lt;0.000001;[.G1091]+2+1/[.$H$2];[.G1091]+1/[.$H$2])" office:value-type="float" office:value="18.1500000000003" calcext:value-type="float">
            <text:p>18,1500000000003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3]))" office:value-type="date" office:date-value="2019-10-25T09:41:02.482142" calcext:value-type="date">
            <text:p>2019-10-25 09:41:02</text:p>
          </table:table-cell>
          <table:table-cell table:style-name="ce7" table:formula="of:=[.A1093]" office:value-type="date" office:date-value="2019-10-25T09:41:02.482142" calcext:value-type="date">
            <text:p>2019-10-25 09:41:02</text:p>
          </table:table-cell>
          <table:table-cell table:formula="of:=TRUNC([.A1093])" office:value-type="float" office:value="43763" calcext:value-type="float">
            <text:p>43763</text:p>
          </table:table-cell>
          <table:table-cell table:style-name="ce12" table:formula="of:=[.B1093]-[.C1093]" office:value-type="date" office:date-value="1899-12-30T09:41:02.48214163352" calcext:value-type="date">
            <text:p>12/30/99 09:41 AM</text:p>
          </table:table-cell>
          <table:table-cell table:formula="of:=MOD([.E1092]-[.$E$2];[.$H$2])+1+[.$E$2]" office:value-type="float" office:value="231" calcext:value-type="float">
            <text:p>231</text:p>
          </table:table-cell>
          <table:table-cell table:formula="of:=MOD([.F1092]+1/[.$H$2];5)" office:value-type="float" office:value="3.16666666666662" calcext:value-type="float">
            <text:p>3,16666666666662</text:p>
          </table:table-cell>
          <table:table-cell table:formula="of:=IF([.F1093]&lt;0.000001;[.G1092]+2+1/[.$H$2];[.G1092]+1/[.$H$2])" office:value-type="float" office:value="18.1666666666669" calcext:value-type="float">
            <text:p>18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4]))" office:value-type="date" office:date-value="2019-10-25T09:30:12.278365" calcext:value-type="date">
            <text:p>2019-10-25 09:30:12</text:p>
          </table:table-cell>
          <table:table-cell table:style-name="ce7" table:formula="of:=[.A1094]" office:value-type="date" office:date-value="2019-10-25T09:30:12.278365" calcext:value-type="date">
            <text:p>2019-10-25 09:30:12</text:p>
          </table:table-cell>
          <table:table-cell table:formula="of:=TRUNC([.A1094])" office:value-type="float" office:value="43763" calcext:value-type="float">
            <text:p>43763</text:p>
          </table:table-cell>
          <table:table-cell table:style-name="ce12" table:formula="of:=[.B1094]-[.C1094]" office:value-type="date" office:date-value="1899-12-30T09:30:12.27836476173" calcext:value-type="date">
            <text:p>12/30/99 09:30 AM</text:p>
          </table:table-cell>
          <table:table-cell table:formula="of:=MOD([.E1093]-[.$E$2];[.$H$2])+1+[.$E$2]" office:value-type="float" office:value="232" calcext:value-type="float">
            <text:p>232</text:p>
          </table:table-cell>
          <table:table-cell table:formula="of:=MOD([.F1093]+1/[.$H$2];5)" office:value-type="float" office:value="3.18333333333329" calcext:value-type="float">
            <text:p>3,18333333333329</text:p>
          </table:table-cell>
          <table:table-cell table:formula="of:=IF([.F1094]&lt;0.000001;[.G1093]+2+1/[.$H$2];[.G1093]+1/[.$H$2])" office:value-type="float" office:value="18.1833333333336" calcext:value-type="float">
            <text:p>18,1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5]))" office:value-type="date" office:date-value="2019-10-25T09:37:13.271505" calcext:value-type="date">
            <text:p>2019-10-25 09:37:13</text:p>
          </table:table-cell>
          <table:table-cell table:style-name="ce7" table:formula="of:=[.A1095]" office:value-type="date" office:date-value="2019-10-25T09:37:13.271505" calcext:value-type="date">
            <text:p>2019-10-25 09:37:13</text:p>
          </table:table-cell>
          <table:table-cell table:formula="of:=TRUNC([.A1095])" office:value-type="float" office:value="43763" calcext:value-type="float">
            <text:p>43763</text:p>
          </table:table-cell>
          <table:table-cell table:style-name="ce12" table:formula="of:=[.B1095]-[.C1095]" office:value-type="date" office:date-value="1899-12-30T09:37:13.27150472905" calcext:value-type="date">
            <text:p>12/30/99 09:37 AM</text:p>
          </table:table-cell>
          <table:table-cell table:formula="of:=MOD([.E1094]-[.$E$2];[.$H$2])+1+[.$E$2]" office:value-type="float" office:value="233" calcext:value-type="float">
            <text:p>233</text:p>
          </table:table-cell>
          <table:table-cell table:formula="of:=MOD([.F1094]+1/[.$H$2];5)" office:value-type="float" office:value="3.19999999999996" calcext:value-type="float">
            <text:p>3,19999999999996</text:p>
          </table:table-cell>
          <table:table-cell table:formula="of:=IF([.F1095]&lt;0.000001;[.G1094]+2+1/[.$H$2];[.G1094]+1/[.$H$2])" office:value-type="float" office:value="18.2000000000002" calcext:value-type="float">
            <text:p>18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6]))" office:value-type="date" office:date-value="2019-10-25T09:43:35.13197" calcext:value-type="date">
            <text:p>2019-10-25 09:43:35</text:p>
          </table:table-cell>
          <table:table-cell table:style-name="ce7" table:formula="of:=[.A1096]" office:value-type="date" office:date-value="2019-10-25T09:43:35.13197" calcext:value-type="date">
            <text:p>2019-10-25 09:43:35</text:p>
          </table:table-cell>
          <table:table-cell table:formula="of:=TRUNC([.A1096])" office:value-type="float" office:value="43763" calcext:value-type="float">
            <text:p>43763</text:p>
          </table:table-cell>
          <table:table-cell table:style-name="ce12" table:formula="of:=[.B1096]-[.C1096]" office:value-type="date" office:date-value="1899-12-30T09:43:35.13196995948" calcext:value-type="date">
            <text:p>12/30/99 09:43 AM</text:p>
          </table:table-cell>
          <table:table-cell table:formula="of:=MOD([.E1095]-[.$E$2];[.$H$2])+1+[.$E$2]" office:value-type="float" office:value="234" calcext:value-type="float">
            <text:p>234</text:p>
          </table:table-cell>
          <table:table-cell table:formula="of:=MOD([.F1095]+1/[.$H$2];5)" office:value-type="float" office:value="3.21666666666662" calcext:value-type="float">
            <text:p>3,21666666666662</text:p>
          </table:table-cell>
          <table:table-cell table:formula="of:=IF([.F1096]&lt;0.000001;[.G1095]+2+1/[.$H$2];[.G1095]+1/[.$H$2])" office:value-type="float" office:value="18.2166666666669" calcext:value-type="float">
            <text:p>18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7]))" office:value-type="date" office:date-value="2019-10-25T09:36:22.85348" calcext:value-type="date">
            <text:p>2019-10-25 09:36:23</text:p>
          </table:table-cell>
          <table:table-cell table:style-name="ce7" table:formula="of:=[.A1097]" office:value-type="date" office:date-value="2019-10-25T09:36:22.85348" calcext:value-type="date">
            <text:p>2019-10-25 09:36:23</text:p>
          </table:table-cell>
          <table:table-cell table:formula="of:=TRUNC([.A1097])" office:value-type="float" office:value="43763" calcext:value-type="float">
            <text:p>43763</text:p>
          </table:table-cell>
          <table:table-cell table:style-name="ce12" table:formula="of:=[.B1097]-[.C1097]" office:value-type="date" office:date-value="1899-12-30T09:36:22.85348019563" calcext:value-type="date">
            <text:p>12/30/99 09:36 AM</text:p>
          </table:table-cell>
          <table:table-cell table:formula="of:=MOD([.E1096]-[.$E$2];[.$H$2])+1+[.$E$2]" office:value-type="float" office:value="235" calcext:value-type="float">
            <text:p>235</text:p>
          </table:table-cell>
          <table:table-cell table:formula="of:=MOD([.F1096]+1/[.$H$2];5)" office:value-type="float" office:value="3.23333333333329" calcext:value-type="float">
            <text:p>3,23333333333329</text:p>
          </table:table-cell>
          <table:table-cell table:formula="of:=IF([.F1097]&lt;0.000001;[.G1096]+2+1/[.$H$2];[.G1096]+1/[.$H$2])" office:value-type="float" office:value="18.2333333333336" calcext:value-type="float">
            <text:p>18,2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8]))" office:value-type="date" office:date-value="2019-10-25T10:00:54.093605" calcext:value-type="date">
            <text:p>2019-10-25 10:00:54</text:p>
          </table:table-cell>
          <table:table-cell table:style-name="ce7" table:formula="of:=[.A1098]" office:value-type="date" office:date-value="2019-10-25T10:00:54.093605" calcext:value-type="date">
            <text:p>2019-10-25 10:00:54</text:p>
          </table:table-cell>
          <table:table-cell table:formula="of:=TRUNC([.A1098])" office:value-type="float" office:value="43763" calcext:value-type="float">
            <text:p>43763</text:p>
          </table:table-cell>
          <table:table-cell table:style-name="ce12" table:formula="of:=[.B1098]-[.C1098]" office:value-type="date" office:date-value="1899-12-30T10:00:54.09360537305" calcext:value-type="date">
            <text:p>12/30/99 10:00 AM</text:p>
          </table:table-cell>
          <table:table-cell table:formula="of:=MOD([.E1097]-[.$E$2];[.$H$2])+1+[.$E$2]" office:value-type="float" office:value="236" calcext:value-type="float">
            <text:p>236</text:p>
          </table:table-cell>
          <table:table-cell table:formula="of:=MOD([.F1097]+1/[.$H$2];5)" office:value-type="float" office:value="3.24999999999996" calcext:value-type="float">
            <text:p>3,24999999999996</text:p>
          </table:table-cell>
          <table:table-cell table:formula="of:=IF([.F1098]&lt;0.000001;[.G1097]+2+1/[.$H$2];[.G1097]+1/[.$H$2])" office:value-type="float" office:value="18.2500000000002" calcext:value-type="float">
            <text:p>18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099]))" office:value-type="date" office:date-value="2019-10-25T09:52:21.258047" calcext:value-type="date">
            <text:p>2019-10-25 09:52:21</text:p>
          </table:table-cell>
          <table:table-cell table:style-name="ce7" table:formula="of:=[.A1099]" office:value-type="date" office:date-value="2019-10-25T09:52:21.258047" calcext:value-type="date">
            <text:p>2019-10-25 09:52:21</text:p>
          </table:table-cell>
          <table:table-cell table:formula="of:=TRUNC([.A1099])" office:value-type="float" office:value="43763" calcext:value-type="float">
            <text:p>43763</text:p>
          </table:table-cell>
          <table:table-cell table:style-name="ce12" table:formula="of:=[.B1099]-[.C1099]" office:value-type="date" office:date-value="1899-12-30T09:52:21.25804714859" calcext:value-type="date">
            <text:p>12/30/99 09:52 AM</text:p>
          </table:table-cell>
          <table:table-cell table:formula="of:=MOD([.E1098]-[.$E$2];[.$H$2])+1+[.$E$2]" office:value-type="float" office:value="237" calcext:value-type="float">
            <text:p>237</text:p>
          </table:table-cell>
          <table:table-cell table:formula="of:=MOD([.F1098]+1/[.$H$2];5)" office:value-type="float" office:value="3.26666666666662" calcext:value-type="float">
            <text:p>3,26666666666662</text:p>
          </table:table-cell>
          <table:table-cell table:formula="of:=IF([.F1099]&lt;0.000001;[.G1098]+2+1/[.$H$2];[.G1098]+1/[.$H$2])" office:value-type="float" office:value="18.2666666666669" calcext:value-type="float">
            <text:p>18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0]))" office:value-type="date" office:date-value="2019-10-25T09:21:03.503782" calcext:value-type="date">
            <text:p>2019-10-25 09:21:04</text:p>
          </table:table-cell>
          <table:table-cell table:style-name="ce7" table:formula="of:=[.A1100]" office:value-type="date" office:date-value="2019-10-25T09:21:03.503782" calcext:value-type="date">
            <text:p>2019-10-25 09:21:04</text:p>
          </table:table-cell>
          <table:table-cell table:formula="of:=TRUNC([.A1100])" office:value-type="float" office:value="43763" calcext:value-type="float">
            <text:p>43763</text:p>
          </table:table-cell>
          <table:table-cell table:style-name="ce12" table:formula="of:=[.B1100]-[.C1100]" office:value-type="date" office:date-value="1899-12-30T09:21:03.50378212519" calcext:value-type="date">
            <text:p>12/30/99 09:21 AM</text:p>
          </table:table-cell>
          <table:table-cell table:formula="of:=MOD([.E1099]-[.$E$2];[.$H$2])+1+[.$E$2]" office:value-type="float" office:value="238" calcext:value-type="float">
            <text:p>238</text:p>
          </table:table-cell>
          <table:table-cell table:formula="of:=MOD([.F1099]+1/[.$H$2];5)" office:value-type="float" office:value="3.28333333333329" calcext:value-type="float">
            <text:p>3,28333333333329</text:p>
          </table:table-cell>
          <table:table-cell table:formula="of:=IF([.F1100]&lt;0.000001;[.G1099]+2+1/[.$H$2];[.G1099]+1/[.$H$2])" office:value-type="float" office:value="18.2833333333336" calcext:value-type="float">
            <text:p>18,2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1]))" office:value-type="date" office:date-value="2019-10-25T09:37:29.245672" calcext:value-type="date">
            <text:p>2019-10-25 09:37:29</text:p>
          </table:table-cell>
          <table:table-cell table:style-name="ce7" table:formula="of:=[.A1101]" office:value-type="date" office:date-value="2019-10-25T09:37:29.245672" calcext:value-type="date">
            <text:p>2019-10-25 09:37:29</text:p>
          </table:table-cell>
          <table:table-cell table:formula="of:=TRUNC([.A1101])" office:value-type="float" office:value="43763" calcext:value-type="float">
            <text:p>43763</text:p>
          </table:table-cell>
          <table:table-cell table:style-name="ce12" table:formula="of:=[.B1101]-[.C1101]" office:value-type="date" office:date-value="1899-12-30T09:37:29.24567188136" calcext:value-type="date">
            <text:p>12/30/99 09:37 AM</text:p>
          </table:table-cell>
          <table:table-cell table:formula="of:=MOD([.E1100]-[.$E$2];[.$H$2])+1+[.$E$2]" office:value-type="float" office:value="239" calcext:value-type="float">
            <text:p>239</text:p>
          </table:table-cell>
          <table:table-cell table:formula="of:=MOD([.F1100]+1/[.$H$2];5)" office:value-type="float" office:value="3.29999999999996" calcext:value-type="float">
            <text:p>3,29999999999996</text:p>
          </table:table-cell>
          <table:table-cell table:formula="of:=IF([.F1101]&lt;0.000001;[.G1100]+2+1/[.$H$2];[.G1100]+1/[.$H$2])" office:value-type="float" office:value="18.3000000000002" calcext:value-type="float">
            <text:p>18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2]))" office:value-type="date" office:date-value="2019-10-25T09:34:41.234973" calcext:value-type="date">
            <text:p>2019-10-25 09:34:41</text:p>
          </table:table-cell>
          <table:table-cell table:style-name="ce7" table:formula="of:=[.A1102]" office:value-type="date" office:date-value="2019-10-25T09:34:41.234973" calcext:value-type="date">
            <text:p>2019-10-25 09:34:41</text:p>
          </table:table-cell>
          <table:table-cell table:formula="of:=TRUNC([.A1102])" office:value-type="float" office:value="43763" calcext:value-type="float">
            <text:p>43763</text:p>
          </table:table-cell>
          <table:table-cell table:style-name="ce12" table:formula="of:=[.B1102]-[.C1102]" office:value-type="date" office:date-value="1899-12-30T09:34:41.23497334309" calcext:value-type="date">
            <text:p>12/30/99 09:34 AM</text:p>
          </table:table-cell>
          <table:table-cell table:formula="of:=MOD([.E1101]-[.$E$2];[.$H$2])+1+[.$E$2]" office:value-type="float" office:value="240" calcext:value-type="float">
            <text:p>240</text:p>
          </table:table-cell>
          <table:table-cell table:formula="of:=MOD([.F1101]+1/[.$H$2];5)" office:value-type="float" office:value="3.31666666666662" calcext:value-type="float">
            <text:p>3,31666666666662</text:p>
          </table:table-cell>
          <table:table-cell table:formula="of:=IF([.F1102]&lt;0.000001;[.G1101]+2+1/[.$H$2];[.G1101]+1/[.$H$2])" office:value-type="float" office:value="18.3166666666669" calcext:value-type="float">
            <text:p>18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3]))" office:value-type="date" office:date-value="2019-10-25T09:41:06.55649" calcext:value-type="date">
            <text:p>2019-10-25 09:41:07</text:p>
          </table:table-cell>
          <table:table-cell table:style-name="ce7" table:formula="of:=[.A1103]" office:value-type="date" office:date-value="2019-10-25T09:41:06.55649" calcext:value-type="date">
            <text:p>2019-10-25 09:41:07</text:p>
          </table:table-cell>
          <table:table-cell table:formula="of:=TRUNC([.A1103])" office:value-type="float" office:value="43763" calcext:value-type="float">
            <text:p>43763</text:p>
          </table:table-cell>
          <table:table-cell table:style-name="ce12" table:formula="of:=[.B1103]-[.C1103]" office:value-type="date" office:date-value="1899-12-30T09:41:06.55649025925" calcext:value-type="date">
            <text:p>12/30/99 09:41 AM</text:p>
          </table:table-cell>
          <table:table-cell table:formula="of:=MOD([.E1102]-[.$E$2];[.$H$2])+1+[.$E$2]" office:value-type="float" office:value="241" calcext:value-type="float">
            <text:p>241</text:p>
          </table:table-cell>
          <table:table-cell table:formula="of:=MOD([.F1102]+1/[.$H$2];5)" office:value-type="float" office:value="3.33333333333329" calcext:value-type="float">
            <text:p>3,33333333333329</text:p>
          </table:table-cell>
          <table:table-cell table:formula="of:=IF([.F1103]&lt;0.000001;[.G1102]+2+1/[.$H$2];[.G1102]+1/[.$H$2])" office:value-type="float" office:value="18.3333333333336" calcext:value-type="float">
            <text:p>18,3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4]))" office:value-type="date" office:date-value="2019-10-25T09:57:10.554811" calcext:value-type="date">
            <text:p>2019-10-25 09:57:11</text:p>
          </table:table-cell>
          <table:table-cell table:style-name="ce7" table:formula="of:=[.A1104]" office:value-type="date" office:date-value="2019-10-25T09:57:10.554811" calcext:value-type="date">
            <text:p>2019-10-25 09:57:11</text:p>
          </table:table-cell>
          <table:table-cell table:formula="of:=TRUNC([.A1104])" office:value-type="float" office:value="43763" calcext:value-type="float">
            <text:p>43763</text:p>
          </table:table-cell>
          <table:table-cell table:style-name="ce12" table:formula="of:=[.B1104]-[.C1104]" office:value-type="date" office:date-value="1899-12-30T09:57:10.55481144693" calcext:value-type="date">
            <text:p>12/30/99 09:57 AM</text:p>
          </table:table-cell>
          <table:table-cell table:formula="of:=MOD([.E1103]-[.$E$2];[.$H$2])+1+[.$E$2]" office:value-type="float" office:value="242" calcext:value-type="float">
            <text:p>242</text:p>
          </table:table-cell>
          <table:table-cell table:formula="of:=MOD([.F1103]+1/[.$H$2];5)" office:value-type="float" office:value="3.34999999999996" calcext:value-type="float">
            <text:p>3,34999999999996</text:p>
          </table:table-cell>
          <table:table-cell table:formula="of:=IF([.F1104]&lt;0.000001;[.G1103]+2+1/[.$H$2];[.G1103]+1/[.$H$2])" office:value-type="float" office:value="18.3500000000002" calcext:value-type="float">
            <text:p>18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5]))" office:value-type="date" office:date-value="2019-10-25T09:33:42.678462" calcext:value-type="date">
            <text:p>2019-10-25 09:33:43</text:p>
          </table:table-cell>
          <table:table-cell table:style-name="ce7" table:formula="of:=[.A1105]" office:value-type="date" office:date-value="2019-10-25T09:33:42.678462" calcext:value-type="date">
            <text:p>2019-10-25 09:33:43</text:p>
          </table:table-cell>
          <table:table-cell table:formula="of:=TRUNC([.A1105])" office:value-type="float" office:value="43763" calcext:value-type="float">
            <text:p>43763</text:p>
          </table:table-cell>
          <table:table-cell table:style-name="ce12" table:formula="of:=[.B1105]-[.C1105]" office:value-type="date" office:date-value="1899-12-30T09:33:42.67846197356" calcext:value-type="date">
            <text:p>12/30/99 09:33 AM</text:p>
          </table:table-cell>
          <table:table-cell table:formula="of:=MOD([.E1104]-[.$E$2];[.$H$2])+1+[.$E$2]" office:value-type="float" office:value="243" calcext:value-type="float">
            <text:p>243</text:p>
          </table:table-cell>
          <table:table-cell table:formula="of:=MOD([.F1104]+1/[.$H$2];5)" office:value-type="float" office:value="3.36666666666662" calcext:value-type="float">
            <text:p>3,36666666666662</text:p>
          </table:table-cell>
          <table:table-cell table:formula="of:=IF([.F1105]&lt;0.000001;[.G1104]+2+1/[.$H$2];[.G1104]+1/[.$H$2])" office:value-type="float" office:value="18.3666666666669" calcext:value-type="float">
            <text:p>18,3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6]))" office:value-type="date" office:date-value="2019-10-25T09:20:02.659571" calcext:value-type="date">
            <text:p>2019-10-25 09:20:03</text:p>
          </table:table-cell>
          <table:table-cell table:style-name="ce7" table:formula="of:=[.A1106]" office:value-type="date" office:date-value="2019-10-25T09:20:02.659571" calcext:value-type="date">
            <text:p>2019-10-25 09:20:03</text:p>
          </table:table-cell>
          <table:table-cell table:formula="of:=TRUNC([.A1106])" office:value-type="float" office:value="43763" calcext:value-type="float">
            <text:p>43763</text:p>
          </table:table-cell>
          <table:table-cell table:style-name="ce12" table:formula="of:=[.B1106]-[.C1106]" office:value-type="date" office:date-value="1899-12-30T09:20:02.65957068186" calcext:value-type="date">
            <text:p>12/30/99 09:20 AM</text:p>
          </table:table-cell>
          <table:table-cell table:formula="of:=MOD([.E1105]-[.$E$2];[.$H$2])+1+[.$E$2]" office:value-type="float" office:value="244" calcext:value-type="float">
            <text:p>244</text:p>
          </table:table-cell>
          <table:table-cell table:formula="of:=MOD([.F1105]+1/[.$H$2];5)" office:value-type="float" office:value="3.38333333333329" calcext:value-type="float">
            <text:p>3,38333333333329</text:p>
          </table:table-cell>
          <table:table-cell table:formula="of:=IF([.F1106]&lt;0.000001;[.G1105]+2+1/[.$H$2];[.G1105]+1/[.$H$2])" office:value-type="float" office:value="18.3833333333336" calcext:value-type="float">
            <text:p>18,3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7]))" office:value-type="date" office:date-value="2019-10-25T09:43:40.539501" calcext:value-type="date">
            <text:p>2019-10-25 09:43:41</text:p>
          </table:table-cell>
          <table:table-cell table:style-name="ce7" table:formula="of:=[.A1107]" office:value-type="date" office:date-value="2019-10-25T09:43:40.539501" calcext:value-type="date">
            <text:p>2019-10-25 09:43:41</text:p>
          </table:table-cell>
          <table:table-cell table:formula="of:=TRUNC([.A1107])" office:value-type="float" office:value="43763" calcext:value-type="float">
            <text:p>43763</text:p>
          </table:table-cell>
          <table:table-cell table:style-name="ce12" table:formula="of:=[.B1107]-[.C1107]" office:value-type="date" office:date-value="1899-12-30T09:43:40.53950072732" calcext:value-type="date">
            <text:p>12/30/99 09:43 AM</text:p>
          </table:table-cell>
          <table:table-cell table:formula="of:=MOD([.E1106]-[.$E$2];[.$H$2])+1+[.$E$2]" office:value-type="float" office:value="245" calcext:value-type="float">
            <text:p>245</text:p>
          </table:table-cell>
          <table:table-cell table:formula="of:=MOD([.F1106]+1/[.$H$2];5)" office:value-type="float" office:value="3.39999999999996" calcext:value-type="float">
            <text:p>3,39999999999996</text:p>
          </table:table-cell>
          <table:table-cell table:formula="of:=IF([.F1107]&lt;0.000001;[.G1106]+2+1/[.$H$2];[.G1106]+1/[.$H$2])" office:value-type="float" office:value="18.4000000000002" calcext:value-type="float">
            <text:p>18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8]))" office:value-type="date" office:date-value="2019-10-25T09:27:47.842255" calcext:value-type="date">
            <text:p>2019-10-25 09:27:48</text:p>
          </table:table-cell>
          <table:table-cell table:style-name="ce7" table:formula="of:=[.A1108]" office:value-type="date" office:date-value="2019-10-25T09:27:47.842255" calcext:value-type="date">
            <text:p>2019-10-25 09:27:48</text:p>
          </table:table-cell>
          <table:table-cell table:formula="of:=TRUNC([.A1108])" office:value-type="float" office:value="43763" calcext:value-type="float">
            <text:p>43763</text:p>
          </table:table-cell>
          <table:table-cell table:style-name="ce12" table:formula="of:=[.B1108]-[.C1108]" office:value-type="date" office:date-value="1899-12-30T09:27:47.84225483425" calcext:value-type="date">
            <text:p>12/30/99 09:27 AM</text:p>
          </table:table-cell>
          <table:table-cell table:formula="of:=MOD([.E1107]-[.$E$2];[.$H$2])+1+[.$E$2]" office:value-type="float" office:value="246" calcext:value-type="float">
            <text:p>246</text:p>
          </table:table-cell>
          <table:table-cell table:formula="of:=MOD([.F1107]+1/[.$H$2];5)" office:value-type="float" office:value="3.41666666666662" calcext:value-type="float">
            <text:p>3,41666666666662</text:p>
          </table:table-cell>
          <table:table-cell table:formula="of:=IF([.F1108]&lt;0.000001;[.G1107]+2+1/[.$H$2];[.G1107]+1/[.$H$2])" office:value-type="float" office:value="18.4166666666669" calcext:value-type="float">
            <text:p>18,4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09]))" office:value-type="date" office:date-value="2019-10-25T09:23:51.040311" calcext:value-type="date">
            <text:p>2019-10-25 09:23:51</text:p>
          </table:table-cell>
          <table:table-cell table:style-name="ce7" table:formula="of:=[.A1109]" office:value-type="date" office:date-value="2019-10-25T09:23:51.040311" calcext:value-type="date">
            <text:p>2019-10-25 09:23:51</text:p>
          </table:table-cell>
          <table:table-cell table:formula="of:=TRUNC([.A1109])" office:value-type="float" office:value="43763" calcext:value-type="float">
            <text:p>43763</text:p>
          </table:table-cell>
          <table:table-cell table:style-name="ce12" table:formula="of:=[.B1109]-[.C1109]" office:value-type="date" office:date-value="1899-12-30T09:23:51.04031116236" calcext:value-type="date">
            <text:p>12/30/99 09:23 AM</text:p>
          </table:table-cell>
          <table:table-cell table:formula="of:=MOD([.E1108]-[.$E$2];[.$H$2])+1+[.$E$2]" office:value-type="float" office:value="247" calcext:value-type="float">
            <text:p>247</text:p>
          </table:table-cell>
          <table:table-cell table:formula="of:=MOD([.F1108]+1/[.$H$2];5)" office:value-type="float" office:value="3.43333333333329" calcext:value-type="float">
            <text:p>3,43333333333329</text:p>
          </table:table-cell>
          <table:table-cell table:formula="of:=IF([.F1109]&lt;0.000001;[.G1108]+2+1/[.$H$2];[.G1108]+1/[.$H$2])" office:value-type="float" office:value="18.4333333333336" calcext:value-type="float">
            <text:p>18,4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0]))" office:value-type="date" office:date-value="2019-10-25T08:53:00.173774" calcext:value-type="date">
            <text:p>2019-10-25 08:53:00</text:p>
          </table:table-cell>
          <table:table-cell table:style-name="ce7" table:formula="of:=[.A1110]" office:value-type="date" office:date-value="2019-10-25T08:53:00.173774" calcext:value-type="date">
            <text:p>2019-10-25 08:53:00</text:p>
          </table:table-cell>
          <table:table-cell table:formula="of:=TRUNC([.A1110])" office:value-type="float" office:value="43763" calcext:value-type="float">
            <text:p>43763</text:p>
          </table:table-cell>
          <table:table-cell table:style-name="ce12" table:formula="of:=[.B1110]-[.C1110]" office:value-type="date" office:date-value="1899-12-30T08:53:00.17377371434" calcext:value-type="date">
            <text:p>12/30/99 08:53 AM</text:p>
          </table:table-cell>
          <table:table-cell table:formula="of:=MOD([.E1109]-[.$E$2];[.$H$2])+1+[.$E$2]" office:value-type="float" office:value="248" calcext:value-type="float">
            <text:p>248</text:p>
          </table:table-cell>
          <table:table-cell table:formula="of:=MOD([.F1109]+1/[.$H$2];5)" office:value-type="float" office:value="3.44999999999996" calcext:value-type="float">
            <text:p>3,44999999999996</text:p>
          </table:table-cell>
          <table:table-cell table:formula="of:=IF([.F1110]&lt;0.000001;[.G1109]+2+1/[.$H$2];[.G1109]+1/[.$H$2])" office:value-type="float" office:value="18.4500000000002" calcext:value-type="float">
            <text:p>18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1]))" office:value-type="date" office:date-value="2019-10-25T09:24:26.707437" calcext:value-type="date">
            <text:p>2019-10-25 09:24:27</text:p>
          </table:table-cell>
          <table:table-cell table:style-name="ce7" table:formula="of:=[.A1111]" office:value-type="date" office:date-value="2019-10-25T09:24:26.707437" calcext:value-type="date">
            <text:p>2019-10-25 09:24:27</text:p>
          </table:table-cell>
          <table:table-cell table:formula="of:=TRUNC([.A1111])" office:value-type="float" office:value="43763" calcext:value-type="float">
            <text:p>43763</text:p>
          </table:table-cell>
          <table:table-cell table:style-name="ce12" table:formula="of:=[.B1111]-[.C1111]" office:value-type="date" office:date-value="1899-12-30T09:24:26.70743690338" calcext:value-type="date">
            <text:p>12/30/99 09:24 AM</text:p>
          </table:table-cell>
          <table:table-cell table:formula="of:=MOD([.E1110]-[.$E$2];[.$H$2])+1+[.$E$2]" office:value-type="float" office:value="249" calcext:value-type="float">
            <text:p>249</text:p>
          </table:table-cell>
          <table:table-cell table:formula="of:=MOD([.F1110]+1/[.$H$2];5)" office:value-type="float" office:value="3.46666666666662" calcext:value-type="float">
            <text:p>3,46666666666662</text:p>
          </table:table-cell>
          <table:table-cell table:formula="of:=IF([.F1111]&lt;0.000001;[.G1110]+2+1/[.$H$2];[.G1110]+1/[.$H$2])" office:value-type="float" office:value="18.4666666666669" calcext:value-type="float">
            <text:p>18,4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2]))" office:value-type="date" office:date-value="2019-10-25T09:47:23.522285" calcext:value-type="date">
            <text:p>2019-10-25 09:47:24</text:p>
          </table:table-cell>
          <table:table-cell table:style-name="ce7" table:formula="of:=[.A1112]" office:value-type="date" office:date-value="2019-10-25T09:47:23.522285" calcext:value-type="date">
            <text:p>2019-10-25 09:47:24</text:p>
          </table:table-cell>
          <table:table-cell table:formula="of:=TRUNC([.A1112])" office:value-type="float" office:value="43763" calcext:value-type="float">
            <text:p>43763</text:p>
          </table:table-cell>
          <table:table-cell table:style-name="ce12" table:formula="of:=[.B1112]-[.C1112]" office:value-type="date" office:date-value="1899-12-30T09:47:23.52228466887" calcext:value-type="date">
            <text:p>12/30/99 09:47 AM</text:p>
          </table:table-cell>
          <table:table-cell table:formula="of:=MOD([.E1111]-[.$E$2];[.$H$2])+1+[.$E$2]" office:value-type="float" office:value="250" calcext:value-type="float">
            <text:p>250</text:p>
          </table:table-cell>
          <table:table-cell table:formula="of:=MOD([.F1111]+1/[.$H$2];5)" office:value-type="float" office:value="3.48333333333329" calcext:value-type="float">
            <text:p>3,48333333333329</text:p>
          </table:table-cell>
          <table:table-cell table:formula="of:=IF([.F1112]&lt;0.000001;[.G1111]+2+1/[.$H$2];[.G1111]+1/[.$H$2])" office:value-type="float" office:value="18.4833333333336" calcext:value-type="float">
            <text:p>18,4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3]))" office:value-type="date" office:date-value="2019-10-25T09:49:09.107923" calcext:value-type="date">
            <text:p>2019-10-25 09:49:09</text:p>
          </table:table-cell>
          <table:table-cell table:style-name="ce7" table:formula="of:=[.A1113]" office:value-type="date" office:date-value="2019-10-25T09:49:09.107923" calcext:value-type="date">
            <text:p>2019-10-25 09:49:09</text:p>
          </table:table-cell>
          <table:table-cell table:formula="of:=TRUNC([.A1113])" office:value-type="float" office:value="43763" calcext:value-type="float">
            <text:p>43763</text:p>
          </table:table-cell>
          <table:table-cell table:style-name="ce12" table:formula="of:=[.B1113]-[.C1113]" office:value-type="date" office:date-value="1899-12-30T09:49:09.10792261362" calcext:value-type="date">
            <text:p>12/30/99 09:49 AM</text:p>
          </table:table-cell>
          <table:table-cell table:formula="of:=MOD([.E1112]-[.$E$2];[.$H$2])+1+[.$E$2]" office:value-type="float" office:value="251" calcext:value-type="float">
            <text:p>251</text:p>
          </table:table-cell>
          <table:table-cell table:formula="of:=MOD([.F1112]+1/[.$H$2];5)" office:value-type="float" office:value="3.49999999999996" calcext:value-type="float">
            <text:p>3,49999999999996</text:p>
          </table:table-cell>
          <table:table-cell table:formula="of:=IF([.F1113]&lt;0.000001;[.G1112]+2+1/[.$H$2];[.G1112]+1/[.$H$2])" office:value-type="float" office:value="18.5000000000002" calcext:value-type="float">
            <text:p>18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4]))" office:value-type="date" office:date-value="2019-10-25T09:20:55.125742" calcext:value-type="date">
            <text:p>2019-10-25 09:20:55</text:p>
          </table:table-cell>
          <table:table-cell table:style-name="ce7" table:formula="of:=[.A1114]" office:value-type="date" office:date-value="2019-10-25T09:20:55.125742" calcext:value-type="date">
            <text:p>2019-10-25 09:20:55</text:p>
          </table:table-cell>
          <table:table-cell table:formula="of:=TRUNC([.A1114])" office:value-type="float" office:value="43763" calcext:value-type="float">
            <text:p>43763</text:p>
          </table:table-cell>
          <table:table-cell table:style-name="ce12" table:formula="of:=[.B1114]-[.C1114]" office:value-type="date" office:date-value="1899-12-30T09:20:55.12574217282" calcext:value-type="date">
            <text:p>12/30/99 09:20 AM</text:p>
          </table:table-cell>
          <table:table-cell table:formula="of:=MOD([.E1113]-[.$E$2];[.$H$2])+1+[.$E$2]" office:value-type="float" office:value="252" calcext:value-type="float">
            <text:p>252</text:p>
          </table:table-cell>
          <table:table-cell table:formula="of:=MOD([.F1113]+1/[.$H$2];5)" office:value-type="float" office:value="3.51666666666662" calcext:value-type="float">
            <text:p>3,51666666666662</text:p>
          </table:table-cell>
          <table:table-cell table:formula="of:=IF([.F1114]&lt;0.000001;[.G1113]+2+1/[.$H$2];[.G1113]+1/[.$H$2])" office:value-type="float" office:value="18.5166666666669" calcext:value-type="float">
            <text:p>18,5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5]))" office:value-type="date" office:date-value="2019-10-25T09:19:47.437432" calcext:value-type="date">
            <text:p>2019-10-25 09:19:47</text:p>
          </table:table-cell>
          <table:table-cell table:style-name="ce7" table:formula="of:=[.A1115]" office:value-type="date" office:date-value="2019-10-25T09:19:47.437432" calcext:value-type="date">
            <text:p>2019-10-25 09:19:47</text:p>
          </table:table-cell>
          <table:table-cell table:formula="of:=TRUNC([.A1115])" office:value-type="float" office:value="43763" calcext:value-type="float">
            <text:p>43763</text:p>
          </table:table-cell>
          <table:table-cell table:style-name="ce12" table:formula="of:=[.B1115]-[.C1115]" office:value-type="date" office:date-value="1899-12-30T09:19:47.43743249215" calcext:value-type="date">
            <text:p>12/30/99 09:19 AM</text:p>
          </table:table-cell>
          <table:table-cell table:formula="of:=MOD([.E1114]-[.$E$2];[.$H$2])+1+[.$E$2]" office:value-type="float" office:value="253" calcext:value-type="float">
            <text:p>253</text:p>
          </table:table-cell>
          <table:table-cell table:formula="of:=MOD([.F1114]+1/[.$H$2];5)" office:value-type="float" office:value="3.53333333333329" calcext:value-type="float">
            <text:p>3,53333333333329</text:p>
          </table:table-cell>
          <table:table-cell table:formula="of:=IF([.F1115]&lt;0.000001;[.G1114]+2+1/[.$H$2];[.G1114]+1/[.$H$2])" office:value-type="float" office:value="18.5333333333336" calcext:value-type="float">
            <text:p>18,5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6]))" office:value-type="date" office:date-value="2019-10-25T09:40:27.531801" calcext:value-type="date">
            <text:p>2019-10-25 09:40:28</text:p>
          </table:table-cell>
          <table:table-cell table:style-name="ce7" table:formula="of:=[.A1116]" office:value-type="date" office:date-value="2019-10-25T09:40:27.531801" calcext:value-type="date">
            <text:p>2019-10-25 09:40:28</text:p>
          </table:table-cell>
          <table:table-cell table:formula="of:=TRUNC([.A1116])" office:value-type="float" office:value="43763" calcext:value-type="float">
            <text:p>43763</text:p>
          </table:table-cell>
          <table:table-cell table:style-name="ce12" table:formula="of:=[.B1116]-[.C1116]" office:value-type="date" office:date-value="1899-12-30T09:40:27.53180062864" calcext:value-type="date">
            <text:p>12/30/99 09:40 AM</text:p>
          </table:table-cell>
          <table:table-cell table:formula="of:=MOD([.E1115]-[.$E$2];[.$H$2])+1+[.$E$2]" office:value-type="float" office:value="254" calcext:value-type="float">
            <text:p>254</text:p>
          </table:table-cell>
          <table:table-cell table:formula="of:=MOD([.F1115]+1/[.$H$2];5)" office:value-type="float" office:value="3.54999999999995" calcext:value-type="float">
            <text:p>3,54999999999995</text:p>
          </table:table-cell>
          <table:table-cell table:formula="of:=IF([.F1116]&lt;0.000001;[.G1115]+2+1/[.$H$2];[.G1115]+1/[.$H$2])" office:value-type="float" office:value="18.5500000000002" calcext:value-type="float">
            <text:p>18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7]))" office:value-type="date" office:date-value="2019-10-25T09:27:56.131507" calcext:value-type="date">
            <text:p>2019-10-25 09:27:56</text:p>
          </table:table-cell>
          <table:table-cell table:style-name="ce7" table:formula="of:=[.A1117]" office:value-type="date" office:date-value="2019-10-25T09:27:56.131507" calcext:value-type="date">
            <text:p>2019-10-25 09:27:56</text:p>
          </table:table-cell>
          <table:table-cell table:formula="of:=TRUNC([.A1117])" office:value-type="float" office:value="43763" calcext:value-type="float">
            <text:p>43763</text:p>
          </table:table-cell>
          <table:table-cell table:style-name="ce12" table:formula="of:=[.B1117]-[.C1117]" office:value-type="date" office:date-value="1899-12-30T09:27:56.13150717225" calcext:value-type="date">
            <text:p>12/30/99 09:27 AM</text:p>
          </table:table-cell>
          <table:table-cell table:formula="of:=MOD([.E1116]-[.$E$2];[.$H$2])+1+[.$E$2]" office:value-type="float" office:value="255" calcext:value-type="float">
            <text:p>255</text:p>
          </table:table-cell>
          <table:table-cell table:formula="of:=MOD([.F1116]+1/[.$H$2];5)" office:value-type="float" office:value="3.56666666666662" calcext:value-type="float">
            <text:p>3,56666666666662</text:p>
          </table:table-cell>
          <table:table-cell table:formula="of:=IF([.F1117]&lt;0.000001;[.G1116]+2+1/[.$H$2];[.G1116]+1/[.$H$2])" office:value-type="float" office:value="18.5666666666669" calcext:value-type="float">
            <text:p>18,5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8]))" office:value-type="date" office:date-value="2019-10-25T09:39:14.641074" calcext:value-type="date">
            <text:p>2019-10-25 09:39:15</text:p>
          </table:table-cell>
          <table:table-cell table:style-name="ce7" table:formula="of:=[.A1118]" office:value-type="date" office:date-value="2019-10-25T09:39:14.641074" calcext:value-type="date">
            <text:p>2019-10-25 09:39:15</text:p>
          </table:table-cell>
          <table:table-cell table:formula="of:=TRUNC([.A1118])" office:value-type="float" office:value="43763" calcext:value-type="float">
            <text:p>43763</text:p>
          </table:table-cell>
          <table:table-cell table:style-name="ce12" table:formula="of:=[.B1118]-[.C1118]" office:value-type="date" office:date-value="1899-12-30T09:39:14.64107436128" calcext:value-type="date">
            <text:p>12/30/99 09:39 AM</text:p>
          </table:table-cell>
          <table:table-cell table:formula="of:=MOD([.E1117]-[.$E$2];[.$H$2])+1+[.$E$2]" office:value-type="float" office:value="256" calcext:value-type="float">
            <text:p>256</text:p>
          </table:table-cell>
          <table:table-cell table:formula="of:=MOD([.F1117]+1/[.$H$2];5)" office:value-type="float" office:value="3.58333333333329" calcext:value-type="float">
            <text:p>3,58333333333329</text:p>
          </table:table-cell>
          <table:table-cell table:formula="of:=IF([.F1118]&lt;0.000001;[.G1117]+2+1/[.$H$2];[.G1117]+1/[.$H$2])" office:value-type="float" office:value="18.5833333333336" calcext:value-type="float">
            <text:p>18,5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19]))" office:value-type="date" office:date-value="2019-10-25T09:41:06.270187" calcext:value-type="date">
            <text:p>2019-10-25 09:41:06</text:p>
          </table:table-cell>
          <table:table-cell table:style-name="ce7" table:formula="of:=[.A1119]" office:value-type="date" office:date-value="2019-10-25T09:41:06.270187" calcext:value-type="date">
            <text:p>2019-10-25 09:41:06</text:p>
          </table:table-cell>
          <table:table-cell table:formula="of:=TRUNC([.A1119])" office:value-type="float" office:value="43763" calcext:value-type="float">
            <text:p>43763</text:p>
          </table:table-cell>
          <table:table-cell table:style-name="ce12" table:formula="of:=[.B1119]-[.C1119]" office:value-type="date" office:date-value="1899-12-30T09:41:06.27018749714" calcext:value-type="date">
            <text:p>12/30/99 09:41 AM</text:p>
          </table:table-cell>
          <table:table-cell table:formula="of:=MOD([.E1118]-[.$E$2];[.$H$2])+1+[.$E$2]" office:value-type="float" office:value="257" calcext:value-type="float">
            <text:p>257</text:p>
          </table:table-cell>
          <table:table-cell table:formula="of:=MOD([.F1118]+1/[.$H$2];5)" office:value-type="float" office:value="3.59999999999995" calcext:value-type="float">
            <text:p>3,59999999999995</text:p>
          </table:table-cell>
          <table:table-cell table:formula="of:=IF([.F1119]&lt;0.000001;[.G1118]+2+1/[.$H$2];[.G1118]+1/[.$H$2])" office:value-type="float" office:value="18.6000000000002" calcext:value-type="float">
            <text:p>18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0]))" office:value-type="date" office:date-value="2019-10-25T10:05:50.103843" calcext:value-type="date">
            <text:p>2019-10-25 10:05:50</text:p>
          </table:table-cell>
          <table:table-cell table:style-name="ce7" table:formula="of:=[.A1120]" office:value-type="date" office:date-value="2019-10-25T10:05:50.103843" calcext:value-type="date">
            <text:p>2019-10-25 10:05:50</text:p>
          </table:table-cell>
          <table:table-cell table:formula="of:=TRUNC([.A1120])" office:value-type="float" office:value="43763" calcext:value-type="float">
            <text:p>43763</text:p>
          </table:table-cell>
          <table:table-cell table:style-name="ce12" table:formula="of:=[.B1120]-[.C1120]" office:value-type="date" office:date-value="1899-12-30T10:05:50.10384349152" calcext:value-type="date">
            <text:p>12/30/99 10:05 AM</text:p>
          </table:table-cell>
          <table:table-cell table:formula="of:=MOD([.E1119]-[.$E$2];[.$H$2])+1+[.$E$2]" office:value-type="float" office:value="258" calcext:value-type="float">
            <text:p>258</text:p>
          </table:table-cell>
          <table:table-cell table:formula="of:=MOD([.F1119]+1/[.$H$2];5)" office:value-type="float" office:value="3.61666666666662" calcext:value-type="float">
            <text:p>3,61666666666662</text:p>
          </table:table-cell>
          <table:table-cell table:formula="of:=IF([.F1120]&lt;0.000001;[.G1119]+2+1/[.$H$2];[.G1119]+1/[.$H$2])" office:value-type="float" office:value="18.6166666666669" calcext:value-type="float">
            <text:p>18,6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1]))" office:value-type="date" office:date-value="2019-10-25T09:47:40.774971" calcext:value-type="date">
            <text:p>2019-10-25 09:47:41</text:p>
          </table:table-cell>
          <table:table-cell table:style-name="ce7" table:formula="of:=[.A1121]" office:value-type="date" office:date-value="2019-10-25T09:47:40.774971" calcext:value-type="date">
            <text:p>2019-10-25 09:47:41</text:p>
          </table:table-cell>
          <table:table-cell table:formula="of:=TRUNC([.A1121])" office:value-type="float" office:value="43763" calcext:value-type="float">
            <text:p>43763</text:p>
          </table:table-cell>
          <table:table-cell table:style-name="ce12" table:formula="of:=[.B1121]-[.C1121]" office:value-type="date" office:date-value="1899-12-30T09:47:40.77497096267" calcext:value-type="date">
            <text:p>12/30/99 09:47 AM</text:p>
          </table:table-cell>
          <table:table-cell table:formula="of:=MOD([.E1120]-[.$E$2];[.$H$2])+1+[.$E$2]" office:value-type="float" office:value="259" calcext:value-type="float">
            <text:p>259</text:p>
          </table:table-cell>
          <table:table-cell table:formula="of:=MOD([.F1120]+1/[.$H$2];5)" office:value-type="float" office:value="3.63333333333329" calcext:value-type="float">
            <text:p>3,63333333333329</text:p>
          </table:table-cell>
          <table:table-cell table:formula="of:=IF([.F1121]&lt;0.000001;[.G1120]+2+1/[.$H$2];[.G1120]+1/[.$H$2])" office:value-type="float" office:value="18.6333333333336" calcext:value-type="float">
            <text:p>18,6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2]))" office:value-type="date" office:date-value="2019-10-25T09:39:59.317155" calcext:value-type="date">
            <text:p>2019-10-25 09:39:59</text:p>
          </table:table-cell>
          <table:table-cell table:style-name="ce7" table:formula="of:=[.A1122]" office:value-type="date" office:date-value="2019-10-25T09:39:59.317155" calcext:value-type="date">
            <text:p>2019-10-25 09:39:59</text:p>
          </table:table-cell>
          <table:table-cell table:formula="of:=TRUNC([.A1122])" office:value-type="float" office:value="43763" calcext:value-type="float">
            <text:p>43763</text:p>
          </table:table-cell>
          <table:table-cell table:style-name="ce12" table:formula="of:=[.B1122]-[.C1122]" office:value-type="date" office:date-value="1899-12-30T09:39:59.31715470739" calcext:value-type="date">
            <text:p>12/30/99 09:39 AM</text:p>
          </table:table-cell>
          <table:table-cell table:formula="of:=MOD([.E1121]-[.$E$2];[.$H$2])+1+[.$E$2]" office:value-type="float" office:value="260" calcext:value-type="float">
            <text:p>260</text:p>
          </table:table-cell>
          <table:table-cell table:formula="of:=MOD([.F1121]+1/[.$H$2];5)" office:value-type="float" office:value="3.64999999999995" calcext:value-type="float">
            <text:p>3,64999999999995</text:p>
          </table:table-cell>
          <table:table-cell table:formula="of:=IF([.F1122]&lt;0.000001;[.G1121]+2+1/[.$H$2];[.G1121]+1/[.$H$2])" office:value-type="float" office:value="18.6500000000002" calcext:value-type="float">
            <text:p>18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3]))" office:value-type="date" office:date-value="2019-10-25T09:23:21.829901" calcext:value-type="date">
            <text:p>2019-10-25 09:23:22</text:p>
          </table:table-cell>
          <table:table-cell table:style-name="ce7" table:formula="of:=[.A1123]" office:value-type="date" office:date-value="2019-10-25T09:23:21.829901" calcext:value-type="date">
            <text:p>2019-10-25 09:23:22</text:p>
          </table:table-cell>
          <table:table-cell table:formula="of:=TRUNC([.A1123])" office:value-type="float" office:value="43763" calcext:value-type="float">
            <text:p>43763</text:p>
          </table:table-cell>
          <table:table-cell table:style-name="ce12" table:formula="of:=[.B1123]-[.C1123]" office:value-type="date" office:date-value="1899-12-30T09:23:21.82990080211" calcext:value-type="date">
            <text:p>12/30/99 09:23 AM</text:p>
          </table:table-cell>
          <table:table-cell table:formula="of:=MOD([.E1122]-[.$E$2];[.$H$2])+1+[.$E$2]" office:value-type="float" office:value="261" calcext:value-type="float">
            <text:p>261</text:p>
          </table:table-cell>
          <table:table-cell table:formula="of:=MOD([.F1122]+1/[.$H$2];5)" office:value-type="float" office:value="3.66666666666662" calcext:value-type="float">
            <text:p>3,66666666666662</text:p>
          </table:table-cell>
          <table:table-cell table:formula="of:=IF([.F1123]&lt;0.000001;[.G1122]+2+1/[.$H$2];[.G1122]+1/[.$H$2])" office:value-type="float" office:value="18.6666666666669" calcext:value-type="float">
            <text:p>18,6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4]))" office:value-type="date" office:date-value="2019-10-25T09:09:21.083349" calcext:value-type="date">
            <text:p>2019-10-25 09:09:21</text:p>
          </table:table-cell>
          <table:table-cell table:style-name="ce7" table:formula="of:=[.A1124]" office:value-type="date" office:date-value="2019-10-25T09:09:21.083349" calcext:value-type="date">
            <text:p>2019-10-25 09:09:21</text:p>
          </table:table-cell>
          <table:table-cell table:formula="of:=TRUNC([.A1124])" office:value-type="float" office:value="43763" calcext:value-type="float">
            <text:p>43763</text:p>
          </table:table-cell>
          <table:table-cell table:style-name="ce12" table:formula="of:=[.B1124]-[.C1124]" office:value-type="date" office:date-value="1899-12-30T09:09:21.08334898017" calcext:value-type="date">
            <text:p>12/30/99 09:09 AM</text:p>
          </table:table-cell>
          <table:table-cell table:formula="of:=MOD([.E1123]-[.$E$2];[.$H$2])+1+[.$E$2]" office:value-type="float" office:value="262" calcext:value-type="float">
            <text:p>262</text:p>
          </table:table-cell>
          <table:table-cell table:formula="of:=MOD([.F1123]+1/[.$H$2];5)" office:value-type="float" office:value="3.68333333333329" calcext:value-type="float">
            <text:p>3,68333333333329</text:p>
          </table:table-cell>
          <table:table-cell table:formula="of:=IF([.F1124]&lt;0.000001;[.G1123]+2+1/[.$H$2];[.G1123]+1/[.$H$2])" office:value-type="float" office:value="18.6833333333336" calcext:value-type="float">
            <text:p>18,68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5]))" office:value-type="date" office:date-value="2019-10-25T09:16:51.42898" calcext:value-type="date">
            <text:p>2019-10-25 09:16:51</text:p>
          </table:table-cell>
          <table:table-cell table:style-name="ce7" table:formula="of:=[.A1125]" office:value-type="date" office:date-value="2019-10-25T09:16:51.42898" calcext:value-type="date">
            <text:p>2019-10-25 09:16:51</text:p>
          </table:table-cell>
          <table:table-cell table:formula="of:=TRUNC([.A1125])" office:value-type="float" office:value="43763" calcext:value-type="float">
            <text:p>43763</text:p>
          </table:table-cell>
          <table:table-cell table:style-name="ce12" table:formula="of:=[.B1125]-[.C1125]" office:value-type="date" office:date-value="1899-12-30T09:16:51.42898011021" calcext:value-type="date">
            <text:p>12/30/99 09:16 AM</text:p>
          </table:table-cell>
          <table:table-cell table:formula="of:=MOD([.E1124]-[.$E$2];[.$H$2])+1+[.$E$2]" office:value-type="float" office:value="263" calcext:value-type="float">
            <text:p>263</text:p>
          </table:table-cell>
          <table:table-cell table:formula="of:=MOD([.F1124]+1/[.$H$2];5)" office:value-type="float" office:value="3.69999999999995" calcext:value-type="float">
            <text:p>3,69999999999995</text:p>
          </table:table-cell>
          <table:table-cell table:formula="of:=IF([.F1125]&lt;0.000001;[.G1124]+2+1/[.$H$2];[.G1124]+1/[.$H$2])" office:value-type="float" office:value="18.7000000000002" calcext:value-type="float">
            <text:p>18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6]))" office:value-type="date" office:date-value="2019-10-25T09:24:26.573836" calcext:value-type="date">
            <text:p>2019-10-25 09:24:27</text:p>
          </table:table-cell>
          <table:table-cell table:style-name="ce7" table:formula="of:=[.A1126]" office:value-type="date" office:date-value="2019-10-25T09:24:26.573836" calcext:value-type="date">
            <text:p>2019-10-25 09:24:27</text:p>
          </table:table-cell>
          <table:table-cell table:formula="of:=TRUNC([.A1126])" office:value-type="float" office:value="43763" calcext:value-type="float">
            <text:p>43763</text:p>
          </table:table-cell>
          <table:table-cell table:style-name="ce12" table:formula="of:=[.B1126]-[.C1126]" office:value-type="date" office:date-value="1899-12-30T09:24:26.5738358628" calcext:value-type="date">
            <text:p>12/30/99 09:24 AM</text:p>
          </table:table-cell>
          <table:table-cell table:formula="of:=MOD([.E1125]-[.$E$2];[.$H$2])+1+[.$E$2]" office:value-type="float" office:value="264" calcext:value-type="float">
            <text:p>264</text:p>
          </table:table-cell>
          <table:table-cell table:formula="of:=MOD([.F1125]+1/[.$H$2];5)" office:value-type="float" office:value="3.71666666666662" calcext:value-type="float">
            <text:p>3,71666666666662</text:p>
          </table:table-cell>
          <table:table-cell table:formula="of:=IF([.F1126]&lt;0.000001;[.G1125]+2+1/[.$H$2];[.G1125]+1/[.$H$2])" office:value-type="float" office:value="18.7166666666669" calcext:value-type="float">
            <text:p>18,7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7]))" office:value-type="date" office:date-value="2019-10-25T09:32:24.858441" calcext:value-type="date">
            <text:p>2019-10-25 09:32:25</text:p>
          </table:table-cell>
          <table:table-cell table:style-name="ce7" table:formula="of:=[.A1127]" office:value-type="date" office:date-value="2019-10-25T09:32:24.858441" calcext:value-type="date">
            <text:p>2019-10-25 09:32:25</text:p>
          </table:table-cell>
          <table:table-cell table:formula="of:=TRUNC([.A1127])" office:value-type="float" office:value="43763" calcext:value-type="float">
            <text:p>43763</text:p>
          </table:table-cell>
          <table:table-cell table:style-name="ce12" table:formula="of:=[.B1127]-[.C1127]" office:value-type="date" office:date-value="1899-12-30T09:32:24.85844050068" calcext:value-type="date">
            <text:p>12/30/99 09:32 AM</text:p>
          </table:table-cell>
          <table:table-cell table:formula="of:=MOD([.E1126]-[.$E$2];[.$H$2])+1+[.$E$2]" office:value-type="float" office:value="265" calcext:value-type="float">
            <text:p>265</text:p>
          </table:table-cell>
          <table:table-cell table:formula="of:=MOD([.F1126]+1/[.$H$2];5)" office:value-type="float" office:value="3.73333333333329" calcext:value-type="float">
            <text:p>3,73333333333329</text:p>
          </table:table-cell>
          <table:table-cell table:formula="of:=IF([.F1127]&lt;0.000001;[.G1126]+2+1/[.$H$2];[.G1126]+1/[.$H$2])" office:value-type="float" office:value="18.7333333333336" calcext:value-type="float">
            <text:p>18,7333333333336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8]))" office:value-type="date" office:date-value="2019-10-25T09:41:34.718196" calcext:value-type="date">
            <text:p>2019-10-25 09:41:35</text:p>
          </table:table-cell>
          <table:table-cell table:style-name="ce7" table:formula="of:=[.A1128]" office:value-type="date" office:date-value="2019-10-25T09:41:34.718196" calcext:value-type="date">
            <text:p>2019-10-25 09:41:35</text:p>
          </table:table-cell>
          <table:table-cell table:formula="of:=TRUNC([.A1128])" office:value-type="float" office:value="43763" calcext:value-type="float">
            <text:p>43763</text:p>
          </table:table-cell>
          <table:table-cell table:style-name="ce12" table:formula="of:=[.B1128]-[.C1128]" office:value-type="date" office:date-value="1899-12-30T09:41:34.71819628961" calcext:value-type="date">
            <text:p>12/30/99 09:41 AM</text:p>
          </table:table-cell>
          <table:table-cell table:formula="of:=MOD([.E1127]-[.$E$2];[.$H$2])+1+[.$E$2]" office:value-type="float" office:value="266" calcext:value-type="float">
            <text:p>266</text:p>
          </table:table-cell>
          <table:table-cell table:formula="of:=MOD([.F1127]+1/[.$H$2];5)" office:value-type="float" office:value="3.74999999999995" calcext:value-type="float">
            <text:p>3,74999999999995</text:p>
          </table:table-cell>
          <table:table-cell table:formula="of:=IF([.F1128]&lt;0.000001;[.G1127]+2+1/[.$H$2];[.G1127]+1/[.$H$2])" office:value-type="float" office:value="18.7500000000002" calcext:value-type="float">
            <text:p>18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29]))" office:value-type="date" office:date-value="2019-10-25T09:36:05.277038" calcext:value-type="date">
            <text:p>2019-10-25 09:36:05</text:p>
          </table:table-cell>
          <table:table-cell table:style-name="ce7" table:formula="of:=[.A1129]" office:value-type="date" office:date-value="2019-10-25T09:36:05.277038" calcext:value-type="date">
            <text:p>2019-10-25 09:36:05</text:p>
          </table:table-cell>
          <table:table-cell table:formula="of:=TRUNC([.A1129])" office:value-type="float" office:value="43763" calcext:value-type="float">
            <text:p>43763</text:p>
          </table:table-cell>
          <table:table-cell table:style-name="ce12" table:formula="of:=[.B1129]-[.C1129]" office:value-type="date" office:date-value="1899-12-30T09:36:05.27703786269" calcext:value-type="date">
            <text:p>12/30/99 09:36 AM</text:p>
          </table:table-cell>
          <table:table-cell table:formula="of:=MOD([.E1128]-[.$E$2];[.$H$2])+1+[.$E$2]" office:value-type="float" office:value="267" calcext:value-type="float">
            <text:p>267</text:p>
          </table:table-cell>
          <table:table-cell table:formula="of:=MOD([.F1128]+1/[.$H$2];5)" office:value-type="float" office:value="3.76666666666662" calcext:value-type="float">
            <text:p>3,76666666666662</text:p>
          </table:table-cell>
          <table:table-cell table:formula="of:=IF([.F1129]&lt;0.000001;[.G1128]+2+1/[.$H$2];[.G1128]+1/[.$H$2])" office:value-type="float" office:value="18.7666666666669" calcext:value-type="float">
            <text:p>18,7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0]))" office:value-type="date" office:date-value="2019-10-25T09:35:46.052305" calcext:value-type="date">
            <text:p>2019-10-25 09:35:46</text:p>
          </table:table-cell>
          <table:table-cell table:style-name="ce7" table:formula="of:=[.A1130]" office:value-type="date" office:date-value="2019-10-25T09:35:46.052305" calcext:value-type="date">
            <text:p>2019-10-25 09:35:46</text:p>
          </table:table-cell>
          <table:table-cell table:formula="of:=TRUNC([.A1130])" office:value-type="float" office:value="43763" calcext:value-type="float">
            <text:p>43763</text:p>
          </table:table-cell>
          <table:table-cell table:style-name="ce12" table:formula="of:=[.B1130]-[.C1130]" office:value-type="date" office:date-value="1899-12-30T09:35:46.05230495799" calcext:value-type="date">
            <text:p>12/30/99 09:35 AM</text:p>
          </table:table-cell>
          <table:table-cell table:formula="of:=MOD([.E1129]-[.$E$2];[.$H$2])+1+[.$E$2]" office:value-type="float" office:value="268" calcext:value-type="float">
            <text:p>268</text:p>
          </table:table-cell>
          <table:table-cell table:formula="of:=MOD([.F1129]+1/[.$H$2];5)" office:value-type="float" office:value="3.78333333333329" calcext:value-type="float">
            <text:p>3,78333333333329</text:p>
          </table:table-cell>
          <table:table-cell table:formula="of:=IF([.F1130]&lt;0.000001;[.G1129]+2+1/[.$H$2];[.G1129]+1/[.$H$2])" office:value-type="float" office:value="18.7833333333335" calcext:value-type="float">
            <text:p>18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1]))" office:value-type="date" office:date-value="2019-10-25T09:55:24.017439" calcext:value-type="date">
            <text:p>2019-10-25 09:55:24</text:p>
          </table:table-cell>
          <table:table-cell table:style-name="ce7" table:formula="of:=[.A1131]" office:value-type="date" office:date-value="2019-10-25T09:55:24.017439" calcext:value-type="date">
            <text:p>2019-10-25 09:55:24</text:p>
          </table:table-cell>
          <table:table-cell table:formula="of:=TRUNC([.A1131])" office:value-type="float" office:value="43763" calcext:value-type="float">
            <text:p>43763</text:p>
          </table:table-cell>
          <table:table-cell table:style-name="ce12" table:formula="of:=[.B1131]-[.C1131]" office:value-type="date" office:date-value="1899-12-30T09:55:24.01743920054" calcext:value-type="date">
            <text:p>12/30/99 09:55 AM</text:p>
          </table:table-cell>
          <table:table-cell table:formula="of:=MOD([.E1130]-[.$E$2];[.$H$2])+1+[.$E$2]" office:value-type="float" office:value="269" calcext:value-type="float">
            <text:p>269</text:p>
          </table:table-cell>
          <table:table-cell table:formula="of:=MOD([.F1130]+1/[.$H$2];5)" office:value-type="float" office:value="3.79999999999995" calcext:value-type="float">
            <text:p>3,79999999999995</text:p>
          </table:table-cell>
          <table:table-cell table:formula="of:=IF([.F1131]&lt;0.000001;[.G1130]+2+1/[.$H$2];[.G1130]+1/[.$H$2])" office:value-type="float" office:value="18.8000000000002" calcext:value-type="float">
            <text:p>18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2]))" office:value-type="date" office:date-value="2019-10-25T09:41:49.613374" calcext:value-type="date">
            <text:p>2019-10-25 09:41:50</text:p>
          </table:table-cell>
          <table:table-cell table:style-name="ce7" table:formula="of:=[.A1132]" office:value-type="date" office:date-value="2019-10-25T09:41:49.613374" calcext:value-type="date">
            <text:p>2019-10-25 09:41:50</text:p>
          </table:table-cell>
          <table:table-cell table:formula="of:=TRUNC([.A1132])" office:value-type="float" office:value="43763" calcext:value-type="float">
            <text:p>43763</text:p>
          </table:table-cell>
          <table:table-cell table:style-name="ce12" table:formula="of:=[.B1132]-[.C1132]" office:value-type="date" office:date-value="1899-12-30T09:41:49.6133736195" calcext:value-type="date">
            <text:p>12/30/99 09:41 AM</text:p>
          </table:table-cell>
          <table:table-cell table:formula="of:=MOD([.E1131]-[.$E$2];[.$H$2])+1+[.$E$2]" office:value-type="float" office:value="270" calcext:value-type="float">
            <text:p>270</text:p>
          </table:table-cell>
          <table:table-cell table:formula="of:=MOD([.F1131]+1/[.$H$2];5)" office:value-type="float" office:value="3.81666666666662" calcext:value-type="float">
            <text:p>3,81666666666662</text:p>
          </table:table-cell>
          <table:table-cell table:formula="of:=IF([.F1132]&lt;0.000001;[.G1131]+2+1/[.$H$2];[.G1131]+1/[.$H$2])" office:value-type="float" office:value="18.8166666666669" calcext:value-type="float">
            <text:p>18,8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3]))" office:value-type="date" office:date-value="2019-10-25T10:00:17.38406" calcext:value-type="date">
            <text:p>2019-10-25 10:00:17</text:p>
          </table:table-cell>
          <table:table-cell table:style-name="ce7" table:formula="of:=[.A1133]" office:value-type="date" office:date-value="2019-10-25T10:00:17.38406" calcext:value-type="date">
            <text:p>2019-10-25 10:00:17</text:p>
          </table:table-cell>
          <table:table-cell table:formula="of:=TRUNC([.A1133])" office:value-type="float" office:value="43763" calcext:value-type="float">
            <text:p>43763</text:p>
          </table:table-cell>
          <table:table-cell table:style-name="ce12" table:formula="of:=[.B1133]-[.C1133]" office:value-type="date" office:date-value="1899-12-30T10:00:17.38405984361" calcext:value-type="date">
            <text:p>12/30/99 10:00 AM</text:p>
          </table:table-cell>
          <table:table-cell table:formula="of:=MOD([.E1132]-[.$E$2];[.$H$2])+1+[.$E$2]" office:value-type="float" office:value="271" calcext:value-type="float">
            <text:p>271</text:p>
          </table:table-cell>
          <table:table-cell table:formula="of:=MOD([.F1132]+1/[.$H$2];5)" office:value-type="float" office:value="3.83333333333329" calcext:value-type="float">
            <text:p>3,83333333333329</text:p>
          </table:table-cell>
          <table:table-cell table:formula="of:=IF([.F1133]&lt;0.000001;[.G1132]+2+1/[.$H$2];[.G1132]+1/[.$H$2])" office:value-type="float" office:value="18.8333333333335" calcext:value-type="float">
            <text:p>18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4]))" office:value-type="date" office:date-value="2019-10-25T09:33:07.465287" calcext:value-type="date">
            <text:p>2019-10-25 09:33:07</text:p>
          </table:table-cell>
          <table:table-cell table:style-name="ce7" table:formula="of:=[.A1134]" office:value-type="date" office:date-value="2019-10-25T09:33:07.465287" calcext:value-type="date">
            <text:p>2019-10-25 09:33:07</text:p>
          </table:table-cell>
          <table:table-cell table:formula="of:=TRUNC([.A1134])" office:value-type="float" office:value="43763" calcext:value-type="float">
            <text:p>43763</text:p>
          </table:table-cell>
          <table:table-cell table:style-name="ce12" table:formula="of:=[.B1134]-[.C1134]" office:value-type="date" office:date-value="1899-12-30T09:33:07.46528669726" calcext:value-type="date">
            <text:p>12/30/99 09:33 AM</text:p>
          </table:table-cell>
          <table:table-cell table:formula="of:=MOD([.E1133]-[.$E$2];[.$H$2])+1+[.$E$2]" office:value-type="float" office:value="272" calcext:value-type="float">
            <text:p>272</text:p>
          </table:table-cell>
          <table:table-cell table:formula="of:=MOD([.F1133]+1/[.$H$2];5)" office:value-type="float" office:value="3.84999999999995" calcext:value-type="float">
            <text:p>3,84999999999995</text:p>
          </table:table-cell>
          <table:table-cell table:formula="of:=IF([.F1134]&lt;0.000001;[.G1133]+2+1/[.$H$2];[.G1133]+1/[.$H$2])" office:value-type="float" office:value="18.8500000000002" calcext:value-type="float">
            <text:p>18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5]))" office:value-type="date" office:date-value="2019-10-25T09:42:29.751739" calcext:value-type="date">
            <text:p>2019-10-25 09:42:30</text:p>
          </table:table-cell>
          <table:table-cell table:style-name="ce7" table:formula="of:=[.A1135]" office:value-type="date" office:date-value="2019-10-25T09:42:29.751739" calcext:value-type="date">
            <text:p>2019-10-25 09:42:30</text:p>
          </table:table-cell>
          <table:table-cell table:formula="of:=TRUNC([.A1135])" office:value-type="float" office:value="43763" calcext:value-type="float">
            <text:p>43763</text:p>
          </table:table-cell>
          <table:table-cell table:style-name="ce12" table:formula="of:=[.B1135]-[.C1135]" office:value-type="date" office:date-value="1899-12-30T09:42:29.75173906423" calcext:value-type="date">
            <text:p>12/30/99 09:42 AM</text:p>
          </table:table-cell>
          <table:table-cell table:formula="of:=MOD([.E1134]-[.$E$2];[.$H$2])+1+[.$E$2]" office:value-type="float" office:value="273" calcext:value-type="float">
            <text:p>273</text:p>
          </table:table-cell>
          <table:table-cell table:formula="of:=MOD([.F1134]+1/[.$H$2];5)" office:value-type="float" office:value="3.86666666666662" calcext:value-type="float">
            <text:p>3,86666666666662</text:p>
          </table:table-cell>
          <table:table-cell table:formula="of:=IF([.F1135]&lt;0.000001;[.G1134]+2+1/[.$H$2];[.G1134]+1/[.$H$2])" office:value-type="float" office:value="18.8666666666669" calcext:value-type="float">
            <text:p>18,8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6]))" office:value-type="date" office:date-value="2019-10-25T09:33:41.132941" calcext:value-type="date">
            <text:p>2019-10-25 09:33:41</text:p>
          </table:table-cell>
          <table:table-cell table:style-name="ce7" table:formula="of:=[.A1136]" office:value-type="date" office:date-value="2019-10-25T09:33:41.132941" calcext:value-type="date">
            <text:p>2019-10-25 09:33:41</text:p>
          </table:table-cell>
          <table:table-cell table:formula="of:=TRUNC([.A1136])" office:value-type="float" office:value="43763" calcext:value-type="float">
            <text:p>43763</text:p>
          </table:table-cell>
          <table:table-cell table:style-name="ce12" table:formula="of:=[.B1136]-[.C1136]" office:value-type="date" office:date-value="1899-12-30T09:33:41.1329406593" calcext:value-type="date">
            <text:p>12/30/99 09:33 AM</text:p>
          </table:table-cell>
          <table:table-cell table:formula="of:=MOD([.E1135]-[.$E$2];[.$H$2])+1+[.$E$2]" office:value-type="float" office:value="274" calcext:value-type="float">
            <text:p>274</text:p>
          </table:table-cell>
          <table:table-cell table:formula="of:=MOD([.F1135]+1/[.$H$2];5)" office:value-type="float" office:value="3.88333333333329" calcext:value-type="float">
            <text:p>3,88333333333329</text:p>
          </table:table-cell>
          <table:table-cell table:formula="of:=IF([.F1136]&lt;0.000001;[.G1135]+2+1/[.$H$2];[.G1135]+1/[.$H$2])" office:value-type="float" office:value="18.8833333333335" calcext:value-type="float">
            <text:p>18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7]))" office:value-type="date" office:date-value="2019-10-25T09:19:09.703023" calcext:value-type="date">
            <text:p>2019-10-25 09:19:10</text:p>
          </table:table-cell>
          <table:table-cell table:style-name="ce7" table:formula="of:=[.A1137]" office:value-type="date" office:date-value="2019-10-25T09:19:09.703023" calcext:value-type="date">
            <text:p>2019-10-25 09:19:10</text:p>
          </table:table-cell>
          <table:table-cell table:formula="of:=TRUNC([.A1137])" office:value-type="float" office:value="43763" calcext:value-type="float">
            <text:p>43763</text:p>
          </table:table-cell>
          <table:table-cell table:style-name="ce12" table:formula="of:=[.B1137]-[.C1137]" office:value-type="date" office:date-value="1899-12-30T09:19:09.70302265137" calcext:value-type="date">
            <text:p>12/30/99 09:19 AM</text:p>
          </table:table-cell>
          <table:table-cell table:formula="of:=MOD([.E1136]-[.$E$2];[.$H$2])+1+[.$E$2]" office:value-type="float" office:value="275" calcext:value-type="float">
            <text:p>275</text:p>
          </table:table-cell>
          <table:table-cell table:formula="of:=MOD([.F1136]+1/[.$H$2];5)" office:value-type="float" office:value="3.89999999999995" calcext:value-type="float">
            <text:p>3,89999999999995</text:p>
          </table:table-cell>
          <table:table-cell table:formula="of:=IF([.F1137]&lt;0.000001;[.G1136]+2+1/[.$H$2];[.G1136]+1/[.$H$2])" office:value-type="float" office:value="18.9000000000002" calcext:value-type="float">
            <text:p>18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8]))" office:value-type="date" office:date-value="2019-10-25T09:56:38.843006" calcext:value-type="date">
            <text:p>2019-10-25 09:56:39</text:p>
          </table:table-cell>
          <table:table-cell table:style-name="ce7" table:formula="of:=[.A1138]" office:value-type="date" office:date-value="2019-10-25T09:56:38.843006" calcext:value-type="date">
            <text:p>2019-10-25 09:56:39</text:p>
          </table:table-cell>
          <table:table-cell table:formula="of:=TRUNC([.A1138])" office:value-type="float" office:value="43763" calcext:value-type="float">
            <text:p>43763</text:p>
          </table:table-cell>
          <table:table-cell table:style-name="ce12" table:formula="of:=[.B1138]-[.C1138]" office:value-type="date" office:date-value="1899-12-30T09:56:38.843006487" calcext:value-type="date">
            <text:p>12/30/99 09:56 AM</text:p>
          </table:table-cell>
          <table:table-cell table:formula="of:=MOD([.E1137]-[.$E$2];[.$H$2])+1+[.$E$2]" office:value-type="float" office:value="276" calcext:value-type="float">
            <text:p>276</text:p>
          </table:table-cell>
          <table:table-cell table:formula="of:=MOD([.F1137]+1/[.$H$2];5)" office:value-type="float" office:value="3.91666666666662" calcext:value-type="float">
            <text:p>3,91666666666662</text:p>
          </table:table-cell>
          <table:table-cell table:formula="of:=IF([.F1138]&lt;0.000001;[.G1137]+2+1/[.$H$2];[.G1137]+1/[.$H$2])" office:value-type="float" office:value="18.9166666666669" calcext:value-type="float">
            <text:p>18,9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39]))" office:value-type="date" office:date-value="2019-10-25T09:18:17.297411" calcext:value-type="date">
            <text:p>2019-10-25 09:18:17</text:p>
          </table:table-cell>
          <table:table-cell table:style-name="ce7" table:formula="of:=[.A1139]" office:value-type="date" office:date-value="2019-10-25T09:18:17.297411" calcext:value-type="date">
            <text:p>2019-10-25 09:18:17</text:p>
          </table:table-cell>
          <table:table-cell table:formula="of:=TRUNC([.A1139])" office:value-type="float" office:value="43763" calcext:value-type="float">
            <text:p>43763</text:p>
          </table:table-cell>
          <table:table-cell table:style-name="ce12" table:formula="of:=[.B1139]-[.C1139]" office:value-type="date" office:date-value="1899-12-30T09:18:17.29741145857" calcext:value-type="date">
            <text:p>12/30/99 09:18 AM</text:p>
          </table:table-cell>
          <table:table-cell table:formula="of:=MOD([.E1138]-[.$E$2];[.$H$2])+1+[.$E$2]" office:value-type="float" office:value="277" calcext:value-type="float">
            <text:p>277</text:p>
          </table:table-cell>
          <table:table-cell table:formula="of:=MOD([.F1138]+1/[.$H$2];5)" office:value-type="float" office:value="3.93333333333329" calcext:value-type="float">
            <text:p>3,93333333333329</text:p>
          </table:table-cell>
          <table:table-cell table:formula="of:=IF([.F1139]&lt;0.000001;[.G1138]+2+1/[.$H$2];[.G1138]+1/[.$H$2])" office:value-type="float" office:value="18.9333333333335" calcext:value-type="float">
            <text:p>18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0]))" office:value-type="date" office:date-value="2019-10-25T09:10:00.99942" calcext:value-type="date">
            <text:p>2019-10-25 09:10:01</text:p>
          </table:table-cell>
          <table:table-cell table:style-name="ce7" table:formula="of:=[.A1140]" office:value-type="date" office:date-value="2019-10-25T09:10:00.99942" calcext:value-type="date">
            <text:p>2019-10-25 09:10:01</text:p>
          </table:table-cell>
          <table:table-cell table:formula="of:=TRUNC([.A1140])" office:value-type="float" office:value="43763" calcext:value-type="float">
            <text:p>43763</text:p>
          </table:table-cell>
          <table:table-cell table:style-name="ce12" table:formula="of:=[.B1140]-[.C1140]" office:value-type="date" office:date-value="1899-12-30T09:10:00.99942006636" calcext:value-type="date">
            <text:p>12/30/99 09:10 AM</text:p>
          </table:table-cell>
          <table:table-cell table:formula="of:=MOD([.E1139]-[.$E$2];[.$H$2])+1+[.$E$2]" office:value-type="float" office:value="278" calcext:value-type="float">
            <text:p>278</text:p>
          </table:table-cell>
          <table:table-cell table:formula="of:=MOD([.F1139]+1/[.$H$2];5)" office:value-type="float" office:value="3.94999999999995" calcext:value-type="float">
            <text:p>3,94999999999995</text:p>
          </table:table-cell>
          <table:table-cell table:formula="of:=IF([.F1140]&lt;0.000001;[.G1139]+2+1/[.$H$2];[.G1139]+1/[.$H$2])" office:value-type="float" office:value="18.9500000000002" calcext:value-type="float">
            <text:p>18,9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1]))" office:value-type="date" office:date-value="2019-10-25T09:16:01.335488" calcext:value-type="date">
            <text:p>2019-10-25 09:16:01</text:p>
          </table:table-cell>
          <table:table-cell table:style-name="ce7" table:formula="of:=[.A1141]" office:value-type="date" office:date-value="2019-10-25T09:16:01.335488" calcext:value-type="date">
            <text:p>2019-10-25 09:16:01</text:p>
          </table:table-cell>
          <table:table-cell table:formula="of:=TRUNC([.A1141])" office:value-type="float" office:value="43763" calcext:value-type="float">
            <text:p>43763</text:p>
          </table:table-cell>
          <table:table-cell table:style-name="ce12" table:formula="of:=[.B1141]-[.C1141]" office:value-type="date" office:date-value="1899-12-30T09:16:01.33548798971" calcext:value-type="date">
            <text:p>12/30/99 09:16 AM</text:p>
          </table:table-cell>
          <table:table-cell table:formula="of:=MOD([.E1140]-[.$E$2];[.$H$2])+1+[.$E$2]" office:value-type="float" office:value="279" calcext:value-type="float">
            <text:p>279</text:p>
          </table:table-cell>
          <table:table-cell table:formula="of:=MOD([.F1140]+1/[.$H$2];5)" office:value-type="float" office:value="3.96666666666662" calcext:value-type="float">
            <text:p>3,96666666666662</text:p>
          </table:table-cell>
          <table:table-cell table:formula="of:=IF([.F1141]&lt;0.000001;[.G1140]+2+1/[.$H$2];[.G1140]+1/[.$H$2])" office:value-type="float" office:value="18.9666666666669" calcext:value-type="float">
            <text:p>18,9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2]))" office:value-type="date" office:date-value="2019-10-25T09:26:18.160881" calcext:value-type="date">
            <text:p>2019-10-25 09:26:18</text:p>
          </table:table-cell>
          <table:table-cell table:style-name="ce7" table:formula="of:=[.A1142]" office:value-type="date" office:date-value="2019-10-25T09:26:18.160881" calcext:value-type="date">
            <text:p>2019-10-25 09:26:18</text:p>
          </table:table-cell>
          <table:table-cell table:formula="of:=TRUNC([.A1142])" office:value-type="float" office:value="43763" calcext:value-type="float">
            <text:p>43763</text:p>
          </table:table-cell>
          <table:table-cell table:style-name="ce12" table:formula="of:=[.B1142]-[.C1142]" office:value-type="date" office:date-value="1899-12-30T09:26:18.16088148393" calcext:value-type="date">
            <text:p>12/30/99 09:26 AM</text:p>
          </table:table-cell>
          <table:table-cell table:formula="of:=MOD([.E1141]-[.$E$2];[.$H$2])+1+[.$E$2]" office:value-type="float" office:value="280" calcext:value-type="float">
            <text:p>280</text:p>
          </table:table-cell>
          <table:table-cell table:formula="of:=MOD([.F1141]+1/[.$H$2];5)" office:value-type="float" office:value="3.98333333333329" calcext:value-type="float">
            <text:p>3,98333333333329</text:p>
          </table:table-cell>
          <table:table-cell table:formula="of:=IF([.F1142]&lt;0.000001;[.G1141]+2+1/[.$H$2];[.G1141]+1/[.$H$2])" office:value-type="float" office:value="18.9833333333335" calcext:value-type="float">
            <text:p>18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3]))" office:value-type="date" office:date-value="2019-10-26T09:27:15.940727" calcext:value-type="date">
            <text:p>2019-10-26 09:27:16</text:p>
          </table:table-cell>
          <table:table-cell table:style-name="ce7" table:formula="of:=[.A1143]" office:value-type="date" office:date-value="2019-10-26T09:27:15.940727" calcext:value-type="date">
            <text:p>2019-10-26 09:27:16</text:p>
          </table:table-cell>
          <table:table-cell table:formula="of:=TRUNC([.A1143])" office:value-type="float" office:value="43764" calcext:value-type="float">
            <text:p>43764</text:p>
          </table:table-cell>
          <table:table-cell table:style-name="ce12" table:formula="of:=[.B1143]-[.C1143]" office:value-type="date" office:date-value="1899-12-30T09:27:15.94072675332" calcext:value-type="date">
            <text:p>12/30/99 09:27 AM</text:p>
          </table:table-cell>
          <table:table-cell table:formula="of:=MOD([.E1142]-[.$E$2];[.$H$2])+1+[.$E$2]" office:value-type="float" office:value="221" calcext:value-type="float">
            <text:p>221</text:p>
          </table:table-cell>
          <table:table-cell table:formula="of:=MOD([.F1142]+1/[.$H$2];5)" office:value-type="float" office:value="3.99999999999995" calcext:value-type="float">
            <text:p>3,99999999999995</text:p>
          </table:table-cell>
          <table:table-cell table:formula="of:=IF([.F1143]&lt;0.000001;[.G1142]+2+1/[.$H$2];[.G1142]+1/[.$H$2])" office:value-type="float" office:value="19.0000000000002" calcext:value-type="float">
            <text:p>19,0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4]))" office:value-type="date" office:date-value="2019-10-26T09:55:50.485431" calcext:value-type="date">
            <text:p>2019-10-26 09:55:50</text:p>
          </table:table-cell>
          <table:table-cell table:style-name="ce7" table:formula="of:=[.A1144]" office:value-type="date" office:date-value="2019-10-26T09:55:50.485431" calcext:value-type="date">
            <text:p>2019-10-26 09:55:50</text:p>
          </table:table-cell>
          <table:table-cell table:formula="of:=TRUNC([.A1144])" office:value-type="float" office:value="43764" calcext:value-type="float">
            <text:p>43764</text:p>
          </table:table-cell>
          <table:table-cell table:style-name="ce12" table:formula="of:=[.B1144]-[.C1144]" office:value-type="date" office:date-value="1899-12-30T09:55:50.48543082085" calcext:value-type="date">
            <text:p>12/30/99 09:55 AM</text:p>
          </table:table-cell>
          <table:table-cell table:formula="of:=MOD([.E1143]-[.$E$2];[.$H$2])+1+[.$E$2]" office:value-type="float" office:value="222" calcext:value-type="float">
            <text:p>222</text:p>
          </table:table-cell>
          <table:table-cell table:formula="of:=MOD([.F1143]+1/[.$H$2];5)" office:value-type="float" office:value="4.01666666666662" calcext:value-type="float">
            <text:p>4,01666666666662</text:p>
          </table:table-cell>
          <table:table-cell table:formula="of:=IF([.F1144]&lt;0.000001;[.G1143]+2+1/[.$H$2];[.G1143]+1/[.$H$2])" office:value-type="float" office:value="19.0166666666669" calcext:value-type="float">
            <text:p>19,0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5]))" office:value-type="date" office:date-value="2019-10-26T09:36:20.325613" calcext:value-type="date">
            <text:p>2019-10-26 09:36:20</text:p>
          </table:table-cell>
          <table:table-cell table:style-name="ce7" table:formula="of:=[.A1145]" office:value-type="date" office:date-value="2019-10-26T09:36:20.325613" calcext:value-type="date">
            <text:p>2019-10-26 09:36:20</text:p>
          </table:table-cell>
          <table:table-cell table:formula="of:=TRUNC([.A1145])" office:value-type="float" office:value="43764" calcext:value-type="float">
            <text:p>43764</text:p>
          </table:table-cell>
          <table:table-cell table:style-name="ce12" table:formula="of:=[.B1145]-[.C1145]" office:value-type="date" office:date-value="1899-12-30T09:36:20.32561345026" calcext:value-type="date">
            <text:p>12/30/99 09:36 AM</text:p>
          </table:table-cell>
          <table:table-cell table:formula="of:=MOD([.E1144]-[.$E$2];[.$H$2])+1+[.$E$2]" office:value-type="float" office:value="223" calcext:value-type="float">
            <text:p>223</text:p>
          </table:table-cell>
          <table:table-cell table:formula="of:=MOD([.F1144]+1/[.$H$2];5)" office:value-type="float" office:value="4.03333333333329" calcext:value-type="float">
            <text:p>4,03333333333329</text:p>
          </table:table-cell>
          <table:table-cell table:formula="of:=IF([.F1145]&lt;0.000001;[.G1144]+2+1/[.$H$2];[.G1144]+1/[.$H$2])" office:value-type="float" office:value="19.0333333333335" calcext:value-type="float">
            <text:p>19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6]))" office:value-type="date" office:date-value="2019-10-26T08:59:52.256225" calcext:value-type="date">
            <text:p>2019-10-26 08:59:52</text:p>
          </table:table-cell>
          <table:table-cell table:style-name="ce7" table:formula="of:=[.A1146]" office:value-type="date" office:date-value="2019-10-26T08:59:52.256225" calcext:value-type="date">
            <text:p>2019-10-26 08:59:52</text:p>
          </table:table-cell>
          <table:table-cell table:formula="of:=TRUNC([.A1146])" office:value-type="float" office:value="43764" calcext:value-type="float">
            <text:p>43764</text:p>
          </table:table-cell>
          <table:table-cell table:style-name="ce12" table:formula="of:=[.B1146]-[.C1146]" office:value-type="date" office:date-value="1899-12-30T08:59:52.2562247375" calcext:value-type="date">
            <text:p>12/30/99 08:59 AM</text:p>
          </table:table-cell>
          <table:table-cell table:formula="of:=MOD([.E1145]-[.$E$2];[.$H$2])+1+[.$E$2]" office:value-type="float" office:value="224" calcext:value-type="float">
            <text:p>224</text:p>
          </table:table-cell>
          <table:table-cell table:formula="of:=MOD([.F1145]+1/[.$H$2];5)" office:value-type="float" office:value="4.04999999999995" calcext:value-type="float">
            <text:p>4,04999999999995</text:p>
          </table:table-cell>
          <table:table-cell table:formula="of:=IF([.F1146]&lt;0.000001;[.G1145]+2+1/[.$H$2];[.G1145]+1/[.$H$2])" office:value-type="float" office:value="19.0500000000002" calcext:value-type="float">
            <text:p>19,0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7]))" office:value-type="date" office:date-value="2019-10-26T09:41:09.903555" calcext:value-type="date">
            <text:p>2019-10-26 09:41:10</text:p>
          </table:table-cell>
          <table:table-cell table:style-name="ce7" table:formula="of:=[.A1147]" office:value-type="date" office:date-value="2019-10-26T09:41:09.903555" calcext:value-type="date">
            <text:p>2019-10-26 09:41:10</text:p>
          </table:table-cell>
          <table:table-cell table:formula="of:=TRUNC([.A1147])" office:value-type="float" office:value="43764" calcext:value-type="float">
            <text:p>43764</text:p>
          </table:table-cell>
          <table:table-cell table:style-name="ce12" table:formula="of:=[.B1147]-[.C1147]" office:value-type="date" office:date-value="1899-12-30T09:41:09.90355455782" calcext:value-type="date">
            <text:p>12/30/99 09:41 AM</text:p>
          </table:table-cell>
          <table:table-cell table:formula="of:=MOD([.E1146]-[.$E$2];[.$H$2])+1+[.$E$2]" office:value-type="float" office:value="225" calcext:value-type="float">
            <text:p>225</text:p>
          </table:table-cell>
          <table:table-cell table:formula="of:=MOD([.F1146]+1/[.$H$2];5)" office:value-type="float" office:value="4.06666666666662" calcext:value-type="float">
            <text:p>4,06666666666662</text:p>
          </table:table-cell>
          <table:table-cell table:formula="of:=IF([.F1147]&lt;0.000001;[.G1146]+2+1/[.$H$2];[.G1146]+1/[.$H$2])" office:value-type="float" office:value="19.0666666666669" calcext:value-type="float">
            <text:p>19,0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8]))" office:value-type="date" office:date-value="2019-10-26T09:09:41.556884" calcext:value-type="date">
            <text:p>2019-10-26 09:09:42</text:p>
          </table:table-cell>
          <table:table-cell table:style-name="ce7" table:formula="of:=[.A1148]" office:value-type="date" office:date-value="2019-10-26T09:09:41.556884" calcext:value-type="date">
            <text:p>2019-10-26 09:09:42</text:p>
          </table:table-cell>
          <table:table-cell table:formula="of:=TRUNC([.A1148])" office:value-type="float" office:value="43764" calcext:value-type="float">
            <text:p>43764</text:p>
          </table:table-cell>
          <table:table-cell table:style-name="ce12" table:formula="of:=[.B1148]-[.C1148]" office:value-type="date" office:date-value="1899-12-30T09:09:41.55688382685" calcext:value-type="date">
            <text:p>12/30/99 09:09 AM</text:p>
          </table:table-cell>
          <table:table-cell table:formula="of:=MOD([.E1147]-[.$E$2];[.$H$2])+1+[.$E$2]" office:value-type="float" office:value="226" calcext:value-type="float">
            <text:p>226</text:p>
          </table:table-cell>
          <table:table-cell table:formula="of:=MOD([.F1147]+1/[.$H$2];5)" office:value-type="float" office:value="4.08333333333329" calcext:value-type="float">
            <text:p>4,08333333333329</text:p>
          </table:table-cell>
          <table:table-cell table:formula="of:=IF([.F1148]&lt;0.000001;[.G1147]+2+1/[.$H$2];[.G1147]+1/[.$H$2])" office:value-type="float" office:value="19.0833333333335" calcext:value-type="float">
            <text:p>19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49]))" office:value-type="date" office:date-value="2019-10-26T09:26:06.844526" calcext:value-type="date">
            <text:p>2019-10-26 09:26:07</text:p>
          </table:table-cell>
          <table:table-cell table:style-name="ce7" table:formula="of:=[.A1149]" office:value-type="date" office:date-value="2019-10-26T09:26:06.844526" calcext:value-type="date">
            <text:p>2019-10-26 09:26:07</text:p>
          </table:table-cell>
          <table:table-cell table:formula="of:=TRUNC([.A1149])" office:value-type="float" office:value="43764" calcext:value-type="float">
            <text:p>43764</text:p>
          </table:table-cell>
          <table:table-cell table:style-name="ce12" table:formula="of:=[.B1149]-[.C1149]" office:value-type="date" office:date-value="1899-12-30T09:26:06.84452639893" calcext:value-type="date">
            <text:p>12/30/99 09:26 AM</text:p>
          </table:table-cell>
          <table:table-cell table:formula="of:=MOD([.E1148]-[.$E$2];[.$H$2])+1+[.$E$2]" office:value-type="float" office:value="227" calcext:value-type="float">
            <text:p>227</text:p>
          </table:table-cell>
          <table:table-cell table:formula="of:=MOD([.F1148]+1/[.$H$2];5)" office:value-type="float" office:value="4.09999999999995" calcext:value-type="float">
            <text:p>4,09999999999995</text:p>
          </table:table-cell>
          <table:table-cell table:formula="of:=IF([.F1149]&lt;0.000001;[.G1148]+2+1/[.$H$2];[.G1148]+1/[.$H$2])" office:value-type="float" office:value="19.1000000000002" calcext:value-type="float">
            <text:p>19,1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0]))" office:value-type="date" office:date-value="2019-10-26T09:31:58.390433" calcext:value-type="date">
            <text:p>2019-10-26 09:31:58</text:p>
          </table:table-cell>
          <table:table-cell table:style-name="ce7" table:formula="of:=[.A1150]" office:value-type="date" office:date-value="2019-10-26T09:31:58.390433" calcext:value-type="date">
            <text:p>2019-10-26 09:31:58</text:p>
          </table:table-cell>
          <table:table-cell table:formula="of:=TRUNC([.A1150])" office:value-type="float" office:value="43764" calcext:value-type="float">
            <text:p>43764</text:p>
          </table:table-cell>
          <table:table-cell table:style-name="ce12" table:formula="of:=[.B1150]-[.C1150]" office:value-type="date" office:date-value="1899-12-30T09:31:58.39043316431" calcext:value-type="date">
            <text:p>12/30/99 09:31 AM</text:p>
          </table:table-cell>
          <table:table-cell table:formula="of:=MOD([.E1149]-[.$E$2];[.$H$2])+1+[.$E$2]" office:value-type="float" office:value="228" calcext:value-type="float">
            <text:p>228</text:p>
          </table:table-cell>
          <table:table-cell table:formula="of:=MOD([.F1149]+1/[.$H$2];5)" office:value-type="float" office:value="4.11666666666662" calcext:value-type="float">
            <text:p>4,11666666666662</text:p>
          </table:table-cell>
          <table:table-cell table:formula="of:=IF([.F1150]&lt;0.000001;[.G1149]+2+1/[.$H$2];[.G1149]+1/[.$H$2])" office:value-type="float" office:value="19.1166666666669" calcext:value-type="float">
            <text:p>19,1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1]))" office:value-type="date" office:date-value="2019-10-26T09:33:08.192448" calcext:value-type="date">
            <text:p>2019-10-26 09:33:08</text:p>
          </table:table-cell>
          <table:table-cell table:style-name="ce7" table:formula="of:=[.A1151]" office:value-type="date" office:date-value="2019-10-26T09:33:08.192448" calcext:value-type="date">
            <text:p>2019-10-26 09:33:08</text:p>
          </table:table-cell>
          <table:table-cell table:formula="of:=TRUNC([.A1151])" office:value-type="float" office:value="43764" calcext:value-type="float">
            <text:p>43764</text:p>
          </table:table-cell>
          <table:table-cell table:style-name="ce12" table:formula="of:=[.B1151]-[.C1151]" office:value-type="date" office:date-value="1899-12-30T09:33:08.19244843908" calcext:value-type="date">
            <text:p>12/30/99 09:33 AM</text:p>
          </table:table-cell>
          <table:table-cell table:formula="of:=MOD([.E1150]-[.$E$2];[.$H$2])+1+[.$E$2]" office:value-type="float" office:value="229" calcext:value-type="float">
            <text:p>229</text:p>
          </table:table-cell>
          <table:table-cell table:formula="of:=MOD([.F1150]+1/[.$H$2];5)" office:value-type="float" office:value="4.13333333333329" calcext:value-type="float">
            <text:p>4,13333333333329</text:p>
          </table:table-cell>
          <table:table-cell table:formula="of:=IF([.F1151]&lt;0.000001;[.G1150]+2+1/[.$H$2];[.G1150]+1/[.$H$2])" office:value-type="float" office:value="19.1333333333335" calcext:value-type="float">
            <text:p>19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2]))" office:value-type="date" office:date-value="2019-10-26T09:25:52.622818" calcext:value-type="date">
            <text:p>2019-10-26 09:25:53</text:p>
          </table:table-cell>
          <table:table-cell table:style-name="ce7" table:formula="of:=[.A1152]" office:value-type="date" office:date-value="2019-10-26T09:25:52.622818" calcext:value-type="date">
            <text:p>2019-10-26 09:25:53</text:p>
          </table:table-cell>
          <table:table-cell table:formula="of:=TRUNC([.A1152])" office:value-type="float" office:value="43764" calcext:value-type="float">
            <text:p>43764</text:p>
          </table:table-cell>
          <table:table-cell table:style-name="ce12" table:formula="of:=[.B1152]-[.C1152]" office:value-type="date" office:date-value="1899-12-30T09:25:52.62281843461" calcext:value-type="date">
            <text:p>12/30/99 09:25 AM</text:p>
          </table:table-cell>
          <table:table-cell table:formula="of:=MOD([.E1151]-[.$E$2];[.$H$2])+1+[.$E$2]" office:value-type="float" office:value="230" calcext:value-type="float">
            <text:p>230</text:p>
          </table:table-cell>
          <table:table-cell table:formula="of:=MOD([.F1151]+1/[.$H$2];5)" office:value-type="float" office:value="4.14999999999995" calcext:value-type="float">
            <text:p>4,14999999999995</text:p>
          </table:table-cell>
          <table:table-cell table:formula="of:=IF([.F1152]&lt;0.000001;[.G1151]+2+1/[.$H$2];[.G1151]+1/[.$H$2])" office:value-type="float" office:value="19.1500000000002" calcext:value-type="float">
            <text:p>19,1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3]))" office:value-type="date" office:date-value="2019-10-26T09:32:42.87298" calcext:value-type="date">
            <text:p>2019-10-26 09:32:43</text:p>
          </table:table-cell>
          <table:table-cell table:style-name="ce7" table:formula="of:=[.A1153]" office:value-type="date" office:date-value="2019-10-26T09:32:42.87298" calcext:value-type="date">
            <text:p>2019-10-26 09:32:43</text:p>
          </table:table-cell>
          <table:table-cell table:formula="of:=TRUNC([.A1153])" office:value-type="float" office:value="43764" calcext:value-type="float">
            <text:p>43764</text:p>
          </table:table-cell>
          <table:table-cell table:style-name="ce12" table:formula="of:=[.B1153]-[.C1153]" office:value-type="date" office:date-value="1899-12-30T09:32:42.87297955714" calcext:value-type="date">
            <text:p>12/30/99 09:32 AM</text:p>
          </table:table-cell>
          <table:table-cell table:formula="of:=MOD([.E1152]-[.$E$2];[.$H$2])+1+[.$E$2]" office:value-type="float" office:value="231" calcext:value-type="float">
            <text:p>231</text:p>
          </table:table-cell>
          <table:table-cell table:formula="of:=MOD([.F1152]+1/[.$H$2];5)" office:value-type="float" office:value="4.16666666666662" calcext:value-type="float">
            <text:p>4,16666666666662</text:p>
          </table:table-cell>
          <table:table-cell table:formula="of:=IF([.F1153]&lt;0.000001;[.G1152]+2+1/[.$H$2];[.G1152]+1/[.$H$2])" office:value-type="float" office:value="19.1666666666669" calcext:value-type="float">
            <text:p>19,1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4]))" office:value-type="date" office:date-value="2019-10-26T09:38:56.673204" calcext:value-type="date">
            <text:p>2019-10-26 09:38:57</text:p>
          </table:table-cell>
          <table:table-cell table:style-name="ce7" table:formula="of:=[.A1154]" office:value-type="date" office:date-value="2019-10-26T09:38:56.673204" calcext:value-type="date">
            <text:p>2019-10-26 09:38:57</text:p>
          </table:table-cell>
          <table:table-cell table:formula="of:=TRUNC([.A1154])" office:value-type="float" office:value="43764" calcext:value-type="float">
            <text:p>43764</text:p>
          </table:table-cell>
          <table:table-cell table:style-name="ce12" table:formula="of:=[.B1154]-[.C1154]" office:value-type="date" office:date-value="1899-12-30T09:38:56.67320385575" calcext:value-type="date">
            <text:p>12/30/99 09:38 AM</text:p>
          </table:table-cell>
          <table:table-cell table:formula="of:=MOD([.E1153]-[.$E$2];[.$H$2])+1+[.$E$2]" office:value-type="float" office:value="232" calcext:value-type="float">
            <text:p>232</text:p>
          </table:table-cell>
          <table:table-cell table:formula="of:=MOD([.F1153]+1/[.$H$2];5)" office:value-type="float" office:value="4.18333333333329" calcext:value-type="float">
            <text:p>4,18333333333329</text:p>
          </table:table-cell>
          <table:table-cell table:formula="of:=IF([.F1154]&lt;0.000001;[.G1153]+2+1/[.$H$2];[.G1153]+1/[.$H$2])" office:value-type="float" office:value="19.1833333333335" calcext:value-type="float">
            <text:p>19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5]))" office:value-type="date" office:date-value="2019-10-26T09:42:44.505043" calcext:value-type="date">
            <text:p>2019-10-26 09:42:45</text:p>
          </table:table-cell>
          <table:table-cell table:style-name="ce7" table:formula="of:=[.A1155]" office:value-type="date" office:date-value="2019-10-26T09:42:44.505043" calcext:value-type="date">
            <text:p>2019-10-26 09:42:45</text:p>
          </table:table-cell>
          <table:table-cell table:formula="of:=TRUNC([.A1155])" office:value-type="float" office:value="43764" calcext:value-type="float">
            <text:p>43764</text:p>
          </table:table-cell>
          <table:table-cell table:style-name="ce12" table:formula="of:=[.B1155]-[.C1155]" office:value-type="date" office:date-value="1899-12-30T09:42:44.50504304375" calcext:value-type="date">
            <text:p>12/30/99 09:42 AM</text:p>
          </table:table-cell>
          <table:table-cell table:formula="of:=MOD([.E1154]-[.$E$2];[.$H$2])+1+[.$E$2]" office:value-type="float" office:value="233" calcext:value-type="float">
            <text:p>233</text:p>
          </table:table-cell>
          <table:table-cell table:formula="of:=MOD([.F1154]+1/[.$H$2];5)" office:value-type="float" office:value="4.19999999999995" calcext:value-type="float">
            <text:p>4,19999999999995</text:p>
          </table:table-cell>
          <table:table-cell table:formula="of:=IF([.F1155]&lt;0.000001;[.G1154]+2+1/[.$H$2];[.G1154]+1/[.$H$2])" office:value-type="float" office:value="19.2000000000002" calcext:value-type="float">
            <text:p>19,2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6]))" office:value-type="date" office:date-value="2019-10-26T09:29:13.765859" calcext:value-type="date">
            <text:p>2019-10-26 09:29:14</text:p>
          </table:table-cell>
          <table:table-cell table:style-name="ce7" table:formula="of:=[.A1156]" office:value-type="date" office:date-value="2019-10-26T09:29:13.765859" calcext:value-type="date">
            <text:p>2019-10-26 09:29:14</text:p>
          </table:table-cell>
          <table:table-cell table:formula="of:=TRUNC([.A1156])" office:value-type="float" office:value="43764" calcext:value-type="float">
            <text:p>43764</text:p>
          </table:table-cell>
          <table:table-cell table:style-name="ce12" table:formula="of:=[.B1156]-[.C1156]" office:value-type="date" office:date-value="1899-12-30T09:29:13.76585901249" calcext:value-type="date">
            <text:p>12/30/99 09:29 AM</text:p>
          </table:table-cell>
          <table:table-cell table:formula="of:=MOD([.E1155]-[.$E$2];[.$H$2])+1+[.$E$2]" office:value-type="float" office:value="234" calcext:value-type="float">
            <text:p>234</text:p>
          </table:table-cell>
          <table:table-cell table:formula="of:=MOD([.F1155]+1/[.$H$2];5)" office:value-type="float" office:value="4.21666666666662" calcext:value-type="float">
            <text:p>4,21666666666662</text:p>
          </table:table-cell>
          <table:table-cell table:formula="of:=IF([.F1156]&lt;0.000001;[.G1155]+2+1/[.$H$2];[.G1155]+1/[.$H$2])" office:value-type="float" office:value="19.2166666666669" calcext:value-type="float">
            <text:p>19,2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7]))" office:value-type="date" office:date-value="2019-10-26T09:19:24.74623" calcext:value-type="date">
            <text:p>2019-10-26 09:19:25</text:p>
          </table:table-cell>
          <table:table-cell table:style-name="ce7" table:formula="of:=[.A1157]" office:value-type="date" office:date-value="2019-10-26T09:19:24.74623" calcext:value-type="date">
            <text:p>2019-10-26 09:19:25</text:p>
          </table:table-cell>
          <table:table-cell table:formula="of:=TRUNC([.A1157])" office:value-type="float" office:value="43764" calcext:value-type="float">
            <text:p>43764</text:p>
          </table:table-cell>
          <table:table-cell table:style-name="ce12" table:formula="of:=[.B1157]-[.C1157]" office:value-type="date" office:date-value="1899-12-30T09:19:24.74622962996" calcext:value-type="date">
            <text:p>12/30/99 09:19 AM</text:p>
          </table:table-cell>
          <table:table-cell table:formula="of:=MOD([.E1156]-[.$E$2];[.$H$2])+1+[.$E$2]" office:value-type="float" office:value="235" calcext:value-type="float">
            <text:p>235</text:p>
          </table:table-cell>
          <table:table-cell table:formula="of:=MOD([.F1156]+1/[.$H$2];5)" office:value-type="float" office:value="4.23333333333329" calcext:value-type="float">
            <text:p>4,23333333333329</text:p>
          </table:table-cell>
          <table:table-cell table:formula="of:=IF([.F1157]&lt;0.000001;[.G1156]+2+1/[.$H$2];[.G1156]+1/[.$H$2])" office:value-type="float" office:value="19.2333333333335" calcext:value-type="float">
            <text:p>19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8]))" office:value-type="date" office:date-value="2019-10-26T09:47:10.373467" calcext:value-type="date">
            <text:p>2019-10-26 09:47:10</text:p>
          </table:table-cell>
          <table:table-cell table:style-name="ce7" table:formula="of:=[.A1158]" office:value-type="date" office:date-value="2019-10-26T09:47:10.373467" calcext:value-type="date">
            <text:p>2019-10-26 09:47:10</text:p>
          </table:table-cell>
          <table:table-cell table:formula="of:=TRUNC([.A1158])" office:value-type="float" office:value="43764" calcext:value-type="float">
            <text:p>43764</text:p>
          </table:table-cell>
          <table:table-cell table:style-name="ce12" table:formula="of:=[.B1158]-[.C1158]" office:value-type="date" office:date-value="1899-12-30T09:47:10.37346743513" calcext:value-type="date">
            <text:p>12/30/99 09:47 AM</text:p>
          </table:table-cell>
          <table:table-cell table:formula="of:=MOD([.E1157]-[.$E$2];[.$H$2])+1+[.$E$2]" office:value-type="float" office:value="236" calcext:value-type="float">
            <text:p>236</text:p>
          </table:table-cell>
          <table:table-cell table:formula="of:=MOD([.F1157]+1/[.$H$2];5)" office:value-type="float" office:value="4.24999999999995" calcext:value-type="float">
            <text:p>4,24999999999995</text:p>
          </table:table-cell>
          <table:table-cell table:formula="of:=IF([.F1158]&lt;0.000001;[.G1157]+2+1/[.$H$2];[.G1157]+1/[.$H$2])" office:value-type="float" office:value="19.2500000000002" calcext:value-type="float">
            <text:p>19,2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59]))" office:value-type="date" office:date-value="2019-10-26T09:34:34.297482" calcext:value-type="date">
            <text:p>2019-10-26 09:34:34</text:p>
          </table:table-cell>
          <table:table-cell table:style-name="ce7" table:formula="of:=[.A1159]" office:value-type="date" office:date-value="2019-10-26T09:34:34.297482" calcext:value-type="date">
            <text:p>2019-10-26 09:34:34</text:p>
          </table:table-cell>
          <table:table-cell table:formula="of:=TRUNC([.A1159])" office:value-type="float" office:value="43764" calcext:value-type="float">
            <text:p>43764</text:p>
          </table:table-cell>
          <table:table-cell table:style-name="ce12" table:formula="of:=[.B1159]-[.C1159]" office:value-type="date" office:date-value="1899-12-30T09:34:34.29748205468" calcext:value-type="date">
            <text:p>12/30/99 09:34 AM</text:p>
          </table:table-cell>
          <table:table-cell table:formula="of:=MOD([.E1158]-[.$E$2];[.$H$2])+1+[.$E$2]" office:value-type="float" office:value="237" calcext:value-type="float">
            <text:p>237</text:p>
          </table:table-cell>
          <table:table-cell table:formula="of:=MOD([.F1158]+1/[.$H$2];5)" office:value-type="float" office:value="4.26666666666662" calcext:value-type="float">
            <text:p>4,26666666666662</text:p>
          </table:table-cell>
          <table:table-cell table:formula="of:=IF([.F1159]&lt;0.000001;[.G1158]+2+1/[.$H$2];[.G1158]+1/[.$H$2])" office:value-type="float" office:value="19.2666666666669" calcext:value-type="float">
            <text:p>19,26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0]))" office:value-type="date" office:date-value="2019-10-26T09:45:58.334441" calcext:value-type="date">
            <text:p>2019-10-26 09:45:58</text:p>
          </table:table-cell>
          <table:table-cell table:style-name="ce7" table:formula="of:=[.A1160]" office:value-type="date" office:date-value="2019-10-26T09:45:58.334441" calcext:value-type="date">
            <text:p>2019-10-26 09:45:58</text:p>
          </table:table-cell>
          <table:table-cell table:formula="of:=TRUNC([.A1160])" office:value-type="float" office:value="43764" calcext:value-type="float">
            <text:p>43764</text:p>
          </table:table-cell>
          <table:table-cell table:style-name="ce12" table:formula="of:=[.B1160]-[.C1160]" office:value-type="date" office:date-value="1899-12-30T09:45:58.33444080781" calcext:value-type="date">
            <text:p>12/30/99 09:45 AM</text:p>
          </table:table-cell>
          <table:table-cell table:formula="of:=MOD([.E1159]-[.$E$2];[.$H$2])+1+[.$E$2]" office:value-type="float" office:value="238" calcext:value-type="float">
            <text:p>238</text:p>
          </table:table-cell>
          <table:table-cell table:formula="of:=MOD([.F1159]+1/[.$H$2];5)" office:value-type="float" office:value="4.28333333333329" calcext:value-type="float">
            <text:p>4,28333333333329</text:p>
          </table:table-cell>
          <table:table-cell table:formula="of:=IF([.F1160]&lt;0.000001;[.G1159]+2+1/[.$H$2];[.G1159]+1/[.$H$2])" office:value-type="float" office:value="19.2833333333335" calcext:value-type="float">
            <text:p>19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1]))" office:value-type="date" office:date-value="2019-10-26T09:31:58.690432" calcext:value-type="date">
            <text:p>2019-10-26 09:31:59</text:p>
          </table:table-cell>
          <table:table-cell table:style-name="ce7" table:formula="of:=[.A1161]" office:value-type="date" office:date-value="2019-10-26T09:31:58.690432" calcext:value-type="date">
            <text:p>2019-10-26 09:31:59</text:p>
          </table:table-cell>
          <table:table-cell table:formula="of:=TRUNC([.A1161])" office:value-type="float" office:value="43764" calcext:value-type="float">
            <text:p>43764</text:p>
          </table:table-cell>
          <table:table-cell table:style-name="ce12" table:formula="of:=[.B1161]-[.C1161]" office:value-type="date" office:date-value="1899-12-30T09:31:58.69043216575" calcext:value-type="date">
            <text:p>12/30/99 09:31 AM</text:p>
          </table:table-cell>
          <table:table-cell table:formula="of:=MOD([.E1160]-[.$E$2];[.$H$2])+1+[.$E$2]" office:value-type="float" office:value="239" calcext:value-type="float">
            <text:p>239</text:p>
          </table:table-cell>
          <table:table-cell table:formula="of:=MOD([.F1160]+1/[.$H$2];5)" office:value-type="float" office:value="4.29999999999995" calcext:value-type="float">
            <text:p>4,29999999999995</text:p>
          </table:table-cell>
          <table:table-cell table:formula="of:=IF([.F1161]&lt;0.000001;[.G1160]+2+1/[.$H$2];[.G1160]+1/[.$H$2])" office:value-type="float" office:value="19.3000000000002" calcext:value-type="float">
            <text:p>19,3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2]))" office:value-type="date" office:date-value="2019-10-26T09:54:27.438162" calcext:value-type="date">
            <text:p>2019-10-26 09:54:27</text:p>
          </table:table-cell>
          <table:table-cell table:style-name="ce7" table:formula="of:=[.A1162]" office:value-type="date" office:date-value="2019-10-26T09:54:27.438162" calcext:value-type="date">
            <text:p>2019-10-26 09:54:27</text:p>
          </table:table-cell>
          <table:table-cell table:formula="of:=TRUNC([.A1162])" office:value-type="float" office:value="43764" calcext:value-type="float">
            <text:p>43764</text:p>
          </table:table-cell>
          <table:table-cell table:style-name="ce12" table:formula="of:=[.B1162]-[.C1162]" office:value-type="date" office:date-value="1899-12-30T09:54:27.43816200178" calcext:value-type="date">
            <text:p>12/30/99 09:54 AM</text:p>
          </table:table-cell>
          <table:table-cell table:formula="of:=MOD([.E1161]-[.$E$2];[.$H$2])+1+[.$E$2]" office:value-type="float" office:value="240" calcext:value-type="float">
            <text:p>240</text:p>
          </table:table-cell>
          <table:table-cell table:formula="of:=MOD([.F1161]+1/[.$H$2];5)" office:value-type="float" office:value="4.31666666666662" calcext:value-type="float">
            <text:p>4,31666666666662</text:p>
          </table:table-cell>
          <table:table-cell table:formula="of:=IF([.F1162]&lt;0.000001;[.G1161]+2+1/[.$H$2];[.G1161]+1/[.$H$2])" office:value-type="float" office:value="19.3166666666669" calcext:value-type="float">
            <text:p>19,316666666666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3]))" office:value-type="date" office:date-value="2019-10-26T09:16:35.366501" calcext:value-type="date">
            <text:p>2019-10-26 09:16:35</text:p>
          </table:table-cell>
          <table:table-cell table:style-name="ce7" table:formula="of:=[.A1163]" office:value-type="date" office:date-value="2019-10-26T09:16:35.366501" calcext:value-type="date">
            <text:p>2019-10-26 09:16:35</text:p>
          </table:table-cell>
          <table:table-cell table:formula="of:=TRUNC([.A1163])" office:value-type="float" office:value="43764" calcext:value-type="float">
            <text:p>43764</text:p>
          </table:table-cell>
          <table:table-cell table:style-name="ce12" table:formula="of:=[.B1163]-[.C1163]" office:value-type="date" office:date-value="1899-12-30T09:16:35.36650059745" calcext:value-type="date">
            <text:p>12/30/99 09:16 AM</text:p>
          </table:table-cell>
          <table:table-cell table:formula="of:=MOD([.E1162]-[.$E$2];[.$H$2])+1+[.$E$2]" office:value-type="float" office:value="241" calcext:value-type="float">
            <text:p>241</text:p>
          </table:table-cell>
          <table:table-cell table:formula="of:=MOD([.F1162]+1/[.$H$2];5)" office:value-type="float" office:value="4.33333333333329" calcext:value-type="float">
            <text:p>4,33333333333329</text:p>
          </table:table-cell>
          <table:table-cell table:formula="of:=IF([.F1163]&lt;0.000001;[.G1162]+2+1/[.$H$2];[.G1162]+1/[.$H$2])" office:value-type="float" office:value="19.3333333333335" calcext:value-type="float">
            <text:p>19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4]))" office:value-type="date" office:date-value="2019-10-26T09:39:21.357269" calcext:value-type="date">
            <text:p>2019-10-26 09:39:21</text:p>
          </table:table-cell>
          <table:table-cell table:style-name="ce7" table:formula="of:=[.A1164]" office:value-type="date" office:date-value="2019-10-26T09:39:21.357269" calcext:value-type="date">
            <text:p>2019-10-26 09:39:21</text:p>
          </table:table-cell>
          <table:table-cell table:formula="of:=TRUNC([.A1164])" office:value-type="float" office:value="43764" calcext:value-type="float">
            <text:p>43764</text:p>
          </table:table-cell>
          <table:table-cell table:style-name="ce12" table:formula="of:=[.B1164]-[.C1164]" office:value-type="date" office:date-value="1899-12-30T09:39:21.35726894718" calcext:value-type="date">
            <text:p>12/30/99 09:39 AM</text:p>
          </table:table-cell>
          <table:table-cell table:formula="of:=MOD([.E1163]-[.$E$2];[.$H$2])+1+[.$E$2]" office:value-type="float" office:value="242" calcext:value-type="float">
            <text:p>242</text:p>
          </table:table-cell>
          <table:table-cell table:formula="of:=MOD([.F1163]+1/[.$H$2];5)" office:value-type="float" office:value="4.34999999999995" calcext:value-type="float">
            <text:p>4,34999999999995</text:p>
          </table:table-cell>
          <table:table-cell table:formula="of:=IF([.F1164]&lt;0.000001;[.G1163]+2+1/[.$H$2];[.G1163]+1/[.$H$2])" office:value-type="float" office:value="19.3500000000002" calcext:value-type="float">
            <text:p>19,3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5]))" office:value-type="date" office:date-value="2019-10-26T09:34:13.480539" calcext:value-type="date">
            <text:p>2019-10-26 09:34:13</text:p>
          </table:table-cell>
          <table:table-cell table:style-name="ce7" table:formula="of:=[.A1165]" office:value-type="date" office:date-value="2019-10-26T09:34:13.480539" calcext:value-type="date">
            <text:p>2019-10-26 09:34:13</text:p>
          </table:table-cell>
          <table:table-cell table:formula="of:=TRUNC([.A1165])" office:value-type="float" office:value="43764" calcext:value-type="float">
            <text:p>43764</text:p>
          </table:table-cell>
          <table:table-cell table:style-name="ce12" table:formula="of:=[.B1165]-[.C1165]" office:value-type="date" office:date-value="1899-12-30T09:34:13.48053853959" calcext:value-type="date">
            <text:p>12/30/99 09:34 AM</text:p>
          </table:table-cell>
          <table:table-cell table:formula="of:=MOD([.E1164]-[.$E$2];[.$H$2])+1+[.$E$2]" office:value-type="float" office:value="243" calcext:value-type="float">
            <text:p>243</text:p>
          </table:table-cell>
          <table:table-cell table:formula="of:=MOD([.F1164]+1/[.$H$2];5)" office:value-type="float" office:value="4.36666666666662" calcext:value-type="float">
            <text:p>4,36666666666662</text:p>
          </table:table-cell>
          <table:table-cell table:formula="of:=IF([.F1165]&lt;0.000001;[.G1164]+2+1/[.$H$2];[.G1164]+1/[.$H$2])" office:value-type="float" office:value="19.3666666666668" calcext:value-type="float">
            <text:p>19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6]))" office:value-type="date" office:date-value="2019-10-26T09:34:44.330218" calcext:value-type="date">
            <text:p>2019-10-26 09:34:44</text:p>
          </table:table-cell>
          <table:table-cell table:style-name="ce7" table:formula="of:=[.A1166]" office:value-type="date" office:date-value="2019-10-26T09:34:44.330218" calcext:value-type="date">
            <text:p>2019-10-26 09:34:44</text:p>
          </table:table-cell>
          <table:table-cell table:formula="of:=TRUNC([.A1166])" office:value-type="float" office:value="43764" calcext:value-type="float">
            <text:p>43764</text:p>
          </table:table-cell>
          <table:table-cell table:style-name="ce12" table:formula="of:=[.B1166]-[.C1166]" office:value-type="date" office:date-value="1899-12-30T09:34:44.3302184483" calcext:value-type="date">
            <text:p>12/30/99 09:34 AM</text:p>
          </table:table-cell>
          <table:table-cell table:formula="of:=MOD([.E1165]-[.$E$2];[.$H$2])+1+[.$E$2]" office:value-type="float" office:value="244" calcext:value-type="float">
            <text:p>244</text:p>
          </table:table-cell>
          <table:table-cell table:formula="of:=MOD([.F1165]+1/[.$H$2];5)" office:value-type="float" office:value="4.38333333333329" calcext:value-type="float">
            <text:p>4,38333333333329</text:p>
          </table:table-cell>
          <table:table-cell table:formula="of:=IF([.F1166]&lt;0.000001;[.G1165]+2+1/[.$H$2];[.G1165]+1/[.$H$2])" office:value-type="float" office:value="19.3833333333335" calcext:value-type="float">
            <text:p>19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7]))" office:value-type="date" office:date-value="2019-10-26T09:26:09.453535" calcext:value-type="date">
            <text:p>2019-10-26 09:26:09</text:p>
          </table:table-cell>
          <table:table-cell table:style-name="ce7" table:formula="of:=[.A1167]" office:value-type="date" office:date-value="2019-10-26T09:26:09.453535" calcext:value-type="date">
            <text:p>2019-10-26 09:26:09</text:p>
          </table:table-cell>
          <table:table-cell table:formula="of:=TRUNC([.A1167])" office:value-type="float" office:value="43764" calcext:value-type="float">
            <text:p>43764</text:p>
          </table:table-cell>
          <table:table-cell table:style-name="ce12" table:formula="of:=[.B1167]-[.C1167]" office:value-type="date" office:date-value="1899-12-30T09:26:09.45353520568" calcext:value-type="date">
            <text:p>12/30/99 09:26 AM</text:p>
          </table:table-cell>
          <table:table-cell table:formula="of:=MOD([.E1166]-[.$E$2];[.$H$2])+1+[.$E$2]" office:value-type="float" office:value="245" calcext:value-type="float">
            <text:p>245</text:p>
          </table:table-cell>
          <table:table-cell table:formula="of:=MOD([.F1166]+1/[.$H$2];5)" office:value-type="float" office:value="4.39999999999995" calcext:value-type="float">
            <text:p>4,39999999999995</text:p>
          </table:table-cell>
          <table:table-cell table:formula="of:=IF([.F1167]&lt;0.000001;[.G1166]+2+1/[.$H$2];[.G1166]+1/[.$H$2])" office:value-type="float" office:value="19.4000000000002" calcext:value-type="float">
            <text:p>19,4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8]))" office:value-type="date" office:date-value="2019-10-26T09:09:09.130788" calcext:value-type="date">
            <text:p>2019-10-26 09:09:09</text:p>
          </table:table-cell>
          <table:table-cell table:style-name="ce7" table:formula="of:=[.A1168]" office:value-type="date" office:date-value="2019-10-26T09:09:09.130788" calcext:value-type="date">
            <text:p>2019-10-26 09:09:09</text:p>
          </table:table-cell>
          <table:table-cell table:formula="of:=TRUNC([.A1168])" office:value-type="float" office:value="43764" calcext:value-type="float">
            <text:p>43764</text:p>
          </table:table-cell>
          <table:table-cell table:style-name="ce12" table:formula="of:=[.B1168]-[.C1168]" office:value-type="date" office:date-value="1899-12-30T09:09:09.13078795653" calcext:value-type="date">
            <text:p>12/30/99 09:09 AM</text:p>
          </table:table-cell>
          <table:table-cell table:formula="of:=MOD([.E1167]-[.$E$2];[.$H$2])+1+[.$E$2]" office:value-type="float" office:value="246" calcext:value-type="float">
            <text:p>246</text:p>
          </table:table-cell>
          <table:table-cell table:formula="of:=MOD([.F1167]+1/[.$H$2];5)" office:value-type="float" office:value="4.41666666666662" calcext:value-type="float">
            <text:p>4,41666666666662</text:p>
          </table:table-cell>
          <table:table-cell table:formula="of:=IF([.F1168]&lt;0.000001;[.G1167]+2+1/[.$H$2];[.G1167]+1/[.$H$2])" office:value-type="float" office:value="19.4166666666668" calcext:value-type="float">
            <text:p>19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69]))" office:value-type="date" office:date-value="2019-10-26T09:44:52.081671" calcext:value-type="date">
            <text:p>2019-10-26 09:44:52</text:p>
          </table:table-cell>
          <table:table-cell table:style-name="ce7" table:formula="of:=[.A1169]" office:value-type="date" office:date-value="2019-10-26T09:44:52.081671" calcext:value-type="date">
            <text:p>2019-10-26 09:44:52</text:p>
          </table:table-cell>
          <table:table-cell table:formula="of:=TRUNC([.A1169])" office:value-type="float" office:value="43764" calcext:value-type="float">
            <text:p>43764</text:p>
          </table:table-cell>
          <table:table-cell table:style-name="ce12" table:formula="of:=[.B1169]-[.C1169]" office:value-type="date" office:date-value="1899-12-30T09:44:52.08167139441" calcext:value-type="date">
            <text:p>12/30/99 09:44 AM</text:p>
          </table:table-cell>
          <table:table-cell table:formula="of:=MOD([.E1168]-[.$E$2];[.$H$2])+1+[.$E$2]" office:value-type="float" office:value="247" calcext:value-type="float">
            <text:p>247</text:p>
          </table:table-cell>
          <table:table-cell table:formula="of:=MOD([.F1168]+1/[.$H$2];5)" office:value-type="float" office:value="4.43333333333329" calcext:value-type="float">
            <text:p>4,43333333333329</text:p>
          </table:table-cell>
          <table:table-cell table:formula="of:=IF([.F1169]&lt;0.000001;[.G1168]+2+1/[.$H$2];[.G1168]+1/[.$H$2])" office:value-type="float" office:value="19.4333333333335" calcext:value-type="float">
            <text:p>19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0]))" office:value-type="date" office:date-value="2019-10-26T09:25:02.765461" calcext:value-type="date">
            <text:p>2019-10-26 09:25:03</text:p>
          </table:table-cell>
          <table:table-cell table:style-name="ce7" table:formula="of:=[.A1170]" office:value-type="date" office:date-value="2019-10-26T09:25:02.765461" calcext:value-type="date">
            <text:p>2019-10-26 09:25:03</text:p>
          </table:table-cell>
          <table:table-cell table:formula="of:=TRUNC([.A1170])" office:value-type="float" office:value="43764" calcext:value-type="float">
            <text:p>43764</text:p>
          </table:table-cell>
          <table:table-cell table:style-name="ce12" table:formula="of:=[.B1170]-[.C1170]" office:value-type="date" office:date-value="1899-12-30T09:25:02.76546087116" calcext:value-type="date">
            <text:p>12/30/99 09:25 AM</text:p>
          </table:table-cell>
          <table:table-cell table:formula="of:=MOD([.E1169]-[.$E$2];[.$H$2])+1+[.$E$2]" office:value-type="float" office:value="248" calcext:value-type="float">
            <text:p>248</text:p>
          </table:table-cell>
          <table:table-cell table:formula="of:=MOD([.F1169]+1/[.$H$2];5)" office:value-type="float" office:value="4.44999999999995" calcext:value-type="float">
            <text:p>4,44999999999995</text:p>
          </table:table-cell>
          <table:table-cell table:formula="of:=IF([.F1170]&lt;0.000001;[.G1169]+2+1/[.$H$2];[.G1169]+1/[.$H$2])" office:value-type="float" office:value="19.4500000000002" calcext:value-type="float">
            <text:p>19,4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1]))" office:value-type="date" office:date-value="2019-10-26T09:20:56.167266" calcext:value-type="date">
            <text:p>2019-10-26 09:20:56</text:p>
          </table:table-cell>
          <table:table-cell table:style-name="ce7" table:formula="of:=[.A1171]" office:value-type="date" office:date-value="2019-10-26T09:20:56.167266" calcext:value-type="date">
            <text:p>2019-10-26 09:20:56</text:p>
          </table:table-cell>
          <table:table-cell table:formula="of:=TRUNC([.A1171])" office:value-type="float" office:value="43764" calcext:value-type="float">
            <text:p>43764</text:p>
          </table:table-cell>
          <table:table-cell table:style-name="ce12" table:formula="of:=[.B1171]-[.C1171]" office:value-type="date" office:date-value="1899-12-30T09:20:56.16726551671" calcext:value-type="date">
            <text:p>12/30/99 09:20 AM</text:p>
          </table:table-cell>
          <table:table-cell table:formula="of:=MOD([.E1170]-[.$E$2];[.$H$2])+1+[.$E$2]" office:value-type="float" office:value="249" calcext:value-type="float">
            <text:p>249</text:p>
          </table:table-cell>
          <table:table-cell table:formula="of:=MOD([.F1170]+1/[.$H$2];5)" office:value-type="float" office:value="4.46666666666662" calcext:value-type="float">
            <text:p>4,46666666666662</text:p>
          </table:table-cell>
          <table:table-cell table:formula="of:=IF([.F1171]&lt;0.000001;[.G1170]+2+1/[.$H$2];[.G1170]+1/[.$H$2])" office:value-type="float" office:value="19.4666666666668" calcext:value-type="float">
            <text:p>19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2]))" office:value-type="date" office:date-value="2019-10-26T09:17:28.324339" calcext:value-type="date">
            <text:p>2019-10-26 09:17:28</text:p>
          </table:table-cell>
          <table:table-cell table:style-name="ce7" table:formula="of:=[.A1172]" office:value-type="date" office:date-value="2019-10-26T09:17:28.324339" calcext:value-type="date">
            <text:p>2019-10-26 09:17:28</text:p>
          </table:table-cell>
          <table:table-cell table:formula="of:=TRUNC([.A1172])" office:value-type="float" office:value="43764" calcext:value-type="float">
            <text:p>43764</text:p>
          </table:table-cell>
          <table:table-cell table:style-name="ce12" table:formula="of:=[.B1172]-[.C1172]" office:value-type="date" office:date-value="1899-12-30T09:17:28.32433923148" calcext:value-type="date">
            <text:p>12/30/99 09:17 AM</text:p>
          </table:table-cell>
          <table:table-cell table:formula="of:=MOD([.E1171]-[.$E$2];[.$H$2])+1+[.$E$2]" office:value-type="float" office:value="250" calcext:value-type="float">
            <text:p>250</text:p>
          </table:table-cell>
          <table:table-cell table:formula="of:=MOD([.F1171]+1/[.$H$2];5)" office:value-type="float" office:value="4.48333333333329" calcext:value-type="float">
            <text:p>4,48333333333329</text:p>
          </table:table-cell>
          <table:table-cell table:formula="of:=IF([.F1172]&lt;0.000001;[.G1171]+2+1/[.$H$2];[.G1171]+1/[.$H$2])" office:value-type="float" office:value="19.4833333333335" calcext:value-type="float">
            <text:p>19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3]))" office:value-type="date" office:date-value="2019-10-26T09:41:58.372741" calcext:value-type="date">
            <text:p>2019-10-26 09:41:58</text:p>
          </table:table-cell>
          <table:table-cell table:style-name="ce7" table:formula="of:=[.A1173]" office:value-type="date" office:date-value="2019-10-26T09:41:58.372741" calcext:value-type="date">
            <text:p>2019-10-26 09:41:58</text:p>
          </table:table-cell>
          <table:table-cell table:formula="of:=TRUNC([.A1173])" office:value-type="float" office:value="43764" calcext:value-type="float">
            <text:p>43764</text:p>
          </table:table-cell>
          <table:table-cell table:style-name="ce12" table:formula="of:=[.B1173]-[.C1173]" office:value-type="date" office:date-value="1899-12-30T09:41:58.37274071295" calcext:value-type="date">
            <text:p>12/30/99 09:41 AM</text:p>
          </table:table-cell>
          <table:table-cell table:formula="of:=MOD([.E1172]-[.$E$2];[.$H$2])+1+[.$E$2]" office:value-type="float" office:value="251" calcext:value-type="float">
            <text:p>251</text:p>
          </table:table-cell>
          <table:table-cell table:formula="of:=MOD([.F1172]+1/[.$H$2];5)" office:value-type="float" office:value="4.49999999999995" calcext:value-type="float">
            <text:p>4,49999999999995</text:p>
          </table:table-cell>
          <table:table-cell table:formula="of:=IF([.F1173]&lt;0.000001;[.G1172]+2+1/[.$H$2];[.G1172]+1/[.$H$2])" office:value-type="float" office:value="19.5000000000002" calcext:value-type="float">
            <text:p>19,5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4]))" office:value-type="date" office:date-value="2019-10-26T09:44:10.760609" calcext:value-type="date">
            <text:p>2019-10-26 09:44:11</text:p>
          </table:table-cell>
          <table:table-cell table:style-name="ce7" table:formula="of:=[.A1174]" office:value-type="date" office:date-value="2019-10-26T09:44:10.760609" calcext:value-type="date">
            <text:p>2019-10-26 09:44:11</text:p>
          </table:table-cell>
          <table:table-cell table:formula="of:=TRUNC([.A1174])" office:value-type="float" office:value="43764" calcext:value-type="float">
            <text:p>43764</text:p>
          </table:table-cell>
          <table:table-cell table:style-name="ce12" table:formula="of:=[.B1174]-[.C1174]" office:value-type="date" office:date-value="1899-12-30T09:44:10.7606089348" calcext:value-type="date">
            <text:p>12/30/99 09:44 AM</text:p>
          </table:table-cell>
          <table:table-cell table:formula="of:=MOD([.E1173]-[.$E$2];[.$H$2])+1+[.$E$2]" office:value-type="float" office:value="252" calcext:value-type="float">
            <text:p>252</text:p>
          </table:table-cell>
          <table:table-cell table:formula="of:=MOD([.F1173]+1/[.$H$2];5)" office:value-type="float" office:value="4.51666666666662" calcext:value-type="float">
            <text:p>4,51666666666662</text:p>
          </table:table-cell>
          <table:table-cell table:formula="of:=IF([.F1174]&lt;0.000001;[.G1173]+2+1/[.$H$2];[.G1173]+1/[.$H$2])" office:value-type="float" office:value="19.5166666666668" calcext:value-type="float">
            <text:p>19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5]))" office:value-type="date" office:date-value="2019-10-26T10:09:10.998634" calcext:value-type="date">
            <text:p>2019-10-26 10:09:11</text:p>
          </table:table-cell>
          <table:table-cell table:style-name="ce7" table:formula="of:=[.A1175]" office:value-type="date" office:date-value="2019-10-26T10:09:10.998634" calcext:value-type="date">
            <text:p>2019-10-26 10:09:11</text:p>
          </table:table-cell>
          <table:table-cell table:formula="of:=TRUNC([.A1175])" office:value-type="float" office:value="43764" calcext:value-type="float">
            <text:p>43764</text:p>
          </table:table-cell>
          <table:table-cell table:style-name="ce12" table:formula="of:=[.B1175]-[.C1175]" office:value-type="date" office:date-value="1899-12-30T10:09:10.99863368087" calcext:value-type="date">
            <text:p>12/30/99 10:09 AM</text:p>
          </table:table-cell>
          <table:table-cell table:formula="of:=MOD([.E1174]-[.$E$2];[.$H$2])+1+[.$E$2]" office:value-type="float" office:value="253" calcext:value-type="float">
            <text:p>253</text:p>
          </table:table-cell>
          <table:table-cell table:formula="of:=MOD([.F1174]+1/[.$H$2];5)" office:value-type="float" office:value="4.53333333333329" calcext:value-type="float">
            <text:p>4,53333333333329</text:p>
          </table:table-cell>
          <table:table-cell table:formula="of:=IF([.F1175]&lt;0.000001;[.G1174]+2+1/[.$H$2];[.G1174]+1/[.$H$2])" office:value-type="float" office:value="19.5333333333335" calcext:value-type="float">
            <text:p>19,5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6]))" office:value-type="date" office:date-value="2019-10-26T09:43:21.529046" calcext:value-type="date">
            <text:p>2019-10-26 09:43:22</text:p>
          </table:table-cell>
          <table:table-cell table:style-name="ce7" table:formula="of:=[.A1176]" office:value-type="date" office:date-value="2019-10-26T09:43:21.529046" calcext:value-type="date">
            <text:p>2019-10-26 09:43:22</text:p>
          </table:table-cell>
          <table:table-cell table:formula="of:=TRUNC([.A1176])" office:value-type="float" office:value="43764" calcext:value-type="float">
            <text:p>43764</text:p>
          </table:table-cell>
          <table:table-cell table:style-name="ce12" table:formula="of:=[.B1176]-[.C1176]" office:value-type="date" office:date-value="1899-12-30T09:43:21.52904635761" calcext:value-type="date">
            <text:p>12/30/99 09:43 AM</text:p>
          </table:table-cell>
          <table:table-cell table:formula="of:=MOD([.E1175]-[.$E$2];[.$H$2])+1+[.$E$2]" office:value-type="float" office:value="254" calcext:value-type="float">
            <text:p>254</text:p>
          </table:table-cell>
          <table:table-cell table:formula="of:=MOD([.F1175]+1/[.$H$2];5)" office:value-type="float" office:value="4.54999999999995" calcext:value-type="float">
            <text:p>4,54999999999995</text:p>
          </table:table-cell>
          <table:table-cell table:formula="of:=IF([.F1176]&lt;0.000001;[.G1175]+2+1/[.$H$2];[.G1175]+1/[.$H$2])" office:value-type="float" office:value="19.5500000000002" calcext:value-type="float">
            <text:p>19,5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7]))" office:value-type="date" office:date-value="2019-10-26T09:35:37.581123" calcext:value-type="date">
            <text:p>2019-10-26 09:35:38</text:p>
          </table:table-cell>
          <table:table-cell table:style-name="ce7" table:formula="of:=[.A1177]" office:value-type="date" office:date-value="2019-10-26T09:35:37.581123" calcext:value-type="date">
            <text:p>2019-10-26 09:35:38</text:p>
          </table:table-cell>
          <table:table-cell table:formula="of:=TRUNC([.A1177])" office:value-type="float" office:value="43764" calcext:value-type="float">
            <text:p>43764</text:p>
          </table:table-cell>
          <table:table-cell table:style-name="ce12" table:formula="of:=[.B1177]-[.C1177]" office:value-type="date" office:date-value="1899-12-30T09:35:37.58112278301" calcext:value-type="date">
            <text:p>12/30/99 09:35 AM</text:p>
          </table:table-cell>
          <table:table-cell table:formula="of:=MOD([.E1176]-[.$E$2];[.$H$2])+1+[.$E$2]" office:value-type="float" office:value="255" calcext:value-type="float">
            <text:p>255</text:p>
          </table:table-cell>
          <table:table-cell table:formula="of:=MOD([.F1176]+1/[.$H$2];5)" office:value-type="float" office:value="4.56666666666662" calcext:value-type="float">
            <text:p>4,56666666666662</text:p>
          </table:table-cell>
          <table:table-cell table:formula="of:=IF([.F1177]&lt;0.000001;[.G1176]+2+1/[.$H$2];[.G1176]+1/[.$H$2])" office:value-type="float" office:value="19.5666666666668" calcext:value-type="float">
            <text:p>19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8]))" office:value-type="date" office:date-value="2019-10-26T09:09:59.74084" calcext:value-type="date">
            <text:p>2019-10-26 09:10:00</text:p>
          </table:table-cell>
          <table:table-cell table:style-name="ce7" table:formula="of:=[.A1178]" office:value-type="date" office:date-value="2019-10-26T09:09:59.74084" calcext:value-type="date">
            <text:p>2019-10-26 09:10:00</text:p>
          </table:table-cell>
          <table:table-cell table:formula="of:=TRUNC([.A1178])" office:value-type="float" office:value="43764" calcext:value-type="float">
            <text:p>43764</text:p>
          </table:table-cell>
          <table:table-cell table:style-name="ce12" table:formula="of:=[.B1178]-[.C1178]" office:value-type="date" office:date-value="1899-12-30T09:09:59.74084021524" calcext:value-type="date">
            <text:p>12/30/99 09:10 AM</text:p>
          </table:table-cell>
          <table:table-cell table:formula="of:=MOD([.E1177]-[.$E$2];[.$H$2])+1+[.$E$2]" office:value-type="float" office:value="256" calcext:value-type="float">
            <text:p>256</text:p>
          </table:table-cell>
          <table:table-cell table:formula="of:=MOD([.F1177]+1/[.$H$2];5)" office:value-type="float" office:value="4.58333333333329" calcext:value-type="float">
            <text:p>4,58333333333329</text:p>
          </table:table-cell>
          <table:table-cell table:formula="of:=IF([.F1178]&lt;0.000001;[.G1177]+2+1/[.$H$2];[.G1177]+1/[.$H$2])" office:value-type="float" office:value="19.5833333333335" calcext:value-type="float">
            <text:p>19,5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79]))" office:value-type="date" office:date-value="2019-10-26T09:26:47.725612" calcext:value-type="date">
            <text:p>2019-10-26 09:26:48</text:p>
          </table:table-cell>
          <table:table-cell table:style-name="ce7" table:formula="of:=[.A1179]" office:value-type="date" office:date-value="2019-10-26T09:26:47.725612" calcext:value-type="date">
            <text:p>2019-10-26 09:26:48</text:p>
          </table:table-cell>
          <table:table-cell table:formula="of:=TRUNC([.A1179])" office:value-type="float" office:value="43764" calcext:value-type="float">
            <text:p>43764</text:p>
          </table:table-cell>
          <table:table-cell table:style-name="ce12" table:formula="of:=[.B1179]-[.C1179]" office:value-type="date" office:date-value="1899-12-30T09:26:47.72561186459" calcext:value-type="date">
            <text:p>12/30/99 09:26 AM</text:p>
          </table:table-cell>
          <table:table-cell table:formula="of:=MOD([.E1178]-[.$E$2];[.$H$2])+1+[.$E$2]" office:value-type="float" office:value="257" calcext:value-type="float">
            <text:p>257</text:p>
          </table:table-cell>
          <table:table-cell table:formula="of:=MOD([.F1178]+1/[.$H$2];5)" office:value-type="float" office:value="4.59999999999995" calcext:value-type="float">
            <text:p>4,59999999999995</text:p>
          </table:table-cell>
          <table:table-cell table:formula="of:=IF([.F1179]&lt;0.000001;[.G1178]+2+1/[.$H$2];[.G1178]+1/[.$H$2])" office:value-type="float" office:value="19.6000000000002" calcext:value-type="float">
            <text:p>19,6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0]))" office:value-type="date" office:date-value="2019-10-26T09:40:49.014041" calcext:value-type="date">
            <text:p>2019-10-26 09:40:49</text:p>
          </table:table-cell>
          <table:table-cell table:style-name="ce7" table:formula="of:=[.A1180]" office:value-type="date" office:date-value="2019-10-26T09:40:49.014041" calcext:value-type="date">
            <text:p>2019-10-26 09:40:49</text:p>
          </table:table-cell>
          <table:table-cell table:formula="of:=TRUNC([.A1180])" office:value-type="float" office:value="43764" calcext:value-type="float">
            <text:p>43764</text:p>
          </table:table-cell>
          <table:table-cell table:style-name="ce12" table:formula="of:=[.B1180]-[.C1180]" office:value-type="date" office:date-value="1899-12-30T09:40:49.01404115371" calcext:value-type="date">
            <text:p>12/30/99 09:40 AM</text:p>
          </table:table-cell>
          <table:table-cell table:formula="of:=MOD([.E1179]-[.$E$2];[.$H$2])+1+[.$E$2]" office:value-type="float" office:value="258" calcext:value-type="float">
            <text:p>258</text:p>
          </table:table-cell>
          <table:table-cell table:formula="of:=MOD([.F1179]+1/[.$H$2];5)" office:value-type="float" office:value="4.61666666666662" calcext:value-type="float">
            <text:p>4,61666666666662</text:p>
          </table:table-cell>
          <table:table-cell table:formula="of:=IF([.F1180]&lt;0.000001;[.G1179]+2+1/[.$H$2];[.G1179]+1/[.$H$2])" office:value-type="float" office:value="19.6166666666668" calcext:value-type="float">
            <text:p>19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1]))" office:value-type="date" office:date-value="2019-10-26T09:10:31.884141" calcext:value-type="date">
            <text:p>2019-10-26 09:10:32</text:p>
          </table:table-cell>
          <table:table-cell table:style-name="ce7" table:formula="of:=[.A1181]" office:value-type="date" office:date-value="2019-10-26T09:10:31.884141" calcext:value-type="date">
            <text:p>2019-10-26 09:10:32</text:p>
          </table:table-cell>
          <table:table-cell table:formula="of:=TRUNC([.A1181])" office:value-type="float" office:value="43764" calcext:value-type="float">
            <text:p>43764</text:p>
          </table:table-cell>
          <table:table-cell table:style-name="ce12" table:formula="of:=[.B1181]-[.C1181]" office:value-type="date" office:date-value="1899-12-30T09:10:31.88414052129" calcext:value-type="date">
            <text:p>12/30/99 09:10 AM</text:p>
          </table:table-cell>
          <table:table-cell table:formula="of:=MOD([.E1180]-[.$E$2];[.$H$2])+1+[.$E$2]" office:value-type="float" office:value="259" calcext:value-type="float">
            <text:p>259</text:p>
          </table:table-cell>
          <table:table-cell table:formula="of:=MOD([.F1180]+1/[.$H$2];5)" office:value-type="float" office:value="4.63333333333329" calcext:value-type="float">
            <text:p>4,63333333333329</text:p>
          </table:table-cell>
          <table:table-cell table:formula="of:=IF([.F1181]&lt;0.000001;[.G1180]+2+1/[.$H$2];[.G1180]+1/[.$H$2])" office:value-type="float" office:value="19.6333333333335" calcext:value-type="float">
            <text:p>19,6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2]))" office:value-type="date" office:date-value="2019-10-26T09:15:35.964748" calcext:value-type="date">
            <text:p>2019-10-26 09:15:36</text:p>
          </table:table-cell>
          <table:table-cell table:style-name="ce7" table:formula="of:=[.A1182]" office:value-type="date" office:date-value="2019-10-26T09:15:35.964748" calcext:value-type="date">
            <text:p>2019-10-26 09:15:36</text:p>
          </table:table-cell>
          <table:table-cell table:formula="of:=TRUNC([.A1182])" office:value-type="float" office:value="43764" calcext:value-type="float">
            <text:p>43764</text:p>
          </table:table-cell>
          <table:table-cell table:style-name="ce12" table:formula="of:=[.B1182]-[.C1182]" office:value-type="date" office:date-value="1899-12-30T09:15:35.96474763472" calcext:value-type="date">
            <text:p>12/30/99 09:15 AM</text:p>
          </table:table-cell>
          <table:table-cell table:formula="of:=MOD([.E1181]-[.$E$2];[.$H$2])+1+[.$E$2]" office:value-type="float" office:value="260" calcext:value-type="float">
            <text:p>260</text:p>
          </table:table-cell>
          <table:table-cell table:formula="of:=MOD([.F1181]+1/[.$H$2];5)" office:value-type="float" office:value="4.64999999999995" calcext:value-type="float">
            <text:p>4,64999999999995</text:p>
          </table:table-cell>
          <table:table-cell table:formula="of:=IF([.F1182]&lt;0.000001;[.G1181]+2+1/[.$H$2];[.G1181]+1/[.$H$2])" office:value-type="float" office:value="19.6500000000002" calcext:value-type="float">
            <text:p>19,6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3]))" office:value-type="date" office:date-value="2019-10-26T09:18:20.906079" calcext:value-type="date">
            <text:p>2019-10-26 09:18:21</text:p>
          </table:table-cell>
          <table:table-cell table:style-name="ce7" table:formula="of:=[.A1183]" office:value-type="date" office:date-value="2019-10-26T09:18:20.906079" calcext:value-type="date">
            <text:p>2019-10-26 09:18:21</text:p>
          </table:table-cell>
          <table:table-cell table:formula="of:=TRUNC([.A1183])" office:value-type="float" office:value="43764" calcext:value-type="float">
            <text:p>43764</text:p>
          </table:table-cell>
          <table:table-cell table:style-name="ce12" table:formula="of:=[.B1183]-[.C1183]" office:value-type="date" office:date-value="1899-12-30T09:18:20.90607914608" calcext:value-type="date">
            <text:p>12/30/99 09:18 AM</text:p>
          </table:table-cell>
          <table:table-cell table:formula="of:=MOD([.E1182]-[.$E$2];[.$H$2])+1+[.$E$2]" office:value-type="float" office:value="261" calcext:value-type="float">
            <text:p>261</text:p>
          </table:table-cell>
          <table:table-cell table:formula="of:=MOD([.F1182]+1/[.$H$2];5)" office:value-type="float" office:value="4.66666666666662" calcext:value-type="float">
            <text:p>4,66666666666662</text:p>
          </table:table-cell>
          <table:table-cell table:formula="of:=IF([.F1183]&lt;0.000001;[.G1182]+2+1/[.$H$2];[.G1182]+1/[.$H$2])" office:value-type="float" office:value="19.6666666666668" calcext:value-type="float">
            <text:p>19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4]))" office:value-type="date" office:date-value="2019-10-26T09:32:09.516098" calcext:value-type="date">
            <text:p>2019-10-26 09:32:10</text:p>
          </table:table-cell>
          <table:table-cell table:style-name="ce7" table:formula="of:=[.A1184]" office:value-type="date" office:date-value="2019-10-26T09:32:09.516098" calcext:value-type="date">
            <text:p>2019-10-26 09:32:10</text:p>
          </table:table-cell>
          <table:table-cell table:formula="of:=TRUNC([.A1184])" office:value-type="float" office:value="43764" calcext:value-type="float">
            <text:p>43764</text:p>
          </table:table-cell>
          <table:table-cell table:style-name="ce12" table:formula="of:=[.B1184]-[.C1184]" office:value-type="date" office:date-value="1899-12-30T09:32:09.51609827578" calcext:value-type="date">
            <text:p>12/30/99 09:32 AM</text:p>
          </table:table-cell>
          <table:table-cell table:formula="of:=MOD([.E1183]-[.$E$2];[.$H$2])+1+[.$E$2]" office:value-type="float" office:value="262" calcext:value-type="float">
            <text:p>262</text:p>
          </table:table-cell>
          <table:table-cell table:formula="of:=MOD([.F1183]+1/[.$H$2];5)" office:value-type="float" office:value="4.68333333333329" calcext:value-type="float">
            <text:p>4,68333333333329</text:p>
          </table:table-cell>
          <table:table-cell table:formula="of:=IF([.F1184]&lt;0.000001;[.G1183]+2+1/[.$H$2];[.G1183]+1/[.$H$2])" office:value-type="float" office:value="19.6833333333335" calcext:value-type="float">
            <text:p>19,6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5]))" office:value-type="date" office:date-value="2019-10-26T09:44:31.148942" calcext:value-type="date">
            <text:p>2019-10-26 09:44:31</text:p>
          </table:table-cell>
          <table:table-cell table:style-name="ce7" table:formula="of:=[.A1185]" office:value-type="date" office:date-value="2019-10-26T09:44:31.148942" calcext:value-type="date">
            <text:p>2019-10-26 09:44:31</text:p>
          </table:table-cell>
          <table:table-cell table:formula="of:=TRUNC([.A1185])" office:value-type="float" office:value="43764" calcext:value-type="float">
            <text:p>43764</text:p>
          </table:table-cell>
          <table:table-cell table:style-name="ce12" table:formula="of:=[.B1185]-[.C1185]" office:value-type="date" office:date-value="1899-12-30T09:44:31.14894194528" calcext:value-type="date">
            <text:p>12/30/99 09:44 AM</text:p>
          </table:table-cell>
          <table:table-cell table:formula="of:=MOD([.E1184]-[.$E$2];[.$H$2])+1+[.$E$2]" office:value-type="float" office:value="263" calcext:value-type="float">
            <text:p>263</text:p>
          </table:table-cell>
          <table:table-cell table:formula="of:=MOD([.F1184]+1/[.$H$2];5)" office:value-type="float" office:value="4.69999999999995" calcext:value-type="float">
            <text:p>4,69999999999995</text:p>
          </table:table-cell>
          <table:table-cell table:formula="of:=IF([.F1185]&lt;0.000001;[.G1184]+2+1/[.$H$2];[.G1184]+1/[.$H$2])" office:value-type="float" office:value="19.7000000000002" calcext:value-type="float">
            <text:p>19,7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6]))" office:value-type="date" office:date-value="2019-10-26T09:45:13.238205" calcext:value-type="date">
            <text:p>2019-10-26 09:45:13</text:p>
          </table:table-cell>
          <table:table-cell table:style-name="ce7" table:formula="of:=[.A1186]" office:value-type="date" office:date-value="2019-10-26T09:45:13.238205" calcext:value-type="date">
            <text:p>2019-10-26 09:45:13</text:p>
          </table:table-cell>
          <table:table-cell table:formula="of:=TRUNC([.A1186])" office:value-type="float" office:value="43764" calcext:value-type="float">
            <text:p>43764</text:p>
          </table:table-cell>
          <table:table-cell table:style-name="ce12" table:formula="of:=[.B1186]-[.C1186]" office:value-type="date" office:date-value="1899-12-30T09:45:13.23820520192" calcext:value-type="date">
            <text:p>12/30/99 09:45 AM</text:p>
          </table:table-cell>
          <table:table-cell table:formula="of:=MOD([.E1185]-[.$E$2];[.$H$2])+1+[.$E$2]" office:value-type="float" office:value="264" calcext:value-type="float">
            <text:p>264</text:p>
          </table:table-cell>
          <table:table-cell table:formula="of:=MOD([.F1185]+1/[.$H$2];5)" office:value-type="float" office:value="4.71666666666662" calcext:value-type="float">
            <text:p>4,71666666666662</text:p>
          </table:table-cell>
          <table:table-cell table:formula="of:=IF([.F1186]&lt;0.000001;[.G1185]+2+1/[.$H$2];[.G1185]+1/[.$H$2])" office:value-type="float" office:value="19.7166666666668" calcext:value-type="float">
            <text:p>19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7]))" office:value-type="date" office:date-value="2019-10-26T09:47:30.895957" calcext:value-type="date">
            <text:p>2019-10-26 09:47:31</text:p>
          </table:table-cell>
          <table:table-cell table:style-name="ce7" table:formula="of:=[.A1187]" office:value-type="date" office:date-value="2019-10-26T09:47:30.895957" calcext:value-type="date">
            <text:p>2019-10-26 09:47:31</text:p>
          </table:table-cell>
          <table:table-cell table:formula="of:=TRUNC([.A1187])" office:value-type="float" office:value="43764" calcext:value-type="float">
            <text:p>43764</text:p>
          </table:table-cell>
          <table:table-cell table:style-name="ce12" table:formula="of:=[.B1187]-[.C1187]" office:value-type="date" office:date-value="1899-12-30T09:47:30.89595720638" calcext:value-type="date">
            <text:p>12/30/99 09:47 AM</text:p>
          </table:table-cell>
          <table:table-cell table:formula="of:=MOD([.E1186]-[.$E$2];[.$H$2])+1+[.$E$2]" office:value-type="float" office:value="265" calcext:value-type="float">
            <text:p>265</text:p>
          </table:table-cell>
          <table:table-cell table:formula="of:=MOD([.F1186]+1/[.$H$2];5)" office:value-type="float" office:value="4.73333333333328" calcext:value-type="float">
            <text:p>4,73333333333328</text:p>
          </table:table-cell>
          <table:table-cell table:formula="of:=IF([.F1187]&lt;0.000001;[.G1186]+2+1/[.$H$2];[.G1186]+1/[.$H$2])" office:value-type="float" office:value="19.7333333333335" calcext:value-type="float">
            <text:p>19,7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8]))" office:value-type="date" office:date-value="2019-10-26T09:44:37.888416" calcext:value-type="date">
            <text:p>2019-10-26 09:44:38</text:p>
          </table:table-cell>
          <table:table-cell table:style-name="ce7" table:formula="of:=[.A1188]" office:value-type="date" office:date-value="2019-10-26T09:44:37.888416" calcext:value-type="date">
            <text:p>2019-10-26 09:44:38</text:p>
          </table:table-cell>
          <table:table-cell table:formula="of:=TRUNC([.A1188])" office:value-type="float" office:value="43764" calcext:value-type="float">
            <text:p>43764</text:p>
          </table:table-cell>
          <table:table-cell table:style-name="ce12" table:formula="of:=[.B1188]-[.C1188]" office:value-type="date" office:date-value="1899-12-30T09:44:37.88841580041" calcext:value-type="date">
            <text:p>12/30/99 09:44 AM</text:p>
          </table:table-cell>
          <table:table-cell table:formula="of:=MOD([.E1187]-[.$E$2];[.$H$2])+1+[.$E$2]" office:value-type="float" office:value="266" calcext:value-type="float">
            <text:p>266</text:p>
          </table:table-cell>
          <table:table-cell table:formula="of:=MOD([.F1187]+1/[.$H$2];5)" office:value-type="float" office:value="4.74999999999995" calcext:value-type="float">
            <text:p>4,74999999999995</text:p>
          </table:table-cell>
          <table:table-cell table:formula="of:=IF([.F1188]&lt;0.000001;[.G1187]+2+1/[.$H$2];[.G1187]+1/[.$H$2])" office:value-type="float" office:value="19.7500000000002" calcext:value-type="float">
            <text:p>19,7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89]))" office:value-type="date" office:date-value="2019-10-26T09:12:30.723477" calcext:value-type="date">
            <text:p>2019-10-26 09:12:31</text:p>
          </table:table-cell>
          <table:table-cell table:style-name="ce7" table:formula="of:=[.A1189]" office:value-type="date" office:date-value="2019-10-26T09:12:30.723477" calcext:value-type="date">
            <text:p>2019-10-26 09:12:31</text:p>
          </table:table-cell>
          <table:table-cell table:formula="of:=TRUNC([.A1189])" office:value-type="float" office:value="43764" calcext:value-type="float">
            <text:p>43764</text:p>
          </table:table-cell>
          <table:table-cell table:style-name="ce12" table:formula="of:=[.B1189]-[.C1189]" office:value-type="date" office:date-value="1899-12-30T09:12:30.72347719688" calcext:value-type="date">
            <text:p>12/30/99 09:12 AM</text:p>
          </table:table-cell>
          <table:table-cell table:formula="of:=MOD([.E1188]-[.$E$2];[.$H$2])+1+[.$E$2]" office:value-type="float" office:value="267" calcext:value-type="float">
            <text:p>267</text:p>
          </table:table-cell>
          <table:table-cell table:formula="of:=MOD([.F1188]+1/[.$H$2];5)" office:value-type="float" office:value="4.76666666666662" calcext:value-type="float">
            <text:p>4,76666666666662</text:p>
          </table:table-cell>
          <table:table-cell table:formula="of:=IF([.F1189]&lt;0.000001;[.G1188]+2+1/[.$H$2];[.G1188]+1/[.$H$2])" office:value-type="float" office:value="19.7666666666668" calcext:value-type="float">
            <text:p>19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0]))" office:value-type="date" office:date-value="2019-10-26T09:13:42.497514" calcext:value-type="date">
            <text:p>2019-10-26 09:13:42</text:p>
          </table:table-cell>
          <table:table-cell table:style-name="ce7" table:formula="of:=[.A1190]" office:value-type="date" office:date-value="2019-10-26T09:13:42.497514" calcext:value-type="date">
            <text:p>2019-10-26 09:13:42</text:p>
          </table:table-cell>
          <table:table-cell table:formula="of:=TRUNC([.A1190])" office:value-type="float" office:value="43764" calcext:value-type="float">
            <text:p>43764</text:p>
          </table:table-cell>
          <table:table-cell table:style-name="ce12" table:formula="of:=[.B1190]-[.C1190]" office:value-type="date" office:date-value="1899-12-30T09:13:42.49751393683" calcext:value-type="date">
            <text:p>12/30/99 09:13 AM</text:p>
          </table:table-cell>
          <table:table-cell table:formula="of:=MOD([.E1189]-[.$E$2];[.$H$2])+1+[.$E$2]" office:value-type="float" office:value="268" calcext:value-type="float">
            <text:p>268</text:p>
          </table:table-cell>
          <table:table-cell table:formula="of:=MOD([.F1189]+1/[.$H$2];5)" office:value-type="float" office:value="4.78333333333328" calcext:value-type="float">
            <text:p>4,78333333333328</text:p>
          </table:table-cell>
          <table:table-cell table:formula="of:=IF([.F1190]&lt;0.000001;[.G1189]+2+1/[.$H$2];[.G1189]+1/[.$H$2])" office:value-type="float" office:value="19.7833333333335" calcext:value-type="float">
            <text:p>19,7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1]))" office:value-type="date" office:date-value="2019-10-26T09:42:30.136985" calcext:value-type="date">
            <text:p>2019-10-26 09:42:30</text:p>
          </table:table-cell>
          <table:table-cell table:style-name="ce7" table:formula="of:=[.A1191]" office:value-type="date" office:date-value="2019-10-26T09:42:30.136985" calcext:value-type="date">
            <text:p>2019-10-26 09:42:30</text:p>
          </table:table-cell>
          <table:table-cell table:formula="of:=TRUNC([.A1191])" office:value-type="float" office:value="43764" calcext:value-type="float">
            <text:p>43764</text:p>
          </table:table-cell>
          <table:table-cell table:style-name="ce12" table:formula="of:=[.B1191]-[.C1191]" office:value-type="date" office:date-value="1899-12-30T09:42:30.13698453549" calcext:value-type="date">
            <text:p>12/30/99 09:42 AM</text:p>
          </table:table-cell>
          <table:table-cell table:formula="of:=MOD([.E1190]-[.$E$2];[.$H$2])+1+[.$E$2]" office:value-type="float" office:value="269" calcext:value-type="float">
            <text:p>269</text:p>
          </table:table-cell>
          <table:table-cell table:formula="of:=MOD([.F1190]+1/[.$H$2];5)" office:value-type="float" office:value="4.79999999999995" calcext:value-type="float">
            <text:p>4,79999999999995</text:p>
          </table:table-cell>
          <table:table-cell table:formula="of:=IF([.F1191]&lt;0.000001;[.G1190]+2+1/[.$H$2];[.G1190]+1/[.$H$2])" office:value-type="float" office:value="19.8000000000002" calcext:value-type="float">
            <text:p>19,8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2]))" office:value-type="date" office:date-value="2019-10-26T09:47:39.88418" calcext:value-type="date">
            <text:p>2019-10-26 09:47:40</text:p>
          </table:table-cell>
          <table:table-cell table:style-name="ce7" table:formula="of:=[.A1192]" office:value-type="date" office:date-value="2019-10-26T09:47:39.88418" calcext:value-type="date">
            <text:p>2019-10-26 09:47:40</text:p>
          </table:table-cell>
          <table:table-cell table:formula="of:=TRUNC([.A1192])" office:value-type="float" office:value="43764" calcext:value-type="float">
            <text:p>43764</text:p>
          </table:table-cell>
          <table:table-cell table:style-name="ce12" table:formula="of:=[.B1192]-[.C1192]" office:value-type="date" office:date-value="1899-12-30T09:47:39.88418043125" calcext:value-type="date">
            <text:p>12/30/99 09:47 AM</text:p>
          </table:table-cell>
          <table:table-cell table:formula="of:=MOD([.E1191]-[.$E$2];[.$H$2])+1+[.$E$2]" office:value-type="float" office:value="270" calcext:value-type="float">
            <text:p>270</text:p>
          </table:table-cell>
          <table:table-cell table:formula="of:=MOD([.F1191]+1/[.$H$2];5)" office:value-type="float" office:value="4.81666666666662" calcext:value-type="float">
            <text:p>4,81666666666662</text:p>
          </table:table-cell>
          <table:table-cell table:formula="of:=IF([.F1192]&lt;0.000001;[.G1191]+2+1/[.$H$2];[.G1191]+1/[.$H$2])" office:value-type="float" office:value="19.8166666666668" calcext:value-type="float">
            <text:p>19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3]))" office:value-type="date" office:date-value="2019-10-26T09:14:12.486066" calcext:value-type="date">
            <text:p>2019-10-26 09:14:12</text:p>
          </table:table-cell>
          <table:table-cell table:style-name="ce7" table:formula="of:=[.A1193]" office:value-type="date" office:date-value="2019-10-26T09:14:12.486066" calcext:value-type="date">
            <text:p>2019-10-26 09:14:12</text:p>
          </table:table-cell>
          <table:table-cell table:formula="of:=TRUNC([.A1193])" office:value-type="float" office:value="43764" calcext:value-type="float">
            <text:p>43764</text:p>
          </table:table-cell>
          <table:table-cell table:style-name="ce12" table:formula="of:=[.B1193]-[.C1193]" office:value-type="date" office:date-value="1899-12-30T09:14:12.48606582172" calcext:value-type="date">
            <text:p>12/30/99 09:14 AM</text:p>
          </table:table-cell>
          <table:table-cell table:formula="of:=MOD([.E1192]-[.$E$2];[.$H$2])+1+[.$E$2]" office:value-type="float" office:value="271" calcext:value-type="float">
            <text:p>271</text:p>
          </table:table-cell>
          <table:table-cell table:formula="of:=MOD([.F1192]+1/[.$H$2];5)" office:value-type="float" office:value="4.83333333333328" calcext:value-type="float">
            <text:p>4,83333333333328</text:p>
          </table:table-cell>
          <table:table-cell table:formula="of:=IF([.F1193]&lt;0.000001;[.G1192]+2+1/[.$H$2];[.G1192]+1/[.$H$2])" office:value-type="float" office:value="19.8333333333335" calcext:value-type="float">
            <text:p>19,8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4]))" office:value-type="date" office:date-value="2019-10-26T09:33:24.270256" calcext:value-type="date">
            <text:p>2019-10-26 09:33:24</text:p>
          </table:table-cell>
          <table:table-cell table:style-name="ce7" table:formula="of:=[.A1194]" office:value-type="date" office:date-value="2019-10-26T09:33:24.270256" calcext:value-type="date">
            <text:p>2019-10-26 09:33:24</text:p>
          </table:table-cell>
          <table:table-cell table:formula="of:=TRUNC([.A1194])" office:value-type="float" office:value="43764" calcext:value-type="float">
            <text:p>43764</text:p>
          </table:table-cell>
          <table:table-cell table:style-name="ce12" table:formula="of:=[.B1194]-[.C1194]" office:value-type="date" office:date-value="1899-12-30T09:33:24.27025614772" calcext:value-type="date">
            <text:p>12/30/99 09:33 AM</text:p>
          </table:table-cell>
          <table:table-cell table:formula="of:=MOD([.E1193]-[.$E$2];[.$H$2])+1+[.$E$2]" office:value-type="float" office:value="272" calcext:value-type="float">
            <text:p>272</text:p>
          </table:table-cell>
          <table:table-cell table:formula="of:=MOD([.F1193]+1/[.$H$2];5)" office:value-type="float" office:value="4.84999999999995" calcext:value-type="float">
            <text:p>4,84999999999995</text:p>
          </table:table-cell>
          <table:table-cell table:formula="of:=IF([.F1194]&lt;0.000001;[.G1193]+2+1/[.$H$2];[.G1193]+1/[.$H$2])" office:value-type="float" office:value="19.8500000000002" calcext:value-type="float">
            <text:p>19,85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5]))" office:value-type="date" office:date-value="2019-10-26T09:15:02.230344" calcext:value-type="date">
            <text:p>2019-10-26 09:15:02</text:p>
          </table:table-cell>
          <table:table-cell table:style-name="ce7" table:formula="of:=[.A1195]" office:value-type="date" office:date-value="2019-10-26T09:15:02.230344" calcext:value-type="date">
            <text:p>2019-10-26 09:15:02</text:p>
          </table:table-cell>
          <table:table-cell table:formula="of:=TRUNC([.A1195])" office:value-type="float" office:value="43764" calcext:value-type="float">
            <text:p>43764</text:p>
          </table:table-cell>
          <table:table-cell table:style-name="ce12" table:formula="of:=[.B1195]-[.C1195]" office:value-type="date" office:date-value="1899-12-30T09:15:02.23034375813" calcext:value-type="date">
            <text:p>12/30/99 09:15 AM</text:p>
          </table:table-cell>
          <table:table-cell table:formula="of:=MOD([.E1194]-[.$E$2];[.$H$2])+1+[.$E$2]" office:value-type="float" office:value="273" calcext:value-type="float">
            <text:p>273</text:p>
          </table:table-cell>
          <table:table-cell table:formula="of:=MOD([.F1194]+1/[.$H$2];5)" office:value-type="float" office:value="4.86666666666662" calcext:value-type="float">
            <text:p>4,86666666666662</text:p>
          </table:table-cell>
          <table:table-cell table:formula="of:=IF([.F1195]&lt;0.000001;[.G1194]+2+1/[.$H$2];[.G1194]+1/[.$H$2])" office:value-type="float" office:value="19.8666666666668" calcext:value-type="float">
            <text:p>19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6]))" office:value-type="date" office:date-value="2019-10-26T09:39:13.905223" calcext:value-type="date">
            <text:p>2019-10-26 09:39:14</text:p>
          </table:table-cell>
          <table:table-cell table:style-name="ce7" table:formula="of:=[.A1196]" office:value-type="date" office:date-value="2019-10-26T09:39:13.905223" calcext:value-type="date">
            <text:p>2019-10-26 09:39:14</text:p>
          </table:table-cell>
          <table:table-cell table:formula="of:=TRUNC([.A1196])" office:value-type="float" office:value="43764" calcext:value-type="float">
            <text:p>43764</text:p>
          </table:table-cell>
          <table:table-cell table:style-name="ce12" table:formula="of:=[.B1196]-[.C1196]" office:value-type="date" office:date-value="1899-12-30T09:39:13.9052228909" calcext:value-type="date">
            <text:p>12/30/99 09:39 AM</text:p>
          </table:table-cell>
          <table:table-cell table:formula="of:=MOD([.E1195]-[.$E$2];[.$H$2])+1+[.$E$2]" office:value-type="float" office:value="274" calcext:value-type="float">
            <text:p>274</text:p>
          </table:table-cell>
          <table:table-cell table:formula="of:=MOD([.F1195]+1/[.$H$2];5)" office:value-type="float" office:value="4.88333333333328" calcext:value-type="float">
            <text:p>4,88333333333328</text:p>
          </table:table-cell>
          <table:table-cell table:formula="of:=IF([.F1196]&lt;0.000001;[.G1195]+2+1/[.$H$2];[.G1195]+1/[.$H$2])" office:value-type="float" office:value="19.8833333333335" calcext:value-type="float">
            <text:p>19,8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7]))" office:value-type="date" office:date-value="2019-10-26T09:35:23.498373" calcext:value-type="date">
            <text:p>2019-10-26 09:35:23</text:p>
          </table:table-cell>
          <table:table-cell table:style-name="ce7" table:formula="of:=[.A1197]" office:value-type="date" office:date-value="2019-10-26T09:35:23.498373" calcext:value-type="date">
            <text:p>2019-10-26 09:35:23</text:p>
          </table:table-cell>
          <table:table-cell table:formula="of:=TRUNC([.A1197])" office:value-type="float" office:value="43764" calcext:value-type="float">
            <text:p>43764</text:p>
          </table:table-cell>
          <table:table-cell table:style-name="ce12" table:formula="of:=[.B1197]-[.C1197]" office:value-type="date" office:date-value="1899-12-30T09:35:23.49837252405" calcext:value-type="date">
            <text:p>12/30/99 09:35 AM</text:p>
          </table:table-cell>
          <table:table-cell table:formula="of:=MOD([.E1196]-[.$E$2];[.$H$2])+1+[.$E$2]" office:value-type="float" office:value="275" calcext:value-type="float">
            <text:p>275</text:p>
          </table:table-cell>
          <table:table-cell table:formula="of:=MOD([.F1196]+1/[.$H$2];5)" office:value-type="float" office:value="4.89999999999995" calcext:value-type="float">
            <text:p>4,89999999999995</text:p>
          </table:table-cell>
          <table:table-cell table:formula="of:=IF([.F1197]&lt;0.000001;[.G1196]+2+1/[.$H$2];[.G1196]+1/[.$H$2])" office:value-type="float" office:value="19.9000000000002" calcext:value-type="float">
            <text:p>19,9000000000002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8]))" office:value-type="date" office:date-value="2019-10-26T09:48:09.196051" calcext:value-type="date">
            <text:p>2019-10-26 09:48:09</text:p>
          </table:table-cell>
          <table:table-cell table:style-name="ce7" table:formula="of:=[.A1198]" office:value-type="date" office:date-value="2019-10-26T09:48:09.196051" calcext:value-type="date">
            <text:p>2019-10-26 09:48:09</text:p>
          </table:table-cell>
          <table:table-cell table:formula="of:=TRUNC([.A1198])" office:value-type="float" office:value="43764" calcext:value-type="float">
            <text:p>43764</text:p>
          </table:table-cell>
          <table:table-cell table:style-name="ce12" table:formula="of:=[.B1198]-[.C1198]" office:value-type="date" office:date-value="1899-12-30T09:48:09.19605121482" calcext:value-type="date">
            <text:p>12/30/99 09:48 AM</text:p>
          </table:table-cell>
          <table:table-cell table:formula="of:=MOD([.E1197]-[.$E$2];[.$H$2])+1+[.$E$2]" office:value-type="float" office:value="276" calcext:value-type="float">
            <text:p>276</text:p>
          </table:table-cell>
          <table:table-cell table:formula="of:=MOD([.F1197]+1/[.$H$2];5)" office:value-type="float" office:value="4.91666666666662" calcext:value-type="float">
            <text:p>4,91666666666662</text:p>
          </table:table-cell>
          <table:table-cell table:formula="of:=IF([.F1198]&lt;0.000001;[.G1197]+2+1/[.$H$2];[.G1197]+1/[.$H$2])" office:value-type="float" office:value="19.9166666666668" calcext:value-type="float">
            <text:p>19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199]))" office:value-type="date" office:date-value="2019-10-26T09:39:02.065866" calcext:value-type="date">
            <text:p>2019-10-26 09:39:02</text:p>
          </table:table-cell>
          <table:table-cell table:style-name="ce7" table:formula="of:=[.A1199]" office:value-type="date" office:date-value="2019-10-26T09:39:02.065866" calcext:value-type="date">
            <text:p>2019-10-26 09:39:02</text:p>
          </table:table-cell>
          <table:table-cell table:formula="of:=TRUNC([.A1199])" office:value-type="float" office:value="43764" calcext:value-type="float">
            <text:p>43764</text:p>
          </table:table-cell>
          <table:table-cell table:style-name="ce12" table:formula="of:=[.B1199]-[.C1199]" office:value-type="date" office:date-value="1899-12-30T09:39:02.06586596556" calcext:value-type="date">
            <text:p>12/30/99 09:39 AM</text:p>
          </table:table-cell>
          <table:table-cell table:formula="of:=MOD([.E1198]-[.$E$2];[.$H$2])+1+[.$E$2]" office:value-type="float" office:value="277" calcext:value-type="float">
            <text:p>277</text:p>
          </table:table-cell>
          <table:table-cell table:formula="of:=MOD([.F1198]+1/[.$H$2];5)" office:value-type="float" office:value="4.93333333333328" calcext:value-type="float">
            <text:p>4,93333333333328</text:p>
          </table:table-cell>
          <table:table-cell table:formula="of:=IF([.F1199]&lt;0.000001;[.G1198]+2+1/[.$H$2];[.G1198]+1/[.$H$2])" office:value-type="float" office:value="19.9333333333335" calcext:value-type="float">
            <text:p>19,9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0]))" office:value-type="date" office:date-value="2019-10-26T09:36:54.040707" calcext:value-type="date">
            <text:p>2019-10-26 09:36:54</text:p>
          </table:table-cell>
          <table:table-cell table:style-name="ce7" table:formula="of:=[.A1200]" office:value-type="date" office:date-value="2019-10-26T09:36:54.040707" calcext:value-type="date">
            <text:p>2019-10-26 09:36:54</text:p>
          </table:table-cell>
          <table:table-cell table:formula="of:=TRUNC([.A1200])" office:value-type="float" office:value="43764" calcext:value-type="float">
            <text:p>43764</text:p>
          </table:table-cell>
          <table:table-cell table:style-name="ce12" table:formula="of:=[.B1200]-[.C1200]" office:value-type="date" office:date-value="1899-12-30T09:36:54.04070667922" calcext:value-type="date">
            <text:p>12/30/99 09:36 AM</text:p>
          </table:table-cell>
          <table:table-cell table:formula="of:=MOD([.E1199]-[.$E$2];[.$H$2])+1+[.$E$2]" office:value-type="float" office:value="278" calcext:value-type="float">
            <text:p>278</text:p>
          </table:table-cell>
          <table:table-cell table:formula="of:=MOD([.F1199]+1/[.$H$2];5)" office:value-type="float" office:value="4.94999999999995" calcext:value-type="float">
            <text:p>4,94999999999995</text:p>
          </table:table-cell>
          <table:table-cell table:formula="of:=IF([.F1200]&lt;0.000001;[.G1199]+2+1/[.$H$2];[.G1199]+1/[.$H$2])" office:value-type="float" office:value="19.9500000000001" calcext:value-type="float">
            <text:p>19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1]))" office:value-type="date" office:date-value="2019-10-26T09:47:02.473488" calcext:value-type="date">
            <text:p>2019-10-26 09:47:02</text:p>
          </table:table-cell>
          <table:table-cell table:style-name="ce7" table:formula="of:=[.A1201]" office:value-type="date" office:date-value="2019-10-26T09:47:02.473488" calcext:value-type="date">
            <text:p>2019-10-26 09:47:02</text:p>
          </table:table-cell>
          <table:table-cell table:formula="of:=TRUNC([.A1201])" office:value-type="float" office:value="43764" calcext:value-type="float">
            <text:p>43764</text:p>
          </table:table-cell>
          <table:table-cell table:style-name="ce12" table:formula="of:=[.B1201]-[.C1201]" office:value-type="date" office:date-value="1899-12-30T09:47:02.47348828241" calcext:value-type="date">
            <text:p>12/30/99 09:47 AM</text:p>
          </table:table-cell>
          <table:table-cell table:formula="of:=MOD([.E1200]-[.$E$2];[.$H$2])+1+[.$E$2]" office:value-type="float" office:value="279" calcext:value-type="float">
            <text:p>279</text:p>
          </table:table-cell>
          <table:table-cell table:formula="of:=MOD([.F1200]+1/[.$H$2];5)" office:value-type="float" office:value="4.96666666666662" calcext:value-type="float">
            <text:p>4,96666666666662</text:p>
          </table:table-cell>
          <table:table-cell table:formula="of:=IF([.F1201]&lt;0.000001;[.G1200]+2+1/[.$H$2];[.G1200]+1/[.$H$2])" office:value-type="float" office:value="19.9666666666668" calcext:value-type="float">
            <text:p>19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2]))" office:value-type="date" office:date-value="2019-10-26T09:48:25.875207" calcext:value-type="date">
            <text:p>2019-10-26 09:48:26</text:p>
          </table:table-cell>
          <table:table-cell table:style-name="ce7" table:formula="of:=[.A1202]" office:value-type="date" office:date-value="2019-10-26T09:48:25.875207" calcext:value-type="date">
            <text:p>2019-10-26 09:48:26</text:p>
          </table:table-cell>
          <table:table-cell table:formula="of:=TRUNC([.A1202])" office:value-type="float" office:value="43764" calcext:value-type="float">
            <text:p>43764</text:p>
          </table:table-cell>
          <table:table-cell table:style-name="ce12" table:formula="of:=[.B1202]-[.C1202]" office:value-type="date" office:date-value="1899-12-30T09:48:25.8752066223" calcext:value-type="date">
            <text:p>12/30/99 09:48 AM</text:p>
          </table:table-cell>
          <table:table-cell table:formula="of:=MOD([.E1201]-[.$E$2];[.$H$2])+1+[.$E$2]" office:value-type="float" office:value="280" calcext:value-type="float">
            <text:p>280</text:p>
          </table:table-cell>
          <table:table-cell table:formula="of:=MOD([.F1201]+1/[.$H$2];5)" office:value-type="float" office:value="4.98333333333328" calcext:value-type="float">
            <text:p>4,98333333333328</text:p>
          </table:table-cell>
          <table:table-cell table:formula="of:=IF([.F1202]&lt;0.000001;[.G1201]+2+1/[.$H$2];[.G1201]+1/[.$H$2])" office:value-type="float" office:value="19.9833333333335" calcext:value-type="float">
            <text:p>19,9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3]))" office:value-type="date" office:date-value="2019-10-27T09:21:57.853438" calcext:value-type="date">
            <text:p>2019-10-27 09:21:58</text:p>
          </table:table-cell>
          <table:table-cell table:style-name="ce7" table:formula="of:=[.A1203]" office:value-type="date" office:date-value="2019-10-27T09:21:57.853438" calcext:value-type="date">
            <text:p>2019-10-27 09:21:58</text:p>
          </table:table-cell>
          <table:table-cell table:formula="of:=TRUNC([.A1203])" office:value-type="float" office:value="43765" calcext:value-type="float">
            <text:p>43765</text:p>
          </table:table-cell>
          <table:table-cell table:style-name="ce12" table:formula="of:=[.B1203]-[.C1203]" office:value-type="date" office:date-value="1899-12-30T09:21:57.85343766678" calcext:value-type="date">
            <text:p>12/30/99 09:21 AM</text:p>
          </table:table-cell>
          <table:table-cell table:formula="of:=MOD([.E1202]-[.$E$2];[.$H$2])+1+[.$E$2]" office:value-type="float" office:value="221" calcext:value-type="float">
            <text:p>221</text:p>
          </table:table-cell>
          <table:table-cell table:formula="of:=MOD([.F1202]+1/[.$H$2];5)" office:value-type="float" office:value="4.99999999999995" calcext:value-type="float">
            <text:p>4,99999999999995</text:p>
          </table:table-cell>
          <table:table-cell table:formula="of:=IF([.F1203]&lt;0.000001;[.G1202]+2+1/[.$H$2];[.G1202]+1/[.$H$2])" office:value-type="float" office:value="20.0000000000001" calcext:value-type="float">
            <text:p>20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4]))" office:value-type="date" office:date-value="2019-10-27T09:28:57.565144" calcext:value-type="date">
            <text:p>2019-10-27 09:28:58</text:p>
          </table:table-cell>
          <table:table-cell table:style-name="ce7" table:formula="of:=[.A1204]" office:value-type="date" office:date-value="2019-10-27T09:28:57.565144" calcext:value-type="date">
            <text:p>2019-10-27 09:28:58</text:p>
          </table:table-cell>
          <table:table-cell table:formula="of:=TRUNC([.A1204])" office:value-type="float" office:value="43765" calcext:value-type="float">
            <text:p>43765</text:p>
          </table:table-cell>
          <table:table-cell table:style-name="ce12" table:formula="of:=[.B1204]-[.C1204]" office:value-type="date" office:date-value="1899-12-30T09:28:57.56514410488" calcext:value-type="date">
            <text:p>12/30/99 09:28 AM</text:p>
          </table:table-cell>
          <table:table-cell table:formula="of:=MOD([.E1203]-[.$E$2];[.$H$2])+1+[.$E$2]" office:value-type="float" office:value="222" calcext:value-type="float">
            <text:p>222</text:p>
          </table:table-cell>
          <table:table-cell table:formula="of:=MOD([.F1203]+1/[.$H$2];5)" office:value-type="float" office:value="0.0166666666666169" calcext:value-type="float">
            <text:p>0,016666666666617</text:p>
          </table:table-cell>
          <table:table-cell table:formula="of:=IF([.F1204]&lt;0.000001;[.G1203]+2+1/[.$H$2];[.G1203]+1/[.$H$2])" office:value-type="float" office:value="20.0166666666668" calcext:value-type="float">
            <text:p>20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5]))" office:value-type="date" office:date-value="2019-10-27T09:03:40.652439" calcext:value-type="date">
            <text:p>2019-10-27 09:03:41</text:p>
          </table:table-cell>
          <table:table-cell table:style-name="ce7" table:formula="of:=[.A1205]" office:value-type="date" office:date-value="2019-10-27T09:03:40.652439" calcext:value-type="date">
            <text:p>2019-10-27 09:03:41</text:p>
          </table:table-cell>
          <table:table-cell table:formula="of:=TRUNC([.A1205])" office:value-type="float" office:value="43765" calcext:value-type="float">
            <text:p>43765</text:p>
          </table:table-cell>
          <table:table-cell table:style-name="ce12" table:formula="of:=[.B1205]-[.C1205]" office:value-type="date" office:date-value="1899-12-30T09:03:40.65243863035" calcext:value-type="date">
            <text:p>12/30/99 09:03 AM</text:p>
          </table:table-cell>
          <table:table-cell table:formula="of:=MOD([.E1204]-[.$E$2];[.$H$2])+1+[.$E$2]" office:value-type="float" office:value="223" calcext:value-type="float">
            <text:p>223</text:p>
          </table:table-cell>
          <table:table-cell table:formula="of:=MOD([.F1204]+1/[.$H$2];5)" office:value-type="float" office:value="0.0333333333332835" calcext:value-type="float">
            <text:p>0,033333333333284</text:p>
          </table:table-cell>
          <table:table-cell table:formula="of:=IF([.F1205]&lt;0.000001;[.G1204]+2+1/[.$H$2];[.G1204]+1/[.$H$2])" office:value-type="float" office:value="20.0333333333335" calcext:value-type="float">
            <text:p>20,0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6]))" office:value-type="date" office:date-value="2019-10-27T09:21:51.19746" calcext:value-type="date">
            <text:p>2019-10-27 09:21:51</text:p>
          </table:table-cell>
          <table:table-cell table:style-name="ce7" table:formula="of:=[.A1206]" office:value-type="date" office:date-value="2019-10-27T09:21:51.19746" calcext:value-type="date">
            <text:p>2019-10-27 09:21:51</text:p>
          </table:table-cell>
          <table:table-cell table:formula="of:=TRUNC([.A1206])" office:value-type="float" office:value="43765" calcext:value-type="float">
            <text:p>43765</text:p>
          </table:table-cell>
          <table:table-cell table:style-name="ce12" table:formula="of:=[.B1206]-[.C1206]" office:value-type="date" office:date-value="1899-12-30T09:21:51.1974601401" calcext:value-type="date">
            <text:p>12/30/99 09:21 AM</text:p>
          </table:table-cell>
          <table:table-cell table:formula="of:=MOD([.E1205]-[.$E$2];[.$H$2])+1+[.$E$2]" office:value-type="float" office:value="224" calcext:value-type="float">
            <text:p>224</text:p>
          </table:table-cell>
          <table:table-cell table:formula="of:=MOD([.F1205]+1/[.$H$2];5)" office:value-type="float" office:value="0.0499999999999502" calcext:value-type="float">
            <text:p>0,04999999999995</text:p>
          </table:table-cell>
          <table:table-cell table:formula="of:=IF([.F1206]&lt;0.000001;[.G1205]+2+1/[.$H$2];[.G1205]+1/[.$H$2])" office:value-type="float" office:value="20.0500000000001" calcext:value-type="float">
            <text:p>20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7]))" office:value-type="date" office:date-value="2019-10-27T09:54:41.20679" calcext:value-type="date">
            <text:p>2019-10-27 09:54:41</text:p>
          </table:table-cell>
          <table:table-cell table:style-name="ce7" table:formula="of:=[.A1207]" office:value-type="date" office:date-value="2019-10-27T09:54:41.20679" calcext:value-type="date">
            <text:p>2019-10-27 09:54:41</text:p>
          </table:table-cell>
          <table:table-cell table:formula="of:=TRUNC([.A1207])" office:value-type="float" office:value="43765" calcext:value-type="float">
            <text:p>43765</text:p>
          </table:table-cell>
          <table:table-cell table:style-name="ce12" table:formula="of:=[.B1207]-[.C1207]" office:value-type="date" office:date-value="1899-12-30T09:54:41.20679017156" calcext:value-type="date">
            <text:p>12/30/99 09:54 AM</text:p>
          </table:table-cell>
          <table:table-cell table:formula="of:=MOD([.E1206]-[.$E$2];[.$H$2])+1+[.$E$2]" office:value-type="float" office:value="225" calcext:value-type="float">
            <text:p>225</text:p>
          </table:table-cell>
          <table:table-cell table:formula="of:=MOD([.F1206]+1/[.$H$2];5)" office:value-type="float" office:value="0.0666666666666169" calcext:value-type="float">
            <text:p>0,066666666666617</text:p>
          </table:table-cell>
          <table:table-cell table:formula="of:=IF([.F1207]&lt;0.000001;[.G1206]+2+1/[.$H$2];[.G1206]+1/[.$H$2])" office:value-type="float" office:value="20.0666666666668" calcext:value-type="float">
            <text:p>20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8]))" office:value-type="date" office:date-value="2019-10-27T09:34:40.244005" calcext:value-type="date">
            <text:p>2019-10-27 09:34:40</text:p>
          </table:table-cell>
          <table:table-cell table:style-name="ce7" table:formula="of:=[.A1208]" office:value-type="date" office:date-value="2019-10-27T09:34:40.244005" calcext:value-type="date">
            <text:p>2019-10-27 09:34:40</text:p>
          </table:table-cell>
          <table:table-cell table:formula="of:=TRUNC([.A1208])" office:value-type="float" office:value="43765" calcext:value-type="float">
            <text:p>43765</text:p>
          </table:table-cell>
          <table:table-cell table:style-name="ce12" table:formula="of:=[.B1208]-[.C1208]" office:value-type="date" office:date-value="1899-12-30T09:34:40.24400544818" calcext:value-type="date">
            <text:p>12/30/99 09:34 AM</text:p>
          </table:table-cell>
          <table:table-cell table:formula="of:=MOD([.E1207]-[.$E$2];[.$H$2])+1+[.$E$2]" office:value-type="float" office:value="226" calcext:value-type="float">
            <text:p>226</text:p>
          </table:table-cell>
          <table:table-cell table:formula="of:=MOD([.F1207]+1/[.$H$2];5)" office:value-type="float" office:value="0.0833333333332835" calcext:value-type="float">
            <text:p>0,083333333333284</text:p>
          </table:table-cell>
          <table:table-cell table:formula="of:=IF([.F1208]&lt;0.000001;[.G1207]+2+1/[.$H$2];[.G1207]+1/[.$H$2])" office:value-type="float" office:value="20.0833333333335" calcext:value-type="float">
            <text:p>20,0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09]))" office:value-type="date" office:date-value="2019-10-27T09:29:54.033828" calcext:value-type="date">
            <text:p>2019-10-27 09:29:54</text:p>
          </table:table-cell>
          <table:table-cell table:style-name="ce7" table:formula="of:=[.A1209]" office:value-type="date" office:date-value="2019-10-27T09:29:54.033828" calcext:value-type="date">
            <text:p>2019-10-27 09:29:54</text:p>
          </table:table-cell>
          <table:table-cell table:formula="of:=TRUNC([.A1209])" office:value-type="float" office:value="43765" calcext:value-type="float">
            <text:p>43765</text:p>
          </table:table-cell>
          <table:table-cell table:style-name="ce12" table:formula="of:=[.B1209]-[.C1209]" office:value-type="date" office:date-value="1899-12-30T09:29:54.03382795863" calcext:value-type="date">
            <text:p>12/30/99 09:29 AM</text:p>
          </table:table-cell>
          <table:table-cell table:formula="of:=MOD([.E1208]-[.$E$2];[.$H$2])+1+[.$E$2]" office:value-type="float" office:value="227" calcext:value-type="float">
            <text:p>227</text:p>
          </table:table-cell>
          <table:table-cell table:formula="of:=MOD([.F1208]+1/[.$H$2];5)" office:value-type="float" office:value="0.0999999999999502" calcext:value-type="float">
            <text:p>0,09999999999995</text:p>
          </table:table-cell>
          <table:table-cell table:formula="of:=IF([.F1209]&lt;0.000001;[.G1208]+2+1/[.$H$2];[.G1208]+1/[.$H$2])" office:value-type="float" office:value="20.1000000000001" calcext:value-type="float">
            <text:p>20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0]))" office:value-type="date" office:date-value="2019-10-27T09:27:16.748834" calcext:value-type="date">
            <text:p>2019-10-27 09:27:17</text:p>
          </table:table-cell>
          <table:table-cell table:style-name="ce7" table:formula="of:=[.A1210]" office:value-type="date" office:date-value="2019-10-27T09:27:16.748834" calcext:value-type="date">
            <text:p>2019-10-27 09:27:17</text:p>
          </table:table-cell>
          <table:table-cell table:formula="of:=TRUNC([.A1210])" office:value-type="float" office:value="43765" calcext:value-type="float">
            <text:p>43765</text:p>
          </table:table-cell>
          <table:table-cell table:style-name="ce12" table:formula="of:=[.B1210]-[.C1210]" office:value-type="date" office:date-value="1899-12-30T09:27:16.74883442" calcext:value-type="date">
            <text:p>12/30/99 09:27 AM</text:p>
          </table:table-cell>
          <table:table-cell table:formula="of:=MOD([.E1209]-[.$E$2];[.$H$2])+1+[.$E$2]" office:value-type="float" office:value="228" calcext:value-type="float">
            <text:p>228</text:p>
          </table:table-cell>
          <table:table-cell table:formula="of:=MOD([.F1209]+1/[.$H$2];5)" office:value-type="float" office:value="0.116666666666617" calcext:value-type="float">
            <text:p>0,116666666666617</text:p>
          </table:table-cell>
          <table:table-cell table:formula="of:=IF([.F1210]&lt;0.000001;[.G1209]+2+1/[.$H$2];[.G1209]+1/[.$H$2])" office:value-type="float" office:value="20.1166666666668" calcext:value-type="float">
            <text:p>20,1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1]))" office:value-type="date" office:date-value="2019-10-27T09:42:28.401775" calcext:value-type="date">
            <text:p>2019-10-27 09:42:28</text:p>
          </table:table-cell>
          <table:table-cell table:style-name="ce7" table:formula="of:=[.A1211]" office:value-type="date" office:date-value="2019-10-27T09:42:28.401775" calcext:value-type="date">
            <text:p>2019-10-27 09:42:28</text:p>
          </table:table-cell>
          <table:table-cell table:formula="of:=TRUNC([.A1211])" office:value-type="float" office:value="43765" calcext:value-type="float">
            <text:p>43765</text:p>
          </table:table-cell>
          <table:table-cell table:style-name="ce12" table:formula="of:=[.B1211]-[.C1211]" office:value-type="date" office:date-value="1899-12-30T09:42:28.40177530423" calcext:value-type="date">
            <text:p>12/30/99 09:42 AM</text:p>
          </table:table-cell>
          <table:table-cell table:formula="of:=MOD([.E1210]-[.$E$2];[.$H$2])+1+[.$E$2]" office:value-type="float" office:value="229" calcext:value-type="float">
            <text:p>229</text:p>
          </table:table-cell>
          <table:table-cell table:formula="of:=MOD([.F1210]+1/[.$H$2];5)" office:value-type="float" office:value="0.133333333333284" calcext:value-type="float">
            <text:p>0,133333333333284</text:p>
          </table:table-cell>
          <table:table-cell table:formula="of:=IF([.F1211]&lt;0.000001;[.G1210]+2+1/[.$H$2];[.G1210]+1/[.$H$2])" office:value-type="float" office:value="20.1333333333335" calcext:value-type="float">
            <text:p>20,1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2]))" office:value-type="date" office:date-value="2019-10-27T09:16:29.67286" calcext:value-type="date">
            <text:p>2019-10-27 09:16:30</text:p>
          </table:table-cell>
          <table:table-cell table:style-name="ce7" table:formula="of:=[.A1212]" office:value-type="date" office:date-value="2019-10-27T09:16:29.67286" calcext:value-type="date">
            <text:p>2019-10-27 09:16:30</text:p>
          </table:table-cell>
          <table:table-cell table:formula="of:=TRUNC([.A1212])" office:value-type="float" office:value="43765" calcext:value-type="float">
            <text:p>43765</text:p>
          </table:table-cell>
          <table:table-cell table:style-name="ce12" table:formula="of:=[.B1212]-[.C1212]" office:value-type="date" office:date-value="1899-12-30T09:16:29.67286006082" calcext:value-type="date">
            <text:p>12/30/99 09:16 AM</text:p>
          </table:table-cell>
          <table:table-cell table:formula="of:=MOD([.E1211]-[.$E$2];[.$H$2])+1+[.$E$2]" office:value-type="float" office:value="230" calcext:value-type="float">
            <text:p>230</text:p>
          </table:table-cell>
          <table:table-cell table:formula="of:=MOD([.F1211]+1/[.$H$2];5)" office:value-type="float" office:value="0.14999999999995" calcext:value-type="float">
            <text:p>0,14999999999995</text:p>
          </table:table-cell>
          <table:table-cell table:formula="of:=IF([.F1212]&lt;0.000001;[.G1211]+2+1/[.$H$2];[.G1211]+1/[.$H$2])" office:value-type="float" office:value="20.1500000000001" calcext:value-type="float">
            <text:p>20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3]))" office:value-type="date" office:date-value="2019-10-27T09:11:15.147442" calcext:value-type="date">
            <text:p>2019-10-27 09:11:15</text:p>
          </table:table-cell>
          <table:table-cell table:style-name="ce7" table:formula="of:=[.A1213]" office:value-type="date" office:date-value="2019-10-27T09:11:15.147442" calcext:value-type="date">
            <text:p>2019-10-27 09:11:15</text:p>
          </table:table-cell>
          <table:table-cell table:formula="of:=TRUNC([.A1213])" office:value-type="float" office:value="43765" calcext:value-type="float">
            <text:p>43765</text:p>
          </table:table-cell>
          <table:table-cell table:style-name="ce12" table:formula="of:=[.B1213]-[.C1213]" office:value-type="date" office:date-value="1899-12-30T09:11:15.14744249638" calcext:value-type="date">
            <text:p>12/30/99 09:11 AM</text:p>
          </table:table-cell>
          <table:table-cell table:formula="of:=MOD([.E1212]-[.$E$2];[.$H$2])+1+[.$E$2]" office:value-type="float" office:value="231" calcext:value-type="float">
            <text:p>231</text:p>
          </table:table-cell>
          <table:table-cell table:formula="of:=MOD([.F1212]+1/[.$H$2];5)" office:value-type="float" office:value="0.166666666666617" calcext:value-type="float">
            <text:p>0,166666666666617</text:p>
          </table:table-cell>
          <table:table-cell table:formula="of:=IF([.F1213]&lt;0.000001;[.G1212]+2+1/[.$H$2];[.G1212]+1/[.$H$2])" office:value-type="float" office:value="20.1666666666668" calcext:value-type="float">
            <text:p>20,1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4]))" office:value-type="date" office:date-value="2019-10-27T09:19:15.795788" calcext:value-type="date">
            <text:p>2019-10-27 09:19:16</text:p>
          </table:table-cell>
          <table:table-cell table:style-name="ce7" table:formula="of:=[.A1214]" office:value-type="date" office:date-value="2019-10-27T09:19:15.795788" calcext:value-type="date">
            <text:p>2019-10-27 09:19:16</text:p>
          </table:table-cell>
          <table:table-cell table:formula="of:=TRUNC([.A1214])" office:value-type="float" office:value="43765" calcext:value-type="float">
            <text:p>43765</text:p>
          </table:table-cell>
          <table:table-cell table:style-name="ce12" table:formula="of:=[.B1214]-[.C1214]" office:value-type="date" office:date-value="1899-12-30T09:19:15.79578783363" calcext:value-type="date">
            <text:p>12/30/99 09:19 AM</text:p>
          </table:table-cell>
          <table:table-cell table:formula="of:=MOD([.E1213]-[.$E$2];[.$H$2])+1+[.$E$2]" office:value-type="float" office:value="232" calcext:value-type="float">
            <text:p>232</text:p>
          </table:table-cell>
          <table:table-cell table:formula="of:=MOD([.F1213]+1/[.$H$2];5)" office:value-type="float" office:value="0.183333333333284" calcext:value-type="float">
            <text:p>0,183333333333284</text:p>
          </table:table-cell>
          <table:table-cell table:formula="of:=IF([.F1214]&lt;0.000001;[.G1213]+2+1/[.$H$2];[.G1213]+1/[.$H$2])" office:value-type="float" office:value="20.1833333333335" calcext:value-type="float">
            <text:p>20,1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5]))" office:value-type="date" office:date-value="2019-10-27T09:06:35.58378" calcext:value-type="date">
            <text:p>2019-10-27 09:06:36</text:p>
          </table:table-cell>
          <table:table-cell table:style-name="ce7" table:formula="of:=[.A1215]" office:value-type="date" office:date-value="2019-10-27T09:06:35.58378" calcext:value-type="date">
            <text:p>2019-10-27 09:06:36</text:p>
          </table:table-cell>
          <table:table-cell table:formula="of:=TRUNC([.A1215])" office:value-type="float" office:value="43765" calcext:value-type="float">
            <text:p>43765</text:p>
          </table:table-cell>
          <table:table-cell table:style-name="ce12" table:formula="of:=[.B1215]-[.C1215]" office:value-type="date" office:date-value="1899-12-30T09:06:35.58378020301" calcext:value-type="date">
            <text:p>12/30/99 09:06 AM</text:p>
          </table:table-cell>
          <table:table-cell table:formula="of:=MOD([.E1214]-[.$E$2];[.$H$2])+1+[.$E$2]" office:value-type="float" office:value="233" calcext:value-type="float">
            <text:p>233</text:p>
          </table:table-cell>
          <table:table-cell table:formula="of:=MOD([.F1214]+1/[.$H$2];5)" office:value-type="float" office:value="0.19999999999995" calcext:value-type="float">
            <text:p>0,19999999999995</text:p>
          </table:table-cell>
          <table:table-cell table:formula="of:=IF([.F1215]&lt;0.000001;[.G1214]+2+1/[.$H$2];[.G1214]+1/[.$H$2])" office:value-type="float" office:value="20.2000000000001" calcext:value-type="float">
            <text:p>20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6]))" office:value-type="date" office:date-value="2019-10-27T09:44:34.390453" calcext:value-type="date">
            <text:p>2019-10-27 09:44:34</text:p>
          </table:table-cell>
          <table:table-cell table:style-name="ce7" table:formula="of:=[.A1216]" office:value-type="date" office:date-value="2019-10-27T09:44:34.390453" calcext:value-type="date">
            <text:p>2019-10-27 09:44:34</text:p>
          </table:table-cell>
          <table:table-cell table:formula="of:=TRUNC([.A1216])" office:value-type="float" office:value="43765" calcext:value-type="float">
            <text:p>43765</text:p>
          </table:table-cell>
          <table:table-cell table:style-name="ce12" table:formula="of:=[.B1216]-[.C1216]" office:value-type="date" office:date-value="1899-12-30T09:44:34.39045272768" calcext:value-type="date">
            <text:p>12/30/99 09:44 AM</text:p>
          </table:table-cell>
          <table:table-cell table:formula="of:=MOD([.E1215]-[.$E$2];[.$H$2])+1+[.$E$2]" office:value-type="float" office:value="234" calcext:value-type="float">
            <text:p>234</text:p>
          </table:table-cell>
          <table:table-cell table:formula="of:=MOD([.F1215]+1/[.$H$2];5)" office:value-type="float" office:value="0.216666666666617" calcext:value-type="float">
            <text:p>0,216666666666617</text:p>
          </table:table-cell>
          <table:table-cell table:formula="of:=IF([.F1216]&lt;0.000001;[.G1215]+2+1/[.$H$2];[.G1215]+1/[.$H$2])" office:value-type="float" office:value="20.2166666666668" calcext:value-type="float">
            <text:p>20,2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7]))" office:value-type="date" office:date-value="2019-10-27T09:39:08.917412" calcext:value-type="date">
            <text:p>2019-10-27 09:39:09</text:p>
          </table:table-cell>
          <table:table-cell table:style-name="ce7" table:formula="of:=[.A1217]" office:value-type="date" office:date-value="2019-10-27T09:39:08.917412" calcext:value-type="date">
            <text:p>2019-10-27 09:39:09</text:p>
          </table:table-cell>
          <table:table-cell table:formula="of:=TRUNC([.A1217])" office:value-type="float" office:value="43765" calcext:value-type="float">
            <text:p>43765</text:p>
          </table:table-cell>
          <table:table-cell table:style-name="ce12" table:formula="of:=[.B1217]-[.C1217]" office:value-type="date" office:date-value="1899-12-30T09:39:08.91741173342" calcext:value-type="date">
            <text:p>12/30/99 09:39 AM</text:p>
          </table:table-cell>
          <table:table-cell table:formula="of:=MOD([.E1216]-[.$E$2];[.$H$2])+1+[.$E$2]" office:value-type="float" office:value="235" calcext:value-type="float">
            <text:p>235</text:p>
          </table:table-cell>
          <table:table-cell table:formula="of:=MOD([.F1216]+1/[.$H$2];5)" office:value-type="float" office:value="0.233333333333283" calcext:value-type="float">
            <text:p>0,233333333333283</text:p>
          </table:table-cell>
          <table:table-cell table:formula="of:=IF([.F1217]&lt;0.000001;[.G1216]+2+1/[.$H$2];[.G1216]+1/[.$H$2])" office:value-type="float" office:value="20.2333333333335" calcext:value-type="float">
            <text:p>20,2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8]))" office:value-type="date" office:date-value="2019-10-27T09:34:29.558079" calcext:value-type="date">
            <text:p>2019-10-27 09:34:30</text:p>
          </table:table-cell>
          <table:table-cell table:style-name="ce7" table:formula="of:=[.A1218]" office:value-type="date" office:date-value="2019-10-27T09:34:29.558079" calcext:value-type="date">
            <text:p>2019-10-27 09:34:30</text:p>
          </table:table-cell>
          <table:table-cell table:formula="of:=TRUNC([.A1218])" office:value-type="float" office:value="43765" calcext:value-type="float">
            <text:p>43765</text:p>
          </table:table-cell>
          <table:table-cell table:style-name="ce12" table:formula="of:=[.B1218]-[.C1218]" office:value-type="date" office:date-value="1899-12-30T09:34:29.55807907507" calcext:value-type="date">
            <text:p>12/30/99 09:34 AM</text:p>
          </table:table-cell>
          <table:table-cell table:formula="of:=MOD([.E1217]-[.$E$2];[.$H$2])+1+[.$E$2]" office:value-type="float" office:value="236" calcext:value-type="float">
            <text:p>236</text:p>
          </table:table-cell>
          <table:table-cell table:formula="of:=MOD([.F1217]+1/[.$H$2];5)" office:value-type="float" office:value="0.24999999999995" calcext:value-type="float">
            <text:p>0,24999999999995</text:p>
          </table:table-cell>
          <table:table-cell table:formula="of:=IF([.F1218]&lt;0.000001;[.G1217]+2+1/[.$H$2];[.G1217]+1/[.$H$2])" office:value-type="float" office:value="20.2500000000001" calcext:value-type="float">
            <text:p>20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19]))" office:value-type="date" office:date-value="2019-10-27T09:07:13.235818" calcext:value-type="date">
            <text:p>2019-10-27 09:07:13</text:p>
          </table:table-cell>
          <table:table-cell table:style-name="ce7" table:formula="of:=[.A1219]" office:value-type="date" office:date-value="2019-10-27T09:07:13.235818" calcext:value-type="date">
            <text:p>2019-10-27 09:07:13</text:p>
          </table:table-cell>
          <table:table-cell table:formula="of:=TRUNC([.A1219])" office:value-type="float" office:value="43765" calcext:value-type="float">
            <text:p>43765</text:p>
          </table:table-cell>
          <table:table-cell table:style-name="ce12" table:formula="of:=[.B1219]-[.C1219]" office:value-type="date" office:date-value="1899-12-30T09:07:13.23581835721" calcext:value-type="date">
            <text:p>12/30/99 09:07 AM</text:p>
          </table:table-cell>
          <table:table-cell table:formula="of:=MOD([.E1218]-[.$E$2];[.$H$2])+1+[.$E$2]" office:value-type="float" office:value="237" calcext:value-type="float">
            <text:p>237</text:p>
          </table:table-cell>
          <table:table-cell table:formula="of:=MOD([.F1218]+1/[.$H$2];5)" office:value-type="float" office:value="0.266666666666617" calcext:value-type="float">
            <text:p>0,266666666666617</text:p>
          </table:table-cell>
          <table:table-cell table:formula="of:=IF([.F1219]&lt;0.000001;[.G1218]+2+1/[.$H$2];[.G1218]+1/[.$H$2])" office:value-type="float" office:value="20.2666666666668" calcext:value-type="float">
            <text:p>20,2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0]))" office:value-type="date" office:date-value="2019-10-27T09:36:20.513221" calcext:value-type="date">
            <text:p>2019-10-27 09:36:21</text:p>
          </table:table-cell>
          <table:table-cell table:style-name="ce7" table:formula="of:=[.A1220]" office:value-type="date" office:date-value="2019-10-27T09:36:20.513221" calcext:value-type="date">
            <text:p>2019-10-27 09:36:21</text:p>
          </table:table-cell>
          <table:table-cell table:formula="of:=TRUNC([.A1220])" office:value-type="float" office:value="43765" calcext:value-type="float">
            <text:p>43765</text:p>
          </table:table-cell>
          <table:table-cell table:style-name="ce12" table:formula="of:=[.B1220]-[.C1220]" office:value-type="date" office:date-value="1899-12-30T09:36:20.51322118845" calcext:value-type="date">
            <text:p>12/30/99 09:36 AM</text:p>
          </table:table-cell>
          <table:table-cell table:formula="of:=MOD([.E1219]-[.$E$2];[.$H$2])+1+[.$E$2]" office:value-type="float" office:value="238" calcext:value-type="float">
            <text:p>238</text:p>
          </table:table-cell>
          <table:table-cell table:formula="of:=MOD([.F1219]+1/[.$H$2];5)" office:value-type="float" office:value="0.283333333333283" calcext:value-type="float">
            <text:p>0,283333333333283</text:p>
          </table:table-cell>
          <table:table-cell table:formula="of:=IF([.F1220]&lt;0.000001;[.G1219]+2+1/[.$H$2];[.G1219]+1/[.$H$2])" office:value-type="float" office:value="20.2833333333335" calcext:value-type="float">
            <text:p>20,2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1]))" office:value-type="date" office:date-value="2019-10-27T09:19:43.18099" calcext:value-type="date">
            <text:p>2019-10-27 09:19:43</text:p>
          </table:table-cell>
          <table:table-cell table:style-name="ce7" table:formula="of:=[.A1221]" office:value-type="date" office:date-value="2019-10-27T09:19:43.18099" calcext:value-type="date">
            <text:p>2019-10-27 09:19:43</text:p>
          </table:table-cell>
          <table:table-cell table:formula="of:=TRUNC([.A1221])" office:value-type="float" office:value="43765" calcext:value-type="float">
            <text:p>43765</text:p>
          </table:table-cell>
          <table:table-cell table:style-name="ce12" table:formula="of:=[.B1221]-[.C1221]" office:value-type="date" office:date-value="1899-12-30T09:19:43.18098995369" calcext:value-type="date">
            <text:p>12/30/99 09:19 AM</text:p>
          </table:table-cell>
          <table:table-cell table:formula="of:=MOD([.E1220]-[.$E$2];[.$H$2])+1+[.$E$2]" office:value-type="float" office:value="239" calcext:value-type="float">
            <text:p>239</text:p>
          </table:table-cell>
          <table:table-cell table:formula="of:=MOD([.F1220]+1/[.$H$2];5)" office:value-type="float" office:value="0.29999999999995" calcext:value-type="float">
            <text:p>0,29999999999995</text:p>
          </table:table-cell>
          <table:table-cell table:formula="of:=IF([.F1221]&lt;0.000001;[.G1220]+2+1/[.$H$2];[.G1220]+1/[.$H$2])" office:value-type="float" office:value="20.3000000000001" calcext:value-type="float">
            <text:p>20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2]))" office:value-type="date" office:date-value="2019-10-27T09:34:33.515451" calcext:value-type="date">
            <text:p>2019-10-27 09:34:34</text:p>
          </table:table-cell>
          <table:table-cell table:style-name="ce7" table:formula="of:=[.A1222]" office:value-type="date" office:date-value="2019-10-27T09:34:33.515451" calcext:value-type="date">
            <text:p>2019-10-27 09:34:34</text:p>
          </table:table-cell>
          <table:table-cell table:formula="of:=TRUNC([.A1222])" office:value-type="float" office:value="43765" calcext:value-type="float">
            <text:p>43765</text:p>
          </table:table-cell>
          <table:table-cell table:style-name="ce12" table:formula="of:=[.B1222]-[.C1222]" office:value-type="date" office:date-value="1899-12-30T09:34:33.51545111742" calcext:value-type="date">
            <text:p>12/30/99 09:34 AM</text:p>
          </table:table-cell>
          <table:table-cell table:formula="of:=MOD([.E1221]-[.$E$2];[.$H$2])+1+[.$E$2]" office:value-type="float" office:value="240" calcext:value-type="float">
            <text:p>240</text:p>
          </table:table-cell>
          <table:table-cell table:formula="of:=MOD([.F1221]+1/[.$H$2];5)" office:value-type="float" office:value="0.316666666666617" calcext:value-type="float">
            <text:p>0,316666666666617</text:p>
          </table:table-cell>
          <table:table-cell table:formula="of:=IF([.F1222]&lt;0.000001;[.G1221]+2+1/[.$H$2];[.G1221]+1/[.$H$2])" office:value-type="float" office:value="20.3166666666668" calcext:value-type="float">
            <text:p>20,3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3]))" office:value-type="date" office:date-value="2019-10-27T09:37:30.224715" calcext:value-type="date">
            <text:p>2019-10-27 09:37:30</text:p>
          </table:table-cell>
          <table:table-cell table:style-name="ce7" table:formula="of:=[.A1223]" office:value-type="date" office:date-value="2019-10-27T09:37:30.224715" calcext:value-type="date">
            <text:p>2019-10-27 09:37:30</text:p>
          </table:table-cell>
          <table:table-cell table:formula="of:=TRUNC([.A1223])" office:value-type="float" office:value="43765" calcext:value-type="float">
            <text:p>43765</text:p>
          </table:table-cell>
          <table:table-cell table:style-name="ce12" table:formula="of:=[.B1223]-[.C1223]" office:value-type="date" office:date-value="1899-12-30T09:37:30.22471505217" calcext:value-type="date">
            <text:p>12/30/99 09:37 AM</text:p>
          </table:table-cell>
          <table:table-cell table:formula="of:=MOD([.E1222]-[.$E$2];[.$H$2])+1+[.$E$2]" office:value-type="float" office:value="241" calcext:value-type="float">
            <text:p>241</text:p>
          </table:table-cell>
          <table:table-cell table:formula="of:=MOD([.F1222]+1/[.$H$2];5)" office:value-type="float" office:value="0.333333333333283" calcext:value-type="float">
            <text:p>0,333333333333283</text:p>
          </table:table-cell>
          <table:table-cell table:formula="of:=IF([.F1223]&lt;0.000001;[.G1222]+2+1/[.$H$2];[.G1222]+1/[.$H$2])" office:value-type="float" office:value="20.3333333333335" calcext:value-type="float">
            <text:p>20,3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4]))" office:value-type="date" office:date-value="2019-10-27T08:52:10.642905" calcext:value-type="date">
            <text:p>2019-10-27 08:52:11</text:p>
          </table:table-cell>
          <table:table-cell table:style-name="ce7" table:formula="of:=[.A1224]" office:value-type="date" office:date-value="2019-10-27T08:52:10.642905" calcext:value-type="date">
            <text:p>2019-10-27 08:52:11</text:p>
          </table:table-cell>
          <table:table-cell table:formula="of:=TRUNC([.A1224])" office:value-type="float" office:value="43765" calcext:value-type="float">
            <text:p>43765</text:p>
          </table:table-cell>
          <table:table-cell table:style-name="ce12" table:formula="of:=[.B1224]-[.C1224]" office:value-type="date" office:date-value="1899-12-30T08:52:10.64290490001" calcext:value-type="date">
            <text:p>12/30/99 08:52 AM</text:p>
          </table:table-cell>
          <table:table-cell table:formula="of:=MOD([.E1223]-[.$E$2];[.$H$2])+1+[.$E$2]" office:value-type="float" office:value="242" calcext:value-type="float">
            <text:p>242</text:p>
          </table:table-cell>
          <table:table-cell table:formula="of:=MOD([.F1223]+1/[.$H$2];5)" office:value-type="float" office:value="0.34999999999995" calcext:value-type="float">
            <text:p>0,34999999999995</text:p>
          </table:table-cell>
          <table:table-cell table:formula="of:=IF([.F1224]&lt;0.000001;[.G1223]+2+1/[.$H$2];[.G1223]+1/[.$H$2])" office:value-type="float" office:value="20.3500000000001" calcext:value-type="float">
            <text:p>20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5]))" office:value-type="date" office:date-value="2019-10-27T09:37:58.518215" calcext:value-type="date">
            <text:p>2019-10-27 09:37:59</text:p>
          </table:table-cell>
          <table:table-cell table:style-name="ce7" table:formula="of:=[.A1225]" office:value-type="date" office:date-value="2019-10-27T09:37:58.518215" calcext:value-type="date">
            <text:p>2019-10-27 09:37:59</text:p>
          </table:table-cell>
          <table:table-cell table:formula="of:=TRUNC([.A1225])" office:value-type="float" office:value="43765" calcext:value-type="float">
            <text:p>43765</text:p>
          </table:table-cell>
          <table:table-cell table:style-name="ce12" table:formula="of:=[.B1225]-[.C1225]" office:value-type="date" office:date-value="1899-12-30T09:37:58.51821540389" calcext:value-type="date">
            <text:p>12/30/99 09:37 AM</text:p>
          </table:table-cell>
          <table:table-cell table:formula="of:=MOD([.E1224]-[.$E$2];[.$H$2])+1+[.$E$2]" office:value-type="float" office:value="243" calcext:value-type="float">
            <text:p>243</text:p>
          </table:table-cell>
          <table:table-cell table:formula="of:=MOD([.F1224]+1/[.$H$2];5)" office:value-type="float" office:value="0.366666666666617" calcext:value-type="float">
            <text:p>0,366666666666617</text:p>
          </table:table-cell>
          <table:table-cell table:formula="of:=IF([.F1225]&lt;0.000001;[.G1224]+2+1/[.$H$2];[.G1224]+1/[.$H$2])" office:value-type="float" office:value="20.3666666666668" calcext:value-type="float">
            <text:p>20,3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6]))" office:value-type="date" office:date-value="2019-10-27T09:31:23.877584" calcext:value-type="date">
            <text:p>2019-10-27 09:31:24</text:p>
          </table:table-cell>
          <table:table-cell table:style-name="ce7" table:formula="of:=[.A1226]" office:value-type="date" office:date-value="2019-10-27T09:31:23.877584" calcext:value-type="date">
            <text:p>2019-10-27 09:31:24</text:p>
          </table:table-cell>
          <table:table-cell table:formula="of:=TRUNC([.A1226])" office:value-type="float" office:value="43765" calcext:value-type="float">
            <text:p>43765</text:p>
          </table:table-cell>
          <table:table-cell table:style-name="ce12" table:formula="of:=[.B1226]-[.C1226]" office:value-type="date" office:date-value="1899-12-30T09:31:23.87758412864" calcext:value-type="date">
            <text:p>12/30/99 09:31 AM</text:p>
          </table:table-cell>
          <table:table-cell table:formula="of:=MOD([.E1225]-[.$E$2];[.$H$2])+1+[.$E$2]" office:value-type="float" office:value="244" calcext:value-type="float">
            <text:p>244</text:p>
          </table:table-cell>
          <table:table-cell table:formula="of:=MOD([.F1225]+1/[.$H$2];5)" office:value-type="float" office:value="0.383333333333283" calcext:value-type="float">
            <text:p>0,383333333333283</text:p>
          </table:table-cell>
          <table:table-cell table:formula="of:=IF([.F1226]&lt;0.000001;[.G1225]+2+1/[.$H$2];[.G1225]+1/[.$H$2])" office:value-type="float" office:value="20.3833333333335" calcext:value-type="float">
            <text:p>20,3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7]))" office:value-type="date" office:date-value="2019-10-27T09:36:17.176343" calcext:value-type="date">
            <text:p>2019-10-27 09:36:17</text:p>
          </table:table-cell>
          <table:table-cell table:style-name="ce7" table:formula="of:=[.A1227]" office:value-type="date" office:date-value="2019-10-27T09:36:17.176343" calcext:value-type="date">
            <text:p>2019-10-27 09:36:17</text:p>
          </table:table-cell>
          <table:table-cell table:formula="of:=TRUNC([.A1227])" office:value-type="float" office:value="43765" calcext:value-type="float">
            <text:p>43765</text:p>
          </table:table-cell>
          <table:table-cell table:style-name="ce12" table:formula="of:=[.B1227]-[.C1227]" office:value-type="date" office:date-value="1899-12-30T09:36:17.1763434168" calcext:value-type="date">
            <text:p>12/30/99 09:36 AM</text:p>
          </table:table-cell>
          <table:table-cell table:formula="of:=MOD([.E1226]-[.$E$2];[.$H$2])+1+[.$E$2]" office:value-type="float" office:value="245" calcext:value-type="float">
            <text:p>245</text:p>
          </table:table-cell>
          <table:table-cell table:formula="of:=MOD([.F1226]+1/[.$H$2];5)" office:value-type="float" office:value="0.39999999999995" calcext:value-type="float">
            <text:p>0,39999999999995</text:p>
          </table:table-cell>
          <table:table-cell table:formula="of:=IF([.F1227]&lt;0.000001;[.G1226]+2+1/[.$H$2];[.G1226]+1/[.$H$2])" office:value-type="float" office:value="20.4000000000001" calcext:value-type="float">
            <text:p>20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8]))" office:value-type="date" office:date-value="2019-10-27T09:15:22.566797" calcext:value-type="date">
            <text:p>2019-10-27 09:15:23</text:p>
          </table:table-cell>
          <table:table-cell table:style-name="ce7" table:formula="of:=[.A1228]" office:value-type="date" office:date-value="2019-10-27T09:15:22.566797" calcext:value-type="date">
            <text:p>2019-10-27 09:15:23</text:p>
          </table:table-cell>
          <table:table-cell table:formula="of:=TRUNC([.A1228])" office:value-type="float" office:value="43765" calcext:value-type="float">
            <text:p>43765</text:p>
          </table:table-cell>
          <table:table-cell table:style-name="ce12" table:formula="of:=[.B1228]-[.C1228]" office:value-type="date" office:date-value="1899-12-30T09:15:22.56679739803" calcext:value-type="date">
            <text:p>12/30/99 09:15 AM</text:p>
          </table:table-cell>
          <table:table-cell table:formula="of:=MOD([.E1227]-[.$E$2];[.$H$2])+1+[.$E$2]" office:value-type="float" office:value="246" calcext:value-type="float">
            <text:p>246</text:p>
          </table:table-cell>
          <table:table-cell table:formula="of:=MOD([.F1227]+1/[.$H$2];5)" office:value-type="float" office:value="0.416666666666617" calcext:value-type="float">
            <text:p>0,416666666666617</text:p>
          </table:table-cell>
          <table:table-cell table:formula="of:=IF([.F1228]&lt;0.000001;[.G1227]+2+1/[.$H$2];[.G1227]+1/[.$H$2])" office:value-type="float" office:value="20.4166666666668" calcext:value-type="float">
            <text:p>20,4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29]))" office:value-type="date" office:date-value="2019-10-27T09:42:18.978685" calcext:value-type="date">
            <text:p>2019-10-27 09:42:19</text:p>
          </table:table-cell>
          <table:table-cell table:style-name="ce7" table:formula="of:=[.A1229]" office:value-type="date" office:date-value="2019-10-27T09:42:18.978685" calcext:value-type="date">
            <text:p>2019-10-27 09:42:19</text:p>
          </table:table-cell>
          <table:table-cell table:formula="of:=TRUNC([.A1229])" office:value-type="float" office:value="43765" calcext:value-type="float">
            <text:p>43765</text:p>
          </table:table-cell>
          <table:table-cell table:style-name="ce12" table:formula="of:=[.B1229]-[.C1229]" office:value-type="date" office:date-value="1899-12-30T09:42:18.97868469357" calcext:value-type="date">
            <text:p>12/30/99 09:42 AM</text:p>
          </table:table-cell>
          <table:table-cell table:formula="of:=MOD([.E1228]-[.$E$2];[.$H$2])+1+[.$E$2]" office:value-type="float" office:value="247" calcext:value-type="float">
            <text:p>247</text:p>
          </table:table-cell>
          <table:table-cell table:formula="of:=MOD([.F1228]+1/[.$H$2];5)" office:value-type="float" office:value="0.433333333333283" calcext:value-type="float">
            <text:p>0,433333333333283</text:p>
          </table:table-cell>
          <table:table-cell table:formula="of:=IF([.F1229]&lt;0.000001;[.G1228]+2+1/[.$H$2];[.G1228]+1/[.$H$2])" office:value-type="float" office:value="20.4333333333335" calcext:value-type="float">
            <text:p>20,43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0]))" office:value-type="date" office:date-value="2019-10-27T09:22:20.106021" calcext:value-type="date">
            <text:p>2019-10-27 09:22:20</text:p>
          </table:table-cell>
          <table:table-cell table:style-name="ce7" table:formula="of:=[.A1230]" office:value-type="date" office:date-value="2019-10-27T09:22:20.106021" calcext:value-type="date">
            <text:p>2019-10-27 09:22:20</text:p>
          </table:table-cell>
          <table:table-cell table:formula="of:=TRUNC([.A1230])" office:value-type="float" office:value="43765" calcext:value-type="float">
            <text:p>43765</text:p>
          </table:table-cell>
          <table:table-cell table:style-name="ce12" table:formula="of:=[.B1230]-[.C1230]" office:value-type="date" office:date-value="1899-12-30T09:22:20.10602140334" calcext:value-type="date">
            <text:p>12/30/99 09:22 AM</text:p>
          </table:table-cell>
          <table:table-cell table:formula="of:=MOD([.E1229]-[.$E$2];[.$H$2])+1+[.$E$2]" office:value-type="float" office:value="248" calcext:value-type="float">
            <text:p>248</text:p>
          </table:table-cell>
          <table:table-cell table:formula="of:=MOD([.F1229]+1/[.$H$2];5)" office:value-type="float" office:value="0.44999999999995" calcext:value-type="float">
            <text:p>0,44999999999995</text:p>
          </table:table-cell>
          <table:table-cell table:formula="of:=IF([.F1230]&lt;0.000001;[.G1229]+2+1/[.$H$2];[.G1229]+1/[.$H$2])" office:value-type="float" office:value="20.4500000000001" calcext:value-type="float">
            <text:p>20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1]))" office:value-type="date" office:date-value="2019-10-27T09:29:05.73819" calcext:value-type="date">
            <text:p>2019-10-27 09:29:06</text:p>
          </table:table-cell>
          <table:table-cell table:style-name="ce7" table:formula="of:=[.A1231]" office:value-type="date" office:date-value="2019-10-27T09:29:05.73819" calcext:value-type="date">
            <text:p>2019-10-27 09:29:06</text:p>
          </table:table-cell>
          <table:table-cell table:formula="of:=TRUNC([.A1231])" office:value-type="float" office:value="43765" calcext:value-type="float">
            <text:p>43765</text:p>
          </table:table-cell>
          <table:table-cell table:style-name="ce12" table:formula="of:=[.B1231]-[.C1231]" office:value-type="date" office:date-value="1899-12-30T09:29:05.73818994686" calcext:value-type="date">
            <text:p>12/30/99 09:29 AM</text:p>
          </table:table-cell>
          <table:table-cell table:formula="of:=MOD([.E1230]-[.$E$2];[.$H$2])+1+[.$E$2]" office:value-type="float" office:value="249" calcext:value-type="float">
            <text:p>249</text:p>
          </table:table-cell>
          <table:table-cell table:formula="of:=MOD([.F1230]+1/[.$H$2];5)" office:value-type="float" office:value="0.466666666666617" calcext:value-type="float">
            <text:p>0,466666666666617</text:p>
          </table:table-cell>
          <table:table-cell table:formula="of:=IF([.F1231]&lt;0.000001;[.G1230]+2+1/[.$H$2];[.G1230]+1/[.$H$2])" office:value-type="float" office:value="20.4666666666668" calcext:value-type="float">
            <text:p>20,4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2]))" office:value-type="date" office:date-value="2019-10-27T09:33:48.869483" calcext:value-type="date">
            <text:p>2019-10-27 09:33:49</text:p>
          </table:table-cell>
          <table:table-cell table:style-name="ce7" table:formula="of:=[.A1232]" office:value-type="date" office:date-value="2019-10-27T09:33:48.869483" calcext:value-type="date">
            <text:p>2019-10-27 09:33:49</text:p>
          </table:table-cell>
          <table:table-cell table:formula="of:=TRUNC([.A1232])" office:value-type="float" office:value="43765" calcext:value-type="float">
            <text:p>43765</text:p>
          </table:table-cell>
          <table:table-cell table:style-name="ce12" table:formula="of:=[.B1232]-[.C1232]" office:value-type="date" office:date-value="1899-12-30T09:33:48.86948275845" calcext:value-type="date">
            <text:p>12/30/99 09:33 AM</text:p>
          </table:table-cell>
          <table:table-cell table:formula="of:=MOD([.E1231]-[.$E$2];[.$H$2])+1+[.$E$2]" office:value-type="float" office:value="250" calcext:value-type="float">
            <text:p>250</text:p>
          </table:table-cell>
          <table:table-cell table:formula="of:=MOD([.F1231]+1/[.$H$2];5)" office:value-type="float" office:value="0.483333333333283" calcext:value-type="float">
            <text:p>0,483333333333283</text:p>
          </table:table-cell>
          <table:table-cell table:formula="of:=IF([.F1232]&lt;0.000001;[.G1231]+2+1/[.$H$2];[.G1231]+1/[.$H$2])" office:value-type="float" office:value="20.4833333333335" calcext:value-type="float">
            <text:p>20,483333333333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3]))" office:value-type="date" office:date-value="2019-10-27T09:35:47.284221" calcext:value-type="date">
            <text:p>2019-10-27 09:35:47</text:p>
          </table:table-cell>
          <table:table-cell table:style-name="ce7" table:formula="of:=[.A1233]" office:value-type="date" office:date-value="2019-10-27T09:35:47.284221" calcext:value-type="date">
            <text:p>2019-10-27 09:35:47</text:p>
          </table:table-cell>
          <table:table-cell table:formula="of:=TRUNC([.A1233])" office:value-type="float" office:value="43765" calcext:value-type="float">
            <text:p>43765</text:p>
          </table:table-cell>
          <table:table-cell table:style-name="ce12" table:formula="of:=[.B1233]-[.C1233]" office:value-type="date" office:date-value="1899-12-30T09:35:47.28422092739" calcext:value-type="date">
            <text:p>12/30/99 09:35 AM</text:p>
          </table:table-cell>
          <table:table-cell table:formula="of:=MOD([.E1232]-[.$E$2];[.$H$2])+1+[.$E$2]" office:value-type="float" office:value="251" calcext:value-type="float">
            <text:p>251</text:p>
          </table:table-cell>
          <table:table-cell table:formula="of:=MOD([.F1232]+1/[.$H$2];5)" office:value-type="float" office:value="0.49999999999995" calcext:value-type="float">
            <text:p>0,49999999999995</text:p>
          </table:table-cell>
          <table:table-cell table:formula="of:=IF([.F1233]&lt;0.000001;[.G1232]+2+1/[.$H$2];[.G1232]+1/[.$H$2])" office:value-type="float" office:value="20.5000000000001" calcext:value-type="float">
            <text:p>20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4]))" office:value-type="date" office:date-value="2019-10-27T09:32:46.409902" calcext:value-type="date">
            <text:p>2019-10-27 09:32:46</text:p>
          </table:table-cell>
          <table:table-cell table:style-name="ce7" table:formula="of:=[.A1234]" office:value-type="date" office:date-value="2019-10-27T09:32:46.409902" calcext:value-type="date">
            <text:p>2019-10-27 09:32:46</text:p>
          </table:table-cell>
          <table:table-cell table:formula="of:=TRUNC([.A1234])" office:value-type="float" office:value="43765" calcext:value-type="float">
            <text:p>43765</text:p>
          </table:table-cell>
          <table:table-cell table:style-name="ce12" table:formula="of:=[.B1234]-[.C1234]" office:value-type="date" office:date-value="1899-12-30T09:32:46.40990150627" calcext:value-type="date">
            <text:p>12/30/99 09:32 AM</text:p>
          </table:table-cell>
          <table:table-cell table:formula="of:=MOD([.E1233]-[.$E$2];[.$H$2])+1+[.$E$2]" office:value-type="float" office:value="252" calcext:value-type="float">
            <text:p>252</text:p>
          </table:table-cell>
          <table:table-cell table:formula="of:=MOD([.F1233]+1/[.$H$2];5)" office:value-type="float" office:value="0.516666666666617" calcext:value-type="float">
            <text:p>0,516666666666617</text:p>
          </table:table-cell>
          <table:table-cell table:formula="of:=IF([.F1234]&lt;0.000001;[.G1233]+2+1/[.$H$2];[.G1233]+1/[.$H$2])" office:value-type="float" office:value="20.5166666666668" calcext:value-type="float">
            <text:p>20,5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5]))" office:value-type="date" office:date-value="2019-10-27T09:37:33.885509" calcext:value-type="date">
            <text:p>2019-10-27 09:37:34</text:p>
          </table:table-cell>
          <table:table-cell table:style-name="ce7" table:formula="of:=[.A1235]" office:value-type="date" office:date-value="2019-10-27T09:37:33.885509" calcext:value-type="date">
            <text:p>2019-10-27 09:37:34</text:p>
          </table:table-cell>
          <table:table-cell table:formula="of:=TRUNC([.A1235])" office:value-type="float" office:value="43765" calcext:value-type="float">
            <text:p>43765</text:p>
          </table:table-cell>
          <table:table-cell table:style-name="ce12" table:formula="of:=[.B1235]-[.C1235]" office:value-type="date" office:date-value="1899-12-30T09:37:33.88550916687" calcext:value-type="date">
            <text:p>12/30/99 09:37 AM</text:p>
          </table:table-cell>
          <table:table-cell table:formula="of:=MOD([.E1234]-[.$E$2];[.$H$2])+1+[.$E$2]" office:value-type="float" office:value="253" calcext:value-type="float">
            <text:p>253</text:p>
          </table:table-cell>
          <table:table-cell table:formula="of:=MOD([.F1234]+1/[.$H$2];5)" office:value-type="float" office:value="0.533333333333284" calcext:value-type="float">
            <text:p>0,533333333333284</text:p>
          </table:table-cell>
          <table:table-cell table:formula="of:=IF([.F1235]&lt;0.000001;[.G1234]+2+1/[.$H$2];[.G1234]+1/[.$H$2])" office:value-type="float" office:value="20.5333333333334" calcext:value-type="float">
            <text:p>20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6]))" office:value-type="date" office:date-value="2019-10-27T10:00:41.219209" calcext:value-type="date">
            <text:p>2019-10-27 10:00:41</text:p>
          </table:table-cell>
          <table:table-cell table:style-name="ce7" table:formula="of:=[.A1236]" office:value-type="date" office:date-value="2019-10-27T10:00:41.219209" calcext:value-type="date">
            <text:p>2019-10-27 10:00:41</text:p>
          </table:table-cell>
          <table:table-cell table:formula="of:=TRUNC([.A1236])" office:value-type="float" office:value="43765" calcext:value-type="float">
            <text:p>43765</text:p>
          </table:table-cell>
          <table:table-cell table:style-name="ce12" table:formula="of:=[.B1236]-[.C1236]" office:value-type="date" office:date-value="1899-12-30T10:00:41.21920892503" calcext:value-type="date">
            <text:p>12/30/99 10:00 AM</text:p>
          </table:table-cell>
          <table:table-cell table:formula="of:=MOD([.E1235]-[.$E$2];[.$H$2])+1+[.$E$2]" office:value-type="float" office:value="254" calcext:value-type="float">
            <text:p>254</text:p>
          </table:table-cell>
          <table:table-cell table:formula="of:=MOD([.F1235]+1/[.$H$2];5)" office:value-type="float" office:value="0.54999999999995" calcext:value-type="float">
            <text:p>0,54999999999995</text:p>
          </table:table-cell>
          <table:table-cell table:formula="of:=IF([.F1236]&lt;0.000001;[.G1235]+2+1/[.$H$2];[.G1235]+1/[.$H$2])" office:value-type="float" office:value="20.5500000000001" calcext:value-type="float">
            <text:p>20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7]))" office:value-type="date" office:date-value="2019-10-27T09:35:24.319605" calcext:value-type="date">
            <text:p>2019-10-27 09:35:24</text:p>
          </table:table-cell>
          <table:table-cell table:style-name="ce7" table:formula="of:=[.A1237]" office:value-type="date" office:date-value="2019-10-27T09:35:24.319605" calcext:value-type="date">
            <text:p>2019-10-27 09:35:24</text:p>
          </table:table-cell>
          <table:table-cell table:formula="of:=TRUNC([.A1237])" office:value-type="float" office:value="43765" calcext:value-type="float">
            <text:p>43765</text:p>
          </table:table-cell>
          <table:table-cell table:style-name="ce12" table:formula="of:=[.B1237]-[.C1237]" office:value-type="date" office:date-value="1899-12-30T09:35:24.3196049938" calcext:value-type="date">
            <text:p>12/30/99 09:35 AM</text:p>
          </table:table-cell>
          <table:table-cell table:formula="of:=MOD([.E1236]-[.$E$2];[.$H$2])+1+[.$E$2]" office:value-type="float" office:value="255" calcext:value-type="float">
            <text:p>255</text:p>
          </table:table-cell>
          <table:table-cell table:formula="of:=MOD([.F1236]+1/[.$H$2];5)" office:value-type="float" office:value="0.566666666666617" calcext:value-type="float">
            <text:p>0,566666666666617</text:p>
          </table:table-cell>
          <table:table-cell table:formula="of:=IF([.F1237]&lt;0.000001;[.G1236]+2+1/[.$H$2];[.G1236]+1/[.$H$2])" office:value-type="float" office:value="20.5666666666668" calcext:value-type="float">
            <text:p>20,5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8]))" office:value-type="date" office:date-value="2019-10-27T09:38:33.734361" calcext:value-type="date">
            <text:p>2019-10-27 09:38:34</text:p>
          </table:table-cell>
          <table:table-cell table:style-name="ce7" table:formula="of:=[.A1238]" office:value-type="date" office:date-value="2019-10-27T09:38:33.734361" calcext:value-type="date">
            <text:p>2019-10-27 09:38:34</text:p>
          </table:table-cell>
          <table:table-cell table:formula="of:=TRUNC([.A1238])" office:value-type="float" office:value="43765" calcext:value-type="float">
            <text:p>43765</text:p>
          </table:table-cell>
          <table:table-cell table:style-name="ce12" table:formula="of:=[.B1238]-[.C1238]" office:value-type="date" office:date-value="1899-12-30T09:38:33.73436101712" calcext:value-type="date">
            <text:p>12/30/99 09:38 AM</text:p>
          </table:table-cell>
          <table:table-cell table:formula="of:=MOD([.E1237]-[.$E$2];[.$H$2])+1+[.$E$2]" office:value-type="float" office:value="256" calcext:value-type="float">
            <text:p>256</text:p>
          </table:table-cell>
          <table:table-cell table:formula="of:=MOD([.F1237]+1/[.$H$2];5)" office:value-type="float" office:value="0.583333333333284" calcext:value-type="float">
            <text:p>0,583333333333284</text:p>
          </table:table-cell>
          <table:table-cell table:formula="of:=IF([.F1238]&lt;0.000001;[.G1237]+2+1/[.$H$2];[.G1237]+1/[.$H$2])" office:value-type="float" office:value="20.5833333333334" calcext:value-type="float">
            <text:p>20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39]))" office:value-type="date" office:date-value="2019-10-27T09:19:08.262893" calcext:value-type="date">
            <text:p>2019-10-27 09:19:08</text:p>
          </table:table-cell>
          <table:table-cell table:style-name="ce7" table:formula="of:=[.A1239]" office:value-type="date" office:date-value="2019-10-27T09:19:08.262893" calcext:value-type="date">
            <text:p>2019-10-27 09:19:08</text:p>
          </table:table-cell>
          <table:table-cell table:formula="of:=TRUNC([.A1239])" office:value-type="float" office:value="43765" calcext:value-type="float">
            <text:p>43765</text:p>
          </table:table-cell>
          <table:table-cell table:style-name="ce12" table:formula="of:=[.B1239]-[.C1239]" office:value-type="date" office:date-value="1899-12-30T09:19:08.26289329212" calcext:value-type="date">
            <text:p>12/30/99 09:19 AM</text:p>
          </table:table-cell>
          <table:table-cell table:formula="of:=MOD([.E1238]-[.$E$2];[.$H$2])+1+[.$E$2]" office:value-type="float" office:value="257" calcext:value-type="float">
            <text:p>257</text:p>
          </table:table-cell>
          <table:table-cell table:formula="of:=MOD([.F1238]+1/[.$H$2];5)" office:value-type="float" office:value="0.59999999999995" calcext:value-type="float">
            <text:p>0,59999999999995</text:p>
          </table:table-cell>
          <table:table-cell table:formula="of:=IF([.F1239]&lt;0.000001;[.G1238]+2+1/[.$H$2];[.G1238]+1/[.$H$2])" office:value-type="float" office:value="20.6000000000001" calcext:value-type="float">
            <text:p>20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0]))" office:value-type="date" office:date-value="2019-10-27T09:20:34.372322" calcext:value-type="date">
            <text:p>2019-10-27 09:20:34</text:p>
          </table:table-cell>
          <table:table-cell table:style-name="ce7" table:formula="of:=[.A1240]" office:value-type="date" office:date-value="2019-10-27T09:20:34.372322" calcext:value-type="date">
            <text:p>2019-10-27 09:20:34</text:p>
          </table:table-cell>
          <table:table-cell table:formula="of:=TRUNC([.A1240])" office:value-type="float" office:value="43765" calcext:value-type="float">
            <text:p>43765</text:p>
          </table:table-cell>
          <table:table-cell table:style-name="ce12" table:formula="of:=[.B1240]-[.C1240]" office:value-type="date" office:date-value="1899-12-30T09:20:34.37232174911" calcext:value-type="date">
            <text:p>12/30/99 09:20 AM</text:p>
          </table:table-cell>
          <table:table-cell table:formula="of:=MOD([.E1239]-[.$E$2];[.$H$2])+1+[.$E$2]" office:value-type="float" office:value="258" calcext:value-type="float">
            <text:p>258</text:p>
          </table:table-cell>
          <table:table-cell table:formula="of:=MOD([.F1239]+1/[.$H$2];5)" office:value-type="float" office:value="0.616666666666617" calcext:value-type="float">
            <text:p>0,616666666666617</text:p>
          </table:table-cell>
          <table:table-cell table:formula="of:=IF([.F1240]&lt;0.000001;[.G1239]+2+1/[.$H$2];[.G1239]+1/[.$H$2])" office:value-type="float" office:value="20.6166666666668" calcext:value-type="float">
            <text:p>20,6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1]))" office:value-type="date" office:date-value="2019-10-27T09:03:32.273641" calcext:value-type="date">
            <text:p>2019-10-27 09:03:32</text:p>
          </table:table-cell>
          <table:table-cell table:style-name="ce7" table:formula="of:=[.A1241]" office:value-type="date" office:date-value="2019-10-27T09:03:32.273641" calcext:value-type="date">
            <text:p>2019-10-27 09:03:32</text:p>
          </table:table-cell>
          <table:table-cell table:formula="of:=TRUNC([.A1241])" office:value-type="float" office:value="43765" calcext:value-type="float">
            <text:p>43765</text:p>
          </table:table-cell>
          <table:table-cell table:style-name="ce12" table:formula="of:=[.B1241]-[.C1241]" office:value-type="date" office:date-value="1899-12-30T09:03:32.27364116348" calcext:value-type="date">
            <text:p>12/30/99 09:03 AM</text:p>
          </table:table-cell>
          <table:table-cell table:formula="of:=MOD([.E1240]-[.$E$2];[.$H$2])+1+[.$E$2]" office:value-type="float" office:value="259" calcext:value-type="float">
            <text:p>259</text:p>
          </table:table-cell>
          <table:table-cell table:formula="of:=MOD([.F1240]+1/[.$H$2];5)" office:value-type="float" office:value="0.633333333333284" calcext:value-type="float">
            <text:p>0,633333333333284</text:p>
          </table:table-cell>
          <table:table-cell table:formula="of:=IF([.F1241]&lt;0.000001;[.G1240]+2+1/[.$H$2];[.G1240]+1/[.$H$2])" office:value-type="float" office:value="20.6333333333334" calcext:value-type="float">
            <text:p>20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2]))" office:value-type="date" office:date-value="2019-10-27T09:42:56.969793" calcext:value-type="date">
            <text:p>2019-10-27 09:42:57</text:p>
          </table:table-cell>
          <table:table-cell table:style-name="ce7" table:formula="of:=[.A1242]" office:value-type="date" office:date-value="2019-10-27T09:42:56.969793" calcext:value-type="date">
            <text:p>2019-10-27 09:42:57</text:p>
          </table:table-cell>
          <table:table-cell table:formula="of:=TRUNC([.A1242])" office:value-type="float" office:value="43765" calcext:value-type="float">
            <text:p>43765</text:p>
          </table:table-cell>
          <table:table-cell table:style-name="ce12" table:formula="of:=[.B1242]-[.C1242]" office:value-type="date" office:date-value="1899-12-30T09:42:56.96979325265" calcext:value-type="date">
            <text:p>12/30/99 09:42 AM</text:p>
          </table:table-cell>
          <table:table-cell table:formula="of:=MOD([.E1241]-[.$E$2];[.$H$2])+1+[.$E$2]" office:value-type="float" office:value="260" calcext:value-type="float">
            <text:p>260</text:p>
          </table:table-cell>
          <table:table-cell table:formula="of:=MOD([.F1241]+1/[.$H$2];5)" office:value-type="float" office:value="0.64999999999995" calcext:value-type="float">
            <text:p>0,64999999999995</text:p>
          </table:table-cell>
          <table:table-cell table:formula="of:=IF([.F1242]&lt;0.000001;[.G1241]+2+1/[.$H$2];[.G1241]+1/[.$H$2])" office:value-type="float" office:value="20.6500000000001" calcext:value-type="float">
            <text:p>20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3]))" office:value-type="date" office:date-value="2019-10-27T09:19:19.218595" calcext:value-type="date">
            <text:p>2019-10-27 09:19:19</text:p>
          </table:table-cell>
          <table:table-cell table:style-name="ce7" table:formula="of:=[.A1243]" office:value-type="date" office:date-value="2019-10-27T09:19:19.218595" calcext:value-type="date">
            <text:p>2019-10-27 09:19:19</text:p>
          </table:table-cell>
          <table:table-cell table:formula="of:=TRUNC([.A1243])" office:value-type="float" office:value="43765" calcext:value-type="float">
            <text:p>43765</text:p>
          </table:table-cell>
          <table:table-cell table:style-name="ce12" table:formula="of:=[.B1243]-[.C1243]" office:value-type="date" office:date-value="1899-12-30T09:19:19.21859540977" calcext:value-type="date">
            <text:p>12/30/99 09:19 AM</text:p>
          </table:table-cell>
          <table:table-cell table:formula="of:=MOD([.E1242]-[.$E$2];[.$H$2])+1+[.$E$2]" office:value-type="float" office:value="261" calcext:value-type="float">
            <text:p>261</text:p>
          </table:table-cell>
          <table:table-cell table:formula="of:=MOD([.F1242]+1/[.$H$2];5)" office:value-type="float" office:value="0.666666666666617" calcext:value-type="float">
            <text:p>0,666666666666617</text:p>
          </table:table-cell>
          <table:table-cell table:formula="of:=IF([.F1243]&lt;0.000001;[.G1242]+2+1/[.$H$2];[.G1242]+1/[.$H$2])" office:value-type="float" office:value="20.6666666666668" calcext:value-type="float">
            <text:p>20,6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4]))" office:value-type="date" office:date-value="2019-10-27T09:10:45.004888" calcext:value-type="date">
            <text:p>2019-10-27 09:10:45</text:p>
          </table:table-cell>
          <table:table-cell table:style-name="ce7" table:formula="of:=[.A1244]" office:value-type="date" office:date-value="2019-10-27T09:10:45.004888" calcext:value-type="date">
            <text:p>2019-10-27 09:10:45</text:p>
          </table:table-cell>
          <table:table-cell table:formula="of:=TRUNC([.A1244])" office:value-type="float" office:value="43765" calcext:value-type="float">
            <text:p>43765</text:p>
          </table:table-cell>
          <table:table-cell table:style-name="ce12" table:formula="of:=[.B1244]-[.C1244]" office:value-type="date" office:date-value="1899-12-30T09:10:45.00488822814" calcext:value-type="date">
            <text:p>12/30/99 09:10 AM</text:p>
          </table:table-cell>
          <table:table-cell table:formula="of:=MOD([.E1243]-[.$E$2];[.$H$2])+1+[.$E$2]" office:value-type="float" office:value="262" calcext:value-type="float">
            <text:p>262</text:p>
          </table:table-cell>
          <table:table-cell table:formula="of:=MOD([.F1243]+1/[.$H$2];5)" office:value-type="float" office:value="0.683333333333284" calcext:value-type="float">
            <text:p>0,683333333333284</text:p>
          </table:table-cell>
          <table:table-cell table:formula="of:=IF([.F1244]&lt;0.000001;[.G1243]+2+1/[.$H$2];[.G1243]+1/[.$H$2])" office:value-type="float" office:value="20.6833333333334" calcext:value-type="float">
            <text:p>20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5]))" office:value-type="date" office:date-value="2019-10-27T09:17:50.502519" calcext:value-type="date">
            <text:p>2019-10-27 09:17:51</text:p>
          </table:table-cell>
          <table:table-cell table:style-name="ce7" table:formula="of:=[.A1245]" office:value-type="date" office:date-value="2019-10-27T09:17:50.502519" calcext:value-type="date">
            <text:p>2019-10-27 09:17:51</text:p>
          </table:table-cell>
          <table:table-cell table:formula="of:=TRUNC([.A1245])" office:value-type="float" office:value="43765" calcext:value-type="float">
            <text:p>43765</text:p>
          </table:table-cell>
          <table:table-cell table:style-name="ce12" table:formula="of:=[.B1245]-[.C1245]" office:value-type="date" office:date-value="1899-12-30T09:17:50.5025186995" calcext:value-type="date">
            <text:p>12/30/99 09:17 AM</text:p>
          </table:table-cell>
          <table:table-cell table:formula="of:=MOD([.E1244]-[.$E$2];[.$H$2])+1+[.$E$2]" office:value-type="float" office:value="263" calcext:value-type="float">
            <text:p>263</text:p>
          </table:table-cell>
          <table:table-cell table:formula="of:=MOD([.F1244]+1/[.$H$2];5)" office:value-type="float" office:value="0.699999999999951" calcext:value-type="float">
            <text:p>0,699999999999951</text:p>
          </table:table-cell>
          <table:table-cell table:formula="of:=IF([.F1245]&lt;0.000001;[.G1244]+2+1/[.$H$2];[.G1244]+1/[.$H$2])" office:value-type="float" office:value="20.7000000000001" calcext:value-type="float">
            <text:p>20,7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6]))" office:value-type="date" office:date-value="2019-10-27T09:38:05.133405" calcext:value-type="date">
            <text:p>2019-10-27 09:38:05</text:p>
          </table:table-cell>
          <table:table-cell table:style-name="ce7" table:formula="of:=[.A1246]" office:value-type="date" office:date-value="2019-10-27T09:38:05.133405" calcext:value-type="date">
            <text:p>2019-10-27 09:38:05</text:p>
          </table:table-cell>
          <table:table-cell table:formula="of:=TRUNC([.A1246])" office:value-type="float" office:value="43765" calcext:value-type="float">
            <text:p>43765</text:p>
          </table:table-cell>
          <table:table-cell table:style-name="ce12" table:formula="of:=[.B1246]-[.C1246]" office:value-type="date" office:date-value="1899-12-30T09:38:05.13340533245" calcext:value-type="date">
            <text:p>12/30/99 09:38 AM</text:p>
          </table:table-cell>
          <table:table-cell table:formula="of:=MOD([.E1245]-[.$E$2];[.$H$2])+1+[.$E$2]" office:value-type="float" office:value="264" calcext:value-type="float">
            <text:p>264</text:p>
          </table:table-cell>
          <table:table-cell table:formula="of:=MOD([.F1245]+1/[.$H$2];5)" office:value-type="float" office:value="0.716666666666617" calcext:value-type="float">
            <text:p>0,716666666666617</text:p>
          </table:table-cell>
          <table:table-cell table:formula="of:=IF([.F1246]&lt;0.000001;[.G1245]+2+1/[.$H$2];[.G1245]+1/[.$H$2])" office:value-type="float" office:value="20.7166666666668" calcext:value-type="float">
            <text:p>20,7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7]))" office:value-type="date" office:date-value="2019-10-27T09:40:44.29501" calcext:value-type="date">
            <text:p>2019-10-27 09:40:44</text:p>
          </table:table-cell>
          <table:table-cell table:style-name="ce7" table:formula="of:=[.A1247]" office:value-type="date" office:date-value="2019-10-27T09:40:44.29501" calcext:value-type="date">
            <text:p>2019-10-27 09:40:44</text:p>
          </table:table-cell>
          <table:table-cell table:formula="of:=TRUNC([.A1247])" office:value-type="float" office:value="43765" calcext:value-type="float">
            <text:p>43765</text:p>
          </table:table-cell>
          <table:table-cell table:style-name="ce12" table:formula="of:=[.B1247]-[.C1247]" office:value-type="date" office:date-value="1899-12-30T09:40:44.29500997066" calcext:value-type="date">
            <text:p>12/30/99 09:40 AM</text:p>
          </table:table-cell>
          <table:table-cell table:formula="of:=MOD([.E1246]-[.$E$2];[.$H$2])+1+[.$E$2]" office:value-type="float" office:value="265" calcext:value-type="float">
            <text:p>265</text:p>
          </table:table-cell>
          <table:table-cell table:formula="of:=MOD([.F1246]+1/[.$H$2];5)" office:value-type="float" office:value="0.733333333333284" calcext:value-type="float">
            <text:p>0,733333333333284</text:p>
          </table:table-cell>
          <table:table-cell table:formula="of:=IF([.F1247]&lt;0.000001;[.G1246]+2+1/[.$H$2];[.G1246]+1/[.$H$2])" office:value-type="float" office:value="20.7333333333334" calcext:value-type="float">
            <text:p>20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8]))" office:value-type="date" office:date-value="2019-10-27T09:09:00.130285" calcext:value-type="date">
            <text:p>2019-10-27 09:09:00</text:p>
          </table:table-cell>
          <table:table-cell table:style-name="ce7" table:formula="of:=[.A1248]" office:value-type="date" office:date-value="2019-10-27T09:09:00.130285" calcext:value-type="date">
            <text:p>2019-10-27 09:09:00</text:p>
          </table:table-cell>
          <table:table-cell table:formula="of:=TRUNC([.A1248])" office:value-type="float" office:value="43765" calcext:value-type="float">
            <text:p>43765</text:p>
          </table:table-cell>
          <table:table-cell table:style-name="ce12" table:formula="of:=[.B1248]-[.C1248]" office:value-type="date" office:date-value="1899-12-30T09:09:00.13028545305" calcext:value-type="date">
            <text:p>12/30/99 09:09 AM</text:p>
          </table:table-cell>
          <table:table-cell table:formula="of:=MOD([.E1247]-[.$E$2];[.$H$2])+1+[.$E$2]" office:value-type="float" office:value="266" calcext:value-type="float">
            <text:p>266</text:p>
          </table:table-cell>
          <table:table-cell table:formula="of:=MOD([.F1247]+1/[.$H$2];5)" office:value-type="float" office:value="0.749999999999951" calcext:value-type="float">
            <text:p>0,749999999999951</text:p>
          </table:table-cell>
          <table:table-cell table:formula="of:=IF([.F1248]&lt;0.000001;[.G1247]+2+1/[.$H$2];[.G1247]+1/[.$H$2])" office:value-type="float" office:value="20.7500000000001" calcext:value-type="float">
            <text:p>20,7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49]))" office:value-type="date" office:date-value="2019-10-27T09:34:44.257523" calcext:value-type="date">
            <text:p>2019-10-27 09:34:44</text:p>
          </table:table-cell>
          <table:table-cell table:style-name="ce7" table:formula="of:=[.A1249]" office:value-type="date" office:date-value="2019-10-27T09:34:44.257523" calcext:value-type="date">
            <text:p>2019-10-27 09:34:44</text:p>
          </table:table-cell>
          <table:table-cell table:formula="of:=TRUNC([.A1249])" office:value-type="float" office:value="43765" calcext:value-type="float">
            <text:p>43765</text:p>
          </table:table-cell>
          <table:table-cell table:style-name="ce12" table:formula="of:=[.B1249]-[.C1249]" office:value-type="date" office:date-value="1899-12-30T09:34:44.25752345938" calcext:value-type="date">
            <text:p>12/30/99 09:34 AM</text:p>
          </table:table-cell>
          <table:table-cell table:formula="of:=MOD([.E1248]-[.$E$2];[.$H$2])+1+[.$E$2]" office:value-type="float" office:value="267" calcext:value-type="float">
            <text:p>267</text:p>
          </table:table-cell>
          <table:table-cell table:formula="of:=MOD([.F1248]+1/[.$H$2];5)" office:value-type="float" office:value="0.766666666666618" calcext:value-type="float">
            <text:p>0,766666666666618</text:p>
          </table:table-cell>
          <table:table-cell table:formula="of:=IF([.F1249]&lt;0.000001;[.G1248]+2+1/[.$H$2];[.G1248]+1/[.$H$2])" office:value-type="float" office:value="20.7666666666668" calcext:value-type="float">
            <text:p>20,7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0]))" office:value-type="date" office:date-value="2019-10-27T09:52:59.314539" calcext:value-type="date">
            <text:p>2019-10-27 09:52:59</text:p>
          </table:table-cell>
          <table:table-cell table:style-name="ce7" table:formula="of:=[.A1250]" office:value-type="date" office:date-value="2019-10-27T09:52:59.314539" calcext:value-type="date">
            <text:p>2019-10-27 09:52:59</text:p>
          </table:table-cell>
          <table:table-cell table:formula="of:=TRUNC([.A1250])" office:value-type="float" office:value="43765" calcext:value-type="float">
            <text:p>43765</text:p>
          </table:table-cell>
          <table:table-cell table:style-name="ce12" table:formula="of:=[.B1250]-[.C1250]" office:value-type="date" office:date-value="1899-12-30T09:52:59.31453895289" calcext:value-type="date">
            <text:p>12/30/99 09:52 AM</text:p>
          </table:table-cell>
          <table:table-cell table:formula="of:=MOD([.E1249]-[.$E$2];[.$H$2])+1+[.$E$2]" office:value-type="float" office:value="268" calcext:value-type="float">
            <text:p>268</text:p>
          </table:table-cell>
          <table:table-cell table:formula="of:=MOD([.F1249]+1/[.$H$2];5)" office:value-type="float" office:value="0.783333333333284" calcext:value-type="float">
            <text:p>0,783333333333284</text:p>
          </table:table-cell>
          <table:table-cell table:formula="of:=IF([.F1250]&lt;0.000001;[.G1249]+2+1/[.$H$2];[.G1249]+1/[.$H$2])" office:value-type="float" office:value="20.7833333333334" calcext:value-type="float">
            <text:p>20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1]))" office:value-type="date" office:date-value="2019-10-27T09:32:26.971292" calcext:value-type="date">
            <text:p>2019-10-27 09:32:27</text:p>
          </table:table-cell>
          <table:table-cell table:style-name="ce7" table:formula="of:=[.A1251]" office:value-type="date" office:date-value="2019-10-27T09:32:26.971292" calcext:value-type="date">
            <text:p>2019-10-27 09:32:27</text:p>
          </table:table-cell>
          <table:table-cell table:formula="of:=TRUNC([.A1251])" office:value-type="float" office:value="43765" calcext:value-type="float">
            <text:p>43765</text:p>
          </table:table-cell>
          <table:table-cell table:style-name="ce12" table:formula="of:=[.B1251]-[.C1251]" office:value-type="date" office:date-value="1899-12-30T09:32:26.9712917693" calcext:value-type="date">
            <text:p>12/30/99 09:32 AM</text:p>
          </table:table-cell>
          <table:table-cell table:formula="of:=MOD([.E1250]-[.$E$2];[.$H$2])+1+[.$E$2]" office:value-type="float" office:value="269" calcext:value-type="float">
            <text:p>269</text:p>
          </table:table-cell>
          <table:table-cell table:formula="of:=MOD([.F1250]+1/[.$H$2];5)" office:value-type="float" office:value="0.799999999999951" calcext:value-type="float">
            <text:p>0,799999999999951</text:p>
          </table:table-cell>
          <table:table-cell table:formula="of:=IF([.F1251]&lt;0.000001;[.G1250]+2+1/[.$H$2];[.G1250]+1/[.$H$2])" office:value-type="float" office:value="20.8000000000001" calcext:value-type="float">
            <text:p>20,8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2]))" office:value-type="date" office:date-value="2019-10-27T09:59:13.135" calcext:value-type="date">
            <text:p>2019-10-27 09:59:13</text:p>
          </table:table-cell>
          <table:table-cell table:style-name="ce7" table:formula="of:=[.A1252]" office:value-type="date" office:date-value="2019-10-27T09:59:13.135" calcext:value-type="date">
            <text:p>2019-10-27 09:59:13</text:p>
          </table:table-cell>
          <table:table-cell table:formula="of:=TRUNC([.A1252])" office:value-type="float" office:value="43765" calcext:value-type="float">
            <text:p>43765</text:p>
          </table:table-cell>
          <table:table-cell table:style-name="ce12" table:formula="of:=[.B1252]-[.C1252]" office:value-type="date" office:date-value="1899-12-30T09:59:13.13499988988" calcext:value-type="date">
            <text:p>12/30/99 09:59 AM</text:p>
          </table:table-cell>
          <table:table-cell table:formula="of:=MOD([.E1251]-[.$E$2];[.$H$2])+1+[.$E$2]" office:value-type="float" office:value="270" calcext:value-type="float">
            <text:p>270</text:p>
          </table:table-cell>
          <table:table-cell table:formula="of:=MOD([.F1251]+1/[.$H$2];5)" office:value-type="float" office:value="0.816666666666618" calcext:value-type="float">
            <text:p>0,816666666666618</text:p>
          </table:table-cell>
          <table:table-cell table:formula="of:=IF([.F1252]&lt;0.000001;[.G1251]+2+1/[.$H$2];[.G1251]+1/[.$H$2])" office:value-type="float" office:value="20.8166666666668" calcext:value-type="float">
            <text:p>20,8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3]))" office:value-type="date" office:date-value="2019-10-27T09:36:35.599515" calcext:value-type="date">
            <text:p>2019-10-27 09:36:36</text:p>
          </table:table-cell>
          <table:table-cell table:style-name="ce7" table:formula="of:=[.A1253]" office:value-type="date" office:date-value="2019-10-27T09:36:35.599515" calcext:value-type="date">
            <text:p>2019-10-27 09:36:36</text:p>
          </table:table-cell>
          <table:table-cell table:formula="of:=TRUNC([.A1253])" office:value-type="float" office:value="43765" calcext:value-type="float">
            <text:p>43765</text:p>
          </table:table-cell>
          <table:table-cell table:style-name="ce12" table:formula="of:=[.B1253]-[.C1253]" office:value-type="date" office:date-value="1899-12-30T09:36:35.59951471165" calcext:value-type="date">
            <text:p>12/30/99 09:36 AM</text:p>
          </table:table-cell>
          <table:table-cell table:formula="of:=MOD([.E1252]-[.$E$2];[.$H$2])+1+[.$E$2]" office:value-type="float" office:value="271" calcext:value-type="float">
            <text:p>271</text:p>
          </table:table-cell>
          <table:table-cell table:formula="of:=MOD([.F1252]+1/[.$H$2];5)" office:value-type="float" office:value="0.833333333333284" calcext:value-type="float">
            <text:p>0,833333333333284</text:p>
          </table:table-cell>
          <table:table-cell table:formula="of:=IF([.F1253]&lt;0.000001;[.G1252]+2+1/[.$H$2];[.G1252]+1/[.$H$2])" office:value-type="float" office:value="20.8333333333334" calcext:value-type="float">
            <text:p>20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4]))" office:value-type="date" office:date-value="2019-10-27T09:34:55.344078" calcext:value-type="date">
            <text:p>2019-10-27 09:34:55</text:p>
          </table:table-cell>
          <table:table-cell table:style-name="ce7" table:formula="of:=[.A1254]" office:value-type="date" office:date-value="2019-10-27T09:34:55.344078" calcext:value-type="date">
            <text:p>2019-10-27 09:34:55</text:p>
          </table:table-cell>
          <table:table-cell table:formula="of:=TRUNC([.A1254])" office:value-type="float" office:value="43765" calcext:value-type="float">
            <text:p>43765</text:p>
          </table:table-cell>
          <table:table-cell table:style-name="ce12" table:formula="of:=[.B1254]-[.C1254]" office:value-type="date" office:date-value="1899-12-30T09:34:55.34407756291" calcext:value-type="date">
            <text:p>12/30/99 09:34 AM</text:p>
          </table:table-cell>
          <table:table-cell table:formula="of:=MOD([.E1253]-[.$E$2];[.$H$2])+1+[.$E$2]" office:value-type="float" office:value="272" calcext:value-type="float">
            <text:p>272</text:p>
          </table:table-cell>
          <table:table-cell table:formula="of:=MOD([.F1253]+1/[.$H$2];5)" office:value-type="float" office:value="0.849999999999951" calcext:value-type="float">
            <text:p>0,849999999999951</text:p>
          </table:table-cell>
          <table:table-cell table:formula="of:=IF([.F1254]&lt;0.000001;[.G1253]+2+1/[.$H$2];[.G1253]+1/[.$H$2])" office:value-type="float" office:value="20.8500000000001" calcext:value-type="float">
            <text:p>20,8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5]))" office:value-type="date" office:date-value="2019-10-27T09:20:37.141699" calcext:value-type="date">
            <text:p>2019-10-27 09:20:37</text:p>
          </table:table-cell>
          <table:table-cell table:style-name="ce7" table:formula="of:=[.A1255]" office:value-type="date" office:date-value="2019-10-27T09:20:37.141699" calcext:value-type="date">
            <text:p>2019-10-27 09:20:37</text:p>
          </table:table-cell>
          <table:table-cell table:formula="of:=TRUNC([.A1255])" office:value-type="float" office:value="43765" calcext:value-type="float">
            <text:p>43765</text:p>
          </table:table-cell>
          <table:table-cell table:style-name="ce12" table:formula="of:=[.B1255]-[.C1255]" office:value-type="date" office:date-value="1899-12-30T09:20:37.14169920422" calcext:value-type="date">
            <text:p>12/30/99 09:20 AM</text:p>
          </table:table-cell>
          <table:table-cell table:formula="of:=MOD([.E1254]-[.$E$2];[.$H$2])+1+[.$E$2]" office:value-type="float" office:value="273" calcext:value-type="float">
            <text:p>273</text:p>
          </table:table-cell>
          <table:table-cell table:formula="of:=MOD([.F1254]+1/[.$H$2];5)" office:value-type="float" office:value="0.866666666666618" calcext:value-type="float">
            <text:p>0,866666666666618</text:p>
          </table:table-cell>
          <table:table-cell table:formula="of:=IF([.F1255]&lt;0.000001;[.G1254]+2+1/[.$H$2];[.G1254]+1/[.$H$2])" office:value-type="float" office:value="20.8666666666668" calcext:value-type="float">
            <text:p>20,8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6]))" office:value-type="date" office:date-value="2019-10-27T09:54:41.770472" calcext:value-type="date">
            <text:p>2019-10-27 09:54:42</text:p>
          </table:table-cell>
          <table:table-cell table:style-name="ce7" table:formula="of:=[.A1256]" office:value-type="date" office:date-value="2019-10-27T09:54:41.770472" calcext:value-type="date">
            <text:p>2019-10-27 09:54:42</text:p>
          </table:table-cell>
          <table:table-cell table:formula="of:=TRUNC([.A1256])" office:value-type="float" office:value="43765" calcext:value-type="float">
            <text:p>43765</text:p>
          </table:table-cell>
          <table:table-cell table:style-name="ce12" table:formula="of:=[.B1256]-[.C1256]" office:value-type="date" office:date-value="1899-12-30T09:54:41.77047211211" calcext:value-type="date">
            <text:p>12/30/99 09:54 AM</text:p>
          </table:table-cell>
          <table:table-cell table:formula="of:=MOD([.E1255]-[.$E$2];[.$H$2])+1+[.$E$2]" office:value-type="float" office:value="274" calcext:value-type="float">
            <text:p>274</text:p>
          </table:table-cell>
          <table:table-cell table:formula="of:=MOD([.F1255]+1/[.$H$2];5)" office:value-type="float" office:value="0.883333333333285" calcext:value-type="float">
            <text:p>0,883333333333285</text:p>
          </table:table-cell>
          <table:table-cell table:formula="of:=IF([.F1256]&lt;0.000001;[.G1255]+2+1/[.$H$2];[.G1255]+1/[.$H$2])" office:value-type="float" office:value="20.8833333333334" calcext:value-type="float">
            <text:p>20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7]))" office:value-type="date" office:date-value="2019-10-27T09:23:22.259401" calcext:value-type="date">
            <text:p>2019-10-27 09:23:22</text:p>
          </table:table-cell>
          <table:table-cell table:style-name="ce7" table:formula="of:=[.A1257]" office:value-type="date" office:date-value="2019-10-27T09:23:22.259401" calcext:value-type="date">
            <text:p>2019-10-27 09:23:22</text:p>
          </table:table-cell>
          <table:table-cell table:formula="of:=TRUNC([.A1257])" office:value-type="float" office:value="43765" calcext:value-type="float">
            <text:p>43765</text:p>
          </table:table-cell>
          <table:table-cell table:style-name="ce12" table:formula="of:=[.B1257]-[.C1257]" office:value-type="date" office:date-value="1899-12-30T09:23:22.25940083619" calcext:value-type="date">
            <text:p>12/30/99 09:23 AM</text:p>
          </table:table-cell>
          <table:table-cell table:formula="of:=MOD([.E1256]-[.$E$2];[.$H$2])+1+[.$E$2]" office:value-type="float" office:value="275" calcext:value-type="float">
            <text:p>275</text:p>
          </table:table-cell>
          <table:table-cell table:formula="of:=MOD([.F1256]+1/[.$H$2];5)" office:value-type="float" office:value="0.899999999999951" calcext:value-type="float">
            <text:p>0,899999999999951</text:p>
          </table:table-cell>
          <table:table-cell table:formula="of:=IF([.F1257]&lt;0.000001;[.G1256]+2+1/[.$H$2];[.G1256]+1/[.$H$2])" office:value-type="float" office:value="20.9000000000001" calcext:value-type="float">
            <text:p>20,9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8]))" office:value-type="date" office:date-value="2019-10-27T09:28:35.705377" calcext:value-type="date">
            <text:p>2019-10-27 09:28:36</text:p>
          </table:table-cell>
          <table:table-cell table:style-name="ce7" table:formula="of:=[.A1258]" office:value-type="date" office:date-value="2019-10-27T09:28:35.705377" calcext:value-type="date">
            <text:p>2019-10-27 09:28:36</text:p>
          </table:table-cell>
          <table:table-cell table:formula="of:=TRUNC([.A1258])" office:value-type="float" office:value="43765" calcext:value-type="float">
            <text:p>43765</text:p>
          </table:table-cell>
          <table:table-cell table:style-name="ce12" table:formula="of:=[.B1258]-[.C1258]" office:value-type="date" office:date-value="1899-12-30T09:28:35.70537658408" calcext:value-type="date">
            <text:p>12/30/99 09:28 AM</text:p>
          </table:table-cell>
          <table:table-cell table:formula="of:=MOD([.E1257]-[.$E$2];[.$H$2])+1+[.$E$2]" office:value-type="float" office:value="276" calcext:value-type="float">
            <text:p>276</text:p>
          </table:table-cell>
          <table:table-cell table:formula="of:=MOD([.F1257]+1/[.$H$2];5)" office:value-type="float" office:value="0.916666666666618" calcext:value-type="float">
            <text:p>0,916666666666618</text:p>
          </table:table-cell>
          <table:table-cell table:formula="of:=IF([.F1258]&lt;0.000001;[.G1257]+2+1/[.$H$2];[.G1257]+1/[.$H$2])" office:value-type="float" office:value="20.9166666666668" calcext:value-type="float">
            <text:p>20,9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59]))" office:value-type="date" office:date-value="2019-10-27T09:26:55.438359" calcext:value-type="date">
            <text:p>2019-10-27 09:26:55</text:p>
          </table:table-cell>
          <table:table-cell table:style-name="ce7" table:formula="of:=[.A1259]" office:value-type="date" office:date-value="2019-10-27T09:26:55.438359" calcext:value-type="date">
            <text:p>2019-10-27 09:26:55</text:p>
          </table:table-cell>
          <table:table-cell table:formula="of:=TRUNC([.A1259])" office:value-type="float" office:value="43765" calcext:value-type="float">
            <text:p>43765</text:p>
          </table:table-cell>
          <table:table-cell table:style-name="ce12" table:formula="of:=[.B1259]-[.C1259]" office:value-type="date" office:date-value="1899-12-30T09:26:55.43835920747" calcext:value-type="date">
            <text:p>12/30/99 09:26 AM</text:p>
          </table:table-cell>
          <table:table-cell table:formula="of:=MOD([.E1258]-[.$E$2];[.$H$2])+1+[.$E$2]" office:value-type="float" office:value="277" calcext:value-type="float">
            <text:p>277</text:p>
          </table:table-cell>
          <table:table-cell table:formula="of:=MOD([.F1258]+1/[.$H$2];5)" office:value-type="float" office:value="0.933333333333285" calcext:value-type="float">
            <text:p>0,933333333333285</text:p>
          </table:table-cell>
          <table:table-cell table:formula="of:=IF([.F1259]&lt;0.000001;[.G1258]+2+1/[.$H$2];[.G1258]+1/[.$H$2])" office:value-type="float" office:value="20.9333333333334" calcext:value-type="float">
            <text:p>20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0]))" office:value-type="date" office:date-value="2019-10-27T09:37:40.505019" calcext:value-type="date">
            <text:p>2019-10-27 09:37:41</text:p>
          </table:table-cell>
          <table:table-cell table:style-name="ce7" table:formula="of:=[.A1260]" office:value-type="date" office:date-value="2019-10-27T09:37:40.505019" calcext:value-type="date">
            <text:p>2019-10-27 09:37:41</text:p>
          </table:table-cell>
          <table:table-cell table:formula="of:=TRUNC([.A1260])" office:value-type="float" office:value="43765" calcext:value-type="float">
            <text:p>43765</text:p>
          </table:table-cell>
          <table:table-cell table:style-name="ce12" table:formula="of:=[.B1260]-[.C1260]" office:value-type="date" office:date-value="1899-12-30T09:37:40.50501912832" calcext:value-type="date">
            <text:p>12/30/99 09:37 AM</text:p>
          </table:table-cell>
          <table:table-cell table:formula="of:=MOD([.E1259]-[.$E$2];[.$H$2])+1+[.$E$2]" office:value-type="float" office:value="278" calcext:value-type="float">
            <text:p>278</text:p>
          </table:table-cell>
          <table:table-cell table:formula="of:=MOD([.F1259]+1/[.$H$2];5)" office:value-type="float" office:value="0.949999999999951" calcext:value-type="float">
            <text:p>0,949999999999951</text:p>
          </table:table-cell>
          <table:table-cell table:formula="of:=IF([.F1260]&lt;0.000001;[.G1259]+2+1/[.$H$2];[.G1259]+1/[.$H$2])" office:value-type="float" office:value="20.9500000000001" calcext:value-type="float">
            <text:p>20,9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1]))" office:value-type="date" office:date-value="2019-10-27T09:26:30.695075" calcext:value-type="date">
            <text:p>2019-10-27 09:26:31</text:p>
          </table:table-cell>
          <table:table-cell table:style-name="ce7" table:formula="of:=[.A1261]" office:value-type="date" office:date-value="2019-10-27T09:26:30.695075" calcext:value-type="date">
            <text:p>2019-10-27 09:26:31</text:p>
          </table:table-cell>
          <table:table-cell table:formula="of:=TRUNC([.A1261])" office:value-type="float" office:value="43765" calcext:value-type="float">
            <text:p>43765</text:p>
          </table:table-cell>
          <table:table-cell table:style-name="ce12" table:formula="of:=[.B1261]-[.C1261]" office:value-type="date" office:date-value="1899-12-30T09:26:30.6950753415" calcext:value-type="date">
            <text:p>12/30/99 09:26 AM</text:p>
          </table:table-cell>
          <table:table-cell table:formula="of:=MOD([.E1260]-[.$E$2];[.$H$2])+1+[.$E$2]" office:value-type="float" office:value="279" calcext:value-type="float">
            <text:p>279</text:p>
          </table:table-cell>
          <table:table-cell table:formula="of:=MOD([.F1260]+1/[.$H$2];5)" office:value-type="float" office:value="0.966666666666618" calcext:value-type="float">
            <text:p>0,966666666666618</text:p>
          </table:table-cell>
          <table:table-cell table:formula="of:=IF([.F1261]&lt;0.000001;[.G1260]+2+1/[.$H$2];[.G1260]+1/[.$H$2])" office:value-type="float" office:value="20.9666666666668" calcext:value-type="float">
            <text:p>20,9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2]))" office:value-type="date" office:date-value="2019-10-27T08:57:51.487712" calcext:value-type="date">
            <text:p>2019-10-27 08:57:51</text:p>
          </table:table-cell>
          <table:table-cell table:style-name="ce7" table:formula="of:=[.A1262]" office:value-type="date" office:date-value="2019-10-27T08:57:51.487712" calcext:value-type="date">
            <text:p>2019-10-27 08:57:51</text:p>
          </table:table-cell>
          <table:table-cell table:formula="of:=TRUNC([.A1262])" office:value-type="float" office:value="43765" calcext:value-type="float">
            <text:p>43765</text:p>
          </table:table-cell>
          <table:table-cell table:style-name="ce12" table:formula="of:=[.B1262]-[.C1262]" office:value-type="date" office:date-value="1899-12-30T08:57:51.48771174252" calcext:value-type="date">
            <text:p>12/30/99 08:57 AM</text:p>
          </table:table-cell>
          <table:table-cell table:formula="of:=MOD([.E1261]-[.$E$2];[.$H$2])+1+[.$E$2]" office:value-type="float" office:value="280" calcext:value-type="float">
            <text:p>280</text:p>
          </table:table-cell>
          <table:table-cell table:formula="of:=MOD([.F1261]+1/[.$H$2];5)" office:value-type="float" office:value="0.983333333333285" calcext:value-type="float">
            <text:p>0,983333333333285</text:p>
          </table:table-cell>
          <table:table-cell table:formula="of:=IF([.F1262]&lt;0.000001;[.G1261]+2+1/[.$H$2];[.G1261]+1/[.$H$2])" office:value-type="float" office:value="20.9833333333334" calcext:value-type="float">
            <text:p>20,9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3]))" office:value-type="date" office:date-value="2019-10-28T09:05:32.77592" calcext:value-type="date">
            <text:p>2019-10-28 09:05:33</text:p>
          </table:table-cell>
          <table:table-cell table:style-name="ce7" table:formula="of:=[.A1263]" office:value-type="date" office:date-value="2019-10-28T09:05:32.77592" calcext:value-type="date">
            <text:p>2019-10-28 09:05:33</text:p>
          </table:table-cell>
          <table:table-cell table:formula="of:=TRUNC([.A1263])" office:value-type="float" office:value="43766" calcext:value-type="float">
            <text:p>43766</text:p>
          </table:table-cell>
          <table:table-cell table:style-name="ce12" table:formula="of:=[.B1263]-[.C1263]" office:value-type="date" office:date-value="1899-12-30T09:05:32.77592018712" calcext:value-type="date">
            <text:p>12/30/99 09:05 AM</text:p>
          </table:table-cell>
          <table:table-cell table:formula="of:=MOD([.E1262]-[.$E$2];[.$H$2])+1+[.$E$2]" office:value-type="float" office:value="221" calcext:value-type="float">
            <text:p>221</text:p>
          </table:table-cell>
          <table:table-cell table:formula="of:=MOD([.F1262]+1/[.$H$2];5)" office:value-type="float" office:value="0.999999999999952" calcext:value-type="float">
            <text:p>0,999999999999952</text:p>
          </table:table-cell>
          <table:table-cell table:formula="of:=IF([.F1263]&lt;0.000001;[.G1262]+2+1/[.$H$2];[.G1262]+1/[.$H$2])" office:value-type="float" office:value="21.0000000000001" calcext:value-type="float">
            <text:p>21,0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4]))" office:value-type="date" office:date-value="2019-10-28T09:30:58.069857" calcext:value-type="date">
            <text:p>2019-10-28 09:30:58</text:p>
          </table:table-cell>
          <table:table-cell table:style-name="ce7" table:formula="of:=[.A1264]" office:value-type="date" office:date-value="2019-10-28T09:30:58.069857" calcext:value-type="date">
            <text:p>2019-10-28 09:30:58</text:p>
          </table:table-cell>
          <table:table-cell table:formula="of:=TRUNC([.A1264])" office:value-type="float" office:value="43766" calcext:value-type="float">
            <text:p>43766</text:p>
          </table:table-cell>
          <table:table-cell table:style-name="ce12" table:formula="of:=[.B1264]-[.C1264]" office:value-type="date" office:date-value="1899-12-30T09:30:58.0698572332" calcext:value-type="date">
            <text:p>12/30/99 09:30 AM</text:p>
          </table:table-cell>
          <table:table-cell table:formula="of:=MOD([.E1263]-[.$E$2];[.$H$2])+1+[.$E$2]" office:value-type="float" office:value="222" calcext:value-type="float">
            <text:p>222</text:p>
          </table:table-cell>
          <table:table-cell table:formula="of:=MOD([.F1263]+1/[.$H$2];5)" office:value-type="float" office:value="1.01666666666662" calcext:value-type="float">
            <text:p>1,01666666666662</text:p>
          </table:table-cell>
          <table:table-cell table:formula="of:=IF([.F1264]&lt;0.000001;[.G1263]+2+1/[.$H$2];[.G1263]+1/[.$H$2])" office:value-type="float" office:value="21.0166666666668" calcext:value-type="float">
            <text:p>21,01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5]))" office:value-type="date" office:date-value="2019-10-28T09:55:58.719852" calcext:value-type="date">
            <text:p>2019-10-28 09:55:59</text:p>
          </table:table-cell>
          <table:table-cell table:style-name="ce7" table:formula="of:=[.A1265]" office:value-type="date" office:date-value="2019-10-28T09:55:58.719852" calcext:value-type="date">
            <text:p>2019-10-28 09:55:59</text:p>
          </table:table-cell>
          <table:table-cell table:formula="of:=TRUNC([.A1265])" office:value-type="float" office:value="43766" calcext:value-type="float">
            <text:p>43766</text:p>
          </table:table-cell>
          <table:table-cell table:style-name="ce12" table:formula="of:=[.B1265]-[.C1265]" office:value-type="date" office:date-value="1899-12-30T09:55:58.71985168196" calcext:value-type="date">
            <text:p>12/30/99 09:55 AM</text:p>
          </table:table-cell>
          <table:table-cell table:formula="of:=MOD([.E1264]-[.$E$2];[.$H$2])+1+[.$E$2]" office:value-type="float" office:value="223" calcext:value-type="float">
            <text:p>223</text:p>
          </table:table-cell>
          <table:table-cell table:formula="of:=MOD([.F1264]+1/[.$H$2];5)" office:value-type="float" office:value="1.03333333333328" calcext:value-type="float">
            <text:p>1,03333333333328</text:p>
          </table:table-cell>
          <table:table-cell table:formula="of:=IF([.F1265]&lt;0.000001;[.G1264]+2+1/[.$H$2];[.G1264]+1/[.$H$2])" office:value-type="float" office:value="21.0333333333334" calcext:value-type="float">
            <text:p>21,0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6]))" office:value-type="date" office:date-value="2019-10-28T09:26:01.036831" calcext:value-type="date">
            <text:p>2019-10-28 09:26:01</text:p>
          </table:table-cell>
          <table:table-cell table:style-name="ce7" table:formula="of:=[.A1266]" office:value-type="date" office:date-value="2019-10-28T09:26:01.036831" calcext:value-type="date">
            <text:p>2019-10-28 09:26:01</text:p>
          </table:table-cell>
          <table:table-cell table:formula="of:=TRUNC([.A1266])" office:value-type="float" office:value="43766" calcext:value-type="float">
            <text:p>43766</text:p>
          </table:table-cell>
          <table:table-cell table:style-name="ce12" table:formula="of:=[.B1266]-[.C1266]" office:value-type="date" office:date-value="1899-12-30T09:26:01.03683058172" calcext:value-type="date">
            <text:p>12/30/99 09:26 AM</text:p>
          </table:table-cell>
          <table:table-cell table:formula="of:=MOD([.E1265]-[.$E$2];[.$H$2])+1+[.$E$2]" office:value-type="float" office:value="224" calcext:value-type="float">
            <text:p>224</text:p>
          </table:table-cell>
          <table:table-cell table:formula="of:=MOD([.F1265]+1/[.$H$2];5)" office:value-type="float" office:value="1.04999999999995" calcext:value-type="float">
            <text:p>1,04999999999995</text:p>
          </table:table-cell>
          <table:table-cell table:formula="of:=IF([.F1266]&lt;0.000001;[.G1265]+2+1/[.$H$2];[.G1265]+1/[.$H$2])" office:value-type="float" office:value="21.0500000000001" calcext:value-type="float">
            <text:p>21,0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7]))" office:value-type="date" office:date-value="2019-10-28T09:48:31.521158" calcext:value-type="date">
            <text:p>2019-10-28 09:48:32</text:p>
          </table:table-cell>
          <table:table-cell table:style-name="ce7" table:formula="of:=[.A1267]" office:value-type="date" office:date-value="2019-10-28T09:48:31.521158" calcext:value-type="date">
            <text:p>2019-10-28 09:48:32</text:p>
          </table:table-cell>
          <table:table-cell table:formula="of:=TRUNC([.A1267])" office:value-type="float" office:value="43766" calcext:value-type="float">
            <text:p>43766</text:p>
          </table:table-cell>
          <table:table-cell table:style-name="ce12" table:formula="of:=[.B1267]-[.C1267]" office:value-type="date" office:date-value="1899-12-30T09:48:31.52115769219" calcext:value-type="date">
            <text:p>12/30/99 09:48 AM</text:p>
          </table:table-cell>
          <table:table-cell table:formula="of:=MOD([.E1266]-[.$E$2];[.$H$2])+1+[.$E$2]" office:value-type="float" office:value="225" calcext:value-type="float">
            <text:p>225</text:p>
          </table:table-cell>
          <table:table-cell table:formula="of:=MOD([.F1266]+1/[.$H$2];5)" office:value-type="float" office:value="1.06666666666662" calcext:value-type="float">
            <text:p>1,06666666666662</text:p>
          </table:table-cell>
          <table:table-cell table:formula="of:=IF([.F1267]&lt;0.000001;[.G1266]+2+1/[.$H$2];[.G1266]+1/[.$H$2])" office:value-type="float" office:value="21.0666666666668" calcext:value-type="float">
            <text:p>21,066666666666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8]))" office:value-type="date" office:date-value="2019-10-28T08:53:41.15015" calcext:value-type="date">
            <text:p>2019-10-28 08:53:41</text:p>
          </table:table-cell>
          <table:table-cell table:style-name="ce7" table:formula="of:=[.A1268]" office:value-type="date" office:date-value="2019-10-28T08:53:41.15015" calcext:value-type="date">
            <text:p>2019-10-28 08:53:41</text:p>
          </table:table-cell>
          <table:table-cell table:formula="of:=TRUNC([.A1268])" office:value-type="float" office:value="43766" calcext:value-type="float">
            <text:p>43766</text:p>
          </table:table-cell>
          <table:table-cell table:style-name="ce12" table:formula="of:=[.B1268]-[.C1268]" office:value-type="date" office:date-value="1899-12-30T08:53:41.15015010349" calcext:value-type="date">
            <text:p>12/30/99 08:53 AM</text:p>
          </table:table-cell>
          <table:table-cell table:formula="of:=MOD([.E1267]-[.$E$2];[.$H$2])+1+[.$E$2]" office:value-type="float" office:value="226" calcext:value-type="float">
            <text:p>226</text:p>
          </table:table-cell>
          <table:table-cell table:formula="of:=MOD([.F1267]+1/[.$H$2];5)" office:value-type="float" office:value="1.08333333333328" calcext:value-type="float">
            <text:p>1,08333333333328</text:p>
          </table:table-cell>
          <table:table-cell table:formula="of:=IF([.F1268]&lt;0.000001;[.G1267]+2+1/[.$H$2];[.G1267]+1/[.$H$2])" office:value-type="float" office:value="21.0833333333334" calcext:value-type="float">
            <text:p>21,0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69]))" office:value-type="date" office:date-value="2019-10-28T09:35:35.730189" calcext:value-type="date">
            <text:p>2019-10-28 09:35:36</text:p>
          </table:table-cell>
          <table:table-cell table:style-name="ce7" table:formula="of:=[.A1269]" office:value-type="date" office:date-value="2019-10-28T09:35:35.730189" calcext:value-type="date">
            <text:p>2019-10-28 09:35:36</text:p>
          </table:table-cell>
          <table:table-cell table:formula="of:=TRUNC([.A1269])" office:value-type="float" office:value="43766" calcext:value-type="float">
            <text:p>43766</text:p>
          </table:table-cell>
          <table:table-cell table:style-name="ce12" table:formula="of:=[.B1269]-[.C1269]" office:value-type="date" office:date-value="1899-12-30T09:35:35.73018922471" calcext:value-type="date">
            <text:p>12/30/99 09:35 AM</text:p>
          </table:table-cell>
          <table:table-cell table:formula="of:=MOD([.E1268]-[.$E$2];[.$H$2])+1+[.$E$2]" office:value-type="float" office:value="227" calcext:value-type="float">
            <text:p>227</text:p>
          </table:table-cell>
          <table:table-cell table:formula="of:=MOD([.F1268]+1/[.$H$2];5)" office:value-type="float" office:value="1.09999999999995" calcext:value-type="float">
            <text:p>1,09999999999995</text:p>
          </table:table-cell>
          <table:table-cell table:formula="of:=IF([.F1269]&lt;0.000001;[.G1268]+2+1/[.$H$2];[.G1268]+1/[.$H$2])" office:value-type="float" office:value="21.1000000000001" calcext:value-type="float">
            <text:p>21,1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0]))" office:value-type="date" office:date-value="2019-10-28T09:13:35.51897" calcext:value-type="date">
            <text:p>2019-10-28 09:13:36</text:p>
          </table:table-cell>
          <table:table-cell table:style-name="ce7" table:formula="of:=[.A1270]" office:value-type="date" office:date-value="2019-10-28T09:13:35.51897" calcext:value-type="date">
            <text:p>2019-10-28 09:13:36</text:p>
          </table:table-cell>
          <table:table-cell table:formula="of:=TRUNC([.A1270])" office:value-type="float" office:value="43766" calcext:value-type="float">
            <text:p>43766</text:p>
          </table:table-cell>
          <table:table-cell table:style-name="ce12" table:formula="of:=[.B1270]-[.C1270]" office:value-type="date" office:date-value="1899-12-30T09:13:35.51897039171" calcext:value-type="date">
            <text:p>12/30/99 09:13 AM</text:p>
          </table:table-cell>
          <table:table-cell table:formula="of:=MOD([.E1269]-[.$E$2];[.$H$2])+1+[.$E$2]" office:value-type="float" office:value="228" calcext:value-type="float">
            <text:p>228</text:p>
          </table:table-cell>
          <table:table-cell table:formula="of:=MOD([.F1269]+1/[.$H$2];5)" office:value-type="float" office:value="1.11666666666662" calcext:value-type="float">
            <text:p>1,11666666666662</text:p>
          </table:table-cell>
          <table:table-cell table:formula="of:=IF([.F1270]&lt;0.000001;[.G1269]+2+1/[.$H$2];[.G1269]+1/[.$H$2])" office:value-type="float" office:value="21.1166666666667" calcext:value-type="float">
            <text:p>21,1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1]))" office:value-type="date" office:date-value="2019-10-28T09:57:19.07665" calcext:value-type="date">
            <text:p>2019-10-28 09:57:19</text:p>
          </table:table-cell>
          <table:table-cell table:style-name="ce7" table:formula="of:=[.A1271]" office:value-type="date" office:date-value="2019-10-28T09:57:19.07665" calcext:value-type="date">
            <text:p>2019-10-28 09:57:19</text:p>
          </table:table-cell>
          <table:table-cell table:formula="of:=TRUNC([.A1271])" office:value-type="float" office:value="43766" calcext:value-type="float">
            <text:p>43766</text:p>
          </table:table-cell>
          <table:table-cell table:style-name="ce12" table:formula="of:=[.B1271]-[.C1271]" office:value-type="date" office:date-value="1899-12-30T09:57:19.07664965373" calcext:value-type="date">
            <text:p>12/30/99 09:57 AM</text:p>
          </table:table-cell>
          <table:table-cell table:formula="of:=MOD([.E1270]-[.$E$2];[.$H$2])+1+[.$E$2]" office:value-type="float" office:value="229" calcext:value-type="float">
            <text:p>229</text:p>
          </table:table-cell>
          <table:table-cell table:formula="of:=MOD([.F1270]+1/[.$H$2];5)" office:value-type="float" office:value="1.13333333333328" calcext:value-type="float">
            <text:p>1,13333333333328</text:p>
          </table:table-cell>
          <table:table-cell table:formula="of:=IF([.F1271]&lt;0.000001;[.G1270]+2+1/[.$H$2];[.G1270]+1/[.$H$2])" office:value-type="float" office:value="21.1333333333334" calcext:value-type="float">
            <text:p>21,1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2]))" office:value-type="date" office:date-value="2019-10-28T09:31:35.441284" calcext:value-type="date">
            <text:p>2019-10-28 09:31:35</text:p>
          </table:table-cell>
          <table:table-cell table:style-name="ce7" table:formula="of:=[.A1272]" office:value-type="date" office:date-value="2019-10-28T09:31:35.441284" calcext:value-type="date">
            <text:p>2019-10-28 09:31:35</text:p>
          </table:table-cell>
          <table:table-cell table:formula="of:=TRUNC([.A1272])" office:value-type="float" office:value="43766" calcext:value-type="float">
            <text:p>43766</text:p>
          </table:table-cell>
          <table:table-cell table:style-name="ce12" table:formula="of:=[.B1272]-[.C1272]" office:value-type="date" office:date-value="1899-12-30T09:31:35.441283728" calcext:value-type="date">
            <text:p>12/30/99 09:31 AM</text:p>
          </table:table-cell>
          <table:table-cell table:formula="of:=MOD([.E1271]-[.$E$2];[.$H$2])+1+[.$E$2]" office:value-type="float" office:value="230" calcext:value-type="float">
            <text:p>230</text:p>
          </table:table-cell>
          <table:table-cell table:formula="of:=MOD([.F1271]+1/[.$H$2];5)" office:value-type="float" office:value="1.14999999999995" calcext:value-type="float">
            <text:p>1,14999999999995</text:p>
          </table:table-cell>
          <table:table-cell table:formula="of:=IF([.F1272]&lt;0.000001;[.G1271]+2+1/[.$H$2];[.G1271]+1/[.$H$2])" office:value-type="float" office:value="21.1500000000001" calcext:value-type="float">
            <text:p>21,1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3]))" office:value-type="date" office:date-value="2019-10-28T09:54:08.837482" calcext:value-type="date">
            <text:p>2019-10-28 09:54:09</text:p>
          </table:table-cell>
          <table:table-cell table:style-name="ce7" table:formula="of:=[.A1273]" office:value-type="date" office:date-value="2019-10-28T09:54:08.837482" calcext:value-type="date">
            <text:p>2019-10-28 09:54:09</text:p>
          </table:table-cell>
          <table:table-cell table:formula="of:=TRUNC([.A1273])" office:value-type="float" office:value="43766" calcext:value-type="float">
            <text:p>43766</text:p>
          </table:table-cell>
          <table:table-cell table:style-name="ce12" table:formula="of:=[.B1273]-[.C1273]" office:value-type="date" office:date-value="1899-12-30T09:54:08.83748211432" calcext:value-type="date">
            <text:p>12/30/99 09:54 AM</text:p>
          </table:table-cell>
          <table:table-cell table:formula="of:=MOD([.E1272]-[.$E$2];[.$H$2])+1+[.$E$2]" office:value-type="float" office:value="231" calcext:value-type="float">
            <text:p>231</text:p>
          </table:table-cell>
          <table:table-cell table:formula="of:=MOD([.F1272]+1/[.$H$2];5)" office:value-type="float" office:value="1.16666666666662" calcext:value-type="float">
            <text:p>1,16666666666662</text:p>
          </table:table-cell>
          <table:table-cell table:formula="of:=IF([.F1273]&lt;0.000001;[.G1272]+2+1/[.$H$2];[.G1272]+1/[.$H$2])" office:value-type="float" office:value="21.1666666666667" calcext:value-type="float">
            <text:p>21,1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4]))" office:value-type="date" office:date-value="2019-10-28T09:10:39.58708" calcext:value-type="date">
            <text:p>2019-10-28 09:10:40</text:p>
          </table:table-cell>
          <table:table-cell table:style-name="ce7" table:formula="of:=[.A1274]" office:value-type="date" office:date-value="2019-10-28T09:10:39.58708" calcext:value-type="date">
            <text:p>2019-10-28 09:10:40</text:p>
          </table:table-cell>
          <table:table-cell table:formula="of:=TRUNC([.A1274])" office:value-type="float" office:value="43766" calcext:value-type="float">
            <text:p>43766</text:p>
          </table:table-cell>
          <table:table-cell table:style-name="ce12" table:formula="of:=[.B1274]-[.C1274]" office:value-type="date" office:date-value="1899-12-30T09:10:39.58708040882" calcext:value-type="date">
            <text:p>12/30/99 09:10 AM</text:p>
          </table:table-cell>
          <table:table-cell table:formula="of:=MOD([.E1273]-[.$E$2];[.$H$2])+1+[.$E$2]" office:value-type="float" office:value="232" calcext:value-type="float">
            <text:p>232</text:p>
          </table:table-cell>
          <table:table-cell table:formula="of:=MOD([.F1273]+1/[.$H$2];5)" office:value-type="float" office:value="1.18333333333328" calcext:value-type="float">
            <text:p>1,18333333333328</text:p>
          </table:table-cell>
          <table:table-cell table:formula="of:=IF([.F1274]&lt;0.000001;[.G1273]+2+1/[.$H$2];[.G1273]+1/[.$H$2])" office:value-type="float" office:value="21.1833333333334" calcext:value-type="float">
            <text:p>21,1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5]))" office:value-type="date" office:date-value="2019-10-28T09:29:33.393829" calcext:value-type="date">
            <text:p>2019-10-28 09:29:33</text:p>
          </table:table-cell>
          <table:table-cell table:style-name="ce7" table:formula="of:=[.A1275]" office:value-type="date" office:date-value="2019-10-28T09:29:33.393829" calcext:value-type="date">
            <text:p>2019-10-28 09:29:33</text:p>
          </table:table-cell>
          <table:table-cell table:formula="of:=TRUNC([.A1275])" office:value-type="float" office:value="43766" calcext:value-type="float">
            <text:p>43766</text:p>
          </table:table-cell>
          <table:table-cell table:style-name="ce12" table:formula="of:=[.B1275]-[.C1275]" office:value-type="date" office:date-value="1899-12-30T09:29:33.39382851496" calcext:value-type="date">
            <text:p>12/30/99 09:29 AM</text:p>
          </table:table-cell>
          <table:table-cell table:formula="of:=MOD([.E1274]-[.$E$2];[.$H$2])+1+[.$E$2]" office:value-type="float" office:value="233" calcext:value-type="float">
            <text:p>233</text:p>
          </table:table-cell>
          <table:table-cell table:formula="of:=MOD([.F1274]+1/[.$H$2];5)" office:value-type="float" office:value="1.19999999999995" calcext:value-type="float">
            <text:p>1,19999999999995</text:p>
          </table:table-cell>
          <table:table-cell table:formula="of:=IF([.F1275]&lt;0.000001;[.G1274]+2+1/[.$H$2];[.G1274]+1/[.$H$2])" office:value-type="float" office:value="21.2000000000001" calcext:value-type="float">
            <text:p>21,2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6]))" office:value-type="date" office:date-value="2019-10-28T09:12:26.020146" calcext:value-type="date">
            <text:p>2019-10-28 09:12:26</text:p>
          </table:table-cell>
          <table:table-cell table:style-name="ce7" table:formula="of:=[.A1276]" office:value-type="date" office:date-value="2019-10-28T09:12:26.020146" calcext:value-type="date">
            <text:p>2019-10-28 09:12:26</text:p>
          </table:table-cell>
          <table:table-cell table:formula="of:=TRUNC([.A1276])" office:value-type="float" office:value="43766" calcext:value-type="float">
            <text:p>43766</text:p>
          </table:table-cell>
          <table:table-cell table:style-name="ce12" table:formula="of:=[.B1276]-[.C1276]" office:value-type="date" office:date-value="1899-12-30T09:12:26.02014573757" calcext:value-type="date">
            <text:p>12/30/99 09:12 AM</text:p>
          </table:table-cell>
          <table:table-cell table:formula="of:=MOD([.E1275]-[.$E$2];[.$H$2])+1+[.$E$2]" office:value-type="float" office:value="234" calcext:value-type="float">
            <text:p>234</text:p>
          </table:table-cell>
          <table:table-cell table:formula="of:=MOD([.F1275]+1/[.$H$2];5)" office:value-type="float" office:value="1.21666666666662" calcext:value-type="float">
            <text:p>1,21666666666662</text:p>
          </table:table-cell>
          <table:table-cell table:formula="of:=IF([.F1276]&lt;0.000001;[.G1275]+2+1/[.$H$2];[.G1275]+1/[.$H$2])" office:value-type="float" office:value="21.2166666666667" calcext:value-type="float">
            <text:p>21,2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7]))" office:value-type="date" office:date-value="2019-10-28T09:36:26.553845" calcext:value-type="date">
            <text:p>2019-10-28 09:36:27</text:p>
          </table:table-cell>
          <table:table-cell table:style-name="ce7" table:formula="of:=[.A1277]" office:value-type="date" office:date-value="2019-10-28T09:36:26.553845" calcext:value-type="date">
            <text:p>2019-10-28 09:36:27</text:p>
          </table:table-cell>
          <table:table-cell table:formula="of:=TRUNC([.A1277])" office:value-type="float" office:value="43766" calcext:value-type="float">
            <text:p>43766</text:p>
          </table:table-cell>
          <table:table-cell table:style-name="ce12" table:formula="of:=[.B1277]-[.C1277]" office:value-type="date" office:date-value="1899-12-30T09:36:26.55384548474" calcext:value-type="date">
            <text:p>12/30/99 09:36 AM</text:p>
          </table:table-cell>
          <table:table-cell table:formula="of:=MOD([.E1276]-[.$E$2];[.$H$2])+1+[.$E$2]" office:value-type="float" office:value="235" calcext:value-type="float">
            <text:p>235</text:p>
          </table:table-cell>
          <table:table-cell table:formula="of:=MOD([.F1276]+1/[.$H$2];5)" office:value-type="float" office:value="1.23333333333328" calcext:value-type="float">
            <text:p>1,23333333333328</text:p>
          </table:table-cell>
          <table:table-cell table:formula="of:=IF([.F1277]&lt;0.000001;[.G1276]+2+1/[.$H$2];[.G1276]+1/[.$H$2])" office:value-type="float" office:value="21.2333333333334" calcext:value-type="float">
            <text:p>21,2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8]))" office:value-type="date" office:date-value="2019-10-28T09:40:47.721999" calcext:value-type="date">
            <text:p>2019-10-28 09:40:48</text:p>
          </table:table-cell>
          <table:table-cell table:style-name="ce7" table:formula="of:=[.A1278]" office:value-type="date" office:date-value="2019-10-28T09:40:47.721999" calcext:value-type="date">
            <text:p>2019-10-28 09:40:48</text:p>
          </table:table-cell>
          <table:table-cell table:formula="of:=TRUNC([.A1278])" office:value-type="float" office:value="43766" calcext:value-type="float">
            <text:p>43766</text:p>
          </table:table-cell>
          <table:table-cell table:style-name="ce12" table:formula="of:=[.B1278]-[.C1278]" office:value-type="date" office:date-value="1899-12-30T09:40:47.72199927829" calcext:value-type="date">
            <text:p>12/30/99 09:40 AM</text:p>
          </table:table-cell>
          <table:table-cell table:formula="of:=MOD([.E1277]-[.$E$2];[.$H$2])+1+[.$E$2]" office:value-type="float" office:value="236" calcext:value-type="float">
            <text:p>236</text:p>
          </table:table-cell>
          <table:table-cell table:formula="of:=MOD([.F1277]+1/[.$H$2];5)" office:value-type="float" office:value="1.24999999999995" calcext:value-type="float">
            <text:p>1,24999999999995</text:p>
          </table:table-cell>
          <table:table-cell table:formula="of:=IF([.F1278]&lt;0.000001;[.G1277]+2+1/[.$H$2];[.G1277]+1/[.$H$2])" office:value-type="float" office:value="21.2500000000001" calcext:value-type="float">
            <text:p>21,2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79]))" office:value-type="date" office:date-value="2019-10-28T09:33:41.290756" calcext:value-type="date">
            <text:p>2019-10-28 09:33:41</text:p>
          </table:table-cell>
          <table:table-cell table:style-name="ce7" table:formula="of:=[.A1279]" office:value-type="date" office:date-value="2019-10-28T09:33:41.290756" calcext:value-type="date">
            <text:p>2019-10-28 09:33:41</text:p>
          </table:table-cell>
          <table:table-cell table:formula="of:=TRUNC([.A1279])" office:value-type="float" office:value="43766" calcext:value-type="float">
            <text:p>43766</text:p>
          </table:table-cell>
          <table:table-cell table:style-name="ce12" table:formula="of:=[.B1279]-[.C1279]" office:value-type="date" office:date-value="1899-12-30T09:33:41.2907563895" calcext:value-type="date">
            <text:p>12/30/99 09:33 AM</text:p>
          </table:table-cell>
          <table:table-cell table:formula="of:=MOD([.E1278]-[.$E$2];[.$H$2])+1+[.$E$2]" office:value-type="float" office:value="237" calcext:value-type="float">
            <text:p>237</text:p>
          </table:table-cell>
          <table:table-cell table:formula="of:=MOD([.F1278]+1/[.$H$2];5)" office:value-type="float" office:value="1.26666666666662" calcext:value-type="float">
            <text:p>1,26666666666662</text:p>
          </table:table-cell>
          <table:table-cell table:formula="of:=IF([.F1279]&lt;0.000001;[.G1278]+2+1/[.$H$2];[.G1278]+1/[.$H$2])" office:value-type="float" office:value="21.2666666666667" calcext:value-type="float">
            <text:p>21,2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0]))" office:value-type="date" office:date-value="2019-10-28T09:34:50.014424" calcext:value-type="date">
            <text:p>2019-10-28 09:34:50</text:p>
          </table:table-cell>
          <table:table-cell table:style-name="ce7" table:formula="of:=[.A1280]" office:value-type="date" office:date-value="2019-10-28T09:34:50.014424" calcext:value-type="date">
            <text:p>2019-10-28 09:34:50</text:p>
          </table:table-cell>
          <table:table-cell table:formula="of:=TRUNC([.A1280])" office:value-type="float" office:value="43766" calcext:value-type="float">
            <text:p>43766</text:p>
          </table:table-cell>
          <table:table-cell table:style-name="ce12" table:formula="of:=[.B1280]-[.C1280]" office:value-type="date" office:date-value="1899-12-30T09:34:50.01442368608" calcext:value-type="date">
            <text:p>12/30/99 09:34 AM</text:p>
          </table:table-cell>
          <table:table-cell table:formula="of:=MOD([.E1279]-[.$E$2];[.$H$2])+1+[.$E$2]" office:value-type="float" office:value="238" calcext:value-type="float">
            <text:p>238</text:p>
          </table:table-cell>
          <table:table-cell table:formula="of:=MOD([.F1279]+1/[.$H$2];5)" office:value-type="float" office:value="1.28333333333328" calcext:value-type="float">
            <text:p>1,28333333333328</text:p>
          </table:table-cell>
          <table:table-cell table:formula="of:=IF([.F1280]&lt;0.000001;[.G1279]+2+1/[.$H$2];[.G1279]+1/[.$H$2])" office:value-type="float" office:value="21.2833333333334" calcext:value-type="float">
            <text:p>21,2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1]))" office:value-type="date" office:date-value="2019-10-28T09:44:17.503614" calcext:value-type="date">
            <text:p>2019-10-28 09:44:18</text:p>
          </table:table-cell>
          <table:table-cell table:style-name="ce7" table:formula="of:=[.A1281]" office:value-type="date" office:date-value="2019-10-28T09:44:17.503614" calcext:value-type="date">
            <text:p>2019-10-28 09:44:18</text:p>
          </table:table-cell>
          <table:table-cell table:formula="of:=TRUNC([.A1281])" office:value-type="float" office:value="43766" calcext:value-type="float">
            <text:p>43766</text:p>
          </table:table-cell>
          <table:table-cell table:style-name="ce12" table:formula="of:=[.B1281]-[.C1281]" office:value-type="date" office:date-value="1899-12-30T09:44:17.50361387618" calcext:value-type="date">
            <text:p>12/30/99 09:44 AM</text:p>
          </table:table-cell>
          <table:table-cell table:formula="of:=MOD([.E1280]-[.$E$2];[.$H$2])+1+[.$E$2]" office:value-type="float" office:value="239" calcext:value-type="float">
            <text:p>239</text:p>
          </table:table-cell>
          <table:table-cell table:formula="of:=MOD([.F1280]+1/[.$H$2];5)" office:value-type="float" office:value="1.29999999999995" calcext:value-type="float">
            <text:p>1,29999999999995</text:p>
          </table:table-cell>
          <table:table-cell table:formula="of:=IF([.F1281]&lt;0.000001;[.G1280]+2+1/[.$H$2];[.G1280]+1/[.$H$2])" office:value-type="float" office:value="21.3000000000001" calcext:value-type="float">
            <text:p>21,3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2]))" office:value-type="date" office:date-value="2019-10-28T09:29:05.790802" calcext:value-type="date">
            <text:p>2019-10-28 09:29:06</text:p>
          </table:table-cell>
          <table:table-cell table:style-name="ce7" table:formula="of:=[.A1282]" office:value-type="date" office:date-value="2019-10-28T09:29:05.790802" calcext:value-type="date">
            <text:p>2019-10-28 09:29:06</text:p>
          </table:table-cell>
          <table:table-cell table:formula="of:=TRUNC([.A1282])" office:value-type="float" office:value="43766" calcext:value-type="float">
            <text:p>43766</text:p>
          </table:table-cell>
          <table:table-cell table:style-name="ce12" table:formula="of:=[.B1282]-[.C1282]" office:value-type="date" office:date-value="1899-12-30T09:29:05.79080231488" calcext:value-type="date">
            <text:p>12/30/99 09:29 AM</text:p>
          </table:table-cell>
          <table:table-cell table:formula="of:=MOD([.E1281]-[.$E$2];[.$H$2])+1+[.$E$2]" office:value-type="float" office:value="240" calcext:value-type="float">
            <text:p>240</text:p>
          </table:table-cell>
          <table:table-cell table:formula="of:=MOD([.F1281]+1/[.$H$2];5)" office:value-type="float" office:value="1.31666666666662" calcext:value-type="float">
            <text:p>1,31666666666662</text:p>
          </table:table-cell>
          <table:table-cell table:formula="of:=IF([.F1282]&lt;0.000001;[.G1281]+2+1/[.$H$2];[.G1281]+1/[.$H$2])" office:value-type="float" office:value="21.3166666666667" calcext:value-type="float">
            <text:p>21,3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3]))" office:value-type="date" office:date-value="2019-10-28T09:54:06.769686" calcext:value-type="date">
            <text:p>2019-10-28 09:54:07</text:p>
          </table:table-cell>
          <table:table-cell table:style-name="ce7" table:formula="of:=[.A1283]" office:value-type="date" office:date-value="2019-10-28T09:54:06.769686" calcext:value-type="date">
            <text:p>2019-10-28 09:54:07</text:p>
          </table:table-cell>
          <table:table-cell table:formula="of:=TRUNC([.A1283])" office:value-type="float" office:value="43766" calcext:value-type="float">
            <text:p>43766</text:p>
          </table:table-cell>
          <table:table-cell table:style-name="ce12" table:formula="of:=[.B1283]-[.C1283]" office:value-type="date" office:date-value="1899-12-30T09:54:06.76968629938" calcext:value-type="date">
            <text:p>12/30/99 09:54 AM</text:p>
          </table:table-cell>
          <table:table-cell table:formula="of:=MOD([.E1282]-[.$E$2];[.$H$2])+1+[.$E$2]" office:value-type="float" office:value="241" calcext:value-type="float">
            <text:p>241</text:p>
          </table:table-cell>
          <table:table-cell table:formula="of:=MOD([.F1282]+1/[.$H$2];5)" office:value-type="float" office:value="1.33333333333328" calcext:value-type="float">
            <text:p>1,33333333333328</text:p>
          </table:table-cell>
          <table:table-cell table:formula="of:=IF([.F1283]&lt;0.000001;[.G1282]+2+1/[.$H$2];[.G1282]+1/[.$H$2])" office:value-type="float" office:value="21.3333333333334" calcext:value-type="float">
            <text:p>21,3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4]))" office:value-type="date" office:date-value="2019-10-28T09:57:09.972625" calcext:value-type="date">
            <text:p>2019-10-28 09:57:10</text:p>
          </table:table-cell>
          <table:table-cell table:style-name="ce7" table:formula="of:=[.A1284]" office:value-type="date" office:date-value="2019-10-28T09:57:09.972625" calcext:value-type="date">
            <text:p>2019-10-28 09:57:10</text:p>
          </table:table-cell>
          <table:table-cell table:formula="of:=TRUNC([.A1284])" office:value-type="float" office:value="43766" calcext:value-type="float">
            <text:p>43766</text:p>
          </table:table-cell>
          <table:table-cell table:style-name="ce12" table:formula="of:=[.B1284]-[.C1284]" office:value-type="date" office:date-value="1899-12-30T09:57:09.97262540739" calcext:value-type="date">
            <text:p>12/30/99 09:57 AM</text:p>
          </table:table-cell>
          <table:table-cell table:formula="of:=MOD([.E1283]-[.$E$2];[.$H$2])+1+[.$E$2]" office:value-type="float" office:value="242" calcext:value-type="float">
            <text:p>242</text:p>
          </table:table-cell>
          <table:table-cell table:formula="of:=MOD([.F1283]+1/[.$H$2];5)" office:value-type="float" office:value="1.34999999999995" calcext:value-type="float">
            <text:p>1,34999999999995</text:p>
          </table:table-cell>
          <table:table-cell table:formula="of:=IF([.F1284]&lt;0.000001;[.G1283]+2+1/[.$H$2];[.G1283]+1/[.$H$2])" office:value-type="float" office:value="21.3500000000001" calcext:value-type="float">
            <text:p>21,3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5]))" office:value-type="date" office:date-value="2019-10-28T09:45:16.444691" calcext:value-type="date">
            <text:p>2019-10-28 09:45:16</text:p>
          </table:table-cell>
          <table:table-cell table:style-name="ce7" table:formula="of:=[.A1285]" office:value-type="date" office:date-value="2019-10-28T09:45:16.444691" calcext:value-type="date">
            <text:p>2019-10-28 09:45:16</text:p>
          </table:table-cell>
          <table:table-cell table:formula="of:=TRUNC([.A1285])" office:value-type="float" office:value="43766" calcext:value-type="float">
            <text:p>43766</text:p>
          </table:table-cell>
          <table:table-cell table:style-name="ce12" table:formula="of:=[.B1285]-[.C1285]" office:value-type="date" office:date-value="1899-12-30T09:45:16.44469115417" calcext:value-type="date">
            <text:p>12/30/99 09:45 AM</text:p>
          </table:table-cell>
          <table:table-cell table:formula="of:=MOD([.E1284]-[.$E$2];[.$H$2])+1+[.$E$2]" office:value-type="float" office:value="243" calcext:value-type="float">
            <text:p>243</text:p>
          </table:table-cell>
          <table:table-cell table:formula="of:=MOD([.F1284]+1/[.$H$2];5)" office:value-type="float" office:value="1.36666666666662" calcext:value-type="float">
            <text:p>1,36666666666662</text:p>
          </table:table-cell>
          <table:table-cell table:formula="of:=IF([.F1285]&lt;0.000001;[.G1284]+2+1/[.$H$2];[.G1284]+1/[.$H$2])" office:value-type="float" office:value="21.3666666666667" calcext:value-type="float">
            <text:p>21,3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6]))" office:value-type="date" office:date-value="2019-10-28T09:20:42.678489" calcext:value-type="date">
            <text:p>2019-10-28 09:20:43</text:p>
          </table:table-cell>
          <table:table-cell table:style-name="ce7" table:formula="of:=[.A1286]" office:value-type="date" office:date-value="2019-10-28T09:20:42.678489" calcext:value-type="date">
            <text:p>2019-10-28 09:20:43</text:p>
          </table:table-cell>
          <table:table-cell table:formula="of:=TRUNC([.A1286])" office:value-type="float" office:value="43766" calcext:value-type="float">
            <text:p>43766</text:p>
          </table:table-cell>
          <table:table-cell table:style-name="ce12" table:formula="of:=[.B1286]-[.C1286]" office:value-type="date" office:date-value="1899-12-30T09:20:42.67848897725" calcext:value-type="date">
            <text:p>12/30/99 09:20 AM</text:p>
          </table:table-cell>
          <table:table-cell table:formula="of:=MOD([.E1285]-[.$E$2];[.$H$2])+1+[.$E$2]" office:value-type="float" office:value="244" calcext:value-type="float">
            <text:p>244</text:p>
          </table:table-cell>
          <table:table-cell table:formula="of:=MOD([.F1285]+1/[.$H$2];5)" office:value-type="float" office:value="1.38333333333328" calcext:value-type="float">
            <text:p>1,38333333333328</text:p>
          </table:table-cell>
          <table:table-cell table:formula="of:=IF([.F1286]&lt;0.000001;[.G1285]+2+1/[.$H$2];[.G1285]+1/[.$H$2])" office:value-type="float" office:value="21.3833333333334" calcext:value-type="float">
            <text:p>21,3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7]))" office:value-type="date" office:date-value="2019-10-28T09:27:39.199102" calcext:value-type="date">
            <text:p>2019-10-28 09:27:39</text:p>
          </table:table-cell>
          <table:table-cell table:style-name="ce7" table:formula="of:=[.A1287]" office:value-type="date" office:date-value="2019-10-28T09:27:39.199102" calcext:value-type="date">
            <text:p>2019-10-28 09:27:39</text:p>
          </table:table-cell>
          <table:table-cell table:formula="of:=TRUNC([.A1287])" office:value-type="float" office:value="43766" calcext:value-type="float">
            <text:p>43766</text:p>
          </table:table-cell>
          <table:table-cell table:style-name="ce12" table:formula="of:=[.B1287]-[.C1287]" office:value-type="date" office:date-value="1899-12-30T09:27:39.19910178054" calcext:value-type="date">
            <text:p>12/30/99 09:27 AM</text:p>
          </table:table-cell>
          <table:table-cell table:formula="of:=MOD([.E1286]-[.$E$2];[.$H$2])+1+[.$E$2]" office:value-type="float" office:value="245" calcext:value-type="float">
            <text:p>245</text:p>
          </table:table-cell>
          <table:table-cell table:formula="of:=MOD([.F1286]+1/[.$H$2];5)" office:value-type="float" office:value="1.39999999999995" calcext:value-type="float">
            <text:p>1,39999999999995</text:p>
          </table:table-cell>
          <table:table-cell table:formula="of:=IF([.F1287]&lt;0.000001;[.G1286]+2+1/[.$H$2];[.G1286]+1/[.$H$2])" office:value-type="float" office:value="21.4000000000001" calcext:value-type="float">
            <text:p>21,4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8]))" office:value-type="date" office:date-value="2019-10-28T09:58:29.580124" calcext:value-type="date">
            <text:p>2019-10-28 09:58:30</text:p>
          </table:table-cell>
          <table:table-cell table:style-name="ce7" table:formula="of:=[.A1288]" office:value-type="date" office:date-value="2019-10-28T09:58:29.580124" calcext:value-type="date">
            <text:p>2019-10-28 09:58:30</text:p>
          </table:table-cell>
          <table:table-cell table:formula="of:=TRUNC([.A1288])" office:value-type="float" office:value="43766" calcext:value-type="float">
            <text:p>43766</text:p>
          </table:table-cell>
          <table:table-cell table:style-name="ce12" table:formula="of:=[.B1288]-[.C1288]" office:value-type="date" office:date-value="1899-12-30T09:58:29.58012398332" calcext:value-type="date">
            <text:p>12/30/99 09:58 AM</text:p>
          </table:table-cell>
          <table:table-cell table:formula="of:=MOD([.E1287]-[.$E$2];[.$H$2])+1+[.$E$2]" office:value-type="float" office:value="246" calcext:value-type="float">
            <text:p>246</text:p>
          </table:table-cell>
          <table:table-cell table:formula="of:=MOD([.F1287]+1/[.$H$2];5)" office:value-type="float" office:value="1.41666666666662" calcext:value-type="float">
            <text:p>1,41666666666662</text:p>
          </table:table-cell>
          <table:table-cell table:formula="of:=IF([.F1288]&lt;0.000001;[.G1287]+2+1/[.$H$2];[.G1287]+1/[.$H$2])" office:value-type="float" office:value="21.4166666666667" calcext:value-type="float">
            <text:p>21,4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89]))" office:value-type="date" office:date-value="2019-10-28T09:23:15.145639" calcext:value-type="date">
            <text:p>2019-10-28 09:23:15</text:p>
          </table:table-cell>
          <table:table-cell table:style-name="ce7" table:formula="of:=[.A1289]" office:value-type="date" office:date-value="2019-10-28T09:23:15.145639" calcext:value-type="date">
            <text:p>2019-10-28 09:23:15</text:p>
          </table:table-cell>
          <table:table-cell table:formula="of:=TRUNC([.A1289])" office:value-type="float" office:value="43766" calcext:value-type="float">
            <text:p>43766</text:p>
          </table:table-cell>
          <table:table-cell table:style-name="ce12" table:formula="of:=[.B1289]-[.C1289]" office:value-type="date" office:date-value="1899-12-30T09:23:15.14563938137" calcext:value-type="date">
            <text:p>12/30/99 09:23 AM</text:p>
          </table:table-cell>
          <table:table-cell table:formula="of:=MOD([.E1288]-[.$E$2];[.$H$2])+1+[.$E$2]" office:value-type="float" office:value="247" calcext:value-type="float">
            <text:p>247</text:p>
          </table:table-cell>
          <table:table-cell table:formula="of:=MOD([.F1288]+1/[.$H$2];5)" office:value-type="float" office:value="1.43333333333328" calcext:value-type="float">
            <text:p>1,43333333333328</text:p>
          </table:table-cell>
          <table:table-cell table:formula="of:=IF([.F1289]&lt;0.000001;[.G1288]+2+1/[.$H$2];[.G1288]+1/[.$H$2])" office:value-type="float" office:value="21.4333333333334" calcext:value-type="float">
            <text:p>21,4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0]))" office:value-type="date" office:date-value="2019-10-28T09:33:07.192854" calcext:value-type="date">
            <text:p>2019-10-28 09:33:07</text:p>
          </table:table-cell>
          <table:table-cell table:style-name="ce7" table:formula="of:=[.A1290]" office:value-type="date" office:date-value="2019-10-28T09:33:07.192854" calcext:value-type="date">
            <text:p>2019-10-28 09:33:07</text:p>
          </table:table-cell>
          <table:table-cell table:formula="of:=TRUNC([.A1290])" office:value-type="float" office:value="43766" calcext:value-type="float">
            <text:p>43766</text:p>
          </table:table-cell>
          <table:table-cell table:style-name="ce12" table:formula="of:=[.B1290]-[.C1290]" office:value-type="date" office:date-value="1899-12-30T09:33:07.19285430852" calcext:value-type="date">
            <text:p>12/30/99 09:33 AM</text:p>
          </table:table-cell>
          <table:table-cell table:formula="of:=MOD([.E1289]-[.$E$2];[.$H$2])+1+[.$E$2]" office:value-type="float" office:value="248" calcext:value-type="float">
            <text:p>248</text:p>
          </table:table-cell>
          <table:table-cell table:formula="of:=MOD([.F1289]+1/[.$H$2];5)" office:value-type="float" office:value="1.44999999999995" calcext:value-type="float">
            <text:p>1,44999999999995</text:p>
          </table:table-cell>
          <table:table-cell table:formula="of:=IF([.F1290]&lt;0.000001;[.G1289]+2+1/[.$H$2];[.G1289]+1/[.$H$2])" office:value-type="float" office:value="21.4500000000001" calcext:value-type="float">
            <text:p>21,4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1]))" office:value-type="date" office:date-value="2019-10-28T09:23:02.521144" calcext:value-type="date">
            <text:p>2019-10-28 09:23:03</text:p>
          </table:table-cell>
          <table:table-cell table:style-name="ce7" table:formula="of:=[.A1291]" office:value-type="date" office:date-value="2019-10-28T09:23:02.521144" calcext:value-type="date">
            <text:p>2019-10-28 09:23:03</text:p>
          </table:table-cell>
          <table:table-cell table:formula="of:=TRUNC([.A1291])" office:value-type="float" office:value="43766" calcext:value-type="float">
            <text:p>43766</text:p>
          </table:table-cell>
          <table:table-cell table:style-name="ce12" table:formula="of:=[.B1291]-[.C1291]" office:value-type="date" office:date-value="1899-12-30T09:23:02.52114413772" calcext:value-type="date">
            <text:p>12/30/99 09:23 AM</text:p>
          </table:table-cell>
          <table:table-cell table:formula="of:=MOD([.E1290]-[.$E$2];[.$H$2])+1+[.$E$2]" office:value-type="float" office:value="249" calcext:value-type="float">
            <text:p>249</text:p>
          </table:table-cell>
          <table:table-cell table:formula="of:=MOD([.F1290]+1/[.$H$2];5)" office:value-type="float" office:value="1.46666666666662" calcext:value-type="float">
            <text:p>1,46666666666662</text:p>
          </table:table-cell>
          <table:table-cell table:formula="of:=IF([.F1291]&lt;0.000001;[.G1290]+2+1/[.$H$2];[.G1290]+1/[.$H$2])" office:value-type="float" office:value="21.4666666666667" calcext:value-type="float">
            <text:p>21,4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2]))" office:value-type="date" office:date-value="2019-10-28T09:16:37.230489" calcext:value-type="date">
            <text:p>2019-10-28 09:16:37</text:p>
          </table:table-cell>
          <table:table-cell table:style-name="ce7" table:formula="of:=[.A1292]" office:value-type="date" office:date-value="2019-10-28T09:16:37.230489" calcext:value-type="date">
            <text:p>2019-10-28 09:16:37</text:p>
          </table:table-cell>
          <table:table-cell table:formula="of:=TRUNC([.A1292])" office:value-type="float" office:value="43766" calcext:value-type="float">
            <text:p>43766</text:p>
          </table:table-cell>
          <table:table-cell table:style-name="ce12" table:formula="of:=[.B1292]-[.C1292]" office:value-type="date" office:date-value="1899-12-30T09:16:37.23048917949" calcext:value-type="date">
            <text:p>12/30/99 09:16 AM</text:p>
          </table:table-cell>
          <table:table-cell table:formula="of:=MOD([.E1291]-[.$E$2];[.$H$2])+1+[.$E$2]" office:value-type="float" office:value="250" calcext:value-type="float">
            <text:p>250</text:p>
          </table:table-cell>
          <table:table-cell table:formula="of:=MOD([.F1291]+1/[.$H$2];5)" office:value-type="float" office:value="1.48333333333328" calcext:value-type="float">
            <text:p>1,48333333333328</text:p>
          </table:table-cell>
          <table:table-cell table:formula="of:=IF([.F1292]&lt;0.000001;[.G1291]+2+1/[.$H$2];[.G1291]+1/[.$H$2])" office:value-type="float" office:value="21.4833333333334" calcext:value-type="float">
            <text:p>21,4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3]))" office:value-type="date" office:date-value="2019-10-28T09:12:28.715378" calcext:value-type="date">
            <text:p>2019-10-28 09:12:29</text:p>
          </table:table-cell>
          <table:table-cell table:style-name="ce7" table:formula="of:=[.A1293]" office:value-type="date" office:date-value="2019-10-28T09:12:28.715378" calcext:value-type="date">
            <text:p>2019-10-28 09:12:29</text:p>
          </table:table-cell>
          <table:table-cell table:formula="of:=TRUNC([.A1293])" office:value-type="float" office:value="43766" calcext:value-type="float">
            <text:p>43766</text:p>
          </table:table-cell>
          <table:table-cell table:style-name="ce12" table:formula="of:=[.B1293]-[.C1293]" office:value-type="date" office:date-value="1899-12-30T09:12:28.71537792496" calcext:value-type="date">
            <text:p>12/30/99 09:12 AM</text:p>
          </table:table-cell>
          <table:table-cell table:formula="of:=MOD([.E1292]-[.$E$2];[.$H$2])+1+[.$E$2]" office:value-type="float" office:value="251" calcext:value-type="float">
            <text:p>251</text:p>
          </table:table-cell>
          <table:table-cell table:formula="of:=MOD([.F1292]+1/[.$H$2];5)" office:value-type="float" office:value="1.49999999999995" calcext:value-type="float">
            <text:p>1,49999999999995</text:p>
          </table:table-cell>
          <table:table-cell table:formula="of:=IF([.F1293]&lt;0.000001;[.G1292]+2+1/[.$H$2];[.G1292]+1/[.$H$2])" office:value-type="float" office:value="21.5000000000001" calcext:value-type="float">
            <text:p>21,5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4]))" office:value-type="date" office:date-value="2019-10-28T09:23:56.629539" calcext:value-type="date">
            <text:p>2019-10-28 09:23:57</text:p>
          </table:table-cell>
          <table:table-cell table:style-name="ce7" table:formula="of:=[.A1294]" office:value-type="date" office:date-value="2019-10-28T09:23:56.629539" calcext:value-type="date">
            <text:p>2019-10-28 09:23:57</text:p>
          </table:table-cell>
          <table:table-cell table:formula="of:=TRUNC([.A1294])" office:value-type="float" office:value="43766" calcext:value-type="float">
            <text:p>43766</text:p>
          </table:table-cell>
          <table:table-cell table:style-name="ce12" table:formula="of:=[.B1294]-[.C1294]" office:value-type="date" office:date-value="1899-12-30T09:23:56.62953916937" calcext:value-type="date">
            <text:p>12/30/99 09:23 AM</text:p>
          </table:table-cell>
          <table:table-cell table:formula="of:=MOD([.E1293]-[.$E$2];[.$H$2])+1+[.$E$2]" office:value-type="float" office:value="252" calcext:value-type="float">
            <text:p>252</text:p>
          </table:table-cell>
          <table:table-cell table:formula="of:=MOD([.F1293]+1/[.$H$2];5)" office:value-type="float" office:value="1.51666666666662" calcext:value-type="float">
            <text:p>1,51666666666662</text:p>
          </table:table-cell>
          <table:table-cell table:formula="of:=IF([.F1294]&lt;0.000001;[.G1293]+2+1/[.$H$2];[.G1293]+1/[.$H$2])" office:value-type="float" office:value="21.5166666666667" calcext:value-type="float">
            <text:p>21,5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5]))" office:value-type="date" office:date-value="2019-10-28T09:28:23.195619" calcext:value-type="date">
            <text:p>2019-10-28 09:28:23</text:p>
          </table:table-cell>
          <table:table-cell table:style-name="ce7" table:formula="of:=[.A1295]" office:value-type="date" office:date-value="2019-10-28T09:28:23.195619" calcext:value-type="date">
            <text:p>2019-10-28 09:28:23</text:p>
          </table:table-cell>
          <table:table-cell table:formula="of:=TRUNC([.A1295])" office:value-type="float" office:value="43766" calcext:value-type="float">
            <text:p>43766</text:p>
          </table:table-cell>
          <table:table-cell table:style-name="ce12" table:formula="of:=[.B1295]-[.C1295]" office:value-type="date" office:date-value="1899-12-30T09:28:23.19561932702" calcext:value-type="date">
            <text:p>12/30/99 09:28 AM</text:p>
          </table:table-cell>
          <table:table-cell table:formula="of:=MOD([.E1294]-[.$E$2];[.$H$2])+1+[.$E$2]" office:value-type="float" office:value="253" calcext:value-type="float">
            <text:p>253</text:p>
          </table:table-cell>
          <table:table-cell table:formula="of:=MOD([.F1294]+1/[.$H$2];5)" office:value-type="float" office:value="1.53333333333328" calcext:value-type="float">
            <text:p>1,53333333333328</text:p>
          </table:table-cell>
          <table:table-cell table:formula="of:=IF([.F1295]&lt;0.000001;[.G1294]+2+1/[.$H$2];[.G1294]+1/[.$H$2])" office:value-type="float" office:value="21.5333333333334" calcext:value-type="float">
            <text:p>21,5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6]))" office:value-type="date" office:date-value="2019-10-28T09:01:28.463909" calcext:value-type="date">
            <text:p>2019-10-28 09:01:28</text:p>
          </table:table-cell>
          <table:table-cell table:style-name="ce7" table:formula="of:=[.A1296]" office:value-type="date" office:date-value="2019-10-28T09:01:28.463909" calcext:value-type="date">
            <text:p>2019-10-28 09:01:28</text:p>
          </table:table-cell>
          <table:table-cell table:formula="of:=TRUNC([.A1296])" office:value-type="float" office:value="43766" calcext:value-type="float">
            <text:p>43766</text:p>
          </table:table-cell>
          <table:table-cell table:style-name="ce12" table:formula="of:=[.B1296]-[.C1296]" office:value-type="date" office:date-value="1899-12-30T09:01:28.46390924882" calcext:value-type="date">
            <text:p>12/30/99 09:01 AM</text:p>
          </table:table-cell>
          <table:table-cell table:formula="of:=MOD([.E1295]-[.$E$2];[.$H$2])+1+[.$E$2]" office:value-type="float" office:value="254" calcext:value-type="float">
            <text:p>254</text:p>
          </table:table-cell>
          <table:table-cell table:formula="of:=MOD([.F1295]+1/[.$H$2];5)" office:value-type="float" office:value="1.54999999999995" calcext:value-type="float">
            <text:p>1,54999999999995</text:p>
          </table:table-cell>
          <table:table-cell table:formula="of:=IF([.F1296]&lt;0.000001;[.G1295]+2+1/[.$H$2];[.G1295]+1/[.$H$2])" office:value-type="float" office:value="21.5500000000001" calcext:value-type="float">
            <text:p>21,5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7]))" office:value-type="date" office:date-value="2019-10-28T09:45:38.714669" calcext:value-type="date">
            <text:p>2019-10-28 09:45:39</text:p>
          </table:table-cell>
          <table:table-cell table:style-name="ce7" table:formula="of:=[.A1297]" office:value-type="date" office:date-value="2019-10-28T09:45:38.714669" calcext:value-type="date">
            <text:p>2019-10-28 09:45:39</text:p>
          </table:table-cell>
          <table:table-cell table:formula="of:=TRUNC([.A1297])" office:value-type="float" office:value="43766" calcext:value-type="float">
            <text:p>43766</text:p>
          </table:table-cell>
          <table:table-cell table:style-name="ce12" table:formula="of:=[.B1297]-[.C1297]" office:value-type="date" office:date-value="1899-12-30T09:45:38.71466880664" calcext:value-type="date">
            <text:p>12/30/99 09:45 AM</text:p>
          </table:table-cell>
          <table:table-cell table:formula="of:=MOD([.E1296]-[.$E$2];[.$H$2])+1+[.$E$2]" office:value-type="float" office:value="255" calcext:value-type="float">
            <text:p>255</text:p>
          </table:table-cell>
          <table:table-cell table:formula="of:=MOD([.F1296]+1/[.$H$2];5)" office:value-type="float" office:value="1.56666666666662" calcext:value-type="float">
            <text:p>1,56666666666662</text:p>
          </table:table-cell>
          <table:table-cell table:formula="of:=IF([.F1297]&lt;0.000001;[.G1296]+2+1/[.$H$2];[.G1296]+1/[.$H$2])" office:value-type="float" office:value="21.5666666666667" calcext:value-type="float">
            <text:p>21,5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8]))" office:value-type="date" office:date-value="2019-10-28T09:14:47.255004" calcext:value-type="date">
            <text:p>2019-10-28 09:14:47</text:p>
          </table:table-cell>
          <table:table-cell table:style-name="ce7" table:formula="of:=[.A1298]" office:value-type="date" office:date-value="2019-10-28T09:14:47.255004" calcext:value-type="date">
            <text:p>2019-10-28 09:14:47</text:p>
          </table:table-cell>
          <table:table-cell table:formula="of:=TRUNC([.A1298])" office:value-type="float" office:value="43766" calcext:value-type="float">
            <text:p>43766</text:p>
          </table:table-cell>
          <table:table-cell table:style-name="ce12" table:formula="of:=[.B1298]-[.C1298]" office:value-type="date" office:date-value="1899-12-30T09:14:47.25500379223" calcext:value-type="date">
            <text:p>12/30/99 09:14 AM</text:p>
          </table:table-cell>
          <table:table-cell table:formula="of:=MOD([.E1297]-[.$E$2];[.$H$2])+1+[.$E$2]" office:value-type="float" office:value="256" calcext:value-type="float">
            <text:p>256</text:p>
          </table:table-cell>
          <table:table-cell table:formula="of:=MOD([.F1297]+1/[.$H$2];5)" office:value-type="float" office:value="1.58333333333328" calcext:value-type="float">
            <text:p>1,58333333333328</text:p>
          </table:table-cell>
          <table:table-cell table:formula="of:=IF([.F1298]&lt;0.000001;[.G1297]+2+1/[.$H$2];[.G1297]+1/[.$H$2])" office:value-type="float" office:value="21.5833333333334" calcext:value-type="float">
            <text:p>21,5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299]))" office:value-type="date" office:date-value="2019-10-28T09:30:34.119651" calcext:value-type="date">
            <text:p>2019-10-28 09:30:34</text:p>
          </table:table-cell>
          <table:table-cell table:style-name="ce7" table:formula="of:=[.A1299]" office:value-type="date" office:date-value="2019-10-28T09:30:34.119651" calcext:value-type="date">
            <text:p>2019-10-28 09:30:34</text:p>
          </table:table-cell>
          <table:table-cell table:formula="of:=TRUNC([.A1299])" office:value-type="float" office:value="43766" calcext:value-type="float">
            <text:p>43766</text:p>
          </table:table-cell>
          <table:table-cell table:style-name="ce12" table:formula="of:=[.B1299]-[.C1299]" office:value-type="date" office:date-value="1899-12-30T09:30:34.11965144332" calcext:value-type="date">
            <text:p>12/30/99 09:30 AM</text:p>
          </table:table-cell>
          <table:table-cell table:formula="of:=MOD([.E1298]-[.$E$2];[.$H$2])+1+[.$E$2]" office:value-type="float" office:value="257" calcext:value-type="float">
            <text:p>257</text:p>
          </table:table-cell>
          <table:table-cell table:formula="of:=MOD([.F1298]+1/[.$H$2];5)" office:value-type="float" office:value="1.59999999999995" calcext:value-type="float">
            <text:p>1,59999999999995</text:p>
          </table:table-cell>
          <table:table-cell table:formula="of:=IF([.F1299]&lt;0.000001;[.G1298]+2+1/[.$H$2];[.G1298]+1/[.$H$2])" office:value-type="float" office:value="21.6000000000001" calcext:value-type="float">
            <text:p>21,60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0]))" office:value-type="date" office:date-value="2019-10-28T09:26:51.185973" calcext:value-type="date">
            <text:p>2019-10-28 09:26:51</text:p>
          </table:table-cell>
          <table:table-cell table:style-name="ce7" table:formula="of:=[.A1300]" office:value-type="date" office:date-value="2019-10-28T09:26:51.185973" calcext:value-type="date">
            <text:p>2019-10-28 09:26:51</text:p>
          </table:table-cell>
          <table:table-cell table:formula="of:=TRUNC([.A1300])" office:value-type="float" office:value="43766" calcext:value-type="float">
            <text:p>43766</text:p>
          </table:table-cell>
          <table:table-cell table:style-name="ce12" table:formula="of:=[.B1300]-[.C1300]" office:value-type="date" office:date-value="1899-12-30T09:26:51.18597267196" calcext:value-type="date">
            <text:p>12/30/99 09:26 AM</text:p>
          </table:table-cell>
          <table:table-cell table:formula="of:=MOD([.E1299]-[.$E$2];[.$H$2])+1+[.$E$2]" office:value-type="float" office:value="258" calcext:value-type="float">
            <text:p>258</text:p>
          </table:table-cell>
          <table:table-cell table:formula="of:=MOD([.F1299]+1/[.$H$2];5)" office:value-type="float" office:value="1.61666666666662" calcext:value-type="float">
            <text:p>1,61666666666662</text:p>
          </table:table-cell>
          <table:table-cell table:formula="of:=IF([.F1300]&lt;0.000001;[.G1299]+2+1/[.$H$2];[.G1299]+1/[.$H$2])" office:value-type="float" office:value="21.6166666666667" calcext:value-type="float">
            <text:p>21,6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1]))" office:value-type="date" office:date-value="2019-10-28T09:04:52.865778" calcext:value-type="date">
            <text:p>2019-10-28 09:04:53</text:p>
          </table:table-cell>
          <table:table-cell table:style-name="ce7" table:formula="of:=[.A1301]" office:value-type="date" office:date-value="2019-10-28T09:04:52.865778" calcext:value-type="date">
            <text:p>2019-10-28 09:04:53</text:p>
          </table:table-cell>
          <table:table-cell table:formula="of:=TRUNC([.A1301])" office:value-type="float" office:value="43766" calcext:value-type="float">
            <text:p>43766</text:p>
          </table:table-cell>
          <table:table-cell table:style-name="ce12" table:formula="of:=[.B1301]-[.C1301]" office:value-type="date" office:date-value="1899-12-30T09:04:52.86577783059" calcext:value-type="date">
            <text:p>12/30/99 09:04 AM</text:p>
          </table:table-cell>
          <table:table-cell table:formula="of:=MOD([.E1300]-[.$E$2];[.$H$2])+1+[.$E$2]" office:value-type="float" office:value="259" calcext:value-type="float">
            <text:p>259</text:p>
          </table:table-cell>
          <table:table-cell table:formula="of:=MOD([.F1300]+1/[.$H$2];5)" office:value-type="float" office:value="1.63333333333328" calcext:value-type="float">
            <text:p>1,63333333333328</text:p>
          </table:table-cell>
          <table:table-cell table:formula="of:=IF([.F1301]&lt;0.000001;[.G1300]+2+1/[.$H$2];[.G1300]+1/[.$H$2])" office:value-type="float" office:value="21.6333333333334" calcext:value-type="float">
            <text:p>21,6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2]))" office:value-type="date" office:date-value="2019-10-28T09:06:18.718931" calcext:value-type="date">
            <text:p>2019-10-28 09:06:19</text:p>
          </table:table-cell>
          <table:table-cell table:style-name="ce7" table:formula="of:=[.A1302]" office:value-type="date" office:date-value="2019-10-28T09:06:18.718931" calcext:value-type="date">
            <text:p>2019-10-28 09:06:19</text:p>
          </table:table-cell>
          <table:table-cell table:formula="of:=TRUNC([.A1302])" office:value-type="float" office:value="43766" calcext:value-type="float">
            <text:p>43766</text:p>
          </table:table-cell>
          <table:table-cell table:style-name="ce12" table:formula="of:=[.B1302]-[.C1302]" office:value-type="date" office:date-value="1899-12-30T09:06:18.71893064585" calcext:value-type="date">
            <text:p>12/30/99 09:06 AM</text:p>
          </table:table-cell>
          <table:table-cell table:formula="of:=MOD([.E1301]-[.$E$2];[.$H$2])+1+[.$E$2]" office:value-type="float" office:value="260" calcext:value-type="float">
            <text:p>260</text:p>
          </table:table-cell>
          <table:table-cell table:formula="of:=MOD([.F1301]+1/[.$H$2];5)" office:value-type="float" office:value="1.64999999999995" calcext:value-type="float">
            <text:p>1,64999999999995</text:p>
          </table:table-cell>
          <table:table-cell table:formula="of:=IF([.F1302]&lt;0.000001;[.G1301]+2+1/[.$H$2];[.G1301]+1/[.$H$2])" office:value-type="float" office:value="21.6500000000001" calcext:value-type="float">
            <text:p>21,6500000000001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3]))" office:value-type="date" office:date-value="2019-10-28T09:43:21.723106" calcext:value-type="date">
            <text:p>2019-10-28 09:43:22</text:p>
          </table:table-cell>
          <table:table-cell table:style-name="ce7" table:formula="of:=[.A1303]" office:value-type="date" office:date-value="2019-10-28T09:43:21.723106" calcext:value-type="date">
            <text:p>2019-10-28 09:43:22</text:p>
          </table:table-cell>
          <table:table-cell table:formula="of:=TRUNC([.A1303])" office:value-type="float" office:value="43766" calcext:value-type="float">
            <text:p>43766</text:p>
          </table:table-cell>
          <table:table-cell table:style-name="ce12" table:formula="of:=[.B1303]-[.C1303]" office:value-type="date" office:date-value="1899-12-30T09:43:21.72310648486" calcext:value-type="date">
            <text:p>12/30/99 09:43 AM</text:p>
          </table:table-cell>
          <table:table-cell table:formula="of:=MOD([.E1302]-[.$E$2];[.$H$2])+1+[.$E$2]" office:value-type="float" office:value="261" calcext:value-type="float">
            <text:p>261</text:p>
          </table:table-cell>
          <table:table-cell table:formula="of:=MOD([.F1302]+1/[.$H$2];5)" office:value-type="float" office:value="1.66666666666662" calcext:value-type="float">
            <text:p>1,66666666666662</text:p>
          </table:table-cell>
          <table:table-cell table:formula="of:=IF([.F1303]&lt;0.000001;[.G1302]+2+1/[.$H$2];[.G1302]+1/[.$H$2])" office:value-type="float" office:value="21.6666666666667" calcext:value-type="float">
            <text:p>21,6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4]))" office:value-type="date" office:date-value="2019-10-28T09:33:33.888814" calcext:value-type="date">
            <text:p>2019-10-28 09:33:34</text:p>
          </table:table-cell>
          <table:table-cell table:style-name="ce7" table:formula="of:=[.A1304]" office:value-type="date" office:date-value="2019-10-28T09:33:33.888814" calcext:value-type="date">
            <text:p>2019-10-28 09:33:34</text:p>
          </table:table-cell>
          <table:table-cell table:formula="of:=TRUNC([.A1304])" office:value-type="float" office:value="43766" calcext:value-type="float">
            <text:p>43766</text:p>
          </table:table-cell>
          <table:table-cell table:style-name="ce12" table:formula="of:=[.B1304]-[.C1304]" office:value-type="date" office:date-value="1899-12-30T09:33:33.88881378807" calcext:value-type="date">
            <text:p>12/30/99 09:33 AM</text:p>
          </table:table-cell>
          <table:table-cell table:formula="of:=MOD([.E1303]-[.$E$2];[.$H$2])+1+[.$E$2]" office:value-type="float" office:value="262" calcext:value-type="float">
            <text:p>262</text:p>
          </table:table-cell>
          <table:table-cell table:formula="of:=MOD([.F1303]+1/[.$H$2];5)" office:value-type="float" office:value="1.68333333333328" calcext:value-type="float">
            <text:p>1,68333333333328</text:p>
          </table:table-cell>
          <table:table-cell table:formula="of:=IF([.F1304]&lt;0.000001;[.G1303]+2+1/[.$H$2];[.G1303]+1/[.$H$2])" office:value-type="float" office:value="21.6833333333334" calcext:value-type="float">
            <text:p>21,6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5]))" office:value-type="date" office:date-value="2019-10-28T09:13:33.290466" calcext:value-type="date">
            <text:p>2019-10-28 09:13:33</text:p>
          </table:table-cell>
          <table:table-cell table:style-name="ce7" table:formula="of:=[.A1305]" office:value-type="date" office:date-value="2019-10-28T09:13:33.290466" calcext:value-type="date">
            <text:p>2019-10-28 09:13:33</text:p>
          </table:table-cell>
          <table:table-cell table:formula="of:=TRUNC([.A1305])" office:value-type="float" office:value="43766" calcext:value-type="float">
            <text:p>43766</text:p>
          </table:table-cell>
          <table:table-cell table:style-name="ce12" table:formula="of:=[.B1305]-[.C1305]" office:value-type="date" office:date-value="1899-12-30T09:13:33.29046646133" calcext:value-type="date">
            <text:p>12/30/99 09:13 AM</text:p>
          </table:table-cell>
          <table:table-cell table:formula="of:=MOD([.E1304]-[.$E$2];[.$H$2])+1+[.$E$2]" office:value-type="float" office:value="263" calcext:value-type="float">
            <text:p>263</text:p>
          </table:table-cell>
          <table:table-cell table:formula="of:=MOD([.F1304]+1/[.$H$2];5)" office:value-type="float" office:value="1.69999999999995" calcext:value-type="float">
            <text:p>1,69999999999995</text:p>
          </table:table-cell>
          <table:table-cell table:formula="of:=IF([.F1305]&lt;0.000001;[.G1304]+2+1/[.$H$2];[.G1304]+1/[.$H$2])" office:value-type="float" office:value="21.7" calcext:value-type="float">
            <text:p>21,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6]))" office:value-type="date" office:date-value="2019-10-28T09:24:46.859786" calcext:value-type="date">
            <text:p>2019-10-28 09:24:47</text:p>
          </table:table-cell>
          <table:table-cell table:style-name="ce7" table:formula="of:=[.A1306]" office:value-type="date" office:date-value="2019-10-28T09:24:46.859786" calcext:value-type="date">
            <text:p>2019-10-28 09:24:47</text:p>
          </table:table-cell>
          <table:table-cell table:formula="of:=TRUNC([.A1306])" office:value-type="float" office:value="43766" calcext:value-type="float">
            <text:p>43766</text:p>
          </table:table-cell>
          <table:table-cell table:style-name="ce12" table:formula="of:=[.B1306]-[.C1306]" office:value-type="date" office:date-value="1899-12-30T09:24:46.85978623107" calcext:value-type="date">
            <text:p>12/30/99 09:24 AM</text:p>
          </table:table-cell>
          <table:table-cell table:formula="of:=MOD([.E1305]-[.$E$2];[.$H$2])+1+[.$E$2]" office:value-type="float" office:value="264" calcext:value-type="float">
            <text:p>264</text:p>
          </table:table-cell>
          <table:table-cell table:formula="of:=MOD([.F1305]+1/[.$H$2];5)" office:value-type="float" office:value="1.71666666666662" calcext:value-type="float">
            <text:p>1,71666666666662</text:p>
          </table:table-cell>
          <table:table-cell table:formula="of:=IF([.F1306]&lt;0.000001;[.G1305]+2+1/[.$H$2];[.G1305]+1/[.$H$2])" office:value-type="float" office:value="21.7166666666667" calcext:value-type="float">
            <text:p>21,7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7]))" office:value-type="date" office:date-value="2019-10-28T08:53:22.414071" calcext:value-type="date">
            <text:p>2019-10-28 08:53:22</text:p>
          </table:table-cell>
          <table:table-cell table:style-name="ce7" table:formula="of:=[.A1307]" office:value-type="date" office:date-value="2019-10-28T08:53:22.414071" calcext:value-type="date">
            <text:p>2019-10-28 08:53:22</text:p>
          </table:table-cell>
          <table:table-cell table:formula="of:=TRUNC([.A1307])" office:value-type="float" office:value="43766" calcext:value-type="float">
            <text:p>43766</text:p>
          </table:table-cell>
          <table:table-cell table:style-name="ce12" table:formula="of:=[.B1307]-[.C1307]" office:value-type="date" office:date-value="1899-12-30T08:53:22.41407125723" calcext:value-type="date">
            <text:p>12/30/99 08:53 AM</text:p>
          </table:table-cell>
          <table:table-cell table:formula="of:=MOD([.E1306]-[.$E$2];[.$H$2])+1+[.$E$2]" office:value-type="float" office:value="265" calcext:value-type="float">
            <text:p>265</text:p>
          </table:table-cell>
          <table:table-cell table:formula="of:=MOD([.F1306]+1/[.$H$2];5)" office:value-type="float" office:value="1.73333333333328" calcext:value-type="float">
            <text:p>1,73333333333328</text:p>
          </table:table-cell>
          <table:table-cell table:formula="of:=IF([.F1307]&lt;0.000001;[.G1306]+2+1/[.$H$2];[.G1306]+1/[.$H$2])" office:value-type="float" office:value="21.7333333333334" calcext:value-type="float">
            <text:p>21,7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8]))" office:value-type="date" office:date-value="2019-10-28T09:36:36.780512" calcext:value-type="date">
            <text:p>2019-10-28 09:36:37</text:p>
          </table:table-cell>
          <table:table-cell table:style-name="ce7" table:formula="of:=[.A1308]" office:value-type="date" office:date-value="2019-10-28T09:36:36.780512" calcext:value-type="date">
            <text:p>2019-10-28 09:36:37</text:p>
          </table:table-cell>
          <table:table-cell table:formula="of:=TRUNC([.A1308])" office:value-type="float" office:value="43766" calcext:value-type="float">
            <text:p>43766</text:p>
          </table:table-cell>
          <table:table-cell table:style-name="ce12" table:formula="of:=[.B1308]-[.C1308]" office:value-type="date" office:date-value="1899-12-30T09:36:36.78051187657" calcext:value-type="date">
            <text:p>12/30/99 09:36 AM</text:p>
          </table:table-cell>
          <table:table-cell table:formula="of:=MOD([.E1307]-[.$E$2];[.$H$2])+1+[.$E$2]" office:value-type="float" office:value="266" calcext:value-type="float">
            <text:p>266</text:p>
          </table:table-cell>
          <table:table-cell table:formula="of:=MOD([.F1307]+1/[.$H$2];5)" office:value-type="float" office:value="1.74999999999995" calcext:value-type="float">
            <text:p>1,74999999999995</text:p>
          </table:table-cell>
          <table:table-cell table:formula="of:=IF([.F1308]&lt;0.000001;[.G1307]+2+1/[.$H$2];[.G1307]+1/[.$H$2])" office:value-type="float" office:value="21.75" calcext:value-type="float">
            <text:p>21,7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09]))" office:value-type="date" office:date-value="2019-10-28T09:43:31.089932" calcext:value-type="date">
            <text:p>2019-10-28 09:43:31</text:p>
          </table:table-cell>
          <table:table-cell table:style-name="ce7" table:formula="of:=[.A1309]" office:value-type="date" office:date-value="2019-10-28T09:43:31.089932" calcext:value-type="date">
            <text:p>2019-10-28 09:43:31</text:p>
          </table:table-cell>
          <table:table-cell table:formula="of:=TRUNC([.A1309])" office:value-type="float" office:value="43766" calcext:value-type="float">
            <text:p>43766</text:p>
          </table:table-cell>
          <table:table-cell table:style-name="ce12" table:formula="of:=[.B1309]-[.C1309]" office:value-type="date" office:date-value="1899-12-30T09:43:31.08993231319" calcext:value-type="date">
            <text:p>12/30/99 09:43 AM</text:p>
          </table:table-cell>
          <table:table-cell table:formula="of:=MOD([.E1308]-[.$E$2];[.$H$2])+1+[.$E$2]" office:value-type="float" office:value="267" calcext:value-type="float">
            <text:p>267</text:p>
          </table:table-cell>
          <table:table-cell table:formula="of:=MOD([.F1308]+1/[.$H$2];5)" office:value-type="float" office:value="1.76666666666662" calcext:value-type="float">
            <text:p>1,76666666666662</text:p>
          </table:table-cell>
          <table:table-cell table:formula="of:=IF([.F1309]&lt;0.000001;[.G1308]+2+1/[.$H$2];[.G1308]+1/[.$H$2])" office:value-type="float" office:value="21.7666666666667" calcext:value-type="float">
            <text:p>21,7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0]))" office:value-type="date" office:date-value="2019-10-28T09:42:47.694768" calcext:value-type="date">
            <text:p>2019-10-28 09:42:48</text:p>
          </table:table-cell>
          <table:table-cell table:style-name="ce7" table:formula="of:=[.A1310]" office:value-type="date" office:date-value="2019-10-28T09:42:47.694768" calcext:value-type="date">
            <text:p>2019-10-28 09:42:48</text:p>
          </table:table-cell>
          <table:table-cell table:formula="of:=TRUNC([.A1310])" office:value-type="float" office:value="43766" calcext:value-type="float">
            <text:p>43766</text:p>
          </table:table-cell>
          <table:table-cell table:style-name="ce12" table:formula="of:=[.B1310]-[.C1310]" office:value-type="date" office:date-value="1899-12-30T09:42:47.69476812333" calcext:value-type="date">
            <text:p>12/30/99 09:42 AM</text:p>
          </table:table-cell>
          <table:table-cell table:formula="of:=MOD([.E1309]-[.$E$2];[.$H$2])+1+[.$E$2]" office:value-type="float" office:value="268" calcext:value-type="float">
            <text:p>268</text:p>
          </table:table-cell>
          <table:table-cell table:formula="of:=MOD([.F1309]+1/[.$H$2];5)" office:value-type="float" office:value="1.78333333333328" calcext:value-type="float">
            <text:p>1,78333333333328</text:p>
          </table:table-cell>
          <table:table-cell table:formula="of:=IF([.F1310]&lt;0.000001;[.G1309]+2+1/[.$H$2];[.G1309]+1/[.$H$2])" office:value-type="float" office:value="21.7833333333334" calcext:value-type="float">
            <text:p>21,7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1]))" office:value-type="date" office:date-value="2019-10-28T09:34:04.89117" calcext:value-type="date">
            <text:p>2019-10-28 09:34:05</text:p>
          </table:table-cell>
          <table:table-cell table:style-name="ce7" table:formula="of:=[.A1311]" office:value-type="date" office:date-value="2019-10-28T09:34:04.89117" calcext:value-type="date">
            <text:p>2019-10-28 09:34:05</text:p>
          </table:table-cell>
          <table:table-cell table:formula="of:=TRUNC([.A1311])" office:value-type="float" office:value="43766" calcext:value-type="float">
            <text:p>43766</text:p>
          </table:table-cell>
          <table:table-cell table:style-name="ce12" table:formula="of:=[.B1311]-[.C1311]" office:value-type="date" office:date-value="1899-12-30T09:34:04.89116964396" calcext:value-type="date">
            <text:p>12/30/99 09:34 AM</text:p>
          </table:table-cell>
          <table:table-cell table:formula="of:=MOD([.E1310]-[.$E$2];[.$H$2])+1+[.$E$2]" office:value-type="float" office:value="269" calcext:value-type="float">
            <text:p>269</text:p>
          </table:table-cell>
          <table:table-cell table:formula="of:=MOD([.F1310]+1/[.$H$2];5)" office:value-type="float" office:value="1.79999999999995" calcext:value-type="float">
            <text:p>1,79999999999995</text:p>
          </table:table-cell>
          <table:table-cell table:formula="of:=IF([.F1311]&lt;0.000001;[.G1310]+2+1/[.$H$2];[.G1310]+1/[.$H$2])" office:value-type="float" office:value="21.8" calcext:value-type="float">
            <text:p>21,8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2]))" office:value-type="date" office:date-value="2019-10-28T09:32:53.892457" calcext:value-type="date">
            <text:p>2019-10-28 09:32:54</text:p>
          </table:table-cell>
          <table:table-cell table:style-name="ce7" table:formula="of:=[.A1312]" office:value-type="date" office:date-value="2019-10-28T09:32:53.892457" calcext:value-type="date">
            <text:p>2019-10-28 09:32:54</text:p>
          </table:table-cell>
          <table:table-cell table:formula="of:=TRUNC([.A1312])" office:value-type="float" office:value="43766" calcext:value-type="float">
            <text:p>43766</text:p>
          </table:table-cell>
          <table:table-cell table:style-name="ce12" table:formula="of:=[.B1312]-[.C1312]" office:value-type="date" office:date-value="1899-12-30T09:32:53.89245748054" calcext:value-type="date">
            <text:p>12/30/99 09:32 AM</text:p>
          </table:table-cell>
          <table:table-cell table:formula="of:=MOD([.E1311]-[.$E$2];[.$H$2])+1+[.$E$2]" office:value-type="float" office:value="270" calcext:value-type="float">
            <text:p>270</text:p>
          </table:table-cell>
          <table:table-cell table:formula="of:=MOD([.F1311]+1/[.$H$2];5)" office:value-type="float" office:value="1.81666666666662" calcext:value-type="float">
            <text:p>1,81666666666662</text:p>
          </table:table-cell>
          <table:table-cell table:formula="of:=IF([.F1312]&lt;0.000001;[.G1311]+2+1/[.$H$2];[.G1311]+1/[.$H$2])" office:value-type="float" office:value="21.8166666666667" calcext:value-type="float">
            <text:p>21,8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3]))" office:value-type="date" office:date-value="2019-10-28T09:46:17.128469" calcext:value-type="date">
            <text:p>2019-10-28 09:46:17</text:p>
          </table:table-cell>
          <table:table-cell table:style-name="ce7" table:formula="of:=[.A1313]" office:value-type="date" office:date-value="2019-10-28T09:46:17.128469" calcext:value-type="date">
            <text:p>2019-10-28 09:46:17</text:p>
          </table:table-cell>
          <table:table-cell table:formula="of:=TRUNC([.A1313])" office:value-type="float" office:value="43766" calcext:value-type="float">
            <text:p>43766</text:p>
          </table:table-cell>
          <table:table-cell table:style-name="ce12" table:formula="of:=[.B1313]-[.C1313]" office:value-type="date" office:date-value="1899-12-30T09:46:17.1284685703" calcext:value-type="date">
            <text:p>12/30/99 09:46 AM</text:p>
          </table:table-cell>
          <table:table-cell table:formula="of:=MOD([.E1312]-[.$E$2];[.$H$2])+1+[.$E$2]" office:value-type="float" office:value="271" calcext:value-type="float">
            <text:p>271</text:p>
          </table:table-cell>
          <table:table-cell table:formula="of:=MOD([.F1312]+1/[.$H$2];5)" office:value-type="float" office:value="1.83333333333328" calcext:value-type="float">
            <text:p>1,83333333333328</text:p>
          </table:table-cell>
          <table:table-cell table:formula="of:=IF([.F1313]&lt;0.000001;[.G1312]+2+1/[.$H$2];[.G1312]+1/[.$H$2])" office:value-type="float" office:value="21.8333333333334" calcext:value-type="float">
            <text:p>21,8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4]))" office:value-type="date" office:date-value="2019-10-28T09:57:28.878388" calcext:value-type="date">
            <text:p>2019-10-28 09:57:29</text:p>
          </table:table-cell>
          <table:table-cell table:style-name="ce7" table:formula="of:=[.A1314]" office:value-type="date" office:date-value="2019-10-28T09:57:28.878388" calcext:value-type="date">
            <text:p>2019-10-28 09:57:29</text:p>
          </table:table-cell>
          <table:table-cell table:formula="of:=TRUNC([.A1314])" office:value-type="float" office:value="43766" calcext:value-type="float">
            <text:p>43766</text:p>
          </table:table-cell>
          <table:table-cell table:style-name="ce12" table:formula="of:=[.B1314]-[.C1314]" office:value-type="date" office:date-value="1899-12-30T09:57:28.87838813011" calcext:value-type="date">
            <text:p>12/30/99 09:57 AM</text:p>
          </table:table-cell>
          <table:table-cell table:formula="of:=MOD([.E1313]-[.$E$2];[.$H$2])+1+[.$E$2]" office:value-type="float" office:value="272" calcext:value-type="float">
            <text:p>272</text:p>
          </table:table-cell>
          <table:table-cell table:formula="of:=MOD([.F1313]+1/[.$H$2];5)" office:value-type="float" office:value="1.84999999999995" calcext:value-type="float">
            <text:p>1,84999999999995</text:p>
          </table:table-cell>
          <table:table-cell table:formula="of:=IF([.F1314]&lt;0.000001;[.G1313]+2+1/[.$H$2];[.G1313]+1/[.$H$2])" office:value-type="float" office:value="21.85" calcext:value-type="float">
            <text:p>21,8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5]))" office:value-type="date" office:date-value="2019-10-28T09:54:52.145818" calcext:value-type="date">
            <text:p>2019-10-28 09:54:52</text:p>
          </table:table-cell>
          <table:table-cell table:style-name="ce7" table:formula="of:=[.A1315]" office:value-type="date" office:date-value="2019-10-28T09:54:52.145818" calcext:value-type="date">
            <text:p>2019-10-28 09:54:52</text:p>
          </table:table-cell>
          <table:table-cell table:formula="of:=TRUNC([.A1315])" office:value-type="float" office:value="43766" calcext:value-type="float">
            <text:p>43766</text:p>
          </table:table-cell>
          <table:table-cell table:style-name="ce12" table:formula="of:=[.B1315]-[.C1315]" office:value-type="date" office:date-value="1899-12-30T09:54:52.14581754059" calcext:value-type="date">
            <text:p>12/30/99 09:54 AM</text:p>
          </table:table-cell>
          <table:table-cell table:formula="of:=MOD([.E1314]-[.$E$2];[.$H$2])+1+[.$E$2]" office:value-type="float" office:value="273" calcext:value-type="float">
            <text:p>273</text:p>
          </table:table-cell>
          <table:table-cell table:formula="of:=MOD([.F1314]+1/[.$H$2];5)" office:value-type="float" office:value="1.86666666666662" calcext:value-type="float">
            <text:p>1,86666666666662</text:p>
          </table:table-cell>
          <table:table-cell table:formula="of:=IF([.F1315]&lt;0.000001;[.G1314]+2+1/[.$H$2];[.G1314]+1/[.$H$2])" office:value-type="float" office:value="21.8666666666667" calcext:value-type="float">
            <text:p>21,8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6]))" office:value-type="date" office:date-value="2019-10-28T09:34:34.884876" calcext:value-type="date">
            <text:p>2019-10-28 09:34:35</text:p>
          </table:table-cell>
          <table:table-cell table:style-name="ce7" table:formula="of:=[.A1316]" office:value-type="date" office:date-value="2019-10-28T09:34:34.884876" calcext:value-type="date">
            <text:p>2019-10-28 09:34:35</text:p>
          </table:table-cell>
          <table:table-cell table:formula="of:=TRUNC([.A1316])" office:value-type="float" office:value="43766" calcext:value-type="float">
            <text:p>43766</text:p>
          </table:table-cell>
          <table:table-cell table:style-name="ce12" table:formula="of:=[.B1316]-[.C1316]" office:value-type="date" office:date-value="1899-12-30T09:34:34.8848763993" calcext:value-type="date">
            <text:p>12/30/99 09:34 AM</text:p>
          </table:table-cell>
          <table:table-cell table:formula="of:=MOD([.E1315]-[.$E$2];[.$H$2])+1+[.$E$2]" office:value-type="float" office:value="274" calcext:value-type="float">
            <text:p>274</text:p>
          </table:table-cell>
          <table:table-cell table:formula="of:=MOD([.F1315]+1/[.$H$2];5)" office:value-type="float" office:value="1.88333333333328" calcext:value-type="float">
            <text:p>1,88333333333328</text:p>
          </table:table-cell>
          <table:table-cell table:formula="of:=IF([.F1316]&lt;0.000001;[.G1315]+2+1/[.$H$2];[.G1315]+1/[.$H$2])" office:value-type="float" office:value="21.8833333333334" calcext:value-type="float">
            <text:p>21,88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7]))" office:value-type="date" office:date-value="2019-10-28T09:32:16.249574" calcext:value-type="date">
            <text:p>2019-10-28 09:32:16</text:p>
          </table:table-cell>
          <table:table-cell table:style-name="ce7" table:formula="of:=[.A1317]" office:value-type="date" office:date-value="2019-10-28T09:32:16.249574" calcext:value-type="date">
            <text:p>2019-10-28 09:32:16</text:p>
          </table:table-cell>
          <table:table-cell table:formula="of:=TRUNC([.A1317])" office:value-type="float" office:value="43766" calcext:value-type="float">
            <text:p>43766</text:p>
          </table:table-cell>
          <table:table-cell table:style-name="ce12" table:formula="of:=[.B1317]-[.C1317]" office:value-type="date" office:date-value="1899-12-30T09:32:16.24957425054" calcext:value-type="date">
            <text:p>12/30/99 09:32 AM</text:p>
          </table:table-cell>
          <table:table-cell table:formula="of:=MOD([.E1316]-[.$E$2];[.$H$2])+1+[.$E$2]" office:value-type="float" office:value="275" calcext:value-type="float">
            <text:p>275</text:p>
          </table:table-cell>
          <table:table-cell table:formula="of:=MOD([.F1316]+1/[.$H$2];5)" office:value-type="float" office:value="1.89999999999995" calcext:value-type="float">
            <text:p>1,89999999999995</text:p>
          </table:table-cell>
          <table:table-cell table:formula="of:=IF([.F1317]&lt;0.000001;[.G1316]+2+1/[.$H$2];[.G1316]+1/[.$H$2])" office:value-type="float" office:value="21.9" calcext:value-type="float">
            <text:p>21,9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8]))" office:value-type="date" office:date-value="2019-10-28T09:21:17.646988" calcext:value-type="date">
            <text:p>2019-10-28 09:21:18</text:p>
          </table:table-cell>
          <table:table-cell table:style-name="ce7" table:formula="of:=[.A1318]" office:value-type="date" office:date-value="2019-10-28T09:21:17.646988" calcext:value-type="date">
            <text:p>2019-10-28 09:21:18</text:p>
          </table:table-cell>
          <table:table-cell table:formula="of:=TRUNC([.A1318])" office:value-type="float" office:value="43766" calcext:value-type="float">
            <text:p>43766</text:p>
          </table:table-cell>
          <table:table-cell table:style-name="ce12" table:formula="of:=[.B1318]-[.C1318]" office:value-type="date" office:date-value="1899-12-30T09:21:17.64698832761" calcext:value-type="date">
            <text:p>12/30/99 09:21 AM</text:p>
          </table:table-cell>
          <table:table-cell table:formula="of:=MOD([.E1317]-[.$E$2];[.$H$2])+1+[.$E$2]" office:value-type="float" office:value="276" calcext:value-type="float">
            <text:p>276</text:p>
          </table:table-cell>
          <table:table-cell table:formula="of:=MOD([.F1317]+1/[.$H$2];5)" office:value-type="float" office:value="1.91666666666662" calcext:value-type="float">
            <text:p>1,91666666666662</text:p>
          </table:table-cell>
          <table:table-cell table:formula="of:=IF([.F1318]&lt;0.000001;[.G1317]+2+1/[.$H$2];[.G1317]+1/[.$H$2])" office:value-type="float" office:value="21.9166666666667" calcext:value-type="float">
            <text:p>21,91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19]))" office:value-type="date" office:date-value="2019-10-28T09:37:37.889114" calcext:value-type="date">
            <text:p>2019-10-28 09:37:38</text:p>
          </table:table-cell>
          <table:table-cell table:style-name="ce7" table:formula="of:=[.A1319]" office:value-type="date" office:date-value="2019-10-28T09:37:37.889114" calcext:value-type="date">
            <text:p>2019-10-28 09:37:38</text:p>
          </table:table-cell>
          <table:table-cell table:formula="of:=TRUNC([.A1319])" office:value-type="float" office:value="43766" calcext:value-type="float">
            <text:p>43766</text:p>
          </table:table-cell>
          <table:table-cell table:style-name="ce12" table:formula="of:=[.B1319]-[.C1319]" office:value-type="date" office:date-value="1899-12-30T09:37:37.88911411073" calcext:value-type="date">
            <text:p>12/30/99 09:37 AM</text:p>
          </table:table-cell>
          <table:table-cell table:formula="of:=MOD([.E1318]-[.$E$2];[.$H$2])+1+[.$E$2]" office:value-type="float" office:value="277" calcext:value-type="float">
            <text:p>277</text:p>
          </table:table-cell>
          <table:table-cell table:formula="of:=MOD([.F1318]+1/[.$H$2];5)" office:value-type="float" office:value="1.93333333333328" calcext:value-type="float">
            <text:p>1,93333333333328</text:p>
          </table:table-cell>
          <table:table-cell table:formula="of:=IF([.F1319]&lt;0.000001;[.G1318]+2+1/[.$H$2];[.G1318]+1/[.$H$2])" office:value-type="float" office:value="21.9333333333334" calcext:value-type="float">
            <text:p>21,9333333333334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0]))" office:value-type="date" office:date-value="2019-10-28T08:58:18.288751" calcext:value-type="date">
            <text:p>2019-10-28 08:58:18</text:p>
          </table:table-cell>
          <table:table-cell table:style-name="ce7" table:formula="of:=[.A1320]" office:value-type="date" office:date-value="2019-10-28T08:58:18.288751" calcext:value-type="date">
            <text:p>2019-10-28 08:58:18</text:p>
          </table:table-cell>
          <table:table-cell table:formula="of:=TRUNC([.A1320])" office:value-type="float" office:value="43766" calcext:value-type="float">
            <text:p>43766</text:p>
          </table:table-cell>
          <table:table-cell table:style-name="ce12" table:formula="of:=[.B1320]-[.C1320]" office:value-type="date" office:date-value="1899-12-30T08:58:18.28875137027" calcext:value-type="date">
            <text:p>12/30/99 08:58 AM</text:p>
          </table:table-cell>
          <table:table-cell table:formula="of:=MOD([.E1319]-[.$E$2];[.$H$2])+1+[.$E$2]" office:value-type="float" office:value="278" calcext:value-type="float">
            <text:p>278</text:p>
          </table:table-cell>
          <table:table-cell table:formula="of:=MOD([.F1319]+1/[.$H$2];5)" office:value-type="float" office:value="1.94999999999995" calcext:value-type="float">
            <text:p>1,94999999999995</text:p>
          </table:table-cell>
          <table:table-cell table:formula="of:=IF([.F1320]&lt;0.000001;[.G1319]+2+1/[.$H$2];[.G1319]+1/[.$H$2])" office:value-type="float" office:value="21.95" calcext:value-type="float">
            <text:p>21,95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1]))" office:value-type="date" office:date-value="2019-10-28T09:11:51.644939" calcext:value-type="date">
            <text:p>2019-10-28 09:11:52</text:p>
          </table:table-cell>
          <table:table-cell table:style-name="ce7" table:formula="of:=[.A1321]" office:value-type="date" office:date-value="2019-10-28T09:11:51.644939" calcext:value-type="date">
            <text:p>2019-10-28 09:11:52</text:p>
          </table:table-cell>
          <table:table-cell table:formula="of:=TRUNC([.A1321])" office:value-type="float" office:value="43766" calcext:value-type="float">
            <text:p>43766</text:p>
          </table:table-cell>
          <table:table-cell table:style-name="ce12" table:formula="of:=[.B1321]-[.C1321]" office:value-type="date" office:date-value="1899-12-30T09:11:51.64493928663" calcext:value-type="date">
            <text:p>12/30/99 09:11 AM</text:p>
          </table:table-cell>
          <table:table-cell table:formula="of:=MOD([.E1320]-[.$E$2];[.$H$2])+1+[.$E$2]" office:value-type="float" office:value="279" calcext:value-type="float">
            <text:p>279</text:p>
          </table:table-cell>
          <table:table-cell table:formula="of:=MOD([.F1320]+1/[.$H$2];5)" office:value-type="float" office:value="1.96666666666661" calcext:value-type="float">
            <text:p>1,96666666666661</text:p>
          </table:table-cell>
          <table:table-cell table:formula="of:=IF([.F1321]&lt;0.000001;[.G1320]+2+1/[.$H$2];[.G1320]+1/[.$H$2])" office:value-type="float" office:value="21.9666666666667" calcext:value-type="float">
            <text:p>21,9666666666667</text:p>
          </table:table-cell>
          <table:table-cell table:number-columns-repeated="13"/>
        </table:table-row>
        <table:table-row table:style-name="ro1">
          <table:table-cell table:formula="of:=SUM(COM.MICROSOFT.NORM.INV( RAND();[.$A$2];[.$I$2]);FLOOR([.G1322]))" office:value-type="date" office:date-value="2019-10-28T09:21:28.257877" calcext:value-type="date">
            <text:p>2019-10-28 09:21:28</text:p>
          </table:table-cell>
          <table:table-cell table:style-name="ce7" table:formula="of:=[.A1322]" office:value-type="date" office:date-value="2019-10-28T09:21:28.257877" calcext:value-type="date">
            <text:p>2019-10-28 09:21:28</text:p>
          </table:table-cell>
          <table:table-cell table:formula="of:=TRUNC([.A1322])" office:value-type="float" office:value="43766" calcext:value-type="float">
            <text:p>43766</text:p>
          </table:table-cell>
          <table:table-cell table:style-name="ce12" table:formula="of:=[.B1322]-[.C1322]" office:value-type="date" office:date-value="1899-12-30T09:21:28.25787676033" calcext:value-type="date">
            <text:p>12/30/99 09:21 AM</text:p>
          </table:table-cell>
          <table:table-cell table:formula="of:=MOD([.E1321]-[.$E$2];[.$H$2])+1+[.$E$2]" office:value-type="float" office:value="280" calcext:value-type="float">
            <text:p>280</text:p>
          </table:table-cell>
          <table:table-cell table:formula="of:=MOD([.F1321]+1/[.$H$2];5)" office:value-type="float" office:value="1.98333333333328" calcext:value-type="float">
            <text:p>1,98333333333328</text:p>
          </table:table-cell>
          <table:table-cell table:formula="of:=IF([.F1322]&lt;0.000001;[.G1321]+2+1/[.$H$2];[.G1321]+1/[.$H$2])" office:value-type="float" office:value="21.9833333333334" calcext:value-type="float">
            <text:p>21,9833333333334</text:p>
          </table:table-cell>
          <table:table-cell table:number-columns-repeated="13"/>
        </table:table-row>
        <table:table-row table:style-name="ro1" table:number-rows-repeated="30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30">
          <table:table-cell table:number-columns-repeated="20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16"/>
        </table:table-row>
        <table:table-row table:style-name="ro1" table:number-rows-repeated="108">
          <table:table-cell table:number-columns-repeated="20"/>
        </table:table-row>
        <table:table-row table:style-name="ro1" table:number-rows-repeated="41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9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ce7"/>
          <table:table-cell/>
          <table:table-cell table:style-name="ce12"/>
          <table:table-cell table:number-columns-repeated="7"/>
          <table:table-cell table:style-name="Default" table:number-columns-repeated="6"/>
          <table:table-cell table:number-columns-repeated="3"/>
        </table:table-row>
        <table:table-row table:style-name="ro1" table:number-rows-repeated="147">
          <table:table-cell table:number-columns-repeated="11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20:34:10.0276282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20:35:21.537347870</dc:date>
    <meta:editing-duration>PT5H25M31S</meta:editing-duration>
    <meta:editing-cycles>36</meta:editing-cycles>
    <meta:generator>LibreOffice/6.0.7.3$Linux_X86_64 LibreOffice_project/00m0$Build-3</meta:generator>
    <meta:document-statistic meta:table-count="1" meta:cell-count="11649" meta:object-count="0"/>
  </office:meta>
</office:document-meta>
</file>